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5.86pt"/>
    </style:style>
    <style:style style:name="co2" style:family="table-column">
      <style:table-column-properties fo:break-before="auto" style:column-width="472.39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385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37.7pt"/>
    </style:style>
    <style:style style:name="co7" style:family="table-column">
      <style:table-column-properties fo:break-before="auto" style:column-width="446.94pt"/>
    </style:style>
    <style:style style:name="co8" style:family="table-column">
      <style:table-column-properties fo:break-before="auto" style:column-width="638.65pt"/>
    </style:style>
    <style:style style:name="co9" style:family="table-column">
      <style:table-column-properties fo:break-before="auto" style:column-width="457.74pt"/>
    </style:style>
    <style:style style:name="co10" style:family="table-column">
      <style:table-column-properties fo:break-before="auto" style:column-width="446.14pt"/>
    </style:style>
    <style:style style:name="co11" style:family="table-column">
      <style:table-column-properties fo:break-before="auto" style:column-width="595.96pt"/>
    </style:style>
    <style:style style:name="co12" style:family="table-column">
      <style:table-column-properties fo:break-before="auto" style:column-width="51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59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235" style:family="table-cell" style:parent-style-name="Default"/>
    <style:style style:name="ce236" style:family="table-cell" style:parent-style-name="Default"/>
    <style:style style:name="ce237" style:family="table-cell" style:parent-style-name="Default"/>
    <style:style style:name="ce238" style:family="table-cell" style:parent-style-name="Default"/>
    <style:style style:name="ce239" style:family="table-cell" style:parent-style-name="Default"/>
    <style:style style:name="ce240" style:family="table-cell" style:parent-style-name="Default"/>
    <style:style style:name="ce241" style:family="table-cell" style:parent-style-name="Default"/>
    <style:style style:name="ce242" style:family="table-cell" style:parent-style-name="Default"/>
    <style:style style:name="ce243" style:family="table-cell" style:parent-style-name="Default"/>
    <style:style style:name="ce244" style:family="table-cell" style:parent-style-name="Default"/>
    <style:style style:name="ce245" style:family="table-cell" style:parent-style-name="Default"/>
    <style:style style:name="ce246" style:family="table-cell" style:parent-style-name="Default"/>
    <style:style style:name="ce247" style:family="table-cell" style:parent-style-name="Default"/>
    <style:style style:name="ce248" style:family="table-cell" style:parent-style-name="Default"/>
    <style:style style:name="ce249" style:family="table-cell" style:parent-style-name="Default"/>
    <style:style style:name="ce250" style:family="table-cell" style:parent-style-name="Default"/>
    <style:style style:name="ce251" style:family="table-cell" style:parent-style-name="Default"/>
    <style:style style:name="ce252" style:family="table-cell" style:parent-style-name="Default"/>
    <style:style style:name="ce253" style:family="table-cell" style:parent-style-name="Default"/>
    <style:style style:name="ce254" style:family="table-cell" style:parent-style-name="Default"/>
    <style:style style:name="ce255" style:family="table-cell" style:parent-style-name="Default"/>
    <style:style style:name="ce256" style:family="table-cell" style:parent-style-name="Default"/>
    <style:style style:name="ce257" style:family="table-cell" style:parent-style-name="Default"/>
    <style:style style:name="ce258" style:family="table-cell" style:parent-style-name="Default"/>
    <style:style style:name="ce259" style:family="table-cell" style:parent-style-name="Default"/>
    <style:style style:name="ce260" style:family="table-cell" style:parent-style-name="Default"/>
    <style:style style:name="ce261" style:family="table-cell" style:parent-style-name="Default"/>
    <style:style style:name="ce262" style:family="table-cell" style:parent-style-name="Default"/>
    <style:style style:name="ce263" style:family="table-cell" style:parent-style-name="Default"/>
    <style:style style:name="ce264" style:family="table-cell" style:parent-style-name="Default"/>
    <style:style style:name="ce265" style:family="table-cell" style:parent-style-name="Default"/>
    <style:style style:name="ce266" style:family="table-cell" style:parent-style-name="Default"/>
    <style:style style:name="ce267" style:family="table-cell" style:parent-style-name="Default"/>
    <style:style style:name="ce268" style:family="table-cell" style:parent-style-name="Default"/>
    <style:style style:name="ce269" style:family="table-cell" style:parent-style-name="Default"/>
    <style:style style:name="ce270" style:family="table-cell" style:parent-style-name="Default"/>
    <style:style style:name="ce271" style:family="table-cell" style:parent-style-name="Default"/>
    <style:style style:name="ce272" style:family="table-cell" style:parent-style-name="Default"/>
    <style:style style:name="ce273" style:family="table-cell" style:parent-style-name="Default"/>
    <style:style style:name="ce274" style:family="table-cell" style:parent-style-name="Default"/>
    <style:style style:name="ce275" style:family="table-cell" style:parent-style-name="Default"/>
    <style:style style:name="ce276" style:family="table-cell" style:parent-style-name="Default"/>
    <style:style style:name="ce277" style:family="table-cell" style:parent-style-name="Default"/>
    <style:style style:name="ce278" style:family="table-cell" style:parent-style-name="Default"/>
    <style:style style:name="ce279" style:family="table-cell" style:parent-style-name="Default"/>
    <style:style style:name="ce280" style:family="table-cell" style:parent-style-name="Default"/>
    <style:style style:name="ce281" style:family="table-cell" style:parent-style-name="Default"/>
    <style:style style:name="ce282" style:family="table-cell" style:parent-style-name="Default"/>
    <style:style style:name="ce283" style:family="table-cell" style:parent-style-name="Default"/>
    <style:style style:name="ce284" style:family="table-cell" style:parent-style-name="Default"/>
    <style:style style:name="ce285" style:family="table-cell" style:parent-style-name="Default"/>
    <style:style style:name="ce286" style:family="table-cell" style:parent-style-name="Default"/>
    <style:style style:name="ce287" style:family="table-cell" style:parent-style-name="Default"/>
    <style:style style:name="ce288" style:family="table-cell" style:parent-style-name="Default"/>
    <style:style style:name="ce289" style:family="table-cell" style:parent-style-name="Default"/>
    <style:style style:name="ce290" style:family="table-cell" style:parent-style-name="Default"/>
    <style:style style:name="ce291" style:family="table-cell" style:parent-style-name="Default"/>
    <style:style style:name="ce292" style:family="table-cell" style:parent-style-name="Default"/>
    <style:style style:name="ce293" style:family="table-cell" style:parent-style-name="Default"/>
    <style:style style:name="ce294" style:family="table-cell" style:parent-style-name="Default"/>
    <style:style style:name="ce295" style:family="table-cell" style:parent-style-name="Default"/>
    <style:style style:name="ce296" style:family="table-cell" style:parent-style-name="Default"/>
    <style:style style:name="ce297" style:family="table-cell" style:parent-style-name="Default"/>
    <style:style style:name="ce298" style:family="table-cell" style:parent-style-name="Default"/>
    <style:style style:name="ce299" style:family="table-cell" style:parent-style-name="Default"/>
    <style:style style:name="ce300" style:family="table-cell" style:parent-style-name="Default"/>
    <style:style style:name="ce301" style:family="table-cell" style:parent-style-name="Default"/>
    <style:style style:name="ce302" style:family="table-cell" style:parent-style-name="Default"/>
    <style:style style:name="ce303" style:family="table-cell" style:parent-style-name="Default"/>
    <style:style style:name="ce304" style:family="table-cell" style:parent-style-name="Default"/>
    <style:style style:name="ce305" style:family="table-cell" style:parent-style-name="Default"/>
    <style:style style:name="ce306" style:family="table-cell" style:parent-style-name="Default"/>
    <style:style style:name="ce307" style:family="table-cell" style:parent-style-name="Default"/>
    <style:style style:name="ce308" style:family="table-cell" style:parent-style-name="Default"/>
    <style:style style:name="ce309" style:family="table-cell" style:parent-style-name="Default"/>
    <style:style style:name="ce310" style:family="table-cell" style:parent-style-name="Default"/>
    <style:style style:name="ce311" style:family="table-cell" style:parent-style-name="Default"/>
    <style:style style:name="ce312" style:family="table-cell" style:parent-style-name="Default"/>
    <style:style style:name="ce313" style:family="table-cell" style:parent-style-name="Default"/>
    <style:style style:name="ce314" style:family="table-cell" style:parent-style-name="Default"/>
    <style:style style:name="ce315" style:family="table-cell" style:parent-style-name="Default"/>
    <style:style style:name="ce316" style:family="table-cell" style:parent-style-name="Default"/>
    <style:style style:name="ce317" style:family="table-cell" style:parent-style-name="Default"/>
    <style:style style:name="ce318" style:family="table-cell" style:parent-style-name="Default"/>
    <style:style style:name="ce319" style:family="table-cell" style:parent-style-name="Default"/>
    <style:style style:name="ce320" style:family="table-cell" style:parent-style-name="Default"/>
    <style:style style:name="ce321" style:family="table-cell" style:parent-style-name="Default"/>
    <style:style style:name="ce322" style:family="table-cell" style:parent-style-name="Default"/>
    <style:style style:name="ce323" style:family="table-cell" style:parent-style-name="Default"/>
    <style:style style:name="ce324" style:family="table-cell" style:parent-style-name="Default"/>
    <style:style style:name="ce325" style:family="table-cell" style:parent-style-name="Default"/>
    <style:style style:name="ce326" style:family="table-cell" style:parent-style-name="Default"/>
    <style:style style:name="ce327" style:family="table-cell" style:parent-style-name="Default"/>
    <style:style style:name="ce328" style:family="table-cell" style:parent-style-name="Default"/>
    <style:style style:name="ce329" style:family="table-cell" style:parent-style-name="Default"/>
    <style:style style:name="ce330" style:family="table-cell" style:parent-style-name="Default"/>
    <style:style style:name="ce331" style:family="table-cell" style:parent-style-name="Default"/>
    <style:style style:name="ce332" style:family="table-cell" style:parent-style-name="Default"/>
    <style:style style:name="ce333" style:family="table-cell" style:parent-style-name="Default"/>
    <style:style style:name="ce334" style:family="table-cell" style:parent-style-name="Default"/>
    <style:style style:name="ce335" style:family="table-cell" style:parent-style-name="Default"/>
    <style:style style:name="ce336" style:family="table-cell" style:parent-style-name="Default"/>
    <style:style style:name="ce337" style:family="table-cell" style:parent-style-name="Default"/>
    <style:style style:name="ce338" style:family="table-cell" style:parent-style-name="Default"/>
    <style:style style:name="ce339" style:family="table-cell" style:parent-style-name="Default"/>
    <style:style style:name="ce340" style:family="table-cell" style:parent-style-name="Default"/>
    <style:style style:name="ce341" style:family="table-cell" style:parent-style-name="Default"/>
    <style:style style:name="ce342" style:family="table-cell" style:parent-style-name="Default"/>
    <style:style style:name="ce343" style:family="table-cell" style:parent-style-name="Default"/>
    <style:style style:name="ce344" style:family="table-cell" style:parent-style-name="Default"/>
    <style:style style:name="ce345" style:family="table-cell" style:parent-style-name="Default"/>
    <style:style style:name="ce346" style:family="table-cell" style:parent-style-name="Default"/>
    <style:style style:name="ce347" style:family="table-cell" style:parent-style-name="Default"/>
    <style:style style:name="ce348" style:family="table-cell" style:parent-style-name="Default"/>
    <style:style style:name="ce349" style:family="table-cell" style:parent-style-name="Default"/>
    <style:style style:name="ce350" style:family="table-cell" style:parent-style-name="Default"/>
    <style:style style:name="ce351" style:family="table-cell" style:parent-style-name="Default"/>
    <style:style style:name="ce352" style:family="table-cell" style:parent-style-name="Default"/>
    <style:style style:name="ce353" style:family="table-cell" style:parent-style-name="Default"/>
    <style:style style:name="ce354" style:family="table-cell" style:parent-style-name="Default"/>
    <style:style style:name="ce355" style:family="table-cell" style:parent-style-name="Default"/>
    <style:style style:name="ce356" style:family="table-cell" style:parent-style-name="Default"/>
    <style:style style:name="ce357" style:family="table-cell" style:parent-style-name="Default"/>
    <style:style style:name="ce358" style:family="table-cell" style:parent-style-name="Default"/>
    <style:style style:name="ce359" style:family="table-cell" style:parent-style-name="Default"/>
    <style:style style:name="ce360" style:family="table-cell" style:parent-style-name="Default"/>
    <style:style style:name="ce361" style:family="table-cell" style:parent-style-name="Default"/>
    <style:style style:name="ce362" style:family="table-cell" style:parent-style-name="Default"/>
    <style:style style:name="ce363" style:family="table-cell" style:parent-style-name="Default"/>
    <style:style style:name="ce364" style:family="table-cell" style:parent-style-name="Default"/>
    <style:style style:name="ce365" style:family="table-cell" style:parent-style-name="Default"/>
    <style:style style:name="ce366" style:family="table-cell" style:parent-style-name="Default"/>
    <style:style style:name="ce367" style:family="table-cell" style:parent-style-name="Default"/>
    <style:style style:name="ce368" style:family="table-cell" style:parent-style-name="Default"/>
    <style:style style:name="ce369" style:family="table-cell" style:parent-style-name="Default"/>
    <style:style style:name="ce370" style:family="table-cell" style:parent-style-name="Default"/>
    <style:style style:name="ce371" style:family="table-cell" style:parent-style-name="Default"/>
    <style:style style:name="ce372" style:family="table-cell" style:parent-style-name="Default"/>
    <style:style style:name="ce373" style:family="table-cell" style:parent-style-name="Default"/>
    <style:style style:name="ce374" style:family="table-cell" style:parent-style-name="Default"/>
    <style:style style:name="ce375" style:family="table-cell" style:parent-style-name="Default"/>
    <style:style style:name="ce376" style:family="table-cell" style:parent-style-name="Default"/>
    <style:style style:name="ce377" style:family="table-cell" style:parent-style-name="Default"/>
    <style:style style:name="ce378" style:family="table-cell" style:parent-style-name="Default"/>
    <style:style style:name="ce379" style:family="table-cell" style:parent-style-name="Default"/>
    <style:style style:name="ce380" style:family="table-cell" style:parent-style-name="Default"/>
    <style:style style:name="ce381" style:family="table-cell" style:parent-style-name="Default"/>
    <style:style style:name="ce382" style:family="table-cell" style:parent-style-name="Default"/>
    <style:style style:name="ce383" style:family="table-cell" style:parent-style-name="Default"/>
    <style:style style:name="ce384" style:family="table-cell" style:parent-style-name="Default"/>
    <style:style style:name="ce385" style:family="table-cell" style:parent-style-name="Default"/>
    <style:style style:name="ce386" style:family="table-cell" style:parent-style-name="Default"/>
    <style:style style:name="ce387" style:family="table-cell" style:parent-style-name="Default"/>
    <style:style style:name="ce388" style:family="table-cell" style:parent-style-name="Default"/>
    <style:style style:name="ce389" style:family="table-cell" style:parent-style-name="Default"/>
    <style:style style:name="ce390" style:family="table-cell" style:parent-style-name="Default"/>
    <style:style style:name="ce391" style:family="table-cell" style:parent-style-name="Default"/>
    <style:style style:name="ce392" style:family="table-cell" style:parent-style-name="Default"/>
    <style:style style:name="ce393" style:family="table-cell" style:parent-style-name="Default"/>
    <style:style style:name="ce394" style:family="table-cell" style:parent-style-name="Default"/>
    <style:style style:name="ce395" style:family="table-cell" style:parent-style-name="Default"/>
    <style:style style:name="ce396" style:family="table-cell" style:parent-style-name="Default"/>
    <style:style style:name="ce397" style:family="table-cell" style:parent-style-name="Default"/>
    <style:style style:name="ce398" style:family="table-cell" style:parent-style-name="Default"/>
    <style:style style:name="ce399" style:family="table-cell" style:parent-style-name="Default"/>
    <style:style style:name="ce400" style:family="table-cell" style:parent-style-name="Default"/>
    <style:style style:name="ce401" style:family="table-cell" style:parent-style-name="Default"/>
    <style:style style:name="ce402" style:family="table-cell" style:parent-style-name="Default"/>
    <style:style style:name="ce403" style:family="table-cell" style:parent-style-name="Default"/>
    <style:style style:name="ce404" style:family="table-cell" style:parent-style-name="Default"/>
    <style:style style:name="ce405" style:family="table-cell" style:parent-style-name="Default"/>
    <style:style style:name="ce406" style:family="table-cell" style:parent-style-name="Default"/>
    <style:style style:name="ce407" style:family="table-cell" style:parent-style-name="Default"/>
    <style:style style:name="ce408" style:family="table-cell" style:parent-style-name="Default"/>
    <style:style style:name="ce409" style:family="table-cell" style:parent-style-name="Default"/>
    <style:style style:name="ce410" style:family="table-cell" style:parent-style-name="Default"/>
    <style:style style:name="ce411" style:family="table-cell" style:parent-style-name="Default"/>
    <style:style style:name="ce412" style:family="table-cell" style:parent-style-name="Default"/>
    <style:style style:name="ce413" style:family="table-cell" style:parent-style-name="Default"/>
    <style:style style:name="ce414" style:family="table-cell" style:parent-style-name="Default"/>
    <style:style style:name="ce415" style:family="table-cell" style:parent-style-name="Default"/>
    <style:style style:name="ce416" style:family="table-cell" style:parent-style-name="Default"/>
    <style:style style:name="ce417" style:family="table-cell" style:parent-style-name="Default"/>
    <style:style style:name="ce418" style:family="table-cell" style:parent-style-name="Default"/>
    <style:style style:name="ce419" style:family="table-cell" style:parent-style-name="Default"/>
    <style:style style:name="ce420" style:family="table-cell" style:parent-style-name="Default"/>
    <style:style style:name="ce421" style:family="table-cell" style:parent-style-name="Default"/>
    <style:style style:name="ce422" style:family="table-cell" style:parent-style-name="Default"/>
    <style:style style:name="ce423" style:family="table-cell" style:parent-style-name="Default"/>
    <style:style style:name="ce424" style:family="table-cell" style:parent-style-name="Default"/>
    <style:style style:name="ce425" style:family="table-cell" style:parent-style-name="Default"/>
    <style:style style:name="ce426" style:family="table-cell" style:parent-style-name="Default"/>
    <style:style style:name="ce427" style:family="table-cell" style:parent-style-name="Default"/>
    <style:style style:name="ce428" style:family="table-cell" style:parent-style-name="Default"/>
    <style:style style:name="ce429" style:family="table-cell" style:parent-style-name="Default"/>
    <style:style style:name="ce430" style:family="table-cell" style:parent-style-name="Default"/>
    <style:style style:name="ce431" style:family="table-cell" style:parent-style-name="Default"/>
    <style:style style:name="ce432" style:family="table-cell" style:parent-style-name="Default"/>
    <style:style style:name="ce433" style:family="table-cell" style:parent-style-name="Default"/>
    <style:style style:name="ce434" style:family="table-cell" style:parent-style-name="Default"/>
    <style:style style:name="ce435" style:family="table-cell" style:parent-style-name="Default"/>
    <style:style style:name="ce436" style:family="table-cell" style:parent-style-name="Default"/>
    <style:style style:name="ce437" style:family="table-cell" style:parent-style-name="Default"/>
    <style:style style:name="ce438" style:family="table-cell" style:parent-style-name="Default"/>
    <style:style style:name="ce439" style:family="table-cell" style:parent-style-name="Default"/>
    <style:style style:name="ce440" style:family="table-cell" style:parent-style-name="Default"/>
    <style:style style:name="ce441" style:family="table-cell" style:parent-style-name="Default"/>
    <style:style style:name="ce442" style:family="table-cell" style:parent-style-name="Default"/>
    <style:style style:name="ce443" style:family="table-cell" style:parent-style-name="Default"/>
    <style:style style:name="ce444" style:family="table-cell" style:parent-style-name="Default"/>
    <style:style style:name="ce445" style:family="table-cell" style:parent-style-name="Default"/>
    <style:style style:name="ce446" style:family="table-cell" style:parent-style-name="Default"/>
    <style:style style:name="ce447" style:family="table-cell" style:parent-style-name="Default"/>
    <style:style style:name="ce448" style:family="table-cell" style:parent-style-name="Default"/>
    <style:style style:name="ce449" style:family="table-cell" style:parent-style-name="Default"/>
    <style:style style:name="ce450" style:family="table-cell" style:parent-style-name="Default"/>
    <style:style style:name="ce451" style:family="table-cell" style:parent-style-name="Default"/>
    <style:style style:name="ce452" style:family="table-cell" style:parent-style-name="Default"/>
    <style:style style:name="ce453" style:family="table-cell" style:parent-style-name="Default"/>
    <style:style style:name="ce454" style:family="table-cell" style:parent-style-name="Default"/>
    <style:style style:name="ce455" style:family="table-cell" style:parent-style-name="Default"/>
    <style:style style:name="ce456" style:family="table-cell" style:parent-style-name="Default"/>
    <style:style style:name="ce457" style:family="table-cell" style:parent-style-name="Default"/>
    <style:style style:name="ce458" style:family="table-cell" style:parent-style-name="Default"/>
    <style:style style:name="ce459" style:family="table-cell" style:parent-style-name="Default"/>
    <style:style style:name="ce460" style:family="table-cell" style:parent-style-name="Default"/>
    <style:style style:name="ce461" style:family="table-cell" style:parent-style-name="Default"/>
    <style:style style:name="ce462" style:family="table-cell" style:parent-style-name="Default"/>
    <style:style style:name="ce463" style:family="table-cell" style:parent-style-name="Default"/>
    <style:style style:name="ce464" style:family="table-cell" style:parent-style-name="Default"/>
    <style:style style:name="ce465" style:family="table-cell" style:parent-style-name="Default"/>
    <style:style style:name="ce466" style:family="table-cell" style:parent-style-name="Default"/>
    <style:style style:name="ce467" style:family="table-cell" style:parent-style-name="Default"/>
    <style:style style:name="ce468" style:family="table-cell" style:parent-style-name="Default"/>
    <style:style style:name="ce469" style:family="table-cell" style:parent-style-name="Default"/>
    <style:style style:name="ce470" style:family="table-cell" style:parent-style-name="Default"/>
    <style:style style:name="ce471" style:family="table-cell" style:parent-style-name="Default"/>
    <style:style style:name="ce472" style:family="table-cell" style:parent-style-name="Default"/>
    <style:style style:name="ce473" style:family="table-cell" style:parent-style-name="Default"/>
    <style:style style:name="ce474" style:family="table-cell" style:parent-style-name="Default"/>
    <style:style style:name="ce475" style:family="table-cell" style:parent-style-name="Default"/>
    <style:style style:name="ce476" style:family="table-cell" style:parent-style-name="Default"/>
    <style:style style:name="ce477" style:family="table-cell" style:parent-style-name="Default"/>
    <style:style style:name="ce478" style:family="table-cell" style:parent-style-name="Default"/>
    <style:style style:name="ce479" style:family="table-cell" style:parent-style-name="Default"/>
    <style:style style:name="ce480" style:family="table-cell" style:parent-style-name="Default"/>
    <style:style style:name="ce481" style:family="table-cell" style:parent-style-name="Default"/>
    <style:style style:name="ce482" style:family="table-cell" style:parent-style-name="Default"/>
    <style:style style:name="ce483" style:family="table-cell" style:parent-style-name="Default"/>
    <style:style style:name="ce484" style:family="table-cell" style:parent-style-name="Default"/>
    <style:style style:name="ce485" style:family="table-cell" style:parent-style-name="Default"/>
    <style:style style:name="ce486" style:family="table-cell" style:parent-style-name="Default"/>
    <style:style style:name="ce487" style:family="table-cell" style:parent-style-name="Default"/>
    <style:style style:name="ce488" style:family="table-cell" style:parent-style-name="Default"/>
    <style:style style:name="ce489" style:family="table-cell" style:parent-style-name="Default"/>
    <style:style style:name="ce490" style:family="table-cell" style:parent-style-name="Default"/>
    <style:style style:name="ce491" style:family="table-cell" style:parent-style-name="Default"/>
    <style:style style:name="ce492" style:family="table-cell" style:parent-style-name="Default"/>
    <style:style style:name="ce493" style:family="table-cell" style:parent-style-name="Default"/>
    <style:style style:name="ce494" style:family="table-cell" style:parent-style-name="Default"/>
    <style:style style:name="ce495" style:family="table-cell" style:parent-style-name="Default"/>
    <style:style style:name="ce496" style:family="table-cell" style:parent-style-name="Default"/>
    <style:style style:name="ce497" style:family="table-cell" style:parent-style-name="Default"/>
    <style:style style:name="ce498" style:family="table-cell" style:parent-style-name="Default"/>
    <style:style style:name="ce499" style:family="table-cell" style:parent-style-name="Default"/>
    <style:style style:name="ce500" style:family="table-cell" style:parent-style-name="Default"/>
    <style:style style:name="ce501" style:family="table-cell" style:parent-style-name="Default"/>
    <style:style style:name="ce502" style:family="table-cell" style:parent-style-name="Default"/>
    <style:style style:name="ce503" style:family="table-cell" style:parent-style-name="Default"/>
    <style:style style:name="ce504" style:family="table-cell" style:parent-style-name="Default"/>
    <style:style style:name="ce505" style:family="table-cell" style:parent-style-name="Default"/>
    <style:style style:name="ce506" style:family="table-cell" style:parent-style-name="Default"/>
    <style:style style:name="ce507" style:family="table-cell" style:parent-style-name="Default"/>
    <style:style style:name="ce508" style:family="table-cell" style:parent-style-name="Default"/>
    <style:style style:name="ce509" style:family="table-cell" style:parent-style-name="Default"/>
    <style:style style:name="ce510" style:family="table-cell" style:parent-style-name="Default"/>
    <style:style style:name="ce511" style:family="table-cell" style:parent-style-name="Default"/>
    <style:style style:name="ce512" style:family="table-cell" style:parent-style-name="Default"/>
    <style:style style:name="ce513" style:family="table-cell" style:parent-style-name="Default"/>
    <style:style style:name="ce514" style:family="table-cell" style:parent-style-name="Default"/>
    <style:style style:name="ce515" style:family="table-cell" style:parent-style-name="Default"/>
    <style:style style:name="ce516" style:family="table-cell" style:parent-style-name="Default"/>
    <style:style style:name="ce517" style:family="table-cell" style:parent-style-name="Default"/>
    <style:style style:name="ce518" style:family="table-cell" style:parent-style-name="Default"/>
    <style:style style:name="ce519" style:family="table-cell" style:parent-style-name="Default"/>
    <style:style style:name="ce520" style:family="table-cell" style:parent-style-name="Default"/>
    <style:style style:name="ce521" style:family="table-cell" style:parent-style-name="Default"/>
    <style:style style:name="ce522" style:family="table-cell" style:parent-style-name="Default"/>
    <style:style style:name="ce523" style:family="table-cell" style:parent-style-name="Default"/>
    <style:style style:name="ce524" style:family="table-cell" style:parent-style-name="Default"/>
    <style:style style:name="ce525" style:family="table-cell" style:parent-style-name="Default"/>
    <style:style style:name="ce526" style:family="table-cell" style:parent-style-name="Default"/>
    <style:style style:name="ce527" style:family="table-cell" style:parent-style-name="Default"/>
    <style:style style:name="ce528" style:family="table-cell" style:parent-style-name="Default"/>
    <style:style style:name="ce529" style:family="table-cell" style:parent-style-name="Default"/>
    <style:style style:name="ce530" style:family="table-cell" style:parent-style-name="Default"/>
    <style:style style:name="ce531" style:family="table-cell" style:parent-style-name="Default"/>
    <style:style style:name="ce532" style:family="table-cell" style:parent-style-name="Default"/>
    <style:style style:name="ce533" style:family="table-cell" style:parent-style-name="Default"/>
    <style:style style:name="ce534" style:family="table-cell" style:parent-style-name="Default"/>
    <style:style style:name="ce535" style:family="table-cell" style:parent-style-name="Default"/>
    <style:style style:name="ce536" style:family="table-cell" style:parent-style-name="Default"/>
    <style:style style:name="ce537" style:family="table-cell" style:parent-style-name="Default"/>
    <style:style style:name="ce538" style:family="table-cell" style:parent-style-name="Default"/>
    <style:style style:name="ce539" style:family="table-cell" style:parent-style-name="Default"/>
    <style:style style:name="ce540" style:family="table-cell" style:parent-style-name="Default"/>
    <style:style style:name="ce541" style:family="table-cell" style:parent-style-name="Default"/>
    <style:style style:name="ce542" style:family="table-cell" style:parent-style-name="Default"/>
    <style:style style:name="ce543" style:family="table-cell" style:parent-style-name="Default"/>
    <style:style style:name="ce544" style:family="table-cell" style:parent-style-name="Default"/>
    <style:style style:name="ce545" style:family="table-cell" style:parent-style-name="Default"/>
    <style:style style:name="ce546" style:family="table-cell" style:parent-style-name="Default"/>
    <style:style style:name="ce547" style:family="table-cell" style:parent-style-name="Default"/>
    <style:style style:name="ce548" style:family="table-cell" style:parent-style-name="Default"/>
    <style:style style:name="ce549" style:family="table-cell" style:parent-style-name="Default"/>
    <style:style style:name="ce550" style:family="table-cell" style:parent-style-name="Default"/>
    <style:style style:name="ce551" style:family="table-cell" style:parent-style-name="Default"/>
    <style:style style:name="ce552" style:family="table-cell" style:parent-style-name="Default"/>
    <style:style style:name="ce553" style:family="table-cell" style:parent-style-name="Default"/>
    <style:style style:name="ce554" style:family="table-cell" style:parent-style-name="Default"/>
    <style:style style:name="ce555" style:family="table-cell" style:parent-style-name="Default"/>
    <style:style style:name="ce556" style:family="table-cell" style:parent-style-name="Default"/>
    <style:style style:name="ce557" style:family="table-cell" style:parent-style-name="Default"/>
    <style:style style:name="ce558" style:family="table-cell" style:parent-style-name="Default"/>
    <style:style style:name="ce559" style:family="table-cell" style:parent-style-name="Default"/>
    <style:style style:name="ce560" style:family="table-cell" style:parent-style-name="Default"/>
    <style:style style:name="ce561" style:family="table-cell" style:parent-style-name="Default"/>
    <style:style style:name="ce562" style:family="table-cell" style:parent-style-name="Default"/>
    <style:style style:name="ce563" style:family="table-cell" style:parent-style-name="Default"/>
    <style:style style:name="ce564" style:family="table-cell" style:parent-style-name="Default"/>
    <style:style style:name="ce565" style:family="table-cell" style:parent-style-name="Default"/>
    <style:style style:name="ce566" style:family="table-cell" style:parent-style-name="Default"/>
    <style:style style:name="ce567" style:family="table-cell" style:parent-style-name="Default"/>
    <style:style style:name="ce568" style:family="table-cell" style:parent-style-name="Default"/>
    <style:style style:name="ce569" style:family="table-cell" style:parent-style-name="Default"/>
    <style:style style:name="ce570" style:family="table-cell" style:parent-style-name="Default"/>
    <style:style style:name="ce571" style:family="table-cell" style:parent-style-name="Default"/>
    <style:style style:name="ce572" style:family="table-cell" style:parent-style-name="Default"/>
    <style:style style:name="ce573" style:family="table-cell" style:parent-style-name="Default"/>
    <style:style style:name="ce574" style:family="table-cell" style:parent-style-name="Default"/>
    <style:style style:name="ce575" style:family="table-cell" style:parent-style-name="Default"/>
    <style:style style:name="ce576" style:family="table-cell" style:parent-style-name="Default"/>
    <style:style style:name="ce577" style:family="table-cell" style:parent-style-name="Default"/>
    <style:style style:name="ce578" style:family="table-cell" style:parent-style-name="Default"/>
    <style:style style:name="ce579" style:family="table-cell" style:parent-style-name="Default"/>
    <style:style style:name="ce580" style:family="table-cell" style:parent-style-name="Default"/>
    <style:style style:name="ce581" style:family="table-cell" style:parent-style-name="Default"/>
    <style:style style:name="ce582" style:family="table-cell" style:parent-style-name="Default"/>
    <style:style style:name="ce583" style:family="table-cell" style:parent-style-name="Default"/>
    <style:style style:name="ce584" style:family="table-cell" style:parent-style-name="Default"/>
    <style:style style:name="ce585" style:family="table-cell" style:parent-style-name="Default"/>
    <style:style style:name="ce586" style:family="table-cell" style:parent-style-name="Default"/>
    <style:style style:name="ce587" style:family="table-cell" style:parent-style-name="Default"/>
    <style:style style:name="ce588" style:family="table-cell" style:parent-style-name="Default"/>
    <style:style style:name="ce589" style:family="table-cell" style:parent-style-name="Default"/>
    <style:style style:name="ce590" style:family="table-cell" style:parent-style-name="Default"/>
    <style:style style:name="ce591" style:family="table-cell" style:parent-style-name="Default"/>
    <style:style style:name="ce592" style:family="table-cell" style:parent-style-name="Default"/>
    <style:style style:name="ce593" style:family="table-cell" style:parent-style-name="Default"/>
    <style:style style:name="ce594" style:family="table-cell" style:parent-style-name="Default"/>
    <style:style style:name="ce595" style:family="table-cell" style:parent-style-name="Default"/>
    <style:style style:name="ce596" style:family="table-cell" style:parent-style-name="Default"/>
    <style:style style:name="ce597" style:family="table-cell" style:parent-style-name="Default"/>
    <style:style style:name="ce598" style:family="table-cell" style:parent-style-name="Default"/>
    <style:style style:name="ce599" style:family="table-cell" style:parent-style-name="Default"/>
    <style:style style:name="ce600" style:family="table-cell" style:parent-style-name="Default"/>
    <style:style style:name="ce601" style:family="table-cell" style:parent-style-name="Default"/>
    <style:style style:name="ce602" style:family="table-cell" style:parent-style-name="Default"/>
    <style:style style:name="ce603" style:family="table-cell" style:parent-style-name="Default"/>
    <style:style style:name="ce604" style:family="table-cell" style:parent-style-name="Default"/>
    <style:style style:name="ce605" style:family="table-cell" style:parent-style-name="Default"/>
    <style:style style:name="ce606" style:family="table-cell" style:parent-style-name="Default"/>
    <style:style style:name="ce607" style:family="table-cell" style:parent-style-name="Default"/>
    <style:style style:name="ce608" style:family="table-cell" style:parent-style-name="Default"/>
    <style:style style:name="ce609" style:family="table-cell" style:parent-style-name="Default"/>
    <style:style style:name="ce610" style:family="table-cell" style:parent-style-name="Default"/>
    <style:style style:name="ce611" style:family="table-cell" style:parent-style-name="Default"/>
    <style:style style:name="ce612" style:family="table-cell" style:parent-style-name="Default"/>
    <style:style style:name="ce613" style:family="table-cell" style:parent-style-name="Default"/>
    <style:style style:name="ce614" style:family="table-cell" style:parent-style-name="Default"/>
    <style:style style:name="ce615" style:family="table-cell" style:parent-style-name="Default"/>
    <style:style style:name="ce616" style:family="table-cell" style:parent-style-name="Default"/>
    <style:style style:name="ce617" style:family="table-cell" style:parent-style-name="Default"/>
    <style:style style:name="ce618" style:family="table-cell" style:parent-style-name="Default"/>
    <style:style style:name="ce619" style:family="table-cell" style:parent-style-name="Default"/>
    <style:style style:name="ce620" style:family="table-cell" style:parent-style-name="Default"/>
    <style:style style:name="ce621" style:family="table-cell" style:parent-style-name="Default"/>
    <style:style style:name="ce622" style:family="table-cell" style:parent-style-name="Default"/>
    <style:style style:name="ce623" style:family="table-cell" style:parent-style-name="Default"/>
    <style:style style:name="ce624" style:family="table-cell" style:parent-style-name="Default"/>
    <style:style style:name="ce625" style:family="table-cell" style:parent-style-name="Default"/>
    <style:style style:name="ce626" style:family="table-cell" style:parent-style-name="Default"/>
    <style:style style:name="ce627" style:family="table-cell" style:parent-style-name="Default"/>
    <style:style style:name="ce628" style:family="table-cell" style:parent-style-name="Default"/>
    <style:style style:name="ce629" style:family="table-cell" style:parent-style-name="Default"/>
    <style:style style:name="ce630" style:family="table-cell" style:parent-style-name="Default"/>
    <style:style style:name="ce631" style:family="table-cell" style:parent-style-name="Default"/>
    <style:style style:name="ce632" style:family="table-cell" style:parent-style-name="Default"/>
    <style:style style:name="ce633" style:family="table-cell" style:parent-style-name="Default"/>
    <style:style style:name="ce634" style:family="table-cell" style:parent-style-name="Default"/>
    <style:style style:name="ce635" style:family="table-cell" style:parent-style-name="Default"/>
    <style:style style:name="ce636" style:family="table-cell" style:parent-style-name="Default"/>
    <style:style style:name="ce637" style:family="table-cell" style:parent-style-name="Default"/>
    <style:style style:name="ce638" style:family="table-cell" style:parent-style-name="Default"/>
    <style:style style:name="ce639" style:family="table-cell" style:parent-style-name="Default"/>
    <style:style style:name="ce640" style:family="table-cell" style:parent-style-name="Default"/>
    <style:style style:name="ce641" style:family="table-cell" style:parent-style-name="Default"/>
    <style:style style:name="ce642" style:family="table-cell" style:parent-style-name="Default"/>
    <style:style style:name="ce643" style:family="table-cell" style:parent-style-name="Default"/>
    <style:style style:name="ce644" style:family="table-cell" style:parent-style-name="Default"/>
    <style:style style:name="ce645" style:family="table-cell" style:parent-style-name="Default"/>
    <style:style style:name="ce646" style:family="table-cell" style:parent-style-name="Default"/>
    <style:style style:name="ce647" style:family="table-cell" style:parent-style-name="Default"/>
    <style:style style:name="ce648" style:family="table-cell" style:parent-style-name="Default"/>
    <style:style style:name="ce649" style:family="table-cell" style:parent-style-name="Default"/>
    <style:style style:name="ce650" style:family="table-cell" style:parent-style-name="Default"/>
    <style:style style:name="ce651" style:family="table-cell" style:parent-style-name="Default"/>
    <style:style style:name="ce652" style:family="table-cell" style:parent-style-name="Default"/>
    <style:style style:name="ce653" style:family="table-cell" style:parent-style-name="Default"/>
    <style:style style:name="ce654" style:family="table-cell" style:parent-style-name="Default"/>
    <style:style style:name="ce655" style:family="table-cell" style:parent-style-name="Default"/>
    <style:style style:name="ce656" style:family="table-cell" style:parent-style-name="Default"/>
    <style:style style:name="ce657" style:family="table-cell" style:parent-style-name="Default"/>
    <style:style style:name="ce658" style:family="table-cell" style:parent-style-name="Default"/>
    <style:style style:name="ce659" style:family="table-cell" style:parent-style-name="Default"/>
    <style:style style:name="ce660" style:family="table-cell" style:parent-style-name="Default"/>
    <style:style style:name="ce661" style:family="table-cell" style:parent-style-name="Default"/>
    <style:style style:name="ce662" style:family="table-cell" style:parent-style-name="Default"/>
    <style:style style:name="ce663" style:family="table-cell" style:parent-style-name="Default"/>
    <style:style style:name="ce664" style:family="table-cell" style:parent-style-name="Default"/>
    <style:style style:name="ce665" style:family="table-cell" style:parent-style-name="Default"/>
    <style:style style:name="ce666" style:family="table-cell" style:parent-style-name="Default"/>
    <style:style style:name="ce667" style:family="table-cell" style:parent-style-name="Default"/>
    <style:style style:name="ce668" style:family="table-cell" style:parent-style-name="Default"/>
    <style:style style:name="ce669" style:family="table-cell" style:parent-style-name="Default"/>
    <style:style style:name="ce670" style:family="table-cell" style:parent-style-name="Default"/>
    <style:style style:name="ce671" style:family="table-cell" style:parent-style-name="Default"/>
    <style:style style:name="ce672" style:family="table-cell" style:parent-style-name="Default"/>
    <style:style style:name="ce673" style:family="table-cell" style:parent-style-name="Default"/>
    <style:style style:name="ce674" style:family="table-cell" style:parent-style-name="Default"/>
    <style:style style:name="ce675" style:family="table-cell" style:parent-style-name="Default"/>
    <style:style style:name="ce676" style:family="table-cell" style:parent-style-name="Default"/>
    <style:style style:name="ce677" style:family="table-cell" style:parent-style-name="Default"/>
    <style:style style:name="ce678" style:family="table-cell" style:parent-style-name="Default"/>
    <style:style style:name="ce679" style:family="table-cell" style:parent-style-name="Default"/>
    <style:style style:name="ce680" style:family="table-cell" style:parent-style-name="Default"/>
    <style:style style:name="ce681" style:family="table-cell" style:parent-style-name="Default"/>
    <style:style style:name="ce682" style:family="table-cell" style:parent-style-name="Default"/>
    <style:style style:name="ce683" style:family="table-cell" style:parent-style-name="Default"/>
    <style:style style:name="ce684" style:family="table-cell" style:parent-style-name="Default"/>
    <style:style style:name="ce685" style:family="table-cell" style:parent-style-name="Default"/>
    <style:style style:name="ce686" style:family="table-cell" style:parent-style-name="Default"/>
    <style:style style:name="ce687" style:family="table-cell" style:parent-style-name="Default"/>
    <style:style style:name="ce688" style:family="table-cell" style:parent-style-name="Default"/>
    <style:style style:name="ce689" style:family="table-cell" style:parent-style-name="Default"/>
    <style:style style:name="ce690" style:family="table-cell" style:parent-style-name="Default"/>
    <style:style style:name="ce691" style:family="table-cell" style:parent-style-name="Default"/>
    <style:style style:name="ce692" style:family="table-cell" style:parent-style-name="Default"/>
    <style:style style:name="ce693" style:family="table-cell" style:parent-style-name="Default"/>
    <style:style style:name="ce694" style:family="table-cell" style:parent-style-name="Default"/>
    <style:style style:name="ce695" style:family="table-cell" style:parent-style-name="Default"/>
    <style:style style:name="ce696" style:family="table-cell" style:parent-style-name="Default"/>
    <style:style style:name="ce697" style:family="table-cell" style:parent-style-name="Default"/>
    <style:style style:name="ce698" style:family="table-cell" style:parent-style-name="Default"/>
    <style:style style:name="ce699" style:family="table-cell" style:parent-style-name="Default"/>
    <style:style style:name="ce700" style:family="table-cell" style:parent-style-name="Default"/>
    <style:style style:name="ce701" style:family="table-cell" style:parent-style-name="Default"/>
    <style:style style:name="ce702" style:family="table-cell" style:parent-style-name="Default"/>
    <style:style style:name="ce703" style:family="table-cell" style:parent-style-name="Default"/>
    <style:style style:name="ce704" style:family="table-cell" style:parent-style-name="Default"/>
    <style:style style:name="ce705" style:family="table-cell" style:parent-style-name="Default"/>
    <style:style style:name="ce706" style:family="table-cell" style:parent-style-name="Default"/>
    <style:style style:name="ce707" style:family="table-cell" style:parent-style-name="Default"/>
    <style:style style:name="ce708" style:family="table-cell" style:parent-style-name="Default"/>
    <style:style style:name="ce709" style:family="table-cell" style:parent-style-name="Default"/>
    <style:style style:name="ce710" style:family="table-cell" style:parent-style-name="Default"/>
    <style:style style:name="ce711" style:family="table-cell" style:parent-style-name="Default"/>
    <style:style style:name="ce712" style:family="table-cell" style:parent-style-name="Default"/>
    <style:style style:name="ce713" style:family="table-cell" style:parent-style-name="Default"/>
    <style:style style:name="ce714" style:family="table-cell" style:parent-style-name="Default"/>
    <style:style style:name="ce715" style:family="table-cell" style:parent-style-name="Default"/>
    <style:style style:name="ce716" style:family="table-cell" style:parent-style-name="Default"/>
    <style:style style:name="ce717" style:family="table-cell" style:parent-style-name="Default"/>
    <style:style style:name="ce718" style:family="table-cell" style:parent-style-name="Default"/>
    <style:style style:name="ce719" style:family="table-cell" style:parent-style-name="Default"/>
    <style:style style:name="ce720" style:family="table-cell" style:parent-style-name="Default"/>
    <style:style style:name="ce721" style:family="table-cell" style:parent-style-name="Default"/>
    <style:style style:name="ce722" style:family="table-cell" style:parent-style-name="Default"/>
    <style:style style:name="ce723" style:family="table-cell" style:parent-style-name="Default"/>
    <style:style style:name="ce724" style:family="table-cell" style:parent-style-name="Default"/>
    <style:style style:name="ce725" style:family="table-cell" style:parent-style-name="Default"/>
    <style:style style:name="ce726" style:family="table-cell" style:parent-style-name="Default"/>
    <style:style style:name="ce727" style:family="table-cell" style:parent-style-name="Default"/>
    <style:style style:name="ce728" style:family="table-cell" style:parent-style-name="Default"/>
    <style:style style:name="ce729" style:family="table-cell" style:parent-style-name="Default"/>
    <style:style style:name="ce730" style:family="table-cell" style:parent-style-name="Default"/>
    <style:style style:name="ce731" style:family="table-cell" style:parent-style-name="Default"/>
    <style:style style:name="ce732" style:family="table-cell" style:parent-style-name="Default"/>
    <style:style style:name="ce733" style:family="table-cell" style:parent-style-name="Default"/>
    <style:style style:name="ce734" style:family="table-cell" style:parent-style-name="Default"/>
    <style:style style:name="ce735" style:family="table-cell" style:parent-style-name="Default"/>
    <style:style style:name="ce736" style:family="table-cell" style:parent-style-name="Default"/>
    <style:style style:name="ce737" style:family="table-cell" style:parent-style-name="Default"/>
    <style:style style:name="ce738" style:family="table-cell" style:parent-style-name="Default"/>
    <style:style style:name="ce739" style:family="table-cell" style:parent-style-name="Default"/>
    <style:style style:name="ce740" style:family="table-cell" style:parent-style-name="Default"/>
    <style:style style:name="ce741" style:family="table-cell" style:parent-style-name="Default"/>
    <style:style style:name="ce742" style:family="table-cell" style:parent-style-name="Default"/>
    <style:style style:name="ce743" style:family="table-cell" style:parent-style-name="Default"/>
    <style:style style:name="ce744" style:family="table-cell" style:parent-style-name="Default"/>
    <style:style style:name="ce745" style:family="table-cell" style:parent-style-name="Default"/>
    <style:style style:name="ce746" style:family="table-cell" style:parent-style-name="Default"/>
    <style:style style:name="ce747" style:family="table-cell" style:parent-style-name="Default"/>
    <style:style style:name="ce748" style:family="table-cell" style:parent-style-name="Default"/>
    <style:style style:name="ce749" style:family="table-cell" style:parent-style-name="Default"/>
    <style:style style:name="ce750" style:family="table-cell" style:parent-style-name="Default"/>
    <style:style style:name="ce751" style:family="table-cell" style:parent-style-name="Default"/>
    <style:style style:name="ce752" style:family="table-cell" style:parent-style-name="Default"/>
    <style:style style:name="ce753" style:family="table-cell" style:parent-style-name="Default"/>
    <style:style style:name="ce754" style:family="table-cell" style:parent-style-name="Default"/>
    <style:style style:name="ce755" style:family="table-cell" style:parent-style-name="Default"/>
    <style:style style:name="ce756" style:family="table-cell" style:parent-style-name="Default"/>
    <style:style style:name="ce757" style:family="table-cell" style:parent-style-name="Default"/>
    <style:style style:name="ce758" style:family="table-cell" style:parent-style-name="Default"/>
    <style:style style:name="ce759" style:family="table-cell" style:parent-style-name="Default"/>
    <style:style style:name="ce760" style:family="table-cell" style:parent-style-name="Default"/>
    <style:style style:name="ce761" style:family="table-cell" style:parent-style-name="Default"/>
    <style:style style:name="ce762" style:family="table-cell" style:parent-style-name="Default"/>
    <style:style style:name="ce763" style:family="table-cell" style:parent-style-name="Default"/>
    <style:style style:name="ce764" style:family="table-cell" style:parent-style-name="Default"/>
    <style:style style:name="ce765" style:family="table-cell" style:parent-style-name="Default"/>
    <style:style style:name="ce766" style:family="table-cell" style:parent-style-name="Default"/>
    <style:style style:name="ce767" style:family="table-cell" style:parent-style-name="Default"/>
    <style:style style:name="ce768" style:family="table-cell" style:parent-style-name="Default"/>
    <style:style style:name="ce769" style:family="table-cell" style:parent-style-name="Default"/>
    <style:style style:name="ce770" style:family="table-cell" style:parent-style-name="Default"/>
    <style:style style:name="ce771" style:family="table-cell" style:parent-style-name="Default"/>
    <style:style style:name="ce772" style:family="table-cell" style:parent-style-name="Default"/>
    <style:style style:name="ce773" style:family="table-cell" style:parent-style-name="Default"/>
    <style:style style:name="ce774" style:family="table-cell" style:parent-style-name="Default"/>
    <style:style style:name="ce775" style:family="table-cell" style:parent-style-name="Default"/>
    <style:style style:name="ce776" style:family="table-cell" style:parent-style-name="Default"/>
    <style:style style:name="ce777" style:family="table-cell" style:parent-style-name="Default"/>
    <style:style style:name="ce778" style:family="table-cell" style:parent-style-name="Default"/>
    <style:style style:name="ce779" style:family="table-cell" style:parent-style-name="Default"/>
    <style:style style:name="ce780" style:family="table-cell" style:parent-style-name="Default"/>
    <style:style style:name="ce781" style:family="table-cell" style:parent-style-name="Default"/>
    <style:style style:name="ce782" style:family="table-cell" style:parent-style-name="Default"/>
    <style:style style:name="ce783" style:family="table-cell" style:parent-style-name="Default"/>
    <style:style style:name="ce784" style:family="table-cell" style:parent-style-name="Default"/>
    <style:style style:name="ce785" style:family="table-cell" style:parent-style-name="Default"/>
    <style:style style:name="ce786" style:family="table-cell" style:parent-style-name="Default"/>
    <style:style style:name="ce787" style:family="table-cell" style:parent-style-name="Default"/>
    <style:style style:name="ce788" style:family="table-cell" style:parent-style-name="Default"/>
    <style:style style:name="ce789" style:family="table-cell" style:parent-style-name="Default"/>
    <style:style style:name="ce790" style:family="table-cell" style:parent-style-name="Default"/>
    <style:style style:name="ce791" style:family="table-cell" style:parent-style-name="Default"/>
    <style:style style:name="ce792" style:family="table-cell" style:parent-style-name="Default"/>
    <style:style style:name="ce793" style:family="table-cell" style:parent-style-name="Default"/>
    <style:style style:name="ce794" style:family="table-cell" style:parent-style-name="Default"/>
    <style:style style:name="ce795" style:family="table-cell" style:parent-style-name="Default"/>
    <style:style style:name="ce796" style:family="table-cell" style:parent-style-name="Default"/>
    <style:style style:name="ce797" style:family="table-cell" style:parent-style-name="Default"/>
    <style:style style:name="ce798" style:family="table-cell" style:parent-style-name="Default"/>
    <style:style style:name="ce799" style:family="table-cell" style:parent-style-name="Default"/>
    <style:style style:name="ce800" style:family="table-cell" style:parent-style-name="Default"/>
    <style:style style:name="ce801" style:family="table-cell" style:parent-style-name="Default"/>
    <style:style style:name="ce802" style:family="table-cell" style:parent-style-name="Default"/>
    <style:style style:name="ce803" style:family="table-cell" style:parent-style-name="Default"/>
    <style:style style:name="ce804" style:family="table-cell" style:parent-style-name="Default"/>
    <style:style style:name="ce805" style:family="table-cell" style:parent-style-name="Default"/>
    <style:style style:name="ce806" style:family="table-cell" style:parent-style-name="Default"/>
    <style:style style:name="ce807" style:family="table-cell" style:parent-style-name="Default"/>
    <style:style style:name="ce808" style:family="table-cell" style:parent-style-name="Default"/>
    <style:style style:name="ce809" style:family="table-cell" style:parent-style-name="Default"/>
    <style:style style:name="ce810" style:family="table-cell" style:parent-style-name="Default"/>
    <style:style style:name="ce811" style:family="table-cell" style:parent-style-name="Default"/>
    <style:style style:name="ce812" style:family="table-cell" style:parent-style-name="Default"/>
    <style:style style:name="ce813" style:family="table-cell" style:parent-style-name="Default"/>
    <style:style style:name="ce814" style:family="table-cell" style:parent-style-name="Default"/>
    <style:style style:name="ce815" style:family="table-cell" style:parent-style-name="Default"/>
    <style:style style:name="ce816" style:family="table-cell" style:parent-style-name="Default"/>
    <style:style style:name="ce817" style:family="table-cell" style:parent-style-name="Default"/>
    <style:style style:name="ce818" style:family="table-cell" style:parent-style-name="Default"/>
    <style:style style:name="ce819" style:family="table-cell" style:parent-style-name="Default"/>
    <style:style style:name="ce820" style:family="table-cell" style:parent-style-name="Default"/>
    <style:style style:name="ce821" style:family="table-cell" style:parent-style-name="Default"/>
    <style:style style:name="ce822" style:family="table-cell" style:parent-style-name="Default"/>
    <style:style style:name="ce823" style:family="table-cell" style:parent-style-name="Default"/>
    <style:style style:name="ce824" style:family="table-cell" style:parent-style-name="Default"/>
    <style:style style:name="ce825" style:family="table-cell" style:parent-style-name="Default"/>
    <style:style style:name="ce826" style:family="table-cell" style:parent-style-name="Default"/>
    <style:style style:name="ce827" style:family="table-cell" style:parent-style-name="Default"/>
    <style:style style:name="ce828" style:family="table-cell" style:parent-style-name="Default"/>
    <style:style style:name="ce829" style:family="table-cell" style:parent-style-name="Default"/>
    <style:style style:name="ce830" style:family="table-cell" style:parent-style-name="Default"/>
    <style:style style:name="ce831" style:family="table-cell" style:parent-style-name="Default"/>
    <style:style style:name="ce832" style:family="table-cell" style:parent-style-name="Default"/>
    <style:style style:name="ce833" style:family="table-cell" style:parent-style-name="Default"/>
    <style:style style:name="ce834" style:family="table-cell" style:parent-style-name="Default"/>
    <style:style style:name="ce835" style:family="table-cell" style:parent-style-name="Default"/>
    <style:style style:name="ce836" style:family="table-cell" style:parent-style-name="Default"/>
    <style:style style:name="ce837" style:family="table-cell" style:parent-style-name="Default"/>
    <style:style style:name="ce838" style:family="table-cell" style:parent-style-name="Default"/>
    <style:style style:name="ce839" style:family="table-cell" style:parent-style-name="Default"/>
    <style:style style:name="ce840" style:family="table-cell" style:parent-style-name="Default"/>
    <style:style style:name="ce841" style:family="table-cell" style:parent-style-name="Default"/>
    <style:style style:name="ce842" style:family="table-cell" style:parent-style-name="Default"/>
    <style:style style:name="ce843" style:family="table-cell" style:parent-style-name="Default"/>
    <style:style style:name="ce844" style:family="table-cell" style:parent-style-name="Default"/>
    <style:style style:name="ce845" style:family="table-cell" style:parent-style-name="Default"/>
    <style:style style:name="ce846" style:family="table-cell" style:parent-style-name="Default"/>
    <style:style style:name="ce847" style:family="table-cell" style:parent-style-name="Default"/>
    <style:style style:name="ce848" style:family="table-cell" style:parent-style-name="Default"/>
    <style:style style:name="ce849" style:family="table-cell" style:parent-style-name="Default"/>
    <style:style style:name="ce850" style:family="table-cell" style:parent-style-name="Default"/>
    <style:style style:name="ce851" style:family="table-cell" style:parent-style-name="Default"/>
    <style:style style:name="ce852" style:family="table-cell" style:parent-style-name="Default"/>
    <style:style style:name="ce853" style:family="table-cell" style:parent-style-name="Default"/>
    <style:style style:name="ce854" style:family="table-cell" style:parent-style-name="Default"/>
    <style:style style:name="ce855" style:family="table-cell" style:parent-style-name="Default"/>
    <style:style style:name="ce856" style:family="table-cell" style:parent-style-name="Default"/>
    <style:style style:name="ce857" style:family="table-cell" style:parent-style-name="Default"/>
    <style:style style:name="ce858" style:family="table-cell" style:parent-style-name="Default"/>
    <style:style style:name="ce859" style:family="table-cell" style:parent-style-name="Default"/>
    <style:style style:name="ce860" style:family="table-cell" style:parent-style-name="Default"/>
    <style:style style:name="ce861" style:family="table-cell" style:parent-style-name="Default"/>
    <style:style style:name="ce862" style:family="table-cell" style:parent-style-name="Default"/>
    <style:style style:name="ce863" style:family="table-cell" style:parent-style-name="Default"/>
    <style:style style:name="ce864" style:family="table-cell" style:parent-style-name="Default"/>
    <style:style style:name="ce865" style:family="table-cell" style:parent-style-name="Default"/>
    <style:style style:name="ce866" style:family="table-cell" style:parent-style-name="Default"/>
    <style:style style:name="ce867" style:family="table-cell" style:parent-style-name="Default"/>
    <style:style style:name="ce868" style:family="table-cell" style:parent-style-name="Default"/>
    <style:style style:name="ce869" style:family="table-cell" style:parent-style-name="Default"/>
    <style:style style:name="ce870" style:family="table-cell" style:parent-style-name="Default"/>
    <style:style style:name="ce871" style:family="table-cell" style:parent-style-name="Default"/>
    <style:style style:name="ce872" style:family="table-cell" style:parent-style-name="Default"/>
    <style:style style:name="ce873" style:family="table-cell" style:parent-style-name="Default"/>
    <style:style style:name="ce874" style:family="table-cell" style:parent-style-name="Default"/>
    <style:style style:name="ce875" style:family="table-cell" style:parent-style-name="Default"/>
    <style:style style:name="ce876" style:family="table-cell" style:parent-style-name="Default"/>
    <style:style style:name="ce877" style:family="table-cell" style:parent-style-name="Default"/>
    <style:style style:name="ce878" style:family="table-cell" style:parent-style-name="Default"/>
    <style:style style:name="ce879" style:family="table-cell" style:parent-style-name="Default"/>
    <style:style style:name="ce880" style:family="table-cell" style:parent-style-name="Default"/>
    <style:style style:name="ce881" style:family="table-cell" style:parent-style-name="Default"/>
    <style:style style:name="ce882" style:family="table-cell" style:parent-style-name="Default"/>
    <style:style style:name="ce883" style:family="table-cell" style:parent-style-name="Default"/>
    <style:style style:name="ce884" style:family="table-cell" style:parent-style-name="Default"/>
    <style:style style:name="ce885" style:family="table-cell" style:parent-style-name="Default"/>
    <style:style style:name="ce886" style:family="table-cell" style:parent-style-name="Default"/>
    <style:style style:name="ce887" style:family="table-cell" style:parent-style-name="Default"/>
    <style:style style:name="ce888" style:family="table-cell" style:parent-style-name="Default"/>
    <style:style style:name="ce889" style:family="table-cell" style:parent-style-name="Default"/>
    <style:style style:name="ce890" style:family="table-cell" style:parent-style-name="Default"/>
    <style:style style:name="ce891" style:family="table-cell" style:parent-style-name="Default"/>
    <style:style style:name="ce892" style:family="table-cell" style:parent-style-name="Default"/>
    <style:style style:name="ce893" style:family="table-cell" style:parent-style-name="Default"/>
    <style:style style:name="ce894" style:family="table-cell" style:parent-style-name="Default"/>
    <style:style style:name="ce895" style:family="table-cell" style:parent-style-name="Default"/>
    <style:style style:name="ce896" style:family="table-cell" style:parent-style-name="Default"/>
    <style:style style:name="ce897" style:family="table-cell" style:parent-style-name="Default"/>
    <style:style style:name="ce898" style:family="table-cell" style:parent-style-name="Default"/>
    <style:style style:name="ce899" style:family="table-cell" style:parent-style-name="Default"/>
    <style:style style:name="ce900" style:family="table-cell" style:parent-style-name="Default"/>
    <style:style style:name="ce901" style:family="table-cell" style:parent-style-name="Default"/>
    <style:style style:name="ce902" style:family="table-cell" style:parent-style-name="Default"/>
    <style:style style:name="ce903" style:family="table-cell" style:parent-style-name="Default"/>
    <style:style style:name="ce904" style:family="table-cell" style:parent-style-name="Default"/>
    <style:style style:name="ce905" style:family="table-cell" style:parent-style-name="Default"/>
    <style:style style:name="ce906" style:family="table-cell" style:parent-style-name="Default"/>
    <style:style style:name="ce907" style:family="table-cell" style:parent-style-name="Default"/>
    <style:style style:name="ce908" style:family="table-cell" style:parent-style-name="Default"/>
    <style:style style:name="ce909" style:family="table-cell" style:parent-style-name="Default"/>
    <style:style style:name="ce910" style:family="table-cell" style:parent-style-name="Default"/>
    <style:style style:name="ce911" style:family="table-cell" style:parent-style-name="Default"/>
    <style:style style:name="ce912" style:family="table-cell" style:parent-style-name="Default"/>
    <style:style style:name="ce913" style:family="table-cell" style:parent-style-name="Default"/>
    <style:style style:name="ce914" style:family="table-cell" style:parent-style-name="Default"/>
    <style:style style:name="ce915" style:family="table-cell" style:parent-style-name="Default"/>
    <style:style style:name="ce916" style:family="table-cell" style:parent-style-name="Default"/>
    <style:style style:name="ce917" style:family="table-cell" style:parent-style-name="Default"/>
    <style:style style:name="ce918" style:family="table-cell" style:parent-style-name="Default"/>
    <style:style style:name="ce919" style:family="table-cell" style:parent-style-name="Default"/>
    <style:style style:name="ce920" style:family="table-cell" style:parent-style-name="Default"/>
    <style:style style:name="ce921" style:family="table-cell" style:parent-style-name="Default"/>
    <style:style style:name="ce922" style:family="table-cell" style:parent-style-name="Default"/>
    <style:style style:name="ce923" style:family="table-cell" style:parent-style-name="Default"/>
    <style:style style:name="ce924" style:family="table-cell" style:parent-style-name="Default"/>
    <style:style style:name="ce925" style:family="table-cell" style:parent-style-name="Default"/>
    <style:style style:name="ce926" style:family="table-cell" style:parent-style-name="Default"/>
    <style:style style:name="ce927" style:family="table-cell" style:parent-style-name="Default"/>
    <style:style style:name="ce928" style:family="table-cell" style:parent-style-name="Default"/>
    <style:style style:name="ce929" style:family="table-cell" style:parent-style-name="Default"/>
    <style:style style:name="ce930" style:family="table-cell" style:parent-style-name="Default"/>
    <style:style style:name="ce931" style:family="table-cell" style:parent-style-name="Default"/>
    <style:style style:name="ce932" style:family="table-cell" style:parent-style-name="Default"/>
    <style:style style:name="ce933" style:family="table-cell" style:parent-style-name="Default"/>
    <style:style style:name="ce934" style:family="table-cell" style:parent-style-name="Default"/>
    <style:style style:name="ce935" style:family="table-cell" style:parent-style-name="Default"/>
    <style:style style:name="ce936" style:family="table-cell" style:parent-style-name="Default"/>
    <style:style style:name="ce937" style:family="table-cell" style:parent-style-name="Default"/>
    <style:style style:name="ce938" style:family="table-cell" style:parent-style-name="Default"/>
    <style:style style:name="ce939" style:family="table-cell" style:parent-style-name="Default"/>
    <style:style style:name="ce940" style:family="table-cell" style:parent-style-name="Default"/>
    <style:style style:name="ce941" style:family="table-cell" style:parent-style-name="Default"/>
    <style:style style:name="ce942" style:family="table-cell" style:parent-style-name="Default"/>
    <style:style style:name="ce943" style:family="table-cell" style:parent-style-name="Default"/>
    <style:style style:name="ce944" style:family="table-cell" style:parent-style-name="Default"/>
    <style:style style:name="ce945" style:family="table-cell" style:parent-style-name="Default"/>
    <style:style style:name="ce946" style:family="table-cell" style:parent-style-name="Default"/>
    <style:style style:name="ce947" style:family="table-cell" style:parent-style-name="Default"/>
    <style:style style:name="ce948" style:family="table-cell" style:parent-style-name="Default"/>
    <style:style style:name="ce949" style:family="table-cell" style:parent-style-name="Default"/>
    <style:style style:name="ce950" style:family="table-cell" style:parent-style-name="Default"/>
    <style:style style:name="ce951" style:family="table-cell" style:parent-style-name="Default"/>
    <style:style style:name="ce952" style:family="table-cell" style:parent-style-name="Default"/>
    <style:style style:name="ce953" style:family="table-cell" style:parent-style-name="Default"/>
    <style:style style:name="ce954" style:family="table-cell" style:parent-style-name="Default"/>
    <style:style style:name="ce955" style:family="table-cell" style:parent-style-name="Default"/>
    <style:style style:name="ce956" style:family="table-cell" style:parent-style-name="Default"/>
    <style:style style:name="ce957" style:family="table-cell" style:parent-style-name="Default"/>
    <style:style style:name="ce958" style:family="table-cell" style:parent-style-name="Default"/>
    <style:style style:name="ce959" style:family="table-cell" style:parent-style-name="Default"/>
    <style:style style:name="ce960" style:family="table-cell" style:parent-style-name="Default"/>
    <style:style style:name="ce961" style:family="table-cell" style:parent-style-name="Default"/>
    <style:style style:name="ce962" style:family="table-cell" style:parent-style-name="Default"/>
    <style:style style:name="ce963" style:family="table-cell" style:parent-style-name="Default"/>
    <style:style style:name="ce964" style:family="table-cell" style:parent-style-name="Default"/>
    <style:style style:name="ce965" style:family="table-cell" style:parent-style-name="Default"/>
    <style:style style:name="ce966" style:family="table-cell" style:parent-style-name="Default"/>
    <style:style style:name="ce967" style:family="table-cell" style:parent-style-name="Default"/>
    <style:style style:name="ce968" style:family="table-cell" style:parent-style-name="Default"/>
    <style:style style:name="ce969" style:family="table-cell" style:parent-style-name="Default"/>
    <style:style style:name="ce970" style:family="table-cell" style:parent-style-name="Default"/>
    <style:style style:name="ce971" style:family="table-cell" style:parent-style-name="Default"/>
    <style:style style:name="ce972" style:family="table-cell" style:parent-style-name="Default"/>
    <style:style style:name="ce973" style:family="table-cell" style:parent-style-name="Default"/>
    <style:style style:name="ce974" style:family="table-cell" style:parent-style-name="Default"/>
    <style:style style:name="ce975" style:family="table-cell" style:parent-style-name="Default"/>
    <style:style style:name="ce976" style:family="table-cell" style:parent-style-name="Default"/>
    <style:style style:name="ce977" style:family="table-cell" style:parent-style-name="Default"/>
    <style:style style:name="ce978" style:family="table-cell" style:parent-style-name="Default"/>
    <style:style style:name="ce979" style:family="table-cell" style:parent-style-name="Default"/>
    <style:style style:name="ce980" style:family="table-cell" style:parent-style-name="Default"/>
    <style:style style:name="ce981" style:family="table-cell" style:parent-style-name="Default"/>
    <style:style style:name="ce982" style:family="table-cell" style:parent-style-name="Default"/>
    <style:style style:name="ce983" style:family="table-cell" style:parent-style-name="Default"/>
    <style:style style:name="ce984" style:family="table-cell" style:parent-style-name="Default"/>
    <style:style style:name="ce985" style:family="table-cell" style:parent-style-name="Default"/>
    <style:style style:name="ce986" style:family="table-cell" style:parent-style-name="Default"/>
    <style:style style:name="ce987" style:family="table-cell" style:parent-style-name="Default"/>
    <style:style style:name="ce988" style:family="table-cell" style:parent-style-name="Default"/>
    <style:style style:name="ce989" style:family="table-cell" style:parent-style-name="Default"/>
    <style:style style:name="ce990" style:family="table-cell" style:parent-style-name="Default"/>
    <style:style style:name="ce991" style:family="table-cell" style:parent-style-name="Default"/>
    <style:style style:name="ce992" style:family="table-cell" style:parent-style-name="Default"/>
    <style:style style:name="ce993" style:family="table-cell" style:parent-style-name="Default"/>
    <style:style style:name="ce994" style:family="table-cell" style:parent-style-name="Default"/>
    <style:style style:name="ce995" style:family="table-cell" style:parent-style-name="Default"/>
    <style:style style:name="ce996" style:family="table-cell" style:parent-style-name="Default"/>
    <style:style style:name="ce997" style:family="table-cell" style:parent-style-name="Default"/>
    <style:style style:name="ce998" style:family="table-cell" style:parent-style-name="Default"/>
    <style:style style:name="ce999" style:family="table-cell" style:parent-style-name="Default"/>
    <style:style style:name="ce1000" style:family="table-cell" style:parent-style-name="Default"/>
    <style:style style:name="ce1001" style:family="table-cell" style:parent-style-name="Default"/>
    <style:style style:name="ce1002" style:family="table-cell" style:parent-style-name="Default"/>
    <style:style style:name="ce1003" style:family="table-cell" style:parent-style-name="Default"/>
    <style:style style:name="ce1004" style:family="table-cell" style:parent-style-name="Default"/>
    <style:style style:name="ce1005" style:family="table-cell" style:parent-style-name="Default"/>
    <style:style style:name="ce1006" style:family="table-cell" style:parent-style-name="Default"/>
    <style:style style:name="ce1007" style:family="table-cell" style:parent-style-name="Default"/>
    <style:style style:name="ce1008" style:family="table-cell" style:parent-style-name="Default"/>
    <style:style style:name="ce1009" style:family="table-cell" style:parent-style-name="Default"/>
    <style:style style:name="ce1010" style:family="table-cell" style:parent-style-name="Default"/>
    <style:style style:name="ce1011" style:family="table-cell" style:parent-style-name="Default"/>
    <style:style style:name="ce1012" style:family="table-cell" style:parent-style-name="Default"/>
    <style:style style:name="ce1013" style:family="table-cell" style:parent-style-name="Default"/>
    <style:style style:name="ce1014" style:family="table-cell" style:parent-style-name="Default"/>
    <style:style style:name="ce1015" style:family="table-cell" style:parent-style-name="Default"/>
    <style:style style:name="ce1016" style:family="table-cell" style:parent-style-name="Default"/>
    <style:style style:name="ce1017" style:family="table-cell" style:parent-style-name="Default"/>
    <style:style style:name="ce1018" style:family="table-cell" style:parent-style-name="Default"/>
    <style:style style:name="ce1019" style:family="table-cell" style:parent-style-name="Default"/>
    <style:style style:name="ce1020" style:family="table-cell" style:parent-style-name="Default"/>
    <style:style style:name="ce1021" style:family="table-cell" style:parent-style-name="Default"/>
    <style:style style:name="ce1022" style:family="table-cell" style:parent-style-name="Default"/>
    <style:style style:name="ce1023" style:family="table-cell" style:parent-style-name="Default"/>
    <style:style style:name="ce1024" style:family="table-cell" style:parent-style-name="Default"/>
    <style:style style:name="ce1025" style:family="table-cell" style:parent-style-name="Default"/>
    <style:style style:name="ce1026" style:family="table-cell" style:parent-style-name="Default"/>
    <style:style style:name="ce1027" style:family="table-cell" style:parent-style-name="Default"/>
    <style:style style:name="ce1028" style:family="table-cell" style:parent-style-name="Default"/>
    <style:style style:name="ce1029" style:family="table-cell" style:parent-style-name="Default"/>
    <style:style style:name="ce1030" style:family="table-cell" style:parent-style-name="Default"/>
    <style:style style:name="ce1031" style:family="table-cell" style:parent-style-name="Default"/>
    <style:style style:name="ce1032" style:family="table-cell" style:parent-style-name="Default"/>
    <style:style style:name="ce1033" style:family="table-cell" style:parent-style-name="Default"/>
    <style:style style:name="ce1034" style:family="table-cell" style:parent-style-name="Default"/>
    <style:style style:name="ce1035" style:family="table-cell" style:parent-style-name="Default"/>
    <style:style style:name="ce1036" style:family="table-cell" style:parent-style-name="Default"/>
    <style:style style:name="ce1037" style:family="table-cell" style:parent-style-name="Default"/>
    <style:style style:name="ce1038" style:family="table-cell" style:parent-style-name="Default"/>
    <style:style style:name="ce1039" style:family="table-cell" style:parent-style-name="Default"/>
    <style:style style:name="ce1040" style:family="table-cell" style:parent-style-name="Default"/>
    <style:style style:name="ce1041" style:family="table-cell" style:parent-style-name="Default"/>
    <style:style style:name="ce1042" style:family="table-cell" style:parent-style-name="Default"/>
    <style:style style:name="ce1043" style:family="table-cell" style:parent-style-name="Default"/>
    <style:style style:name="ce1044" style:family="table-cell" style:parent-style-name="Default"/>
    <style:style style:name="ce1045" style:family="table-cell" style:parent-style-name="Default"/>
    <style:style style:name="ce1046" style:family="table-cell" style:parent-style-name="Default"/>
    <style:style style:name="ce1047" style:family="table-cell" style:parent-style-name="Default"/>
    <style:style style:name="ce1048" style:family="table-cell" style:parent-style-name="Default"/>
    <style:style style:name="ce1049" style:family="table-cell" style:parent-style-name="Default"/>
    <style:style style:name="ce1050" style:family="table-cell" style:parent-style-name="Default"/>
    <style:style style:name="ce1051" style:family="table-cell" style:parent-style-name="Default"/>
    <style:style style:name="ce1052" style:family="table-cell" style:parent-style-name="Default"/>
    <style:style style:name="ce1053" style:family="table-cell" style:parent-style-name="Default"/>
    <style:style style:name="ce1054" style:family="table-cell" style:parent-style-name="Default"/>
    <style:style style:name="ce1055" style:family="table-cell" style:parent-style-name="Default"/>
    <style:style style:name="ce1056" style:family="table-cell" style:parent-style-name="Default"/>
    <style:style style:name="ce1057" style:family="table-cell" style:parent-style-name="Default"/>
    <style:style style:name="ce1058" style:family="table-cell" style:parent-style-name="Default"/>
    <style:style style:name="ce1059" style:family="table-cell" style:parent-style-name="Default"/>
    <style:style style:name="ce1060" style:family="table-cell" style:parent-style-name="Default"/>
    <style:style style:name="ce1061" style:family="table-cell" style:parent-style-name="Default"/>
    <style:style style:name="ce1062" style:family="table-cell" style:parent-style-name="Default"/>
    <style:style style:name="ce1063" style:family="table-cell" style:parent-style-name="Default"/>
    <style:style style:name="ce1064" style:family="table-cell" style:parent-style-name="Default"/>
    <style:style style:name="ce1065" style:family="table-cell" style:parent-style-name="Default"/>
    <style:style style:name="ce1066" style:family="table-cell" style:parent-style-name="Default"/>
    <style:style style:name="ce1067" style:family="table-cell" style:parent-style-name="Default"/>
    <style:style style:name="ce1068" style:family="table-cell" style:parent-style-name="Default"/>
    <style:style style:name="ce1069" style:family="table-cell" style:parent-style-name="Default"/>
    <style:style style:name="ce1070" style:family="table-cell" style:parent-style-name="Default"/>
    <style:style style:name="ce1071" style:family="table-cell" style:parent-style-name="Default"/>
    <style:style style:name="ce1072" style:family="table-cell" style:parent-style-name="Default"/>
    <style:style style:name="ce1073" style:family="table-cell" style:parent-style-name="Default"/>
    <style:style style:name="ce1074" style:family="table-cell" style:parent-style-name="Default"/>
    <style:style style:name="ce1075" style:family="table-cell" style:parent-style-name="Default"/>
    <style:style style:name="ce1076" style:family="table-cell" style:parent-style-name="Default"/>
    <style:style style:name="ce1077" style:family="table-cell" style:parent-style-name="Default"/>
    <style:style style:name="ce1078" style:family="table-cell" style:parent-style-name="Default"/>
    <style:style style:name="ce1079" style:family="table-cell" style:parent-style-name="Default"/>
    <style:style style:name="ce1080" style:family="table-cell" style:parent-style-name="Default"/>
    <style:style style:name="ce1081" style:family="table-cell" style:parent-style-name="Default"/>
    <style:style style:name="ce1082" style:family="table-cell" style:parent-style-name="Default"/>
    <style:style style:name="ce1083" style:family="table-cell" style:parent-style-name="Default"/>
    <style:style style:name="ce1084" style:family="table-cell" style:parent-style-name="Default"/>
    <style:style style:name="ce1085" style:family="table-cell" style:parent-style-name="Default"/>
    <style:style style:name="ce1086" style:family="table-cell" style:parent-style-name="Default"/>
    <style:style style:name="ce1087" style:family="table-cell" style:parent-style-name="Default"/>
    <style:style style:name="ce1088" style:family="table-cell" style:parent-style-name="Default"/>
    <style:style style:name="ce1089" style:family="table-cell" style:parent-style-name="Default"/>
    <style:style style:name="ce1090" style:family="table-cell" style:parent-style-name="Default"/>
    <style:style style:name="ce1091" style:family="table-cell" style:parent-style-name="Default"/>
    <style:style style:name="ce1092" style:family="table-cell" style:parent-style-name="Default"/>
    <style:style style:name="ce1093" style:family="table-cell" style:parent-style-name="Default"/>
    <style:style style:name="ce1094" style:family="table-cell" style:parent-style-name="Default"/>
    <style:style style:name="ce1095" style:family="table-cell" style:parent-style-name="Default"/>
    <style:style style:name="ce1096" style:family="table-cell" style:parent-style-name="Default"/>
    <style:style style:name="ce1097" style:family="table-cell" style:parent-style-name="Default"/>
    <style:style style:name="ce1098" style:family="table-cell" style:parent-style-name="Default"/>
    <style:style style:name="ce1099" style:family="table-cell" style:parent-style-name="Default"/>
    <style:style style:name="ce1100" style:family="table-cell" style:parent-style-name="Default"/>
    <style:style style:name="ce1101" style:family="table-cell" style:parent-style-name="Default"/>
    <style:style style:name="ce1102" style:family="table-cell" style:parent-style-name="Default"/>
    <style:style style:name="ce1103" style:family="table-cell" style:parent-style-name="Default"/>
    <style:style style:name="ce1104" style:family="table-cell" style:parent-style-name="Default"/>
    <style:style style:name="ce1105" style:family="table-cell" style:parent-style-name="Default"/>
    <style:style style:name="ce1106" style:family="table-cell" style:parent-style-name="Default"/>
    <style:style style:name="ce1107" style:family="table-cell" style:parent-style-name="Default"/>
    <style:style style:name="ce1108" style:family="table-cell" style:parent-style-name="Default"/>
    <style:style style:name="ce1109" style:family="table-cell" style:parent-style-name="Default"/>
    <style:style style:name="ce1110" style:family="table-cell" style:parent-style-name="Default"/>
    <style:style style:name="ce1111" style:family="table-cell" style:parent-style-name="Default"/>
    <style:style style:name="ce1112" style:family="table-cell" style:parent-style-name="Default"/>
    <style:style style:name="ce1113" style:family="table-cell" style:parent-style-name="Default"/>
    <style:style style:name="ce1114" style:family="table-cell" style:parent-style-name="Default"/>
    <style:style style:name="ce1115" style:family="table-cell" style:parent-style-name="Default"/>
    <style:style style:name="ce1116" style:family="table-cell" style:parent-style-name="Default"/>
    <style:style style:name="ce1117" style:family="table-cell" style:parent-style-name="Default"/>
    <style:style style:name="ce1118" style:family="table-cell" style:parent-style-name="Default"/>
    <style:style style:name="ce1119" style:family="table-cell" style:parent-style-name="Default"/>
    <style:style style:name="ce1120" style:family="table-cell" style:parent-style-name="Default"/>
    <style:style style:name="ce1121" style:family="table-cell" style:parent-style-name="Default"/>
    <style:style style:name="ce1122" style:family="table-cell" style:parent-style-name="Default"/>
    <style:style style:name="ce1123" style:family="table-cell" style:parent-style-name="Default"/>
    <style:style style:name="ce1124" style:family="table-cell" style:parent-style-name="Default"/>
    <style:style style:name="ce1125" style:family="table-cell" style:parent-style-name="Default"/>
    <style:style style:name="ce1126" style:family="table-cell" style:parent-style-name="Default"/>
    <style:style style:name="ce1127" style:family="table-cell" style:parent-style-name="Default"/>
    <style:style style:name="ce1128" style:family="table-cell" style:parent-style-name="Default"/>
    <style:style style:name="ce1129" style:family="table-cell" style:parent-style-name="Default"/>
    <style:style style:name="ce1130" style:family="table-cell" style:parent-style-name="Default"/>
    <style:style style:name="ce1131" style:family="table-cell" style:parent-style-name="Default"/>
    <style:style style:name="ce1132" style:family="table-cell" style:parent-style-name="Default"/>
    <style:style style:name="ce1133" style:family="table-cell" style:parent-style-name="Default"/>
    <style:style style:name="ce1134" style:family="table-cell" style:parent-style-name="Default"/>
    <style:style style:name="ce1135" style:family="table-cell" style:parent-style-name="Default"/>
    <style:style style:name="ce1136" style:family="table-cell" style:parent-style-name="Default"/>
    <style:style style:name="ce1137" style:family="table-cell" style:parent-style-name="Default"/>
    <style:style style:name="ce1138" style:family="table-cell" style:parent-style-name="Default"/>
    <style:style style:name="ce1139" style:family="table-cell" style:parent-style-name="Default"/>
    <style:style style:name="ce1140" style:family="table-cell" style:parent-style-name="Default"/>
    <style:style style:name="ce1141" style:family="table-cell" style:parent-style-name="Default"/>
    <style:style style:name="ce1142" style:family="table-cell" style:parent-style-name="Default"/>
    <style:style style:name="ce1143" style:family="table-cell" style:parent-style-name="Default"/>
    <style:style style:name="ce1144" style:family="table-cell" style:parent-style-name="Default"/>
    <style:style style:name="ce1145" style:family="table-cell" style:parent-style-name="Default"/>
    <style:style style:name="ce1146" style:family="table-cell" style:parent-style-name="Default"/>
    <style:style style:name="ce1147" style:family="table-cell" style:parent-style-name="Default"/>
    <style:style style:name="ce1148" style:family="table-cell" style:parent-style-name="Default"/>
    <style:style style:name="ce1149" style:family="table-cell" style:parent-style-name="Default"/>
    <style:style style:name="ce1150" style:family="table-cell" style:parent-style-name="Default"/>
    <style:style style:name="ce1151" style:family="table-cell" style:parent-style-name="Default"/>
    <style:style style:name="ce1152" style:family="table-cell" style:parent-style-name="Default"/>
    <style:style style:name="ce1153" style:family="table-cell" style:parent-style-name="Default"/>
    <style:style style:name="ce1154" style:family="table-cell" style:parent-style-name="Default"/>
    <style:style style:name="ce1155" style:family="table-cell" style:parent-style-name="Default"/>
    <style:style style:name="ce1156" style:family="table-cell" style:parent-style-name="Default"/>
    <style:style style:name="ce1157" style:family="table-cell" style:parent-style-name="Default"/>
    <style:style style:name="ce1158" style:family="table-cell" style:parent-style-name="Default"/>
    <style:style style:name="ce1159" style:family="table-cell" style:parent-style-name="Default"/>
    <style:style style:name="ce1160" style:family="table-cell" style:parent-style-name="Default"/>
    <style:style style:name="ce1161" style:family="table-cell" style:parent-style-name="Default"/>
    <style:style style:name="ce1162" style:family="table-cell" style:parent-style-name="Default"/>
    <style:style style:name="ce1163" style:family="table-cell" style:parent-style-name="Default"/>
    <style:style style:name="ce1164" style:family="table-cell" style:parent-style-name="Default"/>
    <style:style style:name="ce1165" style:family="table-cell" style:parent-style-name="Default"/>
    <style:style style:name="ce1166" style:family="table-cell" style:parent-style-name="Default"/>
    <style:style style:name="ce1167" style:family="table-cell" style:parent-style-name="Default"/>
    <style:style style:name="ce1168" style:family="table-cell" style:parent-style-name="Default"/>
    <style:style style:name="ce1169" style:family="table-cell" style:parent-style-name="Default"/>
    <style:style style:name="ce1170" style:family="table-cell" style:parent-style-name="Default"/>
    <style:style style:name="ce1171" style:family="table-cell" style:parent-style-name="Default"/>
    <style:style style:name="ce1172" style:family="table-cell" style:parent-style-name="Default"/>
    <style:style style:name="ce1173" style:family="table-cell" style:parent-style-name="Default"/>
    <style:style style:name="ce1174" style:family="table-cell" style:parent-style-name="Default"/>
    <style:style style:name="ce1175" style:family="table-cell" style:parent-style-name="Default"/>
    <style:style style:name="ce1176" style:family="table-cell" style:parent-style-name="Default"/>
    <style:style style:name="ce1177" style:family="table-cell" style:parent-style-name="Default"/>
    <style:style style:name="ce1178" style:family="table-cell" style:parent-style-name="Default"/>
    <style:style style:name="ce1179" style:family="table-cell" style:parent-style-name="Default"/>
    <style:style style:name="ce1180" style:family="table-cell" style:parent-style-name="Default"/>
    <style:style style:name="ce1181" style:family="table-cell" style:parent-style-name="Default"/>
    <style:style style:name="ce1182" style:family="table-cell" style:parent-style-name="Default"/>
    <style:style style:name="ce1183" style:family="table-cell" style:parent-style-name="Default"/>
    <style:style style:name="ce1184" style:family="table-cell" style:parent-style-name="Default"/>
    <style:style style:name="ce1185" style:family="table-cell" style:parent-style-name="Default"/>
    <style:style style:name="ce1186" style:family="table-cell" style:parent-style-name="Default"/>
    <style:style style:name="ce1187" style:family="table-cell" style:parent-style-name="Default"/>
    <style:style style:name="ce1188" style:family="table-cell" style:parent-style-name="Default"/>
    <style:style style:name="ce1189" style:family="table-cell" style:parent-style-name="Default"/>
    <style:style style:name="ce1190" style:family="table-cell" style:parent-style-name="Default"/>
    <style:style style:name="ce1191" style:family="table-cell" style:parent-style-name="Default"/>
    <style:style style:name="ce1192" style:family="table-cell" style:parent-style-name="Default"/>
    <style:style style:name="ce1193" style:family="table-cell" style:parent-style-name="Default"/>
    <style:style style:name="ce1194" style:family="table-cell" style:parent-style-name="Default"/>
    <style:style style:name="ce1195" style:family="table-cell" style:parent-style-name="Default"/>
    <style:style style:name="ce1196" style:family="table-cell" style:parent-style-name="Default"/>
    <style:style style:name="ce1197" style:family="table-cell" style:parent-style-name="Default"/>
    <style:style style:name="ce1198" style:family="table-cell" style:parent-style-name="Default"/>
    <style:style style:name="ce1199" style:family="table-cell" style:parent-style-name="Default"/>
    <style:style style:name="ce1200" style:family="table-cell" style:parent-style-name="Default"/>
    <style:style style:name="ce1201" style:family="table-cell" style:parent-style-name="Default"/>
    <style:style style:name="ce1202" style:family="table-cell" style:parent-style-name="Default"/>
    <style:style style:name="ce1203" style:family="table-cell" style:parent-style-name="Default"/>
    <style:style style:name="ce1204" style:family="table-cell" style:parent-style-name="Default"/>
    <style:style style:name="ce1205" style:family="table-cell" style:parent-style-name="Default"/>
    <style:style style:name="ce1206" style:family="table-cell" style:parent-style-name="Default"/>
    <style:style style:name="ce1207" style:family="table-cell" style:parent-style-name="Default"/>
    <style:style style:name="ce1208" style:family="table-cell" style:parent-style-name="Default"/>
    <style:style style:name="ce1209" style:family="table-cell" style:parent-style-name="Default"/>
    <style:style style:name="ce1210" style:family="table-cell" style:parent-style-name="Default"/>
    <style:style style:name="ce1211" style:family="table-cell" style:parent-style-name="Default"/>
    <style:style style:name="ce1212" style:family="table-cell" style:parent-style-name="Default"/>
    <style:style style:name="ce1213" style:family="table-cell" style:parent-style-name="Default"/>
    <style:style style:name="ce1214" style:family="table-cell" style:parent-style-name="Default"/>
    <style:style style:name="ce1215" style:family="table-cell" style:parent-style-name="Default"/>
    <style:style style:name="ce1216" style:family="table-cell" style:parent-style-name="Default"/>
    <style:style style:name="ce1217" style:family="table-cell" style:parent-style-name="Default"/>
    <style:style style:name="ce1218" style:family="table-cell" style:parent-style-name="Default"/>
    <style:style style:name="ce1219" style:family="table-cell" style:parent-style-name="Default"/>
    <style:style style:name="ce1220" style:family="table-cell" style:parent-style-name="Default"/>
    <style:style style:name="ce1221" style:family="table-cell" style:parent-style-name="Default"/>
    <style:style style:name="ce1222" style:family="table-cell" style:parent-style-name="Default"/>
    <style:style style:name="ce1223" style:family="table-cell" style:parent-style-name="Default"/>
    <style:style style:name="ce1224" style:family="table-cell" style:parent-style-name="Default"/>
    <style:style style:name="ce1225" style:family="table-cell" style:parent-style-name="Default"/>
    <style:style style:name="ce1226" style:family="table-cell" style:parent-style-name="Default"/>
    <style:style style:name="ce1227" style:family="table-cell" style:parent-style-name="Default"/>
    <style:style style:name="ce1228" style:family="table-cell" style:parent-style-name="Default"/>
    <style:style style:name="ce1229" style:family="table-cell" style:parent-style-name="Default"/>
    <style:style style:name="ce1230" style:family="table-cell" style:parent-style-name="Default"/>
    <style:style style:name="ce1231" style:family="table-cell" style:parent-style-name="Default"/>
    <style:style style:name="ce1232" style:family="table-cell" style:parent-style-name="Default"/>
    <style:style style:name="ce1233" style:family="table-cell" style:parent-style-name="Default"/>
    <style:style style:name="ce1234" style:family="table-cell" style:parent-style-name="Default"/>
    <style:style style:name="ce1235" style:family="table-cell" style:parent-style-name="Default"/>
    <style:style style:name="ce1236" style:family="table-cell" style:parent-style-name="Default"/>
    <style:style style:name="ce1237" style:family="table-cell" style:parent-style-name="Default"/>
    <style:style style:name="ce1238" style:family="table-cell" style:parent-style-name="Default"/>
    <style:style style:name="ce1239" style:family="table-cell" style:parent-style-name="Default"/>
    <style:style style:name="ce1240" style:family="table-cell" style:parent-style-name="Default"/>
    <style:style style:name="ce1241" style:family="table-cell" style:parent-style-name="Default"/>
    <style:style style:name="ce1242" style:family="table-cell" style:parent-style-name="Default"/>
    <style:style style:name="ce1243" style:family="table-cell" style:parent-style-name="Default"/>
    <style:style style:name="ce1244" style:family="table-cell" style:parent-style-name="Default"/>
    <style:style style:name="ce1245" style:family="table-cell" style:parent-style-name="Default"/>
    <style:style style:name="ce1246" style:family="table-cell" style:parent-style-name="Default"/>
    <style:style style:name="ce1247" style:family="table-cell" style:parent-style-name="Default"/>
    <style:style style:name="ce1248" style:family="table-cell" style:parent-style-name="Default"/>
    <style:style style:name="ce1249" style:family="table-cell" style:parent-style-name="Default"/>
    <style:style style:name="ce1250" style:family="table-cell" style:parent-style-name="Default"/>
    <style:style style:name="ce1251" style:family="table-cell" style:parent-style-name="Default"/>
    <style:style style:name="ce1252" style:family="table-cell" style:parent-style-name="Default"/>
    <style:style style:name="ce1253" style:family="table-cell" style:parent-style-name="Default"/>
    <style:style style:name="ce1254" style:family="table-cell" style:parent-style-name="Default"/>
    <style:style style:name="ce1255" style:family="table-cell" style:parent-style-name="Default"/>
    <style:style style:name="ce1256" style:family="table-cell" style:parent-style-name="Default"/>
    <style:style style:name="ce1257" style:family="table-cell" style:parent-style-name="Default"/>
    <style:style style:name="ce1258" style:family="table-cell" style:parent-style-name="Default"/>
    <style:style style:name="ce1259" style:family="table-cell" style:parent-style-name="Default"/>
    <style:style style:name="ce1260" style:family="table-cell" style:parent-style-name="Default"/>
    <style:style style:name="ce1261" style:family="table-cell" style:parent-style-name="Default"/>
    <style:style style:name="ce1262" style:family="table-cell" style:parent-style-name="Default"/>
    <style:style style:name="ce1263" style:family="table-cell" style:parent-style-name="Default"/>
    <style:style style:name="ce1264" style:family="table-cell" style:parent-style-name="Default"/>
    <style:style style:name="ce1265" style:family="table-cell" style:parent-style-name="Default"/>
    <style:style style:name="ce1266" style:family="table-cell" style:parent-style-name="Default"/>
    <style:style style:name="ce1267" style:family="table-cell" style:parent-style-name="Default"/>
    <style:style style:name="ce1268" style:family="table-cell" style:parent-style-name="Default"/>
    <style:style style:name="ce1269" style:family="table-cell" style:parent-style-name="Default"/>
    <style:style style:name="ce1270" style:family="table-cell" style:parent-style-name="Default"/>
    <style:style style:name="ce1271" style:family="table-cell" style:parent-style-name="Default"/>
    <style:style style:name="ce1272" style:family="table-cell" style:parent-style-name="Default"/>
    <style:style style:name="ce1273" style:family="table-cell" style:parent-style-name="Default"/>
    <style:style style:name="ce1274" style:family="table-cell" style:parent-style-name="Default"/>
    <style:style style:name="ce1275" style:family="table-cell" style:parent-style-name="Default"/>
    <style:style style:name="ce1276" style:family="table-cell" style:parent-style-name="Default"/>
    <style:style style:name="ce1277" style:family="table-cell" style:parent-style-name="Default"/>
    <style:style style:name="ce1278" style:family="table-cell" style:parent-style-name="Default"/>
    <style:style style:name="ce1279" style:family="table-cell" style:parent-style-name="Default"/>
    <style:style style:name="ce1280" style:family="table-cell" style:parent-style-name="Default"/>
    <style:style style:name="ce1281" style:family="table-cell" style:parent-style-name="Default"/>
    <style:style style:name="ce1282" style:family="table-cell" style:parent-style-name="Default"/>
    <style:style style:name="ce1283" style:family="table-cell" style:parent-style-name="Default"/>
    <style:style style:name="ce1284" style:family="table-cell" style:parent-style-name="Default"/>
    <style:style style:name="ce1285" style:family="table-cell" style:parent-style-name="Default"/>
    <style:style style:name="ce1286" style:family="table-cell" style:parent-style-name="Default"/>
    <style:style style:name="ce1287" style:family="table-cell" style:parent-style-name="Default"/>
    <style:style style:name="ce1288" style:family="table-cell" style:parent-style-name="Default"/>
    <style:style style:name="ce1289" style:family="table-cell" style:parent-style-name="Default"/>
    <style:style style:name="ce1290" style:family="table-cell" style:parent-style-name="Default"/>
    <style:style style:name="ce1291" style:family="table-cell" style:parent-style-name="Default"/>
    <style:style style:name="ce1292" style:family="table-cell" style:parent-style-name="Default"/>
    <style:style style:name="ce1293" style:family="table-cell" style:parent-style-name="Default"/>
    <style:style style:name="ce1294" style:family="table-cell" style:parent-style-name="Default"/>
    <style:style style:name="ce1295" style:family="table-cell" style:parent-style-name="Default"/>
    <style:style style:name="ce1296" style:family="table-cell" style:parent-style-name="Default"/>
    <style:style style:name="ce1297" style:family="table-cell" style:parent-style-name="Default"/>
    <style:style style:name="ce1298" style:family="table-cell" style:parent-style-name="Default"/>
    <style:style style:name="ce1299" style:family="table-cell" style:parent-style-name="Default"/>
    <style:style style:name="ce1300" style:family="table-cell" style:parent-style-name="Default"/>
    <style:style style:name="ce1301" style:family="table-cell" style:parent-style-name="Default"/>
    <style:style style:name="ce1302" style:family="table-cell" style:parent-style-name="Default"/>
    <style:style style:name="ce1303" style:family="table-cell" style:parent-style-name="Default"/>
    <style:style style:name="ce1304" style:family="table-cell" style:parent-style-name="Default"/>
    <style:style style:name="ce1305" style:family="table-cell" style:parent-style-name="Default"/>
    <style:style style:name="ce1306" style:family="table-cell" style:parent-style-name="Default"/>
    <style:style style:name="ce1307" style:family="table-cell" style:parent-style-name="Default"/>
    <style:style style:name="ce1308" style:family="table-cell" style:parent-style-name="Default"/>
    <style:style style:name="ce1309" style:family="table-cell" style:parent-style-name="Default"/>
    <style:style style:name="ce1310" style:family="table-cell" style:parent-style-name="Default"/>
    <style:style style:name="ce1311" style:family="table-cell" style:parent-style-name="Default"/>
    <style:style style:name="ce1312" style:family="table-cell" style:parent-style-name="Default"/>
    <style:style style:name="ce1313" style:family="table-cell" style:parent-style-name="Default"/>
    <style:style style:name="ce1314" style:family="table-cell" style:parent-style-name="Default"/>
    <style:style style:name="ce1315" style:family="table-cell" style:parent-style-name="Default"/>
    <style:style style:name="ce1316" style:family="table-cell" style:parent-style-name="Default"/>
    <style:style style:name="ce1317" style:family="table-cell" style:parent-style-name="Default"/>
    <style:style style:name="ce1318" style:family="table-cell" style:parent-style-name="Default"/>
    <style:style style:name="ce1319" style:family="table-cell" style:parent-style-name="Default"/>
    <style:style style:name="ce1320" style:family="table-cell" style:parent-style-name="Default"/>
    <style:style style:name="ce1321" style:family="table-cell" style:parent-style-name="Default"/>
    <style:style style:name="ce1322" style:family="table-cell" style:parent-style-name="Default"/>
    <style:style style:name="ce1323" style:family="table-cell" style:parent-style-name="Default"/>
    <style:style style:name="ce1324" style:family="table-cell" style:parent-style-name="Default"/>
    <style:style style:name="ce1325" style:family="table-cell" style:parent-style-name="Default"/>
    <style:style style:name="ce1326" style:family="table-cell" style:parent-style-name="Default"/>
    <style:style style:name="ce1327" style:family="table-cell" style:parent-style-name="Default"/>
    <style:style style:name="ce1328" style:family="table-cell" style:parent-style-name="Default"/>
    <style:style style:name="ce1329" style:family="table-cell" style:parent-style-name="Default"/>
    <style:style style:name="ce1330" style:family="table-cell" style:parent-style-name="Default"/>
    <style:style style:name="ce1331" style:family="table-cell" style:parent-style-name="Default"/>
    <style:style style:name="ce1332" style:family="table-cell" style:parent-style-name="Default"/>
    <style:style style:name="ce1333" style:family="table-cell" style:parent-style-name="Default"/>
    <style:style style:name="ce1334" style:family="table-cell" style:parent-style-name="Default"/>
    <style:style style:name="ce1335" style:family="table-cell" style:parent-style-name="Default"/>
    <style:style style:name="ce1336" style:family="table-cell" style:parent-style-name="Default"/>
    <style:style style:name="ce1337" style:family="table-cell" style:parent-style-name="Default"/>
    <style:style style:name="ce1338" style:family="table-cell" style:parent-style-name="Default"/>
    <style:style style:name="ce1339" style:family="table-cell" style:parent-style-name="Default"/>
    <style:style style:name="ce1340" style:family="table-cell" style:parent-style-name="Default"/>
    <style:style style:name="ce1341" style:family="table-cell" style:parent-style-name="Default"/>
    <style:style style:name="ce1342" style:family="table-cell" style:parent-style-name="Default"/>
    <style:style style:name="ce1343" style:family="table-cell" style:parent-style-name="Default"/>
    <style:style style:name="ce1344" style:family="table-cell" style:parent-style-name="Default"/>
    <style:style style:name="ce1345" style:family="table-cell" style:parent-style-name="Default"/>
    <style:style style:name="ce1346" style:family="table-cell" style:parent-style-name="Default"/>
    <style:style style:name="ce1347" style:family="table-cell" style:parent-style-name="Default"/>
    <style:style style:name="ce1348" style:family="table-cell" style:parent-style-name="Default"/>
    <style:style style:name="ce1349" style:family="table-cell" style:parent-style-name="Default"/>
    <style:style style:name="ce1350" style:family="table-cell" style:parent-style-name="Default"/>
    <style:style style:name="ce1351" style:family="table-cell" style:parent-style-name="Default"/>
    <style:style style:name="ce1352" style:family="table-cell" style:parent-style-name="Default"/>
    <style:style style:name="ce1353" style:family="table-cell" style:parent-style-name="Default"/>
    <style:style style:name="ce1354" style:family="table-cell" style:parent-style-name="Default"/>
    <style:style style:name="ce1355" style:family="table-cell" style:parent-style-name="Default"/>
    <style:style style:name="ce1356" style:family="table-cell" style:parent-style-name="Default"/>
    <style:style style:name="ce1357" style:family="table-cell" style:parent-style-name="Default"/>
    <style:style style:name="ce1358" style:family="table-cell" style:parent-style-name="Default"/>
    <style:style style:name="ce1359" style:family="table-cell" style:parent-style-name="Default"/>
    <style:style style:name="ce1360" style:family="table-cell" style:parent-style-name="Default"/>
    <style:style style:name="ce1361" style:family="table-cell" style:parent-style-name="Default"/>
    <style:style style:name="ce1362" style:family="table-cell" style:parent-style-name="Default"/>
    <style:style style:name="ce1363" style:family="table-cell" style:parent-style-name="Default"/>
    <style:style style:name="ce1364" style:family="table-cell" style:parent-style-name="Default"/>
    <style:style style:name="ce1365" style:family="table-cell" style:parent-style-name="Default"/>
    <style:style style:name="ce1366" style:family="table-cell" style:parent-style-name="Default"/>
    <style:style style:name="ce1367" style:family="table-cell" style:parent-style-name="Default"/>
    <style:style style:name="ce1368" style:family="table-cell" style:parent-style-name="Default"/>
    <style:style style:name="ce1369" style:family="table-cell" style:parent-style-name="Default"/>
    <style:style style:name="ce1370" style:family="table-cell" style:parent-style-name="Default"/>
    <style:style style:name="ce1371" style:family="table-cell" style:parent-style-name="Default"/>
    <style:style style:name="ce1372" style:family="table-cell" style:parent-style-name="Default"/>
    <style:style style:name="ce1373" style:family="table-cell" style:parent-style-name="Default"/>
    <style:style style:name="ce1374" style:family="table-cell" style:parent-style-name="Default"/>
    <style:style style:name="ce1375" style:family="table-cell" style:parent-style-name="Default"/>
    <style:style style:name="ce1376" style:family="table-cell" style:parent-style-name="Default"/>
    <style:style style:name="ce1377" style:family="table-cell" style:parent-style-name="Default"/>
    <style:style style:name="ce1378" style:family="table-cell" style:parent-style-name="Default"/>
    <style:style style:name="ce1379" style:family="table-cell" style:parent-style-name="Default"/>
    <style:style style:name="ce1380" style:family="table-cell" style:parent-style-name="Default"/>
    <style:style style:name="ce1381" style:family="table-cell" style:parent-style-name="Default"/>
    <style:style style:name="ce1382" style:family="table-cell" style:parent-style-name="Default"/>
    <style:style style:name="ce1383" style:family="table-cell" style:parent-style-name="Default"/>
    <style:style style:name="ce1384" style:family="table-cell" style:parent-style-name="Default"/>
    <style:style style:name="ce1385" style:family="table-cell" style:parent-style-name="Default"/>
    <style:style style:name="ce1386" style:family="table-cell" style:parent-style-name="Default"/>
    <style:style style:name="ce1387" style:family="table-cell" style:parent-style-name="Default"/>
    <style:style style:name="ce1388" style:family="table-cell" style:parent-style-name="Default"/>
    <style:style style:name="ce1389" style:family="table-cell" style:parent-style-name="Default"/>
    <style:style style:name="ce1390" style:family="table-cell" style:parent-style-name="Default"/>
    <style:style style:name="ce1391" style:family="table-cell" style:parent-style-name="Default"/>
    <style:style style:name="ce1392" style:family="table-cell" style:parent-style-name="Default"/>
    <style:style style:name="ce1393" style:family="table-cell" style:parent-style-name="Default"/>
    <style:style style:name="ce1394" style:family="table-cell" style:parent-style-name="Default"/>
    <style:style style:name="ce1395" style:family="table-cell" style:parent-style-name="Default"/>
    <style:style style:name="ce1396" style:family="table-cell" style:parent-style-name="Default"/>
    <style:style style:name="ce1397" style:family="table-cell" style:parent-style-name="Default"/>
    <style:style style:name="ce1398" style:family="table-cell" style:parent-style-name="Default"/>
    <style:style style:name="ce1399" style:family="table-cell" style:parent-style-name="Default"/>
    <style:style style:name="ce1400" style:family="table-cell" style:parent-style-name="Default"/>
    <style:style style:name="ce1401" style:family="table-cell" style:parent-style-name="Default"/>
    <style:style style:name="ce1402" style:family="table-cell" style:parent-style-name="Default"/>
    <style:style style:name="ce1403" style:family="table-cell" style:parent-style-name="Default"/>
    <style:style style:name="ce1404" style:family="table-cell" style:parent-style-name="Default"/>
    <style:style style:name="ce1405" style:family="table-cell" style:parent-style-name="Default"/>
    <style:style style:name="ce1406" style:family="table-cell" style:parent-style-name="Default"/>
    <style:style style:name="ce1407" style:family="table-cell" style:parent-style-name="Default"/>
    <style:style style:name="ce1408" style:family="table-cell" style:parent-style-name="Default"/>
    <style:style style:name="ce1409" style:family="table-cell" style:parent-style-name="Default"/>
    <style:style style:name="ce1410" style:family="table-cell" style:parent-style-name="Default"/>
    <style:style style:name="ce1411" style:family="table-cell" style:parent-style-name="Default"/>
    <style:style style:name="ce1412" style:family="table-cell" style:parent-style-name="Default"/>
    <style:style style:name="ce1413" style:family="table-cell" style:parent-style-name="Default"/>
    <style:style style:name="ce1414" style:family="table-cell" style:parent-style-name="Default"/>
    <style:style style:name="ce1415" style:family="table-cell" style:parent-style-name="Default"/>
    <style:style style:name="ce1416" style:family="table-cell" style:parent-style-name="Default"/>
    <style:style style:name="ce1417" style:family="table-cell" style:parent-style-name="Default"/>
    <style:style style:name="ce1418" style:family="table-cell" style:parent-style-name="Default"/>
    <style:style style:name="ce1419" style:family="table-cell" style:parent-style-name="Default"/>
    <style:style style:name="ce1420" style:family="table-cell" style:parent-style-name="Default"/>
    <style:style style:name="ce1421" style:family="table-cell" style:parent-style-name="Default"/>
    <style:style style:name="ce1422" style:family="table-cell" style:parent-style-name="Default"/>
    <style:style style:name="ce1423" style:family="table-cell" style:parent-style-name="Default"/>
    <style:style style:name="ce1424" style:family="table-cell" style:parent-style-name="Default"/>
    <style:style style:name="ce1425" style:family="table-cell" style:parent-style-name="Default"/>
    <style:style style:name="ce1426" style:family="table-cell" style:parent-style-name="Default"/>
    <style:style style:name="ce1427" style:family="table-cell" style:parent-style-name="Default"/>
    <style:style style:name="ce1428" style:family="table-cell" style:parent-style-name="Default"/>
    <style:style style:name="ce1429" style:family="table-cell" style:parent-style-name="Default"/>
    <style:style style:name="ce1430" style:family="table-cell" style:parent-style-name="Default"/>
    <style:style style:name="ce1431" style:family="table-cell" style:parent-style-name="Default"/>
    <style:style style:name="ce1432" style:family="table-cell" style:parent-style-name="Default"/>
    <style:style style:name="ce1433" style:family="table-cell" style:parent-style-name="Default"/>
    <style:style style:name="ce1434" style:family="table-cell" style:parent-style-name="Default"/>
    <style:style style:name="ce1435" style:family="table-cell" style:parent-style-name="Default"/>
    <style:style style:name="ce1436" style:family="table-cell" style:parent-style-name="Default"/>
    <style:style style:name="ce1437" style:family="table-cell" style:parent-style-name="Default"/>
    <style:style style:name="ce1438" style:family="table-cell" style:parent-style-name="Default"/>
    <style:style style:name="ce1439" style:family="table-cell" style:parent-style-name="Default"/>
    <style:style style:name="ce1440" style:family="table-cell" style:parent-style-name="Default"/>
    <style:style style:name="ce1441" style:family="table-cell" style:parent-style-name="Default"/>
    <style:style style:name="ce1442" style:family="table-cell" style:parent-style-name="Default"/>
    <style:style style:name="ce1443" style:family="table-cell" style:parent-style-name="Default"/>
    <style:style style:name="ce1444" style:family="table-cell" style:parent-style-name="Default"/>
    <style:style style:name="ce1445" style:family="table-cell" style:parent-style-name="Default"/>
    <style:style style:name="ce1446" style:family="table-cell" style:parent-style-name="Default"/>
    <style:style style:name="ce1447" style:family="table-cell" style:parent-style-name="Default"/>
    <style:style style:name="ce1448" style:family="table-cell" style:parent-style-name="Default"/>
    <style:style style:name="ce1449" style:family="table-cell" style:parent-style-name="Default"/>
    <style:style style:name="ce1450" style:family="table-cell" style:parent-style-name="Default"/>
    <style:style style:name="ce1451" style:family="table-cell" style:parent-style-name="Default"/>
    <style:style style:name="ce1452" style:family="table-cell" style:parent-style-name="Default"/>
    <style:style style:name="ce1453" style:family="table-cell" style:parent-style-name="Default"/>
    <style:style style:name="ce1454" style:family="table-cell" style:parent-style-name="Default"/>
    <style:style style:name="ce1455" style:family="table-cell" style:parent-style-name="Default"/>
    <style:style style:name="ce1456" style:family="table-cell" style:parent-style-name="Default"/>
    <style:style style:name="ce1457" style:family="table-cell" style:parent-style-name="Default"/>
    <style:style style:name="ce1458" style:family="table-cell" style:parent-style-name="Default"/>
    <style:style style:name="ce1459" style:family="table-cell" style:parent-style-name="Default"/>
    <style:style style:name="ce1460" style:family="table-cell" style:parent-style-name="Default"/>
    <style:style style:name="ce1461" style:family="table-cell" style:parent-style-name="Default"/>
    <style:style style:name="ce1462" style:family="table-cell" style:parent-style-name="Default"/>
    <style:style style:name="ce1463" style:family="table-cell" style:parent-style-name="Default"/>
    <style:style style:name="ce1464" style:family="table-cell" style:parent-style-name="Default"/>
    <style:style style:name="ce1465" style:family="table-cell" style:parent-style-name="Default"/>
    <style:style style:name="ce1466" style:family="table-cell" style:parent-style-name="Default"/>
    <style:style style:name="ce1467" style:family="table-cell" style:parent-style-name="Default"/>
    <style:style style:name="ce1468" style:family="table-cell" style:parent-style-name="Default"/>
    <style:style style:name="ce1469" style:family="table-cell" style:parent-style-name="Default"/>
    <style:style style:name="ce1470" style:family="table-cell" style:parent-style-name="Default"/>
    <style:style style:name="ce1471" style:family="table-cell" style:parent-style-name="Default"/>
    <style:style style:name="ce1472" style:family="table-cell" style:parent-style-name="Default"/>
    <style:style style:name="ce1473" style:family="table-cell" style:parent-style-name="Default"/>
    <style:style style:name="ce1474" style:family="table-cell" style:parent-style-name="Default"/>
    <style:style style:name="ce1475" style:family="table-cell" style:parent-style-name="Default"/>
    <style:style style:name="ce1476" style:family="table-cell" style:parent-style-name="Default"/>
    <style:style style:name="ce1477" style:family="table-cell" style:parent-style-name="Default"/>
    <style:style style:name="ce1478" style:family="table-cell" style:parent-style-name="Default"/>
    <style:style style:name="ce1479" style:family="table-cell" style:parent-style-name="Default"/>
    <style:style style:name="ce1480" style:family="table-cell" style:parent-style-name="Default"/>
    <style:style style:name="ce1481" style:family="table-cell" style:parent-style-name="Default"/>
    <style:style style:name="ce1482" style:family="table-cell" style:parent-style-name="Default"/>
    <style:style style:name="ce1483" style:family="table-cell" style:parent-style-name="Default"/>
    <style:style style:name="ce1484" style:family="table-cell" style:parent-style-name="Default"/>
    <style:style style:name="ce1485" style:family="table-cell" style:parent-style-name="Default"/>
    <style:style style:name="ce1486" style:family="table-cell" style:parent-style-name="Default"/>
    <style:style style:name="ce1487" style:family="table-cell" style:parent-style-name="Default"/>
    <style:style style:name="ce1488" style:family="table-cell" style:parent-style-name="Default"/>
    <style:style style:name="ce1489" style:family="table-cell" style:parent-style-name="Default"/>
    <style:style style:name="ce1490" style:family="table-cell" style:parent-style-name="Default"/>
    <style:style style:name="ce1491" style:family="table-cell" style:parent-style-name="Default"/>
    <style:style style:name="ce1492" style:family="table-cell" style:parent-style-name="Default"/>
    <style:style style:name="ce1493" style:family="table-cell" style:parent-style-name="Default"/>
    <style:style style:name="ce1494" style:family="table-cell" style:parent-style-name="Default"/>
    <style:style style:name="ce1495" style:family="table-cell" style:parent-style-name="Default"/>
    <style:style style:name="ce1496" style:family="table-cell" style:parent-style-name="Default"/>
    <style:style style:name="ce1497" style:family="table-cell" style:parent-style-name="Default"/>
    <style:style style:name="ce1498" style:family="table-cell" style:parent-style-name="Default"/>
    <style:style style:name="ce1499" style:family="table-cell" style:parent-style-name="Default"/>
    <style:style style:name="ce1500" style:family="table-cell" style:parent-style-name="Default"/>
    <style:style style:name="ce1501" style:family="table-cell" style:parent-style-name="Default"/>
    <style:style style:name="ce1502" style:family="table-cell" style:parent-style-name="Default"/>
    <style:style style:name="ce1503" style:family="table-cell" style:parent-style-name="Default"/>
    <style:style style:name="ce1504" style:family="table-cell" style:parent-style-name="Default"/>
    <style:style style:name="ce1505" style:family="table-cell" style:parent-style-name="Default"/>
    <style:style style:name="ce1506" style:family="table-cell" style:parent-style-name="Default"/>
    <style:style style:name="ce1507" style:family="table-cell" style:parent-style-name="Default"/>
    <style:style style:name="ce1508" style:family="table-cell" style:parent-style-name="Default"/>
    <style:style style:name="ce1509" style:family="table-cell" style:parent-style-name="Default"/>
    <style:style style:name="ce1510" style:family="table-cell" style:parent-style-name="Default"/>
    <style:style style:name="ce1511" style:family="table-cell" style:parent-style-name="Default"/>
    <style:style style:name="ce1512" style:family="table-cell" style:parent-style-name="Default"/>
    <style:style style:name="ce1513" style:family="table-cell" style:parent-style-name="Default"/>
    <style:style style:name="ce1514" style:family="table-cell" style:parent-style-name="Default"/>
    <style:style style:name="ce1515" style:family="table-cell" style:parent-style-name="Default"/>
    <style:style style:name="ce1516" style:family="table-cell" style:parent-style-name="Default"/>
    <style:style style:name="ce1517" style:family="table-cell" style:parent-style-name="Default"/>
    <style:style style:name="ce1518" style:family="table-cell" style:parent-style-name="Default"/>
    <style:style style:name="ce1519" style:family="table-cell" style:parent-style-name="Default"/>
    <style:style style:name="ce1520" style:family="table-cell" style:parent-style-name="Default"/>
    <style:style style:name="ce1521" style:family="table-cell" style:parent-style-name="Default"/>
    <style:style style:name="ce1522" style:family="table-cell" style:parent-style-name="Default"/>
    <style:style style:name="ce1523" style:family="table-cell" style:parent-style-name="Default"/>
    <style:style style:name="ce1524" style:family="table-cell" style:parent-style-name="Default"/>
    <style:style style:name="ce1525" style:family="table-cell" style:parent-style-name="Default"/>
    <style:style style:name="ce1526" style:family="table-cell" style:parent-style-name="Default"/>
    <style:style style:name="ce1527" style:family="table-cell" style:parent-style-name="Default"/>
    <style:style style:name="ce1528" style:family="table-cell" style:parent-style-name="Default"/>
    <style:style style:name="ce1529" style:family="table-cell" style:parent-style-name="Default"/>
    <style:style style:name="ce1530" style:family="table-cell" style:parent-style-name="Default"/>
    <style:style style:name="ce1531" style:family="table-cell" style:parent-style-name="Default"/>
    <style:style style:name="ce1532" style:family="table-cell" style:parent-style-name="Default"/>
    <style:style style:name="ce1533" style:family="table-cell" style:parent-style-name="Default"/>
    <style:style style:name="ce1534" style:family="table-cell" style:parent-style-name="Default"/>
    <style:style style:name="ce1535" style:family="table-cell" style:parent-style-name="Default"/>
    <style:style style:name="ce1536" style:family="table-cell" style:parent-style-name="Default"/>
    <style:style style:name="ce1537" style:family="table-cell" style:parent-style-name="Default"/>
    <style:style style:name="ce1538" style:family="table-cell" style:parent-style-name="Default"/>
    <style:style style:name="ce1539" style:family="table-cell" style:parent-style-name="Default"/>
    <style:style style:name="ce1540" style:family="table-cell" style:parent-style-name="Default"/>
    <style:style style:name="ce1541" style:family="table-cell" style:parent-style-name="Default"/>
    <style:style style:name="ce1542" style:family="table-cell" style:parent-style-name="Default"/>
    <style:style style:name="ce1543" style:family="table-cell" style:parent-style-name="Default"/>
    <style:style style:name="ce1544" style:family="table-cell" style:parent-style-name="Default"/>
    <style:style style:name="ce1545" style:family="table-cell" style:parent-style-name="Default"/>
    <style:style style:name="ce1546" style:family="table-cell" style:parent-style-name="Default"/>
    <style:style style:name="ce1547" style:family="table-cell" style:parent-style-name="Default"/>
    <style:style style:name="ce1548" style:family="table-cell" style:parent-style-name="Default"/>
    <style:style style:name="ce1549" style:family="table-cell" style:parent-style-name="Default"/>
    <style:style style:name="ce1550" style:family="table-cell" style:parent-style-name="Default"/>
    <style:style style:name="ce1551" style:family="table-cell" style:parent-style-name="Default"/>
    <style:style style:name="ce1552" style:family="table-cell" style:parent-style-name="Default"/>
    <style:style style:name="ce1553" style:family="table-cell" style:parent-style-name="Default"/>
    <style:style style:name="ce1554" style:family="table-cell" style:parent-style-name="Default"/>
    <style:style style:name="ce1555" style:family="table-cell" style:parent-style-name="Default"/>
    <style:style style:name="ce1556" style:family="table-cell" style:parent-style-name="Default"/>
    <style:style style:name="ce1557" style:family="table-cell" style:parent-style-name="Default"/>
    <style:style style:name="ce1558" style:family="table-cell" style:parent-style-name="Default"/>
    <style:style style:name="ce1559" style:family="table-cell" style:parent-style-name="Default"/>
    <style:style style:name="ce1560" style:family="table-cell" style:parent-style-name="Default"/>
    <style:style style:name="ce1561" style:family="table-cell" style:parent-style-name="Default"/>
    <style:style style:name="ce1562" style:family="table-cell" style:parent-style-name="Default"/>
    <style:style style:name="ce1563" style:family="table-cell" style:parent-style-name="Default"/>
    <style:style style:name="ce1564" style:family="table-cell" style:parent-style-name="Default"/>
    <style:style style:name="ce1565" style:family="table-cell" style:parent-style-name="Default"/>
    <style:style style:name="ce1566" style:family="table-cell" style:parent-style-name="Default"/>
    <style:style style:name="ce1567" style:family="table-cell" style:parent-style-name="Default"/>
    <style:style style:name="ce1568" style:family="table-cell" style:parent-style-name="Default"/>
    <style:style style:name="ce1569" style:family="table-cell" style:parent-style-name="Default"/>
    <style:style style:name="ce1570" style:family="table-cell" style:parent-style-name="Default"/>
    <style:style style:name="ce1571" style:family="table-cell" style:parent-style-name="Default"/>
    <style:style style:name="ce1572" style:family="table-cell" style:parent-style-name="Default"/>
    <style:style style:name="ce1573" style:family="table-cell" style:parent-style-name="Default"/>
    <style:style style:name="ce1574" style:family="table-cell" style:parent-style-name="Default"/>
    <style:style style:name="ce1575" style:family="table-cell" style:parent-style-name="Default"/>
    <style:style style:name="ce1576" style:family="table-cell" style:parent-style-name="Default"/>
    <style:style style:name="ce1577" style:family="table-cell" style:parent-style-name="Default"/>
    <style:style style:name="ce1578" style:family="table-cell" style:parent-style-name="Default"/>
    <style:style style:name="ce1579" style:family="table-cell" style:parent-style-name="Default"/>
    <style:style style:name="ce1580" style:family="table-cell" style:parent-style-name="Default"/>
    <style:style style:name="ce1581" style:family="table-cell" style:parent-style-name="Default"/>
    <style:style style:name="ce1582" style:family="table-cell" style:parent-style-name="Default"/>
    <style:style style:name="ce1583" style:family="table-cell" style:parent-style-name="Default"/>
    <style:style style:name="ce1584" style:family="table-cell" style:parent-style-name="Default"/>
    <style:style style:name="ce1585" style:family="table-cell" style:parent-style-name="Default"/>
    <style:style style:name="ce1586" style:family="table-cell" style:parent-style-name="Default"/>
    <style:style style:name="ce1587" style:family="table-cell" style:parent-style-name="Default"/>
    <style:style style:name="ce1588" style:family="table-cell" style:parent-style-name="Default"/>
    <style:style style:name="ce1589" style:family="table-cell" style:parent-style-name="Default"/>
    <style:style style:name="ce1590" style:family="table-cell" style:parent-style-name="Default"/>
    <style:style style:name="ce1591" style:family="table-cell" style:parent-style-name="Default"/>
    <style:style style:name="ce1592" style:family="table-cell" style:parent-style-name="Default"/>
    <style:style style:name="ce1593" style:family="table-cell" style:parent-style-name="Default"/>
    <style:style style:name="ce1594" style:family="table-cell" style:parent-style-name="Default"/>
    <style:style style:name="ce1595" style:family="table-cell" style:parent-style-name="Default"/>
    <style:style style:name="ce1596" style:family="table-cell" style:parent-style-name="Default"/>
    <style:style style:name="ce1597" style:family="table-cell" style:parent-style-name="Default"/>
    <style:style style:name="ce1598" style:family="table-cell" style:parent-style-name="Default"/>
    <style:style style:name="ce1599" style:family="table-cell" style:parent-style-name="Default"/>
    <style:style style:name="ce1600" style:family="table-cell" style:parent-style-name="Default"/>
    <style:style style:name="ce1601" style:family="table-cell" style:parent-style-name="Default"/>
    <style:style style:name="ce1602" style:family="table-cell" style:parent-style-name="Default"/>
    <style:style style:name="ce1603" style:family="table-cell" style:parent-style-name="Default"/>
    <style:style style:name="ce1604" style:family="table-cell" style:parent-style-name="Default"/>
    <style:style style:name="ce1605" style:family="table-cell" style:parent-style-name="Default"/>
    <style:style style:name="ce1606" style:family="table-cell" style:parent-style-name="Default"/>
    <style:style style:name="ce1607" style:family="table-cell" style:parent-style-name="Default"/>
    <style:style style:name="ce1608" style:family="table-cell" style:parent-style-name="Default"/>
    <style:style style:name="ce1609" style:family="table-cell" style:parent-style-name="Default"/>
    <style:style style:name="ce1610" style:family="table-cell" style:parent-style-name="Default"/>
    <style:style style:name="ce1611" style:family="table-cell" style:parent-style-name="Default"/>
    <style:style style:name="ce1612" style:family="table-cell" style:parent-style-name="Default"/>
    <style:style style:name="ce1613" style:family="table-cell" style:parent-style-name="Default"/>
    <style:style style:name="ce1614" style:family="table-cell" style:parent-style-name="Default"/>
    <style:style style:name="ce1615" style:family="table-cell" style:parent-style-name="Default"/>
    <style:style style:name="ce1616" style:family="table-cell" style:parent-style-name="Default"/>
    <style:style style:name="ce1617" style:family="table-cell" style:parent-style-name="Default"/>
    <style:style style:name="ce1618" style:family="table-cell" style:parent-style-name="Default"/>
    <style:style style:name="ce1619" style:family="table-cell" style:parent-style-name="Default"/>
    <style:style style:name="ce1620" style:family="table-cell" style:parent-style-name="Default"/>
    <style:style style:name="ce1621" style:family="table-cell" style:parent-style-name="Default"/>
    <style:style style:name="ce1622" style:family="table-cell" style:parent-style-name="Default"/>
    <style:style style:name="ce1623" style:family="table-cell" style:parent-style-name="Default"/>
    <style:style style:name="ce1624" style:family="table-cell" style:parent-style-name="Default"/>
    <style:style style:name="ce1625" style:family="table-cell" style:parent-style-name="Default"/>
    <style:style style:name="ce1626" style:family="table-cell" style:parent-style-name="Default"/>
    <style:style style:name="ce1627" style:family="table-cell" style:parent-style-name="Default"/>
    <style:style style:name="ce1628" style:family="table-cell" style:parent-style-name="Default"/>
    <style:style style:name="ce1629" style:family="table-cell" style:parent-style-name="Default"/>
    <style:style style:name="ce1630" style:family="table-cell" style:parent-style-name="Default"/>
    <style:style style:name="ce1631" style:family="table-cell" style:parent-style-name="Default"/>
    <style:style style:name="ce1632" style:family="table-cell" style:parent-style-name="Default"/>
    <style:style style:name="ce1633" style:family="table-cell" style:parent-style-name="Default"/>
    <style:style style:name="ce1634" style:family="table-cell" style:parent-style-name="Default"/>
    <style:style style:name="ce1635" style:family="table-cell" style:parent-style-name="Default"/>
    <style:style style:name="ce1636" style:family="table-cell" style:parent-style-name="Default"/>
    <style:style style:name="ce1637" style:family="table-cell" style:parent-style-name="Default"/>
    <style:style style:name="ce1638" style:family="table-cell" style:parent-style-name="Default"/>
    <style:style style:name="ce1639" style:family="table-cell" style:parent-style-name="Default"/>
    <style:style style:name="ce1640" style:family="table-cell" style:parent-style-name="Default"/>
    <style:style style:name="ce1641" style:family="table-cell" style:parent-style-name="Default"/>
    <style:style style:name="ce1642" style:family="table-cell" style:parent-style-name="Default"/>
    <style:style style:name="ce1643" style:family="table-cell" style:parent-style-name="Default"/>
    <style:style style:name="ce1644" style:family="table-cell" style:parent-style-name="Default"/>
    <style:style style:name="ce1645" style:family="table-cell" style:parent-style-name="Default"/>
    <style:style style:name="ce1646" style:family="table-cell" style:parent-style-name="Default"/>
    <style:style style:name="ce1647" style:family="table-cell" style:parent-style-name="Default"/>
    <style:style style:name="ce1648" style:family="table-cell" style:parent-style-name="Default"/>
    <style:style style:name="ce1649" style:family="table-cell" style:parent-style-name="Default"/>
    <style:style style:name="ce1650" style:family="table-cell" style:parent-style-name="Default"/>
    <style:style style:name="ce1651" style:family="table-cell" style:parent-style-name="Default"/>
    <style:style style:name="ce1652" style:family="table-cell" style:parent-style-name="Default"/>
    <style:style style:name="ce1653" style:family="table-cell" style:parent-style-name="Default"/>
    <style:style style:name="ce1654" style:family="table-cell" style:parent-style-name="Default"/>
    <style:style style:name="ce1655" style:family="table-cell" style:parent-style-name="Default"/>
    <style:style style:name="ce1656" style:family="table-cell" style:parent-style-name="Default"/>
    <style:style style:name="ce1657" style:family="table-cell" style:parent-style-name="Default"/>
    <style:style style:name="ce1658" style:family="table-cell" style:parent-style-name="Default"/>
    <style:style style:name="ce1659" style:family="table-cell" style:parent-style-name="Default"/>
    <style:style style:name="ce1660" style:family="table-cell" style:parent-style-name="Default"/>
    <style:style style:name="ce1661" style:family="table-cell" style:parent-style-name="Default"/>
    <style:style style:name="ce1662" style:family="table-cell" style:parent-style-name="Default"/>
    <style:style style:name="ce1663" style:family="table-cell" style:parent-style-name="Default"/>
    <style:style style:name="ce1664" style:family="table-cell" style:parent-style-name="Default"/>
    <style:style style:name="ce1665" style:family="table-cell" style:parent-style-name="Default"/>
    <style:style style:name="ce1666" style:family="table-cell" style:parent-style-name="Default"/>
    <style:style style:name="ce1667" style:family="table-cell" style:parent-style-name="Default"/>
    <style:style style:name="ce1668" style:family="table-cell" style:parent-style-name="Default"/>
    <style:style style:name="ce1669" style:family="table-cell" style:parent-style-name="Default"/>
    <style:style style:name="ce1670" style:family="table-cell" style:parent-style-name="Default"/>
    <style:style style:name="ce1671" style:family="table-cell" style:parent-style-name="Default"/>
    <style:style style:name="ce1672" style:family="table-cell" style:parent-style-name="Default"/>
    <style:style style:name="ce1673" style:family="table-cell" style:parent-style-name="Default"/>
    <style:style style:name="ce1674" style:family="table-cell" style:parent-style-name="Default"/>
    <style:style style:name="ce1675" style:family="table-cell" style:parent-style-name="Default"/>
    <style:style style:name="ce1676" style:family="table-cell" style:parent-style-name="Default"/>
    <style:style style:name="ce1677" style:family="table-cell" style:parent-style-name="Default"/>
    <style:style style:name="ce1678" style:family="table-cell" style:parent-style-name="Default"/>
    <style:style style:name="ce1679" style:family="table-cell" style:parent-style-name="Default"/>
    <style:style style:name="ce1680" style:family="table-cell" style:parent-style-name="Default"/>
    <style:style style:name="ce1681" style:family="table-cell" style:parent-style-name="Default"/>
    <style:style style:name="ce1682" style:family="table-cell" style:parent-style-name="Default"/>
    <style:style style:name="ce1683" style:family="table-cell" style:parent-style-name="Default"/>
    <style:style style:name="ce1684" style:family="table-cell" style:parent-style-name="Default"/>
    <style:style style:name="ce1685" style:family="table-cell" style:parent-style-name="Default"/>
    <style:style style:name="ce1686" style:family="table-cell" style:parent-style-name="Default"/>
    <style:style style:name="ce1687" style:family="table-cell" style:parent-style-name="Default"/>
    <style:style style:name="ce1688" style:family="table-cell" style:parent-style-name="Default"/>
    <style:style style:name="ce1689" style:family="table-cell" style:parent-style-name="Default"/>
    <style:style style:name="ce1690" style:family="table-cell" style:parent-style-name="Default"/>
    <style:style style:name="ce1691" style:family="table-cell" style:parent-style-name="Default"/>
    <style:style style:name="ce1692" style:family="table-cell" style:parent-style-name="Default"/>
    <style:style style:name="ce1693" style:family="table-cell" style:parent-style-name="Default"/>
    <style:style style:name="ce1694" style:family="table-cell" style:parent-style-name="Default"/>
    <style:style style:name="ce1695" style:family="table-cell" style:parent-style-name="Default"/>
    <style:style style:name="ce1696" style:family="table-cell" style:parent-style-name="Default"/>
    <style:style style:name="ce1697" style:family="table-cell" style:parent-style-name="Default"/>
    <style:style style:name="ce1698" style:family="table-cell" style:parent-style-name="Default"/>
    <style:style style:name="ce1699" style:family="table-cell" style:parent-style-name="Default"/>
    <style:style style:name="ce1700" style:family="table-cell" style:parent-style-name="Default"/>
    <style:style style:name="ce1701" style:family="table-cell" style:parent-style-name="Default"/>
    <style:style style:name="ce1702" style:family="table-cell" style:parent-style-name="Default"/>
    <style:style style:name="ce1703" style:family="table-cell" style:parent-style-name="Default"/>
    <style:style style:name="ce1704" style:family="table-cell" style:parent-style-name="Default"/>
    <style:style style:name="ce1705" style:family="table-cell" style:parent-style-name="Default"/>
    <style:style style:name="ce1706" style:family="table-cell" style:parent-style-name="Default"/>
    <style:style style:name="ce1707" style:family="table-cell" style:parent-style-name="Default"/>
    <style:style style:name="ce1708" style:family="table-cell" style:parent-style-name="Default"/>
    <style:style style:name="ce1709" style:family="table-cell" style:parent-style-name="Default"/>
    <style:style style:name="ce1710" style:family="table-cell" style:parent-style-name="Default"/>
    <style:style style:name="ce1711" style:family="table-cell" style:parent-style-name="Default"/>
    <style:style style:name="ce1712" style:family="table-cell" style:parent-style-name="Default"/>
    <style:style style:name="ce1713" style:family="table-cell" style:parent-style-name="Default"/>
    <style:style style:name="ce1714" style:family="table-cell" style:parent-style-name="Default"/>
    <style:style style:name="ce1715" style:family="table-cell" style:parent-style-name="Default"/>
    <style:style style:name="ce1716" style:family="table-cell" style:parent-style-name="Default"/>
    <style:style style:name="ce1717" style:family="table-cell" style:parent-style-name="Default"/>
    <style:style style:name="ce1718" style:family="table-cell" style:parent-style-name="Default"/>
    <style:style style:name="ce1719" style:family="table-cell" style:parent-style-name="Default"/>
    <style:style style:name="ce1720" style:family="table-cell" style:parent-style-name="Default"/>
    <style:style style:name="ce1721" style:family="table-cell" style:parent-style-name="Default"/>
    <style:style style:name="ce1722" style:family="table-cell" style:parent-style-name="Default"/>
    <style:style style:name="ce1723" style:family="table-cell" style:parent-style-name="Default"/>
    <style:style style:name="ce1724" style:family="table-cell" style:parent-style-name="Default"/>
    <style:style style:name="ce1725" style:family="table-cell" style:parent-style-name="Default"/>
    <style:style style:name="ce1726" style:family="table-cell" style:parent-style-name="Default"/>
    <style:style style:name="ce1727" style:family="table-cell" style:parent-style-name="Default"/>
    <style:style style:name="ce1728" style:family="table-cell" style:parent-style-name="Default"/>
    <style:style style:name="ce1729" style:family="table-cell" style:parent-style-name="Default"/>
    <style:style style:name="ce1730" style:family="table-cell" style:parent-style-name="Default"/>
    <style:style style:name="ce1731" style:family="table-cell" style:parent-style-name="Default"/>
    <style:style style:name="ce1732" style:family="table-cell" style:parent-style-name="Default"/>
    <style:style style:name="ce1733" style:family="table-cell" style:parent-style-name="Default"/>
    <style:style style:name="ce1734" style:family="table-cell" style:parent-style-name="Default"/>
    <style:style style:name="ce1735" style:family="table-cell" style:parent-style-name="Default"/>
    <style:style style:name="ce1736" style:family="table-cell" style:parent-style-name="Default"/>
    <style:style style:name="ce1737" style:family="table-cell" style:parent-style-name="Default"/>
    <style:style style:name="ce1738" style:family="table-cell" style:parent-style-name="Default"/>
    <style:style style:name="ce1739" style:family="table-cell" style:parent-style-name="Default"/>
    <style:style style:name="ce1740" style:family="table-cell" style:parent-style-name="Default"/>
    <style:style style:name="ce1741" style:family="table-cell" style:parent-style-name="Default"/>
    <style:style style:name="ce1742" style:family="table-cell" style:parent-style-name="Default"/>
    <style:style style:name="ce1743" style:family="table-cell" style:parent-style-name="Default"/>
    <style:style style:name="ce1744" style:family="table-cell" style:parent-style-name="Default"/>
    <style:style style:name="ce1745" style:family="table-cell" style:parent-style-name="Default"/>
    <style:style style:name="ce1746" style:family="table-cell" style:parent-style-name="Default"/>
    <style:style style:name="ce1747" style:family="table-cell" style:parent-style-name="Default"/>
    <style:style style:name="ce1748" style:family="table-cell" style:parent-style-name="Default"/>
    <style:style style:name="ce1749" style:family="table-cell" style:parent-style-name="Default"/>
    <style:style style:name="ce1750" style:family="table-cell" style:parent-style-name="Default"/>
    <style:style style:name="ce1751" style:family="table-cell" style:parent-style-name="Default"/>
    <style:style style:name="ce1752" style:family="table-cell" style:parent-style-name="Default"/>
    <style:style style:name="ce1753" style:family="table-cell" style:parent-style-name="Default"/>
    <style:style style:name="ce1754" style:family="table-cell" style:parent-style-name="Default"/>
    <style:style style:name="ce1755" style:family="table-cell" style:parent-style-name="Default"/>
    <style:style style:name="ce1756" style:family="table-cell" style:parent-style-name="Default"/>
    <style:style style:name="ce1757" style:family="table-cell" style:parent-style-name="Default"/>
    <style:style style:name="ce1758" style:family="table-cell" style:parent-style-name="Default"/>
    <style:style style:name="ce1759" style:family="table-cell" style:parent-style-name="Default"/>
    <style:style style:name="ce1760" style:family="table-cell" style:parent-style-name="Default"/>
    <style:style style:name="ce1761" style:family="table-cell" style:parent-style-name="Default"/>
    <style:style style:name="ce1762" style:family="table-cell" style:parent-style-name="Default"/>
    <style:style style:name="ce1763" style:family="table-cell" style:parent-style-name="Default"/>
    <style:style style:name="ce1764" style:family="table-cell" style:parent-style-name="Default"/>
    <style:style style:name="ce1765" style:family="table-cell" style:parent-style-name="Default"/>
    <style:style style:name="ce1766" style:family="table-cell" style:parent-style-name="Default"/>
    <style:style style:name="ce1767" style:family="table-cell" style:parent-style-name="Default"/>
    <style:style style:name="ce1768" style:family="table-cell" style:parent-style-name="Default"/>
    <style:style style:name="ce1769" style:family="table-cell" style:parent-style-name="Default"/>
    <style:style style:name="ce1770" style:family="table-cell" style:parent-style-name="Default"/>
    <style:style style:name="ce1771" style:family="table-cell" style:parent-style-name="Default"/>
    <style:style style:name="ce1772" style:family="table-cell" style:parent-style-name="Default"/>
    <style:style style:name="ce1773" style:family="table-cell" style:parent-style-name="Default"/>
    <style:style style:name="ce1774" style:family="table-cell" style:parent-style-name="Default"/>
    <style:style style:name="ce1775" style:family="table-cell" style:parent-style-name="Default"/>
    <style:style style:name="ce1776" style:family="table-cell" style:parent-style-name="Default"/>
    <style:style style:name="ce1777" style:family="table-cell" style:parent-style-name="Default"/>
    <style:style style:name="ce1778" style:family="table-cell" style:parent-style-name="Default"/>
    <style:style style:name="ce1779" style:family="table-cell" style:parent-style-name="Default"/>
    <style:style style:name="ce1780" style:family="table-cell" style:parent-style-name="Default"/>
    <style:style style:name="ce1781" style:family="table-cell" style:parent-style-name="Default"/>
    <style:style style:name="ce1782" style:family="table-cell" style:parent-style-name="Default"/>
    <style:style style:name="ce1783" style:family="table-cell" style:parent-style-name="Default"/>
    <style:style style:name="ce1784" style:family="table-cell" style:parent-style-name="Default"/>
    <style:style style:name="ce1785" style:family="table-cell" style:parent-style-name="Default"/>
    <style:style style:name="ce1786" style:family="table-cell" style:parent-style-name="Default"/>
    <style:style style:name="ce1787" style:family="table-cell" style:parent-style-name="Default"/>
    <style:style style:name="ce1788" style:family="table-cell" style:parent-style-name="Default"/>
    <style:style style:name="ce1789" style:family="table-cell" style:parent-style-name="Default"/>
    <style:style style:name="ce1790" style:family="table-cell" style:parent-style-name="Default"/>
    <style:style style:name="ce1791" style:family="table-cell" style:parent-style-name="Default"/>
    <style:style style:name="ce1792" style:family="table-cell" style:parent-style-name="Default"/>
    <style:style style:name="ce1793" style:family="table-cell" style:parent-style-name="Default"/>
    <style:style style:name="ce1794" style:family="table-cell" style:parent-style-name="Default"/>
    <style:style style:name="ce1795" style:family="table-cell" style:parent-style-name="Default"/>
    <style:style style:name="ce1796" style:family="table-cell" style:parent-style-name="Default"/>
    <style:style style:name="ce1797" style:family="table-cell" style:parent-style-name="Default"/>
    <style:style style:name="ce1798" style:family="table-cell" style:parent-style-name="Default"/>
    <style:style style:name="ce1799" style:family="table-cell" style:parent-style-name="Default"/>
    <style:style style:name="ce1800" style:family="table-cell" style:parent-style-name="Default"/>
    <style:style style:name="ce1801" style:family="table-cell" style:parent-style-name="Default"/>
    <style:style style:name="ce1802" style:family="table-cell" style:parent-style-name="Default"/>
    <style:style style:name="ce1803" style:family="table-cell" style:parent-style-name="Default"/>
    <style:style style:name="ce1804" style:family="table-cell" style:parent-style-name="Default"/>
    <style:style style:name="ce1805" style:family="table-cell" style:parent-style-name="Default"/>
    <style:style style:name="ce1806" style:family="table-cell" style:parent-style-name="Default"/>
    <style:style style:name="ce1807" style:family="table-cell" style:parent-style-name="Default"/>
    <style:style style:name="ce1808" style:family="table-cell" style:parent-style-name="Default"/>
    <style:style style:name="ce1809" style:family="table-cell" style:parent-style-name="Default"/>
    <style:style style:name="ce1810" style:family="table-cell" style:parent-style-name="Default"/>
    <style:style style:name="ce1811" style:family="table-cell" style:parent-style-name="Default"/>
    <style:style style:name="ce1812" style:family="table-cell" style:parent-style-name="Default"/>
    <style:style style:name="ce1813" style:family="table-cell" style:parent-style-name="Default"/>
    <style:style style:name="ce1814" style:family="table-cell" style:parent-style-name="Default"/>
    <style:style style:name="ce1815" style:family="table-cell" style:parent-style-name="Default"/>
    <style:style style:name="ce1816" style:family="table-cell" style:parent-style-name="Default"/>
    <style:style style:name="ce1817" style:family="table-cell" style:parent-style-name="Default"/>
    <style:style style:name="ce1818" style:family="table-cell" style:parent-style-name="Default"/>
    <style:style style:name="ce1819" style:family="table-cell" style:parent-style-name="Default"/>
    <style:style style:name="ce1820" style:family="table-cell" style:parent-style-name="Default"/>
    <style:style style:name="ce1821" style:family="table-cell" style:parent-style-name="Default"/>
    <style:style style:name="ce1822" style:family="table-cell" style:parent-style-name="Default"/>
    <style:style style:name="ce1823" style:family="table-cell" style:parent-style-name="Default"/>
    <style:style style:name="ce1824" style:family="table-cell" style:parent-style-name="Default"/>
    <style:style style:name="ce1825" style:family="table-cell" style:parent-style-name="Default"/>
    <style:style style:name="ce1826" style:family="table-cell" style:parent-style-name="Default"/>
    <style:style style:name="ce1827" style:family="table-cell" style:parent-style-name="Default"/>
    <style:style style:name="ce1828" style:family="table-cell" style:parent-style-name="Default"/>
    <style:style style:name="ce1829" style:family="table-cell" style:parent-style-name="Default"/>
    <style:style style:name="ce1830" style:family="table-cell" style:parent-style-name="Default"/>
    <style:style style:name="ce1831" style:family="table-cell" style:parent-style-name="Default"/>
    <style:style style:name="ce1832" style:family="table-cell" style:parent-style-name="Default"/>
    <style:style style:name="ce1833" style:family="table-cell" style:parent-style-name="Default"/>
    <style:style style:name="ce1834" style:family="table-cell" style:parent-style-name="Default"/>
    <style:style style:name="ce1835" style:family="table-cell" style:parent-style-name="Default"/>
    <style:style style:name="ce1836" style:family="table-cell" style:parent-style-name="Default"/>
    <style:style style:name="ce1837" style:family="table-cell" style:parent-style-name="Default"/>
    <style:style style:name="ce1838" style:family="table-cell" style:parent-style-name="Default"/>
    <style:style style:name="ce1839" style:family="table-cell" style:parent-style-name="Default"/>
    <style:style style:name="ce1840" style:family="table-cell" style:parent-style-name="Default"/>
    <style:style style:name="ce1841" style:family="table-cell" style:parent-style-name="Default"/>
    <style:style style:name="ce1842" style:family="table-cell" style:parent-style-name="Default"/>
    <style:style style:name="ce1843" style:family="table-cell" style:parent-style-name="Default"/>
    <style:style style:name="ce1844" style:family="table-cell" style:parent-style-name="Default"/>
    <style:style style:name="ce1845" style:family="table-cell" style:parent-style-name="Default"/>
    <style:style style:name="ce1846" style:family="table-cell" style:parent-style-name="Default"/>
    <style:style style:name="ce1847" style:family="table-cell" style:parent-style-name="Default"/>
    <style:style style:name="ce1848" style:family="table-cell" style:parent-style-name="Default"/>
    <style:style style:name="ce1849" style:family="table-cell" style:parent-style-name="Default"/>
    <style:style style:name="ce1850" style:family="table-cell" style:parent-style-name="Default"/>
    <style:style style:name="ce1851" style:family="table-cell" style:parent-style-name="Default"/>
    <style:style style:name="ce1852" style:family="table-cell" style:parent-style-name="Default"/>
    <style:style style:name="ce1853" style:family="table-cell" style:parent-style-name="Default"/>
    <style:style style:name="ce1854" style:family="table-cell" style:parent-style-name="Default"/>
    <style:style style:name="ce1855" style:family="table-cell" style:parent-style-name="Default"/>
    <style:style style:name="ce1856" style:family="table-cell" style:parent-style-name="Default"/>
    <style:style style:name="ce1857" style:family="table-cell" style:parent-style-name="Default"/>
    <style:style style:name="ce1858" style:family="table-cell" style:parent-style-name="Default"/>
    <style:style style:name="ce1859" style:family="table-cell" style:parent-style-name="Default"/>
    <style:style style:name="ce1860" style:family="table-cell" style:parent-style-name="Default"/>
    <style:style style:name="ce1861" style:family="table-cell" style:parent-style-name="Default"/>
    <style:style style:name="ce1862" style:family="table-cell" style:parent-style-name="Default"/>
    <style:style style:name="ce1863" style:family="table-cell" style:parent-style-name="Default"/>
    <style:style style:name="ce1864" style:family="table-cell" style:parent-style-name="Default"/>
    <style:style style:name="ce1865" style:family="table-cell" style:parent-style-name="Default"/>
    <style:style style:name="ce1866" style:family="table-cell" style:parent-style-name="Default"/>
    <style:style style:name="ce1867" style:family="table-cell" style:parent-style-name="Default"/>
    <style:style style:name="ce1868" style:family="table-cell" style:parent-style-name="Default"/>
    <style:style style:name="ce1869" style:family="table-cell" style:parent-style-name="Default"/>
    <style:style style:name="ce1870" style:family="table-cell" style:parent-style-name="Default"/>
    <style:style style:name="ce1871" style:family="table-cell" style:parent-style-name="Default"/>
    <style:style style:name="ce1872" style:family="table-cell" style:parent-style-name="Default"/>
    <style:style style:name="ce1873" style:family="table-cell" style:parent-style-name="Default"/>
    <style:style style:name="ce1874" style:family="table-cell" style:parent-style-name="Default"/>
    <style:style style:name="ce1875" style:family="table-cell" style:parent-style-name="Default"/>
    <style:style style:name="ce1876" style:family="table-cell" style:parent-style-name="Default"/>
    <style:style style:name="ce1877" style:family="table-cell" style:parent-style-name="Default"/>
    <style:style style:name="ce1878" style:family="table-cell" style:parent-style-name="Default"/>
    <style:style style:name="ce1879" style:family="table-cell" style:parent-style-name="Default"/>
    <style:style style:name="ce1880" style:family="table-cell" style:parent-style-name="Default"/>
    <style:style style:name="ce1881" style:family="table-cell" style:parent-style-name="Default"/>
    <style:style style:name="ce1882" style:family="table-cell" style:parent-style-name="Default"/>
    <style:style style:name="ce1883" style:family="table-cell" style:parent-style-name="Default"/>
    <style:style style:name="ce1884" style:family="table-cell" style:parent-style-name="Default"/>
    <style:style style:name="ce1885" style:family="table-cell" style:parent-style-name="Default"/>
    <style:style style:name="ce1886" style:family="table-cell" style:parent-style-name="Default"/>
    <style:style style:name="ce1887" style:family="table-cell" style:parent-style-name="Default"/>
    <style:style style:name="ce1888" style:family="table-cell" style:parent-style-name="Default"/>
    <style:style style:name="ce1889" style:family="table-cell" style:parent-style-name="Default"/>
    <style:style style:name="ce1890" style:family="table-cell" style:parent-style-name="Default"/>
    <style:style style:name="ce1891" style:family="table-cell" style:parent-style-name="Default"/>
    <style:style style:name="ce1892" style:family="table-cell" style:parent-style-name="Default"/>
    <style:style style:name="ce1893" style:family="table-cell" style:parent-style-name="Default"/>
    <style:style style:name="ce1894" style:family="table-cell" style:parent-style-name="Default"/>
    <style:style style:name="ce1895" style:family="table-cell" style:parent-style-name="Default"/>
    <style:style style:name="ce1896" style:family="table-cell" style:parent-style-name="Default"/>
    <style:style style:name="ce1897" style:family="table-cell" style:parent-style-name="Default"/>
    <style:style style:name="ce1898" style:family="table-cell" style:parent-style-name="Default"/>
    <style:style style:name="ce1899" style:family="table-cell" style:parent-style-name="Default"/>
    <style:style style:name="ce1900" style:family="table-cell" style:parent-style-name="Default"/>
    <style:style style:name="ce1901" style:family="table-cell" style:parent-style-name="Default"/>
    <style:style style:name="ce1902" style:family="table-cell" style:parent-style-name="Default"/>
    <style:style style:name="ce1903" style:family="table-cell" style:parent-style-name="Default"/>
    <style:style style:name="ce1904" style:family="table-cell" style:parent-style-name="Default"/>
    <style:style style:name="ce1905" style:family="table-cell" style:parent-style-name="Default"/>
    <style:style style:name="ce1906" style:family="table-cell" style:parent-style-name="Default"/>
    <style:style style:name="ce1907" style:family="table-cell" style:parent-style-name="Default"/>
    <style:style style:name="ce1908" style:family="table-cell" style:parent-style-name="Default"/>
    <style:style style:name="ce1909" style:family="table-cell" style:parent-style-name="Default"/>
    <style:style style:name="ce1910" style:family="table-cell" style:parent-style-name="Default"/>
    <style:style style:name="ce1911" style:family="table-cell" style:parent-style-name="Default"/>
    <style:style style:name="ce1912" style:family="table-cell" style:parent-style-name="Default"/>
    <style:style style:name="ce1913" style:family="table-cell" style:parent-style-name="Default"/>
    <style:style style:name="ce1914" style:family="table-cell" style:parent-style-name="Default"/>
    <style:style style:name="ce1915" style:family="table-cell" style:parent-style-name="Default"/>
    <style:style style:name="ce1916" style:family="table-cell" style:parent-style-name="Default"/>
    <style:style style:name="ce1917" style:family="table-cell" style:parent-style-name="Default"/>
    <style:style style:name="ce1918" style:family="table-cell" style:parent-style-name="Default"/>
    <style:style style:name="ce1919" style:family="table-cell" style:parent-style-name="Default"/>
    <style:style style:name="ce1920" style:family="table-cell" style:parent-style-name="Default"/>
    <style:style style:name="ce1921" style:family="table-cell" style:parent-style-name="Default"/>
    <style:style style:name="ce1922" style:family="table-cell" style:parent-style-name="Default"/>
    <style:style style:name="ce1923" style:family="table-cell" style:parent-style-name="Default"/>
    <style:style style:name="ce1924" style:family="table-cell" style:parent-style-name="Default"/>
    <style:style style:name="ce1925" style:family="table-cell" style:parent-style-name="Default"/>
    <style:style style:name="ce1926" style:family="table-cell" style:parent-style-name="Default"/>
    <style:style style:name="ce1927" style:family="table-cell" style:parent-style-name="Default"/>
    <style:style style:name="ce1928" style:family="table-cell" style:parent-style-name="Default"/>
    <style:style style:name="ce1929" style:family="table-cell" style:parent-style-name="Default"/>
    <style:style style:name="ce1930" style:family="table-cell" style:parent-style-name="Default"/>
    <style:style style:name="ce1931" style:family="table-cell" style:parent-style-name="Default"/>
    <style:style style:name="ce1932" style:family="table-cell" style:parent-style-name="Default"/>
    <style:style style:name="ce1933" style:family="table-cell" style:parent-style-name="Default"/>
    <style:style style:name="ce1934" style:family="table-cell" style:parent-style-name="Default"/>
    <style:style style:name="ce1935" style:family="table-cell" style:parent-style-name="Default"/>
    <style:style style:name="ce1936" style:family="table-cell" style:parent-style-name="Default"/>
    <style:style style:name="ce1937" style:family="table-cell" style:parent-style-name="Default"/>
    <style:style style:name="ce1938" style:family="table-cell" style:parent-style-name="Default"/>
    <style:style style:name="ce1939" style:family="table-cell" style:parent-style-name="Default"/>
    <style:style style:name="ce1940" style:family="table-cell" style:parent-style-name="Default"/>
    <style:style style:name="ce1941" style:family="table-cell" style:parent-style-name="Default"/>
    <style:style style:name="ce1942" style:family="table-cell" style:parent-style-name="Default"/>
    <style:style style:name="ce1943" style:family="table-cell" style:parent-style-name="Default"/>
    <style:style style:name="ce1944" style:family="table-cell" style:parent-style-name="Default"/>
    <style:style style:name="ce1945" style:family="table-cell" style:parent-style-name="Default"/>
    <style:style style:name="ce1946" style:family="table-cell" style:parent-style-name="Default"/>
    <style:style style:name="ce1947" style:family="table-cell" style:parent-style-name="Default"/>
    <style:style style:name="ce1948" style:family="table-cell" style:parent-style-name="Default"/>
    <style:style style:name="ce1949" style:family="table-cell" style:parent-style-name="Default"/>
    <style:style style:name="ce1950" style:family="table-cell" style:parent-style-name="Default"/>
    <style:style style:name="ce1951" style:family="table-cell" style:parent-style-name="Default"/>
    <style:style style:name="ce1952" style:family="table-cell" style:parent-style-name="Default"/>
    <style:style style:name="ce1953" style:family="table-cell" style:parent-style-name="Default"/>
    <style:style style:name="ce1954" style:family="table-cell" style:parent-style-name="Default"/>
    <style:style style:name="ce1955" style:family="table-cell" style:parent-style-name="Default"/>
    <style:style style:name="ce1956" style:family="table-cell" style:parent-style-name="Default"/>
    <style:style style:name="ce1957" style:family="table-cell" style:parent-style-name="Default"/>
    <style:style style:name="ce1958" style:family="table-cell" style:parent-style-name="Default"/>
    <style:style style:name="ce1959" style:family="table-cell" style:parent-style-name="Default"/>
    <style:style style:name="ce1960" style:family="table-cell" style:parent-style-name="Default"/>
    <style:style style:name="ce1961" style:family="table-cell" style:parent-style-name="Default"/>
    <style:style style:name="ce1962" style:family="table-cell" style:parent-style-name="Default"/>
    <style:style style:name="ce1963" style:family="table-cell" style:parent-style-name="Default"/>
    <style:style style:name="ce1964" style:family="table-cell" style:parent-style-name="Default"/>
    <style:style style:name="ce1965" style:family="table-cell" style:parent-style-name="Default"/>
    <style:style style:name="ce1966" style:family="table-cell" style:parent-style-name="Default"/>
    <style:style style:name="ce1967" style:family="table-cell" style:parent-style-name="Default"/>
    <style:style style:name="ce1968" style:family="table-cell" style:parent-style-name="Default"/>
    <style:style style:name="ce1969" style:family="table-cell" style:parent-style-name="Default"/>
    <style:style style:name="ce1970" style:family="table-cell" style:parent-style-name="Default"/>
    <style:style style:name="ce1971" style:family="table-cell" style:parent-style-name="Default"/>
    <style:style style:name="ce1972" style:family="table-cell" style:parent-style-name="Default"/>
    <style:style style:name="ce1973" style:family="table-cell" style:parent-style-name="Default"/>
    <style:style style:name="ce1974" style:family="table-cell" style:parent-style-name="Default"/>
    <style:style style:name="ce1975" style:family="table-cell" style:parent-style-name="Default"/>
    <style:style style:name="ce1976" style:family="table-cell" style:parent-style-name="Default"/>
    <style:style style:name="ce1977" style:family="table-cell" style:parent-style-name="Default"/>
    <style:style style:name="ce1978" style:family="table-cell" style:parent-style-name="Default"/>
    <style:style style:name="ce1979" style:family="table-cell" style:parent-style-name="Default"/>
    <style:style style:name="ce1980" style:family="table-cell" style:parent-style-name="Default"/>
    <style:style style:name="ce1981" style:family="table-cell" style:parent-style-name="Default"/>
    <style:style style:name="ce1982" style:family="table-cell" style:parent-style-name="Default"/>
    <style:style style:name="ce1983" style:family="table-cell" style:parent-style-name="Default"/>
    <style:style style:name="ce1984" style:family="table-cell" style:parent-style-name="Default"/>
    <style:style style:name="ce1985" style:family="table-cell" style:parent-style-name="Default"/>
    <style:style style:name="ce1986" style:family="table-cell" style:parent-style-name="Default"/>
    <style:style style:name="ce1987" style:family="table-cell" style:parent-style-name="Default"/>
    <style:style style:name="ce1988" style:family="table-cell" style:parent-style-name="Default"/>
    <style:style style:name="ce1989" style:family="table-cell" style:parent-style-name="Default"/>
    <style:style style:name="ce1990" style:family="table-cell" style:parent-style-name="Default"/>
    <style:style style:name="ce1991" style:family="table-cell" style:parent-style-name="Default"/>
    <style:style style:name="ce1992" style:family="table-cell" style:parent-style-name="Default"/>
    <style:style style:name="ce1993" style:family="table-cell" style:parent-style-name="Default"/>
    <style:style style:name="ce1994" style:family="table-cell" style:parent-style-name="Default"/>
    <style:style style:name="ce1995" style:family="table-cell" style:parent-style-name="Default"/>
    <style:style style:name="ce1996" style:family="table-cell" style:parent-style-name="Default"/>
    <style:style style:name="ce1997" style:family="table-cell" style:parent-style-name="Default"/>
    <style:style style:name="ce1998" style:family="table-cell" style:parent-style-name="Default"/>
    <style:style style:name="ce1999" style:family="table-cell" style:parent-style-name="Default"/>
    <style:style style:name="ce2000" style:family="table-cell" style:parent-style-name="Default"/>
    <style:style style:name="ce2001" style:family="table-cell" style:parent-style-name="Default"/>
    <style:style style:name="ce2002" style:family="table-cell" style:parent-style-name="Default"/>
    <style:style style:name="ce2003" style:family="table-cell" style:parent-style-name="Default"/>
    <style:style style:name="ce2004" style:family="table-cell" style:parent-style-name="Default"/>
    <style:style style:name="ce2005" style:family="table-cell" style:parent-style-name="Default"/>
    <style:style style:name="ce2006" style:family="table-cell" style:parent-style-name="Default"/>
    <style:style style:name="ce2007" style:family="table-cell" style:parent-style-name="Default"/>
    <style:style style:name="ce2008" style:family="table-cell" style:parent-style-name="Default"/>
    <style:style style:name="ce2009" style:family="table-cell" style:parent-style-name="Default"/>
    <style:style style:name="ce2010" style:family="table-cell" style:parent-style-name="Default"/>
    <style:style style:name="ce2011" style:family="table-cell" style:parent-style-name="Default"/>
    <style:style style:name="ce2012" style:family="table-cell" style:parent-style-name="Default"/>
    <style:style style:name="ce2013" style:family="table-cell" style:parent-style-name="Default"/>
    <style:style style:name="ce2014" style:family="table-cell" style:parent-style-name="Default"/>
    <style:style style:name="ce2015" style:family="table-cell" style:parent-style-name="Default"/>
    <style:style style:name="ce2016" style:family="table-cell" style:parent-style-name="Default"/>
    <style:style style:name="ce2017" style:family="table-cell" style:parent-style-name="Default"/>
    <style:style style:name="ce2018" style:family="table-cell" style:parent-style-name="Default"/>
    <style:style style:name="ce2019" style:family="table-cell" style:parent-style-name="Default"/>
    <style:style style:name="ce2020" style:family="table-cell" style:parent-style-name="Default"/>
    <style:style style:name="ce2021" style:family="table-cell" style:parent-style-name="Default"/>
    <style:style style:name="ce2022" style:family="table-cell" style:parent-style-name="Default"/>
    <style:style style:name="ce2023" style:family="table-cell" style:parent-style-name="Default"/>
    <style:style style:name="ce2024" style:family="table-cell" style:parent-style-name="Default"/>
    <style:style style:name="ce2025" style:family="table-cell" style:parent-style-name="Default"/>
    <style:style style:name="ce2026" style:family="table-cell" style:parent-style-name="Default"/>
    <style:style style:name="ce2027" style:family="table-cell" style:parent-style-name="Default"/>
    <style:style style:name="ce2028" style:family="table-cell" style:parent-style-name="Default"/>
    <style:style style:name="ce2029" style:family="table-cell" style:parent-style-name="Default"/>
    <style:style style:name="ce2030" style:family="table-cell" style:parent-style-name="Default"/>
    <style:style style:name="ce2031" style:family="table-cell" style:parent-style-name="Default"/>
    <style:style style:name="ce2032" style:family="table-cell" style:parent-style-name="Default"/>
    <style:style style:name="ce2033" style:family="table-cell" style:parent-style-name="Default"/>
    <style:style style:name="ce2034" style:family="table-cell" style:parent-style-name="Default"/>
    <style:style style:name="ce2035" style:family="table-cell" style:parent-style-name="Default"/>
    <style:style style:name="ce2036" style:family="table-cell" style:parent-style-name="Default"/>
    <style:style style:name="ce2037" style:family="table-cell" style:parent-style-name="Default"/>
    <style:style style:name="ce2038" style:family="table-cell" style:parent-style-name="Default"/>
    <style:style style:name="ce2039" style:family="table-cell" style:parent-style-name="Default"/>
    <style:style style:name="ce2040" style:family="table-cell" style:parent-style-name="Default"/>
    <style:style style:name="ce2041" style:family="table-cell" style:parent-style-name="Default"/>
    <style:style style:name="ce2042" style:family="table-cell" style:parent-style-name="Default"/>
    <style:style style:name="ce2043" style:family="table-cell" style:parent-style-name="Default"/>
    <style:style style:name="ce2044" style:family="table-cell" style:parent-style-name="Default"/>
    <style:style style:name="ce2045" style:family="table-cell" style:parent-style-name="Default"/>
    <style:style style:name="ce2046" style:family="table-cell" style:parent-style-name="Default"/>
    <style:style style:name="ce2047" style:family="table-cell" style:parent-style-name="Default"/>
    <style:style style:name="ce2048" style:family="table-cell" style:parent-style-name="Default"/>
    <style:style style:name="ce2049" style:family="table-cell" style:parent-style-name="Default"/>
    <style:style style:name="ce2050" style:family="table-cell" style:parent-style-name="Default"/>
    <style:style style:name="ce2051" style:family="table-cell" style:parent-style-name="Default"/>
    <style:style style:name="ce2052" style:family="table-cell" style:parent-style-name="Default"/>
    <style:style style:name="ce2053" style:family="table-cell" style:parent-style-name="Default"/>
    <style:style style:name="ce2054" style:family="table-cell" style:parent-style-name="Default"/>
    <style:style style:name="ce2055" style:family="table-cell" style:parent-style-name="Default"/>
    <style:style style:name="ce2056" style:family="table-cell" style:parent-style-name="Default"/>
    <style:style style:name="ce2057" style:family="table-cell" style:parent-style-name="Default"/>
    <style:style style:name="ce2058" style:family="table-cell" style:parent-style-name="Default"/>
    <style:style style:name="ce2059" style:family="table-cell" style:parent-style-name="Default"/>
    <style:style style:name="ce2060" style:family="table-cell" style:parent-style-name="Default"/>
    <style:style style:name="ce2061" style:family="table-cell" style:parent-style-name="Default"/>
    <style:style style:name="ce2062" style:family="table-cell" style:parent-style-name="Default"/>
    <style:style style:name="ce2063" style:family="table-cell" style:parent-style-name="Default"/>
    <style:style style:name="ce2064" style:family="table-cell" style:parent-style-name="Default"/>
    <style:style style:name="ce2065" style:family="table-cell" style:parent-style-name="Default"/>
    <style:style style:name="ce2066" style:family="table-cell" style:parent-style-name="Default"/>
    <style:style style:name="ce2067" style:family="table-cell" style:parent-style-name="Default"/>
    <style:style style:name="ce2068" style:family="table-cell" style:parent-style-name="Default"/>
    <style:style style:name="ce2069" style:family="table-cell" style:parent-style-name="Default"/>
    <style:style style:name="ce2070" style:family="table-cell" style:parent-style-name="Default"/>
    <style:style style:name="ce2071" style:family="table-cell" style:parent-style-name="Default"/>
    <style:style style:name="ce2072" style:family="table-cell" style:parent-style-name="Default"/>
    <style:style style:name="ce2073" style:family="table-cell" style:parent-style-name="Default"/>
    <style:style style:name="ce2074" style:family="table-cell" style:parent-style-name="Default"/>
    <style:style style:name="ce2075" style:family="table-cell" style:parent-style-name="Default"/>
    <style:style style:name="ce2076" style:family="table-cell" style:parent-style-name="Default"/>
    <style:style style:name="ce2077" style:family="table-cell" style:parent-style-name="Default"/>
    <style:style style:name="ce2078" style:family="table-cell" style:parent-style-name="Default"/>
    <style:style style:name="ce2079" style:family="table-cell" style:parent-style-name="Default"/>
    <style:style style:name="ce2080" style:family="table-cell" style:parent-style-name="Default"/>
    <style:style style:name="ce2081" style:family="table-cell" style:parent-style-name="Default"/>
    <style:style style:name="ce2082" style:family="table-cell" style:parent-style-name="Default"/>
    <style:style style:name="ce2083" style:family="table-cell" style:parent-style-name="Default"/>
    <style:style style:name="ce2084" style:family="table-cell" style:parent-style-name="Default"/>
    <style:style style:name="ce2085" style:family="table-cell" style:parent-style-name="Default"/>
    <style:style style:name="ce2086" style:family="table-cell" style:parent-style-name="Default"/>
    <style:style style:name="ce2087" style:family="table-cell" style:parent-style-name="Default"/>
    <style:style style:name="ce2088" style:family="table-cell" style:parent-style-name="Default"/>
    <style:style style:name="ce2089" style:family="table-cell" style:parent-style-name="Default"/>
    <style:style style:name="ce2090" style:family="table-cell" style:parent-style-name="Default"/>
    <style:style style:name="ce2091" style:family="table-cell" style:parent-style-name="Default"/>
    <style:style style:name="ce2092" style:family="table-cell" style:parent-style-name="Default"/>
    <style:style style:name="ce2093" style:family="table-cell" style:parent-style-name="Default"/>
    <style:style style:name="ce2094" style:family="table-cell" style:parent-style-name="Default"/>
    <style:style style:name="ce2095" style:family="table-cell" style:parent-style-name="Default"/>
    <style:style style:name="ce2096" style:family="table-cell" style:parent-style-name="Default"/>
    <style:style style:name="ce2097" style:family="table-cell" style:parent-style-name="Default"/>
    <style:style style:name="ce2098" style:family="table-cell" style:parent-style-name="Default"/>
    <style:style style:name="ce2099" style:family="table-cell" style:parent-style-name="Default"/>
    <style:style style:name="ce2100" style:family="table-cell" style:parent-style-name="Default"/>
    <style:style style:name="ce2101" style:family="table-cell" style:parent-style-name="Default"/>
    <style:style style:name="ce2102" style:family="table-cell" style:parent-style-name="Default"/>
    <style:style style:name="ce2103" style:family="table-cell" style:parent-style-name="Default"/>
    <style:style style:name="ce2104" style:family="table-cell" style:parent-style-name="Default"/>
    <style:style style:name="ce2105" style:family="table-cell" style:parent-style-name="Default"/>
    <style:style style:name="ce2106" style:family="table-cell" style:parent-style-name="Default"/>
    <style:style style:name="ce2107" style:family="table-cell" style:parent-style-name="Default"/>
    <style:style style:name="ce2108" style:family="table-cell" style:parent-style-name="Default"/>
    <style:style style:name="ce2109" style:family="table-cell" style:parent-style-name="Default"/>
    <style:style style:name="ce2110" style:family="table-cell" style:parent-style-name="Default"/>
    <style:style style:name="ce2111" style:family="table-cell" style:parent-style-name="Default"/>
    <style:style style:name="ce2112" style:family="table-cell" style:parent-style-name="Default"/>
    <style:style style:name="ce2113" style:family="table-cell" style:parent-style-name="Default"/>
    <style:style style:name="ce2114" style:family="table-cell" style:parent-style-name="Default"/>
    <style:style style:name="ce2115" style:family="table-cell" style:parent-style-name="Default"/>
    <style:style style:name="ce2116" style:family="table-cell" style:parent-style-name="Default"/>
    <style:style style:name="ce2117" style:family="table-cell" style:parent-style-name="Default"/>
    <style:style style:name="ce2118" style:family="table-cell" style:parent-style-name="Default"/>
    <style:style style:name="ce2119" style:family="table-cell" style:parent-style-name="Default"/>
    <style:style style:name="ce2120" style:family="table-cell" style:parent-style-name="Default"/>
    <style:style style:name="ce2121" style:family="table-cell" style:parent-style-name="Default"/>
    <style:style style:name="ce2122" style:family="table-cell" style:parent-style-name="Default"/>
    <style:style style:name="ce2123" style:family="table-cell" style:parent-style-name="Default"/>
    <style:style style:name="ce2124" style:family="table-cell" style:parent-style-name="Default"/>
    <style:style style:name="ce2125" style:family="table-cell" style:parent-style-name="Default"/>
    <style:style style:name="ce2126" style:family="table-cell" style:parent-style-name="Default"/>
    <style:style style:name="ce2127" style:family="table-cell" style:parent-style-name="Default"/>
    <style:style style:name="ce2128" style:family="table-cell" style:parent-style-name="Default"/>
    <style:style style:name="ce2129" style:family="table-cell" style:parent-style-name="Default"/>
    <style:style style:name="ce2130" style:family="table-cell" style:parent-style-name="Default"/>
    <style:style style:name="ce2131" style:family="table-cell" style:parent-style-name="Default"/>
    <style:style style:name="ce2132" style:family="table-cell" style:parent-style-name="Default"/>
    <style:style style:name="ce2133" style:family="table-cell" style:parent-style-name="Default"/>
    <style:style style:name="ce2134" style:family="table-cell" style:parent-style-name="Default"/>
    <style:style style:name="ce2135" style:family="table-cell" style:parent-style-name="Default"/>
    <style:style style:name="ce2136" style:family="table-cell" style:parent-style-name="Default"/>
    <style:style style:name="ce2137" style:family="table-cell" style:parent-style-name="Default"/>
    <style:style style:name="ce2138" style:family="table-cell" style:parent-style-name="Default"/>
    <style:style style:name="ce2139" style:family="table-cell" style:parent-style-name="Default"/>
    <style:style style:name="ce2140" style:family="table-cell" style:parent-style-name="Default"/>
    <style:style style:name="ce2141" style:family="table-cell" style:parent-style-name="Default"/>
    <style:style style:name="ce2142" style:family="table-cell" style:parent-style-name="Default"/>
    <style:style style:name="ce2143" style:family="table-cell" style:parent-style-name="Default"/>
    <style:style style:name="ce2144" style:family="table-cell" style:parent-style-name="Default"/>
    <style:style style:name="ce2145" style:family="table-cell" style:parent-style-name="Default"/>
    <style:style style:name="ce2146" style:family="table-cell" style:parent-style-name="Default"/>
    <style:style style:name="ce2147" style:family="table-cell" style:parent-style-name="Default"/>
    <style:style style:name="ce2148" style:family="table-cell" style:parent-style-name="Default"/>
    <style:style style:name="ce2149" style:family="table-cell" style:parent-style-name="Default"/>
    <style:style style:name="ce2150" style:family="table-cell" style:parent-style-name="Default"/>
    <style:style style:name="ce2151" style:family="table-cell" style:parent-style-name="Default"/>
    <style:style style:name="ce2152" style:family="table-cell" style:parent-style-name="Default"/>
    <style:style style:name="ce2153" style:family="table-cell" style:parent-style-name="Default"/>
    <style:style style:name="ce2154" style:family="table-cell" style:parent-style-name="Default"/>
    <style:style style:name="ce2155" style:family="table-cell" style:parent-style-name="Default"/>
    <style:style style:name="ce2156" style:family="table-cell" style:parent-style-name="Default"/>
    <style:style style:name="ce2157" style:family="table-cell" style:parent-style-name="Default"/>
    <style:style style:name="ce2158" style:family="table-cell" style:parent-style-name="Default"/>
    <style:style style:name="ce2159" style:family="table-cell" style:parent-style-name="Default"/>
    <style:style style:name="ce2160" style:family="table-cell" style:parent-style-name="Default"/>
    <style:style style:name="ce2161" style:family="table-cell" style:parent-style-name="Default"/>
    <style:style style:name="ce2162" style:family="table-cell" style:parent-style-name="Default"/>
    <style:style style:name="ce2163" style:family="table-cell" style:parent-style-name="Default"/>
    <style:style style:name="ce2164" style:family="table-cell" style:parent-style-name="Default"/>
    <style:style style:name="ce2165" style:family="table-cell" style:parent-style-name="Default"/>
    <style:style style:name="ce2166" style:family="table-cell" style:parent-style-name="Default"/>
    <style:style style:name="ce2167" style:family="table-cell" style:parent-style-name="Default"/>
    <style:style style:name="ce2168" style:family="table-cell" style:parent-style-name="Default"/>
    <style:style style:name="ce2169" style:family="table-cell" style:parent-style-name="Default"/>
    <style:style style:name="ce2170" style:family="table-cell" style:parent-style-name="Default"/>
    <style:style style:name="ce2171" style:family="table-cell" style:parent-style-name="Default"/>
    <style:style style:name="ce2172" style:family="table-cell" style:parent-style-name="Default"/>
    <style:style style:name="ce2173" style:family="table-cell" style:parent-style-name="Default"/>
    <style:style style:name="ce2174" style:family="table-cell" style:parent-style-name="Default"/>
    <style:style style:name="ce2175" style:family="table-cell" style:parent-style-name="Default"/>
    <style:style style:name="ce2176" style:family="table-cell" style:parent-style-name="Default"/>
    <style:style style:name="ce2177" style:family="table-cell" style:parent-style-name="Default"/>
    <style:style style:name="ce2178" style:family="table-cell" style:parent-style-name="Default"/>
    <style:style style:name="ce2179" style:family="table-cell" style:parent-style-name="Default"/>
    <style:style style:name="ce2180" style:family="table-cell" style:parent-style-name="Default"/>
    <style:style style:name="ce2181" style:family="table-cell" style:parent-style-name="Default"/>
    <style:style style:name="ce2182" style:family="table-cell" style:parent-style-name="Default"/>
    <style:style style:name="ce2183" style:family="table-cell" style:parent-style-name="Default"/>
    <style:style style:name="ce2184" style:family="table-cell" style:parent-style-name="Default"/>
    <style:style style:name="ce2185" style:family="table-cell" style:parent-style-name="Default"/>
    <style:style style:name="ce2186" style:family="table-cell" style:parent-style-name="Default"/>
    <style:style style:name="ce2187" style:family="table-cell" style:parent-style-name="Default"/>
    <style:style style:name="ce2188" style:family="table-cell" style:parent-style-name="Default"/>
    <style:style style:name="ce2189" style:family="table-cell" style:parent-style-name="Default"/>
    <style:style style:name="ce2190" style:family="table-cell" style:parent-style-name="Default"/>
    <style:style style:name="ce2191" style:family="table-cell" style:parent-style-name="Default"/>
    <style:style style:name="ce2192" style:family="table-cell" style:parent-style-name="Default"/>
    <style:style style:name="ce2193" style:family="table-cell" style:parent-style-name="Default"/>
    <style:style style:name="ce2194" style:family="table-cell" style:parent-style-name="Default"/>
    <style:style style:name="ce2195" style:family="table-cell" style:parent-style-name="Default"/>
    <style:style style:name="ce2196" style:family="table-cell" style:parent-style-name="Default"/>
    <style:style style:name="ce2197" style:family="table-cell" style:parent-style-name="Default"/>
    <style:style style:name="ce2198" style:family="table-cell" style:parent-style-name="Default"/>
    <style:style style:name="ce2199" style:family="table-cell" style:parent-style-name="Default"/>
    <style:style style:name="ce2200" style:family="table-cell" style:parent-style-name="Default"/>
    <style:style style:name="ce2201" style:family="table-cell" style:parent-style-name="Default"/>
    <style:style style:name="ce2202" style:family="table-cell" style:parent-style-name="Default"/>
    <style:style style:name="ce2203" style:family="table-cell" style:parent-style-name="Default"/>
    <style:style style:name="ce2204" style:family="table-cell" style:parent-style-name="Default"/>
    <style:style style:name="ce2205" style:family="table-cell" style:parent-style-name="Default"/>
    <style:style style:name="ce2206" style:family="table-cell" style:parent-style-name="Default"/>
    <style:style style:name="ce2207" style:family="table-cell" style:parent-style-name="Default"/>
    <style:style style:name="ce2208" style:family="table-cell" style:parent-style-name="Default"/>
    <style:style style:name="ce2209" style:family="table-cell" style:parent-style-name="Default"/>
    <style:style style:name="ce2210" style:family="table-cell" style:parent-style-name="Default"/>
    <style:style style:name="ce2211" style:family="table-cell" style:parent-style-name="Default"/>
    <style:style style:name="ce2212" style:family="table-cell" style:parent-style-name="Default"/>
    <style:style style:name="ce2213" style:family="table-cell" style:parent-style-name="Default"/>
    <style:style style:name="ce2214" style:family="table-cell" style:parent-style-name="Default"/>
    <style:style style:name="ce2215" style:family="table-cell" style:parent-style-name="Default"/>
    <style:style style:name="ce2216" style:family="table-cell" style:parent-style-name="Default"/>
    <style:style style:name="ce2217" style:family="table-cell" style:parent-style-name="Default"/>
    <style:style style:name="ce2218" style:family="table-cell" style:parent-style-name="Default"/>
    <style:style style:name="ce2219" style:family="table-cell" style:parent-style-name="Default"/>
    <style:style style:name="ce2220" style:family="table-cell" style:parent-style-name="Default"/>
    <style:style style:name="ce2221" style:family="table-cell" style:parent-style-name="Default"/>
    <style:style style:name="ce2222" style:family="table-cell" style:parent-style-name="Default"/>
    <style:style style:name="ce2223" style:family="table-cell" style:parent-style-name="Default"/>
    <style:style style:name="ce2224" style:family="table-cell" style:parent-style-name="Default"/>
    <style:style style:name="ce2225" style:family="table-cell" style:parent-style-name="Default"/>
    <style:style style:name="ce2226" style:family="table-cell" style:parent-style-name="Default"/>
    <style:style style:name="ce2227" style:family="table-cell" style:parent-style-name="Default"/>
    <style:style style:name="ce2228" style:family="table-cell" style:parent-style-name="Default"/>
    <style:style style:name="ce2229" style:family="table-cell" style:parent-style-name="Default"/>
    <style:style style:name="ce2230" style:family="table-cell" style:parent-style-name="Default"/>
    <style:style style:name="ce2231" style:family="table-cell" style:parent-style-name="Default"/>
    <style:style style:name="ce2232" style:family="table-cell" style:parent-style-name="Default"/>
    <style:style style:name="ce2233" style:family="table-cell" style:parent-style-name="Default"/>
    <style:style style:name="ce2234" style:family="table-cell" style:parent-style-name="Default"/>
    <style:style style:name="ce2235" style:family="table-cell" style:parent-style-name="Default"/>
    <style:style style:name="ce2236" style:family="table-cell" style:parent-style-name="Default"/>
    <style:style style:name="ce2237" style:family="table-cell" style:parent-style-name="Default"/>
    <style:style style:name="ce2238" style:family="table-cell" style:parent-style-name="Default"/>
    <style:style style:name="ce2239" style:family="table-cell" style:parent-style-name="Default"/>
    <style:style style:name="ce2240" style:family="table-cell" style:parent-style-name="Default"/>
    <style:style style:name="ce2241" style:family="table-cell" style:parent-style-name="Default"/>
    <style:style style:name="ce2242" style:family="table-cell" style:parent-style-name="Default"/>
    <style:style style:name="ce2243" style:family="table-cell" style:parent-style-name="Default"/>
    <style:style style:name="ce2244" style:family="table-cell" style:parent-style-name="Default"/>
    <style:style style:name="ce2245" style:family="table-cell" style:parent-style-name="Default"/>
    <style:style style:name="ce2246" style:family="table-cell" style:parent-style-name="Default"/>
    <style:style style:name="ce2247" style:family="table-cell" style:parent-style-name="Default"/>
    <style:style style:name="ce2248" style:family="table-cell" style:parent-style-name="Default"/>
    <style:style style:name="ce2249" style:family="table-cell" style:parent-style-name="Default"/>
    <style:style style:name="ce2250" style:family="table-cell" style:parent-style-name="Default"/>
    <style:style style:name="ce2251" style:family="table-cell" style:parent-style-name="Default"/>
    <style:style style:name="ce2252" style:family="table-cell" style:parent-style-name="Default"/>
    <style:style style:name="ce2253" style:family="table-cell" style:parent-style-name="Default"/>
    <style:style style:name="ce2254" style:family="table-cell" style:parent-style-name="Default"/>
    <style:style style:name="ce2255" style:family="table-cell" style:parent-style-name="Default"/>
    <style:style style:name="ce2256" style:family="table-cell" style:parent-style-name="Default"/>
    <style:style style:name="ce2257" style:family="table-cell" style:parent-style-name="Default"/>
    <style:style style:name="ce2258" style:family="table-cell" style:parent-style-name="Default"/>
    <style:style style:name="ce2259" style:family="table-cell" style:parent-style-name="Default"/>
    <style:style style:name="ce2260" style:family="table-cell" style:parent-style-name="Default"/>
    <style:style style:name="ce2261" style:family="table-cell" style:parent-style-name="Default"/>
    <style:style style:name="ce2262" style:family="table-cell" style:parent-style-name="Default"/>
    <style:style style:name="ce2263" style:family="table-cell" style:parent-style-name="Default"/>
    <style:style style:name="ce2264" style:family="table-cell" style:parent-style-name="Default"/>
    <style:style style:name="ce2265" style:family="table-cell" style:parent-style-name="Default"/>
    <style:style style:name="ce2266" style:family="table-cell" style:parent-style-name="Default"/>
    <style:style style:name="ce2267" style:family="table-cell" style:parent-style-name="Default"/>
    <style:style style:name="ce2268" style:family="table-cell" style:parent-style-name="Default"/>
    <style:style style:name="ce2269" style:family="table-cell" style:parent-style-name="Default"/>
    <style:style style:name="ce2270" style:family="table-cell" style:parent-style-name="Default"/>
    <style:style style:name="ce2271" style:family="table-cell" style:parent-style-name="Default"/>
    <style:style style:name="ce2272" style:family="table-cell" style:parent-style-name="Default"/>
    <style:style style:name="ce2273" style:family="table-cell" style:parent-style-name="Default"/>
    <style:style style:name="ce2274" style:family="table-cell" style:parent-style-name="Default"/>
    <style:style style:name="ce2275" style:family="table-cell" style:parent-style-name="Default"/>
    <style:style style:name="ce2276" style:family="table-cell" style:parent-style-name="Default"/>
    <style:style style:name="ce2277" style:family="table-cell" style:parent-style-name="Default"/>
    <style:style style:name="ce2278" style:family="table-cell" style:parent-style-name="Default"/>
    <style:style style:name="ce2279" style:family="table-cell" style:parent-style-name="Default"/>
    <style:style style:name="ce2280" style:family="table-cell" style:parent-style-name="Default"/>
    <style:style style:name="ce2281" style:family="table-cell" style:parent-style-name="Default"/>
    <style:style style:name="ce2282" style:family="table-cell" style:parent-style-name="Default"/>
    <style:style style:name="ce2283" style:family="table-cell" style:parent-style-name="Default"/>
    <style:style style:name="ce2284" style:family="table-cell" style:parent-style-name="Default"/>
    <style:style style:name="ce2285" style:family="table-cell" style:parent-style-name="Default"/>
    <style:style style:name="ce2286" style:family="table-cell" style:parent-style-name="Default"/>
    <style:style style:name="ce2287" style:family="table-cell" style:parent-style-name="Default"/>
    <style:style style:name="ce2288" style:family="table-cell" style:parent-style-name="Default"/>
    <style:style style:name="ce2289" style:family="table-cell" style:parent-style-name="Default"/>
    <style:style style:name="ce2290" style:family="table-cell" style:parent-style-name="Default"/>
    <style:style style:name="ce2291" style:family="table-cell" style:parent-style-name="Default"/>
    <style:style style:name="ce2292" style:family="table-cell" style:parent-style-name="Default"/>
    <style:style style:name="ce2293" style:family="table-cell" style:parent-style-name="Default"/>
    <style:style style:name="ce2294" style:family="table-cell" style:parent-style-name="Default"/>
    <style:style style:name="ce2295" style:family="table-cell" style:parent-style-name="Default"/>
    <style:style style:name="ce2296" style:family="table-cell" style:parent-style-name="Default"/>
    <style:style style:name="ce2297" style:family="table-cell" style:parent-style-name="Default"/>
    <style:style style:name="ce2298" style:family="table-cell" style:parent-style-name="Default"/>
    <style:style style:name="ce2299" style:family="table-cell" style:parent-style-name="Default"/>
    <style:style style:name="ce2300" style:family="table-cell" style:parent-style-name="Default"/>
    <style:style style:name="ce2301" style:family="table-cell" style:parent-style-name="Default"/>
    <style:style style:name="ce2302" style:family="table-cell" style:parent-style-name="Default"/>
    <style:style style:name="ce2303" style:family="table-cell" style:parent-style-name="Default"/>
    <style:style style:name="ce2304" style:family="table-cell" style:parent-style-name="Default"/>
    <style:style style:name="ce2305" style:family="table-cell" style:parent-style-name="Default"/>
    <style:style style:name="ce2306" style:family="table-cell" style:parent-style-name="Default"/>
    <style:style style:name="ce2307" style:family="table-cell" style:parent-style-name="Default"/>
    <style:style style:name="ce2308" style:family="table-cell" style:parent-style-name="Default"/>
    <style:style style:name="ce2309" style:family="table-cell" style:parent-style-name="Default"/>
    <style:style style:name="ce2310" style:family="table-cell" style:parent-style-name="Default"/>
    <style:style style:name="ce2311" style:family="table-cell" style:parent-style-name="Default"/>
    <style:style style:name="ce2312" style:family="table-cell" style:parent-style-name="Default"/>
    <style:style style:name="ce2313" style:family="table-cell" style:parent-style-name="Default"/>
    <style:style style:name="ce2314" style:family="table-cell" style:parent-style-name="Default"/>
    <style:style style:name="ce2315" style:family="table-cell" style:parent-style-name="Default"/>
    <style:style style:name="ce2316" style:family="table-cell" style:parent-style-name="Default"/>
    <style:style style:name="ce2317" style:family="table-cell" style:parent-style-name="Default"/>
    <style:style style:name="ce2318" style:family="table-cell" style:parent-style-name="Default"/>
    <style:style style:name="ce2319" style:family="table-cell" style:parent-style-name="Default"/>
    <style:style style:name="ce2320" style:family="table-cell" style:parent-style-name="Default"/>
    <style:style style:name="ce2321" style:family="table-cell" style:parent-style-name="Default"/>
    <style:style style:name="ce2322" style:family="table-cell" style:parent-style-name="Default"/>
    <style:style style:name="ce2323" style:family="table-cell" style:parent-style-name="Default"/>
    <style:style style:name="ce2324" style:family="table-cell" style:parent-style-name="Default"/>
    <style:style style:name="ce2325" style:family="table-cell" style:parent-style-name="Default"/>
    <style:style style:name="ce2326" style:family="table-cell" style:parent-style-name="Default"/>
    <style:style style:name="ce2327" style:family="table-cell" style:parent-style-name="Default"/>
    <style:style style:name="ce2328" style:family="table-cell" style:parent-style-name="Default"/>
    <style:style style:name="ce2329" style:family="table-cell" style:parent-style-name="Default"/>
    <style:style style:name="ce2330" style:family="table-cell" style:parent-style-name="Default"/>
    <style:style style:name="ce2331" style:family="table-cell" style:parent-style-name="Default"/>
    <style:style style:name="ce2332" style:family="table-cell" style:parent-style-name="Default"/>
    <style:style style:name="ce2333" style:family="table-cell" style:parent-style-name="Default"/>
    <style:style style:name="ce2334" style:family="table-cell" style:parent-style-name="Default"/>
    <style:style style:name="ce2335" style:family="table-cell" style:parent-style-name="Default"/>
    <style:style style:name="ce2336" style:family="table-cell" style:parent-style-name="Default"/>
    <style:style style:name="ce2337" style:family="table-cell" style:parent-style-name="Default"/>
    <style:style style:name="ce2338" style:family="table-cell" style:parent-style-name="Default"/>
    <style:style style:name="ce2339" style:family="table-cell" style:parent-style-name="Default"/>
    <style:style style:name="ce2340" style:family="table-cell" style:parent-style-name="Default"/>
    <style:style style:name="ce2341" style:family="table-cell" style:parent-style-name="Default"/>
    <style:style style:name="ce2342" style:family="table-cell" style:parent-style-name="Default"/>
    <style:style style:name="ce2343" style:family="table-cell" style:parent-style-name="Default"/>
    <style:style style:name="ce2344" style:family="table-cell" style:parent-style-name="Default"/>
    <style:style style:name="ce2345" style:family="table-cell" style:parent-style-name="Default"/>
    <style:style style:name="ce2346" style:family="table-cell" style:parent-style-name="Default"/>
    <style:style style:name="ce2347" style:family="table-cell" style:parent-style-name="Default"/>
    <style:style style:name="ce2348" style:family="table-cell" style:parent-style-name="Default"/>
    <style:style style:name="ce2349" style:family="table-cell" style:parent-style-name="Default"/>
    <style:style style:name="ce2350" style:family="table-cell" style:parent-style-name="Default"/>
    <style:style style:name="ce2351" style:family="table-cell" style:parent-style-name="Default"/>
    <style:style style:name="ce2352" style:family="table-cell" style:parent-style-name="Default"/>
    <style:style style:name="ce2353" style:family="table-cell" style:parent-style-name="Default"/>
    <style:style style:name="ce2354" style:family="table-cell" style:parent-style-name="Default"/>
    <style:style style:name="ce2355" style:family="table-cell" style:parent-style-name="Default"/>
    <style:style style:name="ce2356" style:family="table-cell" style:parent-style-name="Default"/>
    <style:style style:name="ce2357" style:family="table-cell" style:parent-style-name="Default"/>
    <style:style style:name="ce2358" style:family="table-cell" style:parent-style-name="Default"/>
    <style:style style:name="ce2359" style:family="table-cell" style:parent-style-name="Default"/>
    <style:style style:name="ce2360" style:family="table-cell" style:parent-style-name="Default"/>
    <style:style style:name="ce2361" style:family="table-cell" style:parent-style-name="Default"/>
    <style:style style:name="ce2362" style:family="table-cell" style:parent-style-name="Default"/>
    <style:style style:name="ce2363" style:family="table-cell" style:parent-style-name="Default"/>
    <style:style style:name="ce2364" style:family="table-cell" style:parent-style-name="Default"/>
    <style:style style:name="ce2365" style:family="table-cell" style:parent-style-name="Default"/>
    <style:style style:name="ce2366" style:family="table-cell" style:parent-style-name="Default"/>
    <style:style style:name="ce2367" style:family="table-cell" style:parent-style-name="Default"/>
    <style:style style:name="ce2368" style:family="table-cell" style:parent-style-name="Default"/>
    <style:style style:name="ce2369" style:family="table-cell" style:parent-style-name="Default"/>
    <style:style style:name="ce2370" style:family="table-cell" style:parent-style-name="Default"/>
    <style:style style:name="ce2371" style:family="table-cell" style:parent-style-name="Default"/>
    <style:style style:name="ce2372" style:family="table-cell" style:parent-style-name="Default"/>
    <style:style style:name="ce2373" style:family="table-cell" style:parent-style-name="Default"/>
    <style:style style:name="ce2374" style:family="table-cell" style:parent-style-name="Default"/>
    <style:style style:name="ce2375" style:family="table-cell" style:parent-style-name="Default"/>
    <style:style style:name="ce2376" style:family="table-cell" style:parent-style-name="Default"/>
    <style:style style:name="ce2377" style:family="table-cell" style:parent-style-name="Default"/>
    <style:style style:name="ce2378" style:family="table-cell" style:parent-style-name="Default"/>
    <style:style style:name="ce2379" style:family="table-cell" style:parent-style-name="Default"/>
    <style:style style:name="ce2380" style:family="table-cell" style:parent-style-name="Default"/>
    <style:style style:name="ce2381" style:family="table-cell" style:parent-style-name="Default"/>
    <style:style style:name="ce2382" style:family="table-cell" style:parent-style-name="Default"/>
    <style:style style:name="ce2383" style:family="table-cell" style:parent-style-name="Default"/>
    <style:style style:name="ce2384" style:family="table-cell" style:parent-style-name="Default"/>
    <style:style style:name="ce2385" style:family="table-cell" style:parent-style-name="Default"/>
    <style:style style:name="ce2386" style:family="table-cell" style:parent-style-name="Default"/>
    <style:style style:name="ce2387" style:family="table-cell" style:parent-style-name="Default"/>
    <style:style style:name="ce2388" style:family="table-cell" style:parent-style-name="Default"/>
    <style:style style:name="ce2389" style:family="table-cell" style:parent-style-name="Default"/>
    <style:style style:name="ce2390" style:family="table-cell" style:parent-style-name="Default"/>
    <style:style style:name="ce2391" style:family="table-cell" style:parent-style-name="Default"/>
    <style:style style:name="ce2392" style:family="table-cell" style:parent-style-name="Default"/>
    <style:style style:name="ce2393" style:family="table-cell" style:parent-style-name="Default"/>
    <style:style style:name="ce2394" style:family="table-cell" style:parent-style-name="Default"/>
    <style:style style:name="ce2395" style:family="table-cell" style:parent-style-name="Default"/>
    <style:style style:name="ce2396" style:family="table-cell" style:parent-style-name="Default"/>
    <style:style style:name="ce2397" style:family="table-cell" style:parent-style-name="Default"/>
    <style:style style:name="ce2398" style:family="table-cell" style:parent-style-name="Default"/>
    <style:style style:name="ce2399" style:family="table-cell" style:parent-style-name="Default"/>
    <style:style style:name="ce2400" style:family="table-cell" style:parent-style-name="Default"/>
    <style:style style:name="ce2401" style:family="table-cell" style:parent-style-name="Default"/>
    <style:style style:name="ce2402" style:family="table-cell" style:parent-style-name="Default"/>
    <style:style style:name="ce2403" style:family="table-cell" style:parent-style-name="Default"/>
    <style:style style:name="ce2404" style:family="table-cell" style:parent-style-name="Default"/>
    <style:style style:name="ce2405" style:family="table-cell" style:parent-style-name="Default"/>
    <style:style style:name="ce2406" style:family="table-cell" style:parent-style-name="Default"/>
    <style:style style:name="ce2407" style:family="table-cell" style:parent-style-name="Default"/>
    <style:style style:name="ce2408" style:family="table-cell" style:parent-style-name="Default"/>
    <style:style style:name="ce2409" style:family="table-cell" style:parent-style-name="Default"/>
    <style:style style:name="ce2410" style:family="table-cell" style:parent-style-name="Default"/>
    <style:style style:name="ce2411" style:family="table-cell" style:parent-style-name="Default"/>
    <style:style style:name="ce2412" style:family="table-cell" style:parent-style-name="Default"/>
    <style:style style:name="ce2413" style:family="table-cell" style:parent-style-name="Default"/>
    <style:style style:name="ce2414" style:family="table-cell" style:parent-style-name="Default"/>
    <style:style style:name="ce2415" style:family="table-cell" style:parent-style-name="Default"/>
    <style:style style:name="ce2416" style:family="table-cell" style:parent-style-name="Default"/>
    <style:style style:name="ce2417" style:family="table-cell" style:parent-style-name="Default"/>
    <style:style style:name="ce2418" style:family="table-cell" style:parent-style-name="Default"/>
    <style:style style:name="ce2419" style:family="table-cell" style:parent-style-name="Default"/>
    <style:style style:name="ce2420" style:family="table-cell" style:parent-style-name="Default"/>
    <style:style style:name="ce2421" style:family="table-cell" style:parent-style-name="Default"/>
    <style:style style:name="ce2422" style:family="table-cell" style:parent-style-name="Default"/>
    <style:style style:name="ce2423" style:family="table-cell" style:parent-style-name="Default"/>
    <style:style style:name="ce2424" style:family="table-cell" style:parent-style-name="Default"/>
    <style:style style:name="ce2425" style:family="table-cell" style:parent-style-name="Default"/>
    <style:style style:name="ce2426" style:family="table-cell" style:parent-style-name="Default"/>
    <style:style style:name="ce2427" style:family="table-cell" style:parent-style-name="Default"/>
    <style:style style:name="ce2428" style:family="table-cell" style:parent-style-name="Default"/>
    <style:style style:name="ce2429" style:family="table-cell" style:parent-style-name="Default"/>
    <style:style style:name="ce2430" style:family="table-cell" style:parent-style-name="Default"/>
    <style:style style:name="ce2431" style:family="table-cell" style:parent-style-name="Default"/>
    <style:style style:name="ce2432" style:family="table-cell" style:parent-style-name="Default"/>
    <style:style style:name="ce2433" style:family="table-cell" style:parent-style-name="Default"/>
    <style:style style:name="ce2434" style:family="table-cell" style:parent-style-name="Default"/>
    <style:style style:name="ce2435" style:family="table-cell" style:parent-style-name="Default"/>
    <style:style style:name="ce2436" style:family="table-cell" style:parent-style-name="Default"/>
    <style:style style:name="ce2437" style:family="table-cell" style:parent-style-name="Default"/>
    <style:style style:name="ce2438" style:family="table-cell" style:parent-style-name="Default"/>
    <style:style style:name="ce2439" style:family="table-cell" style:parent-style-name="Default"/>
    <style:style style:name="ce2440" style:family="table-cell" style:parent-style-name="Default"/>
    <style:style style:name="ce2441" style:family="table-cell" style:parent-style-name="Default"/>
    <style:style style:name="ce2442" style:family="table-cell" style:parent-style-name="Default"/>
    <style:style style:name="ce2443" style:family="table-cell" style:parent-style-name="Default"/>
    <style:style style:name="ce2444" style:family="table-cell" style:parent-style-name="Default"/>
    <style:style style:name="ce2445" style:family="table-cell" style:parent-style-name="Default"/>
    <style:style style:name="ce2446" style:family="table-cell" style:parent-style-name="Default"/>
    <style:style style:name="ce2447" style:family="table-cell" style:parent-style-name="Default"/>
    <style:style style:name="ce2448" style:family="table-cell" style:parent-style-name="Default"/>
    <style:style style:name="ce2449" style:family="table-cell" style:parent-style-name="Default"/>
    <style:style style:name="ce2450" style:family="table-cell" style:parent-style-name="Default"/>
    <style:style style:name="ce2451" style:family="table-cell" style:parent-style-name="Default"/>
    <style:style style:name="ce2452" style:family="table-cell" style:parent-style-name="Default"/>
    <style:style style:name="ce2453" style:family="table-cell" style:parent-style-name="Default"/>
    <style:style style:name="ce2454" style:family="table-cell" style:parent-style-name="Default"/>
    <style:style style:name="ce2455" style:family="table-cell" style:parent-style-name="Default"/>
    <style:style style:name="ce2456" style:family="table-cell" style:parent-style-name="Default"/>
    <style:style style:name="ce2457" style:family="table-cell" style:parent-style-name="Default"/>
    <style:style style:name="ce2458" style:family="table-cell" style:parent-style-name="Default"/>
    <style:style style:name="ce2459" style:family="table-cell" style:parent-style-name="Default"/>
    <style:style style:name="ce2460" style:family="table-cell" style:parent-style-name="Default"/>
    <style:style style:name="ce2461" style:family="table-cell" style:parent-style-name="Default"/>
    <style:style style:name="ce2462" style:family="table-cell" style:parent-style-name="Default"/>
    <style:style style:name="ce2463" style:family="table-cell" style:parent-style-name="Default"/>
    <style:style style:name="ce2464" style:family="table-cell" style:parent-style-name="Default"/>
    <style:style style:name="ce2465" style:family="table-cell" style:parent-style-name="Default"/>
    <style:style style:name="ce2466" style:family="table-cell" style:parent-style-name="Default"/>
    <style:style style:name="ce2467" style:family="table-cell" style:parent-style-name="Default"/>
    <style:style style:name="ce2468" style:family="table-cell" style:parent-style-name="Default"/>
    <style:style style:name="ce2469" style:family="table-cell" style:parent-style-name="Default"/>
    <style:style style:name="ce2470" style:family="table-cell" style:parent-style-name="Default"/>
    <style:style style:name="ce2471" style:family="table-cell" style:parent-style-name="Default"/>
    <style:style style:name="ce2472" style:family="table-cell" style:parent-style-name="Default"/>
    <style:style style:name="ce2473" style:family="table-cell" style:parent-style-name="Default"/>
    <style:style style:name="ce2474" style:family="table-cell" style:parent-style-name="Default"/>
    <style:style style:name="ce2475" style:family="table-cell" style:parent-style-name="Default"/>
    <style:style style:name="ce2476" style:family="table-cell" style:parent-style-name="Default"/>
    <style:style style:name="ce2477" style:family="table-cell" style:parent-style-name="Default"/>
    <style:style style:name="ce2478" style:family="table-cell" style:parent-style-name="Default"/>
    <style:style style:name="ce2479" style:family="table-cell" style:parent-style-name="Default"/>
    <style:style style:name="ce2480" style:family="table-cell" style:parent-style-name="Default"/>
    <style:style style:name="ce2481" style:family="table-cell" style:parent-style-name="Default"/>
    <style:style style:name="ce2482" style:family="table-cell" style:parent-style-name="Default"/>
    <style:style style:name="ce2483" style:family="table-cell" style:parent-style-name="Default"/>
    <style:style style:name="ce2484" style:family="table-cell" style:parent-style-name="Default"/>
    <style:style style:name="ce2485" style:family="table-cell" style:parent-style-name="Default"/>
    <style:style style:name="ce2486" style:family="table-cell" style:parent-style-name="Default"/>
    <style:style style:name="ce2487" style:family="table-cell" style:parent-style-name="Default"/>
    <style:style style:name="ce2488" style:family="table-cell" style:parent-style-name="Default"/>
    <style:style style:name="ce2489" style:family="table-cell" style:parent-style-name="Default"/>
    <style:style style:name="ce2490" style:family="table-cell" style:parent-style-name="Default"/>
    <style:style style:name="ce2491" style:family="table-cell" style:parent-style-name="Default"/>
    <style:style style:name="ce2492" style:family="table-cell" style:parent-style-name="Default"/>
    <style:style style:name="ce2493" style:family="table-cell" style:parent-style-name="Default"/>
    <style:style style:name="ce2494" style:family="table-cell" style:parent-style-name="Default"/>
    <style:style style:name="ce2495" style:family="table-cell" style:parent-style-name="Default"/>
    <style:style style:name="ce2496" style:family="table-cell" style:parent-style-name="Default"/>
    <style:style style:name="ce2497" style:family="table-cell" style:parent-style-name="Default"/>
    <style:style style:name="ce2498" style:family="table-cell" style:parent-style-name="Default"/>
    <style:style style:name="ce2499" style:family="table-cell" style:parent-style-name="Default"/>
    <style:style style:name="ce2500" style:family="table-cell" style:parent-style-name="Default"/>
    <style:style style:name="ce2501" style:family="table-cell" style:parent-style-name="Default"/>
    <style:style style:name="ce2502" style:family="table-cell" style:parent-style-name="Default"/>
    <style:style style:name="ce2503" style:family="table-cell" style:parent-style-name="Default"/>
    <style:style style:name="ce2504" style:family="table-cell" style:parent-style-name="Default"/>
    <style:style style:name="ce2505" style:family="table-cell" style:parent-style-name="Default"/>
    <style:style style:name="ce2506" style:family="table-cell" style:parent-style-name="Default"/>
    <style:style style:name="ce2507" style:family="table-cell" style:parent-style-name="Default"/>
    <style:style style:name="ce2508" style:family="table-cell" style:parent-style-name="Default"/>
    <style:style style:name="ce2509" style:family="table-cell" style:parent-style-name="Default"/>
    <style:style style:name="ce2510" style:family="table-cell" style:parent-style-name="Default"/>
    <style:style style:name="ce2511" style:family="table-cell" style:parent-style-name="Default"/>
    <style:style style:name="ce2512" style:family="table-cell" style:parent-style-name="Default"/>
    <style:style style:name="ce2513" style:family="table-cell" style:parent-style-name="Default"/>
    <style:style style:name="ce2514" style:family="table-cell" style:parent-style-name="Default"/>
    <style:style style:name="ce2515" style:family="table-cell" style:parent-style-name="Default"/>
    <style:style style:name="ce2516" style:family="table-cell" style:parent-style-name="Default"/>
    <style:style style:name="ce2517" style:family="table-cell" style:parent-style-name="Default"/>
    <style:style style:name="ce2518" style:family="table-cell" style:parent-style-name="Default"/>
    <style:style style:name="ce2519" style:family="table-cell" style:parent-style-name="Default"/>
    <style:style style:name="ce2520" style:family="table-cell" style:parent-style-name="Default"/>
    <style:style style:name="ce2521" style:family="table-cell" style:parent-style-name="Default"/>
    <style:style style:name="ce2522" style:family="table-cell" style:parent-style-name="Default"/>
    <style:style style:name="ce2523" style:family="table-cell" style:parent-style-name="Default"/>
    <style:style style:name="ce2524" style:family="table-cell" style:parent-style-name="Default"/>
    <style:style style:name="ce2525" style:family="table-cell" style:parent-style-name="Default"/>
    <style:style style:name="ce2526" style:family="table-cell" style:parent-style-name="Default"/>
    <style:style style:name="ce2527" style:family="table-cell" style:parent-style-name="Default"/>
    <style:style style:name="ce2528" style:family="table-cell" style:parent-style-name="Default"/>
    <style:style style:name="ce2529" style:family="table-cell" style:parent-style-name="Default"/>
    <style:style style:name="ce2530" style:family="table-cell" style:parent-style-name="Default"/>
    <style:style style:name="ce2531" style:family="table-cell" style:parent-style-name="Default"/>
    <style:style style:name="ce2532" style:family="table-cell" style:parent-style-name="Default"/>
    <style:style style:name="ce2533" style:family="table-cell" style:parent-style-name="Default"/>
    <style:style style:name="ce2534" style:family="table-cell" style:parent-style-name="Default"/>
    <style:style style:name="ce2535" style:family="table-cell" style:parent-style-name="Default"/>
    <style:style style:name="ce2536" style:family="table-cell" style:parent-style-name="Default"/>
    <style:style style:name="ce2537" style:family="table-cell" style:parent-style-name="Default"/>
    <style:style style:name="ce2538" style:family="table-cell" style:parent-style-name="Default"/>
    <style:style style:name="ce2539" style:family="table-cell" style:parent-style-name="Default"/>
    <style:style style:name="ce2540" style:family="table-cell" style:parent-style-name="Default"/>
    <style:style style:name="ce2541" style:family="table-cell" style:parent-style-name="Default"/>
    <style:style style:name="ce2542" style:family="table-cell" style:parent-style-name="Default"/>
    <style:style style:name="ce2543" style:family="table-cell" style:parent-style-name="Default"/>
    <style:style style:name="ce2544" style:family="table-cell" style:parent-style-name="Default"/>
    <style:style style:name="ce2545" style:family="table-cell" style:parent-style-name="Default"/>
    <style:style style:name="ce2546" style:family="table-cell" style:parent-style-name="Default"/>
    <style:style style:name="ce2547" style:family="table-cell" style:parent-style-name="Default"/>
    <style:style style:name="ce2548" style:family="table-cell" style:parent-style-name="Default"/>
    <style:style style:name="ce2549" style:family="table-cell" style:parent-style-name="Default"/>
    <style:style style:name="ce2550" style:family="table-cell" style:parent-style-name="Default"/>
    <style:style style:name="ce2551" style:family="table-cell" style:parent-style-name="Default"/>
    <style:style style:name="ce2552" style:family="table-cell" style:parent-style-name="Default"/>
    <style:style style:name="ce2553" style:family="table-cell" style:parent-style-name="Default"/>
    <style:style style:name="ce2554" style:family="table-cell" style:parent-style-name="Default"/>
    <style:style style:name="ce2555" style:family="table-cell" style:parent-style-name="Default"/>
    <style:style style:name="ce2556" style:family="table-cell" style:parent-style-name="Default"/>
    <style:style style:name="ce2557" style:family="table-cell" style:parent-style-name="Default"/>
    <style:style style:name="ce2558" style:family="table-cell" style:parent-style-name="Default"/>
    <style:style style:name="ce2559" style:family="table-cell" style:parent-style-name="Default"/>
    <style:style style:name="ce2560" style:family="table-cell" style:parent-style-name="Default"/>
    <style:style style:name="ce2561" style:family="table-cell" style:parent-style-name="Default"/>
    <style:style style:name="ce2562" style:family="table-cell" style:parent-style-name="Default"/>
    <style:style style:name="ce2563" style:family="table-cell" style:parent-style-name="Default"/>
    <style:style style:name="ce2564" style:family="table-cell" style:parent-style-name="Default"/>
    <style:style style:name="ce2565" style:family="table-cell" style:parent-style-name="Default"/>
    <style:style style:name="ce2566" style:family="table-cell" style:parent-style-name="Default"/>
    <style:style style:name="ce2567" style:family="table-cell" style:parent-style-name="Default"/>
    <style:style style:name="ce2568" style:family="table-cell" style:parent-style-name="Default"/>
    <style:style style:name="ce2569" style:family="table-cell" style:parent-style-name="Default"/>
    <style:style style:name="ce2570" style:family="table-cell" style:parent-style-name="Default"/>
    <style:style style:name="ce2571" style:family="table-cell" style:parent-style-name="Default"/>
    <style:style style:name="ce2572" style:family="table-cell" style:parent-style-name="Default"/>
    <style:style style:name="ce2573" style:family="table-cell" style:parent-style-name="Default"/>
    <style:style style:name="ce2574" style:family="table-cell" style:parent-style-name="Default"/>
    <style:style style:name="ce2575" style:family="table-cell" style:parent-style-name="Default"/>
    <style:style style:name="ce2576" style:family="table-cell" style:parent-style-name="Default"/>
    <style:style style:name="ce2577" style:family="table-cell" style:parent-style-name="Default"/>
    <style:style style:name="ce2578" style:family="table-cell" style:parent-style-name="Default"/>
    <style:style style:name="ce2579" style:family="table-cell" style:parent-style-name="Default"/>
    <style:style style:name="ce2580" style:family="table-cell" style:parent-style-name="Default"/>
    <style:style style:name="ce2581" style:family="table-cell" style:parent-style-name="Default"/>
    <style:style style:name="ce2582" style:family="table-cell" style:parent-style-name="Default"/>
    <style:style style:name="ce2583" style:family="table-cell" style:parent-style-name="Default"/>
    <style:style style:name="ce2584" style:family="table-cell" style:parent-style-name="Default"/>
    <style:style style:name="ce2585" style:family="table-cell" style:parent-style-name="Default"/>
    <style:style style:name="ce2586" style:family="table-cell" style:parent-style-name="Default"/>
    <style:style style:name="ce2587" style:family="table-cell" style:parent-style-name="Default"/>
    <style:style style:name="ce2588" style:family="table-cell" style:parent-style-name="Default"/>
    <style:style style:name="ce2589" style:family="table-cell" style:parent-style-name="Default"/>
    <style:style style:name="ce2590" style:family="table-cell" style:parent-style-name="Default"/>
    <style:style style:name="ce2591" style:family="table-cell" style:parent-style-name="Default"/>
    <style:style style:name="ce2592" style:family="table-cell" style:parent-style-name="Default"/>
    <style:style style:name="ce2593" style:family="table-cell" style:parent-style-name="Default"/>
    <style:style style:name="ce2594" style:family="table-cell" style:parent-style-name="Default"/>
    <style:style style:name="ce2595" style:family="table-cell" style:parent-style-name="Default"/>
    <style:style style:name="ce2596" style:family="table-cell" style:parent-style-name="Default"/>
    <style:style style:name="ce2597" style:family="table-cell" style:parent-style-name="Default"/>
    <style:style style:name="ce2598" style:family="table-cell" style:parent-style-name="Default"/>
    <style:style style:name="ce2599" style:family="table-cell" style:parent-style-name="Default"/>
    <style:style style:name="ce2600" style:family="table-cell" style:parent-style-name="Default"/>
    <style:style style:name="ce2601" style:family="table-cell" style:parent-style-name="Default"/>
    <style:style style:name="ce2602" style:family="table-cell" style:parent-style-name="Default"/>
    <style:style style:name="ce2603" style:family="table-cell" style:parent-style-name="Default"/>
    <style:style style:name="ce2604" style:family="table-cell" style:parent-style-name="Default"/>
    <style:style style:name="ce2605" style:family="table-cell" style:parent-style-name="Default"/>
    <style:style style:name="ce2606" style:family="table-cell" style:parent-style-name="Default"/>
    <style:style style:name="ce2607" style:family="table-cell" style:parent-style-name="Default"/>
    <style:style style:name="ce2608" style:family="table-cell" style:parent-style-name="Default"/>
    <style:style style:name="ce2609" style:family="table-cell" style:parent-style-name="Default"/>
    <style:style style:name="ce2610" style:family="table-cell" style:parent-style-name="Default"/>
    <style:style style:name="ce2611" style:family="table-cell" style:parent-style-name="Default"/>
    <style:style style:name="ce2612" style:family="table-cell" style:parent-style-name="Default"/>
    <style:style style:name="ce2613" style:family="table-cell" style:parent-style-name="Default"/>
    <style:style style:name="ce2614" style:family="table-cell" style:parent-style-name="Default"/>
    <style:style style:name="ce2615" style:family="table-cell" style:parent-style-name="Default"/>
    <style:style style:name="ce2616" style:family="table-cell" style:parent-style-name="Default"/>
    <style:style style:name="ce2617" style:family="table-cell" style:parent-style-name="Default"/>
    <style:style style:name="ce2618" style:family="table-cell" style:parent-style-name="Default"/>
    <style:style style:name="ce2619" style:family="table-cell" style:parent-style-name="Default"/>
    <style:style style:name="ce2620" style:family="table-cell" style:parent-style-name="Default"/>
    <style:style style:name="ce2621" style:family="table-cell" style:parent-style-name="Default"/>
    <style:style style:name="ce2622" style:family="table-cell" style:parent-style-name="Default"/>
    <style:style style:name="ce2623" style:family="table-cell" style:parent-style-name="Default"/>
    <style:style style:name="ce2624" style:family="table-cell" style:parent-style-name="Default"/>
    <style:style style:name="ce2625" style:family="table-cell" style:parent-style-name="Default"/>
    <style:style style:name="ce2626" style:family="table-cell" style:parent-style-name="Default"/>
    <style:style style:name="ce2627" style:family="table-cell" style:parent-style-name="Default"/>
    <style:style style:name="ce2628" style:family="table-cell" style:parent-style-name="Default"/>
    <style:style style:name="ce2629" style:family="table-cell" style:parent-style-name="Default"/>
    <style:style style:name="ce2630" style:family="table-cell" style:parent-style-name="Default"/>
    <style:style style:name="ce2631" style:family="table-cell" style:parent-style-name="Default"/>
    <style:style style:name="ce2632" style:family="table-cell" style:parent-style-name="Default"/>
    <style:style style:name="ce2633" style:family="table-cell" style:parent-style-name="Default"/>
    <style:style style:name="ce2634" style:family="table-cell" style:parent-style-name="Default"/>
    <style:style style:name="ce2635" style:family="table-cell" style:parent-style-name="Default"/>
    <style:style style:name="ce2636" style:family="table-cell" style:parent-style-name="Default"/>
    <style:style style:name="ce2637" style:family="table-cell" style:parent-style-name="Default"/>
    <style:style style:name="ce2638" style:family="table-cell" style:parent-style-name="Default"/>
    <style:style style:name="ce2639" style:family="table-cell" style:parent-style-name="Default"/>
    <style:style style:name="ce2640" style:family="table-cell" style:parent-style-name="Default"/>
    <style:style style:name="ce2641" style:family="table-cell" style:parent-style-name="Default"/>
    <style:style style:name="ce2642" style:family="table-cell" style:parent-style-name="Default"/>
    <style:style style:name="ce2643" style:family="table-cell" style:parent-style-name="Default"/>
    <style:style style:name="ce2644" style:family="table-cell" style:parent-style-name="Default"/>
    <style:style style:name="ce2645" style:family="table-cell" style:parent-style-name="Default"/>
    <style:style style:name="ce2646" style:family="table-cell" style:parent-style-name="Default"/>
    <style:style style:name="ce2647" style:family="table-cell" style:parent-style-name="Default"/>
    <style:style style:name="ce2648" style:family="table-cell" style:parent-style-name="Default"/>
    <style:style style:name="ce2649" style:family="table-cell" style:parent-style-name="Default"/>
    <style:style style:name="ce2650" style:family="table-cell" style:parent-style-name="Default"/>
    <style:style style:name="ce2651" style:family="table-cell" style:parent-style-name="Default"/>
    <style:style style:name="ce2652" style:family="table-cell" style:parent-style-name="Default"/>
    <style:style style:name="ce2653" style:family="table-cell" style:parent-style-name="Default"/>
    <style:style style:name="ce2654" style:family="table-cell" style:parent-style-name="Default"/>
    <style:style style:name="ce2655" style:family="table-cell" style:parent-style-name="Default"/>
    <style:style style:name="ce2656" style:family="table-cell" style:parent-style-name="Default"/>
    <style:style style:name="ce2657" style:family="table-cell" style:parent-style-name="Default"/>
    <style:style style:name="ce2658" style:family="table-cell" style:parent-style-name="Default"/>
    <style:style style:name="ce2659" style:family="table-cell" style:parent-style-name="Default"/>
    <style:style style:name="ce2660" style:family="table-cell" style:parent-style-name="Default"/>
    <style:style style:name="ce2661" style:family="table-cell" style:parent-style-name="Default"/>
    <style:style style:name="ce2662" style:family="table-cell" style:parent-style-name="Default"/>
    <style:style style:name="ce2663" style:family="table-cell" style:parent-style-name="Default"/>
    <style:style style:name="ce2664" style:family="table-cell" style:parent-style-name="Default"/>
    <style:style style:name="ce2665" style:family="table-cell" style:parent-style-name="Default"/>
    <style:style style:name="ce2666" style:family="table-cell" style:parent-style-name="Default"/>
    <style:style style:name="ce2667" style:family="table-cell" style:parent-style-name="Default"/>
    <style:style style:name="ce2668" style:family="table-cell" style:parent-style-name="Default"/>
    <style:style style:name="ce2669" style:family="table-cell" style:parent-style-name="Default"/>
    <style:style style:name="ce2670" style:family="table-cell" style:parent-style-name="Default"/>
    <style:style style:name="ce2671" style:family="table-cell" style:parent-style-name="Default"/>
    <style:style style:name="ce2672" style:family="table-cell" style:parent-style-name="Default"/>
    <style:style style:name="ce2673" style:family="table-cell" style:parent-style-name="Default"/>
    <style:style style:name="ce2674" style:family="table-cell" style:parent-style-name="Default"/>
    <style:style style:name="ce2675" style:family="table-cell" style:parent-style-name="Default"/>
    <style:style style:name="ce2676" style:family="table-cell" style:parent-style-name="Default"/>
    <style:style style:name="ce2677" style:family="table-cell" style:parent-style-name="Default"/>
    <style:style style:name="ce2678" style:family="table-cell" style:parent-style-name="Default"/>
    <style:style style:name="ce2679" style:family="table-cell" style:parent-style-name="Default"/>
    <style:style style:name="ce2680" style:family="table-cell" style:parent-style-name="Default"/>
    <style:style style:name="ce2681" style:family="table-cell" style:parent-style-name="Default"/>
    <style:style style:name="ce2682" style:family="table-cell" style:parent-style-name="Default"/>
    <style:style style:name="ce2683" style:family="table-cell" style:parent-style-name="Default"/>
    <style:style style:name="ce2684" style:family="table-cell" style:parent-style-name="Default"/>
    <style:style style:name="ce2685" style:family="table-cell" style:parent-style-name="Default"/>
    <style:style style:name="ce2686" style:family="table-cell" style:parent-style-name="Default"/>
    <style:style style:name="ce2687" style:family="table-cell" style:parent-style-name="Default"/>
    <style:style style:name="ce2688" style:family="table-cell" style:parent-style-name="Default"/>
    <style:style style:name="ce2689" style:family="table-cell" style:parent-style-name="Default"/>
    <style:style style:name="ce2690" style:family="table-cell" style:parent-style-name="Default"/>
    <style:style style:name="ce2691" style:family="table-cell" style:parent-style-name="Default"/>
    <style:style style:name="ce2692" style:family="table-cell" style:parent-style-name="Default"/>
    <style:style style:name="ce2693" style:family="table-cell" style:parent-style-name="Default"/>
    <style:style style:name="ce2694" style:family="table-cell" style:parent-style-name="Default"/>
    <style:style style:name="ce2695" style:family="table-cell" style:parent-style-name="Default"/>
    <style:style style:name="ce2696" style:family="table-cell" style:parent-style-name="Default"/>
    <style:style style:name="ce2697" style:family="table-cell" style:parent-style-name="Default"/>
    <style:style style:name="ce2698" style:family="table-cell" style:parent-style-name="Default"/>
    <style:style style:name="ce2699" style:family="table-cell" style:parent-style-name="Default"/>
    <style:style style:name="ce2700" style:family="table-cell" style:parent-style-name="Default"/>
    <style:style style:name="ce2701" style:family="table-cell" style:parent-style-name="Default"/>
    <style:style style:name="ce2702" style:family="table-cell" style:parent-style-name="Default"/>
    <style:style style:name="ce2703" style:family="table-cell" style:parent-style-name="Default"/>
    <style:style style:name="ce2704" style:family="table-cell" style:parent-style-name="Default"/>
    <style:style style:name="ce2705" style:family="table-cell" style:parent-style-name="Default"/>
    <style:style style:name="ce2706" style:family="table-cell" style:parent-style-name="Default"/>
    <style:style style:name="ce2707" style:family="table-cell" style:parent-style-name="Default"/>
    <style:style style:name="ce2708" style:family="table-cell" style:parent-style-name="Default"/>
    <style:style style:name="ce2709" style:family="table-cell" style:parent-style-name="Default"/>
    <style:style style:name="ce2710" style:family="table-cell" style:parent-style-name="Default"/>
    <style:style style:name="ce2711" style:family="table-cell" style:parent-style-name="Default"/>
    <style:style style:name="ce2712" style:family="table-cell" style:parent-style-name="Default"/>
    <style:style style:name="ce2713" style:family="table-cell" style:parent-style-name="Default"/>
    <style:style style:name="ce2714" style:family="table-cell" style:parent-style-name="Default"/>
    <style:style style:name="ce2715" style:family="table-cell" style:parent-style-name="Default"/>
    <style:style style:name="ce2716" style:family="table-cell" style:parent-style-name="Default"/>
    <style:style style:name="ce2717" style:family="table-cell" style:parent-style-name="Default"/>
    <style:style style:name="ce2718" style:family="table-cell" style:parent-style-name="Default"/>
    <style:style style:name="ce2719" style:family="table-cell" style:parent-style-name="Default"/>
    <style:style style:name="ce2720" style:family="table-cell" style:parent-style-name="Default"/>
    <style:style style:name="ce2721" style:family="table-cell" style:parent-style-name="Default"/>
    <style:style style:name="ce2722" style:family="table-cell" style:parent-style-name="Default"/>
    <style:style style:name="ce2723" style:family="table-cell" style:parent-style-name="Default"/>
    <style:style style:name="ce2724" style:family="table-cell" style:parent-style-name="Default"/>
    <style:style style:name="ce2725" style:family="table-cell" style:parent-style-name="Default"/>
    <style:style style:name="ce2726" style:family="table-cell" style:parent-style-name="Default"/>
    <style:style style:name="ce2727" style:family="table-cell" style:parent-style-name="Default"/>
    <style:style style:name="ce2728" style:family="table-cell" style:parent-style-name="Default"/>
    <style:style style:name="ce2729" style:family="table-cell" style:parent-style-name="Default"/>
    <style:style style:name="ce2730" style:family="table-cell" style:parent-style-name="Default"/>
    <style:style style:name="ce2731" style:family="table-cell" style:parent-style-name="Default"/>
    <style:style style:name="ce2732" style:family="table-cell" style:parent-style-name="Default"/>
    <style:style style:name="ce2733" style:family="table-cell" style:parent-style-name="Default"/>
    <style:style style:name="ce2734" style:family="table-cell" style:parent-style-name="Default"/>
    <style:style style:name="ce2735" style:family="table-cell" style:parent-style-name="Default"/>
    <style:style style:name="ce2736" style:family="table-cell" style:parent-style-name="Default"/>
    <style:style style:name="ce2737" style:family="table-cell" style:parent-style-name="Default"/>
    <style:style style:name="ce2738" style:family="table-cell" style:parent-style-name="Default"/>
    <style:style style:name="ce2739" style:family="table-cell" style:parent-style-name="Default"/>
    <style:style style:name="ce2740" style:family="table-cell" style:parent-style-name="Default"/>
    <style:style style:name="ce2741" style:family="table-cell" style:parent-style-name="Default"/>
    <style:style style:name="ce2742" style:family="table-cell" style:parent-style-name="Default"/>
    <style:style style:name="ce2743" style:family="table-cell" style:parent-style-name="Default"/>
    <style:style style:name="ce2744" style:family="table-cell" style:parent-style-name="Default"/>
    <style:style style:name="ce2745" style:family="table-cell" style:parent-style-name="Default"/>
    <style:style style:name="ce2746" style:family="table-cell" style:parent-style-name="Default"/>
    <style:style style:name="ce2747" style:family="table-cell" style:parent-style-name="Default"/>
    <style:style style:name="ce2748" style:family="table-cell" style:parent-style-name="Default"/>
    <style:style style:name="ce2749" style:family="table-cell" style:parent-style-name="Default"/>
    <style:style style:name="ce2750" style:family="table-cell" style:parent-style-name="Default"/>
    <style:style style:name="ce2751" style:family="table-cell" style:parent-style-name="Default"/>
    <style:style style:name="ce2752" style:family="table-cell" style:parent-style-name="Default"/>
    <style:style style:name="ce2753" style:family="table-cell" style:parent-style-name="Default"/>
    <style:style style:name="ce2754" style:family="table-cell" style:parent-style-name="Default"/>
    <style:style style:name="ce2755" style:family="table-cell" style:parent-style-name="Default"/>
    <style:style style:name="ce2756" style:family="table-cell" style:parent-style-name="Default"/>
    <style:style style:name="ce2757" style:family="table-cell" style:parent-style-name="Default"/>
    <style:style style:name="ce2758" style:family="table-cell" style:parent-style-name="Default"/>
    <style:style style:name="ce2759" style:family="table-cell" style:parent-style-name="Default"/>
    <style:style style:name="ce2760" style:family="table-cell" style:parent-style-name="Default"/>
    <style:style style:name="ce2761" style:family="table-cell" style:parent-style-name="Default"/>
    <style:style style:name="ce2762" style:family="table-cell" style:parent-style-name="Default"/>
    <style:style style:name="ce2763" style:family="table-cell" style:parent-style-name="Default"/>
    <style:style style:name="ce2764" style:family="table-cell" style:parent-style-name="Default"/>
    <style:style style:name="ce2765" style:family="table-cell" style:parent-style-name="Default"/>
    <style:style style:name="ce2766" style:family="table-cell" style:parent-style-name="Default"/>
    <style:style style:name="ce2767" style:family="table-cell" style:parent-style-name="Default"/>
    <style:style style:name="ce2768" style:family="table-cell" style:parent-style-name="Default"/>
    <style:style style:name="ce2769" style:family="table-cell" style:parent-style-name="Default"/>
    <style:style style:name="ce2770" style:family="table-cell" style:parent-style-name="Default"/>
    <style:style style:name="ce2771" style:family="table-cell" style:parent-style-name="Default"/>
    <style:style style:name="ce2772" style:family="table-cell" style:parent-style-name="Default"/>
    <style:style style:name="ce2773" style:family="table-cell" style:parent-style-name="Default"/>
    <style:style style:name="ce2774" style:family="table-cell" style:parent-style-name="Default"/>
    <style:style style:name="ce2775" style:family="table-cell" style:parent-style-name="Default"/>
    <style:style style:name="ce2776" style:family="table-cell" style:parent-style-name="Default"/>
    <style:style style:name="ce2777" style:family="table-cell" style:parent-style-name="Default"/>
    <style:style style:name="ce2778" style:family="table-cell" style:parent-style-name="Default"/>
    <style:style style:name="ce2779" style:family="table-cell" style:parent-style-name="Default"/>
    <style:style style:name="ce2780" style:family="table-cell" style:parent-style-name="Default"/>
    <style:style style:name="ce2781" style:family="table-cell" style:parent-style-name="Default"/>
    <style:style style:name="ce2782" style:family="table-cell" style:parent-style-name="Default"/>
    <style:style style:name="ce2783" style:family="table-cell" style:parent-style-name="Default"/>
    <style:style style:name="ce2784" style:family="table-cell" style:parent-style-name="Default"/>
    <style:style style:name="ce2785" style:family="table-cell" style:parent-style-name="Default"/>
    <style:style style:name="ce2786" style:family="table-cell" style:parent-style-name="Default"/>
    <style:style style:name="ce2787" style:family="table-cell" style:parent-style-name="Default"/>
    <style:style style:name="ce2788" style:family="table-cell" style:parent-style-name="Default"/>
    <style:style style:name="ce2789" style:family="table-cell" style:parent-style-name="Default"/>
    <style:style style:name="ce2790" style:family="table-cell" style:parent-style-name="Default"/>
    <style:style style:name="ce2791" style:family="table-cell" style:parent-style-name="Default"/>
    <style:style style:name="ce2792" style:family="table-cell" style:parent-style-name="Default"/>
    <style:style style:name="ce2793" style:family="table-cell" style:parent-style-name="Default"/>
    <style:style style:name="ce2794" style:family="table-cell" style:parent-style-name="Default"/>
    <style:style style:name="ce2795" style:family="table-cell" style:parent-style-name="Default"/>
    <style:style style:name="ce2796" style:family="table-cell" style:parent-style-name="Default"/>
    <style:style style:name="ce2797" style:family="table-cell" style:parent-style-name="Default"/>
    <style:style style:name="ce2798" style:family="table-cell" style:parent-style-name="Default"/>
    <style:style style:name="ce2799" style:family="table-cell" style:parent-style-name="Default"/>
    <style:style style:name="ce2800" style:family="table-cell" style:parent-style-name="Default"/>
    <style:style style:name="ce2801" style:family="table-cell" style:parent-style-name="Default"/>
    <style:style style:name="ce2802" style:family="table-cell" style:parent-style-name="Default"/>
    <style:style style:name="ce2803" style:family="table-cell" style:parent-style-name="Default"/>
    <style:style style:name="ce2804" style:family="table-cell" style:parent-style-name="Default"/>
    <style:style style:name="ce2805" style:family="table-cell" style:parent-style-name="Default"/>
    <style:style style:name="ce2806" style:family="table-cell" style:parent-style-name="Default"/>
    <style:style style:name="ce2807" style:family="table-cell" style:parent-style-name="Default"/>
    <style:style style:name="ce2808" style:family="table-cell" style:parent-style-name="Default"/>
    <style:style style:name="ce2809" style:family="table-cell" style:parent-style-name="Default"/>
    <style:style style:name="ce2810" style:family="table-cell" style:parent-style-name="Default"/>
    <style:style style:name="ce2811" style:family="table-cell" style:parent-style-name="Default"/>
    <style:style style:name="ce2812" style:family="table-cell" style:parent-style-name="Default"/>
    <style:style style:name="ce2813" style:family="table-cell" style:parent-style-name="Default"/>
    <style:style style:name="ce2814" style:family="table-cell" style:parent-style-name="Default"/>
    <style:style style:name="ce2815" style:family="table-cell" style:parent-style-name="Default"/>
    <style:style style:name="ce2816" style:family="table-cell" style:parent-style-name="Default"/>
    <style:style style:name="ce2817" style:family="table-cell" style:parent-style-name="Default"/>
    <style:style style:name="ce2818" style:family="table-cell" style:parent-style-name="Default"/>
    <style:style style:name="ce2819" style:family="table-cell" style:parent-style-name="Default"/>
    <style:style style:name="ce2820" style:family="table-cell" style:parent-style-name="Default"/>
    <style:style style:name="ce2821" style:family="table-cell" style:parent-style-name="Default"/>
    <style:style style:name="ce2822" style:family="table-cell" style:parent-style-name="Default"/>
    <style:style style:name="ce2823" style:family="table-cell" style:parent-style-name="Default"/>
    <style:style style:name="ce2824" style:family="table-cell" style:parent-style-name="Default"/>
    <style:style style:name="ce2825" style:family="table-cell" style:parent-style-name="Default"/>
    <style:style style:name="ce2826" style:family="table-cell" style:parent-style-name="Default"/>
    <style:style style:name="ce2827" style:family="table-cell" style:parent-style-name="Default"/>
    <style:style style:name="ce2828" style:family="table-cell" style:parent-style-name="Default"/>
    <style:style style:name="ce2829" style:family="table-cell" style:parent-style-name="Default"/>
    <style:style style:name="ce2830" style:family="table-cell" style:parent-style-name="Default"/>
    <style:style style:name="ce2831" style:family="table-cell" style:parent-style-name="Default"/>
    <style:style style:name="ce2832" style:family="table-cell" style:parent-style-name="Default"/>
    <style:style style:name="ce2833" style:family="table-cell" style:parent-style-name="Default"/>
    <style:style style:name="ce2834" style:family="table-cell" style:parent-style-name="Default"/>
    <style:style style:name="ce2835" style:family="table-cell" style:parent-style-name="Default"/>
    <style:style style:name="ce2836" style:family="table-cell" style:parent-style-name="Default"/>
    <style:style style:name="ce2837" style:family="table-cell" style:parent-style-name="Default"/>
    <style:style style:name="ce2838" style:family="table-cell" style:parent-style-name="Default"/>
    <style:style style:name="ce2839" style:family="table-cell" style:parent-style-name="Default"/>
    <style:style style:name="ce2840" style:family="table-cell" style:parent-style-name="Default"/>
    <style:style style:name="ce2841" style:family="table-cell" style:parent-style-name="Default"/>
    <style:style style:name="ce2842" style:family="table-cell" style:parent-style-name="Default"/>
    <style:style style:name="ce2843" style:family="table-cell" style:parent-style-name="Default"/>
    <style:style style:name="ce2844" style:family="table-cell" style:parent-style-name="Default"/>
    <style:style style:name="ce2845" style:family="table-cell" style:parent-style-name="Default"/>
    <style:style style:name="ce2846" style:family="table-cell" style:parent-style-name="Default"/>
    <style:style style:name="ce2847" style:family="table-cell" style:parent-style-name="Default"/>
    <style:style style:name="ce2848" style:family="table-cell" style:parent-style-name="Default"/>
    <style:style style:name="ce2849" style:family="table-cell" style:parent-style-name="Default"/>
    <style:style style:name="ce2850" style:family="table-cell" style:parent-style-name="Default"/>
    <style:style style:name="ce2851" style:family="table-cell" style:parent-style-name="Default"/>
    <style:style style:name="ce2852" style:family="table-cell" style:parent-style-name="Default"/>
    <style:style style:name="ce2853" style:family="table-cell" style:parent-style-name="Default"/>
    <style:style style:name="ce2854" style:family="table-cell" style:parent-style-name="Default"/>
    <style:style style:name="ce2855" style:family="table-cell" style:parent-style-name="Default"/>
    <style:style style:name="ce2856" style:family="table-cell" style:parent-style-name="Default"/>
    <style:style style:name="ce2857" style:family="table-cell" style:parent-style-name="Default"/>
    <style:style style:name="ce2858" style:family="table-cell" style:parent-style-name="Default"/>
    <style:style style:name="ce2859" style:family="table-cell" style:parent-style-name="Default"/>
    <style:style style:name="ce2860" style:family="table-cell" style:parent-style-name="Default"/>
    <style:style style:name="ce2861" style:family="table-cell" style:parent-style-name="Default"/>
    <style:style style:name="ce2862" style:family="table-cell" style:parent-style-name="Default"/>
    <style:style style:name="ce2863" style:family="table-cell" style:parent-style-name="Default"/>
    <style:style style:name="ce2864" style:family="table-cell" style:parent-style-name="Default"/>
    <style:style style:name="ce2865" style:family="table-cell" style:parent-style-name="Default"/>
    <style:style style:name="ce2866" style:family="table-cell" style:parent-style-name="Default"/>
    <style:style style:name="ce2867" style:family="table-cell" style:parent-style-name="Default"/>
    <style:style style:name="ce2868" style:family="table-cell" style:parent-style-name="Default"/>
    <style:style style:name="ce2869" style:family="table-cell" style:parent-style-name="Default"/>
    <style:style style:name="ce2870" style:family="table-cell" style:parent-style-name="Default"/>
    <style:style style:name="ce2871" style:family="table-cell" style:parent-style-name="Default"/>
    <style:style style:name="ce2872" style:family="table-cell" style:parent-style-name="Default"/>
    <style:style style:name="ce2873" style:family="table-cell" style:parent-style-name="Default"/>
    <style:style style:name="ce2874" style:family="table-cell" style:parent-style-name="Default"/>
    <style:style style:name="ce2875" style:family="table-cell" style:parent-style-name="Default"/>
    <style:style style:name="ce2876" style:family="table-cell" style:parent-style-name="Default"/>
    <style:style style:name="ce2877" style:family="table-cell" style:parent-style-name="Default"/>
    <style:style style:name="ce2878" style:family="table-cell" style:parent-style-name="Default"/>
    <style:style style:name="ce2879" style:family="table-cell" style:parent-style-name="Default"/>
    <style:style style:name="ce2880" style:family="table-cell" style:parent-style-name="Default"/>
    <style:style style:name="ce2881" style:family="table-cell" style:parent-style-name="Default"/>
    <style:style style:name="ce2882" style:family="table-cell" style:parent-style-name="Default"/>
    <style:style style:name="ce2883" style:family="table-cell" style:parent-style-name="Default"/>
    <style:style style:name="ce2884" style:family="table-cell" style:parent-style-name="Default"/>
    <style:style style:name="ce2885" style:family="table-cell" style:parent-style-name="Default"/>
    <style:style style:name="ce2886" style:family="table-cell" style:parent-style-name="Default"/>
    <style:style style:name="ce2887" style:family="table-cell" style:parent-style-name="Default"/>
    <style:style style:name="ce2888" style:family="table-cell" style:parent-style-name="Default"/>
    <style:style style:name="ce2889" style:family="table-cell" style:parent-style-name="Default"/>
    <style:style style:name="ce2890" style:family="table-cell" style:parent-style-name="Default"/>
    <style:style style:name="ce2891" style:family="table-cell" style:parent-style-name="Default"/>
    <style:style style:name="ce2892" style:family="table-cell" style:parent-style-name="Default"/>
    <style:style style:name="ce2893" style:family="table-cell" style:parent-style-name="Default"/>
    <style:style style:name="ce2894" style:family="table-cell" style:parent-style-name="Default"/>
    <style:style style:name="ce2895" style:family="table-cell" style:parent-style-name="Default"/>
    <style:style style:name="ce2896" style:family="table-cell" style:parent-style-name="Default"/>
    <style:style style:name="ce2897" style:family="table-cell" style:parent-style-name="Default"/>
    <style:style style:name="ce2898" style:family="table-cell" style:parent-style-name="Default"/>
    <style:style style:name="ce2899" style:family="table-cell" style:parent-style-name="Default"/>
    <style:style style:name="ce2900" style:family="table-cell" style:parent-style-name="Default"/>
    <style:style style:name="ce2901" style:family="table-cell" style:parent-style-name="Default"/>
    <style:style style:name="ce2902" style:family="table-cell" style:parent-style-name="Default"/>
    <style:style style:name="ce2903" style:family="table-cell" style:parent-style-name="Default"/>
    <style:style style:name="ce2904" style:family="table-cell" style:parent-style-name="Default"/>
    <style:style style:name="ce2905" style:family="table-cell" style:parent-style-name="Default"/>
    <style:style style:name="ce2906" style:family="table-cell" style:parent-style-name="Default"/>
    <style:style style:name="ce2907" style:family="table-cell" style:parent-style-name="Default"/>
    <style:style style:name="ce2908" style:family="table-cell" style:parent-style-name="Default"/>
    <style:style style:name="ce2909" style:family="table-cell" style:parent-style-name="Default"/>
    <style:style style:name="ce2910" style:family="table-cell" style:parent-style-name="Default"/>
    <style:style style:name="ce2911" style:family="table-cell" style:parent-style-name="Default"/>
    <style:style style:name="ce2912" style:family="table-cell" style:parent-style-name="Default"/>
    <style:style style:name="ce2913" style:family="table-cell" style:parent-style-name="Default"/>
    <style:style style:name="ce2914" style:family="table-cell" style:parent-style-name="Default"/>
    <style:style style:name="ce2915" style:family="table-cell" style:parent-style-name="Default"/>
    <style:style style:name="ce2916" style:family="table-cell" style:parent-style-name="Default"/>
    <style:style style:name="ce2917" style:family="table-cell" style:parent-style-name="Default"/>
    <style:style style:name="ce2918" style:family="table-cell" style:parent-style-name="Default"/>
    <style:style style:name="ce2919" style:family="table-cell" style:parent-style-name="Default"/>
    <style:style style:name="ce2920" style:family="table-cell" style:parent-style-name="Default"/>
    <style:style style:name="ce2921" style:family="table-cell" style:parent-style-name="Default"/>
    <style:style style:name="ce2922" style:family="table-cell" style:parent-style-name="Default"/>
    <style:style style:name="ce2923" style:family="table-cell" style:parent-style-name="Default"/>
    <style:style style:name="ce2924" style:family="table-cell" style:parent-style-name="Default"/>
    <style:style style:name="ce2925" style:family="table-cell" style:parent-style-name="Default"/>
    <style:style style:name="ce2926" style:family="table-cell" style:parent-style-name="Default"/>
    <style:style style:name="ce2927" style:family="table-cell" style:parent-style-name="Default"/>
    <style:style style:name="ce2928" style:family="table-cell" style:parent-style-name="Default"/>
    <style:style style:name="ce2929" style:family="table-cell" style:parent-style-name="Default"/>
    <style:style style:name="ce2930" style:family="table-cell" style:parent-style-name="Default"/>
    <style:style style:name="ce2931" style:family="table-cell" style:parent-style-name="Default"/>
    <style:style style:name="ce2932" style:family="table-cell" style:parent-style-name="Default"/>
    <style:style style:name="ce2933" style:family="table-cell" style:parent-style-name="Default"/>
    <style:style style:name="ce2934" style:family="table-cell" style:parent-style-name="Default"/>
    <style:style style:name="ce2935" style:family="table-cell" style:parent-style-name="Default"/>
    <style:style style:name="ce2936" style:family="table-cell" style:parent-style-name="Default"/>
    <style:style style:name="ce2937" style:family="table-cell" style:parent-style-name="Default"/>
    <style:style style:name="ce2938" style:family="table-cell" style:parent-style-name="Default"/>
    <style:style style:name="ce2939" style:family="table-cell" style:parent-style-name="Default"/>
    <style:style style:name="ce2940" style:family="table-cell" style:parent-style-name="Default"/>
    <style:style style:name="ce2941" style:family="table-cell" style:parent-style-name="Default"/>
    <style:style style:name="ce2942" style:family="table-cell" style:parent-style-name="Default"/>
    <style:style style:name="ce2943" style:family="table-cell" style:parent-style-name="Default"/>
    <style:style style:name="ce2944" style:family="table-cell" style:parent-style-name="Default"/>
    <style:style style:name="ce2945" style:family="table-cell" style:parent-style-name="Default"/>
    <style:style style:name="ce2946" style:family="table-cell" style:parent-style-name="Default"/>
    <style:style style:name="ce2947" style:family="table-cell" style:parent-style-name="Default"/>
    <style:style style:name="ce2948" style:family="table-cell" style:parent-style-name="Default"/>
    <style:style style:name="ce2949" style:family="table-cell" style:parent-style-name="Default"/>
    <style:style style:name="ce2950" style:family="table-cell" style:parent-style-name="Default"/>
    <style:style style:name="ce2951" style:family="table-cell" style:parent-style-name="Default"/>
    <style:style style:name="ce2952" style:family="table-cell" style:parent-style-name="Default"/>
    <style:style style:name="ce2953" style:family="table-cell" style:parent-style-name="Default"/>
    <style:style style:name="ce2954" style:family="table-cell" style:parent-style-name="Default"/>
    <style:style style:name="ce2955" style:family="table-cell" style:parent-style-name="Default"/>
    <style:style style:name="ce2956" style:family="table-cell" style:parent-style-name="Default"/>
    <style:style style:name="ce2957" style:family="table-cell" style:parent-style-name="Default"/>
    <style:style style:name="ce2958" style:family="table-cell" style:parent-style-name="Default"/>
    <style:style style:name="ce2959" style:family="table-cell" style:parent-style-name="Default"/>
    <style:style style:name="ce2960" style:family="table-cell" style:parent-style-name="Default"/>
    <style:style style:name="ce2961" style:family="table-cell" style:parent-style-name="Default"/>
    <style:style style:name="ce2962" style:family="table-cell" style:parent-style-name="Default"/>
    <style:style style:name="ce2963" style:family="table-cell" style:parent-style-name="Default"/>
    <style:style style:name="ce2964" style:family="table-cell" style:parent-style-name="Default"/>
    <style:style style:name="ce2965" style:family="table-cell" style:parent-style-name="Default"/>
    <style:style style:name="ce2966" style:family="table-cell" style:parent-style-name="Default"/>
    <style:style style:name="ce2967" style:family="table-cell" style:parent-style-name="Default"/>
    <style:style style:name="ce2968" style:family="table-cell" style:parent-style-name="Default"/>
    <style:style style:name="ce2969" style:family="table-cell" style:parent-style-name="Default"/>
    <style:style style:name="ce2970" style:family="table-cell" style:parent-style-name="Default"/>
    <style:style style:name="ce2971" style:family="table-cell" style:parent-style-name="Default"/>
    <style:style style:name="ce2972" style:family="table-cell" style:parent-style-name="Default"/>
    <style:style style:name="ce2973" style:family="table-cell" style:parent-style-name="Default"/>
    <style:style style:name="ce2974" style:family="table-cell" style:parent-style-name="Default"/>
    <style:style style:name="ce2975" style:family="table-cell" style:parent-style-name="Default"/>
    <style:style style:name="ce2976" style:family="table-cell" style:parent-style-name="Default"/>
    <style:style style:name="ce2977" style:family="table-cell" style:parent-style-name="Default"/>
    <style:style style:name="ce2978" style:family="table-cell" style:parent-style-name="Default"/>
    <style:style style:name="ce2979" style:family="table-cell" style:parent-style-name="Default"/>
    <style:style style:name="ce2980" style:family="table-cell" style:parent-style-name="Default"/>
    <style:style style:name="ce2981" style:family="table-cell" style:parent-style-name="Default"/>
    <style:style style:name="ce2982" style:family="table-cell" style:parent-style-name="Default"/>
    <style:style style:name="ce2983" style:family="table-cell" style:parent-style-name="Default"/>
    <style:style style:name="ce2984" style:family="table-cell" style:parent-style-name="Default"/>
    <style:style style:name="ce2985" style:family="table-cell" style:parent-style-name="Default"/>
    <style:style style:name="ce2986" style:family="table-cell" style:parent-style-name="Default"/>
    <style:style style:name="ce2987" style:family="table-cell" style:parent-style-name="Default"/>
    <style:style style:name="ce2988" style:family="table-cell" style:parent-style-name="Default"/>
    <style:style style:name="ce2989" style:family="table-cell" style:parent-style-name="Default"/>
    <style:style style:name="ce2990" style:family="table-cell" style:parent-style-name="Default"/>
    <style:style style:name="ce2991" style:family="table-cell" style:parent-style-name="Default"/>
    <style:style style:name="ce2992" style:family="table-cell" style:parent-style-name="Default"/>
    <style:style style:name="ce2993" style:family="table-cell" style:parent-style-name="Default"/>
    <style:style style:name="ce2994" style:family="table-cell" style:parent-style-name="Default"/>
    <style:style style:name="ce2995" style:family="table-cell" style:parent-style-name="Default"/>
    <style:style style:name="ce2996" style:family="table-cell" style:parent-style-name="Default"/>
    <style:style style:name="ce2997" style:family="table-cell" style:parent-style-name="Default"/>
    <style:style style:name="ce2998" style:family="table-cell" style:parent-style-name="Default"/>
    <style:style style:name="ce2999" style:family="table-cell" style:parent-style-name="Default"/>
    <style:style style:name="ce3000" style:family="table-cell" style:parent-style-name="Default"/>
    <style:style style:name="ce3001" style:family="table-cell" style:parent-style-name="Default"/>
    <style:style style:name="ce3002" style:family="table-cell" style:parent-style-name="Default"/>
    <style:style style:name="ce3003" style:family="table-cell" style:parent-style-name="Default"/>
    <style:style style:name="ce3004" style:family="table-cell" style:parent-style-name="Default"/>
    <style:style style:name="ce3005" style:family="table-cell" style:parent-style-name="Default"/>
    <style:style style:name="ce3006" style:family="table-cell" style:parent-style-name="Default"/>
    <style:style style:name="ce3007" style:family="table-cell" style:parent-style-name="Default"/>
    <style:style style:name="ce3008" style:family="table-cell" style:parent-style-name="Default"/>
    <style:style style:name="ce3009" style:family="table-cell" style:parent-style-name="Default"/>
    <style:style style:name="ce3010" style:family="table-cell" style:parent-style-name="Default"/>
    <style:style style:name="ce3011" style:family="table-cell" style:parent-style-name="Default"/>
    <style:style style:name="ce3012" style:family="table-cell" style:parent-style-name="Default"/>
    <style:style style:name="ce3013" style:family="table-cell" style:parent-style-name="Default"/>
    <style:style style:name="ce3014" style:family="table-cell" style:parent-style-name="Default"/>
    <style:style style:name="ce3015" style:family="table-cell" style:parent-style-name="Default"/>
    <style:style style:name="ce3016" style:family="table-cell" style:parent-style-name="Default"/>
    <style:style style:name="ce3017" style:family="table-cell" style:parent-style-name="Default"/>
    <style:style style:name="ce3018" style:family="table-cell" style:parent-style-name="Default"/>
    <style:style style:name="ce3019" style:family="table-cell" style:parent-style-name="Default"/>
    <style:style style:name="ce3020" style:family="table-cell" style:parent-style-name="Default"/>
    <style:style style:name="ce3021" style:family="table-cell" style:parent-style-name="Default"/>
    <style:style style:name="ce3022" style:family="table-cell" style:parent-style-name="Default"/>
    <style:style style:name="ce3023" style:family="table-cell" style:parent-style-name="Default"/>
    <style:style style:name="ce3024" style:family="table-cell" style:parent-style-name="Default"/>
    <style:style style:name="ce3025" style:family="table-cell" style:parent-style-name="Default"/>
    <style:style style:name="ce3026" style:family="table-cell" style:parent-style-name="Default"/>
    <style:style style:name="ce3027" style:family="table-cell" style:parent-style-name="Default"/>
    <style:style style:name="ce3028" style:family="table-cell" style:parent-style-name="Default"/>
    <style:style style:name="ce3029" style:family="table-cell" style:parent-style-name="Default"/>
    <style:style style:name="ce3030" style:family="table-cell" style:parent-style-name="Default"/>
    <style:style style:name="ce3031" style:family="table-cell" style:parent-style-name="Default"/>
    <style:style style:name="ce3032" style:family="table-cell" style:parent-style-name="Default"/>
    <style:style style:name="ce3033" style:family="table-cell" style:parent-style-name="Default"/>
    <style:style style:name="ce3034" style:family="table-cell" style:parent-style-name="Default"/>
    <style:style style:name="ce3035" style:family="table-cell" style:parent-style-name="Default"/>
    <style:style style:name="ce3036" style:family="table-cell" style:parent-style-name="Default"/>
    <style:style style:name="ce3037" style:family="table-cell" style:parent-style-name="Default"/>
    <style:style style:name="ce3038" style:family="table-cell" style:parent-style-name="Default"/>
    <style:style style:name="ce3039" style:family="table-cell" style:parent-style-name="Default"/>
    <style:style style:name="ce3040" style:family="table-cell" style:parent-style-name="Default"/>
    <style:style style:name="ce3041" style:family="table-cell" style:parent-style-name="Default"/>
    <style:style style:name="ce3042" style:family="table-cell" style:parent-style-name="Default"/>
    <style:style style:name="ce3043" style:family="table-cell" style:parent-style-name="Default"/>
    <style:style style:name="ce3044" style:family="table-cell" style:parent-style-name="Default"/>
    <style:style style:name="ce3045" style:family="table-cell" style:parent-style-name="Default"/>
    <style:style style:name="ce3046" style:family="table-cell" style:parent-style-name="Default"/>
    <style:style style:name="ce3047" style:family="table-cell" style:parent-style-name="Default"/>
    <style:style style:name="ce3048" style:family="table-cell" style:parent-style-name="Default"/>
    <style:style style:name="ce3049" style:family="table-cell" style:parent-style-name="Default"/>
    <style:style style:name="ce3050" style:family="table-cell" style:parent-style-name="Default"/>
    <style:style style:name="ce3051" style:family="table-cell" style:parent-style-name="Default"/>
    <style:style style:name="ce3052" style:family="table-cell" style:parent-style-name="Default"/>
    <style:style style:name="ce3053" style:family="table-cell" style:parent-style-name="Default"/>
    <style:style style:name="ce3054" style:family="table-cell" style:parent-style-name="Default"/>
    <style:style style:name="ce3055" style:family="table-cell" style:parent-style-name="Default"/>
    <style:style style:name="ce3056" style:family="table-cell" style:parent-style-name="Default"/>
    <style:style style:name="ce3057" style:family="table-cell" style:parent-style-name="Default"/>
    <style:style style:name="ce3058" style:family="table-cell" style:parent-style-name="Default"/>
    <style:style style:name="ce3059" style:family="table-cell" style:parent-style-name="Default"/>
    <style:style style:name="ce3060" style:family="table-cell" style:parent-style-name="Default"/>
    <style:style style:name="ce3061" style:family="table-cell" style:parent-style-name="Default"/>
    <style:style style:name="ce3062" style:family="table-cell" style:parent-style-name="Default"/>
    <style:style style:name="ce3063" style:family="table-cell" style:parent-style-name="Default"/>
    <style:style style:name="ce3064" style:family="table-cell" style:parent-style-name="Default"/>
    <style:style style:name="ce3065" style:family="table-cell" style:parent-style-name="Default"/>
    <style:style style:name="ce3066" style:family="table-cell" style:parent-style-name="Default"/>
    <style:style style:name="ce3067" style:family="table-cell" style:parent-style-name="Default"/>
    <style:style style:name="ce3068" style:family="table-cell" style:parent-style-name="Default"/>
    <style:style style:name="ce3069" style:family="table-cell" style:parent-style-name="Default"/>
    <style:style style:name="ce3070" style:family="table-cell" style:parent-style-name="Default"/>
    <style:style style:name="ce3071" style:family="table-cell" style:parent-style-name="Default"/>
    <style:style style:name="ce3072" style:family="table-cell" style:parent-style-name="Default"/>
    <style:style style:name="ce3073" style:family="table-cell" style:parent-style-name="Default"/>
    <style:style style:name="ce3074" style:family="table-cell" style:parent-style-name="Default"/>
    <style:style style:name="ce3075" style:family="table-cell" style:parent-style-name="Default"/>
    <style:style style:name="ce3076" style:family="table-cell" style:parent-style-name="Default"/>
    <style:style style:name="ce3077" style:family="table-cell" style:parent-style-name="Default"/>
    <style:style style:name="ce3078" style:family="table-cell" style:parent-style-name="Default"/>
    <style:style style:name="ce3079" style:family="table-cell" style:parent-style-name="Default"/>
    <style:style style:name="ce3080" style:family="table-cell" style:parent-style-name="Default"/>
    <style:style style:name="ce3081" style:family="table-cell" style:parent-style-name="Default"/>
    <style:style style:name="ce3082" style:family="table-cell" style:parent-style-name="Default"/>
    <style:style style:name="ce3083" style:family="table-cell" style:parent-style-name="Default"/>
    <style:style style:name="ce3084" style:family="table-cell" style:parent-style-name="Default"/>
    <style:style style:name="ce3085" style:family="table-cell" style:parent-style-name="Default"/>
    <style:style style:name="ce3086" style:family="table-cell" style:parent-style-name="Default"/>
    <style:style style:name="ce3087" style:family="table-cell" style:parent-style-name="Default"/>
    <style:style style:name="ce3088" style:family="table-cell" style:parent-style-name="Default"/>
    <style:style style:name="ce3089" style:family="table-cell" style:parent-style-name="Default"/>
    <style:style style:name="ce3090" style:family="table-cell" style:parent-style-name="Default"/>
    <style:style style:name="ce3091" style:family="table-cell" style:parent-style-name="Default"/>
    <style:style style:name="ce3092" style:family="table-cell" style:parent-style-name="Default"/>
    <style:style style:name="ce3093" style:family="table-cell" style:parent-style-name="Default"/>
    <style:style style:name="ce3094" style:family="table-cell" style:parent-style-name="Default"/>
    <style:style style:name="ce3095" style:family="table-cell" style:parent-style-name="Default"/>
    <style:style style:name="ce3096" style:family="table-cell" style:parent-style-name="Default"/>
    <style:style style:name="ce3097" style:family="table-cell" style:parent-style-name="Default"/>
    <style:style style:name="ce3098" style:family="table-cell" style:parent-style-name="Default"/>
    <style:style style:name="ce3099" style:family="table-cell" style:parent-style-name="Default"/>
    <style:style style:name="ce3100" style:family="table-cell" style:parent-style-name="Default"/>
    <style:style style:name="ce3101" style:family="table-cell" style:parent-style-name="Default"/>
    <style:style style:name="ce3102" style:family="table-cell" style:parent-style-name="Default"/>
    <style:style style:name="ce3103" style:family="table-cell" style:parent-style-name="Default"/>
    <style:style style:name="ce3104" style:family="table-cell" style:parent-style-name="Default"/>
    <style:style style:name="ce3105" style:family="table-cell" style:parent-style-name="Default"/>
    <style:style style:name="ce3106" style:family="table-cell" style:parent-style-name="Default"/>
    <style:style style:name="ce3107" style:family="table-cell" style:parent-style-name="Default"/>
    <style:style style:name="ce3108" style:family="table-cell" style:parent-style-name="Default"/>
    <style:style style:name="ce3109" style:family="table-cell" style:parent-style-name="Default"/>
    <style:style style:name="ce3110" style:family="table-cell" style:parent-style-name="Default"/>
    <style:style style:name="ce3111" style:family="table-cell" style:parent-style-name="Default"/>
    <style:style style:name="ce3112" style:family="table-cell" style:parent-style-name="Default"/>
    <style:style style:name="ce3113" style:family="table-cell" style:parent-style-name="Default"/>
    <style:style style:name="ce3114" style:family="table-cell" style:parent-style-name="Default"/>
    <style:style style:name="ce3115" style:family="table-cell" style:parent-style-name="Default"/>
    <style:style style:name="ce3116" style:family="table-cell" style:parent-style-name="Default"/>
    <style:style style:name="ce3117" style:family="table-cell" style:parent-style-name="Default"/>
    <style:style style:name="ce3118" style:family="table-cell" style:parent-style-name="Default"/>
    <style:style style:name="ce3119" style:family="table-cell" style:parent-style-name="Default"/>
    <style:style style:name="ce3120" style:family="table-cell" style:parent-style-name="Default"/>
    <style:style style:name="ce3121" style:family="table-cell" style:parent-style-name="Default"/>
    <style:style style:name="ce3122" style:family="table-cell" style:parent-style-name="Default"/>
    <style:style style:name="ce3123" style:family="table-cell" style:parent-style-name="Default"/>
    <style:style style:name="ce3124" style:family="table-cell" style:parent-style-name="Default"/>
    <style:style style:name="ce3125" style:family="table-cell" style:parent-style-name="Default"/>
    <style:style style:name="ce3126" style:family="table-cell" style:parent-style-name="Default"/>
    <style:style style:name="ce3127" style:family="table-cell" style:parent-style-name="Default"/>
    <style:style style:name="ce3128" style:family="table-cell" style:parent-style-name="Default"/>
    <style:style style:name="ce3129" style:family="table-cell" style:parent-style-name="Default"/>
    <style:style style:name="ce3130" style:family="table-cell" style:parent-style-name="Default"/>
    <style:style style:name="ce3131" style:family="table-cell" style:parent-style-name="Default"/>
    <style:style style:name="ce3132" style:family="table-cell" style:parent-style-name="Default"/>
    <style:style style:name="ce3133" style:family="table-cell" style:parent-style-name="Default"/>
    <style:style style:name="ce3134" style:family="table-cell" style:parent-style-name="Default"/>
    <style:style style:name="ce3135" style:family="table-cell" style:parent-style-name="Default"/>
    <style:style style:name="ce3136" style:family="table-cell" style:parent-style-name="Default"/>
    <style:style style:name="ce3137" style:family="table-cell" style:parent-style-name="Default"/>
    <style:style style:name="ce3138" style:family="table-cell" style:parent-style-name="Default"/>
    <style:style style:name="ce3139" style:family="table-cell" style:parent-style-name="Default"/>
    <style:style style:name="ce3140" style:family="table-cell" style:parent-style-name="Default"/>
    <style:style style:name="ce3141" style:family="table-cell" style:parent-style-name="Default"/>
    <style:style style:name="ce3142" style:family="table-cell" style:parent-style-name="Default"/>
    <style:style style:name="ce3143" style:family="table-cell" style:parent-style-name="Default"/>
    <style:style style:name="ce3144" style:family="table-cell" style:parent-style-name="Default"/>
    <style:style style:name="ce3145" style:family="table-cell" style:parent-style-name="Default"/>
    <style:style style:name="ce3146" style:family="table-cell" style:parent-style-name="Default"/>
    <style:style style:name="ce3147" style:family="table-cell" style:parent-style-name="Default"/>
    <style:style style:name="ce3148" style:family="table-cell" style:parent-style-name="Default"/>
    <style:style style:name="ce3149" style:family="table-cell" style:parent-style-name="Default"/>
    <style:style style:name="ce3150" style:family="table-cell" style:parent-style-name="Default"/>
    <style:style style:name="ce3151" style:family="table-cell" style:parent-style-name="Default"/>
    <style:style style:name="ce3152" style:family="table-cell" style:parent-style-name="Default"/>
    <style:style style:name="ce3153" style:family="table-cell" style:parent-style-name="Default"/>
    <style:style style:name="ce3154" style:family="table-cell" style:parent-style-name="Default"/>
    <style:style style:name="ce3155" style:family="table-cell" style:parent-style-name="Default"/>
    <style:style style:name="ce3156" style:family="table-cell" style:parent-style-name="Default"/>
    <style:style style:name="ce3157" style:family="table-cell" style:parent-style-name="Default"/>
    <style:style style:name="ce3158" style:family="table-cell" style:parent-style-name="Default"/>
    <style:style style:name="ce3159" style:family="table-cell" style:parent-style-name="Default"/>
    <style:style style:name="ce3160" style:family="table-cell" style:parent-style-name="Default"/>
    <style:style style:name="ce3161" style:family="table-cell" style:parent-style-name="Default"/>
    <style:style style:name="ce3162" style:family="table-cell" style:parent-style-name="Default"/>
    <style:style style:name="ce3163" style:family="table-cell" style:parent-style-name="Default"/>
    <style:style style:name="ce3164" style:family="table-cell" style:parent-style-name="Default"/>
    <style:style style:name="ce3165" style:family="table-cell" style:parent-style-name="Default"/>
    <style:style style:name="ce3166" style:family="table-cell" style:parent-style-name="Default"/>
    <style:style style:name="ce3167" style:family="table-cell" style:parent-style-name="Default"/>
    <style:style style:name="ce3168" style:family="table-cell" style:parent-style-name="Default"/>
    <style:style style:name="ce3169" style:family="table-cell" style:parent-style-name="Default"/>
    <style:style style:name="ce3170" style:family="table-cell" style:parent-style-name="Default"/>
    <style:style style:name="ce3171" style:family="table-cell" style:parent-style-name="Default"/>
    <style:style style:name="ce3172" style:family="table-cell" style:parent-style-name="Default"/>
    <style:style style:name="ce3173" style:family="table-cell" style:parent-style-name="Default"/>
    <style:style style:name="ce3174" style:family="table-cell" style:parent-style-name="Default"/>
    <style:style style:name="ce3175" style:family="table-cell" style:parent-style-name="Default"/>
    <style:style style:name="ce3176" style:family="table-cell" style:parent-style-name="Default"/>
    <style:style style:name="ce3177" style:family="table-cell" style:parent-style-name="Default"/>
    <style:style style:name="ce3178" style:family="table-cell" style:parent-style-name="Default"/>
    <style:style style:name="ce3179" style:family="table-cell" style:parent-style-name="Default"/>
    <style:style style:name="ce3180" style:family="table-cell" style:parent-style-name="Default"/>
    <style:style style:name="ce3181" style:family="table-cell" style:parent-style-name="Default"/>
    <style:style style:name="ce3182" style:family="table-cell" style:parent-style-name="Default"/>
    <style:style style:name="ce3183" style:family="table-cell" style:parent-style-name="Default"/>
    <style:style style:name="ce3184" style:family="table-cell" style:parent-style-name="Default"/>
    <style:style style:name="ce3185" style:family="table-cell" style:parent-style-name="Default"/>
    <style:style style:name="ce3186" style:family="table-cell" style:parent-style-name="Default"/>
    <style:style style:name="ce3187" style:family="table-cell" style:parent-style-name="Default"/>
    <style:style style:name="ce3188" style:family="table-cell" style:parent-style-name="Default"/>
    <style:style style:name="ce3189" style:family="table-cell" style:parent-style-name="Default"/>
    <style:style style:name="ce3190" style:family="table-cell" style:parent-style-name="Default"/>
    <style:style style:name="ce3191" style:family="table-cell" style:parent-style-name="Default"/>
    <style:style style:name="ce3192" style:family="table-cell" style:parent-style-name="Default"/>
    <style:style style:name="ce3193" style:family="table-cell" style:parent-style-name="Default"/>
    <style:style style:name="ce3194" style:family="table-cell" style:parent-style-name="Default"/>
    <style:style style:name="ce3195" style:family="table-cell" style:parent-style-name="Default"/>
    <style:style style:name="ce3196" style:family="table-cell" style:parent-style-name="Default"/>
    <style:style style:name="ce3197" style:family="table-cell" style:parent-style-name="Default"/>
    <style:style style:name="ce3198" style:family="table-cell" style:parent-style-name="Default"/>
    <style:style style:name="ce3199" style:family="table-cell" style:parent-style-name="Default"/>
    <style:style style:name="ce3200" style:family="table-cell" style:parent-style-name="Default"/>
    <style:style style:name="ce3201" style:family="table-cell" style:parent-style-name="Default"/>
    <style:style style:name="ce3202" style:family="table-cell" style:parent-style-name="Default"/>
    <style:style style:name="ce3203" style:family="table-cell" style:parent-style-name="Default"/>
    <style:style style:name="ce3204" style:family="table-cell" style:parent-style-name="Default"/>
    <style:style style:name="ce3205" style:family="table-cell" style:parent-style-name="Default"/>
    <style:style style:name="ce3206" style:family="table-cell" style:parent-style-name="Default"/>
    <style:style style:name="ce3207" style:family="table-cell" style:parent-style-name="Default"/>
    <style:style style:name="ce3208" style:family="table-cell" style:parent-style-name="Default"/>
    <style:style style:name="ce3209" style:family="table-cell" style:parent-style-name="Default"/>
    <style:style style:name="ce3210" style:family="table-cell" style:parent-style-name="Default"/>
    <style:style style:name="ce3211" style:family="table-cell" style:parent-style-name="Default"/>
    <style:style style:name="ce3212" style:family="table-cell" style:parent-style-name="Default"/>
    <style:style style:name="ce3213" style:family="table-cell" style:parent-style-name="Default"/>
    <style:style style:name="ce3214" style:family="table-cell" style:parent-style-name="Default"/>
    <style:style style:name="ce3215" style:family="table-cell" style:parent-style-name="Default"/>
    <style:style style:name="ce3216" style:family="table-cell" style:parent-style-name="Default"/>
    <style:style style:name="ce3217" style:family="table-cell" style:parent-style-name="Default"/>
    <style:style style:name="ce3218" style:family="table-cell" style:parent-style-name="Default"/>
    <style:style style:name="ce3219" style:family="table-cell" style:parent-style-name="Default"/>
    <style:style style:name="ce3220" style:family="table-cell" style:parent-style-name="Default"/>
    <style:style style:name="ce3221" style:family="table-cell" style:parent-style-name="Default"/>
    <style:style style:name="ce3222" style:family="table-cell" style:parent-style-name="Default"/>
    <style:style style:name="ce3223" style:family="table-cell" style:parent-style-name="Default"/>
    <style:style style:name="ce3224" style:family="table-cell" style:parent-style-name="Default"/>
    <style:style style:name="ce3225" style:family="table-cell" style:parent-style-name="Default"/>
    <style:style style:name="ce3226" style:family="table-cell" style:parent-style-name="Default"/>
    <style:style style:name="ce3227" style:family="table-cell" style:parent-style-name="Default"/>
    <style:style style:name="ce3228" style:family="table-cell" style:parent-style-name="Default"/>
    <style:style style:name="ce3229" style:family="table-cell" style:parent-style-name="Default"/>
    <style:style style:name="ce3230" style:family="table-cell" style:parent-style-name="Default"/>
    <style:style style:name="ce3231" style:family="table-cell" style:parent-style-name="Default"/>
    <style:style style:name="ce3232" style:family="table-cell" style:parent-style-name="Default"/>
    <style:style style:name="ce3233" style:family="table-cell" style:parent-style-name="Default"/>
    <style:style style:name="ce3234" style:family="table-cell" style:parent-style-name="Default"/>
    <style:style style:name="ce3235" style:family="table-cell" style:parent-style-name="Default"/>
    <style:style style:name="ce3236" style:family="table-cell" style:parent-style-name="Default"/>
    <style:style style:name="ce3237" style:family="table-cell" style:parent-style-name="Default"/>
    <style:style style:name="ce3238" style:family="table-cell" style:parent-style-name="Default"/>
    <style:style style:name="ce3239" style:family="table-cell" style:parent-style-name="Default"/>
    <style:style style:name="ce3240" style:family="table-cell" style:parent-style-name="Default"/>
    <style:style style:name="ce3241" style:family="table-cell" style:parent-style-name="Default"/>
    <style:style style:name="ce3242" style:family="table-cell" style:parent-style-name="Default"/>
    <style:style style:name="ce3243" style:family="table-cell" style:parent-style-name="Default"/>
    <style:style style:name="ce3244" style:family="table-cell" style:parent-style-name="Default"/>
    <style:style style:name="ce3245" style:family="table-cell" style:parent-style-name="Default"/>
    <style:style style:name="ce3246" style:family="table-cell" style:parent-style-name="Default"/>
    <style:style style:name="ce3247" style:family="table-cell" style:parent-style-name="Default"/>
    <style:style style:name="ce3248" style:family="table-cell" style:parent-style-name="Default"/>
    <style:style style:name="ce3249" style:family="table-cell" style:parent-style-name="Default"/>
    <style:style style:name="ce3250" style:family="table-cell" style:parent-style-name="Default"/>
    <style:style style:name="ce3251" style:family="table-cell" style:parent-style-name="Default"/>
    <style:style style:name="ce3252" style:family="table-cell" style:parent-style-name="Default"/>
    <style:style style:name="ce3253" style:family="table-cell" style:parent-style-name="Default"/>
    <style:style style:name="ce3254" style:family="table-cell" style:parent-style-name="Default"/>
    <style:style style:name="ce3255" style:family="table-cell" style:parent-style-name="Default"/>
    <style:style style:name="ce3256" style:family="table-cell" style:parent-style-name="Default"/>
    <style:style style:name="ce3257" style:family="table-cell" style:parent-style-name="Default"/>
    <style:style style:name="ce3258" style:family="table-cell" style:parent-style-name="Default"/>
    <style:style style:name="ce3259" style:family="table-cell" style:parent-style-name="Default"/>
    <style:style style:name="ce3260" style:family="table-cell" style:parent-style-name="Default"/>
    <style:style style:name="ce3261" style:family="table-cell" style:parent-style-name="Default"/>
    <style:style style:name="ce3262" style:family="table-cell" style:parent-style-name="Default"/>
    <style:style style:name="ce3263" style:family="table-cell" style:parent-style-name="Default"/>
    <style:style style:name="ce3264" style:family="table-cell" style:parent-style-name="Default"/>
    <style:style style:name="ce3265" style:family="table-cell" style:parent-style-name="Default"/>
    <style:style style:name="ce3266" style:family="table-cell" style:parent-style-name="Default"/>
    <style:style style:name="ce3267" style:family="table-cell" style:parent-style-name="Default"/>
    <style:style style:name="ce3268" style:family="table-cell" style:parent-style-name="Default"/>
    <style:style style:name="ce3269" style:family="table-cell" style:parent-style-name="Default"/>
    <style:style style:name="ce3270" style:family="table-cell" style:parent-style-name="Default"/>
    <style:style style:name="ce3271" style:family="table-cell" style:parent-style-name="Default"/>
    <style:style style:name="ce3272" style:family="table-cell" style:parent-style-name="Default"/>
    <style:style style:name="ce3273" style:family="table-cell" style:parent-style-name="Default"/>
    <style:style style:name="ce3274" style:family="table-cell" style:parent-style-name="Default"/>
    <style:style style:name="ce3275" style:family="table-cell" style:parent-style-name="Default"/>
    <style:style style:name="ce3276" style:family="table-cell" style:parent-style-name="Default"/>
    <style:style style:name="ce3277" style:family="table-cell" style:parent-style-name="Default"/>
    <style:style style:name="ce3278" style:family="table-cell" style:parent-style-name="Default"/>
    <style:style style:name="ce3279" style:family="table-cell" style:parent-style-name="Default"/>
    <style:style style:name="ce3280" style:family="table-cell" style:parent-style-name="Default"/>
    <style:style style:name="ce3281" style:family="table-cell" style:parent-style-name="Default"/>
    <style:style style:name="ce3282" style:family="table-cell" style:parent-style-name="Default"/>
    <style:style style:name="ce3283" style:family="table-cell" style:parent-style-name="Default"/>
    <style:style style:name="ce3284" style:family="table-cell" style:parent-style-name="Default"/>
    <style:style style:name="ce3285" style:family="table-cell" style:parent-style-name="Default"/>
    <style:style style:name="ce3286" style:family="table-cell" style:parent-style-name="Default"/>
    <style:style style:name="ce3287" style:family="table-cell" style:parent-style-name="Default"/>
    <style:style style:name="ce3288" style:family="table-cell" style:parent-style-name="Default"/>
    <style:style style:name="ce3289" style:family="table-cell" style:parent-style-name="Default"/>
    <style:style style:name="ce3290" style:family="table-cell" style:parent-style-name="Default"/>
    <style:style style:name="ce3291" style:family="table-cell" style:parent-style-name="Default"/>
    <style:style style:name="ce3292" style:family="table-cell" style:parent-style-name="Default"/>
    <style:style style:name="ce3293" style:family="table-cell" style:parent-style-name="Default"/>
    <style:style style:name="ce3294" style:family="table-cell" style:parent-style-name="Default"/>
    <style:style style:name="ce3295" style:family="table-cell" style:parent-style-name="Default"/>
    <style:style style:name="ce3296" style:family="table-cell" style:parent-style-name="Default"/>
    <style:style style:name="ce3297" style:family="table-cell" style:parent-style-name="Default"/>
    <style:style style:name="ce3298" style:family="table-cell" style:parent-style-name="Default"/>
    <style:style style:name="ce3299" style:family="table-cell" style:parent-style-name="Default"/>
    <style:style style:name="ce3300" style:family="table-cell" style:parent-style-name="Default"/>
    <style:style style:name="ce3301" style:family="table-cell" style:parent-style-name="Default"/>
    <style:style style:name="ce3302" style:family="table-cell" style:parent-style-name="Default"/>
    <style:style style:name="ce3303" style:family="table-cell" style:parent-style-name="Default"/>
    <style:style style:name="ce3304" style:family="table-cell" style:parent-style-name="Default"/>
    <style:style style:name="ce3305" style:family="table-cell" style:parent-style-name="Default"/>
    <style:style style:name="ce3306" style:family="table-cell" style:parent-style-name="Default"/>
    <style:style style:name="ce3307" style:family="table-cell" style:parent-style-name="Default"/>
    <style:style style:name="ce3308" style:family="table-cell" style:parent-style-name="Default"/>
    <style:style style:name="ce3309" style:family="table-cell" style:parent-style-name="Default"/>
    <style:style style:name="ce3310" style:family="table-cell" style:parent-style-name="Default"/>
    <style:style style:name="ce3311" style:family="table-cell" style:parent-style-name="Default"/>
    <style:style style:name="ce3312" style:family="table-cell" style:parent-style-name="Default"/>
    <style:style style:name="ce3313" style:family="table-cell" style:parent-style-name="Default"/>
    <style:style style:name="ce3314" style:family="table-cell" style:parent-style-name="Default"/>
    <style:style style:name="ce3315" style:family="table-cell" style:parent-style-name="Default"/>
    <style:style style:name="ce3316" style:family="table-cell" style:parent-style-name="Default"/>
    <style:style style:name="ce3317" style:family="table-cell" style:parent-style-name="Default"/>
    <style:style style:name="ce3318" style:family="table-cell" style:parent-style-name="Default"/>
    <style:style style:name="ce3319" style:family="table-cell" style:parent-style-name="Default"/>
    <style:style style:name="ce3320" style:family="table-cell" style:parent-style-name="Default"/>
    <style:style style:name="ce3321" style:family="table-cell" style:parent-style-name="Default"/>
    <style:style style:name="ce3322" style:family="table-cell" style:parent-style-name="Default"/>
    <style:style style:name="ce3323" style:family="table-cell" style:parent-style-name="Default"/>
    <style:style style:name="ce3324" style:family="table-cell" style:parent-style-name="Default"/>
    <style:style style:name="ce3325" style:family="table-cell" style:parent-style-name="Default"/>
    <style:style style:name="ce3326" style:family="table-cell" style:parent-style-name="Default"/>
    <style:style style:name="ce3327" style:family="table-cell" style:parent-style-name="Default"/>
    <style:style style:name="ce3328" style:family="table-cell" style:parent-style-name="Default"/>
    <style:style style:name="ce3329" style:family="table-cell" style:parent-style-name="Default"/>
    <style:style style:name="ce3330" style:family="table-cell" style:parent-style-name="Default"/>
    <style:style style:name="ce3331" style:family="table-cell" style:parent-style-name="Default"/>
    <style:style style:name="ce3332" style:family="table-cell" style:parent-style-name="Default"/>
    <style:style style:name="ce3333" style:family="table-cell" style:parent-style-name="Default"/>
    <style:style style:name="ce3334" style:family="table-cell" style:parent-style-name="Default"/>
    <style:style style:name="ce3335" style:family="table-cell" style:parent-style-name="Default"/>
    <style:style style:name="ce3336" style:family="table-cell" style:parent-style-name="Default"/>
    <style:style style:name="ce3337" style:family="table-cell" style:parent-style-name="Default"/>
    <style:style style:name="ce3338" style:family="table-cell" style:parent-style-name="Default"/>
    <style:style style:name="ce3339" style:family="table-cell" style:parent-style-name="Default"/>
    <style:style style:name="ce3340" style:family="table-cell" style:parent-style-name="Default"/>
    <style:style style:name="ce3341" style:family="table-cell" style:parent-style-name="Default"/>
    <style:style style:name="ce3342" style:family="table-cell" style:parent-style-name="Default"/>
    <style:style style:name="ce3343" style:family="table-cell" style:parent-style-name="Default"/>
    <style:style style:name="ce3344" style:family="table-cell" style:parent-style-name="Default"/>
    <style:style style:name="ce3345" style:family="table-cell" style:parent-style-name="Default"/>
    <style:style style:name="ce3346" style:family="table-cell" style:parent-style-name="Default"/>
    <style:style style:name="ce3347" style:family="table-cell" style:parent-style-name="Default"/>
    <style:style style:name="ce3348" style:family="table-cell" style:parent-style-name="Default"/>
    <style:style style:name="ce3349" style:family="table-cell" style:parent-style-name="Default"/>
    <style:style style:name="ce3350" style:family="table-cell" style:parent-style-name="Default"/>
    <style:style style:name="ce3351" style:family="table-cell" style:parent-style-name="Default"/>
    <style:style style:name="ce3352" style:family="table-cell" style:parent-style-name="Default"/>
    <style:style style:name="ce3353" style:family="table-cell" style:parent-style-name="Default"/>
    <style:style style:name="ce3354" style:family="table-cell" style:parent-style-name="Default"/>
    <style:style style:name="ce3355" style:family="table-cell" style:parent-style-name="Default"/>
    <style:style style:name="ce3356" style:family="table-cell" style:parent-style-name="Default"/>
    <style:style style:name="ce3357" style:family="table-cell" style:parent-style-name="Default"/>
    <style:style style:name="ce3358" style:family="table-cell" style:parent-style-name="Default"/>
    <style:style style:name="ce3359" style:family="table-cell" style:parent-style-name="Default"/>
    <style:style style:name="ce3360" style:family="table-cell" style:parent-style-name="Default"/>
    <style:style style:name="ce3361" style:family="table-cell" style:parent-style-name="Default"/>
    <style:style style:name="ce3362" style:family="table-cell" style:parent-style-name="Default"/>
    <style:style style:name="ce3363" style:family="table-cell" style:parent-style-name="Default"/>
    <style:style style:name="ce3364" style:family="table-cell" style:parent-style-name="Default"/>
    <style:style style:name="ce3365" style:family="table-cell" style:parent-style-name="Default"/>
    <style:style style:name="ce3366" style:family="table-cell" style:parent-style-name="Default"/>
    <style:style style:name="ce3367" style:family="table-cell" style:parent-style-name="Default"/>
    <style:style style:name="ce3368" style:family="table-cell" style:parent-style-name="Default"/>
    <style:style style:name="ce3369" style:family="table-cell" style:parent-style-name="Default"/>
    <style:style style:name="ce3370" style:family="table-cell" style:parent-style-name="Default"/>
    <style:style style:name="ce3371" style:family="table-cell" style:parent-style-name="Default"/>
    <style:style style:name="ce3372" style:family="table-cell" style:parent-style-name="Default"/>
    <style:style style:name="ce3373" style:family="table-cell" style:parent-style-name="Default"/>
    <style:style style:name="ce3374" style:family="table-cell" style:parent-style-name="Default"/>
    <style:style style:name="ce3375" style:family="table-cell" style:parent-style-name="Default"/>
    <style:style style:name="ce3376" style:family="table-cell" style:parent-style-name="Default"/>
    <style:style style:name="ce3377" style:family="table-cell" style:parent-style-name="Default"/>
    <style:style style:name="ce3378" style:family="table-cell" style:parent-style-name="Default"/>
    <style:style style:name="ce3379" style:family="table-cell" style:parent-style-name="Default"/>
    <style:style style:name="ce3380" style:family="table-cell" style:parent-style-name="Default"/>
    <style:style style:name="ce3381" style:family="table-cell" style:parent-style-name="Default"/>
    <style:style style:name="ce3382" style:family="table-cell" style:parent-style-name="Default"/>
    <style:style style:name="ce3383" style:family="table-cell" style:parent-style-name="Default"/>
    <style:style style:name="ce3384" style:family="table-cell" style:parent-style-name="Default"/>
    <style:style style:name="ce3385" style:family="table-cell" style:parent-style-name="Default"/>
    <style:style style:name="ce3386" style:family="table-cell" style:parent-style-name="Default"/>
    <style:style style:name="ce3387" style:family="table-cell" style:parent-style-name="Default"/>
    <style:style style:name="ce3388" style:family="table-cell" style:parent-style-name="Default"/>
    <style:style style:name="ce3389" style:family="table-cell" style:parent-style-name="Default"/>
    <style:style style:name="ce3390" style:family="table-cell" style:parent-style-name="Default"/>
    <style:style style:name="ce3391" style:family="table-cell" style:parent-style-name="Default"/>
    <style:style style:name="ce3392" style:family="table-cell" style:parent-style-name="Default"/>
    <style:style style:name="ce3393" style:family="table-cell" style:parent-style-name="Default"/>
    <style:style style:name="ce3394" style:family="table-cell" style:parent-style-name="Default"/>
    <style:style style:name="ce3395" style:family="table-cell" style:parent-style-name="Default"/>
    <style:style style:name="ce3396" style:family="table-cell" style:parent-style-name="Default"/>
    <style:style style:name="ce3397" style:family="table-cell" style:parent-style-name="Default"/>
    <style:style style:name="ce3398" style:family="table-cell" style:parent-style-name="Default"/>
    <style:style style:name="ce3399" style:family="table-cell" style:parent-style-name="Default"/>
    <style:style style:name="ce3400" style:family="table-cell" style:parent-style-name="Default"/>
    <style:style style:name="ce3401" style:family="table-cell" style:parent-style-name="Default"/>
    <style:style style:name="ce3402" style:family="table-cell" style:parent-style-name="Default"/>
    <style:style style:name="ce3403" style:family="table-cell" style:parent-style-name="Default"/>
    <style:style style:name="ce3404" style:family="table-cell" style:parent-style-name="Default"/>
    <style:style style:name="ce3405" style:family="table-cell" style:parent-style-name="Default"/>
    <style:style style:name="ce3406" style:family="table-cell" style:parent-style-name="Default"/>
    <style:style style:name="ce3407" style:family="table-cell" style:parent-style-name="Default"/>
    <style:style style:name="ce3408" style:family="table-cell" style:parent-style-name="Default"/>
    <style:style style:name="ce3409" style:family="table-cell" style:parent-style-name="Default"/>
    <style:style style:name="ce3410" style:family="table-cell" style:parent-style-name="Default"/>
    <style:style style:name="ce3411" style:family="table-cell" style:parent-style-name="Default"/>
    <style:style style:name="ce3412" style:family="table-cell" style:parent-style-name="Default"/>
    <style:style style:name="ce3413" style:family="table-cell" style:parent-style-name="Default"/>
    <style:style style:name="ce3414" style:family="table-cell" style:parent-style-name="Default"/>
    <style:style style:name="ce3415" style:family="table-cell" style:parent-style-name="Default"/>
    <style:style style:name="ce3416" style:family="table-cell" style:parent-style-name="Default"/>
    <style:style style:name="ce3417" style:family="table-cell" style:parent-style-name="Default"/>
    <style:style style:name="ce3418" style:family="table-cell" style:parent-style-name="Default"/>
    <style:style style:name="ce3419" style:family="table-cell" style:parent-style-name="Default"/>
    <style:style style:name="ce3420" style:family="table-cell" style:parent-style-name="Default"/>
    <style:style style:name="ce3421" style:family="table-cell" style:parent-style-name="Default"/>
    <style:style style:name="ce3422" style:family="table-cell" style:parent-style-name="Default"/>
    <style:style style:name="ce3423" style:family="table-cell" style:parent-style-name="Default"/>
    <style:style style:name="ce3424" style:family="table-cell" style:parent-style-name="Default"/>
    <style:style style:name="ce3425" style:family="table-cell" style:parent-style-name="Default"/>
    <style:style style:name="ce3426" style:family="table-cell" style:parent-style-name="Default"/>
    <style:style style:name="ce3427" style:family="table-cell" style:parent-style-name="Default"/>
    <style:style style:name="ce3428" style:family="table-cell" style:parent-style-name="Default"/>
    <style:style style:name="ce3429" style:family="table-cell" style:parent-style-name="Default"/>
    <style:style style:name="ce3430" style:family="table-cell" style:parent-style-name="Default"/>
    <style:style style:name="ce3431" style:family="table-cell" style:parent-style-name="Default"/>
    <style:style style:name="ce3432" style:family="table-cell" style:parent-style-name="Default"/>
    <style:style style:name="ce3433" style:family="table-cell" style:parent-style-name="Default"/>
    <style:style style:name="ce3434" style:family="table-cell" style:parent-style-name="Default"/>
    <style:style style:name="ce3435" style:family="table-cell" style:parent-style-name="Default"/>
    <style:style style:name="ce3436" style:family="table-cell" style:parent-style-name="Default"/>
    <style:style style:name="ce3437" style:family="table-cell" style:parent-style-name="Default"/>
    <style:style style:name="ce3438" style:family="table-cell" style:parent-style-name="Default"/>
    <style:style style:name="ce3439" style:family="table-cell" style:parent-style-name="Default"/>
    <style:style style:name="ce3440" style:family="table-cell" style:parent-style-name="Default"/>
    <style:style style:name="ce3441" style:family="table-cell" style:parent-style-name="Default"/>
    <style:style style:name="ce3442" style:family="table-cell" style:parent-style-name="Default"/>
    <style:style style:name="ce3443" style:family="table-cell" style:parent-style-name="Default"/>
    <style:style style:name="ce3444" style:family="table-cell" style:parent-style-name="Default"/>
    <style:style style:name="ce3445" style:family="table-cell" style:parent-style-name="Default"/>
    <style:style style:name="ce3446" style:family="table-cell" style:parent-style-name="Default"/>
    <style:style style:name="ce3447" style:family="table-cell" style:parent-style-name="Default"/>
    <style:style style:name="ce3448" style:family="table-cell" style:parent-style-name="Default"/>
    <style:style style:name="ce3449" style:family="table-cell" style:parent-style-name="Default"/>
    <style:style style:name="ce3450" style:family="table-cell" style:parent-style-name="Default"/>
    <style:style style:name="ce3451" style:family="table-cell" style:parent-style-name="Default"/>
    <style:style style:name="ce3452" style:family="table-cell" style:parent-style-name="Default"/>
    <style:style style:name="ce3453" style:family="table-cell" style:parent-style-name="Default"/>
    <style:style style:name="ce3454" style:family="table-cell" style:parent-style-name="Default"/>
    <style:style style:name="ce3455" style:family="table-cell" style:parent-style-name="Default"/>
    <style:style style:name="ce3456" style:family="table-cell" style:parent-style-name="Default"/>
    <style:style style:name="ce3457" style:family="table-cell" style:parent-style-name="Default"/>
    <style:style style:name="ce3458" style:family="table-cell" style:parent-style-name="Default"/>
    <style:style style:name="ce3459" style:family="table-cell" style:parent-style-name="Default"/>
    <style:style style:name="ce3460" style:family="table-cell" style:parent-style-name="Default"/>
    <style:style style:name="ce3461" style:family="table-cell" style:parent-style-name="Default"/>
    <style:style style:name="ce3462" style:family="table-cell" style:parent-style-name="Default"/>
    <style:style style:name="ce3463" style:family="table-cell" style:parent-style-name="Default"/>
    <style:style style:name="ce3464" style:family="table-cell" style:parent-style-name="Default"/>
    <style:style style:name="ce3465" style:family="table-cell" style:parent-style-name="Default"/>
    <style:style style:name="ce3466" style:family="table-cell" style:parent-style-name="Default"/>
    <style:style style:name="ce3467" style:family="table-cell" style:parent-style-name="Default"/>
    <style:style style:name="ce3468" style:family="table-cell" style:parent-style-name="Default"/>
    <style:style style:name="ce3469" style:family="table-cell" style:parent-style-name="Default"/>
    <style:style style:name="ce3470" style:family="table-cell" style:parent-style-name="Default"/>
    <style:style style:name="ce3471" style:family="table-cell" style:parent-style-name="Default"/>
    <style:style style:name="ce3472" style:family="table-cell" style:parent-style-name="Default"/>
    <style:style style:name="ce3473" style:family="table-cell" style:parent-style-name="Default"/>
    <style:style style:name="ce3474" style:family="table-cell" style:parent-style-name="Default"/>
    <style:style style:name="ce3475" style:family="table-cell" style:parent-style-name="Default"/>
    <style:style style:name="ce3476" style:family="table-cell" style:parent-style-name="Default"/>
    <style:style style:name="ce3477" style:family="table-cell" style:parent-style-name="Default"/>
    <style:style style:name="ce3478" style:family="table-cell" style:parent-style-name="Default"/>
    <style:style style:name="ce3479" style:family="table-cell" style:parent-style-name="Default"/>
    <style:style style:name="ce3480" style:family="table-cell" style:parent-style-name="Default"/>
    <style:style style:name="ce3481" style:family="table-cell" style:parent-style-name="Default"/>
    <style:style style:name="ce3482" style:family="table-cell" style:parent-style-name="Default"/>
    <style:style style:name="ce3483" style:family="table-cell" style:parent-style-name="Default"/>
    <style:style style:name="ce3484" style:family="table-cell" style:parent-style-name="Default"/>
    <style:style style:name="ce3485" style:family="table-cell" style:parent-style-name="Default"/>
    <style:style style:name="ce3486" style:family="table-cell" style:parent-style-name="Default"/>
    <style:style style:name="ce3487" style:family="table-cell" style:parent-style-name="Default"/>
    <style:style style:name="ce3488" style:family="table-cell" style:parent-style-name="Default"/>
    <style:style style:name="ce3489" style:family="table-cell" style:parent-style-name="Default"/>
    <style:style style:name="ce3490" style:family="table-cell" style:parent-style-name="Default"/>
    <style:style style:name="ce3491" style:family="table-cell" style:parent-style-name="Default"/>
    <style:style style:name="ce3492" style:family="table-cell" style:parent-style-name="Default"/>
    <style:style style:name="ce3493" style:family="table-cell" style:parent-style-name="Default"/>
    <style:style style:name="ce3494" style:family="table-cell" style:parent-style-name="Default"/>
    <style:style style:name="ce3495" style:family="table-cell" style:parent-style-name="Default"/>
    <style:style style:name="ce3496" style:family="table-cell" style:parent-style-name="Default"/>
    <style:style style:name="ce3497" style:family="table-cell" style:parent-style-name="Default"/>
    <style:style style:name="ce3498" style:family="table-cell" style:parent-style-name="Default"/>
    <style:style style:name="ce3499" style:family="table-cell" style:parent-style-name="Default"/>
    <style:style style:name="ce3500" style:family="table-cell" style:parent-style-name="Default"/>
    <style:style style:name="ce3501" style:family="table-cell" style:parent-style-name="Default"/>
    <style:style style:name="ce3502" style:family="table-cell" style:parent-style-name="Default"/>
    <style:style style:name="ce3503" style:family="table-cell" style:parent-style-name="Default"/>
    <style:style style:name="ce3504" style:family="table-cell" style:parent-style-name="Default"/>
    <style:style style:name="ce3505" style:family="table-cell" style:parent-style-name="Default"/>
    <style:style style:name="ce3506" style:family="table-cell" style:parent-style-name="Default"/>
    <style:style style:name="ce3507" style:family="table-cell" style:parent-style-name="Default"/>
    <style:style style:name="ce3508" style:family="table-cell" style:parent-style-name="Default"/>
    <style:style style:name="ce3509" style:family="table-cell" style:parent-style-name="Default"/>
    <style:style style:name="ce3510" style:family="table-cell" style:parent-style-name="Default"/>
    <style:style style:name="ce3511" style:family="table-cell" style:parent-style-name="Default"/>
    <style:style style:name="ce3512" style:family="table-cell" style:parent-style-name="Default"/>
    <style:style style:name="ce3513" style:family="table-cell" style:parent-style-name="Default"/>
    <style:style style:name="ce3514" style:family="table-cell" style:parent-style-name="Default"/>
    <style:style style:name="ce3515" style:family="table-cell" style:parent-style-name="Default"/>
    <style:style style:name="ce3516" style:family="table-cell" style:parent-style-name="Default"/>
    <style:style style:name="ce3517" style:family="table-cell" style:parent-style-name="Default"/>
    <style:style style:name="ce3518" style:family="table-cell" style:parent-style-name="Default"/>
    <style:style style:name="ce3519" style:family="table-cell" style:parent-style-name="Default"/>
    <style:style style:name="ce3520" style:family="table-cell" style:parent-style-name="Default"/>
    <style:style style:name="ce3521" style:family="table-cell" style:parent-style-name="Default"/>
    <style:style style:name="ce3522" style:family="table-cell" style:parent-style-name="Default"/>
    <style:style style:name="ce3523" style:family="table-cell" style:parent-style-name="Default"/>
    <style:style style:name="ce3524" style:family="table-cell" style:parent-style-name="Default"/>
    <style:style style:name="ce3525" style:family="table-cell" style:parent-style-name="Default"/>
    <style:style style:name="ce3526" style:family="table-cell" style:parent-style-name="Default"/>
    <style:style style:name="ce3527" style:family="table-cell" style:parent-style-name="Default"/>
    <style:style style:name="ce3528" style:family="table-cell" style:parent-style-name="Default"/>
    <style:style style:name="ce3529" style:family="table-cell" style:parent-style-name="Default"/>
    <style:style style:name="ce3530" style:family="table-cell" style:parent-style-name="Default"/>
    <style:style style:name="ce3531" style:family="table-cell" style:parent-style-name="Default"/>
    <style:style style:name="ce3532" style:family="table-cell" style:parent-style-name="Default"/>
    <style:style style:name="ce3533" style:family="table-cell" style:parent-style-name="Default"/>
    <style:style style:name="ce3534" style:family="table-cell" style:parent-style-name="Default"/>
    <style:style style:name="ce3535" style:family="table-cell" style:parent-style-name="Default"/>
    <style:style style:name="ce3536" style:family="table-cell" style:parent-style-name="Default"/>
    <style:style style:name="ce3537" style:family="table-cell" style:parent-style-name="Default"/>
    <style:style style:name="ce3538" style:family="table-cell" style:parent-style-name="Default"/>
    <style:style style:name="ce3539" style:family="table-cell" style:parent-style-name="Default"/>
    <style:style style:name="ce3540" style:family="table-cell" style:parent-style-name="Default"/>
    <style:style style:name="ce3541" style:family="table-cell" style:parent-style-name="Default"/>
    <style:style style:name="ce3542" style:family="table-cell" style:parent-style-name="Default"/>
    <style:style style:name="ce3543" style:family="table-cell" style:parent-style-name="Default"/>
    <style:style style:name="ce3544" style:family="table-cell" style:parent-style-name="Default"/>
    <style:style style:name="ce3545" style:family="table-cell" style:parent-style-name="Default"/>
    <style:style style:name="ce3546" style:family="table-cell" style:parent-style-name="Default"/>
    <style:style style:name="ce3547" style:family="table-cell" style:parent-style-name="Default"/>
    <style:style style:name="ce3548" style:family="table-cell" style:parent-style-name="Default"/>
    <style:style style:name="ce3549" style:family="table-cell" style:parent-style-name="Default"/>
    <style:style style:name="ce3550" style:family="table-cell" style:parent-style-name="Default"/>
    <style:style style:name="ce3551" style:family="table-cell" style:parent-style-name="Default"/>
    <style:style style:name="ce3552" style:family="table-cell" style:parent-style-name="Default"/>
    <style:style style:name="ce3553" style:family="table-cell" style:parent-style-name="Default"/>
    <style:style style:name="ce3554" style:family="table-cell" style:parent-style-name="Default"/>
    <style:style style:name="ce3555" style:family="table-cell" style:parent-style-name="Default"/>
    <style:style style:name="ce3556" style:family="table-cell" style:parent-style-name="Default"/>
    <style:style style:name="ce3557" style:family="table-cell" style:parent-style-name="Default"/>
    <style:style style:name="ce3558" style:family="table-cell" style:parent-style-name="Default"/>
    <style:style style:name="ce3559" style:family="table-cell" style:parent-style-name="Default"/>
    <style:style style:name="ce3560" style:family="table-cell" style:parent-style-name="Default"/>
    <style:style style:name="ce3561" style:family="table-cell" style:parent-style-name="Default"/>
    <style:style style:name="ce3562" style:family="table-cell" style:parent-style-name="Default"/>
    <style:style style:name="ce3563" style:family="table-cell" style:parent-style-name="Default"/>
    <style:style style:name="ce3564" style:family="table-cell" style:parent-style-name="Default"/>
    <style:style style:name="ce3565" style:family="table-cell" style:parent-style-name="Default"/>
    <style:style style:name="ce3566" style:family="table-cell" style:parent-style-name="Default"/>
    <style:style style:name="ce3567" style:family="table-cell" style:parent-style-name="Default"/>
    <style:style style:name="ce3568" style:family="table-cell" style:parent-style-name="Default"/>
    <style:style style:name="ce3569" style:family="table-cell" style:parent-style-name="Default"/>
    <style:style style:name="ce3570" style:family="table-cell" style:parent-style-name="Default"/>
    <style:style style:name="ce3571" style:family="table-cell" style:parent-style-name="Default"/>
    <style:style style:name="ce3572" style:family="table-cell" style:parent-style-name="Default"/>
    <style:style style:name="ce3573" style:family="table-cell" style:parent-style-name="Default"/>
    <style:style style:name="ce3574" style:family="table-cell" style:parent-style-name="Default"/>
    <style:style style:name="ce3575" style:family="table-cell" style:parent-style-name="Default"/>
    <style:style style:name="ce3576" style:family="table-cell" style:parent-style-name="Default"/>
    <style:style style:name="ce3577" style:family="table-cell" style:parent-style-name="Default"/>
    <style:style style:name="ce3578" style:family="table-cell" style:parent-style-name="Default"/>
    <style:style style:name="ce3579" style:family="table-cell" style:parent-style-name="Default"/>
    <style:style style:name="ce3580" style:family="table-cell" style:parent-style-name="Default"/>
    <style:style style:name="ce3581" style:family="table-cell" style:parent-style-name="Default"/>
    <style:style style:name="ce3582" style:family="table-cell" style:parent-style-name="Default"/>
    <style:style style:name="ce3583" style:family="table-cell" style:parent-style-name="Default"/>
    <style:style style:name="ce3584" style:family="table-cell" style:parent-style-name="Default"/>
    <style:style style:name="ce3585" style:family="table-cell" style:parent-style-name="Default"/>
    <style:style style:name="ce3586" style:family="table-cell" style:parent-style-name="Default"/>
    <style:style style:name="ce3587" style:family="table-cell" style:parent-style-name="Default"/>
    <style:style style:name="ce3588" style:family="table-cell" style:parent-style-name="Default"/>
    <style:style style:name="ce3589" style:family="table-cell" style:parent-style-name="Default"/>
    <style:style style:name="ce3590" style:family="table-cell" style:parent-style-name="Default"/>
    <style:style style:name="ce3591" style:family="table-cell" style:parent-style-name="Default"/>
    <style:style style:name="ce3592" style:family="table-cell" style:parent-style-name="Default"/>
    <style:style style:name="ce3593" style:family="table-cell" style:parent-style-name="Default"/>
    <style:style style:name="ce3594" style:family="table-cell" style:parent-style-name="Default"/>
    <style:style style:name="ce3595" style:family="table-cell" style:parent-style-name="Default"/>
    <style:style style:name="ce3596" style:family="table-cell" style:parent-style-name="Default"/>
    <style:style style:name="ce3597" style:family="table-cell" style:parent-style-name="Default"/>
    <style:style style:name="ce3598" style:family="table-cell" style:parent-style-name="Default"/>
    <style:style style:name="ce3599" style:family="table-cell" style:parent-style-name="Default"/>
    <style:style style:name="ce3600" style:family="table-cell" style:parent-style-name="Default"/>
    <style:style style:name="ce3601" style:family="table-cell" style:parent-style-name="Default"/>
    <style:style style:name="ce3602" style:family="table-cell" style:parent-style-name="Default"/>
    <style:style style:name="ce3603" style:family="table-cell" style:parent-style-name="Default"/>
    <style:style style:name="ce3604" style:family="table-cell" style:parent-style-name="Default"/>
    <style:style style:name="ce3605" style:family="table-cell" style:parent-style-name="Default"/>
    <style:style style:name="ce3606" style:family="table-cell" style:parent-style-name="Default"/>
    <style:style style:name="ce3607" style:family="table-cell" style:parent-style-name="Default"/>
    <style:style style:name="ce3608" style:family="table-cell" style:parent-style-name="Default"/>
    <style:style style:name="ce3609" style:family="table-cell" style:parent-style-name="Default"/>
    <style:style style:name="ce3610" style:family="table-cell" style:parent-style-name="Default"/>
    <style:style style:name="ce3611" style:family="table-cell" style:parent-style-name="Default"/>
    <style:style style:name="ce3612" style:family="table-cell" style:parent-style-name="Default"/>
    <style:style style:name="ce3613" style:family="table-cell" style:parent-style-name="Default"/>
    <style:style style:name="ce3614" style:family="table-cell" style:parent-style-name="Default"/>
    <style:style style:name="ce3615" style:family="table-cell" style:parent-style-name="Default"/>
    <style:style style:name="ce3616" style:family="table-cell" style:parent-style-name="Default"/>
    <style:style style:name="ce3617" style:family="table-cell" style:parent-style-name="Default"/>
    <style:style style:name="ce3618" style:family="table-cell" style:parent-style-name="Default"/>
    <style:style style:name="ce3619" style:family="table-cell" style:parent-style-name="Default"/>
    <style:style style:name="ce3620" style:family="table-cell" style:parent-style-name="Default"/>
    <style:style style:name="ce3621" style:family="table-cell" style:parent-style-name="Default"/>
    <style:style style:name="ce3622" style:family="table-cell" style:parent-style-name="Default"/>
    <style:style style:name="ce3623" style:family="table-cell" style:parent-style-name="Default"/>
    <style:style style:name="ce3624" style:family="table-cell" style:parent-style-name="Default"/>
    <style:style style:name="ce3625" style:family="table-cell" style:parent-style-name="Default"/>
    <style:style style:name="ce3626" style:family="table-cell" style:parent-style-name="Default"/>
    <style:style style:name="ce3627" style:family="table-cell" style:parent-style-name="Default"/>
    <style:style style:name="ce3628" style:family="table-cell" style:parent-style-name="Default"/>
    <style:style style:name="ce3629" style:family="table-cell" style:parent-style-name="Default"/>
    <style:style style:name="ce3630" style:family="table-cell" style:parent-style-name="Default"/>
    <style:style style:name="ce3631" style:family="table-cell" style:parent-style-name="Default"/>
    <style:style style:name="ce3632" style:family="table-cell" style:parent-style-name="Default"/>
    <style:style style:name="ce3633" style:family="table-cell" style:parent-style-name="Default"/>
    <style:style style:name="ce3634" style:family="table-cell" style:parent-style-name="Default"/>
    <style:style style:name="ce3635" style:family="table-cell" style:parent-style-name="Default"/>
    <style:style style:name="ce3636" style:family="table-cell" style:parent-style-name="Default"/>
    <style:style style:name="ce3637" style:family="table-cell" style:parent-style-name="Default"/>
    <style:style style:name="ce3638" style:family="table-cell" style:parent-style-name="Default"/>
    <style:style style:name="ce3639" style:family="table-cell" style:parent-style-name="Default"/>
    <style:style style:name="ce3640" style:family="table-cell" style:parent-style-name="Default"/>
    <style:style style:name="ce3641" style:family="table-cell" style:parent-style-name="Default"/>
    <style:style style:name="ce3642" style:family="table-cell" style:parent-style-name="Default"/>
    <style:style style:name="ce3643" style:family="table-cell" style:parent-style-name="Default"/>
    <style:style style:name="ce3644" style:family="table-cell" style:parent-style-name="Default"/>
    <style:style style:name="ce3645" style:family="table-cell" style:parent-style-name="Default"/>
    <style:style style:name="ce3646" style:family="table-cell" style:parent-style-name="Default"/>
    <style:style style:name="ce3647" style:family="table-cell" style:parent-style-name="Default"/>
    <style:style style:name="ce3648" style:family="table-cell" style:parent-style-name="Default"/>
    <style:style style:name="ce3649" style:family="table-cell" style:parent-style-name="Default"/>
    <style:style style:name="ce3650" style:family="table-cell" style:parent-style-name="Default"/>
    <style:style style:name="ce3651" style:family="table-cell" style:parent-style-name="Default"/>
    <style:style style:name="ce3652" style:family="table-cell" style:parent-style-name="Default"/>
    <style:style style:name="ce3653" style:family="table-cell" style:parent-style-name="Default"/>
    <style:style style:name="ce3654" style:family="table-cell" style:parent-style-name="Default"/>
    <style:style style:name="ce3655" style:family="table-cell" style:parent-style-name="Default"/>
    <style:style style:name="ce3656" style:family="table-cell" style:parent-style-name="Default"/>
    <style:style style:name="ce3657" style:family="table-cell" style:parent-style-name="Default"/>
    <style:style style:name="ce3658" style:family="table-cell" style:parent-style-name="Default"/>
    <style:style style:name="ce3659" style:family="table-cell" style:parent-style-name="Default"/>
    <style:style style:name="ce3660" style:family="table-cell" style:parent-style-name="Default"/>
    <style:style style:name="ce3661" style:family="table-cell" style:parent-style-name="Default"/>
    <style:style style:name="ce3662" style:family="table-cell" style:parent-style-name="Default"/>
    <style:style style:name="ce3663" style:family="table-cell" style:parent-style-name="Default"/>
    <style:style style:name="ce3664" style:family="table-cell" style:parent-style-name="Default"/>
    <style:style style:name="ce3665" style:family="table-cell" style:parent-style-name="Default"/>
    <style:style style:name="ce3666" style:family="table-cell" style:parent-style-name="Default"/>
    <style:style style:name="ce3667" style:family="table-cell" style:parent-style-name="Default"/>
    <style:style style:name="ce3668" style:family="table-cell" style:parent-style-name="Default"/>
    <style:style style:name="ce3669" style:family="table-cell" style:parent-style-name="Default"/>
    <style:style style:name="ce3670" style:family="table-cell" style:parent-style-name="Default"/>
    <style:style style:name="ce3671" style:family="table-cell" style:parent-style-name="Default"/>
    <style:style style:name="ce3672" style:family="table-cell" style:parent-style-name="Default"/>
    <style:style style:name="ce3673" style:family="table-cell" style:parent-style-name="Default"/>
    <style:style style:name="ce3674" style:family="table-cell" style:parent-style-name="Default"/>
    <style:style style:name="ce3675" style:family="table-cell" style:parent-style-name="Default"/>
    <style:style style:name="ce3676" style:family="table-cell" style:parent-style-name="Default"/>
    <style:style style:name="ce3677" style:family="table-cell" style:parent-style-name="Default"/>
    <style:style style:name="ce3678" style:family="table-cell" style:parent-style-name="Default"/>
    <style:style style:name="ce3679" style:family="table-cell" style:parent-style-name="Default"/>
    <style:style style:name="ce3680" style:family="table-cell" style:parent-style-name="Default"/>
    <style:style style:name="ce3681" style:family="table-cell" style:parent-style-name="Default"/>
    <style:style style:name="ce3682" style:family="table-cell" style:parent-style-name="Default"/>
    <style:style style:name="ce3683" style:family="table-cell" style:parent-style-name="Default"/>
    <style:style style:name="ce3684" style:family="table-cell" style:parent-style-name="Default"/>
    <style:style style:name="ce3685" style:family="table-cell" style:parent-style-name="Default"/>
    <style:style style:name="ce3686" style:family="table-cell" style:parent-style-name="Default"/>
    <style:style style:name="ce3687" style:family="table-cell" style:parent-style-name="Default"/>
    <style:style style:name="ce3688" style:family="table-cell" style:parent-style-name="Default"/>
    <style:style style:name="ce3689" style:family="table-cell" style:parent-style-name="Default"/>
    <style:style style:name="ce3690" style:family="table-cell" style:parent-style-name="Default"/>
    <style:style style:name="ce3691" style:family="table-cell" style:parent-style-name="Default"/>
    <style:style style:name="ce3692" style:family="table-cell" style:parent-style-name="Default"/>
    <style:style style:name="ce3693" style:family="table-cell" style:parent-style-name="Default"/>
    <style:style style:name="ce3694" style:family="table-cell" style:parent-style-name="Default"/>
    <style:style style:name="ce3695" style:family="table-cell" style:parent-style-name="Default"/>
    <style:style style:name="ce3696" style:family="table-cell" style:parent-style-name="Default"/>
    <style:style style:name="ce3697" style:family="table-cell" style:parent-style-name="Default"/>
    <style:style style:name="ce3698" style:family="table-cell" style:parent-style-name="Default"/>
    <style:style style:name="ce3699" style:family="table-cell" style:parent-style-name="Default"/>
    <style:style style:name="ce3700" style:family="table-cell" style:parent-style-name="Default"/>
    <style:style style:name="ce3701" style:family="table-cell" style:parent-style-name="Default"/>
    <style:style style:name="ce3702" style:family="table-cell" style:parent-style-name="Default"/>
    <style:style style:name="ce3703" style:family="table-cell" style:parent-style-name="Default"/>
    <style:style style:name="ce3704" style:family="table-cell" style:parent-style-name="Default"/>
    <style:style style:name="ce3705" style:family="table-cell" style:parent-style-name="Default"/>
    <style:style style:name="ce3706" style:family="table-cell" style:parent-style-name="Default"/>
    <style:style style:name="ce3707" style:family="table-cell" style:parent-style-name="Default"/>
    <style:style style:name="ce3708" style:family="table-cell" style:parent-style-name="Default"/>
    <style:style style:name="ce3709" style:family="table-cell" style:parent-style-name="Default"/>
    <style:style style:name="ce3710" style:family="table-cell" style:parent-style-name="Default"/>
    <style:style style:name="ce3711" style:family="table-cell" style:parent-style-name="Default"/>
    <style:style style:name="ce3712" style:family="table-cell" style:parent-style-name="Default"/>
    <style:style style:name="ce3713" style:family="table-cell" style:parent-style-name="Default"/>
    <style:style style:name="ce3714" style:family="table-cell" style:parent-style-name="Default"/>
    <style:style style:name="ce3715" style:family="table-cell" style:parent-style-name="Default"/>
    <style:style style:name="ce3716" style:family="table-cell" style:parent-style-name="Default"/>
    <style:style style:name="ce3717" style:family="table-cell" style:parent-style-name="Default"/>
    <style:style style:name="ce3718" style:family="table-cell" style:parent-style-name="Default"/>
    <style:style style:name="ce3719" style:family="table-cell" style:parent-style-name="Default"/>
    <style:style style:name="ce3720" style:family="table-cell" style:parent-style-name="Default"/>
    <style:style style:name="ce3721" style:family="table-cell" style:parent-style-name="Default"/>
    <style:style style:name="ce3722" style:family="table-cell" style:parent-style-name="Default"/>
    <style:style style:name="ce3723" style:family="table-cell" style:parent-style-name="Default"/>
    <style:style style:name="ce3724" style:family="table-cell" style:parent-style-name="Default"/>
    <style:style style:name="ce3725" style:family="table-cell" style:parent-style-name="Default"/>
    <style:style style:name="ce3726" style:family="table-cell" style:parent-style-name="Default"/>
    <style:style style:name="ce3727" style:family="table-cell" style:parent-style-name="Default"/>
    <style:style style:name="ce3728" style:family="table-cell" style:parent-style-name="Default"/>
    <style:style style:name="ce3729" style:family="table-cell" style:parent-style-name="Default"/>
    <style:style style:name="ce3730" style:family="table-cell" style:parent-style-name="Default"/>
    <style:style style:name="ce3731" style:family="table-cell" style:parent-style-name="Default"/>
    <style:style style:name="ce3732" style:family="table-cell" style:parent-style-name="Default"/>
    <style:style style:name="ce3733" style:family="table-cell" style:parent-style-name="Default"/>
    <style:style style:name="ce3734" style:family="table-cell" style:parent-style-name="Default"/>
    <style:style style:name="ce3735" style:family="table-cell" style:parent-style-name="Default"/>
    <style:style style:name="ce3736" style:family="table-cell" style:parent-style-name="Default"/>
    <style:style style:name="ce3737" style:family="table-cell" style:parent-style-name="Default"/>
    <style:style style:name="ce3738" style:family="table-cell" style:parent-style-name="Default"/>
    <style:style style:name="ce3739" style:family="table-cell" style:parent-style-name="Default"/>
    <style:style style:name="ce3740" style:family="table-cell" style:parent-style-name="Default"/>
    <style:style style:name="ce3741" style:family="table-cell" style:parent-style-name="Default"/>
    <style:style style:name="ce3742" style:family="table-cell" style:parent-style-name="Default"/>
    <style:style style:name="ce3743" style:family="table-cell" style:parent-style-name="Default"/>
    <style:style style:name="ce3744" style:family="table-cell" style:parent-style-name="Default"/>
    <style:style style:name="ce3745" style:family="table-cell" style:parent-style-name="Default"/>
    <style:style style:name="ce3746" style:family="table-cell" style:parent-style-name="Default"/>
    <style:style style:name="ce3747" style:family="table-cell" style:parent-style-name="Default"/>
    <style:style style:name="ce3748" style:family="table-cell" style:parent-style-name="Default"/>
    <style:style style:name="ce3749" style:family="table-cell" style:parent-style-name="Default"/>
    <style:style style:name="ce3750" style:family="table-cell" style:parent-style-name="Default"/>
    <style:style style:name="ce3751" style:family="table-cell" style:parent-style-name="Default"/>
    <style:style style:name="ce3752" style:family="table-cell" style:parent-style-name="Default"/>
    <style:style style:name="ce3753" style:family="table-cell" style:parent-style-name="Default"/>
    <style:style style:name="ce3754" style:family="table-cell" style:parent-style-name="Default"/>
    <style:style style:name="ce3755" style:family="table-cell" style:parent-style-name="Default"/>
    <style:style style:name="ce3756" style:family="table-cell" style:parent-style-name="Default"/>
    <style:style style:name="ce3757" style:family="table-cell" style:parent-style-name="Default"/>
    <style:style style:name="ce3758" style:family="table-cell" style:parent-style-name="Default"/>
    <style:style style:name="ce3759" style:family="table-cell" style:parent-style-name="Default"/>
    <style:style style:name="ce3760" style:family="table-cell" style:parent-style-name="Default"/>
    <style:style style:name="ce3761" style:family="table-cell" style:parent-style-name="Default"/>
    <style:style style:name="ce3762" style:family="table-cell" style:parent-style-name="Default"/>
    <style:style style:name="ce3763" style:family="table-cell" style:parent-style-name="Default"/>
    <style:style style:name="ce3764" style:family="table-cell" style:parent-style-name="Default"/>
    <style:style style:name="ce3765" style:family="table-cell" style:parent-style-name="Default"/>
    <style:style style:name="ce3766" style:family="table-cell" style:parent-style-name="Default"/>
    <style:style style:name="ce3767" style:family="table-cell" style:parent-style-name="Default"/>
    <style:style style:name="ce3768" style:family="table-cell" style:parent-style-name="Default"/>
    <style:style style:name="ce3769" style:family="table-cell" style:parent-style-name="Default"/>
    <style:style style:name="ce3770" style:family="table-cell" style:parent-style-name="Default"/>
    <style:style style:name="ce3771" style:family="table-cell" style:parent-style-name="Default"/>
    <style:style style:name="ce3772" style:family="table-cell" style:parent-style-name="Default"/>
    <style:style style:name="ce3773" style:family="table-cell" style:parent-style-name="Default"/>
    <style:style style:name="ce3774" style:family="table-cell" style:parent-style-name="Default"/>
    <style:style style:name="ce3775" style:family="table-cell" style:parent-style-name="Default"/>
    <style:style style:name="ce3776" style:family="table-cell" style:parent-style-name="Default"/>
    <style:style style:name="ce3777" style:family="table-cell" style:parent-style-name="Default"/>
    <style:style style:name="ce3778" style:family="table-cell" style:parent-style-name="Default"/>
    <style:style style:name="ce3779" style:family="table-cell" style:parent-style-name="Default"/>
    <style:style style:name="ce3780" style:family="table-cell" style:parent-style-name="Default"/>
    <style:style style:name="ce3781" style:family="table-cell" style:parent-style-name="Default"/>
    <style:style style:name="ce3782" style:family="table-cell" style:parent-style-name="Default"/>
    <style:style style:name="ce3783" style:family="table-cell" style:parent-style-name="Default"/>
    <style:style style:name="ce3784" style:family="table-cell" style:parent-style-name="Default"/>
    <style:style style:name="ce3785" style:family="table-cell" style:parent-style-name="Default"/>
    <style:style style:name="ce3786" style:family="table-cell" style:parent-style-name="Default"/>
    <style:style style:name="ce3787" style:family="table-cell" style:parent-style-name="Default"/>
    <style:style style:name="ce3788" style:family="table-cell" style:parent-style-name="Default"/>
    <style:style style:name="ce3789" style:family="table-cell" style:parent-style-name="Default"/>
    <style:style style:name="ce3790" style:family="table-cell" style:parent-style-name="Default"/>
    <style:style style:name="ce3791" style:family="table-cell" style:parent-style-name="Default"/>
    <style:style style:name="ce3792" style:family="table-cell" style:parent-style-name="Default"/>
    <style:style style:name="ce3793" style:family="table-cell" style:parent-style-name="Default"/>
    <style:style style:name="ce3794" style:family="table-cell" style:parent-style-name="Default"/>
    <style:style style:name="ce3795" style:family="table-cell" style:parent-style-name="Default"/>
    <style:style style:name="ce3796" style:family="table-cell" style:parent-style-name="Default"/>
    <style:style style:name="ce3797" style:family="table-cell" style:parent-style-name="Default"/>
    <style:style style:name="ce3798" style:family="table-cell" style:parent-style-name="Default"/>
    <style:style style:name="ce3799" style:family="table-cell" style:parent-style-name="Default"/>
    <style:style style:name="ce3800" style:family="table-cell" style:parent-style-name="Default"/>
    <style:style style:name="ce3801" style:family="table-cell" style:parent-style-name="Default"/>
    <style:style style:name="ce3802" style:family="table-cell" style:parent-style-name="Default"/>
    <style:style style:name="ce3803" style:family="table-cell" style:parent-style-name="Default"/>
    <style:style style:name="ce3804" style:family="table-cell" style:parent-style-name="Default"/>
    <style:style style:name="ce3805" style:family="table-cell" style:parent-style-name="Default"/>
    <style:style style:name="ce3806" style:family="table-cell" style:parent-style-name="Default"/>
    <style:style style:name="ce3807" style:family="table-cell" style:parent-style-name="Default"/>
    <style:style style:name="ce3808" style:family="table-cell" style:parent-style-name="Default"/>
    <style:style style:name="ce3809" style:family="table-cell" style:parent-style-name="Default"/>
    <style:style style:name="ce3810" style:family="table-cell" style:parent-style-name="Default"/>
    <style:style style:name="ce3811" style:family="table-cell" style:parent-style-name="Default"/>
    <style:style style:name="ce3812" style:family="table-cell" style:parent-style-name="Default"/>
    <style:style style:name="ce3813" style:family="table-cell" style:parent-style-name="Default"/>
    <style:style style:name="ce3814" style:family="table-cell" style:parent-style-name="Default"/>
    <style:style style:name="ce3815" style:family="table-cell" style:parent-style-name="Default"/>
    <style:style style:name="ce3816" style:family="table-cell" style:parent-style-name="Default"/>
    <style:style style:name="ce3817" style:family="table-cell" style:parent-style-name="Default"/>
    <style:style style:name="ce3818" style:family="table-cell" style:parent-style-name="Default"/>
    <style:style style:name="ce3819" style:family="table-cell" style:parent-style-name="Default"/>
    <style:style style:name="ce3820" style:family="table-cell" style:parent-style-name="Default"/>
    <style:style style:name="ce3821" style:family="table-cell" style:parent-style-name="Default"/>
    <style:style style:name="ce3822" style:family="table-cell" style:parent-style-name="Default"/>
    <style:style style:name="ce3823" style:family="table-cell" style:parent-style-name="Default"/>
    <style:style style:name="ce3824" style:family="table-cell" style:parent-style-name="Default"/>
    <style:style style:name="ce3825" style:family="table-cell" style:parent-style-name="Default"/>
    <style:style style:name="ce3826" style:family="table-cell" style:parent-style-name="Default"/>
    <style:style style:name="ce3827" style:family="table-cell" style:parent-style-name="Default"/>
    <style:style style:name="ce3828" style:family="table-cell" style:parent-style-name="Default"/>
    <style:style style:name="ce3829" style:family="table-cell" style:parent-style-name="Default"/>
    <style:style style:name="ce3830" style:family="table-cell" style:parent-style-name="Default"/>
    <style:style style:name="ce3831" style:family="table-cell" style:parent-style-name="Default"/>
    <style:style style:name="ce3832" style:family="table-cell" style:parent-style-name="Default"/>
    <style:style style:name="ce3833" style:family="table-cell" style:parent-style-name="Default"/>
    <style:style style:name="ce3834" style:family="table-cell" style:parent-style-name="Default"/>
    <style:style style:name="ce3835" style:family="table-cell" style:parent-style-name="Default"/>
    <style:style style:name="ce3836" style:family="table-cell" style:parent-style-name="Default"/>
    <style:style style:name="ce3837" style:family="table-cell" style:parent-style-name="Default"/>
    <style:style style:name="ce3838" style:family="table-cell" style:parent-style-name="Default"/>
    <style:style style:name="ce3839" style:family="table-cell" style:parent-style-name="Default"/>
    <style:style style:name="ce3840" style:family="table-cell" style:parent-style-name="Default"/>
    <style:style style:name="ce3841" style:family="table-cell" style:parent-style-name="Default"/>
    <style:style style:name="ce3842" style:family="table-cell" style:parent-style-name="Default"/>
    <style:style style:name="ce3843" style:family="table-cell" style:parent-style-name="Default"/>
    <style:style style:name="ce3844" style:family="table-cell" style:parent-style-name="Default"/>
    <style:style style:name="ce3845" style:family="table-cell" style:parent-style-name="Default"/>
    <style:style style:name="ce3846" style:family="table-cell" style:parent-style-name="Default"/>
    <style:style style:name="ce3847" style:family="table-cell" style:parent-style-name="Default"/>
    <style:style style:name="ce3848" style:family="table-cell" style:parent-style-name="Default"/>
    <style:style style:name="ce3849" style:family="table-cell" style:parent-style-name="Default"/>
    <style:style style:name="ce3850" style:family="table-cell" style:parent-style-name="Default"/>
    <style:style style:name="ce3851" style:family="table-cell" style:parent-style-name="Default"/>
    <style:style style:name="ce3852" style:family="table-cell" style:parent-style-name="Default"/>
    <style:style style:name="ce3853" style:family="table-cell" style:parent-style-name="Default"/>
    <style:style style:name="ce3854" style:family="table-cell" style:parent-style-name="Default"/>
    <style:style style:name="ce3855" style:family="table-cell" style:parent-style-name="Default"/>
    <style:style style:name="ce3856" style:family="table-cell" style:parent-style-name="Default"/>
    <style:style style:name="ce3857" style:family="table-cell" style:parent-style-name="Default"/>
    <style:style style:name="ce3858" style:family="table-cell" style:parent-style-name="Default"/>
    <style:style style:name="ce3859" style:family="table-cell" style:parent-style-name="Default"/>
    <style:style style:name="ce3860" style:family="table-cell" style:parent-style-name="Default"/>
    <style:style style:name="ce3861" style:family="table-cell" style:parent-style-name="Default"/>
    <style:style style:name="ce3862" style:family="table-cell" style:parent-style-name="Default"/>
    <style:style style:name="ce3863" style:family="table-cell" style:parent-style-name="Default"/>
    <style:style style:name="ce3864" style:family="table-cell" style:parent-style-name="Default"/>
    <style:style style:name="ce3865" style:family="table-cell" style:parent-style-name="Default"/>
    <style:style style:name="ce3866" style:family="table-cell" style:parent-style-name="Default"/>
    <style:style style:name="ce3867" style:family="table-cell" style:parent-style-name="Default"/>
    <style:style style:name="ce3868" style:family="table-cell" style:parent-style-name="Default"/>
    <style:style style:name="ce3869" style:family="table-cell" style:parent-style-name="Default"/>
    <style:style style:name="ce3870" style:family="table-cell" style:parent-style-name="Default"/>
    <style:style style:name="ce3871" style:family="table-cell" style:parent-style-name="Default"/>
    <style:style style:name="ce3872" style:family="table-cell" style:parent-style-name="Default"/>
    <style:style style:name="ce3873" style:family="table-cell" style:parent-style-name="Default"/>
    <style:style style:name="ce3874" style:family="table-cell" style:parent-style-name="Default"/>
    <style:style style:name="ce3875" style:family="table-cell" style:parent-style-name="Default"/>
    <style:style style:name="ce3876" style:family="table-cell" style:parent-style-name="Default"/>
    <style:style style:name="ce3877" style:family="table-cell" style:parent-style-name="Default"/>
    <style:style style:name="ce3878" style:family="table-cell" style:parent-style-name="Default"/>
    <style:style style:name="ce3879" style:family="table-cell" style:parent-style-name="Default"/>
    <style:style style:name="ce3880" style:family="table-cell" style:parent-style-name="Default"/>
    <style:style style:name="ce3881" style:family="table-cell" style:parent-style-name="Default"/>
    <style:style style:name="ce3882" style:family="table-cell" style:parent-style-name="Default"/>
    <style:style style:name="ce3883" style:family="table-cell" style:parent-style-name="Default"/>
    <style:style style:name="ce3884" style:family="table-cell" style:parent-style-name="Default"/>
    <style:style style:name="ce3885" style:family="table-cell" style:parent-style-name="Default"/>
    <style:style style:name="ce3886" style:family="table-cell" style:parent-style-name="Default"/>
    <style:style style:name="ce3887" style:family="table-cell" style:parent-style-name="Default"/>
    <style:style style:name="ce3888" style:family="table-cell" style:parent-style-name="Default"/>
    <style:style style:name="ce3889" style:family="table-cell" style:parent-style-name="Default"/>
    <style:style style:name="ce3890" style:family="table-cell" style:parent-style-name="Default"/>
    <style:style style:name="ce3891" style:family="table-cell" style:parent-style-name="Default"/>
    <style:style style:name="ce3892" style:family="table-cell" style:parent-style-name="Default"/>
    <style:style style:name="ce3893" style:family="table-cell" style:parent-style-name="Default"/>
    <style:style style:name="ce3894" style:family="table-cell" style:parent-style-name="Default"/>
    <style:style style:name="ce3895" style:family="table-cell" style:parent-style-name="Default"/>
    <style:style style:name="ce3896" style:family="table-cell" style:parent-style-name="Default"/>
    <style:style style:name="ce3897" style:family="table-cell" style:parent-style-name="Default"/>
    <style:style style:name="ce3898" style:family="table-cell" style:parent-style-name="Default"/>
    <style:style style:name="ce3899" style:family="table-cell" style:parent-style-name="Default"/>
    <style:style style:name="ce3900" style:family="table-cell" style:parent-style-name="Default"/>
    <style:style style:name="ce3901" style:family="table-cell" style:parent-style-name="Default"/>
    <style:style style:name="ce3902" style:family="table-cell" style:parent-style-name="Default"/>
    <style:style style:name="ce3903" style:family="table-cell" style:parent-style-name="Default"/>
    <style:style style:name="ce3904" style:family="table-cell" style:parent-style-name="Default"/>
    <style:style style:name="ce3905" style:family="table-cell" style:parent-style-name="Default"/>
    <style:style style:name="ce3906" style:family="table-cell" style:parent-style-name="Default"/>
    <style:style style:name="ce3907" style:family="table-cell" style:parent-style-name="Default"/>
    <style:style style:name="ce3908" style:family="table-cell" style:parent-style-name="Default"/>
    <style:style style:name="ce3909" style:family="table-cell" style:parent-style-name="Default"/>
    <style:style style:name="ce3910" style:family="table-cell" style:parent-style-name="Default"/>
    <style:style style:name="ce3911" style:family="table-cell" style:parent-style-name="Default"/>
    <style:style style:name="ce3912" style:family="table-cell" style:parent-style-name="Default"/>
    <style:style style:name="ce3913" style:family="table-cell" style:parent-style-name="Default"/>
    <style:style style:name="ce3914" style:family="table-cell" style:parent-style-name="Default"/>
    <style:style style:name="ce3915" style:family="table-cell" style:parent-style-name="Default"/>
    <style:style style:name="ce3916" style:family="table-cell" style:parent-style-name="Default"/>
    <style:style style:name="ce3917" style:family="table-cell" style:parent-style-name="Default"/>
    <style:style style:name="ce3918" style:family="table-cell" style:parent-style-name="Default"/>
    <style:style style:name="ce3919" style:family="table-cell" style:parent-style-name="Default"/>
    <style:style style:name="ce3920" style:family="table-cell" style:parent-style-name="Default"/>
    <style:style style:name="ce3921" style:family="table-cell" style:parent-style-name="Default"/>
    <style:style style:name="ce3922" style:family="table-cell" style:parent-style-name="Default"/>
    <style:style style:name="ce3923" style:family="table-cell" style:parent-style-name="Default"/>
    <style:style style:name="ce3924" style:family="table-cell" style:parent-style-name="Default"/>
    <style:style style:name="ce3925" style:family="table-cell" style:parent-style-name="Default"/>
    <style:style style:name="ce3926" style:family="table-cell" style:parent-style-name="Default"/>
    <style:style style:name="ce3927" style:family="table-cell" style:parent-style-name="Default"/>
    <style:style style:name="ce3928" style:family="table-cell" style:parent-style-name="Default"/>
    <style:style style:name="ce3929" style:family="table-cell" style:parent-style-name="Default"/>
    <style:style style:name="ce3930" style:family="table-cell" style:parent-style-name="Default"/>
    <style:style style:name="ce3931" style:family="table-cell" style:parent-style-name="Default"/>
    <style:style style:name="ce3932" style:family="table-cell" style:parent-style-name="Default"/>
    <style:style style:name="ce3933" style:family="table-cell" style:parent-style-name="Default"/>
    <style:style style:name="ce3934" style:family="table-cell" style:parent-style-name="Default"/>
    <style:style style:name="ce3935" style:family="table-cell" style:parent-style-name="Default"/>
    <style:style style:name="ce3936" style:family="table-cell" style:parent-style-name="Default"/>
    <style:style style:name="ce3937" style:family="table-cell" style:parent-style-name="Default"/>
    <style:style style:name="ce3938" style:family="table-cell" style:parent-style-name="Default"/>
    <style:style style:name="ce3939" style:family="table-cell" style:parent-style-name="Default"/>
    <style:style style:name="ce3940" style:family="table-cell" style:parent-style-name="Default"/>
    <style:style style:name="ce3941" style:family="table-cell" style:parent-style-name="Default"/>
    <style:style style:name="ce3942" style:family="table-cell" style:parent-style-name="Default"/>
    <style:style style:name="ce3943" style:family="table-cell" style:parent-style-name="Default"/>
    <style:style style:name="ce3944" style:family="table-cell" style:parent-style-name="Default"/>
    <style:style style:name="ce3945" style:family="table-cell" style:parent-style-name="Default"/>
    <style:style style:name="ce3946" style:family="table-cell" style:parent-style-name="Default"/>
    <style:style style:name="ce3947" style:family="table-cell" style:parent-style-name="Default"/>
    <style:style style:name="ce3948" style:family="table-cell" style:parent-style-name="Default"/>
    <style:style style:name="ce3949" style:family="table-cell" style:parent-style-name="Default"/>
    <style:style style:name="ce3950" style:family="table-cell" style:parent-style-name="Default"/>
    <style:style style:name="ce3951" style:family="table-cell" style:parent-style-name="Default"/>
    <style:style style:name="ce3952" style:family="table-cell" style:parent-style-name="Default"/>
    <style:style style:name="ce3953" style:family="table-cell" style:parent-style-name="Default"/>
    <style:style style:name="ce3954" style:family="table-cell" style:parent-style-name="Default"/>
    <style:style style:name="ce3955" style:family="table-cell" style:parent-style-name="Default"/>
    <style:style style:name="ce3956" style:family="table-cell" style:parent-style-name="Default"/>
    <style:style style:name="ce3957" style:family="table-cell" style:parent-style-name="Default"/>
    <style:style style:name="ce3958" style:family="table-cell" style:parent-style-name="Default"/>
    <style:style style:name="ce3959" style:family="table-cell" style:parent-style-name="Default"/>
    <style:style style:name="ce3960" style:family="table-cell" style:parent-style-name="Default"/>
    <style:style style:name="ce3961" style:family="table-cell" style:parent-style-name="Default"/>
    <style:style style:name="ce3962" style:family="table-cell" style:parent-style-name="Default"/>
    <style:style style:name="ce3963" style:family="table-cell" style:parent-style-name="Default"/>
    <style:style style:name="ce3964" style:family="table-cell" style:parent-style-name="Default"/>
    <style:style style:name="ce3965" style:family="table-cell" style:parent-style-name="Default"/>
    <style:style style:name="ce3966" style:family="table-cell" style:parent-style-name="Default"/>
    <style:style style:name="ce3967" style:family="table-cell" style:parent-style-name="Default"/>
    <style:style style:name="ce3968" style:family="table-cell" style:parent-style-name="Default"/>
    <style:style style:name="ce3969" style:family="table-cell" style:parent-style-name="Default"/>
    <style:style style:name="ce3970" style:family="table-cell" style:parent-style-name="Default"/>
    <style:style style:name="ce3971" style:family="table-cell" style:parent-style-name="Default"/>
    <style:style style:name="ce3972" style:family="table-cell" style:parent-style-name="Default"/>
    <style:style style:name="ce3973" style:family="table-cell" style:parent-style-name="Default"/>
    <style:style style:name="ce3974" style:family="table-cell" style:parent-style-name="Default"/>
    <style:style style:name="ce3975" style:family="table-cell" style:parent-style-name="Default"/>
    <style:style style:name="ce3976" style:family="table-cell" style:parent-style-name="Default"/>
    <style:style style:name="ce3977" style:family="table-cell" style:parent-style-name="Default"/>
    <style:style style:name="ce3978" style:family="table-cell" style:parent-style-name="Default"/>
    <style:style style:name="ce3979" style:family="table-cell" style:parent-style-name="Default"/>
    <style:style style:name="ce3980" style:family="table-cell" style:parent-style-name="Default"/>
    <style:style style:name="ce3981" style:family="table-cell" style:parent-style-name="Default"/>
    <style:style style:name="ce3982" style:family="table-cell" style:parent-style-name="Default"/>
    <style:style style:name="ce3983" style:family="table-cell" style:parent-style-name="Default"/>
    <style:style style:name="ce3984" style:family="table-cell" style:parent-style-name="Default"/>
    <style:style style:name="ce3985" style:family="table-cell" style:parent-style-name="Default"/>
    <style:style style:name="ce3986" style:family="table-cell" style:parent-style-name="Default"/>
    <style:style style:name="ce3987" style:family="table-cell" style:parent-style-name="Default"/>
    <style:style style:name="ce3988" style:family="table-cell" style:parent-style-name="Default"/>
    <style:style style:name="ce3989" style:family="table-cell" style:parent-style-name="Default"/>
    <style:style style:name="ce3990" style:family="table-cell" style:parent-style-name="Default"/>
    <style:style style:name="ce3991" style:family="table-cell" style:parent-style-name="Default"/>
    <style:style style:name="ce3992" style:family="table-cell" style:parent-style-name="Default"/>
    <style:style style:name="ce3993" style:family="table-cell" style:parent-style-name="Default"/>
    <style:style style:name="ce3994" style:family="table-cell" style:parent-style-name="Default"/>
    <style:style style:name="ce3995" style:family="table-cell" style:parent-style-name="Default"/>
    <style:style style:name="ce3996" style:family="table-cell" style:parent-style-name="Default"/>
    <style:style style:name="ce3997" style:family="table-cell" style:parent-style-name="Default"/>
    <style:style style:name="ce3998" style:family="table-cell" style:parent-style-name="Default"/>
    <style:style style:name="ce3999" style:family="table-cell" style:parent-style-name="Default"/>
    <style:style style:name="ce4000" style:family="table-cell" style:parent-style-name="Default"/>
    <style:style style:name="ce4001" style:family="table-cell" style:parent-style-name="Default"/>
    <style:style style:name="ce4002" style:family="table-cell" style:parent-style-name="Default"/>
    <style:style style:name="ce4003" style:family="table-cell" style:parent-style-name="Default"/>
    <style:style style:name="ce4004" style:family="table-cell" style:parent-style-name="Default"/>
    <style:style style:name="ce4005" style:family="table-cell" style:parent-style-name="Default"/>
    <style:style style:name="ce4006" style:family="table-cell" style:parent-style-name="Default"/>
    <style:style style:name="ce4007" style:family="table-cell" style:parent-style-name="Default"/>
    <style:style style:name="ce4008" style:family="table-cell" style:parent-style-name="Default"/>
    <style:style style:name="ce4009" style:family="table-cell" style:parent-style-name="Default"/>
    <style:style style:name="ce4010" style:family="table-cell" style:parent-style-name="Default"/>
    <style:style style:name="ce4011" style:family="table-cell" style:parent-style-name="Default"/>
    <style:style style:name="ce4012" style:family="table-cell" style:parent-style-name="Default"/>
    <style:style style:name="ce4013" style:family="table-cell" style:parent-style-name="Default"/>
    <style:style style:name="ce4014" style:family="table-cell" style:parent-style-name="Default"/>
    <style:style style:name="ce4015" style:family="table-cell" style:parent-style-name="Default"/>
    <style:style style:name="ce4016" style:family="table-cell" style:parent-style-name="Default"/>
    <style:style style:name="ce4017" style:family="table-cell" style:parent-style-name="Default"/>
    <style:style style:name="ce4018" style:family="table-cell" style:parent-style-name="Default"/>
    <style:style style:name="ce4019" style:family="table-cell" style:parent-style-name="Default"/>
    <style:style style:name="ce4020" style:family="table-cell" style:parent-style-name="Default"/>
    <style:style style:name="ce4021" style:family="table-cell" style:parent-style-name="Default"/>
    <style:style style:name="ce4022" style:family="table-cell" style:parent-style-name="Default"/>
    <style:style style:name="ce4023" style:family="table-cell" style:parent-style-name="Default"/>
    <style:style style:name="ce4024" style:family="table-cell" style:parent-style-name="Default"/>
    <style:style style:name="ce4025" style:family="table-cell" style:parent-style-name="Default"/>
    <style:style style:name="ce4026" style:family="table-cell" style:parent-style-name="Default"/>
    <style:style style:name="ce4027" style:family="table-cell" style:parent-style-name="Default"/>
    <style:style style:name="ce4028" style:family="table-cell" style:parent-style-name="Default"/>
    <style:style style:name="ce4029" style:family="table-cell" style:parent-style-name="Default"/>
    <style:style style:name="ce4030" style:family="table-cell" style:parent-style-name="Default"/>
    <style:style style:name="ce4031" style:family="table-cell" style:parent-style-name="Default"/>
    <style:style style:name="ce4032" style:family="table-cell" style:parent-style-name="Default"/>
    <style:style style:name="ce4033" style:family="table-cell" style:parent-style-name="Default"/>
    <style:style style:name="ce4034" style:family="table-cell" style:parent-style-name="Default"/>
    <style:style style:name="ce4035" style:family="table-cell" style:parent-style-name="Default"/>
    <style:style style:name="ce4036" style:family="table-cell" style:parent-style-name="Default"/>
    <style:style style:name="ce4037" style:family="table-cell" style:parent-style-name="Default"/>
    <style:style style:name="ce4038" style:family="table-cell" style:parent-style-name="Default"/>
    <style:style style:name="ce4039" style:family="table-cell" style:parent-style-name="Default"/>
    <style:style style:name="ce4040" style:family="table-cell" style:parent-style-name="Default"/>
    <style:style style:name="ce4041" style:family="table-cell" style:parent-style-name="Default"/>
    <style:style style:name="ce4042" style:family="table-cell" style:parent-style-name="Default"/>
    <style:style style:name="ce4043" style:family="table-cell" style:parent-style-name="Default"/>
    <style:style style:name="ce4044" style:family="table-cell" style:parent-style-name="Default"/>
    <style:style style:name="ce4045" style:family="table-cell" style:parent-style-name="Default"/>
    <style:style style:name="ce4046" style:family="table-cell" style:parent-style-name="Default"/>
    <style:style style:name="ce4047" style:family="table-cell" style:parent-style-name="Default"/>
    <style:style style:name="ce4048" style:family="table-cell" style:parent-style-name="Default"/>
    <style:style style:name="ce4049" style:family="table-cell" style:parent-style-name="Default"/>
    <style:style style:name="ce4050" style:family="table-cell" style:parent-style-name="Default"/>
    <style:style style:name="ce4051" style:family="table-cell" style:parent-style-name="Default"/>
    <style:style style:name="ce4052" style:family="table-cell" style:parent-style-name="Default"/>
    <style:style style:name="ce4053" style:family="table-cell" style:parent-style-name="Default"/>
    <style:style style:name="ce4054" style:family="table-cell" style:parent-style-name="Default"/>
    <style:style style:name="ce4055" style:family="table-cell" style:parent-style-name="Default"/>
    <style:style style:name="ce4056" style:family="table-cell" style:parent-style-name="Default"/>
    <style:style style:name="ce4057" style:family="table-cell" style:parent-style-name="Default"/>
    <style:style style:name="ce4058" style:family="table-cell" style:parent-style-name="Default"/>
    <style:style style:name="ce4059" style:family="table-cell" style:parent-style-name="Default"/>
    <style:style style:name="ce4060" style:family="table-cell" style:parent-style-name="Default"/>
    <style:style style:name="ce4061" style:family="table-cell" style:parent-style-name="Default"/>
    <style:style style:name="ce4062" style:family="table-cell" style:parent-style-name="Default"/>
    <style:style style:name="ce4063" style:family="table-cell" style:parent-style-name="Default"/>
    <style:style style:name="ce4064" style:family="table-cell" style:parent-style-name="Default"/>
    <style:style style:name="ce4065" style:family="table-cell" style:parent-style-name="Default"/>
    <style:style style:name="ce4066" style:family="table-cell" style:parent-style-name="Default"/>
    <style:style style:name="ce4067" style:family="table-cell" style:parent-style-name="Default"/>
    <style:style style:name="ce4068" style:family="table-cell" style:parent-style-name="Default"/>
    <style:style style:name="ce4069" style:family="table-cell" style:parent-style-name="Default"/>
    <style:style style:name="ce4070" style:family="table-cell" style:parent-style-name="Default"/>
    <style:style style:name="ce4071" style:family="table-cell" style:parent-style-name="Default"/>
    <style:style style:name="ce4072" style:family="table-cell" style:parent-style-name="Default"/>
    <style:style style:name="ce4073" style:family="table-cell" style:parent-style-name="Default"/>
    <style:style style:name="ce4074" style:family="table-cell" style:parent-style-name="Default"/>
    <style:style style:name="ce4075" style:family="table-cell" style:parent-style-name="Default"/>
    <style:style style:name="ce4076" style:family="table-cell" style:parent-style-name="Default"/>
    <style:style style:name="ce4077" style:family="table-cell" style:parent-style-name="Default"/>
    <style:style style:name="ce4078" style:family="table-cell" style:parent-style-name="Default"/>
    <style:style style:name="ce4079" style:family="table-cell" style:parent-style-name="Default"/>
    <style:style style:name="ce4080" style:family="table-cell" style:parent-style-name="Default"/>
    <style:style style:name="ce4081" style:family="table-cell" style:parent-style-name="Default"/>
    <style:style style:name="ce4082" style:family="table-cell" style:parent-style-name="Default"/>
    <style:style style:name="ce4083" style:family="table-cell" style:parent-style-name="Default"/>
    <style:style style:name="ce4084" style:family="table-cell" style:parent-style-name="Default"/>
    <style:style style:name="ce4085" style:family="table-cell" style:parent-style-name="Default"/>
    <style:style style:name="ce4086" style:family="table-cell" style:parent-style-name="Default"/>
    <style:style style:name="ce4087" style:family="table-cell" style:parent-style-name="Default"/>
    <style:style style:name="ce4088" style:family="table-cell" style:parent-style-name="Default"/>
    <style:style style:name="ce4089" style:family="table-cell" style:parent-style-name="Default"/>
    <style:style style:name="ce4090" style:family="table-cell" style:parent-style-name="Default"/>
    <style:style style:name="ce4091" style:family="table-cell" style:parent-style-name="Default"/>
    <style:style style:name="ce4092" style:family="table-cell" style:parent-style-name="Default"/>
    <style:style style:name="ce4093" style:family="table-cell" style:parent-style-name="Default"/>
    <style:style style:name="ce4094" style:family="table-cell" style:parent-style-name="Default"/>
    <style:style style:name="ce4095" style:family="table-cell" style:parent-style-name="Default"/>
    <style:style style:name="ce4096" style:family="table-cell" style:parent-style-name="Default"/>
    <style:style style:name="ce4097" style:family="table-cell" style:parent-style-name="Default"/>
    <style:style style:name="ce4098" style:family="table-cell" style:parent-style-name="Default"/>
    <style:style style:name="ce4099" style:family="table-cell" style:parent-style-name="Default"/>
    <style:style style:name="ce4100" style:family="table-cell" style:parent-style-name="Default"/>
    <style:style style:name="ce4101" style:family="table-cell" style:parent-style-name="Default"/>
    <style:style style:name="ce4102" style:family="table-cell" style:parent-style-name="Default"/>
    <style:style style:name="ce4103" style:family="table-cell" style:parent-style-name="Default"/>
    <style:style style:name="ce4104" style:family="table-cell" style:parent-style-name="Default"/>
    <style:style style:name="ce4105" style:family="table-cell" style:parent-style-name="Default"/>
    <style:style style:name="ce4106" style:family="table-cell" style:parent-style-name="Default"/>
    <style:style style:name="ce4107" style:family="table-cell" style:parent-style-name="Default"/>
    <style:style style:name="ce4108" style:family="table-cell" style:parent-style-name="Default"/>
    <style:style style:name="ce4109" style:family="table-cell" style:parent-style-name="Default"/>
    <style:style style:name="ce4110" style:family="table-cell" style:parent-style-name="Default"/>
    <style:style style:name="ce4111" style:family="table-cell" style:parent-style-name="Default"/>
    <style:style style:name="ce4112" style:family="table-cell" style:parent-style-name="Default"/>
    <style:style style:name="ce4113" style:family="table-cell" style:parent-style-name="Default"/>
    <style:style style:name="ce4114" style:family="table-cell" style:parent-style-name="Default"/>
    <style:style style:name="ce4115" style:family="table-cell" style:parent-style-name="Default"/>
    <style:style style:name="ce4116" style:family="table-cell" style:parent-style-name="Default"/>
    <style:style style:name="ce4117" style:family="table-cell" style:parent-style-name="Default"/>
    <style:style style:name="ce4118" style:family="table-cell" style:parent-style-name="Default"/>
    <style:style style:name="ce4119" style:family="table-cell" style:parent-style-name="Default"/>
    <style:style style:name="ce4120" style:family="table-cell" style:parent-style-name="Default"/>
    <style:style style:name="ce4121" style:family="table-cell" style:parent-style-name="Default"/>
    <style:style style:name="ce4122" style:family="table-cell" style:parent-style-name="Default"/>
    <style:style style:name="ce4123" style:family="table-cell" style:parent-style-name="Default"/>
    <style:style style:name="ce4124" style:family="table-cell" style:parent-style-name="Default"/>
    <style:style style:name="ce4125" style:family="table-cell" style:parent-style-name="Default"/>
    <style:style style:name="ce4126" style:family="table-cell" style:parent-style-name="Default"/>
    <style:style style:name="ce4127" style:family="table-cell" style:parent-style-name="Default"/>
    <style:style style:name="ce4128" style:family="table-cell" style:parent-style-name="Default"/>
    <style:style style:name="ce4129" style:family="table-cell" style:parent-style-name="Default"/>
    <style:style style:name="ce4130" style:family="table-cell" style:parent-style-name="Default"/>
    <style:style style:name="ce4131" style:family="table-cell" style:parent-style-name="Default"/>
    <style:style style:name="ce4132" style:family="table-cell" style:parent-style-name="Default"/>
    <style:style style:name="ce4133" style:family="table-cell" style:parent-style-name="Default"/>
    <style:style style:name="ce4134" style:family="table-cell" style:parent-style-name="Default"/>
    <style:style style:name="ce4135" style:family="table-cell" style:parent-style-name="Default"/>
    <style:style style:name="ce4136" style:family="table-cell" style:parent-style-name="Default"/>
    <style:style style:name="ce4137" style:family="table-cell" style:parent-style-name="Default"/>
    <style:style style:name="ce4138" style:family="table-cell" style:parent-style-name="Default"/>
    <style:style style:name="ce4139" style:family="table-cell" style:parent-style-name="Default"/>
    <style:style style:name="ce4140" style:family="table-cell" style:parent-style-name="Default"/>
    <style:style style:name="ce4141" style:family="table-cell" style:parent-style-name="Default"/>
    <style:style style:name="ce4142" style:family="table-cell" style:parent-style-name="Default"/>
    <style:style style:name="ce4143" style:family="table-cell" style:parent-style-name="Default"/>
    <style:style style:name="ce4144" style:family="table-cell" style:parent-style-name="Default"/>
    <style:style style:name="ce4145" style:family="table-cell" style:parent-style-name="Default"/>
    <style:style style:name="ce4146" style:family="table-cell" style:parent-style-name="Default"/>
    <style:style style:name="ce4147" style:family="table-cell" style:parent-style-name="Default"/>
    <style:style style:name="ce4148" style:family="table-cell" style:parent-style-name="Default"/>
    <style:style style:name="ce4149" style:family="table-cell" style:parent-style-name="Default"/>
    <style:style style:name="ce4150" style:family="table-cell" style:parent-style-name="Default"/>
    <style:style style:name="ce4151" style:family="table-cell" style:parent-style-name="Default"/>
    <style:style style:name="ce4152" style:family="table-cell" style:parent-style-name="Default"/>
    <style:style style:name="ce4153" style:family="table-cell" style:parent-style-name="Default"/>
    <style:style style:name="ce4154" style:family="table-cell" style:parent-style-name="Default"/>
    <style:style style:name="ce4155" style:family="table-cell" style:parent-style-name="Default"/>
    <style:style style:name="ce4156" style:family="table-cell" style:parent-style-name="Default"/>
    <style:style style:name="ce4157" style:family="table-cell" style:parent-style-name="Default"/>
    <style:style style:name="ce4158" style:family="table-cell" style:parent-style-name="Default"/>
    <style:style style:name="ce4159" style:family="table-cell" style:parent-style-name="Default"/>
    <style:style style:name="ce4160" style:family="table-cell" style:parent-style-name="Default"/>
    <style:style style:name="ce4161" style:family="table-cell" style:parent-style-name="Default"/>
    <style:style style:name="ce4162" style:family="table-cell" style:parent-style-name="Default"/>
    <style:style style:name="ce4163" style:family="table-cell" style:parent-style-name="Default"/>
    <style:style style:name="ce4164" style:family="table-cell" style:parent-style-name="Default"/>
    <style:style style:name="ce4165" style:family="table-cell" style:parent-style-name="Default"/>
    <style:style style:name="ce4166" style:family="table-cell" style:parent-style-name="Default"/>
    <style:style style:name="ce4167" style:family="table-cell" style:parent-style-name="Default"/>
    <style:style style:name="ce4168" style:family="table-cell" style:parent-style-name="Default"/>
    <style:style style:name="ce4169" style:family="table-cell" style:parent-style-name="Default"/>
    <style:style style:name="ce4170" style:family="table-cell" style:parent-style-name="Default"/>
    <style:style style:name="ce4171" style:family="table-cell" style:parent-style-name="Default"/>
    <style:style style:name="ce4172" style:family="table-cell" style:parent-style-name="Default"/>
    <style:style style:name="ce4173" style:family="table-cell" style:parent-style-name="Default"/>
    <style:style style:name="ce4174" style:family="table-cell" style:parent-style-name="Default"/>
    <style:style style:name="ce4175" style:family="table-cell" style:parent-style-name="Default"/>
    <style:style style:name="ce4176" style:family="table-cell" style:parent-style-name="Default"/>
    <style:style style:name="ce4177" style:family="table-cell" style:parent-style-name="Default"/>
    <style:style style:name="ce4178" style:family="table-cell" style:parent-style-name="Default"/>
    <style:style style:name="ce4179" style:family="table-cell" style:parent-style-name="Default"/>
    <style:style style:name="ce4180" style:family="table-cell" style:parent-style-name="Default"/>
    <style:style style:name="ce4181" style:family="table-cell" style:parent-style-name="Default"/>
    <style:style style:name="ce4182" style:family="table-cell" style:parent-style-name="Default"/>
    <style:style style:name="ce4183" style:family="table-cell" style:parent-style-name="Default"/>
    <style:style style:name="ce4184" style:family="table-cell" style:parent-style-name="Default"/>
    <style:style style:name="ce4185" style:family="table-cell" style:parent-style-name="Default"/>
    <style:style style:name="ce4186" style:family="table-cell" style:parent-style-name="Default"/>
    <style:style style:name="ce4187" style:family="table-cell" style:parent-style-name="Default"/>
    <style:style style:name="ce4188" style:family="table-cell" style:parent-style-name="Default"/>
    <style:style style:name="ce4189" style:family="table-cell" style:parent-style-name="Default"/>
    <style:style style:name="ce4190" style:family="table-cell" style:parent-style-name="Default"/>
    <style:style style:name="ce4191" style:family="table-cell" style:parent-style-name="Default"/>
    <style:style style:name="ce4192" style:family="table-cell" style:parent-style-name="Default"/>
    <style:style style:name="ce4193" style:family="table-cell" style:parent-style-name="Default"/>
    <style:style style:name="ce4194" style:family="table-cell" style:parent-style-name="Default"/>
    <style:style style:name="ce4195" style:family="table-cell" style:parent-style-name="Default"/>
    <style:style style:name="ce4196" style:family="table-cell" style:parent-style-name="Default"/>
    <style:style style:name="ce4197" style:family="table-cell" style:parent-style-name="Default"/>
    <style:style style:name="ce4198" style:family="table-cell" style:parent-style-name="Default"/>
    <style:style style:name="ce4199" style:family="table-cell" style:parent-style-name="Default"/>
    <style:style style:name="ce4200" style:family="table-cell" style:parent-style-name="Default"/>
    <style:style style:name="ce4201" style:family="table-cell" style:parent-style-name="Default"/>
    <style:style style:name="ce4202" style:family="table-cell" style:parent-style-name="Default"/>
    <style:style style:name="ce4203" style:family="table-cell" style:parent-style-name="Default"/>
    <style:style style:name="ce4204" style:family="table-cell" style:parent-style-name="Default"/>
    <style:style style:name="ce4205" style:family="table-cell" style:parent-style-name="Default"/>
    <style:style style:name="ce4206" style:family="table-cell" style:parent-style-name="Default"/>
    <style:style style:name="ce4207" style:family="table-cell" style:parent-style-name="Default"/>
    <style:style style:name="ce4208" style:family="table-cell" style:parent-style-name="Default"/>
    <style:style style:name="ce4209" style:family="table-cell" style:parent-style-name="Default"/>
    <style:style style:name="ce4210" style:family="table-cell" style:parent-style-name="Default"/>
    <style:style style:name="ce4211" style:family="table-cell" style:parent-style-name="Default"/>
    <style:style style:name="ce4212" style:family="table-cell" style:parent-style-name="Default"/>
    <style:style style:name="ce4213" style:family="table-cell" style:parent-style-name="Default"/>
    <style:style style:name="ce4214" style:family="table-cell" style:parent-style-name="Default"/>
    <style:style style:name="ce4215" style:family="table-cell" style:parent-style-name="Default"/>
    <style:style style:name="ce4216" style:family="table-cell" style:parent-style-name="Default"/>
    <style:style style:name="ce4217" style:family="table-cell" style:parent-style-name="Default"/>
    <style:style style:name="ce4218" style:family="table-cell" style:parent-style-name="Default"/>
    <style:style style:name="ce4219" style:family="table-cell" style:parent-style-name="Default"/>
    <style:style style:name="ce4220" style:family="table-cell" style:parent-style-name="Default"/>
    <style:style style:name="ce4221" style:family="table-cell" style:parent-style-name="Default"/>
    <style:style style:name="ce4222" style:family="table-cell" style:parent-style-name="Default"/>
    <style:style style:name="ce4223" style:family="table-cell" style:parent-style-name="Default"/>
    <style:style style:name="ce4224" style:family="table-cell" style:parent-style-name="Default"/>
    <style:style style:name="ce4225" style:family="table-cell" style:parent-style-name="Default"/>
    <style:style style:name="ce4226" style:family="table-cell" style:parent-style-name="Default"/>
    <style:style style:name="ce4227" style:family="table-cell" style:parent-style-name="Default"/>
    <style:style style:name="ce4228" style:family="table-cell" style:parent-style-name="Default"/>
    <style:style style:name="ce4229" style:family="table-cell" style:parent-style-name="Default"/>
    <style:style style:name="ce4230" style:family="table-cell" style:parent-style-name="Default"/>
    <style:style style:name="ce4231" style:family="table-cell" style:parent-style-name="Default"/>
    <style:style style:name="ce4232" style:family="table-cell" style:parent-style-name="Default"/>
    <style:style style:name="ce4233" style:family="table-cell" style:parent-style-name="Default"/>
    <style:style style:name="ce4234" style:family="table-cell" style:parent-style-name="Default"/>
    <style:style style:name="ce4235" style:family="table-cell" style:parent-style-name="Default"/>
    <style:style style:name="ce4236" style:family="table-cell" style:parent-style-name="Default"/>
    <style:style style:name="ce4237" style:family="table-cell" style:parent-style-name="Default"/>
    <style:style style:name="ce4238" style:family="table-cell" style:parent-style-name="Default"/>
    <style:style style:name="ce4239" style:family="table-cell" style:parent-style-name="Default"/>
    <style:style style:name="ce4240" style:family="table-cell" style:parent-style-name="Default"/>
    <style:style style:name="ce4241" style:family="table-cell" style:parent-style-name="Default"/>
    <style:style style:name="ce4242" style:family="table-cell" style:parent-style-name="Default"/>
    <style:style style:name="ce4243" style:family="table-cell" style:parent-style-name="Default"/>
    <style:style style:name="ce4244" style:family="table-cell" style:parent-style-name="Default"/>
    <style:style style:name="ce4245" style:family="table-cell" style:parent-style-name="Default"/>
    <style:style style:name="ce4246" style:family="table-cell" style:parent-style-name="Default"/>
    <style:style style:name="ce4247" style:family="table-cell" style:parent-style-name="Default"/>
    <style:style style:name="ce4248" style:family="table-cell" style:parent-style-name="Default"/>
    <style:style style:name="ce4249" style:family="table-cell" style:parent-style-name="Default"/>
    <style:style style:name="ce4250" style:family="table-cell" style:parent-style-name="Default"/>
    <style:style style:name="ce4251" style:family="table-cell" style:parent-style-name="Default"/>
    <style:style style:name="ce4252" style:family="table-cell" style:parent-style-name="Default"/>
    <style:style style:name="ce4253" style:family="table-cell" style:parent-style-name="Default"/>
    <style:style style:name="ce4254" style:family="table-cell" style:parent-style-name="Default"/>
    <style:style style:name="ce4255" style:family="table-cell" style:parent-style-name="Default"/>
    <style:style style:name="ce4256" style:family="table-cell" style:parent-style-name="Default"/>
    <style:style style:name="ce4257" style:family="table-cell" style:parent-style-name="Default"/>
    <style:style style:name="ce4258" style:family="table-cell" style:parent-style-name="Default"/>
    <style:style style:name="ce4259" style:family="table-cell" style:parent-style-name="Default"/>
    <style:style style:name="ce4260" style:family="table-cell" style:parent-style-name="Default"/>
    <style:style style:name="ce4261" style:family="table-cell" style:parent-style-name="Default"/>
    <style:style style:name="ce4262" style:family="table-cell" style:parent-style-name="Default"/>
    <style:style style:name="ce4263" style:family="table-cell" style:parent-style-name="Default"/>
    <style:style style:name="ce4264" style:family="table-cell" style:parent-style-name="Default"/>
    <style:style style:name="ce4265" style:family="table-cell" style:parent-style-name="Default"/>
    <style:style style:name="ce4266" style:family="table-cell" style:parent-style-name="Default"/>
    <style:style style:name="ce4267" style:family="table-cell" style:parent-style-name="Default"/>
    <style:style style:name="ce4268" style:family="table-cell" style:parent-style-name="Default"/>
    <style:style style:name="ce4269" style:family="table-cell" style:parent-style-name="Default"/>
    <style:style style:name="ce4270" style:family="table-cell" style:parent-style-name="Default"/>
    <style:style style:name="ce4271" style:family="table-cell" style:parent-style-name="Default"/>
    <style:style style:name="ce4272" style:family="table-cell" style:parent-style-name="Default"/>
    <style:style style:name="ce4273" style:family="table-cell" style:parent-style-name="Default"/>
    <style:style style:name="ce4274" style:family="table-cell" style:parent-style-name="Default"/>
    <style:style style:name="ce4275" style:family="table-cell" style:parent-style-name="Default"/>
    <style:style style:name="ce4276" style:family="table-cell" style:parent-style-name="Default"/>
    <style:style style:name="ce4277" style:family="table-cell" style:parent-style-name="Default"/>
    <style:style style:name="ce4278" style:family="table-cell" style:parent-style-name="Default"/>
    <style:style style:name="ce4279" style:family="table-cell" style:parent-style-name="Default"/>
    <style:style style:name="ce4280" style:family="table-cell" style:parent-style-name="Default"/>
    <style:style style:name="ce4281" style:family="table-cell" style:parent-style-name="Default"/>
    <style:style style:name="ce4282" style:family="table-cell" style:parent-style-name="Default"/>
    <style:style style:name="ce4283" style:family="table-cell" style:parent-style-name="Default"/>
    <style:style style:name="ce4284" style:family="table-cell" style:parent-style-name="Default"/>
    <style:style style:name="ce4285" style:family="table-cell" style:parent-style-name="Default"/>
    <style:style style:name="ce4286" style:family="table-cell" style:parent-style-name="Default"/>
    <style:style style:name="ce4287" style:family="table-cell" style:parent-style-name="Default"/>
    <style:style style:name="ce4288" style:family="table-cell" style:parent-style-name="Default"/>
    <style:style style:name="ce4289" style:family="table-cell" style:parent-style-name="Default"/>
    <style:style style:name="ce4290" style:family="table-cell" style:parent-style-name="Default"/>
    <style:style style:name="ce4291" style:family="table-cell" style:parent-style-name="Default"/>
    <style:style style:name="ce4292" style:family="table-cell" style:parent-style-name="Default"/>
    <style:style style:name="ce4293" style:family="table-cell" style:parent-style-name="Default"/>
    <style:style style:name="ce4294" style:family="table-cell" style:parent-style-name="Default"/>
    <style:style style:name="ce4295" style:family="table-cell" style:parent-style-name="Default"/>
    <style:style style:name="ce4296" style:family="table-cell" style:parent-style-name="Default"/>
    <style:style style:name="ce4297" style:family="table-cell" style:parent-style-name="Default"/>
    <style:style style:name="ce4298" style:family="table-cell" style:parent-style-name="Default"/>
    <style:style style:name="ce4299" style:family="table-cell" style:parent-style-name="Default"/>
    <style:style style:name="ce4300" style:family="table-cell" style:parent-style-name="Default"/>
    <style:style style:name="ce4301" style:family="table-cell" style:parent-style-name="Default"/>
    <style:style style:name="ce4302" style:family="table-cell" style:parent-style-name="Default"/>
    <style:style style:name="ce4303" style:family="table-cell" style:parent-style-name="Default"/>
    <style:style style:name="ce4304" style:family="table-cell" style:parent-style-name="Default"/>
    <style:style style:name="ce4305" style:family="table-cell" style:parent-style-name="Default"/>
    <style:style style:name="ce4306" style:family="table-cell" style:parent-style-name="Default"/>
    <style:style style:name="ce4307" style:family="table-cell" style:parent-style-name="Default"/>
    <style:style style:name="ce4308" style:family="table-cell" style:parent-style-name="Default"/>
    <style:style style:name="ce4309" style:family="table-cell" style:parent-style-name="Default"/>
    <style:style style:name="ce4310" style:family="table-cell" style:parent-style-name="Default"/>
    <style:style style:name="ce4311" style:family="table-cell" style:parent-style-name="Default"/>
    <style:style style:name="ce4312" style:family="table-cell" style:parent-style-name="Default"/>
    <style:style style:name="ce4313" style:family="table-cell" style:parent-style-name="Default"/>
    <style:style style:name="ce4314" style:family="table-cell" style:parent-style-name="Default"/>
    <style:style style:name="ce4315" style:family="table-cell" style:parent-style-name="Default"/>
    <style:style style:name="ce4316" style:family="table-cell" style:parent-style-name="Default"/>
    <style:style style:name="ce4317" style:family="table-cell" style:parent-style-name="Default"/>
    <style:style style:name="ce4318" style:family="table-cell" style:parent-style-name="Default"/>
    <style:style style:name="ce4319" style:family="table-cell" style:parent-style-name="Default"/>
    <style:style style:name="ce4320" style:family="table-cell" style:parent-style-name="Default"/>
    <style:style style:name="ce4321" style:family="table-cell" style:parent-style-name="Default"/>
    <style:style style:name="ce4322" style:family="table-cell" style:parent-style-name="Default"/>
    <style:style style:name="ce4323" style:family="table-cell" style:parent-style-name="Default"/>
    <style:style style:name="ce4324" style:family="table-cell" style:parent-style-name="Default"/>
    <style:style style:name="ce4325" style:family="table-cell" style:parent-style-name="Default"/>
    <style:style style:name="ce4326" style:family="table-cell" style:parent-style-name="Default"/>
    <style:style style:name="ce4327" style:family="table-cell" style:parent-style-name="Default"/>
    <style:style style:name="ce4328" style:family="table-cell" style:parent-style-name="Default"/>
    <style:style style:name="ce4329" style:family="table-cell" style:parent-style-name="Default"/>
    <style:style style:name="ce4330" style:family="table-cell" style:parent-style-name="Default"/>
    <style:style style:name="ce4331" style:family="table-cell" style:parent-style-name="Default"/>
    <style:style style:name="ce4332" style:family="table-cell" style:parent-style-name="Default"/>
    <style:style style:name="ce4333" style:family="table-cell" style:parent-style-name="Default"/>
    <style:style style:name="ce4334" style:family="table-cell" style:parent-style-name="Default"/>
    <style:style style:name="ce4335" style:family="table-cell" style:parent-style-name="Default"/>
    <style:style style:name="ce4336" style:family="table-cell" style:parent-style-name="Default"/>
    <style:style style:name="ce4337" style:family="table-cell" style:parent-style-name="Default"/>
    <style:style style:name="ce4338" style:family="table-cell" style:parent-style-name="Default"/>
    <style:style style:name="ce4339" style:family="table-cell" style:parent-style-name="Default"/>
    <style:style style:name="ce4340" style:family="table-cell" style:parent-style-name="Default"/>
    <style:style style:name="ce4341" style:family="table-cell" style:parent-style-name="Default"/>
    <style:style style:name="ce4342" style:family="table-cell" style:parent-style-name="Default"/>
    <style:style style:name="ce4343" style:family="table-cell" style:parent-style-name="Default"/>
    <style:style style:name="ce4344" style:family="table-cell" style:parent-style-name="Default"/>
    <style:style style:name="ce4345" style:family="table-cell" style:parent-style-name="Default"/>
    <style:style style:name="ce4346" style:family="table-cell" style:parent-style-name="Default"/>
    <style:style style:name="ce4347" style:family="table-cell" style:parent-style-name="Default"/>
    <style:style style:name="ce4348" style:family="table-cell" style:parent-style-name="Default"/>
    <style:style style:name="ce4349" style:family="table-cell" style:parent-style-name="Default"/>
    <style:style style:name="ce4350" style:family="table-cell" style:parent-style-name="Default"/>
    <style:style style:name="ce4351" style:family="table-cell" style:parent-style-name="Default"/>
    <style:style style:name="ce4352" style:family="table-cell" style:parent-style-name="Default"/>
    <style:style style:name="ce4353" style:family="table-cell" style:parent-style-name="Default"/>
    <style:style style:name="ce4354" style:family="table-cell" style:parent-style-name="Default"/>
    <style:style style:name="ce4355" style:family="table-cell" style:parent-style-name="Default"/>
    <style:style style:name="ce4356" style:family="table-cell" style:parent-style-name="Default"/>
    <style:style style:name="ce4357" style:family="table-cell" style:parent-style-name="Default"/>
    <style:style style:name="ce4358" style:family="table-cell" style:parent-style-name="Default"/>
    <style:style style:name="ce4359" style:family="table-cell" style:parent-style-name="Default"/>
    <style:style style:name="ce4360" style:family="table-cell" style:parent-style-name="Default"/>
    <style:style style:name="ce4361" style:family="table-cell" style:parent-style-name="Default"/>
    <style:style style:name="ce4362" style:family="table-cell" style:parent-style-name="Default"/>
    <style:style style:name="ce4363" style:family="table-cell" style:parent-style-name="Default"/>
    <style:style style:name="ce4364" style:family="table-cell" style:parent-style-name="Default"/>
    <style:style style:name="ce4365" style:family="table-cell" style:parent-style-name="Default"/>
    <style:style style:name="ce4366" style:family="table-cell" style:parent-style-name="Default"/>
    <style:style style:name="ce4367" style:family="table-cell" style:parent-style-name="Default"/>
    <style:style style:name="ce4368" style:family="table-cell" style:parent-style-name="Default"/>
    <style:style style:name="ce4369" style:family="table-cell" style:parent-style-name="Default"/>
    <style:style style:name="ce4370" style:family="table-cell" style:parent-style-name="Default"/>
    <style:style style:name="ce4371" style:family="table-cell" style:parent-style-name="Default"/>
    <style:style style:name="ce4372" style:family="table-cell" style:parent-style-name="Default"/>
    <style:style style:name="ce4373" style:family="table-cell" style:parent-style-name="Default"/>
    <style:style style:name="ce4374" style:family="table-cell" style:parent-style-name="Default"/>
    <style:style style:name="ce4375" style:family="table-cell" style:parent-style-name="Default"/>
    <style:style style:name="ce4376" style:family="table-cell" style:parent-style-name="Default"/>
    <style:style style:name="ce4377" style:family="table-cell" style:parent-style-name="Default"/>
    <style:style style:name="ce4378" style:family="table-cell" style:parent-style-name="Default"/>
    <style:style style:name="ce4379" style:family="table-cell" style:parent-style-name="Default"/>
    <style:style style:name="ce4380" style:family="table-cell" style:parent-style-name="Default"/>
    <style:style style:name="ce4381" style:family="table-cell" style:parent-style-name="Default"/>
    <style:style style:name="ce4382" style:family="table-cell" style:parent-style-name="Default"/>
    <style:style style:name="ce4383" style:family="table-cell" style:parent-style-name="Default"/>
    <style:style style:name="ce4384" style:family="table-cell" style:parent-style-name="Default"/>
    <style:style style:name="ce4385" style:family="table-cell" style:parent-style-name="Default"/>
    <style:style style:name="ce4386" style:family="table-cell" style:parent-style-name="Default"/>
    <style:style style:name="ce4387" style:family="table-cell" style:parent-style-name="Default"/>
    <style:style style:name="ce4388" style:family="table-cell" style:parent-style-name="Default"/>
    <style:style style:name="ce4389" style:family="table-cell" style:parent-style-name="Default"/>
    <style:style style:name="ce4390" style:family="table-cell" style:parent-style-name="Default"/>
    <style:style style:name="ce4391" style:family="table-cell" style:parent-style-name="Default"/>
    <style:style style:name="ce4392" style:family="table-cell" style:parent-style-name="Default"/>
    <style:style style:name="ce4393" style:family="table-cell" style:parent-style-name="Default"/>
    <style:style style:name="ce4394" style:family="table-cell" style:parent-style-name="Default"/>
    <style:style style:name="ce4395" style:family="table-cell" style:parent-style-name="Default"/>
    <style:style style:name="ce4396" style:family="table-cell" style:parent-style-name="Default"/>
    <style:style style:name="ce4397" style:family="table-cell" style:parent-style-name="Default"/>
    <style:style style:name="ce4398" style:family="table-cell" style:parent-style-name="Default"/>
    <style:style style:name="ce4399" style:family="table-cell" style:parent-style-name="Default"/>
    <style:style style:name="ce4400" style:family="table-cell" style:parent-style-name="Default"/>
    <style:style style:name="ce4401" style:family="table-cell" style:parent-style-name="Default"/>
    <style:style style:name="ce4402" style:family="table-cell" style:parent-style-name="Default"/>
    <style:style style:name="ce4403" style:family="table-cell" style:parent-style-name="Default"/>
    <style:style style:name="ce4404" style:family="table-cell" style:parent-style-name="Default"/>
    <style:style style:name="ce4405" style:family="table-cell" style:parent-style-name="Default"/>
    <style:style style:name="ce4406" style:family="table-cell" style:parent-style-name="Default"/>
    <style:style style:name="ce4407" style:family="table-cell" style:parent-style-name="Default"/>
    <style:style style:name="ce4408" style:family="table-cell" style:parent-style-name="Default"/>
    <style:style style:name="ce4409" style:family="table-cell" style:parent-style-name="Default"/>
    <style:style style:name="ce4410" style:family="table-cell" style:parent-style-name="Default"/>
    <style:style style:name="ce4411" style:family="table-cell" style:parent-style-name="Default"/>
    <style:style style:name="ce4412" style:family="table-cell" style:parent-style-name="Default"/>
    <style:style style:name="ce4413" style:family="table-cell" style:parent-style-name="Default"/>
    <style:style style:name="ce4414" style:family="table-cell" style:parent-style-name="Default"/>
    <style:style style:name="ce4415" style:family="table-cell" style:parent-style-name="Default"/>
    <style:style style:name="ce4416" style:family="table-cell" style:parent-style-name="Default"/>
    <style:style style:name="ce4417" style:family="table-cell" style:parent-style-name="Default"/>
    <style:style style:name="ce4418" style:family="table-cell" style:parent-style-name="Default"/>
    <style:style style:name="ce4419" style:family="table-cell" style:parent-style-name="Default"/>
    <style:style style:name="ce4420" style:family="table-cell" style:parent-style-name="Default"/>
    <style:style style:name="ce4421" style:family="table-cell" style:parent-style-name="Default"/>
    <style:style style:name="ce4422" style:family="table-cell" style:parent-style-name="Default"/>
    <style:style style:name="ce4423" style:family="table-cell" style:parent-style-name="Default"/>
    <style:style style:name="ce4424" style:family="table-cell" style:parent-style-name="Default"/>
    <style:style style:name="ce4425" style:family="table-cell" style:parent-style-name="Default"/>
    <style:style style:name="ce4426" style:family="table-cell" style:parent-style-name="Default"/>
    <style:style style:name="ce4427" style:family="table-cell" style:parent-style-name="Default"/>
    <style:style style:name="ce4428" style:family="table-cell" style:parent-style-name="Default"/>
    <style:style style:name="ce4429" style:family="table-cell" style:parent-style-name="Default"/>
    <style:style style:name="ce4430" style:family="table-cell" style:parent-style-name="Default"/>
    <style:style style:name="ce4431" style:family="table-cell" style:parent-style-name="Default"/>
    <style:style style:name="ce4432" style:family="table-cell" style:parent-style-name="Default"/>
    <style:style style:name="ce4433" style:family="table-cell" style:parent-style-name="Default"/>
    <style:style style:name="ce4434" style:family="table-cell" style:parent-style-name="Default"/>
    <style:style style:name="ce4435" style:family="table-cell" style:parent-style-name="Default"/>
    <style:style style:name="ce4436" style:family="table-cell" style:parent-style-name="Default"/>
    <style:style style:name="ce4437" style:family="table-cell" style:parent-style-name="Default"/>
    <style:style style:name="ce4438" style:family="table-cell" style:parent-style-name="Default"/>
    <style:style style:name="ce4439" style:family="table-cell" style:parent-style-name="Default"/>
    <style:style style:name="ce4440" style:family="table-cell" style:parent-style-name="Default"/>
    <style:style style:name="ce4441" style:family="table-cell" style:parent-style-name="Default"/>
    <style:style style:name="ce4442" style:family="table-cell" style:parent-style-name="Default"/>
    <style:style style:name="ce4443" style:family="table-cell" style:parent-style-name="Default"/>
    <style:style style:name="ce4444" style:family="table-cell" style:parent-style-name="Default"/>
    <style:style style:name="ce4445" style:family="table-cell" style:parent-style-name="Default"/>
    <style:style style:name="ce4446" style:family="table-cell" style:parent-style-name="Default"/>
    <style:style style:name="ce4447" style:family="table-cell" style:parent-style-name="Default"/>
    <style:style style:name="ce4448" style:family="table-cell" style:parent-style-name="Default"/>
    <style:style style:name="ce4449" style:family="table-cell" style:parent-style-name="Default"/>
    <style:style style:name="ce4450" style:family="table-cell" style:parent-style-name="Default"/>
    <style:style style:name="ce4451" style:family="table-cell" style:parent-style-name="Default"/>
    <style:style style:name="ce4452" style:family="table-cell" style:parent-style-name="Default"/>
    <style:style style:name="ce4453" style:family="table-cell" style:parent-style-name="Default"/>
    <style:style style:name="ce4454" style:family="table-cell" style:parent-style-name="Default"/>
    <style:style style:name="ce4455" style:family="table-cell" style:parent-style-name="Default"/>
    <style:style style:name="ce4456" style:family="table-cell" style:parent-style-name="Default"/>
    <style:style style:name="ce4457" style:family="table-cell" style:parent-style-name="Default"/>
    <style:style style:name="ce4458" style:family="table-cell" style:parent-style-name="Default"/>
    <style:style style:name="ce4459" style:family="table-cell" style:parent-style-name="Default"/>
    <style:style style:name="ce4460" style:family="table-cell" style:parent-style-name="Default"/>
    <style:style style:name="ce4461" style:family="table-cell" style:parent-style-name="Default"/>
    <style:style style:name="ce4462" style:family="table-cell" style:parent-style-name="Default"/>
    <style:style style:name="ce4463" style:family="table-cell" style:parent-style-name="Default"/>
    <style:style style:name="ce4464" style:family="table-cell" style:parent-style-name="Default"/>
    <style:style style:name="ce4465" style:family="table-cell" style:parent-style-name="Default"/>
    <style:style style:name="ce4466" style:family="table-cell" style:parent-style-name="Default"/>
    <style:style style:name="ce4467" style:family="table-cell" style:parent-style-name="Default"/>
    <style:style style:name="ce4468" style:family="table-cell" style:parent-style-name="Default"/>
    <style:style style:name="ce4469" style:family="table-cell" style:parent-style-name="Default"/>
    <style:style style:name="ce4470" style:family="table-cell" style:parent-style-name="Default"/>
    <style:style style:name="ce4471" style:family="table-cell" style:parent-style-name="Default"/>
    <style:style style:name="ce4472" style:family="table-cell" style:parent-style-name="Default"/>
    <style:style style:name="ce4473" style:family="table-cell" style:parent-style-name="Default"/>
    <style:style style:name="ce4474" style:family="table-cell" style:parent-style-name="Default"/>
    <style:style style:name="ce4475" style:family="table-cell" style:parent-style-name="Default"/>
    <style:style style:name="ce4476" style:family="table-cell" style:parent-style-name="Default"/>
    <style:style style:name="ce4477" style:family="table-cell" style:parent-style-name="Default"/>
    <style:style style:name="ce4478" style:family="table-cell" style:parent-style-name="Default"/>
    <style:style style:name="ce4479" style:family="table-cell" style:parent-style-name="Default"/>
    <style:style style:name="ce4480" style:family="table-cell" style:parent-style-name="Default"/>
    <style:style style:name="ce4481" style:family="table-cell" style:parent-style-name="Default"/>
    <style:style style:name="ce4482" style:family="table-cell" style:parent-style-name="Default"/>
    <style:style style:name="ce4483" style:family="table-cell" style:parent-style-name="Default"/>
    <style:style style:name="ce4484" style:family="table-cell" style:parent-style-name="Default"/>
    <style:style style:name="ce4485" style:family="table-cell" style:parent-style-name="Default"/>
    <style:style style:name="ce4486" style:family="table-cell" style:parent-style-name="Default"/>
    <style:style style:name="ce4487" style:family="table-cell" style:parent-style-name="Default"/>
    <style:style style:name="ce4488" style:family="table-cell" style:parent-style-name="Default"/>
    <style:style style:name="ce4489" style:family="table-cell" style:parent-style-name="Default"/>
    <style:style style:name="ce4490" style:family="table-cell" style:parent-style-name="Default"/>
    <style:style style:name="ce4491" style:family="table-cell" style:parent-style-name="Default"/>
    <style:style style:name="ce4492" style:family="table-cell" style:parent-style-name="Default"/>
    <style:style style:name="ce4493" style:family="table-cell" style:parent-style-name="Default"/>
    <style:style style:name="ce4494" style:family="table-cell" style:parent-style-name="Default"/>
    <style:style style:name="ce4495" style:family="table-cell" style:parent-style-name="Default"/>
    <style:style style:name="ce4496" style:family="table-cell" style:parent-style-name="Default"/>
    <style:style style:name="ce4497" style:family="table-cell" style:parent-style-name="Default"/>
    <style:style style:name="ce4498" style:family="table-cell" style:parent-style-name="Default"/>
    <style:style style:name="ce4499" style:family="table-cell" style:parent-style-name="Default"/>
    <style:style style:name="ce4500" style:family="table-cell" style:parent-style-name="Default"/>
    <style:style style:name="ce4501" style:family="table-cell" style:parent-style-name="Default"/>
    <style:style style:name="ce4502" style:family="table-cell" style:parent-style-name="Default"/>
    <style:style style:name="ce4503" style:family="table-cell" style:parent-style-name="Default"/>
    <style:style style:name="ce4504" style:family="table-cell" style:parent-style-name="Default"/>
    <style:style style:name="ce4505" style:family="table-cell" style:parent-style-name="Default"/>
    <style:style style:name="ce4506" style:family="table-cell" style:parent-style-name="Default"/>
    <style:style style:name="ce4507" style:family="table-cell" style:parent-style-name="Default"/>
    <style:style style:name="ce4508" style:family="table-cell" style:parent-style-name="Default"/>
    <style:style style:name="ce4509" style:family="table-cell" style:parent-style-name="Default"/>
    <style:style style:name="ce4510" style:family="table-cell" style:parent-style-name="Default"/>
    <style:style style:name="ce4511" style:family="table-cell" style:parent-style-name="Default"/>
    <style:style style:name="ce4512" style:family="table-cell" style:parent-style-name="Default"/>
    <style:style style:name="ce4513" style:family="table-cell" style:parent-style-name="Default"/>
    <style:style style:name="ce4514" style:family="table-cell" style:parent-style-name="Default"/>
    <style:style style:name="ce4515" style:family="table-cell" style:parent-style-name="Default"/>
    <style:style style:name="ce4516" style:family="table-cell" style:parent-style-name="Default"/>
    <style:style style:name="ce4517" style:family="table-cell" style:parent-style-name="Default"/>
    <style:style style:name="ce4518" style:family="table-cell" style:parent-style-name="Default"/>
    <style:style style:name="ce4519" style:family="table-cell" style:parent-style-name="Default"/>
    <style:style style:name="ce4520" style:family="table-cell" style:parent-style-name="Default"/>
    <style:style style:name="ce4521" style:family="table-cell" style:parent-style-name="Default"/>
    <style:style style:name="ce4522" style:family="table-cell" style:parent-style-name="Default"/>
    <style:style style:name="ce4523" style:family="table-cell" style:parent-style-name="Default"/>
    <style:style style:name="ce4524" style:family="table-cell" style:parent-style-name="Default"/>
    <style:style style:name="ce4525" style:family="table-cell" style:parent-style-name="Default"/>
    <style:style style:name="ce4526" style:family="table-cell" style:parent-style-name="Default"/>
    <style:style style:name="ce4527" style:family="table-cell" style:parent-style-name="Default"/>
    <style:style style:name="ce4528" style:family="table-cell" style:parent-style-name="Default"/>
    <style:style style:name="ce4529" style:family="table-cell" style:parent-style-name="Default"/>
    <style:style style:name="ce4530" style:family="table-cell" style:parent-style-name="Default"/>
    <style:style style:name="ce4531" style:family="table-cell" style:parent-style-name="Default"/>
    <style:style style:name="ce4532" style:family="table-cell" style:parent-style-name="Default"/>
    <style:style style:name="ce4533" style:family="table-cell" style:parent-style-name="Default"/>
    <style:style style:name="ce4534" style:family="table-cell" style:parent-style-name="Default"/>
    <style:style style:name="ce4535" style:family="table-cell" style:parent-style-name="Default"/>
    <style:style style:name="ce4536" style:family="table-cell" style:parent-style-name="Default"/>
    <style:style style:name="ce4537" style:family="table-cell" style:parent-style-name="Default"/>
    <style:style style:name="ce4538" style:family="table-cell" style:parent-style-name="Default"/>
    <style:style style:name="ce4539" style:family="table-cell" style:parent-style-name="Default"/>
    <style:style style:name="ce4540" style:family="table-cell" style:parent-style-name="Default"/>
    <style:style style:name="ce4541" style:family="table-cell" style:parent-style-name="Default"/>
    <style:style style:name="ce4542" style:family="table-cell" style:parent-style-name="Default"/>
    <style:style style:name="ce4543" style:family="table-cell" style:parent-style-name="Default"/>
    <style:style style:name="ce4544" style:family="table-cell" style:parent-style-name="Default"/>
    <style:style style:name="ce4545" style:family="table-cell" style:parent-style-name="Default"/>
    <style:style style:name="ce4546" style:family="table-cell" style:parent-style-name="Default"/>
    <style:style style:name="ce4547" style:family="table-cell" style:parent-style-name="Default"/>
    <style:style style:name="ce4548" style:family="table-cell" style:parent-style-name="Default"/>
    <style:style style:name="ce4549" style:family="table-cell" style:parent-style-name="Default"/>
    <style:style style:name="ce4550" style:family="table-cell" style:parent-style-name="Default"/>
    <style:style style:name="ce4551" style:family="table-cell" style:parent-style-name="Default"/>
    <style:style style:name="ce4552" style:family="table-cell" style:parent-style-name="Default"/>
    <style:style style:name="ce4553" style:family="table-cell" style:parent-style-name="Default"/>
    <style:style style:name="ce4554" style:family="table-cell" style:parent-style-name="Default"/>
    <style:style style:name="ce4555" style:family="table-cell" style:parent-style-name="Default"/>
    <style:style style:name="ce4556" style:family="table-cell" style:parent-style-name="Default"/>
    <style:style style:name="ce4557" style:family="table-cell" style:parent-style-name="Default"/>
    <style:style style:name="ce4558" style:family="table-cell" style:parent-style-name="Default"/>
    <style:style style:name="ce4559" style:family="table-cell" style:parent-style-name="Default"/>
    <style:style style:name="ce4560" style:family="table-cell" style:parent-style-name="Default"/>
    <style:style style:name="ce4561" style:family="table-cell" style:parent-style-name="Default"/>
    <style:style style:name="ce4562" style:family="table-cell" style:parent-style-name="Default"/>
    <style:style style:name="ce4563" style:family="table-cell" style:parent-style-name="Default"/>
    <style:style style:name="ce4564" style:family="table-cell" style:parent-style-name="Default"/>
    <style:style style:name="ce4565" style:family="table-cell" style:parent-style-name="Default"/>
    <style:style style:name="ce4566" style:family="table-cell" style:parent-style-name="Default"/>
    <style:style style:name="ce4567" style:family="table-cell" style:parent-style-name="Default"/>
    <style:style style:name="ce4568" style:family="table-cell" style:parent-style-name="Default"/>
    <style:style style:name="ce4569" style:family="table-cell" style:parent-style-name="Default"/>
    <style:style style:name="ce4570" style:family="table-cell" style:parent-style-name="Default"/>
    <style:style style:name="ce4571" style:family="table-cell" style:parent-style-name="Default"/>
    <style:style style:name="ce4572" style:family="table-cell" style:parent-style-name="Default"/>
    <style:style style:name="ce4573" style:family="table-cell" style:parent-style-name="Default"/>
    <style:style style:name="ce4574" style:family="table-cell" style:parent-style-name="Default"/>
    <style:style style:name="ce4575" style:family="table-cell" style:parent-style-name="Default"/>
    <style:style style:name="ce4576" style:family="table-cell" style:parent-style-name="Default"/>
    <style:style style:name="ce4577" style:family="table-cell" style:parent-style-name="Default"/>
    <style:style style:name="ce4578" style:family="table-cell" style:parent-style-name="Default"/>
    <style:style style:name="ce4579" style:family="table-cell" style:parent-style-name="Default"/>
    <style:style style:name="ce4580" style:family="table-cell" style:parent-style-name="Default"/>
    <style:style style:name="ce4581" style:family="table-cell" style:parent-style-name="Default"/>
    <style:style style:name="ce4582" style:family="table-cell" style:parent-style-name="Default"/>
    <style:style style:name="ce4583" style:family="table-cell" style:parent-style-name="Default"/>
    <style:style style:name="ce4584" style:family="table-cell" style:parent-style-name="Default"/>
    <style:style style:name="ce4585" style:family="table-cell" style:parent-style-name="Default"/>
    <style:style style:name="ce4586" style:family="table-cell" style:parent-style-name="Default"/>
    <style:style style:name="ce4587" style:family="table-cell" style:parent-style-name="Default"/>
    <style:style style:name="ce4588" style:family="table-cell" style:parent-style-name="Default"/>
    <style:style style:name="ce4589" style:family="table-cell" style:parent-style-name="Default"/>
    <style:style style:name="ce4590" style:family="table-cell" style:parent-style-name="Default"/>
    <style:style style:name="ce4591" style:family="table-cell" style:parent-style-name="Default"/>
    <style:style style:name="ce4592" style:family="table-cell" style:parent-style-name="Default"/>
    <style:style style:name="ce4593" style:family="table-cell" style:parent-style-name="Default"/>
    <style:style style:name="ce4594" style:family="table-cell" style:parent-style-name="Default"/>
    <style:style style:name="ce4595" style:family="table-cell" style:parent-style-name="Default"/>
    <style:style style:name="ce4596" style:family="table-cell" style:parent-style-name="Default"/>
    <style:style style:name="ce4597" style:family="table-cell" style:parent-style-name="Default"/>
    <style:style style:name="ce4598" style:family="table-cell" style:parent-style-name="Default"/>
    <style:style style:name="ce4599" style:family="table-cell" style:parent-style-name="Default"/>
    <style:style style:name="ce4600" style:family="table-cell" style:parent-style-name="Default"/>
    <style:style style:name="ce4601" style:family="table-cell" style:parent-style-name="Default"/>
    <style:style style:name="ce4602" style:family="table-cell" style:parent-style-name="Default"/>
    <style:style style:name="ce4603" style:family="table-cell" style:parent-style-name="Default"/>
    <style:style style:name="ce4604" style:family="table-cell" style:parent-style-name="Default"/>
    <style:style style:name="ce4605" style:family="table-cell" style:parent-style-name="Default"/>
    <style:style style:name="ce4606" style:family="table-cell" style:parent-style-name="Default"/>
    <style:style style:name="ce4607" style:family="table-cell" style:parent-style-name="Default"/>
    <style:style style:name="ce4608" style:family="table-cell" style:parent-style-name="Default"/>
    <style:style style:name="ce4609" style:family="table-cell" style:parent-style-name="Default"/>
    <style:style style:name="ce4610" style:family="table-cell" style:parent-style-name="Default"/>
    <style:style style:name="ce4611" style:family="table-cell" style:parent-style-name="Default"/>
    <style:style style:name="ce4612" style:family="table-cell" style:parent-style-name="Default"/>
    <style:style style:name="ce4613" style:family="table-cell" style:parent-style-name="Default"/>
    <style:style style:name="ce4614" style:family="table-cell" style:parent-style-name="Default"/>
    <style:style style:name="ce4615" style:family="table-cell" style:parent-style-name="Default"/>
    <style:style style:name="ce4616" style:family="table-cell" style:parent-style-name="Default"/>
    <style:style style:name="ce4617" style:family="table-cell" style:parent-style-name="Default"/>
    <style:style style:name="ce4618" style:family="table-cell" style:parent-style-name="Default"/>
    <style:style style:name="ce4619" style:family="table-cell" style:parent-style-name="Default"/>
    <style:style style:name="ce4620" style:family="table-cell" style:parent-style-name="Default"/>
    <style:style style:name="ce4621" style:family="table-cell" style:parent-style-name="Default"/>
    <style:style style:name="ce4622" style:family="table-cell" style:parent-style-name="Default"/>
    <style:style style:name="ce4623" style:family="table-cell" style:parent-style-name="Default"/>
    <style:style style:name="ce4624" style:family="table-cell" style:parent-style-name="Default"/>
    <style:style style:name="ce4625" style:family="table-cell" style:parent-style-name="Default"/>
    <style:style style:name="ce4626" style:family="table-cell" style:parent-style-name="Default"/>
    <style:style style:name="ce4627" style:family="table-cell" style:parent-style-name="Default"/>
    <style:style style:name="ce4628" style:family="table-cell" style:parent-style-name="Default"/>
    <style:style style:name="ce4629" style:family="table-cell" style:parent-style-name="Default"/>
    <style:style style:name="ce4630" style:family="table-cell" style:parent-style-name="Default"/>
    <style:style style:name="ce4631" style:family="table-cell" style:parent-style-name="Default"/>
    <style:style style:name="ce4632" style:family="table-cell" style:parent-style-name="Default"/>
    <style:style style:name="ce4633" style:family="table-cell" style:parent-style-name="Default"/>
    <style:style style:name="ce4634" style:family="table-cell" style:parent-style-name="Default"/>
    <style:style style:name="ce4635" style:family="table-cell" style:parent-style-name="Default"/>
    <style:style style:name="ce4636" style:family="table-cell" style:parent-style-name="Default"/>
    <style:style style:name="ce4637" style:family="table-cell" style:parent-style-name="Default"/>
    <style:style style:name="ce4638" style:family="table-cell" style:parent-style-name="Default"/>
    <style:style style:name="ce4639" style:family="table-cell" style:parent-style-name="Default"/>
    <style:style style:name="ce4640" style:family="table-cell" style:parent-style-name="Default"/>
    <style:style style:name="ce4641" style:family="table-cell" style:parent-style-name="Default"/>
    <style:style style:name="ce4642" style:family="table-cell" style:parent-style-name="Default"/>
    <style:style style:name="ce4643" style:family="table-cell" style:parent-style-name="Default"/>
    <style:style style:name="ce4644" style:family="table-cell" style:parent-style-name="Default"/>
    <style:style style:name="ce4645" style:family="table-cell" style:parent-style-name="Default"/>
    <style:style style:name="ce4646" style:family="table-cell" style:parent-style-name="Default"/>
    <style:style style:name="ce4647" style:family="table-cell" style:parent-style-name="Default"/>
    <style:style style:name="ce4648" style:family="table-cell" style:parent-style-name="Default"/>
    <style:style style:name="ce4649" style:family="table-cell" style:parent-style-name="Default"/>
    <style:style style:name="ce4650" style:family="table-cell" style:parent-style-name="Default"/>
    <style:style style:name="ce4651" style:family="table-cell" style:parent-style-name="Default"/>
    <style:style style:name="ce4652" style:family="table-cell" style:parent-style-name="Default"/>
    <style:style style:name="ce4653" style:family="table-cell" style:parent-style-name="Default"/>
    <style:style style:name="ce4654" style:family="table-cell" style:parent-style-name="Default"/>
    <style:style style:name="ce4655" style:family="table-cell" style:parent-style-name="Default"/>
    <style:style style:name="ce4656" style:family="table-cell" style:parent-style-name="Default"/>
    <style:style style:name="ce4657" style:family="table-cell" style:parent-style-name="Default"/>
    <style:style style:name="ce4658" style:family="table-cell" style:parent-style-name="Default"/>
    <style:style style:name="ce4659" style:family="table-cell" style:parent-style-name="Default"/>
    <style:style style:name="ce4660" style:family="table-cell" style:parent-style-name="Default"/>
    <style:style style:name="ce4661" style:family="table-cell" style:parent-style-name="Default"/>
    <style:style style:name="ce4662" style:family="table-cell" style:parent-style-name="Default"/>
    <style:style style:name="ce4663" style:family="table-cell" style:parent-style-name="Default"/>
    <style:style style:name="ce4664" style:family="table-cell" style:parent-style-name="Default"/>
    <style:style style:name="ce4665" style:family="table-cell" style:parent-style-name="Default"/>
    <style:style style:name="ce4666" style:family="table-cell" style:parent-style-name="Default"/>
    <style:style style:name="ce4667" style:family="table-cell" style:parent-style-name="Default"/>
    <style:style style:name="ce4668" style:family="table-cell" style:parent-style-name="Default"/>
    <style:style style:name="ce4669" style:family="table-cell" style:parent-style-name="Default"/>
    <style:style style:name="ce4670" style:family="table-cell" style:parent-style-name="Default"/>
    <style:style style:name="ce4671" style:family="table-cell" style:parent-style-name="Default"/>
    <style:style style:name="ce4672" style:family="table-cell" style:parent-style-name="Default"/>
    <style:style style:name="ce4673" style:family="table-cell" style:parent-style-name="Default"/>
    <style:style style:name="ce4674" style:family="table-cell" style:parent-style-name="Default"/>
    <style:style style:name="ce4675" style:family="table-cell" style:parent-style-name="Default"/>
    <style:style style:name="ce4676" style:family="table-cell" style:parent-style-name="Default"/>
    <style:style style:name="ce4677" style:family="table-cell" style:parent-style-name="Default"/>
    <style:style style:name="ce4678" style:family="table-cell" style:parent-style-name="Default"/>
    <style:style style:name="ce4679" style:family="table-cell" style:parent-style-name="Default"/>
    <style:style style:name="ce4680" style:family="table-cell" style:parent-style-name="Default"/>
    <style:style style:name="ce4681" style:family="table-cell" style:parent-style-name="Default"/>
    <style:style style:name="ce4682" style:family="table-cell" style:parent-style-name="Default"/>
    <style:style style:name="ce4683" style:family="table-cell" style:parent-style-name="Default"/>
    <style:style style:name="ce4684" style:family="table-cell" style:parent-style-name="Default"/>
    <style:style style:name="ce4685" style:family="table-cell" style:parent-style-name="Default"/>
    <style:style style:name="ce4686" style:family="table-cell" style:parent-style-name="Default"/>
    <style:style style:name="ce4687" style:family="table-cell" style:parent-style-name="Default"/>
    <style:style style:name="ce4688" style:family="table-cell" style:parent-style-name="Default"/>
    <style:style style:name="ce4689" style:family="table-cell" style:parent-style-name="Default"/>
    <style:style style:name="ce4690" style:family="table-cell" style:parent-style-name="Default"/>
    <style:style style:name="ce4691" style:family="table-cell" style:parent-style-name="Default"/>
    <style:style style:name="ce4692" style:family="table-cell" style:parent-style-name="Default"/>
    <style:style style:name="ce4693" style:family="table-cell" style:parent-style-name="Default"/>
    <style:style style:name="ce4694" style:family="table-cell" style:parent-style-name="Default"/>
    <style:style style:name="ce4695" style:family="table-cell" style:parent-style-name="Default"/>
    <style:style style:name="ce4696" style:family="table-cell" style:parent-style-name="Default"/>
    <style:style style:name="ce4697" style:family="table-cell" style:parent-style-name="Default"/>
    <style:style style:name="ce4698" style:family="table-cell" style:parent-style-name="Default"/>
    <style:style style:name="ce4699" style:family="table-cell" style:parent-style-name="Default"/>
    <style:style style:name="ce4700" style:family="table-cell" style:parent-style-name="Default"/>
    <style:style style:name="ce4701" style:family="table-cell" style:parent-style-name="Default"/>
    <style:style style:name="ce4702" style:family="table-cell" style:parent-style-name="Default"/>
    <style:style style:name="ce4703" style:family="table-cell" style:parent-style-name="Default"/>
    <style:style style:name="ce4704" style:family="table-cell" style:parent-style-name="Default"/>
    <style:style style:name="ce4705" style:family="table-cell" style:parent-style-name="Default"/>
    <style:style style:name="ce4706" style:family="table-cell" style:parent-style-name="Default"/>
    <style:style style:name="ce4707" style:family="table-cell" style:parent-style-name="Default"/>
    <style:style style:name="ce4708" style:family="table-cell" style:parent-style-name="Default"/>
    <style:style style:name="ce4709" style:family="table-cell" style:parent-style-name="Default"/>
    <style:style style:name="ce4710" style:family="table-cell" style:parent-style-name="Default"/>
    <style:style style:name="ce4711" style:family="table-cell" style:parent-style-name="Default"/>
    <style:style style:name="ce4712" style:family="table-cell" style:parent-style-name="Default"/>
    <style:style style:name="ce4713" style:family="table-cell" style:parent-style-name="Default"/>
    <style:style style:name="ce4714" style:family="table-cell" style:parent-style-name="Default"/>
    <style:style style:name="ce4715" style:family="table-cell" style:parent-style-name="Default"/>
    <style:style style:name="ce4716" style:family="table-cell" style:parent-style-name="Default"/>
    <style:style style:name="ce4717" style:family="table-cell" style:parent-style-name="Default"/>
    <style:style style:name="ce4718" style:family="table-cell" style:parent-style-name="Default"/>
    <style:style style:name="ce4719" style:family="table-cell" style:parent-style-name="Default"/>
    <style:style style:name="ce4720" style:family="table-cell" style:parent-style-name="Default"/>
    <style:style style:name="ce4721" style:family="table-cell" style:parent-style-name="Default"/>
    <style:style style:name="ce4722" style:family="table-cell" style:parent-style-name="Default"/>
    <style:style style:name="ce4723" style:family="table-cell" style:parent-style-name="Default"/>
    <style:style style:name="ce4724" style:family="table-cell" style:parent-style-name="Default"/>
    <style:style style:name="ce4725" style:family="table-cell" style:parent-style-name="Default"/>
    <style:style style:name="ce4726" style:family="table-cell" style:parent-style-name="Default"/>
    <style:style style:name="ce4727" style:family="table-cell" style:parent-style-name="Default"/>
    <style:style style:name="ce4728" style:family="table-cell" style:parent-style-name="Default"/>
    <style:style style:name="ce4729" style:family="table-cell" style:parent-style-name="Default"/>
    <style:style style:name="ce4730" style:family="table-cell" style:parent-style-name="Default"/>
    <style:style style:name="ce4731" style:family="table-cell" style:parent-style-name="Default"/>
    <style:style style:name="ce4732" style:family="table-cell" style:parent-style-name="Default"/>
    <style:style style:name="ce4733" style:family="table-cell" style:parent-style-name="Default"/>
    <style:style style:name="ce4734" style:family="table-cell" style:parent-style-name="Default"/>
    <style:style style:name="ce4735" style:family="table-cell" style:parent-style-name="Default"/>
    <style:style style:name="ce4736" style:family="table-cell" style:parent-style-name="Default"/>
    <style:style style:name="ce4737" style:family="table-cell" style:parent-style-name="Default"/>
    <style:style style:name="ce4738" style:family="table-cell" style:parent-style-name="Default"/>
    <style:style style:name="ce4739" style:family="table-cell" style:parent-style-name="Default"/>
    <style:style style:name="ce4740" style:family="table-cell" style:parent-style-name="Default"/>
    <style:style style:name="ce4741" style:family="table-cell" style:parent-style-name="Default"/>
    <style:style style:name="ce4742" style:family="table-cell" style:parent-style-name="Default"/>
    <style:style style:name="ce4743" style:family="table-cell" style:parent-style-name="Default"/>
    <style:style style:name="ce4744" style:family="table-cell" style:parent-style-name="Default"/>
    <style:style style:name="ce4745" style:family="table-cell" style:parent-style-name="Default"/>
    <style:style style:name="ce4746" style:family="table-cell" style:parent-style-name="Default"/>
    <style:style style:name="ce4747" style:family="table-cell" style:parent-style-name="Default"/>
    <style:style style:name="ce4748" style:family="table-cell" style:parent-style-name="Default"/>
    <style:style style:name="ce4749" style:family="table-cell" style:parent-style-name="Default"/>
    <style:style style:name="ce4750" style:family="table-cell" style:parent-style-name="Default"/>
    <style:style style:name="ce4751" style:family="table-cell" style:parent-style-name="Default"/>
    <style:style style:name="ce4752" style:family="table-cell" style:parent-style-name="Default"/>
    <style:style style:name="ce4753" style:family="table-cell" style:parent-style-name="Default"/>
    <style:style style:name="ce4754" style:family="table-cell" style:parent-style-name="Default"/>
    <style:style style:name="ce4755" style:family="table-cell" style:parent-style-name="Default"/>
    <style:style style:name="ce4756" style:family="table-cell" style:parent-style-name="Default"/>
    <style:style style:name="ce4757" style:family="table-cell" style:parent-style-name="Default"/>
    <style:style style:name="ce4758" style:family="table-cell" style:parent-style-name="Default"/>
    <style:style style:name="ce4759" style:family="table-cell" style:parent-style-name="Default"/>
    <style:style style:name="ce4760" style:family="table-cell" style:parent-style-name="Default"/>
    <style:style style:name="ce4761" style:family="table-cell" style:parent-style-name="Default"/>
    <style:style style:name="ce4762" style:family="table-cell" style:parent-style-name="Default"/>
    <style:style style:name="ce4763" style:family="table-cell" style:parent-style-name="Default"/>
    <style:style style:name="ce4764" style:family="table-cell" style:parent-style-name="Default"/>
    <style:style style:name="ce4765" style:family="table-cell" style:parent-style-name="Default"/>
    <style:style style:name="ce4766" style:family="table-cell" style:parent-style-name="Default"/>
    <style:style style:name="ce4767" style:family="table-cell" style:parent-style-name="Default"/>
    <style:style style:name="ce4768" style:family="table-cell" style:parent-style-name="Default"/>
    <style:style style:name="ce4769" style:family="table-cell" style:parent-style-name="Default"/>
    <style:style style:name="ce4770" style:family="table-cell" style:parent-style-name="Default"/>
    <style:style style:name="ce4771" style:family="table-cell" style:parent-style-name="Default"/>
    <style:style style:name="ce4772" style:family="table-cell" style:parent-style-name="Default"/>
    <style:style style:name="ce4773" style:family="table-cell" style:parent-style-name="Default"/>
    <style:style style:name="ce4774" style:family="table-cell" style:parent-style-name="Default"/>
    <style:style style:name="ce4775" style:family="table-cell" style:parent-style-name="Default"/>
    <style:style style:name="ce4776" style:family="table-cell" style:parent-style-name="Default"/>
    <style:style style:name="ce4777" style:family="table-cell" style:parent-style-name="Default"/>
    <style:style style:name="ce4778" style:family="table-cell" style:parent-style-name="Default"/>
    <style:style style:name="ce4779" style:family="table-cell" style:parent-style-name="Default"/>
    <style:style style:name="ce4780" style:family="table-cell" style:parent-style-name="Default"/>
    <style:style style:name="ce4781" style:family="table-cell" style:parent-style-name="Default"/>
    <style:style style:name="ce4782" style:family="table-cell" style:parent-style-name="Default"/>
    <style:style style:name="ce4783" style:family="table-cell" style:parent-style-name="Default"/>
    <style:style style:name="ce4784" style:family="table-cell" style:parent-style-name="Default"/>
    <style:style style:name="ce4785" style:family="table-cell" style:parent-style-name="Default"/>
    <style:style style:name="ce4786" style:family="table-cell" style:parent-style-name="Default"/>
    <style:style style:name="ce4787" style:family="table-cell" style:parent-style-name="Default"/>
    <style:style style:name="ce4788" style:family="table-cell" style:parent-style-name="Default"/>
    <style:style style:name="ce4789" style:family="table-cell" style:parent-style-name="Default"/>
    <style:style style:name="ce4790" style:family="table-cell" style:parent-style-name="Default"/>
    <style:style style:name="ce4791" style:family="table-cell" style:parent-style-name="Default"/>
    <style:style style:name="ce4792" style:family="table-cell" style:parent-style-name="Default"/>
    <style:style style:name="ce4793" style:family="table-cell" style:parent-style-name="Default"/>
    <style:style style:name="ce4794" style:family="table-cell" style:parent-style-name="Default"/>
    <style:style style:name="ce4795" style:family="table-cell" style:parent-style-name="Default"/>
    <style:style style:name="ce4796" style:family="table-cell" style:parent-style-name="Default"/>
    <style:style style:name="ce4797" style:family="table-cell" style:parent-style-name="Default"/>
    <style:style style:name="ce4798" style:family="table-cell" style:parent-style-name="Default"/>
    <style:style style:name="ce4799" style:family="table-cell" style:parent-style-name="Default"/>
    <style:style style:name="ce4800" style:family="table-cell" style:parent-style-name="Default"/>
    <style:style style:name="ce4801" style:family="table-cell" style:parent-style-name="Default"/>
    <style:style style:name="ce4802" style:family="table-cell" style:parent-style-name="Default"/>
    <style:style style:name="ce4803" style:family="table-cell" style:parent-style-name="Default"/>
    <style:style style:name="ce4804" style:family="table-cell" style:parent-style-name="Default"/>
    <style:style style:name="ce4805" style:family="table-cell" style:parent-style-name="Default"/>
    <style:style style:name="ce4806" style:family="table-cell" style:parent-style-name="Default"/>
    <style:style style:name="ce4807" style:family="table-cell" style:parent-style-name="Default"/>
    <style:style style:name="ce4808" style:family="table-cell" style:parent-style-name="Default"/>
    <style:style style:name="ce4809" style:family="table-cell" style:parent-style-name="Default"/>
    <style:style style:name="ce4810" style:family="table-cell" style:parent-style-name="Default"/>
    <style:style style:name="ce4811" style:family="table-cell" style:parent-style-name="Default"/>
    <style:style style:name="ce4812" style:family="table-cell" style:parent-style-name="Default"/>
    <style:style style:name="ce4813" style:family="table-cell" style:parent-style-name="Default"/>
    <style:style style:name="ce4814" style:family="table-cell" style:parent-style-name="Default"/>
    <style:style style:name="ce4815" style:family="table-cell" style:parent-style-name="Default"/>
    <style:style style:name="ce4816" style:family="table-cell" style:parent-style-name="Default"/>
    <style:style style:name="ce4817" style:family="table-cell" style:parent-style-name="Default"/>
    <style:style style:name="ce4818" style:family="table-cell" style:parent-style-name="Default"/>
    <style:style style:name="ce4819" style:family="table-cell" style:parent-style-name="Default"/>
    <style:style style:name="ce4820" style:family="table-cell" style:parent-style-name="Default"/>
    <style:style style:name="ce4821" style:family="table-cell" style:parent-style-name="Default"/>
    <style:style style:name="ce4822" style:family="table-cell" style:parent-style-name="Default"/>
    <style:style style:name="ce4823" style:family="table-cell" style:parent-style-name="Default"/>
    <style:style style:name="ce4824" style:family="table-cell" style:parent-style-name="Default"/>
    <style:style style:name="ce4825" style:family="table-cell" style:parent-style-name="Default"/>
    <style:style style:name="ce4826" style:family="table-cell" style:parent-style-name="Default"/>
    <style:style style:name="ce4827" style:family="table-cell" style:parent-style-name="Default"/>
    <style:style style:name="ce4828" style:family="table-cell" style:parent-style-name="Default"/>
    <style:style style:name="ce4829" style:family="table-cell" style:parent-style-name="Default"/>
    <style:style style:name="ce4830" style:family="table-cell" style:parent-style-name="Default"/>
    <style:style style:name="ce4831" style:family="table-cell" style:parent-style-name="Default"/>
    <style:style style:name="ce4832" style:family="table-cell" style:parent-style-name="Default"/>
    <style:style style:name="ce4833" style:family="table-cell" style:parent-style-name="Default"/>
    <style:style style:name="ce4834" style:family="table-cell" style:parent-style-name="Default"/>
    <style:style style:name="ce4835" style:family="table-cell" style:parent-style-name="Default"/>
    <style:style style:name="ce4836" style:family="table-cell" style:parent-style-name="Default"/>
    <style:style style:name="ce4837" style:family="table-cell" style:parent-style-name="Default"/>
    <style:style style:name="ce4838" style:family="table-cell" style:parent-style-name="Default"/>
    <style:style style:name="ce4839" style:family="table-cell" style:parent-style-name="Default"/>
    <style:style style:name="ce4840" style:family="table-cell" style:parent-style-name="Default"/>
    <style:style style:name="ce4841" style:family="table-cell" style:parent-style-name="Default"/>
    <style:style style:name="ce4842" style:family="table-cell" style:parent-style-name="Default"/>
    <style:style style:name="ce4843" style:family="table-cell" style:parent-style-name="Default"/>
    <style:style style:name="ce4844" style:family="table-cell" style:parent-style-name="Default"/>
    <style:style style:name="ce4845" style:family="table-cell" style:parent-style-name="Default"/>
    <style:style style:name="ce4846" style:family="table-cell" style:parent-style-name="Default"/>
    <style:style style:name="ce4847" style:family="table-cell" style:parent-style-name="Default"/>
    <style:style style:name="ce4848" style:family="table-cell" style:parent-style-name="Default"/>
    <style:style style:name="ce4849" style:family="table-cell" style:parent-style-name="Default"/>
    <style:style style:name="ce4850" style:family="table-cell" style:parent-style-name="Default"/>
    <style:style style:name="ce4851" style:family="table-cell" style:parent-style-name="Default"/>
    <style:style style:name="ce4852" style:family="table-cell" style:parent-style-name="Default"/>
    <style:style style:name="ce4853" style:family="table-cell" style:parent-style-name="Default"/>
    <style:style style:name="ce4854" style:family="table-cell" style:parent-style-name="Default"/>
    <style:style style:name="ce4855" style:family="table-cell" style:parent-style-name="Default"/>
    <style:style style:name="ce4856" style:family="table-cell" style:parent-style-name="Default"/>
    <style:style style:name="ce4857" style:family="table-cell" style:parent-style-name="Default"/>
    <style:style style:name="ce4858" style:family="table-cell" style:parent-style-name="Default"/>
    <style:style style:name="ce4859" style:family="table-cell" style:parent-style-name="Default"/>
    <style:style style:name="ce4860" style:family="table-cell" style:parent-style-name="Default"/>
    <style:style style:name="ce4861" style:family="table-cell" style:parent-style-name="Default"/>
    <style:style style:name="ce4862" style:family="table-cell" style:parent-style-name="Default"/>
    <style:style style:name="ce4863" style:family="table-cell" style:parent-style-name="Default"/>
    <style:style style:name="ce4864" style:family="table-cell" style:parent-style-name="Default"/>
    <style:style style:name="ce4865" style:family="table-cell" style:parent-style-name="Default"/>
    <style:style style:name="ce4866" style:family="table-cell" style:parent-style-name="Default"/>
    <style:style style:name="ce4867" style:family="table-cell" style:parent-style-name="Default"/>
    <style:style style:name="ce4868" style:family="table-cell" style:parent-style-name="Default"/>
    <style:style style:name="ce4869" style:family="table-cell" style:parent-style-name="Default"/>
    <style:style style:name="ce4870" style:family="table-cell" style:parent-style-name="Default"/>
    <style:style style:name="ce4871" style:family="table-cell" style:parent-style-name="Default"/>
    <style:style style:name="ce4872" style:family="table-cell" style:parent-style-name="Default"/>
    <style:style style:name="ce4873" style:family="table-cell" style:parent-style-name="Default"/>
    <style:style style:name="ce4874" style:family="table-cell" style:parent-style-name="Default"/>
    <style:style style:name="ce4875" style:family="table-cell" style:parent-style-name="Default"/>
    <style:style style:name="ce4876" style:family="table-cell" style:parent-style-name="Default"/>
    <style:style style:name="ce4877" style:family="table-cell" style:parent-style-name="Default"/>
    <style:style style:name="ce4878" style:family="table-cell" style:parent-style-name="Default"/>
    <style:style style:name="ce4879" style:family="table-cell" style:parent-style-name="Default"/>
    <style:style style:name="ce4880" style:family="table-cell" style:parent-style-name="Default"/>
    <style:style style:name="ce4881" style:family="table-cell" style:parent-style-name="Default"/>
    <style:style style:name="ce4882" style:family="table-cell" style:parent-style-name="Default"/>
    <style:style style:name="ce4883" style:family="table-cell" style:parent-style-name="Default"/>
    <style:style style:name="ce4884" style:family="table-cell" style:parent-style-name="Default"/>
    <style:style style:name="ce4885" style:family="table-cell" style:parent-style-name="Default"/>
    <style:style style:name="ce4886" style:family="table-cell" style:parent-style-name="Default"/>
    <style:style style:name="ce4887" style:family="table-cell" style:parent-style-name="Default"/>
    <style:style style:name="ce4888" style:family="table-cell" style:parent-style-name="Default"/>
    <style:style style:name="ce4889" style:family="table-cell" style:parent-style-name="Default"/>
    <style:style style:name="ce4890" style:family="table-cell" style:parent-style-name="Default"/>
    <style:style style:name="ce4891" style:family="table-cell" style:parent-style-name="Default"/>
    <style:style style:name="ce4892" style:family="table-cell" style:parent-style-name="Default"/>
    <style:style style:name="ce4893" style:family="table-cell" style:parent-style-name="Default"/>
    <style:style style:name="ce4894" style:family="table-cell" style:parent-style-name="Default"/>
    <style:style style:name="ce4895" style:family="table-cell" style:parent-style-name="Default"/>
    <style:style style:name="ce4896" style:family="table-cell" style:parent-style-name="Default"/>
    <style:style style:name="ce4897" style:family="table-cell" style:parent-style-name="Default"/>
    <style:style style:name="ce4898" style:family="table-cell" style:parent-style-name="Default"/>
    <style:style style:name="ce4899" style:family="table-cell" style:parent-style-name="Default"/>
    <style:style style:name="ce4900" style:family="table-cell" style:parent-style-name="Default"/>
    <style:style style:name="ce4901" style:family="table-cell" style:parent-style-name="Default"/>
    <style:style style:name="ce4902" style:family="table-cell" style:parent-style-name="Default"/>
    <style:style style:name="ce4903" style:family="table-cell" style:parent-style-name="Default"/>
    <style:style style:name="ce4904" style:family="table-cell" style:parent-style-name="Default"/>
    <style:style style:name="ce4905" style:family="table-cell" style:parent-style-name="Default"/>
    <style:style style:name="ce4906" style:family="table-cell" style:parent-style-name="Default"/>
    <style:style style:name="ce4907" style:family="table-cell" style:parent-style-name="Default"/>
    <style:style style:name="ce4908" style:family="table-cell" style:parent-style-name="Default"/>
    <style:style style:name="ce4909" style:family="table-cell" style:parent-style-name="Default"/>
    <style:style style:name="ce4910" style:family="table-cell" style:parent-style-name="Default"/>
    <style:style style:name="ce4911" style:family="table-cell" style:parent-style-name="Default"/>
    <style:style style:name="ce4912" style:family="table-cell" style:parent-style-name="Default"/>
    <style:style style:name="ce4913" style:family="table-cell" style:parent-style-name="Default"/>
    <style:style style:name="ce4914" style:family="table-cell" style:parent-style-name="Default"/>
    <style:style style:name="ce4915" style:family="table-cell" style:parent-style-name="Default"/>
    <style:style style:name="ce4916" style:family="table-cell" style:parent-style-name="Default"/>
    <style:style style:name="ce4917" style:family="table-cell" style:parent-style-name="Default"/>
    <style:style style:name="ce4918" style:family="table-cell" style:parent-style-name="Default"/>
    <style:style style:name="ce4919" style:family="table-cell" style:parent-style-name="Default"/>
    <style:style style:name="ce4920" style:family="table-cell" style:parent-style-name="Default"/>
    <style:style style:name="ce4921" style:family="table-cell" style:parent-style-name="Default"/>
    <style:style style:name="ce4922" style:family="table-cell" style:parent-style-name="Default"/>
    <style:style style:name="ce4923" style:family="table-cell" style:parent-style-name="Default"/>
    <style:style style:name="ce4924" style:family="table-cell" style:parent-style-name="Default"/>
    <style:style style:name="ce4925" style:family="table-cell" style:parent-style-name="Default"/>
    <style:style style:name="ce4926" style:family="table-cell" style:parent-style-name="Default"/>
    <style:style style:name="ce4927" style:family="table-cell" style:parent-style-name="Default"/>
    <style:style style:name="ce4928" style:family="table-cell" style:parent-style-name="Default"/>
    <style:style style:name="ce4929" style:family="table-cell" style:parent-style-name="Default"/>
    <style:style style:name="ce4930" style:family="table-cell" style:parent-style-name="Default"/>
    <style:style style:name="ce4931" style:family="table-cell" style:parent-style-name="Default"/>
    <style:style style:name="ce4932" style:family="table-cell" style:parent-style-name="Default"/>
    <style:style style:name="ce4933" style:family="table-cell" style:parent-style-name="Default"/>
    <style:style style:name="ce4934" style:family="table-cell" style:parent-style-name="Default"/>
    <style:style style:name="ce4935" style:family="table-cell" style:parent-style-name="Default"/>
    <style:style style:name="ce4936" style:family="table-cell" style:parent-style-name="Default"/>
    <style:style style:name="ce4937" style:family="table-cell" style:parent-style-name="Default"/>
    <style:style style:name="ce4938" style:family="table-cell" style:parent-style-name="Default"/>
    <style:style style:name="ce4939" style:family="table-cell" style:parent-style-name="Default"/>
    <style:style style:name="ce4940" style:family="table-cell" style:parent-style-name="Default"/>
    <style:style style:name="ce4941" style:family="table-cell" style:parent-style-name="Default"/>
    <style:style style:name="ce4942" style:family="table-cell" style:parent-style-name="Default"/>
    <style:style style:name="ce4943" style:family="table-cell" style:parent-style-name="Default"/>
    <style:style style:name="ce4944" style:family="table-cell" style:parent-style-name="Default"/>
    <style:style style:name="ce4945" style:family="table-cell" style:parent-style-name="Default"/>
    <style:style style:name="ce4946" style:family="table-cell" style:parent-style-name="Default"/>
    <style:style style:name="ce4947" style:family="table-cell" style:parent-style-name="Default"/>
    <style:style style:name="ce4948" style:family="table-cell" style:parent-style-name="Default"/>
    <style:style style:name="ce4949" style:family="table-cell" style:parent-style-name="Default"/>
    <style:style style:name="ce4950" style:family="table-cell" style:parent-style-name="Default"/>
    <style:style style:name="ce4951" style:family="table-cell" style:parent-style-name="Default"/>
    <style:style style:name="ce4952" style:family="table-cell" style:parent-style-name="Default"/>
    <style:style style:name="ce4953" style:family="table-cell" style:parent-style-name="Default"/>
    <style:style style:name="ce4954" style:family="table-cell" style:parent-style-name="Default"/>
    <style:style style:name="ce4955" style:family="table-cell" style:parent-style-name="Default"/>
    <style:style style:name="ce4956" style:family="table-cell" style:parent-style-name="Default"/>
    <style:style style:name="ce4957" style:family="table-cell" style:parent-style-name="Default"/>
    <style:style style:name="ce4958" style:family="table-cell" style:parent-style-name="Default"/>
    <style:style style:name="ce4959" style:family="table-cell" style:parent-style-name="Default"/>
    <style:style style:name="ce4960" style:family="table-cell" style:parent-style-name="Default"/>
    <style:style style:name="ce4961" style:family="table-cell" style:parent-style-name="Default"/>
    <style:style style:name="ce4962" style:family="table-cell" style:parent-style-name="Default"/>
    <style:style style:name="ce4963" style:family="table-cell" style:parent-style-name="Default"/>
    <style:style style:name="ce4964" style:family="table-cell" style:parent-style-name="Default"/>
    <style:style style:name="ce4965" style:family="table-cell" style:parent-style-name="Default"/>
    <style:style style:name="ce4966" style:family="table-cell" style:parent-style-name="Default"/>
    <style:style style:name="ce4967" style:family="table-cell" style:parent-style-name="Default"/>
    <style:style style:name="ce4968" style:family="table-cell" style:parent-style-name="Default"/>
    <style:style style:name="ce4969" style:family="table-cell" style:parent-style-name="Default"/>
    <style:style style:name="ce4970" style:family="table-cell" style:parent-style-name="Default"/>
    <style:style style:name="ce4971" style:family="table-cell" style:parent-style-name="Default"/>
    <style:style style:name="ce4972" style:family="table-cell" style:parent-style-name="Default"/>
    <style:style style:name="ce4973" style:family="table-cell" style:parent-style-name="Default"/>
    <style:style style:name="ce4974" style:family="table-cell" style:parent-style-name="Default"/>
    <style:style style:name="ce4975" style:family="table-cell" style:parent-style-name="Default"/>
    <style:style style:name="ce4976" style:family="table-cell" style:parent-style-name="Default"/>
    <style:style style:name="ce4977" style:family="table-cell" style:parent-style-name="Default"/>
    <style:style style:name="ce4978" style:family="table-cell" style:parent-style-name="Default"/>
    <style:style style:name="ce4979" style:family="table-cell" style:parent-style-name="Default"/>
    <style:style style:name="ce4980" style:family="table-cell" style:parent-style-name="Default"/>
    <style:style style:name="ce4981" style:family="table-cell" style:parent-style-name="Default"/>
    <style:style style:name="ce4982" style:family="table-cell" style:parent-style-name="Default"/>
    <style:style style:name="ce4983" style:family="table-cell" style:parent-style-name="Default"/>
    <style:style style:name="ce4984" style:family="table-cell" style:parent-style-name="Default"/>
    <style:style style:name="ce4985" style:family="table-cell" style:parent-style-name="Default"/>
    <style:style style:name="ce4986" style:family="table-cell" style:parent-style-name="Default"/>
    <style:style style:name="ce4987" style:family="table-cell" style:parent-style-name="Default"/>
    <style:style style:name="ce4988" style:family="table-cell" style:parent-style-name="Default"/>
    <style:style style:name="ce4989" style:family="table-cell" style:parent-style-name="Default"/>
    <style:style style:name="ce4990" style:family="table-cell" style:parent-style-name="Default"/>
    <style:style style:name="ce4991" style:family="table-cell" style:parent-style-name="Default"/>
    <style:style style:name="ce4992" style:family="table-cell" style:parent-style-name="Default"/>
    <style:style style:name="ce4993" style:family="table-cell" style:parent-style-name="Default"/>
    <style:style style:name="ce4994" style:family="table-cell" style:parent-style-name="Default"/>
    <style:style style:name="ce4995" style:family="table-cell" style:parent-style-name="Default"/>
    <style:style style:name="ce4996" style:family="table-cell" style:parent-style-name="Default"/>
    <style:style style:name="ce4997" style:family="table-cell" style:parent-style-name="Default"/>
    <style:style style:name="ce4998" style:family="table-cell" style:parent-style-name="Default"/>
    <style:style style:name="ce4999" style:family="table-cell" style:parent-style-name="Default"/>
    <style:style style:name="ce5000" style:family="table-cell" style:parent-style-name="Default"/>
    <style:style style:name="ce5001" style:family="table-cell" style:parent-style-name="Default"/>
    <style:style style:name="ce5002" style:family="table-cell" style:parent-style-name="Default"/>
    <style:style style:name="ce5003" style:family="table-cell" style:parent-style-name="Default"/>
    <style:style style:name="ce5004" style:family="table-cell" style:parent-style-name="Default"/>
    <style:style style:name="ce5005" style:family="table-cell" style:parent-style-name="Default"/>
    <style:style style:name="ce5006" style:family="table-cell" style:parent-style-name="Default"/>
    <style:style style:name="ce5007" style:family="table-cell" style:parent-style-name="Default"/>
    <style:style style:name="ce5008" style:family="table-cell" style:parent-style-name="Default"/>
    <style:style style:name="ce5009" style:family="table-cell" style:parent-style-name="Default"/>
    <style:style style:name="ce5010" style:family="table-cell" style:parent-style-name="Default"/>
    <style:style style:name="ce5011" style:family="table-cell" style:parent-style-name="Default"/>
    <style:style style:name="ce5012" style:family="table-cell" style:parent-style-name="Default"/>
    <style:style style:name="ce5013" style:family="table-cell" style:parent-style-name="Default"/>
    <style:style style:name="ce5014" style:family="table-cell" style:parent-style-name="Default"/>
    <style:style style:name="ce5015" style:family="table-cell" style:parent-style-name="Default"/>
    <style:style style:name="ce5016" style:family="table-cell" style:parent-style-name="Default"/>
    <style:style style:name="ce5017" style:family="table-cell" style:parent-style-name="Default"/>
    <style:style style:name="ce5018" style:family="table-cell" style:parent-style-name="Default"/>
    <style:style style:name="ce5019" style:family="table-cell" style:parent-style-name="Default"/>
    <style:style style:name="ce5020" style:family="table-cell" style:parent-style-name="Default"/>
    <style:style style:name="ce5021" style:family="table-cell" style:parent-style-name="Default"/>
    <style:style style:name="ce5022" style:family="table-cell" style:parent-style-name="Default"/>
    <style:style style:name="ce5023" style:family="table-cell" style:parent-style-name="Default"/>
    <style:style style:name="ce5024" style:family="table-cell" style:parent-style-name="Default"/>
    <style:style style:name="ce5025" style:family="table-cell" style:parent-style-name="Default"/>
    <style:style style:name="ce5026" style:family="table-cell" style:parent-style-name="Default"/>
    <style:style style:name="ce5027" style:family="table-cell" style:parent-style-name="Default"/>
    <style:style style:name="ce5028" style:family="table-cell" style:parent-style-name="Default"/>
    <style:style style:name="ce5029" style:family="table-cell" style:parent-style-name="Default"/>
    <style:style style:name="ce5030" style:family="table-cell" style:parent-style-name="Default"/>
    <style:style style:name="ce5031" style:family="table-cell" style:parent-style-name="Default"/>
    <style:style style:name="ce5032" style:family="table-cell" style:parent-style-name="Default"/>
    <style:style style:name="ce5033" style:family="table-cell" style:parent-style-name="Default"/>
    <style:style style:name="ce5034" style:family="table-cell" style:parent-style-name="Default"/>
    <style:style style:name="ce5035" style:family="table-cell" style:parent-style-name="Default"/>
    <style:style style:name="ce5036" style:family="table-cell" style:parent-style-name="Default"/>
    <style:style style:name="ce5037" style:family="table-cell" style:parent-style-name="Default"/>
    <style:style style:name="ce5038" style:family="table-cell" style:parent-style-name="Default"/>
    <style:style style:name="ce5039" style:family="table-cell" style:parent-style-name="Default"/>
    <style:style style:name="ce5040" style:family="table-cell" style:parent-style-name="Default"/>
    <style:style style:name="ce5041" style:family="table-cell" style:parent-style-name="Default"/>
    <style:style style:name="ce5042" style:family="table-cell" style:parent-style-name="Default"/>
    <style:style style:name="ce5043" style:family="table-cell" style:parent-style-name="Default"/>
    <style:style style:name="ce5044" style:family="table-cell" style:parent-style-name="Default"/>
    <style:style style:name="ce5045" style:family="table-cell" style:parent-style-name="Default"/>
    <style:style style:name="ce5046" style:family="table-cell" style:parent-style-name="Default"/>
    <style:style style:name="ce5047" style:family="table-cell" style:parent-style-name="Default"/>
    <style:style style:name="ce5048" style:family="table-cell" style:parent-style-name="Default"/>
    <style:style style:name="ce5049" style:family="table-cell" style:parent-style-name="Default"/>
    <style:style style:name="ce5050" style:family="table-cell" style:parent-style-name="Default"/>
    <style:style style:name="ce5051" style:family="table-cell" style:parent-style-name="Default"/>
    <style:style style:name="ce5052" style:family="table-cell" style:parent-style-name="Default"/>
    <style:style style:name="ce5053" style:family="table-cell" style:parent-style-name="Default"/>
    <style:style style:name="ce5054" style:family="table-cell" style:parent-style-name="Default"/>
    <style:style style:name="ce5055" style:family="table-cell" style:parent-style-name="Default"/>
    <style:style style:name="ce5056" style:family="table-cell" style:parent-style-name="Default"/>
    <style:style style:name="ce5057" style:family="table-cell" style:parent-style-name="Default"/>
    <style:style style:name="ce5058" style:family="table-cell" style:parent-style-name="Default"/>
    <style:style style:name="ce5059" style:family="table-cell" style:parent-style-name="Default"/>
    <style:style style:name="ce5060" style:family="table-cell" style:parent-style-name="Default"/>
    <style:style style:name="ce5061" style:family="table-cell" style:parent-style-name="Default"/>
    <style:style style:name="ce5062" style:family="table-cell" style:parent-style-name="Default"/>
    <style:style style:name="ce5063" style:family="table-cell" style:parent-style-name="Default"/>
    <style:style style:name="ce5064" style:family="table-cell" style:parent-style-name="Default"/>
    <style:style style:name="ce5065" style:family="table-cell" style:parent-style-name="Default"/>
    <style:style style:name="ce5066" style:family="table-cell" style:parent-style-name="Default"/>
    <style:style style:name="ce5067" style:family="table-cell" style:parent-style-name="Default"/>
    <style:style style:name="ce5068" style:family="table-cell" style:parent-style-name="Default"/>
    <style:style style:name="ce5069" style:family="table-cell" style:parent-style-name="Default"/>
    <style:style style:name="ce5070" style:family="table-cell" style:parent-style-name="Default"/>
    <style:style style:name="ce5071" style:family="table-cell" style:parent-style-name="Default"/>
    <style:style style:name="ce5072" style:family="table-cell" style:parent-style-name="Default"/>
    <style:style style:name="ce5073" style:family="table-cell" style:parent-style-name="Default"/>
    <style:style style:name="ce5074" style:family="table-cell" style:parent-style-name="Default"/>
    <style:style style:name="ce5075" style:family="table-cell" style:parent-style-name="Default"/>
    <style:style style:name="ce5076" style:family="table-cell" style:parent-style-name="Default"/>
    <style:style style:name="ce5077" style:family="table-cell" style:parent-style-name="Default"/>
    <style:style style:name="ce5078" style:family="table-cell" style:parent-style-name="Default"/>
    <style:style style:name="ce5079" style:family="table-cell" style:parent-style-name="Default"/>
    <style:style style:name="ce5080" style:family="table-cell" style:parent-style-name="Default"/>
    <style:style style:name="ce5081" style:family="table-cell" style:parent-style-name="Default"/>
    <style:style style:name="ce5082" style:family="table-cell" style:parent-style-name="Default"/>
    <style:style style:name="ce5083" style:family="table-cell" style:parent-style-name="Default"/>
    <style:style style:name="ce5084" style:family="table-cell" style:parent-style-name="Default"/>
    <style:style style:name="ce5085" style:family="table-cell" style:parent-style-name="Default"/>
    <style:style style:name="ce5086" style:family="table-cell" style:parent-style-name="Default"/>
    <style:style style:name="ce5087" style:family="table-cell" style:parent-style-name="Default"/>
    <style:style style:name="ce5088" style:family="table-cell" style:parent-style-name="Default"/>
    <style:style style:name="ce5089" style:family="table-cell" style:parent-style-name="Default"/>
    <style:style style:name="ce5090" style:family="table-cell" style:parent-style-name="Default"/>
    <style:style style:name="ce5091" style:family="table-cell" style:parent-style-name="Default"/>
    <style:style style:name="ce5092" style:family="table-cell" style:parent-style-name="Default"/>
    <style:style style:name="ce5093" style:family="table-cell" style:parent-style-name="Default"/>
    <style:style style:name="ce5094" style:family="table-cell" style:parent-style-name="Default"/>
    <style:style style:name="ce5095" style:family="table-cell" style:parent-style-name="Default"/>
    <style:style style:name="ce5096" style:family="table-cell" style:parent-style-name="Default"/>
    <style:style style:name="ce5097" style:family="table-cell" style:parent-style-name="Default"/>
    <style:style style:name="ce5098" style:family="table-cell" style:parent-style-name="Default"/>
    <style:style style:name="ce5099" style:family="table-cell" style:parent-style-name="Default"/>
    <style:style style:name="ce5100" style:family="table-cell" style:parent-style-name="Default"/>
    <style:style style:name="ce5101" style:family="table-cell" style:parent-style-name="Default"/>
    <style:style style:name="ce5102" style:family="table-cell" style:parent-style-name="Default"/>
    <style:style style:name="ce5103" style:family="table-cell" style:parent-style-name="Default"/>
    <style:style style:name="ce5104" style:family="table-cell" style:parent-style-name="Default"/>
    <style:style style:name="ce5105" style:family="table-cell" style:parent-style-name="Default"/>
    <style:style style:name="ce5106" style:family="table-cell" style:parent-style-name="Default"/>
    <style:style style:name="ce5107" style:family="table-cell" style:parent-style-name="Default"/>
    <style:style style:name="ce5108" style:family="table-cell" style:parent-style-name="Default"/>
    <style:style style:name="ce5109" style:family="table-cell" style:parent-style-name="Default"/>
    <style:style style:name="ce5110" style:family="table-cell" style:parent-style-name="Default"/>
    <style:style style:name="ce5111" style:family="table-cell" style:parent-style-name="Default"/>
    <style:style style:name="ce5112" style:family="table-cell" style:parent-style-name="Default"/>
    <style:style style:name="ce5113" style:family="table-cell" style:parent-style-name="Default"/>
    <style:style style:name="ce5114" style:family="table-cell" style:parent-style-name="Default"/>
    <style:style style:name="ce5115" style:family="table-cell" style:parent-style-name="Default"/>
    <style:style style:name="ce5116" style:family="table-cell" style:parent-style-name="Default"/>
    <style:style style:name="ce5117" style:family="table-cell" style:parent-style-name="Default"/>
    <style:style style:name="ce5118" style:family="table-cell" style:parent-style-name="Default"/>
    <style:style style:name="ce5119" style:family="table-cell" style:parent-style-name="Default"/>
    <style:style style:name="ce5120" style:family="table-cell" style:parent-style-name="Default"/>
    <style:style style:name="ce5121" style:family="table-cell" style:parent-style-name="Default"/>
    <style:style style:name="ce5122" style:family="table-cell" style:parent-style-name="Default"/>
    <style:style style:name="ce5123" style:family="table-cell" style:parent-style-name="Default"/>
    <style:style style:name="ce5124" style:family="table-cell" style:parent-style-name="Default"/>
    <style:style style:name="ce5125" style:family="table-cell" style:parent-style-name="Default"/>
    <style:style style:name="ce5126" style:family="table-cell" style:parent-style-name="Default"/>
    <style:style style:name="ce5127" style:family="table-cell" style:parent-style-name="Default"/>
    <style:style style:name="ce5128" style:family="table-cell" style:parent-style-name="Default"/>
    <style:style style:name="ce5129" style:family="table-cell" style:parent-style-name="Default"/>
    <style:style style:name="ce5130" style:family="table-cell" style:parent-style-name="Default"/>
    <style:style style:name="ce5131" style:family="table-cell" style:parent-style-name="Default"/>
    <style:style style:name="ce5132" style:family="table-cell" style:parent-style-name="Default"/>
    <style:style style:name="ce5133" style:family="table-cell" style:parent-style-name="Default"/>
    <style:style style:name="ce5134" style:family="table-cell" style:parent-style-name="Default"/>
    <style:style style:name="ce5135" style:family="table-cell" style:parent-style-name="Default"/>
    <style:style style:name="ce5136" style:family="table-cell" style:parent-style-name="Default"/>
    <style:style style:name="ce5137" style:family="table-cell" style:parent-style-name="Default"/>
    <style:style style:name="ce5138" style:family="table-cell" style:parent-style-name="Default"/>
    <style:style style:name="ce5139" style:family="table-cell" style:parent-style-name="Default"/>
    <style:style style:name="ce5140" style:family="table-cell" style:parent-style-name="Default"/>
    <style:style style:name="ce5141" style:family="table-cell" style:parent-style-name="Default"/>
    <style:style style:name="ce5142" style:family="table-cell" style:parent-style-name="Default"/>
    <style:style style:name="ce5143" style:family="table-cell" style:parent-style-name="Default"/>
    <style:style style:name="ce5144" style:family="table-cell" style:parent-style-name="Default"/>
    <style:style style:name="ce5145" style:family="table-cell" style:parent-style-name="Default"/>
    <style:style style:name="ce5146" style:family="table-cell" style:parent-style-name="Default"/>
    <style:style style:name="ce5147" style:family="table-cell" style:parent-style-name="Default"/>
    <style:style style:name="ce5148" style:family="table-cell" style:parent-style-name="Default"/>
    <style:style style:name="ce5149" style:family="table-cell" style:parent-style-name="Default"/>
    <style:style style:name="ce5150" style:family="table-cell" style:parent-style-name="Default"/>
    <style:style style:name="ce5151" style:family="table-cell" style:parent-style-name="Default"/>
    <style:style style:name="ce5152" style:family="table-cell" style:parent-style-name="Default"/>
    <style:style style:name="ce5153" style:family="table-cell" style:parent-style-name="Default"/>
    <style:style style:name="ce5154" style:family="table-cell" style:parent-style-name="Default"/>
    <style:style style:name="ce5155" style:family="table-cell" style:parent-style-name="Default"/>
    <style:style style:name="ce5156" style:family="table-cell" style:parent-style-name="Default"/>
    <style:style style:name="ce5157" style:family="table-cell" style:parent-style-name="Default"/>
    <style:style style:name="ce5158" style:family="table-cell" style:parent-style-name="Default"/>
    <style:style style:name="ce5159" style:family="table-cell" style:parent-style-name="Default"/>
    <style:style style:name="ce5160" style:family="table-cell" style:parent-style-name="Default"/>
    <style:style style:name="ce5161" style:family="table-cell" style:parent-style-name="Default"/>
    <style:style style:name="ce5162" style:family="table-cell" style:parent-style-name="Default"/>
    <style:style style:name="ce5163" style:family="table-cell" style:parent-style-name="Default"/>
    <style:style style:name="ce5164" style:family="table-cell" style:parent-style-name="Default"/>
    <style:style style:name="ce5165" style:family="table-cell" style:parent-style-name="Default"/>
    <style:style style:name="ce5166" style:family="table-cell" style:parent-style-name="Default"/>
    <style:style style:name="ce5167" style:family="table-cell" style:parent-style-name="Default"/>
    <style:style style:name="ce5168" style:family="table-cell" style:parent-style-name="Default"/>
    <style:style style:name="ce5169" style:family="table-cell" style:parent-style-name="Default"/>
    <style:style style:name="ce5170" style:family="table-cell" style:parent-style-name="Default"/>
    <style:style style:name="ce5171" style:family="table-cell" style:parent-style-name="Default"/>
    <style:style style:name="ce5172" style:family="table-cell" style:parent-style-name="Default"/>
    <style:style style:name="ce5173" style:family="table-cell" style:parent-style-name="Default"/>
    <style:style style:name="ce5174" style:family="table-cell" style:parent-style-name="Default"/>
    <style:style style:name="ce5175" style:family="table-cell" style:parent-style-name="Default"/>
    <style:style style:name="ce5176" style:family="table-cell" style:parent-style-name="Default"/>
    <style:style style:name="ce5177" style:family="table-cell" style:parent-style-name="Default"/>
    <style:style style:name="ce5178" style:family="table-cell" style:parent-style-name="Default"/>
    <style:style style:name="ce5179" style:family="table-cell" style:parent-style-name="Default"/>
    <style:style style:name="ce5180" style:family="table-cell" style:parent-style-name="Default"/>
    <style:style style:name="ce5181" style:family="table-cell" style:parent-style-name="Default"/>
    <style:style style:name="ce5182" style:family="table-cell" style:parent-style-name="Default"/>
    <style:style style:name="ce5183" style:family="table-cell" style:parent-style-name="Default"/>
    <style:style style:name="ce5184" style:family="table-cell" style:parent-style-name="Default"/>
    <style:style style:name="ce5185" style:family="table-cell" style:parent-style-name="Default"/>
    <style:style style:name="ce5186" style:family="table-cell" style:parent-style-name="Default"/>
    <style:style style:name="ce5187" style:family="table-cell" style:parent-style-name="Default"/>
    <style:style style:name="ce5188" style:family="table-cell" style:parent-style-name="Default"/>
    <style:style style:name="ce5189" style:family="table-cell" style:parent-style-name="Default"/>
    <style:style style:name="ce5190" style:family="table-cell" style:parent-style-name="Default"/>
    <style:style style:name="ce5191" style:family="table-cell" style:parent-style-name="Default"/>
    <style:style style:name="ce5192" style:family="table-cell" style:parent-style-name="Default"/>
    <style:style style:name="ce5193" style:family="table-cell" style:parent-style-name="Default"/>
    <style:style style:name="ce5194" style:family="table-cell" style:parent-style-name="Default"/>
    <style:style style:name="ce5195" style:family="table-cell" style:parent-style-name="Default"/>
    <style:style style:name="ce5196" style:family="table-cell" style:parent-style-name="Default"/>
    <style:style style:name="ce5197" style:family="table-cell" style:parent-style-name="Default"/>
    <style:style style:name="ce5198" style:family="table-cell" style:parent-style-name="Default"/>
    <style:style style:name="ce5199" style:family="table-cell" style:parent-style-name="Default"/>
    <style:style style:name="ce5200" style:family="table-cell" style:parent-style-name="Default"/>
    <style:style style:name="ce5201" style:family="table-cell" style:parent-style-name="Default"/>
    <style:style style:name="ce5202" style:family="table-cell" style:parent-style-name="Default"/>
    <style:style style:name="ce5203" style:family="table-cell" style:parent-style-name="Default"/>
    <style:style style:name="ce5204" style:family="table-cell" style:parent-style-name="Default"/>
    <style:style style:name="ce5205" style:family="table-cell" style:parent-style-name="Default"/>
    <style:style style:name="ce5206" style:family="table-cell" style:parent-style-name="Default"/>
    <style:style style:name="ce5207" style:family="table-cell" style:parent-style-name="Default"/>
    <style:style style:name="ce5208" style:family="table-cell" style:parent-style-name="Default"/>
    <style:style style:name="ce5209" style:family="table-cell" style:parent-style-name="Default"/>
    <style:style style:name="ce5210" style:family="table-cell" style:parent-style-name="Default"/>
    <style:style style:name="ce5211" style:family="table-cell" style:parent-style-name="Default"/>
    <style:style style:name="ce5212" style:family="table-cell" style:parent-style-name="Default"/>
    <style:style style:name="ce5213" style:family="table-cell" style:parent-style-name="Default"/>
    <style:style style:name="ce5214" style:family="table-cell" style:parent-style-name="Default"/>
    <style:style style:name="ce5215" style:family="table-cell" style:parent-style-name="Default"/>
    <style:style style:name="ce5216" style:family="table-cell" style:parent-style-name="Default"/>
    <style:style style:name="ce5217" style:family="table-cell" style:parent-style-name="Default"/>
    <style:style style:name="ce5218" style:family="table-cell" style:parent-style-name="Default"/>
    <style:style style:name="ce5219" style:family="table-cell" style:parent-style-name="Default"/>
    <style:style style:name="ce5220" style:family="table-cell" style:parent-style-name="Default"/>
    <style:style style:name="ce5221" style:family="table-cell" style:parent-style-name="Default"/>
    <style:style style:name="ce5222" style:family="table-cell" style:parent-style-name="Default"/>
    <style:style style:name="ce5223" style:family="table-cell" style:parent-style-name="Default"/>
    <style:style style:name="ce5224" style:family="table-cell" style:parent-style-name="Default"/>
    <style:style style:name="ce5225" style:family="table-cell" style:parent-style-name="Default"/>
    <style:style style:name="ce5226" style:family="table-cell" style:parent-style-name="Default"/>
    <style:style style:name="ce5227" style:family="table-cell" style:parent-style-name="Default"/>
    <style:style style:name="ce5228" style:family="table-cell" style:parent-style-name="Default"/>
    <style:style style:name="ce5229" style:family="table-cell" style:parent-style-name="Default"/>
    <style:style style:name="ce5230" style:family="table-cell" style:parent-style-name="Default"/>
    <style:style style:name="ce5231" style:family="table-cell" style:parent-style-name="Default"/>
    <style:style style:name="ce5232" style:family="table-cell" style:parent-style-name="Default"/>
    <style:style style:name="ce5233" style:family="table-cell" style:parent-style-name="Default"/>
    <style:style style:name="ce5234" style:family="table-cell" style:parent-style-name="Default"/>
    <style:style style:name="ce5235" style:family="table-cell" style:parent-style-name="Default"/>
    <style:style style:name="ce5236" style:family="table-cell" style:parent-style-name="Default"/>
    <style:style style:name="ce5237" style:family="table-cell" style:parent-style-name="Default"/>
    <style:style style:name="ce5238" style:family="table-cell" style:parent-style-name="Default"/>
    <style:style style:name="ce5239" style:family="table-cell" style:parent-style-name="Default"/>
    <style:style style:name="ce5240" style:family="table-cell" style:parent-style-name="Default"/>
    <style:style style:name="ce5241" style:family="table-cell" style:parent-style-name="Default"/>
    <style:style style:name="ce5242" style:family="table-cell" style:parent-style-name="Default"/>
    <style:style style:name="ce5243" style:family="table-cell" style:parent-style-name="Default"/>
    <style:style style:name="ce5244" style:family="table-cell" style:parent-style-name="Default"/>
    <style:style style:name="ce5245" style:family="table-cell" style:parent-style-name="Default"/>
    <style:style style:name="ce5246" style:family="table-cell" style:parent-style-name="Default"/>
    <style:style style:name="ce5247" style:family="table-cell" style:parent-style-name="Default"/>
    <style:style style:name="ce5248" style:family="table-cell" style:parent-style-name="Default"/>
    <style:style style:name="ce5249" style:family="table-cell" style:parent-style-name="Default"/>
    <style:style style:name="ce5250" style:family="table-cell" style:parent-style-name="Default"/>
    <style:style style:name="ce5251" style:family="table-cell" style:parent-style-name="Default"/>
    <style:style style:name="ce5252" style:family="table-cell" style:parent-style-name="Default"/>
    <style:style style:name="ce5253" style:family="table-cell" style:parent-style-name="Default"/>
    <style:style style:name="ce5254" style:family="table-cell" style:parent-style-name="Default"/>
    <style:style style:name="ce5255" style:family="table-cell" style:parent-style-name="Default"/>
    <style:style style:name="ce5256" style:family="table-cell" style:parent-style-name="Default"/>
    <style:style style:name="ce5257" style:family="table-cell" style:parent-style-name="Default"/>
    <style:style style:name="ce5258" style:family="table-cell" style:parent-style-name="Default"/>
    <style:style style:name="ce5259" style:family="table-cell" style:parent-style-name="Default"/>
    <style:style style:name="ce5260" style:family="table-cell" style:parent-style-name="Default"/>
    <style:style style:name="ce5261" style:family="table-cell" style:parent-style-name="Default"/>
    <style:style style:name="ce5262" style:family="table-cell" style:parent-style-name="Default"/>
    <style:style style:name="ce5263" style:family="table-cell" style:parent-style-name="Default"/>
    <style:style style:name="ce5264" style:family="table-cell" style:parent-style-name="Default"/>
    <style:style style:name="ce5265" style:family="table-cell" style:parent-style-name="Default"/>
    <style:style style:name="ce5266" style:family="table-cell" style:parent-style-name="Default"/>
    <style:style style:name="ce5267" style:family="table-cell" style:parent-style-name="Default"/>
    <style:style style:name="ce5268" style:family="table-cell" style:parent-style-name="Default"/>
    <style:style style:name="ce5269" style:family="table-cell" style:parent-style-name="Default"/>
    <style:style style:name="ce5270" style:family="table-cell" style:parent-style-name="Default"/>
    <style:style style:name="ce5271" style:family="table-cell" style:parent-style-name="Default"/>
    <style:style style:name="ce5272" style:family="table-cell" style:parent-style-name="Default"/>
    <style:style style:name="ce5273" style:family="table-cell" style:parent-style-name="Default"/>
    <style:style style:name="ce5274" style:family="table-cell" style:parent-style-name="Default"/>
    <style:style style:name="ce5275" style:family="table-cell" style:parent-style-name="Default"/>
    <style:style style:name="ce5276" style:family="table-cell" style:parent-style-name="Default"/>
    <style:style style:name="ce5277" style:family="table-cell" style:parent-style-name="Default"/>
    <style:style style:name="ce5278" style:family="table-cell" style:parent-style-name="Default"/>
    <style:style style:name="ce5279" style:family="table-cell" style:parent-style-name="Default"/>
    <style:style style:name="ce5280" style:family="table-cell" style:parent-style-name="Default"/>
    <style:style style:name="ce5281" style:family="table-cell" style:parent-style-name="Default"/>
    <style:style style:name="ce5282" style:family="table-cell" style:parent-style-name="Default"/>
    <style:style style:name="ce5283" style:family="table-cell" style:parent-style-name="Default"/>
    <style:style style:name="ce5284" style:family="table-cell" style:parent-style-name="Default"/>
    <style:style style:name="ce5285" style:family="table-cell" style:parent-style-name="Default"/>
    <style:style style:name="ce5286" style:family="table-cell" style:parent-style-name="Default"/>
    <style:style style:name="ce5287" style:family="table-cell" style:parent-style-name="Default"/>
    <style:style style:name="ce5288" style:family="table-cell" style:parent-style-name="Default"/>
    <style:style style:name="ce5289" style:family="table-cell" style:parent-style-name="Default"/>
    <style:style style:name="ce5290" style:family="table-cell" style:parent-style-name="Default"/>
    <style:style style:name="ce5291" style:family="table-cell" style:parent-style-name="Default"/>
    <style:style style:name="ce5292" style:family="table-cell" style:parent-style-name="Default"/>
    <style:style style:name="ce5293" style:family="table-cell" style:parent-style-name="Default"/>
    <style:style style:name="ce5294" style:family="table-cell" style:parent-style-name="Default"/>
    <style:style style:name="ce5295" style:family="table-cell" style:parent-style-name="Default"/>
    <style:style style:name="ce5296" style:family="table-cell" style:parent-style-name="Default"/>
    <style:style style:name="ce5297" style:family="table-cell" style:parent-style-name="Default"/>
    <style:style style:name="ce5298" style:family="table-cell" style:parent-style-name="Default"/>
    <style:style style:name="ce5299" style:family="table-cell" style:parent-style-name="Default"/>
    <style:style style:name="ce5300" style:family="table-cell" style:parent-style-name="Default"/>
    <style:style style:name="ce5301" style:family="table-cell" style:parent-style-name="Default"/>
    <style:style style:name="ce5302" style:family="table-cell" style:parent-style-name="Default"/>
    <style:style style:name="ce5303" style:family="table-cell" style:parent-style-name="Default"/>
    <style:style style:name="ce5304" style:family="table-cell" style:parent-style-name="Default"/>
    <style:style style:name="ce5305" style:family="table-cell" style:parent-style-name="Default"/>
    <style:style style:name="ce5306" style:family="table-cell" style:parent-style-name="Default"/>
    <style:style style:name="ce5307" style:family="table-cell" style:parent-style-name="Default"/>
    <style:style style:name="ce5308" style:family="table-cell" style:parent-style-name="Default"/>
    <style:style style:name="ce5309" style:family="table-cell" style:parent-style-name="Default"/>
    <style:style style:name="ce5310" style:family="table-cell" style:parent-style-name="Default"/>
    <style:style style:name="ce5311" style:family="table-cell" style:parent-style-name="Default"/>
    <style:style style:name="ce5312" style:family="table-cell" style:parent-style-name="Default"/>
    <style:style style:name="ce5313" style:family="table-cell" style:parent-style-name="Default"/>
    <style:style style:name="ce5314" style:family="table-cell" style:parent-style-name="Default"/>
    <style:style style:name="ce5315" style:family="table-cell" style:parent-style-name="Default"/>
    <style:style style:name="ce5316" style:family="table-cell" style:parent-style-name="Default"/>
    <style:style style:name="ce5317" style:family="table-cell" style:parent-style-name="Default"/>
    <style:style style:name="ce5318" style:family="table-cell" style:parent-style-name="Default"/>
    <style:style style:name="ce5319" style:family="table-cell" style:parent-style-name="Default"/>
    <style:style style:name="ce5320" style:family="table-cell" style:parent-style-name="Default"/>
    <style:style style:name="ce5321" style:family="table-cell" style:parent-style-name="Default"/>
    <style:style style:name="ce5322" style:family="table-cell" style:parent-style-name="Default"/>
    <style:style style:name="ce5323" style:family="table-cell" style:parent-style-name="Default"/>
    <style:style style:name="ce5324" style:family="table-cell" style:parent-style-name="Default"/>
    <style:style style:name="ce5325" style:family="table-cell" style:parent-style-name="Default"/>
    <style:style style:name="ce5326" style:family="table-cell" style:parent-style-name="Default"/>
    <style:style style:name="ce5327" style:family="table-cell" style:parent-style-name="Default"/>
    <style:style style:name="ce5328" style:family="table-cell" style:parent-style-name="Default"/>
    <style:style style:name="ce5329" style:family="table-cell" style:parent-style-name="Default"/>
    <style:style style:name="ce5330" style:family="table-cell" style:parent-style-name="Default"/>
    <style:style style:name="ce5331" style:family="table-cell" style:parent-style-name="Default"/>
    <style:style style:name="ce5332" style:family="table-cell" style:parent-style-name="Default"/>
    <style:style style:name="ce5333" style:family="table-cell" style:parent-style-name="Default"/>
    <style:style style:name="ce5334" style:family="table-cell" style:parent-style-name="Default"/>
    <style:style style:name="ce5335" style:family="table-cell" style:parent-style-name="Default"/>
    <style:style style:name="ce5336" style:family="table-cell" style:parent-style-name="Default"/>
    <style:style style:name="ce5337" style:family="table-cell" style:parent-style-name="Default"/>
    <style:style style:name="ce5338" style:family="table-cell" style:parent-style-name="Default"/>
    <style:style style:name="ce5339" style:family="table-cell" style:parent-style-name="Default"/>
    <style:style style:name="ce5340" style:family="table-cell" style:parent-style-name="Default"/>
    <style:style style:name="ce5341" style:family="table-cell" style:parent-style-name="Default"/>
    <style:style style:name="ce5342" style:family="table-cell" style:parent-style-name="Default"/>
    <style:style style:name="ce5343" style:family="table-cell" style:parent-style-name="Default"/>
    <style:style style:name="ce5344" style:family="table-cell" style:parent-style-name="Default"/>
    <style:style style:name="ce5345" style:family="table-cell" style:parent-style-name="Default"/>
    <style:style style:name="ce5346" style:family="table-cell" style:parent-style-name="Default"/>
    <style:style style:name="ce5347" style:family="table-cell" style:parent-style-name="Default"/>
    <style:style style:name="ce5348" style:family="table-cell" style:parent-style-name="Default"/>
    <style:style style:name="ce5349" style:family="table-cell" style:parent-style-name="Default"/>
    <style:style style:name="ce5350" style:family="table-cell" style:parent-style-name="Default"/>
    <style:style style:name="ce5351" style:family="table-cell" style:parent-style-name="Default"/>
    <style:style style:name="ce5352" style:family="table-cell" style:parent-style-name="Default"/>
    <style:style style:name="ce5353" style:family="table-cell" style:parent-style-name="Default"/>
    <style:style style:name="ce5354" style:family="table-cell" style:parent-style-name="Default"/>
    <style:style style:name="ce5355" style:family="table-cell" style:parent-style-name="Default"/>
    <style:style style:name="ce5356" style:family="table-cell" style:parent-style-name="Default"/>
    <style:style style:name="ce5357" style:family="table-cell" style:parent-style-name="Default"/>
    <style:style style:name="ce5358" style:family="table-cell" style:parent-style-name="Default"/>
    <style:style style:name="ce5359" style:family="table-cell" style:parent-style-name="Default"/>
    <style:style style:name="ce5360" style:family="table-cell" style:parent-style-name="Default"/>
    <style:style style:name="ce5361" style:family="table-cell" style:parent-style-name="Default"/>
    <style:style style:name="ce5362" style:family="table-cell" style:parent-style-name="Default"/>
    <style:style style:name="ce5363" style:family="table-cell" style:parent-style-name="Default"/>
    <style:style style:name="ce5364" style:family="table-cell" style:parent-style-name="Default"/>
    <style:style style:name="ce5365" style:family="table-cell" style:parent-style-name="Default"/>
    <style:style style:name="ce5366" style:family="table-cell" style:parent-style-name="Default"/>
    <style:style style:name="ce5367" style:family="table-cell" style:parent-style-name="Default"/>
    <style:style style:name="ce5368" style:family="table-cell" style:parent-style-name="Default"/>
    <style:style style:name="ce5369" style:family="table-cell" style:parent-style-name="Default"/>
    <style:style style:name="ce5370" style:family="table-cell" style:parent-style-name="Default"/>
    <style:style style:name="ce5371" style:family="table-cell" style:parent-style-name="Default"/>
    <style:style style:name="ce5372" style:family="table-cell" style:parent-style-name="Default"/>
    <style:style style:name="ce5373" style:family="table-cell" style:parent-style-name="Default"/>
    <style:style style:name="ce5374" style:family="table-cell" style:parent-style-name="Default"/>
    <style:style style:name="ce5375" style:family="table-cell" style:parent-style-name="Default"/>
    <style:style style:name="ce5376" style:family="table-cell" style:parent-style-name="Default"/>
    <style:style style:name="ce5377" style:family="table-cell" style:parent-style-name="Default"/>
    <style:style style:name="ce5378" style:family="table-cell" style:parent-style-name="Default"/>
    <style:style style:name="ce5379" style:family="table-cell" style:parent-style-name="Default"/>
    <style:style style:name="ce5380" style:family="table-cell" style:parent-style-name="Default"/>
    <style:style style:name="ce5381" style:family="table-cell" style:parent-style-name="Default"/>
    <style:style style:name="ce5382" style:family="table-cell" style:parent-style-name="Default"/>
    <style:style style:name="ce5383" style:family="table-cell" style:parent-style-name="Default"/>
    <style:style style:name="ce5384" style:family="table-cell" style:parent-style-name="Default"/>
    <style:style style:name="ce5385" style:family="table-cell" style:parent-style-name="Default"/>
    <style:style style:name="ce5386" style:family="table-cell" style:parent-style-name="Default"/>
    <style:style style:name="ce5387" style:family="table-cell" style:parent-style-name="Default"/>
    <style:style style:name="ce5388" style:family="table-cell" style:parent-style-name="Default"/>
    <style:style style:name="ce5389" style:family="table-cell" style:parent-style-name="Default"/>
    <style:style style:name="ce5390" style:family="table-cell" style:parent-style-name="Default"/>
    <style:style style:name="ce5391" style:family="table-cell" style:parent-style-name="Default"/>
    <style:style style:name="ce5392" style:family="table-cell" style:parent-style-name="Default"/>
    <style:style style:name="ce5393" style:family="table-cell" style:parent-style-name="Default"/>
    <style:style style:name="ce5394" style:family="table-cell" style:parent-style-name="Default"/>
    <style:style style:name="ce5395" style:family="table-cell" style:parent-style-name="Default"/>
    <style:style style:name="ce5396" style:family="table-cell" style:parent-style-name="Default"/>
    <style:style style:name="ce5397" style:family="table-cell" style:parent-style-name="Default"/>
    <style:style style:name="ce5398" style:family="table-cell" style:parent-style-name="Default"/>
    <style:style style:name="ce5399" style:family="table-cell" style:parent-style-name="Default"/>
    <style:style style:name="ce5400" style:family="table-cell" style:parent-style-name="Default"/>
    <style:style style:name="ce5401" style:family="table-cell" style:parent-style-name="Default"/>
    <style:style style:name="ce5402" style:family="table-cell" style:parent-style-name="Default"/>
    <style:style style:name="ce5403" style:family="table-cell" style:parent-style-name="Default"/>
    <style:style style:name="ce5404" style:family="table-cell" style:parent-style-name="Default"/>
    <style:style style:name="ce5405" style:family="table-cell" style:parent-style-name="Default"/>
    <style:style style:name="ce5406" style:family="table-cell" style:parent-style-name="Default"/>
    <style:style style:name="ce5407" style:family="table-cell" style:parent-style-name="Default"/>
    <style:style style:name="ce5408" style:family="table-cell" style:parent-style-name="Default"/>
    <style:style style:name="ce5409" style:family="table-cell" style:parent-style-name="Default"/>
    <style:style style:name="ce5410" style:family="table-cell" style:parent-style-name="Default"/>
    <style:style style:name="ce5411" style:family="table-cell" style:parent-style-name="Default"/>
    <style:style style:name="ce5412" style:family="table-cell" style:parent-style-name="Default"/>
    <style:style style:name="ce5413" style:family="table-cell" style:parent-style-name="Default"/>
    <style:style style:name="ce5414" style:family="table-cell" style:parent-style-name="Default"/>
    <style:style style:name="ce5415" style:family="table-cell" style:parent-style-name="Default"/>
    <style:style style:name="ce5416" style:family="table-cell" style:parent-style-name="Default"/>
    <style:style style:name="ce5417" style:family="table-cell" style:parent-style-name="Default"/>
    <style:style style:name="ce5418" style:family="table-cell" style:parent-style-name="Default"/>
    <style:style style:name="ce5419" style:family="table-cell" style:parent-style-name="Default"/>
    <style:style style:name="ce5420" style:family="table-cell" style:parent-style-name="Default"/>
    <style:style style:name="ce5421" style:family="table-cell" style:parent-style-name="Default"/>
    <style:style style:name="ce5422" style:family="table-cell" style:parent-style-name="Default"/>
    <style:style style:name="ce5423" style:family="table-cell" style:parent-style-name="Default"/>
    <style:style style:name="ce5424" style:family="table-cell" style:parent-style-name="Default"/>
    <style:style style:name="ce5425" style:family="table-cell" style:parent-style-name="Default"/>
    <style:style style:name="ce5426" style:family="table-cell" style:parent-style-name="Default"/>
    <style:style style:name="ce5427" style:family="table-cell" style:parent-style-name="Default"/>
    <style:style style:name="ce5428" style:family="table-cell" style:parent-style-name="Default"/>
    <style:style style:name="ce5429" style:family="table-cell" style:parent-style-name="Default"/>
    <style:style style:name="ce5430" style:family="table-cell" style:parent-style-name="Default"/>
    <style:style style:name="ce5431" style:family="table-cell" style:parent-style-name="Default"/>
    <style:style style:name="ce5432" style:family="table-cell" style:parent-style-name="Default"/>
    <style:style style:name="ce5433" style:family="table-cell" style:parent-style-name="Default"/>
    <style:style style:name="ce5434" style:family="table-cell" style:parent-style-name="Default"/>
    <style:style style:name="ce5435" style:family="table-cell" style:parent-style-name="Default"/>
    <style:style style:name="ce5436" style:family="table-cell" style:parent-style-name="Default"/>
    <style:style style:name="ce5437" style:family="table-cell" style:parent-style-name="Default"/>
    <style:style style:name="ce5438" style:family="table-cell" style:parent-style-name="Default"/>
    <style:style style:name="ce5439" style:family="table-cell" style:parent-style-name="Default"/>
    <style:style style:name="ce5440" style:family="table-cell" style:parent-style-name="Default"/>
    <style:style style:name="ce5441" style:family="table-cell" style:parent-style-name="Default"/>
    <style:style style:name="ce5442" style:family="table-cell" style:parent-style-name="Default"/>
    <style:style style:name="ce5443" style:family="table-cell" style:parent-style-name="Default"/>
    <style:style style:name="ce5444" style:family="table-cell" style:parent-style-name="Default"/>
    <style:style style:name="ce5445" style:family="table-cell" style:parent-style-name="Default"/>
    <style:style style:name="ce5446" style:family="table-cell" style:parent-style-name="Default"/>
    <style:style style:name="ce5447" style:family="table-cell" style:parent-style-name="Default"/>
    <style:style style:name="ce5448" style:family="table-cell" style:parent-style-name="Default"/>
    <style:style style:name="ce5449" style:family="table-cell" style:parent-style-name="Default"/>
    <style:style style:name="ce5450" style:family="table-cell" style:parent-style-name="Default"/>
    <style:style style:name="ce5451" style:family="table-cell" style:parent-style-name="Default"/>
    <style:style style:name="ce5452" style:family="table-cell" style:parent-style-name="Default"/>
    <style:style style:name="ce5453" style:family="table-cell" style:parent-style-name="Default"/>
    <style:style style:name="ce5454" style:family="table-cell" style:parent-style-name="Default"/>
    <style:style style:name="ce5455" style:family="table-cell" style:parent-style-name="Default"/>
    <style:style style:name="ce5456" style:family="table-cell" style:parent-style-name="Default"/>
    <style:style style:name="ce5457" style:family="table-cell" style:parent-style-name="Default"/>
    <style:style style:name="ce5458" style:family="table-cell" style:parent-style-name="Default"/>
    <style:style style:name="ce5459" style:family="table-cell" style:parent-style-name="Default"/>
    <style:style style:name="ce5460" style:family="table-cell" style:parent-style-name="Default"/>
    <style:style style:name="ce5461" style:family="table-cell" style:parent-style-name="Default"/>
    <style:style style:name="ce5462" style:family="table-cell" style:parent-style-name="Default"/>
    <style:style style:name="ce5463" style:family="table-cell" style:parent-style-name="Default"/>
    <style:style style:name="ce5464" style:family="table-cell" style:parent-style-name="Default"/>
    <style:style style:name="ce5465" style:family="table-cell" style:parent-style-name="Default"/>
    <style:style style:name="ce5466" style:family="table-cell" style:parent-style-name="Default"/>
    <style:style style:name="ce5467" style:family="table-cell" style:parent-style-name="Default"/>
    <style:style style:name="ce5468" style:family="table-cell" style:parent-style-name="Default"/>
    <style:style style:name="ce5469" style:family="table-cell" style:parent-style-name="Default"/>
    <style:style style:name="ce5470" style:family="table-cell" style:parent-style-name="Default"/>
    <style:style style:name="ce5471" style:family="table-cell" style:parent-style-name="Default"/>
    <style:style style:name="ce5472" style:family="table-cell" style:parent-style-name="Default"/>
    <style:style style:name="ce5473" style:family="table-cell" style:parent-style-name="Default"/>
    <style:style style:name="ce5474" style:family="table-cell" style:parent-style-name="Default"/>
    <style:style style:name="ce5475" style:family="table-cell" style:parent-style-name="Default"/>
    <style:style style:name="ce5476" style:family="table-cell" style:parent-style-name="Default"/>
    <style:style style:name="ce5477" style:family="table-cell" style:parent-style-name="Default"/>
    <style:style style:name="ce5478" style:family="table-cell" style:parent-style-name="Default"/>
    <style:style style:name="ce5479" style:family="table-cell" style:parent-style-name="Default"/>
    <style:style style:name="ce5480" style:family="table-cell" style:parent-style-name="Default"/>
    <style:style style:name="ce5481" style:family="table-cell" style:parent-style-name="Default"/>
    <style:style style:name="ce5482" style:family="table-cell" style:parent-style-name="Default"/>
    <style:style style:name="ce5483" style:family="table-cell" style:parent-style-name="Default"/>
    <style:style style:name="ce5484" style:family="table-cell" style:parent-style-name="Default"/>
    <style:style style:name="ce5485" style:family="table-cell" style:parent-style-name="Default"/>
    <style:style style:name="ce5486" style:family="table-cell" style:parent-style-name="Default"/>
    <style:style style:name="ce5487" style:family="table-cell" style:parent-style-name="Default"/>
    <style:style style:name="ce5488" style:family="table-cell" style:parent-style-name="Default"/>
    <style:style style:name="ce5489" style:family="table-cell" style:parent-style-name="Default"/>
    <style:style style:name="ce5490" style:family="table-cell" style:parent-style-name="Default"/>
    <style:style style:name="ce5491" style:family="table-cell" style:parent-style-name="Default"/>
    <style:style style:name="ce5492" style:family="table-cell" style:parent-style-name="Default"/>
    <style:style style:name="ce5493" style:family="table-cell" style:parent-style-name="Default"/>
    <style:style style:name="ce5494" style:family="table-cell" style:parent-style-name="Default"/>
    <style:style style:name="ce5495" style:family="table-cell" style:parent-style-name="Default"/>
    <style:style style:name="ce5496" style:family="table-cell" style:parent-style-name="Default"/>
    <style:style style:name="ce5497" style:family="table-cell" style:parent-style-name="Default"/>
    <style:style style:name="ce5498" style:family="table-cell" style:parent-style-name="Default"/>
    <style:style style:name="ce5499" style:family="table-cell" style:parent-style-name="Default"/>
    <style:style style:name="ce5500" style:family="table-cell" style:parent-style-name="Default"/>
    <style:style style:name="ce5501" style:family="table-cell" style:parent-style-name="Default"/>
    <style:style style:name="ce5502" style:family="table-cell" style:parent-style-name="Default"/>
    <style:style style:name="ce5503" style:family="table-cell" style:parent-style-name="Default"/>
    <style:style style:name="ce5504" style:family="table-cell" style:parent-style-name="Default"/>
    <style:style style:name="ce5505" style:family="table-cell" style:parent-style-name="Default"/>
    <style:style style:name="ce5506" style:family="table-cell" style:parent-style-name="Default"/>
    <style:style style:name="ce5507" style:family="table-cell" style:parent-style-name="Default"/>
    <style:style style:name="ce5508" style:family="table-cell" style:parent-style-name="Default"/>
    <style:style style:name="ce5509" style:family="table-cell" style:parent-style-name="Default"/>
    <style:style style:name="ce5510" style:family="table-cell" style:parent-style-name="Default"/>
    <style:style style:name="ce5511" style:family="table-cell" style:parent-style-name="Default"/>
    <style:style style:name="ce5512" style:family="table-cell" style:parent-style-name="Default"/>
    <style:style style:name="ce5513" style:family="table-cell" style:parent-style-name="Default"/>
    <style:style style:name="ce5514" style:family="table-cell" style:parent-style-name="Default"/>
    <style:style style:name="ce5515" style:family="table-cell" style:parent-style-name="Default"/>
    <style:style style:name="ce5516" style:family="table-cell" style:parent-style-name="Default"/>
    <style:style style:name="ce5517" style:family="table-cell" style:parent-style-name="Default"/>
    <style:style style:name="ce5518" style:family="table-cell" style:parent-style-name="Default"/>
    <style:style style:name="ce5519" style:family="table-cell" style:parent-style-name="Default"/>
    <style:style style:name="ce5520" style:family="table-cell" style:parent-style-name="Default"/>
    <style:style style:name="ce5521" style:family="table-cell" style:parent-style-name="Default"/>
    <style:style style:name="ce5522" style:family="table-cell" style:parent-style-name="Default"/>
    <style:style style:name="ce5523" style:family="table-cell" style:parent-style-name="Default"/>
    <style:style style:name="ce5524" style:family="table-cell" style:parent-style-name="Default"/>
    <style:style style:name="ce5525" style:family="table-cell" style:parent-style-name="Default"/>
    <style:style style:name="ce5526" style:family="table-cell" style:parent-style-name="Default"/>
    <style:style style:name="ce5527" style:family="table-cell" style:parent-style-name="Default"/>
    <style:style style:name="ce5528" style:family="table-cell" style:parent-style-name="Default"/>
    <style:style style:name="ce5529" style:family="table-cell" style:parent-style-name="Default"/>
    <style:style style:name="ce5530" style:family="table-cell" style:parent-style-name="Default"/>
    <style:style style:name="ce5531" style:family="table-cell" style:parent-style-name="Default"/>
    <style:style style:name="ce5532" style:family="table-cell" style:parent-style-name="Default"/>
    <style:style style:name="ce5533" style:family="table-cell" style:parent-style-name="Default"/>
    <style:style style:name="ce5534" style:family="table-cell" style:parent-style-name="Default"/>
    <style:style style:name="ce5535" style:family="table-cell" style:parent-style-name="Default"/>
    <style:style style:name="ce5536" style:family="table-cell" style:parent-style-name="Default"/>
    <style:style style:name="ce5537" style:family="table-cell" style:parent-style-name="Default"/>
    <style:style style:name="ce5538" style:family="table-cell" style:parent-style-name="Default"/>
    <style:style style:name="ce5539" style:family="table-cell" style:parent-style-name="Default"/>
    <style:style style:name="ce5540" style:family="table-cell" style:parent-style-name="Default"/>
    <style:style style:name="ce5541" style:family="table-cell" style:parent-style-name="Default"/>
    <style:style style:name="ce5542" style:family="table-cell" style:parent-style-name="Default"/>
    <style:style style:name="ce5543" style:family="table-cell" style:parent-style-name="Default"/>
    <style:style style:name="ce5544" style:family="table-cell" style:parent-style-name="Default"/>
    <style:style style:name="ce5545" style:family="table-cell" style:parent-style-name="Default"/>
    <style:style style:name="ce5546" style:family="table-cell" style:parent-style-name="Default"/>
    <style:style style:name="ce5547" style:family="table-cell" style:parent-style-name="Default"/>
    <style:style style:name="ce5548" style:family="table-cell" style:parent-style-name="Default"/>
    <style:style style:name="ce5549" style:family="table-cell" style:parent-style-name="Default"/>
    <style:style style:name="ce5550" style:family="table-cell" style:parent-style-name="Default"/>
    <style:style style:name="ce5551" style:family="table-cell" style:parent-style-name="Default"/>
    <style:style style:name="ce5552" style:family="table-cell" style:parent-style-name="Default"/>
    <style:style style:name="ce5553" style:family="table-cell" style:parent-style-name="Default"/>
    <style:style style:name="ce5554" style:family="table-cell" style:parent-style-name="Default"/>
    <style:style style:name="ce5555" style:family="table-cell" style:parent-style-name="Default"/>
    <style:style style:name="ce5556" style:family="table-cell" style:parent-style-name="Default"/>
    <style:style style:name="ce5557" style:family="table-cell" style:parent-style-name="Default"/>
    <style:style style:name="ce5558" style:family="table-cell" style:parent-style-name="Default"/>
    <style:style style:name="ce5559" style:family="table-cell" style:parent-style-name="Default"/>
    <style:style style:name="ce5560" style:family="table-cell" style:parent-style-name="Default"/>
    <style:style style:name="ce5561" style:family="table-cell" style:parent-style-name="Default"/>
    <style:style style:name="ce5562" style:family="table-cell" style:parent-style-name="Default"/>
    <style:style style:name="ce5563" style:family="table-cell" style:parent-style-name="Default"/>
    <style:style style:name="ce5564" style:family="table-cell" style:parent-style-name="Default"/>
    <style:style style:name="ce5565" style:family="table-cell" style:parent-style-name="Default"/>
    <style:style style:name="ce5566" style:family="table-cell" style:parent-style-name="Default"/>
    <style:style style:name="ce5567" style:family="table-cell" style:parent-style-name="Default"/>
    <style:style style:name="ce5568" style:family="table-cell" style:parent-style-name="Default"/>
    <style:style style:name="ce5569" style:family="table-cell" style:parent-style-name="Default"/>
    <style:style style:name="ce5570" style:family="table-cell" style:parent-style-name="Default"/>
    <style:style style:name="ce5571" style:family="table-cell" style:parent-style-name="Default"/>
    <style:style style:name="ce5572" style:family="table-cell" style:parent-style-name="Default"/>
    <style:style style:name="ce5573" style:family="table-cell" style:parent-style-name="Default"/>
    <style:style style:name="ce5574" style:family="table-cell" style:parent-style-name="Default"/>
    <style:style style:name="ce5575" style:family="table-cell" style:parent-style-name="Default"/>
    <style:style style:name="ce5576" style:family="table-cell" style:parent-style-name="Default"/>
    <style:style style:name="ce5577" style:family="table-cell" style:parent-style-name="Default"/>
    <style:style style:name="ce5578" style:family="table-cell" style:parent-style-name="Default"/>
    <style:style style:name="ce5579" style:family="table-cell" style:parent-style-name="Default"/>
    <style:style style:name="ce5580" style:family="table-cell" style:parent-style-name="Default"/>
    <style:style style:name="ce5581" style:family="table-cell" style:parent-style-name="Default"/>
    <style:style style:name="ce5582" style:family="table-cell" style:parent-style-name="Default"/>
    <style:style style:name="ce5583" style:family="table-cell" style:parent-style-name="Default"/>
    <style:style style:name="ce5584" style:family="table-cell" style:parent-style-name="Default"/>
    <style:style style:name="ce5585" style:family="table-cell" style:parent-style-name="Default"/>
    <style:style style:name="ce5586" style:family="table-cell" style:parent-style-name="Default"/>
    <style:style style:name="ce5587" style:family="table-cell" style:parent-style-name="Default"/>
    <style:style style:name="ce5588" style:family="table-cell" style:parent-style-name="Default"/>
    <style:style style:name="ce5589" style:family="table-cell" style:parent-style-name="Default"/>
    <style:style style:name="ce5590" style:family="table-cell" style:parent-style-name="Default"/>
    <style:style style:name="ce5591" style:family="table-cell" style:parent-style-name="Default"/>
    <style:style style:name="ce5592" style:family="table-cell" style:parent-style-name="Default"/>
    <style:style style:name="ce5593" style:family="table-cell" style:parent-style-name="Default"/>
    <style:style style:name="ce5594" style:family="table-cell" style:parent-style-name="Default"/>
    <style:style style:name="ce5595" style:family="table-cell" style:parent-style-name="Default"/>
    <style:style style:name="ce5596" style:family="table-cell" style:parent-style-name="Default"/>
    <style:style style:name="ce5597" style:family="table-cell" style:parent-style-name="Default"/>
    <style:style style:name="ce5598" style:family="table-cell" style:parent-style-name="Default"/>
    <style:style style:name="ce5599" style:family="table-cell" style:parent-style-name="Default"/>
    <style:style style:name="ce5600" style:family="table-cell" style:parent-style-name="Default"/>
    <style:style style:name="ce5601" style:family="table-cell" style:parent-style-name="Default"/>
    <style:style style:name="ce5602" style:family="table-cell" style:parent-style-name="Default"/>
    <style:style style:name="ce5603" style:family="table-cell" style:parent-style-name="Default"/>
    <style:style style:name="ce5604" style:family="table-cell" style:parent-style-name="Default"/>
    <style:style style:name="ce5605" style:family="table-cell" style:parent-style-name="Default"/>
    <style:style style:name="ce5606" style:family="table-cell" style:parent-style-name="Default"/>
    <style:style style:name="ce5607" style:family="table-cell" style:parent-style-name="Default"/>
    <style:style style:name="ce5608" style:family="table-cell" style:parent-style-name="Default"/>
    <style:style style:name="ce5609" style:family="table-cell" style:parent-style-name="Default"/>
    <style:style style:name="ce5610" style:family="table-cell" style:parent-style-name="Default"/>
    <style:style style:name="ce5611" style:family="table-cell" style:parent-style-name="Default"/>
    <style:style style:name="ce5612" style:family="table-cell" style:parent-style-name="Default"/>
    <style:style style:name="ce5613" style:family="table-cell" style:parent-style-name="Default"/>
    <style:style style:name="ce5614" style:family="table-cell" style:parent-style-name="Default"/>
    <style:style style:name="ce5615" style:family="table-cell" style:parent-style-name="Default"/>
    <style:style style:name="ce5616" style:family="table-cell" style:parent-style-name="Default"/>
    <style:style style:name="ce5617" style:family="table-cell" style:parent-style-name="Default"/>
    <style:style style:name="ce5618" style:family="table-cell" style:parent-style-name="Default"/>
    <style:style style:name="ce5619" style:family="table-cell" style:parent-style-name="Default"/>
    <style:style style:name="ce5620" style:family="table-cell" style:parent-style-name="Default"/>
    <style:style style:name="ce5621" style:family="table-cell" style:parent-style-name="Default"/>
    <style:style style:name="ce5622" style:family="table-cell" style:parent-style-name="Default"/>
    <style:style style:name="ce5623" style:family="table-cell" style:parent-style-name="Default"/>
    <style:style style:name="ce5624" style:family="table-cell" style:parent-style-name="Default"/>
    <style:style style:name="ce5625" style:family="table-cell" style:parent-style-name="Default"/>
    <style:style style:name="ce5626" style:family="table-cell" style:parent-style-name="Default"/>
    <style:style style:name="ce5627" style:family="table-cell" style:parent-style-name="Default"/>
    <style:style style:name="ce5628" style:family="table-cell" style:parent-style-name="Default"/>
    <style:style style:name="ce5629" style:family="table-cell" style:parent-style-name="Default"/>
    <style:style style:name="ce5630" style:family="table-cell" style:parent-style-name="Default"/>
    <style:style style:name="ce5631" style:family="table-cell" style:parent-style-name="Default"/>
    <style:style style:name="ce5632" style:family="table-cell" style:parent-style-name="Default"/>
    <style:style style:name="ce5633" style:family="table-cell" style:parent-style-name="Default"/>
    <style:style style:name="ce5634" style:family="table-cell" style:parent-style-name="Default"/>
    <style:style style:name="ce5635" style:family="table-cell" style:parent-style-name="Default"/>
    <style:style style:name="ce5636" style:family="table-cell" style:parent-style-name="Default"/>
    <style:style style:name="ce5637" style:family="table-cell" style:parent-style-name="Default"/>
    <style:style style:name="ce5638" style:family="table-cell" style:parent-style-name="Default"/>
    <style:style style:name="ce5639" style:family="table-cell" style:parent-style-name="Default"/>
    <style:style style:name="ce5640" style:family="table-cell" style:parent-style-name="Default"/>
    <style:style style:name="ce5641" style:family="table-cell" style:parent-style-name="Default"/>
    <style:style style:name="ce5642" style:family="table-cell" style:parent-style-name="Default"/>
    <style:style style:name="ce5643" style:family="table-cell" style:parent-style-name="Default"/>
    <style:style style:name="ce5644" style:family="table-cell" style:parent-style-name="Default"/>
    <style:style style:name="ce5645" style:family="table-cell" style:parent-style-name="Default"/>
    <style:style style:name="ce5646" style:family="table-cell" style:parent-style-name="Default"/>
    <style:style style:name="ce5647" style:family="table-cell" style:parent-style-name="Default"/>
    <style:style style:name="ce5648" style:family="table-cell" style:parent-style-name="Default"/>
    <style:style style:name="ce5649" style:family="table-cell" style:parent-style-name="Default"/>
    <style:style style:name="ce5650" style:family="table-cell" style:parent-style-name="Default"/>
    <style:style style:name="ce5651" style:family="table-cell" style:parent-style-name="Default"/>
    <style:style style:name="ce5652" style:family="table-cell" style:parent-style-name="Default"/>
    <style:style style:name="ce5653" style:family="table-cell" style:parent-style-name="Default"/>
    <style:style style:name="ce5654" style:family="table-cell" style:parent-style-name="Default"/>
    <style:style style:name="ce5655" style:family="table-cell" style:parent-style-name="Default"/>
    <style:style style:name="ce5656" style:family="table-cell" style:parent-style-name="Default"/>
    <style:style style:name="ce5657" style:family="table-cell" style:parent-style-name="Default"/>
    <style:style style:name="ce5658" style:family="table-cell" style:parent-style-name="Default"/>
    <style:style style:name="ce5659" style:family="table-cell" style:parent-style-name="Default"/>
    <style:style style:name="ce5660" style:family="table-cell" style:parent-style-name="Default"/>
    <style:style style:name="ce5661" style:family="table-cell" style:parent-style-name="Default"/>
    <style:style style:name="ce5662" style:family="table-cell" style:parent-style-name="Default"/>
    <style:style style:name="ce5663" style:family="table-cell" style:parent-style-name="Default"/>
    <style:style style:name="ce5664" style:family="table-cell" style:parent-style-name="Default"/>
    <style:style style:name="ce5665" style:family="table-cell" style:parent-style-name="Default"/>
    <style:style style:name="ce5666" style:family="table-cell" style:parent-style-name="Default"/>
    <style:style style:name="ce5667" style:family="table-cell" style:parent-style-name="Default"/>
    <style:style style:name="ce5668" style:family="table-cell" style:parent-style-name="Default"/>
    <style:style style:name="ce5669" style:family="table-cell" style:parent-style-name="Default"/>
    <style:style style:name="ce5670" style:family="table-cell" style:parent-style-name="Default"/>
    <style:style style:name="ce5671" style:family="table-cell" style:parent-style-name="Default"/>
    <style:style style:name="ce5672" style:family="table-cell" style:parent-style-name="Default"/>
    <style:style style:name="ce5673" style:family="table-cell" style:parent-style-name="Default"/>
    <style:style style:name="ce5674" style:family="table-cell" style:parent-style-name="Default"/>
    <style:style style:name="ce5675" style:family="table-cell" style:parent-style-name="Default"/>
    <style:style style:name="ce5676" style:family="table-cell" style:parent-style-name="Default"/>
    <style:style style:name="ce5677" style:family="table-cell" style:parent-style-name="Default"/>
    <style:style style:name="ce5678" style:family="table-cell" style:parent-style-name="Default"/>
    <style:style style:name="ce5679" style:family="table-cell" style:parent-style-name="Default"/>
    <style:style style:name="ce5680" style:family="table-cell" style:parent-style-name="Default"/>
    <style:style style:name="ce5681" style:family="table-cell" style:parent-style-name="Default"/>
    <style:style style:name="ce5682" style:family="table-cell" style:parent-style-name="Default"/>
    <style:style style:name="ce5683" style:family="table-cell" style:parent-style-name="Default"/>
    <style:style style:name="ce5684" style:family="table-cell" style:parent-style-name="Default"/>
    <style:style style:name="ce5685" style:family="table-cell" style:parent-style-name="Default"/>
    <style:style style:name="ce5686" style:family="table-cell" style:parent-style-name="Default"/>
    <style:style style:name="ce5687" style:family="table-cell" style:parent-style-name="Default"/>
    <style:style style:name="ce5688" style:family="table-cell" style:parent-style-name="Default"/>
    <style:style style:name="ce5689" style:family="table-cell" style:parent-style-name="Default"/>
    <style:style style:name="ce5690" style:family="table-cell" style:parent-style-name="Default"/>
    <style:style style:name="ce5691" style:family="table-cell" style:parent-style-name="Default"/>
    <style:style style:name="ce5692" style:family="table-cell" style:parent-style-name="Default"/>
    <style:style style:name="ce5693" style:family="table-cell" style:parent-style-name="Default"/>
    <style:style style:name="ce5694" style:family="table-cell" style:parent-style-name="Default"/>
    <style:style style:name="ce5695" style:family="table-cell" style:parent-style-name="Default"/>
    <style:style style:name="ce5696" style:family="table-cell" style:parent-style-name="Default"/>
    <style:style style:name="ce5697" style:family="table-cell" style:parent-style-name="Default"/>
    <style:style style:name="ce5698" style:family="table-cell" style:parent-style-name="Default"/>
    <style:style style:name="ce5699" style:family="table-cell" style:parent-style-name="Default"/>
    <style:style style:name="ce5700" style:family="table-cell" style:parent-style-name="Default"/>
    <style:style style:name="ce5701" style:family="table-cell" style:parent-style-name="Default"/>
    <style:style style:name="ce5702" style:family="table-cell" style:parent-style-name="Default"/>
    <style:style style:name="ce5703" style:family="table-cell" style:parent-style-name="Default"/>
    <style:style style:name="ce5704" style:family="table-cell" style:parent-style-name="Default"/>
    <style:style style:name="ce5705" style:family="table-cell" style:parent-style-name="Default"/>
    <style:style style:name="ce5706" style:family="table-cell" style:parent-style-name="Default"/>
    <style:style style:name="ce5707" style:family="table-cell" style:parent-style-name="Default"/>
    <style:style style:name="ce5708" style:family="table-cell" style:parent-style-name="Default"/>
    <style:style style:name="ce5709" style:family="table-cell" style:parent-style-name="Default"/>
    <style:style style:name="ce5710" style:family="table-cell" style:parent-style-name="Default"/>
    <style:style style:name="ce5711" style:family="table-cell" style:parent-style-name="Default"/>
    <style:style style:name="ce5712" style:family="table-cell" style:parent-style-name="Default"/>
    <style:style style:name="ce5713" style:family="table-cell" style:parent-style-name="Default"/>
    <style:style style:name="ce5714" style:family="table-cell" style:parent-style-name="Default"/>
    <style:style style:name="ce5715" style:family="table-cell" style:parent-style-name="Default"/>
    <style:style style:name="ce5716" style:family="table-cell" style:parent-style-name="Default"/>
    <style:style style:name="ce5717" style:family="table-cell" style:parent-style-name="Default"/>
    <style:style style:name="ce5718" style:family="table-cell" style:parent-style-name="Default"/>
    <style:style style:name="ce5719" style:family="table-cell" style:parent-style-name="Default"/>
    <style:style style:name="ce5720" style:family="table-cell" style:parent-style-name="Default"/>
    <style:style style:name="ce5721" style:family="table-cell" style:parent-style-name="Default"/>
    <style:style style:name="ce5722" style:family="table-cell" style:parent-style-name="Default"/>
    <style:style style:name="ce5723" style:family="table-cell" style:parent-style-name="Default"/>
    <style:style style:name="ce5724" style:family="table-cell" style:parent-style-name="Default"/>
    <style:style style:name="ce5725" style:family="table-cell" style:parent-style-name="Default"/>
    <style:style style:name="ce5726" style:family="table-cell" style:parent-style-name="Default"/>
    <style:style style:name="ce5727" style:family="table-cell" style:parent-style-name="Default"/>
    <style:style style:name="ce5728" style:family="table-cell" style:parent-style-name="Default"/>
    <style:style style:name="ce5729" style:family="table-cell" style:parent-style-name="Default"/>
    <style:style style:name="ce5730" style:family="table-cell" style:parent-style-name="Default"/>
    <style:style style:name="ce5731" style:family="table-cell" style:parent-style-name="Default"/>
    <style:style style:name="ce5732" style:family="table-cell" style:parent-style-name="Default"/>
    <style:style style:name="ce5733" style:family="table-cell" style:parent-style-name="Default"/>
    <style:style style:name="ce5734" style:family="table-cell" style:parent-style-name="Default"/>
    <style:style style:name="ce5735" style:family="table-cell" style:parent-style-name="Default"/>
    <style:style style:name="ce5736" style:family="table-cell" style:parent-style-name="Default"/>
    <style:style style:name="ce5737" style:family="table-cell" style:parent-style-name="Default"/>
    <style:style style:name="ce5738" style:family="table-cell" style:parent-style-name="Default"/>
    <style:style style:name="ce5739" style:family="table-cell" style:parent-style-name="Default"/>
    <style:style style:name="ce5740" style:family="table-cell" style:parent-style-name="Default"/>
    <style:style style:name="ce5741" style:family="table-cell" style:parent-style-name="Default"/>
    <style:style style:name="ce5742" style:family="table-cell" style:parent-style-name="Default"/>
    <style:style style:name="ce5743" style:family="table-cell" style:parent-style-name="Default"/>
    <style:style style:name="ce5744" style:family="table-cell" style:parent-style-name="Default"/>
    <style:style style:name="ce5745" style:family="table-cell" style:parent-style-name="Default"/>
    <style:style style:name="ce5746" style:family="table-cell" style:parent-style-name="Default"/>
    <style:style style:name="ce5747" style:family="table-cell" style:parent-style-name="Default"/>
    <style:style style:name="ce5748" style:family="table-cell" style:parent-style-name="Default"/>
    <style:style style:name="ce5749" style:family="table-cell" style:parent-style-name="Default"/>
    <style:style style:name="ce5750" style:family="table-cell" style:parent-style-name="Default"/>
    <style:style style:name="ce5751" style:family="table-cell" style:parent-style-name="Default"/>
    <style:style style:name="ce5752" style:family="table-cell" style:parent-style-name="Default"/>
    <style:style style:name="ce5753" style:family="table-cell" style:parent-style-name="Default"/>
    <style:style style:name="ce5754" style:family="table-cell" style:parent-style-name="Default"/>
    <style:style style:name="ce5755" style:family="table-cell" style:parent-style-name="Default"/>
    <style:style style:name="ce5756" style:family="table-cell" style:parent-style-name="Default"/>
    <style:style style:name="ce5757" style:family="table-cell" style:parent-style-name="Default"/>
    <style:style style:name="ce5758" style:family="table-cell" style:parent-style-name="Default"/>
    <style:style style:name="ce5759" style:family="table-cell" style:parent-style-name="Default"/>
    <style:style style:name="ce5760" style:family="table-cell" style:parent-style-name="Default"/>
    <style:style style:name="ce5761" style:family="table-cell" style:parent-style-name="Default"/>
    <style:style style:name="ce5762" style:family="table-cell" style:parent-style-name="Default"/>
    <style:style style:name="ce5763" style:family="table-cell" style:parent-style-name="Default"/>
    <style:style style:name="ce5764" style:family="table-cell" style:parent-style-name="Default"/>
    <style:style style:name="ce5765" style:family="table-cell" style:parent-style-name="Default"/>
    <style:style style:name="ce5766" style:family="table-cell" style:parent-style-name="Default"/>
    <style:style style:name="ce5767" style:family="table-cell" style:parent-style-name="Default"/>
    <style:style style:name="ce5768" style:family="table-cell" style:parent-style-name="Default"/>
    <style:style style:name="ce5769" style:family="table-cell" style:parent-style-name="Default"/>
    <style:style style:name="ce5770" style:family="table-cell" style:parent-style-name="Default"/>
    <style:style style:name="ce5771" style:family="table-cell" style:parent-style-name="Default"/>
    <style:style style:name="ce5772" style:family="table-cell" style:parent-style-name="Default"/>
    <style:style style:name="ce5773" style:family="table-cell" style:parent-style-name="Default"/>
    <style:style style:name="ce5774" style:family="table-cell" style:parent-style-name="Default"/>
    <style:style style:name="ce5775" style:family="table-cell" style:parent-style-name="Default"/>
    <style:style style:name="ce5776" style:family="table-cell" style:parent-style-name="Default"/>
    <style:style style:name="ce5777" style:family="table-cell" style:parent-style-name="Default"/>
    <style:style style:name="ce5778" style:family="table-cell" style:parent-style-name="Default"/>
    <style:style style:name="ce5779" style:family="table-cell" style:parent-style-name="Default"/>
    <style:style style:name="ce5780" style:family="table-cell" style:parent-style-name="Default"/>
    <style:style style:name="ce5781" style:family="table-cell" style:parent-style-name="Default"/>
    <style:style style:name="ce5782" style:family="table-cell" style:parent-style-name="Default"/>
    <style:style style:name="ce5783" style:family="table-cell" style:parent-style-name="Default"/>
    <style:style style:name="ce5784" style:family="table-cell" style:parent-style-name="Default"/>
    <style:style style:name="ce5785" style:family="table-cell" style:parent-style-name="Default"/>
    <style:style style:name="ce5786" style:family="table-cell" style:parent-style-name="Default"/>
    <style:style style:name="ce5787" style:family="table-cell" style:parent-style-name="Default"/>
    <style:style style:name="ce5788" style:family="table-cell" style:parent-style-name="Default"/>
    <style:style style:name="ce5789" style:family="table-cell" style:parent-style-name="Default"/>
    <style:style style:name="ce5790" style:family="table-cell" style:parent-style-name="Default"/>
    <style:style style:name="ce5791" style:family="table-cell" style:parent-style-name="Default"/>
    <style:style style:name="ce5792" style:family="table-cell" style:parent-style-name="Default"/>
    <style:style style:name="ce5793" style:family="table-cell" style:parent-style-name="Default"/>
    <style:style style:name="ce5794" style:family="table-cell" style:parent-style-name="Default"/>
    <style:style style:name="ce5795" style:family="table-cell" style:parent-style-name="Default"/>
    <style:style style:name="ce5796" style:family="table-cell" style:parent-style-name="Default"/>
    <style:style style:name="ce5797" style:family="table-cell" style:parent-style-name="Default"/>
    <style:style style:name="ce5798" style:family="table-cell" style:parent-style-name="Default"/>
    <style:style style:name="ce5799" style:family="table-cell" style:parent-style-name="Default"/>
    <style:style style:name="ce5800" style:family="table-cell" style:parent-style-name="Default"/>
    <style:style style:name="ce5801" style:family="table-cell" style:parent-style-name="Default"/>
    <style:style style:name="ce5802" style:family="table-cell" style:parent-style-name="Default"/>
    <style:style style:name="ce5803" style:family="table-cell" style:parent-style-name="Default"/>
    <style:style style:name="ce5804" style:family="table-cell" style:parent-style-name="Default"/>
    <style:style style:name="ce5805" style:family="table-cell" style:parent-style-name="Default"/>
    <style:style style:name="ce5806" style:family="table-cell" style:parent-style-name="Default"/>
    <style:style style:name="ce5807" style:family="table-cell" style:parent-style-name="Default"/>
    <style:style style:name="ce5808" style:family="table-cell" style:parent-style-name="Default"/>
    <style:style style:name="ce5809" style:family="table-cell" style:parent-style-name="Default"/>
    <style:style style:name="ce5810" style:family="table-cell" style:parent-style-name="Default"/>
    <style:style style:name="ce5811" style:family="table-cell" style:parent-style-name="Default"/>
    <style:style style:name="ce5812" style:family="table-cell" style:parent-style-name="Default"/>
    <style:style style:name="ce5813" style:family="table-cell" style:parent-style-name="Default"/>
    <style:style style:name="ce5814" style:family="table-cell" style:parent-style-name="Default"/>
    <style:style style:name="ce5815" style:family="table-cell" style:parent-style-name="Default"/>
    <style:style style:name="ce5816" style:family="table-cell" style:parent-style-name="Default"/>
    <style:style style:name="ce5817" style:family="table-cell" style:parent-style-name="Default"/>
    <style:style style:name="ce5818" style:family="table-cell" style:parent-style-name="Default"/>
    <style:style style:name="ce5819" style:family="table-cell" style:parent-style-name="Default"/>
    <style:style style:name="ce5820" style:family="table-cell" style:parent-style-name="Default"/>
    <style:style style:name="ce5821" style:family="table-cell" style:parent-style-name="Default"/>
    <style:style style:name="ce5822" style:family="table-cell" style:parent-style-name="Default"/>
    <style:style style:name="ce5823" style:family="table-cell" style:parent-style-name="Default"/>
    <style:style style:name="ce5824" style:family="table-cell" style:parent-style-name="Default"/>
    <style:style style:name="ce5825" style:family="table-cell" style:parent-style-name="Default"/>
    <style:style style:name="ce5826" style:family="table-cell" style:parent-style-name="Default"/>
    <style:style style:name="ce5827" style:family="table-cell" style:parent-style-name="Default"/>
    <style:style style:name="ce5828" style:family="table-cell" style:parent-style-name="Default"/>
    <style:style style:name="ce5829" style:family="table-cell" style:parent-style-name="Default"/>
    <style:style style:name="ce5830" style:family="table-cell" style:parent-style-name="Default"/>
    <style:style style:name="ce5831" style:family="table-cell" style:parent-style-name="Default"/>
    <style:style style:name="ce5832" style:family="table-cell" style:parent-style-name="Default"/>
    <style:style style:name="ce5833" style:family="table-cell" style:parent-style-name="Default"/>
    <style:style style:name="ce5834" style:family="table-cell" style:parent-style-name="Default"/>
    <style:style style:name="ce5835" style:family="table-cell" style:parent-style-name="Default"/>
    <style:style style:name="ce5836" style:family="table-cell" style:parent-style-name="Default"/>
    <style:style style:name="ce5837" style:family="table-cell" style:parent-style-name="Default"/>
    <style:style style:name="ce5838" style:family="table-cell" style:parent-style-name="Default"/>
    <style:style style:name="ce5839" style:family="table-cell" style:parent-style-name="Default"/>
    <style:style style:name="ce5840" style:family="table-cell" style:parent-style-name="Default"/>
    <style:style style:name="ce5841" style:family="table-cell" style:parent-style-name="Default"/>
    <style:style style:name="ce5842" style:family="table-cell" style:parent-style-name="Default"/>
    <style:style style:name="ce5843" style:family="table-cell" style:parent-style-name="Default"/>
    <style:style style:name="ce5844" style:family="table-cell" style:parent-style-name="Default"/>
    <style:style style:name="ce5845" style:family="table-cell" style:parent-style-name="Default"/>
    <style:style style:name="ce5846" style:family="table-cell" style:parent-style-name="Default"/>
    <style:style style:name="ce5847" style:family="table-cell" style:parent-style-name="Default"/>
    <style:style style:name="ce5848" style:family="table-cell" style:parent-style-name="Default"/>
    <style:style style:name="ce5849" style:family="table-cell" style:parent-style-name="Default"/>
    <style:style style:name="ce5850" style:family="table-cell" style:parent-style-name="Default"/>
    <style:style style:name="ce5851" style:family="table-cell" style:parent-style-name="Default"/>
    <style:style style:name="ce5852" style:family="table-cell" style:parent-style-name="Default"/>
    <style:style style:name="ce5853" style:family="table-cell" style:parent-style-name="Default"/>
    <style:style style:name="ce5854" style:family="table-cell" style:parent-style-name="Default"/>
    <style:style style:name="ce5855" style:family="table-cell" style:parent-style-name="Default"/>
    <style:style style:name="ce5856" style:family="table-cell" style:parent-style-name="Default"/>
    <style:style style:name="ce5857" style:family="table-cell" style:parent-style-name="Default"/>
    <style:style style:name="ce5858" style:family="table-cell" style:parent-style-name="Default"/>
    <style:style style:name="ce5859" style:family="table-cell" style:parent-style-name="Default"/>
    <style:style style:name="ce5860" style:family="table-cell" style:parent-style-name="Default"/>
    <style:style style:name="ce5861" style:family="table-cell" style:parent-style-name="Default"/>
    <style:style style:name="ce5862" style:family="table-cell" style:parent-style-name="Default"/>
    <style:style style:name="ce5863" style:family="table-cell" style:parent-style-name="Default"/>
    <style:style style:name="ce5864" style:family="table-cell" style:parent-style-name="Default"/>
    <style:style style:name="ce5865" style:family="table-cell" style:parent-style-name="Default"/>
    <style:style style:name="ce5866" style:family="table-cell" style:parent-style-name="Default"/>
    <style:style style:name="ce5867" style:family="table-cell" style:parent-style-name="Default"/>
    <style:style style:name="ce5868" style:family="table-cell" style:parent-style-name="Default"/>
    <style:style style:name="ce5869" style:family="table-cell" style:parent-style-name="Default"/>
    <style:style style:name="ce5870" style:family="table-cell" style:parent-style-name="Default"/>
    <style:style style:name="ce5871" style:family="table-cell" style:parent-style-name="Default"/>
    <style:style style:name="ce5872" style:family="table-cell" style:parent-style-name="Default"/>
    <style:style style:name="ce5873" style:family="table-cell" style:parent-style-name="Default"/>
    <style:style style:name="ce5874" style:family="table-cell" style:parent-style-name="Default"/>
    <style:style style:name="ce5875" style:family="table-cell" style:parent-style-name="Default"/>
    <style:style style:name="ce5876" style:family="table-cell" style:parent-style-name="Default"/>
    <style:style style:name="ce5877" style:family="table-cell" style:parent-style-name="Default"/>
    <style:style style:name="ce5878" style:family="table-cell" style:parent-style-name="Default"/>
    <style:style style:name="ce5879" style:family="table-cell" style:parent-style-name="Default"/>
    <style:style style:name="ce5880" style:family="table-cell" style:parent-style-name="Default"/>
    <style:style style:name="ce5881" style:family="table-cell" style:parent-style-name="Default"/>
    <style:style style:name="ce5882" style:family="table-cell" style:parent-style-name="Default"/>
    <style:style style:name="ce5883" style:family="table-cell" style:parent-style-name="Default"/>
    <style:style style:name="ce5884" style:family="table-cell" style:parent-style-name="Default"/>
    <style:style style:name="ce5885" style:family="table-cell" style:parent-style-name="Default"/>
    <style:style style:name="ce5886" style:family="table-cell" style:parent-style-name="Default"/>
    <style:style style:name="ce5887" style:family="table-cell" style:parent-style-name="Default"/>
    <style:style style:name="ce5888" style:family="table-cell" style:parent-style-name="Default"/>
    <style:style style:name="ce5889" style:family="table-cell" style:parent-style-name="Default"/>
    <style:style style:name="ce5890" style:family="table-cell" style:parent-style-name="Default"/>
    <style:style style:name="ce5891" style:family="table-cell" style:parent-style-name="Default"/>
    <style:style style:name="ce5892" style:family="table-cell" style:parent-style-name="Default"/>
    <style:style style:name="ce5893" style:family="table-cell" style:parent-style-name="Default"/>
    <style:style style:name="ce5894" style:family="table-cell" style:parent-style-name="Default"/>
    <style:style style:name="ce5895" style:family="table-cell" style:parent-style-name="Default"/>
    <style:style style:name="ce5896" style:family="table-cell" style:parent-style-name="Default"/>
    <style:style style:name="ce5897" style:family="table-cell" style:parent-style-name="Default"/>
    <style:style style:name="ce5898" style:family="table-cell" style:parent-style-name="Default"/>
    <style:style style:name="ce5899" style:family="table-cell" style:parent-style-name="Default"/>
    <style:style style:name="ce5900" style:family="table-cell" style:parent-style-name="Default"/>
    <style:style style:name="ce5901" style:family="table-cell" style:parent-style-name="Default"/>
    <style:style style:name="ce5902" style:family="table-cell" style:parent-style-name="Default"/>
    <style:style style:name="ce5903" style:family="table-cell" style:parent-style-name="Default"/>
    <style:style style:name="ce5904" style:family="table-cell" style:parent-style-name="Default"/>
    <style:style style:name="ce5905" style:family="table-cell" style:parent-style-name="Default"/>
    <style:style style:name="ce5906" style:family="table-cell" style:parent-style-name="Default"/>
    <style:style style:name="ce5907" style:family="table-cell" style:parent-style-name="Default"/>
    <style:style style:name="ce5908" style:family="table-cell" style:parent-style-name="Default"/>
    <style:style style:name="ce5909" style:family="table-cell" style:parent-style-name="Default"/>
    <style:style style:name="ce5910" style:family="table-cell" style:parent-style-name="Default"/>
    <style:style style:name="ce5911" style:family="table-cell" style:parent-style-name="Default"/>
    <style:style style:name="ce5912" style:family="table-cell" style:parent-style-name="Default"/>
    <style:style style:name="ce5913" style:family="table-cell" style:parent-style-name="Default"/>
    <style:style style:name="ce5914" style:family="table-cell" style:parent-style-name="Default"/>
    <style:style style:name="ce5915" style:family="table-cell" style:parent-style-name="Default"/>
    <style:style style:name="ce5916" style:family="table-cell" style:parent-style-name="Default"/>
    <style:style style:name="ce5917" style:family="table-cell" style:parent-style-name="Default"/>
    <style:style style:name="ce5918" style:family="table-cell" style:parent-style-name="Default"/>
    <style:style style:name="ce5919" style:family="table-cell" style:parent-style-name="Default"/>
    <style:style style:name="ce5920" style:family="table-cell" style:parent-style-name="Default"/>
    <style:style style:name="ce5921" style:family="table-cell" style:parent-style-name="Default"/>
    <style:style style:name="ce5922" style:family="table-cell" style:parent-style-name="Default"/>
    <style:style style:name="ce5923" style:family="table-cell" style:parent-style-name="Default"/>
    <style:style style:name="ce5924" style:family="table-cell" style:parent-style-name="Default"/>
    <style:style style:name="ce5925" style:family="table-cell" style:parent-style-name="Default"/>
    <style:style style:name="ce5926" style:family="table-cell" style:parent-style-name="Default"/>
    <style:style style:name="ce5927" style:family="table-cell" style:parent-style-name="Default"/>
    <style:style style:name="ce5928" style:family="table-cell" style:parent-style-name="Default"/>
    <style:style style:name="ce5929" style:family="table-cell" style:parent-style-name="Default"/>
    <style:style style:name="ce5930" style:family="table-cell" style:parent-style-name="Default"/>
    <style:style style:name="ce5931" style:family="table-cell" style:parent-style-name="Default"/>
    <style:style style:name="ce5932" style:family="table-cell" style:parent-style-name="Default"/>
    <style:style style:name="ce5933" style:family="table-cell" style:parent-style-name="Default"/>
    <style:style style:name="ce5934" style:family="table-cell" style:parent-style-name="Default"/>
    <style:style style:name="ce5935" style:family="table-cell" style:parent-style-name="Default"/>
    <style:style style:name="ce5936" style:family="table-cell" style:parent-style-name="Default"/>
    <style:style style:name="ce5937" style:family="table-cell" style:parent-style-name="Default"/>
    <style:style style:name="ce5938" style:family="table-cell" style:parent-style-name="Default"/>
    <style:style style:name="ce5939" style:family="table-cell" style:parent-style-name="Default"/>
    <style:style style:name="ce5940" style:family="table-cell" style:parent-style-name="Default"/>
    <style:style style:name="ce5941" style:family="table-cell" style:parent-style-name="Default"/>
    <style:style style:name="ce5942" style:family="table-cell" style:parent-style-name="Default"/>
    <style:style style:name="ce5943" style:family="table-cell" style:parent-style-name="Default"/>
    <style:style style:name="ce5944" style:family="table-cell" style:parent-style-name="Default"/>
    <style:style style:name="ce5945" style:family="table-cell" style:parent-style-name="Default"/>
    <style:style style:name="ce5946" style:family="table-cell" style:parent-style-name="Default"/>
    <style:style style:name="ce5947" style:family="table-cell" style:parent-style-name="Default"/>
    <style:style style:name="ce5948" style:family="table-cell" style:parent-style-name="Default"/>
    <style:style style:name="ce5949" style:family="table-cell" style:parent-style-name="Default"/>
    <style:style style:name="ce5950" style:family="table-cell" style:parent-style-name="Default"/>
    <style:style style:name="ce5951" style:family="table-cell" style:parent-style-name="Default"/>
    <style:style style:name="ce5952" style:family="table-cell" style:parent-style-name="Default"/>
    <style:style style:name="ce5953" style:family="table-cell" style:parent-style-name="Default"/>
    <style:style style:name="ce5954" style:family="table-cell" style:parent-style-name="Default"/>
    <style:style style:name="ce5955" style:family="table-cell" style:parent-style-name="Default"/>
    <style:style style:name="ce5956" style:family="table-cell" style:parent-style-name="Default"/>
    <style:style style:name="ce5957" style:family="table-cell" style:parent-style-name="Default"/>
    <style:style style:name="ce5958" style:family="table-cell" style:parent-style-name="Default"/>
    <style:style style:name="ce5959" style:family="table-cell" style:parent-style-name="Default"/>
    <style:style style:name="ce5960" style:family="table-cell" style:parent-style-name="Default"/>
    <style:style style:name="ce5961" style:family="table-cell" style:parent-style-name="Default"/>
    <style:style style:name="ce5962" style:family="table-cell" style:parent-style-name="Default"/>
    <style:style style:name="ce5963" style:family="table-cell" style:parent-style-name="Default"/>
    <style:style style:name="ce5964" style:family="table-cell" style:parent-style-name="Default"/>
    <style:style style:name="ce5965" style:family="table-cell" style:parent-style-name="Default"/>
    <style:style style:name="ce5966" style:family="table-cell" style:parent-style-name="Default"/>
    <style:style style:name="ce5967" style:family="table-cell" style:parent-style-name="Default"/>
    <style:style style:name="ce5968" style:family="table-cell" style:parent-style-name="Default"/>
    <style:style style:name="ce5969" style:family="table-cell" style:parent-style-name="Default"/>
    <style:style style:name="ce5970" style:family="table-cell" style:parent-style-name="Default"/>
    <style:style style:name="ce5971" style:family="table-cell" style:parent-style-name="Default"/>
    <style:style style:name="ce5972" style:family="table-cell" style:parent-style-name="Default"/>
    <style:style style:name="ce5973" style:family="table-cell" style:parent-style-name="Default"/>
    <style:style style:name="ce5974" style:family="table-cell" style:parent-style-name="Default"/>
    <style:style style:name="ce5975" style:family="table-cell" style:parent-style-name="Default"/>
    <style:style style:name="ce5976" style:family="table-cell" style:parent-style-name="Default"/>
    <style:style style:name="ce5977" style:family="table-cell" style:parent-style-name="Default"/>
    <style:style style:name="ce5978" style:family="table-cell" style:parent-style-name="Default"/>
    <style:style style:name="ce5979" style:family="table-cell" style:parent-style-name="Default"/>
    <style:style style:name="ce5980" style:family="table-cell" style:parent-style-name="Default"/>
    <style:style style:name="ce5981" style:family="table-cell" style:parent-style-name="Default"/>
    <style:style style:name="ce5982" style:family="table-cell" style:parent-style-name="Default"/>
    <style:style style:name="ce5983" style:family="table-cell" style:parent-style-name="Default"/>
    <style:style style:name="ce5984" style:family="table-cell" style:parent-style-name="Default"/>
    <style:style style:name="ce5985" style:family="table-cell" style:parent-style-name="Default"/>
    <style:style style:name="ce5986" style:family="table-cell" style:parent-style-name="Default"/>
    <style:style style:name="ce5987" style:family="table-cell" style:parent-style-name="Default"/>
    <style:style style:name="ce5988" style:family="table-cell" style:parent-style-name="Default"/>
    <style:style style:name="ce5989" style:family="table-cell" style:parent-style-name="Default"/>
    <style:style style:name="ce5990" style:family="table-cell" style:parent-style-name="Default"/>
    <style:style style:name="ce5991" style:family="table-cell" style:parent-style-name="Default"/>
    <style:style style:name="ce5992" style:family="table-cell" style:parent-style-name="Default"/>
    <style:style style:name="ce5993" style:family="table-cell" style:parent-style-name="Default"/>
    <style:style style:name="ce5994" style:family="table-cell" style:parent-style-name="Default"/>
    <style:style style:name="ce5995" style:family="table-cell" style:parent-style-name="Default"/>
    <style:style style:name="ce5996" style:family="table-cell" style:parent-style-name="Default"/>
    <style:style style:name="ce5997" style:family="table-cell" style:parent-style-name="Default"/>
    <style:style style:name="ce5998" style:family="table-cell" style:parent-style-name="Default"/>
    <style:style style:name="ce5999" style:family="table-cell" style:parent-style-name="Default"/>
    <style:style style:name="ce6000" style:family="table-cell" style:parent-style-name="Default"/>
    <style:style style:name="ce6001" style:family="table-cell" style:parent-style-name="Default"/>
    <style:style style:name="ce6002" style:family="table-cell" style:parent-style-name="Default"/>
    <style:style style:name="ce6003" style:family="table-cell" style:parent-style-name="Default"/>
    <style:style style:name="ce6004" style:family="table-cell" style:parent-style-name="Default"/>
    <style:style style:name="ce6005" style:family="table-cell" style:parent-style-name="Default"/>
    <style:style style:name="ce6006" style:family="table-cell" style:parent-style-name="Default"/>
    <style:style style:name="ce6007" style:family="table-cell" style:parent-style-name="Default"/>
    <style:style style:name="ce6008" style:family="table-cell" style:parent-style-name="Default"/>
    <style:style style:name="ce6009" style:family="table-cell" style:parent-style-name="Default"/>
    <style:style style:name="ce6010" style:family="table-cell" style:parent-style-name="Default"/>
    <style:style style:name="ce6011" style:family="table-cell" style:parent-style-name="Default"/>
    <style:style style:name="ce6012" style:family="table-cell" style:parent-style-name="Default"/>
    <style:style style:name="ce6013" style:family="table-cell" style:parent-style-name="Default"/>
    <style:style style:name="ce6014" style:family="table-cell" style:parent-style-name="Default"/>
    <style:style style:name="ce6015" style:family="table-cell" style:parent-style-name="Default"/>
    <style:style style:name="ce6016" style:family="table-cell" style:parent-style-name="Default"/>
    <style:style style:name="ce6017" style:family="table-cell" style:parent-style-name="Default"/>
    <style:style style:name="ce6018" style:family="table-cell" style:parent-style-name="Default"/>
    <style:style style:name="ce6019" style:family="table-cell" style:parent-style-name="Default"/>
    <style:style style:name="ce6020" style:family="table-cell" style:parent-style-name="Default"/>
    <style:style style:name="ce6021" style:family="table-cell" style:parent-style-name="Default"/>
    <style:style style:name="ce6022" style:family="table-cell" style:parent-style-name="Default"/>
    <style:style style:name="ce6023" style:family="table-cell" style:parent-style-name="Default"/>
    <style:style style:name="ce6024" style:family="table-cell" style:parent-style-name="Default"/>
    <style:style style:name="ce6025" style:family="table-cell" style:parent-style-name="Default"/>
    <style:style style:name="ce6026" style:family="table-cell" style:parent-style-name="Default"/>
    <style:style style:name="ce6027" style:family="table-cell" style:parent-style-name="Default"/>
    <style:style style:name="ce6028" style:family="table-cell" style:parent-style-name="Default"/>
    <style:style style:name="ce6029" style:family="table-cell" style:parent-style-name="Default"/>
    <style:style style:name="ce6030" style:family="table-cell" style:parent-style-name="Default"/>
    <style:style style:name="ce6031" style:family="table-cell" style:parent-style-name="Default"/>
    <style:style style:name="ce6032" style:family="table-cell" style:parent-style-name="Default"/>
    <style:style style:name="ce6033" style:family="table-cell" style:parent-style-name="Default"/>
    <style:style style:name="ce6034" style:family="table-cell" style:parent-style-name="Default"/>
    <style:style style:name="ce6035" style:family="table-cell" style:parent-style-name="Default"/>
    <style:style style:name="ce6036" style:family="table-cell" style:parent-style-name="Default"/>
    <style:style style:name="ce6037" style:family="table-cell" style:parent-style-name="Default"/>
    <style:style style:name="ce6038" style:family="table-cell" style:parent-style-name="Default"/>
    <style:style style:name="ce6039" style:family="table-cell" style:parent-style-name="Default"/>
    <style:style style:name="ce6040" style:family="table-cell" style:parent-style-name="Default"/>
    <style:style style:name="ce6041" style:family="table-cell" style:parent-style-name="Default"/>
    <style:style style:name="ce6042" style:family="table-cell" style:parent-style-name="Default"/>
    <style:style style:name="ce6043" style:family="table-cell" style:parent-style-name="Default"/>
    <style:style style:name="ce6044" style:family="table-cell" style:parent-style-name="Default"/>
    <style:style style:name="ce6045" style:family="table-cell" style:parent-style-name="Default"/>
    <style:style style:name="ce6046" style:family="table-cell" style:parent-style-name="Default"/>
    <style:style style:name="ce6047" style:family="table-cell" style:parent-style-name="Default"/>
    <style:style style:name="ce6048" style:family="table-cell" style:parent-style-name="Default"/>
    <style:style style:name="ce6049" style:family="table-cell" style:parent-style-name="Default"/>
    <style:style style:name="ce6050" style:family="table-cell" style:parent-style-name="Default"/>
    <style:style style:name="ce6051" style:family="table-cell" style:parent-style-name="Default"/>
    <style:style style:name="ce6052" style:family="table-cell" style:parent-style-name="Default"/>
    <style:style style:name="ce6053" style:family="table-cell" style:parent-style-name="Default"/>
    <style:style style:name="ce6054" style:family="table-cell" style:parent-style-name="Default"/>
    <style:style style:name="ce6055" style:family="table-cell" style:parent-style-name="Default"/>
    <style:style style:name="ce6056" style:family="table-cell" style:parent-style-name="Default"/>
    <style:style style:name="ce6057" style:family="table-cell" style:parent-style-name="Default"/>
    <style:style style:name="ce6058" style:family="table-cell" style:parent-style-name="Default"/>
    <style:style style:name="ce6059" style:family="table-cell" style:parent-style-name="Default"/>
    <style:style style:name="ce6060" style:family="table-cell" style:parent-style-name="Default"/>
    <style:style style:name="ce6061" style:family="table-cell" style:parent-style-name="Default"/>
    <style:style style:name="ce6062" style:family="table-cell" style:parent-style-name="Default"/>
    <style:style style:name="ce6063" style:family="table-cell" style:parent-style-name="Default"/>
    <style:style style:name="ce6064" style:family="table-cell" style:parent-style-name="Default"/>
    <style:style style:name="ce6065" style:family="table-cell" style:parent-style-name="Default"/>
    <style:style style:name="ce6066" style:family="table-cell" style:parent-style-name="Default"/>
    <style:style style:name="ce6067" style:family="table-cell" style:parent-style-name="Default"/>
    <style:style style:name="ce6068" style:family="table-cell" style:parent-style-name="Default"/>
    <style:style style:name="ce6069" style:family="table-cell" style:parent-style-name="Default"/>
    <style:style style:name="ce6070" style:family="table-cell" style:parent-style-name="Default"/>
    <style:style style:name="ce6071" style:family="table-cell" style:parent-style-name="Default"/>
    <style:style style:name="ce6072" style:family="table-cell" style:parent-style-name="Default"/>
    <style:style style:name="ce6073" style:family="table-cell" style:parent-style-name="Default"/>
    <style:style style:name="ce6074" style:family="table-cell" style:parent-style-name="Default"/>
    <style:style style:name="ce6075" style:family="table-cell" style:parent-style-name="Default"/>
    <style:style style:name="ce6076" style:family="table-cell" style:parent-style-name="Default"/>
    <style:style style:name="ce6077" style:family="table-cell" style:parent-style-name="Default"/>
    <style:style style:name="ce6078" style:family="table-cell" style:parent-style-name="Default"/>
    <style:style style:name="ce6079" style:family="table-cell" style:parent-style-name="Default"/>
    <style:style style:name="ce6080" style:family="table-cell" style:parent-style-name="Default"/>
    <style:style style:name="ce6081" style:family="table-cell" style:parent-style-name="Default"/>
    <style:style style:name="ce6082" style:family="table-cell" style:parent-style-name="Default"/>
    <style:style style:name="ce6083" style:family="table-cell" style:parent-style-name="Default"/>
    <style:style style:name="ce6084" style:family="table-cell" style:parent-style-name="Default"/>
    <style:style style:name="ce6085" style:family="table-cell" style:parent-style-name="Default"/>
    <style:style style:name="ce6086" style:family="table-cell" style:parent-style-name="Default"/>
    <style:style style:name="ce6087" style:family="table-cell" style:parent-style-name="Default"/>
    <style:style style:name="ce6088" style:family="table-cell" style:parent-style-name="Default"/>
    <style:style style:name="ce6089" style:family="table-cell" style:parent-style-name="Default"/>
    <style:style style:name="ce6090" style:family="table-cell" style:parent-style-name="Default"/>
    <style:style style:name="ce6091" style:family="table-cell" style:parent-style-name="Default"/>
    <style:style style:name="ce6092" style:family="table-cell" style:parent-style-name="Default"/>
    <style:style style:name="ce6093" style:family="table-cell" style:parent-style-name="Default"/>
    <style:style style:name="ce6094" style:family="table-cell" style:parent-style-name="Default"/>
    <style:style style:name="ce6095" style:family="table-cell" style:parent-style-name="Default"/>
    <style:style style:name="ce6096" style:family="table-cell" style:parent-style-name="Default"/>
    <style:style style:name="ce6097" style:family="table-cell" style:parent-style-name="Default"/>
    <style:style style:name="ce6098" style:family="table-cell" style:parent-style-name="Default"/>
    <style:style style:name="ce6099" style:family="table-cell" style:parent-style-name="Default"/>
    <style:style style:name="ce6100" style:family="table-cell" style:parent-style-name="Default"/>
    <style:style style:name="ce6101" style:family="table-cell" style:parent-style-name="Default"/>
    <style:style style:name="ce6102" style:family="table-cell" style:parent-style-name="Default"/>
    <style:style style:name="ce6103" style:family="table-cell" style:parent-style-name="Default"/>
    <style:style style:name="ce6104" style:family="table-cell" style:parent-style-name="Default"/>
    <style:style style:name="ce6105" style:family="table-cell" style:parent-style-name="Default"/>
    <style:style style:name="ce6106" style:family="table-cell" style:parent-style-name="Default"/>
    <style:style style:name="ce6107" style:family="table-cell" style:parent-style-name="Default"/>
    <style:style style:name="ce6108" style:family="table-cell" style:parent-style-name="Default"/>
    <style:style style:name="ce6109" style:family="table-cell" style:parent-style-name="Default"/>
    <style:style style:name="ce6110" style:family="table-cell" style:parent-style-name="Default"/>
    <style:style style:name="ce6111" style:family="table-cell" style:parent-style-name="Default"/>
    <style:style style:name="ce6112" style:family="table-cell" style:parent-style-name="Default"/>
    <style:style style:name="ce6113" style:family="table-cell" style:parent-style-name="Default"/>
    <style:style style:name="ce6114" style:family="table-cell" style:parent-style-name="Default"/>
    <style:style style:name="ce6115" style:family="table-cell" style:parent-style-name="Default"/>
    <style:style style:name="ce6116" style:family="table-cell" style:parent-style-name="Default"/>
    <style:style style:name="ce6117" style:family="table-cell" style:parent-style-name="Default"/>
    <style:style style:name="ce6118" style:family="table-cell" style:parent-style-name="Default"/>
    <style:style style:name="ce6119" style:family="table-cell" style:parent-style-name="Default"/>
    <style:style style:name="ce6120" style:family="table-cell" style:parent-style-name="Default"/>
    <style:style style:name="ce6121" style:family="table-cell" style:parent-style-name="Default"/>
    <style:style style:name="ce6122" style:family="table-cell" style:parent-style-name="Default"/>
    <style:style style:name="ce6123" style:family="table-cell" style:parent-style-name="Default"/>
    <style:style style:name="ce6124" style:family="table-cell" style:parent-style-name="Default"/>
    <style:style style:name="ce6125" style:family="table-cell" style:parent-style-name="Default"/>
    <style:style style:name="ce6126" style:family="table-cell" style:parent-style-name="Default"/>
    <style:style style:name="ce6127" style:family="table-cell" style:parent-style-name="Default"/>
    <style:style style:name="ce6128" style:family="table-cell" style:parent-style-name="Default"/>
    <style:style style:name="ce6129" style:family="table-cell" style:parent-style-name="Default"/>
    <style:style style:name="ce6130" style:family="table-cell" style:parent-style-name="Default"/>
    <style:style style:name="ce6131" style:family="table-cell" style:parent-style-name="Default"/>
    <style:style style:name="ce6132" style:family="table-cell" style:parent-style-name="Default"/>
    <style:style style:name="ce6133" style:family="table-cell" style:parent-style-name="Default"/>
    <style:style style:name="ce6134" style:family="table-cell" style:parent-style-name="Default"/>
    <style:style style:name="ce6135" style:family="table-cell" style:parent-style-name="Default"/>
    <style:style style:name="ce6136" style:family="table-cell" style:parent-style-name="Default"/>
    <style:style style:name="ce6137" style:family="table-cell" style:parent-style-name="Default"/>
    <style:style style:name="ce6138" style:family="table-cell" style:parent-style-name="Default"/>
    <style:style style:name="ce6139" style:family="table-cell" style:parent-style-name="Default"/>
    <style:style style:name="ce6140" style:family="table-cell" style:parent-style-name="Default"/>
    <style:style style:name="ce6141" style:family="table-cell" style:parent-style-name="Default"/>
    <style:style style:name="ce6142" style:family="table-cell" style:parent-style-name="Default"/>
    <style:style style:name="ce6143" style:family="table-cell" style:parent-style-name="Default"/>
    <style:style style:name="ce6144" style:family="table-cell" style:parent-style-name="Default"/>
    <style:style style:name="ce6145" style:family="table-cell" style:parent-style-name="Default"/>
    <style:style style:name="ce6146" style:family="table-cell" style:parent-style-name="Default"/>
    <style:style style:name="ce6147" style:family="table-cell" style:parent-style-name="Default"/>
    <style:style style:name="ce6148" style:family="table-cell" style:parent-style-name="Default"/>
    <style:style style:name="ce6149" style:family="table-cell" style:parent-style-name="Default"/>
    <style:style style:name="ce6150" style:family="table-cell" style:parent-style-name="Default"/>
    <style:style style:name="ce615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1999.ntci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ss-language information retrieval at ULIS.</text:p>
          </table:table-cell>
          <table:table-cell office:value-type="string" calcext:value-type="string">
            <text:p>Atsushi Fujii and Tetsuya Ishikawa</text:p>
          </table:table-cell>
          <table:table-cell office:value-type="string" calcext:value-type="string">
            <text:p>http://www.mt-archive.info/jnl/NTCIR-1999-Fuji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 of the NTU Japanese-English cross-lingual information retrieval system used for NTCIR Workshop.</text:p>
          </table:table-cell>
          <table:table-cell office:value-type="string" calcext:value-type="string">
            <text:p>Chuan-Jie Lin and Wen-Cheng Lin and Guo-Wei Bian and Hsin-Hsi Chen</text:p>
          </table:table-cell>
          <table:table-cell office:value-type="string" calcext:value-type="string">
            <text:p>http://www.mt-archive.info/jnl/NTCIR-1999-Li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-lingual multi-media information retrieval system.</text:p>
          </table:table-cell>
          <table:table-cell office:value-type="string" calcext:value-type="string">
            <text:p>Shoji Mizobuchi and Sankon Lee and Fumihiko Kawano and Tsuyoshi Kobayashi and Takahiro Komatsu</text:p>
          </table:table-cell>
          <table:table-cell office:value-type="string" calcext:value-type="string">
            <text:p>http://www.mt-archive.info/jnl/NTCIR-1999-Mizobuch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ss language information retrieval based on comparable corpora.</text:p>
          </table:table-cell>
          <table:table-cell office:value-type="string" calcext:value-type="string">
            <text:p>S.Nakazawa and T.Ochiai and K.Satoh and A.Okumura</text:p>
          </table:table-cell>
          <table:table-cell office:value-type="string" calcext:value-type="string">
            <text:p>http://www.mt-archive.info/jnl/NTCIR-1999-Nakazaw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TCIR CLIR experiments at the University of Maryland.</text:p>
          </table:table-cell>
          <table:table-cell office:value-type="string" calcext:value-type="string">
            <text:p>Douglas W.Oard and Jianqiang Wang</text:p>
          </table:table-cell>
          <table:table-cell office:value-type="string" calcext:value-type="string">
            <text:p>http://www.mt-archive.info/jnl/NTCIR-1999-Oard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ss-language information retrieval for NTCIR at Toshiba.</text:p>
          </table:table-cell>
          <table:table-cell office:value-type="string" calcext:value-type="string">
            <text:p>Tetsuya Sakai and Yasuyo Shibazaki and Masaru Suzuki and Masahiro Kajiura</text:p>
          </table:table-cell>
          <table:table-cell office:value-type="string" calcext:value-type="string">
            <text:p>http://www.mt-archive.info/jnl/NTCIR-1999-Saka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namic programming – a new paradigm for information retrieval.</text:p>
          </table:table-cell>
          <table:table-cell office:value-type="string" calcext:value-type="string">
            <text:p>Ryuichi Sawada and Kyoji Umemura</text:p>
          </table:table-cell>
          <table:table-cell office:value-type="string" calcext:value-type="string">
            <text:p>http://www.mt-archive.info/jnl/NTCIR-1999-Sawada.pdf</text:p>
          </table:table-cell>
          <table:table-cell table:number-columns-repeated="1021"/>
        </table:table-row>
        <table:table-row table:style-name="ro1" table:number-rows-repeated="75">
          <table:table-cell table:style-name="Default" table:number-columns-repeated="1024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999.ntcir'.A84:'1999.ntcir'.AMJ1048576 '1999.ntcir'.A1:'1999.ntcir'.AMJ8">
            <calcext:condition calcext:apply-style-name="Accent" calcext:value="duplicate" calcext:base-cell-address="'1999.ntcir'.A1"/>
          </calcext:conditional-format>
        </calcext:conditional-formats>
      </table:table>
      <table:table table:name="2001.ntcir" table:style-name="ta1">
        <table:table-column table:style-name="co4" table:default-cell-style-name="ce3"/>
        <table:table-column table:style-name="co5" table:number-columns-repeated="1023" table:default-cell-style-name="ce3"/>
        <table:table-row table:style-name="ro1">
          <table:table-cell table:style-name="ce2" office:value-type="string" calcext:value-type="string">
            <text:p>Title</text:p>
          </table:table-cell>
          <table:table-cell table:style-name="ce4" office:value-type="string" calcext:value-type="string">
            <text:p>Authors</text:p>
          </table:table-cell>
          <table:table-cell table:style-name="ce5" office:value-type="string" calcext:value-type="string">
            <text:p>Pdf</text:p>
          </table:table-cell>
          <table:table-cell table:style-name="ce6" office:value-type="string" calcext:value-type="string">
            <text:p>Presentation</text:p>
          </table:table-cell>
          <table:table-cell table:style-name="ce7" office:value-type="string" calcext:value-type="string">
            <text:p>Volume_Name</text:p>
          </table:table-cell>
          <table:table-cell table:style-name="ce8" office:value-type="string" calcext:value-type="string">
            <text:p>Pages</text:p>
          </table:table-cell>
          <table:table-cell table:style-name="ce9" office:value-type="string" calcext:value-type="string">
            <text:p>Notes</text:p>
          </table:table-cell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8"/>
          <table:table-cell table:style-name="ce39"/>
          <table:table-cell table:style-name="ce40"/>
          <table:table-cell table:style-name="ce41"/>
          <table:table-cell table:style-name="ce42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53"/>
          <table:table-cell table:style-name="ce54"/>
          <table:table-cell table:style-name="ce55"/>
          <table:table-cell table:style-name="ce56"/>
          <table:table-cell table:style-name="ce57"/>
          <table:table-cell table:style-name="ce58"/>
          <table:table-cell table:style-name="ce59"/>
          <table:table-cell table:style-name="ce60"/>
          <table:table-cell table:style-name="ce61"/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68"/>
          <table:table-cell table:style-name="ce69"/>
          <table:table-cell table:style-name="ce70"/>
          <table:table-cell table:style-name="ce71"/>
          <table:table-cell table:style-name="ce72"/>
          <table:table-cell table:style-name="ce73"/>
          <table:table-cell table:style-name="ce74"/>
          <table:table-cell table:style-name="ce75"/>
          <table:table-cell table:style-name="ce76"/>
          <table:table-cell table:style-name="ce77"/>
          <table:table-cell table:style-name="ce78"/>
          <table:table-cell table:style-name="ce79"/>
          <table:table-cell table:style-name="ce80"/>
          <table:table-cell table:style-name="ce81"/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/>
          <table:table-cell table:style-name="ce88"/>
          <table:table-cell table:style-name="ce89"/>
          <table:table-cell table:style-name="ce90"/>
          <table:table-cell table:style-name="ce91"/>
          <table:table-cell table:style-name="ce92"/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100"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122"/>
          <table:table-cell table:style-name="ce123"/>
          <table:table-cell table:style-name="ce124"/>
          <table:table-cell table:style-name="ce125"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6"/>
          <table:table-cell table:style-name="ce147"/>
          <table:table-cell table:style-name="ce148"/>
          <table:table-cell table:style-name="ce149"/>
          <table:table-cell table:style-name="ce150"/>
          <table:table-cell table:style-name="ce151"/>
          <table:table-cell table:style-name="ce152"/>
          <table:table-cell table:style-name="ce153"/>
          <table:table-cell table:style-name="ce154"/>
          <table:table-cell table:style-name="ce155"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161"/>
          <table:table-cell table:style-name="ce162"/>
          <table:table-cell table:style-name="ce163"/>
          <table:table-cell table:style-name="ce164"/>
          <table:table-cell table:style-name="ce165"/>
          <table:table-cell table:style-name="ce166"/>
          <table:table-cell table:style-name="ce167"/>
          <table:table-cell table:style-name="ce168"/>
          <table:table-cell table:style-name="ce169"/>
          <table:table-cell table:style-name="ce170"/>
          <table:table-cell table:style-name="ce171"/>
          <table:table-cell table:style-name="ce172"/>
          <table:table-cell table:style-name="ce173"/>
          <table:table-cell table:style-name="ce174"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80"/>
          <table:table-cell table:style-name="ce181"/>
          <table:table-cell table:style-name="ce182"/>
          <table:table-cell table:style-name="ce183"/>
          <table:table-cell table:style-name="ce184"/>
          <table:table-cell table:style-name="ce185"/>
          <table:table-cell table:style-name="ce186"/>
          <table:table-cell table:style-name="ce187"/>
          <table:table-cell table:style-name="ce188"/>
          <table:table-cell table:style-name="ce189"/>
          <table:table-cell table:style-name="ce190"/>
          <table:table-cell table:style-name="ce191"/>
          <table:table-cell table:style-name="ce192"/>
          <table:table-cell table:style-name="ce193"/>
          <table:table-cell table:style-name="ce194"/>
          <table:table-cell table:style-name="ce195"/>
          <table:table-cell table:style-name="ce196"/>
          <table:table-cell table:style-name="ce197"/>
          <table:table-cell table:style-name="ce198"/>
          <table:table-cell table:style-name="ce199"/>
          <table:table-cell table:style-name="ce200"/>
          <table:table-cell table:style-name="ce201"/>
          <table:table-cell table:style-name="ce202"/>
          <table:table-cell table:style-name="ce203"/>
          <table:table-cell table:style-name="ce204"/>
          <table:table-cell table:style-name="ce205"/>
          <table:table-cell table:style-name="ce206"/>
          <table:table-cell table:style-name="ce207"/>
          <table:table-cell table:style-name="ce208"/>
          <table:table-cell table:style-name="ce209"/>
          <table:table-cell table:style-name="ce210"/>
          <table:table-cell table:style-name="ce211"/>
          <table:table-cell table:style-name="ce212"/>
          <table:table-cell table:style-name="ce213"/>
          <table:table-cell table:style-name="ce214"/>
          <table:table-cell table:style-name="ce215"/>
          <table:table-cell table:style-name="ce216"/>
          <table:table-cell table:style-name="ce217"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8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7"/>
          <table:table-cell table:style-name="ce238"/>
          <table:table-cell table:style-name="ce239"/>
          <table:table-cell table:style-name="ce240"/>
          <table:table-cell table:style-name="ce241"/>
          <table:table-cell table:style-name="ce242"/>
          <table:table-cell table:style-name="ce243"/>
          <table:table-cell table:style-name="ce244"/>
          <table:table-cell table:style-name="ce245"/>
          <table:table-cell table:style-name="ce246"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253"/>
          <table:table-cell table:style-name="ce254"/>
          <table:table-cell table:style-name="ce255"/>
          <table:table-cell table:style-name="ce256"/>
          <table:table-cell table:style-name="ce257"/>
          <table:table-cell table:style-name="ce258"/>
          <table:table-cell table:style-name="ce259"/>
          <table:table-cell table:style-name="ce260"/>
          <table:table-cell table:style-name="ce261"/>
          <table:table-cell table:style-name="ce262"/>
          <table:table-cell table:style-name="ce263"/>
          <table:table-cell table:style-name="ce264"/>
          <table:table-cell table:style-name="ce265"/>
          <table:table-cell table:style-name="ce266"/>
          <table:table-cell table:style-name="ce267"/>
          <table:table-cell table:style-name="ce268"/>
          <table:table-cell table:style-name="ce269"/>
          <table:table-cell table:style-name="ce270"/>
          <table:table-cell table:style-name="ce271"/>
          <table:table-cell table:style-name="ce272"/>
          <table:table-cell table:style-name="ce273"/>
          <table:table-cell table:style-name="ce274"/>
          <table:table-cell table:style-name="ce275"/>
          <table:table-cell table:style-name="ce276"/>
          <table:table-cell table:style-name="ce277"/>
          <table:table-cell table:style-name="ce278"/>
          <table:table-cell table:style-name="ce279"/>
          <table:table-cell table:style-name="ce280"/>
          <table:table-cell table:style-name="ce281"/>
          <table:table-cell table:style-name="ce282"/>
          <table:table-cell table:style-name="ce283"/>
          <table:table-cell table:style-name="ce284"/>
          <table:table-cell table:style-name="ce285"/>
          <table:table-cell table:style-name="ce286"/>
          <table:table-cell table:style-name="ce287"/>
          <table:table-cell table:style-name="ce288"/>
          <table:table-cell table:style-name="ce289"/>
          <table:table-cell table:style-name="ce290"/>
          <table:table-cell table:style-name="ce291"/>
          <table:table-cell table:style-name="ce292"/>
          <table:table-cell table:style-name="ce293"/>
          <table:table-cell table:style-name="ce294"/>
          <table:table-cell table:style-name="ce295"/>
          <table:table-cell table:style-name="ce296"/>
          <table:table-cell table:style-name="ce297"/>
          <table:table-cell table:style-name="ce298"/>
          <table:table-cell table:style-name="ce299"/>
          <table:table-cell table:style-name="ce300"/>
          <table:table-cell table:style-name="ce301"/>
          <table:table-cell table:style-name="ce302"/>
          <table:table-cell table:style-name="ce303"/>
          <table:table-cell table:style-name="ce304"/>
          <table:table-cell table:style-name="ce305"/>
          <table:table-cell table:style-name="ce306"/>
          <table:table-cell table:style-name="ce307"/>
          <table:table-cell table:style-name="ce308"/>
          <table:table-cell table:style-name="ce309"/>
          <table:table-cell table:style-name="ce310"/>
          <table:table-cell table:style-name="ce311"/>
          <table:table-cell table:style-name="ce312"/>
          <table:table-cell table:style-name="ce313"/>
          <table:table-cell table:style-name="ce314"/>
          <table:table-cell table:style-name="ce315"/>
          <table:table-cell table:style-name="ce316"/>
          <table:table-cell table:style-name="ce317"/>
          <table:table-cell table:style-name="ce318"/>
          <table:table-cell table:style-name="ce319"/>
          <table:table-cell table:style-name="ce320"/>
          <table:table-cell table:style-name="ce321"/>
          <table:table-cell table:style-name="ce322"/>
          <table:table-cell table:style-name="ce323"/>
          <table:table-cell table:style-name="ce324"/>
          <table:table-cell table:style-name="ce325"/>
          <table:table-cell table:style-name="ce326"/>
          <table:table-cell table:style-name="ce327"/>
          <table:table-cell table:style-name="ce328"/>
          <table:table-cell table:style-name="ce329"/>
          <table:table-cell table:style-name="ce330"/>
          <table:table-cell table:style-name="ce331"/>
          <table:table-cell table:style-name="ce332"/>
          <table:table-cell table:style-name="ce333"/>
          <table:table-cell table:style-name="ce334"/>
          <table:table-cell table:style-name="ce335"/>
          <table:table-cell table:style-name="ce336"/>
          <table:table-cell table:style-name="ce337"/>
          <table:table-cell table:style-name="ce338"/>
          <table:table-cell table:style-name="ce339"/>
          <table:table-cell table:style-name="ce340"/>
          <table:table-cell table:style-name="ce341"/>
          <table:table-cell table:style-name="ce342"/>
          <table:table-cell table:style-name="ce343"/>
          <table:table-cell table:style-name="ce344"/>
          <table:table-cell table:style-name="ce345"/>
          <table:table-cell table:style-name="ce346"/>
          <table:table-cell table:style-name="ce347"/>
          <table:table-cell table:style-name="ce348"/>
          <table:table-cell table:style-name="ce349"/>
          <table:table-cell table:style-name="ce350"/>
          <table:table-cell table:style-name="ce351"/>
          <table:table-cell table:style-name="ce352"/>
          <table:table-cell table:style-name="ce353"/>
          <table:table-cell table:style-name="ce354"/>
          <table:table-cell table:style-name="ce355"/>
          <table:table-cell table:style-name="ce356"/>
          <table:table-cell table:style-name="ce357"/>
          <table:table-cell table:style-name="ce358"/>
          <table:table-cell table:style-name="ce359"/>
          <table:table-cell table:style-name="ce360"/>
          <table:table-cell table:style-name="ce361"/>
          <table:table-cell table:style-name="ce362"/>
          <table:table-cell table:style-name="ce363"/>
          <table:table-cell table:style-name="ce364"/>
          <table:table-cell table:style-name="ce365"/>
          <table:table-cell table:style-name="ce366"/>
          <table:table-cell table:style-name="ce367"/>
          <table:table-cell table:style-name="ce368"/>
          <table:table-cell table:style-name="ce369"/>
          <table:table-cell table:style-name="ce370"/>
          <table:table-cell table:style-name="ce371"/>
          <table:table-cell table:style-name="ce372"/>
          <table:table-cell table:style-name="ce373"/>
          <table:table-cell table:style-name="ce374"/>
          <table:table-cell table:style-name="ce375"/>
          <table:table-cell table:style-name="ce376"/>
          <table:table-cell table:style-name="ce377"/>
          <table:table-cell table:style-name="ce378"/>
          <table:table-cell table:style-name="ce379"/>
          <table:table-cell table:style-name="ce380"/>
          <table:table-cell table:style-name="ce381"/>
          <table:table-cell table:style-name="ce382"/>
          <table:table-cell table:style-name="ce383"/>
          <table:table-cell table:style-name="ce384"/>
          <table:table-cell table:style-name="ce385"/>
          <table:table-cell table:style-name="ce386"/>
          <table:table-cell table:style-name="ce387"/>
          <table:table-cell table:style-name="ce388"/>
          <table:table-cell table:style-name="ce389"/>
          <table:table-cell table:style-name="ce390"/>
          <table:table-cell table:style-name="ce391"/>
          <table:table-cell table:style-name="ce392"/>
          <table:table-cell table:style-name="ce393"/>
          <table:table-cell table:style-name="ce394"/>
          <table:table-cell table:style-name="ce395"/>
          <table:table-cell table:style-name="ce396"/>
          <table:table-cell table:style-name="ce397"/>
          <table:table-cell table:style-name="ce398"/>
          <table:table-cell table:style-name="ce399"/>
          <table:table-cell table:style-name="ce400"/>
          <table:table-cell table:style-name="ce401"/>
          <table:table-cell table:style-name="ce402"/>
          <table:table-cell table:style-name="ce403"/>
          <table:table-cell table:style-name="ce404"/>
          <table:table-cell table:style-name="ce405"/>
          <table:table-cell table:style-name="ce406"/>
          <table:table-cell table:style-name="ce407"/>
          <table:table-cell table:style-name="ce408"/>
          <table:table-cell table:style-name="ce409"/>
          <table:table-cell table:style-name="ce410"/>
          <table:table-cell table:style-name="ce411"/>
          <table:table-cell table:style-name="ce412"/>
          <table:table-cell table:style-name="ce413"/>
          <table:table-cell table:style-name="ce414"/>
          <table:table-cell table:style-name="ce415"/>
          <table:table-cell table:style-name="ce416"/>
          <table:table-cell table:style-name="ce417"/>
          <table:table-cell table:style-name="ce418"/>
          <table:table-cell table:style-name="ce419"/>
          <table:table-cell table:style-name="ce420"/>
          <table:table-cell table:style-name="ce421"/>
          <table:table-cell table:style-name="ce422"/>
          <table:table-cell table:style-name="ce423"/>
          <table:table-cell table:style-name="ce424"/>
          <table:table-cell table:style-name="ce425"/>
          <table:table-cell table:style-name="ce426"/>
          <table:table-cell table:style-name="ce427"/>
          <table:table-cell table:style-name="ce428"/>
          <table:table-cell table:style-name="ce429"/>
          <table:table-cell table:style-name="ce430"/>
          <table:table-cell table:style-name="ce431"/>
          <table:table-cell table:style-name="ce432"/>
          <table:table-cell table:style-name="ce433"/>
          <table:table-cell table:style-name="ce434"/>
          <table:table-cell table:style-name="ce435"/>
          <table:table-cell table:style-name="ce436"/>
          <table:table-cell table:style-name="ce437"/>
          <table:table-cell table:style-name="ce438"/>
          <table:table-cell table:style-name="ce439"/>
          <table:table-cell table:style-name="ce440"/>
          <table:table-cell table:style-name="ce441"/>
          <table:table-cell table:style-name="ce442"/>
          <table:table-cell table:style-name="ce443"/>
          <table:table-cell table:style-name="ce444"/>
          <table:table-cell table:style-name="ce445"/>
          <table:table-cell table:style-name="ce446"/>
          <table:table-cell table:style-name="ce447"/>
          <table:table-cell table:style-name="ce448"/>
          <table:table-cell table:style-name="ce449"/>
          <table:table-cell table:style-name="ce450"/>
          <table:table-cell table:style-name="ce451"/>
          <table:table-cell table:style-name="ce452"/>
          <table:table-cell table:style-name="ce453"/>
          <table:table-cell table:style-name="ce454"/>
          <table:table-cell table:style-name="ce455"/>
          <table:table-cell table:style-name="ce456"/>
          <table:table-cell table:style-name="ce457"/>
          <table:table-cell table:style-name="ce458"/>
          <table:table-cell table:style-name="ce459"/>
          <table:table-cell table:style-name="ce460"/>
          <table:table-cell table:style-name="ce461"/>
          <table:table-cell table:style-name="ce462"/>
          <table:table-cell table:style-name="ce463"/>
          <table:table-cell table:style-name="ce464"/>
          <table:table-cell table:style-name="ce465"/>
          <table:table-cell table:style-name="ce466"/>
          <table:table-cell table:style-name="ce467"/>
          <table:table-cell table:style-name="ce468"/>
          <table:table-cell table:style-name="ce469"/>
          <table:table-cell table:style-name="ce470"/>
          <table:table-cell table:style-name="ce471"/>
          <table:table-cell table:style-name="ce472"/>
          <table:table-cell table:style-name="ce473"/>
          <table:table-cell table:style-name="ce474"/>
          <table:table-cell table:style-name="ce475"/>
          <table:table-cell table:style-name="ce476"/>
          <table:table-cell table:style-name="ce477"/>
          <table:table-cell table:style-name="ce478"/>
          <table:table-cell table:style-name="ce479"/>
          <table:table-cell table:style-name="ce480"/>
          <table:table-cell table:style-name="ce481"/>
          <table:table-cell table:style-name="ce482"/>
          <table:table-cell table:style-name="ce483"/>
          <table:table-cell table:style-name="ce484"/>
          <table:table-cell table:style-name="ce485"/>
          <table:table-cell table:style-name="ce486"/>
          <table:table-cell table:style-name="ce487"/>
          <table:table-cell table:style-name="ce488"/>
          <table:table-cell table:style-name="ce489"/>
          <table:table-cell table:style-name="ce490"/>
          <table:table-cell table:style-name="ce491"/>
          <table:table-cell table:style-name="ce492"/>
          <table:table-cell table:style-name="ce493"/>
          <table:table-cell table:style-name="ce494"/>
          <table:table-cell table:style-name="ce495"/>
          <table:table-cell table:style-name="ce496"/>
          <table:table-cell table:style-name="ce497"/>
          <table:table-cell table:style-name="ce498"/>
          <table:table-cell table:style-name="ce499"/>
          <table:table-cell table:style-name="ce500"/>
          <table:table-cell table:style-name="ce501"/>
          <table:table-cell table:style-name="ce502"/>
          <table:table-cell table:style-name="ce503"/>
          <table:table-cell table:style-name="ce504"/>
          <table:table-cell table:style-name="ce505"/>
          <table:table-cell table:style-name="ce506"/>
          <table:table-cell table:style-name="ce507"/>
          <table:table-cell table:style-name="ce508"/>
          <table:table-cell table:style-name="ce509"/>
          <table:table-cell table:style-name="ce510"/>
          <table:table-cell table:style-name="ce511"/>
          <table:table-cell table:style-name="ce512"/>
          <table:table-cell table:style-name="ce513"/>
          <table:table-cell table:style-name="ce514"/>
          <table:table-cell table:style-name="ce515"/>
          <table:table-cell table:style-name="ce516"/>
          <table:table-cell table:style-name="ce517"/>
          <table:table-cell table:style-name="ce518"/>
          <table:table-cell table:style-name="ce519"/>
          <table:table-cell table:style-name="ce520"/>
          <table:table-cell table:style-name="ce521"/>
          <table:table-cell table:style-name="ce522"/>
          <table:table-cell table:style-name="ce523"/>
          <table:table-cell table:style-name="ce524"/>
          <table:table-cell table:style-name="ce525"/>
          <table:table-cell table:style-name="ce526"/>
          <table:table-cell table:style-name="ce527"/>
          <table:table-cell table:style-name="ce528"/>
          <table:table-cell table:style-name="ce529"/>
          <table:table-cell table:style-name="ce530"/>
          <table:table-cell table:style-name="ce531"/>
          <table:table-cell table:style-name="ce532"/>
          <table:table-cell table:style-name="ce533"/>
          <table:table-cell table:style-name="ce534"/>
          <table:table-cell table:style-name="ce535"/>
          <table:table-cell table:style-name="ce536"/>
          <table:table-cell table:style-name="ce537"/>
          <table:table-cell table:style-name="ce538"/>
          <table:table-cell table:style-name="ce539"/>
          <table:table-cell table:style-name="ce540"/>
          <table:table-cell table:style-name="ce541"/>
          <table:table-cell table:style-name="ce542"/>
          <table:table-cell table:style-name="ce543"/>
          <table:table-cell table:style-name="ce544"/>
          <table:table-cell table:style-name="ce545"/>
          <table:table-cell table:style-name="ce546"/>
          <table:table-cell table:style-name="ce547"/>
          <table:table-cell table:style-name="ce548"/>
          <table:table-cell table:style-name="ce549"/>
          <table:table-cell table:style-name="ce550"/>
          <table:table-cell table:style-name="ce551"/>
          <table:table-cell table:style-name="ce552"/>
          <table:table-cell table:style-name="ce553"/>
          <table:table-cell table:style-name="ce554"/>
          <table:table-cell table:style-name="ce555"/>
          <table:table-cell table:style-name="ce556"/>
          <table:table-cell table:style-name="ce557"/>
          <table:table-cell table:style-name="ce558"/>
          <table:table-cell table:style-name="ce559"/>
          <table:table-cell table:style-name="ce560"/>
          <table:table-cell table:style-name="ce561"/>
          <table:table-cell table:style-name="ce562"/>
          <table:table-cell table:style-name="ce563"/>
          <table:table-cell table:style-name="ce564"/>
          <table:table-cell table:style-name="ce565"/>
          <table:table-cell table:style-name="ce566"/>
          <table:table-cell table:style-name="ce567"/>
          <table:table-cell table:style-name="ce568"/>
          <table:table-cell table:style-name="ce569"/>
          <table:table-cell table:style-name="ce570"/>
          <table:table-cell table:style-name="ce571"/>
          <table:table-cell table:style-name="ce572"/>
          <table:table-cell table:style-name="ce573"/>
          <table:table-cell table:style-name="ce574"/>
          <table:table-cell table:style-name="ce575"/>
          <table:table-cell table:style-name="ce576"/>
          <table:table-cell table:style-name="ce577"/>
          <table:table-cell table:style-name="ce578"/>
          <table:table-cell table:style-name="ce579"/>
          <table:table-cell table:style-name="ce580"/>
          <table:table-cell table:style-name="ce581"/>
          <table:table-cell table:style-name="ce582"/>
          <table:table-cell table:style-name="ce583"/>
          <table:table-cell table:style-name="ce584"/>
          <table:table-cell table:style-name="ce585"/>
          <table:table-cell table:style-name="ce586"/>
          <table:table-cell table:style-name="ce587"/>
          <table:table-cell table:style-name="ce588"/>
          <table:table-cell table:style-name="ce589"/>
          <table:table-cell table:style-name="ce590"/>
          <table:table-cell table:style-name="ce591"/>
          <table:table-cell table:style-name="ce592"/>
          <table:table-cell table:style-name="ce593"/>
          <table:table-cell table:style-name="ce594"/>
          <table:table-cell table:style-name="ce595"/>
          <table:table-cell table:style-name="ce596"/>
          <table:table-cell table:style-name="ce597"/>
          <table:table-cell table:style-name="ce598"/>
          <table:table-cell table:style-name="ce599"/>
          <table:table-cell table:style-name="ce600"/>
          <table:table-cell table:style-name="ce601"/>
          <table:table-cell table:style-name="ce602"/>
          <table:table-cell table:style-name="ce603"/>
          <table:table-cell table:style-name="ce604"/>
          <table:table-cell table:style-name="ce605"/>
          <table:table-cell table:style-name="ce606"/>
          <table:table-cell table:style-name="ce607"/>
          <table:table-cell table:style-name="ce608"/>
          <table:table-cell table:style-name="ce609"/>
          <table:table-cell table:style-name="ce610"/>
          <table:table-cell table:style-name="ce611"/>
          <table:table-cell table:style-name="ce612"/>
          <table:table-cell table:style-name="ce613"/>
          <table:table-cell table:style-name="ce614"/>
          <table:table-cell table:style-name="ce615"/>
          <table:table-cell table:style-name="ce616"/>
          <table:table-cell table:style-name="ce617"/>
          <table:table-cell table:style-name="ce618"/>
          <table:table-cell table:style-name="ce619"/>
          <table:table-cell table:style-name="ce620"/>
          <table:table-cell table:style-name="ce621"/>
          <table:table-cell table:style-name="ce622"/>
          <table:table-cell table:style-name="ce623"/>
          <table:table-cell table:style-name="ce624"/>
          <table:table-cell table:style-name="ce625"/>
          <table:table-cell table:style-name="ce626"/>
          <table:table-cell table:style-name="ce627"/>
          <table:table-cell table:style-name="ce628"/>
          <table:table-cell table:style-name="ce629"/>
          <table:table-cell table:style-name="ce630"/>
          <table:table-cell table:style-name="ce631"/>
          <table:table-cell table:style-name="ce632"/>
          <table:table-cell table:style-name="ce633"/>
          <table:table-cell table:style-name="ce634"/>
          <table:table-cell table:style-name="ce635"/>
          <table:table-cell table:style-name="ce636"/>
          <table:table-cell table:style-name="ce637"/>
          <table:table-cell table:style-name="ce638"/>
          <table:table-cell table:style-name="ce639"/>
          <table:table-cell table:style-name="ce640"/>
          <table:table-cell table:style-name="ce641"/>
          <table:table-cell table:style-name="ce642"/>
          <table:table-cell table:style-name="ce643"/>
          <table:table-cell table:style-name="ce644"/>
          <table:table-cell table:style-name="ce645"/>
          <table:table-cell table:style-name="ce646"/>
          <table:table-cell table:style-name="ce647"/>
          <table:table-cell table:style-name="ce648"/>
          <table:table-cell table:style-name="ce649"/>
          <table:table-cell table:style-name="ce650"/>
          <table:table-cell table:style-name="ce651"/>
          <table:table-cell table:style-name="ce652"/>
          <table:table-cell table:style-name="ce653"/>
          <table:table-cell table:style-name="ce654"/>
          <table:table-cell table:style-name="ce655"/>
          <table:table-cell table:style-name="ce656"/>
          <table:table-cell table:style-name="ce657"/>
          <table:table-cell table:style-name="ce658"/>
          <table:table-cell table:style-name="ce659"/>
          <table:table-cell table:style-name="ce660"/>
          <table:table-cell table:style-name="ce661"/>
          <table:table-cell table:style-name="ce662"/>
          <table:table-cell table:style-name="ce663"/>
          <table:table-cell table:style-name="ce664"/>
          <table:table-cell table:style-name="ce665"/>
          <table:table-cell table:style-name="ce666"/>
          <table:table-cell table:style-name="ce667"/>
          <table:table-cell table:style-name="ce668"/>
          <table:table-cell table:style-name="ce669"/>
          <table:table-cell table:style-name="ce670"/>
          <table:table-cell table:style-name="ce671"/>
          <table:table-cell table:style-name="ce672"/>
          <table:table-cell table:style-name="ce673"/>
          <table:table-cell table:style-name="ce674"/>
          <table:table-cell table:style-name="ce675"/>
          <table:table-cell table:style-name="ce676"/>
          <table:table-cell table:style-name="ce677"/>
          <table:table-cell table:style-name="ce678"/>
          <table:table-cell table:style-name="ce679"/>
          <table:table-cell table:style-name="ce680"/>
          <table:table-cell table:style-name="ce681"/>
          <table:table-cell table:style-name="ce682"/>
          <table:table-cell table:style-name="ce683"/>
          <table:table-cell table:style-name="ce684"/>
          <table:table-cell table:style-name="ce685"/>
          <table:table-cell table:style-name="ce686"/>
          <table:table-cell table:style-name="ce687"/>
          <table:table-cell table:style-name="ce688"/>
          <table:table-cell table:style-name="ce689"/>
          <table:table-cell table:style-name="ce690"/>
          <table:table-cell table:style-name="ce691"/>
          <table:table-cell table:style-name="ce692"/>
          <table:table-cell table:style-name="ce693"/>
          <table:table-cell table:style-name="ce694"/>
          <table:table-cell table:style-name="ce695"/>
          <table:table-cell table:style-name="ce696"/>
          <table:table-cell table:style-name="ce697"/>
          <table:table-cell table:style-name="ce698"/>
          <table:table-cell table:style-name="ce699"/>
          <table:table-cell table:style-name="ce700"/>
          <table:table-cell table:style-name="ce701"/>
          <table:table-cell table:style-name="ce702"/>
          <table:table-cell table:style-name="ce703"/>
          <table:table-cell table:style-name="ce704"/>
          <table:table-cell table:style-name="ce705"/>
          <table:table-cell table:style-name="ce706"/>
          <table:table-cell table:style-name="ce707"/>
          <table:table-cell table:style-name="ce708"/>
          <table:table-cell table:style-name="ce709"/>
          <table:table-cell table:style-name="ce710"/>
          <table:table-cell table:style-name="ce711"/>
          <table:table-cell table:style-name="ce712"/>
          <table:table-cell table:style-name="ce713"/>
          <table:table-cell table:style-name="ce714"/>
          <table:table-cell table:style-name="ce715"/>
          <table:table-cell table:style-name="ce716"/>
          <table:table-cell table:style-name="ce717"/>
          <table:table-cell table:style-name="ce718"/>
          <table:table-cell table:style-name="ce719"/>
          <table:table-cell table:style-name="ce720"/>
          <table:table-cell table:style-name="ce721"/>
          <table:table-cell table:style-name="ce722"/>
          <table:table-cell table:style-name="ce723"/>
          <table:table-cell table:style-name="ce724"/>
          <table:table-cell table:style-name="ce725"/>
          <table:table-cell table:style-name="ce726"/>
          <table:table-cell table:style-name="ce727"/>
          <table:table-cell table:style-name="ce728"/>
          <table:table-cell table:style-name="ce729"/>
          <table:table-cell table:style-name="ce730"/>
          <table:table-cell table:style-name="ce731"/>
          <table:table-cell table:style-name="ce732"/>
          <table:table-cell table:style-name="ce733"/>
          <table:table-cell table:style-name="ce734"/>
          <table:table-cell table:style-name="ce735"/>
          <table:table-cell table:style-name="ce736"/>
          <table:table-cell table:style-name="ce737"/>
          <table:table-cell table:style-name="ce738"/>
          <table:table-cell table:style-name="ce739"/>
          <table:table-cell table:style-name="ce740"/>
          <table:table-cell table:style-name="ce741"/>
          <table:table-cell table:style-name="ce742"/>
          <table:table-cell table:style-name="ce743"/>
          <table:table-cell table:style-name="ce744"/>
          <table:table-cell table:style-name="ce745"/>
          <table:table-cell table:style-name="ce746"/>
          <table:table-cell table:style-name="ce747"/>
          <table:table-cell table:style-name="ce748"/>
          <table:table-cell table:style-name="ce749"/>
          <table:table-cell table:style-name="ce750"/>
          <table:table-cell table:style-name="ce751"/>
          <table:table-cell table:style-name="ce752"/>
          <table:table-cell table:style-name="ce753"/>
          <table:table-cell table:style-name="ce754"/>
          <table:table-cell table:style-name="ce755"/>
          <table:table-cell table:style-name="ce756"/>
          <table:table-cell table:style-name="ce757"/>
          <table:table-cell table:style-name="ce758"/>
          <table:table-cell table:style-name="ce759"/>
          <table:table-cell table:style-name="ce760"/>
          <table:table-cell table:style-name="ce761"/>
          <table:table-cell table:style-name="ce762"/>
          <table:table-cell table:style-name="ce763"/>
          <table:table-cell table:style-name="ce764"/>
          <table:table-cell table:style-name="ce765"/>
          <table:table-cell table:style-name="ce766"/>
          <table:table-cell table:style-name="ce767"/>
          <table:table-cell table:style-name="ce768"/>
          <table:table-cell table:style-name="ce769"/>
          <table:table-cell table:style-name="ce770"/>
          <table:table-cell table:style-name="ce771"/>
          <table:table-cell table:style-name="ce772"/>
          <table:table-cell table:style-name="ce773"/>
          <table:table-cell table:style-name="ce774"/>
          <table:table-cell table:style-name="ce775"/>
          <table:table-cell table:style-name="ce776"/>
          <table:table-cell table:style-name="ce777"/>
          <table:table-cell table:style-name="ce778"/>
          <table:table-cell table:style-name="ce779"/>
          <table:table-cell table:style-name="ce780"/>
          <table:table-cell table:style-name="ce781"/>
          <table:table-cell table:style-name="ce782"/>
          <table:table-cell table:style-name="ce783"/>
          <table:table-cell table:style-name="ce784"/>
          <table:table-cell table:style-name="ce785"/>
          <table:table-cell table:style-name="ce786"/>
          <table:table-cell table:style-name="ce787"/>
          <table:table-cell table:style-name="ce788"/>
          <table:table-cell table:style-name="ce789"/>
          <table:table-cell table:style-name="ce790"/>
          <table:table-cell table:style-name="ce791"/>
          <table:table-cell table:style-name="ce792"/>
          <table:table-cell table:style-name="ce793"/>
          <table:table-cell table:style-name="ce794"/>
          <table:table-cell table:style-name="ce795"/>
          <table:table-cell table:style-name="ce796"/>
          <table:table-cell table:style-name="ce797"/>
          <table:table-cell table:style-name="ce798"/>
          <table:table-cell table:style-name="ce799"/>
          <table:table-cell table:style-name="ce800"/>
          <table:table-cell table:style-name="ce801"/>
          <table:table-cell table:style-name="ce802"/>
          <table:table-cell table:style-name="ce803"/>
          <table:table-cell table:style-name="ce804"/>
          <table:table-cell table:style-name="ce805"/>
          <table:table-cell table:style-name="ce806"/>
          <table:table-cell table:style-name="ce807"/>
          <table:table-cell table:style-name="ce808"/>
          <table:table-cell table:style-name="ce809"/>
          <table:table-cell table:style-name="ce810"/>
          <table:table-cell table:style-name="ce811"/>
          <table:table-cell table:style-name="ce812"/>
          <table:table-cell table:style-name="ce813"/>
          <table:table-cell table:style-name="ce814"/>
          <table:table-cell table:style-name="ce815"/>
          <table:table-cell table:style-name="ce816"/>
          <table:table-cell table:style-name="ce817"/>
          <table:table-cell table:style-name="ce818"/>
          <table:table-cell table:style-name="ce819"/>
          <table:table-cell table:style-name="ce820"/>
          <table:table-cell table:style-name="ce821"/>
          <table:table-cell table:style-name="ce822"/>
          <table:table-cell table:style-name="ce823"/>
          <table:table-cell table:style-name="ce824"/>
          <table:table-cell table:style-name="ce825"/>
          <table:table-cell table:style-name="ce826"/>
          <table:table-cell table:style-name="ce827"/>
          <table:table-cell table:style-name="ce828"/>
          <table:table-cell table:style-name="ce829"/>
          <table:table-cell table:style-name="ce830"/>
          <table:table-cell table:style-name="ce831"/>
          <table:table-cell table:style-name="ce832"/>
          <table:table-cell table:style-name="ce833"/>
          <table:table-cell table:style-name="ce834"/>
          <table:table-cell table:style-name="ce835"/>
          <table:table-cell table:style-name="ce836"/>
          <table:table-cell table:style-name="ce837"/>
          <table:table-cell table:style-name="ce838"/>
          <table:table-cell table:style-name="ce839"/>
          <table:table-cell table:style-name="ce840"/>
          <table:table-cell table:style-name="ce841"/>
          <table:table-cell table:style-name="ce842"/>
          <table:table-cell table:style-name="ce843"/>
          <table:table-cell table:style-name="ce844"/>
          <table:table-cell table:style-name="ce845"/>
          <table:table-cell table:style-name="ce846"/>
          <table:table-cell table:style-name="ce847"/>
          <table:table-cell table:style-name="ce848"/>
          <table:table-cell table:style-name="ce849"/>
          <table:table-cell table:style-name="ce850"/>
          <table:table-cell table:style-name="ce851"/>
          <table:table-cell table:style-name="ce852"/>
          <table:table-cell table:style-name="ce853"/>
          <table:table-cell table:style-name="ce854"/>
          <table:table-cell table:style-name="ce855"/>
          <table:table-cell table:style-name="ce856"/>
          <table:table-cell table:style-name="ce857"/>
          <table:table-cell table:style-name="ce858"/>
          <table:table-cell table:style-name="ce859"/>
          <table:table-cell table:style-name="ce860"/>
          <table:table-cell table:style-name="ce861"/>
          <table:table-cell table:style-name="ce862"/>
          <table:table-cell table:style-name="ce863"/>
          <table:table-cell table:style-name="ce864"/>
          <table:table-cell table:style-name="ce865"/>
          <table:table-cell table:style-name="ce866"/>
          <table:table-cell table:style-name="ce867"/>
          <table:table-cell table:style-name="ce868"/>
          <table:table-cell table:style-name="ce869"/>
          <table:table-cell table:style-name="ce870"/>
          <table:table-cell table:style-name="ce871"/>
          <table:table-cell table:style-name="ce872"/>
          <table:table-cell table:style-name="ce873"/>
          <table:table-cell table:style-name="ce874"/>
          <table:table-cell table:style-name="ce875"/>
          <table:table-cell table:style-name="ce876"/>
          <table:table-cell table:style-name="ce877"/>
          <table:table-cell table:style-name="ce878"/>
          <table:table-cell table:style-name="ce879"/>
          <table:table-cell table:style-name="ce880"/>
          <table:table-cell table:style-name="ce881"/>
          <table:table-cell table:style-name="ce882"/>
          <table:table-cell table:style-name="ce883"/>
          <table:table-cell table:style-name="ce884"/>
          <table:table-cell table:style-name="ce885"/>
          <table:table-cell table:style-name="ce886"/>
          <table:table-cell table:style-name="ce887"/>
          <table:table-cell table:style-name="ce888"/>
          <table:table-cell table:style-name="ce889"/>
          <table:table-cell table:style-name="ce890"/>
          <table:table-cell table:style-name="ce891"/>
          <table:table-cell table:style-name="ce892"/>
          <table:table-cell table:style-name="ce893"/>
          <table:table-cell table:style-name="ce894"/>
          <table:table-cell table:style-name="ce895"/>
          <table:table-cell table:style-name="ce896"/>
          <table:table-cell table:style-name="ce897"/>
          <table:table-cell table:style-name="ce898"/>
          <table:table-cell table:style-name="ce899"/>
          <table:table-cell table:style-name="ce900"/>
          <table:table-cell table:style-name="ce901"/>
          <table:table-cell table:style-name="ce902"/>
          <table:table-cell table:style-name="ce903"/>
          <table:table-cell table:style-name="ce904"/>
          <table:table-cell table:style-name="ce905"/>
          <table:table-cell table:style-name="ce906"/>
          <table:table-cell table:style-name="ce907"/>
          <table:table-cell table:style-name="ce908"/>
          <table:table-cell table:style-name="ce909"/>
          <table:table-cell table:style-name="ce910"/>
          <table:table-cell table:style-name="ce911"/>
          <table:table-cell table:style-name="ce912"/>
          <table:table-cell table:style-name="ce913"/>
          <table:table-cell table:style-name="ce914"/>
          <table:table-cell table:style-name="ce915"/>
          <table:table-cell table:style-name="ce916"/>
          <table:table-cell table:style-name="ce917"/>
          <table:table-cell table:style-name="ce918"/>
          <table:table-cell table:style-name="ce919"/>
          <table:table-cell table:style-name="ce920"/>
          <table:table-cell table:style-name="ce921"/>
          <table:table-cell table:style-name="ce922"/>
          <table:table-cell table:style-name="ce923"/>
          <table:table-cell table:style-name="ce924"/>
          <table:table-cell table:style-name="ce925"/>
          <table:table-cell table:style-name="ce926"/>
          <table:table-cell table:style-name="ce927"/>
          <table:table-cell table:style-name="ce928"/>
          <table:table-cell table:style-name="ce929"/>
          <table:table-cell table:style-name="ce930"/>
          <table:table-cell table:style-name="ce931"/>
          <table:table-cell table:style-name="ce932"/>
          <table:table-cell table:style-name="ce933"/>
          <table:table-cell table:style-name="ce934"/>
          <table:table-cell table:style-name="ce935"/>
          <table:table-cell table:style-name="ce936"/>
          <table:table-cell table:style-name="ce937"/>
          <table:table-cell table:style-name="ce938"/>
          <table:table-cell table:style-name="ce939"/>
          <table:table-cell table:style-name="ce940"/>
          <table:table-cell table:style-name="ce941"/>
          <table:table-cell table:style-name="ce942"/>
          <table:table-cell table:style-name="ce943"/>
          <table:table-cell table:style-name="ce944"/>
          <table:table-cell table:style-name="ce945"/>
          <table:table-cell table:style-name="ce946"/>
          <table:table-cell table:style-name="ce947"/>
          <table:table-cell table:style-name="ce948"/>
          <table:table-cell table:style-name="ce949"/>
          <table:table-cell table:style-name="ce950"/>
          <table:table-cell table:style-name="ce951"/>
          <table:table-cell table:style-name="ce952"/>
          <table:table-cell table:style-name="ce953"/>
          <table:table-cell table:style-name="ce954"/>
          <table:table-cell table:style-name="ce955"/>
          <table:table-cell table:style-name="ce956"/>
          <table:table-cell table:style-name="ce957"/>
          <table:table-cell table:style-name="ce958"/>
          <table:table-cell table:style-name="ce959"/>
          <table:table-cell table:style-name="ce960"/>
          <table:table-cell table:style-name="ce961"/>
          <table:table-cell table:style-name="ce962"/>
          <table:table-cell table:style-name="ce963"/>
          <table:table-cell table:style-name="ce964"/>
          <table:table-cell table:style-name="ce965"/>
          <table:table-cell table:style-name="ce966"/>
          <table:table-cell table:style-name="ce967"/>
          <table:table-cell table:style-name="ce968"/>
          <table:table-cell table:style-name="ce969"/>
          <table:table-cell table:style-name="ce970"/>
          <table:table-cell table:style-name="ce971"/>
          <table:table-cell table:style-name="ce972"/>
          <table:table-cell table:style-name="ce973"/>
          <table:table-cell table:style-name="ce974"/>
          <table:table-cell table:style-name="ce975"/>
          <table:table-cell table:style-name="ce976"/>
          <table:table-cell table:style-name="ce977"/>
          <table:table-cell table:style-name="ce978"/>
          <table:table-cell table:style-name="ce979"/>
          <table:table-cell table:style-name="ce980"/>
          <table:table-cell table:style-name="ce981"/>
          <table:table-cell table:style-name="ce982"/>
          <table:table-cell table:style-name="ce983"/>
          <table:table-cell table:style-name="ce984"/>
          <table:table-cell table:style-name="ce985"/>
          <table:table-cell table:style-name="ce986"/>
          <table:table-cell table:style-name="ce987"/>
          <table:table-cell table:style-name="ce988"/>
          <table:table-cell table:style-name="ce989"/>
          <table:table-cell table:style-name="ce990"/>
          <table:table-cell table:style-name="ce991"/>
          <table:table-cell table:style-name="ce992"/>
          <table:table-cell table:style-name="ce993"/>
          <table:table-cell table:style-name="ce994"/>
          <table:table-cell table:style-name="ce995"/>
          <table:table-cell table:style-name="ce996"/>
          <table:table-cell table:style-name="ce997"/>
          <table:table-cell table:style-name="ce998"/>
          <table:table-cell table:style-name="ce999"/>
          <table:table-cell table:style-name="ce1000"/>
          <table:table-cell table:style-name="ce1001"/>
          <table:table-cell table:style-name="ce1002"/>
          <table:table-cell table:style-name="ce1003"/>
          <table:table-cell table:style-name="ce1004"/>
          <table:table-cell table:style-name="ce1005"/>
          <table:table-cell table:style-name="ce1006"/>
          <table:table-cell table:style-name="ce1007"/>
          <table:table-cell table:style-name="ce1008"/>
          <table:table-cell table:style-name="ce1009"/>
          <table:table-cell table:style-name="ce1010"/>
          <table:table-cell table:style-name="ce1011"/>
          <table:table-cell table:style-name="ce1012"/>
          <table:table-cell table:style-name="ce1013"/>
          <table:table-cell table:style-name="ce1014"/>
          <table:table-cell table:style-name="ce1015"/>
          <table:table-cell table:style-name="ce1016"/>
          <table:table-cell table:style-name="ce1017"/>
          <table:table-cell table:style-name="ce1018"/>
          <table:table-cell table:style-name="ce1019"/>
          <table:table-cell table:style-name="ce1020"/>
          <table:table-cell table:style-name="ce1021"/>
          <table:table-cell table:style-name="ce1022"/>
          <table:table-cell table:style-name="ce1023"/>
          <table:table-cell table:style-name="ce1024"/>
          <table:table-cell table:style-name="ce1025"/>
          <table:table-cell table:style-name="ce1026"/>
        </table:table-row>
        <table:table-row table:style-name="ro1">
          <table:table-cell office:value-type="string" calcext:value-type="string">
            <text:p>Trans-EZ at NTCIR-2: synset co-occurrence method for English-Chinese cross-lingual information retrieval</text:p>
          </table:table-cell>
          <table:table-cell office:value-type="string" calcext:value-type="string">
            <text:p>Guo-Wei Bian and Chi-Ching Lin</text:p>
          </table:table-cell>
          <table:table-cell office:value-type="string" calcext:value-type="string">
            <text:p>http://www.mt-archive.info/jnl/NTCIR-2001-Bia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CLEF campaign.</text:p>
          </table:table-cell>
          <table:table-cell office:value-type="string" calcext:value-type="string">
            <text:p>Martin Braschler and Carol Peters</text:p>
          </table:table-cell>
          <table:table-cell office:value-type="string" calcext:value-type="string">
            <text:p>http://www.mt-archive.info/jnl/NTCIR-2001-Braschl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keley at NTCIR-2: Chinese, Japanese, and English IR experiments</text:p>
          </table:table-cell>
          <table:table-cell office:value-type="string" calcext:value-type="string">
            <text:p>Aitao Chen and Frederic C.Gey and Hailing Jiang</text:p>
          </table:table-cell>
          <table:table-cell office:value-type="string" calcext:value-type="string">
            <text:p>http://www.mt-archive.info/jnl/NTCIR-2001-Ch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TCIR-2 Chinese, cross language retrieval experiment using PIRCS</text:p>
          </table:table-cell>
          <table:table-cell office:value-type="string" calcext:value-type="string">
            <text:p>K.L.Kwok</text:p>
          </table:table-cell>
          <table:table-cell office:value-type="string" calcext:value-type="string">
            <text:p>http://www.mt-archive.info/jnl/NTCIR-2001-Kwok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ss-lingual information retrieval based on LSI with multiple word spaces.</text:p>
          </table:table-cell>
          <table:table-cell office:value-type="string" calcext:value-type="string">
            <text:p>Tatsunori Mori and Tomoharu Kokubu and Takashi Tanaka</text:p>
          </table:table-cell>
          <table:table-cell office:value-type="string" calcext:value-type="string">
            <text:p>http://www.mt-archive.info/jnl/NTCIR-2001-Mor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L at NTCIR2</text:p>
          </table:table-cell>
          <table:table-cell office:value-type="string" calcext:value-type="string">
            <text:p>Masaki Murata and Masao Utiyama and Qing Ma and Hiromi Ozaku and Hitoshi Isahara</text:p>
          </table:table-cell>
          <table:table-cell office:value-type="string" calcext:value-type="string">
            <text:p>http://www.mt-archive.info/jnl/NTCIR-2001-Murat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exible pseudo-relevance feedback for NTCIR-2</text:p>
          </table:table-cell>
          <table:table-cell office:value-type="string" calcext:value-type="string">
            <text:p>Tetsuya Sakai and Stephen E.Robertson and Stephen Walker</text:p>
          </table:table-cell>
          <table:table-cell office:value-type="string" calcext:value-type="string">
            <text:p>http://www.mt-archive.info/jnl/NTCIR-2001-Saka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panese and English cross-lingual information retrieval at DLUT.</text:p>
          </table:table-cell>
          <table:table-cell office:value-type="string" calcext:value-type="string">
            <text:p>Seigo Tanimura and Masashi Suzuki and Hiroshi Nakagawa and Tatsunori Mori</text:p>
          </table:table-cell>
          <table:table-cell office:value-type="string" calcext:value-type="string">
            <text:p>http://www.mt-archive.info/jnl/NTCIR-2001-Tanimura.pdf</text:p>
          </table:table-cell>
          <table:table-cell table:number-columns-repeated="1021"/>
        </table:table-row>
        <calcext:conditional-formats>
          <calcext:conditional-format calcext:target-range-address="'2001.ntcir'.A51:'2001.ntcir'.AMJ70 '2001.ntcir'.A2:'2001.ntcir'.AMJ9 '2001.ntcir'.A23:'2001.ntcir'.AMJ34">
            <calcext:condition calcext:apply-style-name="Accent" calcext:value="duplicate" calcext:base-cell-address="'2001.ntcir'.A2"/>
          </calcext:conditional-format>
          <calcext:conditional-format calcext:target-range-address="'2001.ntcir'.A1:'2001.ntcir'.A1">
            <calcext:condition calcext:apply-style-name="Accent" calcext:value="duplicate" calcext:base-cell-address="'2001.ntcir'.A1"/>
          </calcext:conditional-format>
          <calcext:conditional-format calcext:target-range-address="'2001.ntcir'.B1:'2001.ntcir'.B1">
            <calcext:condition calcext:apply-style-name="Accent" calcext:value="duplicate" calcext:base-cell-address="'2001.ntcir'.B1"/>
          </calcext:conditional-format>
          <calcext:conditional-format calcext:target-range-address="'2001.ntcir'.C1:'2001.ntcir'.C1">
            <calcext:condition calcext:apply-style-name="Accent" calcext:value="duplicate" calcext:base-cell-address="'2001.ntcir'.C1"/>
          </calcext:conditional-format>
          <calcext:conditional-format calcext:target-range-address="'2001.ntcir'.D1:'2001.ntcir'.D1">
            <calcext:condition calcext:apply-style-name="Accent" calcext:value="duplicate" calcext:base-cell-address="'2001.ntcir'.D1"/>
          </calcext:conditional-format>
          <calcext:conditional-format calcext:target-range-address="'2001.ntcir'.E1:'2001.ntcir'.E1">
            <calcext:condition calcext:apply-style-name="Accent" calcext:value="duplicate" calcext:base-cell-address="'2001.ntcir'.E1"/>
          </calcext:conditional-format>
          <calcext:conditional-format calcext:target-range-address="'2001.ntcir'.F1:'2001.ntcir'.F1">
            <calcext:condition calcext:apply-style-name="Accent" calcext:value="duplicate" calcext:base-cell-address="'2001.ntcir'.F1"/>
          </calcext:conditional-format>
          <calcext:conditional-format calcext:target-range-address="'2001.ntcir'.G1:'2001.ntcir'.G1">
            <calcext:condition calcext:apply-style-name="Accent" calcext:value="duplicate" calcext:base-cell-address="'2001.ntcir'.G1"/>
          </calcext:conditional-format>
          <calcext:conditional-format calcext:target-range-address="'2001.ntcir'.H1:'2001.ntcir'.H1">
            <calcext:condition calcext:apply-style-name="Accent" calcext:value="duplicate" calcext:base-cell-address="'2001.ntcir'.H1"/>
          </calcext:conditional-format>
          <calcext:conditional-format calcext:target-range-address="'2001.ntcir'.I1:'2001.ntcir'.I1">
            <calcext:condition calcext:apply-style-name="Accent" calcext:value="duplicate" calcext:base-cell-address="'2001.ntcir'.I1"/>
          </calcext:conditional-format>
          <calcext:conditional-format calcext:target-range-address="'2001.ntcir'.J1:'2001.ntcir'.J1">
            <calcext:condition calcext:apply-style-name="Accent" calcext:value="duplicate" calcext:base-cell-address="'2001.ntcir'.J1"/>
          </calcext:conditional-format>
          <calcext:conditional-format calcext:target-range-address="'2001.ntcir'.K1:'2001.ntcir'.K1">
            <calcext:condition calcext:apply-style-name="Accent" calcext:value="duplicate" calcext:base-cell-address="'2001.ntcir'.K1"/>
          </calcext:conditional-format>
          <calcext:conditional-format calcext:target-range-address="'2001.ntcir'.L1:'2001.ntcir'.L1">
            <calcext:condition calcext:apply-style-name="Accent" calcext:value="duplicate" calcext:base-cell-address="'2001.ntcir'.L1"/>
          </calcext:conditional-format>
          <calcext:conditional-format calcext:target-range-address="'2001.ntcir'.M1:'2001.ntcir'.M1">
            <calcext:condition calcext:apply-style-name="Accent" calcext:value="duplicate" calcext:base-cell-address="'2001.ntcir'.M1"/>
          </calcext:conditional-format>
          <calcext:conditional-format calcext:target-range-address="'2001.ntcir'.N1:'2001.ntcir'.N1">
            <calcext:condition calcext:apply-style-name="Accent" calcext:value="duplicate" calcext:base-cell-address="'2001.ntcir'.N1"/>
          </calcext:conditional-format>
          <calcext:conditional-format calcext:target-range-address="'2001.ntcir'.O1:'2001.ntcir'.O1">
            <calcext:condition calcext:apply-style-name="Accent" calcext:value="duplicate" calcext:base-cell-address="'2001.ntcir'.O1"/>
          </calcext:conditional-format>
          <calcext:conditional-format calcext:target-range-address="'2001.ntcir'.P1:'2001.ntcir'.P1">
            <calcext:condition calcext:apply-style-name="Accent" calcext:value="duplicate" calcext:base-cell-address="'2001.ntcir'.P1"/>
          </calcext:conditional-format>
          <calcext:conditional-format calcext:target-range-address="'2001.ntcir'.Q1:'2001.ntcir'.Q1">
            <calcext:condition calcext:apply-style-name="Accent" calcext:value="duplicate" calcext:base-cell-address="'2001.ntcir'.Q1"/>
          </calcext:conditional-format>
          <calcext:conditional-format calcext:target-range-address="'2001.ntcir'.R1:'2001.ntcir'.R1">
            <calcext:condition calcext:apply-style-name="Accent" calcext:value="duplicate" calcext:base-cell-address="'2001.ntcir'.R1"/>
          </calcext:conditional-format>
          <calcext:conditional-format calcext:target-range-address="'2001.ntcir'.S1:'2001.ntcir'.S1">
            <calcext:condition calcext:apply-style-name="Accent" calcext:value="duplicate" calcext:base-cell-address="'2001.ntcir'.S1"/>
          </calcext:conditional-format>
          <calcext:conditional-format calcext:target-range-address="'2001.ntcir'.T1:'2001.ntcir'.T1">
            <calcext:condition calcext:apply-style-name="Accent" calcext:value="duplicate" calcext:base-cell-address="'2001.ntcir'.T1"/>
          </calcext:conditional-format>
          <calcext:conditional-format calcext:target-range-address="'2001.ntcir'.U1:'2001.ntcir'.U1">
            <calcext:condition calcext:apply-style-name="Accent" calcext:value="duplicate" calcext:base-cell-address="'2001.ntcir'.U1"/>
          </calcext:conditional-format>
          <calcext:conditional-format calcext:target-range-address="'2001.ntcir'.V1:'2001.ntcir'.V1">
            <calcext:condition calcext:apply-style-name="Accent" calcext:value="duplicate" calcext:base-cell-address="'2001.ntcir'.V1"/>
          </calcext:conditional-format>
          <calcext:conditional-format calcext:target-range-address="'2001.ntcir'.W1:'2001.ntcir'.W1">
            <calcext:condition calcext:apply-style-name="Accent" calcext:value="duplicate" calcext:base-cell-address="'2001.ntcir'.W1"/>
          </calcext:conditional-format>
          <calcext:conditional-format calcext:target-range-address="'2001.ntcir'.X1:'2001.ntcir'.X1">
            <calcext:condition calcext:apply-style-name="Accent" calcext:value="duplicate" calcext:base-cell-address="'2001.ntcir'.X1"/>
          </calcext:conditional-format>
          <calcext:conditional-format calcext:target-range-address="'2001.ntcir'.Y1:'2001.ntcir'.Y1">
            <calcext:condition calcext:apply-style-name="Accent" calcext:value="duplicate" calcext:base-cell-address="'2001.ntcir'.Y1"/>
          </calcext:conditional-format>
          <calcext:conditional-format calcext:target-range-address="'2001.ntcir'.Z1:'2001.ntcir'.Z1">
            <calcext:condition calcext:apply-style-name="Accent" calcext:value="duplicate" calcext:base-cell-address="'2001.ntcir'.Z1"/>
          </calcext:conditional-format>
          <calcext:conditional-format calcext:target-range-address="'2001.ntcir'.AA1:'2001.ntcir'.AA1">
            <calcext:condition calcext:apply-style-name="Accent" calcext:value="duplicate" calcext:base-cell-address="'2001.ntcir'.AA1"/>
          </calcext:conditional-format>
          <calcext:conditional-format calcext:target-range-address="'2001.ntcir'.AB1:'2001.ntcir'.AB1">
            <calcext:condition calcext:apply-style-name="Accent" calcext:value="duplicate" calcext:base-cell-address="'2001.ntcir'.AB1"/>
          </calcext:conditional-format>
          <calcext:conditional-format calcext:target-range-address="'2001.ntcir'.AC1:'2001.ntcir'.AC1">
            <calcext:condition calcext:apply-style-name="Accent" calcext:value="duplicate" calcext:base-cell-address="'2001.ntcir'.AC1"/>
          </calcext:conditional-format>
          <calcext:conditional-format calcext:target-range-address="'2001.ntcir'.AD1:'2001.ntcir'.AD1">
            <calcext:condition calcext:apply-style-name="Accent" calcext:value="duplicate" calcext:base-cell-address="'2001.ntcir'.AD1"/>
          </calcext:conditional-format>
          <calcext:conditional-format calcext:target-range-address="'2001.ntcir'.AE1:'2001.ntcir'.AE1">
            <calcext:condition calcext:apply-style-name="Accent" calcext:value="duplicate" calcext:base-cell-address="'2001.ntcir'.AE1"/>
          </calcext:conditional-format>
          <calcext:conditional-format calcext:target-range-address="'2001.ntcir'.AF1:'2001.ntcir'.AF1">
            <calcext:condition calcext:apply-style-name="Accent" calcext:value="duplicate" calcext:base-cell-address="'2001.ntcir'.AF1"/>
          </calcext:conditional-format>
          <calcext:conditional-format calcext:target-range-address="'2001.ntcir'.AG1:'2001.ntcir'.AG1">
            <calcext:condition calcext:apply-style-name="Accent" calcext:value="duplicate" calcext:base-cell-address="'2001.ntcir'.AG1"/>
          </calcext:conditional-format>
          <calcext:conditional-format calcext:target-range-address="'2001.ntcir'.AH1:'2001.ntcir'.AH1">
            <calcext:condition calcext:apply-style-name="Accent" calcext:value="duplicate" calcext:base-cell-address="'2001.ntcir'.AH1"/>
          </calcext:conditional-format>
          <calcext:conditional-format calcext:target-range-address="'2001.ntcir'.AI1:'2001.ntcir'.AI1">
            <calcext:condition calcext:apply-style-name="Accent" calcext:value="duplicate" calcext:base-cell-address="'2001.ntcir'.AI1"/>
          </calcext:conditional-format>
          <calcext:conditional-format calcext:target-range-address="'2001.ntcir'.AJ1:'2001.ntcir'.AJ1">
            <calcext:condition calcext:apply-style-name="Accent" calcext:value="duplicate" calcext:base-cell-address="'2001.ntcir'.AJ1"/>
          </calcext:conditional-format>
          <calcext:conditional-format calcext:target-range-address="'2001.ntcir'.AK1:'2001.ntcir'.AK1">
            <calcext:condition calcext:apply-style-name="Accent" calcext:value="duplicate" calcext:base-cell-address="'2001.ntcir'.AK1"/>
          </calcext:conditional-format>
          <calcext:conditional-format calcext:target-range-address="'2001.ntcir'.AL1:'2001.ntcir'.AL1">
            <calcext:condition calcext:apply-style-name="Accent" calcext:value="duplicate" calcext:base-cell-address="'2001.ntcir'.AL1"/>
          </calcext:conditional-format>
          <calcext:conditional-format calcext:target-range-address="'2001.ntcir'.AM1:'2001.ntcir'.AM1">
            <calcext:condition calcext:apply-style-name="Accent" calcext:value="duplicate" calcext:base-cell-address="'2001.ntcir'.AM1"/>
          </calcext:conditional-format>
          <calcext:conditional-format calcext:target-range-address="'2001.ntcir'.AN1:'2001.ntcir'.AN1">
            <calcext:condition calcext:apply-style-name="Accent" calcext:value="duplicate" calcext:base-cell-address="'2001.ntcir'.AN1"/>
          </calcext:conditional-format>
          <calcext:conditional-format calcext:target-range-address="'2001.ntcir'.AO1:'2001.ntcir'.AO1">
            <calcext:condition calcext:apply-style-name="Accent" calcext:value="duplicate" calcext:base-cell-address="'2001.ntcir'.AO1"/>
          </calcext:conditional-format>
          <calcext:conditional-format calcext:target-range-address="'2001.ntcir'.AP1:'2001.ntcir'.AP1">
            <calcext:condition calcext:apply-style-name="Accent" calcext:value="duplicate" calcext:base-cell-address="'2001.ntcir'.AP1"/>
          </calcext:conditional-format>
          <calcext:conditional-format calcext:target-range-address="'2001.ntcir'.AQ1:'2001.ntcir'.AQ1">
            <calcext:condition calcext:apply-style-name="Accent" calcext:value="duplicate" calcext:base-cell-address="'2001.ntcir'.AQ1"/>
          </calcext:conditional-format>
          <calcext:conditional-format calcext:target-range-address="'2001.ntcir'.AR1:'2001.ntcir'.AR1">
            <calcext:condition calcext:apply-style-name="Accent" calcext:value="duplicate" calcext:base-cell-address="'2001.ntcir'.AR1"/>
          </calcext:conditional-format>
          <calcext:conditional-format calcext:target-range-address="'2001.ntcir'.AS1:'2001.ntcir'.AS1">
            <calcext:condition calcext:apply-style-name="Accent" calcext:value="duplicate" calcext:base-cell-address="'2001.ntcir'.AS1"/>
          </calcext:conditional-format>
          <calcext:conditional-format calcext:target-range-address="'2001.ntcir'.AT1:'2001.ntcir'.AT1">
            <calcext:condition calcext:apply-style-name="Accent" calcext:value="duplicate" calcext:base-cell-address="'2001.ntcir'.AT1"/>
          </calcext:conditional-format>
          <calcext:conditional-format calcext:target-range-address="'2001.ntcir'.AU1:'2001.ntcir'.AU1">
            <calcext:condition calcext:apply-style-name="Accent" calcext:value="duplicate" calcext:base-cell-address="'2001.ntcir'.AU1"/>
          </calcext:conditional-format>
          <calcext:conditional-format calcext:target-range-address="'2001.ntcir'.AV1:'2001.ntcir'.AV1">
            <calcext:condition calcext:apply-style-name="Accent" calcext:value="duplicate" calcext:base-cell-address="'2001.ntcir'.AV1"/>
          </calcext:conditional-format>
          <calcext:conditional-format calcext:target-range-address="'2001.ntcir'.AW1:'2001.ntcir'.AW1">
            <calcext:condition calcext:apply-style-name="Accent" calcext:value="duplicate" calcext:base-cell-address="'2001.ntcir'.AW1"/>
          </calcext:conditional-format>
          <calcext:conditional-format calcext:target-range-address="'2001.ntcir'.AX1:'2001.ntcir'.AX1">
            <calcext:condition calcext:apply-style-name="Accent" calcext:value="duplicate" calcext:base-cell-address="'2001.ntcir'.AX1"/>
          </calcext:conditional-format>
          <calcext:conditional-format calcext:target-range-address="'2001.ntcir'.AY1:'2001.ntcir'.AY1">
            <calcext:condition calcext:apply-style-name="Accent" calcext:value="duplicate" calcext:base-cell-address="'2001.ntcir'.AY1"/>
          </calcext:conditional-format>
          <calcext:conditional-format calcext:target-range-address="'2001.ntcir'.AZ1:'2001.ntcir'.AZ1">
            <calcext:condition calcext:apply-style-name="Accent" calcext:value="duplicate" calcext:base-cell-address="'2001.ntcir'.AZ1"/>
          </calcext:conditional-format>
          <calcext:conditional-format calcext:target-range-address="'2001.ntcir'.BA1:'2001.ntcir'.BA1">
            <calcext:condition calcext:apply-style-name="Accent" calcext:value="duplicate" calcext:base-cell-address="'2001.ntcir'.BA1"/>
          </calcext:conditional-format>
          <calcext:conditional-format calcext:target-range-address="'2001.ntcir'.BB1:'2001.ntcir'.BB1">
            <calcext:condition calcext:apply-style-name="Accent" calcext:value="duplicate" calcext:base-cell-address="'2001.ntcir'.BB1"/>
          </calcext:conditional-format>
          <calcext:conditional-format calcext:target-range-address="'2001.ntcir'.BC1:'2001.ntcir'.BC1">
            <calcext:condition calcext:apply-style-name="Accent" calcext:value="duplicate" calcext:base-cell-address="'2001.ntcir'.BC1"/>
          </calcext:conditional-format>
          <calcext:conditional-format calcext:target-range-address="'2001.ntcir'.BD1:'2001.ntcir'.BD1">
            <calcext:condition calcext:apply-style-name="Accent" calcext:value="duplicate" calcext:base-cell-address="'2001.ntcir'.BD1"/>
          </calcext:conditional-format>
          <calcext:conditional-format calcext:target-range-address="'2001.ntcir'.BE1:'2001.ntcir'.BE1">
            <calcext:condition calcext:apply-style-name="Accent" calcext:value="duplicate" calcext:base-cell-address="'2001.ntcir'.BE1"/>
          </calcext:conditional-format>
          <calcext:conditional-format calcext:target-range-address="'2001.ntcir'.BF1:'2001.ntcir'.BF1">
            <calcext:condition calcext:apply-style-name="Accent" calcext:value="duplicate" calcext:base-cell-address="'2001.ntcir'.BF1"/>
          </calcext:conditional-format>
          <calcext:conditional-format calcext:target-range-address="'2001.ntcir'.BG1:'2001.ntcir'.BG1">
            <calcext:condition calcext:apply-style-name="Accent" calcext:value="duplicate" calcext:base-cell-address="'2001.ntcir'.BG1"/>
          </calcext:conditional-format>
          <calcext:conditional-format calcext:target-range-address="'2001.ntcir'.BH1:'2001.ntcir'.BH1">
            <calcext:condition calcext:apply-style-name="Accent" calcext:value="duplicate" calcext:base-cell-address="'2001.ntcir'.BH1"/>
          </calcext:conditional-format>
          <calcext:conditional-format calcext:target-range-address="'2001.ntcir'.BI1:'2001.ntcir'.BI1">
            <calcext:condition calcext:apply-style-name="Accent" calcext:value="duplicate" calcext:base-cell-address="'2001.ntcir'.BI1"/>
          </calcext:conditional-format>
          <calcext:conditional-format calcext:target-range-address="'2001.ntcir'.BJ1:'2001.ntcir'.BJ1">
            <calcext:condition calcext:apply-style-name="Accent" calcext:value="duplicate" calcext:base-cell-address="'2001.ntcir'.BJ1"/>
          </calcext:conditional-format>
          <calcext:conditional-format calcext:target-range-address="'2001.ntcir'.BK1:'2001.ntcir'.BK1">
            <calcext:condition calcext:apply-style-name="Accent" calcext:value="duplicate" calcext:base-cell-address="'2001.ntcir'.BK1"/>
          </calcext:conditional-format>
          <calcext:conditional-format calcext:target-range-address="'2001.ntcir'.BL1:'2001.ntcir'.BL1">
            <calcext:condition calcext:apply-style-name="Accent" calcext:value="duplicate" calcext:base-cell-address="'2001.ntcir'.BL1"/>
          </calcext:conditional-format>
          <calcext:conditional-format calcext:target-range-address="'2001.ntcir'.BM1:'2001.ntcir'.BM1">
            <calcext:condition calcext:apply-style-name="Accent" calcext:value="duplicate" calcext:base-cell-address="'2001.ntcir'.BM1"/>
          </calcext:conditional-format>
          <calcext:conditional-format calcext:target-range-address="'2001.ntcir'.BN1:'2001.ntcir'.BN1">
            <calcext:condition calcext:apply-style-name="Accent" calcext:value="duplicate" calcext:base-cell-address="'2001.ntcir'.BN1"/>
          </calcext:conditional-format>
          <calcext:conditional-format calcext:target-range-address="'2001.ntcir'.BO1:'2001.ntcir'.BO1">
            <calcext:condition calcext:apply-style-name="Accent" calcext:value="duplicate" calcext:base-cell-address="'2001.ntcir'.BO1"/>
          </calcext:conditional-format>
          <calcext:conditional-format calcext:target-range-address="'2001.ntcir'.BP1:'2001.ntcir'.BP1">
            <calcext:condition calcext:apply-style-name="Accent" calcext:value="duplicate" calcext:base-cell-address="'2001.ntcir'.BP1"/>
          </calcext:conditional-format>
          <calcext:conditional-format calcext:target-range-address="'2001.ntcir'.BQ1:'2001.ntcir'.BQ1">
            <calcext:condition calcext:apply-style-name="Accent" calcext:value="duplicate" calcext:base-cell-address="'2001.ntcir'.BQ1"/>
          </calcext:conditional-format>
          <calcext:conditional-format calcext:target-range-address="'2001.ntcir'.BR1:'2001.ntcir'.BR1">
            <calcext:condition calcext:apply-style-name="Accent" calcext:value="duplicate" calcext:base-cell-address="'2001.ntcir'.BR1"/>
          </calcext:conditional-format>
          <calcext:conditional-format calcext:target-range-address="'2001.ntcir'.BS1:'2001.ntcir'.BS1">
            <calcext:condition calcext:apply-style-name="Accent" calcext:value="duplicate" calcext:base-cell-address="'2001.ntcir'.BS1"/>
          </calcext:conditional-format>
          <calcext:conditional-format calcext:target-range-address="'2001.ntcir'.BT1:'2001.ntcir'.BT1">
            <calcext:condition calcext:apply-style-name="Accent" calcext:value="duplicate" calcext:base-cell-address="'2001.ntcir'.BT1"/>
          </calcext:conditional-format>
          <calcext:conditional-format calcext:target-range-address="'2001.ntcir'.BU1:'2001.ntcir'.BU1">
            <calcext:condition calcext:apply-style-name="Accent" calcext:value="duplicate" calcext:base-cell-address="'2001.ntcir'.BU1"/>
          </calcext:conditional-format>
          <calcext:conditional-format calcext:target-range-address="'2001.ntcir'.BV1:'2001.ntcir'.BV1">
            <calcext:condition calcext:apply-style-name="Accent" calcext:value="duplicate" calcext:base-cell-address="'2001.ntcir'.BV1"/>
          </calcext:conditional-format>
          <calcext:conditional-format calcext:target-range-address="'2001.ntcir'.BW1:'2001.ntcir'.BW1">
            <calcext:condition calcext:apply-style-name="Accent" calcext:value="duplicate" calcext:base-cell-address="'2001.ntcir'.BW1"/>
          </calcext:conditional-format>
          <calcext:conditional-format calcext:target-range-address="'2001.ntcir'.BX1:'2001.ntcir'.BX1">
            <calcext:condition calcext:apply-style-name="Accent" calcext:value="duplicate" calcext:base-cell-address="'2001.ntcir'.BX1"/>
          </calcext:conditional-format>
          <calcext:conditional-format calcext:target-range-address="'2001.ntcir'.BY1:'2001.ntcir'.BY1">
            <calcext:condition calcext:apply-style-name="Accent" calcext:value="duplicate" calcext:base-cell-address="'2001.ntcir'.BY1"/>
          </calcext:conditional-format>
          <calcext:conditional-format calcext:target-range-address="'2001.ntcir'.BZ1:'2001.ntcir'.BZ1">
            <calcext:condition calcext:apply-style-name="Accent" calcext:value="duplicate" calcext:base-cell-address="'2001.ntcir'.BZ1"/>
          </calcext:conditional-format>
          <calcext:conditional-format calcext:target-range-address="'2001.ntcir'.CA1:'2001.ntcir'.CA1">
            <calcext:condition calcext:apply-style-name="Accent" calcext:value="duplicate" calcext:base-cell-address="'2001.ntcir'.CA1"/>
          </calcext:conditional-format>
          <calcext:conditional-format calcext:target-range-address="'2001.ntcir'.CB1:'2001.ntcir'.CB1">
            <calcext:condition calcext:apply-style-name="Accent" calcext:value="duplicate" calcext:base-cell-address="'2001.ntcir'.CB1"/>
          </calcext:conditional-format>
          <calcext:conditional-format calcext:target-range-address="'2001.ntcir'.CC1:'2001.ntcir'.CC1">
            <calcext:condition calcext:apply-style-name="Accent" calcext:value="duplicate" calcext:base-cell-address="'2001.ntcir'.CC1"/>
          </calcext:conditional-format>
          <calcext:conditional-format calcext:target-range-address="'2001.ntcir'.CD1:'2001.ntcir'.CD1">
            <calcext:condition calcext:apply-style-name="Accent" calcext:value="duplicate" calcext:base-cell-address="'2001.ntcir'.CD1"/>
          </calcext:conditional-format>
          <calcext:conditional-format calcext:target-range-address="'2001.ntcir'.CE1:'2001.ntcir'.CE1">
            <calcext:condition calcext:apply-style-name="Accent" calcext:value="duplicate" calcext:base-cell-address="'2001.ntcir'.CE1"/>
          </calcext:conditional-format>
          <calcext:conditional-format calcext:target-range-address="'2001.ntcir'.CF1:'2001.ntcir'.CF1">
            <calcext:condition calcext:apply-style-name="Accent" calcext:value="duplicate" calcext:base-cell-address="'2001.ntcir'.CF1"/>
          </calcext:conditional-format>
          <calcext:conditional-format calcext:target-range-address="'2001.ntcir'.CG1:'2001.ntcir'.CG1">
            <calcext:condition calcext:apply-style-name="Accent" calcext:value="duplicate" calcext:base-cell-address="'2001.ntcir'.CG1"/>
          </calcext:conditional-format>
          <calcext:conditional-format calcext:target-range-address="'2001.ntcir'.CH1:'2001.ntcir'.CH1">
            <calcext:condition calcext:apply-style-name="Accent" calcext:value="duplicate" calcext:base-cell-address="'2001.ntcir'.CH1"/>
          </calcext:conditional-format>
          <calcext:conditional-format calcext:target-range-address="'2001.ntcir'.CI1:'2001.ntcir'.CI1">
            <calcext:condition calcext:apply-style-name="Accent" calcext:value="duplicate" calcext:base-cell-address="'2001.ntcir'.CI1"/>
          </calcext:conditional-format>
          <calcext:conditional-format calcext:target-range-address="'2001.ntcir'.CJ1:'2001.ntcir'.CJ1">
            <calcext:condition calcext:apply-style-name="Accent" calcext:value="duplicate" calcext:base-cell-address="'2001.ntcir'.CJ1"/>
          </calcext:conditional-format>
          <calcext:conditional-format calcext:target-range-address="'2001.ntcir'.CK1:'2001.ntcir'.CK1">
            <calcext:condition calcext:apply-style-name="Accent" calcext:value="duplicate" calcext:base-cell-address="'2001.ntcir'.CK1"/>
          </calcext:conditional-format>
          <calcext:conditional-format calcext:target-range-address="'2001.ntcir'.CL1:'2001.ntcir'.CL1">
            <calcext:condition calcext:apply-style-name="Accent" calcext:value="duplicate" calcext:base-cell-address="'2001.ntcir'.CL1"/>
          </calcext:conditional-format>
          <calcext:conditional-format calcext:target-range-address="'2001.ntcir'.CM1:'2001.ntcir'.CM1">
            <calcext:condition calcext:apply-style-name="Accent" calcext:value="duplicate" calcext:base-cell-address="'2001.ntcir'.CM1"/>
          </calcext:conditional-format>
          <calcext:conditional-format calcext:target-range-address="'2001.ntcir'.CN1:'2001.ntcir'.CN1">
            <calcext:condition calcext:apply-style-name="Accent" calcext:value="duplicate" calcext:base-cell-address="'2001.ntcir'.CN1"/>
          </calcext:conditional-format>
          <calcext:conditional-format calcext:target-range-address="'2001.ntcir'.CO1:'2001.ntcir'.CO1">
            <calcext:condition calcext:apply-style-name="Accent" calcext:value="duplicate" calcext:base-cell-address="'2001.ntcir'.CO1"/>
          </calcext:conditional-format>
          <calcext:conditional-format calcext:target-range-address="'2001.ntcir'.CP1:'2001.ntcir'.CP1">
            <calcext:condition calcext:apply-style-name="Accent" calcext:value="duplicate" calcext:base-cell-address="'2001.ntcir'.CP1"/>
          </calcext:conditional-format>
          <calcext:conditional-format calcext:target-range-address="'2001.ntcir'.CQ1:'2001.ntcir'.CQ1">
            <calcext:condition calcext:apply-style-name="Accent" calcext:value="duplicate" calcext:base-cell-address="'2001.ntcir'.CQ1"/>
          </calcext:conditional-format>
          <calcext:conditional-format calcext:target-range-address="'2001.ntcir'.CR1:'2001.ntcir'.CR1">
            <calcext:condition calcext:apply-style-name="Accent" calcext:value="duplicate" calcext:base-cell-address="'2001.ntcir'.CR1"/>
          </calcext:conditional-format>
          <calcext:conditional-format calcext:target-range-address="'2001.ntcir'.CS1:'2001.ntcir'.CS1">
            <calcext:condition calcext:apply-style-name="Accent" calcext:value="duplicate" calcext:base-cell-address="'2001.ntcir'.CS1"/>
          </calcext:conditional-format>
          <calcext:conditional-format calcext:target-range-address="'2001.ntcir'.CT1:'2001.ntcir'.CT1">
            <calcext:condition calcext:apply-style-name="Accent" calcext:value="duplicate" calcext:base-cell-address="'2001.ntcir'.CT1"/>
          </calcext:conditional-format>
          <calcext:conditional-format calcext:target-range-address="'2001.ntcir'.CU1:'2001.ntcir'.CU1">
            <calcext:condition calcext:apply-style-name="Accent" calcext:value="duplicate" calcext:base-cell-address="'2001.ntcir'.CU1"/>
          </calcext:conditional-format>
          <calcext:conditional-format calcext:target-range-address="'2001.ntcir'.CV1:'2001.ntcir'.CV1">
            <calcext:condition calcext:apply-style-name="Accent" calcext:value="duplicate" calcext:base-cell-address="'2001.ntcir'.CV1"/>
          </calcext:conditional-format>
          <calcext:conditional-format calcext:target-range-address="'2001.ntcir'.CW1:'2001.ntcir'.CW1">
            <calcext:condition calcext:apply-style-name="Accent" calcext:value="duplicate" calcext:base-cell-address="'2001.ntcir'.CW1"/>
          </calcext:conditional-format>
          <calcext:conditional-format calcext:target-range-address="'2001.ntcir'.CX1:'2001.ntcir'.CX1">
            <calcext:condition calcext:apply-style-name="Accent" calcext:value="duplicate" calcext:base-cell-address="'2001.ntcir'.CX1"/>
          </calcext:conditional-format>
          <calcext:conditional-format calcext:target-range-address="'2001.ntcir'.CY1:'2001.ntcir'.CY1">
            <calcext:condition calcext:apply-style-name="Accent" calcext:value="duplicate" calcext:base-cell-address="'2001.ntcir'.CY1"/>
          </calcext:conditional-format>
          <calcext:conditional-format calcext:target-range-address="'2001.ntcir'.CZ1:'2001.ntcir'.CZ1">
            <calcext:condition calcext:apply-style-name="Accent" calcext:value="duplicate" calcext:base-cell-address="'2001.ntcir'.CZ1"/>
          </calcext:conditional-format>
          <calcext:conditional-format calcext:target-range-address="'2001.ntcir'.DA1:'2001.ntcir'.DA1">
            <calcext:condition calcext:apply-style-name="Accent" calcext:value="duplicate" calcext:base-cell-address="'2001.ntcir'.DA1"/>
          </calcext:conditional-format>
          <calcext:conditional-format calcext:target-range-address="'2001.ntcir'.DB1:'2001.ntcir'.DB1">
            <calcext:condition calcext:apply-style-name="Accent" calcext:value="duplicate" calcext:base-cell-address="'2001.ntcir'.DB1"/>
          </calcext:conditional-format>
          <calcext:conditional-format calcext:target-range-address="'2001.ntcir'.DC1:'2001.ntcir'.DC1">
            <calcext:condition calcext:apply-style-name="Accent" calcext:value="duplicate" calcext:base-cell-address="'2001.ntcir'.DC1"/>
          </calcext:conditional-format>
          <calcext:conditional-format calcext:target-range-address="'2001.ntcir'.DD1:'2001.ntcir'.DD1">
            <calcext:condition calcext:apply-style-name="Accent" calcext:value="duplicate" calcext:base-cell-address="'2001.ntcir'.DD1"/>
          </calcext:conditional-format>
          <calcext:conditional-format calcext:target-range-address="'2001.ntcir'.DE1:'2001.ntcir'.DE1">
            <calcext:condition calcext:apply-style-name="Accent" calcext:value="duplicate" calcext:base-cell-address="'2001.ntcir'.DE1"/>
          </calcext:conditional-format>
          <calcext:conditional-format calcext:target-range-address="'2001.ntcir'.DF1:'2001.ntcir'.DF1">
            <calcext:condition calcext:apply-style-name="Accent" calcext:value="duplicate" calcext:base-cell-address="'2001.ntcir'.DF1"/>
          </calcext:conditional-format>
          <calcext:conditional-format calcext:target-range-address="'2001.ntcir'.DG1:'2001.ntcir'.DG1">
            <calcext:condition calcext:apply-style-name="Accent" calcext:value="duplicate" calcext:base-cell-address="'2001.ntcir'.DG1"/>
          </calcext:conditional-format>
          <calcext:conditional-format calcext:target-range-address="'2001.ntcir'.DH1:'2001.ntcir'.DH1">
            <calcext:condition calcext:apply-style-name="Accent" calcext:value="duplicate" calcext:base-cell-address="'2001.ntcir'.DH1"/>
          </calcext:conditional-format>
          <calcext:conditional-format calcext:target-range-address="'2001.ntcir'.DI1:'2001.ntcir'.DI1">
            <calcext:condition calcext:apply-style-name="Accent" calcext:value="duplicate" calcext:base-cell-address="'2001.ntcir'.DI1"/>
          </calcext:conditional-format>
          <calcext:conditional-format calcext:target-range-address="'2001.ntcir'.DJ1:'2001.ntcir'.DJ1">
            <calcext:condition calcext:apply-style-name="Accent" calcext:value="duplicate" calcext:base-cell-address="'2001.ntcir'.DJ1"/>
          </calcext:conditional-format>
          <calcext:conditional-format calcext:target-range-address="'2001.ntcir'.DK1:'2001.ntcir'.DK1">
            <calcext:condition calcext:apply-style-name="Accent" calcext:value="duplicate" calcext:base-cell-address="'2001.ntcir'.DK1"/>
          </calcext:conditional-format>
          <calcext:conditional-format calcext:target-range-address="'2001.ntcir'.DL1:'2001.ntcir'.DL1">
            <calcext:condition calcext:apply-style-name="Accent" calcext:value="duplicate" calcext:base-cell-address="'2001.ntcir'.DL1"/>
          </calcext:conditional-format>
          <calcext:conditional-format calcext:target-range-address="'2001.ntcir'.DM1:'2001.ntcir'.DM1">
            <calcext:condition calcext:apply-style-name="Accent" calcext:value="duplicate" calcext:base-cell-address="'2001.ntcir'.DM1"/>
          </calcext:conditional-format>
          <calcext:conditional-format calcext:target-range-address="'2001.ntcir'.DN1:'2001.ntcir'.DN1">
            <calcext:condition calcext:apply-style-name="Accent" calcext:value="duplicate" calcext:base-cell-address="'2001.ntcir'.DN1"/>
          </calcext:conditional-format>
          <calcext:conditional-format calcext:target-range-address="'2001.ntcir'.DO1:'2001.ntcir'.DO1">
            <calcext:condition calcext:apply-style-name="Accent" calcext:value="duplicate" calcext:base-cell-address="'2001.ntcir'.DO1"/>
          </calcext:conditional-format>
          <calcext:conditional-format calcext:target-range-address="'2001.ntcir'.DP1:'2001.ntcir'.DP1">
            <calcext:condition calcext:apply-style-name="Accent" calcext:value="duplicate" calcext:base-cell-address="'2001.ntcir'.DP1"/>
          </calcext:conditional-format>
          <calcext:conditional-format calcext:target-range-address="'2001.ntcir'.DQ1:'2001.ntcir'.DQ1">
            <calcext:condition calcext:apply-style-name="Accent" calcext:value="duplicate" calcext:base-cell-address="'2001.ntcir'.DQ1"/>
          </calcext:conditional-format>
          <calcext:conditional-format calcext:target-range-address="'2001.ntcir'.DR1:'2001.ntcir'.DR1">
            <calcext:condition calcext:apply-style-name="Accent" calcext:value="duplicate" calcext:base-cell-address="'2001.ntcir'.DR1"/>
          </calcext:conditional-format>
          <calcext:conditional-format calcext:target-range-address="'2001.ntcir'.DS1:'2001.ntcir'.DS1">
            <calcext:condition calcext:apply-style-name="Accent" calcext:value="duplicate" calcext:base-cell-address="'2001.ntcir'.DS1"/>
          </calcext:conditional-format>
          <calcext:conditional-format calcext:target-range-address="'2001.ntcir'.DT1:'2001.ntcir'.DT1">
            <calcext:condition calcext:apply-style-name="Accent" calcext:value="duplicate" calcext:base-cell-address="'2001.ntcir'.DT1"/>
          </calcext:conditional-format>
          <calcext:conditional-format calcext:target-range-address="'2001.ntcir'.DU1:'2001.ntcir'.DU1">
            <calcext:condition calcext:apply-style-name="Accent" calcext:value="duplicate" calcext:base-cell-address="'2001.ntcir'.DU1"/>
          </calcext:conditional-format>
          <calcext:conditional-format calcext:target-range-address="'2001.ntcir'.DV1:'2001.ntcir'.DV1">
            <calcext:condition calcext:apply-style-name="Accent" calcext:value="duplicate" calcext:base-cell-address="'2001.ntcir'.DV1"/>
          </calcext:conditional-format>
          <calcext:conditional-format calcext:target-range-address="'2001.ntcir'.DW1:'2001.ntcir'.DW1">
            <calcext:condition calcext:apply-style-name="Accent" calcext:value="duplicate" calcext:base-cell-address="'2001.ntcir'.DW1"/>
          </calcext:conditional-format>
          <calcext:conditional-format calcext:target-range-address="'2001.ntcir'.DX1:'2001.ntcir'.DX1">
            <calcext:condition calcext:apply-style-name="Accent" calcext:value="duplicate" calcext:base-cell-address="'2001.ntcir'.DX1"/>
          </calcext:conditional-format>
          <calcext:conditional-format calcext:target-range-address="'2001.ntcir'.DY1:'2001.ntcir'.DY1">
            <calcext:condition calcext:apply-style-name="Accent" calcext:value="duplicate" calcext:base-cell-address="'2001.ntcir'.DY1"/>
          </calcext:conditional-format>
          <calcext:conditional-format calcext:target-range-address="'2001.ntcir'.DZ1:'2001.ntcir'.DZ1">
            <calcext:condition calcext:apply-style-name="Accent" calcext:value="duplicate" calcext:base-cell-address="'2001.ntcir'.DZ1"/>
          </calcext:conditional-format>
          <calcext:conditional-format calcext:target-range-address="'2001.ntcir'.EA1:'2001.ntcir'.EA1">
            <calcext:condition calcext:apply-style-name="Accent" calcext:value="duplicate" calcext:base-cell-address="'2001.ntcir'.EA1"/>
          </calcext:conditional-format>
          <calcext:conditional-format calcext:target-range-address="'2001.ntcir'.EB1:'2001.ntcir'.EB1">
            <calcext:condition calcext:apply-style-name="Accent" calcext:value="duplicate" calcext:base-cell-address="'2001.ntcir'.EB1"/>
          </calcext:conditional-format>
          <calcext:conditional-format calcext:target-range-address="'2001.ntcir'.EC1:'2001.ntcir'.EC1">
            <calcext:condition calcext:apply-style-name="Accent" calcext:value="duplicate" calcext:base-cell-address="'2001.ntcir'.EC1"/>
          </calcext:conditional-format>
          <calcext:conditional-format calcext:target-range-address="'2001.ntcir'.ED1:'2001.ntcir'.ED1">
            <calcext:condition calcext:apply-style-name="Accent" calcext:value="duplicate" calcext:base-cell-address="'2001.ntcir'.ED1"/>
          </calcext:conditional-format>
          <calcext:conditional-format calcext:target-range-address="'2001.ntcir'.EE1:'2001.ntcir'.EE1">
            <calcext:condition calcext:apply-style-name="Accent" calcext:value="duplicate" calcext:base-cell-address="'2001.ntcir'.EE1"/>
          </calcext:conditional-format>
          <calcext:conditional-format calcext:target-range-address="'2001.ntcir'.EF1:'2001.ntcir'.EF1">
            <calcext:condition calcext:apply-style-name="Accent" calcext:value="duplicate" calcext:base-cell-address="'2001.ntcir'.EF1"/>
          </calcext:conditional-format>
          <calcext:conditional-format calcext:target-range-address="'2001.ntcir'.EG1:'2001.ntcir'.EG1">
            <calcext:condition calcext:apply-style-name="Accent" calcext:value="duplicate" calcext:base-cell-address="'2001.ntcir'.EG1"/>
          </calcext:conditional-format>
          <calcext:conditional-format calcext:target-range-address="'2001.ntcir'.EH1:'2001.ntcir'.EH1">
            <calcext:condition calcext:apply-style-name="Accent" calcext:value="duplicate" calcext:base-cell-address="'2001.ntcir'.EH1"/>
          </calcext:conditional-format>
          <calcext:conditional-format calcext:target-range-address="'2001.ntcir'.EI1:'2001.ntcir'.EI1">
            <calcext:condition calcext:apply-style-name="Accent" calcext:value="duplicate" calcext:base-cell-address="'2001.ntcir'.EI1"/>
          </calcext:conditional-format>
          <calcext:conditional-format calcext:target-range-address="'2001.ntcir'.EJ1:'2001.ntcir'.EJ1">
            <calcext:condition calcext:apply-style-name="Accent" calcext:value="duplicate" calcext:base-cell-address="'2001.ntcir'.EJ1"/>
          </calcext:conditional-format>
          <calcext:conditional-format calcext:target-range-address="'2001.ntcir'.EK1:'2001.ntcir'.EK1">
            <calcext:condition calcext:apply-style-name="Accent" calcext:value="duplicate" calcext:base-cell-address="'2001.ntcir'.EK1"/>
          </calcext:conditional-format>
          <calcext:conditional-format calcext:target-range-address="'2001.ntcir'.EL1:'2001.ntcir'.EL1">
            <calcext:condition calcext:apply-style-name="Accent" calcext:value="duplicate" calcext:base-cell-address="'2001.ntcir'.EL1"/>
          </calcext:conditional-format>
          <calcext:conditional-format calcext:target-range-address="'2001.ntcir'.EM1:'2001.ntcir'.EM1">
            <calcext:condition calcext:apply-style-name="Accent" calcext:value="duplicate" calcext:base-cell-address="'2001.ntcir'.EM1"/>
          </calcext:conditional-format>
          <calcext:conditional-format calcext:target-range-address="'2001.ntcir'.EN1:'2001.ntcir'.EN1">
            <calcext:condition calcext:apply-style-name="Accent" calcext:value="duplicate" calcext:base-cell-address="'2001.ntcir'.EN1"/>
          </calcext:conditional-format>
          <calcext:conditional-format calcext:target-range-address="'2001.ntcir'.EO1:'2001.ntcir'.EO1">
            <calcext:condition calcext:apply-style-name="Accent" calcext:value="duplicate" calcext:base-cell-address="'2001.ntcir'.EO1"/>
          </calcext:conditional-format>
          <calcext:conditional-format calcext:target-range-address="'2001.ntcir'.EP1:'2001.ntcir'.EP1">
            <calcext:condition calcext:apply-style-name="Accent" calcext:value="duplicate" calcext:base-cell-address="'2001.ntcir'.EP1"/>
          </calcext:conditional-format>
          <calcext:conditional-format calcext:target-range-address="'2001.ntcir'.EQ1:'2001.ntcir'.EQ1">
            <calcext:condition calcext:apply-style-name="Accent" calcext:value="duplicate" calcext:base-cell-address="'2001.ntcir'.EQ1"/>
          </calcext:conditional-format>
          <calcext:conditional-format calcext:target-range-address="'2001.ntcir'.ER1:'2001.ntcir'.ER1">
            <calcext:condition calcext:apply-style-name="Accent" calcext:value="duplicate" calcext:base-cell-address="'2001.ntcir'.ER1"/>
          </calcext:conditional-format>
          <calcext:conditional-format calcext:target-range-address="'2001.ntcir'.ES1:'2001.ntcir'.ES1">
            <calcext:condition calcext:apply-style-name="Accent" calcext:value="duplicate" calcext:base-cell-address="'2001.ntcir'.ES1"/>
          </calcext:conditional-format>
          <calcext:conditional-format calcext:target-range-address="'2001.ntcir'.ET1:'2001.ntcir'.ET1">
            <calcext:condition calcext:apply-style-name="Accent" calcext:value="duplicate" calcext:base-cell-address="'2001.ntcir'.ET1"/>
          </calcext:conditional-format>
          <calcext:conditional-format calcext:target-range-address="'2001.ntcir'.EU1:'2001.ntcir'.EU1">
            <calcext:condition calcext:apply-style-name="Accent" calcext:value="duplicate" calcext:base-cell-address="'2001.ntcir'.EU1"/>
          </calcext:conditional-format>
          <calcext:conditional-format calcext:target-range-address="'2001.ntcir'.EV1:'2001.ntcir'.EV1">
            <calcext:condition calcext:apply-style-name="Accent" calcext:value="duplicate" calcext:base-cell-address="'2001.ntcir'.EV1"/>
          </calcext:conditional-format>
          <calcext:conditional-format calcext:target-range-address="'2001.ntcir'.EW1:'2001.ntcir'.EW1">
            <calcext:condition calcext:apply-style-name="Accent" calcext:value="duplicate" calcext:base-cell-address="'2001.ntcir'.EW1"/>
          </calcext:conditional-format>
          <calcext:conditional-format calcext:target-range-address="'2001.ntcir'.EX1:'2001.ntcir'.EX1">
            <calcext:condition calcext:apply-style-name="Accent" calcext:value="duplicate" calcext:base-cell-address="'2001.ntcir'.EX1"/>
          </calcext:conditional-format>
          <calcext:conditional-format calcext:target-range-address="'2001.ntcir'.EY1:'2001.ntcir'.EY1">
            <calcext:condition calcext:apply-style-name="Accent" calcext:value="duplicate" calcext:base-cell-address="'2001.ntcir'.EY1"/>
          </calcext:conditional-format>
          <calcext:conditional-format calcext:target-range-address="'2001.ntcir'.EZ1:'2001.ntcir'.EZ1">
            <calcext:condition calcext:apply-style-name="Accent" calcext:value="duplicate" calcext:base-cell-address="'2001.ntcir'.EZ1"/>
          </calcext:conditional-format>
          <calcext:conditional-format calcext:target-range-address="'2001.ntcir'.FA1:'2001.ntcir'.FA1">
            <calcext:condition calcext:apply-style-name="Accent" calcext:value="duplicate" calcext:base-cell-address="'2001.ntcir'.FA1"/>
          </calcext:conditional-format>
          <calcext:conditional-format calcext:target-range-address="'2001.ntcir'.FB1:'2001.ntcir'.FB1">
            <calcext:condition calcext:apply-style-name="Accent" calcext:value="duplicate" calcext:base-cell-address="'2001.ntcir'.FB1"/>
          </calcext:conditional-format>
          <calcext:conditional-format calcext:target-range-address="'2001.ntcir'.FC1:'2001.ntcir'.FC1">
            <calcext:condition calcext:apply-style-name="Accent" calcext:value="duplicate" calcext:base-cell-address="'2001.ntcir'.FC1"/>
          </calcext:conditional-format>
          <calcext:conditional-format calcext:target-range-address="'2001.ntcir'.FD1:'2001.ntcir'.FD1">
            <calcext:condition calcext:apply-style-name="Accent" calcext:value="duplicate" calcext:base-cell-address="'2001.ntcir'.FD1"/>
          </calcext:conditional-format>
          <calcext:conditional-format calcext:target-range-address="'2001.ntcir'.FE1:'2001.ntcir'.FE1">
            <calcext:condition calcext:apply-style-name="Accent" calcext:value="duplicate" calcext:base-cell-address="'2001.ntcir'.FE1"/>
          </calcext:conditional-format>
          <calcext:conditional-format calcext:target-range-address="'2001.ntcir'.FF1:'2001.ntcir'.FF1">
            <calcext:condition calcext:apply-style-name="Accent" calcext:value="duplicate" calcext:base-cell-address="'2001.ntcir'.FF1"/>
          </calcext:conditional-format>
          <calcext:conditional-format calcext:target-range-address="'2001.ntcir'.FG1:'2001.ntcir'.FG1">
            <calcext:condition calcext:apply-style-name="Accent" calcext:value="duplicate" calcext:base-cell-address="'2001.ntcir'.FG1"/>
          </calcext:conditional-format>
          <calcext:conditional-format calcext:target-range-address="'2001.ntcir'.FH1:'2001.ntcir'.FH1">
            <calcext:condition calcext:apply-style-name="Accent" calcext:value="duplicate" calcext:base-cell-address="'2001.ntcir'.FH1"/>
          </calcext:conditional-format>
          <calcext:conditional-format calcext:target-range-address="'2001.ntcir'.FI1:'2001.ntcir'.FI1">
            <calcext:condition calcext:apply-style-name="Accent" calcext:value="duplicate" calcext:base-cell-address="'2001.ntcir'.FI1"/>
          </calcext:conditional-format>
          <calcext:conditional-format calcext:target-range-address="'2001.ntcir'.FJ1:'2001.ntcir'.FJ1">
            <calcext:condition calcext:apply-style-name="Accent" calcext:value="duplicate" calcext:base-cell-address="'2001.ntcir'.FJ1"/>
          </calcext:conditional-format>
          <calcext:conditional-format calcext:target-range-address="'2001.ntcir'.FK1:'2001.ntcir'.FK1">
            <calcext:condition calcext:apply-style-name="Accent" calcext:value="duplicate" calcext:base-cell-address="'2001.ntcir'.FK1"/>
          </calcext:conditional-format>
          <calcext:conditional-format calcext:target-range-address="'2001.ntcir'.FL1:'2001.ntcir'.FL1">
            <calcext:condition calcext:apply-style-name="Accent" calcext:value="duplicate" calcext:base-cell-address="'2001.ntcir'.FL1"/>
          </calcext:conditional-format>
          <calcext:conditional-format calcext:target-range-address="'2001.ntcir'.FM1:'2001.ntcir'.FM1">
            <calcext:condition calcext:apply-style-name="Accent" calcext:value="duplicate" calcext:base-cell-address="'2001.ntcir'.FM1"/>
          </calcext:conditional-format>
          <calcext:conditional-format calcext:target-range-address="'2001.ntcir'.FN1:'2001.ntcir'.FN1">
            <calcext:condition calcext:apply-style-name="Accent" calcext:value="duplicate" calcext:base-cell-address="'2001.ntcir'.FN1"/>
          </calcext:conditional-format>
          <calcext:conditional-format calcext:target-range-address="'2001.ntcir'.FO1:'2001.ntcir'.FO1">
            <calcext:condition calcext:apply-style-name="Accent" calcext:value="duplicate" calcext:base-cell-address="'2001.ntcir'.FO1"/>
          </calcext:conditional-format>
          <calcext:conditional-format calcext:target-range-address="'2001.ntcir'.FP1:'2001.ntcir'.FP1">
            <calcext:condition calcext:apply-style-name="Accent" calcext:value="duplicate" calcext:base-cell-address="'2001.ntcir'.FP1"/>
          </calcext:conditional-format>
          <calcext:conditional-format calcext:target-range-address="'2001.ntcir'.FQ1:'2001.ntcir'.FQ1">
            <calcext:condition calcext:apply-style-name="Accent" calcext:value="duplicate" calcext:base-cell-address="'2001.ntcir'.FQ1"/>
          </calcext:conditional-format>
          <calcext:conditional-format calcext:target-range-address="'2001.ntcir'.FR1:'2001.ntcir'.FR1">
            <calcext:condition calcext:apply-style-name="Accent" calcext:value="duplicate" calcext:base-cell-address="'2001.ntcir'.FR1"/>
          </calcext:conditional-format>
          <calcext:conditional-format calcext:target-range-address="'2001.ntcir'.FS1:'2001.ntcir'.FS1">
            <calcext:condition calcext:apply-style-name="Accent" calcext:value="duplicate" calcext:base-cell-address="'2001.ntcir'.FS1"/>
          </calcext:conditional-format>
          <calcext:conditional-format calcext:target-range-address="'2001.ntcir'.FT1:'2001.ntcir'.FT1">
            <calcext:condition calcext:apply-style-name="Accent" calcext:value="duplicate" calcext:base-cell-address="'2001.ntcir'.FT1"/>
          </calcext:conditional-format>
          <calcext:conditional-format calcext:target-range-address="'2001.ntcir'.FU1:'2001.ntcir'.FU1">
            <calcext:condition calcext:apply-style-name="Accent" calcext:value="duplicate" calcext:base-cell-address="'2001.ntcir'.FU1"/>
          </calcext:conditional-format>
          <calcext:conditional-format calcext:target-range-address="'2001.ntcir'.FV1:'2001.ntcir'.FV1">
            <calcext:condition calcext:apply-style-name="Accent" calcext:value="duplicate" calcext:base-cell-address="'2001.ntcir'.FV1"/>
          </calcext:conditional-format>
          <calcext:conditional-format calcext:target-range-address="'2001.ntcir'.FW1:'2001.ntcir'.FW1">
            <calcext:condition calcext:apply-style-name="Accent" calcext:value="duplicate" calcext:base-cell-address="'2001.ntcir'.FW1"/>
          </calcext:conditional-format>
          <calcext:conditional-format calcext:target-range-address="'2001.ntcir'.FX1:'2001.ntcir'.FX1">
            <calcext:condition calcext:apply-style-name="Accent" calcext:value="duplicate" calcext:base-cell-address="'2001.ntcir'.FX1"/>
          </calcext:conditional-format>
          <calcext:conditional-format calcext:target-range-address="'2001.ntcir'.FY1:'2001.ntcir'.FY1">
            <calcext:condition calcext:apply-style-name="Accent" calcext:value="duplicate" calcext:base-cell-address="'2001.ntcir'.FY1"/>
          </calcext:conditional-format>
          <calcext:conditional-format calcext:target-range-address="'2001.ntcir'.FZ1:'2001.ntcir'.FZ1">
            <calcext:condition calcext:apply-style-name="Accent" calcext:value="duplicate" calcext:base-cell-address="'2001.ntcir'.FZ1"/>
          </calcext:conditional-format>
          <calcext:conditional-format calcext:target-range-address="'2001.ntcir'.GA1:'2001.ntcir'.GA1">
            <calcext:condition calcext:apply-style-name="Accent" calcext:value="duplicate" calcext:base-cell-address="'2001.ntcir'.GA1"/>
          </calcext:conditional-format>
          <calcext:conditional-format calcext:target-range-address="'2001.ntcir'.GB1:'2001.ntcir'.GB1">
            <calcext:condition calcext:apply-style-name="Accent" calcext:value="duplicate" calcext:base-cell-address="'2001.ntcir'.GB1"/>
          </calcext:conditional-format>
          <calcext:conditional-format calcext:target-range-address="'2001.ntcir'.GC1:'2001.ntcir'.GC1">
            <calcext:condition calcext:apply-style-name="Accent" calcext:value="duplicate" calcext:base-cell-address="'2001.ntcir'.GC1"/>
          </calcext:conditional-format>
          <calcext:conditional-format calcext:target-range-address="'2001.ntcir'.GD1:'2001.ntcir'.GD1">
            <calcext:condition calcext:apply-style-name="Accent" calcext:value="duplicate" calcext:base-cell-address="'2001.ntcir'.GD1"/>
          </calcext:conditional-format>
          <calcext:conditional-format calcext:target-range-address="'2001.ntcir'.GE1:'2001.ntcir'.GE1">
            <calcext:condition calcext:apply-style-name="Accent" calcext:value="duplicate" calcext:base-cell-address="'2001.ntcir'.GE1"/>
          </calcext:conditional-format>
          <calcext:conditional-format calcext:target-range-address="'2001.ntcir'.GF1:'2001.ntcir'.GF1">
            <calcext:condition calcext:apply-style-name="Accent" calcext:value="duplicate" calcext:base-cell-address="'2001.ntcir'.GF1"/>
          </calcext:conditional-format>
          <calcext:conditional-format calcext:target-range-address="'2001.ntcir'.GG1:'2001.ntcir'.GG1">
            <calcext:condition calcext:apply-style-name="Accent" calcext:value="duplicate" calcext:base-cell-address="'2001.ntcir'.GG1"/>
          </calcext:conditional-format>
          <calcext:conditional-format calcext:target-range-address="'2001.ntcir'.GH1:'2001.ntcir'.GH1">
            <calcext:condition calcext:apply-style-name="Accent" calcext:value="duplicate" calcext:base-cell-address="'2001.ntcir'.GH1"/>
          </calcext:conditional-format>
          <calcext:conditional-format calcext:target-range-address="'2001.ntcir'.GI1:'2001.ntcir'.GI1">
            <calcext:condition calcext:apply-style-name="Accent" calcext:value="duplicate" calcext:base-cell-address="'2001.ntcir'.GI1"/>
          </calcext:conditional-format>
          <calcext:conditional-format calcext:target-range-address="'2001.ntcir'.GJ1:'2001.ntcir'.GJ1">
            <calcext:condition calcext:apply-style-name="Accent" calcext:value="duplicate" calcext:base-cell-address="'2001.ntcir'.GJ1"/>
          </calcext:conditional-format>
          <calcext:conditional-format calcext:target-range-address="'2001.ntcir'.GK1:'2001.ntcir'.GK1">
            <calcext:condition calcext:apply-style-name="Accent" calcext:value="duplicate" calcext:base-cell-address="'2001.ntcir'.GK1"/>
          </calcext:conditional-format>
          <calcext:conditional-format calcext:target-range-address="'2001.ntcir'.GL1:'2001.ntcir'.GL1">
            <calcext:condition calcext:apply-style-name="Accent" calcext:value="duplicate" calcext:base-cell-address="'2001.ntcir'.GL1"/>
          </calcext:conditional-format>
          <calcext:conditional-format calcext:target-range-address="'2001.ntcir'.GM1:'2001.ntcir'.GM1">
            <calcext:condition calcext:apply-style-name="Accent" calcext:value="duplicate" calcext:base-cell-address="'2001.ntcir'.GM1"/>
          </calcext:conditional-format>
          <calcext:conditional-format calcext:target-range-address="'2001.ntcir'.GN1:'2001.ntcir'.GN1">
            <calcext:condition calcext:apply-style-name="Accent" calcext:value="duplicate" calcext:base-cell-address="'2001.ntcir'.GN1"/>
          </calcext:conditional-format>
          <calcext:conditional-format calcext:target-range-address="'2001.ntcir'.GO1:'2001.ntcir'.GO1">
            <calcext:condition calcext:apply-style-name="Accent" calcext:value="duplicate" calcext:base-cell-address="'2001.ntcir'.GO1"/>
          </calcext:conditional-format>
          <calcext:conditional-format calcext:target-range-address="'2001.ntcir'.GP1:'2001.ntcir'.GP1">
            <calcext:condition calcext:apply-style-name="Accent" calcext:value="duplicate" calcext:base-cell-address="'2001.ntcir'.GP1"/>
          </calcext:conditional-format>
          <calcext:conditional-format calcext:target-range-address="'2001.ntcir'.GQ1:'2001.ntcir'.GQ1">
            <calcext:condition calcext:apply-style-name="Accent" calcext:value="duplicate" calcext:base-cell-address="'2001.ntcir'.GQ1"/>
          </calcext:conditional-format>
          <calcext:conditional-format calcext:target-range-address="'2001.ntcir'.GR1:'2001.ntcir'.GR1">
            <calcext:condition calcext:apply-style-name="Accent" calcext:value="duplicate" calcext:base-cell-address="'2001.ntcir'.GR1"/>
          </calcext:conditional-format>
          <calcext:conditional-format calcext:target-range-address="'2001.ntcir'.GS1:'2001.ntcir'.GS1">
            <calcext:condition calcext:apply-style-name="Accent" calcext:value="duplicate" calcext:base-cell-address="'2001.ntcir'.GS1"/>
          </calcext:conditional-format>
          <calcext:conditional-format calcext:target-range-address="'2001.ntcir'.GT1:'2001.ntcir'.GT1">
            <calcext:condition calcext:apply-style-name="Accent" calcext:value="duplicate" calcext:base-cell-address="'2001.ntcir'.GT1"/>
          </calcext:conditional-format>
          <calcext:conditional-format calcext:target-range-address="'2001.ntcir'.GU1:'2001.ntcir'.GU1">
            <calcext:condition calcext:apply-style-name="Accent" calcext:value="duplicate" calcext:base-cell-address="'2001.ntcir'.GU1"/>
          </calcext:conditional-format>
          <calcext:conditional-format calcext:target-range-address="'2001.ntcir'.GV1:'2001.ntcir'.GV1">
            <calcext:condition calcext:apply-style-name="Accent" calcext:value="duplicate" calcext:base-cell-address="'2001.ntcir'.GV1"/>
          </calcext:conditional-format>
          <calcext:conditional-format calcext:target-range-address="'2001.ntcir'.GW1:'2001.ntcir'.GW1">
            <calcext:condition calcext:apply-style-name="Accent" calcext:value="duplicate" calcext:base-cell-address="'2001.ntcir'.GW1"/>
          </calcext:conditional-format>
          <calcext:conditional-format calcext:target-range-address="'2001.ntcir'.GX1:'2001.ntcir'.GX1">
            <calcext:condition calcext:apply-style-name="Accent" calcext:value="duplicate" calcext:base-cell-address="'2001.ntcir'.GX1"/>
          </calcext:conditional-format>
          <calcext:conditional-format calcext:target-range-address="'2001.ntcir'.GY1:'2001.ntcir'.GY1">
            <calcext:condition calcext:apply-style-name="Accent" calcext:value="duplicate" calcext:base-cell-address="'2001.ntcir'.GY1"/>
          </calcext:conditional-format>
          <calcext:conditional-format calcext:target-range-address="'2001.ntcir'.GZ1:'2001.ntcir'.GZ1">
            <calcext:condition calcext:apply-style-name="Accent" calcext:value="duplicate" calcext:base-cell-address="'2001.ntcir'.GZ1"/>
          </calcext:conditional-format>
          <calcext:conditional-format calcext:target-range-address="'2001.ntcir'.HA1:'2001.ntcir'.HA1">
            <calcext:condition calcext:apply-style-name="Accent" calcext:value="duplicate" calcext:base-cell-address="'2001.ntcir'.HA1"/>
          </calcext:conditional-format>
          <calcext:conditional-format calcext:target-range-address="'2001.ntcir'.HB1:'2001.ntcir'.HB1">
            <calcext:condition calcext:apply-style-name="Accent" calcext:value="duplicate" calcext:base-cell-address="'2001.ntcir'.HB1"/>
          </calcext:conditional-format>
          <calcext:conditional-format calcext:target-range-address="'2001.ntcir'.HC1:'2001.ntcir'.HC1">
            <calcext:condition calcext:apply-style-name="Accent" calcext:value="duplicate" calcext:base-cell-address="'2001.ntcir'.HC1"/>
          </calcext:conditional-format>
          <calcext:conditional-format calcext:target-range-address="'2001.ntcir'.HD1:'2001.ntcir'.HD1">
            <calcext:condition calcext:apply-style-name="Accent" calcext:value="duplicate" calcext:base-cell-address="'2001.ntcir'.HD1"/>
          </calcext:conditional-format>
          <calcext:conditional-format calcext:target-range-address="'2001.ntcir'.HE1:'2001.ntcir'.HE1">
            <calcext:condition calcext:apply-style-name="Accent" calcext:value="duplicate" calcext:base-cell-address="'2001.ntcir'.HE1"/>
          </calcext:conditional-format>
          <calcext:conditional-format calcext:target-range-address="'2001.ntcir'.HF1:'2001.ntcir'.HF1">
            <calcext:condition calcext:apply-style-name="Accent" calcext:value="duplicate" calcext:base-cell-address="'2001.ntcir'.HF1"/>
          </calcext:conditional-format>
          <calcext:conditional-format calcext:target-range-address="'2001.ntcir'.HG1:'2001.ntcir'.HG1">
            <calcext:condition calcext:apply-style-name="Accent" calcext:value="duplicate" calcext:base-cell-address="'2001.ntcir'.HG1"/>
          </calcext:conditional-format>
          <calcext:conditional-format calcext:target-range-address="'2001.ntcir'.HH1:'2001.ntcir'.HH1">
            <calcext:condition calcext:apply-style-name="Accent" calcext:value="duplicate" calcext:base-cell-address="'2001.ntcir'.HH1"/>
          </calcext:conditional-format>
          <calcext:conditional-format calcext:target-range-address="'2001.ntcir'.HI1:'2001.ntcir'.HI1">
            <calcext:condition calcext:apply-style-name="Accent" calcext:value="duplicate" calcext:base-cell-address="'2001.ntcir'.HI1"/>
          </calcext:conditional-format>
          <calcext:conditional-format calcext:target-range-address="'2001.ntcir'.HJ1:'2001.ntcir'.HJ1">
            <calcext:condition calcext:apply-style-name="Accent" calcext:value="duplicate" calcext:base-cell-address="'2001.ntcir'.HJ1"/>
          </calcext:conditional-format>
          <calcext:conditional-format calcext:target-range-address="'2001.ntcir'.HK1:'2001.ntcir'.HK1">
            <calcext:condition calcext:apply-style-name="Accent" calcext:value="duplicate" calcext:base-cell-address="'2001.ntcir'.HK1"/>
          </calcext:conditional-format>
          <calcext:conditional-format calcext:target-range-address="'2001.ntcir'.HL1:'2001.ntcir'.HL1">
            <calcext:condition calcext:apply-style-name="Accent" calcext:value="duplicate" calcext:base-cell-address="'2001.ntcir'.HL1"/>
          </calcext:conditional-format>
          <calcext:conditional-format calcext:target-range-address="'2001.ntcir'.HM1:'2001.ntcir'.HM1">
            <calcext:condition calcext:apply-style-name="Accent" calcext:value="duplicate" calcext:base-cell-address="'2001.ntcir'.HM1"/>
          </calcext:conditional-format>
          <calcext:conditional-format calcext:target-range-address="'2001.ntcir'.HN1:'2001.ntcir'.HN1">
            <calcext:condition calcext:apply-style-name="Accent" calcext:value="duplicate" calcext:base-cell-address="'2001.ntcir'.HN1"/>
          </calcext:conditional-format>
          <calcext:conditional-format calcext:target-range-address="'2001.ntcir'.HO1:'2001.ntcir'.HO1">
            <calcext:condition calcext:apply-style-name="Accent" calcext:value="duplicate" calcext:base-cell-address="'2001.ntcir'.HO1"/>
          </calcext:conditional-format>
          <calcext:conditional-format calcext:target-range-address="'2001.ntcir'.HP1:'2001.ntcir'.HP1">
            <calcext:condition calcext:apply-style-name="Accent" calcext:value="duplicate" calcext:base-cell-address="'2001.ntcir'.HP1"/>
          </calcext:conditional-format>
          <calcext:conditional-format calcext:target-range-address="'2001.ntcir'.HQ1:'2001.ntcir'.HQ1">
            <calcext:condition calcext:apply-style-name="Accent" calcext:value="duplicate" calcext:base-cell-address="'2001.ntcir'.HQ1"/>
          </calcext:conditional-format>
          <calcext:conditional-format calcext:target-range-address="'2001.ntcir'.HR1:'2001.ntcir'.HR1">
            <calcext:condition calcext:apply-style-name="Accent" calcext:value="duplicate" calcext:base-cell-address="'2001.ntcir'.HR1"/>
          </calcext:conditional-format>
          <calcext:conditional-format calcext:target-range-address="'2001.ntcir'.HS1:'2001.ntcir'.HS1">
            <calcext:condition calcext:apply-style-name="Accent" calcext:value="duplicate" calcext:base-cell-address="'2001.ntcir'.HS1"/>
          </calcext:conditional-format>
          <calcext:conditional-format calcext:target-range-address="'2001.ntcir'.HT1:'2001.ntcir'.HT1">
            <calcext:condition calcext:apply-style-name="Accent" calcext:value="duplicate" calcext:base-cell-address="'2001.ntcir'.HT1"/>
          </calcext:conditional-format>
          <calcext:conditional-format calcext:target-range-address="'2001.ntcir'.HU1:'2001.ntcir'.HU1">
            <calcext:condition calcext:apply-style-name="Accent" calcext:value="duplicate" calcext:base-cell-address="'2001.ntcir'.HU1"/>
          </calcext:conditional-format>
          <calcext:conditional-format calcext:target-range-address="'2001.ntcir'.HV1:'2001.ntcir'.HV1">
            <calcext:condition calcext:apply-style-name="Accent" calcext:value="duplicate" calcext:base-cell-address="'2001.ntcir'.HV1"/>
          </calcext:conditional-format>
          <calcext:conditional-format calcext:target-range-address="'2001.ntcir'.HW1:'2001.ntcir'.HW1">
            <calcext:condition calcext:apply-style-name="Accent" calcext:value="duplicate" calcext:base-cell-address="'2001.ntcir'.HW1"/>
          </calcext:conditional-format>
          <calcext:conditional-format calcext:target-range-address="'2001.ntcir'.HX1:'2001.ntcir'.HX1">
            <calcext:condition calcext:apply-style-name="Accent" calcext:value="duplicate" calcext:base-cell-address="'2001.ntcir'.HX1"/>
          </calcext:conditional-format>
          <calcext:conditional-format calcext:target-range-address="'2001.ntcir'.HY1:'2001.ntcir'.HY1">
            <calcext:condition calcext:apply-style-name="Accent" calcext:value="duplicate" calcext:base-cell-address="'2001.ntcir'.HY1"/>
          </calcext:conditional-format>
          <calcext:conditional-format calcext:target-range-address="'2001.ntcir'.HZ1:'2001.ntcir'.HZ1">
            <calcext:condition calcext:apply-style-name="Accent" calcext:value="duplicate" calcext:base-cell-address="'2001.ntcir'.HZ1"/>
          </calcext:conditional-format>
          <calcext:conditional-format calcext:target-range-address="'2001.ntcir'.IA1:'2001.ntcir'.IA1">
            <calcext:condition calcext:apply-style-name="Accent" calcext:value="duplicate" calcext:base-cell-address="'2001.ntcir'.IA1"/>
          </calcext:conditional-format>
          <calcext:conditional-format calcext:target-range-address="'2001.ntcir'.IB1:'2001.ntcir'.IB1">
            <calcext:condition calcext:apply-style-name="Accent" calcext:value="duplicate" calcext:base-cell-address="'2001.ntcir'.IB1"/>
          </calcext:conditional-format>
          <calcext:conditional-format calcext:target-range-address="'2001.ntcir'.IC1:'2001.ntcir'.IC1">
            <calcext:condition calcext:apply-style-name="Accent" calcext:value="duplicate" calcext:base-cell-address="'2001.ntcir'.IC1"/>
          </calcext:conditional-format>
          <calcext:conditional-format calcext:target-range-address="'2001.ntcir'.ID1:'2001.ntcir'.ID1">
            <calcext:condition calcext:apply-style-name="Accent" calcext:value="duplicate" calcext:base-cell-address="'2001.ntcir'.ID1"/>
          </calcext:conditional-format>
          <calcext:conditional-format calcext:target-range-address="'2001.ntcir'.IE1:'2001.ntcir'.IE1">
            <calcext:condition calcext:apply-style-name="Accent" calcext:value="duplicate" calcext:base-cell-address="'2001.ntcir'.IE1"/>
          </calcext:conditional-format>
          <calcext:conditional-format calcext:target-range-address="'2001.ntcir'.IF1:'2001.ntcir'.IF1">
            <calcext:condition calcext:apply-style-name="Accent" calcext:value="duplicate" calcext:base-cell-address="'2001.ntcir'.IF1"/>
          </calcext:conditional-format>
          <calcext:conditional-format calcext:target-range-address="'2001.ntcir'.IG1:'2001.ntcir'.IG1">
            <calcext:condition calcext:apply-style-name="Accent" calcext:value="duplicate" calcext:base-cell-address="'2001.ntcir'.IG1"/>
          </calcext:conditional-format>
          <calcext:conditional-format calcext:target-range-address="'2001.ntcir'.IH1:'2001.ntcir'.IH1">
            <calcext:condition calcext:apply-style-name="Accent" calcext:value="duplicate" calcext:base-cell-address="'2001.ntcir'.IH1"/>
          </calcext:conditional-format>
          <calcext:conditional-format calcext:target-range-address="'2001.ntcir'.II1:'2001.ntcir'.II1">
            <calcext:condition calcext:apply-style-name="Accent" calcext:value="duplicate" calcext:base-cell-address="'2001.ntcir'.II1"/>
          </calcext:conditional-format>
          <calcext:conditional-format calcext:target-range-address="'2001.ntcir'.IJ1:'2001.ntcir'.IJ1">
            <calcext:condition calcext:apply-style-name="Accent" calcext:value="duplicate" calcext:base-cell-address="'2001.ntcir'.IJ1"/>
          </calcext:conditional-format>
          <calcext:conditional-format calcext:target-range-address="'2001.ntcir'.IK1:'2001.ntcir'.IK1">
            <calcext:condition calcext:apply-style-name="Accent" calcext:value="duplicate" calcext:base-cell-address="'2001.ntcir'.IK1"/>
          </calcext:conditional-format>
          <calcext:conditional-format calcext:target-range-address="'2001.ntcir'.IL1:'2001.ntcir'.IL1">
            <calcext:condition calcext:apply-style-name="Accent" calcext:value="duplicate" calcext:base-cell-address="'2001.ntcir'.IL1"/>
          </calcext:conditional-format>
          <calcext:conditional-format calcext:target-range-address="'2001.ntcir'.IM1:'2001.ntcir'.IM1">
            <calcext:condition calcext:apply-style-name="Accent" calcext:value="duplicate" calcext:base-cell-address="'2001.ntcir'.IM1"/>
          </calcext:conditional-format>
          <calcext:conditional-format calcext:target-range-address="'2001.ntcir'.IN1:'2001.ntcir'.IN1">
            <calcext:condition calcext:apply-style-name="Accent" calcext:value="duplicate" calcext:base-cell-address="'2001.ntcir'.IN1"/>
          </calcext:conditional-format>
          <calcext:conditional-format calcext:target-range-address="'2001.ntcir'.IO1:'2001.ntcir'.IO1">
            <calcext:condition calcext:apply-style-name="Accent" calcext:value="duplicate" calcext:base-cell-address="'2001.ntcir'.IO1"/>
          </calcext:conditional-format>
          <calcext:conditional-format calcext:target-range-address="'2001.ntcir'.IP1:'2001.ntcir'.IP1">
            <calcext:condition calcext:apply-style-name="Accent" calcext:value="duplicate" calcext:base-cell-address="'2001.ntcir'.IP1"/>
          </calcext:conditional-format>
          <calcext:conditional-format calcext:target-range-address="'2001.ntcir'.IQ1:'2001.ntcir'.IQ1">
            <calcext:condition calcext:apply-style-name="Accent" calcext:value="duplicate" calcext:base-cell-address="'2001.ntcir'.IQ1"/>
          </calcext:conditional-format>
          <calcext:conditional-format calcext:target-range-address="'2001.ntcir'.IR1:'2001.ntcir'.IR1">
            <calcext:condition calcext:apply-style-name="Accent" calcext:value="duplicate" calcext:base-cell-address="'2001.ntcir'.IR1"/>
          </calcext:conditional-format>
          <calcext:conditional-format calcext:target-range-address="'2001.ntcir'.IS1:'2001.ntcir'.IS1">
            <calcext:condition calcext:apply-style-name="Accent" calcext:value="duplicate" calcext:base-cell-address="'2001.ntcir'.IS1"/>
          </calcext:conditional-format>
          <calcext:conditional-format calcext:target-range-address="'2001.ntcir'.IT1:'2001.ntcir'.IT1">
            <calcext:condition calcext:apply-style-name="Accent" calcext:value="duplicate" calcext:base-cell-address="'2001.ntcir'.IT1"/>
          </calcext:conditional-format>
          <calcext:conditional-format calcext:target-range-address="'2001.ntcir'.IU1:'2001.ntcir'.IU1">
            <calcext:condition calcext:apply-style-name="Accent" calcext:value="duplicate" calcext:base-cell-address="'2001.ntcir'.IU1"/>
          </calcext:conditional-format>
          <calcext:conditional-format calcext:target-range-address="'2001.ntcir'.IV1:'2001.ntcir'.IV1">
            <calcext:condition calcext:apply-style-name="Accent" calcext:value="duplicate" calcext:base-cell-address="'2001.ntcir'.IV1"/>
          </calcext:conditional-format>
          <calcext:conditional-format calcext:target-range-address="'2001.ntcir'.IW1:'2001.ntcir'.IW1">
            <calcext:condition calcext:apply-style-name="Accent" calcext:value="duplicate" calcext:base-cell-address="'2001.ntcir'.IW1"/>
          </calcext:conditional-format>
          <calcext:conditional-format calcext:target-range-address="'2001.ntcir'.IX1:'2001.ntcir'.IX1">
            <calcext:condition calcext:apply-style-name="Accent" calcext:value="duplicate" calcext:base-cell-address="'2001.ntcir'.IX1"/>
          </calcext:conditional-format>
          <calcext:conditional-format calcext:target-range-address="'2001.ntcir'.IY1:'2001.ntcir'.IY1">
            <calcext:condition calcext:apply-style-name="Accent" calcext:value="duplicate" calcext:base-cell-address="'2001.ntcir'.IY1"/>
          </calcext:conditional-format>
          <calcext:conditional-format calcext:target-range-address="'2001.ntcir'.IZ1:'2001.ntcir'.IZ1">
            <calcext:condition calcext:apply-style-name="Accent" calcext:value="duplicate" calcext:base-cell-address="'2001.ntcir'.IZ1"/>
          </calcext:conditional-format>
          <calcext:conditional-format calcext:target-range-address="'2001.ntcir'.JA1:'2001.ntcir'.JA1">
            <calcext:condition calcext:apply-style-name="Accent" calcext:value="duplicate" calcext:base-cell-address="'2001.ntcir'.JA1"/>
          </calcext:conditional-format>
          <calcext:conditional-format calcext:target-range-address="'2001.ntcir'.JB1:'2001.ntcir'.JB1">
            <calcext:condition calcext:apply-style-name="Accent" calcext:value="duplicate" calcext:base-cell-address="'2001.ntcir'.JB1"/>
          </calcext:conditional-format>
          <calcext:conditional-format calcext:target-range-address="'2001.ntcir'.JC1:'2001.ntcir'.JC1">
            <calcext:condition calcext:apply-style-name="Accent" calcext:value="duplicate" calcext:base-cell-address="'2001.ntcir'.JC1"/>
          </calcext:conditional-format>
          <calcext:conditional-format calcext:target-range-address="'2001.ntcir'.JD1:'2001.ntcir'.JD1">
            <calcext:condition calcext:apply-style-name="Accent" calcext:value="duplicate" calcext:base-cell-address="'2001.ntcir'.JD1"/>
          </calcext:conditional-format>
          <calcext:conditional-format calcext:target-range-address="'2001.ntcir'.JE1:'2001.ntcir'.JE1">
            <calcext:condition calcext:apply-style-name="Accent" calcext:value="duplicate" calcext:base-cell-address="'2001.ntcir'.JE1"/>
          </calcext:conditional-format>
          <calcext:conditional-format calcext:target-range-address="'2001.ntcir'.JF1:'2001.ntcir'.JF1">
            <calcext:condition calcext:apply-style-name="Accent" calcext:value="duplicate" calcext:base-cell-address="'2001.ntcir'.JF1"/>
          </calcext:conditional-format>
          <calcext:conditional-format calcext:target-range-address="'2001.ntcir'.JG1:'2001.ntcir'.JG1">
            <calcext:condition calcext:apply-style-name="Accent" calcext:value="duplicate" calcext:base-cell-address="'2001.ntcir'.JG1"/>
          </calcext:conditional-format>
          <calcext:conditional-format calcext:target-range-address="'2001.ntcir'.JH1:'2001.ntcir'.JH1">
            <calcext:condition calcext:apply-style-name="Accent" calcext:value="duplicate" calcext:base-cell-address="'2001.ntcir'.JH1"/>
          </calcext:conditional-format>
          <calcext:conditional-format calcext:target-range-address="'2001.ntcir'.JI1:'2001.ntcir'.JI1">
            <calcext:condition calcext:apply-style-name="Accent" calcext:value="duplicate" calcext:base-cell-address="'2001.ntcir'.JI1"/>
          </calcext:conditional-format>
          <calcext:conditional-format calcext:target-range-address="'2001.ntcir'.JJ1:'2001.ntcir'.JJ1">
            <calcext:condition calcext:apply-style-name="Accent" calcext:value="duplicate" calcext:base-cell-address="'2001.ntcir'.JJ1"/>
          </calcext:conditional-format>
          <calcext:conditional-format calcext:target-range-address="'2001.ntcir'.JK1:'2001.ntcir'.JK1">
            <calcext:condition calcext:apply-style-name="Accent" calcext:value="duplicate" calcext:base-cell-address="'2001.ntcir'.JK1"/>
          </calcext:conditional-format>
          <calcext:conditional-format calcext:target-range-address="'2001.ntcir'.JL1:'2001.ntcir'.JL1">
            <calcext:condition calcext:apply-style-name="Accent" calcext:value="duplicate" calcext:base-cell-address="'2001.ntcir'.JL1"/>
          </calcext:conditional-format>
          <calcext:conditional-format calcext:target-range-address="'2001.ntcir'.JM1:'2001.ntcir'.JM1">
            <calcext:condition calcext:apply-style-name="Accent" calcext:value="duplicate" calcext:base-cell-address="'2001.ntcir'.JM1"/>
          </calcext:conditional-format>
          <calcext:conditional-format calcext:target-range-address="'2001.ntcir'.JN1:'2001.ntcir'.JN1">
            <calcext:condition calcext:apply-style-name="Accent" calcext:value="duplicate" calcext:base-cell-address="'2001.ntcir'.JN1"/>
          </calcext:conditional-format>
          <calcext:conditional-format calcext:target-range-address="'2001.ntcir'.JO1:'2001.ntcir'.JO1">
            <calcext:condition calcext:apply-style-name="Accent" calcext:value="duplicate" calcext:base-cell-address="'2001.ntcir'.JO1"/>
          </calcext:conditional-format>
          <calcext:conditional-format calcext:target-range-address="'2001.ntcir'.JP1:'2001.ntcir'.JP1">
            <calcext:condition calcext:apply-style-name="Accent" calcext:value="duplicate" calcext:base-cell-address="'2001.ntcir'.JP1"/>
          </calcext:conditional-format>
          <calcext:conditional-format calcext:target-range-address="'2001.ntcir'.JQ1:'2001.ntcir'.JQ1">
            <calcext:condition calcext:apply-style-name="Accent" calcext:value="duplicate" calcext:base-cell-address="'2001.ntcir'.JQ1"/>
          </calcext:conditional-format>
          <calcext:conditional-format calcext:target-range-address="'2001.ntcir'.JR1:'2001.ntcir'.JR1">
            <calcext:condition calcext:apply-style-name="Accent" calcext:value="duplicate" calcext:base-cell-address="'2001.ntcir'.JR1"/>
          </calcext:conditional-format>
          <calcext:conditional-format calcext:target-range-address="'2001.ntcir'.JS1:'2001.ntcir'.JS1">
            <calcext:condition calcext:apply-style-name="Accent" calcext:value="duplicate" calcext:base-cell-address="'2001.ntcir'.JS1"/>
          </calcext:conditional-format>
          <calcext:conditional-format calcext:target-range-address="'2001.ntcir'.JT1:'2001.ntcir'.JT1">
            <calcext:condition calcext:apply-style-name="Accent" calcext:value="duplicate" calcext:base-cell-address="'2001.ntcir'.JT1"/>
          </calcext:conditional-format>
          <calcext:conditional-format calcext:target-range-address="'2001.ntcir'.JU1:'2001.ntcir'.JU1">
            <calcext:condition calcext:apply-style-name="Accent" calcext:value="duplicate" calcext:base-cell-address="'2001.ntcir'.JU1"/>
          </calcext:conditional-format>
          <calcext:conditional-format calcext:target-range-address="'2001.ntcir'.JV1:'2001.ntcir'.JV1">
            <calcext:condition calcext:apply-style-name="Accent" calcext:value="duplicate" calcext:base-cell-address="'2001.ntcir'.JV1"/>
          </calcext:conditional-format>
          <calcext:conditional-format calcext:target-range-address="'2001.ntcir'.JW1:'2001.ntcir'.JW1">
            <calcext:condition calcext:apply-style-name="Accent" calcext:value="duplicate" calcext:base-cell-address="'2001.ntcir'.JW1"/>
          </calcext:conditional-format>
          <calcext:conditional-format calcext:target-range-address="'2001.ntcir'.JX1:'2001.ntcir'.JX1">
            <calcext:condition calcext:apply-style-name="Accent" calcext:value="duplicate" calcext:base-cell-address="'2001.ntcir'.JX1"/>
          </calcext:conditional-format>
          <calcext:conditional-format calcext:target-range-address="'2001.ntcir'.JY1:'2001.ntcir'.JY1">
            <calcext:condition calcext:apply-style-name="Accent" calcext:value="duplicate" calcext:base-cell-address="'2001.ntcir'.JY1"/>
          </calcext:conditional-format>
          <calcext:conditional-format calcext:target-range-address="'2001.ntcir'.JZ1:'2001.ntcir'.JZ1">
            <calcext:condition calcext:apply-style-name="Accent" calcext:value="duplicate" calcext:base-cell-address="'2001.ntcir'.JZ1"/>
          </calcext:conditional-format>
          <calcext:conditional-format calcext:target-range-address="'2001.ntcir'.KA1:'2001.ntcir'.KA1">
            <calcext:condition calcext:apply-style-name="Accent" calcext:value="duplicate" calcext:base-cell-address="'2001.ntcir'.KA1"/>
          </calcext:conditional-format>
          <calcext:conditional-format calcext:target-range-address="'2001.ntcir'.KB1:'2001.ntcir'.KB1">
            <calcext:condition calcext:apply-style-name="Accent" calcext:value="duplicate" calcext:base-cell-address="'2001.ntcir'.KB1"/>
          </calcext:conditional-format>
          <calcext:conditional-format calcext:target-range-address="'2001.ntcir'.KC1:'2001.ntcir'.KC1">
            <calcext:condition calcext:apply-style-name="Accent" calcext:value="duplicate" calcext:base-cell-address="'2001.ntcir'.KC1"/>
          </calcext:conditional-format>
          <calcext:conditional-format calcext:target-range-address="'2001.ntcir'.KD1:'2001.ntcir'.KD1">
            <calcext:condition calcext:apply-style-name="Accent" calcext:value="duplicate" calcext:base-cell-address="'2001.ntcir'.KD1"/>
          </calcext:conditional-format>
          <calcext:conditional-format calcext:target-range-address="'2001.ntcir'.KE1:'2001.ntcir'.KE1">
            <calcext:condition calcext:apply-style-name="Accent" calcext:value="duplicate" calcext:base-cell-address="'2001.ntcir'.KE1"/>
          </calcext:conditional-format>
          <calcext:conditional-format calcext:target-range-address="'2001.ntcir'.KF1:'2001.ntcir'.KF1">
            <calcext:condition calcext:apply-style-name="Accent" calcext:value="duplicate" calcext:base-cell-address="'2001.ntcir'.KF1"/>
          </calcext:conditional-format>
          <calcext:conditional-format calcext:target-range-address="'2001.ntcir'.KG1:'2001.ntcir'.KG1">
            <calcext:condition calcext:apply-style-name="Accent" calcext:value="duplicate" calcext:base-cell-address="'2001.ntcir'.KG1"/>
          </calcext:conditional-format>
          <calcext:conditional-format calcext:target-range-address="'2001.ntcir'.KH1:'2001.ntcir'.KH1">
            <calcext:condition calcext:apply-style-name="Accent" calcext:value="duplicate" calcext:base-cell-address="'2001.ntcir'.KH1"/>
          </calcext:conditional-format>
          <calcext:conditional-format calcext:target-range-address="'2001.ntcir'.KI1:'2001.ntcir'.KI1">
            <calcext:condition calcext:apply-style-name="Accent" calcext:value="duplicate" calcext:base-cell-address="'2001.ntcir'.KI1"/>
          </calcext:conditional-format>
          <calcext:conditional-format calcext:target-range-address="'2001.ntcir'.KJ1:'2001.ntcir'.KJ1">
            <calcext:condition calcext:apply-style-name="Accent" calcext:value="duplicate" calcext:base-cell-address="'2001.ntcir'.KJ1"/>
          </calcext:conditional-format>
          <calcext:conditional-format calcext:target-range-address="'2001.ntcir'.KK1:'2001.ntcir'.KK1">
            <calcext:condition calcext:apply-style-name="Accent" calcext:value="duplicate" calcext:base-cell-address="'2001.ntcir'.KK1"/>
          </calcext:conditional-format>
          <calcext:conditional-format calcext:target-range-address="'2001.ntcir'.KL1:'2001.ntcir'.KL1">
            <calcext:condition calcext:apply-style-name="Accent" calcext:value="duplicate" calcext:base-cell-address="'2001.ntcir'.KL1"/>
          </calcext:conditional-format>
          <calcext:conditional-format calcext:target-range-address="'2001.ntcir'.KM1:'2001.ntcir'.KM1">
            <calcext:condition calcext:apply-style-name="Accent" calcext:value="duplicate" calcext:base-cell-address="'2001.ntcir'.KM1"/>
          </calcext:conditional-format>
          <calcext:conditional-format calcext:target-range-address="'2001.ntcir'.KN1:'2001.ntcir'.KN1">
            <calcext:condition calcext:apply-style-name="Accent" calcext:value="duplicate" calcext:base-cell-address="'2001.ntcir'.KN1"/>
          </calcext:conditional-format>
          <calcext:conditional-format calcext:target-range-address="'2001.ntcir'.KO1:'2001.ntcir'.KO1">
            <calcext:condition calcext:apply-style-name="Accent" calcext:value="duplicate" calcext:base-cell-address="'2001.ntcir'.KO1"/>
          </calcext:conditional-format>
          <calcext:conditional-format calcext:target-range-address="'2001.ntcir'.KP1:'2001.ntcir'.KP1">
            <calcext:condition calcext:apply-style-name="Accent" calcext:value="duplicate" calcext:base-cell-address="'2001.ntcir'.KP1"/>
          </calcext:conditional-format>
          <calcext:conditional-format calcext:target-range-address="'2001.ntcir'.KQ1:'2001.ntcir'.KQ1">
            <calcext:condition calcext:apply-style-name="Accent" calcext:value="duplicate" calcext:base-cell-address="'2001.ntcir'.KQ1"/>
          </calcext:conditional-format>
          <calcext:conditional-format calcext:target-range-address="'2001.ntcir'.KR1:'2001.ntcir'.KR1">
            <calcext:condition calcext:apply-style-name="Accent" calcext:value="duplicate" calcext:base-cell-address="'2001.ntcir'.KR1"/>
          </calcext:conditional-format>
          <calcext:conditional-format calcext:target-range-address="'2001.ntcir'.KS1:'2001.ntcir'.KS1">
            <calcext:condition calcext:apply-style-name="Accent" calcext:value="duplicate" calcext:base-cell-address="'2001.ntcir'.KS1"/>
          </calcext:conditional-format>
          <calcext:conditional-format calcext:target-range-address="'2001.ntcir'.KT1:'2001.ntcir'.KT1">
            <calcext:condition calcext:apply-style-name="Accent" calcext:value="duplicate" calcext:base-cell-address="'2001.ntcir'.KT1"/>
          </calcext:conditional-format>
          <calcext:conditional-format calcext:target-range-address="'2001.ntcir'.KU1:'2001.ntcir'.KU1">
            <calcext:condition calcext:apply-style-name="Accent" calcext:value="duplicate" calcext:base-cell-address="'2001.ntcir'.KU1"/>
          </calcext:conditional-format>
          <calcext:conditional-format calcext:target-range-address="'2001.ntcir'.KV1:'2001.ntcir'.KV1">
            <calcext:condition calcext:apply-style-name="Accent" calcext:value="duplicate" calcext:base-cell-address="'2001.ntcir'.KV1"/>
          </calcext:conditional-format>
          <calcext:conditional-format calcext:target-range-address="'2001.ntcir'.KW1:'2001.ntcir'.KW1">
            <calcext:condition calcext:apply-style-name="Accent" calcext:value="duplicate" calcext:base-cell-address="'2001.ntcir'.KW1"/>
          </calcext:conditional-format>
          <calcext:conditional-format calcext:target-range-address="'2001.ntcir'.KX1:'2001.ntcir'.KX1">
            <calcext:condition calcext:apply-style-name="Accent" calcext:value="duplicate" calcext:base-cell-address="'2001.ntcir'.KX1"/>
          </calcext:conditional-format>
          <calcext:conditional-format calcext:target-range-address="'2001.ntcir'.KY1:'2001.ntcir'.KY1">
            <calcext:condition calcext:apply-style-name="Accent" calcext:value="duplicate" calcext:base-cell-address="'2001.ntcir'.KY1"/>
          </calcext:conditional-format>
          <calcext:conditional-format calcext:target-range-address="'2001.ntcir'.KZ1:'2001.ntcir'.KZ1">
            <calcext:condition calcext:apply-style-name="Accent" calcext:value="duplicate" calcext:base-cell-address="'2001.ntcir'.KZ1"/>
          </calcext:conditional-format>
          <calcext:conditional-format calcext:target-range-address="'2001.ntcir'.LA1:'2001.ntcir'.LA1">
            <calcext:condition calcext:apply-style-name="Accent" calcext:value="duplicate" calcext:base-cell-address="'2001.ntcir'.LA1"/>
          </calcext:conditional-format>
          <calcext:conditional-format calcext:target-range-address="'2001.ntcir'.LB1:'2001.ntcir'.LB1">
            <calcext:condition calcext:apply-style-name="Accent" calcext:value="duplicate" calcext:base-cell-address="'2001.ntcir'.LB1"/>
          </calcext:conditional-format>
          <calcext:conditional-format calcext:target-range-address="'2001.ntcir'.LC1:'2001.ntcir'.LC1">
            <calcext:condition calcext:apply-style-name="Accent" calcext:value="duplicate" calcext:base-cell-address="'2001.ntcir'.LC1"/>
          </calcext:conditional-format>
          <calcext:conditional-format calcext:target-range-address="'2001.ntcir'.LD1:'2001.ntcir'.LD1">
            <calcext:condition calcext:apply-style-name="Accent" calcext:value="duplicate" calcext:base-cell-address="'2001.ntcir'.LD1"/>
          </calcext:conditional-format>
          <calcext:conditional-format calcext:target-range-address="'2001.ntcir'.LE1:'2001.ntcir'.LE1">
            <calcext:condition calcext:apply-style-name="Accent" calcext:value="duplicate" calcext:base-cell-address="'2001.ntcir'.LE1"/>
          </calcext:conditional-format>
          <calcext:conditional-format calcext:target-range-address="'2001.ntcir'.LF1:'2001.ntcir'.LF1">
            <calcext:condition calcext:apply-style-name="Accent" calcext:value="duplicate" calcext:base-cell-address="'2001.ntcir'.LF1"/>
          </calcext:conditional-format>
          <calcext:conditional-format calcext:target-range-address="'2001.ntcir'.LG1:'2001.ntcir'.LG1">
            <calcext:condition calcext:apply-style-name="Accent" calcext:value="duplicate" calcext:base-cell-address="'2001.ntcir'.LG1"/>
          </calcext:conditional-format>
          <calcext:conditional-format calcext:target-range-address="'2001.ntcir'.LH1:'2001.ntcir'.LH1">
            <calcext:condition calcext:apply-style-name="Accent" calcext:value="duplicate" calcext:base-cell-address="'2001.ntcir'.LH1"/>
          </calcext:conditional-format>
          <calcext:conditional-format calcext:target-range-address="'2001.ntcir'.LI1:'2001.ntcir'.LI1">
            <calcext:condition calcext:apply-style-name="Accent" calcext:value="duplicate" calcext:base-cell-address="'2001.ntcir'.LI1"/>
          </calcext:conditional-format>
          <calcext:conditional-format calcext:target-range-address="'2001.ntcir'.LJ1:'2001.ntcir'.LJ1">
            <calcext:condition calcext:apply-style-name="Accent" calcext:value="duplicate" calcext:base-cell-address="'2001.ntcir'.LJ1"/>
          </calcext:conditional-format>
          <calcext:conditional-format calcext:target-range-address="'2001.ntcir'.LK1:'2001.ntcir'.LK1">
            <calcext:condition calcext:apply-style-name="Accent" calcext:value="duplicate" calcext:base-cell-address="'2001.ntcir'.LK1"/>
          </calcext:conditional-format>
          <calcext:conditional-format calcext:target-range-address="'2001.ntcir'.LL1:'2001.ntcir'.LL1">
            <calcext:condition calcext:apply-style-name="Accent" calcext:value="duplicate" calcext:base-cell-address="'2001.ntcir'.LL1"/>
          </calcext:conditional-format>
          <calcext:conditional-format calcext:target-range-address="'2001.ntcir'.LM1:'2001.ntcir'.LM1">
            <calcext:condition calcext:apply-style-name="Accent" calcext:value="duplicate" calcext:base-cell-address="'2001.ntcir'.LM1"/>
          </calcext:conditional-format>
          <calcext:conditional-format calcext:target-range-address="'2001.ntcir'.LN1:'2001.ntcir'.LN1">
            <calcext:condition calcext:apply-style-name="Accent" calcext:value="duplicate" calcext:base-cell-address="'2001.ntcir'.LN1"/>
          </calcext:conditional-format>
          <calcext:conditional-format calcext:target-range-address="'2001.ntcir'.LO1:'2001.ntcir'.LO1">
            <calcext:condition calcext:apply-style-name="Accent" calcext:value="duplicate" calcext:base-cell-address="'2001.ntcir'.LO1"/>
          </calcext:conditional-format>
          <calcext:conditional-format calcext:target-range-address="'2001.ntcir'.LP1:'2001.ntcir'.LP1">
            <calcext:condition calcext:apply-style-name="Accent" calcext:value="duplicate" calcext:base-cell-address="'2001.ntcir'.LP1"/>
          </calcext:conditional-format>
          <calcext:conditional-format calcext:target-range-address="'2001.ntcir'.LQ1:'2001.ntcir'.LQ1">
            <calcext:condition calcext:apply-style-name="Accent" calcext:value="duplicate" calcext:base-cell-address="'2001.ntcir'.LQ1"/>
          </calcext:conditional-format>
          <calcext:conditional-format calcext:target-range-address="'2001.ntcir'.LR1:'2001.ntcir'.LR1">
            <calcext:condition calcext:apply-style-name="Accent" calcext:value="duplicate" calcext:base-cell-address="'2001.ntcir'.LR1"/>
          </calcext:conditional-format>
          <calcext:conditional-format calcext:target-range-address="'2001.ntcir'.LS1:'2001.ntcir'.LS1">
            <calcext:condition calcext:apply-style-name="Accent" calcext:value="duplicate" calcext:base-cell-address="'2001.ntcir'.LS1"/>
          </calcext:conditional-format>
          <calcext:conditional-format calcext:target-range-address="'2001.ntcir'.LT1:'2001.ntcir'.LT1">
            <calcext:condition calcext:apply-style-name="Accent" calcext:value="duplicate" calcext:base-cell-address="'2001.ntcir'.LT1"/>
          </calcext:conditional-format>
          <calcext:conditional-format calcext:target-range-address="'2001.ntcir'.LU1:'2001.ntcir'.LU1">
            <calcext:condition calcext:apply-style-name="Accent" calcext:value="duplicate" calcext:base-cell-address="'2001.ntcir'.LU1"/>
          </calcext:conditional-format>
          <calcext:conditional-format calcext:target-range-address="'2001.ntcir'.LV1:'2001.ntcir'.LV1">
            <calcext:condition calcext:apply-style-name="Accent" calcext:value="duplicate" calcext:base-cell-address="'2001.ntcir'.LV1"/>
          </calcext:conditional-format>
          <calcext:conditional-format calcext:target-range-address="'2001.ntcir'.LW1:'2001.ntcir'.LW1">
            <calcext:condition calcext:apply-style-name="Accent" calcext:value="duplicate" calcext:base-cell-address="'2001.ntcir'.LW1"/>
          </calcext:conditional-format>
          <calcext:conditional-format calcext:target-range-address="'2001.ntcir'.LX1:'2001.ntcir'.LX1">
            <calcext:condition calcext:apply-style-name="Accent" calcext:value="duplicate" calcext:base-cell-address="'2001.ntcir'.LX1"/>
          </calcext:conditional-format>
          <calcext:conditional-format calcext:target-range-address="'2001.ntcir'.LY1:'2001.ntcir'.LY1">
            <calcext:condition calcext:apply-style-name="Accent" calcext:value="duplicate" calcext:base-cell-address="'2001.ntcir'.LY1"/>
          </calcext:conditional-format>
          <calcext:conditional-format calcext:target-range-address="'2001.ntcir'.LZ1:'2001.ntcir'.LZ1">
            <calcext:condition calcext:apply-style-name="Accent" calcext:value="duplicate" calcext:base-cell-address="'2001.ntcir'.LZ1"/>
          </calcext:conditional-format>
          <calcext:conditional-format calcext:target-range-address="'2001.ntcir'.MA1:'2001.ntcir'.MA1">
            <calcext:condition calcext:apply-style-name="Accent" calcext:value="duplicate" calcext:base-cell-address="'2001.ntcir'.MA1"/>
          </calcext:conditional-format>
          <calcext:conditional-format calcext:target-range-address="'2001.ntcir'.MB1:'2001.ntcir'.MB1">
            <calcext:condition calcext:apply-style-name="Accent" calcext:value="duplicate" calcext:base-cell-address="'2001.ntcir'.MB1"/>
          </calcext:conditional-format>
          <calcext:conditional-format calcext:target-range-address="'2001.ntcir'.MC1:'2001.ntcir'.MC1">
            <calcext:condition calcext:apply-style-name="Accent" calcext:value="duplicate" calcext:base-cell-address="'2001.ntcir'.MC1"/>
          </calcext:conditional-format>
          <calcext:conditional-format calcext:target-range-address="'2001.ntcir'.MD1:'2001.ntcir'.MD1">
            <calcext:condition calcext:apply-style-name="Accent" calcext:value="duplicate" calcext:base-cell-address="'2001.ntcir'.MD1"/>
          </calcext:conditional-format>
          <calcext:conditional-format calcext:target-range-address="'2001.ntcir'.ME1:'2001.ntcir'.ME1">
            <calcext:condition calcext:apply-style-name="Accent" calcext:value="duplicate" calcext:base-cell-address="'2001.ntcir'.ME1"/>
          </calcext:conditional-format>
          <calcext:conditional-format calcext:target-range-address="'2001.ntcir'.MF1:'2001.ntcir'.MF1">
            <calcext:condition calcext:apply-style-name="Accent" calcext:value="duplicate" calcext:base-cell-address="'2001.ntcir'.MF1"/>
          </calcext:conditional-format>
          <calcext:conditional-format calcext:target-range-address="'2001.ntcir'.MG1:'2001.ntcir'.MG1">
            <calcext:condition calcext:apply-style-name="Accent" calcext:value="duplicate" calcext:base-cell-address="'2001.ntcir'.MG1"/>
          </calcext:conditional-format>
          <calcext:conditional-format calcext:target-range-address="'2001.ntcir'.MH1:'2001.ntcir'.MH1">
            <calcext:condition calcext:apply-style-name="Accent" calcext:value="duplicate" calcext:base-cell-address="'2001.ntcir'.MH1"/>
          </calcext:conditional-format>
          <calcext:conditional-format calcext:target-range-address="'2001.ntcir'.MI1:'2001.ntcir'.MI1">
            <calcext:condition calcext:apply-style-name="Accent" calcext:value="duplicate" calcext:base-cell-address="'2001.ntcir'.MI1"/>
          </calcext:conditional-format>
          <calcext:conditional-format calcext:target-range-address="'2001.ntcir'.MJ1:'2001.ntcir'.MJ1">
            <calcext:condition calcext:apply-style-name="Accent" calcext:value="duplicate" calcext:base-cell-address="'2001.ntcir'.MJ1"/>
          </calcext:conditional-format>
          <calcext:conditional-format calcext:target-range-address="'2001.ntcir'.MK1:'2001.ntcir'.MK1">
            <calcext:condition calcext:apply-style-name="Accent" calcext:value="duplicate" calcext:base-cell-address="'2001.ntcir'.MK1"/>
          </calcext:conditional-format>
          <calcext:conditional-format calcext:target-range-address="'2001.ntcir'.ML1:'2001.ntcir'.ML1">
            <calcext:condition calcext:apply-style-name="Accent" calcext:value="duplicate" calcext:base-cell-address="'2001.ntcir'.ML1"/>
          </calcext:conditional-format>
          <calcext:conditional-format calcext:target-range-address="'2001.ntcir'.MM1:'2001.ntcir'.MM1">
            <calcext:condition calcext:apply-style-name="Accent" calcext:value="duplicate" calcext:base-cell-address="'2001.ntcir'.MM1"/>
          </calcext:conditional-format>
          <calcext:conditional-format calcext:target-range-address="'2001.ntcir'.MN1:'2001.ntcir'.MN1">
            <calcext:condition calcext:apply-style-name="Accent" calcext:value="duplicate" calcext:base-cell-address="'2001.ntcir'.MN1"/>
          </calcext:conditional-format>
          <calcext:conditional-format calcext:target-range-address="'2001.ntcir'.MO1:'2001.ntcir'.MO1">
            <calcext:condition calcext:apply-style-name="Accent" calcext:value="duplicate" calcext:base-cell-address="'2001.ntcir'.MO1"/>
          </calcext:conditional-format>
          <calcext:conditional-format calcext:target-range-address="'2001.ntcir'.MP1:'2001.ntcir'.MP1">
            <calcext:condition calcext:apply-style-name="Accent" calcext:value="duplicate" calcext:base-cell-address="'2001.ntcir'.MP1"/>
          </calcext:conditional-format>
          <calcext:conditional-format calcext:target-range-address="'2001.ntcir'.MQ1:'2001.ntcir'.MQ1">
            <calcext:condition calcext:apply-style-name="Accent" calcext:value="duplicate" calcext:base-cell-address="'2001.ntcir'.MQ1"/>
          </calcext:conditional-format>
          <calcext:conditional-format calcext:target-range-address="'2001.ntcir'.MR1:'2001.ntcir'.MR1">
            <calcext:condition calcext:apply-style-name="Accent" calcext:value="duplicate" calcext:base-cell-address="'2001.ntcir'.MR1"/>
          </calcext:conditional-format>
          <calcext:conditional-format calcext:target-range-address="'2001.ntcir'.MS1:'2001.ntcir'.MS1">
            <calcext:condition calcext:apply-style-name="Accent" calcext:value="duplicate" calcext:base-cell-address="'2001.ntcir'.MS1"/>
          </calcext:conditional-format>
          <calcext:conditional-format calcext:target-range-address="'2001.ntcir'.MT1:'2001.ntcir'.MT1">
            <calcext:condition calcext:apply-style-name="Accent" calcext:value="duplicate" calcext:base-cell-address="'2001.ntcir'.MT1"/>
          </calcext:conditional-format>
          <calcext:conditional-format calcext:target-range-address="'2001.ntcir'.MU1:'2001.ntcir'.MU1">
            <calcext:condition calcext:apply-style-name="Accent" calcext:value="duplicate" calcext:base-cell-address="'2001.ntcir'.MU1"/>
          </calcext:conditional-format>
          <calcext:conditional-format calcext:target-range-address="'2001.ntcir'.MV1:'2001.ntcir'.MV1">
            <calcext:condition calcext:apply-style-name="Accent" calcext:value="duplicate" calcext:base-cell-address="'2001.ntcir'.MV1"/>
          </calcext:conditional-format>
          <calcext:conditional-format calcext:target-range-address="'2001.ntcir'.MW1:'2001.ntcir'.MW1">
            <calcext:condition calcext:apply-style-name="Accent" calcext:value="duplicate" calcext:base-cell-address="'2001.ntcir'.MW1"/>
          </calcext:conditional-format>
          <calcext:conditional-format calcext:target-range-address="'2001.ntcir'.MX1:'2001.ntcir'.MX1">
            <calcext:condition calcext:apply-style-name="Accent" calcext:value="duplicate" calcext:base-cell-address="'2001.ntcir'.MX1"/>
          </calcext:conditional-format>
          <calcext:conditional-format calcext:target-range-address="'2001.ntcir'.MY1:'2001.ntcir'.MY1">
            <calcext:condition calcext:apply-style-name="Accent" calcext:value="duplicate" calcext:base-cell-address="'2001.ntcir'.MY1"/>
          </calcext:conditional-format>
          <calcext:conditional-format calcext:target-range-address="'2001.ntcir'.MZ1:'2001.ntcir'.MZ1">
            <calcext:condition calcext:apply-style-name="Accent" calcext:value="duplicate" calcext:base-cell-address="'2001.ntcir'.MZ1"/>
          </calcext:conditional-format>
          <calcext:conditional-format calcext:target-range-address="'2001.ntcir'.NA1:'2001.ntcir'.NA1">
            <calcext:condition calcext:apply-style-name="Accent" calcext:value="duplicate" calcext:base-cell-address="'2001.ntcir'.NA1"/>
          </calcext:conditional-format>
          <calcext:conditional-format calcext:target-range-address="'2001.ntcir'.NB1:'2001.ntcir'.NB1">
            <calcext:condition calcext:apply-style-name="Accent" calcext:value="duplicate" calcext:base-cell-address="'2001.ntcir'.NB1"/>
          </calcext:conditional-format>
          <calcext:conditional-format calcext:target-range-address="'2001.ntcir'.NC1:'2001.ntcir'.NC1">
            <calcext:condition calcext:apply-style-name="Accent" calcext:value="duplicate" calcext:base-cell-address="'2001.ntcir'.NC1"/>
          </calcext:conditional-format>
          <calcext:conditional-format calcext:target-range-address="'2001.ntcir'.ND1:'2001.ntcir'.ND1">
            <calcext:condition calcext:apply-style-name="Accent" calcext:value="duplicate" calcext:base-cell-address="'2001.ntcir'.ND1"/>
          </calcext:conditional-format>
          <calcext:conditional-format calcext:target-range-address="'2001.ntcir'.NE1:'2001.ntcir'.NE1">
            <calcext:condition calcext:apply-style-name="Accent" calcext:value="duplicate" calcext:base-cell-address="'2001.ntcir'.NE1"/>
          </calcext:conditional-format>
          <calcext:conditional-format calcext:target-range-address="'2001.ntcir'.NF1:'2001.ntcir'.NF1">
            <calcext:condition calcext:apply-style-name="Accent" calcext:value="duplicate" calcext:base-cell-address="'2001.ntcir'.NF1"/>
          </calcext:conditional-format>
          <calcext:conditional-format calcext:target-range-address="'2001.ntcir'.NG1:'2001.ntcir'.NG1">
            <calcext:condition calcext:apply-style-name="Accent" calcext:value="duplicate" calcext:base-cell-address="'2001.ntcir'.NG1"/>
          </calcext:conditional-format>
          <calcext:conditional-format calcext:target-range-address="'2001.ntcir'.NH1:'2001.ntcir'.NH1">
            <calcext:condition calcext:apply-style-name="Accent" calcext:value="duplicate" calcext:base-cell-address="'2001.ntcir'.NH1"/>
          </calcext:conditional-format>
          <calcext:conditional-format calcext:target-range-address="'2001.ntcir'.NI1:'2001.ntcir'.NI1">
            <calcext:condition calcext:apply-style-name="Accent" calcext:value="duplicate" calcext:base-cell-address="'2001.ntcir'.NI1"/>
          </calcext:conditional-format>
          <calcext:conditional-format calcext:target-range-address="'2001.ntcir'.NJ1:'2001.ntcir'.NJ1">
            <calcext:condition calcext:apply-style-name="Accent" calcext:value="duplicate" calcext:base-cell-address="'2001.ntcir'.NJ1"/>
          </calcext:conditional-format>
          <calcext:conditional-format calcext:target-range-address="'2001.ntcir'.NK1:'2001.ntcir'.NK1">
            <calcext:condition calcext:apply-style-name="Accent" calcext:value="duplicate" calcext:base-cell-address="'2001.ntcir'.NK1"/>
          </calcext:conditional-format>
          <calcext:conditional-format calcext:target-range-address="'2001.ntcir'.NL1:'2001.ntcir'.NL1">
            <calcext:condition calcext:apply-style-name="Accent" calcext:value="duplicate" calcext:base-cell-address="'2001.ntcir'.NL1"/>
          </calcext:conditional-format>
          <calcext:conditional-format calcext:target-range-address="'2001.ntcir'.NM1:'2001.ntcir'.NM1">
            <calcext:condition calcext:apply-style-name="Accent" calcext:value="duplicate" calcext:base-cell-address="'2001.ntcir'.NM1"/>
          </calcext:conditional-format>
          <calcext:conditional-format calcext:target-range-address="'2001.ntcir'.NN1:'2001.ntcir'.NN1">
            <calcext:condition calcext:apply-style-name="Accent" calcext:value="duplicate" calcext:base-cell-address="'2001.ntcir'.NN1"/>
          </calcext:conditional-format>
          <calcext:conditional-format calcext:target-range-address="'2001.ntcir'.NO1:'2001.ntcir'.NO1">
            <calcext:condition calcext:apply-style-name="Accent" calcext:value="duplicate" calcext:base-cell-address="'2001.ntcir'.NO1"/>
          </calcext:conditional-format>
          <calcext:conditional-format calcext:target-range-address="'2001.ntcir'.NP1:'2001.ntcir'.NP1">
            <calcext:condition calcext:apply-style-name="Accent" calcext:value="duplicate" calcext:base-cell-address="'2001.ntcir'.NP1"/>
          </calcext:conditional-format>
          <calcext:conditional-format calcext:target-range-address="'2001.ntcir'.NQ1:'2001.ntcir'.NQ1">
            <calcext:condition calcext:apply-style-name="Accent" calcext:value="duplicate" calcext:base-cell-address="'2001.ntcir'.NQ1"/>
          </calcext:conditional-format>
          <calcext:conditional-format calcext:target-range-address="'2001.ntcir'.NR1:'2001.ntcir'.NR1">
            <calcext:condition calcext:apply-style-name="Accent" calcext:value="duplicate" calcext:base-cell-address="'2001.ntcir'.NR1"/>
          </calcext:conditional-format>
          <calcext:conditional-format calcext:target-range-address="'2001.ntcir'.NS1:'2001.ntcir'.NS1">
            <calcext:condition calcext:apply-style-name="Accent" calcext:value="duplicate" calcext:base-cell-address="'2001.ntcir'.NS1"/>
          </calcext:conditional-format>
          <calcext:conditional-format calcext:target-range-address="'2001.ntcir'.NT1:'2001.ntcir'.NT1">
            <calcext:condition calcext:apply-style-name="Accent" calcext:value="duplicate" calcext:base-cell-address="'2001.ntcir'.NT1"/>
          </calcext:conditional-format>
          <calcext:conditional-format calcext:target-range-address="'2001.ntcir'.NU1:'2001.ntcir'.NU1">
            <calcext:condition calcext:apply-style-name="Accent" calcext:value="duplicate" calcext:base-cell-address="'2001.ntcir'.NU1"/>
          </calcext:conditional-format>
          <calcext:conditional-format calcext:target-range-address="'2001.ntcir'.NV1:'2001.ntcir'.NV1">
            <calcext:condition calcext:apply-style-name="Accent" calcext:value="duplicate" calcext:base-cell-address="'2001.ntcir'.NV1"/>
          </calcext:conditional-format>
          <calcext:conditional-format calcext:target-range-address="'2001.ntcir'.NW1:'2001.ntcir'.NW1">
            <calcext:condition calcext:apply-style-name="Accent" calcext:value="duplicate" calcext:base-cell-address="'2001.ntcir'.NW1"/>
          </calcext:conditional-format>
          <calcext:conditional-format calcext:target-range-address="'2001.ntcir'.NX1:'2001.ntcir'.NX1">
            <calcext:condition calcext:apply-style-name="Accent" calcext:value="duplicate" calcext:base-cell-address="'2001.ntcir'.NX1"/>
          </calcext:conditional-format>
          <calcext:conditional-format calcext:target-range-address="'2001.ntcir'.NY1:'2001.ntcir'.NY1">
            <calcext:condition calcext:apply-style-name="Accent" calcext:value="duplicate" calcext:base-cell-address="'2001.ntcir'.NY1"/>
          </calcext:conditional-format>
          <calcext:conditional-format calcext:target-range-address="'2001.ntcir'.NZ1:'2001.ntcir'.NZ1">
            <calcext:condition calcext:apply-style-name="Accent" calcext:value="duplicate" calcext:base-cell-address="'2001.ntcir'.NZ1"/>
          </calcext:conditional-format>
          <calcext:conditional-format calcext:target-range-address="'2001.ntcir'.OA1:'2001.ntcir'.OA1">
            <calcext:condition calcext:apply-style-name="Accent" calcext:value="duplicate" calcext:base-cell-address="'2001.ntcir'.OA1"/>
          </calcext:conditional-format>
          <calcext:conditional-format calcext:target-range-address="'2001.ntcir'.OB1:'2001.ntcir'.OB1">
            <calcext:condition calcext:apply-style-name="Accent" calcext:value="duplicate" calcext:base-cell-address="'2001.ntcir'.OB1"/>
          </calcext:conditional-format>
          <calcext:conditional-format calcext:target-range-address="'2001.ntcir'.OC1:'2001.ntcir'.OC1">
            <calcext:condition calcext:apply-style-name="Accent" calcext:value="duplicate" calcext:base-cell-address="'2001.ntcir'.OC1"/>
          </calcext:conditional-format>
          <calcext:conditional-format calcext:target-range-address="'2001.ntcir'.OD1:'2001.ntcir'.OD1">
            <calcext:condition calcext:apply-style-name="Accent" calcext:value="duplicate" calcext:base-cell-address="'2001.ntcir'.OD1"/>
          </calcext:conditional-format>
          <calcext:conditional-format calcext:target-range-address="'2001.ntcir'.OE1:'2001.ntcir'.OE1">
            <calcext:condition calcext:apply-style-name="Accent" calcext:value="duplicate" calcext:base-cell-address="'2001.ntcir'.OE1"/>
          </calcext:conditional-format>
          <calcext:conditional-format calcext:target-range-address="'2001.ntcir'.OF1:'2001.ntcir'.OF1">
            <calcext:condition calcext:apply-style-name="Accent" calcext:value="duplicate" calcext:base-cell-address="'2001.ntcir'.OF1"/>
          </calcext:conditional-format>
          <calcext:conditional-format calcext:target-range-address="'2001.ntcir'.OG1:'2001.ntcir'.OG1">
            <calcext:condition calcext:apply-style-name="Accent" calcext:value="duplicate" calcext:base-cell-address="'2001.ntcir'.OG1"/>
          </calcext:conditional-format>
          <calcext:conditional-format calcext:target-range-address="'2001.ntcir'.OH1:'2001.ntcir'.OH1">
            <calcext:condition calcext:apply-style-name="Accent" calcext:value="duplicate" calcext:base-cell-address="'2001.ntcir'.OH1"/>
          </calcext:conditional-format>
          <calcext:conditional-format calcext:target-range-address="'2001.ntcir'.OI1:'2001.ntcir'.OI1">
            <calcext:condition calcext:apply-style-name="Accent" calcext:value="duplicate" calcext:base-cell-address="'2001.ntcir'.OI1"/>
          </calcext:conditional-format>
          <calcext:conditional-format calcext:target-range-address="'2001.ntcir'.OJ1:'2001.ntcir'.OJ1">
            <calcext:condition calcext:apply-style-name="Accent" calcext:value="duplicate" calcext:base-cell-address="'2001.ntcir'.OJ1"/>
          </calcext:conditional-format>
          <calcext:conditional-format calcext:target-range-address="'2001.ntcir'.OK1:'2001.ntcir'.OK1">
            <calcext:condition calcext:apply-style-name="Accent" calcext:value="duplicate" calcext:base-cell-address="'2001.ntcir'.OK1"/>
          </calcext:conditional-format>
          <calcext:conditional-format calcext:target-range-address="'2001.ntcir'.OL1:'2001.ntcir'.OL1">
            <calcext:condition calcext:apply-style-name="Accent" calcext:value="duplicate" calcext:base-cell-address="'2001.ntcir'.OL1"/>
          </calcext:conditional-format>
          <calcext:conditional-format calcext:target-range-address="'2001.ntcir'.OM1:'2001.ntcir'.OM1">
            <calcext:condition calcext:apply-style-name="Accent" calcext:value="duplicate" calcext:base-cell-address="'2001.ntcir'.OM1"/>
          </calcext:conditional-format>
          <calcext:conditional-format calcext:target-range-address="'2001.ntcir'.ON1:'2001.ntcir'.ON1">
            <calcext:condition calcext:apply-style-name="Accent" calcext:value="duplicate" calcext:base-cell-address="'2001.ntcir'.ON1"/>
          </calcext:conditional-format>
          <calcext:conditional-format calcext:target-range-address="'2001.ntcir'.OO1:'2001.ntcir'.OO1">
            <calcext:condition calcext:apply-style-name="Accent" calcext:value="duplicate" calcext:base-cell-address="'2001.ntcir'.OO1"/>
          </calcext:conditional-format>
          <calcext:conditional-format calcext:target-range-address="'2001.ntcir'.OP1:'2001.ntcir'.OP1">
            <calcext:condition calcext:apply-style-name="Accent" calcext:value="duplicate" calcext:base-cell-address="'2001.ntcir'.OP1"/>
          </calcext:conditional-format>
          <calcext:conditional-format calcext:target-range-address="'2001.ntcir'.OQ1:'2001.ntcir'.OQ1">
            <calcext:condition calcext:apply-style-name="Accent" calcext:value="duplicate" calcext:base-cell-address="'2001.ntcir'.OQ1"/>
          </calcext:conditional-format>
          <calcext:conditional-format calcext:target-range-address="'2001.ntcir'.OR1:'2001.ntcir'.OR1">
            <calcext:condition calcext:apply-style-name="Accent" calcext:value="duplicate" calcext:base-cell-address="'2001.ntcir'.OR1"/>
          </calcext:conditional-format>
          <calcext:conditional-format calcext:target-range-address="'2001.ntcir'.OS1:'2001.ntcir'.OS1">
            <calcext:condition calcext:apply-style-name="Accent" calcext:value="duplicate" calcext:base-cell-address="'2001.ntcir'.OS1"/>
          </calcext:conditional-format>
          <calcext:conditional-format calcext:target-range-address="'2001.ntcir'.OT1:'2001.ntcir'.OT1">
            <calcext:condition calcext:apply-style-name="Accent" calcext:value="duplicate" calcext:base-cell-address="'2001.ntcir'.OT1"/>
          </calcext:conditional-format>
          <calcext:conditional-format calcext:target-range-address="'2001.ntcir'.OU1:'2001.ntcir'.OU1">
            <calcext:condition calcext:apply-style-name="Accent" calcext:value="duplicate" calcext:base-cell-address="'2001.ntcir'.OU1"/>
          </calcext:conditional-format>
          <calcext:conditional-format calcext:target-range-address="'2001.ntcir'.OV1:'2001.ntcir'.OV1">
            <calcext:condition calcext:apply-style-name="Accent" calcext:value="duplicate" calcext:base-cell-address="'2001.ntcir'.OV1"/>
          </calcext:conditional-format>
          <calcext:conditional-format calcext:target-range-address="'2001.ntcir'.OW1:'2001.ntcir'.OW1">
            <calcext:condition calcext:apply-style-name="Accent" calcext:value="duplicate" calcext:base-cell-address="'2001.ntcir'.OW1"/>
          </calcext:conditional-format>
          <calcext:conditional-format calcext:target-range-address="'2001.ntcir'.OX1:'2001.ntcir'.OX1">
            <calcext:condition calcext:apply-style-name="Accent" calcext:value="duplicate" calcext:base-cell-address="'2001.ntcir'.OX1"/>
          </calcext:conditional-format>
          <calcext:conditional-format calcext:target-range-address="'2001.ntcir'.OY1:'2001.ntcir'.OY1">
            <calcext:condition calcext:apply-style-name="Accent" calcext:value="duplicate" calcext:base-cell-address="'2001.ntcir'.OY1"/>
          </calcext:conditional-format>
          <calcext:conditional-format calcext:target-range-address="'2001.ntcir'.OZ1:'2001.ntcir'.OZ1">
            <calcext:condition calcext:apply-style-name="Accent" calcext:value="duplicate" calcext:base-cell-address="'2001.ntcir'.OZ1"/>
          </calcext:conditional-format>
          <calcext:conditional-format calcext:target-range-address="'2001.ntcir'.PA1:'2001.ntcir'.PA1">
            <calcext:condition calcext:apply-style-name="Accent" calcext:value="duplicate" calcext:base-cell-address="'2001.ntcir'.PA1"/>
          </calcext:conditional-format>
          <calcext:conditional-format calcext:target-range-address="'2001.ntcir'.PB1:'2001.ntcir'.PB1">
            <calcext:condition calcext:apply-style-name="Accent" calcext:value="duplicate" calcext:base-cell-address="'2001.ntcir'.PB1"/>
          </calcext:conditional-format>
          <calcext:conditional-format calcext:target-range-address="'2001.ntcir'.PC1:'2001.ntcir'.PC1">
            <calcext:condition calcext:apply-style-name="Accent" calcext:value="duplicate" calcext:base-cell-address="'2001.ntcir'.PC1"/>
          </calcext:conditional-format>
          <calcext:conditional-format calcext:target-range-address="'2001.ntcir'.PD1:'2001.ntcir'.PD1">
            <calcext:condition calcext:apply-style-name="Accent" calcext:value="duplicate" calcext:base-cell-address="'2001.ntcir'.PD1"/>
          </calcext:conditional-format>
          <calcext:conditional-format calcext:target-range-address="'2001.ntcir'.PE1:'2001.ntcir'.PE1">
            <calcext:condition calcext:apply-style-name="Accent" calcext:value="duplicate" calcext:base-cell-address="'2001.ntcir'.PE1"/>
          </calcext:conditional-format>
          <calcext:conditional-format calcext:target-range-address="'2001.ntcir'.PF1:'2001.ntcir'.PF1">
            <calcext:condition calcext:apply-style-name="Accent" calcext:value="duplicate" calcext:base-cell-address="'2001.ntcir'.PF1"/>
          </calcext:conditional-format>
          <calcext:conditional-format calcext:target-range-address="'2001.ntcir'.PG1:'2001.ntcir'.PG1">
            <calcext:condition calcext:apply-style-name="Accent" calcext:value="duplicate" calcext:base-cell-address="'2001.ntcir'.PG1"/>
          </calcext:conditional-format>
          <calcext:conditional-format calcext:target-range-address="'2001.ntcir'.PH1:'2001.ntcir'.PH1">
            <calcext:condition calcext:apply-style-name="Accent" calcext:value="duplicate" calcext:base-cell-address="'2001.ntcir'.PH1"/>
          </calcext:conditional-format>
          <calcext:conditional-format calcext:target-range-address="'2001.ntcir'.PI1:'2001.ntcir'.PI1">
            <calcext:condition calcext:apply-style-name="Accent" calcext:value="duplicate" calcext:base-cell-address="'2001.ntcir'.PI1"/>
          </calcext:conditional-format>
          <calcext:conditional-format calcext:target-range-address="'2001.ntcir'.PJ1:'2001.ntcir'.PJ1">
            <calcext:condition calcext:apply-style-name="Accent" calcext:value="duplicate" calcext:base-cell-address="'2001.ntcir'.PJ1"/>
          </calcext:conditional-format>
          <calcext:conditional-format calcext:target-range-address="'2001.ntcir'.PK1:'2001.ntcir'.PK1">
            <calcext:condition calcext:apply-style-name="Accent" calcext:value="duplicate" calcext:base-cell-address="'2001.ntcir'.PK1"/>
          </calcext:conditional-format>
          <calcext:conditional-format calcext:target-range-address="'2001.ntcir'.PL1:'2001.ntcir'.PL1">
            <calcext:condition calcext:apply-style-name="Accent" calcext:value="duplicate" calcext:base-cell-address="'2001.ntcir'.PL1"/>
          </calcext:conditional-format>
          <calcext:conditional-format calcext:target-range-address="'2001.ntcir'.PM1:'2001.ntcir'.PM1">
            <calcext:condition calcext:apply-style-name="Accent" calcext:value="duplicate" calcext:base-cell-address="'2001.ntcir'.PM1"/>
          </calcext:conditional-format>
          <calcext:conditional-format calcext:target-range-address="'2001.ntcir'.PN1:'2001.ntcir'.PN1">
            <calcext:condition calcext:apply-style-name="Accent" calcext:value="duplicate" calcext:base-cell-address="'2001.ntcir'.PN1"/>
          </calcext:conditional-format>
          <calcext:conditional-format calcext:target-range-address="'2001.ntcir'.PO1:'2001.ntcir'.PO1">
            <calcext:condition calcext:apply-style-name="Accent" calcext:value="duplicate" calcext:base-cell-address="'2001.ntcir'.PO1"/>
          </calcext:conditional-format>
          <calcext:conditional-format calcext:target-range-address="'2001.ntcir'.PP1:'2001.ntcir'.PP1">
            <calcext:condition calcext:apply-style-name="Accent" calcext:value="duplicate" calcext:base-cell-address="'2001.ntcir'.PP1"/>
          </calcext:conditional-format>
          <calcext:conditional-format calcext:target-range-address="'2001.ntcir'.PQ1:'2001.ntcir'.PQ1">
            <calcext:condition calcext:apply-style-name="Accent" calcext:value="duplicate" calcext:base-cell-address="'2001.ntcir'.PQ1"/>
          </calcext:conditional-format>
          <calcext:conditional-format calcext:target-range-address="'2001.ntcir'.PR1:'2001.ntcir'.PR1">
            <calcext:condition calcext:apply-style-name="Accent" calcext:value="duplicate" calcext:base-cell-address="'2001.ntcir'.PR1"/>
          </calcext:conditional-format>
          <calcext:conditional-format calcext:target-range-address="'2001.ntcir'.PS1:'2001.ntcir'.PS1">
            <calcext:condition calcext:apply-style-name="Accent" calcext:value="duplicate" calcext:base-cell-address="'2001.ntcir'.PS1"/>
          </calcext:conditional-format>
          <calcext:conditional-format calcext:target-range-address="'2001.ntcir'.PT1:'2001.ntcir'.PT1">
            <calcext:condition calcext:apply-style-name="Accent" calcext:value="duplicate" calcext:base-cell-address="'2001.ntcir'.PT1"/>
          </calcext:conditional-format>
          <calcext:conditional-format calcext:target-range-address="'2001.ntcir'.PU1:'2001.ntcir'.PU1">
            <calcext:condition calcext:apply-style-name="Accent" calcext:value="duplicate" calcext:base-cell-address="'2001.ntcir'.PU1"/>
          </calcext:conditional-format>
          <calcext:conditional-format calcext:target-range-address="'2001.ntcir'.PV1:'2001.ntcir'.PV1">
            <calcext:condition calcext:apply-style-name="Accent" calcext:value="duplicate" calcext:base-cell-address="'2001.ntcir'.PV1"/>
          </calcext:conditional-format>
          <calcext:conditional-format calcext:target-range-address="'2001.ntcir'.PW1:'2001.ntcir'.PW1">
            <calcext:condition calcext:apply-style-name="Accent" calcext:value="duplicate" calcext:base-cell-address="'2001.ntcir'.PW1"/>
          </calcext:conditional-format>
          <calcext:conditional-format calcext:target-range-address="'2001.ntcir'.PX1:'2001.ntcir'.PX1">
            <calcext:condition calcext:apply-style-name="Accent" calcext:value="duplicate" calcext:base-cell-address="'2001.ntcir'.PX1"/>
          </calcext:conditional-format>
          <calcext:conditional-format calcext:target-range-address="'2001.ntcir'.PY1:'2001.ntcir'.PY1">
            <calcext:condition calcext:apply-style-name="Accent" calcext:value="duplicate" calcext:base-cell-address="'2001.ntcir'.PY1"/>
          </calcext:conditional-format>
          <calcext:conditional-format calcext:target-range-address="'2001.ntcir'.PZ1:'2001.ntcir'.PZ1">
            <calcext:condition calcext:apply-style-name="Accent" calcext:value="duplicate" calcext:base-cell-address="'2001.ntcir'.PZ1"/>
          </calcext:conditional-format>
          <calcext:conditional-format calcext:target-range-address="'2001.ntcir'.QA1:'2001.ntcir'.QA1">
            <calcext:condition calcext:apply-style-name="Accent" calcext:value="duplicate" calcext:base-cell-address="'2001.ntcir'.QA1"/>
          </calcext:conditional-format>
          <calcext:conditional-format calcext:target-range-address="'2001.ntcir'.QB1:'2001.ntcir'.QB1">
            <calcext:condition calcext:apply-style-name="Accent" calcext:value="duplicate" calcext:base-cell-address="'2001.ntcir'.QB1"/>
          </calcext:conditional-format>
          <calcext:conditional-format calcext:target-range-address="'2001.ntcir'.QC1:'2001.ntcir'.QC1">
            <calcext:condition calcext:apply-style-name="Accent" calcext:value="duplicate" calcext:base-cell-address="'2001.ntcir'.QC1"/>
          </calcext:conditional-format>
          <calcext:conditional-format calcext:target-range-address="'2001.ntcir'.QD1:'2001.ntcir'.QD1">
            <calcext:condition calcext:apply-style-name="Accent" calcext:value="duplicate" calcext:base-cell-address="'2001.ntcir'.QD1"/>
          </calcext:conditional-format>
          <calcext:conditional-format calcext:target-range-address="'2001.ntcir'.QE1:'2001.ntcir'.QE1">
            <calcext:condition calcext:apply-style-name="Accent" calcext:value="duplicate" calcext:base-cell-address="'2001.ntcir'.QE1"/>
          </calcext:conditional-format>
          <calcext:conditional-format calcext:target-range-address="'2001.ntcir'.QF1:'2001.ntcir'.QF1">
            <calcext:condition calcext:apply-style-name="Accent" calcext:value="duplicate" calcext:base-cell-address="'2001.ntcir'.QF1"/>
          </calcext:conditional-format>
          <calcext:conditional-format calcext:target-range-address="'2001.ntcir'.QG1:'2001.ntcir'.QG1">
            <calcext:condition calcext:apply-style-name="Accent" calcext:value="duplicate" calcext:base-cell-address="'2001.ntcir'.QG1"/>
          </calcext:conditional-format>
          <calcext:conditional-format calcext:target-range-address="'2001.ntcir'.QH1:'2001.ntcir'.QH1">
            <calcext:condition calcext:apply-style-name="Accent" calcext:value="duplicate" calcext:base-cell-address="'2001.ntcir'.QH1"/>
          </calcext:conditional-format>
          <calcext:conditional-format calcext:target-range-address="'2001.ntcir'.QI1:'2001.ntcir'.QI1">
            <calcext:condition calcext:apply-style-name="Accent" calcext:value="duplicate" calcext:base-cell-address="'2001.ntcir'.QI1"/>
          </calcext:conditional-format>
          <calcext:conditional-format calcext:target-range-address="'2001.ntcir'.QJ1:'2001.ntcir'.QJ1">
            <calcext:condition calcext:apply-style-name="Accent" calcext:value="duplicate" calcext:base-cell-address="'2001.ntcir'.QJ1"/>
          </calcext:conditional-format>
          <calcext:conditional-format calcext:target-range-address="'2001.ntcir'.QK1:'2001.ntcir'.QK1">
            <calcext:condition calcext:apply-style-name="Accent" calcext:value="duplicate" calcext:base-cell-address="'2001.ntcir'.QK1"/>
          </calcext:conditional-format>
          <calcext:conditional-format calcext:target-range-address="'2001.ntcir'.QL1:'2001.ntcir'.QL1">
            <calcext:condition calcext:apply-style-name="Accent" calcext:value="duplicate" calcext:base-cell-address="'2001.ntcir'.QL1"/>
          </calcext:conditional-format>
          <calcext:conditional-format calcext:target-range-address="'2001.ntcir'.QM1:'2001.ntcir'.QM1">
            <calcext:condition calcext:apply-style-name="Accent" calcext:value="duplicate" calcext:base-cell-address="'2001.ntcir'.QM1"/>
          </calcext:conditional-format>
          <calcext:conditional-format calcext:target-range-address="'2001.ntcir'.QN1:'2001.ntcir'.QN1">
            <calcext:condition calcext:apply-style-name="Accent" calcext:value="duplicate" calcext:base-cell-address="'2001.ntcir'.QN1"/>
          </calcext:conditional-format>
          <calcext:conditional-format calcext:target-range-address="'2001.ntcir'.QO1:'2001.ntcir'.QO1">
            <calcext:condition calcext:apply-style-name="Accent" calcext:value="duplicate" calcext:base-cell-address="'2001.ntcir'.QO1"/>
          </calcext:conditional-format>
          <calcext:conditional-format calcext:target-range-address="'2001.ntcir'.QP1:'2001.ntcir'.QP1">
            <calcext:condition calcext:apply-style-name="Accent" calcext:value="duplicate" calcext:base-cell-address="'2001.ntcir'.QP1"/>
          </calcext:conditional-format>
          <calcext:conditional-format calcext:target-range-address="'2001.ntcir'.QQ1:'2001.ntcir'.QQ1">
            <calcext:condition calcext:apply-style-name="Accent" calcext:value="duplicate" calcext:base-cell-address="'2001.ntcir'.QQ1"/>
          </calcext:conditional-format>
          <calcext:conditional-format calcext:target-range-address="'2001.ntcir'.QR1:'2001.ntcir'.QR1">
            <calcext:condition calcext:apply-style-name="Accent" calcext:value="duplicate" calcext:base-cell-address="'2001.ntcir'.QR1"/>
          </calcext:conditional-format>
          <calcext:conditional-format calcext:target-range-address="'2001.ntcir'.QS1:'2001.ntcir'.QS1">
            <calcext:condition calcext:apply-style-name="Accent" calcext:value="duplicate" calcext:base-cell-address="'2001.ntcir'.QS1"/>
          </calcext:conditional-format>
          <calcext:conditional-format calcext:target-range-address="'2001.ntcir'.QT1:'2001.ntcir'.QT1">
            <calcext:condition calcext:apply-style-name="Accent" calcext:value="duplicate" calcext:base-cell-address="'2001.ntcir'.QT1"/>
          </calcext:conditional-format>
          <calcext:conditional-format calcext:target-range-address="'2001.ntcir'.QU1:'2001.ntcir'.QU1">
            <calcext:condition calcext:apply-style-name="Accent" calcext:value="duplicate" calcext:base-cell-address="'2001.ntcir'.QU1"/>
          </calcext:conditional-format>
          <calcext:conditional-format calcext:target-range-address="'2001.ntcir'.QV1:'2001.ntcir'.QV1">
            <calcext:condition calcext:apply-style-name="Accent" calcext:value="duplicate" calcext:base-cell-address="'2001.ntcir'.QV1"/>
          </calcext:conditional-format>
          <calcext:conditional-format calcext:target-range-address="'2001.ntcir'.QW1:'2001.ntcir'.QW1">
            <calcext:condition calcext:apply-style-name="Accent" calcext:value="duplicate" calcext:base-cell-address="'2001.ntcir'.QW1"/>
          </calcext:conditional-format>
          <calcext:conditional-format calcext:target-range-address="'2001.ntcir'.QX1:'2001.ntcir'.QX1">
            <calcext:condition calcext:apply-style-name="Accent" calcext:value="duplicate" calcext:base-cell-address="'2001.ntcir'.QX1"/>
          </calcext:conditional-format>
          <calcext:conditional-format calcext:target-range-address="'2001.ntcir'.QY1:'2001.ntcir'.QY1">
            <calcext:condition calcext:apply-style-name="Accent" calcext:value="duplicate" calcext:base-cell-address="'2001.ntcir'.QY1"/>
          </calcext:conditional-format>
          <calcext:conditional-format calcext:target-range-address="'2001.ntcir'.QZ1:'2001.ntcir'.QZ1">
            <calcext:condition calcext:apply-style-name="Accent" calcext:value="duplicate" calcext:base-cell-address="'2001.ntcir'.QZ1"/>
          </calcext:conditional-format>
          <calcext:conditional-format calcext:target-range-address="'2001.ntcir'.RA1:'2001.ntcir'.RA1">
            <calcext:condition calcext:apply-style-name="Accent" calcext:value="duplicate" calcext:base-cell-address="'2001.ntcir'.RA1"/>
          </calcext:conditional-format>
          <calcext:conditional-format calcext:target-range-address="'2001.ntcir'.RB1:'2001.ntcir'.RB1">
            <calcext:condition calcext:apply-style-name="Accent" calcext:value="duplicate" calcext:base-cell-address="'2001.ntcir'.RB1"/>
          </calcext:conditional-format>
          <calcext:conditional-format calcext:target-range-address="'2001.ntcir'.RC1:'2001.ntcir'.RC1">
            <calcext:condition calcext:apply-style-name="Accent" calcext:value="duplicate" calcext:base-cell-address="'2001.ntcir'.RC1"/>
          </calcext:conditional-format>
          <calcext:conditional-format calcext:target-range-address="'2001.ntcir'.RD1:'2001.ntcir'.RD1">
            <calcext:condition calcext:apply-style-name="Accent" calcext:value="duplicate" calcext:base-cell-address="'2001.ntcir'.RD1"/>
          </calcext:conditional-format>
          <calcext:conditional-format calcext:target-range-address="'2001.ntcir'.RE1:'2001.ntcir'.RE1">
            <calcext:condition calcext:apply-style-name="Accent" calcext:value="duplicate" calcext:base-cell-address="'2001.ntcir'.RE1"/>
          </calcext:conditional-format>
          <calcext:conditional-format calcext:target-range-address="'2001.ntcir'.RF1:'2001.ntcir'.RF1">
            <calcext:condition calcext:apply-style-name="Accent" calcext:value="duplicate" calcext:base-cell-address="'2001.ntcir'.RF1"/>
          </calcext:conditional-format>
          <calcext:conditional-format calcext:target-range-address="'2001.ntcir'.RG1:'2001.ntcir'.RG1">
            <calcext:condition calcext:apply-style-name="Accent" calcext:value="duplicate" calcext:base-cell-address="'2001.ntcir'.RG1"/>
          </calcext:conditional-format>
          <calcext:conditional-format calcext:target-range-address="'2001.ntcir'.RH1:'2001.ntcir'.RH1">
            <calcext:condition calcext:apply-style-name="Accent" calcext:value="duplicate" calcext:base-cell-address="'2001.ntcir'.RH1"/>
          </calcext:conditional-format>
          <calcext:conditional-format calcext:target-range-address="'2001.ntcir'.RI1:'2001.ntcir'.RI1">
            <calcext:condition calcext:apply-style-name="Accent" calcext:value="duplicate" calcext:base-cell-address="'2001.ntcir'.RI1"/>
          </calcext:conditional-format>
          <calcext:conditional-format calcext:target-range-address="'2001.ntcir'.RJ1:'2001.ntcir'.RJ1">
            <calcext:condition calcext:apply-style-name="Accent" calcext:value="duplicate" calcext:base-cell-address="'2001.ntcir'.RJ1"/>
          </calcext:conditional-format>
          <calcext:conditional-format calcext:target-range-address="'2001.ntcir'.RK1:'2001.ntcir'.RK1">
            <calcext:condition calcext:apply-style-name="Accent" calcext:value="duplicate" calcext:base-cell-address="'2001.ntcir'.RK1"/>
          </calcext:conditional-format>
          <calcext:conditional-format calcext:target-range-address="'2001.ntcir'.RL1:'2001.ntcir'.RL1">
            <calcext:condition calcext:apply-style-name="Accent" calcext:value="duplicate" calcext:base-cell-address="'2001.ntcir'.RL1"/>
          </calcext:conditional-format>
          <calcext:conditional-format calcext:target-range-address="'2001.ntcir'.RM1:'2001.ntcir'.RM1">
            <calcext:condition calcext:apply-style-name="Accent" calcext:value="duplicate" calcext:base-cell-address="'2001.ntcir'.RM1"/>
          </calcext:conditional-format>
          <calcext:conditional-format calcext:target-range-address="'2001.ntcir'.RN1:'2001.ntcir'.RN1">
            <calcext:condition calcext:apply-style-name="Accent" calcext:value="duplicate" calcext:base-cell-address="'2001.ntcir'.RN1"/>
          </calcext:conditional-format>
          <calcext:conditional-format calcext:target-range-address="'2001.ntcir'.RO1:'2001.ntcir'.RO1">
            <calcext:condition calcext:apply-style-name="Accent" calcext:value="duplicate" calcext:base-cell-address="'2001.ntcir'.RO1"/>
          </calcext:conditional-format>
          <calcext:conditional-format calcext:target-range-address="'2001.ntcir'.RP1:'2001.ntcir'.RP1">
            <calcext:condition calcext:apply-style-name="Accent" calcext:value="duplicate" calcext:base-cell-address="'2001.ntcir'.RP1"/>
          </calcext:conditional-format>
          <calcext:conditional-format calcext:target-range-address="'2001.ntcir'.RQ1:'2001.ntcir'.RQ1">
            <calcext:condition calcext:apply-style-name="Accent" calcext:value="duplicate" calcext:base-cell-address="'2001.ntcir'.RQ1"/>
          </calcext:conditional-format>
          <calcext:conditional-format calcext:target-range-address="'2001.ntcir'.RR1:'2001.ntcir'.RR1">
            <calcext:condition calcext:apply-style-name="Accent" calcext:value="duplicate" calcext:base-cell-address="'2001.ntcir'.RR1"/>
          </calcext:conditional-format>
          <calcext:conditional-format calcext:target-range-address="'2001.ntcir'.RS1:'2001.ntcir'.RS1">
            <calcext:condition calcext:apply-style-name="Accent" calcext:value="duplicate" calcext:base-cell-address="'2001.ntcir'.RS1"/>
          </calcext:conditional-format>
          <calcext:conditional-format calcext:target-range-address="'2001.ntcir'.RT1:'2001.ntcir'.RT1">
            <calcext:condition calcext:apply-style-name="Accent" calcext:value="duplicate" calcext:base-cell-address="'2001.ntcir'.RT1"/>
          </calcext:conditional-format>
          <calcext:conditional-format calcext:target-range-address="'2001.ntcir'.RU1:'2001.ntcir'.RU1">
            <calcext:condition calcext:apply-style-name="Accent" calcext:value="duplicate" calcext:base-cell-address="'2001.ntcir'.RU1"/>
          </calcext:conditional-format>
          <calcext:conditional-format calcext:target-range-address="'2001.ntcir'.RV1:'2001.ntcir'.RV1">
            <calcext:condition calcext:apply-style-name="Accent" calcext:value="duplicate" calcext:base-cell-address="'2001.ntcir'.RV1"/>
          </calcext:conditional-format>
          <calcext:conditional-format calcext:target-range-address="'2001.ntcir'.RW1:'2001.ntcir'.RW1">
            <calcext:condition calcext:apply-style-name="Accent" calcext:value="duplicate" calcext:base-cell-address="'2001.ntcir'.RW1"/>
          </calcext:conditional-format>
          <calcext:conditional-format calcext:target-range-address="'2001.ntcir'.RX1:'2001.ntcir'.RX1">
            <calcext:condition calcext:apply-style-name="Accent" calcext:value="duplicate" calcext:base-cell-address="'2001.ntcir'.RX1"/>
          </calcext:conditional-format>
          <calcext:conditional-format calcext:target-range-address="'2001.ntcir'.RY1:'2001.ntcir'.RY1">
            <calcext:condition calcext:apply-style-name="Accent" calcext:value="duplicate" calcext:base-cell-address="'2001.ntcir'.RY1"/>
          </calcext:conditional-format>
          <calcext:conditional-format calcext:target-range-address="'2001.ntcir'.RZ1:'2001.ntcir'.RZ1">
            <calcext:condition calcext:apply-style-name="Accent" calcext:value="duplicate" calcext:base-cell-address="'2001.ntcir'.RZ1"/>
          </calcext:conditional-format>
          <calcext:conditional-format calcext:target-range-address="'2001.ntcir'.SA1:'2001.ntcir'.SA1">
            <calcext:condition calcext:apply-style-name="Accent" calcext:value="duplicate" calcext:base-cell-address="'2001.ntcir'.SA1"/>
          </calcext:conditional-format>
          <calcext:conditional-format calcext:target-range-address="'2001.ntcir'.SB1:'2001.ntcir'.SB1">
            <calcext:condition calcext:apply-style-name="Accent" calcext:value="duplicate" calcext:base-cell-address="'2001.ntcir'.SB1"/>
          </calcext:conditional-format>
          <calcext:conditional-format calcext:target-range-address="'2001.ntcir'.SC1:'2001.ntcir'.SC1">
            <calcext:condition calcext:apply-style-name="Accent" calcext:value="duplicate" calcext:base-cell-address="'2001.ntcir'.SC1"/>
          </calcext:conditional-format>
          <calcext:conditional-format calcext:target-range-address="'2001.ntcir'.SD1:'2001.ntcir'.SD1">
            <calcext:condition calcext:apply-style-name="Accent" calcext:value="duplicate" calcext:base-cell-address="'2001.ntcir'.SD1"/>
          </calcext:conditional-format>
          <calcext:conditional-format calcext:target-range-address="'2001.ntcir'.SE1:'2001.ntcir'.SE1">
            <calcext:condition calcext:apply-style-name="Accent" calcext:value="duplicate" calcext:base-cell-address="'2001.ntcir'.SE1"/>
          </calcext:conditional-format>
          <calcext:conditional-format calcext:target-range-address="'2001.ntcir'.SF1:'2001.ntcir'.SF1">
            <calcext:condition calcext:apply-style-name="Accent" calcext:value="duplicate" calcext:base-cell-address="'2001.ntcir'.SF1"/>
          </calcext:conditional-format>
          <calcext:conditional-format calcext:target-range-address="'2001.ntcir'.SG1:'2001.ntcir'.SG1">
            <calcext:condition calcext:apply-style-name="Accent" calcext:value="duplicate" calcext:base-cell-address="'2001.ntcir'.SG1"/>
          </calcext:conditional-format>
          <calcext:conditional-format calcext:target-range-address="'2001.ntcir'.SH1:'2001.ntcir'.SH1">
            <calcext:condition calcext:apply-style-name="Accent" calcext:value="duplicate" calcext:base-cell-address="'2001.ntcir'.SH1"/>
          </calcext:conditional-format>
          <calcext:conditional-format calcext:target-range-address="'2001.ntcir'.SI1:'2001.ntcir'.SI1">
            <calcext:condition calcext:apply-style-name="Accent" calcext:value="duplicate" calcext:base-cell-address="'2001.ntcir'.SI1"/>
          </calcext:conditional-format>
          <calcext:conditional-format calcext:target-range-address="'2001.ntcir'.SJ1:'2001.ntcir'.SJ1">
            <calcext:condition calcext:apply-style-name="Accent" calcext:value="duplicate" calcext:base-cell-address="'2001.ntcir'.SJ1"/>
          </calcext:conditional-format>
          <calcext:conditional-format calcext:target-range-address="'2001.ntcir'.SK1:'2001.ntcir'.SK1">
            <calcext:condition calcext:apply-style-name="Accent" calcext:value="duplicate" calcext:base-cell-address="'2001.ntcir'.SK1"/>
          </calcext:conditional-format>
          <calcext:conditional-format calcext:target-range-address="'2001.ntcir'.SL1:'2001.ntcir'.SL1">
            <calcext:condition calcext:apply-style-name="Accent" calcext:value="duplicate" calcext:base-cell-address="'2001.ntcir'.SL1"/>
          </calcext:conditional-format>
          <calcext:conditional-format calcext:target-range-address="'2001.ntcir'.SM1:'2001.ntcir'.SM1">
            <calcext:condition calcext:apply-style-name="Accent" calcext:value="duplicate" calcext:base-cell-address="'2001.ntcir'.SM1"/>
          </calcext:conditional-format>
          <calcext:conditional-format calcext:target-range-address="'2001.ntcir'.SN1:'2001.ntcir'.SN1">
            <calcext:condition calcext:apply-style-name="Accent" calcext:value="duplicate" calcext:base-cell-address="'2001.ntcir'.SN1"/>
          </calcext:conditional-format>
          <calcext:conditional-format calcext:target-range-address="'2001.ntcir'.SO1:'2001.ntcir'.SO1">
            <calcext:condition calcext:apply-style-name="Accent" calcext:value="duplicate" calcext:base-cell-address="'2001.ntcir'.SO1"/>
          </calcext:conditional-format>
          <calcext:conditional-format calcext:target-range-address="'2001.ntcir'.SP1:'2001.ntcir'.SP1">
            <calcext:condition calcext:apply-style-name="Accent" calcext:value="duplicate" calcext:base-cell-address="'2001.ntcir'.SP1"/>
          </calcext:conditional-format>
          <calcext:conditional-format calcext:target-range-address="'2001.ntcir'.SQ1:'2001.ntcir'.SQ1">
            <calcext:condition calcext:apply-style-name="Accent" calcext:value="duplicate" calcext:base-cell-address="'2001.ntcir'.SQ1"/>
          </calcext:conditional-format>
          <calcext:conditional-format calcext:target-range-address="'2001.ntcir'.SR1:'2001.ntcir'.SR1">
            <calcext:condition calcext:apply-style-name="Accent" calcext:value="duplicate" calcext:base-cell-address="'2001.ntcir'.SR1"/>
          </calcext:conditional-format>
          <calcext:conditional-format calcext:target-range-address="'2001.ntcir'.SS1:'2001.ntcir'.SS1">
            <calcext:condition calcext:apply-style-name="Accent" calcext:value="duplicate" calcext:base-cell-address="'2001.ntcir'.SS1"/>
          </calcext:conditional-format>
          <calcext:conditional-format calcext:target-range-address="'2001.ntcir'.ST1:'2001.ntcir'.ST1">
            <calcext:condition calcext:apply-style-name="Accent" calcext:value="duplicate" calcext:base-cell-address="'2001.ntcir'.ST1"/>
          </calcext:conditional-format>
          <calcext:conditional-format calcext:target-range-address="'2001.ntcir'.SU1:'2001.ntcir'.SU1">
            <calcext:condition calcext:apply-style-name="Accent" calcext:value="duplicate" calcext:base-cell-address="'2001.ntcir'.SU1"/>
          </calcext:conditional-format>
          <calcext:conditional-format calcext:target-range-address="'2001.ntcir'.SV1:'2001.ntcir'.SV1">
            <calcext:condition calcext:apply-style-name="Accent" calcext:value="duplicate" calcext:base-cell-address="'2001.ntcir'.SV1"/>
          </calcext:conditional-format>
          <calcext:conditional-format calcext:target-range-address="'2001.ntcir'.SW1:'2001.ntcir'.SW1">
            <calcext:condition calcext:apply-style-name="Accent" calcext:value="duplicate" calcext:base-cell-address="'2001.ntcir'.SW1"/>
          </calcext:conditional-format>
          <calcext:conditional-format calcext:target-range-address="'2001.ntcir'.SX1:'2001.ntcir'.SX1">
            <calcext:condition calcext:apply-style-name="Accent" calcext:value="duplicate" calcext:base-cell-address="'2001.ntcir'.SX1"/>
          </calcext:conditional-format>
          <calcext:conditional-format calcext:target-range-address="'2001.ntcir'.SY1:'2001.ntcir'.SY1">
            <calcext:condition calcext:apply-style-name="Accent" calcext:value="duplicate" calcext:base-cell-address="'2001.ntcir'.SY1"/>
          </calcext:conditional-format>
          <calcext:conditional-format calcext:target-range-address="'2001.ntcir'.SZ1:'2001.ntcir'.SZ1">
            <calcext:condition calcext:apply-style-name="Accent" calcext:value="duplicate" calcext:base-cell-address="'2001.ntcir'.SZ1"/>
          </calcext:conditional-format>
          <calcext:conditional-format calcext:target-range-address="'2001.ntcir'.TA1:'2001.ntcir'.TA1">
            <calcext:condition calcext:apply-style-name="Accent" calcext:value="duplicate" calcext:base-cell-address="'2001.ntcir'.TA1"/>
          </calcext:conditional-format>
          <calcext:conditional-format calcext:target-range-address="'2001.ntcir'.TB1:'2001.ntcir'.TB1">
            <calcext:condition calcext:apply-style-name="Accent" calcext:value="duplicate" calcext:base-cell-address="'2001.ntcir'.TB1"/>
          </calcext:conditional-format>
          <calcext:conditional-format calcext:target-range-address="'2001.ntcir'.TC1:'2001.ntcir'.TC1">
            <calcext:condition calcext:apply-style-name="Accent" calcext:value="duplicate" calcext:base-cell-address="'2001.ntcir'.TC1"/>
          </calcext:conditional-format>
          <calcext:conditional-format calcext:target-range-address="'2001.ntcir'.TD1:'2001.ntcir'.TD1">
            <calcext:condition calcext:apply-style-name="Accent" calcext:value="duplicate" calcext:base-cell-address="'2001.ntcir'.TD1"/>
          </calcext:conditional-format>
          <calcext:conditional-format calcext:target-range-address="'2001.ntcir'.TE1:'2001.ntcir'.TE1">
            <calcext:condition calcext:apply-style-name="Accent" calcext:value="duplicate" calcext:base-cell-address="'2001.ntcir'.TE1"/>
          </calcext:conditional-format>
          <calcext:conditional-format calcext:target-range-address="'2001.ntcir'.TF1:'2001.ntcir'.TF1">
            <calcext:condition calcext:apply-style-name="Accent" calcext:value="duplicate" calcext:base-cell-address="'2001.ntcir'.TF1"/>
          </calcext:conditional-format>
          <calcext:conditional-format calcext:target-range-address="'2001.ntcir'.TG1:'2001.ntcir'.TG1">
            <calcext:condition calcext:apply-style-name="Accent" calcext:value="duplicate" calcext:base-cell-address="'2001.ntcir'.TG1"/>
          </calcext:conditional-format>
          <calcext:conditional-format calcext:target-range-address="'2001.ntcir'.TH1:'2001.ntcir'.TH1">
            <calcext:condition calcext:apply-style-name="Accent" calcext:value="duplicate" calcext:base-cell-address="'2001.ntcir'.TH1"/>
          </calcext:conditional-format>
          <calcext:conditional-format calcext:target-range-address="'2001.ntcir'.TI1:'2001.ntcir'.TI1">
            <calcext:condition calcext:apply-style-name="Accent" calcext:value="duplicate" calcext:base-cell-address="'2001.ntcir'.TI1"/>
          </calcext:conditional-format>
          <calcext:conditional-format calcext:target-range-address="'2001.ntcir'.TJ1:'2001.ntcir'.TJ1">
            <calcext:condition calcext:apply-style-name="Accent" calcext:value="duplicate" calcext:base-cell-address="'2001.ntcir'.TJ1"/>
          </calcext:conditional-format>
          <calcext:conditional-format calcext:target-range-address="'2001.ntcir'.TK1:'2001.ntcir'.TK1">
            <calcext:condition calcext:apply-style-name="Accent" calcext:value="duplicate" calcext:base-cell-address="'2001.ntcir'.TK1"/>
          </calcext:conditional-format>
          <calcext:conditional-format calcext:target-range-address="'2001.ntcir'.TL1:'2001.ntcir'.TL1">
            <calcext:condition calcext:apply-style-name="Accent" calcext:value="duplicate" calcext:base-cell-address="'2001.ntcir'.TL1"/>
          </calcext:conditional-format>
          <calcext:conditional-format calcext:target-range-address="'2001.ntcir'.TM1:'2001.ntcir'.TM1">
            <calcext:condition calcext:apply-style-name="Accent" calcext:value="duplicate" calcext:base-cell-address="'2001.ntcir'.TM1"/>
          </calcext:conditional-format>
          <calcext:conditional-format calcext:target-range-address="'2001.ntcir'.TN1:'2001.ntcir'.TN1">
            <calcext:condition calcext:apply-style-name="Accent" calcext:value="duplicate" calcext:base-cell-address="'2001.ntcir'.TN1"/>
          </calcext:conditional-format>
          <calcext:conditional-format calcext:target-range-address="'2001.ntcir'.TO1:'2001.ntcir'.TO1">
            <calcext:condition calcext:apply-style-name="Accent" calcext:value="duplicate" calcext:base-cell-address="'2001.ntcir'.TO1"/>
          </calcext:conditional-format>
          <calcext:conditional-format calcext:target-range-address="'2001.ntcir'.TP1:'2001.ntcir'.TP1">
            <calcext:condition calcext:apply-style-name="Accent" calcext:value="duplicate" calcext:base-cell-address="'2001.ntcir'.TP1"/>
          </calcext:conditional-format>
          <calcext:conditional-format calcext:target-range-address="'2001.ntcir'.TQ1:'2001.ntcir'.TQ1">
            <calcext:condition calcext:apply-style-name="Accent" calcext:value="duplicate" calcext:base-cell-address="'2001.ntcir'.TQ1"/>
          </calcext:conditional-format>
          <calcext:conditional-format calcext:target-range-address="'2001.ntcir'.TR1:'2001.ntcir'.TR1">
            <calcext:condition calcext:apply-style-name="Accent" calcext:value="duplicate" calcext:base-cell-address="'2001.ntcir'.TR1"/>
          </calcext:conditional-format>
          <calcext:conditional-format calcext:target-range-address="'2001.ntcir'.TS1:'2001.ntcir'.TS1">
            <calcext:condition calcext:apply-style-name="Accent" calcext:value="duplicate" calcext:base-cell-address="'2001.ntcir'.TS1"/>
          </calcext:conditional-format>
          <calcext:conditional-format calcext:target-range-address="'2001.ntcir'.TT1:'2001.ntcir'.TT1">
            <calcext:condition calcext:apply-style-name="Accent" calcext:value="duplicate" calcext:base-cell-address="'2001.ntcir'.TT1"/>
          </calcext:conditional-format>
          <calcext:conditional-format calcext:target-range-address="'2001.ntcir'.TU1:'2001.ntcir'.TU1">
            <calcext:condition calcext:apply-style-name="Accent" calcext:value="duplicate" calcext:base-cell-address="'2001.ntcir'.TU1"/>
          </calcext:conditional-format>
          <calcext:conditional-format calcext:target-range-address="'2001.ntcir'.TV1:'2001.ntcir'.TV1">
            <calcext:condition calcext:apply-style-name="Accent" calcext:value="duplicate" calcext:base-cell-address="'2001.ntcir'.TV1"/>
          </calcext:conditional-format>
          <calcext:conditional-format calcext:target-range-address="'2001.ntcir'.TW1:'2001.ntcir'.TW1">
            <calcext:condition calcext:apply-style-name="Accent" calcext:value="duplicate" calcext:base-cell-address="'2001.ntcir'.TW1"/>
          </calcext:conditional-format>
          <calcext:conditional-format calcext:target-range-address="'2001.ntcir'.TX1:'2001.ntcir'.TX1">
            <calcext:condition calcext:apply-style-name="Accent" calcext:value="duplicate" calcext:base-cell-address="'2001.ntcir'.TX1"/>
          </calcext:conditional-format>
          <calcext:conditional-format calcext:target-range-address="'2001.ntcir'.TY1:'2001.ntcir'.TY1">
            <calcext:condition calcext:apply-style-name="Accent" calcext:value="duplicate" calcext:base-cell-address="'2001.ntcir'.TY1"/>
          </calcext:conditional-format>
          <calcext:conditional-format calcext:target-range-address="'2001.ntcir'.TZ1:'2001.ntcir'.TZ1">
            <calcext:condition calcext:apply-style-name="Accent" calcext:value="duplicate" calcext:base-cell-address="'2001.ntcir'.TZ1"/>
          </calcext:conditional-format>
          <calcext:conditional-format calcext:target-range-address="'2001.ntcir'.UA1:'2001.ntcir'.UA1">
            <calcext:condition calcext:apply-style-name="Accent" calcext:value="duplicate" calcext:base-cell-address="'2001.ntcir'.UA1"/>
          </calcext:conditional-format>
          <calcext:conditional-format calcext:target-range-address="'2001.ntcir'.UB1:'2001.ntcir'.UB1">
            <calcext:condition calcext:apply-style-name="Accent" calcext:value="duplicate" calcext:base-cell-address="'2001.ntcir'.UB1"/>
          </calcext:conditional-format>
          <calcext:conditional-format calcext:target-range-address="'2001.ntcir'.UC1:'2001.ntcir'.UC1">
            <calcext:condition calcext:apply-style-name="Accent" calcext:value="duplicate" calcext:base-cell-address="'2001.ntcir'.UC1"/>
          </calcext:conditional-format>
          <calcext:conditional-format calcext:target-range-address="'2001.ntcir'.UD1:'2001.ntcir'.UD1">
            <calcext:condition calcext:apply-style-name="Accent" calcext:value="duplicate" calcext:base-cell-address="'2001.ntcir'.UD1"/>
          </calcext:conditional-format>
          <calcext:conditional-format calcext:target-range-address="'2001.ntcir'.UE1:'2001.ntcir'.UE1">
            <calcext:condition calcext:apply-style-name="Accent" calcext:value="duplicate" calcext:base-cell-address="'2001.ntcir'.UE1"/>
          </calcext:conditional-format>
          <calcext:conditional-format calcext:target-range-address="'2001.ntcir'.UF1:'2001.ntcir'.UF1">
            <calcext:condition calcext:apply-style-name="Accent" calcext:value="duplicate" calcext:base-cell-address="'2001.ntcir'.UF1"/>
          </calcext:conditional-format>
          <calcext:conditional-format calcext:target-range-address="'2001.ntcir'.UG1:'2001.ntcir'.UG1">
            <calcext:condition calcext:apply-style-name="Accent" calcext:value="duplicate" calcext:base-cell-address="'2001.ntcir'.UG1"/>
          </calcext:conditional-format>
          <calcext:conditional-format calcext:target-range-address="'2001.ntcir'.UH1:'2001.ntcir'.UH1">
            <calcext:condition calcext:apply-style-name="Accent" calcext:value="duplicate" calcext:base-cell-address="'2001.ntcir'.UH1"/>
          </calcext:conditional-format>
          <calcext:conditional-format calcext:target-range-address="'2001.ntcir'.UI1:'2001.ntcir'.UI1">
            <calcext:condition calcext:apply-style-name="Accent" calcext:value="duplicate" calcext:base-cell-address="'2001.ntcir'.UI1"/>
          </calcext:conditional-format>
          <calcext:conditional-format calcext:target-range-address="'2001.ntcir'.UJ1:'2001.ntcir'.UJ1">
            <calcext:condition calcext:apply-style-name="Accent" calcext:value="duplicate" calcext:base-cell-address="'2001.ntcir'.UJ1"/>
          </calcext:conditional-format>
          <calcext:conditional-format calcext:target-range-address="'2001.ntcir'.UK1:'2001.ntcir'.UK1">
            <calcext:condition calcext:apply-style-name="Accent" calcext:value="duplicate" calcext:base-cell-address="'2001.ntcir'.UK1"/>
          </calcext:conditional-format>
          <calcext:conditional-format calcext:target-range-address="'2001.ntcir'.UL1:'2001.ntcir'.UL1">
            <calcext:condition calcext:apply-style-name="Accent" calcext:value="duplicate" calcext:base-cell-address="'2001.ntcir'.UL1"/>
          </calcext:conditional-format>
          <calcext:conditional-format calcext:target-range-address="'2001.ntcir'.UM1:'2001.ntcir'.UM1">
            <calcext:condition calcext:apply-style-name="Accent" calcext:value="duplicate" calcext:base-cell-address="'2001.ntcir'.UM1"/>
          </calcext:conditional-format>
          <calcext:conditional-format calcext:target-range-address="'2001.ntcir'.UN1:'2001.ntcir'.UN1">
            <calcext:condition calcext:apply-style-name="Accent" calcext:value="duplicate" calcext:base-cell-address="'2001.ntcir'.UN1"/>
          </calcext:conditional-format>
          <calcext:conditional-format calcext:target-range-address="'2001.ntcir'.UO1:'2001.ntcir'.UO1">
            <calcext:condition calcext:apply-style-name="Accent" calcext:value="duplicate" calcext:base-cell-address="'2001.ntcir'.UO1"/>
          </calcext:conditional-format>
          <calcext:conditional-format calcext:target-range-address="'2001.ntcir'.UP1:'2001.ntcir'.UP1">
            <calcext:condition calcext:apply-style-name="Accent" calcext:value="duplicate" calcext:base-cell-address="'2001.ntcir'.UP1"/>
          </calcext:conditional-format>
          <calcext:conditional-format calcext:target-range-address="'2001.ntcir'.UQ1:'2001.ntcir'.UQ1">
            <calcext:condition calcext:apply-style-name="Accent" calcext:value="duplicate" calcext:base-cell-address="'2001.ntcir'.UQ1"/>
          </calcext:conditional-format>
          <calcext:conditional-format calcext:target-range-address="'2001.ntcir'.UR1:'2001.ntcir'.UR1">
            <calcext:condition calcext:apply-style-name="Accent" calcext:value="duplicate" calcext:base-cell-address="'2001.ntcir'.UR1"/>
          </calcext:conditional-format>
          <calcext:conditional-format calcext:target-range-address="'2001.ntcir'.US1:'2001.ntcir'.US1">
            <calcext:condition calcext:apply-style-name="Accent" calcext:value="duplicate" calcext:base-cell-address="'2001.ntcir'.US1"/>
          </calcext:conditional-format>
          <calcext:conditional-format calcext:target-range-address="'2001.ntcir'.UT1:'2001.ntcir'.UT1">
            <calcext:condition calcext:apply-style-name="Accent" calcext:value="duplicate" calcext:base-cell-address="'2001.ntcir'.UT1"/>
          </calcext:conditional-format>
          <calcext:conditional-format calcext:target-range-address="'2001.ntcir'.UU1:'2001.ntcir'.UU1">
            <calcext:condition calcext:apply-style-name="Accent" calcext:value="duplicate" calcext:base-cell-address="'2001.ntcir'.UU1"/>
          </calcext:conditional-format>
          <calcext:conditional-format calcext:target-range-address="'2001.ntcir'.UV1:'2001.ntcir'.UV1">
            <calcext:condition calcext:apply-style-name="Accent" calcext:value="duplicate" calcext:base-cell-address="'2001.ntcir'.UV1"/>
          </calcext:conditional-format>
          <calcext:conditional-format calcext:target-range-address="'2001.ntcir'.UW1:'2001.ntcir'.UW1">
            <calcext:condition calcext:apply-style-name="Accent" calcext:value="duplicate" calcext:base-cell-address="'2001.ntcir'.UW1"/>
          </calcext:conditional-format>
          <calcext:conditional-format calcext:target-range-address="'2001.ntcir'.UX1:'2001.ntcir'.UX1">
            <calcext:condition calcext:apply-style-name="Accent" calcext:value="duplicate" calcext:base-cell-address="'2001.ntcir'.UX1"/>
          </calcext:conditional-format>
          <calcext:conditional-format calcext:target-range-address="'2001.ntcir'.UY1:'2001.ntcir'.UY1">
            <calcext:condition calcext:apply-style-name="Accent" calcext:value="duplicate" calcext:base-cell-address="'2001.ntcir'.UY1"/>
          </calcext:conditional-format>
          <calcext:conditional-format calcext:target-range-address="'2001.ntcir'.UZ1:'2001.ntcir'.UZ1">
            <calcext:condition calcext:apply-style-name="Accent" calcext:value="duplicate" calcext:base-cell-address="'2001.ntcir'.UZ1"/>
          </calcext:conditional-format>
          <calcext:conditional-format calcext:target-range-address="'2001.ntcir'.VA1:'2001.ntcir'.VA1">
            <calcext:condition calcext:apply-style-name="Accent" calcext:value="duplicate" calcext:base-cell-address="'2001.ntcir'.VA1"/>
          </calcext:conditional-format>
          <calcext:conditional-format calcext:target-range-address="'2001.ntcir'.VB1:'2001.ntcir'.VB1">
            <calcext:condition calcext:apply-style-name="Accent" calcext:value="duplicate" calcext:base-cell-address="'2001.ntcir'.VB1"/>
          </calcext:conditional-format>
          <calcext:conditional-format calcext:target-range-address="'2001.ntcir'.VC1:'2001.ntcir'.VC1">
            <calcext:condition calcext:apply-style-name="Accent" calcext:value="duplicate" calcext:base-cell-address="'2001.ntcir'.VC1"/>
          </calcext:conditional-format>
          <calcext:conditional-format calcext:target-range-address="'2001.ntcir'.VD1:'2001.ntcir'.VD1">
            <calcext:condition calcext:apply-style-name="Accent" calcext:value="duplicate" calcext:base-cell-address="'2001.ntcir'.VD1"/>
          </calcext:conditional-format>
          <calcext:conditional-format calcext:target-range-address="'2001.ntcir'.VE1:'2001.ntcir'.VE1">
            <calcext:condition calcext:apply-style-name="Accent" calcext:value="duplicate" calcext:base-cell-address="'2001.ntcir'.VE1"/>
          </calcext:conditional-format>
          <calcext:conditional-format calcext:target-range-address="'2001.ntcir'.VF1:'2001.ntcir'.VF1">
            <calcext:condition calcext:apply-style-name="Accent" calcext:value="duplicate" calcext:base-cell-address="'2001.ntcir'.VF1"/>
          </calcext:conditional-format>
          <calcext:conditional-format calcext:target-range-address="'2001.ntcir'.VG1:'2001.ntcir'.VG1">
            <calcext:condition calcext:apply-style-name="Accent" calcext:value="duplicate" calcext:base-cell-address="'2001.ntcir'.VG1"/>
          </calcext:conditional-format>
          <calcext:conditional-format calcext:target-range-address="'2001.ntcir'.VH1:'2001.ntcir'.VH1">
            <calcext:condition calcext:apply-style-name="Accent" calcext:value="duplicate" calcext:base-cell-address="'2001.ntcir'.VH1"/>
          </calcext:conditional-format>
          <calcext:conditional-format calcext:target-range-address="'2001.ntcir'.VI1:'2001.ntcir'.VI1">
            <calcext:condition calcext:apply-style-name="Accent" calcext:value="duplicate" calcext:base-cell-address="'2001.ntcir'.VI1"/>
          </calcext:conditional-format>
          <calcext:conditional-format calcext:target-range-address="'2001.ntcir'.VJ1:'2001.ntcir'.VJ1">
            <calcext:condition calcext:apply-style-name="Accent" calcext:value="duplicate" calcext:base-cell-address="'2001.ntcir'.VJ1"/>
          </calcext:conditional-format>
          <calcext:conditional-format calcext:target-range-address="'2001.ntcir'.VK1:'2001.ntcir'.VK1">
            <calcext:condition calcext:apply-style-name="Accent" calcext:value="duplicate" calcext:base-cell-address="'2001.ntcir'.VK1"/>
          </calcext:conditional-format>
          <calcext:conditional-format calcext:target-range-address="'2001.ntcir'.VL1:'2001.ntcir'.VL1">
            <calcext:condition calcext:apply-style-name="Accent" calcext:value="duplicate" calcext:base-cell-address="'2001.ntcir'.VL1"/>
          </calcext:conditional-format>
          <calcext:conditional-format calcext:target-range-address="'2001.ntcir'.VM1:'2001.ntcir'.VM1">
            <calcext:condition calcext:apply-style-name="Accent" calcext:value="duplicate" calcext:base-cell-address="'2001.ntcir'.VM1"/>
          </calcext:conditional-format>
          <calcext:conditional-format calcext:target-range-address="'2001.ntcir'.VN1:'2001.ntcir'.VN1">
            <calcext:condition calcext:apply-style-name="Accent" calcext:value="duplicate" calcext:base-cell-address="'2001.ntcir'.VN1"/>
          </calcext:conditional-format>
          <calcext:conditional-format calcext:target-range-address="'2001.ntcir'.VO1:'2001.ntcir'.VO1">
            <calcext:condition calcext:apply-style-name="Accent" calcext:value="duplicate" calcext:base-cell-address="'2001.ntcir'.VO1"/>
          </calcext:conditional-format>
          <calcext:conditional-format calcext:target-range-address="'2001.ntcir'.VP1:'2001.ntcir'.VP1">
            <calcext:condition calcext:apply-style-name="Accent" calcext:value="duplicate" calcext:base-cell-address="'2001.ntcir'.VP1"/>
          </calcext:conditional-format>
          <calcext:conditional-format calcext:target-range-address="'2001.ntcir'.VQ1:'2001.ntcir'.VQ1">
            <calcext:condition calcext:apply-style-name="Accent" calcext:value="duplicate" calcext:base-cell-address="'2001.ntcir'.VQ1"/>
          </calcext:conditional-format>
          <calcext:conditional-format calcext:target-range-address="'2001.ntcir'.VR1:'2001.ntcir'.VR1">
            <calcext:condition calcext:apply-style-name="Accent" calcext:value="duplicate" calcext:base-cell-address="'2001.ntcir'.VR1"/>
          </calcext:conditional-format>
          <calcext:conditional-format calcext:target-range-address="'2001.ntcir'.VS1:'2001.ntcir'.VS1">
            <calcext:condition calcext:apply-style-name="Accent" calcext:value="duplicate" calcext:base-cell-address="'2001.ntcir'.VS1"/>
          </calcext:conditional-format>
          <calcext:conditional-format calcext:target-range-address="'2001.ntcir'.VT1:'2001.ntcir'.VT1">
            <calcext:condition calcext:apply-style-name="Accent" calcext:value="duplicate" calcext:base-cell-address="'2001.ntcir'.VT1"/>
          </calcext:conditional-format>
          <calcext:conditional-format calcext:target-range-address="'2001.ntcir'.VU1:'2001.ntcir'.VU1">
            <calcext:condition calcext:apply-style-name="Accent" calcext:value="duplicate" calcext:base-cell-address="'2001.ntcir'.VU1"/>
          </calcext:conditional-format>
          <calcext:conditional-format calcext:target-range-address="'2001.ntcir'.VV1:'2001.ntcir'.VV1">
            <calcext:condition calcext:apply-style-name="Accent" calcext:value="duplicate" calcext:base-cell-address="'2001.ntcir'.VV1"/>
          </calcext:conditional-format>
          <calcext:conditional-format calcext:target-range-address="'2001.ntcir'.VW1:'2001.ntcir'.VW1">
            <calcext:condition calcext:apply-style-name="Accent" calcext:value="duplicate" calcext:base-cell-address="'2001.ntcir'.VW1"/>
          </calcext:conditional-format>
          <calcext:conditional-format calcext:target-range-address="'2001.ntcir'.VX1:'2001.ntcir'.VX1">
            <calcext:condition calcext:apply-style-name="Accent" calcext:value="duplicate" calcext:base-cell-address="'2001.ntcir'.VX1"/>
          </calcext:conditional-format>
          <calcext:conditional-format calcext:target-range-address="'2001.ntcir'.VY1:'2001.ntcir'.VY1">
            <calcext:condition calcext:apply-style-name="Accent" calcext:value="duplicate" calcext:base-cell-address="'2001.ntcir'.VY1"/>
          </calcext:conditional-format>
          <calcext:conditional-format calcext:target-range-address="'2001.ntcir'.VZ1:'2001.ntcir'.VZ1">
            <calcext:condition calcext:apply-style-name="Accent" calcext:value="duplicate" calcext:base-cell-address="'2001.ntcir'.VZ1"/>
          </calcext:conditional-format>
          <calcext:conditional-format calcext:target-range-address="'2001.ntcir'.WA1:'2001.ntcir'.WA1">
            <calcext:condition calcext:apply-style-name="Accent" calcext:value="duplicate" calcext:base-cell-address="'2001.ntcir'.WA1"/>
          </calcext:conditional-format>
          <calcext:conditional-format calcext:target-range-address="'2001.ntcir'.WB1:'2001.ntcir'.WB1">
            <calcext:condition calcext:apply-style-name="Accent" calcext:value="duplicate" calcext:base-cell-address="'2001.ntcir'.WB1"/>
          </calcext:conditional-format>
          <calcext:conditional-format calcext:target-range-address="'2001.ntcir'.WC1:'2001.ntcir'.WC1">
            <calcext:condition calcext:apply-style-name="Accent" calcext:value="duplicate" calcext:base-cell-address="'2001.ntcir'.WC1"/>
          </calcext:conditional-format>
          <calcext:conditional-format calcext:target-range-address="'2001.ntcir'.WD1:'2001.ntcir'.WD1">
            <calcext:condition calcext:apply-style-name="Accent" calcext:value="duplicate" calcext:base-cell-address="'2001.ntcir'.WD1"/>
          </calcext:conditional-format>
          <calcext:conditional-format calcext:target-range-address="'2001.ntcir'.WE1:'2001.ntcir'.WE1">
            <calcext:condition calcext:apply-style-name="Accent" calcext:value="duplicate" calcext:base-cell-address="'2001.ntcir'.WE1"/>
          </calcext:conditional-format>
          <calcext:conditional-format calcext:target-range-address="'2001.ntcir'.WF1:'2001.ntcir'.WF1">
            <calcext:condition calcext:apply-style-name="Accent" calcext:value="duplicate" calcext:base-cell-address="'2001.ntcir'.WF1"/>
          </calcext:conditional-format>
          <calcext:conditional-format calcext:target-range-address="'2001.ntcir'.WG1:'2001.ntcir'.WG1">
            <calcext:condition calcext:apply-style-name="Accent" calcext:value="duplicate" calcext:base-cell-address="'2001.ntcir'.WG1"/>
          </calcext:conditional-format>
          <calcext:conditional-format calcext:target-range-address="'2001.ntcir'.WH1:'2001.ntcir'.WH1">
            <calcext:condition calcext:apply-style-name="Accent" calcext:value="duplicate" calcext:base-cell-address="'2001.ntcir'.WH1"/>
          </calcext:conditional-format>
          <calcext:conditional-format calcext:target-range-address="'2001.ntcir'.WI1:'2001.ntcir'.WI1">
            <calcext:condition calcext:apply-style-name="Accent" calcext:value="duplicate" calcext:base-cell-address="'2001.ntcir'.WI1"/>
          </calcext:conditional-format>
          <calcext:conditional-format calcext:target-range-address="'2001.ntcir'.WJ1:'2001.ntcir'.WJ1">
            <calcext:condition calcext:apply-style-name="Accent" calcext:value="duplicate" calcext:base-cell-address="'2001.ntcir'.WJ1"/>
          </calcext:conditional-format>
          <calcext:conditional-format calcext:target-range-address="'2001.ntcir'.WK1:'2001.ntcir'.WK1">
            <calcext:condition calcext:apply-style-name="Accent" calcext:value="duplicate" calcext:base-cell-address="'2001.ntcir'.WK1"/>
          </calcext:conditional-format>
          <calcext:conditional-format calcext:target-range-address="'2001.ntcir'.WL1:'2001.ntcir'.WL1">
            <calcext:condition calcext:apply-style-name="Accent" calcext:value="duplicate" calcext:base-cell-address="'2001.ntcir'.WL1"/>
          </calcext:conditional-format>
          <calcext:conditional-format calcext:target-range-address="'2001.ntcir'.WM1:'2001.ntcir'.WM1">
            <calcext:condition calcext:apply-style-name="Accent" calcext:value="duplicate" calcext:base-cell-address="'2001.ntcir'.WM1"/>
          </calcext:conditional-format>
          <calcext:conditional-format calcext:target-range-address="'2001.ntcir'.WN1:'2001.ntcir'.WN1">
            <calcext:condition calcext:apply-style-name="Accent" calcext:value="duplicate" calcext:base-cell-address="'2001.ntcir'.WN1"/>
          </calcext:conditional-format>
          <calcext:conditional-format calcext:target-range-address="'2001.ntcir'.WO1:'2001.ntcir'.WO1">
            <calcext:condition calcext:apply-style-name="Accent" calcext:value="duplicate" calcext:base-cell-address="'2001.ntcir'.WO1"/>
          </calcext:conditional-format>
          <calcext:conditional-format calcext:target-range-address="'2001.ntcir'.WP1:'2001.ntcir'.WP1">
            <calcext:condition calcext:apply-style-name="Accent" calcext:value="duplicate" calcext:base-cell-address="'2001.ntcir'.WP1"/>
          </calcext:conditional-format>
          <calcext:conditional-format calcext:target-range-address="'2001.ntcir'.WQ1:'2001.ntcir'.WQ1">
            <calcext:condition calcext:apply-style-name="Accent" calcext:value="duplicate" calcext:base-cell-address="'2001.ntcir'.WQ1"/>
          </calcext:conditional-format>
          <calcext:conditional-format calcext:target-range-address="'2001.ntcir'.WR1:'2001.ntcir'.WR1">
            <calcext:condition calcext:apply-style-name="Accent" calcext:value="duplicate" calcext:base-cell-address="'2001.ntcir'.WR1"/>
          </calcext:conditional-format>
          <calcext:conditional-format calcext:target-range-address="'2001.ntcir'.WS1:'2001.ntcir'.WS1">
            <calcext:condition calcext:apply-style-name="Accent" calcext:value="duplicate" calcext:base-cell-address="'2001.ntcir'.WS1"/>
          </calcext:conditional-format>
          <calcext:conditional-format calcext:target-range-address="'2001.ntcir'.WT1:'2001.ntcir'.WT1">
            <calcext:condition calcext:apply-style-name="Accent" calcext:value="duplicate" calcext:base-cell-address="'2001.ntcir'.WT1"/>
          </calcext:conditional-format>
          <calcext:conditional-format calcext:target-range-address="'2001.ntcir'.WU1:'2001.ntcir'.WU1">
            <calcext:condition calcext:apply-style-name="Accent" calcext:value="duplicate" calcext:base-cell-address="'2001.ntcir'.WU1"/>
          </calcext:conditional-format>
          <calcext:conditional-format calcext:target-range-address="'2001.ntcir'.WV1:'2001.ntcir'.WV1">
            <calcext:condition calcext:apply-style-name="Accent" calcext:value="duplicate" calcext:base-cell-address="'2001.ntcir'.WV1"/>
          </calcext:conditional-format>
          <calcext:conditional-format calcext:target-range-address="'2001.ntcir'.WW1:'2001.ntcir'.WW1">
            <calcext:condition calcext:apply-style-name="Accent" calcext:value="duplicate" calcext:base-cell-address="'2001.ntcir'.WW1"/>
          </calcext:conditional-format>
          <calcext:conditional-format calcext:target-range-address="'2001.ntcir'.WX1:'2001.ntcir'.WX1">
            <calcext:condition calcext:apply-style-name="Accent" calcext:value="duplicate" calcext:base-cell-address="'2001.ntcir'.WX1"/>
          </calcext:conditional-format>
          <calcext:conditional-format calcext:target-range-address="'2001.ntcir'.WY1:'2001.ntcir'.WY1">
            <calcext:condition calcext:apply-style-name="Accent" calcext:value="duplicate" calcext:base-cell-address="'2001.ntcir'.WY1"/>
          </calcext:conditional-format>
          <calcext:conditional-format calcext:target-range-address="'2001.ntcir'.WZ1:'2001.ntcir'.WZ1">
            <calcext:condition calcext:apply-style-name="Accent" calcext:value="duplicate" calcext:base-cell-address="'2001.ntcir'.WZ1"/>
          </calcext:conditional-format>
          <calcext:conditional-format calcext:target-range-address="'2001.ntcir'.XA1:'2001.ntcir'.XA1">
            <calcext:condition calcext:apply-style-name="Accent" calcext:value="duplicate" calcext:base-cell-address="'2001.ntcir'.XA1"/>
          </calcext:conditional-format>
          <calcext:conditional-format calcext:target-range-address="'2001.ntcir'.XB1:'2001.ntcir'.XB1">
            <calcext:condition calcext:apply-style-name="Accent" calcext:value="duplicate" calcext:base-cell-address="'2001.ntcir'.XB1"/>
          </calcext:conditional-format>
          <calcext:conditional-format calcext:target-range-address="'2001.ntcir'.XC1:'2001.ntcir'.XC1">
            <calcext:condition calcext:apply-style-name="Accent" calcext:value="duplicate" calcext:base-cell-address="'2001.ntcir'.XC1"/>
          </calcext:conditional-format>
          <calcext:conditional-format calcext:target-range-address="'2001.ntcir'.XD1:'2001.ntcir'.XD1">
            <calcext:condition calcext:apply-style-name="Accent" calcext:value="duplicate" calcext:base-cell-address="'2001.ntcir'.XD1"/>
          </calcext:conditional-format>
          <calcext:conditional-format calcext:target-range-address="'2001.ntcir'.XE1:'2001.ntcir'.XE1">
            <calcext:condition calcext:apply-style-name="Accent" calcext:value="duplicate" calcext:base-cell-address="'2001.ntcir'.XE1"/>
          </calcext:conditional-format>
          <calcext:conditional-format calcext:target-range-address="'2001.ntcir'.XF1:'2001.ntcir'.XF1">
            <calcext:condition calcext:apply-style-name="Accent" calcext:value="duplicate" calcext:base-cell-address="'2001.ntcir'.XF1"/>
          </calcext:conditional-format>
          <calcext:conditional-format calcext:target-range-address="'2001.ntcir'.XG1:'2001.ntcir'.XG1">
            <calcext:condition calcext:apply-style-name="Accent" calcext:value="duplicate" calcext:base-cell-address="'2001.ntcir'.XG1"/>
          </calcext:conditional-format>
          <calcext:conditional-format calcext:target-range-address="'2001.ntcir'.XH1:'2001.ntcir'.XH1">
            <calcext:condition calcext:apply-style-name="Accent" calcext:value="duplicate" calcext:base-cell-address="'2001.ntcir'.XH1"/>
          </calcext:conditional-format>
          <calcext:conditional-format calcext:target-range-address="'2001.ntcir'.XI1:'2001.ntcir'.XI1">
            <calcext:condition calcext:apply-style-name="Accent" calcext:value="duplicate" calcext:base-cell-address="'2001.ntcir'.XI1"/>
          </calcext:conditional-format>
          <calcext:conditional-format calcext:target-range-address="'2001.ntcir'.XJ1:'2001.ntcir'.XJ1">
            <calcext:condition calcext:apply-style-name="Accent" calcext:value="duplicate" calcext:base-cell-address="'2001.ntcir'.XJ1"/>
          </calcext:conditional-format>
          <calcext:conditional-format calcext:target-range-address="'2001.ntcir'.XK1:'2001.ntcir'.XK1">
            <calcext:condition calcext:apply-style-name="Accent" calcext:value="duplicate" calcext:base-cell-address="'2001.ntcir'.XK1"/>
          </calcext:conditional-format>
          <calcext:conditional-format calcext:target-range-address="'2001.ntcir'.XL1:'2001.ntcir'.XL1">
            <calcext:condition calcext:apply-style-name="Accent" calcext:value="duplicate" calcext:base-cell-address="'2001.ntcir'.XL1"/>
          </calcext:conditional-format>
          <calcext:conditional-format calcext:target-range-address="'2001.ntcir'.XM1:'2001.ntcir'.XM1">
            <calcext:condition calcext:apply-style-name="Accent" calcext:value="duplicate" calcext:base-cell-address="'2001.ntcir'.XM1"/>
          </calcext:conditional-format>
          <calcext:conditional-format calcext:target-range-address="'2001.ntcir'.XN1:'2001.ntcir'.XN1">
            <calcext:condition calcext:apply-style-name="Accent" calcext:value="duplicate" calcext:base-cell-address="'2001.ntcir'.XN1"/>
          </calcext:conditional-format>
          <calcext:conditional-format calcext:target-range-address="'2001.ntcir'.XO1:'2001.ntcir'.XO1">
            <calcext:condition calcext:apply-style-name="Accent" calcext:value="duplicate" calcext:base-cell-address="'2001.ntcir'.XO1"/>
          </calcext:conditional-format>
          <calcext:conditional-format calcext:target-range-address="'2001.ntcir'.XP1:'2001.ntcir'.XP1">
            <calcext:condition calcext:apply-style-name="Accent" calcext:value="duplicate" calcext:base-cell-address="'2001.ntcir'.XP1"/>
          </calcext:conditional-format>
          <calcext:conditional-format calcext:target-range-address="'2001.ntcir'.XQ1:'2001.ntcir'.XQ1">
            <calcext:condition calcext:apply-style-name="Accent" calcext:value="duplicate" calcext:base-cell-address="'2001.ntcir'.XQ1"/>
          </calcext:conditional-format>
          <calcext:conditional-format calcext:target-range-address="'2001.ntcir'.XR1:'2001.ntcir'.XR1">
            <calcext:condition calcext:apply-style-name="Accent" calcext:value="duplicate" calcext:base-cell-address="'2001.ntcir'.XR1"/>
          </calcext:conditional-format>
          <calcext:conditional-format calcext:target-range-address="'2001.ntcir'.XS1:'2001.ntcir'.XS1">
            <calcext:condition calcext:apply-style-name="Accent" calcext:value="duplicate" calcext:base-cell-address="'2001.ntcir'.XS1"/>
          </calcext:conditional-format>
          <calcext:conditional-format calcext:target-range-address="'2001.ntcir'.XT1:'2001.ntcir'.XT1">
            <calcext:condition calcext:apply-style-name="Accent" calcext:value="duplicate" calcext:base-cell-address="'2001.ntcir'.XT1"/>
          </calcext:conditional-format>
          <calcext:conditional-format calcext:target-range-address="'2001.ntcir'.XU1:'2001.ntcir'.XU1">
            <calcext:condition calcext:apply-style-name="Accent" calcext:value="duplicate" calcext:base-cell-address="'2001.ntcir'.XU1"/>
          </calcext:conditional-format>
          <calcext:conditional-format calcext:target-range-address="'2001.ntcir'.XV1:'2001.ntcir'.XV1">
            <calcext:condition calcext:apply-style-name="Accent" calcext:value="duplicate" calcext:base-cell-address="'2001.ntcir'.XV1"/>
          </calcext:conditional-format>
          <calcext:conditional-format calcext:target-range-address="'2001.ntcir'.XW1:'2001.ntcir'.XW1">
            <calcext:condition calcext:apply-style-name="Accent" calcext:value="duplicate" calcext:base-cell-address="'2001.ntcir'.XW1"/>
          </calcext:conditional-format>
          <calcext:conditional-format calcext:target-range-address="'2001.ntcir'.XX1:'2001.ntcir'.XX1">
            <calcext:condition calcext:apply-style-name="Accent" calcext:value="duplicate" calcext:base-cell-address="'2001.ntcir'.XX1"/>
          </calcext:conditional-format>
          <calcext:conditional-format calcext:target-range-address="'2001.ntcir'.XY1:'2001.ntcir'.XY1">
            <calcext:condition calcext:apply-style-name="Accent" calcext:value="duplicate" calcext:base-cell-address="'2001.ntcir'.XY1"/>
          </calcext:conditional-format>
          <calcext:conditional-format calcext:target-range-address="'2001.ntcir'.XZ1:'2001.ntcir'.XZ1">
            <calcext:condition calcext:apply-style-name="Accent" calcext:value="duplicate" calcext:base-cell-address="'2001.ntcir'.XZ1"/>
          </calcext:conditional-format>
          <calcext:conditional-format calcext:target-range-address="'2001.ntcir'.YA1:'2001.ntcir'.YA1">
            <calcext:condition calcext:apply-style-name="Accent" calcext:value="duplicate" calcext:base-cell-address="'2001.ntcir'.YA1"/>
          </calcext:conditional-format>
          <calcext:conditional-format calcext:target-range-address="'2001.ntcir'.YB1:'2001.ntcir'.YB1">
            <calcext:condition calcext:apply-style-name="Accent" calcext:value="duplicate" calcext:base-cell-address="'2001.ntcir'.YB1"/>
          </calcext:conditional-format>
          <calcext:conditional-format calcext:target-range-address="'2001.ntcir'.YC1:'2001.ntcir'.YC1">
            <calcext:condition calcext:apply-style-name="Accent" calcext:value="duplicate" calcext:base-cell-address="'2001.ntcir'.YC1"/>
          </calcext:conditional-format>
          <calcext:conditional-format calcext:target-range-address="'2001.ntcir'.YD1:'2001.ntcir'.YD1">
            <calcext:condition calcext:apply-style-name="Accent" calcext:value="duplicate" calcext:base-cell-address="'2001.ntcir'.YD1"/>
          </calcext:conditional-format>
          <calcext:conditional-format calcext:target-range-address="'2001.ntcir'.YE1:'2001.ntcir'.YE1">
            <calcext:condition calcext:apply-style-name="Accent" calcext:value="duplicate" calcext:base-cell-address="'2001.ntcir'.YE1"/>
          </calcext:conditional-format>
          <calcext:conditional-format calcext:target-range-address="'2001.ntcir'.YF1:'2001.ntcir'.YF1">
            <calcext:condition calcext:apply-style-name="Accent" calcext:value="duplicate" calcext:base-cell-address="'2001.ntcir'.YF1"/>
          </calcext:conditional-format>
          <calcext:conditional-format calcext:target-range-address="'2001.ntcir'.YG1:'2001.ntcir'.YG1">
            <calcext:condition calcext:apply-style-name="Accent" calcext:value="duplicate" calcext:base-cell-address="'2001.ntcir'.YG1"/>
          </calcext:conditional-format>
          <calcext:conditional-format calcext:target-range-address="'2001.ntcir'.YH1:'2001.ntcir'.YH1">
            <calcext:condition calcext:apply-style-name="Accent" calcext:value="duplicate" calcext:base-cell-address="'2001.ntcir'.YH1"/>
          </calcext:conditional-format>
          <calcext:conditional-format calcext:target-range-address="'2001.ntcir'.YI1:'2001.ntcir'.YI1">
            <calcext:condition calcext:apply-style-name="Accent" calcext:value="duplicate" calcext:base-cell-address="'2001.ntcir'.YI1"/>
          </calcext:conditional-format>
          <calcext:conditional-format calcext:target-range-address="'2001.ntcir'.YJ1:'2001.ntcir'.YJ1">
            <calcext:condition calcext:apply-style-name="Accent" calcext:value="duplicate" calcext:base-cell-address="'2001.ntcir'.YJ1"/>
          </calcext:conditional-format>
          <calcext:conditional-format calcext:target-range-address="'2001.ntcir'.YK1:'2001.ntcir'.YK1">
            <calcext:condition calcext:apply-style-name="Accent" calcext:value="duplicate" calcext:base-cell-address="'2001.ntcir'.YK1"/>
          </calcext:conditional-format>
          <calcext:conditional-format calcext:target-range-address="'2001.ntcir'.YL1:'2001.ntcir'.YL1">
            <calcext:condition calcext:apply-style-name="Accent" calcext:value="duplicate" calcext:base-cell-address="'2001.ntcir'.YL1"/>
          </calcext:conditional-format>
          <calcext:conditional-format calcext:target-range-address="'2001.ntcir'.YM1:'2001.ntcir'.YM1">
            <calcext:condition calcext:apply-style-name="Accent" calcext:value="duplicate" calcext:base-cell-address="'2001.ntcir'.YM1"/>
          </calcext:conditional-format>
          <calcext:conditional-format calcext:target-range-address="'2001.ntcir'.YN1:'2001.ntcir'.YN1">
            <calcext:condition calcext:apply-style-name="Accent" calcext:value="duplicate" calcext:base-cell-address="'2001.ntcir'.YN1"/>
          </calcext:conditional-format>
          <calcext:conditional-format calcext:target-range-address="'2001.ntcir'.YO1:'2001.ntcir'.YO1">
            <calcext:condition calcext:apply-style-name="Accent" calcext:value="duplicate" calcext:base-cell-address="'2001.ntcir'.YO1"/>
          </calcext:conditional-format>
          <calcext:conditional-format calcext:target-range-address="'2001.ntcir'.YP1:'2001.ntcir'.YP1">
            <calcext:condition calcext:apply-style-name="Accent" calcext:value="duplicate" calcext:base-cell-address="'2001.ntcir'.YP1"/>
          </calcext:conditional-format>
          <calcext:conditional-format calcext:target-range-address="'2001.ntcir'.YQ1:'2001.ntcir'.YQ1">
            <calcext:condition calcext:apply-style-name="Accent" calcext:value="duplicate" calcext:base-cell-address="'2001.ntcir'.YQ1"/>
          </calcext:conditional-format>
          <calcext:conditional-format calcext:target-range-address="'2001.ntcir'.YR1:'2001.ntcir'.YR1">
            <calcext:condition calcext:apply-style-name="Accent" calcext:value="duplicate" calcext:base-cell-address="'2001.ntcir'.YR1"/>
          </calcext:conditional-format>
          <calcext:conditional-format calcext:target-range-address="'2001.ntcir'.YS1:'2001.ntcir'.YS1">
            <calcext:condition calcext:apply-style-name="Accent" calcext:value="duplicate" calcext:base-cell-address="'2001.ntcir'.YS1"/>
          </calcext:conditional-format>
          <calcext:conditional-format calcext:target-range-address="'2001.ntcir'.YT1:'2001.ntcir'.YT1">
            <calcext:condition calcext:apply-style-name="Accent" calcext:value="duplicate" calcext:base-cell-address="'2001.ntcir'.YT1"/>
          </calcext:conditional-format>
          <calcext:conditional-format calcext:target-range-address="'2001.ntcir'.YU1:'2001.ntcir'.YU1">
            <calcext:condition calcext:apply-style-name="Accent" calcext:value="duplicate" calcext:base-cell-address="'2001.ntcir'.YU1"/>
          </calcext:conditional-format>
          <calcext:conditional-format calcext:target-range-address="'2001.ntcir'.YV1:'2001.ntcir'.YV1">
            <calcext:condition calcext:apply-style-name="Accent" calcext:value="duplicate" calcext:base-cell-address="'2001.ntcir'.YV1"/>
          </calcext:conditional-format>
          <calcext:conditional-format calcext:target-range-address="'2001.ntcir'.YW1:'2001.ntcir'.YW1">
            <calcext:condition calcext:apply-style-name="Accent" calcext:value="duplicate" calcext:base-cell-address="'2001.ntcir'.YW1"/>
          </calcext:conditional-format>
          <calcext:conditional-format calcext:target-range-address="'2001.ntcir'.YX1:'2001.ntcir'.YX1">
            <calcext:condition calcext:apply-style-name="Accent" calcext:value="duplicate" calcext:base-cell-address="'2001.ntcir'.YX1"/>
          </calcext:conditional-format>
          <calcext:conditional-format calcext:target-range-address="'2001.ntcir'.YY1:'2001.ntcir'.YY1">
            <calcext:condition calcext:apply-style-name="Accent" calcext:value="duplicate" calcext:base-cell-address="'2001.ntcir'.YY1"/>
          </calcext:conditional-format>
          <calcext:conditional-format calcext:target-range-address="'2001.ntcir'.YZ1:'2001.ntcir'.YZ1">
            <calcext:condition calcext:apply-style-name="Accent" calcext:value="duplicate" calcext:base-cell-address="'2001.ntcir'.YZ1"/>
          </calcext:conditional-format>
          <calcext:conditional-format calcext:target-range-address="'2001.ntcir'.ZA1:'2001.ntcir'.ZA1">
            <calcext:condition calcext:apply-style-name="Accent" calcext:value="duplicate" calcext:base-cell-address="'2001.ntcir'.ZA1"/>
          </calcext:conditional-format>
          <calcext:conditional-format calcext:target-range-address="'2001.ntcir'.ZB1:'2001.ntcir'.ZB1">
            <calcext:condition calcext:apply-style-name="Accent" calcext:value="duplicate" calcext:base-cell-address="'2001.ntcir'.ZB1"/>
          </calcext:conditional-format>
          <calcext:conditional-format calcext:target-range-address="'2001.ntcir'.ZC1:'2001.ntcir'.ZC1">
            <calcext:condition calcext:apply-style-name="Accent" calcext:value="duplicate" calcext:base-cell-address="'2001.ntcir'.ZC1"/>
          </calcext:conditional-format>
          <calcext:conditional-format calcext:target-range-address="'2001.ntcir'.ZD1:'2001.ntcir'.ZD1">
            <calcext:condition calcext:apply-style-name="Accent" calcext:value="duplicate" calcext:base-cell-address="'2001.ntcir'.ZD1"/>
          </calcext:conditional-format>
          <calcext:conditional-format calcext:target-range-address="'2001.ntcir'.ZE1:'2001.ntcir'.ZE1">
            <calcext:condition calcext:apply-style-name="Accent" calcext:value="duplicate" calcext:base-cell-address="'2001.ntcir'.ZE1"/>
          </calcext:conditional-format>
          <calcext:conditional-format calcext:target-range-address="'2001.ntcir'.ZF1:'2001.ntcir'.ZF1">
            <calcext:condition calcext:apply-style-name="Accent" calcext:value="duplicate" calcext:base-cell-address="'2001.ntcir'.ZF1"/>
          </calcext:conditional-format>
          <calcext:conditional-format calcext:target-range-address="'2001.ntcir'.ZG1:'2001.ntcir'.ZG1">
            <calcext:condition calcext:apply-style-name="Accent" calcext:value="duplicate" calcext:base-cell-address="'2001.ntcir'.ZG1"/>
          </calcext:conditional-format>
          <calcext:conditional-format calcext:target-range-address="'2001.ntcir'.ZH1:'2001.ntcir'.ZH1">
            <calcext:condition calcext:apply-style-name="Accent" calcext:value="duplicate" calcext:base-cell-address="'2001.ntcir'.ZH1"/>
          </calcext:conditional-format>
          <calcext:conditional-format calcext:target-range-address="'2001.ntcir'.ZI1:'2001.ntcir'.ZI1">
            <calcext:condition calcext:apply-style-name="Accent" calcext:value="duplicate" calcext:base-cell-address="'2001.ntcir'.ZI1"/>
          </calcext:conditional-format>
          <calcext:conditional-format calcext:target-range-address="'2001.ntcir'.ZJ1:'2001.ntcir'.ZJ1">
            <calcext:condition calcext:apply-style-name="Accent" calcext:value="duplicate" calcext:base-cell-address="'2001.ntcir'.ZJ1"/>
          </calcext:conditional-format>
          <calcext:conditional-format calcext:target-range-address="'2001.ntcir'.ZK1:'2001.ntcir'.ZK1">
            <calcext:condition calcext:apply-style-name="Accent" calcext:value="duplicate" calcext:base-cell-address="'2001.ntcir'.ZK1"/>
          </calcext:conditional-format>
          <calcext:conditional-format calcext:target-range-address="'2001.ntcir'.ZL1:'2001.ntcir'.ZL1">
            <calcext:condition calcext:apply-style-name="Accent" calcext:value="duplicate" calcext:base-cell-address="'2001.ntcir'.ZL1"/>
          </calcext:conditional-format>
          <calcext:conditional-format calcext:target-range-address="'2001.ntcir'.ZM1:'2001.ntcir'.ZM1">
            <calcext:condition calcext:apply-style-name="Accent" calcext:value="duplicate" calcext:base-cell-address="'2001.ntcir'.ZM1"/>
          </calcext:conditional-format>
          <calcext:conditional-format calcext:target-range-address="'2001.ntcir'.ZN1:'2001.ntcir'.ZN1">
            <calcext:condition calcext:apply-style-name="Accent" calcext:value="duplicate" calcext:base-cell-address="'2001.ntcir'.ZN1"/>
          </calcext:conditional-format>
          <calcext:conditional-format calcext:target-range-address="'2001.ntcir'.ZO1:'2001.ntcir'.ZO1">
            <calcext:condition calcext:apply-style-name="Accent" calcext:value="duplicate" calcext:base-cell-address="'2001.ntcir'.ZO1"/>
          </calcext:conditional-format>
          <calcext:conditional-format calcext:target-range-address="'2001.ntcir'.ZP1:'2001.ntcir'.ZP1">
            <calcext:condition calcext:apply-style-name="Accent" calcext:value="duplicate" calcext:base-cell-address="'2001.ntcir'.ZP1"/>
          </calcext:conditional-format>
          <calcext:conditional-format calcext:target-range-address="'2001.ntcir'.ZQ1:'2001.ntcir'.ZQ1">
            <calcext:condition calcext:apply-style-name="Accent" calcext:value="duplicate" calcext:base-cell-address="'2001.ntcir'.ZQ1"/>
          </calcext:conditional-format>
          <calcext:conditional-format calcext:target-range-address="'2001.ntcir'.ZR1:'2001.ntcir'.ZR1">
            <calcext:condition calcext:apply-style-name="Accent" calcext:value="duplicate" calcext:base-cell-address="'2001.ntcir'.ZR1"/>
          </calcext:conditional-format>
          <calcext:conditional-format calcext:target-range-address="'2001.ntcir'.ZS1:'2001.ntcir'.ZS1">
            <calcext:condition calcext:apply-style-name="Accent" calcext:value="duplicate" calcext:base-cell-address="'2001.ntcir'.ZS1"/>
          </calcext:conditional-format>
          <calcext:conditional-format calcext:target-range-address="'2001.ntcir'.ZT1:'2001.ntcir'.ZT1">
            <calcext:condition calcext:apply-style-name="Accent" calcext:value="duplicate" calcext:base-cell-address="'2001.ntcir'.ZT1"/>
          </calcext:conditional-format>
          <calcext:conditional-format calcext:target-range-address="'2001.ntcir'.ZU1:'2001.ntcir'.ZU1">
            <calcext:condition calcext:apply-style-name="Accent" calcext:value="duplicate" calcext:base-cell-address="'2001.ntcir'.ZU1"/>
          </calcext:conditional-format>
          <calcext:conditional-format calcext:target-range-address="'2001.ntcir'.ZV1:'2001.ntcir'.ZV1">
            <calcext:condition calcext:apply-style-name="Accent" calcext:value="duplicate" calcext:base-cell-address="'2001.ntcir'.ZV1"/>
          </calcext:conditional-format>
          <calcext:conditional-format calcext:target-range-address="'2001.ntcir'.ZW1:'2001.ntcir'.ZW1">
            <calcext:condition calcext:apply-style-name="Accent" calcext:value="duplicate" calcext:base-cell-address="'2001.ntcir'.ZW1"/>
          </calcext:conditional-format>
          <calcext:conditional-format calcext:target-range-address="'2001.ntcir'.ZX1:'2001.ntcir'.ZX1">
            <calcext:condition calcext:apply-style-name="Accent" calcext:value="duplicate" calcext:base-cell-address="'2001.ntcir'.ZX1"/>
          </calcext:conditional-format>
          <calcext:conditional-format calcext:target-range-address="'2001.ntcir'.ZY1:'2001.ntcir'.ZY1">
            <calcext:condition calcext:apply-style-name="Accent" calcext:value="duplicate" calcext:base-cell-address="'2001.ntcir'.ZY1"/>
          </calcext:conditional-format>
          <calcext:conditional-format calcext:target-range-address="'2001.ntcir'.ZZ1:'2001.ntcir'.ZZ1">
            <calcext:condition calcext:apply-style-name="Accent" calcext:value="duplicate" calcext:base-cell-address="'2001.ntcir'.ZZ1"/>
          </calcext:conditional-format>
          <calcext:conditional-format calcext:target-range-address="'2001.ntcir'.AAA1:'2001.ntcir'.AAA1">
            <calcext:condition calcext:apply-style-name="Accent" calcext:value="duplicate" calcext:base-cell-address="'2001.ntcir'.AAA1"/>
          </calcext:conditional-format>
          <calcext:conditional-format calcext:target-range-address="'2001.ntcir'.AAB1:'2001.ntcir'.AAB1">
            <calcext:condition calcext:apply-style-name="Accent" calcext:value="duplicate" calcext:base-cell-address="'2001.ntcir'.AAB1"/>
          </calcext:conditional-format>
          <calcext:conditional-format calcext:target-range-address="'2001.ntcir'.AAC1:'2001.ntcir'.AAC1">
            <calcext:condition calcext:apply-style-name="Accent" calcext:value="duplicate" calcext:base-cell-address="'2001.ntcir'.AAC1"/>
          </calcext:conditional-format>
          <calcext:conditional-format calcext:target-range-address="'2001.ntcir'.AAD1:'2001.ntcir'.AAD1">
            <calcext:condition calcext:apply-style-name="Accent" calcext:value="duplicate" calcext:base-cell-address="'2001.ntcir'.AAD1"/>
          </calcext:conditional-format>
          <calcext:conditional-format calcext:target-range-address="'2001.ntcir'.AAE1:'2001.ntcir'.AAE1">
            <calcext:condition calcext:apply-style-name="Accent" calcext:value="duplicate" calcext:base-cell-address="'2001.ntcir'.AAE1"/>
          </calcext:conditional-format>
          <calcext:conditional-format calcext:target-range-address="'2001.ntcir'.AAF1:'2001.ntcir'.AAF1">
            <calcext:condition calcext:apply-style-name="Accent" calcext:value="duplicate" calcext:base-cell-address="'2001.ntcir'.AAF1"/>
          </calcext:conditional-format>
          <calcext:conditional-format calcext:target-range-address="'2001.ntcir'.AAG1:'2001.ntcir'.AAG1">
            <calcext:condition calcext:apply-style-name="Accent" calcext:value="duplicate" calcext:base-cell-address="'2001.ntcir'.AAG1"/>
          </calcext:conditional-format>
          <calcext:conditional-format calcext:target-range-address="'2001.ntcir'.AAH1:'2001.ntcir'.AAH1">
            <calcext:condition calcext:apply-style-name="Accent" calcext:value="duplicate" calcext:base-cell-address="'2001.ntcir'.AAH1"/>
          </calcext:conditional-format>
          <calcext:conditional-format calcext:target-range-address="'2001.ntcir'.AAI1:'2001.ntcir'.AAI1">
            <calcext:condition calcext:apply-style-name="Accent" calcext:value="duplicate" calcext:base-cell-address="'2001.ntcir'.AAI1"/>
          </calcext:conditional-format>
          <calcext:conditional-format calcext:target-range-address="'2001.ntcir'.AAJ1:'2001.ntcir'.AAJ1">
            <calcext:condition calcext:apply-style-name="Accent" calcext:value="duplicate" calcext:base-cell-address="'2001.ntcir'.AAJ1"/>
          </calcext:conditional-format>
          <calcext:conditional-format calcext:target-range-address="'2001.ntcir'.AAK1:'2001.ntcir'.AAK1">
            <calcext:condition calcext:apply-style-name="Accent" calcext:value="duplicate" calcext:base-cell-address="'2001.ntcir'.AAK1"/>
          </calcext:conditional-format>
          <calcext:conditional-format calcext:target-range-address="'2001.ntcir'.AAL1:'2001.ntcir'.AAL1">
            <calcext:condition calcext:apply-style-name="Accent" calcext:value="duplicate" calcext:base-cell-address="'2001.ntcir'.AAL1"/>
          </calcext:conditional-format>
          <calcext:conditional-format calcext:target-range-address="'2001.ntcir'.AAM1:'2001.ntcir'.AAM1">
            <calcext:condition calcext:apply-style-name="Accent" calcext:value="duplicate" calcext:base-cell-address="'2001.ntcir'.AAM1"/>
          </calcext:conditional-format>
          <calcext:conditional-format calcext:target-range-address="'2001.ntcir'.AAN1:'2001.ntcir'.AAN1">
            <calcext:condition calcext:apply-style-name="Accent" calcext:value="duplicate" calcext:base-cell-address="'2001.ntcir'.AAN1"/>
          </calcext:conditional-format>
          <calcext:conditional-format calcext:target-range-address="'2001.ntcir'.AAO1:'2001.ntcir'.AAO1">
            <calcext:condition calcext:apply-style-name="Accent" calcext:value="duplicate" calcext:base-cell-address="'2001.ntcir'.AAO1"/>
          </calcext:conditional-format>
          <calcext:conditional-format calcext:target-range-address="'2001.ntcir'.AAP1:'2001.ntcir'.AAP1">
            <calcext:condition calcext:apply-style-name="Accent" calcext:value="duplicate" calcext:base-cell-address="'2001.ntcir'.AAP1"/>
          </calcext:conditional-format>
          <calcext:conditional-format calcext:target-range-address="'2001.ntcir'.AAQ1:'2001.ntcir'.AAQ1">
            <calcext:condition calcext:apply-style-name="Accent" calcext:value="duplicate" calcext:base-cell-address="'2001.ntcir'.AAQ1"/>
          </calcext:conditional-format>
          <calcext:conditional-format calcext:target-range-address="'2001.ntcir'.AAR1:'2001.ntcir'.AAR1">
            <calcext:condition calcext:apply-style-name="Accent" calcext:value="duplicate" calcext:base-cell-address="'2001.ntcir'.AAR1"/>
          </calcext:conditional-format>
          <calcext:conditional-format calcext:target-range-address="'2001.ntcir'.AAS1:'2001.ntcir'.AAS1">
            <calcext:condition calcext:apply-style-name="Accent" calcext:value="duplicate" calcext:base-cell-address="'2001.ntcir'.AAS1"/>
          </calcext:conditional-format>
          <calcext:conditional-format calcext:target-range-address="'2001.ntcir'.AAT1:'2001.ntcir'.AAT1">
            <calcext:condition calcext:apply-style-name="Accent" calcext:value="duplicate" calcext:base-cell-address="'2001.ntcir'.AAT1"/>
          </calcext:conditional-format>
          <calcext:conditional-format calcext:target-range-address="'2001.ntcir'.AAU1:'2001.ntcir'.AAU1">
            <calcext:condition calcext:apply-style-name="Accent" calcext:value="duplicate" calcext:base-cell-address="'2001.ntcir'.AAU1"/>
          </calcext:conditional-format>
          <calcext:conditional-format calcext:target-range-address="'2001.ntcir'.AAV1:'2001.ntcir'.AAV1">
            <calcext:condition calcext:apply-style-name="Accent" calcext:value="duplicate" calcext:base-cell-address="'2001.ntcir'.AAV1"/>
          </calcext:conditional-format>
          <calcext:conditional-format calcext:target-range-address="'2001.ntcir'.AAW1:'2001.ntcir'.AAW1">
            <calcext:condition calcext:apply-style-name="Accent" calcext:value="duplicate" calcext:base-cell-address="'2001.ntcir'.AAW1"/>
          </calcext:conditional-format>
          <calcext:conditional-format calcext:target-range-address="'2001.ntcir'.AAX1:'2001.ntcir'.AAX1">
            <calcext:condition calcext:apply-style-name="Accent" calcext:value="duplicate" calcext:base-cell-address="'2001.ntcir'.AAX1"/>
          </calcext:conditional-format>
          <calcext:conditional-format calcext:target-range-address="'2001.ntcir'.AAY1:'2001.ntcir'.AAY1">
            <calcext:condition calcext:apply-style-name="Accent" calcext:value="duplicate" calcext:base-cell-address="'2001.ntcir'.AAY1"/>
          </calcext:conditional-format>
          <calcext:conditional-format calcext:target-range-address="'2001.ntcir'.AAZ1:'2001.ntcir'.AAZ1">
            <calcext:condition calcext:apply-style-name="Accent" calcext:value="duplicate" calcext:base-cell-address="'2001.ntcir'.AAZ1"/>
          </calcext:conditional-format>
          <calcext:conditional-format calcext:target-range-address="'2001.ntcir'.ABA1:'2001.ntcir'.ABA1">
            <calcext:condition calcext:apply-style-name="Accent" calcext:value="duplicate" calcext:base-cell-address="'2001.ntcir'.ABA1"/>
          </calcext:conditional-format>
          <calcext:conditional-format calcext:target-range-address="'2001.ntcir'.ABB1:'2001.ntcir'.ABB1">
            <calcext:condition calcext:apply-style-name="Accent" calcext:value="duplicate" calcext:base-cell-address="'2001.ntcir'.ABB1"/>
          </calcext:conditional-format>
          <calcext:conditional-format calcext:target-range-address="'2001.ntcir'.ABC1:'2001.ntcir'.ABC1">
            <calcext:condition calcext:apply-style-name="Accent" calcext:value="duplicate" calcext:base-cell-address="'2001.ntcir'.ABC1"/>
          </calcext:conditional-format>
          <calcext:conditional-format calcext:target-range-address="'2001.ntcir'.ABD1:'2001.ntcir'.ABD1">
            <calcext:condition calcext:apply-style-name="Accent" calcext:value="duplicate" calcext:base-cell-address="'2001.ntcir'.ABD1"/>
          </calcext:conditional-format>
          <calcext:conditional-format calcext:target-range-address="'2001.ntcir'.ABE1:'2001.ntcir'.ABE1">
            <calcext:condition calcext:apply-style-name="Accent" calcext:value="duplicate" calcext:base-cell-address="'2001.ntcir'.ABE1"/>
          </calcext:conditional-format>
          <calcext:conditional-format calcext:target-range-address="'2001.ntcir'.ABF1:'2001.ntcir'.ABF1">
            <calcext:condition calcext:apply-style-name="Accent" calcext:value="duplicate" calcext:base-cell-address="'2001.ntcir'.ABF1"/>
          </calcext:conditional-format>
          <calcext:conditional-format calcext:target-range-address="'2001.ntcir'.ABG1:'2001.ntcir'.ABG1">
            <calcext:condition calcext:apply-style-name="Accent" calcext:value="duplicate" calcext:base-cell-address="'2001.ntcir'.ABG1"/>
          </calcext:conditional-format>
          <calcext:conditional-format calcext:target-range-address="'2001.ntcir'.ABH1:'2001.ntcir'.ABH1">
            <calcext:condition calcext:apply-style-name="Accent" calcext:value="duplicate" calcext:base-cell-address="'2001.ntcir'.ABH1"/>
          </calcext:conditional-format>
          <calcext:conditional-format calcext:target-range-address="'2001.ntcir'.ABI1:'2001.ntcir'.ABI1">
            <calcext:condition calcext:apply-style-name="Accent" calcext:value="duplicate" calcext:base-cell-address="'2001.ntcir'.ABI1"/>
          </calcext:conditional-format>
          <calcext:conditional-format calcext:target-range-address="'2001.ntcir'.ABJ1:'2001.ntcir'.ABJ1">
            <calcext:condition calcext:apply-style-name="Accent" calcext:value="duplicate" calcext:base-cell-address="'2001.ntcir'.ABJ1"/>
          </calcext:conditional-format>
          <calcext:conditional-format calcext:target-range-address="'2001.ntcir'.ABK1:'2001.ntcir'.ABK1">
            <calcext:condition calcext:apply-style-name="Accent" calcext:value="duplicate" calcext:base-cell-address="'2001.ntcir'.ABK1"/>
          </calcext:conditional-format>
          <calcext:conditional-format calcext:target-range-address="'2001.ntcir'.ABL1:'2001.ntcir'.ABL1">
            <calcext:condition calcext:apply-style-name="Accent" calcext:value="duplicate" calcext:base-cell-address="'2001.ntcir'.ABL1"/>
          </calcext:conditional-format>
          <calcext:conditional-format calcext:target-range-address="'2001.ntcir'.ABM1:'2001.ntcir'.ABM1">
            <calcext:condition calcext:apply-style-name="Accent" calcext:value="duplicate" calcext:base-cell-address="'2001.ntcir'.ABM1"/>
          </calcext:conditional-format>
          <calcext:conditional-format calcext:target-range-address="'2001.ntcir'.ABN1:'2001.ntcir'.ABN1">
            <calcext:condition calcext:apply-style-name="Accent" calcext:value="duplicate" calcext:base-cell-address="'2001.ntcir'.ABN1"/>
          </calcext:conditional-format>
          <calcext:conditional-format calcext:target-range-address="'2001.ntcir'.ABO1:'2001.ntcir'.ABO1">
            <calcext:condition calcext:apply-style-name="Accent" calcext:value="duplicate" calcext:base-cell-address="'2001.ntcir'.ABO1"/>
          </calcext:conditional-format>
          <calcext:conditional-format calcext:target-range-address="'2001.ntcir'.ABP1:'2001.ntcir'.ABP1">
            <calcext:condition calcext:apply-style-name="Accent" calcext:value="duplicate" calcext:base-cell-address="'2001.ntcir'.ABP1"/>
          </calcext:conditional-format>
          <calcext:conditional-format calcext:target-range-address="'2001.ntcir'.ABQ1:'2001.ntcir'.ABQ1">
            <calcext:condition calcext:apply-style-name="Accent" calcext:value="duplicate" calcext:base-cell-address="'2001.ntcir'.ABQ1"/>
          </calcext:conditional-format>
          <calcext:conditional-format calcext:target-range-address="'2001.ntcir'.ABR1:'2001.ntcir'.ABR1">
            <calcext:condition calcext:apply-style-name="Accent" calcext:value="duplicate" calcext:base-cell-address="'2001.ntcir'.ABR1"/>
          </calcext:conditional-format>
          <calcext:conditional-format calcext:target-range-address="'2001.ntcir'.ABS1:'2001.ntcir'.ABS1">
            <calcext:condition calcext:apply-style-name="Accent" calcext:value="duplicate" calcext:base-cell-address="'2001.ntcir'.ABS1"/>
          </calcext:conditional-format>
          <calcext:conditional-format calcext:target-range-address="'2001.ntcir'.ABT1:'2001.ntcir'.ABT1">
            <calcext:condition calcext:apply-style-name="Accent" calcext:value="duplicate" calcext:base-cell-address="'2001.ntcir'.ABT1"/>
          </calcext:conditional-format>
          <calcext:conditional-format calcext:target-range-address="'2001.ntcir'.ABU1:'2001.ntcir'.ABU1">
            <calcext:condition calcext:apply-style-name="Accent" calcext:value="duplicate" calcext:base-cell-address="'2001.ntcir'.ABU1"/>
          </calcext:conditional-format>
          <calcext:conditional-format calcext:target-range-address="'2001.ntcir'.ABV1:'2001.ntcir'.ABV1">
            <calcext:condition calcext:apply-style-name="Accent" calcext:value="duplicate" calcext:base-cell-address="'2001.ntcir'.ABV1"/>
          </calcext:conditional-format>
          <calcext:conditional-format calcext:target-range-address="'2001.ntcir'.ABW1:'2001.ntcir'.ABW1">
            <calcext:condition calcext:apply-style-name="Accent" calcext:value="duplicate" calcext:base-cell-address="'2001.ntcir'.ABW1"/>
          </calcext:conditional-format>
          <calcext:conditional-format calcext:target-range-address="'2001.ntcir'.ABX1:'2001.ntcir'.ABX1">
            <calcext:condition calcext:apply-style-name="Accent" calcext:value="duplicate" calcext:base-cell-address="'2001.ntcir'.ABX1"/>
          </calcext:conditional-format>
          <calcext:conditional-format calcext:target-range-address="'2001.ntcir'.ABY1:'2001.ntcir'.ABY1">
            <calcext:condition calcext:apply-style-name="Accent" calcext:value="duplicate" calcext:base-cell-address="'2001.ntcir'.ABY1"/>
          </calcext:conditional-format>
          <calcext:conditional-format calcext:target-range-address="'2001.ntcir'.ABZ1:'2001.ntcir'.ABZ1">
            <calcext:condition calcext:apply-style-name="Accent" calcext:value="duplicate" calcext:base-cell-address="'2001.ntcir'.ABZ1"/>
          </calcext:conditional-format>
          <calcext:conditional-format calcext:target-range-address="'2001.ntcir'.ACA1:'2001.ntcir'.ACA1">
            <calcext:condition calcext:apply-style-name="Accent" calcext:value="duplicate" calcext:base-cell-address="'2001.ntcir'.ACA1"/>
          </calcext:conditional-format>
          <calcext:conditional-format calcext:target-range-address="'2001.ntcir'.ACB1:'2001.ntcir'.ACB1">
            <calcext:condition calcext:apply-style-name="Accent" calcext:value="duplicate" calcext:base-cell-address="'2001.ntcir'.ACB1"/>
          </calcext:conditional-format>
          <calcext:conditional-format calcext:target-range-address="'2001.ntcir'.ACC1:'2001.ntcir'.ACC1">
            <calcext:condition calcext:apply-style-name="Accent" calcext:value="duplicate" calcext:base-cell-address="'2001.ntcir'.ACC1"/>
          </calcext:conditional-format>
          <calcext:conditional-format calcext:target-range-address="'2001.ntcir'.ACD1:'2001.ntcir'.ACD1">
            <calcext:condition calcext:apply-style-name="Accent" calcext:value="duplicate" calcext:base-cell-address="'2001.ntcir'.ACD1"/>
          </calcext:conditional-format>
          <calcext:conditional-format calcext:target-range-address="'2001.ntcir'.ACE1:'2001.ntcir'.ACE1">
            <calcext:condition calcext:apply-style-name="Accent" calcext:value="duplicate" calcext:base-cell-address="'2001.ntcir'.ACE1"/>
          </calcext:conditional-format>
          <calcext:conditional-format calcext:target-range-address="'2001.ntcir'.ACF1:'2001.ntcir'.ACF1">
            <calcext:condition calcext:apply-style-name="Accent" calcext:value="duplicate" calcext:base-cell-address="'2001.ntcir'.ACF1"/>
          </calcext:conditional-format>
          <calcext:conditional-format calcext:target-range-address="'2001.ntcir'.ACG1:'2001.ntcir'.ACG1">
            <calcext:condition calcext:apply-style-name="Accent" calcext:value="duplicate" calcext:base-cell-address="'2001.ntcir'.ACG1"/>
          </calcext:conditional-format>
          <calcext:conditional-format calcext:target-range-address="'2001.ntcir'.ACH1:'2001.ntcir'.ACH1">
            <calcext:condition calcext:apply-style-name="Accent" calcext:value="duplicate" calcext:base-cell-address="'2001.ntcir'.ACH1"/>
          </calcext:conditional-format>
          <calcext:conditional-format calcext:target-range-address="'2001.ntcir'.ACI1:'2001.ntcir'.ACI1">
            <calcext:condition calcext:apply-style-name="Accent" calcext:value="duplicate" calcext:base-cell-address="'2001.ntcir'.ACI1"/>
          </calcext:conditional-format>
          <calcext:conditional-format calcext:target-range-address="'2001.ntcir'.ACJ1:'2001.ntcir'.ACJ1">
            <calcext:condition calcext:apply-style-name="Accent" calcext:value="duplicate" calcext:base-cell-address="'2001.ntcir'.ACJ1"/>
          </calcext:conditional-format>
          <calcext:conditional-format calcext:target-range-address="'2001.ntcir'.ACK1:'2001.ntcir'.ACK1">
            <calcext:condition calcext:apply-style-name="Accent" calcext:value="duplicate" calcext:base-cell-address="'2001.ntcir'.ACK1"/>
          </calcext:conditional-format>
          <calcext:conditional-format calcext:target-range-address="'2001.ntcir'.ACL1:'2001.ntcir'.ACL1">
            <calcext:condition calcext:apply-style-name="Accent" calcext:value="duplicate" calcext:base-cell-address="'2001.ntcir'.ACL1"/>
          </calcext:conditional-format>
          <calcext:conditional-format calcext:target-range-address="'2001.ntcir'.ACM1:'2001.ntcir'.ACM1">
            <calcext:condition calcext:apply-style-name="Accent" calcext:value="duplicate" calcext:base-cell-address="'2001.ntcir'.ACM1"/>
          </calcext:conditional-format>
          <calcext:conditional-format calcext:target-range-address="'2001.ntcir'.ACN1:'2001.ntcir'.ACN1">
            <calcext:condition calcext:apply-style-name="Accent" calcext:value="duplicate" calcext:base-cell-address="'2001.ntcir'.ACN1"/>
          </calcext:conditional-format>
          <calcext:conditional-format calcext:target-range-address="'2001.ntcir'.ACO1:'2001.ntcir'.ACO1">
            <calcext:condition calcext:apply-style-name="Accent" calcext:value="duplicate" calcext:base-cell-address="'2001.ntcir'.ACO1"/>
          </calcext:conditional-format>
          <calcext:conditional-format calcext:target-range-address="'2001.ntcir'.ACP1:'2001.ntcir'.ACP1">
            <calcext:condition calcext:apply-style-name="Accent" calcext:value="duplicate" calcext:base-cell-address="'2001.ntcir'.ACP1"/>
          </calcext:conditional-format>
          <calcext:conditional-format calcext:target-range-address="'2001.ntcir'.ACQ1:'2001.ntcir'.ACQ1">
            <calcext:condition calcext:apply-style-name="Accent" calcext:value="duplicate" calcext:base-cell-address="'2001.ntcir'.ACQ1"/>
          </calcext:conditional-format>
          <calcext:conditional-format calcext:target-range-address="'2001.ntcir'.ACR1:'2001.ntcir'.ACR1">
            <calcext:condition calcext:apply-style-name="Accent" calcext:value="duplicate" calcext:base-cell-address="'2001.ntcir'.ACR1"/>
          </calcext:conditional-format>
          <calcext:conditional-format calcext:target-range-address="'2001.ntcir'.ACS1:'2001.ntcir'.ACS1">
            <calcext:condition calcext:apply-style-name="Accent" calcext:value="duplicate" calcext:base-cell-address="'2001.ntcir'.ACS1"/>
          </calcext:conditional-format>
          <calcext:conditional-format calcext:target-range-address="'2001.ntcir'.ACT1:'2001.ntcir'.ACT1">
            <calcext:condition calcext:apply-style-name="Accent" calcext:value="duplicate" calcext:base-cell-address="'2001.ntcir'.ACT1"/>
          </calcext:conditional-format>
          <calcext:conditional-format calcext:target-range-address="'2001.ntcir'.ACU1:'2001.ntcir'.ACU1">
            <calcext:condition calcext:apply-style-name="Accent" calcext:value="duplicate" calcext:base-cell-address="'2001.ntcir'.ACU1"/>
          </calcext:conditional-format>
          <calcext:conditional-format calcext:target-range-address="'2001.ntcir'.ACV1:'2001.ntcir'.ACV1">
            <calcext:condition calcext:apply-style-name="Accent" calcext:value="duplicate" calcext:base-cell-address="'2001.ntcir'.ACV1"/>
          </calcext:conditional-format>
          <calcext:conditional-format calcext:target-range-address="'2001.ntcir'.ACW1:'2001.ntcir'.ACW1">
            <calcext:condition calcext:apply-style-name="Accent" calcext:value="duplicate" calcext:base-cell-address="'2001.ntcir'.ACW1"/>
          </calcext:conditional-format>
          <calcext:conditional-format calcext:target-range-address="'2001.ntcir'.ACX1:'2001.ntcir'.ACX1">
            <calcext:condition calcext:apply-style-name="Accent" calcext:value="duplicate" calcext:base-cell-address="'2001.ntcir'.ACX1"/>
          </calcext:conditional-format>
          <calcext:conditional-format calcext:target-range-address="'2001.ntcir'.ACY1:'2001.ntcir'.ACY1">
            <calcext:condition calcext:apply-style-name="Accent" calcext:value="duplicate" calcext:base-cell-address="'2001.ntcir'.ACY1"/>
          </calcext:conditional-format>
          <calcext:conditional-format calcext:target-range-address="'2001.ntcir'.ACZ1:'2001.ntcir'.ACZ1">
            <calcext:condition calcext:apply-style-name="Accent" calcext:value="duplicate" calcext:base-cell-address="'2001.ntcir'.ACZ1"/>
          </calcext:conditional-format>
          <calcext:conditional-format calcext:target-range-address="'2001.ntcir'.ADA1:'2001.ntcir'.ADA1">
            <calcext:condition calcext:apply-style-name="Accent" calcext:value="duplicate" calcext:base-cell-address="'2001.ntcir'.ADA1"/>
          </calcext:conditional-format>
          <calcext:conditional-format calcext:target-range-address="'2001.ntcir'.ADB1:'2001.ntcir'.ADB1">
            <calcext:condition calcext:apply-style-name="Accent" calcext:value="duplicate" calcext:base-cell-address="'2001.ntcir'.ADB1"/>
          </calcext:conditional-format>
          <calcext:conditional-format calcext:target-range-address="'2001.ntcir'.ADC1:'2001.ntcir'.ADC1">
            <calcext:condition calcext:apply-style-name="Accent" calcext:value="duplicate" calcext:base-cell-address="'2001.ntcir'.ADC1"/>
          </calcext:conditional-format>
          <calcext:conditional-format calcext:target-range-address="'2001.ntcir'.ADD1:'2001.ntcir'.ADD1">
            <calcext:condition calcext:apply-style-name="Accent" calcext:value="duplicate" calcext:base-cell-address="'2001.ntcir'.ADD1"/>
          </calcext:conditional-format>
          <calcext:conditional-format calcext:target-range-address="'2001.ntcir'.ADE1:'2001.ntcir'.ADE1">
            <calcext:condition calcext:apply-style-name="Accent" calcext:value="duplicate" calcext:base-cell-address="'2001.ntcir'.ADE1"/>
          </calcext:conditional-format>
          <calcext:conditional-format calcext:target-range-address="'2001.ntcir'.ADF1:'2001.ntcir'.ADF1">
            <calcext:condition calcext:apply-style-name="Accent" calcext:value="duplicate" calcext:base-cell-address="'2001.ntcir'.ADF1"/>
          </calcext:conditional-format>
          <calcext:conditional-format calcext:target-range-address="'2001.ntcir'.ADG1:'2001.ntcir'.ADG1">
            <calcext:condition calcext:apply-style-name="Accent" calcext:value="duplicate" calcext:base-cell-address="'2001.ntcir'.ADG1"/>
          </calcext:conditional-format>
          <calcext:conditional-format calcext:target-range-address="'2001.ntcir'.ADH1:'2001.ntcir'.ADH1">
            <calcext:condition calcext:apply-style-name="Accent" calcext:value="duplicate" calcext:base-cell-address="'2001.ntcir'.ADH1"/>
          </calcext:conditional-format>
          <calcext:conditional-format calcext:target-range-address="'2001.ntcir'.ADI1:'2001.ntcir'.ADI1">
            <calcext:condition calcext:apply-style-name="Accent" calcext:value="duplicate" calcext:base-cell-address="'2001.ntcir'.ADI1"/>
          </calcext:conditional-format>
          <calcext:conditional-format calcext:target-range-address="'2001.ntcir'.ADJ1:'2001.ntcir'.ADJ1">
            <calcext:condition calcext:apply-style-name="Accent" calcext:value="duplicate" calcext:base-cell-address="'2001.ntcir'.ADJ1"/>
          </calcext:conditional-format>
          <calcext:conditional-format calcext:target-range-address="'2001.ntcir'.ADK1:'2001.ntcir'.ADK1">
            <calcext:condition calcext:apply-style-name="Accent" calcext:value="duplicate" calcext:base-cell-address="'2001.ntcir'.ADK1"/>
          </calcext:conditional-format>
          <calcext:conditional-format calcext:target-range-address="'2001.ntcir'.ADL1:'2001.ntcir'.ADL1">
            <calcext:condition calcext:apply-style-name="Accent" calcext:value="duplicate" calcext:base-cell-address="'2001.ntcir'.ADL1"/>
          </calcext:conditional-format>
          <calcext:conditional-format calcext:target-range-address="'2001.ntcir'.ADM1:'2001.ntcir'.ADM1">
            <calcext:condition calcext:apply-style-name="Accent" calcext:value="duplicate" calcext:base-cell-address="'2001.ntcir'.ADM1"/>
          </calcext:conditional-format>
          <calcext:conditional-format calcext:target-range-address="'2001.ntcir'.ADN1:'2001.ntcir'.ADN1">
            <calcext:condition calcext:apply-style-name="Accent" calcext:value="duplicate" calcext:base-cell-address="'2001.ntcir'.ADN1"/>
          </calcext:conditional-format>
          <calcext:conditional-format calcext:target-range-address="'2001.ntcir'.ADO1:'2001.ntcir'.ADO1">
            <calcext:condition calcext:apply-style-name="Accent" calcext:value="duplicate" calcext:base-cell-address="'2001.ntcir'.ADO1"/>
          </calcext:conditional-format>
          <calcext:conditional-format calcext:target-range-address="'2001.ntcir'.ADP1:'2001.ntcir'.ADP1">
            <calcext:condition calcext:apply-style-name="Accent" calcext:value="duplicate" calcext:base-cell-address="'2001.ntcir'.ADP1"/>
          </calcext:conditional-format>
          <calcext:conditional-format calcext:target-range-address="'2001.ntcir'.ADQ1:'2001.ntcir'.ADQ1">
            <calcext:condition calcext:apply-style-name="Accent" calcext:value="duplicate" calcext:base-cell-address="'2001.ntcir'.ADQ1"/>
          </calcext:conditional-format>
          <calcext:conditional-format calcext:target-range-address="'2001.ntcir'.ADR1:'2001.ntcir'.ADR1">
            <calcext:condition calcext:apply-style-name="Accent" calcext:value="duplicate" calcext:base-cell-address="'2001.ntcir'.ADR1"/>
          </calcext:conditional-format>
          <calcext:conditional-format calcext:target-range-address="'2001.ntcir'.ADS1:'2001.ntcir'.ADS1">
            <calcext:condition calcext:apply-style-name="Accent" calcext:value="duplicate" calcext:base-cell-address="'2001.ntcir'.ADS1"/>
          </calcext:conditional-format>
          <calcext:conditional-format calcext:target-range-address="'2001.ntcir'.ADT1:'2001.ntcir'.ADT1">
            <calcext:condition calcext:apply-style-name="Accent" calcext:value="duplicate" calcext:base-cell-address="'2001.ntcir'.ADT1"/>
          </calcext:conditional-format>
          <calcext:conditional-format calcext:target-range-address="'2001.ntcir'.ADU1:'2001.ntcir'.ADU1">
            <calcext:condition calcext:apply-style-name="Accent" calcext:value="duplicate" calcext:base-cell-address="'2001.ntcir'.ADU1"/>
          </calcext:conditional-format>
          <calcext:conditional-format calcext:target-range-address="'2001.ntcir'.ADV1:'2001.ntcir'.ADV1">
            <calcext:condition calcext:apply-style-name="Accent" calcext:value="duplicate" calcext:base-cell-address="'2001.ntcir'.ADV1"/>
          </calcext:conditional-format>
          <calcext:conditional-format calcext:target-range-address="'2001.ntcir'.ADW1:'2001.ntcir'.ADW1">
            <calcext:condition calcext:apply-style-name="Accent" calcext:value="duplicate" calcext:base-cell-address="'2001.ntcir'.ADW1"/>
          </calcext:conditional-format>
          <calcext:conditional-format calcext:target-range-address="'2001.ntcir'.ADX1:'2001.ntcir'.ADX1">
            <calcext:condition calcext:apply-style-name="Accent" calcext:value="duplicate" calcext:base-cell-address="'2001.ntcir'.ADX1"/>
          </calcext:conditional-format>
          <calcext:conditional-format calcext:target-range-address="'2001.ntcir'.ADY1:'2001.ntcir'.ADY1">
            <calcext:condition calcext:apply-style-name="Accent" calcext:value="duplicate" calcext:base-cell-address="'2001.ntcir'.ADY1"/>
          </calcext:conditional-format>
          <calcext:conditional-format calcext:target-range-address="'2001.ntcir'.ADZ1:'2001.ntcir'.ADZ1">
            <calcext:condition calcext:apply-style-name="Accent" calcext:value="duplicate" calcext:base-cell-address="'2001.ntcir'.ADZ1"/>
          </calcext:conditional-format>
          <calcext:conditional-format calcext:target-range-address="'2001.ntcir'.AEA1:'2001.ntcir'.AEA1">
            <calcext:condition calcext:apply-style-name="Accent" calcext:value="duplicate" calcext:base-cell-address="'2001.ntcir'.AEA1"/>
          </calcext:conditional-format>
          <calcext:conditional-format calcext:target-range-address="'2001.ntcir'.AEB1:'2001.ntcir'.AEB1">
            <calcext:condition calcext:apply-style-name="Accent" calcext:value="duplicate" calcext:base-cell-address="'2001.ntcir'.AEB1"/>
          </calcext:conditional-format>
          <calcext:conditional-format calcext:target-range-address="'2001.ntcir'.AEC1:'2001.ntcir'.AEC1">
            <calcext:condition calcext:apply-style-name="Accent" calcext:value="duplicate" calcext:base-cell-address="'2001.ntcir'.AEC1"/>
          </calcext:conditional-format>
          <calcext:conditional-format calcext:target-range-address="'2001.ntcir'.AED1:'2001.ntcir'.AED1">
            <calcext:condition calcext:apply-style-name="Accent" calcext:value="duplicate" calcext:base-cell-address="'2001.ntcir'.AED1"/>
          </calcext:conditional-format>
          <calcext:conditional-format calcext:target-range-address="'2001.ntcir'.AEE1:'2001.ntcir'.AEE1">
            <calcext:condition calcext:apply-style-name="Accent" calcext:value="duplicate" calcext:base-cell-address="'2001.ntcir'.AEE1"/>
          </calcext:conditional-format>
          <calcext:conditional-format calcext:target-range-address="'2001.ntcir'.AEF1:'2001.ntcir'.AEF1">
            <calcext:condition calcext:apply-style-name="Accent" calcext:value="duplicate" calcext:base-cell-address="'2001.ntcir'.AEF1"/>
          </calcext:conditional-format>
          <calcext:conditional-format calcext:target-range-address="'2001.ntcir'.AEG1:'2001.ntcir'.AEG1">
            <calcext:condition calcext:apply-style-name="Accent" calcext:value="duplicate" calcext:base-cell-address="'2001.ntcir'.AEG1"/>
          </calcext:conditional-format>
          <calcext:conditional-format calcext:target-range-address="'2001.ntcir'.AEH1:'2001.ntcir'.AEH1">
            <calcext:condition calcext:apply-style-name="Accent" calcext:value="duplicate" calcext:base-cell-address="'2001.ntcir'.AEH1"/>
          </calcext:conditional-format>
          <calcext:conditional-format calcext:target-range-address="'2001.ntcir'.AEI1:'2001.ntcir'.AEI1">
            <calcext:condition calcext:apply-style-name="Accent" calcext:value="duplicate" calcext:base-cell-address="'2001.ntcir'.AEI1"/>
          </calcext:conditional-format>
          <calcext:conditional-format calcext:target-range-address="'2001.ntcir'.AEJ1:'2001.ntcir'.AEJ1">
            <calcext:condition calcext:apply-style-name="Accent" calcext:value="duplicate" calcext:base-cell-address="'2001.ntcir'.AEJ1"/>
          </calcext:conditional-format>
          <calcext:conditional-format calcext:target-range-address="'2001.ntcir'.AEK1:'2001.ntcir'.AEK1">
            <calcext:condition calcext:apply-style-name="Accent" calcext:value="duplicate" calcext:base-cell-address="'2001.ntcir'.AEK1"/>
          </calcext:conditional-format>
          <calcext:conditional-format calcext:target-range-address="'2001.ntcir'.AEL1:'2001.ntcir'.AEL1">
            <calcext:condition calcext:apply-style-name="Accent" calcext:value="duplicate" calcext:base-cell-address="'2001.ntcir'.AEL1"/>
          </calcext:conditional-format>
          <calcext:conditional-format calcext:target-range-address="'2001.ntcir'.AEM1:'2001.ntcir'.AEM1">
            <calcext:condition calcext:apply-style-name="Accent" calcext:value="duplicate" calcext:base-cell-address="'2001.ntcir'.AEM1"/>
          </calcext:conditional-format>
          <calcext:conditional-format calcext:target-range-address="'2001.ntcir'.AEN1:'2001.ntcir'.AEN1">
            <calcext:condition calcext:apply-style-name="Accent" calcext:value="duplicate" calcext:base-cell-address="'2001.ntcir'.AEN1"/>
          </calcext:conditional-format>
          <calcext:conditional-format calcext:target-range-address="'2001.ntcir'.AEO1:'2001.ntcir'.AEO1">
            <calcext:condition calcext:apply-style-name="Accent" calcext:value="duplicate" calcext:base-cell-address="'2001.ntcir'.AEO1"/>
          </calcext:conditional-format>
          <calcext:conditional-format calcext:target-range-address="'2001.ntcir'.AEP1:'2001.ntcir'.AEP1">
            <calcext:condition calcext:apply-style-name="Accent" calcext:value="duplicate" calcext:base-cell-address="'2001.ntcir'.AEP1"/>
          </calcext:conditional-format>
          <calcext:conditional-format calcext:target-range-address="'2001.ntcir'.AEQ1:'2001.ntcir'.AEQ1">
            <calcext:condition calcext:apply-style-name="Accent" calcext:value="duplicate" calcext:base-cell-address="'2001.ntcir'.AEQ1"/>
          </calcext:conditional-format>
          <calcext:conditional-format calcext:target-range-address="'2001.ntcir'.AER1:'2001.ntcir'.AER1">
            <calcext:condition calcext:apply-style-name="Accent" calcext:value="duplicate" calcext:base-cell-address="'2001.ntcir'.AER1"/>
          </calcext:conditional-format>
          <calcext:conditional-format calcext:target-range-address="'2001.ntcir'.AES1:'2001.ntcir'.AES1">
            <calcext:condition calcext:apply-style-name="Accent" calcext:value="duplicate" calcext:base-cell-address="'2001.ntcir'.AES1"/>
          </calcext:conditional-format>
          <calcext:conditional-format calcext:target-range-address="'2001.ntcir'.AET1:'2001.ntcir'.AET1">
            <calcext:condition calcext:apply-style-name="Accent" calcext:value="duplicate" calcext:base-cell-address="'2001.ntcir'.AET1"/>
          </calcext:conditional-format>
          <calcext:conditional-format calcext:target-range-address="'2001.ntcir'.AEU1:'2001.ntcir'.AEU1">
            <calcext:condition calcext:apply-style-name="Accent" calcext:value="duplicate" calcext:base-cell-address="'2001.ntcir'.AEU1"/>
          </calcext:conditional-format>
          <calcext:conditional-format calcext:target-range-address="'2001.ntcir'.AEV1:'2001.ntcir'.AEV1">
            <calcext:condition calcext:apply-style-name="Accent" calcext:value="duplicate" calcext:base-cell-address="'2001.ntcir'.AEV1"/>
          </calcext:conditional-format>
          <calcext:conditional-format calcext:target-range-address="'2001.ntcir'.AEW1:'2001.ntcir'.AEW1">
            <calcext:condition calcext:apply-style-name="Accent" calcext:value="duplicate" calcext:base-cell-address="'2001.ntcir'.AEW1"/>
          </calcext:conditional-format>
          <calcext:conditional-format calcext:target-range-address="'2001.ntcir'.AEX1:'2001.ntcir'.AEX1">
            <calcext:condition calcext:apply-style-name="Accent" calcext:value="duplicate" calcext:base-cell-address="'2001.ntcir'.AEX1"/>
          </calcext:conditional-format>
          <calcext:conditional-format calcext:target-range-address="'2001.ntcir'.AEY1:'2001.ntcir'.AEY1">
            <calcext:condition calcext:apply-style-name="Accent" calcext:value="duplicate" calcext:base-cell-address="'2001.ntcir'.AEY1"/>
          </calcext:conditional-format>
          <calcext:conditional-format calcext:target-range-address="'2001.ntcir'.AEZ1:'2001.ntcir'.AEZ1">
            <calcext:condition calcext:apply-style-name="Accent" calcext:value="duplicate" calcext:base-cell-address="'2001.ntcir'.AEZ1"/>
          </calcext:conditional-format>
          <calcext:conditional-format calcext:target-range-address="'2001.ntcir'.AFA1:'2001.ntcir'.AFA1">
            <calcext:condition calcext:apply-style-name="Accent" calcext:value="duplicate" calcext:base-cell-address="'2001.ntcir'.AFA1"/>
          </calcext:conditional-format>
          <calcext:conditional-format calcext:target-range-address="'2001.ntcir'.AFB1:'2001.ntcir'.AFB1">
            <calcext:condition calcext:apply-style-name="Accent" calcext:value="duplicate" calcext:base-cell-address="'2001.ntcir'.AFB1"/>
          </calcext:conditional-format>
          <calcext:conditional-format calcext:target-range-address="'2001.ntcir'.AFC1:'2001.ntcir'.AFC1">
            <calcext:condition calcext:apply-style-name="Accent" calcext:value="duplicate" calcext:base-cell-address="'2001.ntcir'.AFC1"/>
          </calcext:conditional-format>
          <calcext:conditional-format calcext:target-range-address="'2001.ntcir'.AFD1:'2001.ntcir'.AFD1">
            <calcext:condition calcext:apply-style-name="Accent" calcext:value="duplicate" calcext:base-cell-address="'2001.ntcir'.AFD1"/>
          </calcext:conditional-format>
          <calcext:conditional-format calcext:target-range-address="'2001.ntcir'.AFE1:'2001.ntcir'.AFE1">
            <calcext:condition calcext:apply-style-name="Accent" calcext:value="duplicate" calcext:base-cell-address="'2001.ntcir'.AFE1"/>
          </calcext:conditional-format>
          <calcext:conditional-format calcext:target-range-address="'2001.ntcir'.AFF1:'2001.ntcir'.AFF1">
            <calcext:condition calcext:apply-style-name="Accent" calcext:value="duplicate" calcext:base-cell-address="'2001.ntcir'.AFF1"/>
          </calcext:conditional-format>
          <calcext:conditional-format calcext:target-range-address="'2001.ntcir'.AFG1:'2001.ntcir'.AFG1">
            <calcext:condition calcext:apply-style-name="Accent" calcext:value="duplicate" calcext:base-cell-address="'2001.ntcir'.AFG1"/>
          </calcext:conditional-format>
          <calcext:conditional-format calcext:target-range-address="'2001.ntcir'.AFH1:'2001.ntcir'.AFH1">
            <calcext:condition calcext:apply-style-name="Accent" calcext:value="duplicate" calcext:base-cell-address="'2001.ntcir'.AFH1"/>
          </calcext:conditional-format>
          <calcext:conditional-format calcext:target-range-address="'2001.ntcir'.AFI1:'2001.ntcir'.AFI1">
            <calcext:condition calcext:apply-style-name="Accent" calcext:value="duplicate" calcext:base-cell-address="'2001.ntcir'.AFI1"/>
          </calcext:conditional-format>
          <calcext:conditional-format calcext:target-range-address="'2001.ntcir'.AFJ1:'2001.ntcir'.AFJ1">
            <calcext:condition calcext:apply-style-name="Accent" calcext:value="duplicate" calcext:base-cell-address="'2001.ntcir'.AFJ1"/>
          </calcext:conditional-format>
          <calcext:conditional-format calcext:target-range-address="'2001.ntcir'.AFK1:'2001.ntcir'.AFK1">
            <calcext:condition calcext:apply-style-name="Accent" calcext:value="duplicate" calcext:base-cell-address="'2001.ntcir'.AFK1"/>
          </calcext:conditional-format>
          <calcext:conditional-format calcext:target-range-address="'2001.ntcir'.AFL1:'2001.ntcir'.AFL1">
            <calcext:condition calcext:apply-style-name="Accent" calcext:value="duplicate" calcext:base-cell-address="'2001.ntcir'.AFL1"/>
          </calcext:conditional-format>
          <calcext:conditional-format calcext:target-range-address="'2001.ntcir'.AFM1:'2001.ntcir'.AFM1">
            <calcext:condition calcext:apply-style-name="Accent" calcext:value="duplicate" calcext:base-cell-address="'2001.ntcir'.AFM1"/>
          </calcext:conditional-format>
          <calcext:conditional-format calcext:target-range-address="'2001.ntcir'.AFN1:'2001.ntcir'.AFN1">
            <calcext:condition calcext:apply-style-name="Accent" calcext:value="duplicate" calcext:base-cell-address="'2001.ntcir'.AFN1"/>
          </calcext:conditional-format>
          <calcext:conditional-format calcext:target-range-address="'2001.ntcir'.AFO1:'2001.ntcir'.AFO1">
            <calcext:condition calcext:apply-style-name="Accent" calcext:value="duplicate" calcext:base-cell-address="'2001.ntcir'.AFO1"/>
          </calcext:conditional-format>
          <calcext:conditional-format calcext:target-range-address="'2001.ntcir'.AFP1:'2001.ntcir'.AFP1">
            <calcext:condition calcext:apply-style-name="Accent" calcext:value="duplicate" calcext:base-cell-address="'2001.ntcir'.AFP1"/>
          </calcext:conditional-format>
          <calcext:conditional-format calcext:target-range-address="'2001.ntcir'.AFQ1:'2001.ntcir'.AFQ1">
            <calcext:condition calcext:apply-style-name="Accent" calcext:value="duplicate" calcext:base-cell-address="'2001.ntcir'.AFQ1"/>
          </calcext:conditional-format>
          <calcext:conditional-format calcext:target-range-address="'2001.ntcir'.AFR1:'2001.ntcir'.AFR1">
            <calcext:condition calcext:apply-style-name="Accent" calcext:value="duplicate" calcext:base-cell-address="'2001.ntcir'.AFR1"/>
          </calcext:conditional-format>
          <calcext:conditional-format calcext:target-range-address="'2001.ntcir'.AFS1:'2001.ntcir'.AFS1">
            <calcext:condition calcext:apply-style-name="Accent" calcext:value="duplicate" calcext:base-cell-address="'2001.ntcir'.AFS1"/>
          </calcext:conditional-format>
          <calcext:conditional-format calcext:target-range-address="'2001.ntcir'.AFT1:'2001.ntcir'.AFT1">
            <calcext:condition calcext:apply-style-name="Accent" calcext:value="duplicate" calcext:base-cell-address="'2001.ntcir'.AFT1"/>
          </calcext:conditional-format>
          <calcext:conditional-format calcext:target-range-address="'2001.ntcir'.AFU1:'2001.ntcir'.AFU1">
            <calcext:condition calcext:apply-style-name="Accent" calcext:value="duplicate" calcext:base-cell-address="'2001.ntcir'.AFU1"/>
          </calcext:conditional-format>
          <calcext:conditional-format calcext:target-range-address="'2001.ntcir'.AFV1:'2001.ntcir'.AFV1">
            <calcext:condition calcext:apply-style-name="Accent" calcext:value="duplicate" calcext:base-cell-address="'2001.ntcir'.AFV1"/>
          </calcext:conditional-format>
          <calcext:conditional-format calcext:target-range-address="'2001.ntcir'.AFW1:'2001.ntcir'.AFW1">
            <calcext:condition calcext:apply-style-name="Accent" calcext:value="duplicate" calcext:base-cell-address="'2001.ntcir'.AFW1"/>
          </calcext:conditional-format>
          <calcext:conditional-format calcext:target-range-address="'2001.ntcir'.AFX1:'2001.ntcir'.AFX1">
            <calcext:condition calcext:apply-style-name="Accent" calcext:value="duplicate" calcext:base-cell-address="'2001.ntcir'.AFX1"/>
          </calcext:conditional-format>
          <calcext:conditional-format calcext:target-range-address="'2001.ntcir'.AFY1:'2001.ntcir'.AFY1">
            <calcext:condition calcext:apply-style-name="Accent" calcext:value="duplicate" calcext:base-cell-address="'2001.ntcir'.AFY1"/>
          </calcext:conditional-format>
          <calcext:conditional-format calcext:target-range-address="'2001.ntcir'.AFZ1:'2001.ntcir'.AFZ1">
            <calcext:condition calcext:apply-style-name="Accent" calcext:value="duplicate" calcext:base-cell-address="'2001.ntcir'.AFZ1"/>
          </calcext:conditional-format>
          <calcext:conditional-format calcext:target-range-address="'2001.ntcir'.AGA1:'2001.ntcir'.AGA1">
            <calcext:condition calcext:apply-style-name="Accent" calcext:value="duplicate" calcext:base-cell-address="'2001.ntcir'.AGA1"/>
          </calcext:conditional-format>
          <calcext:conditional-format calcext:target-range-address="'2001.ntcir'.AGB1:'2001.ntcir'.AGB1">
            <calcext:condition calcext:apply-style-name="Accent" calcext:value="duplicate" calcext:base-cell-address="'2001.ntcir'.AGB1"/>
          </calcext:conditional-format>
          <calcext:conditional-format calcext:target-range-address="'2001.ntcir'.AGC1:'2001.ntcir'.AGC1">
            <calcext:condition calcext:apply-style-name="Accent" calcext:value="duplicate" calcext:base-cell-address="'2001.ntcir'.AGC1"/>
          </calcext:conditional-format>
          <calcext:conditional-format calcext:target-range-address="'2001.ntcir'.AGD1:'2001.ntcir'.AGD1">
            <calcext:condition calcext:apply-style-name="Accent" calcext:value="duplicate" calcext:base-cell-address="'2001.ntcir'.AGD1"/>
          </calcext:conditional-format>
          <calcext:conditional-format calcext:target-range-address="'2001.ntcir'.AGE1:'2001.ntcir'.AGE1">
            <calcext:condition calcext:apply-style-name="Accent" calcext:value="duplicate" calcext:base-cell-address="'2001.ntcir'.AGE1"/>
          </calcext:conditional-format>
          <calcext:conditional-format calcext:target-range-address="'2001.ntcir'.AGF1:'2001.ntcir'.AGF1">
            <calcext:condition calcext:apply-style-name="Accent" calcext:value="duplicate" calcext:base-cell-address="'2001.ntcir'.AGF1"/>
          </calcext:conditional-format>
          <calcext:conditional-format calcext:target-range-address="'2001.ntcir'.AGG1:'2001.ntcir'.AGG1">
            <calcext:condition calcext:apply-style-name="Accent" calcext:value="duplicate" calcext:base-cell-address="'2001.ntcir'.AGG1"/>
          </calcext:conditional-format>
          <calcext:conditional-format calcext:target-range-address="'2001.ntcir'.AGH1:'2001.ntcir'.AGH1">
            <calcext:condition calcext:apply-style-name="Accent" calcext:value="duplicate" calcext:base-cell-address="'2001.ntcir'.AGH1"/>
          </calcext:conditional-format>
          <calcext:conditional-format calcext:target-range-address="'2001.ntcir'.AGI1:'2001.ntcir'.AGI1">
            <calcext:condition calcext:apply-style-name="Accent" calcext:value="duplicate" calcext:base-cell-address="'2001.ntcir'.AGI1"/>
          </calcext:conditional-format>
          <calcext:conditional-format calcext:target-range-address="'2001.ntcir'.AGJ1:'2001.ntcir'.AGJ1">
            <calcext:condition calcext:apply-style-name="Accent" calcext:value="duplicate" calcext:base-cell-address="'2001.ntcir'.AGJ1"/>
          </calcext:conditional-format>
          <calcext:conditional-format calcext:target-range-address="'2001.ntcir'.AGK1:'2001.ntcir'.AGK1">
            <calcext:condition calcext:apply-style-name="Accent" calcext:value="duplicate" calcext:base-cell-address="'2001.ntcir'.AGK1"/>
          </calcext:conditional-format>
          <calcext:conditional-format calcext:target-range-address="'2001.ntcir'.AGL1:'2001.ntcir'.AGL1">
            <calcext:condition calcext:apply-style-name="Accent" calcext:value="duplicate" calcext:base-cell-address="'2001.ntcir'.AGL1"/>
          </calcext:conditional-format>
          <calcext:conditional-format calcext:target-range-address="'2001.ntcir'.AGM1:'2001.ntcir'.AGM1">
            <calcext:condition calcext:apply-style-name="Accent" calcext:value="duplicate" calcext:base-cell-address="'2001.ntcir'.AGM1"/>
          </calcext:conditional-format>
          <calcext:conditional-format calcext:target-range-address="'2001.ntcir'.AGN1:'2001.ntcir'.AGN1">
            <calcext:condition calcext:apply-style-name="Accent" calcext:value="duplicate" calcext:base-cell-address="'2001.ntcir'.AGN1"/>
          </calcext:conditional-format>
          <calcext:conditional-format calcext:target-range-address="'2001.ntcir'.AGO1:'2001.ntcir'.AGO1">
            <calcext:condition calcext:apply-style-name="Accent" calcext:value="duplicate" calcext:base-cell-address="'2001.ntcir'.AGO1"/>
          </calcext:conditional-format>
          <calcext:conditional-format calcext:target-range-address="'2001.ntcir'.AGP1:'2001.ntcir'.AGP1">
            <calcext:condition calcext:apply-style-name="Accent" calcext:value="duplicate" calcext:base-cell-address="'2001.ntcir'.AGP1"/>
          </calcext:conditional-format>
          <calcext:conditional-format calcext:target-range-address="'2001.ntcir'.AGQ1:'2001.ntcir'.AGQ1">
            <calcext:condition calcext:apply-style-name="Accent" calcext:value="duplicate" calcext:base-cell-address="'2001.ntcir'.AGQ1"/>
          </calcext:conditional-format>
          <calcext:conditional-format calcext:target-range-address="'2001.ntcir'.AGR1:'2001.ntcir'.AGR1">
            <calcext:condition calcext:apply-style-name="Accent" calcext:value="duplicate" calcext:base-cell-address="'2001.ntcir'.AGR1"/>
          </calcext:conditional-format>
          <calcext:conditional-format calcext:target-range-address="'2001.ntcir'.AGS1:'2001.ntcir'.AGS1">
            <calcext:condition calcext:apply-style-name="Accent" calcext:value="duplicate" calcext:base-cell-address="'2001.ntcir'.AGS1"/>
          </calcext:conditional-format>
          <calcext:conditional-format calcext:target-range-address="'2001.ntcir'.AGT1:'2001.ntcir'.AGT1">
            <calcext:condition calcext:apply-style-name="Accent" calcext:value="duplicate" calcext:base-cell-address="'2001.ntcir'.AGT1"/>
          </calcext:conditional-format>
          <calcext:conditional-format calcext:target-range-address="'2001.ntcir'.AGU1:'2001.ntcir'.AGU1">
            <calcext:condition calcext:apply-style-name="Accent" calcext:value="duplicate" calcext:base-cell-address="'2001.ntcir'.AGU1"/>
          </calcext:conditional-format>
          <calcext:conditional-format calcext:target-range-address="'2001.ntcir'.AGV1:'2001.ntcir'.AGV1">
            <calcext:condition calcext:apply-style-name="Accent" calcext:value="duplicate" calcext:base-cell-address="'2001.ntcir'.AGV1"/>
          </calcext:conditional-format>
          <calcext:conditional-format calcext:target-range-address="'2001.ntcir'.AGW1:'2001.ntcir'.AGW1">
            <calcext:condition calcext:apply-style-name="Accent" calcext:value="duplicate" calcext:base-cell-address="'2001.ntcir'.AGW1"/>
          </calcext:conditional-format>
          <calcext:conditional-format calcext:target-range-address="'2001.ntcir'.AGX1:'2001.ntcir'.AGX1">
            <calcext:condition calcext:apply-style-name="Accent" calcext:value="duplicate" calcext:base-cell-address="'2001.ntcir'.AGX1"/>
          </calcext:conditional-format>
          <calcext:conditional-format calcext:target-range-address="'2001.ntcir'.AGY1:'2001.ntcir'.AGY1">
            <calcext:condition calcext:apply-style-name="Accent" calcext:value="duplicate" calcext:base-cell-address="'2001.ntcir'.AGY1"/>
          </calcext:conditional-format>
          <calcext:conditional-format calcext:target-range-address="'2001.ntcir'.AGZ1:'2001.ntcir'.AGZ1">
            <calcext:condition calcext:apply-style-name="Accent" calcext:value="duplicate" calcext:base-cell-address="'2001.ntcir'.AGZ1"/>
          </calcext:conditional-format>
          <calcext:conditional-format calcext:target-range-address="'2001.ntcir'.AHA1:'2001.ntcir'.AHA1">
            <calcext:condition calcext:apply-style-name="Accent" calcext:value="duplicate" calcext:base-cell-address="'2001.ntcir'.AHA1"/>
          </calcext:conditional-format>
          <calcext:conditional-format calcext:target-range-address="'2001.ntcir'.AHB1:'2001.ntcir'.AHB1">
            <calcext:condition calcext:apply-style-name="Accent" calcext:value="duplicate" calcext:base-cell-address="'2001.ntcir'.AHB1"/>
          </calcext:conditional-format>
          <calcext:conditional-format calcext:target-range-address="'2001.ntcir'.AHC1:'2001.ntcir'.AHC1">
            <calcext:condition calcext:apply-style-name="Accent" calcext:value="duplicate" calcext:base-cell-address="'2001.ntcir'.AHC1"/>
          </calcext:conditional-format>
          <calcext:conditional-format calcext:target-range-address="'2001.ntcir'.AHD1:'2001.ntcir'.AHD1">
            <calcext:condition calcext:apply-style-name="Accent" calcext:value="duplicate" calcext:base-cell-address="'2001.ntcir'.AHD1"/>
          </calcext:conditional-format>
          <calcext:conditional-format calcext:target-range-address="'2001.ntcir'.AHE1:'2001.ntcir'.AHE1">
            <calcext:condition calcext:apply-style-name="Accent" calcext:value="duplicate" calcext:base-cell-address="'2001.ntcir'.AHE1"/>
          </calcext:conditional-format>
          <calcext:conditional-format calcext:target-range-address="'2001.ntcir'.AHF1:'2001.ntcir'.AHF1">
            <calcext:condition calcext:apply-style-name="Accent" calcext:value="duplicate" calcext:base-cell-address="'2001.ntcir'.AHF1"/>
          </calcext:conditional-format>
          <calcext:conditional-format calcext:target-range-address="'2001.ntcir'.AHG1:'2001.ntcir'.AHG1">
            <calcext:condition calcext:apply-style-name="Accent" calcext:value="duplicate" calcext:base-cell-address="'2001.ntcir'.AHG1"/>
          </calcext:conditional-format>
          <calcext:conditional-format calcext:target-range-address="'2001.ntcir'.AHH1:'2001.ntcir'.AHH1">
            <calcext:condition calcext:apply-style-name="Accent" calcext:value="duplicate" calcext:base-cell-address="'2001.ntcir'.AHH1"/>
          </calcext:conditional-format>
          <calcext:conditional-format calcext:target-range-address="'2001.ntcir'.AHI1:'2001.ntcir'.AHI1">
            <calcext:condition calcext:apply-style-name="Accent" calcext:value="duplicate" calcext:base-cell-address="'2001.ntcir'.AHI1"/>
          </calcext:conditional-format>
          <calcext:conditional-format calcext:target-range-address="'2001.ntcir'.AHJ1:'2001.ntcir'.AHJ1">
            <calcext:condition calcext:apply-style-name="Accent" calcext:value="duplicate" calcext:base-cell-address="'2001.ntcir'.AHJ1"/>
          </calcext:conditional-format>
          <calcext:conditional-format calcext:target-range-address="'2001.ntcir'.AHK1:'2001.ntcir'.AHK1">
            <calcext:condition calcext:apply-style-name="Accent" calcext:value="duplicate" calcext:base-cell-address="'2001.ntcir'.AHK1"/>
          </calcext:conditional-format>
          <calcext:conditional-format calcext:target-range-address="'2001.ntcir'.AHL1:'2001.ntcir'.AHL1">
            <calcext:condition calcext:apply-style-name="Accent" calcext:value="duplicate" calcext:base-cell-address="'2001.ntcir'.AHL1"/>
          </calcext:conditional-format>
          <calcext:conditional-format calcext:target-range-address="'2001.ntcir'.AHM1:'2001.ntcir'.AHM1">
            <calcext:condition calcext:apply-style-name="Accent" calcext:value="duplicate" calcext:base-cell-address="'2001.ntcir'.AHM1"/>
          </calcext:conditional-format>
          <calcext:conditional-format calcext:target-range-address="'2001.ntcir'.AHN1:'2001.ntcir'.AHN1">
            <calcext:condition calcext:apply-style-name="Accent" calcext:value="duplicate" calcext:base-cell-address="'2001.ntcir'.AHN1"/>
          </calcext:conditional-format>
          <calcext:conditional-format calcext:target-range-address="'2001.ntcir'.AHO1:'2001.ntcir'.AHO1">
            <calcext:condition calcext:apply-style-name="Accent" calcext:value="duplicate" calcext:base-cell-address="'2001.ntcir'.AHO1"/>
          </calcext:conditional-format>
          <calcext:conditional-format calcext:target-range-address="'2001.ntcir'.AHP1:'2001.ntcir'.AHP1">
            <calcext:condition calcext:apply-style-name="Accent" calcext:value="duplicate" calcext:base-cell-address="'2001.ntcir'.AHP1"/>
          </calcext:conditional-format>
          <calcext:conditional-format calcext:target-range-address="'2001.ntcir'.AHQ1:'2001.ntcir'.AHQ1">
            <calcext:condition calcext:apply-style-name="Accent" calcext:value="duplicate" calcext:base-cell-address="'2001.ntcir'.AHQ1"/>
          </calcext:conditional-format>
          <calcext:conditional-format calcext:target-range-address="'2001.ntcir'.AHR1:'2001.ntcir'.AHR1">
            <calcext:condition calcext:apply-style-name="Accent" calcext:value="duplicate" calcext:base-cell-address="'2001.ntcir'.AHR1"/>
          </calcext:conditional-format>
          <calcext:conditional-format calcext:target-range-address="'2001.ntcir'.AHS1:'2001.ntcir'.AHS1">
            <calcext:condition calcext:apply-style-name="Accent" calcext:value="duplicate" calcext:base-cell-address="'2001.ntcir'.AHS1"/>
          </calcext:conditional-format>
          <calcext:conditional-format calcext:target-range-address="'2001.ntcir'.AHT1:'2001.ntcir'.AHT1">
            <calcext:condition calcext:apply-style-name="Accent" calcext:value="duplicate" calcext:base-cell-address="'2001.ntcir'.AHT1"/>
          </calcext:conditional-format>
          <calcext:conditional-format calcext:target-range-address="'2001.ntcir'.AHU1:'2001.ntcir'.AHU1">
            <calcext:condition calcext:apply-style-name="Accent" calcext:value="duplicate" calcext:base-cell-address="'2001.ntcir'.AHU1"/>
          </calcext:conditional-format>
          <calcext:conditional-format calcext:target-range-address="'2001.ntcir'.AHV1:'2001.ntcir'.AHV1">
            <calcext:condition calcext:apply-style-name="Accent" calcext:value="duplicate" calcext:base-cell-address="'2001.ntcir'.AHV1"/>
          </calcext:conditional-format>
          <calcext:conditional-format calcext:target-range-address="'2001.ntcir'.AHW1:'2001.ntcir'.AHW1">
            <calcext:condition calcext:apply-style-name="Accent" calcext:value="duplicate" calcext:base-cell-address="'2001.ntcir'.AHW1"/>
          </calcext:conditional-format>
          <calcext:conditional-format calcext:target-range-address="'2001.ntcir'.AHX1:'2001.ntcir'.AHX1">
            <calcext:condition calcext:apply-style-name="Accent" calcext:value="duplicate" calcext:base-cell-address="'2001.ntcir'.AHX1"/>
          </calcext:conditional-format>
          <calcext:conditional-format calcext:target-range-address="'2001.ntcir'.AHY1:'2001.ntcir'.AHY1">
            <calcext:condition calcext:apply-style-name="Accent" calcext:value="duplicate" calcext:base-cell-address="'2001.ntcir'.AHY1"/>
          </calcext:conditional-format>
          <calcext:conditional-format calcext:target-range-address="'2001.ntcir'.AHZ1:'2001.ntcir'.AHZ1">
            <calcext:condition calcext:apply-style-name="Accent" calcext:value="duplicate" calcext:base-cell-address="'2001.ntcir'.AHZ1"/>
          </calcext:conditional-format>
          <calcext:conditional-format calcext:target-range-address="'2001.ntcir'.AIA1:'2001.ntcir'.AIA1">
            <calcext:condition calcext:apply-style-name="Accent" calcext:value="duplicate" calcext:base-cell-address="'2001.ntcir'.AIA1"/>
          </calcext:conditional-format>
          <calcext:conditional-format calcext:target-range-address="'2001.ntcir'.AIB1:'2001.ntcir'.AIB1">
            <calcext:condition calcext:apply-style-name="Accent" calcext:value="duplicate" calcext:base-cell-address="'2001.ntcir'.AIB1"/>
          </calcext:conditional-format>
          <calcext:conditional-format calcext:target-range-address="'2001.ntcir'.AIC1:'2001.ntcir'.AIC1">
            <calcext:condition calcext:apply-style-name="Accent" calcext:value="duplicate" calcext:base-cell-address="'2001.ntcir'.AIC1"/>
          </calcext:conditional-format>
          <calcext:conditional-format calcext:target-range-address="'2001.ntcir'.AID1:'2001.ntcir'.AID1">
            <calcext:condition calcext:apply-style-name="Accent" calcext:value="duplicate" calcext:base-cell-address="'2001.ntcir'.AID1"/>
          </calcext:conditional-format>
          <calcext:conditional-format calcext:target-range-address="'2001.ntcir'.AIE1:'2001.ntcir'.AIE1">
            <calcext:condition calcext:apply-style-name="Accent" calcext:value="duplicate" calcext:base-cell-address="'2001.ntcir'.AIE1"/>
          </calcext:conditional-format>
          <calcext:conditional-format calcext:target-range-address="'2001.ntcir'.AIF1:'2001.ntcir'.AIF1">
            <calcext:condition calcext:apply-style-name="Accent" calcext:value="duplicate" calcext:base-cell-address="'2001.ntcir'.AIF1"/>
          </calcext:conditional-format>
          <calcext:conditional-format calcext:target-range-address="'2001.ntcir'.AIG1:'2001.ntcir'.AIG1">
            <calcext:condition calcext:apply-style-name="Accent" calcext:value="duplicate" calcext:base-cell-address="'2001.ntcir'.AIG1"/>
          </calcext:conditional-format>
          <calcext:conditional-format calcext:target-range-address="'2001.ntcir'.AIH1:'2001.ntcir'.AIH1">
            <calcext:condition calcext:apply-style-name="Accent" calcext:value="duplicate" calcext:base-cell-address="'2001.ntcir'.AIH1"/>
          </calcext:conditional-format>
          <calcext:conditional-format calcext:target-range-address="'2001.ntcir'.AII1:'2001.ntcir'.AII1">
            <calcext:condition calcext:apply-style-name="Accent" calcext:value="duplicate" calcext:base-cell-address="'2001.ntcir'.AII1"/>
          </calcext:conditional-format>
          <calcext:conditional-format calcext:target-range-address="'2001.ntcir'.AIJ1:'2001.ntcir'.AIJ1">
            <calcext:condition calcext:apply-style-name="Accent" calcext:value="duplicate" calcext:base-cell-address="'2001.ntcir'.AIJ1"/>
          </calcext:conditional-format>
          <calcext:conditional-format calcext:target-range-address="'2001.ntcir'.AIK1:'2001.ntcir'.AIK1">
            <calcext:condition calcext:apply-style-name="Accent" calcext:value="duplicate" calcext:base-cell-address="'2001.ntcir'.AIK1"/>
          </calcext:conditional-format>
          <calcext:conditional-format calcext:target-range-address="'2001.ntcir'.AIL1:'2001.ntcir'.AIL1">
            <calcext:condition calcext:apply-style-name="Accent" calcext:value="duplicate" calcext:base-cell-address="'2001.ntcir'.AIL1"/>
          </calcext:conditional-format>
          <calcext:conditional-format calcext:target-range-address="'2001.ntcir'.AIM1:'2001.ntcir'.AIM1">
            <calcext:condition calcext:apply-style-name="Accent" calcext:value="duplicate" calcext:base-cell-address="'2001.ntcir'.AIM1"/>
          </calcext:conditional-format>
          <calcext:conditional-format calcext:target-range-address="'2001.ntcir'.AIN1:'2001.ntcir'.AIN1">
            <calcext:condition calcext:apply-style-name="Accent" calcext:value="duplicate" calcext:base-cell-address="'2001.ntcir'.AIN1"/>
          </calcext:conditional-format>
          <calcext:conditional-format calcext:target-range-address="'2001.ntcir'.AIO1:'2001.ntcir'.AIO1">
            <calcext:condition calcext:apply-style-name="Accent" calcext:value="duplicate" calcext:base-cell-address="'2001.ntcir'.AIO1"/>
          </calcext:conditional-format>
          <calcext:conditional-format calcext:target-range-address="'2001.ntcir'.AIP1:'2001.ntcir'.AIP1">
            <calcext:condition calcext:apply-style-name="Accent" calcext:value="duplicate" calcext:base-cell-address="'2001.ntcir'.AIP1"/>
          </calcext:conditional-format>
          <calcext:conditional-format calcext:target-range-address="'2001.ntcir'.AIQ1:'2001.ntcir'.AIQ1">
            <calcext:condition calcext:apply-style-name="Accent" calcext:value="duplicate" calcext:base-cell-address="'2001.ntcir'.AIQ1"/>
          </calcext:conditional-format>
          <calcext:conditional-format calcext:target-range-address="'2001.ntcir'.AIR1:'2001.ntcir'.AIR1">
            <calcext:condition calcext:apply-style-name="Accent" calcext:value="duplicate" calcext:base-cell-address="'2001.ntcir'.AIR1"/>
          </calcext:conditional-format>
          <calcext:conditional-format calcext:target-range-address="'2001.ntcir'.AIS1:'2001.ntcir'.AIS1">
            <calcext:condition calcext:apply-style-name="Accent" calcext:value="duplicate" calcext:base-cell-address="'2001.ntcir'.AIS1"/>
          </calcext:conditional-format>
          <calcext:conditional-format calcext:target-range-address="'2001.ntcir'.AIT1:'2001.ntcir'.AIT1">
            <calcext:condition calcext:apply-style-name="Accent" calcext:value="duplicate" calcext:base-cell-address="'2001.ntcir'.AIT1"/>
          </calcext:conditional-format>
          <calcext:conditional-format calcext:target-range-address="'2001.ntcir'.AIU1:'2001.ntcir'.AIU1">
            <calcext:condition calcext:apply-style-name="Accent" calcext:value="duplicate" calcext:base-cell-address="'2001.ntcir'.AIU1"/>
          </calcext:conditional-format>
          <calcext:conditional-format calcext:target-range-address="'2001.ntcir'.AIV1:'2001.ntcir'.AIV1">
            <calcext:condition calcext:apply-style-name="Accent" calcext:value="duplicate" calcext:base-cell-address="'2001.ntcir'.AIV1"/>
          </calcext:conditional-format>
          <calcext:conditional-format calcext:target-range-address="'2001.ntcir'.AIW1:'2001.ntcir'.AIW1">
            <calcext:condition calcext:apply-style-name="Accent" calcext:value="duplicate" calcext:base-cell-address="'2001.ntcir'.AIW1"/>
          </calcext:conditional-format>
          <calcext:conditional-format calcext:target-range-address="'2001.ntcir'.AIX1:'2001.ntcir'.AIX1">
            <calcext:condition calcext:apply-style-name="Accent" calcext:value="duplicate" calcext:base-cell-address="'2001.ntcir'.AIX1"/>
          </calcext:conditional-format>
          <calcext:conditional-format calcext:target-range-address="'2001.ntcir'.AIY1:'2001.ntcir'.AIY1">
            <calcext:condition calcext:apply-style-name="Accent" calcext:value="duplicate" calcext:base-cell-address="'2001.ntcir'.AIY1"/>
          </calcext:conditional-format>
          <calcext:conditional-format calcext:target-range-address="'2001.ntcir'.AIZ1:'2001.ntcir'.AIZ1">
            <calcext:condition calcext:apply-style-name="Accent" calcext:value="duplicate" calcext:base-cell-address="'2001.ntcir'.AIZ1"/>
          </calcext:conditional-format>
          <calcext:conditional-format calcext:target-range-address="'2001.ntcir'.AJA1:'2001.ntcir'.AJA1">
            <calcext:condition calcext:apply-style-name="Accent" calcext:value="duplicate" calcext:base-cell-address="'2001.ntcir'.AJA1"/>
          </calcext:conditional-format>
          <calcext:conditional-format calcext:target-range-address="'2001.ntcir'.AJB1:'2001.ntcir'.AJB1">
            <calcext:condition calcext:apply-style-name="Accent" calcext:value="duplicate" calcext:base-cell-address="'2001.ntcir'.AJB1"/>
          </calcext:conditional-format>
          <calcext:conditional-format calcext:target-range-address="'2001.ntcir'.AJC1:'2001.ntcir'.AJC1">
            <calcext:condition calcext:apply-style-name="Accent" calcext:value="duplicate" calcext:base-cell-address="'2001.ntcir'.AJC1"/>
          </calcext:conditional-format>
          <calcext:conditional-format calcext:target-range-address="'2001.ntcir'.AJD1:'2001.ntcir'.AJD1">
            <calcext:condition calcext:apply-style-name="Accent" calcext:value="duplicate" calcext:base-cell-address="'2001.ntcir'.AJD1"/>
          </calcext:conditional-format>
          <calcext:conditional-format calcext:target-range-address="'2001.ntcir'.AJE1:'2001.ntcir'.AJE1">
            <calcext:condition calcext:apply-style-name="Accent" calcext:value="duplicate" calcext:base-cell-address="'2001.ntcir'.AJE1"/>
          </calcext:conditional-format>
          <calcext:conditional-format calcext:target-range-address="'2001.ntcir'.AJF1:'2001.ntcir'.AJF1">
            <calcext:condition calcext:apply-style-name="Accent" calcext:value="duplicate" calcext:base-cell-address="'2001.ntcir'.AJF1"/>
          </calcext:conditional-format>
          <calcext:conditional-format calcext:target-range-address="'2001.ntcir'.AJG1:'2001.ntcir'.AJG1">
            <calcext:condition calcext:apply-style-name="Accent" calcext:value="duplicate" calcext:base-cell-address="'2001.ntcir'.AJG1"/>
          </calcext:conditional-format>
          <calcext:conditional-format calcext:target-range-address="'2001.ntcir'.AJH1:'2001.ntcir'.AJH1">
            <calcext:condition calcext:apply-style-name="Accent" calcext:value="duplicate" calcext:base-cell-address="'2001.ntcir'.AJH1"/>
          </calcext:conditional-format>
          <calcext:conditional-format calcext:target-range-address="'2001.ntcir'.AJI1:'2001.ntcir'.AJI1">
            <calcext:condition calcext:apply-style-name="Accent" calcext:value="duplicate" calcext:base-cell-address="'2001.ntcir'.AJI1"/>
          </calcext:conditional-format>
          <calcext:conditional-format calcext:target-range-address="'2001.ntcir'.AJJ1:'2001.ntcir'.AJJ1">
            <calcext:condition calcext:apply-style-name="Accent" calcext:value="duplicate" calcext:base-cell-address="'2001.ntcir'.AJJ1"/>
          </calcext:conditional-format>
          <calcext:conditional-format calcext:target-range-address="'2001.ntcir'.AJK1:'2001.ntcir'.AJK1">
            <calcext:condition calcext:apply-style-name="Accent" calcext:value="duplicate" calcext:base-cell-address="'2001.ntcir'.AJK1"/>
          </calcext:conditional-format>
          <calcext:conditional-format calcext:target-range-address="'2001.ntcir'.AJL1:'2001.ntcir'.AJL1">
            <calcext:condition calcext:apply-style-name="Accent" calcext:value="duplicate" calcext:base-cell-address="'2001.ntcir'.AJL1"/>
          </calcext:conditional-format>
          <calcext:conditional-format calcext:target-range-address="'2001.ntcir'.AJM1:'2001.ntcir'.AJM1">
            <calcext:condition calcext:apply-style-name="Accent" calcext:value="duplicate" calcext:base-cell-address="'2001.ntcir'.AJM1"/>
          </calcext:conditional-format>
          <calcext:conditional-format calcext:target-range-address="'2001.ntcir'.AJN1:'2001.ntcir'.AJN1">
            <calcext:condition calcext:apply-style-name="Accent" calcext:value="duplicate" calcext:base-cell-address="'2001.ntcir'.AJN1"/>
          </calcext:conditional-format>
          <calcext:conditional-format calcext:target-range-address="'2001.ntcir'.AJO1:'2001.ntcir'.AJO1">
            <calcext:condition calcext:apply-style-name="Accent" calcext:value="duplicate" calcext:base-cell-address="'2001.ntcir'.AJO1"/>
          </calcext:conditional-format>
          <calcext:conditional-format calcext:target-range-address="'2001.ntcir'.AJP1:'2001.ntcir'.AJP1">
            <calcext:condition calcext:apply-style-name="Accent" calcext:value="duplicate" calcext:base-cell-address="'2001.ntcir'.AJP1"/>
          </calcext:conditional-format>
          <calcext:conditional-format calcext:target-range-address="'2001.ntcir'.AJQ1:'2001.ntcir'.AJQ1">
            <calcext:condition calcext:apply-style-name="Accent" calcext:value="duplicate" calcext:base-cell-address="'2001.ntcir'.AJQ1"/>
          </calcext:conditional-format>
          <calcext:conditional-format calcext:target-range-address="'2001.ntcir'.AJR1:'2001.ntcir'.AJR1">
            <calcext:condition calcext:apply-style-name="Accent" calcext:value="duplicate" calcext:base-cell-address="'2001.ntcir'.AJR1"/>
          </calcext:conditional-format>
          <calcext:conditional-format calcext:target-range-address="'2001.ntcir'.AJS1:'2001.ntcir'.AJS1">
            <calcext:condition calcext:apply-style-name="Accent" calcext:value="duplicate" calcext:base-cell-address="'2001.ntcir'.AJS1"/>
          </calcext:conditional-format>
          <calcext:conditional-format calcext:target-range-address="'2001.ntcir'.AJT1:'2001.ntcir'.AJT1">
            <calcext:condition calcext:apply-style-name="Accent" calcext:value="duplicate" calcext:base-cell-address="'2001.ntcir'.AJT1"/>
          </calcext:conditional-format>
          <calcext:conditional-format calcext:target-range-address="'2001.ntcir'.AJU1:'2001.ntcir'.AJU1">
            <calcext:condition calcext:apply-style-name="Accent" calcext:value="duplicate" calcext:base-cell-address="'2001.ntcir'.AJU1"/>
          </calcext:conditional-format>
          <calcext:conditional-format calcext:target-range-address="'2001.ntcir'.AJV1:'2001.ntcir'.AJV1">
            <calcext:condition calcext:apply-style-name="Accent" calcext:value="duplicate" calcext:base-cell-address="'2001.ntcir'.AJV1"/>
          </calcext:conditional-format>
          <calcext:conditional-format calcext:target-range-address="'2001.ntcir'.AJW1:'2001.ntcir'.AJW1">
            <calcext:condition calcext:apply-style-name="Accent" calcext:value="duplicate" calcext:base-cell-address="'2001.ntcir'.AJW1"/>
          </calcext:conditional-format>
          <calcext:conditional-format calcext:target-range-address="'2001.ntcir'.AJX1:'2001.ntcir'.AJX1">
            <calcext:condition calcext:apply-style-name="Accent" calcext:value="duplicate" calcext:base-cell-address="'2001.ntcir'.AJX1"/>
          </calcext:conditional-format>
          <calcext:conditional-format calcext:target-range-address="'2001.ntcir'.AJY1:'2001.ntcir'.AJY1">
            <calcext:condition calcext:apply-style-name="Accent" calcext:value="duplicate" calcext:base-cell-address="'2001.ntcir'.AJY1"/>
          </calcext:conditional-format>
          <calcext:conditional-format calcext:target-range-address="'2001.ntcir'.AJZ1:'2001.ntcir'.AJZ1">
            <calcext:condition calcext:apply-style-name="Accent" calcext:value="duplicate" calcext:base-cell-address="'2001.ntcir'.AJZ1"/>
          </calcext:conditional-format>
          <calcext:conditional-format calcext:target-range-address="'2001.ntcir'.AKA1:'2001.ntcir'.AKA1">
            <calcext:condition calcext:apply-style-name="Accent" calcext:value="duplicate" calcext:base-cell-address="'2001.ntcir'.AKA1"/>
          </calcext:conditional-format>
          <calcext:conditional-format calcext:target-range-address="'2001.ntcir'.AKB1:'2001.ntcir'.AKB1">
            <calcext:condition calcext:apply-style-name="Accent" calcext:value="duplicate" calcext:base-cell-address="'2001.ntcir'.AKB1"/>
          </calcext:conditional-format>
          <calcext:conditional-format calcext:target-range-address="'2001.ntcir'.AKC1:'2001.ntcir'.AKC1">
            <calcext:condition calcext:apply-style-name="Accent" calcext:value="duplicate" calcext:base-cell-address="'2001.ntcir'.AKC1"/>
          </calcext:conditional-format>
          <calcext:conditional-format calcext:target-range-address="'2001.ntcir'.AKD1:'2001.ntcir'.AKD1">
            <calcext:condition calcext:apply-style-name="Accent" calcext:value="duplicate" calcext:base-cell-address="'2001.ntcir'.AKD1"/>
          </calcext:conditional-format>
          <calcext:conditional-format calcext:target-range-address="'2001.ntcir'.AKE1:'2001.ntcir'.AKE1">
            <calcext:condition calcext:apply-style-name="Accent" calcext:value="duplicate" calcext:base-cell-address="'2001.ntcir'.AKE1"/>
          </calcext:conditional-format>
          <calcext:conditional-format calcext:target-range-address="'2001.ntcir'.AKF1:'2001.ntcir'.AKF1">
            <calcext:condition calcext:apply-style-name="Accent" calcext:value="duplicate" calcext:base-cell-address="'2001.ntcir'.AKF1"/>
          </calcext:conditional-format>
          <calcext:conditional-format calcext:target-range-address="'2001.ntcir'.AKG1:'2001.ntcir'.AKG1">
            <calcext:condition calcext:apply-style-name="Accent" calcext:value="duplicate" calcext:base-cell-address="'2001.ntcir'.AKG1"/>
          </calcext:conditional-format>
          <calcext:conditional-format calcext:target-range-address="'2001.ntcir'.AKH1:'2001.ntcir'.AKH1">
            <calcext:condition calcext:apply-style-name="Accent" calcext:value="duplicate" calcext:base-cell-address="'2001.ntcir'.AKH1"/>
          </calcext:conditional-format>
          <calcext:conditional-format calcext:target-range-address="'2001.ntcir'.AKI1:'2001.ntcir'.AKI1">
            <calcext:condition calcext:apply-style-name="Accent" calcext:value="duplicate" calcext:base-cell-address="'2001.ntcir'.AKI1"/>
          </calcext:conditional-format>
          <calcext:conditional-format calcext:target-range-address="'2001.ntcir'.AKJ1:'2001.ntcir'.AKJ1">
            <calcext:condition calcext:apply-style-name="Accent" calcext:value="duplicate" calcext:base-cell-address="'2001.ntcir'.AKJ1"/>
          </calcext:conditional-format>
          <calcext:conditional-format calcext:target-range-address="'2001.ntcir'.AKK1:'2001.ntcir'.AKK1">
            <calcext:condition calcext:apply-style-name="Accent" calcext:value="duplicate" calcext:base-cell-address="'2001.ntcir'.AKK1"/>
          </calcext:conditional-format>
          <calcext:conditional-format calcext:target-range-address="'2001.ntcir'.AKL1:'2001.ntcir'.AKL1">
            <calcext:condition calcext:apply-style-name="Accent" calcext:value="duplicate" calcext:base-cell-address="'2001.ntcir'.AKL1"/>
          </calcext:conditional-format>
          <calcext:conditional-format calcext:target-range-address="'2001.ntcir'.AKM1:'2001.ntcir'.AKM1">
            <calcext:condition calcext:apply-style-name="Accent" calcext:value="duplicate" calcext:base-cell-address="'2001.ntcir'.AKM1"/>
          </calcext:conditional-format>
          <calcext:conditional-format calcext:target-range-address="'2001.ntcir'.AKN1:'2001.ntcir'.AKN1">
            <calcext:condition calcext:apply-style-name="Accent" calcext:value="duplicate" calcext:base-cell-address="'2001.ntcir'.AKN1"/>
          </calcext:conditional-format>
          <calcext:conditional-format calcext:target-range-address="'2001.ntcir'.AKO1:'2001.ntcir'.AKO1">
            <calcext:condition calcext:apply-style-name="Accent" calcext:value="duplicate" calcext:base-cell-address="'2001.ntcir'.AKO1"/>
          </calcext:conditional-format>
          <calcext:conditional-format calcext:target-range-address="'2001.ntcir'.AKP1:'2001.ntcir'.AKP1">
            <calcext:condition calcext:apply-style-name="Accent" calcext:value="duplicate" calcext:base-cell-address="'2001.ntcir'.AKP1"/>
          </calcext:conditional-format>
          <calcext:conditional-format calcext:target-range-address="'2001.ntcir'.AKQ1:'2001.ntcir'.AKQ1">
            <calcext:condition calcext:apply-style-name="Accent" calcext:value="duplicate" calcext:base-cell-address="'2001.ntcir'.AKQ1"/>
          </calcext:conditional-format>
          <calcext:conditional-format calcext:target-range-address="'2001.ntcir'.AKR1:'2001.ntcir'.AKR1">
            <calcext:condition calcext:apply-style-name="Accent" calcext:value="duplicate" calcext:base-cell-address="'2001.ntcir'.AKR1"/>
          </calcext:conditional-format>
          <calcext:conditional-format calcext:target-range-address="'2001.ntcir'.AKS1:'2001.ntcir'.AKS1">
            <calcext:condition calcext:apply-style-name="Accent" calcext:value="duplicate" calcext:base-cell-address="'2001.ntcir'.AKS1"/>
          </calcext:conditional-format>
          <calcext:conditional-format calcext:target-range-address="'2001.ntcir'.AKT1:'2001.ntcir'.AKT1">
            <calcext:condition calcext:apply-style-name="Accent" calcext:value="duplicate" calcext:base-cell-address="'2001.ntcir'.AKT1"/>
          </calcext:conditional-format>
          <calcext:conditional-format calcext:target-range-address="'2001.ntcir'.AKU1:'2001.ntcir'.AKU1">
            <calcext:condition calcext:apply-style-name="Accent" calcext:value="duplicate" calcext:base-cell-address="'2001.ntcir'.AKU1"/>
          </calcext:conditional-format>
          <calcext:conditional-format calcext:target-range-address="'2001.ntcir'.AKV1:'2001.ntcir'.AKV1">
            <calcext:condition calcext:apply-style-name="Accent" calcext:value="duplicate" calcext:base-cell-address="'2001.ntcir'.AKV1"/>
          </calcext:conditional-format>
          <calcext:conditional-format calcext:target-range-address="'2001.ntcir'.AKW1:'2001.ntcir'.AKW1">
            <calcext:condition calcext:apply-style-name="Accent" calcext:value="duplicate" calcext:base-cell-address="'2001.ntcir'.AKW1"/>
          </calcext:conditional-format>
          <calcext:conditional-format calcext:target-range-address="'2001.ntcir'.AKX1:'2001.ntcir'.AKX1">
            <calcext:condition calcext:apply-style-name="Accent" calcext:value="duplicate" calcext:base-cell-address="'2001.ntcir'.AKX1"/>
          </calcext:conditional-format>
          <calcext:conditional-format calcext:target-range-address="'2001.ntcir'.AKY1:'2001.ntcir'.AKY1">
            <calcext:condition calcext:apply-style-name="Accent" calcext:value="duplicate" calcext:base-cell-address="'2001.ntcir'.AKY1"/>
          </calcext:conditional-format>
          <calcext:conditional-format calcext:target-range-address="'2001.ntcir'.AKZ1:'2001.ntcir'.AKZ1">
            <calcext:condition calcext:apply-style-name="Accent" calcext:value="duplicate" calcext:base-cell-address="'2001.ntcir'.AKZ1"/>
          </calcext:conditional-format>
          <calcext:conditional-format calcext:target-range-address="'2001.ntcir'.ALA1:'2001.ntcir'.ALA1">
            <calcext:condition calcext:apply-style-name="Accent" calcext:value="duplicate" calcext:base-cell-address="'2001.ntcir'.ALA1"/>
          </calcext:conditional-format>
          <calcext:conditional-format calcext:target-range-address="'2001.ntcir'.ALB1:'2001.ntcir'.ALB1">
            <calcext:condition calcext:apply-style-name="Accent" calcext:value="duplicate" calcext:base-cell-address="'2001.ntcir'.ALB1"/>
          </calcext:conditional-format>
          <calcext:conditional-format calcext:target-range-address="'2001.ntcir'.ALC1:'2001.ntcir'.ALC1">
            <calcext:condition calcext:apply-style-name="Accent" calcext:value="duplicate" calcext:base-cell-address="'2001.ntcir'.ALC1"/>
          </calcext:conditional-format>
          <calcext:conditional-format calcext:target-range-address="'2001.ntcir'.ALD1:'2001.ntcir'.ALD1">
            <calcext:condition calcext:apply-style-name="Accent" calcext:value="duplicate" calcext:base-cell-address="'2001.ntcir'.ALD1"/>
          </calcext:conditional-format>
          <calcext:conditional-format calcext:target-range-address="'2001.ntcir'.ALE1:'2001.ntcir'.ALE1">
            <calcext:condition calcext:apply-style-name="Accent" calcext:value="duplicate" calcext:base-cell-address="'2001.ntcir'.ALE1"/>
          </calcext:conditional-format>
          <calcext:conditional-format calcext:target-range-address="'2001.ntcir'.ALF1:'2001.ntcir'.ALF1">
            <calcext:condition calcext:apply-style-name="Accent" calcext:value="duplicate" calcext:base-cell-address="'2001.ntcir'.ALF1"/>
          </calcext:conditional-format>
          <calcext:conditional-format calcext:target-range-address="'2001.ntcir'.ALG1:'2001.ntcir'.ALG1">
            <calcext:condition calcext:apply-style-name="Accent" calcext:value="duplicate" calcext:base-cell-address="'2001.ntcir'.ALG1"/>
          </calcext:conditional-format>
          <calcext:conditional-format calcext:target-range-address="'2001.ntcir'.ALH1:'2001.ntcir'.ALH1">
            <calcext:condition calcext:apply-style-name="Accent" calcext:value="duplicate" calcext:base-cell-address="'2001.ntcir'.ALH1"/>
          </calcext:conditional-format>
          <calcext:conditional-format calcext:target-range-address="'2001.ntcir'.ALI1:'2001.ntcir'.ALI1">
            <calcext:condition calcext:apply-style-name="Accent" calcext:value="duplicate" calcext:base-cell-address="'2001.ntcir'.ALI1"/>
          </calcext:conditional-format>
          <calcext:conditional-format calcext:target-range-address="'2001.ntcir'.ALJ1:'2001.ntcir'.ALJ1">
            <calcext:condition calcext:apply-style-name="Accent" calcext:value="duplicate" calcext:base-cell-address="'2001.ntcir'.ALJ1"/>
          </calcext:conditional-format>
          <calcext:conditional-format calcext:target-range-address="'2001.ntcir'.ALK1:'2001.ntcir'.ALK1">
            <calcext:condition calcext:apply-style-name="Accent" calcext:value="duplicate" calcext:base-cell-address="'2001.ntcir'.ALK1"/>
          </calcext:conditional-format>
          <calcext:conditional-format calcext:target-range-address="'2001.ntcir'.ALL1:'2001.ntcir'.ALL1">
            <calcext:condition calcext:apply-style-name="Accent" calcext:value="duplicate" calcext:base-cell-address="'2001.ntcir'.ALL1"/>
          </calcext:conditional-format>
          <calcext:conditional-format calcext:target-range-address="'2001.ntcir'.ALM1:'2001.ntcir'.ALM1">
            <calcext:condition calcext:apply-style-name="Accent" calcext:value="duplicate" calcext:base-cell-address="'2001.ntcir'.ALM1"/>
          </calcext:conditional-format>
          <calcext:conditional-format calcext:target-range-address="'2001.ntcir'.ALN1:'2001.ntcir'.ALN1">
            <calcext:condition calcext:apply-style-name="Accent" calcext:value="duplicate" calcext:base-cell-address="'2001.ntcir'.ALN1"/>
          </calcext:conditional-format>
          <calcext:conditional-format calcext:target-range-address="'2001.ntcir'.ALO1:'2001.ntcir'.ALO1">
            <calcext:condition calcext:apply-style-name="Accent" calcext:value="duplicate" calcext:base-cell-address="'2001.ntcir'.ALO1"/>
          </calcext:conditional-format>
          <calcext:conditional-format calcext:target-range-address="'2001.ntcir'.ALP1:'2001.ntcir'.ALP1">
            <calcext:condition calcext:apply-style-name="Accent" calcext:value="duplicate" calcext:base-cell-address="'2001.ntcir'.ALP1"/>
          </calcext:conditional-format>
          <calcext:conditional-format calcext:target-range-address="'2001.ntcir'.ALQ1:'2001.ntcir'.ALQ1">
            <calcext:condition calcext:apply-style-name="Accent" calcext:value="duplicate" calcext:base-cell-address="'2001.ntcir'.ALQ1"/>
          </calcext:conditional-format>
          <calcext:conditional-format calcext:target-range-address="'2001.ntcir'.ALR1:'2001.ntcir'.ALR1">
            <calcext:condition calcext:apply-style-name="Accent" calcext:value="duplicate" calcext:base-cell-address="'2001.ntcir'.ALR1"/>
          </calcext:conditional-format>
          <calcext:conditional-format calcext:target-range-address="'2001.ntcir'.ALS1:'2001.ntcir'.ALS1">
            <calcext:condition calcext:apply-style-name="Accent" calcext:value="duplicate" calcext:base-cell-address="'2001.ntcir'.ALS1"/>
          </calcext:conditional-format>
          <calcext:conditional-format calcext:target-range-address="'2001.ntcir'.ALT1:'2001.ntcir'.ALT1">
            <calcext:condition calcext:apply-style-name="Accent" calcext:value="duplicate" calcext:base-cell-address="'2001.ntcir'.ALT1"/>
          </calcext:conditional-format>
          <calcext:conditional-format calcext:target-range-address="'2001.ntcir'.ALU1:'2001.ntcir'.ALU1">
            <calcext:condition calcext:apply-style-name="Accent" calcext:value="duplicate" calcext:base-cell-address="'2001.ntcir'.ALU1"/>
          </calcext:conditional-format>
          <calcext:conditional-format calcext:target-range-address="'2001.ntcir'.ALV1:'2001.ntcir'.ALV1">
            <calcext:condition calcext:apply-style-name="Accent" calcext:value="duplicate" calcext:base-cell-address="'2001.ntcir'.ALV1"/>
          </calcext:conditional-format>
          <calcext:conditional-format calcext:target-range-address="'2001.ntcir'.ALW1:'2001.ntcir'.ALW1">
            <calcext:condition calcext:apply-style-name="Accent" calcext:value="duplicate" calcext:base-cell-address="'2001.ntcir'.ALW1"/>
          </calcext:conditional-format>
          <calcext:conditional-format calcext:target-range-address="'2001.ntcir'.ALX1:'2001.ntcir'.ALX1">
            <calcext:condition calcext:apply-style-name="Accent" calcext:value="duplicate" calcext:base-cell-address="'2001.ntcir'.ALX1"/>
          </calcext:conditional-format>
          <calcext:conditional-format calcext:target-range-address="'2001.ntcir'.ALY1:'2001.ntcir'.ALY1">
            <calcext:condition calcext:apply-style-name="Accent" calcext:value="duplicate" calcext:base-cell-address="'2001.ntcir'.ALY1"/>
          </calcext:conditional-format>
          <calcext:conditional-format calcext:target-range-address="'2001.ntcir'.ALZ1:'2001.ntcir'.ALZ1">
            <calcext:condition calcext:apply-style-name="Accent" calcext:value="duplicate" calcext:base-cell-address="'2001.ntcir'.ALZ1"/>
          </calcext:conditional-format>
          <calcext:conditional-format calcext:target-range-address="'2001.ntcir'.AMA1:'2001.ntcir'.AMA1">
            <calcext:condition calcext:apply-style-name="Accent" calcext:value="duplicate" calcext:base-cell-address="'2001.ntcir'.AMA1"/>
          </calcext:conditional-format>
          <calcext:conditional-format calcext:target-range-address="'2001.ntcir'.AMB1:'2001.ntcir'.AMB1">
            <calcext:condition calcext:apply-style-name="Accent" calcext:value="duplicate" calcext:base-cell-address="'2001.ntcir'.AMB1"/>
          </calcext:conditional-format>
          <calcext:conditional-format calcext:target-range-address="'2001.ntcir'.AMC1:'2001.ntcir'.AMC1">
            <calcext:condition calcext:apply-style-name="Accent" calcext:value="duplicate" calcext:base-cell-address="'2001.ntcir'.AMC1"/>
          </calcext:conditional-format>
          <calcext:conditional-format calcext:target-range-address="'2001.ntcir'.AMD1:'2001.ntcir'.AMD1">
            <calcext:condition calcext:apply-style-name="Accent" calcext:value="duplicate" calcext:base-cell-address="'2001.ntcir'.AMD1"/>
          </calcext:conditional-format>
          <calcext:conditional-format calcext:target-range-address="'2001.ntcir'.AME1:'2001.ntcir'.AME1">
            <calcext:condition calcext:apply-style-name="Accent" calcext:value="duplicate" calcext:base-cell-address="'2001.ntcir'.AME1"/>
          </calcext:conditional-format>
          <calcext:conditional-format calcext:target-range-address="'2001.ntcir'.AMF1:'2001.ntcir'.AMF1">
            <calcext:condition calcext:apply-style-name="Accent" calcext:value="duplicate" calcext:base-cell-address="'2001.ntcir'.AMF1"/>
          </calcext:conditional-format>
          <calcext:conditional-format calcext:target-range-address="'2001.ntcir'.AMG1:'2001.ntcir'.AMG1">
            <calcext:condition calcext:apply-style-name="Accent" calcext:value="duplicate" calcext:base-cell-address="'2001.ntcir'.AMG1"/>
          </calcext:conditional-format>
          <calcext:conditional-format calcext:target-range-address="'2001.ntcir'.AMH1:'2001.ntcir'.AMH1">
            <calcext:condition calcext:apply-style-name="Accent" calcext:value="duplicate" calcext:base-cell-address="'2001.ntcir'.AMH1"/>
          </calcext:conditional-format>
          <calcext:conditional-format calcext:target-range-address="'2001.ntcir'.AMI1:'2001.ntcir'.AMI1">
            <calcext:condition calcext:apply-style-name="Accent" calcext:value="duplicate" calcext:base-cell-address="'2001.ntcir'.AMI1"/>
          </calcext:conditional-format>
          <calcext:conditional-format calcext:target-range-address="'2001.ntcir'.AMJ1:'2001.ntcir'.AMJ1">
            <calcext:condition calcext:apply-style-name="Accent" calcext:value="duplicate" calcext:base-cell-address="'2001.ntcir'.AMJ1"/>
          </calcext:conditional-format>
        </calcext:conditional-formats>
      </table:table>
      <table:table table:name="2002.ntcir" table:style-name="ta1">
        <table:table-column table:style-name="co6" table:default-cell-style-name="ce1028"/>
        <table:table-column table:style-name="co5" table:number-columns-repeated="1023" table:default-cell-style-name="ce1028"/>
        <table:table-row table:style-name="ro1">
          <table:table-cell table:style-name="ce1027" office:value-type="string" calcext:value-type="string">
            <text:p>Title</text:p>
          </table:table-cell>
          <table:table-cell table:style-name="ce1029" office:value-type="string" calcext:value-type="string">
            <text:p>Authors</text:p>
          </table:table-cell>
          <table:table-cell table:style-name="ce1030" office:value-type="string" calcext:value-type="string">
            <text:p>Pdf</text:p>
          </table:table-cell>
          <table:table-cell table:style-name="ce1031" office:value-type="string" calcext:value-type="string">
            <text:p>Presentation</text:p>
          </table:table-cell>
          <table:table-cell table:style-name="ce1032" office:value-type="string" calcext:value-type="string">
            <text:p>Volume_Name</text:p>
          </table:table-cell>
          <table:table-cell table:style-name="ce1033" office:value-type="string" calcext:value-type="string">
            <text:p>Pages</text:p>
          </table:table-cell>
          <table:table-cell table:style-name="ce1034" office:value-type="string" calcext:value-type="string">
            <text:p>Notes</text:p>
          </table:table-cell>
          <table:table-cell table:style-name="ce1035"/>
          <table:table-cell table:style-name="ce1036"/>
          <table:table-cell table:style-name="ce1037"/>
          <table:table-cell table:style-name="ce1038"/>
          <table:table-cell table:style-name="ce1039"/>
          <table:table-cell table:style-name="ce1040"/>
          <table:table-cell table:style-name="ce1041"/>
          <table:table-cell table:style-name="ce1042"/>
          <table:table-cell table:style-name="ce1043"/>
          <table:table-cell table:style-name="ce1044"/>
          <table:table-cell table:style-name="ce1045"/>
          <table:table-cell table:style-name="ce1046"/>
          <table:table-cell table:style-name="ce1047"/>
          <table:table-cell table:style-name="ce1048"/>
          <table:table-cell table:style-name="ce1049"/>
          <table:table-cell table:style-name="ce1050"/>
          <table:table-cell table:style-name="ce1051"/>
          <table:table-cell table:style-name="ce1052"/>
          <table:table-cell table:style-name="ce1053"/>
          <table:table-cell table:style-name="ce1054"/>
          <table:table-cell table:style-name="ce1055"/>
          <table:table-cell table:style-name="ce1056"/>
          <table:table-cell table:style-name="ce1057"/>
          <table:table-cell table:style-name="ce1058"/>
          <table:table-cell table:style-name="ce1059"/>
          <table:table-cell table:style-name="ce1060"/>
          <table:table-cell table:style-name="ce1061"/>
          <table:table-cell table:style-name="ce1062"/>
          <table:table-cell table:style-name="ce1063"/>
          <table:table-cell table:style-name="ce1064"/>
          <table:table-cell table:style-name="ce1065"/>
          <table:table-cell table:style-name="ce1066"/>
          <table:table-cell table:style-name="ce1067"/>
          <table:table-cell table:style-name="ce1068"/>
          <table:table-cell table:style-name="ce1069"/>
          <table:table-cell table:style-name="ce1070"/>
          <table:table-cell table:style-name="ce1071"/>
          <table:table-cell table:style-name="ce1072"/>
          <table:table-cell table:style-name="ce1073"/>
          <table:table-cell table:style-name="ce1074"/>
          <table:table-cell table:style-name="ce1075"/>
          <table:table-cell table:style-name="ce1076"/>
          <table:table-cell table:style-name="ce1077"/>
          <table:table-cell table:style-name="ce1078"/>
          <table:table-cell table:style-name="ce1079"/>
          <table:table-cell table:style-name="ce1080"/>
          <table:table-cell table:style-name="ce1081"/>
          <table:table-cell table:style-name="ce1082"/>
          <table:table-cell table:style-name="ce1083"/>
          <table:table-cell table:style-name="ce1084"/>
          <table:table-cell table:style-name="ce1085"/>
          <table:table-cell table:style-name="ce1086"/>
          <table:table-cell table:style-name="ce1087"/>
          <table:table-cell table:style-name="ce1088"/>
          <table:table-cell table:style-name="ce1089"/>
          <table:table-cell table:style-name="ce1090"/>
          <table:table-cell table:style-name="ce1091"/>
          <table:table-cell table:style-name="ce1092"/>
          <table:table-cell table:style-name="ce1093"/>
          <table:table-cell table:style-name="ce1094"/>
          <table:table-cell table:style-name="ce1095"/>
          <table:table-cell table:style-name="ce1096"/>
          <table:table-cell table:style-name="ce1097"/>
          <table:table-cell table:style-name="ce1098"/>
          <table:table-cell table:style-name="ce1099"/>
          <table:table-cell table:style-name="ce1100"/>
          <table:table-cell table:style-name="ce1101"/>
          <table:table-cell table:style-name="ce1102"/>
          <table:table-cell table:style-name="ce1103"/>
          <table:table-cell table:style-name="ce1104"/>
          <table:table-cell table:style-name="ce1105"/>
          <table:table-cell table:style-name="ce1106"/>
          <table:table-cell table:style-name="ce1107"/>
          <table:table-cell table:style-name="ce1108"/>
          <table:table-cell table:style-name="ce1109"/>
          <table:table-cell table:style-name="ce1110"/>
          <table:table-cell table:style-name="ce1111"/>
          <table:table-cell table:style-name="ce1112"/>
          <table:table-cell table:style-name="ce1113"/>
          <table:table-cell table:style-name="ce1114"/>
          <table:table-cell table:style-name="ce1115"/>
          <table:table-cell table:style-name="ce1116"/>
          <table:table-cell table:style-name="ce1117"/>
          <table:table-cell table:style-name="ce1118"/>
          <table:table-cell table:style-name="ce1119"/>
          <table:table-cell table:style-name="ce1120"/>
          <table:table-cell table:style-name="ce1121"/>
          <table:table-cell table:style-name="ce1122"/>
          <table:table-cell table:style-name="ce1123"/>
          <table:table-cell table:style-name="ce1124"/>
          <table:table-cell table:style-name="ce1125"/>
          <table:table-cell table:style-name="ce1126"/>
          <table:table-cell table:style-name="ce1127"/>
          <table:table-cell table:style-name="ce1128"/>
          <table:table-cell table:style-name="ce1129"/>
          <table:table-cell table:style-name="ce1130"/>
          <table:table-cell table:style-name="ce1131"/>
          <table:table-cell table:style-name="ce1132"/>
          <table:table-cell table:style-name="ce1133"/>
          <table:table-cell table:style-name="ce1134"/>
          <table:table-cell table:style-name="ce1135"/>
          <table:table-cell table:style-name="ce1136"/>
          <table:table-cell table:style-name="ce1137"/>
          <table:table-cell table:style-name="ce1138"/>
          <table:table-cell table:style-name="ce1139"/>
          <table:table-cell table:style-name="ce1140"/>
          <table:table-cell table:style-name="ce1141"/>
          <table:table-cell table:style-name="ce1142"/>
          <table:table-cell table:style-name="ce1143"/>
          <table:table-cell table:style-name="ce1144"/>
          <table:table-cell table:style-name="ce1145"/>
          <table:table-cell table:style-name="ce1146"/>
          <table:table-cell table:style-name="ce1147"/>
          <table:table-cell table:style-name="ce1148"/>
          <table:table-cell table:style-name="ce1149"/>
          <table:table-cell table:style-name="ce1150"/>
          <table:table-cell table:style-name="ce1151"/>
          <table:table-cell table:style-name="ce1152"/>
          <table:table-cell table:style-name="ce1153"/>
          <table:table-cell table:style-name="ce1154"/>
          <table:table-cell table:style-name="ce1155"/>
          <table:table-cell table:style-name="ce1156"/>
          <table:table-cell table:style-name="ce1157"/>
          <table:table-cell table:style-name="ce1158"/>
          <table:table-cell table:style-name="ce1159"/>
          <table:table-cell table:style-name="ce1160"/>
          <table:table-cell table:style-name="ce1161"/>
          <table:table-cell table:style-name="ce1162"/>
          <table:table-cell table:style-name="ce1163"/>
          <table:table-cell table:style-name="ce1164"/>
          <table:table-cell table:style-name="ce1165"/>
          <table:table-cell table:style-name="ce1166"/>
          <table:table-cell table:style-name="ce1167"/>
          <table:table-cell table:style-name="ce1168"/>
          <table:table-cell table:style-name="ce1169"/>
          <table:table-cell table:style-name="ce1170"/>
          <table:table-cell table:style-name="ce1171"/>
          <table:table-cell table:style-name="ce1172"/>
          <table:table-cell table:style-name="ce1173"/>
          <table:table-cell table:style-name="ce1174"/>
          <table:table-cell table:style-name="ce1175"/>
          <table:table-cell table:style-name="ce1176"/>
          <table:table-cell table:style-name="ce1177"/>
          <table:table-cell table:style-name="ce1178"/>
          <table:table-cell table:style-name="ce1179"/>
          <table:table-cell table:style-name="ce1180"/>
          <table:table-cell table:style-name="ce1181"/>
          <table:table-cell table:style-name="ce1182"/>
          <table:table-cell table:style-name="ce1183"/>
          <table:table-cell table:style-name="ce1184"/>
          <table:table-cell table:style-name="ce1185"/>
          <table:table-cell table:style-name="ce1186"/>
          <table:table-cell table:style-name="ce1187"/>
          <table:table-cell table:style-name="ce1188"/>
          <table:table-cell table:style-name="ce1189"/>
          <table:table-cell table:style-name="ce1190"/>
          <table:table-cell table:style-name="ce1191"/>
          <table:table-cell table:style-name="ce1192"/>
          <table:table-cell table:style-name="ce1193"/>
          <table:table-cell table:style-name="ce1194"/>
          <table:table-cell table:style-name="ce1195"/>
          <table:table-cell table:style-name="ce1196"/>
          <table:table-cell table:style-name="ce1197"/>
          <table:table-cell table:style-name="ce1198"/>
          <table:table-cell table:style-name="ce1199"/>
          <table:table-cell table:style-name="ce1200"/>
          <table:table-cell table:style-name="ce1201"/>
          <table:table-cell table:style-name="ce1202"/>
          <table:table-cell table:style-name="ce1203"/>
          <table:table-cell table:style-name="ce1204"/>
          <table:table-cell table:style-name="ce1205"/>
          <table:table-cell table:style-name="ce1206"/>
          <table:table-cell table:style-name="ce1207"/>
          <table:table-cell table:style-name="ce1208"/>
          <table:table-cell table:style-name="ce1209"/>
          <table:table-cell table:style-name="ce1210"/>
          <table:table-cell table:style-name="ce1211"/>
          <table:table-cell table:style-name="ce1212"/>
          <table:table-cell table:style-name="ce1213"/>
          <table:table-cell table:style-name="ce1214"/>
          <table:table-cell table:style-name="ce1215"/>
          <table:table-cell table:style-name="ce1216"/>
          <table:table-cell table:style-name="ce1217"/>
          <table:table-cell table:style-name="ce1218"/>
          <table:table-cell table:style-name="ce1219"/>
          <table:table-cell table:style-name="ce1220"/>
          <table:table-cell table:style-name="ce1221"/>
          <table:table-cell table:style-name="ce1222"/>
          <table:table-cell table:style-name="ce1223"/>
          <table:table-cell table:style-name="ce1224"/>
          <table:table-cell table:style-name="ce1225"/>
          <table:table-cell table:style-name="ce1226"/>
          <table:table-cell table:style-name="ce1227"/>
          <table:table-cell table:style-name="ce1228"/>
          <table:table-cell table:style-name="ce1229"/>
          <table:table-cell table:style-name="ce1230"/>
          <table:table-cell table:style-name="ce1231"/>
          <table:table-cell table:style-name="ce1232"/>
          <table:table-cell table:style-name="ce1233"/>
          <table:table-cell table:style-name="ce1234"/>
          <table:table-cell table:style-name="ce1235"/>
          <table:table-cell table:style-name="ce1236"/>
          <table:table-cell table:style-name="ce1237"/>
          <table:table-cell table:style-name="ce1238"/>
          <table:table-cell table:style-name="ce1239"/>
          <table:table-cell table:style-name="ce1240"/>
          <table:table-cell table:style-name="ce1241"/>
          <table:table-cell table:style-name="ce1242"/>
          <table:table-cell table:style-name="ce1243"/>
          <table:table-cell table:style-name="ce1244"/>
          <table:table-cell table:style-name="ce1245"/>
          <table:table-cell table:style-name="ce1246"/>
          <table:table-cell table:style-name="ce1247"/>
          <table:table-cell table:style-name="ce1248"/>
          <table:table-cell table:style-name="ce1249"/>
          <table:table-cell table:style-name="ce1250"/>
          <table:table-cell table:style-name="ce1251"/>
          <table:table-cell table:style-name="ce1252"/>
          <table:table-cell table:style-name="ce1253"/>
          <table:table-cell table:style-name="ce1254"/>
          <table:table-cell table:style-name="ce1255"/>
          <table:table-cell table:style-name="ce1256"/>
          <table:table-cell table:style-name="ce1257"/>
          <table:table-cell table:style-name="ce1258"/>
          <table:table-cell table:style-name="ce1259"/>
          <table:table-cell table:style-name="ce1260"/>
          <table:table-cell table:style-name="ce1261"/>
          <table:table-cell table:style-name="ce1262"/>
          <table:table-cell table:style-name="ce1263"/>
          <table:table-cell table:style-name="ce1264"/>
          <table:table-cell table:style-name="ce1265"/>
          <table:table-cell table:style-name="ce1266"/>
          <table:table-cell table:style-name="ce1267"/>
          <table:table-cell table:style-name="ce1268"/>
          <table:table-cell table:style-name="ce1269"/>
          <table:table-cell table:style-name="ce1270"/>
          <table:table-cell table:style-name="ce1271"/>
          <table:table-cell table:style-name="ce1272"/>
          <table:table-cell table:style-name="ce1273"/>
          <table:table-cell table:style-name="ce1274"/>
          <table:table-cell table:style-name="ce1275"/>
          <table:table-cell table:style-name="ce1276"/>
          <table:table-cell table:style-name="ce1277"/>
          <table:table-cell table:style-name="ce1278"/>
          <table:table-cell table:style-name="ce1279"/>
          <table:table-cell table:style-name="ce1280"/>
          <table:table-cell table:style-name="ce1281"/>
          <table:table-cell table:style-name="ce1282"/>
          <table:table-cell table:style-name="ce1283"/>
          <table:table-cell table:style-name="ce1284"/>
          <table:table-cell table:style-name="ce1285"/>
          <table:table-cell table:style-name="ce1286"/>
          <table:table-cell table:style-name="ce1287"/>
          <table:table-cell table:style-name="ce1288"/>
          <table:table-cell table:style-name="ce1289"/>
          <table:table-cell table:style-name="ce1290"/>
          <table:table-cell table:style-name="ce1291"/>
          <table:table-cell table:style-name="ce1292"/>
          <table:table-cell table:style-name="ce1293"/>
          <table:table-cell table:style-name="ce1294"/>
          <table:table-cell table:style-name="ce1295"/>
          <table:table-cell table:style-name="ce1296"/>
          <table:table-cell table:style-name="ce1297"/>
          <table:table-cell table:style-name="ce1298"/>
          <table:table-cell table:style-name="ce1299"/>
          <table:table-cell table:style-name="ce1300"/>
          <table:table-cell table:style-name="ce1301"/>
          <table:table-cell table:style-name="ce1302"/>
          <table:table-cell table:style-name="ce1303"/>
          <table:table-cell table:style-name="ce1304"/>
          <table:table-cell table:style-name="ce1305"/>
          <table:table-cell table:style-name="ce1306"/>
          <table:table-cell table:style-name="ce1307"/>
          <table:table-cell table:style-name="ce1308"/>
          <table:table-cell table:style-name="ce1309"/>
          <table:table-cell table:style-name="ce1310"/>
          <table:table-cell table:style-name="ce1311"/>
          <table:table-cell table:style-name="ce1312"/>
          <table:table-cell table:style-name="ce1313"/>
          <table:table-cell table:style-name="ce1314"/>
          <table:table-cell table:style-name="ce1315"/>
          <table:table-cell table:style-name="ce1316"/>
          <table:table-cell table:style-name="ce1317"/>
          <table:table-cell table:style-name="ce1318"/>
          <table:table-cell table:style-name="ce1319"/>
          <table:table-cell table:style-name="ce1320"/>
          <table:table-cell table:style-name="ce1321"/>
          <table:table-cell table:style-name="ce1322"/>
          <table:table-cell table:style-name="ce1323"/>
          <table:table-cell table:style-name="ce1324"/>
          <table:table-cell table:style-name="ce1325"/>
          <table:table-cell table:style-name="ce1326"/>
          <table:table-cell table:style-name="ce1327"/>
          <table:table-cell table:style-name="ce1328"/>
          <table:table-cell table:style-name="ce1329"/>
          <table:table-cell table:style-name="ce1330"/>
          <table:table-cell table:style-name="ce1331"/>
          <table:table-cell table:style-name="ce1332"/>
          <table:table-cell table:style-name="ce1333"/>
          <table:table-cell table:style-name="ce1334"/>
          <table:table-cell table:style-name="ce1335"/>
          <table:table-cell table:style-name="ce1336"/>
          <table:table-cell table:style-name="ce1337"/>
          <table:table-cell table:style-name="ce1338"/>
          <table:table-cell table:style-name="ce1339"/>
          <table:table-cell table:style-name="ce1340"/>
          <table:table-cell table:style-name="ce1341"/>
          <table:table-cell table:style-name="ce1342"/>
          <table:table-cell table:style-name="ce1343"/>
          <table:table-cell table:style-name="ce1344"/>
          <table:table-cell table:style-name="ce1345"/>
          <table:table-cell table:style-name="ce1346"/>
          <table:table-cell table:style-name="ce1347"/>
          <table:table-cell table:style-name="ce1348"/>
          <table:table-cell table:style-name="ce1349"/>
          <table:table-cell table:style-name="ce1350"/>
          <table:table-cell table:style-name="ce1351"/>
          <table:table-cell table:style-name="ce1352"/>
          <table:table-cell table:style-name="ce1353"/>
          <table:table-cell table:style-name="ce1354"/>
          <table:table-cell table:style-name="ce1355"/>
          <table:table-cell table:style-name="ce1356"/>
          <table:table-cell table:style-name="ce1357"/>
          <table:table-cell table:style-name="ce1358"/>
          <table:table-cell table:style-name="ce1359"/>
          <table:table-cell table:style-name="ce1360"/>
          <table:table-cell table:style-name="ce1361"/>
          <table:table-cell table:style-name="ce1362"/>
          <table:table-cell table:style-name="ce1363"/>
          <table:table-cell table:style-name="ce1364"/>
          <table:table-cell table:style-name="ce1365"/>
          <table:table-cell table:style-name="ce1366"/>
          <table:table-cell table:style-name="ce1367"/>
          <table:table-cell table:style-name="ce1368"/>
          <table:table-cell table:style-name="ce1369"/>
          <table:table-cell table:style-name="ce1370"/>
          <table:table-cell table:style-name="ce1371"/>
          <table:table-cell table:style-name="ce1372"/>
          <table:table-cell table:style-name="ce1373"/>
          <table:table-cell table:style-name="ce1374"/>
          <table:table-cell table:style-name="ce1375"/>
          <table:table-cell table:style-name="ce1376"/>
          <table:table-cell table:style-name="ce1377"/>
          <table:table-cell table:style-name="ce1378"/>
          <table:table-cell table:style-name="ce1379"/>
          <table:table-cell table:style-name="ce1380"/>
          <table:table-cell table:style-name="ce1381"/>
          <table:table-cell table:style-name="ce1382"/>
          <table:table-cell table:style-name="ce1383"/>
          <table:table-cell table:style-name="ce1384"/>
          <table:table-cell table:style-name="ce1385"/>
          <table:table-cell table:style-name="ce1386"/>
          <table:table-cell table:style-name="ce1387"/>
          <table:table-cell table:style-name="ce1388"/>
          <table:table-cell table:style-name="ce1389"/>
          <table:table-cell table:style-name="ce1390"/>
          <table:table-cell table:style-name="ce1391"/>
          <table:table-cell table:style-name="ce1392"/>
          <table:table-cell table:style-name="ce1393"/>
          <table:table-cell table:style-name="ce1394"/>
          <table:table-cell table:style-name="ce1395"/>
          <table:table-cell table:style-name="ce1396"/>
          <table:table-cell table:style-name="ce1397"/>
          <table:table-cell table:style-name="ce1398"/>
          <table:table-cell table:style-name="ce1399"/>
          <table:table-cell table:style-name="ce1400"/>
          <table:table-cell table:style-name="ce1401"/>
          <table:table-cell table:style-name="ce1402"/>
          <table:table-cell table:style-name="ce1403"/>
          <table:table-cell table:style-name="ce1404"/>
          <table:table-cell table:style-name="ce1405"/>
          <table:table-cell table:style-name="ce1406"/>
          <table:table-cell table:style-name="ce1407"/>
          <table:table-cell table:style-name="ce1408"/>
          <table:table-cell table:style-name="ce1409"/>
          <table:table-cell table:style-name="ce1410"/>
          <table:table-cell table:style-name="ce1411"/>
          <table:table-cell table:style-name="ce1412"/>
          <table:table-cell table:style-name="ce1413"/>
          <table:table-cell table:style-name="ce1414"/>
          <table:table-cell table:style-name="ce1415"/>
          <table:table-cell table:style-name="ce1416"/>
          <table:table-cell table:style-name="ce1417"/>
          <table:table-cell table:style-name="ce1418"/>
          <table:table-cell table:style-name="ce1419"/>
          <table:table-cell table:style-name="ce1420"/>
          <table:table-cell table:style-name="ce1421"/>
          <table:table-cell table:style-name="ce1422"/>
          <table:table-cell table:style-name="ce1423"/>
          <table:table-cell table:style-name="ce1424"/>
          <table:table-cell table:style-name="ce1425"/>
          <table:table-cell table:style-name="ce1426"/>
          <table:table-cell table:style-name="ce1427"/>
          <table:table-cell table:style-name="ce1428"/>
          <table:table-cell table:style-name="ce1429"/>
          <table:table-cell table:style-name="ce1430"/>
          <table:table-cell table:style-name="ce1431"/>
          <table:table-cell table:style-name="ce1432"/>
          <table:table-cell table:style-name="ce1433"/>
          <table:table-cell table:style-name="ce1434"/>
          <table:table-cell table:style-name="ce1435"/>
          <table:table-cell table:style-name="ce1436"/>
          <table:table-cell table:style-name="ce1437"/>
          <table:table-cell table:style-name="ce1438"/>
          <table:table-cell table:style-name="ce1439"/>
          <table:table-cell table:style-name="ce1440"/>
          <table:table-cell table:style-name="ce1441"/>
          <table:table-cell table:style-name="ce1442"/>
          <table:table-cell table:style-name="ce1443"/>
          <table:table-cell table:style-name="ce1444"/>
          <table:table-cell table:style-name="ce1445"/>
          <table:table-cell table:style-name="ce1446"/>
          <table:table-cell table:style-name="ce1447"/>
          <table:table-cell table:style-name="ce1448"/>
          <table:table-cell table:style-name="ce1449"/>
          <table:table-cell table:style-name="ce1450"/>
          <table:table-cell table:style-name="ce1451"/>
          <table:table-cell table:style-name="ce1452"/>
          <table:table-cell table:style-name="ce1453"/>
          <table:table-cell table:style-name="ce1454"/>
          <table:table-cell table:style-name="ce1455"/>
          <table:table-cell table:style-name="ce1456"/>
          <table:table-cell table:style-name="ce1457"/>
          <table:table-cell table:style-name="ce1458"/>
          <table:table-cell table:style-name="ce1459"/>
          <table:table-cell table:style-name="ce1460"/>
          <table:table-cell table:style-name="ce1461"/>
          <table:table-cell table:style-name="ce1462"/>
          <table:table-cell table:style-name="ce1463"/>
          <table:table-cell table:style-name="ce1464"/>
          <table:table-cell table:style-name="ce1465"/>
          <table:table-cell table:style-name="ce1466"/>
          <table:table-cell table:style-name="ce1467"/>
          <table:table-cell table:style-name="ce1468"/>
          <table:table-cell table:style-name="ce1469"/>
          <table:table-cell table:style-name="ce1470"/>
          <table:table-cell table:style-name="ce1471"/>
          <table:table-cell table:style-name="ce1472"/>
          <table:table-cell table:style-name="ce1473"/>
          <table:table-cell table:style-name="ce1474"/>
          <table:table-cell table:style-name="ce1475"/>
          <table:table-cell table:style-name="ce1476"/>
          <table:table-cell table:style-name="ce1477"/>
          <table:table-cell table:style-name="ce1478"/>
          <table:table-cell table:style-name="ce1479"/>
          <table:table-cell table:style-name="ce1480"/>
          <table:table-cell table:style-name="ce1481"/>
          <table:table-cell table:style-name="ce1482"/>
          <table:table-cell table:style-name="ce1483"/>
          <table:table-cell table:style-name="ce1484"/>
          <table:table-cell table:style-name="ce1485"/>
          <table:table-cell table:style-name="ce1486"/>
          <table:table-cell table:style-name="ce1487"/>
          <table:table-cell table:style-name="ce1488"/>
          <table:table-cell table:style-name="ce1489"/>
          <table:table-cell table:style-name="ce1490"/>
          <table:table-cell table:style-name="ce1491"/>
          <table:table-cell table:style-name="ce1492"/>
          <table:table-cell table:style-name="ce1493"/>
          <table:table-cell table:style-name="ce1494"/>
          <table:table-cell table:style-name="ce1495"/>
          <table:table-cell table:style-name="ce1496"/>
          <table:table-cell table:style-name="ce1497"/>
          <table:table-cell table:style-name="ce1498"/>
          <table:table-cell table:style-name="ce1499"/>
          <table:table-cell table:style-name="ce1500"/>
          <table:table-cell table:style-name="ce1501"/>
          <table:table-cell table:style-name="ce1502"/>
          <table:table-cell table:style-name="ce1503"/>
          <table:table-cell table:style-name="ce1504"/>
          <table:table-cell table:style-name="ce1505"/>
          <table:table-cell table:style-name="ce1506"/>
          <table:table-cell table:style-name="ce1507"/>
          <table:table-cell table:style-name="ce1508"/>
          <table:table-cell table:style-name="ce1509"/>
          <table:table-cell table:style-name="ce1510"/>
          <table:table-cell table:style-name="ce1511"/>
          <table:table-cell table:style-name="ce1512"/>
          <table:table-cell table:style-name="ce1513"/>
          <table:table-cell table:style-name="ce1514"/>
          <table:table-cell table:style-name="ce1515"/>
          <table:table-cell table:style-name="ce1516"/>
          <table:table-cell table:style-name="ce1517"/>
          <table:table-cell table:style-name="ce1518"/>
          <table:table-cell table:style-name="ce1519"/>
          <table:table-cell table:style-name="ce1520"/>
          <table:table-cell table:style-name="ce1521"/>
          <table:table-cell table:style-name="ce1522"/>
          <table:table-cell table:style-name="ce1523"/>
          <table:table-cell table:style-name="ce1524"/>
          <table:table-cell table:style-name="ce1525"/>
          <table:table-cell table:style-name="ce1526"/>
          <table:table-cell table:style-name="ce1527"/>
          <table:table-cell table:style-name="ce1528"/>
          <table:table-cell table:style-name="ce1529"/>
          <table:table-cell table:style-name="ce1530"/>
          <table:table-cell table:style-name="ce1531"/>
          <table:table-cell table:style-name="ce1532"/>
          <table:table-cell table:style-name="ce1533"/>
          <table:table-cell table:style-name="ce1534"/>
          <table:table-cell table:style-name="ce1535"/>
          <table:table-cell table:style-name="ce1536"/>
          <table:table-cell table:style-name="ce1537"/>
          <table:table-cell table:style-name="ce1538"/>
          <table:table-cell table:style-name="ce1539"/>
          <table:table-cell table:style-name="ce1540"/>
          <table:table-cell table:style-name="ce1541"/>
          <table:table-cell table:style-name="ce1542"/>
          <table:table-cell table:style-name="ce1543"/>
          <table:table-cell table:style-name="ce1544"/>
          <table:table-cell table:style-name="ce1545"/>
          <table:table-cell table:style-name="ce1546"/>
          <table:table-cell table:style-name="ce1547"/>
          <table:table-cell table:style-name="ce1548"/>
          <table:table-cell table:style-name="ce1549"/>
          <table:table-cell table:style-name="ce1550"/>
          <table:table-cell table:style-name="ce1551"/>
          <table:table-cell table:style-name="ce1552"/>
          <table:table-cell table:style-name="ce1553"/>
          <table:table-cell table:style-name="ce1554"/>
          <table:table-cell table:style-name="ce1555"/>
          <table:table-cell table:style-name="ce1556"/>
          <table:table-cell table:style-name="ce1557"/>
          <table:table-cell table:style-name="ce1558"/>
          <table:table-cell table:style-name="ce1559"/>
          <table:table-cell table:style-name="ce1560"/>
          <table:table-cell table:style-name="ce1561"/>
          <table:table-cell table:style-name="ce1562"/>
          <table:table-cell table:style-name="ce1563"/>
          <table:table-cell table:style-name="ce1564"/>
          <table:table-cell table:style-name="ce1565"/>
          <table:table-cell table:style-name="ce1566"/>
          <table:table-cell table:style-name="ce1567"/>
          <table:table-cell table:style-name="ce1568"/>
          <table:table-cell table:style-name="ce1569"/>
          <table:table-cell table:style-name="ce1570"/>
          <table:table-cell table:style-name="ce1571"/>
          <table:table-cell table:style-name="ce1572"/>
          <table:table-cell table:style-name="ce1573"/>
          <table:table-cell table:style-name="ce1574"/>
          <table:table-cell table:style-name="ce1575"/>
          <table:table-cell table:style-name="ce1576"/>
          <table:table-cell table:style-name="ce1577"/>
          <table:table-cell table:style-name="ce1578"/>
          <table:table-cell table:style-name="ce1579"/>
          <table:table-cell table:style-name="ce1580"/>
          <table:table-cell table:style-name="ce1581"/>
          <table:table-cell table:style-name="ce1582"/>
          <table:table-cell table:style-name="ce1583"/>
          <table:table-cell table:style-name="ce1584"/>
          <table:table-cell table:style-name="ce1585"/>
          <table:table-cell table:style-name="ce1586"/>
          <table:table-cell table:style-name="ce1587"/>
          <table:table-cell table:style-name="ce1588"/>
          <table:table-cell table:style-name="ce1589"/>
          <table:table-cell table:style-name="ce1590"/>
          <table:table-cell table:style-name="ce1591"/>
          <table:table-cell table:style-name="ce1592"/>
          <table:table-cell table:style-name="ce1593"/>
          <table:table-cell table:style-name="ce1594"/>
          <table:table-cell table:style-name="ce1595"/>
          <table:table-cell table:style-name="ce1596"/>
          <table:table-cell table:style-name="ce1597"/>
          <table:table-cell table:style-name="ce1598"/>
          <table:table-cell table:style-name="ce1599"/>
          <table:table-cell table:style-name="ce1600"/>
          <table:table-cell table:style-name="ce1601"/>
          <table:table-cell table:style-name="ce1602"/>
          <table:table-cell table:style-name="ce1603"/>
          <table:table-cell table:style-name="ce1604"/>
          <table:table-cell table:style-name="ce1605"/>
          <table:table-cell table:style-name="ce1606"/>
          <table:table-cell table:style-name="ce1607"/>
          <table:table-cell table:style-name="ce1608"/>
          <table:table-cell table:style-name="ce1609"/>
          <table:table-cell table:style-name="ce1610"/>
          <table:table-cell table:style-name="ce1611"/>
          <table:table-cell table:style-name="ce1612"/>
          <table:table-cell table:style-name="ce1613"/>
          <table:table-cell table:style-name="ce1614"/>
          <table:table-cell table:style-name="ce1615"/>
          <table:table-cell table:style-name="ce1616"/>
          <table:table-cell table:style-name="ce1617"/>
          <table:table-cell table:style-name="ce1618"/>
          <table:table-cell table:style-name="ce1619"/>
          <table:table-cell table:style-name="ce1620"/>
          <table:table-cell table:style-name="ce1621"/>
          <table:table-cell table:style-name="ce1622"/>
          <table:table-cell table:style-name="ce1623"/>
          <table:table-cell table:style-name="ce1624"/>
          <table:table-cell table:style-name="ce1625"/>
          <table:table-cell table:style-name="ce1626"/>
          <table:table-cell table:style-name="ce1627"/>
          <table:table-cell table:style-name="ce1628"/>
          <table:table-cell table:style-name="ce1629"/>
          <table:table-cell table:style-name="ce1630"/>
          <table:table-cell table:style-name="ce1631"/>
          <table:table-cell table:style-name="ce1632"/>
          <table:table-cell table:style-name="ce1633"/>
          <table:table-cell table:style-name="ce1634"/>
          <table:table-cell table:style-name="ce1635"/>
          <table:table-cell table:style-name="ce1636"/>
          <table:table-cell table:style-name="ce1637"/>
          <table:table-cell table:style-name="ce1638"/>
          <table:table-cell table:style-name="ce1639"/>
          <table:table-cell table:style-name="ce1640"/>
          <table:table-cell table:style-name="ce1641"/>
          <table:table-cell table:style-name="ce1642"/>
          <table:table-cell table:style-name="ce1643"/>
          <table:table-cell table:style-name="ce1644"/>
          <table:table-cell table:style-name="ce1645"/>
          <table:table-cell table:style-name="ce1646"/>
          <table:table-cell table:style-name="ce1647"/>
          <table:table-cell table:style-name="ce1648"/>
          <table:table-cell table:style-name="ce1649"/>
          <table:table-cell table:style-name="ce1650"/>
          <table:table-cell table:style-name="ce1651"/>
          <table:table-cell table:style-name="ce1652"/>
          <table:table-cell table:style-name="ce1653"/>
          <table:table-cell table:style-name="ce1654"/>
          <table:table-cell table:style-name="ce1655"/>
          <table:table-cell table:style-name="ce1656"/>
          <table:table-cell table:style-name="ce1657"/>
          <table:table-cell table:style-name="ce1658"/>
          <table:table-cell table:style-name="ce1659"/>
          <table:table-cell table:style-name="ce1660"/>
          <table:table-cell table:style-name="ce1661"/>
          <table:table-cell table:style-name="ce1662"/>
          <table:table-cell table:style-name="ce1663"/>
          <table:table-cell table:style-name="ce1664"/>
          <table:table-cell table:style-name="ce1665"/>
          <table:table-cell table:style-name="ce1666"/>
          <table:table-cell table:style-name="ce1667"/>
          <table:table-cell table:style-name="ce1668"/>
          <table:table-cell table:style-name="ce1669"/>
          <table:table-cell table:style-name="ce1670"/>
          <table:table-cell table:style-name="ce1671"/>
          <table:table-cell table:style-name="ce1672"/>
          <table:table-cell table:style-name="ce1673"/>
          <table:table-cell table:style-name="ce1674"/>
          <table:table-cell table:style-name="ce1675"/>
          <table:table-cell table:style-name="ce1676"/>
          <table:table-cell table:style-name="ce1677"/>
          <table:table-cell table:style-name="ce1678"/>
          <table:table-cell table:style-name="ce1679"/>
          <table:table-cell table:style-name="ce1680"/>
          <table:table-cell table:style-name="ce1681"/>
          <table:table-cell table:style-name="ce1682"/>
          <table:table-cell table:style-name="ce1683"/>
          <table:table-cell table:style-name="ce1684"/>
          <table:table-cell table:style-name="ce1685"/>
          <table:table-cell table:style-name="ce1686"/>
          <table:table-cell table:style-name="ce1687"/>
          <table:table-cell table:style-name="ce1688"/>
          <table:table-cell table:style-name="ce1689"/>
          <table:table-cell table:style-name="ce1690"/>
          <table:table-cell table:style-name="ce1691"/>
          <table:table-cell table:style-name="ce1692"/>
          <table:table-cell table:style-name="ce1693"/>
          <table:table-cell table:style-name="ce1694"/>
          <table:table-cell table:style-name="ce1695"/>
          <table:table-cell table:style-name="ce1696"/>
          <table:table-cell table:style-name="ce1697"/>
          <table:table-cell table:style-name="ce1698"/>
          <table:table-cell table:style-name="ce1699"/>
          <table:table-cell table:style-name="ce1700"/>
          <table:table-cell table:style-name="ce1701"/>
          <table:table-cell table:style-name="ce1702"/>
          <table:table-cell table:style-name="ce1703"/>
          <table:table-cell table:style-name="ce1704"/>
          <table:table-cell table:style-name="ce1705"/>
          <table:table-cell table:style-name="ce1706"/>
          <table:table-cell table:style-name="ce1707"/>
          <table:table-cell table:style-name="ce1708"/>
          <table:table-cell table:style-name="ce1709"/>
          <table:table-cell table:style-name="ce1710"/>
          <table:table-cell table:style-name="ce1711"/>
          <table:table-cell table:style-name="ce1712"/>
          <table:table-cell table:style-name="ce1713"/>
          <table:table-cell table:style-name="ce1714"/>
          <table:table-cell table:style-name="ce1715"/>
          <table:table-cell table:style-name="ce1716"/>
          <table:table-cell table:style-name="ce1717"/>
          <table:table-cell table:style-name="ce1718"/>
          <table:table-cell table:style-name="ce1719"/>
          <table:table-cell table:style-name="ce1720"/>
          <table:table-cell table:style-name="ce1721"/>
          <table:table-cell table:style-name="ce1722"/>
          <table:table-cell table:style-name="ce1723"/>
          <table:table-cell table:style-name="ce1724"/>
          <table:table-cell table:style-name="ce1725"/>
          <table:table-cell table:style-name="ce1726"/>
          <table:table-cell table:style-name="ce1727"/>
          <table:table-cell table:style-name="ce1728"/>
          <table:table-cell table:style-name="ce1729"/>
          <table:table-cell table:style-name="ce1730"/>
          <table:table-cell table:style-name="ce1731"/>
          <table:table-cell table:style-name="ce1732"/>
          <table:table-cell table:style-name="ce1733"/>
          <table:table-cell table:style-name="ce1734"/>
          <table:table-cell table:style-name="ce1735"/>
          <table:table-cell table:style-name="ce1736"/>
          <table:table-cell table:style-name="ce1737"/>
          <table:table-cell table:style-name="ce1738"/>
          <table:table-cell table:style-name="ce1739"/>
          <table:table-cell table:style-name="ce1740"/>
          <table:table-cell table:style-name="ce1741"/>
          <table:table-cell table:style-name="ce1742"/>
          <table:table-cell table:style-name="ce1743"/>
          <table:table-cell table:style-name="ce1744"/>
          <table:table-cell table:style-name="ce1745"/>
          <table:table-cell table:style-name="ce1746"/>
          <table:table-cell table:style-name="ce1747"/>
          <table:table-cell table:style-name="ce1748"/>
          <table:table-cell table:style-name="ce1749"/>
          <table:table-cell table:style-name="ce1750"/>
          <table:table-cell table:style-name="ce1751"/>
          <table:table-cell table:style-name="ce1752"/>
          <table:table-cell table:style-name="ce1753"/>
          <table:table-cell table:style-name="ce1754"/>
          <table:table-cell table:style-name="ce1755"/>
          <table:table-cell table:style-name="ce1756"/>
          <table:table-cell table:style-name="ce1757"/>
          <table:table-cell table:style-name="ce1758"/>
          <table:table-cell table:style-name="ce1759"/>
          <table:table-cell table:style-name="ce1760"/>
          <table:table-cell table:style-name="ce1761"/>
          <table:table-cell table:style-name="ce1762"/>
          <table:table-cell table:style-name="ce1763"/>
          <table:table-cell table:style-name="ce1764"/>
          <table:table-cell table:style-name="ce1765"/>
          <table:table-cell table:style-name="ce1766"/>
          <table:table-cell table:style-name="ce1767"/>
          <table:table-cell table:style-name="ce1768"/>
          <table:table-cell table:style-name="ce1769"/>
          <table:table-cell table:style-name="ce1770"/>
          <table:table-cell table:style-name="ce1771"/>
          <table:table-cell table:style-name="ce1772"/>
          <table:table-cell table:style-name="ce1773"/>
          <table:table-cell table:style-name="ce1774"/>
          <table:table-cell table:style-name="ce1775"/>
          <table:table-cell table:style-name="ce1776"/>
          <table:table-cell table:style-name="ce1777"/>
          <table:table-cell table:style-name="ce1778"/>
          <table:table-cell table:style-name="ce1779"/>
          <table:table-cell table:style-name="ce1780"/>
          <table:table-cell table:style-name="ce1781"/>
          <table:table-cell table:style-name="ce1782"/>
          <table:table-cell table:style-name="ce1783"/>
          <table:table-cell table:style-name="ce1784"/>
          <table:table-cell table:style-name="ce1785"/>
          <table:table-cell table:style-name="ce1786"/>
          <table:table-cell table:style-name="ce1787"/>
          <table:table-cell table:style-name="ce1788"/>
          <table:table-cell table:style-name="ce1789"/>
          <table:table-cell table:style-name="ce1790"/>
          <table:table-cell table:style-name="ce1791"/>
          <table:table-cell table:style-name="ce1792"/>
          <table:table-cell table:style-name="ce1793"/>
          <table:table-cell table:style-name="ce1794"/>
          <table:table-cell table:style-name="ce1795"/>
          <table:table-cell table:style-name="ce1796"/>
          <table:table-cell table:style-name="ce1797"/>
          <table:table-cell table:style-name="ce1798"/>
          <table:table-cell table:style-name="ce1799"/>
          <table:table-cell table:style-name="ce1800"/>
          <table:table-cell table:style-name="ce1801"/>
          <table:table-cell table:style-name="ce1802"/>
          <table:table-cell table:style-name="ce1803"/>
          <table:table-cell table:style-name="ce1804"/>
          <table:table-cell table:style-name="ce1805"/>
          <table:table-cell table:style-name="ce1806"/>
          <table:table-cell table:style-name="ce1807"/>
          <table:table-cell table:style-name="ce1808"/>
          <table:table-cell table:style-name="ce1809"/>
          <table:table-cell table:style-name="ce1810"/>
          <table:table-cell table:style-name="ce1811"/>
          <table:table-cell table:style-name="ce1812"/>
          <table:table-cell table:style-name="ce1813"/>
          <table:table-cell table:style-name="ce1814"/>
          <table:table-cell table:style-name="ce1815"/>
          <table:table-cell table:style-name="ce1816"/>
          <table:table-cell table:style-name="ce1817"/>
          <table:table-cell table:style-name="ce1818"/>
          <table:table-cell table:style-name="ce1819"/>
          <table:table-cell table:style-name="ce1820"/>
          <table:table-cell table:style-name="ce1821"/>
          <table:table-cell table:style-name="ce1822"/>
          <table:table-cell table:style-name="ce1823"/>
          <table:table-cell table:style-name="ce1824"/>
          <table:table-cell table:style-name="ce1825"/>
          <table:table-cell table:style-name="ce1826"/>
          <table:table-cell table:style-name="ce1827"/>
          <table:table-cell table:style-name="ce1828"/>
          <table:table-cell table:style-name="ce1829"/>
          <table:table-cell table:style-name="ce1830"/>
          <table:table-cell table:style-name="ce1831"/>
          <table:table-cell table:style-name="ce1832"/>
          <table:table-cell table:style-name="ce1833"/>
          <table:table-cell table:style-name="ce1834"/>
          <table:table-cell table:style-name="ce1835"/>
          <table:table-cell table:style-name="ce1836"/>
          <table:table-cell table:style-name="ce1837"/>
          <table:table-cell table:style-name="ce1838"/>
          <table:table-cell table:style-name="ce1839"/>
          <table:table-cell table:style-name="ce1840"/>
          <table:table-cell table:style-name="ce1841"/>
          <table:table-cell table:style-name="ce1842"/>
          <table:table-cell table:style-name="ce1843"/>
          <table:table-cell table:style-name="ce1844"/>
          <table:table-cell table:style-name="ce1845"/>
          <table:table-cell table:style-name="ce1846"/>
          <table:table-cell table:style-name="ce1847"/>
          <table:table-cell table:style-name="ce1848"/>
          <table:table-cell table:style-name="ce1849"/>
          <table:table-cell table:style-name="ce1850"/>
          <table:table-cell table:style-name="ce1851"/>
          <table:table-cell table:style-name="ce1852"/>
          <table:table-cell table:style-name="ce1853"/>
          <table:table-cell table:style-name="ce1854"/>
          <table:table-cell table:style-name="ce1855"/>
          <table:table-cell table:style-name="ce1856"/>
          <table:table-cell table:style-name="ce1857"/>
          <table:table-cell table:style-name="ce1858"/>
          <table:table-cell table:style-name="ce1859"/>
          <table:table-cell table:style-name="ce1860"/>
          <table:table-cell table:style-name="ce1861"/>
          <table:table-cell table:style-name="ce1862"/>
          <table:table-cell table:style-name="ce1863"/>
          <table:table-cell table:style-name="ce1864"/>
          <table:table-cell table:style-name="ce1865"/>
          <table:table-cell table:style-name="ce1866"/>
          <table:table-cell table:style-name="ce1867"/>
          <table:table-cell table:style-name="ce1868"/>
          <table:table-cell table:style-name="ce1869"/>
          <table:table-cell table:style-name="ce1870"/>
          <table:table-cell table:style-name="ce1871"/>
          <table:table-cell table:style-name="ce1872"/>
          <table:table-cell table:style-name="ce1873"/>
          <table:table-cell table:style-name="ce1874"/>
          <table:table-cell table:style-name="ce1875"/>
          <table:table-cell table:style-name="ce1876"/>
          <table:table-cell table:style-name="ce1877"/>
          <table:table-cell table:style-name="ce1878"/>
          <table:table-cell table:style-name="ce1879"/>
          <table:table-cell table:style-name="ce1880"/>
          <table:table-cell table:style-name="ce1881"/>
          <table:table-cell table:style-name="ce1882"/>
          <table:table-cell table:style-name="ce1883"/>
          <table:table-cell table:style-name="ce1884"/>
          <table:table-cell table:style-name="ce1885"/>
          <table:table-cell table:style-name="ce1886"/>
          <table:table-cell table:style-name="ce1887"/>
          <table:table-cell table:style-name="ce1888"/>
          <table:table-cell table:style-name="ce1889"/>
          <table:table-cell table:style-name="ce1890"/>
          <table:table-cell table:style-name="ce1891"/>
          <table:table-cell table:style-name="ce1892"/>
          <table:table-cell table:style-name="ce1893"/>
          <table:table-cell table:style-name="ce1894"/>
          <table:table-cell table:style-name="ce1895"/>
          <table:table-cell table:style-name="ce1896"/>
          <table:table-cell table:style-name="ce1897"/>
          <table:table-cell table:style-name="ce1898"/>
          <table:table-cell table:style-name="ce1899"/>
          <table:table-cell table:style-name="ce1900"/>
          <table:table-cell table:style-name="ce1901"/>
          <table:table-cell table:style-name="ce1902"/>
          <table:table-cell table:style-name="ce1903"/>
          <table:table-cell table:style-name="ce1904"/>
          <table:table-cell table:style-name="ce1905"/>
          <table:table-cell table:style-name="ce1906"/>
          <table:table-cell table:style-name="ce1907"/>
          <table:table-cell table:style-name="ce1908"/>
          <table:table-cell table:style-name="ce1909"/>
          <table:table-cell table:style-name="ce1910"/>
          <table:table-cell table:style-name="ce1911"/>
          <table:table-cell table:style-name="ce1912"/>
          <table:table-cell table:style-name="ce1913"/>
          <table:table-cell table:style-name="ce1914"/>
          <table:table-cell table:style-name="ce1915"/>
          <table:table-cell table:style-name="ce1916"/>
          <table:table-cell table:style-name="ce1917"/>
          <table:table-cell table:style-name="ce1918"/>
          <table:table-cell table:style-name="ce1919"/>
          <table:table-cell table:style-name="ce1920"/>
          <table:table-cell table:style-name="ce1921"/>
          <table:table-cell table:style-name="ce1922"/>
          <table:table-cell table:style-name="ce1923"/>
          <table:table-cell table:style-name="ce1924"/>
          <table:table-cell table:style-name="ce1925"/>
          <table:table-cell table:style-name="ce1926"/>
          <table:table-cell table:style-name="ce1927"/>
          <table:table-cell table:style-name="ce1928"/>
          <table:table-cell table:style-name="ce1929"/>
          <table:table-cell table:style-name="ce1930"/>
          <table:table-cell table:style-name="ce1931"/>
          <table:table-cell table:style-name="ce1932"/>
          <table:table-cell table:style-name="ce1933"/>
          <table:table-cell table:style-name="ce1934"/>
          <table:table-cell table:style-name="ce1935"/>
          <table:table-cell table:style-name="ce1936"/>
          <table:table-cell table:style-name="ce1937"/>
          <table:table-cell table:style-name="ce1938"/>
          <table:table-cell table:style-name="ce1939"/>
          <table:table-cell table:style-name="ce1940"/>
          <table:table-cell table:style-name="ce1941"/>
          <table:table-cell table:style-name="ce1942"/>
          <table:table-cell table:style-name="ce1943"/>
          <table:table-cell table:style-name="ce1944"/>
          <table:table-cell table:style-name="ce1945"/>
          <table:table-cell table:style-name="ce1946"/>
          <table:table-cell table:style-name="ce1947"/>
          <table:table-cell table:style-name="ce1948"/>
          <table:table-cell table:style-name="ce1949"/>
          <table:table-cell table:style-name="ce1950"/>
          <table:table-cell table:style-name="ce1951"/>
          <table:table-cell table:style-name="ce1952"/>
          <table:table-cell table:style-name="ce1953"/>
          <table:table-cell table:style-name="ce1954"/>
          <table:table-cell table:style-name="ce1955"/>
          <table:table-cell table:style-name="ce1956"/>
          <table:table-cell table:style-name="ce1957"/>
          <table:table-cell table:style-name="ce1958"/>
          <table:table-cell table:style-name="ce1959"/>
          <table:table-cell table:style-name="ce1960"/>
          <table:table-cell table:style-name="ce1961"/>
          <table:table-cell table:style-name="ce1962"/>
          <table:table-cell table:style-name="ce1963"/>
          <table:table-cell table:style-name="ce1964"/>
          <table:table-cell table:style-name="ce1965"/>
          <table:table-cell table:style-name="ce1966"/>
          <table:table-cell table:style-name="ce1967"/>
          <table:table-cell table:style-name="ce1968"/>
          <table:table-cell table:style-name="ce1969"/>
          <table:table-cell table:style-name="ce1970"/>
          <table:table-cell table:style-name="ce1971"/>
          <table:table-cell table:style-name="ce1972"/>
          <table:table-cell table:style-name="ce1973"/>
          <table:table-cell table:style-name="ce1974"/>
          <table:table-cell table:style-name="ce1975"/>
          <table:table-cell table:style-name="ce1976"/>
          <table:table-cell table:style-name="ce1977"/>
          <table:table-cell table:style-name="ce1978"/>
          <table:table-cell table:style-name="ce1979"/>
          <table:table-cell table:style-name="ce1980"/>
          <table:table-cell table:style-name="ce1981"/>
          <table:table-cell table:style-name="ce1982"/>
          <table:table-cell table:style-name="ce1983"/>
          <table:table-cell table:style-name="ce1984"/>
          <table:table-cell table:style-name="ce1985"/>
          <table:table-cell table:style-name="ce1986"/>
          <table:table-cell table:style-name="ce1987"/>
          <table:table-cell table:style-name="ce1988"/>
          <table:table-cell table:style-name="ce1989"/>
          <table:table-cell table:style-name="ce1990"/>
          <table:table-cell table:style-name="ce1991"/>
          <table:table-cell table:style-name="ce1992"/>
          <table:table-cell table:style-name="ce1993"/>
          <table:table-cell table:style-name="ce1994"/>
          <table:table-cell table:style-name="ce1995"/>
          <table:table-cell table:style-name="ce1996"/>
          <table:table-cell table:style-name="ce1997"/>
          <table:table-cell table:style-name="ce1998"/>
          <table:table-cell table:style-name="ce1999"/>
          <table:table-cell table:style-name="ce2000"/>
          <table:table-cell table:style-name="ce2001"/>
          <table:table-cell table:style-name="ce2002"/>
          <table:table-cell table:style-name="ce2003"/>
          <table:table-cell table:style-name="ce2004"/>
          <table:table-cell table:style-name="ce2005"/>
          <table:table-cell table:style-name="ce2006"/>
          <table:table-cell table:style-name="ce2007"/>
          <table:table-cell table:style-name="ce2008"/>
          <table:table-cell table:style-name="ce2009"/>
          <table:table-cell table:style-name="ce2010"/>
          <table:table-cell table:style-name="ce2011"/>
          <table:table-cell table:style-name="ce2012"/>
          <table:table-cell table:style-name="ce2013"/>
          <table:table-cell table:style-name="ce2014"/>
          <table:table-cell table:style-name="ce2015"/>
          <table:table-cell table:style-name="ce2016"/>
          <table:table-cell table:style-name="ce2017"/>
          <table:table-cell table:style-name="ce2018"/>
          <table:table-cell table:style-name="ce2019"/>
          <table:table-cell table:style-name="ce2020"/>
          <table:table-cell table:style-name="ce2021"/>
          <table:table-cell table:style-name="ce2022"/>
          <table:table-cell table:style-name="ce2023"/>
          <table:table-cell table:style-name="ce2024"/>
          <table:table-cell table:style-name="ce2025"/>
          <table:table-cell table:style-name="ce2026"/>
          <table:table-cell table:style-name="ce2027"/>
          <table:table-cell table:style-name="ce2028"/>
          <table:table-cell table:style-name="ce2029"/>
          <table:table-cell table:style-name="ce2030"/>
          <table:table-cell table:style-name="ce2031"/>
          <table:table-cell table:style-name="ce2032"/>
          <table:table-cell table:style-name="ce2033"/>
          <table:table-cell table:style-name="ce2034"/>
          <table:table-cell table:style-name="ce2035"/>
          <table:table-cell table:style-name="ce2036"/>
          <table:table-cell table:style-name="ce2037"/>
          <table:table-cell table:style-name="ce2038"/>
          <table:table-cell table:style-name="ce2039"/>
          <table:table-cell table:style-name="ce2040"/>
          <table:table-cell table:style-name="ce2041"/>
          <table:table-cell table:style-name="ce2042"/>
          <table:table-cell table:style-name="ce2043"/>
          <table:table-cell table:style-name="ce2044"/>
          <table:table-cell table:style-name="ce2045"/>
          <table:table-cell table:style-name="ce2046"/>
          <table:table-cell table:style-name="ce2047"/>
          <table:table-cell table:style-name="ce2048"/>
          <table:table-cell table:style-name="ce2049"/>
          <table:table-cell table:style-name="ce2050"/>
          <table:table-cell table:style-name="ce2051"/>
        </table:table-row>
        <table:table-row table:style-name="ro1">
          <table:table-cell office:value-type="string" calcext:value-type="string">
            <text:p>NTCIR-3 cross-language IR experiments at ULIS</text:p>
          </table:table-cell>
          <table:table-cell office:value-type="string" calcext:value-type="string">
            <text:p>Atsushi Fujii and Tetsuya Ishikawa</text:p>
          </table:table-cell>
          <table:table-cell office:value-type="string" calcext:value-type="string">
            <text:p>http://www.mt-archive.info/jnl/NTCIR-2002-Fuji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iments on cross-language and patent retrieval at NTCIR-3 worksho</text:p>
          </table:table-cell>
          <table:table-cell office:value-type="string" calcext:value-type="string">
            <text:p>Aitao Chen and Frederic C.Gey</text:p>
          </table:table-cell>
          <table:table-cell office:value-type="string" calcext:value-type="string">
            <text:p>http://www.mt-archive.info/jnl/NTCIR-2002-Ch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TCIR-3 CLIR experiments at MSRA</text:p>
          </table:table-cell>
          <table:table-cell office:value-type="string" calcext:value-type="string">
            <text:p>Hongzhao He and Jianfeng Gao</text:p>
          </table:table-cell>
          <table:table-cell office:value-type="string" calcext:value-type="string">
            <text:p>http://www.mt-archive.info/jnl/NTCIR-2002-H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mple query translation methods for Korean-English and Korean-Chinese CLIR in NTCIR experiments.</text:p>
          </table:table-cell>
          <table:table-cell office:value-type="string" calcext:value-type="string">
            <text:p>Myung Gil Jang and Pyung Kim and Yun Jin and Suk-Hyun Cho and Sung Hyon Myaeng</text:p>
          </table:table-cell>
          <table:table-cell office:value-type="string" calcext:value-type="string">
            <text:p>http://www.mt-archive.info/jnl/NTCIR-2002-Ja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TCIR-3 Chinese, cross language retrieval experiments using PIRCS</text:p>
          </table:table-cell>
          <table:table-cell office:value-type="string" calcext:value-type="string">
            <text:p>K.L.Kwok</text:p>
          </table:table-cell>
          <table:table-cell office:value-type="string" calcext:value-type="string">
            <text:p>http://www.mt-archive.info/jnl/NTCIR-2002-Kwok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 of NTU approach to NTCIR3 multilingual information retrieval</text:p>
          </table:table-cell>
          <table:table-cell office:value-type="string" calcext:value-type="string">
            <text:p>Wen-Cheng Lin and Hsin-Hsi Chen</text:p>
          </table:table-cell>
          <table:table-cell office:value-type="string" calcext:value-type="string">
            <text:p>http://www.mt-archive.info/jnl/NTCIR-2002-Li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mson Legal and Regulatory at NTCIR-: Japanese, Chinese and English retrieval experiments</text:p>
          </table:table-cell>
          <table:table-cell office:value-type="string" calcext:value-type="string">
            <text:p>Isabelle Moulinier and Hugo Molina-Salgado and Peter Jackson</text:p>
          </table:table-cell>
          <table:table-cell office:value-type="string" calcext:value-type="string">
            <text:p>http://www.mt-archive.info/jnl/NTCIR-2002-Moulini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glish-Japanese cross-lingual query expansion using random indexing of aligned bilingual text data.</text:p>
          </table:table-cell>
          <table:table-cell office:value-type="string" calcext:value-type="string">
            <text:p>Magnus Sahlgren and Preben Hansen and Jussi Karlgren</text:p>
          </table:table-cell>
          <table:table-cell office:value-type="string" calcext:value-type="string">
            <text:p>http://www.mt-archive.info/jnl/NTCIR-2002-Sahlgr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shiba KIDS at NTCIR-: Japanese and English-Japanese IR</text:p>
          </table:table-cell>
          <table:table-cell office:value-type="string" calcext:value-type="string">
            <text:p>Tetsuya Sakai and Makoto Koyama and Masaru Suzuki and Toshihiko Manabe</text:p>
          </table:table-cell>
          <table:table-cell office:value-type="string" calcext:value-type="string">
            <text:p>http://www.mt-archive.info/jnl/NTCIR-2002-Saka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NLP system for NTCIR-3 English-Korean cross-language information retrieval</text:p>
          </table:table-cell>
          <table:table-cell office:value-type="string" calcext:value-type="string">
            <text:p>Hee-Cheol Seo and Sang-Bum Kim and Baeg-Il Kim and Hae-Chang Rim and Sang-Zoo Lee</text:p>
          </table:table-cell>
          <table:table-cell office:value-type="string" calcext:value-type="string">
            <text:p>http://www.mt-archive.info/jnl/NTCIR-2002-Se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MU in cross-language information retrieval at NTCIR-</text:p>
          </table:table-cell>
          <table:table-cell office:value-type="string" calcext:value-type="string">
            <text:p>Yiming Yang and Nianli Ma</text:p>
          </table:table-cell>
          <table:table-cell office:value-type="string" calcext:value-type="string">
            <text:p>http://www.mt-archive.info/jnl/NTCIR-2002-Ya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CAS at NTCIR-3: monolingual, bilingual and multilingual IR</text:p>
          </table:table-cell>
          <table:table-cell office:value-type="string" calcext:value-type="string">
            <text:p>Junlin Zhang and Le Sun and Weimin Qu and Lin Du and Yufang Sun and Yangxing Fan and Zhigen Lin</text:p>
          </table:table-cell>
          <table:table-cell office:value-type="string" calcext:value-type="string">
            <text:p>http://www.mt-archive.info/jnl/NTCIR-2002-Zhang.pdf</text:p>
          </table:table-cell>
          <table:table-cell table:number-columns-repeated="1021"/>
        </table:table-row>
        <calcext:conditional-formats>
          <calcext:conditional-format calcext:target-range-address="'2002.ntcir'.A2:'2002.ntcir'.AMJ13">
            <calcext:condition calcext:apply-style-name="Accent" calcext:value="duplicate" calcext:base-cell-address="'2002.ntcir'.A2"/>
          </calcext:conditional-format>
          <calcext:conditional-format calcext:target-range-address="'2002.ntcir'.A1:'2002.ntcir'.A1">
            <calcext:condition calcext:apply-style-name="Accent" calcext:value="duplicate" calcext:base-cell-address="'2002.ntcir'.A1"/>
          </calcext:conditional-format>
          <calcext:conditional-format calcext:target-range-address="'2002.ntcir'.B1:'2002.ntcir'.B1">
            <calcext:condition calcext:apply-style-name="Accent" calcext:value="duplicate" calcext:base-cell-address="'2002.ntcir'.B1"/>
          </calcext:conditional-format>
          <calcext:conditional-format calcext:target-range-address="'2002.ntcir'.C1:'2002.ntcir'.C1">
            <calcext:condition calcext:apply-style-name="Accent" calcext:value="duplicate" calcext:base-cell-address="'2002.ntcir'.C1"/>
          </calcext:conditional-format>
          <calcext:conditional-format calcext:target-range-address="'2002.ntcir'.D1:'2002.ntcir'.D1">
            <calcext:condition calcext:apply-style-name="Accent" calcext:value="duplicate" calcext:base-cell-address="'2002.ntcir'.D1"/>
          </calcext:conditional-format>
          <calcext:conditional-format calcext:target-range-address="'2002.ntcir'.E1:'2002.ntcir'.E1">
            <calcext:condition calcext:apply-style-name="Accent" calcext:value="duplicate" calcext:base-cell-address="'2002.ntcir'.E1"/>
          </calcext:conditional-format>
          <calcext:conditional-format calcext:target-range-address="'2002.ntcir'.F1:'2002.ntcir'.F1">
            <calcext:condition calcext:apply-style-name="Accent" calcext:value="duplicate" calcext:base-cell-address="'2002.ntcir'.F1"/>
          </calcext:conditional-format>
          <calcext:conditional-format calcext:target-range-address="'2002.ntcir'.G1:'2002.ntcir'.G1">
            <calcext:condition calcext:apply-style-name="Accent" calcext:value="duplicate" calcext:base-cell-address="'2002.ntcir'.G1"/>
          </calcext:conditional-format>
          <calcext:conditional-format calcext:target-range-address="'2002.ntcir'.H1:'2002.ntcir'.H1">
            <calcext:condition calcext:apply-style-name="Accent" calcext:value="duplicate" calcext:base-cell-address="'2002.ntcir'.H1"/>
          </calcext:conditional-format>
          <calcext:conditional-format calcext:target-range-address="'2002.ntcir'.I1:'2002.ntcir'.I1">
            <calcext:condition calcext:apply-style-name="Accent" calcext:value="duplicate" calcext:base-cell-address="'2002.ntcir'.I1"/>
          </calcext:conditional-format>
          <calcext:conditional-format calcext:target-range-address="'2002.ntcir'.J1:'2002.ntcir'.J1">
            <calcext:condition calcext:apply-style-name="Accent" calcext:value="duplicate" calcext:base-cell-address="'2002.ntcir'.J1"/>
          </calcext:conditional-format>
          <calcext:conditional-format calcext:target-range-address="'2002.ntcir'.K1:'2002.ntcir'.K1">
            <calcext:condition calcext:apply-style-name="Accent" calcext:value="duplicate" calcext:base-cell-address="'2002.ntcir'.K1"/>
          </calcext:conditional-format>
          <calcext:conditional-format calcext:target-range-address="'2002.ntcir'.L1:'2002.ntcir'.L1">
            <calcext:condition calcext:apply-style-name="Accent" calcext:value="duplicate" calcext:base-cell-address="'2002.ntcir'.L1"/>
          </calcext:conditional-format>
          <calcext:conditional-format calcext:target-range-address="'2002.ntcir'.M1:'2002.ntcir'.M1">
            <calcext:condition calcext:apply-style-name="Accent" calcext:value="duplicate" calcext:base-cell-address="'2002.ntcir'.M1"/>
          </calcext:conditional-format>
          <calcext:conditional-format calcext:target-range-address="'2002.ntcir'.N1:'2002.ntcir'.N1">
            <calcext:condition calcext:apply-style-name="Accent" calcext:value="duplicate" calcext:base-cell-address="'2002.ntcir'.N1"/>
          </calcext:conditional-format>
          <calcext:conditional-format calcext:target-range-address="'2002.ntcir'.O1:'2002.ntcir'.O1">
            <calcext:condition calcext:apply-style-name="Accent" calcext:value="duplicate" calcext:base-cell-address="'2002.ntcir'.O1"/>
          </calcext:conditional-format>
          <calcext:conditional-format calcext:target-range-address="'2002.ntcir'.P1:'2002.ntcir'.P1">
            <calcext:condition calcext:apply-style-name="Accent" calcext:value="duplicate" calcext:base-cell-address="'2002.ntcir'.P1"/>
          </calcext:conditional-format>
          <calcext:conditional-format calcext:target-range-address="'2002.ntcir'.Q1:'2002.ntcir'.Q1">
            <calcext:condition calcext:apply-style-name="Accent" calcext:value="duplicate" calcext:base-cell-address="'2002.ntcir'.Q1"/>
          </calcext:conditional-format>
          <calcext:conditional-format calcext:target-range-address="'2002.ntcir'.R1:'2002.ntcir'.R1">
            <calcext:condition calcext:apply-style-name="Accent" calcext:value="duplicate" calcext:base-cell-address="'2002.ntcir'.R1"/>
          </calcext:conditional-format>
          <calcext:conditional-format calcext:target-range-address="'2002.ntcir'.S1:'2002.ntcir'.S1">
            <calcext:condition calcext:apply-style-name="Accent" calcext:value="duplicate" calcext:base-cell-address="'2002.ntcir'.S1"/>
          </calcext:conditional-format>
          <calcext:conditional-format calcext:target-range-address="'2002.ntcir'.T1:'2002.ntcir'.T1">
            <calcext:condition calcext:apply-style-name="Accent" calcext:value="duplicate" calcext:base-cell-address="'2002.ntcir'.T1"/>
          </calcext:conditional-format>
          <calcext:conditional-format calcext:target-range-address="'2002.ntcir'.U1:'2002.ntcir'.U1">
            <calcext:condition calcext:apply-style-name="Accent" calcext:value="duplicate" calcext:base-cell-address="'2002.ntcir'.U1"/>
          </calcext:conditional-format>
          <calcext:conditional-format calcext:target-range-address="'2002.ntcir'.V1:'2002.ntcir'.V1">
            <calcext:condition calcext:apply-style-name="Accent" calcext:value="duplicate" calcext:base-cell-address="'2002.ntcir'.V1"/>
          </calcext:conditional-format>
          <calcext:conditional-format calcext:target-range-address="'2002.ntcir'.W1:'2002.ntcir'.W1">
            <calcext:condition calcext:apply-style-name="Accent" calcext:value="duplicate" calcext:base-cell-address="'2002.ntcir'.W1"/>
          </calcext:conditional-format>
          <calcext:conditional-format calcext:target-range-address="'2002.ntcir'.X1:'2002.ntcir'.X1">
            <calcext:condition calcext:apply-style-name="Accent" calcext:value="duplicate" calcext:base-cell-address="'2002.ntcir'.X1"/>
          </calcext:conditional-format>
          <calcext:conditional-format calcext:target-range-address="'2002.ntcir'.Y1:'2002.ntcir'.Y1">
            <calcext:condition calcext:apply-style-name="Accent" calcext:value="duplicate" calcext:base-cell-address="'2002.ntcir'.Y1"/>
          </calcext:conditional-format>
          <calcext:conditional-format calcext:target-range-address="'2002.ntcir'.Z1:'2002.ntcir'.Z1">
            <calcext:condition calcext:apply-style-name="Accent" calcext:value="duplicate" calcext:base-cell-address="'2002.ntcir'.Z1"/>
          </calcext:conditional-format>
          <calcext:conditional-format calcext:target-range-address="'2002.ntcir'.AA1:'2002.ntcir'.AA1">
            <calcext:condition calcext:apply-style-name="Accent" calcext:value="duplicate" calcext:base-cell-address="'2002.ntcir'.AA1"/>
          </calcext:conditional-format>
          <calcext:conditional-format calcext:target-range-address="'2002.ntcir'.AB1:'2002.ntcir'.AB1">
            <calcext:condition calcext:apply-style-name="Accent" calcext:value="duplicate" calcext:base-cell-address="'2002.ntcir'.AB1"/>
          </calcext:conditional-format>
          <calcext:conditional-format calcext:target-range-address="'2002.ntcir'.AC1:'2002.ntcir'.AC1">
            <calcext:condition calcext:apply-style-name="Accent" calcext:value="duplicate" calcext:base-cell-address="'2002.ntcir'.AC1"/>
          </calcext:conditional-format>
          <calcext:conditional-format calcext:target-range-address="'2002.ntcir'.AD1:'2002.ntcir'.AD1">
            <calcext:condition calcext:apply-style-name="Accent" calcext:value="duplicate" calcext:base-cell-address="'2002.ntcir'.AD1"/>
          </calcext:conditional-format>
          <calcext:conditional-format calcext:target-range-address="'2002.ntcir'.AE1:'2002.ntcir'.AE1">
            <calcext:condition calcext:apply-style-name="Accent" calcext:value="duplicate" calcext:base-cell-address="'2002.ntcir'.AE1"/>
          </calcext:conditional-format>
          <calcext:conditional-format calcext:target-range-address="'2002.ntcir'.AF1:'2002.ntcir'.AF1">
            <calcext:condition calcext:apply-style-name="Accent" calcext:value="duplicate" calcext:base-cell-address="'2002.ntcir'.AF1"/>
          </calcext:conditional-format>
          <calcext:conditional-format calcext:target-range-address="'2002.ntcir'.AG1:'2002.ntcir'.AG1">
            <calcext:condition calcext:apply-style-name="Accent" calcext:value="duplicate" calcext:base-cell-address="'2002.ntcir'.AG1"/>
          </calcext:conditional-format>
          <calcext:conditional-format calcext:target-range-address="'2002.ntcir'.AH1:'2002.ntcir'.AH1">
            <calcext:condition calcext:apply-style-name="Accent" calcext:value="duplicate" calcext:base-cell-address="'2002.ntcir'.AH1"/>
          </calcext:conditional-format>
          <calcext:conditional-format calcext:target-range-address="'2002.ntcir'.AI1:'2002.ntcir'.AI1">
            <calcext:condition calcext:apply-style-name="Accent" calcext:value="duplicate" calcext:base-cell-address="'2002.ntcir'.AI1"/>
          </calcext:conditional-format>
          <calcext:conditional-format calcext:target-range-address="'2002.ntcir'.AJ1:'2002.ntcir'.AJ1">
            <calcext:condition calcext:apply-style-name="Accent" calcext:value="duplicate" calcext:base-cell-address="'2002.ntcir'.AJ1"/>
          </calcext:conditional-format>
          <calcext:conditional-format calcext:target-range-address="'2002.ntcir'.AK1:'2002.ntcir'.AK1">
            <calcext:condition calcext:apply-style-name="Accent" calcext:value="duplicate" calcext:base-cell-address="'2002.ntcir'.AK1"/>
          </calcext:conditional-format>
          <calcext:conditional-format calcext:target-range-address="'2002.ntcir'.AL1:'2002.ntcir'.AL1">
            <calcext:condition calcext:apply-style-name="Accent" calcext:value="duplicate" calcext:base-cell-address="'2002.ntcir'.AL1"/>
          </calcext:conditional-format>
          <calcext:conditional-format calcext:target-range-address="'2002.ntcir'.AM1:'2002.ntcir'.AM1">
            <calcext:condition calcext:apply-style-name="Accent" calcext:value="duplicate" calcext:base-cell-address="'2002.ntcir'.AM1"/>
          </calcext:conditional-format>
          <calcext:conditional-format calcext:target-range-address="'2002.ntcir'.AN1:'2002.ntcir'.AN1">
            <calcext:condition calcext:apply-style-name="Accent" calcext:value="duplicate" calcext:base-cell-address="'2002.ntcir'.AN1"/>
          </calcext:conditional-format>
          <calcext:conditional-format calcext:target-range-address="'2002.ntcir'.AO1:'2002.ntcir'.AO1">
            <calcext:condition calcext:apply-style-name="Accent" calcext:value="duplicate" calcext:base-cell-address="'2002.ntcir'.AO1"/>
          </calcext:conditional-format>
          <calcext:conditional-format calcext:target-range-address="'2002.ntcir'.AP1:'2002.ntcir'.AP1">
            <calcext:condition calcext:apply-style-name="Accent" calcext:value="duplicate" calcext:base-cell-address="'2002.ntcir'.AP1"/>
          </calcext:conditional-format>
          <calcext:conditional-format calcext:target-range-address="'2002.ntcir'.AQ1:'2002.ntcir'.AQ1">
            <calcext:condition calcext:apply-style-name="Accent" calcext:value="duplicate" calcext:base-cell-address="'2002.ntcir'.AQ1"/>
          </calcext:conditional-format>
          <calcext:conditional-format calcext:target-range-address="'2002.ntcir'.AR1:'2002.ntcir'.AR1">
            <calcext:condition calcext:apply-style-name="Accent" calcext:value="duplicate" calcext:base-cell-address="'2002.ntcir'.AR1"/>
          </calcext:conditional-format>
          <calcext:conditional-format calcext:target-range-address="'2002.ntcir'.AS1:'2002.ntcir'.AS1">
            <calcext:condition calcext:apply-style-name="Accent" calcext:value="duplicate" calcext:base-cell-address="'2002.ntcir'.AS1"/>
          </calcext:conditional-format>
          <calcext:conditional-format calcext:target-range-address="'2002.ntcir'.AT1:'2002.ntcir'.AT1">
            <calcext:condition calcext:apply-style-name="Accent" calcext:value="duplicate" calcext:base-cell-address="'2002.ntcir'.AT1"/>
          </calcext:conditional-format>
          <calcext:conditional-format calcext:target-range-address="'2002.ntcir'.AU1:'2002.ntcir'.AU1">
            <calcext:condition calcext:apply-style-name="Accent" calcext:value="duplicate" calcext:base-cell-address="'2002.ntcir'.AU1"/>
          </calcext:conditional-format>
          <calcext:conditional-format calcext:target-range-address="'2002.ntcir'.AV1:'2002.ntcir'.AV1">
            <calcext:condition calcext:apply-style-name="Accent" calcext:value="duplicate" calcext:base-cell-address="'2002.ntcir'.AV1"/>
          </calcext:conditional-format>
          <calcext:conditional-format calcext:target-range-address="'2002.ntcir'.AW1:'2002.ntcir'.AW1">
            <calcext:condition calcext:apply-style-name="Accent" calcext:value="duplicate" calcext:base-cell-address="'2002.ntcir'.AW1"/>
          </calcext:conditional-format>
          <calcext:conditional-format calcext:target-range-address="'2002.ntcir'.AX1:'2002.ntcir'.AX1">
            <calcext:condition calcext:apply-style-name="Accent" calcext:value="duplicate" calcext:base-cell-address="'2002.ntcir'.AX1"/>
          </calcext:conditional-format>
          <calcext:conditional-format calcext:target-range-address="'2002.ntcir'.AY1:'2002.ntcir'.AY1">
            <calcext:condition calcext:apply-style-name="Accent" calcext:value="duplicate" calcext:base-cell-address="'2002.ntcir'.AY1"/>
          </calcext:conditional-format>
          <calcext:conditional-format calcext:target-range-address="'2002.ntcir'.AZ1:'2002.ntcir'.AZ1">
            <calcext:condition calcext:apply-style-name="Accent" calcext:value="duplicate" calcext:base-cell-address="'2002.ntcir'.AZ1"/>
          </calcext:conditional-format>
          <calcext:conditional-format calcext:target-range-address="'2002.ntcir'.BA1:'2002.ntcir'.BA1">
            <calcext:condition calcext:apply-style-name="Accent" calcext:value="duplicate" calcext:base-cell-address="'2002.ntcir'.BA1"/>
          </calcext:conditional-format>
          <calcext:conditional-format calcext:target-range-address="'2002.ntcir'.BB1:'2002.ntcir'.BB1">
            <calcext:condition calcext:apply-style-name="Accent" calcext:value="duplicate" calcext:base-cell-address="'2002.ntcir'.BB1"/>
          </calcext:conditional-format>
          <calcext:conditional-format calcext:target-range-address="'2002.ntcir'.BC1:'2002.ntcir'.BC1">
            <calcext:condition calcext:apply-style-name="Accent" calcext:value="duplicate" calcext:base-cell-address="'2002.ntcir'.BC1"/>
          </calcext:conditional-format>
          <calcext:conditional-format calcext:target-range-address="'2002.ntcir'.BD1:'2002.ntcir'.BD1">
            <calcext:condition calcext:apply-style-name="Accent" calcext:value="duplicate" calcext:base-cell-address="'2002.ntcir'.BD1"/>
          </calcext:conditional-format>
          <calcext:conditional-format calcext:target-range-address="'2002.ntcir'.BE1:'2002.ntcir'.BE1">
            <calcext:condition calcext:apply-style-name="Accent" calcext:value="duplicate" calcext:base-cell-address="'2002.ntcir'.BE1"/>
          </calcext:conditional-format>
          <calcext:conditional-format calcext:target-range-address="'2002.ntcir'.BF1:'2002.ntcir'.BF1">
            <calcext:condition calcext:apply-style-name="Accent" calcext:value="duplicate" calcext:base-cell-address="'2002.ntcir'.BF1"/>
          </calcext:conditional-format>
          <calcext:conditional-format calcext:target-range-address="'2002.ntcir'.BG1:'2002.ntcir'.BG1">
            <calcext:condition calcext:apply-style-name="Accent" calcext:value="duplicate" calcext:base-cell-address="'2002.ntcir'.BG1"/>
          </calcext:conditional-format>
          <calcext:conditional-format calcext:target-range-address="'2002.ntcir'.BH1:'2002.ntcir'.BH1">
            <calcext:condition calcext:apply-style-name="Accent" calcext:value="duplicate" calcext:base-cell-address="'2002.ntcir'.BH1"/>
          </calcext:conditional-format>
          <calcext:conditional-format calcext:target-range-address="'2002.ntcir'.BI1:'2002.ntcir'.BI1">
            <calcext:condition calcext:apply-style-name="Accent" calcext:value="duplicate" calcext:base-cell-address="'2002.ntcir'.BI1"/>
          </calcext:conditional-format>
          <calcext:conditional-format calcext:target-range-address="'2002.ntcir'.BJ1:'2002.ntcir'.BJ1">
            <calcext:condition calcext:apply-style-name="Accent" calcext:value="duplicate" calcext:base-cell-address="'2002.ntcir'.BJ1"/>
          </calcext:conditional-format>
          <calcext:conditional-format calcext:target-range-address="'2002.ntcir'.BK1:'2002.ntcir'.BK1">
            <calcext:condition calcext:apply-style-name="Accent" calcext:value="duplicate" calcext:base-cell-address="'2002.ntcir'.BK1"/>
          </calcext:conditional-format>
          <calcext:conditional-format calcext:target-range-address="'2002.ntcir'.BL1:'2002.ntcir'.BL1">
            <calcext:condition calcext:apply-style-name="Accent" calcext:value="duplicate" calcext:base-cell-address="'2002.ntcir'.BL1"/>
          </calcext:conditional-format>
          <calcext:conditional-format calcext:target-range-address="'2002.ntcir'.BM1:'2002.ntcir'.BM1">
            <calcext:condition calcext:apply-style-name="Accent" calcext:value="duplicate" calcext:base-cell-address="'2002.ntcir'.BM1"/>
          </calcext:conditional-format>
          <calcext:conditional-format calcext:target-range-address="'2002.ntcir'.BN1:'2002.ntcir'.BN1">
            <calcext:condition calcext:apply-style-name="Accent" calcext:value="duplicate" calcext:base-cell-address="'2002.ntcir'.BN1"/>
          </calcext:conditional-format>
          <calcext:conditional-format calcext:target-range-address="'2002.ntcir'.BO1:'2002.ntcir'.BO1">
            <calcext:condition calcext:apply-style-name="Accent" calcext:value="duplicate" calcext:base-cell-address="'2002.ntcir'.BO1"/>
          </calcext:conditional-format>
          <calcext:conditional-format calcext:target-range-address="'2002.ntcir'.BP1:'2002.ntcir'.BP1">
            <calcext:condition calcext:apply-style-name="Accent" calcext:value="duplicate" calcext:base-cell-address="'2002.ntcir'.BP1"/>
          </calcext:conditional-format>
          <calcext:conditional-format calcext:target-range-address="'2002.ntcir'.BQ1:'2002.ntcir'.BQ1">
            <calcext:condition calcext:apply-style-name="Accent" calcext:value="duplicate" calcext:base-cell-address="'2002.ntcir'.BQ1"/>
          </calcext:conditional-format>
          <calcext:conditional-format calcext:target-range-address="'2002.ntcir'.BR1:'2002.ntcir'.BR1">
            <calcext:condition calcext:apply-style-name="Accent" calcext:value="duplicate" calcext:base-cell-address="'2002.ntcir'.BR1"/>
          </calcext:conditional-format>
          <calcext:conditional-format calcext:target-range-address="'2002.ntcir'.BS1:'2002.ntcir'.BS1">
            <calcext:condition calcext:apply-style-name="Accent" calcext:value="duplicate" calcext:base-cell-address="'2002.ntcir'.BS1"/>
          </calcext:conditional-format>
          <calcext:conditional-format calcext:target-range-address="'2002.ntcir'.BT1:'2002.ntcir'.BT1">
            <calcext:condition calcext:apply-style-name="Accent" calcext:value="duplicate" calcext:base-cell-address="'2002.ntcir'.BT1"/>
          </calcext:conditional-format>
          <calcext:conditional-format calcext:target-range-address="'2002.ntcir'.BU1:'2002.ntcir'.BU1">
            <calcext:condition calcext:apply-style-name="Accent" calcext:value="duplicate" calcext:base-cell-address="'2002.ntcir'.BU1"/>
          </calcext:conditional-format>
          <calcext:conditional-format calcext:target-range-address="'2002.ntcir'.BV1:'2002.ntcir'.BV1">
            <calcext:condition calcext:apply-style-name="Accent" calcext:value="duplicate" calcext:base-cell-address="'2002.ntcir'.BV1"/>
          </calcext:conditional-format>
          <calcext:conditional-format calcext:target-range-address="'2002.ntcir'.BW1:'2002.ntcir'.BW1">
            <calcext:condition calcext:apply-style-name="Accent" calcext:value="duplicate" calcext:base-cell-address="'2002.ntcir'.BW1"/>
          </calcext:conditional-format>
          <calcext:conditional-format calcext:target-range-address="'2002.ntcir'.BX1:'2002.ntcir'.BX1">
            <calcext:condition calcext:apply-style-name="Accent" calcext:value="duplicate" calcext:base-cell-address="'2002.ntcir'.BX1"/>
          </calcext:conditional-format>
          <calcext:conditional-format calcext:target-range-address="'2002.ntcir'.BY1:'2002.ntcir'.BY1">
            <calcext:condition calcext:apply-style-name="Accent" calcext:value="duplicate" calcext:base-cell-address="'2002.ntcir'.BY1"/>
          </calcext:conditional-format>
          <calcext:conditional-format calcext:target-range-address="'2002.ntcir'.BZ1:'2002.ntcir'.BZ1">
            <calcext:condition calcext:apply-style-name="Accent" calcext:value="duplicate" calcext:base-cell-address="'2002.ntcir'.BZ1"/>
          </calcext:conditional-format>
          <calcext:conditional-format calcext:target-range-address="'2002.ntcir'.CA1:'2002.ntcir'.CA1">
            <calcext:condition calcext:apply-style-name="Accent" calcext:value="duplicate" calcext:base-cell-address="'2002.ntcir'.CA1"/>
          </calcext:conditional-format>
          <calcext:conditional-format calcext:target-range-address="'2002.ntcir'.CB1:'2002.ntcir'.CB1">
            <calcext:condition calcext:apply-style-name="Accent" calcext:value="duplicate" calcext:base-cell-address="'2002.ntcir'.CB1"/>
          </calcext:conditional-format>
          <calcext:conditional-format calcext:target-range-address="'2002.ntcir'.CC1:'2002.ntcir'.CC1">
            <calcext:condition calcext:apply-style-name="Accent" calcext:value="duplicate" calcext:base-cell-address="'2002.ntcir'.CC1"/>
          </calcext:conditional-format>
          <calcext:conditional-format calcext:target-range-address="'2002.ntcir'.CD1:'2002.ntcir'.CD1">
            <calcext:condition calcext:apply-style-name="Accent" calcext:value="duplicate" calcext:base-cell-address="'2002.ntcir'.CD1"/>
          </calcext:conditional-format>
          <calcext:conditional-format calcext:target-range-address="'2002.ntcir'.CE1:'2002.ntcir'.CE1">
            <calcext:condition calcext:apply-style-name="Accent" calcext:value="duplicate" calcext:base-cell-address="'2002.ntcir'.CE1"/>
          </calcext:conditional-format>
          <calcext:conditional-format calcext:target-range-address="'2002.ntcir'.CF1:'2002.ntcir'.CF1">
            <calcext:condition calcext:apply-style-name="Accent" calcext:value="duplicate" calcext:base-cell-address="'2002.ntcir'.CF1"/>
          </calcext:conditional-format>
          <calcext:conditional-format calcext:target-range-address="'2002.ntcir'.CG1:'2002.ntcir'.CG1">
            <calcext:condition calcext:apply-style-name="Accent" calcext:value="duplicate" calcext:base-cell-address="'2002.ntcir'.CG1"/>
          </calcext:conditional-format>
          <calcext:conditional-format calcext:target-range-address="'2002.ntcir'.CH1:'2002.ntcir'.CH1">
            <calcext:condition calcext:apply-style-name="Accent" calcext:value="duplicate" calcext:base-cell-address="'2002.ntcir'.CH1"/>
          </calcext:conditional-format>
          <calcext:conditional-format calcext:target-range-address="'2002.ntcir'.CI1:'2002.ntcir'.CI1">
            <calcext:condition calcext:apply-style-name="Accent" calcext:value="duplicate" calcext:base-cell-address="'2002.ntcir'.CI1"/>
          </calcext:conditional-format>
          <calcext:conditional-format calcext:target-range-address="'2002.ntcir'.CJ1:'2002.ntcir'.CJ1">
            <calcext:condition calcext:apply-style-name="Accent" calcext:value="duplicate" calcext:base-cell-address="'2002.ntcir'.CJ1"/>
          </calcext:conditional-format>
          <calcext:conditional-format calcext:target-range-address="'2002.ntcir'.CK1:'2002.ntcir'.CK1">
            <calcext:condition calcext:apply-style-name="Accent" calcext:value="duplicate" calcext:base-cell-address="'2002.ntcir'.CK1"/>
          </calcext:conditional-format>
          <calcext:conditional-format calcext:target-range-address="'2002.ntcir'.CL1:'2002.ntcir'.CL1">
            <calcext:condition calcext:apply-style-name="Accent" calcext:value="duplicate" calcext:base-cell-address="'2002.ntcir'.CL1"/>
          </calcext:conditional-format>
          <calcext:conditional-format calcext:target-range-address="'2002.ntcir'.CM1:'2002.ntcir'.CM1">
            <calcext:condition calcext:apply-style-name="Accent" calcext:value="duplicate" calcext:base-cell-address="'2002.ntcir'.CM1"/>
          </calcext:conditional-format>
          <calcext:conditional-format calcext:target-range-address="'2002.ntcir'.CN1:'2002.ntcir'.CN1">
            <calcext:condition calcext:apply-style-name="Accent" calcext:value="duplicate" calcext:base-cell-address="'2002.ntcir'.CN1"/>
          </calcext:conditional-format>
          <calcext:conditional-format calcext:target-range-address="'2002.ntcir'.CO1:'2002.ntcir'.CO1">
            <calcext:condition calcext:apply-style-name="Accent" calcext:value="duplicate" calcext:base-cell-address="'2002.ntcir'.CO1"/>
          </calcext:conditional-format>
          <calcext:conditional-format calcext:target-range-address="'2002.ntcir'.CP1:'2002.ntcir'.CP1">
            <calcext:condition calcext:apply-style-name="Accent" calcext:value="duplicate" calcext:base-cell-address="'2002.ntcir'.CP1"/>
          </calcext:conditional-format>
          <calcext:conditional-format calcext:target-range-address="'2002.ntcir'.CQ1:'2002.ntcir'.CQ1">
            <calcext:condition calcext:apply-style-name="Accent" calcext:value="duplicate" calcext:base-cell-address="'2002.ntcir'.CQ1"/>
          </calcext:conditional-format>
          <calcext:conditional-format calcext:target-range-address="'2002.ntcir'.CR1:'2002.ntcir'.CR1">
            <calcext:condition calcext:apply-style-name="Accent" calcext:value="duplicate" calcext:base-cell-address="'2002.ntcir'.CR1"/>
          </calcext:conditional-format>
          <calcext:conditional-format calcext:target-range-address="'2002.ntcir'.CS1:'2002.ntcir'.CS1">
            <calcext:condition calcext:apply-style-name="Accent" calcext:value="duplicate" calcext:base-cell-address="'2002.ntcir'.CS1"/>
          </calcext:conditional-format>
          <calcext:conditional-format calcext:target-range-address="'2002.ntcir'.CT1:'2002.ntcir'.CT1">
            <calcext:condition calcext:apply-style-name="Accent" calcext:value="duplicate" calcext:base-cell-address="'2002.ntcir'.CT1"/>
          </calcext:conditional-format>
          <calcext:conditional-format calcext:target-range-address="'2002.ntcir'.CU1:'2002.ntcir'.CU1">
            <calcext:condition calcext:apply-style-name="Accent" calcext:value="duplicate" calcext:base-cell-address="'2002.ntcir'.CU1"/>
          </calcext:conditional-format>
          <calcext:conditional-format calcext:target-range-address="'2002.ntcir'.CV1:'2002.ntcir'.CV1">
            <calcext:condition calcext:apply-style-name="Accent" calcext:value="duplicate" calcext:base-cell-address="'2002.ntcir'.CV1"/>
          </calcext:conditional-format>
          <calcext:conditional-format calcext:target-range-address="'2002.ntcir'.CW1:'2002.ntcir'.CW1">
            <calcext:condition calcext:apply-style-name="Accent" calcext:value="duplicate" calcext:base-cell-address="'2002.ntcir'.CW1"/>
          </calcext:conditional-format>
          <calcext:conditional-format calcext:target-range-address="'2002.ntcir'.CX1:'2002.ntcir'.CX1">
            <calcext:condition calcext:apply-style-name="Accent" calcext:value="duplicate" calcext:base-cell-address="'2002.ntcir'.CX1"/>
          </calcext:conditional-format>
          <calcext:conditional-format calcext:target-range-address="'2002.ntcir'.CY1:'2002.ntcir'.CY1">
            <calcext:condition calcext:apply-style-name="Accent" calcext:value="duplicate" calcext:base-cell-address="'2002.ntcir'.CY1"/>
          </calcext:conditional-format>
          <calcext:conditional-format calcext:target-range-address="'2002.ntcir'.CZ1:'2002.ntcir'.CZ1">
            <calcext:condition calcext:apply-style-name="Accent" calcext:value="duplicate" calcext:base-cell-address="'2002.ntcir'.CZ1"/>
          </calcext:conditional-format>
          <calcext:conditional-format calcext:target-range-address="'2002.ntcir'.DA1:'2002.ntcir'.DA1">
            <calcext:condition calcext:apply-style-name="Accent" calcext:value="duplicate" calcext:base-cell-address="'2002.ntcir'.DA1"/>
          </calcext:conditional-format>
          <calcext:conditional-format calcext:target-range-address="'2002.ntcir'.DB1:'2002.ntcir'.DB1">
            <calcext:condition calcext:apply-style-name="Accent" calcext:value="duplicate" calcext:base-cell-address="'2002.ntcir'.DB1"/>
          </calcext:conditional-format>
          <calcext:conditional-format calcext:target-range-address="'2002.ntcir'.DC1:'2002.ntcir'.DC1">
            <calcext:condition calcext:apply-style-name="Accent" calcext:value="duplicate" calcext:base-cell-address="'2002.ntcir'.DC1"/>
          </calcext:conditional-format>
          <calcext:conditional-format calcext:target-range-address="'2002.ntcir'.DD1:'2002.ntcir'.DD1">
            <calcext:condition calcext:apply-style-name="Accent" calcext:value="duplicate" calcext:base-cell-address="'2002.ntcir'.DD1"/>
          </calcext:conditional-format>
          <calcext:conditional-format calcext:target-range-address="'2002.ntcir'.DE1:'2002.ntcir'.DE1">
            <calcext:condition calcext:apply-style-name="Accent" calcext:value="duplicate" calcext:base-cell-address="'2002.ntcir'.DE1"/>
          </calcext:conditional-format>
          <calcext:conditional-format calcext:target-range-address="'2002.ntcir'.DF1:'2002.ntcir'.DF1">
            <calcext:condition calcext:apply-style-name="Accent" calcext:value="duplicate" calcext:base-cell-address="'2002.ntcir'.DF1"/>
          </calcext:conditional-format>
          <calcext:conditional-format calcext:target-range-address="'2002.ntcir'.DG1:'2002.ntcir'.DG1">
            <calcext:condition calcext:apply-style-name="Accent" calcext:value="duplicate" calcext:base-cell-address="'2002.ntcir'.DG1"/>
          </calcext:conditional-format>
          <calcext:conditional-format calcext:target-range-address="'2002.ntcir'.DH1:'2002.ntcir'.DH1">
            <calcext:condition calcext:apply-style-name="Accent" calcext:value="duplicate" calcext:base-cell-address="'2002.ntcir'.DH1"/>
          </calcext:conditional-format>
          <calcext:conditional-format calcext:target-range-address="'2002.ntcir'.DI1:'2002.ntcir'.DI1">
            <calcext:condition calcext:apply-style-name="Accent" calcext:value="duplicate" calcext:base-cell-address="'2002.ntcir'.DI1"/>
          </calcext:conditional-format>
          <calcext:conditional-format calcext:target-range-address="'2002.ntcir'.DJ1:'2002.ntcir'.DJ1">
            <calcext:condition calcext:apply-style-name="Accent" calcext:value="duplicate" calcext:base-cell-address="'2002.ntcir'.DJ1"/>
          </calcext:conditional-format>
          <calcext:conditional-format calcext:target-range-address="'2002.ntcir'.DK1:'2002.ntcir'.DK1">
            <calcext:condition calcext:apply-style-name="Accent" calcext:value="duplicate" calcext:base-cell-address="'2002.ntcir'.DK1"/>
          </calcext:conditional-format>
          <calcext:conditional-format calcext:target-range-address="'2002.ntcir'.DL1:'2002.ntcir'.DL1">
            <calcext:condition calcext:apply-style-name="Accent" calcext:value="duplicate" calcext:base-cell-address="'2002.ntcir'.DL1"/>
          </calcext:conditional-format>
          <calcext:conditional-format calcext:target-range-address="'2002.ntcir'.DM1:'2002.ntcir'.DM1">
            <calcext:condition calcext:apply-style-name="Accent" calcext:value="duplicate" calcext:base-cell-address="'2002.ntcir'.DM1"/>
          </calcext:conditional-format>
          <calcext:conditional-format calcext:target-range-address="'2002.ntcir'.DN1:'2002.ntcir'.DN1">
            <calcext:condition calcext:apply-style-name="Accent" calcext:value="duplicate" calcext:base-cell-address="'2002.ntcir'.DN1"/>
          </calcext:conditional-format>
          <calcext:conditional-format calcext:target-range-address="'2002.ntcir'.DO1:'2002.ntcir'.DO1">
            <calcext:condition calcext:apply-style-name="Accent" calcext:value="duplicate" calcext:base-cell-address="'2002.ntcir'.DO1"/>
          </calcext:conditional-format>
          <calcext:conditional-format calcext:target-range-address="'2002.ntcir'.DP1:'2002.ntcir'.DP1">
            <calcext:condition calcext:apply-style-name="Accent" calcext:value="duplicate" calcext:base-cell-address="'2002.ntcir'.DP1"/>
          </calcext:conditional-format>
          <calcext:conditional-format calcext:target-range-address="'2002.ntcir'.DQ1:'2002.ntcir'.DQ1">
            <calcext:condition calcext:apply-style-name="Accent" calcext:value="duplicate" calcext:base-cell-address="'2002.ntcir'.DQ1"/>
          </calcext:conditional-format>
          <calcext:conditional-format calcext:target-range-address="'2002.ntcir'.DR1:'2002.ntcir'.DR1">
            <calcext:condition calcext:apply-style-name="Accent" calcext:value="duplicate" calcext:base-cell-address="'2002.ntcir'.DR1"/>
          </calcext:conditional-format>
          <calcext:conditional-format calcext:target-range-address="'2002.ntcir'.DS1:'2002.ntcir'.DS1">
            <calcext:condition calcext:apply-style-name="Accent" calcext:value="duplicate" calcext:base-cell-address="'2002.ntcir'.DS1"/>
          </calcext:conditional-format>
          <calcext:conditional-format calcext:target-range-address="'2002.ntcir'.DT1:'2002.ntcir'.DT1">
            <calcext:condition calcext:apply-style-name="Accent" calcext:value="duplicate" calcext:base-cell-address="'2002.ntcir'.DT1"/>
          </calcext:conditional-format>
          <calcext:conditional-format calcext:target-range-address="'2002.ntcir'.DU1:'2002.ntcir'.DU1">
            <calcext:condition calcext:apply-style-name="Accent" calcext:value="duplicate" calcext:base-cell-address="'2002.ntcir'.DU1"/>
          </calcext:conditional-format>
          <calcext:conditional-format calcext:target-range-address="'2002.ntcir'.DV1:'2002.ntcir'.DV1">
            <calcext:condition calcext:apply-style-name="Accent" calcext:value="duplicate" calcext:base-cell-address="'2002.ntcir'.DV1"/>
          </calcext:conditional-format>
          <calcext:conditional-format calcext:target-range-address="'2002.ntcir'.DW1:'2002.ntcir'.DW1">
            <calcext:condition calcext:apply-style-name="Accent" calcext:value="duplicate" calcext:base-cell-address="'2002.ntcir'.DW1"/>
          </calcext:conditional-format>
          <calcext:conditional-format calcext:target-range-address="'2002.ntcir'.DX1:'2002.ntcir'.DX1">
            <calcext:condition calcext:apply-style-name="Accent" calcext:value="duplicate" calcext:base-cell-address="'2002.ntcir'.DX1"/>
          </calcext:conditional-format>
          <calcext:conditional-format calcext:target-range-address="'2002.ntcir'.DY1:'2002.ntcir'.DY1">
            <calcext:condition calcext:apply-style-name="Accent" calcext:value="duplicate" calcext:base-cell-address="'2002.ntcir'.DY1"/>
          </calcext:conditional-format>
          <calcext:conditional-format calcext:target-range-address="'2002.ntcir'.DZ1:'2002.ntcir'.DZ1">
            <calcext:condition calcext:apply-style-name="Accent" calcext:value="duplicate" calcext:base-cell-address="'2002.ntcir'.DZ1"/>
          </calcext:conditional-format>
          <calcext:conditional-format calcext:target-range-address="'2002.ntcir'.EA1:'2002.ntcir'.EA1">
            <calcext:condition calcext:apply-style-name="Accent" calcext:value="duplicate" calcext:base-cell-address="'2002.ntcir'.EA1"/>
          </calcext:conditional-format>
          <calcext:conditional-format calcext:target-range-address="'2002.ntcir'.EB1:'2002.ntcir'.EB1">
            <calcext:condition calcext:apply-style-name="Accent" calcext:value="duplicate" calcext:base-cell-address="'2002.ntcir'.EB1"/>
          </calcext:conditional-format>
          <calcext:conditional-format calcext:target-range-address="'2002.ntcir'.EC1:'2002.ntcir'.EC1">
            <calcext:condition calcext:apply-style-name="Accent" calcext:value="duplicate" calcext:base-cell-address="'2002.ntcir'.EC1"/>
          </calcext:conditional-format>
          <calcext:conditional-format calcext:target-range-address="'2002.ntcir'.ED1:'2002.ntcir'.ED1">
            <calcext:condition calcext:apply-style-name="Accent" calcext:value="duplicate" calcext:base-cell-address="'2002.ntcir'.ED1"/>
          </calcext:conditional-format>
          <calcext:conditional-format calcext:target-range-address="'2002.ntcir'.EE1:'2002.ntcir'.EE1">
            <calcext:condition calcext:apply-style-name="Accent" calcext:value="duplicate" calcext:base-cell-address="'2002.ntcir'.EE1"/>
          </calcext:conditional-format>
          <calcext:conditional-format calcext:target-range-address="'2002.ntcir'.EF1:'2002.ntcir'.EF1">
            <calcext:condition calcext:apply-style-name="Accent" calcext:value="duplicate" calcext:base-cell-address="'2002.ntcir'.EF1"/>
          </calcext:conditional-format>
          <calcext:conditional-format calcext:target-range-address="'2002.ntcir'.EG1:'2002.ntcir'.EG1">
            <calcext:condition calcext:apply-style-name="Accent" calcext:value="duplicate" calcext:base-cell-address="'2002.ntcir'.EG1"/>
          </calcext:conditional-format>
          <calcext:conditional-format calcext:target-range-address="'2002.ntcir'.EH1:'2002.ntcir'.EH1">
            <calcext:condition calcext:apply-style-name="Accent" calcext:value="duplicate" calcext:base-cell-address="'2002.ntcir'.EH1"/>
          </calcext:conditional-format>
          <calcext:conditional-format calcext:target-range-address="'2002.ntcir'.EI1:'2002.ntcir'.EI1">
            <calcext:condition calcext:apply-style-name="Accent" calcext:value="duplicate" calcext:base-cell-address="'2002.ntcir'.EI1"/>
          </calcext:conditional-format>
          <calcext:conditional-format calcext:target-range-address="'2002.ntcir'.EJ1:'2002.ntcir'.EJ1">
            <calcext:condition calcext:apply-style-name="Accent" calcext:value="duplicate" calcext:base-cell-address="'2002.ntcir'.EJ1"/>
          </calcext:conditional-format>
          <calcext:conditional-format calcext:target-range-address="'2002.ntcir'.EK1:'2002.ntcir'.EK1">
            <calcext:condition calcext:apply-style-name="Accent" calcext:value="duplicate" calcext:base-cell-address="'2002.ntcir'.EK1"/>
          </calcext:conditional-format>
          <calcext:conditional-format calcext:target-range-address="'2002.ntcir'.EL1:'2002.ntcir'.EL1">
            <calcext:condition calcext:apply-style-name="Accent" calcext:value="duplicate" calcext:base-cell-address="'2002.ntcir'.EL1"/>
          </calcext:conditional-format>
          <calcext:conditional-format calcext:target-range-address="'2002.ntcir'.EM1:'2002.ntcir'.EM1">
            <calcext:condition calcext:apply-style-name="Accent" calcext:value="duplicate" calcext:base-cell-address="'2002.ntcir'.EM1"/>
          </calcext:conditional-format>
          <calcext:conditional-format calcext:target-range-address="'2002.ntcir'.EN1:'2002.ntcir'.EN1">
            <calcext:condition calcext:apply-style-name="Accent" calcext:value="duplicate" calcext:base-cell-address="'2002.ntcir'.EN1"/>
          </calcext:conditional-format>
          <calcext:conditional-format calcext:target-range-address="'2002.ntcir'.EO1:'2002.ntcir'.EO1">
            <calcext:condition calcext:apply-style-name="Accent" calcext:value="duplicate" calcext:base-cell-address="'2002.ntcir'.EO1"/>
          </calcext:conditional-format>
          <calcext:conditional-format calcext:target-range-address="'2002.ntcir'.EP1:'2002.ntcir'.EP1">
            <calcext:condition calcext:apply-style-name="Accent" calcext:value="duplicate" calcext:base-cell-address="'2002.ntcir'.EP1"/>
          </calcext:conditional-format>
          <calcext:conditional-format calcext:target-range-address="'2002.ntcir'.EQ1:'2002.ntcir'.EQ1">
            <calcext:condition calcext:apply-style-name="Accent" calcext:value="duplicate" calcext:base-cell-address="'2002.ntcir'.EQ1"/>
          </calcext:conditional-format>
          <calcext:conditional-format calcext:target-range-address="'2002.ntcir'.ER1:'2002.ntcir'.ER1">
            <calcext:condition calcext:apply-style-name="Accent" calcext:value="duplicate" calcext:base-cell-address="'2002.ntcir'.ER1"/>
          </calcext:conditional-format>
          <calcext:conditional-format calcext:target-range-address="'2002.ntcir'.ES1:'2002.ntcir'.ES1">
            <calcext:condition calcext:apply-style-name="Accent" calcext:value="duplicate" calcext:base-cell-address="'2002.ntcir'.ES1"/>
          </calcext:conditional-format>
          <calcext:conditional-format calcext:target-range-address="'2002.ntcir'.ET1:'2002.ntcir'.ET1">
            <calcext:condition calcext:apply-style-name="Accent" calcext:value="duplicate" calcext:base-cell-address="'2002.ntcir'.ET1"/>
          </calcext:conditional-format>
          <calcext:conditional-format calcext:target-range-address="'2002.ntcir'.EU1:'2002.ntcir'.EU1">
            <calcext:condition calcext:apply-style-name="Accent" calcext:value="duplicate" calcext:base-cell-address="'2002.ntcir'.EU1"/>
          </calcext:conditional-format>
          <calcext:conditional-format calcext:target-range-address="'2002.ntcir'.EV1:'2002.ntcir'.EV1">
            <calcext:condition calcext:apply-style-name="Accent" calcext:value="duplicate" calcext:base-cell-address="'2002.ntcir'.EV1"/>
          </calcext:conditional-format>
          <calcext:conditional-format calcext:target-range-address="'2002.ntcir'.EW1:'2002.ntcir'.EW1">
            <calcext:condition calcext:apply-style-name="Accent" calcext:value="duplicate" calcext:base-cell-address="'2002.ntcir'.EW1"/>
          </calcext:conditional-format>
          <calcext:conditional-format calcext:target-range-address="'2002.ntcir'.EX1:'2002.ntcir'.EX1">
            <calcext:condition calcext:apply-style-name="Accent" calcext:value="duplicate" calcext:base-cell-address="'2002.ntcir'.EX1"/>
          </calcext:conditional-format>
          <calcext:conditional-format calcext:target-range-address="'2002.ntcir'.EY1:'2002.ntcir'.EY1">
            <calcext:condition calcext:apply-style-name="Accent" calcext:value="duplicate" calcext:base-cell-address="'2002.ntcir'.EY1"/>
          </calcext:conditional-format>
          <calcext:conditional-format calcext:target-range-address="'2002.ntcir'.EZ1:'2002.ntcir'.EZ1">
            <calcext:condition calcext:apply-style-name="Accent" calcext:value="duplicate" calcext:base-cell-address="'2002.ntcir'.EZ1"/>
          </calcext:conditional-format>
          <calcext:conditional-format calcext:target-range-address="'2002.ntcir'.FA1:'2002.ntcir'.FA1">
            <calcext:condition calcext:apply-style-name="Accent" calcext:value="duplicate" calcext:base-cell-address="'2002.ntcir'.FA1"/>
          </calcext:conditional-format>
          <calcext:conditional-format calcext:target-range-address="'2002.ntcir'.FB1:'2002.ntcir'.FB1">
            <calcext:condition calcext:apply-style-name="Accent" calcext:value="duplicate" calcext:base-cell-address="'2002.ntcir'.FB1"/>
          </calcext:conditional-format>
          <calcext:conditional-format calcext:target-range-address="'2002.ntcir'.FC1:'2002.ntcir'.FC1">
            <calcext:condition calcext:apply-style-name="Accent" calcext:value="duplicate" calcext:base-cell-address="'2002.ntcir'.FC1"/>
          </calcext:conditional-format>
          <calcext:conditional-format calcext:target-range-address="'2002.ntcir'.FD1:'2002.ntcir'.FD1">
            <calcext:condition calcext:apply-style-name="Accent" calcext:value="duplicate" calcext:base-cell-address="'2002.ntcir'.FD1"/>
          </calcext:conditional-format>
          <calcext:conditional-format calcext:target-range-address="'2002.ntcir'.FE1:'2002.ntcir'.FE1">
            <calcext:condition calcext:apply-style-name="Accent" calcext:value="duplicate" calcext:base-cell-address="'2002.ntcir'.FE1"/>
          </calcext:conditional-format>
          <calcext:conditional-format calcext:target-range-address="'2002.ntcir'.FF1:'2002.ntcir'.FF1">
            <calcext:condition calcext:apply-style-name="Accent" calcext:value="duplicate" calcext:base-cell-address="'2002.ntcir'.FF1"/>
          </calcext:conditional-format>
          <calcext:conditional-format calcext:target-range-address="'2002.ntcir'.FG1:'2002.ntcir'.FG1">
            <calcext:condition calcext:apply-style-name="Accent" calcext:value="duplicate" calcext:base-cell-address="'2002.ntcir'.FG1"/>
          </calcext:conditional-format>
          <calcext:conditional-format calcext:target-range-address="'2002.ntcir'.FH1:'2002.ntcir'.FH1">
            <calcext:condition calcext:apply-style-name="Accent" calcext:value="duplicate" calcext:base-cell-address="'2002.ntcir'.FH1"/>
          </calcext:conditional-format>
          <calcext:conditional-format calcext:target-range-address="'2002.ntcir'.FI1:'2002.ntcir'.FI1">
            <calcext:condition calcext:apply-style-name="Accent" calcext:value="duplicate" calcext:base-cell-address="'2002.ntcir'.FI1"/>
          </calcext:conditional-format>
          <calcext:conditional-format calcext:target-range-address="'2002.ntcir'.FJ1:'2002.ntcir'.FJ1">
            <calcext:condition calcext:apply-style-name="Accent" calcext:value="duplicate" calcext:base-cell-address="'2002.ntcir'.FJ1"/>
          </calcext:conditional-format>
          <calcext:conditional-format calcext:target-range-address="'2002.ntcir'.FK1:'2002.ntcir'.FK1">
            <calcext:condition calcext:apply-style-name="Accent" calcext:value="duplicate" calcext:base-cell-address="'2002.ntcir'.FK1"/>
          </calcext:conditional-format>
          <calcext:conditional-format calcext:target-range-address="'2002.ntcir'.FL1:'2002.ntcir'.FL1">
            <calcext:condition calcext:apply-style-name="Accent" calcext:value="duplicate" calcext:base-cell-address="'2002.ntcir'.FL1"/>
          </calcext:conditional-format>
          <calcext:conditional-format calcext:target-range-address="'2002.ntcir'.FM1:'2002.ntcir'.FM1">
            <calcext:condition calcext:apply-style-name="Accent" calcext:value="duplicate" calcext:base-cell-address="'2002.ntcir'.FM1"/>
          </calcext:conditional-format>
          <calcext:conditional-format calcext:target-range-address="'2002.ntcir'.FN1:'2002.ntcir'.FN1">
            <calcext:condition calcext:apply-style-name="Accent" calcext:value="duplicate" calcext:base-cell-address="'2002.ntcir'.FN1"/>
          </calcext:conditional-format>
          <calcext:conditional-format calcext:target-range-address="'2002.ntcir'.FO1:'2002.ntcir'.FO1">
            <calcext:condition calcext:apply-style-name="Accent" calcext:value="duplicate" calcext:base-cell-address="'2002.ntcir'.FO1"/>
          </calcext:conditional-format>
          <calcext:conditional-format calcext:target-range-address="'2002.ntcir'.FP1:'2002.ntcir'.FP1">
            <calcext:condition calcext:apply-style-name="Accent" calcext:value="duplicate" calcext:base-cell-address="'2002.ntcir'.FP1"/>
          </calcext:conditional-format>
          <calcext:conditional-format calcext:target-range-address="'2002.ntcir'.FQ1:'2002.ntcir'.FQ1">
            <calcext:condition calcext:apply-style-name="Accent" calcext:value="duplicate" calcext:base-cell-address="'2002.ntcir'.FQ1"/>
          </calcext:conditional-format>
          <calcext:conditional-format calcext:target-range-address="'2002.ntcir'.FR1:'2002.ntcir'.FR1">
            <calcext:condition calcext:apply-style-name="Accent" calcext:value="duplicate" calcext:base-cell-address="'2002.ntcir'.FR1"/>
          </calcext:conditional-format>
          <calcext:conditional-format calcext:target-range-address="'2002.ntcir'.FS1:'2002.ntcir'.FS1">
            <calcext:condition calcext:apply-style-name="Accent" calcext:value="duplicate" calcext:base-cell-address="'2002.ntcir'.FS1"/>
          </calcext:conditional-format>
          <calcext:conditional-format calcext:target-range-address="'2002.ntcir'.FT1:'2002.ntcir'.FT1">
            <calcext:condition calcext:apply-style-name="Accent" calcext:value="duplicate" calcext:base-cell-address="'2002.ntcir'.FT1"/>
          </calcext:conditional-format>
          <calcext:conditional-format calcext:target-range-address="'2002.ntcir'.FU1:'2002.ntcir'.FU1">
            <calcext:condition calcext:apply-style-name="Accent" calcext:value="duplicate" calcext:base-cell-address="'2002.ntcir'.FU1"/>
          </calcext:conditional-format>
          <calcext:conditional-format calcext:target-range-address="'2002.ntcir'.FV1:'2002.ntcir'.FV1">
            <calcext:condition calcext:apply-style-name="Accent" calcext:value="duplicate" calcext:base-cell-address="'2002.ntcir'.FV1"/>
          </calcext:conditional-format>
          <calcext:conditional-format calcext:target-range-address="'2002.ntcir'.FW1:'2002.ntcir'.FW1">
            <calcext:condition calcext:apply-style-name="Accent" calcext:value="duplicate" calcext:base-cell-address="'2002.ntcir'.FW1"/>
          </calcext:conditional-format>
          <calcext:conditional-format calcext:target-range-address="'2002.ntcir'.FX1:'2002.ntcir'.FX1">
            <calcext:condition calcext:apply-style-name="Accent" calcext:value="duplicate" calcext:base-cell-address="'2002.ntcir'.FX1"/>
          </calcext:conditional-format>
          <calcext:conditional-format calcext:target-range-address="'2002.ntcir'.FY1:'2002.ntcir'.FY1">
            <calcext:condition calcext:apply-style-name="Accent" calcext:value="duplicate" calcext:base-cell-address="'2002.ntcir'.FY1"/>
          </calcext:conditional-format>
          <calcext:conditional-format calcext:target-range-address="'2002.ntcir'.FZ1:'2002.ntcir'.FZ1">
            <calcext:condition calcext:apply-style-name="Accent" calcext:value="duplicate" calcext:base-cell-address="'2002.ntcir'.FZ1"/>
          </calcext:conditional-format>
          <calcext:conditional-format calcext:target-range-address="'2002.ntcir'.GA1:'2002.ntcir'.GA1">
            <calcext:condition calcext:apply-style-name="Accent" calcext:value="duplicate" calcext:base-cell-address="'2002.ntcir'.GA1"/>
          </calcext:conditional-format>
          <calcext:conditional-format calcext:target-range-address="'2002.ntcir'.GB1:'2002.ntcir'.GB1">
            <calcext:condition calcext:apply-style-name="Accent" calcext:value="duplicate" calcext:base-cell-address="'2002.ntcir'.GB1"/>
          </calcext:conditional-format>
          <calcext:conditional-format calcext:target-range-address="'2002.ntcir'.GC1:'2002.ntcir'.GC1">
            <calcext:condition calcext:apply-style-name="Accent" calcext:value="duplicate" calcext:base-cell-address="'2002.ntcir'.GC1"/>
          </calcext:conditional-format>
          <calcext:conditional-format calcext:target-range-address="'2002.ntcir'.GD1:'2002.ntcir'.GD1">
            <calcext:condition calcext:apply-style-name="Accent" calcext:value="duplicate" calcext:base-cell-address="'2002.ntcir'.GD1"/>
          </calcext:conditional-format>
          <calcext:conditional-format calcext:target-range-address="'2002.ntcir'.GE1:'2002.ntcir'.GE1">
            <calcext:condition calcext:apply-style-name="Accent" calcext:value="duplicate" calcext:base-cell-address="'2002.ntcir'.GE1"/>
          </calcext:conditional-format>
          <calcext:conditional-format calcext:target-range-address="'2002.ntcir'.GF1:'2002.ntcir'.GF1">
            <calcext:condition calcext:apply-style-name="Accent" calcext:value="duplicate" calcext:base-cell-address="'2002.ntcir'.GF1"/>
          </calcext:conditional-format>
          <calcext:conditional-format calcext:target-range-address="'2002.ntcir'.GG1:'2002.ntcir'.GG1">
            <calcext:condition calcext:apply-style-name="Accent" calcext:value="duplicate" calcext:base-cell-address="'2002.ntcir'.GG1"/>
          </calcext:conditional-format>
          <calcext:conditional-format calcext:target-range-address="'2002.ntcir'.GH1:'2002.ntcir'.GH1">
            <calcext:condition calcext:apply-style-name="Accent" calcext:value="duplicate" calcext:base-cell-address="'2002.ntcir'.GH1"/>
          </calcext:conditional-format>
          <calcext:conditional-format calcext:target-range-address="'2002.ntcir'.GI1:'2002.ntcir'.GI1">
            <calcext:condition calcext:apply-style-name="Accent" calcext:value="duplicate" calcext:base-cell-address="'2002.ntcir'.GI1"/>
          </calcext:conditional-format>
          <calcext:conditional-format calcext:target-range-address="'2002.ntcir'.GJ1:'2002.ntcir'.GJ1">
            <calcext:condition calcext:apply-style-name="Accent" calcext:value="duplicate" calcext:base-cell-address="'2002.ntcir'.GJ1"/>
          </calcext:conditional-format>
          <calcext:conditional-format calcext:target-range-address="'2002.ntcir'.GK1:'2002.ntcir'.GK1">
            <calcext:condition calcext:apply-style-name="Accent" calcext:value="duplicate" calcext:base-cell-address="'2002.ntcir'.GK1"/>
          </calcext:conditional-format>
          <calcext:conditional-format calcext:target-range-address="'2002.ntcir'.GL1:'2002.ntcir'.GL1">
            <calcext:condition calcext:apply-style-name="Accent" calcext:value="duplicate" calcext:base-cell-address="'2002.ntcir'.GL1"/>
          </calcext:conditional-format>
          <calcext:conditional-format calcext:target-range-address="'2002.ntcir'.GM1:'2002.ntcir'.GM1">
            <calcext:condition calcext:apply-style-name="Accent" calcext:value="duplicate" calcext:base-cell-address="'2002.ntcir'.GM1"/>
          </calcext:conditional-format>
          <calcext:conditional-format calcext:target-range-address="'2002.ntcir'.GN1:'2002.ntcir'.GN1">
            <calcext:condition calcext:apply-style-name="Accent" calcext:value="duplicate" calcext:base-cell-address="'2002.ntcir'.GN1"/>
          </calcext:conditional-format>
          <calcext:conditional-format calcext:target-range-address="'2002.ntcir'.GO1:'2002.ntcir'.GO1">
            <calcext:condition calcext:apply-style-name="Accent" calcext:value="duplicate" calcext:base-cell-address="'2002.ntcir'.GO1"/>
          </calcext:conditional-format>
          <calcext:conditional-format calcext:target-range-address="'2002.ntcir'.GP1:'2002.ntcir'.GP1">
            <calcext:condition calcext:apply-style-name="Accent" calcext:value="duplicate" calcext:base-cell-address="'2002.ntcir'.GP1"/>
          </calcext:conditional-format>
          <calcext:conditional-format calcext:target-range-address="'2002.ntcir'.GQ1:'2002.ntcir'.GQ1">
            <calcext:condition calcext:apply-style-name="Accent" calcext:value="duplicate" calcext:base-cell-address="'2002.ntcir'.GQ1"/>
          </calcext:conditional-format>
          <calcext:conditional-format calcext:target-range-address="'2002.ntcir'.GR1:'2002.ntcir'.GR1">
            <calcext:condition calcext:apply-style-name="Accent" calcext:value="duplicate" calcext:base-cell-address="'2002.ntcir'.GR1"/>
          </calcext:conditional-format>
          <calcext:conditional-format calcext:target-range-address="'2002.ntcir'.GS1:'2002.ntcir'.GS1">
            <calcext:condition calcext:apply-style-name="Accent" calcext:value="duplicate" calcext:base-cell-address="'2002.ntcir'.GS1"/>
          </calcext:conditional-format>
          <calcext:conditional-format calcext:target-range-address="'2002.ntcir'.GT1:'2002.ntcir'.GT1">
            <calcext:condition calcext:apply-style-name="Accent" calcext:value="duplicate" calcext:base-cell-address="'2002.ntcir'.GT1"/>
          </calcext:conditional-format>
          <calcext:conditional-format calcext:target-range-address="'2002.ntcir'.GU1:'2002.ntcir'.GU1">
            <calcext:condition calcext:apply-style-name="Accent" calcext:value="duplicate" calcext:base-cell-address="'2002.ntcir'.GU1"/>
          </calcext:conditional-format>
          <calcext:conditional-format calcext:target-range-address="'2002.ntcir'.GV1:'2002.ntcir'.GV1">
            <calcext:condition calcext:apply-style-name="Accent" calcext:value="duplicate" calcext:base-cell-address="'2002.ntcir'.GV1"/>
          </calcext:conditional-format>
          <calcext:conditional-format calcext:target-range-address="'2002.ntcir'.GW1:'2002.ntcir'.GW1">
            <calcext:condition calcext:apply-style-name="Accent" calcext:value="duplicate" calcext:base-cell-address="'2002.ntcir'.GW1"/>
          </calcext:conditional-format>
          <calcext:conditional-format calcext:target-range-address="'2002.ntcir'.GX1:'2002.ntcir'.GX1">
            <calcext:condition calcext:apply-style-name="Accent" calcext:value="duplicate" calcext:base-cell-address="'2002.ntcir'.GX1"/>
          </calcext:conditional-format>
          <calcext:conditional-format calcext:target-range-address="'2002.ntcir'.GY1:'2002.ntcir'.GY1">
            <calcext:condition calcext:apply-style-name="Accent" calcext:value="duplicate" calcext:base-cell-address="'2002.ntcir'.GY1"/>
          </calcext:conditional-format>
          <calcext:conditional-format calcext:target-range-address="'2002.ntcir'.GZ1:'2002.ntcir'.GZ1">
            <calcext:condition calcext:apply-style-name="Accent" calcext:value="duplicate" calcext:base-cell-address="'2002.ntcir'.GZ1"/>
          </calcext:conditional-format>
          <calcext:conditional-format calcext:target-range-address="'2002.ntcir'.HA1:'2002.ntcir'.HA1">
            <calcext:condition calcext:apply-style-name="Accent" calcext:value="duplicate" calcext:base-cell-address="'2002.ntcir'.HA1"/>
          </calcext:conditional-format>
          <calcext:conditional-format calcext:target-range-address="'2002.ntcir'.HB1:'2002.ntcir'.HB1">
            <calcext:condition calcext:apply-style-name="Accent" calcext:value="duplicate" calcext:base-cell-address="'2002.ntcir'.HB1"/>
          </calcext:conditional-format>
          <calcext:conditional-format calcext:target-range-address="'2002.ntcir'.HC1:'2002.ntcir'.HC1">
            <calcext:condition calcext:apply-style-name="Accent" calcext:value="duplicate" calcext:base-cell-address="'2002.ntcir'.HC1"/>
          </calcext:conditional-format>
          <calcext:conditional-format calcext:target-range-address="'2002.ntcir'.HD1:'2002.ntcir'.HD1">
            <calcext:condition calcext:apply-style-name="Accent" calcext:value="duplicate" calcext:base-cell-address="'2002.ntcir'.HD1"/>
          </calcext:conditional-format>
          <calcext:conditional-format calcext:target-range-address="'2002.ntcir'.HE1:'2002.ntcir'.HE1">
            <calcext:condition calcext:apply-style-name="Accent" calcext:value="duplicate" calcext:base-cell-address="'2002.ntcir'.HE1"/>
          </calcext:conditional-format>
          <calcext:conditional-format calcext:target-range-address="'2002.ntcir'.HF1:'2002.ntcir'.HF1">
            <calcext:condition calcext:apply-style-name="Accent" calcext:value="duplicate" calcext:base-cell-address="'2002.ntcir'.HF1"/>
          </calcext:conditional-format>
          <calcext:conditional-format calcext:target-range-address="'2002.ntcir'.HG1:'2002.ntcir'.HG1">
            <calcext:condition calcext:apply-style-name="Accent" calcext:value="duplicate" calcext:base-cell-address="'2002.ntcir'.HG1"/>
          </calcext:conditional-format>
          <calcext:conditional-format calcext:target-range-address="'2002.ntcir'.HH1:'2002.ntcir'.HH1">
            <calcext:condition calcext:apply-style-name="Accent" calcext:value="duplicate" calcext:base-cell-address="'2002.ntcir'.HH1"/>
          </calcext:conditional-format>
          <calcext:conditional-format calcext:target-range-address="'2002.ntcir'.HI1:'2002.ntcir'.HI1">
            <calcext:condition calcext:apply-style-name="Accent" calcext:value="duplicate" calcext:base-cell-address="'2002.ntcir'.HI1"/>
          </calcext:conditional-format>
          <calcext:conditional-format calcext:target-range-address="'2002.ntcir'.HJ1:'2002.ntcir'.HJ1">
            <calcext:condition calcext:apply-style-name="Accent" calcext:value="duplicate" calcext:base-cell-address="'2002.ntcir'.HJ1"/>
          </calcext:conditional-format>
          <calcext:conditional-format calcext:target-range-address="'2002.ntcir'.HK1:'2002.ntcir'.HK1">
            <calcext:condition calcext:apply-style-name="Accent" calcext:value="duplicate" calcext:base-cell-address="'2002.ntcir'.HK1"/>
          </calcext:conditional-format>
          <calcext:conditional-format calcext:target-range-address="'2002.ntcir'.HL1:'2002.ntcir'.HL1">
            <calcext:condition calcext:apply-style-name="Accent" calcext:value="duplicate" calcext:base-cell-address="'2002.ntcir'.HL1"/>
          </calcext:conditional-format>
          <calcext:conditional-format calcext:target-range-address="'2002.ntcir'.HM1:'2002.ntcir'.HM1">
            <calcext:condition calcext:apply-style-name="Accent" calcext:value="duplicate" calcext:base-cell-address="'2002.ntcir'.HM1"/>
          </calcext:conditional-format>
          <calcext:conditional-format calcext:target-range-address="'2002.ntcir'.HN1:'2002.ntcir'.HN1">
            <calcext:condition calcext:apply-style-name="Accent" calcext:value="duplicate" calcext:base-cell-address="'2002.ntcir'.HN1"/>
          </calcext:conditional-format>
          <calcext:conditional-format calcext:target-range-address="'2002.ntcir'.HO1:'2002.ntcir'.HO1">
            <calcext:condition calcext:apply-style-name="Accent" calcext:value="duplicate" calcext:base-cell-address="'2002.ntcir'.HO1"/>
          </calcext:conditional-format>
          <calcext:conditional-format calcext:target-range-address="'2002.ntcir'.HP1:'2002.ntcir'.HP1">
            <calcext:condition calcext:apply-style-name="Accent" calcext:value="duplicate" calcext:base-cell-address="'2002.ntcir'.HP1"/>
          </calcext:conditional-format>
          <calcext:conditional-format calcext:target-range-address="'2002.ntcir'.HQ1:'2002.ntcir'.HQ1">
            <calcext:condition calcext:apply-style-name="Accent" calcext:value="duplicate" calcext:base-cell-address="'2002.ntcir'.HQ1"/>
          </calcext:conditional-format>
          <calcext:conditional-format calcext:target-range-address="'2002.ntcir'.HR1:'2002.ntcir'.HR1">
            <calcext:condition calcext:apply-style-name="Accent" calcext:value="duplicate" calcext:base-cell-address="'2002.ntcir'.HR1"/>
          </calcext:conditional-format>
          <calcext:conditional-format calcext:target-range-address="'2002.ntcir'.HS1:'2002.ntcir'.HS1">
            <calcext:condition calcext:apply-style-name="Accent" calcext:value="duplicate" calcext:base-cell-address="'2002.ntcir'.HS1"/>
          </calcext:conditional-format>
          <calcext:conditional-format calcext:target-range-address="'2002.ntcir'.HT1:'2002.ntcir'.HT1">
            <calcext:condition calcext:apply-style-name="Accent" calcext:value="duplicate" calcext:base-cell-address="'2002.ntcir'.HT1"/>
          </calcext:conditional-format>
          <calcext:conditional-format calcext:target-range-address="'2002.ntcir'.HU1:'2002.ntcir'.HU1">
            <calcext:condition calcext:apply-style-name="Accent" calcext:value="duplicate" calcext:base-cell-address="'2002.ntcir'.HU1"/>
          </calcext:conditional-format>
          <calcext:conditional-format calcext:target-range-address="'2002.ntcir'.HV1:'2002.ntcir'.HV1">
            <calcext:condition calcext:apply-style-name="Accent" calcext:value="duplicate" calcext:base-cell-address="'2002.ntcir'.HV1"/>
          </calcext:conditional-format>
          <calcext:conditional-format calcext:target-range-address="'2002.ntcir'.HW1:'2002.ntcir'.HW1">
            <calcext:condition calcext:apply-style-name="Accent" calcext:value="duplicate" calcext:base-cell-address="'2002.ntcir'.HW1"/>
          </calcext:conditional-format>
          <calcext:conditional-format calcext:target-range-address="'2002.ntcir'.HX1:'2002.ntcir'.HX1">
            <calcext:condition calcext:apply-style-name="Accent" calcext:value="duplicate" calcext:base-cell-address="'2002.ntcir'.HX1"/>
          </calcext:conditional-format>
          <calcext:conditional-format calcext:target-range-address="'2002.ntcir'.HY1:'2002.ntcir'.HY1">
            <calcext:condition calcext:apply-style-name="Accent" calcext:value="duplicate" calcext:base-cell-address="'2002.ntcir'.HY1"/>
          </calcext:conditional-format>
          <calcext:conditional-format calcext:target-range-address="'2002.ntcir'.HZ1:'2002.ntcir'.HZ1">
            <calcext:condition calcext:apply-style-name="Accent" calcext:value="duplicate" calcext:base-cell-address="'2002.ntcir'.HZ1"/>
          </calcext:conditional-format>
          <calcext:conditional-format calcext:target-range-address="'2002.ntcir'.IA1:'2002.ntcir'.IA1">
            <calcext:condition calcext:apply-style-name="Accent" calcext:value="duplicate" calcext:base-cell-address="'2002.ntcir'.IA1"/>
          </calcext:conditional-format>
          <calcext:conditional-format calcext:target-range-address="'2002.ntcir'.IB1:'2002.ntcir'.IB1">
            <calcext:condition calcext:apply-style-name="Accent" calcext:value="duplicate" calcext:base-cell-address="'2002.ntcir'.IB1"/>
          </calcext:conditional-format>
          <calcext:conditional-format calcext:target-range-address="'2002.ntcir'.IC1:'2002.ntcir'.IC1">
            <calcext:condition calcext:apply-style-name="Accent" calcext:value="duplicate" calcext:base-cell-address="'2002.ntcir'.IC1"/>
          </calcext:conditional-format>
          <calcext:conditional-format calcext:target-range-address="'2002.ntcir'.ID1:'2002.ntcir'.ID1">
            <calcext:condition calcext:apply-style-name="Accent" calcext:value="duplicate" calcext:base-cell-address="'2002.ntcir'.ID1"/>
          </calcext:conditional-format>
          <calcext:conditional-format calcext:target-range-address="'2002.ntcir'.IE1:'2002.ntcir'.IE1">
            <calcext:condition calcext:apply-style-name="Accent" calcext:value="duplicate" calcext:base-cell-address="'2002.ntcir'.IE1"/>
          </calcext:conditional-format>
          <calcext:conditional-format calcext:target-range-address="'2002.ntcir'.IF1:'2002.ntcir'.IF1">
            <calcext:condition calcext:apply-style-name="Accent" calcext:value="duplicate" calcext:base-cell-address="'2002.ntcir'.IF1"/>
          </calcext:conditional-format>
          <calcext:conditional-format calcext:target-range-address="'2002.ntcir'.IG1:'2002.ntcir'.IG1">
            <calcext:condition calcext:apply-style-name="Accent" calcext:value="duplicate" calcext:base-cell-address="'2002.ntcir'.IG1"/>
          </calcext:conditional-format>
          <calcext:conditional-format calcext:target-range-address="'2002.ntcir'.IH1:'2002.ntcir'.IH1">
            <calcext:condition calcext:apply-style-name="Accent" calcext:value="duplicate" calcext:base-cell-address="'2002.ntcir'.IH1"/>
          </calcext:conditional-format>
          <calcext:conditional-format calcext:target-range-address="'2002.ntcir'.II1:'2002.ntcir'.II1">
            <calcext:condition calcext:apply-style-name="Accent" calcext:value="duplicate" calcext:base-cell-address="'2002.ntcir'.II1"/>
          </calcext:conditional-format>
          <calcext:conditional-format calcext:target-range-address="'2002.ntcir'.IJ1:'2002.ntcir'.IJ1">
            <calcext:condition calcext:apply-style-name="Accent" calcext:value="duplicate" calcext:base-cell-address="'2002.ntcir'.IJ1"/>
          </calcext:conditional-format>
          <calcext:conditional-format calcext:target-range-address="'2002.ntcir'.IK1:'2002.ntcir'.IK1">
            <calcext:condition calcext:apply-style-name="Accent" calcext:value="duplicate" calcext:base-cell-address="'2002.ntcir'.IK1"/>
          </calcext:conditional-format>
          <calcext:conditional-format calcext:target-range-address="'2002.ntcir'.IL1:'2002.ntcir'.IL1">
            <calcext:condition calcext:apply-style-name="Accent" calcext:value="duplicate" calcext:base-cell-address="'2002.ntcir'.IL1"/>
          </calcext:conditional-format>
          <calcext:conditional-format calcext:target-range-address="'2002.ntcir'.IM1:'2002.ntcir'.IM1">
            <calcext:condition calcext:apply-style-name="Accent" calcext:value="duplicate" calcext:base-cell-address="'2002.ntcir'.IM1"/>
          </calcext:conditional-format>
          <calcext:conditional-format calcext:target-range-address="'2002.ntcir'.IN1:'2002.ntcir'.IN1">
            <calcext:condition calcext:apply-style-name="Accent" calcext:value="duplicate" calcext:base-cell-address="'2002.ntcir'.IN1"/>
          </calcext:conditional-format>
          <calcext:conditional-format calcext:target-range-address="'2002.ntcir'.IO1:'2002.ntcir'.IO1">
            <calcext:condition calcext:apply-style-name="Accent" calcext:value="duplicate" calcext:base-cell-address="'2002.ntcir'.IO1"/>
          </calcext:conditional-format>
          <calcext:conditional-format calcext:target-range-address="'2002.ntcir'.IP1:'2002.ntcir'.IP1">
            <calcext:condition calcext:apply-style-name="Accent" calcext:value="duplicate" calcext:base-cell-address="'2002.ntcir'.IP1"/>
          </calcext:conditional-format>
          <calcext:conditional-format calcext:target-range-address="'2002.ntcir'.IQ1:'2002.ntcir'.IQ1">
            <calcext:condition calcext:apply-style-name="Accent" calcext:value="duplicate" calcext:base-cell-address="'2002.ntcir'.IQ1"/>
          </calcext:conditional-format>
          <calcext:conditional-format calcext:target-range-address="'2002.ntcir'.IR1:'2002.ntcir'.IR1">
            <calcext:condition calcext:apply-style-name="Accent" calcext:value="duplicate" calcext:base-cell-address="'2002.ntcir'.IR1"/>
          </calcext:conditional-format>
          <calcext:conditional-format calcext:target-range-address="'2002.ntcir'.IS1:'2002.ntcir'.IS1">
            <calcext:condition calcext:apply-style-name="Accent" calcext:value="duplicate" calcext:base-cell-address="'2002.ntcir'.IS1"/>
          </calcext:conditional-format>
          <calcext:conditional-format calcext:target-range-address="'2002.ntcir'.IT1:'2002.ntcir'.IT1">
            <calcext:condition calcext:apply-style-name="Accent" calcext:value="duplicate" calcext:base-cell-address="'2002.ntcir'.IT1"/>
          </calcext:conditional-format>
          <calcext:conditional-format calcext:target-range-address="'2002.ntcir'.IU1:'2002.ntcir'.IU1">
            <calcext:condition calcext:apply-style-name="Accent" calcext:value="duplicate" calcext:base-cell-address="'2002.ntcir'.IU1"/>
          </calcext:conditional-format>
          <calcext:conditional-format calcext:target-range-address="'2002.ntcir'.IV1:'2002.ntcir'.IV1">
            <calcext:condition calcext:apply-style-name="Accent" calcext:value="duplicate" calcext:base-cell-address="'2002.ntcir'.IV1"/>
          </calcext:conditional-format>
          <calcext:conditional-format calcext:target-range-address="'2002.ntcir'.IW1:'2002.ntcir'.IW1">
            <calcext:condition calcext:apply-style-name="Accent" calcext:value="duplicate" calcext:base-cell-address="'2002.ntcir'.IW1"/>
          </calcext:conditional-format>
          <calcext:conditional-format calcext:target-range-address="'2002.ntcir'.IX1:'2002.ntcir'.IX1">
            <calcext:condition calcext:apply-style-name="Accent" calcext:value="duplicate" calcext:base-cell-address="'2002.ntcir'.IX1"/>
          </calcext:conditional-format>
          <calcext:conditional-format calcext:target-range-address="'2002.ntcir'.IY1:'2002.ntcir'.IY1">
            <calcext:condition calcext:apply-style-name="Accent" calcext:value="duplicate" calcext:base-cell-address="'2002.ntcir'.IY1"/>
          </calcext:conditional-format>
          <calcext:conditional-format calcext:target-range-address="'2002.ntcir'.IZ1:'2002.ntcir'.IZ1">
            <calcext:condition calcext:apply-style-name="Accent" calcext:value="duplicate" calcext:base-cell-address="'2002.ntcir'.IZ1"/>
          </calcext:conditional-format>
          <calcext:conditional-format calcext:target-range-address="'2002.ntcir'.JA1:'2002.ntcir'.JA1">
            <calcext:condition calcext:apply-style-name="Accent" calcext:value="duplicate" calcext:base-cell-address="'2002.ntcir'.JA1"/>
          </calcext:conditional-format>
          <calcext:conditional-format calcext:target-range-address="'2002.ntcir'.JB1:'2002.ntcir'.JB1">
            <calcext:condition calcext:apply-style-name="Accent" calcext:value="duplicate" calcext:base-cell-address="'2002.ntcir'.JB1"/>
          </calcext:conditional-format>
          <calcext:conditional-format calcext:target-range-address="'2002.ntcir'.JC1:'2002.ntcir'.JC1">
            <calcext:condition calcext:apply-style-name="Accent" calcext:value="duplicate" calcext:base-cell-address="'2002.ntcir'.JC1"/>
          </calcext:conditional-format>
          <calcext:conditional-format calcext:target-range-address="'2002.ntcir'.JD1:'2002.ntcir'.JD1">
            <calcext:condition calcext:apply-style-name="Accent" calcext:value="duplicate" calcext:base-cell-address="'2002.ntcir'.JD1"/>
          </calcext:conditional-format>
          <calcext:conditional-format calcext:target-range-address="'2002.ntcir'.JE1:'2002.ntcir'.JE1">
            <calcext:condition calcext:apply-style-name="Accent" calcext:value="duplicate" calcext:base-cell-address="'2002.ntcir'.JE1"/>
          </calcext:conditional-format>
          <calcext:conditional-format calcext:target-range-address="'2002.ntcir'.JF1:'2002.ntcir'.JF1">
            <calcext:condition calcext:apply-style-name="Accent" calcext:value="duplicate" calcext:base-cell-address="'2002.ntcir'.JF1"/>
          </calcext:conditional-format>
          <calcext:conditional-format calcext:target-range-address="'2002.ntcir'.JG1:'2002.ntcir'.JG1">
            <calcext:condition calcext:apply-style-name="Accent" calcext:value="duplicate" calcext:base-cell-address="'2002.ntcir'.JG1"/>
          </calcext:conditional-format>
          <calcext:conditional-format calcext:target-range-address="'2002.ntcir'.JH1:'2002.ntcir'.JH1">
            <calcext:condition calcext:apply-style-name="Accent" calcext:value="duplicate" calcext:base-cell-address="'2002.ntcir'.JH1"/>
          </calcext:conditional-format>
          <calcext:conditional-format calcext:target-range-address="'2002.ntcir'.JI1:'2002.ntcir'.JI1">
            <calcext:condition calcext:apply-style-name="Accent" calcext:value="duplicate" calcext:base-cell-address="'2002.ntcir'.JI1"/>
          </calcext:conditional-format>
          <calcext:conditional-format calcext:target-range-address="'2002.ntcir'.JJ1:'2002.ntcir'.JJ1">
            <calcext:condition calcext:apply-style-name="Accent" calcext:value="duplicate" calcext:base-cell-address="'2002.ntcir'.JJ1"/>
          </calcext:conditional-format>
          <calcext:conditional-format calcext:target-range-address="'2002.ntcir'.JK1:'2002.ntcir'.JK1">
            <calcext:condition calcext:apply-style-name="Accent" calcext:value="duplicate" calcext:base-cell-address="'2002.ntcir'.JK1"/>
          </calcext:conditional-format>
          <calcext:conditional-format calcext:target-range-address="'2002.ntcir'.JL1:'2002.ntcir'.JL1">
            <calcext:condition calcext:apply-style-name="Accent" calcext:value="duplicate" calcext:base-cell-address="'2002.ntcir'.JL1"/>
          </calcext:conditional-format>
          <calcext:conditional-format calcext:target-range-address="'2002.ntcir'.JM1:'2002.ntcir'.JM1">
            <calcext:condition calcext:apply-style-name="Accent" calcext:value="duplicate" calcext:base-cell-address="'2002.ntcir'.JM1"/>
          </calcext:conditional-format>
          <calcext:conditional-format calcext:target-range-address="'2002.ntcir'.JN1:'2002.ntcir'.JN1">
            <calcext:condition calcext:apply-style-name="Accent" calcext:value="duplicate" calcext:base-cell-address="'2002.ntcir'.JN1"/>
          </calcext:conditional-format>
          <calcext:conditional-format calcext:target-range-address="'2002.ntcir'.JO1:'2002.ntcir'.JO1">
            <calcext:condition calcext:apply-style-name="Accent" calcext:value="duplicate" calcext:base-cell-address="'2002.ntcir'.JO1"/>
          </calcext:conditional-format>
          <calcext:conditional-format calcext:target-range-address="'2002.ntcir'.JP1:'2002.ntcir'.JP1">
            <calcext:condition calcext:apply-style-name="Accent" calcext:value="duplicate" calcext:base-cell-address="'2002.ntcir'.JP1"/>
          </calcext:conditional-format>
          <calcext:conditional-format calcext:target-range-address="'2002.ntcir'.JQ1:'2002.ntcir'.JQ1">
            <calcext:condition calcext:apply-style-name="Accent" calcext:value="duplicate" calcext:base-cell-address="'2002.ntcir'.JQ1"/>
          </calcext:conditional-format>
          <calcext:conditional-format calcext:target-range-address="'2002.ntcir'.JR1:'2002.ntcir'.JR1">
            <calcext:condition calcext:apply-style-name="Accent" calcext:value="duplicate" calcext:base-cell-address="'2002.ntcir'.JR1"/>
          </calcext:conditional-format>
          <calcext:conditional-format calcext:target-range-address="'2002.ntcir'.JS1:'2002.ntcir'.JS1">
            <calcext:condition calcext:apply-style-name="Accent" calcext:value="duplicate" calcext:base-cell-address="'2002.ntcir'.JS1"/>
          </calcext:conditional-format>
          <calcext:conditional-format calcext:target-range-address="'2002.ntcir'.JT1:'2002.ntcir'.JT1">
            <calcext:condition calcext:apply-style-name="Accent" calcext:value="duplicate" calcext:base-cell-address="'2002.ntcir'.JT1"/>
          </calcext:conditional-format>
          <calcext:conditional-format calcext:target-range-address="'2002.ntcir'.JU1:'2002.ntcir'.JU1">
            <calcext:condition calcext:apply-style-name="Accent" calcext:value="duplicate" calcext:base-cell-address="'2002.ntcir'.JU1"/>
          </calcext:conditional-format>
          <calcext:conditional-format calcext:target-range-address="'2002.ntcir'.JV1:'2002.ntcir'.JV1">
            <calcext:condition calcext:apply-style-name="Accent" calcext:value="duplicate" calcext:base-cell-address="'2002.ntcir'.JV1"/>
          </calcext:conditional-format>
          <calcext:conditional-format calcext:target-range-address="'2002.ntcir'.JW1:'2002.ntcir'.JW1">
            <calcext:condition calcext:apply-style-name="Accent" calcext:value="duplicate" calcext:base-cell-address="'2002.ntcir'.JW1"/>
          </calcext:conditional-format>
          <calcext:conditional-format calcext:target-range-address="'2002.ntcir'.JX1:'2002.ntcir'.JX1">
            <calcext:condition calcext:apply-style-name="Accent" calcext:value="duplicate" calcext:base-cell-address="'2002.ntcir'.JX1"/>
          </calcext:conditional-format>
          <calcext:conditional-format calcext:target-range-address="'2002.ntcir'.JY1:'2002.ntcir'.JY1">
            <calcext:condition calcext:apply-style-name="Accent" calcext:value="duplicate" calcext:base-cell-address="'2002.ntcir'.JY1"/>
          </calcext:conditional-format>
          <calcext:conditional-format calcext:target-range-address="'2002.ntcir'.JZ1:'2002.ntcir'.JZ1">
            <calcext:condition calcext:apply-style-name="Accent" calcext:value="duplicate" calcext:base-cell-address="'2002.ntcir'.JZ1"/>
          </calcext:conditional-format>
          <calcext:conditional-format calcext:target-range-address="'2002.ntcir'.KA1:'2002.ntcir'.KA1">
            <calcext:condition calcext:apply-style-name="Accent" calcext:value="duplicate" calcext:base-cell-address="'2002.ntcir'.KA1"/>
          </calcext:conditional-format>
          <calcext:conditional-format calcext:target-range-address="'2002.ntcir'.KB1:'2002.ntcir'.KB1">
            <calcext:condition calcext:apply-style-name="Accent" calcext:value="duplicate" calcext:base-cell-address="'2002.ntcir'.KB1"/>
          </calcext:conditional-format>
          <calcext:conditional-format calcext:target-range-address="'2002.ntcir'.KC1:'2002.ntcir'.KC1">
            <calcext:condition calcext:apply-style-name="Accent" calcext:value="duplicate" calcext:base-cell-address="'2002.ntcir'.KC1"/>
          </calcext:conditional-format>
          <calcext:conditional-format calcext:target-range-address="'2002.ntcir'.KD1:'2002.ntcir'.KD1">
            <calcext:condition calcext:apply-style-name="Accent" calcext:value="duplicate" calcext:base-cell-address="'2002.ntcir'.KD1"/>
          </calcext:conditional-format>
          <calcext:conditional-format calcext:target-range-address="'2002.ntcir'.KE1:'2002.ntcir'.KE1">
            <calcext:condition calcext:apply-style-name="Accent" calcext:value="duplicate" calcext:base-cell-address="'2002.ntcir'.KE1"/>
          </calcext:conditional-format>
          <calcext:conditional-format calcext:target-range-address="'2002.ntcir'.KF1:'2002.ntcir'.KF1">
            <calcext:condition calcext:apply-style-name="Accent" calcext:value="duplicate" calcext:base-cell-address="'2002.ntcir'.KF1"/>
          </calcext:conditional-format>
          <calcext:conditional-format calcext:target-range-address="'2002.ntcir'.KG1:'2002.ntcir'.KG1">
            <calcext:condition calcext:apply-style-name="Accent" calcext:value="duplicate" calcext:base-cell-address="'2002.ntcir'.KG1"/>
          </calcext:conditional-format>
          <calcext:conditional-format calcext:target-range-address="'2002.ntcir'.KH1:'2002.ntcir'.KH1">
            <calcext:condition calcext:apply-style-name="Accent" calcext:value="duplicate" calcext:base-cell-address="'2002.ntcir'.KH1"/>
          </calcext:conditional-format>
          <calcext:conditional-format calcext:target-range-address="'2002.ntcir'.KI1:'2002.ntcir'.KI1">
            <calcext:condition calcext:apply-style-name="Accent" calcext:value="duplicate" calcext:base-cell-address="'2002.ntcir'.KI1"/>
          </calcext:conditional-format>
          <calcext:conditional-format calcext:target-range-address="'2002.ntcir'.KJ1:'2002.ntcir'.KJ1">
            <calcext:condition calcext:apply-style-name="Accent" calcext:value="duplicate" calcext:base-cell-address="'2002.ntcir'.KJ1"/>
          </calcext:conditional-format>
          <calcext:conditional-format calcext:target-range-address="'2002.ntcir'.KK1:'2002.ntcir'.KK1">
            <calcext:condition calcext:apply-style-name="Accent" calcext:value="duplicate" calcext:base-cell-address="'2002.ntcir'.KK1"/>
          </calcext:conditional-format>
          <calcext:conditional-format calcext:target-range-address="'2002.ntcir'.KL1:'2002.ntcir'.KL1">
            <calcext:condition calcext:apply-style-name="Accent" calcext:value="duplicate" calcext:base-cell-address="'2002.ntcir'.KL1"/>
          </calcext:conditional-format>
          <calcext:conditional-format calcext:target-range-address="'2002.ntcir'.KM1:'2002.ntcir'.KM1">
            <calcext:condition calcext:apply-style-name="Accent" calcext:value="duplicate" calcext:base-cell-address="'2002.ntcir'.KM1"/>
          </calcext:conditional-format>
          <calcext:conditional-format calcext:target-range-address="'2002.ntcir'.KN1:'2002.ntcir'.KN1">
            <calcext:condition calcext:apply-style-name="Accent" calcext:value="duplicate" calcext:base-cell-address="'2002.ntcir'.KN1"/>
          </calcext:conditional-format>
          <calcext:conditional-format calcext:target-range-address="'2002.ntcir'.KO1:'2002.ntcir'.KO1">
            <calcext:condition calcext:apply-style-name="Accent" calcext:value="duplicate" calcext:base-cell-address="'2002.ntcir'.KO1"/>
          </calcext:conditional-format>
          <calcext:conditional-format calcext:target-range-address="'2002.ntcir'.KP1:'2002.ntcir'.KP1">
            <calcext:condition calcext:apply-style-name="Accent" calcext:value="duplicate" calcext:base-cell-address="'2002.ntcir'.KP1"/>
          </calcext:conditional-format>
          <calcext:conditional-format calcext:target-range-address="'2002.ntcir'.KQ1:'2002.ntcir'.KQ1">
            <calcext:condition calcext:apply-style-name="Accent" calcext:value="duplicate" calcext:base-cell-address="'2002.ntcir'.KQ1"/>
          </calcext:conditional-format>
          <calcext:conditional-format calcext:target-range-address="'2002.ntcir'.KR1:'2002.ntcir'.KR1">
            <calcext:condition calcext:apply-style-name="Accent" calcext:value="duplicate" calcext:base-cell-address="'2002.ntcir'.KR1"/>
          </calcext:conditional-format>
          <calcext:conditional-format calcext:target-range-address="'2002.ntcir'.KS1:'2002.ntcir'.KS1">
            <calcext:condition calcext:apply-style-name="Accent" calcext:value="duplicate" calcext:base-cell-address="'2002.ntcir'.KS1"/>
          </calcext:conditional-format>
          <calcext:conditional-format calcext:target-range-address="'2002.ntcir'.KT1:'2002.ntcir'.KT1">
            <calcext:condition calcext:apply-style-name="Accent" calcext:value="duplicate" calcext:base-cell-address="'2002.ntcir'.KT1"/>
          </calcext:conditional-format>
          <calcext:conditional-format calcext:target-range-address="'2002.ntcir'.KU1:'2002.ntcir'.KU1">
            <calcext:condition calcext:apply-style-name="Accent" calcext:value="duplicate" calcext:base-cell-address="'2002.ntcir'.KU1"/>
          </calcext:conditional-format>
          <calcext:conditional-format calcext:target-range-address="'2002.ntcir'.KV1:'2002.ntcir'.KV1">
            <calcext:condition calcext:apply-style-name="Accent" calcext:value="duplicate" calcext:base-cell-address="'2002.ntcir'.KV1"/>
          </calcext:conditional-format>
          <calcext:conditional-format calcext:target-range-address="'2002.ntcir'.KW1:'2002.ntcir'.KW1">
            <calcext:condition calcext:apply-style-name="Accent" calcext:value="duplicate" calcext:base-cell-address="'2002.ntcir'.KW1"/>
          </calcext:conditional-format>
          <calcext:conditional-format calcext:target-range-address="'2002.ntcir'.KX1:'2002.ntcir'.KX1">
            <calcext:condition calcext:apply-style-name="Accent" calcext:value="duplicate" calcext:base-cell-address="'2002.ntcir'.KX1"/>
          </calcext:conditional-format>
          <calcext:conditional-format calcext:target-range-address="'2002.ntcir'.KY1:'2002.ntcir'.KY1">
            <calcext:condition calcext:apply-style-name="Accent" calcext:value="duplicate" calcext:base-cell-address="'2002.ntcir'.KY1"/>
          </calcext:conditional-format>
          <calcext:conditional-format calcext:target-range-address="'2002.ntcir'.KZ1:'2002.ntcir'.KZ1">
            <calcext:condition calcext:apply-style-name="Accent" calcext:value="duplicate" calcext:base-cell-address="'2002.ntcir'.KZ1"/>
          </calcext:conditional-format>
          <calcext:conditional-format calcext:target-range-address="'2002.ntcir'.LA1:'2002.ntcir'.LA1">
            <calcext:condition calcext:apply-style-name="Accent" calcext:value="duplicate" calcext:base-cell-address="'2002.ntcir'.LA1"/>
          </calcext:conditional-format>
          <calcext:conditional-format calcext:target-range-address="'2002.ntcir'.LB1:'2002.ntcir'.LB1">
            <calcext:condition calcext:apply-style-name="Accent" calcext:value="duplicate" calcext:base-cell-address="'2002.ntcir'.LB1"/>
          </calcext:conditional-format>
          <calcext:conditional-format calcext:target-range-address="'2002.ntcir'.LC1:'2002.ntcir'.LC1">
            <calcext:condition calcext:apply-style-name="Accent" calcext:value="duplicate" calcext:base-cell-address="'2002.ntcir'.LC1"/>
          </calcext:conditional-format>
          <calcext:conditional-format calcext:target-range-address="'2002.ntcir'.LD1:'2002.ntcir'.LD1">
            <calcext:condition calcext:apply-style-name="Accent" calcext:value="duplicate" calcext:base-cell-address="'2002.ntcir'.LD1"/>
          </calcext:conditional-format>
          <calcext:conditional-format calcext:target-range-address="'2002.ntcir'.LE1:'2002.ntcir'.LE1">
            <calcext:condition calcext:apply-style-name="Accent" calcext:value="duplicate" calcext:base-cell-address="'2002.ntcir'.LE1"/>
          </calcext:conditional-format>
          <calcext:conditional-format calcext:target-range-address="'2002.ntcir'.LF1:'2002.ntcir'.LF1">
            <calcext:condition calcext:apply-style-name="Accent" calcext:value="duplicate" calcext:base-cell-address="'2002.ntcir'.LF1"/>
          </calcext:conditional-format>
          <calcext:conditional-format calcext:target-range-address="'2002.ntcir'.LG1:'2002.ntcir'.LG1">
            <calcext:condition calcext:apply-style-name="Accent" calcext:value="duplicate" calcext:base-cell-address="'2002.ntcir'.LG1"/>
          </calcext:conditional-format>
          <calcext:conditional-format calcext:target-range-address="'2002.ntcir'.LH1:'2002.ntcir'.LH1">
            <calcext:condition calcext:apply-style-name="Accent" calcext:value="duplicate" calcext:base-cell-address="'2002.ntcir'.LH1"/>
          </calcext:conditional-format>
          <calcext:conditional-format calcext:target-range-address="'2002.ntcir'.LI1:'2002.ntcir'.LI1">
            <calcext:condition calcext:apply-style-name="Accent" calcext:value="duplicate" calcext:base-cell-address="'2002.ntcir'.LI1"/>
          </calcext:conditional-format>
          <calcext:conditional-format calcext:target-range-address="'2002.ntcir'.LJ1:'2002.ntcir'.LJ1">
            <calcext:condition calcext:apply-style-name="Accent" calcext:value="duplicate" calcext:base-cell-address="'2002.ntcir'.LJ1"/>
          </calcext:conditional-format>
          <calcext:conditional-format calcext:target-range-address="'2002.ntcir'.LK1:'2002.ntcir'.LK1">
            <calcext:condition calcext:apply-style-name="Accent" calcext:value="duplicate" calcext:base-cell-address="'2002.ntcir'.LK1"/>
          </calcext:conditional-format>
          <calcext:conditional-format calcext:target-range-address="'2002.ntcir'.LL1:'2002.ntcir'.LL1">
            <calcext:condition calcext:apply-style-name="Accent" calcext:value="duplicate" calcext:base-cell-address="'2002.ntcir'.LL1"/>
          </calcext:conditional-format>
          <calcext:conditional-format calcext:target-range-address="'2002.ntcir'.LM1:'2002.ntcir'.LM1">
            <calcext:condition calcext:apply-style-name="Accent" calcext:value="duplicate" calcext:base-cell-address="'2002.ntcir'.LM1"/>
          </calcext:conditional-format>
          <calcext:conditional-format calcext:target-range-address="'2002.ntcir'.LN1:'2002.ntcir'.LN1">
            <calcext:condition calcext:apply-style-name="Accent" calcext:value="duplicate" calcext:base-cell-address="'2002.ntcir'.LN1"/>
          </calcext:conditional-format>
          <calcext:conditional-format calcext:target-range-address="'2002.ntcir'.LO1:'2002.ntcir'.LO1">
            <calcext:condition calcext:apply-style-name="Accent" calcext:value="duplicate" calcext:base-cell-address="'2002.ntcir'.LO1"/>
          </calcext:conditional-format>
          <calcext:conditional-format calcext:target-range-address="'2002.ntcir'.LP1:'2002.ntcir'.LP1">
            <calcext:condition calcext:apply-style-name="Accent" calcext:value="duplicate" calcext:base-cell-address="'2002.ntcir'.LP1"/>
          </calcext:conditional-format>
          <calcext:conditional-format calcext:target-range-address="'2002.ntcir'.LQ1:'2002.ntcir'.LQ1">
            <calcext:condition calcext:apply-style-name="Accent" calcext:value="duplicate" calcext:base-cell-address="'2002.ntcir'.LQ1"/>
          </calcext:conditional-format>
          <calcext:conditional-format calcext:target-range-address="'2002.ntcir'.LR1:'2002.ntcir'.LR1">
            <calcext:condition calcext:apply-style-name="Accent" calcext:value="duplicate" calcext:base-cell-address="'2002.ntcir'.LR1"/>
          </calcext:conditional-format>
          <calcext:conditional-format calcext:target-range-address="'2002.ntcir'.LS1:'2002.ntcir'.LS1">
            <calcext:condition calcext:apply-style-name="Accent" calcext:value="duplicate" calcext:base-cell-address="'2002.ntcir'.LS1"/>
          </calcext:conditional-format>
          <calcext:conditional-format calcext:target-range-address="'2002.ntcir'.LT1:'2002.ntcir'.LT1">
            <calcext:condition calcext:apply-style-name="Accent" calcext:value="duplicate" calcext:base-cell-address="'2002.ntcir'.LT1"/>
          </calcext:conditional-format>
          <calcext:conditional-format calcext:target-range-address="'2002.ntcir'.LU1:'2002.ntcir'.LU1">
            <calcext:condition calcext:apply-style-name="Accent" calcext:value="duplicate" calcext:base-cell-address="'2002.ntcir'.LU1"/>
          </calcext:conditional-format>
          <calcext:conditional-format calcext:target-range-address="'2002.ntcir'.LV1:'2002.ntcir'.LV1">
            <calcext:condition calcext:apply-style-name="Accent" calcext:value="duplicate" calcext:base-cell-address="'2002.ntcir'.LV1"/>
          </calcext:conditional-format>
          <calcext:conditional-format calcext:target-range-address="'2002.ntcir'.LW1:'2002.ntcir'.LW1">
            <calcext:condition calcext:apply-style-name="Accent" calcext:value="duplicate" calcext:base-cell-address="'2002.ntcir'.LW1"/>
          </calcext:conditional-format>
          <calcext:conditional-format calcext:target-range-address="'2002.ntcir'.LX1:'2002.ntcir'.LX1">
            <calcext:condition calcext:apply-style-name="Accent" calcext:value="duplicate" calcext:base-cell-address="'2002.ntcir'.LX1"/>
          </calcext:conditional-format>
          <calcext:conditional-format calcext:target-range-address="'2002.ntcir'.LY1:'2002.ntcir'.LY1">
            <calcext:condition calcext:apply-style-name="Accent" calcext:value="duplicate" calcext:base-cell-address="'2002.ntcir'.LY1"/>
          </calcext:conditional-format>
          <calcext:conditional-format calcext:target-range-address="'2002.ntcir'.LZ1:'2002.ntcir'.LZ1">
            <calcext:condition calcext:apply-style-name="Accent" calcext:value="duplicate" calcext:base-cell-address="'2002.ntcir'.LZ1"/>
          </calcext:conditional-format>
          <calcext:conditional-format calcext:target-range-address="'2002.ntcir'.MA1:'2002.ntcir'.MA1">
            <calcext:condition calcext:apply-style-name="Accent" calcext:value="duplicate" calcext:base-cell-address="'2002.ntcir'.MA1"/>
          </calcext:conditional-format>
          <calcext:conditional-format calcext:target-range-address="'2002.ntcir'.MB1:'2002.ntcir'.MB1">
            <calcext:condition calcext:apply-style-name="Accent" calcext:value="duplicate" calcext:base-cell-address="'2002.ntcir'.MB1"/>
          </calcext:conditional-format>
          <calcext:conditional-format calcext:target-range-address="'2002.ntcir'.MC1:'2002.ntcir'.MC1">
            <calcext:condition calcext:apply-style-name="Accent" calcext:value="duplicate" calcext:base-cell-address="'2002.ntcir'.MC1"/>
          </calcext:conditional-format>
          <calcext:conditional-format calcext:target-range-address="'2002.ntcir'.MD1:'2002.ntcir'.MD1">
            <calcext:condition calcext:apply-style-name="Accent" calcext:value="duplicate" calcext:base-cell-address="'2002.ntcir'.MD1"/>
          </calcext:conditional-format>
          <calcext:conditional-format calcext:target-range-address="'2002.ntcir'.ME1:'2002.ntcir'.ME1">
            <calcext:condition calcext:apply-style-name="Accent" calcext:value="duplicate" calcext:base-cell-address="'2002.ntcir'.ME1"/>
          </calcext:conditional-format>
          <calcext:conditional-format calcext:target-range-address="'2002.ntcir'.MF1:'2002.ntcir'.MF1">
            <calcext:condition calcext:apply-style-name="Accent" calcext:value="duplicate" calcext:base-cell-address="'2002.ntcir'.MF1"/>
          </calcext:conditional-format>
          <calcext:conditional-format calcext:target-range-address="'2002.ntcir'.MG1:'2002.ntcir'.MG1">
            <calcext:condition calcext:apply-style-name="Accent" calcext:value="duplicate" calcext:base-cell-address="'2002.ntcir'.MG1"/>
          </calcext:conditional-format>
          <calcext:conditional-format calcext:target-range-address="'2002.ntcir'.MH1:'2002.ntcir'.MH1">
            <calcext:condition calcext:apply-style-name="Accent" calcext:value="duplicate" calcext:base-cell-address="'2002.ntcir'.MH1"/>
          </calcext:conditional-format>
          <calcext:conditional-format calcext:target-range-address="'2002.ntcir'.MI1:'2002.ntcir'.MI1">
            <calcext:condition calcext:apply-style-name="Accent" calcext:value="duplicate" calcext:base-cell-address="'2002.ntcir'.MI1"/>
          </calcext:conditional-format>
          <calcext:conditional-format calcext:target-range-address="'2002.ntcir'.MJ1:'2002.ntcir'.MJ1">
            <calcext:condition calcext:apply-style-name="Accent" calcext:value="duplicate" calcext:base-cell-address="'2002.ntcir'.MJ1"/>
          </calcext:conditional-format>
          <calcext:conditional-format calcext:target-range-address="'2002.ntcir'.MK1:'2002.ntcir'.MK1">
            <calcext:condition calcext:apply-style-name="Accent" calcext:value="duplicate" calcext:base-cell-address="'2002.ntcir'.MK1"/>
          </calcext:conditional-format>
          <calcext:conditional-format calcext:target-range-address="'2002.ntcir'.ML1:'2002.ntcir'.ML1">
            <calcext:condition calcext:apply-style-name="Accent" calcext:value="duplicate" calcext:base-cell-address="'2002.ntcir'.ML1"/>
          </calcext:conditional-format>
          <calcext:conditional-format calcext:target-range-address="'2002.ntcir'.MM1:'2002.ntcir'.MM1">
            <calcext:condition calcext:apply-style-name="Accent" calcext:value="duplicate" calcext:base-cell-address="'2002.ntcir'.MM1"/>
          </calcext:conditional-format>
          <calcext:conditional-format calcext:target-range-address="'2002.ntcir'.MN1:'2002.ntcir'.MN1">
            <calcext:condition calcext:apply-style-name="Accent" calcext:value="duplicate" calcext:base-cell-address="'2002.ntcir'.MN1"/>
          </calcext:conditional-format>
          <calcext:conditional-format calcext:target-range-address="'2002.ntcir'.MO1:'2002.ntcir'.MO1">
            <calcext:condition calcext:apply-style-name="Accent" calcext:value="duplicate" calcext:base-cell-address="'2002.ntcir'.MO1"/>
          </calcext:conditional-format>
          <calcext:conditional-format calcext:target-range-address="'2002.ntcir'.MP1:'2002.ntcir'.MP1">
            <calcext:condition calcext:apply-style-name="Accent" calcext:value="duplicate" calcext:base-cell-address="'2002.ntcir'.MP1"/>
          </calcext:conditional-format>
          <calcext:conditional-format calcext:target-range-address="'2002.ntcir'.MQ1:'2002.ntcir'.MQ1">
            <calcext:condition calcext:apply-style-name="Accent" calcext:value="duplicate" calcext:base-cell-address="'2002.ntcir'.MQ1"/>
          </calcext:conditional-format>
          <calcext:conditional-format calcext:target-range-address="'2002.ntcir'.MR1:'2002.ntcir'.MR1">
            <calcext:condition calcext:apply-style-name="Accent" calcext:value="duplicate" calcext:base-cell-address="'2002.ntcir'.MR1"/>
          </calcext:conditional-format>
          <calcext:conditional-format calcext:target-range-address="'2002.ntcir'.MS1:'2002.ntcir'.MS1">
            <calcext:condition calcext:apply-style-name="Accent" calcext:value="duplicate" calcext:base-cell-address="'2002.ntcir'.MS1"/>
          </calcext:conditional-format>
          <calcext:conditional-format calcext:target-range-address="'2002.ntcir'.MT1:'2002.ntcir'.MT1">
            <calcext:condition calcext:apply-style-name="Accent" calcext:value="duplicate" calcext:base-cell-address="'2002.ntcir'.MT1"/>
          </calcext:conditional-format>
          <calcext:conditional-format calcext:target-range-address="'2002.ntcir'.MU1:'2002.ntcir'.MU1">
            <calcext:condition calcext:apply-style-name="Accent" calcext:value="duplicate" calcext:base-cell-address="'2002.ntcir'.MU1"/>
          </calcext:conditional-format>
          <calcext:conditional-format calcext:target-range-address="'2002.ntcir'.MV1:'2002.ntcir'.MV1">
            <calcext:condition calcext:apply-style-name="Accent" calcext:value="duplicate" calcext:base-cell-address="'2002.ntcir'.MV1"/>
          </calcext:conditional-format>
          <calcext:conditional-format calcext:target-range-address="'2002.ntcir'.MW1:'2002.ntcir'.MW1">
            <calcext:condition calcext:apply-style-name="Accent" calcext:value="duplicate" calcext:base-cell-address="'2002.ntcir'.MW1"/>
          </calcext:conditional-format>
          <calcext:conditional-format calcext:target-range-address="'2002.ntcir'.MX1:'2002.ntcir'.MX1">
            <calcext:condition calcext:apply-style-name="Accent" calcext:value="duplicate" calcext:base-cell-address="'2002.ntcir'.MX1"/>
          </calcext:conditional-format>
          <calcext:conditional-format calcext:target-range-address="'2002.ntcir'.MY1:'2002.ntcir'.MY1">
            <calcext:condition calcext:apply-style-name="Accent" calcext:value="duplicate" calcext:base-cell-address="'2002.ntcir'.MY1"/>
          </calcext:conditional-format>
          <calcext:conditional-format calcext:target-range-address="'2002.ntcir'.MZ1:'2002.ntcir'.MZ1">
            <calcext:condition calcext:apply-style-name="Accent" calcext:value="duplicate" calcext:base-cell-address="'2002.ntcir'.MZ1"/>
          </calcext:conditional-format>
          <calcext:conditional-format calcext:target-range-address="'2002.ntcir'.NA1:'2002.ntcir'.NA1">
            <calcext:condition calcext:apply-style-name="Accent" calcext:value="duplicate" calcext:base-cell-address="'2002.ntcir'.NA1"/>
          </calcext:conditional-format>
          <calcext:conditional-format calcext:target-range-address="'2002.ntcir'.NB1:'2002.ntcir'.NB1">
            <calcext:condition calcext:apply-style-name="Accent" calcext:value="duplicate" calcext:base-cell-address="'2002.ntcir'.NB1"/>
          </calcext:conditional-format>
          <calcext:conditional-format calcext:target-range-address="'2002.ntcir'.NC1:'2002.ntcir'.NC1">
            <calcext:condition calcext:apply-style-name="Accent" calcext:value="duplicate" calcext:base-cell-address="'2002.ntcir'.NC1"/>
          </calcext:conditional-format>
          <calcext:conditional-format calcext:target-range-address="'2002.ntcir'.ND1:'2002.ntcir'.ND1">
            <calcext:condition calcext:apply-style-name="Accent" calcext:value="duplicate" calcext:base-cell-address="'2002.ntcir'.ND1"/>
          </calcext:conditional-format>
          <calcext:conditional-format calcext:target-range-address="'2002.ntcir'.NE1:'2002.ntcir'.NE1">
            <calcext:condition calcext:apply-style-name="Accent" calcext:value="duplicate" calcext:base-cell-address="'2002.ntcir'.NE1"/>
          </calcext:conditional-format>
          <calcext:conditional-format calcext:target-range-address="'2002.ntcir'.NF1:'2002.ntcir'.NF1">
            <calcext:condition calcext:apply-style-name="Accent" calcext:value="duplicate" calcext:base-cell-address="'2002.ntcir'.NF1"/>
          </calcext:conditional-format>
          <calcext:conditional-format calcext:target-range-address="'2002.ntcir'.NG1:'2002.ntcir'.NG1">
            <calcext:condition calcext:apply-style-name="Accent" calcext:value="duplicate" calcext:base-cell-address="'2002.ntcir'.NG1"/>
          </calcext:conditional-format>
          <calcext:conditional-format calcext:target-range-address="'2002.ntcir'.NH1:'2002.ntcir'.NH1">
            <calcext:condition calcext:apply-style-name="Accent" calcext:value="duplicate" calcext:base-cell-address="'2002.ntcir'.NH1"/>
          </calcext:conditional-format>
          <calcext:conditional-format calcext:target-range-address="'2002.ntcir'.NI1:'2002.ntcir'.NI1">
            <calcext:condition calcext:apply-style-name="Accent" calcext:value="duplicate" calcext:base-cell-address="'2002.ntcir'.NI1"/>
          </calcext:conditional-format>
          <calcext:conditional-format calcext:target-range-address="'2002.ntcir'.NJ1:'2002.ntcir'.NJ1">
            <calcext:condition calcext:apply-style-name="Accent" calcext:value="duplicate" calcext:base-cell-address="'2002.ntcir'.NJ1"/>
          </calcext:conditional-format>
          <calcext:conditional-format calcext:target-range-address="'2002.ntcir'.NK1:'2002.ntcir'.NK1">
            <calcext:condition calcext:apply-style-name="Accent" calcext:value="duplicate" calcext:base-cell-address="'2002.ntcir'.NK1"/>
          </calcext:conditional-format>
          <calcext:conditional-format calcext:target-range-address="'2002.ntcir'.NL1:'2002.ntcir'.NL1">
            <calcext:condition calcext:apply-style-name="Accent" calcext:value="duplicate" calcext:base-cell-address="'2002.ntcir'.NL1"/>
          </calcext:conditional-format>
          <calcext:conditional-format calcext:target-range-address="'2002.ntcir'.NM1:'2002.ntcir'.NM1">
            <calcext:condition calcext:apply-style-name="Accent" calcext:value="duplicate" calcext:base-cell-address="'2002.ntcir'.NM1"/>
          </calcext:conditional-format>
          <calcext:conditional-format calcext:target-range-address="'2002.ntcir'.NN1:'2002.ntcir'.NN1">
            <calcext:condition calcext:apply-style-name="Accent" calcext:value="duplicate" calcext:base-cell-address="'2002.ntcir'.NN1"/>
          </calcext:conditional-format>
          <calcext:conditional-format calcext:target-range-address="'2002.ntcir'.NO1:'2002.ntcir'.NO1">
            <calcext:condition calcext:apply-style-name="Accent" calcext:value="duplicate" calcext:base-cell-address="'2002.ntcir'.NO1"/>
          </calcext:conditional-format>
          <calcext:conditional-format calcext:target-range-address="'2002.ntcir'.NP1:'2002.ntcir'.NP1">
            <calcext:condition calcext:apply-style-name="Accent" calcext:value="duplicate" calcext:base-cell-address="'2002.ntcir'.NP1"/>
          </calcext:conditional-format>
          <calcext:conditional-format calcext:target-range-address="'2002.ntcir'.NQ1:'2002.ntcir'.NQ1">
            <calcext:condition calcext:apply-style-name="Accent" calcext:value="duplicate" calcext:base-cell-address="'2002.ntcir'.NQ1"/>
          </calcext:conditional-format>
          <calcext:conditional-format calcext:target-range-address="'2002.ntcir'.NR1:'2002.ntcir'.NR1">
            <calcext:condition calcext:apply-style-name="Accent" calcext:value="duplicate" calcext:base-cell-address="'2002.ntcir'.NR1"/>
          </calcext:conditional-format>
          <calcext:conditional-format calcext:target-range-address="'2002.ntcir'.NS1:'2002.ntcir'.NS1">
            <calcext:condition calcext:apply-style-name="Accent" calcext:value="duplicate" calcext:base-cell-address="'2002.ntcir'.NS1"/>
          </calcext:conditional-format>
          <calcext:conditional-format calcext:target-range-address="'2002.ntcir'.NT1:'2002.ntcir'.NT1">
            <calcext:condition calcext:apply-style-name="Accent" calcext:value="duplicate" calcext:base-cell-address="'2002.ntcir'.NT1"/>
          </calcext:conditional-format>
          <calcext:conditional-format calcext:target-range-address="'2002.ntcir'.NU1:'2002.ntcir'.NU1">
            <calcext:condition calcext:apply-style-name="Accent" calcext:value="duplicate" calcext:base-cell-address="'2002.ntcir'.NU1"/>
          </calcext:conditional-format>
          <calcext:conditional-format calcext:target-range-address="'2002.ntcir'.NV1:'2002.ntcir'.NV1">
            <calcext:condition calcext:apply-style-name="Accent" calcext:value="duplicate" calcext:base-cell-address="'2002.ntcir'.NV1"/>
          </calcext:conditional-format>
          <calcext:conditional-format calcext:target-range-address="'2002.ntcir'.NW1:'2002.ntcir'.NW1">
            <calcext:condition calcext:apply-style-name="Accent" calcext:value="duplicate" calcext:base-cell-address="'2002.ntcir'.NW1"/>
          </calcext:conditional-format>
          <calcext:conditional-format calcext:target-range-address="'2002.ntcir'.NX1:'2002.ntcir'.NX1">
            <calcext:condition calcext:apply-style-name="Accent" calcext:value="duplicate" calcext:base-cell-address="'2002.ntcir'.NX1"/>
          </calcext:conditional-format>
          <calcext:conditional-format calcext:target-range-address="'2002.ntcir'.NY1:'2002.ntcir'.NY1">
            <calcext:condition calcext:apply-style-name="Accent" calcext:value="duplicate" calcext:base-cell-address="'2002.ntcir'.NY1"/>
          </calcext:conditional-format>
          <calcext:conditional-format calcext:target-range-address="'2002.ntcir'.NZ1:'2002.ntcir'.NZ1">
            <calcext:condition calcext:apply-style-name="Accent" calcext:value="duplicate" calcext:base-cell-address="'2002.ntcir'.NZ1"/>
          </calcext:conditional-format>
          <calcext:conditional-format calcext:target-range-address="'2002.ntcir'.OA1:'2002.ntcir'.OA1">
            <calcext:condition calcext:apply-style-name="Accent" calcext:value="duplicate" calcext:base-cell-address="'2002.ntcir'.OA1"/>
          </calcext:conditional-format>
          <calcext:conditional-format calcext:target-range-address="'2002.ntcir'.OB1:'2002.ntcir'.OB1">
            <calcext:condition calcext:apply-style-name="Accent" calcext:value="duplicate" calcext:base-cell-address="'2002.ntcir'.OB1"/>
          </calcext:conditional-format>
          <calcext:conditional-format calcext:target-range-address="'2002.ntcir'.OC1:'2002.ntcir'.OC1">
            <calcext:condition calcext:apply-style-name="Accent" calcext:value="duplicate" calcext:base-cell-address="'2002.ntcir'.OC1"/>
          </calcext:conditional-format>
          <calcext:conditional-format calcext:target-range-address="'2002.ntcir'.OD1:'2002.ntcir'.OD1">
            <calcext:condition calcext:apply-style-name="Accent" calcext:value="duplicate" calcext:base-cell-address="'2002.ntcir'.OD1"/>
          </calcext:conditional-format>
          <calcext:conditional-format calcext:target-range-address="'2002.ntcir'.OE1:'2002.ntcir'.OE1">
            <calcext:condition calcext:apply-style-name="Accent" calcext:value="duplicate" calcext:base-cell-address="'2002.ntcir'.OE1"/>
          </calcext:conditional-format>
          <calcext:conditional-format calcext:target-range-address="'2002.ntcir'.OF1:'2002.ntcir'.OF1">
            <calcext:condition calcext:apply-style-name="Accent" calcext:value="duplicate" calcext:base-cell-address="'2002.ntcir'.OF1"/>
          </calcext:conditional-format>
          <calcext:conditional-format calcext:target-range-address="'2002.ntcir'.OG1:'2002.ntcir'.OG1">
            <calcext:condition calcext:apply-style-name="Accent" calcext:value="duplicate" calcext:base-cell-address="'2002.ntcir'.OG1"/>
          </calcext:conditional-format>
          <calcext:conditional-format calcext:target-range-address="'2002.ntcir'.OH1:'2002.ntcir'.OH1">
            <calcext:condition calcext:apply-style-name="Accent" calcext:value="duplicate" calcext:base-cell-address="'2002.ntcir'.OH1"/>
          </calcext:conditional-format>
          <calcext:conditional-format calcext:target-range-address="'2002.ntcir'.OI1:'2002.ntcir'.OI1">
            <calcext:condition calcext:apply-style-name="Accent" calcext:value="duplicate" calcext:base-cell-address="'2002.ntcir'.OI1"/>
          </calcext:conditional-format>
          <calcext:conditional-format calcext:target-range-address="'2002.ntcir'.OJ1:'2002.ntcir'.OJ1">
            <calcext:condition calcext:apply-style-name="Accent" calcext:value="duplicate" calcext:base-cell-address="'2002.ntcir'.OJ1"/>
          </calcext:conditional-format>
          <calcext:conditional-format calcext:target-range-address="'2002.ntcir'.OK1:'2002.ntcir'.OK1">
            <calcext:condition calcext:apply-style-name="Accent" calcext:value="duplicate" calcext:base-cell-address="'2002.ntcir'.OK1"/>
          </calcext:conditional-format>
          <calcext:conditional-format calcext:target-range-address="'2002.ntcir'.OL1:'2002.ntcir'.OL1">
            <calcext:condition calcext:apply-style-name="Accent" calcext:value="duplicate" calcext:base-cell-address="'2002.ntcir'.OL1"/>
          </calcext:conditional-format>
          <calcext:conditional-format calcext:target-range-address="'2002.ntcir'.OM1:'2002.ntcir'.OM1">
            <calcext:condition calcext:apply-style-name="Accent" calcext:value="duplicate" calcext:base-cell-address="'2002.ntcir'.OM1"/>
          </calcext:conditional-format>
          <calcext:conditional-format calcext:target-range-address="'2002.ntcir'.ON1:'2002.ntcir'.ON1">
            <calcext:condition calcext:apply-style-name="Accent" calcext:value="duplicate" calcext:base-cell-address="'2002.ntcir'.ON1"/>
          </calcext:conditional-format>
          <calcext:conditional-format calcext:target-range-address="'2002.ntcir'.OO1:'2002.ntcir'.OO1">
            <calcext:condition calcext:apply-style-name="Accent" calcext:value="duplicate" calcext:base-cell-address="'2002.ntcir'.OO1"/>
          </calcext:conditional-format>
          <calcext:conditional-format calcext:target-range-address="'2002.ntcir'.OP1:'2002.ntcir'.OP1">
            <calcext:condition calcext:apply-style-name="Accent" calcext:value="duplicate" calcext:base-cell-address="'2002.ntcir'.OP1"/>
          </calcext:conditional-format>
          <calcext:conditional-format calcext:target-range-address="'2002.ntcir'.OQ1:'2002.ntcir'.OQ1">
            <calcext:condition calcext:apply-style-name="Accent" calcext:value="duplicate" calcext:base-cell-address="'2002.ntcir'.OQ1"/>
          </calcext:conditional-format>
          <calcext:conditional-format calcext:target-range-address="'2002.ntcir'.OR1:'2002.ntcir'.OR1">
            <calcext:condition calcext:apply-style-name="Accent" calcext:value="duplicate" calcext:base-cell-address="'2002.ntcir'.OR1"/>
          </calcext:conditional-format>
          <calcext:conditional-format calcext:target-range-address="'2002.ntcir'.OS1:'2002.ntcir'.OS1">
            <calcext:condition calcext:apply-style-name="Accent" calcext:value="duplicate" calcext:base-cell-address="'2002.ntcir'.OS1"/>
          </calcext:conditional-format>
          <calcext:conditional-format calcext:target-range-address="'2002.ntcir'.OT1:'2002.ntcir'.OT1">
            <calcext:condition calcext:apply-style-name="Accent" calcext:value="duplicate" calcext:base-cell-address="'2002.ntcir'.OT1"/>
          </calcext:conditional-format>
          <calcext:conditional-format calcext:target-range-address="'2002.ntcir'.OU1:'2002.ntcir'.OU1">
            <calcext:condition calcext:apply-style-name="Accent" calcext:value="duplicate" calcext:base-cell-address="'2002.ntcir'.OU1"/>
          </calcext:conditional-format>
          <calcext:conditional-format calcext:target-range-address="'2002.ntcir'.OV1:'2002.ntcir'.OV1">
            <calcext:condition calcext:apply-style-name="Accent" calcext:value="duplicate" calcext:base-cell-address="'2002.ntcir'.OV1"/>
          </calcext:conditional-format>
          <calcext:conditional-format calcext:target-range-address="'2002.ntcir'.OW1:'2002.ntcir'.OW1">
            <calcext:condition calcext:apply-style-name="Accent" calcext:value="duplicate" calcext:base-cell-address="'2002.ntcir'.OW1"/>
          </calcext:conditional-format>
          <calcext:conditional-format calcext:target-range-address="'2002.ntcir'.OX1:'2002.ntcir'.OX1">
            <calcext:condition calcext:apply-style-name="Accent" calcext:value="duplicate" calcext:base-cell-address="'2002.ntcir'.OX1"/>
          </calcext:conditional-format>
          <calcext:conditional-format calcext:target-range-address="'2002.ntcir'.OY1:'2002.ntcir'.OY1">
            <calcext:condition calcext:apply-style-name="Accent" calcext:value="duplicate" calcext:base-cell-address="'2002.ntcir'.OY1"/>
          </calcext:conditional-format>
          <calcext:conditional-format calcext:target-range-address="'2002.ntcir'.OZ1:'2002.ntcir'.OZ1">
            <calcext:condition calcext:apply-style-name="Accent" calcext:value="duplicate" calcext:base-cell-address="'2002.ntcir'.OZ1"/>
          </calcext:conditional-format>
          <calcext:conditional-format calcext:target-range-address="'2002.ntcir'.PA1:'2002.ntcir'.PA1">
            <calcext:condition calcext:apply-style-name="Accent" calcext:value="duplicate" calcext:base-cell-address="'2002.ntcir'.PA1"/>
          </calcext:conditional-format>
          <calcext:conditional-format calcext:target-range-address="'2002.ntcir'.PB1:'2002.ntcir'.PB1">
            <calcext:condition calcext:apply-style-name="Accent" calcext:value="duplicate" calcext:base-cell-address="'2002.ntcir'.PB1"/>
          </calcext:conditional-format>
          <calcext:conditional-format calcext:target-range-address="'2002.ntcir'.PC1:'2002.ntcir'.PC1">
            <calcext:condition calcext:apply-style-name="Accent" calcext:value="duplicate" calcext:base-cell-address="'2002.ntcir'.PC1"/>
          </calcext:conditional-format>
          <calcext:conditional-format calcext:target-range-address="'2002.ntcir'.PD1:'2002.ntcir'.PD1">
            <calcext:condition calcext:apply-style-name="Accent" calcext:value="duplicate" calcext:base-cell-address="'2002.ntcir'.PD1"/>
          </calcext:conditional-format>
          <calcext:conditional-format calcext:target-range-address="'2002.ntcir'.PE1:'2002.ntcir'.PE1">
            <calcext:condition calcext:apply-style-name="Accent" calcext:value="duplicate" calcext:base-cell-address="'2002.ntcir'.PE1"/>
          </calcext:conditional-format>
          <calcext:conditional-format calcext:target-range-address="'2002.ntcir'.PF1:'2002.ntcir'.PF1">
            <calcext:condition calcext:apply-style-name="Accent" calcext:value="duplicate" calcext:base-cell-address="'2002.ntcir'.PF1"/>
          </calcext:conditional-format>
          <calcext:conditional-format calcext:target-range-address="'2002.ntcir'.PG1:'2002.ntcir'.PG1">
            <calcext:condition calcext:apply-style-name="Accent" calcext:value="duplicate" calcext:base-cell-address="'2002.ntcir'.PG1"/>
          </calcext:conditional-format>
          <calcext:conditional-format calcext:target-range-address="'2002.ntcir'.PH1:'2002.ntcir'.PH1">
            <calcext:condition calcext:apply-style-name="Accent" calcext:value="duplicate" calcext:base-cell-address="'2002.ntcir'.PH1"/>
          </calcext:conditional-format>
          <calcext:conditional-format calcext:target-range-address="'2002.ntcir'.PI1:'2002.ntcir'.PI1">
            <calcext:condition calcext:apply-style-name="Accent" calcext:value="duplicate" calcext:base-cell-address="'2002.ntcir'.PI1"/>
          </calcext:conditional-format>
          <calcext:conditional-format calcext:target-range-address="'2002.ntcir'.PJ1:'2002.ntcir'.PJ1">
            <calcext:condition calcext:apply-style-name="Accent" calcext:value="duplicate" calcext:base-cell-address="'2002.ntcir'.PJ1"/>
          </calcext:conditional-format>
          <calcext:conditional-format calcext:target-range-address="'2002.ntcir'.PK1:'2002.ntcir'.PK1">
            <calcext:condition calcext:apply-style-name="Accent" calcext:value="duplicate" calcext:base-cell-address="'2002.ntcir'.PK1"/>
          </calcext:conditional-format>
          <calcext:conditional-format calcext:target-range-address="'2002.ntcir'.PL1:'2002.ntcir'.PL1">
            <calcext:condition calcext:apply-style-name="Accent" calcext:value="duplicate" calcext:base-cell-address="'2002.ntcir'.PL1"/>
          </calcext:conditional-format>
          <calcext:conditional-format calcext:target-range-address="'2002.ntcir'.PM1:'2002.ntcir'.PM1">
            <calcext:condition calcext:apply-style-name="Accent" calcext:value="duplicate" calcext:base-cell-address="'2002.ntcir'.PM1"/>
          </calcext:conditional-format>
          <calcext:conditional-format calcext:target-range-address="'2002.ntcir'.PN1:'2002.ntcir'.PN1">
            <calcext:condition calcext:apply-style-name="Accent" calcext:value="duplicate" calcext:base-cell-address="'2002.ntcir'.PN1"/>
          </calcext:conditional-format>
          <calcext:conditional-format calcext:target-range-address="'2002.ntcir'.PO1:'2002.ntcir'.PO1">
            <calcext:condition calcext:apply-style-name="Accent" calcext:value="duplicate" calcext:base-cell-address="'2002.ntcir'.PO1"/>
          </calcext:conditional-format>
          <calcext:conditional-format calcext:target-range-address="'2002.ntcir'.PP1:'2002.ntcir'.PP1">
            <calcext:condition calcext:apply-style-name="Accent" calcext:value="duplicate" calcext:base-cell-address="'2002.ntcir'.PP1"/>
          </calcext:conditional-format>
          <calcext:conditional-format calcext:target-range-address="'2002.ntcir'.PQ1:'2002.ntcir'.PQ1">
            <calcext:condition calcext:apply-style-name="Accent" calcext:value="duplicate" calcext:base-cell-address="'2002.ntcir'.PQ1"/>
          </calcext:conditional-format>
          <calcext:conditional-format calcext:target-range-address="'2002.ntcir'.PR1:'2002.ntcir'.PR1">
            <calcext:condition calcext:apply-style-name="Accent" calcext:value="duplicate" calcext:base-cell-address="'2002.ntcir'.PR1"/>
          </calcext:conditional-format>
          <calcext:conditional-format calcext:target-range-address="'2002.ntcir'.PS1:'2002.ntcir'.PS1">
            <calcext:condition calcext:apply-style-name="Accent" calcext:value="duplicate" calcext:base-cell-address="'2002.ntcir'.PS1"/>
          </calcext:conditional-format>
          <calcext:conditional-format calcext:target-range-address="'2002.ntcir'.PT1:'2002.ntcir'.PT1">
            <calcext:condition calcext:apply-style-name="Accent" calcext:value="duplicate" calcext:base-cell-address="'2002.ntcir'.PT1"/>
          </calcext:conditional-format>
          <calcext:conditional-format calcext:target-range-address="'2002.ntcir'.PU1:'2002.ntcir'.PU1">
            <calcext:condition calcext:apply-style-name="Accent" calcext:value="duplicate" calcext:base-cell-address="'2002.ntcir'.PU1"/>
          </calcext:conditional-format>
          <calcext:conditional-format calcext:target-range-address="'2002.ntcir'.PV1:'2002.ntcir'.PV1">
            <calcext:condition calcext:apply-style-name="Accent" calcext:value="duplicate" calcext:base-cell-address="'2002.ntcir'.PV1"/>
          </calcext:conditional-format>
          <calcext:conditional-format calcext:target-range-address="'2002.ntcir'.PW1:'2002.ntcir'.PW1">
            <calcext:condition calcext:apply-style-name="Accent" calcext:value="duplicate" calcext:base-cell-address="'2002.ntcir'.PW1"/>
          </calcext:conditional-format>
          <calcext:conditional-format calcext:target-range-address="'2002.ntcir'.PX1:'2002.ntcir'.PX1">
            <calcext:condition calcext:apply-style-name="Accent" calcext:value="duplicate" calcext:base-cell-address="'2002.ntcir'.PX1"/>
          </calcext:conditional-format>
          <calcext:conditional-format calcext:target-range-address="'2002.ntcir'.PY1:'2002.ntcir'.PY1">
            <calcext:condition calcext:apply-style-name="Accent" calcext:value="duplicate" calcext:base-cell-address="'2002.ntcir'.PY1"/>
          </calcext:conditional-format>
          <calcext:conditional-format calcext:target-range-address="'2002.ntcir'.PZ1:'2002.ntcir'.PZ1">
            <calcext:condition calcext:apply-style-name="Accent" calcext:value="duplicate" calcext:base-cell-address="'2002.ntcir'.PZ1"/>
          </calcext:conditional-format>
          <calcext:conditional-format calcext:target-range-address="'2002.ntcir'.QA1:'2002.ntcir'.QA1">
            <calcext:condition calcext:apply-style-name="Accent" calcext:value="duplicate" calcext:base-cell-address="'2002.ntcir'.QA1"/>
          </calcext:conditional-format>
          <calcext:conditional-format calcext:target-range-address="'2002.ntcir'.QB1:'2002.ntcir'.QB1">
            <calcext:condition calcext:apply-style-name="Accent" calcext:value="duplicate" calcext:base-cell-address="'2002.ntcir'.QB1"/>
          </calcext:conditional-format>
          <calcext:conditional-format calcext:target-range-address="'2002.ntcir'.QC1:'2002.ntcir'.QC1">
            <calcext:condition calcext:apply-style-name="Accent" calcext:value="duplicate" calcext:base-cell-address="'2002.ntcir'.QC1"/>
          </calcext:conditional-format>
          <calcext:conditional-format calcext:target-range-address="'2002.ntcir'.QD1:'2002.ntcir'.QD1">
            <calcext:condition calcext:apply-style-name="Accent" calcext:value="duplicate" calcext:base-cell-address="'2002.ntcir'.QD1"/>
          </calcext:conditional-format>
          <calcext:conditional-format calcext:target-range-address="'2002.ntcir'.QE1:'2002.ntcir'.QE1">
            <calcext:condition calcext:apply-style-name="Accent" calcext:value="duplicate" calcext:base-cell-address="'2002.ntcir'.QE1"/>
          </calcext:conditional-format>
          <calcext:conditional-format calcext:target-range-address="'2002.ntcir'.QF1:'2002.ntcir'.QF1">
            <calcext:condition calcext:apply-style-name="Accent" calcext:value="duplicate" calcext:base-cell-address="'2002.ntcir'.QF1"/>
          </calcext:conditional-format>
          <calcext:conditional-format calcext:target-range-address="'2002.ntcir'.QG1:'2002.ntcir'.QG1">
            <calcext:condition calcext:apply-style-name="Accent" calcext:value="duplicate" calcext:base-cell-address="'2002.ntcir'.QG1"/>
          </calcext:conditional-format>
          <calcext:conditional-format calcext:target-range-address="'2002.ntcir'.QH1:'2002.ntcir'.QH1">
            <calcext:condition calcext:apply-style-name="Accent" calcext:value="duplicate" calcext:base-cell-address="'2002.ntcir'.QH1"/>
          </calcext:conditional-format>
          <calcext:conditional-format calcext:target-range-address="'2002.ntcir'.QI1:'2002.ntcir'.QI1">
            <calcext:condition calcext:apply-style-name="Accent" calcext:value="duplicate" calcext:base-cell-address="'2002.ntcir'.QI1"/>
          </calcext:conditional-format>
          <calcext:conditional-format calcext:target-range-address="'2002.ntcir'.QJ1:'2002.ntcir'.QJ1">
            <calcext:condition calcext:apply-style-name="Accent" calcext:value="duplicate" calcext:base-cell-address="'2002.ntcir'.QJ1"/>
          </calcext:conditional-format>
          <calcext:conditional-format calcext:target-range-address="'2002.ntcir'.QK1:'2002.ntcir'.QK1">
            <calcext:condition calcext:apply-style-name="Accent" calcext:value="duplicate" calcext:base-cell-address="'2002.ntcir'.QK1"/>
          </calcext:conditional-format>
          <calcext:conditional-format calcext:target-range-address="'2002.ntcir'.QL1:'2002.ntcir'.QL1">
            <calcext:condition calcext:apply-style-name="Accent" calcext:value="duplicate" calcext:base-cell-address="'2002.ntcir'.QL1"/>
          </calcext:conditional-format>
          <calcext:conditional-format calcext:target-range-address="'2002.ntcir'.QM1:'2002.ntcir'.QM1">
            <calcext:condition calcext:apply-style-name="Accent" calcext:value="duplicate" calcext:base-cell-address="'2002.ntcir'.QM1"/>
          </calcext:conditional-format>
          <calcext:conditional-format calcext:target-range-address="'2002.ntcir'.QN1:'2002.ntcir'.QN1">
            <calcext:condition calcext:apply-style-name="Accent" calcext:value="duplicate" calcext:base-cell-address="'2002.ntcir'.QN1"/>
          </calcext:conditional-format>
          <calcext:conditional-format calcext:target-range-address="'2002.ntcir'.QO1:'2002.ntcir'.QO1">
            <calcext:condition calcext:apply-style-name="Accent" calcext:value="duplicate" calcext:base-cell-address="'2002.ntcir'.QO1"/>
          </calcext:conditional-format>
          <calcext:conditional-format calcext:target-range-address="'2002.ntcir'.QP1:'2002.ntcir'.QP1">
            <calcext:condition calcext:apply-style-name="Accent" calcext:value="duplicate" calcext:base-cell-address="'2002.ntcir'.QP1"/>
          </calcext:conditional-format>
          <calcext:conditional-format calcext:target-range-address="'2002.ntcir'.QQ1:'2002.ntcir'.QQ1">
            <calcext:condition calcext:apply-style-name="Accent" calcext:value="duplicate" calcext:base-cell-address="'2002.ntcir'.QQ1"/>
          </calcext:conditional-format>
          <calcext:conditional-format calcext:target-range-address="'2002.ntcir'.QR1:'2002.ntcir'.QR1">
            <calcext:condition calcext:apply-style-name="Accent" calcext:value="duplicate" calcext:base-cell-address="'2002.ntcir'.QR1"/>
          </calcext:conditional-format>
          <calcext:conditional-format calcext:target-range-address="'2002.ntcir'.QS1:'2002.ntcir'.QS1">
            <calcext:condition calcext:apply-style-name="Accent" calcext:value="duplicate" calcext:base-cell-address="'2002.ntcir'.QS1"/>
          </calcext:conditional-format>
          <calcext:conditional-format calcext:target-range-address="'2002.ntcir'.QT1:'2002.ntcir'.QT1">
            <calcext:condition calcext:apply-style-name="Accent" calcext:value="duplicate" calcext:base-cell-address="'2002.ntcir'.QT1"/>
          </calcext:conditional-format>
          <calcext:conditional-format calcext:target-range-address="'2002.ntcir'.QU1:'2002.ntcir'.QU1">
            <calcext:condition calcext:apply-style-name="Accent" calcext:value="duplicate" calcext:base-cell-address="'2002.ntcir'.QU1"/>
          </calcext:conditional-format>
          <calcext:conditional-format calcext:target-range-address="'2002.ntcir'.QV1:'2002.ntcir'.QV1">
            <calcext:condition calcext:apply-style-name="Accent" calcext:value="duplicate" calcext:base-cell-address="'2002.ntcir'.QV1"/>
          </calcext:conditional-format>
          <calcext:conditional-format calcext:target-range-address="'2002.ntcir'.QW1:'2002.ntcir'.QW1">
            <calcext:condition calcext:apply-style-name="Accent" calcext:value="duplicate" calcext:base-cell-address="'2002.ntcir'.QW1"/>
          </calcext:conditional-format>
          <calcext:conditional-format calcext:target-range-address="'2002.ntcir'.QX1:'2002.ntcir'.QX1">
            <calcext:condition calcext:apply-style-name="Accent" calcext:value="duplicate" calcext:base-cell-address="'2002.ntcir'.QX1"/>
          </calcext:conditional-format>
          <calcext:conditional-format calcext:target-range-address="'2002.ntcir'.QY1:'2002.ntcir'.QY1">
            <calcext:condition calcext:apply-style-name="Accent" calcext:value="duplicate" calcext:base-cell-address="'2002.ntcir'.QY1"/>
          </calcext:conditional-format>
          <calcext:conditional-format calcext:target-range-address="'2002.ntcir'.QZ1:'2002.ntcir'.QZ1">
            <calcext:condition calcext:apply-style-name="Accent" calcext:value="duplicate" calcext:base-cell-address="'2002.ntcir'.QZ1"/>
          </calcext:conditional-format>
          <calcext:conditional-format calcext:target-range-address="'2002.ntcir'.RA1:'2002.ntcir'.RA1">
            <calcext:condition calcext:apply-style-name="Accent" calcext:value="duplicate" calcext:base-cell-address="'2002.ntcir'.RA1"/>
          </calcext:conditional-format>
          <calcext:conditional-format calcext:target-range-address="'2002.ntcir'.RB1:'2002.ntcir'.RB1">
            <calcext:condition calcext:apply-style-name="Accent" calcext:value="duplicate" calcext:base-cell-address="'2002.ntcir'.RB1"/>
          </calcext:conditional-format>
          <calcext:conditional-format calcext:target-range-address="'2002.ntcir'.RC1:'2002.ntcir'.RC1">
            <calcext:condition calcext:apply-style-name="Accent" calcext:value="duplicate" calcext:base-cell-address="'2002.ntcir'.RC1"/>
          </calcext:conditional-format>
          <calcext:conditional-format calcext:target-range-address="'2002.ntcir'.RD1:'2002.ntcir'.RD1">
            <calcext:condition calcext:apply-style-name="Accent" calcext:value="duplicate" calcext:base-cell-address="'2002.ntcir'.RD1"/>
          </calcext:conditional-format>
          <calcext:conditional-format calcext:target-range-address="'2002.ntcir'.RE1:'2002.ntcir'.RE1">
            <calcext:condition calcext:apply-style-name="Accent" calcext:value="duplicate" calcext:base-cell-address="'2002.ntcir'.RE1"/>
          </calcext:conditional-format>
          <calcext:conditional-format calcext:target-range-address="'2002.ntcir'.RF1:'2002.ntcir'.RF1">
            <calcext:condition calcext:apply-style-name="Accent" calcext:value="duplicate" calcext:base-cell-address="'2002.ntcir'.RF1"/>
          </calcext:conditional-format>
          <calcext:conditional-format calcext:target-range-address="'2002.ntcir'.RG1:'2002.ntcir'.RG1">
            <calcext:condition calcext:apply-style-name="Accent" calcext:value="duplicate" calcext:base-cell-address="'2002.ntcir'.RG1"/>
          </calcext:conditional-format>
          <calcext:conditional-format calcext:target-range-address="'2002.ntcir'.RH1:'2002.ntcir'.RH1">
            <calcext:condition calcext:apply-style-name="Accent" calcext:value="duplicate" calcext:base-cell-address="'2002.ntcir'.RH1"/>
          </calcext:conditional-format>
          <calcext:conditional-format calcext:target-range-address="'2002.ntcir'.RI1:'2002.ntcir'.RI1">
            <calcext:condition calcext:apply-style-name="Accent" calcext:value="duplicate" calcext:base-cell-address="'2002.ntcir'.RI1"/>
          </calcext:conditional-format>
          <calcext:conditional-format calcext:target-range-address="'2002.ntcir'.RJ1:'2002.ntcir'.RJ1">
            <calcext:condition calcext:apply-style-name="Accent" calcext:value="duplicate" calcext:base-cell-address="'2002.ntcir'.RJ1"/>
          </calcext:conditional-format>
          <calcext:conditional-format calcext:target-range-address="'2002.ntcir'.RK1:'2002.ntcir'.RK1">
            <calcext:condition calcext:apply-style-name="Accent" calcext:value="duplicate" calcext:base-cell-address="'2002.ntcir'.RK1"/>
          </calcext:conditional-format>
          <calcext:conditional-format calcext:target-range-address="'2002.ntcir'.RL1:'2002.ntcir'.RL1">
            <calcext:condition calcext:apply-style-name="Accent" calcext:value="duplicate" calcext:base-cell-address="'2002.ntcir'.RL1"/>
          </calcext:conditional-format>
          <calcext:conditional-format calcext:target-range-address="'2002.ntcir'.RM1:'2002.ntcir'.RM1">
            <calcext:condition calcext:apply-style-name="Accent" calcext:value="duplicate" calcext:base-cell-address="'2002.ntcir'.RM1"/>
          </calcext:conditional-format>
          <calcext:conditional-format calcext:target-range-address="'2002.ntcir'.RN1:'2002.ntcir'.RN1">
            <calcext:condition calcext:apply-style-name="Accent" calcext:value="duplicate" calcext:base-cell-address="'2002.ntcir'.RN1"/>
          </calcext:conditional-format>
          <calcext:conditional-format calcext:target-range-address="'2002.ntcir'.RO1:'2002.ntcir'.RO1">
            <calcext:condition calcext:apply-style-name="Accent" calcext:value="duplicate" calcext:base-cell-address="'2002.ntcir'.RO1"/>
          </calcext:conditional-format>
          <calcext:conditional-format calcext:target-range-address="'2002.ntcir'.RP1:'2002.ntcir'.RP1">
            <calcext:condition calcext:apply-style-name="Accent" calcext:value="duplicate" calcext:base-cell-address="'2002.ntcir'.RP1"/>
          </calcext:conditional-format>
          <calcext:conditional-format calcext:target-range-address="'2002.ntcir'.RQ1:'2002.ntcir'.RQ1">
            <calcext:condition calcext:apply-style-name="Accent" calcext:value="duplicate" calcext:base-cell-address="'2002.ntcir'.RQ1"/>
          </calcext:conditional-format>
          <calcext:conditional-format calcext:target-range-address="'2002.ntcir'.RR1:'2002.ntcir'.RR1">
            <calcext:condition calcext:apply-style-name="Accent" calcext:value="duplicate" calcext:base-cell-address="'2002.ntcir'.RR1"/>
          </calcext:conditional-format>
          <calcext:conditional-format calcext:target-range-address="'2002.ntcir'.RS1:'2002.ntcir'.RS1">
            <calcext:condition calcext:apply-style-name="Accent" calcext:value="duplicate" calcext:base-cell-address="'2002.ntcir'.RS1"/>
          </calcext:conditional-format>
          <calcext:conditional-format calcext:target-range-address="'2002.ntcir'.RT1:'2002.ntcir'.RT1">
            <calcext:condition calcext:apply-style-name="Accent" calcext:value="duplicate" calcext:base-cell-address="'2002.ntcir'.RT1"/>
          </calcext:conditional-format>
          <calcext:conditional-format calcext:target-range-address="'2002.ntcir'.RU1:'2002.ntcir'.RU1">
            <calcext:condition calcext:apply-style-name="Accent" calcext:value="duplicate" calcext:base-cell-address="'2002.ntcir'.RU1"/>
          </calcext:conditional-format>
          <calcext:conditional-format calcext:target-range-address="'2002.ntcir'.RV1:'2002.ntcir'.RV1">
            <calcext:condition calcext:apply-style-name="Accent" calcext:value="duplicate" calcext:base-cell-address="'2002.ntcir'.RV1"/>
          </calcext:conditional-format>
          <calcext:conditional-format calcext:target-range-address="'2002.ntcir'.RW1:'2002.ntcir'.RW1">
            <calcext:condition calcext:apply-style-name="Accent" calcext:value="duplicate" calcext:base-cell-address="'2002.ntcir'.RW1"/>
          </calcext:conditional-format>
          <calcext:conditional-format calcext:target-range-address="'2002.ntcir'.RX1:'2002.ntcir'.RX1">
            <calcext:condition calcext:apply-style-name="Accent" calcext:value="duplicate" calcext:base-cell-address="'2002.ntcir'.RX1"/>
          </calcext:conditional-format>
          <calcext:conditional-format calcext:target-range-address="'2002.ntcir'.RY1:'2002.ntcir'.RY1">
            <calcext:condition calcext:apply-style-name="Accent" calcext:value="duplicate" calcext:base-cell-address="'2002.ntcir'.RY1"/>
          </calcext:conditional-format>
          <calcext:conditional-format calcext:target-range-address="'2002.ntcir'.RZ1:'2002.ntcir'.RZ1">
            <calcext:condition calcext:apply-style-name="Accent" calcext:value="duplicate" calcext:base-cell-address="'2002.ntcir'.RZ1"/>
          </calcext:conditional-format>
          <calcext:conditional-format calcext:target-range-address="'2002.ntcir'.SA1:'2002.ntcir'.SA1">
            <calcext:condition calcext:apply-style-name="Accent" calcext:value="duplicate" calcext:base-cell-address="'2002.ntcir'.SA1"/>
          </calcext:conditional-format>
          <calcext:conditional-format calcext:target-range-address="'2002.ntcir'.SB1:'2002.ntcir'.SB1">
            <calcext:condition calcext:apply-style-name="Accent" calcext:value="duplicate" calcext:base-cell-address="'2002.ntcir'.SB1"/>
          </calcext:conditional-format>
          <calcext:conditional-format calcext:target-range-address="'2002.ntcir'.SC1:'2002.ntcir'.SC1">
            <calcext:condition calcext:apply-style-name="Accent" calcext:value="duplicate" calcext:base-cell-address="'2002.ntcir'.SC1"/>
          </calcext:conditional-format>
          <calcext:conditional-format calcext:target-range-address="'2002.ntcir'.SD1:'2002.ntcir'.SD1">
            <calcext:condition calcext:apply-style-name="Accent" calcext:value="duplicate" calcext:base-cell-address="'2002.ntcir'.SD1"/>
          </calcext:conditional-format>
          <calcext:conditional-format calcext:target-range-address="'2002.ntcir'.SE1:'2002.ntcir'.SE1">
            <calcext:condition calcext:apply-style-name="Accent" calcext:value="duplicate" calcext:base-cell-address="'2002.ntcir'.SE1"/>
          </calcext:conditional-format>
          <calcext:conditional-format calcext:target-range-address="'2002.ntcir'.SF1:'2002.ntcir'.SF1">
            <calcext:condition calcext:apply-style-name="Accent" calcext:value="duplicate" calcext:base-cell-address="'2002.ntcir'.SF1"/>
          </calcext:conditional-format>
          <calcext:conditional-format calcext:target-range-address="'2002.ntcir'.SG1:'2002.ntcir'.SG1">
            <calcext:condition calcext:apply-style-name="Accent" calcext:value="duplicate" calcext:base-cell-address="'2002.ntcir'.SG1"/>
          </calcext:conditional-format>
          <calcext:conditional-format calcext:target-range-address="'2002.ntcir'.SH1:'2002.ntcir'.SH1">
            <calcext:condition calcext:apply-style-name="Accent" calcext:value="duplicate" calcext:base-cell-address="'2002.ntcir'.SH1"/>
          </calcext:conditional-format>
          <calcext:conditional-format calcext:target-range-address="'2002.ntcir'.SI1:'2002.ntcir'.SI1">
            <calcext:condition calcext:apply-style-name="Accent" calcext:value="duplicate" calcext:base-cell-address="'2002.ntcir'.SI1"/>
          </calcext:conditional-format>
          <calcext:conditional-format calcext:target-range-address="'2002.ntcir'.SJ1:'2002.ntcir'.SJ1">
            <calcext:condition calcext:apply-style-name="Accent" calcext:value="duplicate" calcext:base-cell-address="'2002.ntcir'.SJ1"/>
          </calcext:conditional-format>
          <calcext:conditional-format calcext:target-range-address="'2002.ntcir'.SK1:'2002.ntcir'.SK1">
            <calcext:condition calcext:apply-style-name="Accent" calcext:value="duplicate" calcext:base-cell-address="'2002.ntcir'.SK1"/>
          </calcext:conditional-format>
          <calcext:conditional-format calcext:target-range-address="'2002.ntcir'.SL1:'2002.ntcir'.SL1">
            <calcext:condition calcext:apply-style-name="Accent" calcext:value="duplicate" calcext:base-cell-address="'2002.ntcir'.SL1"/>
          </calcext:conditional-format>
          <calcext:conditional-format calcext:target-range-address="'2002.ntcir'.SM1:'2002.ntcir'.SM1">
            <calcext:condition calcext:apply-style-name="Accent" calcext:value="duplicate" calcext:base-cell-address="'2002.ntcir'.SM1"/>
          </calcext:conditional-format>
          <calcext:conditional-format calcext:target-range-address="'2002.ntcir'.SN1:'2002.ntcir'.SN1">
            <calcext:condition calcext:apply-style-name="Accent" calcext:value="duplicate" calcext:base-cell-address="'2002.ntcir'.SN1"/>
          </calcext:conditional-format>
          <calcext:conditional-format calcext:target-range-address="'2002.ntcir'.SO1:'2002.ntcir'.SO1">
            <calcext:condition calcext:apply-style-name="Accent" calcext:value="duplicate" calcext:base-cell-address="'2002.ntcir'.SO1"/>
          </calcext:conditional-format>
          <calcext:conditional-format calcext:target-range-address="'2002.ntcir'.SP1:'2002.ntcir'.SP1">
            <calcext:condition calcext:apply-style-name="Accent" calcext:value="duplicate" calcext:base-cell-address="'2002.ntcir'.SP1"/>
          </calcext:conditional-format>
          <calcext:conditional-format calcext:target-range-address="'2002.ntcir'.SQ1:'2002.ntcir'.SQ1">
            <calcext:condition calcext:apply-style-name="Accent" calcext:value="duplicate" calcext:base-cell-address="'2002.ntcir'.SQ1"/>
          </calcext:conditional-format>
          <calcext:conditional-format calcext:target-range-address="'2002.ntcir'.SR1:'2002.ntcir'.SR1">
            <calcext:condition calcext:apply-style-name="Accent" calcext:value="duplicate" calcext:base-cell-address="'2002.ntcir'.SR1"/>
          </calcext:conditional-format>
          <calcext:conditional-format calcext:target-range-address="'2002.ntcir'.SS1:'2002.ntcir'.SS1">
            <calcext:condition calcext:apply-style-name="Accent" calcext:value="duplicate" calcext:base-cell-address="'2002.ntcir'.SS1"/>
          </calcext:conditional-format>
          <calcext:conditional-format calcext:target-range-address="'2002.ntcir'.ST1:'2002.ntcir'.ST1">
            <calcext:condition calcext:apply-style-name="Accent" calcext:value="duplicate" calcext:base-cell-address="'2002.ntcir'.ST1"/>
          </calcext:conditional-format>
          <calcext:conditional-format calcext:target-range-address="'2002.ntcir'.SU1:'2002.ntcir'.SU1">
            <calcext:condition calcext:apply-style-name="Accent" calcext:value="duplicate" calcext:base-cell-address="'2002.ntcir'.SU1"/>
          </calcext:conditional-format>
          <calcext:conditional-format calcext:target-range-address="'2002.ntcir'.SV1:'2002.ntcir'.SV1">
            <calcext:condition calcext:apply-style-name="Accent" calcext:value="duplicate" calcext:base-cell-address="'2002.ntcir'.SV1"/>
          </calcext:conditional-format>
          <calcext:conditional-format calcext:target-range-address="'2002.ntcir'.SW1:'2002.ntcir'.SW1">
            <calcext:condition calcext:apply-style-name="Accent" calcext:value="duplicate" calcext:base-cell-address="'2002.ntcir'.SW1"/>
          </calcext:conditional-format>
          <calcext:conditional-format calcext:target-range-address="'2002.ntcir'.SX1:'2002.ntcir'.SX1">
            <calcext:condition calcext:apply-style-name="Accent" calcext:value="duplicate" calcext:base-cell-address="'2002.ntcir'.SX1"/>
          </calcext:conditional-format>
          <calcext:conditional-format calcext:target-range-address="'2002.ntcir'.SY1:'2002.ntcir'.SY1">
            <calcext:condition calcext:apply-style-name="Accent" calcext:value="duplicate" calcext:base-cell-address="'2002.ntcir'.SY1"/>
          </calcext:conditional-format>
          <calcext:conditional-format calcext:target-range-address="'2002.ntcir'.SZ1:'2002.ntcir'.SZ1">
            <calcext:condition calcext:apply-style-name="Accent" calcext:value="duplicate" calcext:base-cell-address="'2002.ntcir'.SZ1"/>
          </calcext:conditional-format>
          <calcext:conditional-format calcext:target-range-address="'2002.ntcir'.TA1:'2002.ntcir'.TA1">
            <calcext:condition calcext:apply-style-name="Accent" calcext:value="duplicate" calcext:base-cell-address="'2002.ntcir'.TA1"/>
          </calcext:conditional-format>
          <calcext:conditional-format calcext:target-range-address="'2002.ntcir'.TB1:'2002.ntcir'.TB1">
            <calcext:condition calcext:apply-style-name="Accent" calcext:value="duplicate" calcext:base-cell-address="'2002.ntcir'.TB1"/>
          </calcext:conditional-format>
          <calcext:conditional-format calcext:target-range-address="'2002.ntcir'.TC1:'2002.ntcir'.TC1">
            <calcext:condition calcext:apply-style-name="Accent" calcext:value="duplicate" calcext:base-cell-address="'2002.ntcir'.TC1"/>
          </calcext:conditional-format>
          <calcext:conditional-format calcext:target-range-address="'2002.ntcir'.TD1:'2002.ntcir'.TD1">
            <calcext:condition calcext:apply-style-name="Accent" calcext:value="duplicate" calcext:base-cell-address="'2002.ntcir'.TD1"/>
          </calcext:conditional-format>
          <calcext:conditional-format calcext:target-range-address="'2002.ntcir'.TE1:'2002.ntcir'.TE1">
            <calcext:condition calcext:apply-style-name="Accent" calcext:value="duplicate" calcext:base-cell-address="'2002.ntcir'.TE1"/>
          </calcext:conditional-format>
          <calcext:conditional-format calcext:target-range-address="'2002.ntcir'.TF1:'2002.ntcir'.TF1">
            <calcext:condition calcext:apply-style-name="Accent" calcext:value="duplicate" calcext:base-cell-address="'2002.ntcir'.TF1"/>
          </calcext:conditional-format>
          <calcext:conditional-format calcext:target-range-address="'2002.ntcir'.TG1:'2002.ntcir'.TG1">
            <calcext:condition calcext:apply-style-name="Accent" calcext:value="duplicate" calcext:base-cell-address="'2002.ntcir'.TG1"/>
          </calcext:conditional-format>
          <calcext:conditional-format calcext:target-range-address="'2002.ntcir'.TH1:'2002.ntcir'.TH1">
            <calcext:condition calcext:apply-style-name="Accent" calcext:value="duplicate" calcext:base-cell-address="'2002.ntcir'.TH1"/>
          </calcext:conditional-format>
          <calcext:conditional-format calcext:target-range-address="'2002.ntcir'.TI1:'2002.ntcir'.TI1">
            <calcext:condition calcext:apply-style-name="Accent" calcext:value="duplicate" calcext:base-cell-address="'2002.ntcir'.TI1"/>
          </calcext:conditional-format>
          <calcext:conditional-format calcext:target-range-address="'2002.ntcir'.TJ1:'2002.ntcir'.TJ1">
            <calcext:condition calcext:apply-style-name="Accent" calcext:value="duplicate" calcext:base-cell-address="'2002.ntcir'.TJ1"/>
          </calcext:conditional-format>
          <calcext:conditional-format calcext:target-range-address="'2002.ntcir'.TK1:'2002.ntcir'.TK1">
            <calcext:condition calcext:apply-style-name="Accent" calcext:value="duplicate" calcext:base-cell-address="'2002.ntcir'.TK1"/>
          </calcext:conditional-format>
          <calcext:conditional-format calcext:target-range-address="'2002.ntcir'.TL1:'2002.ntcir'.TL1">
            <calcext:condition calcext:apply-style-name="Accent" calcext:value="duplicate" calcext:base-cell-address="'2002.ntcir'.TL1"/>
          </calcext:conditional-format>
          <calcext:conditional-format calcext:target-range-address="'2002.ntcir'.TM1:'2002.ntcir'.TM1">
            <calcext:condition calcext:apply-style-name="Accent" calcext:value="duplicate" calcext:base-cell-address="'2002.ntcir'.TM1"/>
          </calcext:conditional-format>
          <calcext:conditional-format calcext:target-range-address="'2002.ntcir'.TN1:'2002.ntcir'.TN1">
            <calcext:condition calcext:apply-style-name="Accent" calcext:value="duplicate" calcext:base-cell-address="'2002.ntcir'.TN1"/>
          </calcext:conditional-format>
          <calcext:conditional-format calcext:target-range-address="'2002.ntcir'.TO1:'2002.ntcir'.TO1">
            <calcext:condition calcext:apply-style-name="Accent" calcext:value="duplicate" calcext:base-cell-address="'2002.ntcir'.TO1"/>
          </calcext:conditional-format>
          <calcext:conditional-format calcext:target-range-address="'2002.ntcir'.TP1:'2002.ntcir'.TP1">
            <calcext:condition calcext:apply-style-name="Accent" calcext:value="duplicate" calcext:base-cell-address="'2002.ntcir'.TP1"/>
          </calcext:conditional-format>
          <calcext:conditional-format calcext:target-range-address="'2002.ntcir'.TQ1:'2002.ntcir'.TQ1">
            <calcext:condition calcext:apply-style-name="Accent" calcext:value="duplicate" calcext:base-cell-address="'2002.ntcir'.TQ1"/>
          </calcext:conditional-format>
          <calcext:conditional-format calcext:target-range-address="'2002.ntcir'.TR1:'2002.ntcir'.TR1">
            <calcext:condition calcext:apply-style-name="Accent" calcext:value="duplicate" calcext:base-cell-address="'2002.ntcir'.TR1"/>
          </calcext:conditional-format>
          <calcext:conditional-format calcext:target-range-address="'2002.ntcir'.TS1:'2002.ntcir'.TS1">
            <calcext:condition calcext:apply-style-name="Accent" calcext:value="duplicate" calcext:base-cell-address="'2002.ntcir'.TS1"/>
          </calcext:conditional-format>
          <calcext:conditional-format calcext:target-range-address="'2002.ntcir'.TT1:'2002.ntcir'.TT1">
            <calcext:condition calcext:apply-style-name="Accent" calcext:value="duplicate" calcext:base-cell-address="'2002.ntcir'.TT1"/>
          </calcext:conditional-format>
          <calcext:conditional-format calcext:target-range-address="'2002.ntcir'.TU1:'2002.ntcir'.TU1">
            <calcext:condition calcext:apply-style-name="Accent" calcext:value="duplicate" calcext:base-cell-address="'2002.ntcir'.TU1"/>
          </calcext:conditional-format>
          <calcext:conditional-format calcext:target-range-address="'2002.ntcir'.TV1:'2002.ntcir'.TV1">
            <calcext:condition calcext:apply-style-name="Accent" calcext:value="duplicate" calcext:base-cell-address="'2002.ntcir'.TV1"/>
          </calcext:conditional-format>
          <calcext:conditional-format calcext:target-range-address="'2002.ntcir'.TW1:'2002.ntcir'.TW1">
            <calcext:condition calcext:apply-style-name="Accent" calcext:value="duplicate" calcext:base-cell-address="'2002.ntcir'.TW1"/>
          </calcext:conditional-format>
          <calcext:conditional-format calcext:target-range-address="'2002.ntcir'.TX1:'2002.ntcir'.TX1">
            <calcext:condition calcext:apply-style-name="Accent" calcext:value="duplicate" calcext:base-cell-address="'2002.ntcir'.TX1"/>
          </calcext:conditional-format>
          <calcext:conditional-format calcext:target-range-address="'2002.ntcir'.TY1:'2002.ntcir'.TY1">
            <calcext:condition calcext:apply-style-name="Accent" calcext:value="duplicate" calcext:base-cell-address="'2002.ntcir'.TY1"/>
          </calcext:conditional-format>
          <calcext:conditional-format calcext:target-range-address="'2002.ntcir'.TZ1:'2002.ntcir'.TZ1">
            <calcext:condition calcext:apply-style-name="Accent" calcext:value="duplicate" calcext:base-cell-address="'2002.ntcir'.TZ1"/>
          </calcext:conditional-format>
          <calcext:conditional-format calcext:target-range-address="'2002.ntcir'.UA1:'2002.ntcir'.UA1">
            <calcext:condition calcext:apply-style-name="Accent" calcext:value="duplicate" calcext:base-cell-address="'2002.ntcir'.UA1"/>
          </calcext:conditional-format>
          <calcext:conditional-format calcext:target-range-address="'2002.ntcir'.UB1:'2002.ntcir'.UB1">
            <calcext:condition calcext:apply-style-name="Accent" calcext:value="duplicate" calcext:base-cell-address="'2002.ntcir'.UB1"/>
          </calcext:conditional-format>
          <calcext:conditional-format calcext:target-range-address="'2002.ntcir'.UC1:'2002.ntcir'.UC1">
            <calcext:condition calcext:apply-style-name="Accent" calcext:value="duplicate" calcext:base-cell-address="'2002.ntcir'.UC1"/>
          </calcext:conditional-format>
          <calcext:conditional-format calcext:target-range-address="'2002.ntcir'.UD1:'2002.ntcir'.UD1">
            <calcext:condition calcext:apply-style-name="Accent" calcext:value="duplicate" calcext:base-cell-address="'2002.ntcir'.UD1"/>
          </calcext:conditional-format>
          <calcext:conditional-format calcext:target-range-address="'2002.ntcir'.UE1:'2002.ntcir'.UE1">
            <calcext:condition calcext:apply-style-name="Accent" calcext:value="duplicate" calcext:base-cell-address="'2002.ntcir'.UE1"/>
          </calcext:conditional-format>
          <calcext:conditional-format calcext:target-range-address="'2002.ntcir'.UF1:'2002.ntcir'.UF1">
            <calcext:condition calcext:apply-style-name="Accent" calcext:value="duplicate" calcext:base-cell-address="'2002.ntcir'.UF1"/>
          </calcext:conditional-format>
          <calcext:conditional-format calcext:target-range-address="'2002.ntcir'.UG1:'2002.ntcir'.UG1">
            <calcext:condition calcext:apply-style-name="Accent" calcext:value="duplicate" calcext:base-cell-address="'2002.ntcir'.UG1"/>
          </calcext:conditional-format>
          <calcext:conditional-format calcext:target-range-address="'2002.ntcir'.UH1:'2002.ntcir'.UH1">
            <calcext:condition calcext:apply-style-name="Accent" calcext:value="duplicate" calcext:base-cell-address="'2002.ntcir'.UH1"/>
          </calcext:conditional-format>
          <calcext:conditional-format calcext:target-range-address="'2002.ntcir'.UI1:'2002.ntcir'.UI1">
            <calcext:condition calcext:apply-style-name="Accent" calcext:value="duplicate" calcext:base-cell-address="'2002.ntcir'.UI1"/>
          </calcext:conditional-format>
          <calcext:conditional-format calcext:target-range-address="'2002.ntcir'.UJ1:'2002.ntcir'.UJ1">
            <calcext:condition calcext:apply-style-name="Accent" calcext:value="duplicate" calcext:base-cell-address="'2002.ntcir'.UJ1"/>
          </calcext:conditional-format>
          <calcext:conditional-format calcext:target-range-address="'2002.ntcir'.UK1:'2002.ntcir'.UK1">
            <calcext:condition calcext:apply-style-name="Accent" calcext:value="duplicate" calcext:base-cell-address="'2002.ntcir'.UK1"/>
          </calcext:conditional-format>
          <calcext:conditional-format calcext:target-range-address="'2002.ntcir'.UL1:'2002.ntcir'.UL1">
            <calcext:condition calcext:apply-style-name="Accent" calcext:value="duplicate" calcext:base-cell-address="'2002.ntcir'.UL1"/>
          </calcext:conditional-format>
          <calcext:conditional-format calcext:target-range-address="'2002.ntcir'.UM1:'2002.ntcir'.UM1">
            <calcext:condition calcext:apply-style-name="Accent" calcext:value="duplicate" calcext:base-cell-address="'2002.ntcir'.UM1"/>
          </calcext:conditional-format>
          <calcext:conditional-format calcext:target-range-address="'2002.ntcir'.UN1:'2002.ntcir'.UN1">
            <calcext:condition calcext:apply-style-name="Accent" calcext:value="duplicate" calcext:base-cell-address="'2002.ntcir'.UN1"/>
          </calcext:conditional-format>
          <calcext:conditional-format calcext:target-range-address="'2002.ntcir'.UO1:'2002.ntcir'.UO1">
            <calcext:condition calcext:apply-style-name="Accent" calcext:value="duplicate" calcext:base-cell-address="'2002.ntcir'.UO1"/>
          </calcext:conditional-format>
          <calcext:conditional-format calcext:target-range-address="'2002.ntcir'.UP1:'2002.ntcir'.UP1">
            <calcext:condition calcext:apply-style-name="Accent" calcext:value="duplicate" calcext:base-cell-address="'2002.ntcir'.UP1"/>
          </calcext:conditional-format>
          <calcext:conditional-format calcext:target-range-address="'2002.ntcir'.UQ1:'2002.ntcir'.UQ1">
            <calcext:condition calcext:apply-style-name="Accent" calcext:value="duplicate" calcext:base-cell-address="'2002.ntcir'.UQ1"/>
          </calcext:conditional-format>
          <calcext:conditional-format calcext:target-range-address="'2002.ntcir'.UR1:'2002.ntcir'.UR1">
            <calcext:condition calcext:apply-style-name="Accent" calcext:value="duplicate" calcext:base-cell-address="'2002.ntcir'.UR1"/>
          </calcext:conditional-format>
          <calcext:conditional-format calcext:target-range-address="'2002.ntcir'.US1:'2002.ntcir'.US1">
            <calcext:condition calcext:apply-style-name="Accent" calcext:value="duplicate" calcext:base-cell-address="'2002.ntcir'.US1"/>
          </calcext:conditional-format>
          <calcext:conditional-format calcext:target-range-address="'2002.ntcir'.UT1:'2002.ntcir'.UT1">
            <calcext:condition calcext:apply-style-name="Accent" calcext:value="duplicate" calcext:base-cell-address="'2002.ntcir'.UT1"/>
          </calcext:conditional-format>
          <calcext:conditional-format calcext:target-range-address="'2002.ntcir'.UU1:'2002.ntcir'.UU1">
            <calcext:condition calcext:apply-style-name="Accent" calcext:value="duplicate" calcext:base-cell-address="'2002.ntcir'.UU1"/>
          </calcext:conditional-format>
          <calcext:conditional-format calcext:target-range-address="'2002.ntcir'.UV1:'2002.ntcir'.UV1">
            <calcext:condition calcext:apply-style-name="Accent" calcext:value="duplicate" calcext:base-cell-address="'2002.ntcir'.UV1"/>
          </calcext:conditional-format>
          <calcext:conditional-format calcext:target-range-address="'2002.ntcir'.UW1:'2002.ntcir'.UW1">
            <calcext:condition calcext:apply-style-name="Accent" calcext:value="duplicate" calcext:base-cell-address="'2002.ntcir'.UW1"/>
          </calcext:conditional-format>
          <calcext:conditional-format calcext:target-range-address="'2002.ntcir'.UX1:'2002.ntcir'.UX1">
            <calcext:condition calcext:apply-style-name="Accent" calcext:value="duplicate" calcext:base-cell-address="'2002.ntcir'.UX1"/>
          </calcext:conditional-format>
          <calcext:conditional-format calcext:target-range-address="'2002.ntcir'.UY1:'2002.ntcir'.UY1">
            <calcext:condition calcext:apply-style-name="Accent" calcext:value="duplicate" calcext:base-cell-address="'2002.ntcir'.UY1"/>
          </calcext:conditional-format>
          <calcext:conditional-format calcext:target-range-address="'2002.ntcir'.UZ1:'2002.ntcir'.UZ1">
            <calcext:condition calcext:apply-style-name="Accent" calcext:value="duplicate" calcext:base-cell-address="'2002.ntcir'.UZ1"/>
          </calcext:conditional-format>
          <calcext:conditional-format calcext:target-range-address="'2002.ntcir'.VA1:'2002.ntcir'.VA1">
            <calcext:condition calcext:apply-style-name="Accent" calcext:value="duplicate" calcext:base-cell-address="'2002.ntcir'.VA1"/>
          </calcext:conditional-format>
          <calcext:conditional-format calcext:target-range-address="'2002.ntcir'.VB1:'2002.ntcir'.VB1">
            <calcext:condition calcext:apply-style-name="Accent" calcext:value="duplicate" calcext:base-cell-address="'2002.ntcir'.VB1"/>
          </calcext:conditional-format>
          <calcext:conditional-format calcext:target-range-address="'2002.ntcir'.VC1:'2002.ntcir'.VC1">
            <calcext:condition calcext:apply-style-name="Accent" calcext:value="duplicate" calcext:base-cell-address="'2002.ntcir'.VC1"/>
          </calcext:conditional-format>
          <calcext:conditional-format calcext:target-range-address="'2002.ntcir'.VD1:'2002.ntcir'.VD1">
            <calcext:condition calcext:apply-style-name="Accent" calcext:value="duplicate" calcext:base-cell-address="'2002.ntcir'.VD1"/>
          </calcext:conditional-format>
          <calcext:conditional-format calcext:target-range-address="'2002.ntcir'.VE1:'2002.ntcir'.VE1">
            <calcext:condition calcext:apply-style-name="Accent" calcext:value="duplicate" calcext:base-cell-address="'2002.ntcir'.VE1"/>
          </calcext:conditional-format>
          <calcext:conditional-format calcext:target-range-address="'2002.ntcir'.VF1:'2002.ntcir'.VF1">
            <calcext:condition calcext:apply-style-name="Accent" calcext:value="duplicate" calcext:base-cell-address="'2002.ntcir'.VF1"/>
          </calcext:conditional-format>
          <calcext:conditional-format calcext:target-range-address="'2002.ntcir'.VG1:'2002.ntcir'.VG1">
            <calcext:condition calcext:apply-style-name="Accent" calcext:value="duplicate" calcext:base-cell-address="'2002.ntcir'.VG1"/>
          </calcext:conditional-format>
          <calcext:conditional-format calcext:target-range-address="'2002.ntcir'.VH1:'2002.ntcir'.VH1">
            <calcext:condition calcext:apply-style-name="Accent" calcext:value="duplicate" calcext:base-cell-address="'2002.ntcir'.VH1"/>
          </calcext:conditional-format>
          <calcext:conditional-format calcext:target-range-address="'2002.ntcir'.VI1:'2002.ntcir'.VI1">
            <calcext:condition calcext:apply-style-name="Accent" calcext:value="duplicate" calcext:base-cell-address="'2002.ntcir'.VI1"/>
          </calcext:conditional-format>
          <calcext:conditional-format calcext:target-range-address="'2002.ntcir'.VJ1:'2002.ntcir'.VJ1">
            <calcext:condition calcext:apply-style-name="Accent" calcext:value="duplicate" calcext:base-cell-address="'2002.ntcir'.VJ1"/>
          </calcext:conditional-format>
          <calcext:conditional-format calcext:target-range-address="'2002.ntcir'.VK1:'2002.ntcir'.VK1">
            <calcext:condition calcext:apply-style-name="Accent" calcext:value="duplicate" calcext:base-cell-address="'2002.ntcir'.VK1"/>
          </calcext:conditional-format>
          <calcext:conditional-format calcext:target-range-address="'2002.ntcir'.VL1:'2002.ntcir'.VL1">
            <calcext:condition calcext:apply-style-name="Accent" calcext:value="duplicate" calcext:base-cell-address="'2002.ntcir'.VL1"/>
          </calcext:conditional-format>
          <calcext:conditional-format calcext:target-range-address="'2002.ntcir'.VM1:'2002.ntcir'.VM1">
            <calcext:condition calcext:apply-style-name="Accent" calcext:value="duplicate" calcext:base-cell-address="'2002.ntcir'.VM1"/>
          </calcext:conditional-format>
          <calcext:conditional-format calcext:target-range-address="'2002.ntcir'.VN1:'2002.ntcir'.VN1">
            <calcext:condition calcext:apply-style-name="Accent" calcext:value="duplicate" calcext:base-cell-address="'2002.ntcir'.VN1"/>
          </calcext:conditional-format>
          <calcext:conditional-format calcext:target-range-address="'2002.ntcir'.VO1:'2002.ntcir'.VO1">
            <calcext:condition calcext:apply-style-name="Accent" calcext:value="duplicate" calcext:base-cell-address="'2002.ntcir'.VO1"/>
          </calcext:conditional-format>
          <calcext:conditional-format calcext:target-range-address="'2002.ntcir'.VP1:'2002.ntcir'.VP1">
            <calcext:condition calcext:apply-style-name="Accent" calcext:value="duplicate" calcext:base-cell-address="'2002.ntcir'.VP1"/>
          </calcext:conditional-format>
          <calcext:conditional-format calcext:target-range-address="'2002.ntcir'.VQ1:'2002.ntcir'.VQ1">
            <calcext:condition calcext:apply-style-name="Accent" calcext:value="duplicate" calcext:base-cell-address="'2002.ntcir'.VQ1"/>
          </calcext:conditional-format>
          <calcext:conditional-format calcext:target-range-address="'2002.ntcir'.VR1:'2002.ntcir'.VR1">
            <calcext:condition calcext:apply-style-name="Accent" calcext:value="duplicate" calcext:base-cell-address="'2002.ntcir'.VR1"/>
          </calcext:conditional-format>
          <calcext:conditional-format calcext:target-range-address="'2002.ntcir'.VS1:'2002.ntcir'.VS1">
            <calcext:condition calcext:apply-style-name="Accent" calcext:value="duplicate" calcext:base-cell-address="'2002.ntcir'.VS1"/>
          </calcext:conditional-format>
          <calcext:conditional-format calcext:target-range-address="'2002.ntcir'.VT1:'2002.ntcir'.VT1">
            <calcext:condition calcext:apply-style-name="Accent" calcext:value="duplicate" calcext:base-cell-address="'2002.ntcir'.VT1"/>
          </calcext:conditional-format>
          <calcext:conditional-format calcext:target-range-address="'2002.ntcir'.VU1:'2002.ntcir'.VU1">
            <calcext:condition calcext:apply-style-name="Accent" calcext:value="duplicate" calcext:base-cell-address="'2002.ntcir'.VU1"/>
          </calcext:conditional-format>
          <calcext:conditional-format calcext:target-range-address="'2002.ntcir'.VV1:'2002.ntcir'.VV1">
            <calcext:condition calcext:apply-style-name="Accent" calcext:value="duplicate" calcext:base-cell-address="'2002.ntcir'.VV1"/>
          </calcext:conditional-format>
          <calcext:conditional-format calcext:target-range-address="'2002.ntcir'.VW1:'2002.ntcir'.VW1">
            <calcext:condition calcext:apply-style-name="Accent" calcext:value="duplicate" calcext:base-cell-address="'2002.ntcir'.VW1"/>
          </calcext:conditional-format>
          <calcext:conditional-format calcext:target-range-address="'2002.ntcir'.VX1:'2002.ntcir'.VX1">
            <calcext:condition calcext:apply-style-name="Accent" calcext:value="duplicate" calcext:base-cell-address="'2002.ntcir'.VX1"/>
          </calcext:conditional-format>
          <calcext:conditional-format calcext:target-range-address="'2002.ntcir'.VY1:'2002.ntcir'.VY1">
            <calcext:condition calcext:apply-style-name="Accent" calcext:value="duplicate" calcext:base-cell-address="'2002.ntcir'.VY1"/>
          </calcext:conditional-format>
          <calcext:conditional-format calcext:target-range-address="'2002.ntcir'.VZ1:'2002.ntcir'.VZ1">
            <calcext:condition calcext:apply-style-name="Accent" calcext:value="duplicate" calcext:base-cell-address="'2002.ntcir'.VZ1"/>
          </calcext:conditional-format>
          <calcext:conditional-format calcext:target-range-address="'2002.ntcir'.WA1:'2002.ntcir'.WA1">
            <calcext:condition calcext:apply-style-name="Accent" calcext:value="duplicate" calcext:base-cell-address="'2002.ntcir'.WA1"/>
          </calcext:conditional-format>
          <calcext:conditional-format calcext:target-range-address="'2002.ntcir'.WB1:'2002.ntcir'.WB1">
            <calcext:condition calcext:apply-style-name="Accent" calcext:value="duplicate" calcext:base-cell-address="'2002.ntcir'.WB1"/>
          </calcext:conditional-format>
          <calcext:conditional-format calcext:target-range-address="'2002.ntcir'.WC1:'2002.ntcir'.WC1">
            <calcext:condition calcext:apply-style-name="Accent" calcext:value="duplicate" calcext:base-cell-address="'2002.ntcir'.WC1"/>
          </calcext:conditional-format>
          <calcext:conditional-format calcext:target-range-address="'2002.ntcir'.WD1:'2002.ntcir'.WD1">
            <calcext:condition calcext:apply-style-name="Accent" calcext:value="duplicate" calcext:base-cell-address="'2002.ntcir'.WD1"/>
          </calcext:conditional-format>
          <calcext:conditional-format calcext:target-range-address="'2002.ntcir'.WE1:'2002.ntcir'.WE1">
            <calcext:condition calcext:apply-style-name="Accent" calcext:value="duplicate" calcext:base-cell-address="'2002.ntcir'.WE1"/>
          </calcext:conditional-format>
          <calcext:conditional-format calcext:target-range-address="'2002.ntcir'.WF1:'2002.ntcir'.WF1">
            <calcext:condition calcext:apply-style-name="Accent" calcext:value="duplicate" calcext:base-cell-address="'2002.ntcir'.WF1"/>
          </calcext:conditional-format>
          <calcext:conditional-format calcext:target-range-address="'2002.ntcir'.WG1:'2002.ntcir'.WG1">
            <calcext:condition calcext:apply-style-name="Accent" calcext:value="duplicate" calcext:base-cell-address="'2002.ntcir'.WG1"/>
          </calcext:conditional-format>
          <calcext:conditional-format calcext:target-range-address="'2002.ntcir'.WH1:'2002.ntcir'.WH1">
            <calcext:condition calcext:apply-style-name="Accent" calcext:value="duplicate" calcext:base-cell-address="'2002.ntcir'.WH1"/>
          </calcext:conditional-format>
          <calcext:conditional-format calcext:target-range-address="'2002.ntcir'.WI1:'2002.ntcir'.WI1">
            <calcext:condition calcext:apply-style-name="Accent" calcext:value="duplicate" calcext:base-cell-address="'2002.ntcir'.WI1"/>
          </calcext:conditional-format>
          <calcext:conditional-format calcext:target-range-address="'2002.ntcir'.WJ1:'2002.ntcir'.WJ1">
            <calcext:condition calcext:apply-style-name="Accent" calcext:value="duplicate" calcext:base-cell-address="'2002.ntcir'.WJ1"/>
          </calcext:conditional-format>
          <calcext:conditional-format calcext:target-range-address="'2002.ntcir'.WK1:'2002.ntcir'.WK1">
            <calcext:condition calcext:apply-style-name="Accent" calcext:value="duplicate" calcext:base-cell-address="'2002.ntcir'.WK1"/>
          </calcext:conditional-format>
          <calcext:conditional-format calcext:target-range-address="'2002.ntcir'.WL1:'2002.ntcir'.WL1">
            <calcext:condition calcext:apply-style-name="Accent" calcext:value="duplicate" calcext:base-cell-address="'2002.ntcir'.WL1"/>
          </calcext:conditional-format>
          <calcext:conditional-format calcext:target-range-address="'2002.ntcir'.WM1:'2002.ntcir'.WM1">
            <calcext:condition calcext:apply-style-name="Accent" calcext:value="duplicate" calcext:base-cell-address="'2002.ntcir'.WM1"/>
          </calcext:conditional-format>
          <calcext:conditional-format calcext:target-range-address="'2002.ntcir'.WN1:'2002.ntcir'.WN1">
            <calcext:condition calcext:apply-style-name="Accent" calcext:value="duplicate" calcext:base-cell-address="'2002.ntcir'.WN1"/>
          </calcext:conditional-format>
          <calcext:conditional-format calcext:target-range-address="'2002.ntcir'.WO1:'2002.ntcir'.WO1">
            <calcext:condition calcext:apply-style-name="Accent" calcext:value="duplicate" calcext:base-cell-address="'2002.ntcir'.WO1"/>
          </calcext:conditional-format>
          <calcext:conditional-format calcext:target-range-address="'2002.ntcir'.WP1:'2002.ntcir'.WP1">
            <calcext:condition calcext:apply-style-name="Accent" calcext:value="duplicate" calcext:base-cell-address="'2002.ntcir'.WP1"/>
          </calcext:conditional-format>
          <calcext:conditional-format calcext:target-range-address="'2002.ntcir'.WQ1:'2002.ntcir'.WQ1">
            <calcext:condition calcext:apply-style-name="Accent" calcext:value="duplicate" calcext:base-cell-address="'2002.ntcir'.WQ1"/>
          </calcext:conditional-format>
          <calcext:conditional-format calcext:target-range-address="'2002.ntcir'.WR1:'2002.ntcir'.WR1">
            <calcext:condition calcext:apply-style-name="Accent" calcext:value="duplicate" calcext:base-cell-address="'2002.ntcir'.WR1"/>
          </calcext:conditional-format>
          <calcext:conditional-format calcext:target-range-address="'2002.ntcir'.WS1:'2002.ntcir'.WS1">
            <calcext:condition calcext:apply-style-name="Accent" calcext:value="duplicate" calcext:base-cell-address="'2002.ntcir'.WS1"/>
          </calcext:conditional-format>
          <calcext:conditional-format calcext:target-range-address="'2002.ntcir'.WT1:'2002.ntcir'.WT1">
            <calcext:condition calcext:apply-style-name="Accent" calcext:value="duplicate" calcext:base-cell-address="'2002.ntcir'.WT1"/>
          </calcext:conditional-format>
          <calcext:conditional-format calcext:target-range-address="'2002.ntcir'.WU1:'2002.ntcir'.WU1">
            <calcext:condition calcext:apply-style-name="Accent" calcext:value="duplicate" calcext:base-cell-address="'2002.ntcir'.WU1"/>
          </calcext:conditional-format>
          <calcext:conditional-format calcext:target-range-address="'2002.ntcir'.WV1:'2002.ntcir'.WV1">
            <calcext:condition calcext:apply-style-name="Accent" calcext:value="duplicate" calcext:base-cell-address="'2002.ntcir'.WV1"/>
          </calcext:conditional-format>
          <calcext:conditional-format calcext:target-range-address="'2002.ntcir'.WW1:'2002.ntcir'.WW1">
            <calcext:condition calcext:apply-style-name="Accent" calcext:value="duplicate" calcext:base-cell-address="'2002.ntcir'.WW1"/>
          </calcext:conditional-format>
          <calcext:conditional-format calcext:target-range-address="'2002.ntcir'.WX1:'2002.ntcir'.WX1">
            <calcext:condition calcext:apply-style-name="Accent" calcext:value="duplicate" calcext:base-cell-address="'2002.ntcir'.WX1"/>
          </calcext:conditional-format>
          <calcext:conditional-format calcext:target-range-address="'2002.ntcir'.WY1:'2002.ntcir'.WY1">
            <calcext:condition calcext:apply-style-name="Accent" calcext:value="duplicate" calcext:base-cell-address="'2002.ntcir'.WY1"/>
          </calcext:conditional-format>
          <calcext:conditional-format calcext:target-range-address="'2002.ntcir'.WZ1:'2002.ntcir'.WZ1">
            <calcext:condition calcext:apply-style-name="Accent" calcext:value="duplicate" calcext:base-cell-address="'2002.ntcir'.WZ1"/>
          </calcext:conditional-format>
          <calcext:conditional-format calcext:target-range-address="'2002.ntcir'.XA1:'2002.ntcir'.XA1">
            <calcext:condition calcext:apply-style-name="Accent" calcext:value="duplicate" calcext:base-cell-address="'2002.ntcir'.XA1"/>
          </calcext:conditional-format>
          <calcext:conditional-format calcext:target-range-address="'2002.ntcir'.XB1:'2002.ntcir'.XB1">
            <calcext:condition calcext:apply-style-name="Accent" calcext:value="duplicate" calcext:base-cell-address="'2002.ntcir'.XB1"/>
          </calcext:conditional-format>
          <calcext:conditional-format calcext:target-range-address="'2002.ntcir'.XC1:'2002.ntcir'.XC1">
            <calcext:condition calcext:apply-style-name="Accent" calcext:value="duplicate" calcext:base-cell-address="'2002.ntcir'.XC1"/>
          </calcext:conditional-format>
          <calcext:conditional-format calcext:target-range-address="'2002.ntcir'.XD1:'2002.ntcir'.XD1">
            <calcext:condition calcext:apply-style-name="Accent" calcext:value="duplicate" calcext:base-cell-address="'2002.ntcir'.XD1"/>
          </calcext:conditional-format>
          <calcext:conditional-format calcext:target-range-address="'2002.ntcir'.XE1:'2002.ntcir'.XE1">
            <calcext:condition calcext:apply-style-name="Accent" calcext:value="duplicate" calcext:base-cell-address="'2002.ntcir'.XE1"/>
          </calcext:conditional-format>
          <calcext:conditional-format calcext:target-range-address="'2002.ntcir'.XF1:'2002.ntcir'.XF1">
            <calcext:condition calcext:apply-style-name="Accent" calcext:value="duplicate" calcext:base-cell-address="'2002.ntcir'.XF1"/>
          </calcext:conditional-format>
          <calcext:conditional-format calcext:target-range-address="'2002.ntcir'.XG1:'2002.ntcir'.XG1">
            <calcext:condition calcext:apply-style-name="Accent" calcext:value="duplicate" calcext:base-cell-address="'2002.ntcir'.XG1"/>
          </calcext:conditional-format>
          <calcext:conditional-format calcext:target-range-address="'2002.ntcir'.XH1:'2002.ntcir'.XH1">
            <calcext:condition calcext:apply-style-name="Accent" calcext:value="duplicate" calcext:base-cell-address="'2002.ntcir'.XH1"/>
          </calcext:conditional-format>
          <calcext:conditional-format calcext:target-range-address="'2002.ntcir'.XI1:'2002.ntcir'.XI1">
            <calcext:condition calcext:apply-style-name="Accent" calcext:value="duplicate" calcext:base-cell-address="'2002.ntcir'.XI1"/>
          </calcext:conditional-format>
          <calcext:conditional-format calcext:target-range-address="'2002.ntcir'.XJ1:'2002.ntcir'.XJ1">
            <calcext:condition calcext:apply-style-name="Accent" calcext:value="duplicate" calcext:base-cell-address="'2002.ntcir'.XJ1"/>
          </calcext:conditional-format>
          <calcext:conditional-format calcext:target-range-address="'2002.ntcir'.XK1:'2002.ntcir'.XK1">
            <calcext:condition calcext:apply-style-name="Accent" calcext:value="duplicate" calcext:base-cell-address="'2002.ntcir'.XK1"/>
          </calcext:conditional-format>
          <calcext:conditional-format calcext:target-range-address="'2002.ntcir'.XL1:'2002.ntcir'.XL1">
            <calcext:condition calcext:apply-style-name="Accent" calcext:value="duplicate" calcext:base-cell-address="'2002.ntcir'.XL1"/>
          </calcext:conditional-format>
          <calcext:conditional-format calcext:target-range-address="'2002.ntcir'.XM1:'2002.ntcir'.XM1">
            <calcext:condition calcext:apply-style-name="Accent" calcext:value="duplicate" calcext:base-cell-address="'2002.ntcir'.XM1"/>
          </calcext:conditional-format>
          <calcext:conditional-format calcext:target-range-address="'2002.ntcir'.XN1:'2002.ntcir'.XN1">
            <calcext:condition calcext:apply-style-name="Accent" calcext:value="duplicate" calcext:base-cell-address="'2002.ntcir'.XN1"/>
          </calcext:conditional-format>
          <calcext:conditional-format calcext:target-range-address="'2002.ntcir'.XO1:'2002.ntcir'.XO1">
            <calcext:condition calcext:apply-style-name="Accent" calcext:value="duplicate" calcext:base-cell-address="'2002.ntcir'.XO1"/>
          </calcext:conditional-format>
          <calcext:conditional-format calcext:target-range-address="'2002.ntcir'.XP1:'2002.ntcir'.XP1">
            <calcext:condition calcext:apply-style-name="Accent" calcext:value="duplicate" calcext:base-cell-address="'2002.ntcir'.XP1"/>
          </calcext:conditional-format>
          <calcext:conditional-format calcext:target-range-address="'2002.ntcir'.XQ1:'2002.ntcir'.XQ1">
            <calcext:condition calcext:apply-style-name="Accent" calcext:value="duplicate" calcext:base-cell-address="'2002.ntcir'.XQ1"/>
          </calcext:conditional-format>
          <calcext:conditional-format calcext:target-range-address="'2002.ntcir'.XR1:'2002.ntcir'.XR1">
            <calcext:condition calcext:apply-style-name="Accent" calcext:value="duplicate" calcext:base-cell-address="'2002.ntcir'.XR1"/>
          </calcext:conditional-format>
          <calcext:conditional-format calcext:target-range-address="'2002.ntcir'.XS1:'2002.ntcir'.XS1">
            <calcext:condition calcext:apply-style-name="Accent" calcext:value="duplicate" calcext:base-cell-address="'2002.ntcir'.XS1"/>
          </calcext:conditional-format>
          <calcext:conditional-format calcext:target-range-address="'2002.ntcir'.XT1:'2002.ntcir'.XT1">
            <calcext:condition calcext:apply-style-name="Accent" calcext:value="duplicate" calcext:base-cell-address="'2002.ntcir'.XT1"/>
          </calcext:conditional-format>
          <calcext:conditional-format calcext:target-range-address="'2002.ntcir'.XU1:'2002.ntcir'.XU1">
            <calcext:condition calcext:apply-style-name="Accent" calcext:value="duplicate" calcext:base-cell-address="'2002.ntcir'.XU1"/>
          </calcext:conditional-format>
          <calcext:conditional-format calcext:target-range-address="'2002.ntcir'.XV1:'2002.ntcir'.XV1">
            <calcext:condition calcext:apply-style-name="Accent" calcext:value="duplicate" calcext:base-cell-address="'2002.ntcir'.XV1"/>
          </calcext:conditional-format>
          <calcext:conditional-format calcext:target-range-address="'2002.ntcir'.XW1:'2002.ntcir'.XW1">
            <calcext:condition calcext:apply-style-name="Accent" calcext:value="duplicate" calcext:base-cell-address="'2002.ntcir'.XW1"/>
          </calcext:conditional-format>
          <calcext:conditional-format calcext:target-range-address="'2002.ntcir'.XX1:'2002.ntcir'.XX1">
            <calcext:condition calcext:apply-style-name="Accent" calcext:value="duplicate" calcext:base-cell-address="'2002.ntcir'.XX1"/>
          </calcext:conditional-format>
          <calcext:conditional-format calcext:target-range-address="'2002.ntcir'.XY1:'2002.ntcir'.XY1">
            <calcext:condition calcext:apply-style-name="Accent" calcext:value="duplicate" calcext:base-cell-address="'2002.ntcir'.XY1"/>
          </calcext:conditional-format>
          <calcext:conditional-format calcext:target-range-address="'2002.ntcir'.XZ1:'2002.ntcir'.XZ1">
            <calcext:condition calcext:apply-style-name="Accent" calcext:value="duplicate" calcext:base-cell-address="'2002.ntcir'.XZ1"/>
          </calcext:conditional-format>
          <calcext:conditional-format calcext:target-range-address="'2002.ntcir'.YA1:'2002.ntcir'.YA1">
            <calcext:condition calcext:apply-style-name="Accent" calcext:value="duplicate" calcext:base-cell-address="'2002.ntcir'.YA1"/>
          </calcext:conditional-format>
          <calcext:conditional-format calcext:target-range-address="'2002.ntcir'.YB1:'2002.ntcir'.YB1">
            <calcext:condition calcext:apply-style-name="Accent" calcext:value="duplicate" calcext:base-cell-address="'2002.ntcir'.YB1"/>
          </calcext:conditional-format>
          <calcext:conditional-format calcext:target-range-address="'2002.ntcir'.YC1:'2002.ntcir'.YC1">
            <calcext:condition calcext:apply-style-name="Accent" calcext:value="duplicate" calcext:base-cell-address="'2002.ntcir'.YC1"/>
          </calcext:conditional-format>
          <calcext:conditional-format calcext:target-range-address="'2002.ntcir'.YD1:'2002.ntcir'.YD1">
            <calcext:condition calcext:apply-style-name="Accent" calcext:value="duplicate" calcext:base-cell-address="'2002.ntcir'.YD1"/>
          </calcext:conditional-format>
          <calcext:conditional-format calcext:target-range-address="'2002.ntcir'.YE1:'2002.ntcir'.YE1">
            <calcext:condition calcext:apply-style-name="Accent" calcext:value="duplicate" calcext:base-cell-address="'2002.ntcir'.YE1"/>
          </calcext:conditional-format>
          <calcext:conditional-format calcext:target-range-address="'2002.ntcir'.YF1:'2002.ntcir'.YF1">
            <calcext:condition calcext:apply-style-name="Accent" calcext:value="duplicate" calcext:base-cell-address="'2002.ntcir'.YF1"/>
          </calcext:conditional-format>
          <calcext:conditional-format calcext:target-range-address="'2002.ntcir'.YG1:'2002.ntcir'.YG1">
            <calcext:condition calcext:apply-style-name="Accent" calcext:value="duplicate" calcext:base-cell-address="'2002.ntcir'.YG1"/>
          </calcext:conditional-format>
          <calcext:conditional-format calcext:target-range-address="'2002.ntcir'.YH1:'2002.ntcir'.YH1">
            <calcext:condition calcext:apply-style-name="Accent" calcext:value="duplicate" calcext:base-cell-address="'2002.ntcir'.YH1"/>
          </calcext:conditional-format>
          <calcext:conditional-format calcext:target-range-address="'2002.ntcir'.YI1:'2002.ntcir'.YI1">
            <calcext:condition calcext:apply-style-name="Accent" calcext:value="duplicate" calcext:base-cell-address="'2002.ntcir'.YI1"/>
          </calcext:conditional-format>
          <calcext:conditional-format calcext:target-range-address="'2002.ntcir'.YJ1:'2002.ntcir'.YJ1">
            <calcext:condition calcext:apply-style-name="Accent" calcext:value="duplicate" calcext:base-cell-address="'2002.ntcir'.YJ1"/>
          </calcext:conditional-format>
          <calcext:conditional-format calcext:target-range-address="'2002.ntcir'.YK1:'2002.ntcir'.YK1">
            <calcext:condition calcext:apply-style-name="Accent" calcext:value="duplicate" calcext:base-cell-address="'2002.ntcir'.YK1"/>
          </calcext:conditional-format>
          <calcext:conditional-format calcext:target-range-address="'2002.ntcir'.YL1:'2002.ntcir'.YL1">
            <calcext:condition calcext:apply-style-name="Accent" calcext:value="duplicate" calcext:base-cell-address="'2002.ntcir'.YL1"/>
          </calcext:conditional-format>
          <calcext:conditional-format calcext:target-range-address="'2002.ntcir'.YM1:'2002.ntcir'.YM1">
            <calcext:condition calcext:apply-style-name="Accent" calcext:value="duplicate" calcext:base-cell-address="'2002.ntcir'.YM1"/>
          </calcext:conditional-format>
          <calcext:conditional-format calcext:target-range-address="'2002.ntcir'.YN1:'2002.ntcir'.YN1">
            <calcext:condition calcext:apply-style-name="Accent" calcext:value="duplicate" calcext:base-cell-address="'2002.ntcir'.YN1"/>
          </calcext:conditional-format>
          <calcext:conditional-format calcext:target-range-address="'2002.ntcir'.YO1:'2002.ntcir'.YO1">
            <calcext:condition calcext:apply-style-name="Accent" calcext:value="duplicate" calcext:base-cell-address="'2002.ntcir'.YO1"/>
          </calcext:conditional-format>
          <calcext:conditional-format calcext:target-range-address="'2002.ntcir'.YP1:'2002.ntcir'.YP1">
            <calcext:condition calcext:apply-style-name="Accent" calcext:value="duplicate" calcext:base-cell-address="'2002.ntcir'.YP1"/>
          </calcext:conditional-format>
          <calcext:conditional-format calcext:target-range-address="'2002.ntcir'.YQ1:'2002.ntcir'.YQ1">
            <calcext:condition calcext:apply-style-name="Accent" calcext:value="duplicate" calcext:base-cell-address="'2002.ntcir'.YQ1"/>
          </calcext:conditional-format>
          <calcext:conditional-format calcext:target-range-address="'2002.ntcir'.YR1:'2002.ntcir'.YR1">
            <calcext:condition calcext:apply-style-name="Accent" calcext:value="duplicate" calcext:base-cell-address="'2002.ntcir'.YR1"/>
          </calcext:conditional-format>
          <calcext:conditional-format calcext:target-range-address="'2002.ntcir'.YS1:'2002.ntcir'.YS1">
            <calcext:condition calcext:apply-style-name="Accent" calcext:value="duplicate" calcext:base-cell-address="'2002.ntcir'.YS1"/>
          </calcext:conditional-format>
          <calcext:conditional-format calcext:target-range-address="'2002.ntcir'.YT1:'2002.ntcir'.YT1">
            <calcext:condition calcext:apply-style-name="Accent" calcext:value="duplicate" calcext:base-cell-address="'2002.ntcir'.YT1"/>
          </calcext:conditional-format>
          <calcext:conditional-format calcext:target-range-address="'2002.ntcir'.YU1:'2002.ntcir'.YU1">
            <calcext:condition calcext:apply-style-name="Accent" calcext:value="duplicate" calcext:base-cell-address="'2002.ntcir'.YU1"/>
          </calcext:conditional-format>
          <calcext:conditional-format calcext:target-range-address="'2002.ntcir'.YV1:'2002.ntcir'.YV1">
            <calcext:condition calcext:apply-style-name="Accent" calcext:value="duplicate" calcext:base-cell-address="'2002.ntcir'.YV1"/>
          </calcext:conditional-format>
          <calcext:conditional-format calcext:target-range-address="'2002.ntcir'.YW1:'2002.ntcir'.YW1">
            <calcext:condition calcext:apply-style-name="Accent" calcext:value="duplicate" calcext:base-cell-address="'2002.ntcir'.YW1"/>
          </calcext:conditional-format>
          <calcext:conditional-format calcext:target-range-address="'2002.ntcir'.YX1:'2002.ntcir'.YX1">
            <calcext:condition calcext:apply-style-name="Accent" calcext:value="duplicate" calcext:base-cell-address="'2002.ntcir'.YX1"/>
          </calcext:conditional-format>
          <calcext:conditional-format calcext:target-range-address="'2002.ntcir'.YY1:'2002.ntcir'.YY1">
            <calcext:condition calcext:apply-style-name="Accent" calcext:value="duplicate" calcext:base-cell-address="'2002.ntcir'.YY1"/>
          </calcext:conditional-format>
          <calcext:conditional-format calcext:target-range-address="'2002.ntcir'.YZ1:'2002.ntcir'.YZ1">
            <calcext:condition calcext:apply-style-name="Accent" calcext:value="duplicate" calcext:base-cell-address="'2002.ntcir'.YZ1"/>
          </calcext:conditional-format>
          <calcext:conditional-format calcext:target-range-address="'2002.ntcir'.ZA1:'2002.ntcir'.ZA1">
            <calcext:condition calcext:apply-style-name="Accent" calcext:value="duplicate" calcext:base-cell-address="'2002.ntcir'.ZA1"/>
          </calcext:conditional-format>
          <calcext:conditional-format calcext:target-range-address="'2002.ntcir'.ZB1:'2002.ntcir'.ZB1">
            <calcext:condition calcext:apply-style-name="Accent" calcext:value="duplicate" calcext:base-cell-address="'2002.ntcir'.ZB1"/>
          </calcext:conditional-format>
          <calcext:conditional-format calcext:target-range-address="'2002.ntcir'.ZC1:'2002.ntcir'.ZC1">
            <calcext:condition calcext:apply-style-name="Accent" calcext:value="duplicate" calcext:base-cell-address="'2002.ntcir'.ZC1"/>
          </calcext:conditional-format>
          <calcext:conditional-format calcext:target-range-address="'2002.ntcir'.ZD1:'2002.ntcir'.ZD1">
            <calcext:condition calcext:apply-style-name="Accent" calcext:value="duplicate" calcext:base-cell-address="'2002.ntcir'.ZD1"/>
          </calcext:conditional-format>
          <calcext:conditional-format calcext:target-range-address="'2002.ntcir'.ZE1:'2002.ntcir'.ZE1">
            <calcext:condition calcext:apply-style-name="Accent" calcext:value="duplicate" calcext:base-cell-address="'2002.ntcir'.ZE1"/>
          </calcext:conditional-format>
          <calcext:conditional-format calcext:target-range-address="'2002.ntcir'.ZF1:'2002.ntcir'.ZF1">
            <calcext:condition calcext:apply-style-name="Accent" calcext:value="duplicate" calcext:base-cell-address="'2002.ntcir'.ZF1"/>
          </calcext:conditional-format>
          <calcext:conditional-format calcext:target-range-address="'2002.ntcir'.ZG1:'2002.ntcir'.ZG1">
            <calcext:condition calcext:apply-style-name="Accent" calcext:value="duplicate" calcext:base-cell-address="'2002.ntcir'.ZG1"/>
          </calcext:conditional-format>
          <calcext:conditional-format calcext:target-range-address="'2002.ntcir'.ZH1:'2002.ntcir'.ZH1">
            <calcext:condition calcext:apply-style-name="Accent" calcext:value="duplicate" calcext:base-cell-address="'2002.ntcir'.ZH1"/>
          </calcext:conditional-format>
          <calcext:conditional-format calcext:target-range-address="'2002.ntcir'.ZI1:'2002.ntcir'.ZI1">
            <calcext:condition calcext:apply-style-name="Accent" calcext:value="duplicate" calcext:base-cell-address="'2002.ntcir'.ZI1"/>
          </calcext:conditional-format>
          <calcext:conditional-format calcext:target-range-address="'2002.ntcir'.ZJ1:'2002.ntcir'.ZJ1">
            <calcext:condition calcext:apply-style-name="Accent" calcext:value="duplicate" calcext:base-cell-address="'2002.ntcir'.ZJ1"/>
          </calcext:conditional-format>
          <calcext:conditional-format calcext:target-range-address="'2002.ntcir'.ZK1:'2002.ntcir'.ZK1">
            <calcext:condition calcext:apply-style-name="Accent" calcext:value="duplicate" calcext:base-cell-address="'2002.ntcir'.ZK1"/>
          </calcext:conditional-format>
          <calcext:conditional-format calcext:target-range-address="'2002.ntcir'.ZL1:'2002.ntcir'.ZL1">
            <calcext:condition calcext:apply-style-name="Accent" calcext:value="duplicate" calcext:base-cell-address="'2002.ntcir'.ZL1"/>
          </calcext:conditional-format>
          <calcext:conditional-format calcext:target-range-address="'2002.ntcir'.ZM1:'2002.ntcir'.ZM1">
            <calcext:condition calcext:apply-style-name="Accent" calcext:value="duplicate" calcext:base-cell-address="'2002.ntcir'.ZM1"/>
          </calcext:conditional-format>
          <calcext:conditional-format calcext:target-range-address="'2002.ntcir'.ZN1:'2002.ntcir'.ZN1">
            <calcext:condition calcext:apply-style-name="Accent" calcext:value="duplicate" calcext:base-cell-address="'2002.ntcir'.ZN1"/>
          </calcext:conditional-format>
          <calcext:conditional-format calcext:target-range-address="'2002.ntcir'.ZO1:'2002.ntcir'.ZO1">
            <calcext:condition calcext:apply-style-name="Accent" calcext:value="duplicate" calcext:base-cell-address="'2002.ntcir'.ZO1"/>
          </calcext:conditional-format>
          <calcext:conditional-format calcext:target-range-address="'2002.ntcir'.ZP1:'2002.ntcir'.ZP1">
            <calcext:condition calcext:apply-style-name="Accent" calcext:value="duplicate" calcext:base-cell-address="'2002.ntcir'.ZP1"/>
          </calcext:conditional-format>
          <calcext:conditional-format calcext:target-range-address="'2002.ntcir'.ZQ1:'2002.ntcir'.ZQ1">
            <calcext:condition calcext:apply-style-name="Accent" calcext:value="duplicate" calcext:base-cell-address="'2002.ntcir'.ZQ1"/>
          </calcext:conditional-format>
          <calcext:conditional-format calcext:target-range-address="'2002.ntcir'.ZR1:'2002.ntcir'.ZR1">
            <calcext:condition calcext:apply-style-name="Accent" calcext:value="duplicate" calcext:base-cell-address="'2002.ntcir'.ZR1"/>
          </calcext:conditional-format>
          <calcext:conditional-format calcext:target-range-address="'2002.ntcir'.ZS1:'2002.ntcir'.ZS1">
            <calcext:condition calcext:apply-style-name="Accent" calcext:value="duplicate" calcext:base-cell-address="'2002.ntcir'.ZS1"/>
          </calcext:conditional-format>
          <calcext:conditional-format calcext:target-range-address="'2002.ntcir'.ZT1:'2002.ntcir'.ZT1">
            <calcext:condition calcext:apply-style-name="Accent" calcext:value="duplicate" calcext:base-cell-address="'2002.ntcir'.ZT1"/>
          </calcext:conditional-format>
          <calcext:conditional-format calcext:target-range-address="'2002.ntcir'.ZU1:'2002.ntcir'.ZU1">
            <calcext:condition calcext:apply-style-name="Accent" calcext:value="duplicate" calcext:base-cell-address="'2002.ntcir'.ZU1"/>
          </calcext:conditional-format>
          <calcext:conditional-format calcext:target-range-address="'2002.ntcir'.ZV1:'2002.ntcir'.ZV1">
            <calcext:condition calcext:apply-style-name="Accent" calcext:value="duplicate" calcext:base-cell-address="'2002.ntcir'.ZV1"/>
          </calcext:conditional-format>
          <calcext:conditional-format calcext:target-range-address="'2002.ntcir'.ZW1:'2002.ntcir'.ZW1">
            <calcext:condition calcext:apply-style-name="Accent" calcext:value="duplicate" calcext:base-cell-address="'2002.ntcir'.ZW1"/>
          </calcext:conditional-format>
          <calcext:conditional-format calcext:target-range-address="'2002.ntcir'.ZX1:'2002.ntcir'.ZX1">
            <calcext:condition calcext:apply-style-name="Accent" calcext:value="duplicate" calcext:base-cell-address="'2002.ntcir'.ZX1"/>
          </calcext:conditional-format>
          <calcext:conditional-format calcext:target-range-address="'2002.ntcir'.ZY1:'2002.ntcir'.ZY1">
            <calcext:condition calcext:apply-style-name="Accent" calcext:value="duplicate" calcext:base-cell-address="'2002.ntcir'.ZY1"/>
          </calcext:conditional-format>
          <calcext:conditional-format calcext:target-range-address="'2002.ntcir'.ZZ1:'2002.ntcir'.ZZ1">
            <calcext:condition calcext:apply-style-name="Accent" calcext:value="duplicate" calcext:base-cell-address="'2002.ntcir'.ZZ1"/>
          </calcext:conditional-format>
          <calcext:conditional-format calcext:target-range-address="'2002.ntcir'.AAA1:'2002.ntcir'.AAA1">
            <calcext:condition calcext:apply-style-name="Accent" calcext:value="duplicate" calcext:base-cell-address="'2002.ntcir'.AAA1"/>
          </calcext:conditional-format>
          <calcext:conditional-format calcext:target-range-address="'2002.ntcir'.AAB1:'2002.ntcir'.AAB1">
            <calcext:condition calcext:apply-style-name="Accent" calcext:value="duplicate" calcext:base-cell-address="'2002.ntcir'.AAB1"/>
          </calcext:conditional-format>
          <calcext:conditional-format calcext:target-range-address="'2002.ntcir'.AAC1:'2002.ntcir'.AAC1">
            <calcext:condition calcext:apply-style-name="Accent" calcext:value="duplicate" calcext:base-cell-address="'2002.ntcir'.AAC1"/>
          </calcext:conditional-format>
          <calcext:conditional-format calcext:target-range-address="'2002.ntcir'.AAD1:'2002.ntcir'.AAD1">
            <calcext:condition calcext:apply-style-name="Accent" calcext:value="duplicate" calcext:base-cell-address="'2002.ntcir'.AAD1"/>
          </calcext:conditional-format>
          <calcext:conditional-format calcext:target-range-address="'2002.ntcir'.AAE1:'2002.ntcir'.AAE1">
            <calcext:condition calcext:apply-style-name="Accent" calcext:value="duplicate" calcext:base-cell-address="'2002.ntcir'.AAE1"/>
          </calcext:conditional-format>
          <calcext:conditional-format calcext:target-range-address="'2002.ntcir'.AAF1:'2002.ntcir'.AAF1">
            <calcext:condition calcext:apply-style-name="Accent" calcext:value="duplicate" calcext:base-cell-address="'2002.ntcir'.AAF1"/>
          </calcext:conditional-format>
          <calcext:conditional-format calcext:target-range-address="'2002.ntcir'.AAG1:'2002.ntcir'.AAG1">
            <calcext:condition calcext:apply-style-name="Accent" calcext:value="duplicate" calcext:base-cell-address="'2002.ntcir'.AAG1"/>
          </calcext:conditional-format>
          <calcext:conditional-format calcext:target-range-address="'2002.ntcir'.AAH1:'2002.ntcir'.AAH1">
            <calcext:condition calcext:apply-style-name="Accent" calcext:value="duplicate" calcext:base-cell-address="'2002.ntcir'.AAH1"/>
          </calcext:conditional-format>
          <calcext:conditional-format calcext:target-range-address="'2002.ntcir'.AAI1:'2002.ntcir'.AAI1">
            <calcext:condition calcext:apply-style-name="Accent" calcext:value="duplicate" calcext:base-cell-address="'2002.ntcir'.AAI1"/>
          </calcext:conditional-format>
          <calcext:conditional-format calcext:target-range-address="'2002.ntcir'.AAJ1:'2002.ntcir'.AAJ1">
            <calcext:condition calcext:apply-style-name="Accent" calcext:value="duplicate" calcext:base-cell-address="'2002.ntcir'.AAJ1"/>
          </calcext:conditional-format>
          <calcext:conditional-format calcext:target-range-address="'2002.ntcir'.AAK1:'2002.ntcir'.AAK1">
            <calcext:condition calcext:apply-style-name="Accent" calcext:value="duplicate" calcext:base-cell-address="'2002.ntcir'.AAK1"/>
          </calcext:conditional-format>
          <calcext:conditional-format calcext:target-range-address="'2002.ntcir'.AAL1:'2002.ntcir'.AAL1">
            <calcext:condition calcext:apply-style-name="Accent" calcext:value="duplicate" calcext:base-cell-address="'2002.ntcir'.AAL1"/>
          </calcext:conditional-format>
          <calcext:conditional-format calcext:target-range-address="'2002.ntcir'.AAM1:'2002.ntcir'.AAM1">
            <calcext:condition calcext:apply-style-name="Accent" calcext:value="duplicate" calcext:base-cell-address="'2002.ntcir'.AAM1"/>
          </calcext:conditional-format>
          <calcext:conditional-format calcext:target-range-address="'2002.ntcir'.AAN1:'2002.ntcir'.AAN1">
            <calcext:condition calcext:apply-style-name="Accent" calcext:value="duplicate" calcext:base-cell-address="'2002.ntcir'.AAN1"/>
          </calcext:conditional-format>
          <calcext:conditional-format calcext:target-range-address="'2002.ntcir'.AAO1:'2002.ntcir'.AAO1">
            <calcext:condition calcext:apply-style-name="Accent" calcext:value="duplicate" calcext:base-cell-address="'2002.ntcir'.AAO1"/>
          </calcext:conditional-format>
          <calcext:conditional-format calcext:target-range-address="'2002.ntcir'.AAP1:'2002.ntcir'.AAP1">
            <calcext:condition calcext:apply-style-name="Accent" calcext:value="duplicate" calcext:base-cell-address="'2002.ntcir'.AAP1"/>
          </calcext:conditional-format>
          <calcext:conditional-format calcext:target-range-address="'2002.ntcir'.AAQ1:'2002.ntcir'.AAQ1">
            <calcext:condition calcext:apply-style-name="Accent" calcext:value="duplicate" calcext:base-cell-address="'2002.ntcir'.AAQ1"/>
          </calcext:conditional-format>
          <calcext:conditional-format calcext:target-range-address="'2002.ntcir'.AAR1:'2002.ntcir'.AAR1">
            <calcext:condition calcext:apply-style-name="Accent" calcext:value="duplicate" calcext:base-cell-address="'2002.ntcir'.AAR1"/>
          </calcext:conditional-format>
          <calcext:conditional-format calcext:target-range-address="'2002.ntcir'.AAS1:'2002.ntcir'.AAS1">
            <calcext:condition calcext:apply-style-name="Accent" calcext:value="duplicate" calcext:base-cell-address="'2002.ntcir'.AAS1"/>
          </calcext:conditional-format>
          <calcext:conditional-format calcext:target-range-address="'2002.ntcir'.AAT1:'2002.ntcir'.AAT1">
            <calcext:condition calcext:apply-style-name="Accent" calcext:value="duplicate" calcext:base-cell-address="'2002.ntcir'.AAT1"/>
          </calcext:conditional-format>
          <calcext:conditional-format calcext:target-range-address="'2002.ntcir'.AAU1:'2002.ntcir'.AAU1">
            <calcext:condition calcext:apply-style-name="Accent" calcext:value="duplicate" calcext:base-cell-address="'2002.ntcir'.AAU1"/>
          </calcext:conditional-format>
          <calcext:conditional-format calcext:target-range-address="'2002.ntcir'.AAV1:'2002.ntcir'.AAV1">
            <calcext:condition calcext:apply-style-name="Accent" calcext:value="duplicate" calcext:base-cell-address="'2002.ntcir'.AAV1"/>
          </calcext:conditional-format>
          <calcext:conditional-format calcext:target-range-address="'2002.ntcir'.AAW1:'2002.ntcir'.AAW1">
            <calcext:condition calcext:apply-style-name="Accent" calcext:value="duplicate" calcext:base-cell-address="'2002.ntcir'.AAW1"/>
          </calcext:conditional-format>
          <calcext:conditional-format calcext:target-range-address="'2002.ntcir'.AAX1:'2002.ntcir'.AAX1">
            <calcext:condition calcext:apply-style-name="Accent" calcext:value="duplicate" calcext:base-cell-address="'2002.ntcir'.AAX1"/>
          </calcext:conditional-format>
          <calcext:conditional-format calcext:target-range-address="'2002.ntcir'.AAY1:'2002.ntcir'.AAY1">
            <calcext:condition calcext:apply-style-name="Accent" calcext:value="duplicate" calcext:base-cell-address="'2002.ntcir'.AAY1"/>
          </calcext:conditional-format>
          <calcext:conditional-format calcext:target-range-address="'2002.ntcir'.AAZ1:'2002.ntcir'.AAZ1">
            <calcext:condition calcext:apply-style-name="Accent" calcext:value="duplicate" calcext:base-cell-address="'2002.ntcir'.AAZ1"/>
          </calcext:conditional-format>
          <calcext:conditional-format calcext:target-range-address="'2002.ntcir'.ABA1:'2002.ntcir'.ABA1">
            <calcext:condition calcext:apply-style-name="Accent" calcext:value="duplicate" calcext:base-cell-address="'2002.ntcir'.ABA1"/>
          </calcext:conditional-format>
          <calcext:conditional-format calcext:target-range-address="'2002.ntcir'.ABB1:'2002.ntcir'.ABB1">
            <calcext:condition calcext:apply-style-name="Accent" calcext:value="duplicate" calcext:base-cell-address="'2002.ntcir'.ABB1"/>
          </calcext:conditional-format>
          <calcext:conditional-format calcext:target-range-address="'2002.ntcir'.ABC1:'2002.ntcir'.ABC1">
            <calcext:condition calcext:apply-style-name="Accent" calcext:value="duplicate" calcext:base-cell-address="'2002.ntcir'.ABC1"/>
          </calcext:conditional-format>
          <calcext:conditional-format calcext:target-range-address="'2002.ntcir'.ABD1:'2002.ntcir'.ABD1">
            <calcext:condition calcext:apply-style-name="Accent" calcext:value="duplicate" calcext:base-cell-address="'2002.ntcir'.ABD1"/>
          </calcext:conditional-format>
          <calcext:conditional-format calcext:target-range-address="'2002.ntcir'.ABE1:'2002.ntcir'.ABE1">
            <calcext:condition calcext:apply-style-name="Accent" calcext:value="duplicate" calcext:base-cell-address="'2002.ntcir'.ABE1"/>
          </calcext:conditional-format>
          <calcext:conditional-format calcext:target-range-address="'2002.ntcir'.ABF1:'2002.ntcir'.ABF1">
            <calcext:condition calcext:apply-style-name="Accent" calcext:value="duplicate" calcext:base-cell-address="'2002.ntcir'.ABF1"/>
          </calcext:conditional-format>
          <calcext:conditional-format calcext:target-range-address="'2002.ntcir'.ABG1:'2002.ntcir'.ABG1">
            <calcext:condition calcext:apply-style-name="Accent" calcext:value="duplicate" calcext:base-cell-address="'2002.ntcir'.ABG1"/>
          </calcext:conditional-format>
          <calcext:conditional-format calcext:target-range-address="'2002.ntcir'.ABH1:'2002.ntcir'.ABH1">
            <calcext:condition calcext:apply-style-name="Accent" calcext:value="duplicate" calcext:base-cell-address="'2002.ntcir'.ABH1"/>
          </calcext:conditional-format>
          <calcext:conditional-format calcext:target-range-address="'2002.ntcir'.ABI1:'2002.ntcir'.ABI1">
            <calcext:condition calcext:apply-style-name="Accent" calcext:value="duplicate" calcext:base-cell-address="'2002.ntcir'.ABI1"/>
          </calcext:conditional-format>
          <calcext:conditional-format calcext:target-range-address="'2002.ntcir'.ABJ1:'2002.ntcir'.ABJ1">
            <calcext:condition calcext:apply-style-name="Accent" calcext:value="duplicate" calcext:base-cell-address="'2002.ntcir'.ABJ1"/>
          </calcext:conditional-format>
          <calcext:conditional-format calcext:target-range-address="'2002.ntcir'.ABK1:'2002.ntcir'.ABK1">
            <calcext:condition calcext:apply-style-name="Accent" calcext:value="duplicate" calcext:base-cell-address="'2002.ntcir'.ABK1"/>
          </calcext:conditional-format>
          <calcext:conditional-format calcext:target-range-address="'2002.ntcir'.ABL1:'2002.ntcir'.ABL1">
            <calcext:condition calcext:apply-style-name="Accent" calcext:value="duplicate" calcext:base-cell-address="'2002.ntcir'.ABL1"/>
          </calcext:conditional-format>
          <calcext:conditional-format calcext:target-range-address="'2002.ntcir'.ABM1:'2002.ntcir'.ABM1">
            <calcext:condition calcext:apply-style-name="Accent" calcext:value="duplicate" calcext:base-cell-address="'2002.ntcir'.ABM1"/>
          </calcext:conditional-format>
          <calcext:conditional-format calcext:target-range-address="'2002.ntcir'.ABN1:'2002.ntcir'.ABN1">
            <calcext:condition calcext:apply-style-name="Accent" calcext:value="duplicate" calcext:base-cell-address="'2002.ntcir'.ABN1"/>
          </calcext:conditional-format>
          <calcext:conditional-format calcext:target-range-address="'2002.ntcir'.ABO1:'2002.ntcir'.ABO1">
            <calcext:condition calcext:apply-style-name="Accent" calcext:value="duplicate" calcext:base-cell-address="'2002.ntcir'.ABO1"/>
          </calcext:conditional-format>
          <calcext:conditional-format calcext:target-range-address="'2002.ntcir'.ABP1:'2002.ntcir'.ABP1">
            <calcext:condition calcext:apply-style-name="Accent" calcext:value="duplicate" calcext:base-cell-address="'2002.ntcir'.ABP1"/>
          </calcext:conditional-format>
          <calcext:conditional-format calcext:target-range-address="'2002.ntcir'.ABQ1:'2002.ntcir'.ABQ1">
            <calcext:condition calcext:apply-style-name="Accent" calcext:value="duplicate" calcext:base-cell-address="'2002.ntcir'.ABQ1"/>
          </calcext:conditional-format>
          <calcext:conditional-format calcext:target-range-address="'2002.ntcir'.ABR1:'2002.ntcir'.ABR1">
            <calcext:condition calcext:apply-style-name="Accent" calcext:value="duplicate" calcext:base-cell-address="'2002.ntcir'.ABR1"/>
          </calcext:conditional-format>
          <calcext:conditional-format calcext:target-range-address="'2002.ntcir'.ABS1:'2002.ntcir'.ABS1">
            <calcext:condition calcext:apply-style-name="Accent" calcext:value="duplicate" calcext:base-cell-address="'2002.ntcir'.ABS1"/>
          </calcext:conditional-format>
          <calcext:conditional-format calcext:target-range-address="'2002.ntcir'.ABT1:'2002.ntcir'.ABT1">
            <calcext:condition calcext:apply-style-name="Accent" calcext:value="duplicate" calcext:base-cell-address="'2002.ntcir'.ABT1"/>
          </calcext:conditional-format>
          <calcext:conditional-format calcext:target-range-address="'2002.ntcir'.ABU1:'2002.ntcir'.ABU1">
            <calcext:condition calcext:apply-style-name="Accent" calcext:value="duplicate" calcext:base-cell-address="'2002.ntcir'.ABU1"/>
          </calcext:conditional-format>
          <calcext:conditional-format calcext:target-range-address="'2002.ntcir'.ABV1:'2002.ntcir'.ABV1">
            <calcext:condition calcext:apply-style-name="Accent" calcext:value="duplicate" calcext:base-cell-address="'2002.ntcir'.ABV1"/>
          </calcext:conditional-format>
          <calcext:conditional-format calcext:target-range-address="'2002.ntcir'.ABW1:'2002.ntcir'.ABW1">
            <calcext:condition calcext:apply-style-name="Accent" calcext:value="duplicate" calcext:base-cell-address="'2002.ntcir'.ABW1"/>
          </calcext:conditional-format>
          <calcext:conditional-format calcext:target-range-address="'2002.ntcir'.ABX1:'2002.ntcir'.ABX1">
            <calcext:condition calcext:apply-style-name="Accent" calcext:value="duplicate" calcext:base-cell-address="'2002.ntcir'.ABX1"/>
          </calcext:conditional-format>
          <calcext:conditional-format calcext:target-range-address="'2002.ntcir'.ABY1:'2002.ntcir'.ABY1">
            <calcext:condition calcext:apply-style-name="Accent" calcext:value="duplicate" calcext:base-cell-address="'2002.ntcir'.ABY1"/>
          </calcext:conditional-format>
          <calcext:conditional-format calcext:target-range-address="'2002.ntcir'.ABZ1:'2002.ntcir'.ABZ1">
            <calcext:condition calcext:apply-style-name="Accent" calcext:value="duplicate" calcext:base-cell-address="'2002.ntcir'.ABZ1"/>
          </calcext:conditional-format>
          <calcext:conditional-format calcext:target-range-address="'2002.ntcir'.ACA1:'2002.ntcir'.ACA1">
            <calcext:condition calcext:apply-style-name="Accent" calcext:value="duplicate" calcext:base-cell-address="'2002.ntcir'.ACA1"/>
          </calcext:conditional-format>
          <calcext:conditional-format calcext:target-range-address="'2002.ntcir'.ACB1:'2002.ntcir'.ACB1">
            <calcext:condition calcext:apply-style-name="Accent" calcext:value="duplicate" calcext:base-cell-address="'2002.ntcir'.ACB1"/>
          </calcext:conditional-format>
          <calcext:conditional-format calcext:target-range-address="'2002.ntcir'.ACC1:'2002.ntcir'.ACC1">
            <calcext:condition calcext:apply-style-name="Accent" calcext:value="duplicate" calcext:base-cell-address="'2002.ntcir'.ACC1"/>
          </calcext:conditional-format>
          <calcext:conditional-format calcext:target-range-address="'2002.ntcir'.ACD1:'2002.ntcir'.ACD1">
            <calcext:condition calcext:apply-style-name="Accent" calcext:value="duplicate" calcext:base-cell-address="'2002.ntcir'.ACD1"/>
          </calcext:conditional-format>
          <calcext:conditional-format calcext:target-range-address="'2002.ntcir'.ACE1:'2002.ntcir'.ACE1">
            <calcext:condition calcext:apply-style-name="Accent" calcext:value="duplicate" calcext:base-cell-address="'2002.ntcir'.ACE1"/>
          </calcext:conditional-format>
          <calcext:conditional-format calcext:target-range-address="'2002.ntcir'.ACF1:'2002.ntcir'.ACF1">
            <calcext:condition calcext:apply-style-name="Accent" calcext:value="duplicate" calcext:base-cell-address="'2002.ntcir'.ACF1"/>
          </calcext:conditional-format>
          <calcext:conditional-format calcext:target-range-address="'2002.ntcir'.ACG1:'2002.ntcir'.ACG1">
            <calcext:condition calcext:apply-style-name="Accent" calcext:value="duplicate" calcext:base-cell-address="'2002.ntcir'.ACG1"/>
          </calcext:conditional-format>
          <calcext:conditional-format calcext:target-range-address="'2002.ntcir'.ACH1:'2002.ntcir'.ACH1">
            <calcext:condition calcext:apply-style-name="Accent" calcext:value="duplicate" calcext:base-cell-address="'2002.ntcir'.ACH1"/>
          </calcext:conditional-format>
          <calcext:conditional-format calcext:target-range-address="'2002.ntcir'.ACI1:'2002.ntcir'.ACI1">
            <calcext:condition calcext:apply-style-name="Accent" calcext:value="duplicate" calcext:base-cell-address="'2002.ntcir'.ACI1"/>
          </calcext:conditional-format>
          <calcext:conditional-format calcext:target-range-address="'2002.ntcir'.ACJ1:'2002.ntcir'.ACJ1">
            <calcext:condition calcext:apply-style-name="Accent" calcext:value="duplicate" calcext:base-cell-address="'2002.ntcir'.ACJ1"/>
          </calcext:conditional-format>
          <calcext:conditional-format calcext:target-range-address="'2002.ntcir'.ACK1:'2002.ntcir'.ACK1">
            <calcext:condition calcext:apply-style-name="Accent" calcext:value="duplicate" calcext:base-cell-address="'2002.ntcir'.ACK1"/>
          </calcext:conditional-format>
          <calcext:conditional-format calcext:target-range-address="'2002.ntcir'.ACL1:'2002.ntcir'.ACL1">
            <calcext:condition calcext:apply-style-name="Accent" calcext:value="duplicate" calcext:base-cell-address="'2002.ntcir'.ACL1"/>
          </calcext:conditional-format>
          <calcext:conditional-format calcext:target-range-address="'2002.ntcir'.ACM1:'2002.ntcir'.ACM1">
            <calcext:condition calcext:apply-style-name="Accent" calcext:value="duplicate" calcext:base-cell-address="'2002.ntcir'.ACM1"/>
          </calcext:conditional-format>
          <calcext:conditional-format calcext:target-range-address="'2002.ntcir'.ACN1:'2002.ntcir'.ACN1">
            <calcext:condition calcext:apply-style-name="Accent" calcext:value="duplicate" calcext:base-cell-address="'2002.ntcir'.ACN1"/>
          </calcext:conditional-format>
          <calcext:conditional-format calcext:target-range-address="'2002.ntcir'.ACO1:'2002.ntcir'.ACO1">
            <calcext:condition calcext:apply-style-name="Accent" calcext:value="duplicate" calcext:base-cell-address="'2002.ntcir'.ACO1"/>
          </calcext:conditional-format>
          <calcext:conditional-format calcext:target-range-address="'2002.ntcir'.ACP1:'2002.ntcir'.ACP1">
            <calcext:condition calcext:apply-style-name="Accent" calcext:value="duplicate" calcext:base-cell-address="'2002.ntcir'.ACP1"/>
          </calcext:conditional-format>
          <calcext:conditional-format calcext:target-range-address="'2002.ntcir'.ACQ1:'2002.ntcir'.ACQ1">
            <calcext:condition calcext:apply-style-name="Accent" calcext:value="duplicate" calcext:base-cell-address="'2002.ntcir'.ACQ1"/>
          </calcext:conditional-format>
          <calcext:conditional-format calcext:target-range-address="'2002.ntcir'.ACR1:'2002.ntcir'.ACR1">
            <calcext:condition calcext:apply-style-name="Accent" calcext:value="duplicate" calcext:base-cell-address="'2002.ntcir'.ACR1"/>
          </calcext:conditional-format>
          <calcext:conditional-format calcext:target-range-address="'2002.ntcir'.ACS1:'2002.ntcir'.ACS1">
            <calcext:condition calcext:apply-style-name="Accent" calcext:value="duplicate" calcext:base-cell-address="'2002.ntcir'.ACS1"/>
          </calcext:conditional-format>
          <calcext:conditional-format calcext:target-range-address="'2002.ntcir'.ACT1:'2002.ntcir'.ACT1">
            <calcext:condition calcext:apply-style-name="Accent" calcext:value="duplicate" calcext:base-cell-address="'2002.ntcir'.ACT1"/>
          </calcext:conditional-format>
          <calcext:conditional-format calcext:target-range-address="'2002.ntcir'.ACU1:'2002.ntcir'.ACU1">
            <calcext:condition calcext:apply-style-name="Accent" calcext:value="duplicate" calcext:base-cell-address="'2002.ntcir'.ACU1"/>
          </calcext:conditional-format>
          <calcext:conditional-format calcext:target-range-address="'2002.ntcir'.ACV1:'2002.ntcir'.ACV1">
            <calcext:condition calcext:apply-style-name="Accent" calcext:value="duplicate" calcext:base-cell-address="'2002.ntcir'.ACV1"/>
          </calcext:conditional-format>
          <calcext:conditional-format calcext:target-range-address="'2002.ntcir'.ACW1:'2002.ntcir'.ACW1">
            <calcext:condition calcext:apply-style-name="Accent" calcext:value="duplicate" calcext:base-cell-address="'2002.ntcir'.ACW1"/>
          </calcext:conditional-format>
          <calcext:conditional-format calcext:target-range-address="'2002.ntcir'.ACX1:'2002.ntcir'.ACX1">
            <calcext:condition calcext:apply-style-name="Accent" calcext:value="duplicate" calcext:base-cell-address="'2002.ntcir'.ACX1"/>
          </calcext:conditional-format>
          <calcext:conditional-format calcext:target-range-address="'2002.ntcir'.ACY1:'2002.ntcir'.ACY1">
            <calcext:condition calcext:apply-style-name="Accent" calcext:value="duplicate" calcext:base-cell-address="'2002.ntcir'.ACY1"/>
          </calcext:conditional-format>
          <calcext:conditional-format calcext:target-range-address="'2002.ntcir'.ACZ1:'2002.ntcir'.ACZ1">
            <calcext:condition calcext:apply-style-name="Accent" calcext:value="duplicate" calcext:base-cell-address="'2002.ntcir'.ACZ1"/>
          </calcext:conditional-format>
          <calcext:conditional-format calcext:target-range-address="'2002.ntcir'.ADA1:'2002.ntcir'.ADA1">
            <calcext:condition calcext:apply-style-name="Accent" calcext:value="duplicate" calcext:base-cell-address="'2002.ntcir'.ADA1"/>
          </calcext:conditional-format>
          <calcext:conditional-format calcext:target-range-address="'2002.ntcir'.ADB1:'2002.ntcir'.ADB1">
            <calcext:condition calcext:apply-style-name="Accent" calcext:value="duplicate" calcext:base-cell-address="'2002.ntcir'.ADB1"/>
          </calcext:conditional-format>
          <calcext:conditional-format calcext:target-range-address="'2002.ntcir'.ADC1:'2002.ntcir'.ADC1">
            <calcext:condition calcext:apply-style-name="Accent" calcext:value="duplicate" calcext:base-cell-address="'2002.ntcir'.ADC1"/>
          </calcext:conditional-format>
          <calcext:conditional-format calcext:target-range-address="'2002.ntcir'.ADD1:'2002.ntcir'.ADD1">
            <calcext:condition calcext:apply-style-name="Accent" calcext:value="duplicate" calcext:base-cell-address="'2002.ntcir'.ADD1"/>
          </calcext:conditional-format>
          <calcext:conditional-format calcext:target-range-address="'2002.ntcir'.ADE1:'2002.ntcir'.ADE1">
            <calcext:condition calcext:apply-style-name="Accent" calcext:value="duplicate" calcext:base-cell-address="'2002.ntcir'.ADE1"/>
          </calcext:conditional-format>
          <calcext:conditional-format calcext:target-range-address="'2002.ntcir'.ADF1:'2002.ntcir'.ADF1">
            <calcext:condition calcext:apply-style-name="Accent" calcext:value="duplicate" calcext:base-cell-address="'2002.ntcir'.ADF1"/>
          </calcext:conditional-format>
          <calcext:conditional-format calcext:target-range-address="'2002.ntcir'.ADG1:'2002.ntcir'.ADG1">
            <calcext:condition calcext:apply-style-name="Accent" calcext:value="duplicate" calcext:base-cell-address="'2002.ntcir'.ADG1"/>
          </calcext:conditional-format>
          <calcext:conditional-format calcext:target-range-address="'2002.ntcir'.ADH1:'2002.ntcir'.ADH1">
            <calcext:condition calcext:apply-style-name="Accent" calcext:value="duplicate" calcext:base-cell-address="'2002.ntcir'.ADH1"/>
          </calcext:conditional-format>
          <calcext:conditional-format calcext:target-range-address="'2002.ntcir'.ADI1:'2002.ntcir'.ADI1">
            <calcext:condition calcext:apply-style-name="Accent" calcext:value="duplicate" calcext:base-cell-address="'2002.ntcir'.ADI1"/>
          </calcext:conditional-format>
          <calcext:conditional-format calcext:target-range-address="'2002.ntcir'.ADJ1:'2002.ntcir'.ADJ1">
            <calcext:condition calcext:apply-style-name="Accent" calcext:value="duplicate" calcext:base-cell-address="'2002.ntcir'.ADJ1"/>
          </calcext:conditional-format>
          <calcext:conditional-format calcext:target-range-address="'2002.ntcir'.ADK1:'2002.ntcir'.ADK1">
            <calcext:condition calcext:apply-style-name="Accent" calcext:value="duplicate" calcext:base-cell-address="'2002.ntcir'.ADK1"/>
          </calcext:conditional-format>
          <calcext:conditional-format calcext:target-range-address="'2002.ntcir'.ADL1:'2002.ntcir'.ADL1">
            <calcext:condition calcext:apply-style-name="Accent" calcext:value="duplicate" calcext:base-cell-address="'2002.ntcir'.ADL1"/>
          </calcext:conditional-format>
          <calcext:conditional-format calcext:target-range-address="'2002.ntcir'.ADM1:'2002.ntcir'.ADM1">
            <calcext:condition calcext:apply-style-name="Accent" calcext:value="duplicate" calcext:base-cell-address="'2002.ntcir'.ADM1"/>
          </calcext:conditional-format>
          <calcext:conditional-format calcext:target-range-address="'2002.ntcir'.ADN1:'2002.ntcir'.ADN1">
            <calcext:condition calcext:apply-style-name="Accent" calcext:value="duplicate" calcext:base-cell-address="'2002.ntcir'.ADN1"/>
          </calcext:conditional-format>
          <calcext:conditional-format calcext:target-range-address="'2002.ntcir'.ADO1:'2002.ntcir'.ADO1">
            <calcext:condition calcext:apply-style-name="Accent" calcext:value="duplicate" calcext:base-cell-address="'2002.ntcir'.ADO1"/>
          </calcext:conditional-format>
          <calcext:conditional-format calcext:target-range-address="'2002.ntcir'.ADP1:'2002.ntcir'.ADP1">
            <calcext:condition calcext:apply-style-name="Accent" calcext:value="duplicate" calcext:base-cell-address="'2002.ntcir'.ADP1"/>
          </calcext:conditional-format>
          <calcext:conditional-format calcext:target-range-address="'2002.ntcir'.ADQ1:'2002.ntcir'.ADQ1">
            <calcext:condition calcext:apply-style-name="Accent" calcext:value="duplicate" calcext:base-cell-address="'2002.ntcir'.ADQ1"/>
          </calcext:conditional-format>
          <calcext:conditional-format calcext:target-range-address="'2002.ntcir'.ADR1:'2002.ntcir'.ADR1">
            <calcext:condition calcext:apply-style-name="Accent" calcext:value="duplicate" calcext:base-cell-address="'2002.ntcir'.ADR1"/>
          </calcext:conditional-format>
          <calcext:conditional-format calcext:target-range-address="'2002.ntcir'.ADS1:'2002.ntcir'.ADS1">
            <calcext:condition calcext:apply-style-name="Accent" calcext:value="duplicate" calcext:base-cell-address="'2002.ntcir'.ADS1"/>
          </calcext:conditional-format>
          <calcext:conditional-format calcext:target-range-address="'2002.ntcir'.ADT1:'2002.ntcir'.ADT1">
            <calcext:condition calcext:apply-style-name="Accent" calcext:value="duplicate" calcext:base-cell-address="'2002.ntcir'.ADT1"/>
          </calcext:conditional-format>
          <calcext:conditional-format calcext:target-range-address="'2002.ntcir'.ADU1:'2002.ntcir'.ADU1">
            <calcext:condition calcext:apply-style-name="Accent" calcext:value="duplicate" calcext:base-cell-address="'2002.ntcir'.ADU1"/>
          </calcext:conditional-format>
          <calcext:conditional-format calcext:target-range-address="'2002.ntcir'.ADV1:'2002.ntcir'.ADV1">
            <calcext:condition calcext:apply-style-name="Accent" calcext:value="duplicate" calcext:base-cell-address="'2002.ntcir'.ADV1"/>
          </calcext:conditional-format>
          <calcext:conditional-format calcext:target-range-address="'2002.ntcir'.ADW1:'2002.ntcir'.ADW1">
            <calcext:condition calcext:apply-style-name="Accent" calcext:value="duplicate" calcext:base-cell-address="'2002.ntcir'.ADW1"/>
          </calcext:conditional-format>
          <calcext:conditional-format calcext:target-range-address="'2002.ntcir'.ADX1:'2002.ntcir'.ADX1">
            <calcext:condition calcext:apply-style-name="Accent" calcext:value="duplicate" calcext:base-cell-address="'2002.ntcir'.ADX1"/>
          </calcext:conditional-format>
          <calcext:conditional-format calcext:target-range-address="'2002.ntcir'.ADY1:'2002.ntcir'.ADY1">
            <calcext:condition calcext:apply-style-name="Accent" calcext:value="duplicate" calcext:base-cell-address="'2002.ntcir'.ADY1"/>
          </calcext:conditional-format>
          <calcext:conditional-format calcext:target-range-address="'2002.ntcir'.ADZ1:'2002.ntcir'.ADZ1">
            <calcext:condition calcext:apply-style-name="Accent" calcext:value="duplicate" calcext:base-cell-address="'2002.ntcir'.ADZ1"/>
          </calcext:conditional-format>
          <calcext:conditional-format calcext:target-range-address="'2002.ntcir'.AEA1:'2002.ntcir'.AEA1">
            <calcext:condition calcext:apply-style-name="Accent" calcext:value="duplicate" calcext:base-cell-address="'2002.ntcir'.AEA1"/>
          </calcext:conditional-format>
          <calcext:conditional-format calcext:target-range-address="'2002.ntcir'.AEB1:'2002.ntcir'.AEB1">
            <calcext:condition calcext:apply-style-name="Accent" calcext:value="duplicate" calcext:base-cell-address="'2002.ntcir'.AEB1"/>
          </calcext:conditional-format>
          <calcext:conditional-format calcext:target-range-address="'2002.ntcir'.AEC1:'2002.ntcir'.AEC1">
            <calcext:condition calcext:apply-style-name="Accent" calcext:value="duplicate" calcext:base-cell-address="'2002.ntcir'.AEC1"/>
          </calcext:conditional-format>
          <calcext:conditional-format calcext:target-range-address="'2002.ntcir'.AED1:'2002.ntcir'.AED1">
            <calcext:condition calcext:apply-style-name="Accent" calcext:value="duplicate" calcext:base-cell-address="'2002.ntcir'.AED1"/>
          </calcext:conditional-format>
          <calcext:conditional-format calcext:target-range-address="'2002.ntcir'.AEE1:'2002.ntcir'.AEE1">
            <calcext:condition calcext:apply-style-name="Accent" calcext:value="duplicate" calcext:base-cell-address="'2002.ntcir'.AEE1"/>
          </calcext:conditional-format>
          <calcext:conditional-format calcext:target-range-address="'2002.ntcir'.AEF1:'2002.ntcir'.AEF1">
            <calcext:condition calcext:apply-style-name="Accent" calcext:value="duplicate" calcext:base-cell-address="'2002.ntcir'.AEF1"/>
          </calcext:conditional-format>
          <calcext:conditional-format calcext:target-range-address="'2002.ntcir'.AEG1:'2002.ntcir'.AEG1">
            <calcext:condition calcext:apply-style-name="Accent" calcext:value="duplicate" calcext:base-cell-address="'2002.ntcir'.AEG1"/>
          </calcext:conditional-format>
          <calcext:conditional-format calcext:target-range-address="'2002.ntcir'.AEH1:'2002.ntcir'.AEH1">
            <calcext:condition calcext:apply-style-name="Accent" calcext:value="duplicate" calcext:base-cell-address="'2002.ntcir'.AEH1"/>
          </calcext:conditional-format>
          <calcext:conditional-format calcext:target-range-address="'2002.ntcir'.AEI1:'2002.ntcir'.AEI1">
            <calcext:condition calcext:apply-style-name="Accent" calcext:value="duplicate" calcext:base-cell-address="'2002.ntcir'.AEI1"/>
          </calcext:conditional-format>
          <calcext:conditional-format calcext:target-range-address="'2002.ntcir'.AEJ1:'2002.ntcir'.AEJ1">
            <calcext:condition calcext:apply-style-name="Accent" calcext:value="duplicate" calcext:base-cell-address="'2002.ntcir'.AEJ1"/>
          </calcext:conditional-format>
          <calcext:conditional-format calcext:target-range-address="'2002.ntcir'.AEK1:'2002.ntcir'.AEK1">
            <calcext:condition calcext:apply-style-name="Accent" calcext:value="duplicate" calcext:base-cell-address="'2002.ntcir'.AEK1"/>
          </calcext:conditional-format>
          <calcext:conditional-format calcext:target-range-address="'2002.ntcir'.AEL1:'2002.ntcir'.AEL1">
            <calcext:condition calcext:apply-style-name="Accent" calcext:value="duplicate" calcext:base-cell-address="'2002.ntcir'.AEL1"/>
          </calcext:conditional-format>
          <calcext:conditional-format calcext:target-range-address="'2002.ntcir'.AEM1:'2002.ntcir'.AEM1">
            <calcext:condition calcext:apply-style-name="Accent" calcext:value="duplicate" calcext:base-cell-address="'2002.ntcir'.AEM1"/>
          </calcext:conditional-format>
          <calcext:conditional-format calcext:target-range-address="'2002.ntcir'.AEN1:'2002.ntcir'.AEN1">
            <calcext:condition calcext:apply-style-name="Accent" calcext:value="duplicate" calcext:base-cell-address="'2002.ntcir'.AEN1"/>
          </calcext:conditional-format>
          <calcext:conditional-format calcext:target-range-address="'2002.ntcir'.AEO1:'2002.ntcir'.AEO1">
            <calcext:condition calcext:apply-style-name="Accent" calcext:value="duplicate" calcext:base-cell-address="'2002.ntcir'.AEO1"/>
          </calcext:conditional-format>
          <calcext:conditional-format calcext:target-range-address="'2002.ntcir'.AEP1:'2002.ntcir'.AEP1">
            <calcext:condition calcext:apply-style-name="Accent" calcext:value="duplicate" calcext:base-cell-address="'2002.ntcir'.AEP1"/>
          </calcext:conditional-format>
          <calcext:conditional-format calcext:target-range-address="'2002.ntcir'.AEQ1:'2002.ntcir'.AEQ1">
            <calcext:condition calcext:apply-style-name="Accent" calcext:value="duplicate" calcext:base-cell-address="'2002.ntcir'.AEQ1"/>
          </calcext:conditional-format>
          <calcext:conditional-format calcext:target-range-address="'2002.ntcir'.AER1:'2002.ntcir'.AER1">
            <calcext:condition calcext:apply-style-name="Accent" calcext:value="duplicate" calcext:base-cell-address="'2002.ntcir'.AER1"/>
          </calcext:conditional-format>
          <calcext:conditional-format calcext:target-range-address="'2002.ntcir'.AES1:'2002.ntcir'.AES1">
            <calcext:condition calcext:apply-style-name="Accent" calcext:value="duplicate" calcext:base-cell-address="'2002.ntcir'.AES1"/>
          </calcext:conditional-format>
          <calcext:conditional-format calcext:target-range-address="'2002.ntcir'.AET1:'2002.ntcir'.AET1">
            <calcext:condition calcext:apply-style-name="Accent" calcext:value="duplicate" calcext:base-cell-address="'2002.ntcir'.AET1"/>
          </calcext:conditional-format>
          <calcext:conditional-format calcext:target-range-address="'2002.ntcir'.AEU1:'2002.ntcir'.AEU1">
            <calcext:condition calcext:apply-style-name="Accent" calcext:value="duplicate" calcext:base-cell-address="'2002.ntcir'.AEU1"/>
          </calcext:conditional-format>
          <calcext:conditional-format calcext:target-range-address="'2002.ntcir'.AEV1:'2002.ntcir'.AEV1">
            <calcext:condition calcext:apply-style-name="Accent" calcext:value="duplicate" calcext:base-cell-address="'2002.ntcir'.AEV1"/>
          </calcext:conditional-format>
          <calcext:conditional-format calcext:target-range-address="'2002.ntcir'.AEW1:'2002.ntcir'.AEW1">
            <calcext:condition calcext:apply-style-name="Accent" calcext:value="duplicate" calcext:base-cell-address="'2002.ntcir'.AEW1"/>
          </calcext:conditional-format>
          <calcext:conditional-format calcext:target-range-address="'2002.ntcir'.AEX1:'2002.ntcir'.AEX1">
            <calcext:condition calcext:apply-style-name="Accent" calcext:value="duplicate" calcext:base-cell-address="'2002.ntcir'.AEX1"/>
          </calcext:conditional-format>
          <calcext:conditional-format calcext:target-range-address="'2002.ntcir'.AEY1:'2002.ntcir'.AEY1">
            <calcext:condition calcext:apply-style-name="Accent" calcext:value="duplicate" calcext:base-cell-address="'2002.ntcir'.AEY1"/>
          </calcext:conditional-format>
          <calcext:conditional-format calcext:target-range-address="'2002.ntcir'.AEZ1:'2002.ntcir'.AEZ1">
            <calcext:condition calcext:apply-style-name="Accent" calcext:value="duplicate" calcext:base-cell-address="'2002.ntcir'.AEZ1"/>
          </calcext:conditional-format>
          <calcext:conditional-format calcext:target-range-address="'2002.ntcir'.AFA1:'2002.ntcir'.AFA1">
            <calcext:condition calcext:apply-style-name="Accent" calcext:value="duplicate" calcext:base-cell-address="'2002.ntcir'.AFA1"/>
          </calcext:conditional-format>
          <calcext:conditional-format calcext:target-range-address="'2002.ntcir'.AFB1:'2002.ntcir'.AFB1">
            <calcext:condition calcext:apply-style-name="Accent" calcext:value="duplicate" calcext:base-cell-address="'2002.ntcir'.AFB1"/>
          </calcext:conditional-format>
          <calcext:conditional-format calcext:target-range-address="'2002.ntcir'.AFC1:'2002.ntcir'.AFC1">
            <calcext:condition calcext:apply-style-name="Accent" calcext:value="duplicate" calcext:base-cell-address="'2002.ntcir'.AFC1"/>
          </calcext:conditional-format>
          <calcext:conditional-format calcext:target-range-address="'2002.ntcir'.AFD1:'2002.ntcir'.AFD1">
            <calcext:condition calcext:apply-style-name="Accent" calcext:value="duplicate" calcext:base-cell-address="'2002.ntcir'.AFD1"/>
          </calcext:conditional-format>
          <calcext:conditional-format calcext:target-range-address="'2002.ntcir'.AFE1:'2002.ntcir'.AFE1">
            <calcext:condition calcext:apply-style-name="Accent" calcext:value="duplicate" calcext:base-cell-address="'2002.ntcir'.AFE1"/>
          </calcext:conditional-format>
          <calcext:conditional-format calcext:target-range-address="'2002.ntcir'.AFF1:'2002.ntcir'.AFF1">
            <calcext:condition calcext:apply-style-name="Accent" calcext:value="duplicate" calcext:base-cell-address="'2002.ntcir'.AFF1"/>
          </calcext:conditional-format>
          <calcext:conditional-format calcext:target-range-address="'2002.ntcir'.AFG1:'2002.ntcir'.AFG1">
            <calcext:condition calcext:apply-style-name="Accent" calcext:value="duplicate" calcext:base-cell-address="'2002.ntcir'.AFG1"/>
          </calcext:conditional-format>
          <calcext:conditional-format calcext:target-range-address="'2002.ntcir'.AFH1:'2002.ntcir'.AFH1">
            <calcext:condition calcext:apply-style-name="Accent" calcext:value="duplicate" calcext:base-cell-address="'2002.ntcir'.AFH1"/>
          </calcext:conditional-format>
          <calcext:conditional-format calcext:target-range-address="'2002.ntcir'.AFI1:'2002.ntcir'.AFI1">
            <calcext:condition calcext:apply-style-name="Accent" calcext:value="duplicate" calcext:base-cell-address="'2002.ntcir'.AFI1"/>
          </calcext:conditional-format>
          <calcext:conditional-format calcext:target-range-address="'2002.ntcir'.AFJ1:'2002.ntcir'.AFJ1">
            <calcext:condition calcext:apply-style-name="Accent" calcext:value="duplicate" calcext:base-cell-address="'2002.ntcir'.AFJ1"/>
          </calcext:conditional-format>
          <calcext:conditional-format calcext:target-range-address="'2002.ntcir'.AFK1:'2002.ntcir'.AFK1">
            <calcext:condition calcext:apply-style-name="Accent" calcext:value="duplicate" calcext:base-cell-address="'2002.ntcir'.AFK1"/>
          </calcext:conditional-format>
          <calcext:conditional-format calcext:target-range-address="'2002.ntcir'.AFL1:'2002.ntcir'.AFL1">
            <calcext:condition calcext:apply-style-name="Accent" calcext:value="duplicate" calcext:base-cell-address="'2002.ntcir'.AFL1"/>
          </calcext:conditional-format>
          <calcext:conditional-format calcext:target-range-address="'2002.ntcir'.AFM1:'2002.ntcir'.AFM1">
            <calcext:condition calcext:apply-style-name="Accent" calcext:value="duplicate" calcext:base-cell-address="'2002.ntcir'.AFM1"/>
          </calcext:conditional-format>
          <calcext:conditional-format calcext:target-range-address="'2002.ntcir'.AFN1:'2002.ntcir'.AFN1">
            <calcext:condition calcext:apply-style-name="Accent" calcext:value="duplicate" calcext:base-cell-address="'2002.ntcir'.AFN1"/>
          </calcext:conditional-format>
          <calcext:conditional-format calcext:target-range-address="'2002.ntcir'.AFO1:'2002.ntcir'.AFO1">
            <calcext:condition calcext:apply-style-name="Accent" calcext:value="duplicate" calcext:base-cell-address="'2002.ntcir'.AFO1"/>
          </calcext:conditional-format>
          <calcext:conditional-format calcext:target-range-address="'2002.ntcir'.AFP1:'2002.ntcir'.AFP1">
            <calcext:condition calcext:apply-style-name="Accent" calcext:value="duplicate" calcext:base-cell-address="'2002.ntcir'.AFP1"/>
          </calcext:conditional-format>
          <calcext:conditional-format calcext:target-range-address="'2002.ntcir'.AFQ1:'2002.ntcir'.AFQ1">
            <calcext:condition calcext:apply-style-name="Accent" calcext:value="duplicate" calcext:base-cell-address="'2002.ntcir'.AFQ1"/>
          </calcext:conditional-format>
          <calcext:conditional-format calcext:target-range-address="'2002.ntcir'.AFR1:'2002.ntcir'.AFR1">
            <calcext:condition calcext:apply-style-name="Accent" calcext:value="duplicate" calcext:base-cell-address="'2002.ntcir'.AFR1"/>
          </calcext:conditional-format>
          <calcext:conditional-format calcext:target-range-address="'2002.ntcir'.AFS1:'2002.ntcir'.AFS1">
            <calcext:condition calcext:apply-style-name="Accent" calcext:value="duplicate" calcext:base-cell-address="'2002.ntcir'.AFS1"/>
          </calcext:conditional-format>
          <calcext:conditional-format calcext:target-range-address="'2002.ntcir'.AFT1:'2002.ntcir'.AFT1">
            <calcext:condition calcext:apply-style-name="Accent" calcext:value="duplicate" calcext:base-cell-address="'2002.ntcir'.AFT1"/>
          </calcext:conditional-format>
          <calcext:conditional-format calcext:target-range-address="'2002.ntcir'.AFU1:'2002.ntcir'.AFU1">
            <calcext:condition calcext:apply-style-name="Accent" calcext:value="duplicate" calcext:base-cell-address="'2002.ntcir'.AFU1"/>
          </calcext:conditional-format>
          <calcext:conditional-format calcext:target-range-address="'2002.ntcir'.AFV1:'2002.ntcir'.AFV1">
            <calcext:condition calcext:apply-style-name="Accent" calcext:value="duplicate" calcext:base-cell-address="'2002.ntcir'.AFV1"/>
          </calcext:conditional-format>
          <calcext:conditional-format calcext:target-range-address="'2002.ntcir'.AFW1:'2002.ntcir'.AFW1">
            <calcext:condition calcext:apply-style-name="Accent" calcext:value="duplicate" calcext:base-cell-address="'2002.ntcir'.AFW1"/>
          </calcext:conditional-format>
          <calcext:conditional-format calcext:target-range-address="'2002.ntcir'.AFX1:'2002.ntcir'.AFX1">
            <calcext:condition calcext:apply-style-name="Accent" calcext:value="duplicate" calcext:base-cell-address="'2002.ntcir'.AFX1"/>
          </calcext:conditional-format>
          <calcext:conditional-format calcext:target-range-address="'2002.ntcir'.AFY1:'2002.ntcir'.AFY1">
            <calcext:condition calcext:apply-style-name="Accent" calcext:value="duplicate" calcext:base-cell-address="'2002.ntcir'.AFY1"/>
          </calcext:conditional-format>
          <calcext:conditional-format calcext:target-range-address="'2002.ntcir'.AFZ1:'2002.ntcir'.AFZ1">
            <calcext:condition calcext:apply-style-name="Accent" calcext:value="duplicate" calcext:base-cell-address="'2002.ntcir'.AFZ1"/>
          </calcext:conditional-format>
          <calcext:conditional-format calcext:target-range-address="'2002.ntcir'.AGA1:'2002.ntcir'.AGA1">
            <calcext:condition calcext:apply-style-name="Accent" calcext:value="duplicate" calcext:base-cell-address="'2002.ntcir'.AGA1"/>
          </calcext:conditional-format>
          <calcext:conditional-format calcext:target-range-address="'2002.ntcir'.AGB1:'2002.ntcir'.AGB1">
            <calcext:condition calcext:apply-style-name="Accent" calcext:value="duplicate" calcext:base-cell-address="'2002.ntcir'.AGB1"/>
          </calcext:conditional-format>
          <calcext:conditional-format calcext:target-range-address="'2002.ntcir'.AGC1:'2002.ntcir'.AGC1">
            <calcext:condition calcext:apply-style-name="Accent" calcext:value="duplicate" calcext:base-cell-address="'2002.ntcir'.AGC1"/>
          </calcext:conditional-format>
          <calcext:conditional-format calcext:target-range-address="'2002.ntcir'.AGD1:'2002.ntcir'.AGD1">
            <calcext:condition calcext:apply-style-name="Accent" calcext:value="duplicate" calcext:base-cell-address="'2002.ntcir'.AGD1"/>
          </calcext:conditional-format>
          <calcext:conditional-format calcext:target-range-address="'2002.ntcir'.AGE1:'2002.ntcir'.AGE1">
            <calcext:condition calcext:apply-style-name="Accent" calcext:value="duplicate" calcext:base-cell-address="'2002.ntcir'.AGE1"/>
          </calcext:conditional-format>
          <calcext:conditional-format calcext:target-range-address="'2002.ntcir'.AGF1:'2002.ntcir'.AGF1">
            <calcext:condition calcext:apply-style-name="Accent" calcext:value="duplicate" calcext:base-cell-address="'2002.ntcir'.AGF1"/>
          </calcext:conditional-format>
          <calcext:conditional-format calcext:target-range-address="'2002.ntcir'.AGG1:'2002.ntcir'.AGG1">
            <calcext:condition calcext:apply-style-name="Accent" calcext:value="duplicate" calcext:base-cell-address="'2002.ntcir'.AGG1"/>
          </calcext:conditional-format>
          <calcext:conditional-format calcext:target-range-address="'2002.ntcir'.AGH1:'2002.ntcir'.AGH1">
            <calcext:condition calcext:apply-style-name="Accent" calcext:value="duplicate" calcext:base-cell-address="'2002.ntcir'.AGH1"/>
          </calcext:conditional-format>
          <calcext:conditional-format calcext:target-range-address="'2002.ntcir'.AGI1:'2002.ntcir'.AGI1">
            <calcext:condition calcext:apply-style-name="Accent" calcext:value="duplicate" calcext:base-cell-address="'2002.ntcir'.AGI1"/>
          </calcext:conditional-format>
          <calcext:conditional-format calcext:target-range-address="'2002.ntcir'.AGJ1:'2002.ntcir'.AGJ1">
            <calcext:condition calcext:apply-style-name="Accent" calcext:value="duplicate" calcext:base-cell-address="'2002.ntcir'.AGJ1"/>
          </calcext:conditional-format>
          <calcext:conditional-format calcext:target-range-address="'2002.ntcir'.AGK1:'2002.ntcir'.AGK1">
            <calcext:condition calcext:apply-style-name="Accent" calcext:value="duplicate" calcext:base-cell-address="'2002.ntcir'.AGK1"/>
          </calcext:conditional-format>
          <calcext:conditional-format calcext:target-range-address="'2002.ntcir'.AGL1:'2002.ntcir'.AGL1">
            <calcext:condition calcext:apply-style-name="Accent" calcext:value="duplicate" calcext:base-cell-address="'2002.ntcir'.AGL1"/>
          </calcext:conditional-format>
          <calcext:conditional-format calcext:target-range-address="'2002.ntcir'.AGM1:'2002.ntcir'.AGM1">
            <calcext:condition calcext:apply-style-name="Accent" calcext:value="duplicate" calcext:base-cell-address="'2002.ntcir'.AGM1"/>
          </calcext:conditional-format>
          <calcext:conditional-format calcext:target-range-address="'2002.ntcir'.AGN1:'2002.ntcir'.AGN1">
            <calcext:condition calcext:apply-style-name="Accent" calcext:value="duplicate" calcext:base-cell-address="'2002.ntcir'.AGN1"/>
          </calcext:conditional-format>
          <calcext:conditional-format calcext:target-range-address="'2002.ntcir'.AGO1:'2002.ntcir'.AGO1">
            <calcext:condition calcext:apply-style-name="Accent" calcext:value="duplicate" calcext:base-cell-address="'2002.ntcir'.AGO1"/>
          </calcext:conditional-format>
          <calcext:conditional-format calcext:target-range-address="'2002.ntcir'.AGP1:'2002.ntcir'.AGP1">
            <calcext:condition calcext:apply-style-name="Accent" calcext:value="duplicate" calcext:base-cell-address="'2002.ntcir'.AGP1"/>
          </calcext:conditional-format>
          <calcext:conditional-format calcext:target-range-address="'2002.ntcir'.AGQ1:'2002.ntcir'.AGQ1">
            <calcext:condition calcext:apply-style-name="Accent" calcext:value="duplicate" calcext:base-cell-address="'2002.ntcir'.AGQ1"/>
          </calcext:conditional-format>
          <calcext:conditional-format calcext:target-range-address="'2002.ntcir'.AGR1:'2002.ntcir'.AGR1">
            <calcext:condition calcext:apply-style-name="Accent" calcext:value="duplicate" calcext:base-cell-address="'2002.ntcir'.AGR1"/>
          </calcext:conditional-format>
          <calcext:conditional-format calcext:target-range-address="'2002.ntcir'.AGS1:'2002.ntcir'.AGS1">
            <calcext:condition calcext:apply-style-name="Accent" calcext:value="duplicate" calcext:base-cell-address="'2002.ntcir'.AGS1"/>
          </calcext:conditional-format>
          <calcext:conditional-format calcext:target-range-address="'2002.ntcir'.AGT1:'2002.ntcir'.AGT1">
            <calcext:condition calcext:apply-style-name="Accent" calcext:value="duplicate" calcext:base-cell-address="'2002.ntcir'.AGT1"/>
          </calcext:conditional-format>
          <calcext:conditional-format calcext:target-range-address="'2002.ntcir'.AGU1:'2002.ntcir'.AGU1">
            <calcext:condition calcext:apply-style-name="Accent" calcext:value="duplicate" calcext:base-cell-address="'2002.ntcir'.AGU1"/>
          </calcext:conditional-format>
          <calcext:conditional-format calcext:target-range-address="'2002.ntcir'.AGV1:'2002.ntcir'.AGV1">
            <calcext:condition calcext:apply-style-name="Accent" calcext:value="duplicate" calcext:base-cell-address="'2002.ntcir'.AGV1"/>
          </calcext:conditional-format>
          <calcext:conditional-format calcext:target-range-address="'2002.ntcir'.AGW1:'2002.ntcir'.AGW1">
            <calcext:condition calcext:apply-style-name="Accent" calcext:value="duplicate" calcext:base-cell-address="'2002.ntcir'.AGW1"/>
          </calcext:conditional-format>
          <calcext:conditional-format calcext:target-range-address="'2002.ntcir'.AGX1:'2002.ntcir'.AGX1">
            <calcext:condition calcext:apply-style-name="Accent" calcext:value="duplicate" calcext:base-cell-address="'2002.ntcir'.AGX1"/>
          </calcext:conditional-format>
          <calcext:conditional-format calcext:target-range-address="'2002.ntcir'.AGY1:'2002.ntcir'.AGY1">
            <calcext:condition calcext:apply-style-name="Accent" calcext:value="duplicate" calcext:base-cell-address="'2002.ntcir'.AGY1"/>
          </calcext:conditional-format>
          <calcext:conditional-format calcext:target-range-address="'2002.ntcir'.AGZ1:'2002.ntcir'.AGZ1">
            <calcext:condition calcext:apply-style-name="Accent" calcext:value="duplicate" calcext:base-cell-address="'2002.ntcir'.AGZ1"/>
          </calcext:conditional-format>
          <calcext:conditional-format calcext:target-range-address="'2002.ntcir'.AHA1:'2002.ntcir'.AHA1">
            <calcext:condition calcext:apply-style-name="Accent" calcext:value="duplicate" calcext:base-cell-address="'2002.ntcir'.AHA1"/>
          </calcext:conditional-format>
          <calcext:conditional-format calcext:target-range-address="'2002.ntcir'.AHB1:'2002.ntcir'.AHB1">
            <calcext:condition calcext:apply-style-name="Accent" calcext:value="duplicate" calcext:base-cell-address="'2002.ntcir'.AHB1"/>
          </calcext:conditional-format>
          <calcext:conditional-format calcext:target-range-address="'2002.ntcir'.AHC1:'2002.ntcir'.AHC1">
            <calcext:condition calcext:apply-style-name="Accent" calcext:value="duplicate" calcext:base-cell-address="'2002.ntcir'.AHC1"/>
          </calcext:conditional-format>
          <calcext:conditional-format calcext:target-range-address="'2002.ntcir'.AHD1:'2002.ntcir'.AHD1">
            <calcext:condition calcext:apply-style-name="Accent" calcext:value="duplicate" calcext:base-cell-address="'2002.ntcir'.AHD1"/>
          </calcext:conditional-format>
          <calcext:conditional-format calcext:target-range-address="'2002.ntcir'.AHE1:'2002.ntcir'.AHE1">
            <calcext:condition calcext:apply-style-name="Accent" calcext:value="duplicate" calcext:base-cell-address="'2002.ntcir'.AHE1"/>
          </calcext:conditional-format>
          <calcext:conditional-format calcext:target-range-address="'2002.ntcir'.AHF1:'2002.ntcir'.AHF1">
            <calcext:condition calcext:apply-style-name="Accent" calcext:value="duplicate" calcext:base-cell-address="'2002.ntcir'.AHF1"/>
          </calcext:conditional-format>
          <calcext:conditional-format calcext:target-range-address="'2002.ntcir'.AHG1:'2002.ntcir'.AHG1">
            <calcext:condition calcext:apply-style-name="Accent" calcext:value="duplicate" calcext:base-cell-address="'2002.ntcir'.AHG1"/>
          </calcext:conditional-format>
          <calcext:conditional-format calcext:target-range-address="'2002.ntcir'.AHH1:'2002.ntcir'.AHH1">
            <calcext:condition calcext:apply-style-name="Accent" calcext:value="duplicate" calcext:base-cell-address="'2002.ntcir'.AHH1"/>
          </calcext:conditional-format>
          <calcext:conditional-format calcext:target-range-address="'2002.ntcir'.AHI1:'2002.ntcir'.AHI1">
            <calcext:condition calcext:apply-style-name="Accent" calcext:value="duplicate" calcext:base-cell-address="'2002.ntcir'.AHI1"/>
          </calcext:conditional-format>
          <calcext:conditional-format calcext:target-range-address="'2002.ntcir'.AHJ1:'2002.ntcir'.AHJ1">
            <calcext:condition calcext:apply-style-name="Accent" calcext:value="duplicate" calcext:base-cell-address="'2002.ntcir'.AHJ1"/>
          </calcext:conditional-format>
          <calcext:conditional-format calcext:target-range-address="'2002.ntcir'.AHK1:'2002.ntcir'.AHK1">
            <calcext:condition calcext:apply-style-name="Accent" calcext:value="duplicate" calcext:base-cell-address="'2002.ntcir'.AHK1"/>
          </calcext:conditional-format>
          <calcext:conditional-format calcext:target-range-address="'2002.ntcir'.AHL1:'2002.ntcir'.AHL1">
            <calcext:condition calcext:apply-style-name="Accent" calcext:value="duplicate" calcext:base-cell-address="'2002.ntcir'.AHL1"/>
          </calcext:conditional-format>
          <calcext:conditional-format calcext:target-range-address="'2002.ntcir'.AHM1:'2002.ntcir'.AHM1">
            <calcext:condition calcext:apply-style-name="Accent" calcext:value="duplicate" calcext:base-cell-address="'2002.ntcir'.AHM1"/>
          </calcext:conditional-format>
          <calcext:conditional-format calcext:target-range-address="'2002.ntcir'.AHN1:'2002.ntcir'.AHN1">
            <calcext:condition calcext:apply-style-name="Accent" calcext:value="duplicate" calcext:base-cell-address="'2002.ntcir'.AHN1"/>
          </calcext:conditional-format>
          <calcext:conditional-format calcext:target-range-address="'2002.ntcir'.AHO1:'2002.ntcir'.AHO1">
            <calcext:condition calcext:apply-style-name="Accent" calcext:value="duplicate" calcext:base-cell-address="'2002.ntcir'.AHO1"/>
          </calcext:conditional-format>
          <calcext:conditional-format calcext:target-range-address="'2002.ntcir'.AHP1:'2002.ntcir'.AHP1">
            <calcext:condition calcext:apply-style-name="Accent" calcext:value="duplicate" calcext:base-cell-address="'2002.ntcir'.AHP1"/>
          </calcext:conditional-format>
          <calcext:conditional-format calcext:target-range-address="'2002.ntcir'.AHQ1:'2002.ntcir'.AHQ1">
            <calcext:condition calcext:apply-style-name="Accent" calcext:value="duplicate" calcext:base-cell-address="'2002.ntcir'.AHQ1"/>
          </calcext:conditional-format>
          <calcext:conditional-format calcext:target-range-address="'2002.ntcir'.AHR1:'2002.ntcir'.AHR1">
            <calcext:condition calcext:apply-style-name="Accent" calcext:value="duplicate" calcext:base-cell-address="'2002.ntcir'.AHR1"/>
          </calcext:conditional-format>
          <calcext:conditional-format calcext:target-range-address="'2002.ntcir'.AHS1:'2002.ntcir'.AHS1">
            <calcext:condition calcext:apply-style-name="Accent" calcext:value="duplicate" calcext:base-cell-address="'2002.ntcir'.AHS1"/>
          </calcext:conditional-format>
          <calcext:conditional-format calcext:target-range-address="'2002.ntcir'.AHT1:'2002.ntcir'.AHT1">
            <calcext:condition calcext:apply-style-name="Accent" calcext:value="duplicate" calcext:base-cell-address="'2002.ntcir'.AHT1"/>
          </calcext:conditional-format>
          <calcext:conditional-format calcext:target-range-address="'2002.ntcir'.AHU1:'2002.ntcir'.AHU1">
            <calcext:condition calcext:apply-style-name="Accent" calcext:value="duplicate" calcext:base-cell-address="'2002.ntcir'.AHU1"/>
          </calcext:conditional-format>
          <calcext:conditional-format calcext:target-range-address="'2002.ntcir'.AHV1:'2002.ntcir'.AHV1">
            <calcext:condition calcext:apply-style-name="Accent" calcext:value="duplicate" calcext:base-cell-address="'2002.ntcir'.AHV1"/>
          </calcext:conditional-format>
          <calcext:conditional-format calcext:target-range-address="'2002.ntcir'.AHW1:'2002.ntcir'.AHW1">
            <calcext:condition calcext:apply-style-name="Accent" calcext:value="duplicate" calcext:base-cell-address="'2002.ntcir'.AHW1"/>
          </calcext:conditional-format>
          <calcext:conditional-format calcext:target-range-address="'2002.ntcir'.AHX1:'2002.ntcir'.AHX1">
            <calcext:condition calcext:apply-style-name="Accent" calcext:value="duplicate" calcext:base-cell-address="'2002.ntcir'.AHX1"/>
          </calcext:conditional-format>
          <calcext:conditional-format calcext:target-range-address="'2002.ntcir'.AHY1:'2002.ntcir'.AHY1">
            <calcext:condition calcext:apply-style-name="Accent" calcext:value="duplicate" calcext:base-cell-address="'2002.ntcir'.AHY1"/>
          </calcext:conditional-format>
          <calcext:conditional-format calcext:target-range-address="'2002.ntcir'.AHZ1:'2002.ntcir'.AHZ1">
            <calcext:condition calcext:apply-style-name="Accent" calcext:value="duplicate" calcext:base-cell-address="'2002.ntcir'.AHZ1"/>
          </calcext:conditional-format>
          <calcext:conditional-format calcext:target-range-address="'2002.ntcir'.AIA1:'2002.ntcir'.AIA1">
            <calcext:condition calcext:apply-style-name="Accent" calcext:value="duplicate" calcext:base-cell-address="'2002.ntcir'.AIA1"/>
          </calcext:conditional-format>
          <calcext:conditional-format calcext:target-range-address="'2002.ntcir'.AIB1:'2002.ntcir'.AIB1">
            <calcext:condition calcext:apply-style-name="Accent" calcext:value="duplicate" calcext:base-cell-address="'2002.ntcir'.AIB1"/>
          </calcext:conditional-format>
          <calcext:conditional-format calcext:target-range-address="'2002.ntcir'.AIC1:'2002.ntcir'.AIC1">
            <calcext:condition calcext:apply-style-name="Accent" calcext:value="duplicate" calcext:base-cell-address="'2002.ntcir'.AIC1"/>
          </calcext:conditional-format>
          <calcext:conditional-format calcext:target-range-address="'2002.ntcir'.AID1:'2002.ntcir'.AID1">
            <calcext:condition calcext:apply-style-name="Accent" calcext:value="duplicate" calcext:base-cell-address="'2002.ntcir'.AID1"/>
          </calcext:conditional-format>
          <calcext:conditional-format calcext:target-range-address="'2002.ntcir'.AIE1:'2002.ntcir'.AIE1">
            <calcext:condition calcext:apply-style-name="Accent" calcext:value="duplicate" calcext:base-cell-address="'2002.ntcir'.AIE1"/>
          </calcext:conditional-format>
          <calcext:conditional-format calcext:target-range-address="'2002.ntcir'.AIF1:'2002.ntcir'.AIF1">
            <calcext:condition calcext:apply-style-name="Accent" calcext:value="duplicate" calcext:base-cell-address="'2002.ntcir'.AIF1"/>
          </calcext:conditional-format>
          <calcext:conditional-format calcext:target-range-address="'2002.ntcir'.AIG1:'2002.ntcir'.AIG1">
            <calcext:condition calcext:apply-style-name="Accent" calcext:value="duplicate" calcext:base-cell-address="'2002.ntcir'.AIG1"/>
          </calcext:conditional-format>
          <calcext:conditional-format calcext:target-range-address="'2002.ntcir'.AIH1:'2002.ntcir'.AIH1">
            <calcext:condition calcext:apply-style-name="Accent" calcext:value="duplicate" calcext:base-cell-address="'2002.ntcir'.AIH1"/>
          </calcext:conditional-format>
          <calcext:conditional-format calcext:target-range-address="'2002.ntcir'.AII1:'2002.ntcir'.AII1">
            <calcext:condition calcext:apply-style-name="Accent" calcext:value="duplicate" calcext:base-cell-address="'2002.ntcir'.AII1"/>
          </calcext:conditional-format>
          <calcext:conditional-format calcext:target-range-address="'2002.ntcir'.AIJ1:'2002.ntcir'.AIJ1">
            <calcext:condition calcext:apply-style-name="Accent" calcext:value="duplicate" calcext:base-cell-address="'2002.ntcir'.AIJ1"/>
          </calcext:conditional-format>
          <calcext:conditional-format calcext:target-range-address="'2002.ntcir'.AIK1:'2002.ntcir'.AIK1">
            <calcext:condition calcext:apply-style-name="Accent" calcext:value="duplicate" calcext:base-cell-address="'2002.ntcir'.AIK1"/>
          </calcext:conditional-format>
          <calcext:conditional-format calcext:target-range-address="'2002.ntcir'.AIL1:'2002.ntcir'.AIL1">
            <calcext:condition calcext:apply-style-name="Accent" calcext:value="duplicate" calcext:base-cell-address="'2002.ntcir'.AIL1"/>
          </calcext:conditional-format>
          <calcext:conditional-format calcext:target-range-address="'2002.ntcir'.AIM1:'2002.ntcir'.AIM1">
            <calcext:condition calcext:apply-style-name="Accent" calcext:value="duplicate" calcext:base-cell-address="'2002.ntcir'.AIM1"/>
          </calcext:conditional-format>
          <calcext:conditional-format calcext:target-range-address="'2002.ntcir'.AIN1:'2002.ntcir'.AIN1">
            <calcext:condition calcext:apply-style-name="Accent" calcext:value="duplicate" calcext:base-cell-address="'2002.ntcir'.AIN1"/>
          </calcext:conditional-format>
          <calcext:conditional-format calcext:target-range-address="'2002.ntcir'.AIO1:'2002.ntcir'.AIO1">
            <calcext:condition calcext:apply-style-name="Accent" calcext:value="duplicate" calcext:base-cell-address="'2002.ntcir'.AIO1"/>
          </calcext:conditional-format>
          <calcext:conditional-format calcext:target-range-address="'2002.ntcir'.AIP1:'2002.ntcir'.AIP1">
            <calcext:condition calcext:apply-style-name="Accent" calcext:value="duplicate" calcext:base-cell-address="'2002.ntcir'.AIP1"/>
          </calcext:conditional-format>
          <calcext:conditional-format calcext:target-range-address="'2002.ntcir'.AIQ1:'2002.ntcir'.AIQ1">
            <calcext:condition calcext:apply-style-name="Accent" calcext:value="duplicate" calcext:base-cell-address="'2002.ntcir'.AIQ1"/>
          </calcext:conditional-format>
          <calcext:conditional-format calcext:target-range-address="'2002.ntcir'.AIR1:'2002.ntcir'.AIR1">
            <calcext:condition calcext:apply-style-name="Accent" calcext:value="duplicate" calcext:base-cell-address="'2002.ntcir'.AIR1"/>
          </calcext:conditional-format>
          <calcext:conditional-format calcext:target-range-address="'2002.ntcir'.AIS1:'2002.ntcir'.AIS1">
            <calcext:condition calcext:apply-style-name="Accent" calcext:value="duplicate" calcext:base-cell-address="'2002.ntcir'.AIS1"/>
          </calcext:conditional-format>
          <calcext:conditional-format calcext:target-range-address="'2002.ntcir'.AIT1:'2002.ntcir'.AIT1">
            <calcext:condition calcext:apply-style-name="Accent" calcext:value="duplicate" calcext:base-cell-address="'2002.ntcir'.AIT1"/>
          </calcext:conditional-format>
          <calcext:conditional-format calcext:target-range-address="'2002.ntcir'.AIU1:'2002.ntcir'.AIU1">
            <calcext:condition calcext:apply-style-name="Accent" calcext:value="duplicate" calcext:base-cell-address="'2002.ntcir'.AIU1"/>
          </calcext:conditional-format>
          <calcext:conditional-format calcext:target-range-address="'2002.ntcir'.AIV1:'2002.ntcir'.AIV1">
            <calcext:condition calcext:apply-style-name="Accent" calcext:value="duplicate" calcext:base-cell-address="'2002.ntcir'.AIV1"/>
          </calcext:conditional-format>
          <calcext:conditional-format calcext:target-range-address="'2002.ntcir'.AIW1:'2002.ntcir'.AIW1">
            <calcext:condition calcext:apply-style-name="Accent" calcext:value="duplicate" calcext:base-cell-address="'2002.ntcir'.AIW1"/>
          </calcext:conditional-format>
          <calcext:conditional-format calcext:target-range-address="'2002.ntcir'.AIX1:'2002.ntcir'.AIX1">
            <calcext:condition calcext:apply-style-name="Accent" calcext:value="duplicate" calcext:base-cell-address="'2002.ntcir'.AIX1"/>
          </calcext:conditional-format>
          <calcext:conditional-format calcext:target-range-address="'2002.ntcir'.AIY1:'2002.ntcir'.AIY1">
            <calcext:condition calcext:apply-style-name="Accent" calcext:value="duplicate" calcext:base-cell-address="'2002.ntcir'.AIY1"/>
          </calcext:conditional-format>
          <calcext:conditional-format calcext:target-range-address="'2002.ntcir'.AIZ1:'2002.ntcir'.AIZ1">
            <calcext:condition calcext:apply-style-name="Accent" calcext:value="duplicate" calcext:base-cell-address="'2002.ntcir'.AIZ1"/>
          </calcext:conditional-format>
          <calcext:conditional-format calcext:target-range-address="'2002.ntcir'.AJA1:'2002.ntcir'.AJA1">
            <calcext:condition calcext:apply-style-name="Accent" calcext:value="duplicate" calcext:base-cell-address="'2002.ntcir'.AJA1"/>
          </calcext:conditional-format>
          <calcext:conditional-format calcext:target-range-address="'2002.ntcir'.AJB1:'2002.ntcir'.AJB1">
            <calcext:condition calcext:apply-style-name="Accent" calcext:value="duplicate" calcext:base-cell-address="'2002.ntcir'.AJB1"/>
          </calcext:conditional-format>
          <calcext:conditional-format calcext:target-range-address="'2002.ntcir'.AJC1:'2002.ntcir'.AJC1">
            <calcext:condition calcext:apply-style-name="Accent" calcext:value="duplicate" calcext:base-cell-address="'2002.ntcir'.AJC1"/>
          </calcext:conditional-format>
          <calcext:conditional-format calcext:target-range-address="'2002.ntcir'.AJD1:'2002.ntcir'.AJD1">
            <calcext:condition calcext:apply-style-name="Accent" calcext:value="duplicate" calcext:base-cell-address="'2002.ntcir'.AJD1"/>
          </calcext:conditional-format>
          <calcext:conditional-format calcext:target-range-address="'2002.ntcir'.AJE1:'2002.ntcir'.AJE1">
            <calcext:condition calcext:apply-style-name="Accent" calcext:value="duplicate" calcext:base-cell-address="'2002.ntcir'.AJE1"/>
          </calcext:conditional-format>
          <calcext:conditional-format calcext:target-range-address="'2002.ntcir'.AJF1:'2002.ntcir'.AJF1">
            <calcext:condition calcext:apply-style-name="Accent" calcext:value="duplicate" calcext:base-cell-address="'2002.ntcir'.AJF1"/>
          </calcext:conditional-format>
          <calcext:conditional-format calcext:target-range-address="'2002.ntcir'.AJG1:'2002.ntcir'.AJG1">
            <calcext:condition calcext:apply-style-name="Accent" calcext:value="duplicate" calcext:base-cell-address="'2002.ntcir'.AJG1"/>
          </calcext:conditional-format>
          <calcext:conditional-format calcext:target-range-address="'2002.ntcir'.AJH1:'2002.ntcir'.AJH1">
            <calcext:condition calcext:apply-style-name="Accent" calcext:value="duplicate" calcext:base-cell-address="'2002.ntcir'.AJH1"/>
          </calcext:conditional-format>
          <calcext:conditional-format calcext:target-range-address="'2002.ntcir'.AJI1:'2002.ntcir'.AJI1">
            <calcext:condition calcext:apply-style-name="Accent" calcext:value="duplicate" calcext:base-cell-address="'2002.ntcir'.AJI1"/>
          </calcext:conditional-format>
          <calcext:conditional-format calcext:target-range-address="'2002.ntcir'.AJJ1:'2002.ntcir'.AJJ1">
            <calcext:condition calcext:apply-style-name="Accent" calcext:value="duplicate" calcext:base-cell-address="'2002.ntcir'.AJJ1"/>
          </calcext:conditional-format>
          <calcext:conditional-format calcext:target-range-address="'2002.ntcir'.AJK1:'2002.ntcir'.AJK1">
            <calcext:condition calcext:apply-style-name="Accent" calcext:value="duplicate" calcext:base-cell-address="'2002.ntcir'.AJK1"/>
          </calcext:conditional-format>
          <calcext:conditional-format calcext:target-range-address="'2002.ntcir'.AJL1:'2002.ntcir'.AJL1">
            <calcext:condition calcext:apply-style-name="Accent" calcext:value="duplicate" calcext:base-cell-address="'2002.ntcir'.AJL1"/>
          </calcext:conditional-format>
          <calcext:conditional-format calcext:target-range-address="'2002.ntcir'.AJM1:'2002.ntcir'.AJM1">
            <calcext:condition calcext:apply-style-name="Accent" calcext:value="duplicate" calcext:base-cell-address="'2002.ntcir'.AJM1"/>
          </calcext:conditional-format>
          <calcext:conditional-format calcext:target-range-address="'2002.ntcir'.AJN1:'2002.ntcir'.AJN1">
            <calcext:condition calcext:apply-style-name="Accent" calcext:value="duplicate" calcext:base-cell-address="'2002.ntcir'.AJN1"/>
          </calcext:conditional-format>
          <calcext:conditional-format calcext:target-range-address="'2002.ntcir'.AJO1:'2002.ntcir'.AJO1">
            <calcext:condition calcext:apply-style-name="Accent" calcext:value="duplicate" calcext:base-cell-address="'2002.ntcir'.AJO1"/>
          </calcext:conditional-format>
          <calcext:conditional-format calcext:target-range-address="'2002.ntcir'.AJP1:'2002.ntcir'.AJP1">
            <calcext:condition calcext:apply-style-name="Accent" calcext:value="duplicate" calcext:base-cell-address="'2002.ntcir'.AJP1"/>
          </calcext:conditional-format>
          <calcext:conditional-format calcext:target-range-address="'2002.ntcir'.AJQ1:'2002.ntcir'.AJQ1">
            <calcext:condition calcext:apply-style-name="Accent" calcext:value="duplicate" calcext:base-cell-address="'2002.ntcir'.AJQ1"/>
          </calcext:conditional-format>
          <calcext:conditional-format calcext:target-range-address="'2002.ntcir'.AJR1:'2002.ntcir'.AJR1">
            <calcext:condition calcext:apply-style-name="Accent" calcext:value="duplicate" calcext:base-cell-address="'2002.ntcir'.AJR1"/>
          </calcext:conditional-format>
          <calcext:conditional-format calcext:target-range-address="'2002.ntcir'.AJS1:'2002.ntcir'.AJS1">
            <calcext:condition calcext:apply-style-name="Accent" calcext:value="duplicate" calcext:base-cell-address="'2002.ntcir'.AJS1"/>
          </calcext:conditional-format>
          <calcext:conditional-format calcext:target-range-address="'2002.ntcir'.AJT1:'2002.ntcir'.AJT1">
            <calcext:condition calcext:apply-style-name="Accent" calcext:value="duplicate" calcext:base-cell-address="'2002.ntcir'.AJT1"/>
          </calcext:conditional-format>
          <calcext:conditional-format calcext:target-range-address="'2002.ntcir'.AJU1:'2002.ntcir'.AJU1">
            <calcext:condition calcext:apply-style-name="Accent" calcext:value="duplicate" calcext:base-cell-address="'2002.ntcir'.AJU1"/>
          </calcext:conditional-format>
          <calcext:conditional-format calcext:target-range-address="'2002.ntcir'.AJV1:'2002.ntcir'.AJV1">
            <calcext:condition calcext:apply-style-name="Accent" calcext:value="duplicate" calcext:base-cell-address="'2002.ntcir'.AJV1"/>
          </calcext:conditional-format>
          <calcext:conditional-format calcext:target-range-address="'2002.ntcir'.AJW1:'2002.ntcir'.AJW1">
            <calcext:condition calcext:apply-style-name="Accent" calcext:value="duplicate" calcext:base-cell-address="'2002.ntcir'.AJW1"/>
          </calcext:conditional-format>
          <calcext:conditional-format calcext:target-range-address="'2002.ntcir'.AJX1:'2002.ntcir'.AJX1">
            <calcext:condition calcext:apply-style-name="Accent" calcext:value="duplicate" calcext:base-cell-address="'2002.ntcir'.AJX1"/>
          </calcext:conditional-format>
          <calcext:conditional-format calcext:target-range-address="'2002.ntcir'.AJY1:'2002.ntcir'.AJY1">
            <calcext:condition calcext:apply-style-name="Accent" calcext:value="duplicate" calcext:base-cell-address="'2002.ntcir'.AJY1"/>
          </calcext:conditional-format>
          <calcext:conditional-format calcext:target-range-address="'2002.ntcir'.AJZ1:'2002.ntcir'.AJZ1">
            <calcext:condition calcext:apply-style-name="Accent" calcext:value="duplicate" calcext:base-cell-address="'2002.ntcir'.AJZ1"/>
          </calcext:conditional-format>
          <calcext:conditional-format calcext:target-range-address="'2002.ntcir'.AKA1:'2002.ntcir'.AKA1">
            <calcext:condition calcext:apply-style-name="Accent" calcext:value="duplicate" calcext:base-cell-address="'2002.ntcir'.AKA1"/>
          </calcext:conditional-format>
          <calcext:conditional-format calcext:target-range-address="'2002.ntcir'.AKB1:'2002.ntcir'.AKB1">
            <calcext:condition calcext:apply-style-name="Accent" calcext:value="duplicate" calcext:base-cell-address="'2002.ntcir'.AKB1"/>
          </calcext:conditional-format>
          <calcext:conditional-format calcext:target-range-address="'2002.ntcir'.AKC1:'2002.ntcir'.AKC1">
            <calcext:condition calcext:apply-style-name="Accent" calcext:value="duplicate" calcext:base-cell-address="'2002.ntcir'.AKC1"/>
          </calcext:conditional-format>
          <calcext:conditional-format calcext:target-range-address="'2002.ntcir'.AKD1:'2002.ntcir'.AKD1">
            <calcext:condition calcext:apply-style-name="Accent" calcext:value="duplicate" calcext:base-cell-address="'2002.ntcir'.AKD1"/>
          </calcext:conditional-format>
          <calcext:conditional-format calcext:target-range-address="'2002.ntcir'.AKE1:'2002.ntcir'.AKE1">
            <calcext:condition calcext:apply-style-name="Accent" calcext:value="duplicate" calcext:base-cell-address="'2002.ntcir'.AKE1"/>
          </calcext:conditional-format>
          <calcext:conditional-format calcext:target-range-address="'2002.ntcir'.AKF1:'2002.ntcir'.AKF1">
            <calcext:condition calcext:apply-style-name="Accent" calcext:value="duplicate" calcext:base-cell-address="'2002.ntcir'.AKF1"/>
          </calcext:conditional-format>
          <calcext:conditional-format calcext:target-range-address="'2002.ntcir'.AKG1:'2002.ntcir'.AKG1">
            <calcext:condition calcext:apply-style-name="Accent" calcext:value="duplicate" calcext:base-cell-address="'2002.ntcir'.AKG1"/>
          </calcext:conditional-format>
          <calcext:conditional-format calcext:target-range-address="'2002.ntcir'.AKH1:'2002.ntcir'.AKH1">
            <calcext:condition calcext:apply-style-name="Accent" calcext:value="duplicate" calcext:base-cell-address="'2002.ntcir'.AKH1"/>
          </calcext:conditional-format>
          <calcext:conditional-format calcext:target-range-address="'2002.ntcir'.AKI1:'2002.ntcir'.AKI1">
            <calcext:condition calcext:apply-style-name="Accent" calcext:value="duplicate" calcext:base-cell-address="'2002.ntcir'.AKI1"/>
          </calcext:conditional-format>
          <calcext:conditional-format calcext:target-range-address="'2002.ntcir'.AKJ1:'2002.ntcir'.AKJ1">
            <calcext:condition calcext:apply-style-name="Accent" calcext:value="duplicate" calcext:base-cell-address="'2002.ntcir'.AKJ1"/>
          </calcext:conditional-format>
          <calcext:conditional-format calcext:target-range-address="'2002.ntcir'.AKK1:'2002.ntcir'.AKK1">
            <calcext:condition calcext:apply-style-name="Accent" calcext:value="duplicate" calcext:base-cell-address="'2002.ntcir'.AKK1"/>
          </calcext:conditional-format>
          <calcext:conditional-format calcext:target-range-address="'2002.ntcir'.AKL1:'2002.ntcir'.AKL1">
            <calcext:condition calcext:apply-style-name="Accent" calcext:value="duplicate" calcext:base-cell-address="'2002.ntcir'.AKL1"/>
          </calcext:conditional-format>
          <calcext:conditional-format calcext:target-range-address="'2002.ntcir'.AKM1:'2002.ntcir'.AKM1">
            <calcext:condition calcext:apply-style-name="Accent" calcext:value="duplicate" calcext:base-cell-address="'2002.ntcir'.AKM1"/>
          </calcext:conditional-format>
          <calcext:conditional-format calcext:target-range-address="'2002.ntcir'.AKN1:'2002.ntcir'.AKN1">
            <calcext:condition calcext:apply-style-name="Accent" calcext:value="duplicate" calcext:base-cell-address="'2002.ntcir'.AKN1"/>
          </calcext:conditional-format>
          <calcext:conditional-format calcext:target-range-address="'2002.ntcir'.AKO1:'2002.ntcir'.AKO1">
            <calcext:condition calcext:apply-style-name="Accent" calcext:value="duplicate" calcext:base-cell-address="'2002.ntcir'.AKO1"/>
          </calcext:conditional-format>
          <calcext:conditional-format calcext:target-range-address="'2002.ntcir'.AKP1:'2002.ntcir'.AKP1">
            <calcext:condition calcext:apply-style-name="Accent" calcext:value="duplicate" calcext:base-cell-address="'2002.ntcir'.AKP1"/>
          </calcext:conditional-format>
          <calcext:conditional-format calcext:target-range-address="'2002.ntcir'.AKQ1:'2002.ntcir'.AKQ1">
            <calcext:condition calcext:apply-style-name="Accent" calcext:value="duplicate" calcext:base-cell-address="'2002.ntcir'.AKQ1"/>
          </calcext:conditional-format>
          <calcext:conditional-format calcext:target-range-address="'2002.ntcir'.AKR1:'2002.ntcir'.AKR1">
            <calcext:condition calcext:apply-style-name="Accent" calcext:value="duplicate" calcext:base-cell-address="'2002.ntcir'.AKR1"/>
          </calcext:conditional-format>
          <calcext:conditional-format calcext:target-range-address="'2002.ntcir'.AKS1:'2002.ntcir'.AKS1">
            <calcext:condition calcext:apply-style-name="Accent" calcext:value="duplicate" calcext:base-cell-address="'2002.ntcir'.AKS1"/>
          </calcext:conditional-format>
          <calcext:conditional-format calcext:target-range-address="'2002.ntcir'.AKT1:'2002.ntcir'.AKT1">
            <calcext:condition calcext:apply-style-name="Accent" calcext:value="duplicate" calcext:base-cell-address="'2002.ntcir'.AKT1"/>
          </calcext:conditional-format>
          <calcext:conditional-format calcext:target-range-address="'2002.ntcir'.AKU1:'2002.ntcir'.AKU1">
            <calcext:condition calcext:apply-style-name="Accent" calcext:value="duplicate" calcext:base-cell-address="'2002.ntcir'.AKU1"/>
          </calcext:conditional-format>
          <calcext:conditional-format calcext:target-range-address="'2002.ntcir'.AKV1:'2002.ntcir'.AKV1">
            <calcext:condition calcext:apply-style-name="Accent" calcext:value="duplicate" calcext:base-cell-address="'2002.ntcir'.AKV1"/>
          </calcext:conditional-format>
          <calcext:conditional-format calcext:target-range-address="'2002.ntcir'.AKW1:'2002.ntcir'.AKW1">
            <calcext:condition calcext:apply-style-name="Accent" calcext:value="duplicate" calcext:base-cell-address="'2002.ntcir'.AKW1"/>
          </calcext:conditional-format>
          <calcext:conditional-format calcext:target-range-address="'2002.ntcir'.AKX1:'2002.ntcir'.AKX1">
            <calcext:condition calcext:apply-style-name="Accent" calcext:value="duplicate" calcext:base-cell-address="'2002.ntcir'.AKX1"/>
          </calcext:conditional-format>
          <calcext:conditional-format calcext:target-range-address="'2002.ntcir'.AKY1:'2002.ntcir'.AKY1">
            <calcext:condition calcext:apply-style-name="Accent" calcext:value="duplicate" calcext:base-cell-address="'2002.ntcir'.AKY1"/>
          </calcext:conditional-format>
          <calcext:conditional-format calcext:target-range-address="'2002.ntcir'.AKZ1:'2002.ntcir'.AKZ1">
            <calcext:condition calcext:apply-style-name="Accent" calcext:value="duplicate" calcext:base-cell-address="'2002.ntcir'.AKZ1"/>
          </calcext:conditional-format>
          <calcext:conditional-format calcext:target-range-address="'2002.ntcir'.ALA1:'2002.ntcir'.ALA1">
            <calcext:condition calcext:apply-style-name="Accent" calcext:value="duplicate" calcext:base-cell-address="'2002.ntcir'.ALA1"/>
          </calcext:conditional-format>
          <calcext:conditional-format calcext:target-range-address="'2002.ntcir'.ALB1:'2002.ntcir'.ALB1">
            <calcext:condition calcext:apply-style-name="Accent" calcext:value="duplicate" calcext:base-cell-address="'2002.ntcir'.ALB1"/>
          </calcext:conditional-format>
          <calcext:conditional-format calcext:target-range-address="'2002.ntcir'.ALC1:'2002.ntcir'.ALC1">
            <calcext:condition calcext:apply-style-name="Accent" calcext:value="duplicate" calcext:base-cell-address="'2002.ntcir'.ALC1"/>
          </calcext:conditional-format>
          <calcext:conditional-format calcext:target-range-address="'2002.ntcir'.ALD1:'2002.ntcir'.ALD1">
            <calcext:condition calcext:apply-style-name="Accent" calcext:value="duplicate" calcext:base-cell-address="'2002.ntcir'.ALD1"/>
          </calcext:conditional-format>
          <calcext:conditional-format calcext:target-range-address="'2002.ntcir'.ALE1:'2002.ntcir'.ALE1">
            <calcext:condition calcext:apply-style-name="Accent" calcext:value="duplicate" calcext:base-cell-address="'2002.ntcir'.ALE1"/>
          </calcext:conditional-format>
          <calcext:conditional-format calcext:target-range-address="'2002.ntcir'.ALF1:'2002.ntcir'.ALF1">
            <calcext:condition calcext:apply-style-name="Accent" calcext:value="duplicate" calcext:base-cell-address="'2002.ntcir'.ALF1"/>
          </calcext:conditional-format>
          <calcext:conditional-format calcext:target-range-address="'2002.ntcir'.ALG1:'2002.ntcir'.ALG1">
            <calcext:condition calcext:apply-style-name="Accent" calcext:value="duplicate" calcext:base-cell-address="'2002.ntcir'.ALG1"/>
          </calcext:conditional-format>
          <calcext:conditional-format calcext:target-range-address="'2002.ntcir'.ALH1:'2002.ntcir'.ALH1">
            <calcext:condition calcext:apply-style-name="Accent" calcext:value="duplicate" calcext:base-cell-address="'2002.ntcir'.ALH1"/>
          </calcext:conditional-format>
          <calcext:conditional-format calcext:target-range-address="'2002.ntcir'.ALI1:'2002.ntcir'.ALI1">
            <calcext:condition calcext:apply-style-name="Accent" calcext:value="duplicate" calcext:base-cell-address="'2002.ntcir'.ALI1"/>
          </calcext:conditional-format>
          <calcext:conditional-format calcext:target-range-address="'2002.ntcir'.ALJ1:'2002.ntcir'.ALJ1">
            <calcext:condition calcext:apply-style-name="Accent" calcext:value="duplicate" calcext:base-cell-address="'2002.ntcir'.ALJ1"/>
          </calcext:conditional-format>
          <calcext:conditional-format calcext:target-range-address="'2002.ntcir'.ALK1:'2002.ntcir'.ALK1">
            <calcext:condition calcext:apply-style-name="Accent" calcext:value="duplicate" calcext:base-cell-address="'2002.ntcir'.ALK1"/>
          </calcext:conditional-format>
          <calcext:conditional-format calcext:target-range-address="'2002.ntcir'.ALL1:'2002.ntcir'.ALL1">
            <calcext:condition calcext:apply-style-name="Accent" calcext:value="duplicate" calcext:base-cell-address="'2002.ntcir'.ALL1"/>
          </calcext:conditional-format>
          <calcext:conditional-format calcext:target-range-address="'2002.ntcir'.ALM1:'2002.ntcir'.ALM1">
            <calcext:condition calcext:apply-style-name="Accent" calcext:value="duplicate" calcext:base-cell-address="'2002.ntcir'.ALM1"/>
          </calcext:conditional-format>
          <calcext:conditional-format calcext:target-range-address="'2002.ntcir'.ALN1:'2002.ntcir'.ALN1">
            <calcext:condition calcext:apply-style-name="Accent" calcext:value="duplicate" calcext:base-cell-address="'2002.ntcir'.ALN1"/>
          </calcext:conditional-format>
          <calcext:conditional-format calcext:target-range-address="'2002.ntcir'.ALO1:'2002.ntcir'.ALO1">
            <calcext:condition calcext:apply-style-name="Accent" calcext:value="duplicate" calcext:base-cell-address="'2002.ntcir'.ALO1"/>
          </calcext:conditional-format>
          <calcext:conditional-format calcext:target-range-address="'2002.ntcir'.ALP1:'2002.ntcir'.ALP1">
            <calcext:condition calcext:apply-style-name="Accent" calcext:value="duplicate" calcext:base-cell-address="'2002.ntcir'.ALP1"/>
          </calcext:conditional-format>
          <calcext:conditional-format calcext:target-range-address="'2002.ntcir'.ALQ1:'2002.ntcir'.ALQ1">
            <calcext:condition calcext:apply-style-name="Accent" calcext:value="duplicate" calcext:base-cell-address="'2002.ntcir'.ALQ1"/>
          </calcext:conditional-format>
          <calcext:conditional-format calcext:target-range-address="'2002.ntcir'.ALR1:'2002.ntcir'.ALR1">
            <calcext:condition calcext:apply-style-name="Accent" calcext:value="duplicate" calcext:base-cell-address="'2002.ntcir'.ALR1"/>
          </calcext:conditional-format>
          <calcext:conditional-format calcext:target-range-address="'2002.ntcir'.ALS1:'2002.ntcir'.ALS1">
            <calcext:condition calcext:apply-style-name="Accent" calcext:value="duplicate" calcext:base-cell-address="'2002.ntcir'.ALS1"/>
          </calcext:conditional-format>
          <calcext:conditional-format calcext:target-range-address="'2002.ntcir'.ALT1:'2002.ntcir'.ALT1">
            <calcext:condition calcext:apply-style-name="Accent" calcext:value="duplicate" calcext:base-cell-address="'2002.ntcir'.ALT1"/>
          </calcext:conditional-format>
          <calcext:conditional-format calcext:target-range-address="'2002.ntcir'.ALU1:'2002.ntcir'.ALU1">
            <calcext:condition calcext:apply-style-name="Accent" calcext:value="duplicate" calcext:base-cell-address="'2002.ntcir'.ALU1"/>
          </calcext:conditional-format>
          <calcext:conditional-format calcext:target-range-address="'2002.ntcir'.ALV1:'2002.ntcir'.ALV1">
            <calcext:condition calcext:apply-style-name="Accent" calcext:value="duplicate" calcext:base-cell-address="'2002.ntcir'.ALV1"/>
          </calcext:conditional-format>
          <calcext:conditional-format calcext:target-range-address="'2002.ntcir'.ALW1:'2002.ntcir'.ALW1">
            <calcext:condition calcext:apply-style-name="Accent" calcext:value="duplicate" calcext:base-cell-address="'2002.ntcir'.ALW1"/>
          </calcext:conditional-format>
          <calcext:conditional-format calcext:target-range-address="'2002.ntcir'.ALX1:'2002.ntcir'.ALX1">
            <calcext:condition calcext:apply-style-name="Accent" calcext:value="duplicate" calcext:base-cell-address="'2002.ntcir'.ALX1"/>
          </calcext:conditional-format>
          <calcext:conditional-format calcext:target-range-address="'2002.ntcir'.ALY1:'2002.ntcir'.ALY1">
            <calcext:condition calcext:apply-style-name="Accent" calcext:value="duplicate" calcext:base-cell-address="'2002.ntcir'.ALY1"/>
          </calcext:conditional-format>
          <calcext:conditional-format calcext:target-range-address="'2002.ntcir'.ALZ1:'2002.ntcir'.ALZ1">
            <calcext:condition calcext:apply-style-name="Accent" calcext:value="duplicate" calcext:base-cell-address="'2002.ntcir'.ALZ1"/>
          </calcext:conditional-format>
          <calcext:conditional-format calcext:target-range-address="'2002.ntcir'.AMA1:'2002.ntcir'.AMA1">
            <calcext:condition calcext:apply-style-name="Accent" calcext:value="duplicate" calcext:base-cell-address="'2002.ntcir'.AMA1"/>
          </calcext:conditional-format>
          <calcext:conditional-format calcext:target-range-address="'2002.ntcir'.AMB1:'2002.ntcir'.AMB1">
            <calcext:condition calcext:apply-style-name="Accent" calcext:value="duplicate" calcext:base-cell-address="'2002.ntcir'.AMB1"/>
          </calcext:conditional-format>
          <calcext:conditional-format calcext:target-range-address="'2002.ntcir'.AMC1:'2002.ntcir'.AMC1">
            <calcext:condition calcext:apply-style-name="Accent" calcext:value="duplicate" calcext:base-cell-address="'2002.ntcir'.AMC1"/>
          </calcext:conditional-format>
          <calcext:conditional-format calcext:target-range-address="'2002.ntcir'.AMD1:'2002.ntcir'.AMD1">
            <calcext:condition calcext:apply-style-name="Accent" calcext:value="duplicate" calcext:base-cell-address="'2002.ntcir'.AMD1"/>
          </calcext:conditional-format>
          <calcext:conditional-format calcext:target-range-address="'2002.ntcir'.AME1:'2002.ntcir'.AME1">
            <calcext:condition calcext:apply-style-name="Accent" calcext:value="duplicate" calcext:base-cell-address="'2002.ntcir'.AME1"/>
          </calcext:conditional-format>
          <calcext:conditional-format calcext:target-range-address="'2002.ntcir'.AMF1:'2002.ntcir'.AMF1">
            <calcext:condition calcext:apply-style-name="Accent" calcext:value="duplicate" calcext:base-cell-address="'2002.ntcir'.AMF1"/>
          </calcext:conditional-format>
          <calcext:conditional-format calcext:target-range-address="'2002.ntcir'.AMG1:'2002.ntcir'.AMG1">
            <calcext:condition calcext:apply-style-name="Accent" calcext:value="duplicate" calcext:base-cell-address="'2002.ntcir'.AMG1"/>
          </calcext:conditional-format>
          <calcext:conditional-format calcext:target-range-address="'2002.ntcir'.AMH1:'2002.ntcir'.AMH1">
            <calcext:condition calcext:apply-style-name="Accent" calcext:value="duplicate" calcext:base-cell-address="'2002.ntcir'.AMH1"/>
          </calcext:conditional-format>
          <calcext:conditional-format calcext:target-range-address="'2002.ntcir'.AMI1:'2002.ntcir'.AMI1">
            <calcext:condition calcext:apply-style-name="Accent" calcext:value="duplicate" calcext:base-cell-address="'2002.ntcir'.AMI1"/>
          </calcext:conditional-format>
          <calcext:conditional-format calcext:target-range-address="'2002.ntcir'.AMJ1:'2002.ntcir'.AMJ1">
            <calcext:condition calcext:apply-style-name="Accent" calcext:value="duplicate" calcext:base-cell-address="'2002.ntcir'.AMJ1"/>
          </calcext:conditional-format>
        </calcext:conditional-formats>
      </table:table>
      <table:table table:name="2004.ntcir" table:style-name="ta1">
        <table:table-column table:style-name="co7" table:default-cell-style-name="ce2053"/>
        <table:table-column table:style-name="co5" table:number-columns-repeated="1023" table:default-cell-style-name="ce2053"/>
        <table:table-row table:style-name="ro1">
          <table:table-cell table:style-name="ce2052" office:value-type="string" calcext:value-type="string">
            <text:p>Title</text:p>
          </table:table-cell>
          <table:table-cell table:style-name="ce2054" office:value-type="string" calcext:value-type="string">
            <text:p>Authors</text:p>
          </table:table-cell>
          <table:table-cell table:style-name="ce2055" office:value-type="string" calcext:value-type="string">
            <text:p>Pdf</text:p>
          </table:table-cell>
          <table:table-cell table:style-name="ce2056" office:value-type="string" calcext:value-type="string">
            <text:p>Presentation</text:p>
          </table:table-cell>
          <table:table-cell table:style-name="ce2057" office:value-type="string" calcext:value-type="string">
            <text:p>Volume_Name</text:p>
          </table:table-cell>
          <table:table-cell table:style-name="ce2058" office:value-type="string" calcext:value-type="string">
            <text:p>Pages</text:p>
          </table:table-cell>
          <table:table-cell table:style-name="ce2059" office:value-type="string" calcext:value-type="string">
            <text:p>Notes</text:p>
          </table:table-cell>
          <table:table-cell table:style-name="ce2060"/>
          <table:table-cell table:style-name="ce2061"/>
          <table:table-cell table:style-name="ce2062"/>
          <table:table-cell table:style-name="ce2063"/>
          <table:table-cell table:style-name="ce2064"/>
          <table:table-cell table:style-name="ce2065"/>
          <table:table-cell table:style-name="ce2066"/>
          <table:table-cell table:style-name="ce2067"/>
          <table:table-cell table:style-name="ce2068"/>
          <table:table-cell table:style-name="ce2069"/>
          <table:table-cell table:style-name="ce2070"/>
          <table:table-cell table:style-name="ce2071"/>
          <table:table-cell table:style-name="ce2072"/>
          <table:table-cell table:style-name="ce2073"/>
          <table:table-cell table:style-name="ce2074"/>
          <table:table-cell table:style-name="ce2075"/>
          <table:table-cell table:style-name="ce2076"/>
          <table:table-cell table:style-name="ce2077"/>
          <table:table-cell table:style-name="ce2078"/>
          <table:table-cell table:style-name="ce2079"/>
          <table:table-cell table:style-name="ce2080"/>
          <table:table-cell table:style-name="ce2081"/>
          <table:table-cell table:style-name="ce2082"/>
          <table:table-cell table:style-name="ce2083"/>
          <table:table-cell table:style-name="ce2084"/>
          <table:table-cell table:style-name="ce2085"/>
          <table:table-cell table:style-name="ce2086"/>
          <table:table-cell table:style-name="ce2087"/>
          <table:table-cell table:style-name="ce2088"/>
          <table:table-cell table:style-name="ce2089"/>
          <table:table-cell table:style-name="ce2090"/>
          <table:table-cell table:style-name="ce2091"/>
          <table:table-cell table:style-name="ce2092"/>
          <table:table-cell table:style-name="ce2093"/>
          <table:table-cell table:style-name="ce2094"/>
          <table:table-cell table:style-name="ce2095"/>
          <table:table-cell table:style-name="ce2096"/>
          <table:table-cell table:style-name="ce2097"/>
          <table:table-cell table:style-name="ce2098"/>
          <table:table-cell table:style-name="ce2099"/>
          <table:table-cell table:style-name="ce2100"/>
          <table:table-cell table:style-name="ce2101"/>
          <table:table-cell table:style-name="ce2102"/>
          <table:table-cell table:style-name="ce2103"/>
          <table:table-cell table:style-name="ce2104"/>
          <table:table-cell table:style-name="ce2105"/>
          <table:table-cell table:style-name="ce2106"/>
          <table:table-cell table:style-name="ce2107"/>
          <table:table-cell table:style-name="ce2108"/>
          <table:table-cell table:style-name="ce2109"/>
          <table:table-cell table:style-name="ce2110"/>
          <table:table-cell table:style-name="ce2111"/>
          <table:table-cell table:style-name="ce2112"/>
          <table:table-cell table:style-name="ce2113"/>
          <table:table-cell table:style-name="ce2114"/>
          <table:table-cell table:style-name="ce2115"/>
          <table:table-cell table:style-name="ce2116"/>
          <table:table-cell table:style-name="ce2117"/>
          <table:table-cell table:style-name="ce2118"/>
          <table:table-cell table:style-name="ce2119"/>
          <table:table-cell table:style-name="ce2120"/>
          <table:table-cell table:style-name="ce2121"/>
          <table:table-cell table:style-name="ce2122"/>
          <table:table-cell table:style-name="ce2123"/>
          <table:table-cell table:style-name="ce2124"/>
          <table:table-cell table:style-name="ce2125"/>
          <table:table-cell table:style-name="ce2126"/>
          <table:table-cell table:style-name="ce2127"/>
          <table:table-cell table:style-name="ce2128"/>
          <table:table-cell table:style-name="ce2129"/>
          <table:table-cell table:style-name="ce2130"/>
          <table:table-cell table:style-name="ce2131"/>
          <table:table-cell table:style-name="ce2132"/>
          <table:table-cell table:style-name="ce2133"/>
          <table:table-cell table:style-name="ce2134"/>
          <table:table-cell table:style-name="ce2135"/>
          <table:table-cell table:style-name="ce2136"/>
          <table:table-cell table:style-name="ce2137"/>
          <table:table-cell table:style-name="ce2138"/>
          <table:table-cell table:style-name="ce2139"/>
          <table:table-cell table:style-name="ce2140"/>
          <table:table-cell table:style-name="ce2141"/>
          <table:table-cell table:style-name="ce2142"/>
          <table:table-cell table:style-name="ce2143"/>
          <table:table-cell table:style-name="ce2144"/>
          <table:table-cell table:style-name="ce2145"/>
          <table:table-cell table:style-name="ce2146"/>
          <table:table-cell table:style-name="ce2147"/>
          <table:table-cell table:style-name="ce2148"/>
          <table:table-cell table:style-name="ce2149"/>
          <table:table-cell table:style-name="ce2150"/>
          <table:table-cell table:style-name="ce2151"/>
          <table:table-cell table:style-name="ce2152"/>
          <table:table-cell table:style-name="ce2153"/>
          <table:table-cell table:style-name="ce2154"/>
          <table:table-cell table:style-name="ce2155"/>
          <table:table-cell table:style-name="ce2156"/>
          <table:table-cell table:style-name="ce2157"/>
          <table:table-cell table:style-name="ce2158"/>
          <table:table-cell table:style-name="ce2159"/>
          <table:table-cell table:style-name="ce2160"/>
          <table:table-cell table:style-name="ce2161"/>
          <table:table-cell table:style-name="ce2162"/>
          <table:table-cell table:style-name="ce2163"/>
          <table:table-cell table:style-name="ce2164"/>
          <table:table-cell table:style-name="ce2165"/>
          <table:table-cell table:style-name="ce2166"/>
          <table:table-cell table:style-name="ce2167"/>
          <table:table-cell table:style-name="ce2168"/>
          <table:table-cell table:style-name="ce2169"/>
          <table:table-cell table:style-name="ce2170"/>
          <table:table-cell table:style-name="ce2171"/>
          <table:table-cell table:style-name="ce2172"/>
          <table:table-cell table:style-name="ce2173"/>
          <table:table-cell table:style-name="ce2174"/>
          <table:table-cell table:style-name="ce2175"/>
          <table:table-cell table:style-name="ce2176"/>
          <table:table-cell table:style-name="ce2177"/>
          <table:table-cell table:style-name="ce2178"/>
          <table:table-cell table:style-name="ce2179"/>
          <table:table-cell table:style-name="ce2180"/>
          <table:table-cell table:style-name="ce2181"/>
          <table:table-cell table:style-name="ce2182"/>
          <table:table-cell table:style-name="ce2183"/>
          <table:table-cell table:style-name="ce2184"/>
          <table:table-cell table:style-name="ce2185"/>
          <table:table-cell table:style-name="ce2186"/>
          <table:table-cell table:style-name="ce2187"/>
          <table:table-cell table:style-name="ce2188"/>
          <table:table-cell table:style-name="ce2189"/>
          <table:table-cell table:style-name="ce2190"/>
          <table:table-cell table:style-name="ce2191"/>
          <table:table-cell table:style-name="ce2192"/>
          <table:table-cell table:style-name="ce2193"/>
          <table:table-cell table:style-name="ce2194"/>
          <table:table-cell table:style-name="ce2195"/>
          <table:table-cell table:style-name="ce2196"/>
          <table:table-cell table:style-name="ce2197"/>
          <table:table-cell table:style-name="ce2198"/>
          <table:table-cell table:style-name="ce2199"/>
          <table:table-cell table:style-name="ce2200"/>
          <table:table-cell table:style-name="ce2201"/>
          <table:table-cell table:style-name="ce2202"/>
          <table:table-cell table:style-name="ce2203"/>
          <table:table-cell table:style-name="ce2204"/>
          <table:table-cell table:style-name="ce2205"/>
          <table:table-cell table:style-name="ce2206"/>
          <table:table-cell table:style-name="ce2207"/>
          <table:table-cell table:style-name="ce2208"/>
          <table:table-cell table:style-name="ce2209"/>
          <table:table-cell table:style-name="ce2210"/>
          <table:table-cell table:style-name="ce2211"/>
          <table:table-cell table:style-name="ce2212"/>
          <table:table-cell table:style-name="ce2213"/>
          <table:table-cell table:style-name="ce2214"/>
          <table:table-cell table:style-name="ce2215"/>
          <table:table-cell table:style-name="ce2216"/>
          <table:table-cell table:style-name="ce2217"/>
          <table:table-cell table:style-name="ce2218"/>
          <table:table-cell table:style-name="ce2219"/>
          <table:table-cell table:style-name="ce2220"/>
          <table:table-cell table:style-name="ce2221"/>
          <table:table-cell table:style-name="ce2222"/>
          <table:table-cell table:style-name="ce2223"/>
          <table:table-cell table:style-name="ce2224"/>
          <table:table-cell table:style-name="ce2225"/>
          <table:table-cell table:style-name="ce2226"/>
          <table:table-cell table:style-name="ce2227"/>
          <table:table-cell table:style-name="ce2228"/>
          <table:table-cell table:style-name="ce2229"/>
          <table:table-cell table:style-name="ce2230"/>
          <table:table-cell table:style-name="ce2231"/>
          <table:table-cell table:style-name="ce2232"/>
          <table:table-cell table:style-name="ce2233"/>
          <table:table-cell table:style-name="ce2234"/>
          <table:table-cell table:style-name="ce2235"/>
          <table:table-cell table:style-name="ce2236"/>
          <table:table-cell table:style-name="ce2237"/>
          <table:table-cell table:style-name="ce2238"/>
          <table:table-cell table:style-name="ce2239"/>
          <table:table-cell table:style-name="ce2240"/>
          <table:table-cell table:style-name="ce2241"/>
          <table:table-cell table:style-name="ce2242"/>
          <table:table-cell table:style-name="ce2243"/>
          <table:table-cell table:style-name="ce2244"/>
          <table:table-cell table:style-name="ce2245"/>
          <table:table-cell table:style-name="ce2246"/>
          <table:table-cell table:style-name="ce2247"/>
          <table:table-cell table:style-name="ce2248"/>
          <table:table-cell table:style-name="ce2249"/>
          <table:table-cell table:style-name="ce2250"/>
          <table:table-cell table:style-name="ce2251"/>
          <table:table-cell table:style-name="ce2252"/>
          <table:table-cell table:style-name="ce2253"/>
          <table:table-cell table:style-name="ce2254"/>
          <table:table-cell table:style-name="ce2255"/>
          <table:table-cell table:style-name="ce2256"/>
          <table:table-cell table:style-name="ce2257"/>
          <table:table-cell table:style-name="ce2258"/>
          <table:table-cell table:style-name="ce2259"/>
          <table:table-cell table:style-name="ce2260"/>
          <table:table-cell table:style-name="ce2261"/>
          <table:table-cell table:style-name="ce2262"/>
          <table:table-cell table:style-name="ce2263"/>
          <table:table-cell table:style-name="ce2264"/>
          <table:table-cell table:style-name="ce2265"/>
          <table:table-cell table:style-name="ce2266"/>
          <table:table-cell table:style-name="ce2267"/>
          <table:table-cell table:style-name="ce2268"/>
          <table:table-cell table:style-name="ce2269"/>
          <table:table-cell table:style-name="ce2270"/>
          <table:table-cell table:style-name="ce2271"/>
          <table:table-cell table:style-name="ce2272"/>
          <table:table-cell table:style-name="ce2273"/>
          <table:table-cell table:style-name="ce2274"/>
          <table:table-cell table:style-name="ce2275"/>
          <table:table-cell table:style-name="ce2276"/>
          <table:table-cell table:style-name="ce2277"/>
          <table:table-cell table:style-name="ce2278"/>
          <table:table-cell table:style-name="ce2279"/>
          <table:table-cell table:style-name="ce2280"/>
          <table:table-cell table:style-name="ce2281"/>
          <table:table-cell table:style-name="ce2282"/>
          <table:table-cell table:style-name="ce2283"/>
          <table:table-cell table:style-name="ce2284"/>
          <table:table-cell table:style-name="ce2285"/>
          <table:table-cell table:style-name="ce2286"/>
          <table:table-cell table:style-name="ce2287"/>
          <table:table-cell table:style-name="ce2288"/>
          <table:table-cell table:style-name="ce2289"/>
          <table:table-cell table:style-name="ce2290"/>
          <table:table-cell table:style-name="ce2291"/>
          <table:table-cell table:style-name="ce2292"/>
          <table:table-cell table:style-name="ce2293"/>
          <table:table-cell table:style-name="ce2294"/>
          <table:table-cell table:style-name="ce2295"/>
          <table:table-cell table:style-name="ce2296"/>
          <table:table-cell table:style-name="ce2297"/>
          <table:table-cell table:style-name="ce2298"/>
          <table:table-cell table:style-name="ce2299"/>
          <table:table-cell table:style-name="ce2300"/>
          <table:table-cell table:style-name="ce2301"/>
          <table:table-cell table:style-name="ce2302"/>
          <table:table-cell table:style-name="ce2303"/>
          <table:table-cell table:style-name="ce2304"/>
          <table:table-cell table:style-name="ce2305"/>
          <table:table-cell table:style-name="ce2306"/>
          <table:table-cell table:style-name="ce2307"/>
          <table:table-cell table:style-name="ce2308"/>
          <table:table-cell table:style-name="ce2309"/>
          <table:table-cell table:style-name="ce2310"/>
          <table:table-cell table:style-name="ce2311"/>
          <table:table-cell table:style-name="ce2312"/>
          <table:table-cell table:style-name="ce2313"/>
          <table:table-cell table:style-name="ce2314"/>
          <table:table-cell table:style-name="ce2315"/>
          <table:table-cell table:style-name="ce2316"/>
          <table:table-cell table:style-name="ce2317"/>
          <table:table-cell table:style-name="ce2318"/>
          <table:table-cell table:style-name="ce2319"/>
          <table:table-cell table:style-name="ce2320"/>
          <table:table-cell table:style-name="ce2321"/>
          <table:table-cell table:style-name="ce2322"/>
          <table:table-cell table:style-name="ce2323"/>
          <table:table-cell table:style-name="ce2324"/>
          <table:table-cell table:style-name="ce2325"/>
          <table:table-cell table:style-name="ce2326"/>
          <table:table-cell table:style-name="ce2327"/>
          <table:table-cell table:style-name="ce2328"/>
          <table:table-cell table:style-name="ce2329"/>
          <table:table-cell table:style-name="ce2330"/>
          <table:table-cell table:style-name="ce2331"/>
          <table:table-cell table:style-name="ce2332"/>
          <table:table-cell table:style-name="ce2333"/>
          <table:table-cell table:style-name="ce2334"/>
          <table:table-cell table:style-name="ce2335"/>
          <table:table-cell table:style-name="ce2336"/>
          <table:table-cell table:style-name="ce2337"/>
          <table:table-cell table:style-name="ce2338"/>
          <table:table-cell table:style-name="ce2339"/>
          <table:table-cell table:style-name="ce2340"/>
          <table:table-cell table:style-name="ce2341"/>
          <table:table-cell table:style-name="ce2342"/>
          <table:table-cell table:style-name="ce2343"/>
          <table:table-cell table:style-name="ce2344"/>
          <table:table-cell table:style-name="ce2345"/>
          <table:table-cell table:style-name="ce2346"/>
          <table:table-cell table:style-name="ce2347"/>
          <table:table-cell table:style-name="ce2348"/>
          <table:table-cell table:style-name="ce2349"/>
          <table:table-cell table:style-name="ce2350"/>
          <table:table-cell table:style-name="ce2351"/>
          <table:table-cell table:style-name="ce2352"/>
          <table:table-cell table:style-name="ce2353"/>
          <table:table-cell table:style-name="ce2354"/>
          <table:table-cell table:style-name="ce2355"/>
          <table:table-cell table:style-name="ce2356"/>
          <table:table-cell table:style-name="ce2357"/>
          <table:table-cell table:style-name="ce2358"/>
          <table:table-cell table:style-name="ce2359"/>
          <table:table-cell table:style-name="ce2360"/>
          <table:table-cell table:style-name="ce2361"/>
          <table:table-cell table:style-name="ce2362"/>
          <table:table-cell table:style-name="ce2363"/>
          <table:table-cell table:style-name="ce2364"/>
          <table:table-cell table:style-name="ce2365"/>
          <table:table-cell table:style-name="ce2366"/>
          <table:table-cell table:style-name="ce2367"/>
          <table:table-cell table:style-name="ce2368"/>
          <table:table-cell table:style-name="ce2369"/>
          <table:table-cell table:style-name="ce2370"/>
          <table:table-cell table:style-name="ce2371"/>
          <table:table-cell table:style-name="ce2372"/>
          <table:table-cell table:style-name="ce2373"/>
          <table:table-cell table:style-name="ce2374"/>
          <table:table-cell table:style-name="ce2375"/>
          <table:table-cell table:style-name="ce2376"/>
          <table:table-cell table:style-name="ce2377"/>
          <table:table-cell table:style-name="ce2378"/>
          <table:table-cell table:style-name="ce2379"/>
          <table:table-cell table:style-name="ce2380"/>
          <table:table-cell table:style-name="ce2381"/>
          <table:table-cell table:style-name="ce2382"/>
          <table:table-cell table:style-name="ce2383"/>
          <table:table-cell table:style-name="ce2384"/>
          <table:table-cell table:style-name="ce2385"/>
          <table:table-cell table:style-name="ce2386"/>
          <table:table-cell table:style-name="ce2387"/>
          <table:table-cell table:style-name="ce2388"/>
          <table:table-cell table:style-name="ce2389"/>
          <table:table-cell table:style-name="ce2390"/>
          <table:table-cell table:style-name="ce2391"/>
          <table:table-cell table:style-name="ce2392"/>
          <table:table-cell table:style-name="ce2393"/>
          <table:table-cell table:style-name="ce2394"/>
          <table:table-cell table:style-name="ce2395"/>
          <table:table-cell table:style-name="ce2396"/>
          <table:table-cell table:style-name="ce2397"/>
          <table:table-cell table:style-name="ce2398"/>
          <table:table-cell table:style-name="ce2399"/>
          <table:table-cell table:style-name="ce2400"/>
          <table:table-cell table:style-name="ce2401"/>
          <table:table-cell table:style-name="ce2402"/>
          <table:table-cell table:style-name="ce2403"/>
          <table:table-cell table:style-name="ce2404"/>
          <table:table-cell table:style-name="ce2405"/>
          <table:table-cell table:style-name="ce2406"/>
          <table:table-cell table:style-name="ce2407"/>
          <table:table-cell table:style-name="ce2408"/>
          <table:table-cell table:style-name="ce2409"/>
          <table:table-cell table:style-name="ce2410"/>
          <table:table-cell table:style-name="ce2411"/>
          <table:table-cell table:style-name="ce2412"/>
          <table:table-cell table:style-name="ce2413"/>
          <table:table-cell table:style-name="ce2414"/>
          <table:table-cell table:style-name="ce2415"/>
          <table:table-cell table:style-name="ce2416"/>
          <table:table-cell table:style-name="ce2417"/>
          <table:table-cell table:style-name="ce2418"/>
          <table:table-cell table:style-name="ce2419"/>
          <table:table-cell table:style-name="ce2420"/>
          <table:table-cell table:style-name="ce2421"/>
          <table:table-cell table:style-name="ce2422"/>
          <table:table-cell table:style-name="ce2423"/>
          <table:table-cell table:style-name="ce2424"/>
          <table:table-cell table:style-name="ce2425"/>
          <table:table-cell table:style-name="ce2426"/>
          <table:table-cell table:style-name="ce2427"/>
          <table:table-cell table:style-name="ce2428"/>
          <table:table-cell table:style-name="ce2429"/>
          <table:table-cell table:style-name="ce2430"/>
          <table:table-cell table:style-name="ce2431"/>
          <table:table-cell table:style-name="ce2432"/>
          <table:table-cell table:style-name="ce2433"/>
          <table:table-cell table:style-name="ce2434"/>
          <table:table-cell table:style-name="ce2435"/>
          <table:table-cell table:style-name="ce2436"/>
          <table:table-cell table:style-name="ce2437"/>
          <table:table-cell table:style-name="ce2438"/>
          <table:table-cell table:style-name="ce2439"/>
          <table:table-cell table:style-name="ce2440"/>
          <table:table-cell table:style-name="ce2441"/>
          <table:table-cell table:style-name="ce2442"/>
          <table:table-cell table:style-name="ce2443"/>
          <table:table-cell table:style-name="ce2444"/>
          <table:table-cell table:style-name="ce2445"/>
          <table:table-cell table:style-name="ce2446"/>
          <table:table-cell table:style-name="ce2447"/>
          <table:table-cell table:style-name="ce2448"/>
          <table:table-cell table:style-name="ce2449"/>
          <table:table-cell table:style-name="ce2450"/>
          <table:table-cell table:style-name="ce2451"/>
          <table:table-cell table:style-name="ce2452"/>
          <table:table-cell table:style-name="ce2453"/>
          <table:table-cell table:style-name="ce2454"/>
          <table:table-cell table:style-name="ce2455"/>
          <table:table-cell table:style-name="ce2456"/>
          <table:table-cell table:style-name="ce2457"/>
          <table:table-cell table:style-name="ce2458"/>
          <table:table-cell table:style-name="ce2459"/>
          <table:table-cell table:style-name="ce2460"/>
          <table:table-cell table:style-name="ce2461"/>
          <table:table-cell table:style-name="ce2462"/>
          <table:table-cell table:style-name="ce2463"/>
          <table:table-cell table:style-name="ce2464"/>
          <table:table-cell table:style-name="ce2465"/>
          <table:table-cell table:style-name="ce2466"/>
          <table:table-cell table:style-name="ce2467"/>
          <table:table-cell table:style-name="ce2468"/>
          <table:table-cell table:style-name="ce2469"/>
          <table:table-cell table:style-name="ce2470"/>
          <table:table-cell table:style-name="ce2471"/>
          <table:table-cell table:style-name="ce2472"/>
          <table:table-cell table:style-name="ce2473"/>
          <table:table-cell table:style-name="ce2474"/>
          <table:table-cell table:style-name="ce2475"/>
          <table:table-cell table:style-name="ce2476"/>
          <table:table-cell table:style-name="ce2477"/>
          <table:table-cell table:style-name="ce2478"/>
          <table:table-cell table:style-name="ce2479"/>
          <table:table-cell table:style-name="ce2480"/>
          <table:table-cell table:style-name="ce2481"/>
          <table:table-cell table:style-name="ce2482"/>
          <table:table-cell table:style-name="ce2483"/>
          <table:table-cell table:style-name="ce2484"/>
          <table:table-cell table:style-name="ce2485"/>
          <table:table-cell table:style-name="ce2486"/>
          <table:table-cell table:style-name="ce2487"/>
          <table:table-cell table:style-name="ce2488"/>
          <table:table-cell table:style-name="ce2489"/>
          <table:table-cell table:style-name="ce2490"/>
          <table:table-cell table:style-name="ce2491"/>
          <table:table-cell table:style-name="ce2492"/>
          <table:table-cell table:style-name="ce2493"/>
          <table:table-cell table:style-name="ce2494"/>
          <table:table-cell table:style-name="ce2495"/>
          <table:table-cell table:style-name="ce2496"/>
          <table:table-cell table:style-name="ce2497"/>
          <table:table-cell table:style-name="ce2498"/>
          <table:table-cell table:style-name="ce2499"/>
          <table:table-cell table:style-name="ce2500"/>
          <table:table-cell table:style-name="ce2501"/>
          <table:table-cell table:style-name="ce2502"/>
          <table:table-cell table:style-name="ce2503"/>
          <table:table-cell table:style-name="ce2504"/>
          <table:table-cell table:style-name="ce2505"/>
          <table:table-cell table:style-name="ce2506"/>
          <table:table-cell table:style-name="ce2507"/>
          <table:table-cell table:style-name="ce2508"/>
          <table:table-cell table:style-name="ce2509"/>
          <table:table-cell table:style-name="ce2510"/>
          <table:table-cell table:style-name="ce2511"/>
          <table:table-cell table:style-name="ce2512"/>
          <table:table-cell table:style-name="ce2513"/>
          <table:table-cell table:style-name="ce2514"/>
          <table:table-cell table:style-name="ce2515"/>
          <table:table-cell table:style-name="ce2516"/>
          <table:table-cell table:style-name="ce2517"/>
          <table:table-cell table:style-name="ce2518"/>
          <table:table-cell table:style-name="ce2519"/>
          <table:table-cell table:style-name="ce2520"/>
          <table:table-cell table:style-name="ce2521"/>
          <table:table-cell table:style-name="ce2522"/>
          <table:table-cell table:style-name="ce2523"/>
          <table:table-cell table:style-name="ce2524"/>
          <table:table-cell table:style-name="ce2525"/>
          <table:table-cell table:style-name="ce2526"/>
          <table:table-cell table:style-name="ce2527"/>
          <table:table-cell table:style-name="ce2528"/>
          <table:table-cell table:style-name="ce2529"/>
          <table:table-cell table:style-name="ce2530"/>
          <table:table-cell table:style-name="ce2531"/>
          <table:table-cell table:style-name="ce2532"/>
          <table:table-cell table:style-name="ce2533"/>
          <table:table-cell table:style-name="ce2534"/>
          <table:table-cell table:style-name="ce2535"/>
          <table:table-cell table:style-name="ce2536"/>
          <table:table-cell table:style-name="ce2537"/>
          <table:table-cell table:style-name="ce2538"/>
          <table:table-cell table:style-name="ce2539"/>
          <table:table-cell table:style-name="ce2540"/>
          <table:table-cell table:style-name="ce2541"/>
          <table:table-cell table:style-name="ce2542"/>
          <table:table-cell table:style-name="ce2543"/>
          <table:table-cell table:style-name="ce2544"/>
          <table:table-cell table:style-name="ce2545"/>
          <table:table-cell table:style-name="ce2546"/>
          <table:table-cell table:style-name="ce2547"/>
          <table:table-cell table:style-name="ce2548"/>
          <table:table-cell table:style-name="ce2549"/>
          <table:table-cell table:style-name="ce2550"/>
          <table:table-cell table:style-name="ce2551"/>
          <table:table-cell table:style-name="ce2552"/>
          <table:table-cell table:style-name="ce2553"/>
          <table:table-cell table:style-name="ce2554"/>
          <table:table-cell table:style-name="ce2555"/>
          <table:table-cell table:style-name="ce2556"/>
          <table:table-cell table:style-name="ce2557"/>
          <table:table-cell table:style-name="ce2558"/>
          <table:table-cell table:style-name="ce2559"/>
          <table:table-cell table:style-name="ce2560"/>
          <table:table-cell table:style-name="ce2561"/>
          <table:table-cell table:style-name="ce2562"/>
          <table:table-cell table:style-name="ce2563"/>
          <table:table-cell table:style-name="ce2564"/>
          <table:table-cell table:style-name="ce2565"/>
          <table:table-cell table:style-name="ce2566"/>
          <table:table-cell table:style-name="ce2567"/>
          <table:table-cell table:style-name="ce2568"/>
          <table:table-cell table:style-name="ce2569"/>
          <table:table-cell table:style-name="ce2570"/>
          <table:table-cell table:style-name="ce2571"/>
          <table:table-cell table:style-name="ce2572"/>
          <table:table-cell table:style-name="ce2573"/>
          <table:table-cell table:style-name="ce2574"/>
          <table:table-cell table:style-name="ce2575"/>
          <table:table-cell table:style-name="ce2576"/>
          <table:table-cell table:style-name="ce2577"/>
          <table:table-cell table:style-name="ce2578"/>
          <table:table-cell table:style-name="ce2579"/>
          <table:table-cell table:style-name="ce2580"/>
          <table:table-cell table:style-name="ce2581"/>
          <table:table-cell table:style-name="ce2582"/>
          <table:table-cell table:style-name="ce2583"/>
          <table:table-cell table:style-name="ce2584"/>
          <table:table-cell table:style-name="ce2585"/>
          <table:table-cell table:style-name="ce2586"/>
          <table:table-cell table:style-name="ce2587"/>
          <table:table-cell table:style-name="ce2588"/>
          <table:table-cell table:style-name="ce2589"/>
          <table:table-cell table:style-name="ce2590"/>
          <table:table-cell table:style-name="ce2591"/>
          <table:table-cell table:style-name="ce2592"/>
          <table:table-cell table:style-name="ce2593"/>
          <table:table-cell table:style-name="ce2594"/>
          <table:table-cell table:style-name="ce2595"/>
          <table:table-cell table:style-name="ce2596"/>
          <table:table-cell table:style-name="ce2597"/>
          <table:table-cell table:style-name="ce2598"/>
          <table:table-cell table:style-name="ce2599"/>
          <table:table-cell table:style-name="ce2600"/>
          <table:table-cell table:style-name="ce2601"/>
          <table:table-cell table:style-name="ce2602"/>
          <table:table-cell table:style-name="ce2603"/>
          <table:table-cell table:style-name="ce2604"/>
          <table:table-cell table:style-name="ce2605"/>
          <table:table-cell table:style-name="ce2606"/>
          <table:table-cell table:style-name="ce2607"/>
          <table:table-cell table:style-name="ce2608"/>
          <table:table-cell table:style-name="ce2609"/>
          <table:table-cell table:style-name="ce2610"/>
          <table:table-cell table:style-name="ce2611"/>
          <table:table-cell table:style-name="ce2612"/>
          <table:table-cell table:style-name="ce2613"/>
          <table:table-cell table:style-name="ce2614"/>
          <table:table-cell table:style-name="ce2615"/>
          <table:table-cell table:style-name="ce2616"/>
          <table:table-cell table:style-name="ce2617"/>
          <table:table-cell table:style-name="ce2618"/>
          <table:table-cell table:style-name="ce2619"/>
          <table:table-cell table:style-name="ce2620"/>
          <table:table-cell table:style-name="ce2621"/>
          <table:table-cell table:style-name="ce2622"/>
          <table:table-cell table:style-name="ce2623"/>
          <table:table-cell table:style-name="ce2624"/>
          <table:table-cell table:style-name="ce2625"/>
          <table:table-cell table:style-name="ce2626"/>
          <table:table-cell table:style-name="ce2627"/>
          <table:table-cell table:style-name="ce2628"/>
          <table:table-cell table:style-name="ce2629"/>
          <table:table-cell table:style-name="ce2630"/>
          <table:table-cell table:style-name="ce2631"/>
          <table:table-cell table:style-name="ce2632"/>
          <table:table-cell table:style-name="ce2633"/>
          <table:table-cell table:style-name="ce2634"/>
          <table:table-cell table:style-name="ce2635"/>
          <table:table-cell table:style-name="ce2636"/>
          <table:table-cell table:style-name="ce2637"/>
          <table:table-cell table:style-name="ce2638"/>
          <table:table-cell table:style-name="ce2639"/>
          <table:table-cell table:style-name="ce2640"/>
          <table:table-cell table:style-name="ce2641"/>
          <table:table-cell table:style-name="ce2642"/>
          <table:table-cell table:style-name="ce2643"/>
          <table:table-cell table:style-name="ce2644"/>
          <table:table-cell table:style-name="ce2645"/>
          <table:table-cell table:style-name="ce2646"/>
          <table:table-cell table:style-name="ce2647"/>
          <table:table-cell table:style-name="ce2648"/>
          <table:table-cell table:style-name="ce2649"/>
          <table:table-cell table:style-name="ce2650"/>
          <table:table-cell table:style-name="ce2651"/>
          <table:table-cell table:style-name="ce2652"/>
          <table:table-cell table:style-name="ce2653"/>
          <table:table-cell table:style-name="ce2654"/>
          <table:table-cell table:style-name="ce2655"/>
          <table:table-cell table:style-name="ce2656"/>
          <table:table-cell table:style-name="ce2657"/>
          <table:table-cell table:style-name="ce2658"/>
          <table:table-cell table:style-name="ce2659"/>
          <table:table-cell table:style-name="ce2660"/>
          <table:table-cell table:style-name="ce2661"/>
          <table:table-cell table:style-name="ce2662"/>
          <table:table-cell table:style-name="ce2663"/>
          <table:table-cell table:style-name="ce2664"/>
          <table:table-cell table:style-name="ce2665"/>
          <table:table-cell table:style-name="ce2666"/>
          <table:table-cell table:style-name="ce2667"/>
          <table:table-cell table:style-name="ce2668"/>
          <table:table-cell table:style-name="ce2669"/>
          <table:table-cell table:style-name="ce2670"/>
          <table:table-cell table:style-name="ce2671"/>
          <table:table-cell table:style-name="ce2672"/>
          <table:table-cell table:style-name="ce2673"/>
          <table:table-cell table:style-name="ce2674"/>
          <table:table-cell table:style-name="ce2675"/>
          <table:table-cell table:style-name="ce2676"/>
          <table:table-cell table:style-name="ce2677"/>
          <table:table-cell table:style-name="ce2678"/>
          <table:table-cell table:style-name="ce2679"/>
          <table:table-cell table:style-name="ce2680"/>
          <table:table-cell table:style-name="ce2681"/>
          <table:table-cell table:style-name="ce2682"/>
          <table:table-cell table:style-name="ce2683"/>
          <table:table-cell table:style-name="ce2684"/>
          <table:table-cell table:style-name="ce2685"/>
          <table:table-cell table:style-name="ce2686"/>
          <table:table-cell table:style-name="ce2687"/>
          <table:table-cell table:style-name="ce2688"/>
          <table:table-cell table:style-name="ce2689"/>
          <table:table-cell table:style-name="ce2690"/>
          <table:table-cell table:style-name="ce2691"/>
          <table:table-cell table:style-name="ce2692"/>
          <table:table-cell table:style-name="ce2693"/>
          <table:table-cell table:style-name="ce2694"/>
          <table:table-cell table:style-name="ce2695"/>
          <table:table-cell table:style-name="ce2696"/>
          <table:table-cell table:style-name="ce2697"/>
          <table:table-cell table:style-name="ce2698"/>
          <table:table-cell table:style-name="ce2699"/>
          <table:table-cell table:style-name="ce2700"/>
          <table:table-cell table:style-name="ce2701"/>
          <table:table-cell table:style-name="ce2702"/>
          <table:table-cell table:style-name="ce2703"/>
          <table:table-cell table:style-name="ce2704"/>
          <table:table-cell table:style-name="ce2705"/>
          <table:table-cell table:style-name="ce2706"/>
          <table:table-cell table:style-name="ce2707"/>
          <table:table-cell table:style-name="ce2708"/>
          <table:table-cell table:style-name="ce2709"/>
          <table:table-cell table:style-name="ce2710"/>
          <table:table-cell table:style-name="ce2711"/>
          <table:table-cell table:style-name="ce2712"/>
          <table:table-cell table:style-name="ce2713"/>
          <table:table-cell table:style-name="ce2714"/>
          <table:table-cell table:style-name="ce2715"/>
          <table:table-cell table:style-name="ce2716"/>
          <table:table-cell table:style-name="ce2717"/>
          <table:table-cell table:style-name="ce2718"/>
          <table:table-cell table:style-name="ce2719"/>
          <table:table-cell table:style-name="ce2720"/>
          <table:table-cell table:style-name="ce2721"/>
          <table:table-cell table:style-name="ce2722"/>
          <table:table-cell table:style-name="ce2723"/>
          <table:table-cell table:style-name="ce2724"/>
          <table:table-cell table:style-name="ce2725"/>
          <table:table-cell table:style-name="ce2726"/>
          <table:table-cell table:style-name="ce2727"/>
          <table:table-cell table:style-name="ce2728"/>
          <table:table-cell table:style-name="ce2729"/>
          <table:table-cell table:style-name="ce2730"/>
          <table:table-cell table:style-name="ce2731"/>
          <table:table-cell table:style-name="ce2732"/>
          <table:table-cell table:style-name="ce2733"/>
          <table:table-cell table:style-name="ce2734"/>
          <table:table-cell table:style-name="ce2735"/>
          <table:table-cell table:style-name="ce2736"/>
          <table:table-cell table:style-name="ce2737"/>
          <table:table-cell table:style-name="ce2738"/>
          <table:table-cell table:style-name="ce2739"/>
          <table:table-cell table:style-name="ce2740"/>
          <table:table-cell table:style-name="ce2741"/>
          <table:table-cell table:style-name="ce2742"/>
          <table:table-cell table:style-name="ce2743"/>
          <table:table-cell table:style-name="ce2744"/>
          <table:table-cell table:style-name="ce2745"/>
          <table:table-cell table:style-name="ce2746"/>
          <table:table-cell table:style-name="ce2747"/>
          <table:table-cell table:style-name="ce2748"/>
          <table:table-cell table:style-name="ce2749"/>
          <table:table-cell table:style-name="ce2750"/>
          <table:table-cell table:style-name="ce2751"/>
          <table:table-cell table:style-name="ce2752"/>
          <table:table-cell table:style-name="ce2753"/>
          <table:table-cell table:style-name="ce2754"/>
          <table:table-cell table:style-name="ce2755"/>
          <table:table-cell table:style-name="ce2756"/>
          <table:table-cell table:style-name="ce2757"/>
          <table:table-cell table:style-name="ce2758"/>
          <table:table-cell table:style-name="ce2759"/>
          <table:table-cell table:style-name="ce2760"/>
          <table:table-cell table:style-name="ce2761"/>
          <table:table-cell table:style-name="ce2762"/>
          <table:table-cell table:style-name="ce2763"/>
          <table:table-cell table:style-name="ce2764"/>
          <table:table-cell table:style-name="ce2765"/>
          <table:table-cell table:style-name="ce2766"/>
          <table:table-cell table:style-name="ce2767"/>
          <table:table-cell table:style-name="ce2768"/>
          <table:table-cell table:style-name="ce2769"/>
          <table:table-cell table:style-name="ce2770"/>
          <table:table-cell table:style-name="ce2771"/>
          <table:table-cell table:style-name="ce2772"/>
          <table:table-cell table:style-name="ce2773"/>
          <table:table-cell table:style-name="ce2774"/>
          <table:table-cell table:style-name="ce2775"/>
          <table:table-cell table:style-name="ce2776"/>
          <table:table-cell table:style-name="ce2777"/>
          <table:table-cell table:style-name="ce2778"/>
          <table:table-cell table:style-name="ce2779"/>
          <table:table-cell table:style-name="ce2780"/>
          <table:table-cell table:style-name="ce2781"/>
          <table:table-cell table:style-name="ce2782"/>
          <table:table-cell table:style-name="ce2783"/>
          <table:table-cell table:style-name="ce2784"/>
          <table:table-cell table:style-name="ce2785"/>
          <table:table-cell table:style-name="ce2786"/>
          <table:table-cell table:style-name="ce2787"/>
          <table:table-cell table:style-name="ce2788"/>
          <table:table-cell table:style-name="ce2789"/>
          <table:table-cell table:style-name="ce2790"/>
          <table:table-cell table:style-name="ce2791"/>
          <table:table-cell table:style-name="ce2792"/>
          <table:table-cell table:style-name="ce2793"/>
          <table:table-cell table:style-name="ce2794"/>
          <table:table-cell table:style-name="ce2795"/>
          <table:table-cell table:style-name="ce2796"/>
          <table:table-cell table:style-name="ce2797"/>
          <table:table-cell table:style-name="ce2798"/>
          <table:table-cell table:style-name="ce2799"/>
          <table:table-cell table:style-name="ce2800"/>
          <table:table-cell table:style-name="ce2801"/>
          <table:table-cell table:style-name="ce2802"/>
          <table:table-cell table:style-name="ce2803"/>
          <table:table-cell table:style-name="ce2804"/>
          <table:table-cell table:style-name="ce2805"/>
          <table:table-cell table:style-name="ce2806"/>
          <table:table-cell table:style-name="ce2807"/>
          <table:table-cell table:style-name="ce2808"/>
          <table:table-cell table:style-name="ce2809"/>
          <table:table-cell table:style-name="ce2810"/>
          <table:table-cell table:style-name="ce2811"/>
          <table:table-cell table:style-name="ce2812"/>
          <table:table-cell table:style-name="ce2813"/>
          <table:table-cell table:style-name="ce2814"/>
          <table:table-cell table:style-name="ce2815"/>
          <table:table-cell table:style-name="ce2816"/>
          <table:table-cell table:style-name="ce2817"/>
          <table:table-cell table:style-name="ce2818"/>
          <table:table-cell table:style-name="ce2819"/>
          <table:table-cell table:style-name="ce2820"/>
          <table:table-cell table:style-name="ce2821"/>
          <table:table-cell table:style-name="ce2822"/>
          <table:table-cell table:style-name="ce2823"/>
          <table:table-cell table:style-name="ce2824"/>
          <table:table-cell table:style-name="ce2825"/>
          <table:table-cell table:style-name="ce2826"/>
          <table:table-cell table:style-name="ce2827"/>
          <table:table-cell table:style-name="ce2828"/>
          <table:table-cell table:style-name="ce2829"/>
          <table:table-cell table:style-name="ce2830"/>
          <table:table-cell table:style-name="ce2831"/>
          <table:table-cell table:style-name="ce2832"/>
          <table:table-cell table:style-name="ce2833"/>
          <table:table-cell table:style-name="ce2834"/>
          <table:table-cell table:style-name="ce2835"/>
          <table:table-cell table:style-name="ce2836"/>
          <table:table-cell table:style-name="ce2837"/>
          <table:table-cell table:style-name="ce2838"/>
          <table:table-cell table:style-name="ce2839"/>
          <table:table-cell table:style-name="ce2840"/>
          <table:table-cell table:style-name="ce2841"/>
          <table:table-cell table:style-name="ce2842"/>
          <table:table-cell table:style-name="ce2843"/>
          <table:table-cell table:style-name="ce2844"/>
          <table:table-cell table:style-name="ce2845"/>
          <table:table-cell table:style-name="ce2846"/>
          <table:table-cell table:style-name="ce2847"/>
          <table:table-cell table:style-name="ce2848"/>
          <table:table-cell table:style-name="ce2849"/>
          <table:table-cell table:style-name="ce2850"/>
          <table:table-cell table:style-name="ce2851"/>
          <table:table-cell table:style-name="ce2852"/>
          <table:table-cell table:style-name="ce2853"/>
          <table:table-cell table:style-name="ce2854"/>
          <table:table-cell table:style-name="ce2855"/>
          <table:table-cell table:style-name="ce2856"/>
          <table:table-cell table:style-name="ce2857"/>
          <table:table-cell table:style-name="ce2858"/>
          <table:table-cell table:style-name="ce2859"/>
          <table:table-cell table:style-name="ce2860"/>
          <table:table-cell table:style-name="ce2861"/>
          <table:table-cell table:style-name="ce2862"/>
          <table:table-cell table:style-name="ce2863"/>
          <table:table-cell table:style-name="ce2864"/>
          <table:table-cell table:style-name="ce2865"/>
          <table:table-cell table:style-name="ce2866"/>
          <table:table-cell table:style-name="ce2867"/>
          <table:table-cell table:style-name="ce2868"/>
          <table:table-cell table:style-name="ce2869"/>
          <table:table-cell table:style-name="ce2870"/>
          <table:table-cell table:style-name="ce2871"/>
          <table:table-cell table:style-name="ce2872"/>
          <table:table-cell table:style-name="ce2873"/>
          <table:table-cell table:style-name="ce2874"/>
          <table:table-cell table:style-name="ce2875"/>
          <table:table-cell table:style-name="ce2876"/>
          <table:table-cell table:style-name="ce2877"/>
          <table:table-cell table:style-name="ce2878"/>
          <table:table-cell table:style-name="ce2879"/>
          <table:table-cell table:style-name="ce2880"/>
          <table:table-cell table:style-name="ce2881"/>
          <table:table-cell table:style-name="ce2882"/>
          <table:table-cell table:style-name="ce2883"/>
          <table:table-cell table:style-name="ce2884"/>
          <table:table-cell table:style-name="ce2885"/>
          <table:table-cell table:style-name="ce2886"/>
          <table:table-cell table:style-name="ce2887"/>
          <table:table-cell table:style-name="ce2888"/>
          <table:table-cell table:style-name="ce2889"/>
          <table:table-cell table:style-name="ce2890"/>
          <table:table-cell table:style-name="ce2891"/>
          <table:table-cell table:style-name="ce2892"/>
          <table:table-cell table:style-name="ce2893"/>
          <table:table-cell table:style-name="ce2894"/>
          <table:table-cell table:style-name="ce2895"/>
          <table:table-cell table:style-name="ce2896"/>
          <table:table-cell table:style-name="ce2897"/>
          <table:table-cell table:style-name="ce2898"/>
          <table:table-cell table:style-name="ce2899"/>
          <table:table-cell table:style-name="ce2900"/>
          <table:table-cell table:style-name="ce2901"/>
          <table:table-cell table:style-name="ce2902"/>
          <table:table-cell table:style-name="ce2903"/>
          <table:table-cell table:style-name="ce2904"/>
          <table:table-cell table:style-name="ce2905"/>
          <table:table-cell table:style-name="ce2906"/>
          <table:table-cell table:style-name="ce2907"/>
          <table:table-cell table:style-name="ce2908"/>
          <table:table-cell table:style-name="ce2909"/>
          <table:table-cell table:style-name="ce2910"/>
          <table:table-cell table:style-name="ce2911"/>
          <table:table-cell table:style-name="ce2912"/>
          <table:table-cell table:style-name="ce2913"/>
          <table:table-cell table:style-name="ce2914"/>
          <table:table-cell table:style-name="ce2915"/>
          <table:table-cell table:style-name="ce2916"/>
          <table:table-cell table:style-name="ce2917"/>
          <table:table-cell table:style-name="ce2918"/>
          <table:table-cell table:style-name="ce2919"/>
          <table:table-cell table:style-name="ce2920"/>
          <table:table-cell table:style-name="ce2921"/>
          <table:table-cell table:style-name="ce2922"/>
          <table:table-cell table:style-name="ce2923"/>
          <table:table-cell table:style-name="ce2924"/>
          <table:table-cell table:style-name="ce2925"/>
          <table:table-cell table:style-name="ce2926"/>
          <table:table-cell table:style-name="ce2927"/>
          <table:table-cell table:style-name="ce2928"/>
          <table:table-cell table:style-name="ce2929"/>
          <table:table-cell table:style-name="ce2930"/>
          <table:table-cell table:style-name="ce2931"/>
          <table:table-cell table:style-name="ce2932"/>
          <table:table-cell table:style-name="ce2933"/>
          <table:table-cell table:style-name="ce2934"/>
          <table:table-cell table:style-name="ce2935"/>
          <table:table-cell table:style-name="ce2936"/>
          <table:table-cell table:style-name="ce2937"/>
          <table:table-cell table:style-name="ce2938"/>
          <table:table-cell table:style-name="ce2939"/>
          <table:table-cell table:style-name="ce2940"/>
          <table:table-cell table:style-name="ce2941"/>
          <table:table-cell table:style-name="ce2942"/>
          <table:table-cell table:style-name="ce2943"/>
          <table:table-cell table:style-name="ce2944"/>
          <table:table-cell table:style-name="ce2945"/>
          <table:table-cell table:style-name="ce2946"/>
          <table:table-cell table:style-name="ce2947"/>
          <table:table-cell table:style-name="ce2948"/>
          <table:table-cell table:style-name="ce2949"/>
          <table:table-cell table:style-name="ce2950"/>
          <table:table-cell table:style-name="ce2951"/>
          <table:table-cell table:style-name="ce2952"/>
          <table:table-cell table:style-name="ce2953"/>
          <table:table-cell table:style-name="ce2954"/>
          <table:table-cell table:style-name="ce2955"/>
          <table:table-cell table:style-name="ce2956"/>
          <table:table-cell table:style-name="ce2957"/>
          <table:table-cell table:style-name="ce2958"/>
          <table:table-cell table:style-name="ce2959"/>
          <table:table-cell table:style-name="ce2960"/>
          <table:table-cell table:style-name="ce2961"/>
          <table:table-cell table:style-name="ce2962"/>
          <table:table-cell table:style-name="ce2963"/>
          <table:table-cell table:style-name="ce2964"/>
          <table:table-cell table:style-name="ce2965"/>
          <table:table-cell table:style-name="ce2966"/>
          <table:table-cell table:style-name="ce2967"/>
          <table:table-cell table:style-name="ce2968"/>
          <table:table-cell table:style-name="ce2969"/>
          <table:table-cell table:style-name="ce2970"/>
          <table:table-cell table:style-name="ce2971"/>
          <table:table-cell table:style-name="ce2972"/>
          <table:table-cell table:style-name="ce2973"/>
          <table:table-cell table:style-name="ce2974"/>
          <table:table-cell table:style-name="ce2975"/>
          <table:table-cell table:style-name="ce2976"/>
          <table:table-cell table:style-name="ce2977"/>
          <table:table-cell table:style-name="ce2978"/>
          <table:table-cell table:style-name="ce2979"/>
          <table:table-cell table:style-name="ce2980"/>
          <table:table-cell table:style-name="ce2981"/>
          <table:table-cell table:style-name="ce2982"/>
          <table:table-cell table:style-name="ce2983"/>
          <table:table-cell table:style-name="ce2984"/>
          <table:table-cell table:style-name="ce2985"/>
          <table:table-cell table:style-name="ce2986"/>
          <table:table-cell table:style-name="ce2987"/>
          <table:table-cell table:style-name="ce2988"/>
          <table:table-cell table:style-name="ce2989"/>
          <table:table-cell table:style-name="ce2990"/>
          <table:table-cell table:style-name="ce2991"/>
          <table:table-cell table:style-name="ce2992"/>
          <table:table-cell table:style-name="ce2993"/>
          <table:table-cell table:style-name="ce2994"/>
          <table:table-cell table:style-name="ce2995"/>
          <table:table-cell table:style-name="ce2996"/>
          <table:table-cell table:style-name="ce2997"/>
          <table:table-cell table:style-name="ce2998"/>
          <table:table-cell table:style-name="ce2999"/>
          <table:table-cell table:style-name="ce3000"/>
          <table:table-cell table:style-name="ce3001"/>
          <table:table-cell table:style-name="ce3002"/>
          <table:table-cell table:style-name="ce3003"/>
          <table:table-cell table:style-name="ce3004"/>
          <table:table-cell table:style-name="ce3005"/>
          <table:table-cell table:style-name="ce3006"/>
          <table:table-cell table:style-name="ce3007"/>
          <table:table-cell table:style-name="ce3008"/>
          <table:table-cell table:style-name="ce3009"/>
          <table:table-cell table:style-name="ce3010"/>
          <table:table-cell table:style-name="ce3011"/>
          <table:table-cell table:style-name="ce3012"/>
          <table:table-cell table:style-name="ce3013"/>
          <table:table-cell table:style-name="ce3014"/>
          <table:table-cell table:style-name="ce3015"/>
          <table:table-cell table:style-name="ce3016"/>
          <table:table-cell table:style-name="ce3017"/>
          <table:table-cell table:style-name="ce3018"/>
          <table:table-cell table:style-name="ce3019"/>
          <table:table-cell table:style-name="ce3020"/>
          <table:table-cell table:style-name="ce3021"/>
          <table:table-cell table:style-name="ce3022"/>
          <table:table-cell table:style-name="ce3023"/>
          <table:table-cell table:style-name="ce3024"/>
          <table:table-cell table:style-name="ce3025"/>
          <table:table-cell table:style-name="ce3026"/>
          <table:table-cell table:style-name="ce3027"/>
          <table:table-cell table:style-name="ce3028"/>
          <table:table-cell table:style-name="ce3029"/>
          <table:table-cell table:style-name="ce3030"/>
          <table:table-cell table:style-name="ce3031"/>
          <table:table-cell table:style-name="ce3032"/>
          <table:table-cell table:style-name="ce3033"/>
          <table:table-cell table:style-name="ce3034"/>
          <table:table-cell table:style-name="ce3035"/>
          <table:table-cell table:style-name="ce3036"/>
          <table:table-cell table:style-name="ce3037"/>
          <table:table-cell table:style-name="ce3038"/>
          <table:table-cell table:style-name="ce3039"/>
          <table:table-cell table:style-name="ce3040"/>
          <table:table-cell table:style-name="ce3041"/>
          <table:table-cell table:style-name="ce3042"/>
          <table:table-cell table:style-name="ce3043"/>
          <table:table-cell table:style-name="ce3044"/>
          <table:table-cell table:style-name="ce3045"/>
          <table:table-cell table:style-name="ce3046"/>
          <table:table-cell table:style-name="ce3047"/>
          <table:table-cell table:style-name="ce3048"/>
          <table:table-cell table:style-name="ce3049"/>
          <table:table-cell table:style-name="ce3050"/>
          <table:table-cell table:style-name="ce3051"/>
          <table:table-cell table:style-name="ce3052"/>
          <table:table-cell table:style-name="ce3053"/>
          <table:table-cell table:style-name="ce3054"/>
          <table:table-cell table:style-name="ce3055"/>
          <table:table-cell table:style-name="ce3056"/>
          <table:table-cell table:style-name="ce3057"/>
          <table:table-cell table:style-name="ce3058"/>
          <table:table-cell table:style-name="ce3059"/>
          <table:table-cell table:style-name="ce3060"/>
          <table:table-cell table:style-name="ce3061"/>
          <table:table-cell table:style-name="ce3062"/>
          <table:table-cell table:style-name="ce3063"/>
          <table:table-cell table:style-name="ce3064"/>
          <table:table-cell table:style-name="ce3065"/>
          <table:table-cell table:style-name="ce3066"/>
          <table:table-cell table:style-name="ce3067"/>
          <table:table-cell table:style-name="ce3068"/>
          <table:table-cell table:style-name="ce3069"/>
          <table:table-cell table:style-name="ce3070"/>
          <table:table-cell table:style-name="ce3071"/>
          <table:table-cell table:style-name="ce3072"/>
          <table:table-cell table:style-name="ce3073"/>
          <table:table-cell table:style-name="ce3074"/>
          <table:table-cell table:style-name="ce3075"/>
          <table:table-cell table:style-name="ce3076"/>
        </table:table-row>
        <table:table-row table:style-name="ro1">
          <table:table-cell office:value-type="string" calcext:value-type="string">
            <text:p>Overview of the Fourth NTCIR Workshop.</text:p>
          </table:table-cell>
          <table:table-cell office:value-type="string" calcext:value-type="string">
            <text:p>Noriko Kando</text:p>
          </table:table-cell>
          <table:table-cell office:value-type="string" calcext:value-type="string">
            <text:p>http://www.mt-archive.info/jnl/NTCIR-2004-Kand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erview of CLIR task at the Fourth NTCIR Workshop.</text:p>
          </table:table-cell>
          <table:table-cell office:value-type="string" calcext:value-type="string">
            <text:p>Kazuaki Kishida and Kuang-hua Chen and Sukhoon Lee and Kazuko Kuriyama and Noriko Kando and Hsin-His Chen and Sung Hyon Myaeng and Koji Eguchi</text:p>
          </table:table-cell>
          <table:table-cell office:value-type="string" calcext:value-type="string">
            <text:p>http://www.mt-archive.info/jnl/NTCIR-2004-Kishida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ss-language IR at University of Tsukuba: automatic transliteration for Japanese, English and Korean.</text:p>
          </table:table-cell>
          <table:table-cell office:value-type="string" calcext:value-type="string">
            <text:p>Atsushi Fujii and Tetsuya Ishikawa</text:p>
          </table:table-cell>
          <table:table-cell office:value-type="string" calcext:value-type="string">
            <text:p>http://www.mt-archive.info/jnl/NTCIR-2004-Fuji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nese and Korean topic search of Japanese news collections.</text:p>
          </table:table-cell>
          <table:table-cell office:value-type="string" calcext:value-type="string">
            <text:p>Frederic C. Gey</text:p>
          </table:table-cell>
          <table:table-cell office:value-type="string" calcext:value-type="string">
            <text:p>http://www.mt-archive.info/jnl/NTCIR-2004-Ge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bination approaches in information retrieval: words vs. n-grams, and query translation vs. document translation.</text:p>
          </table:table-cell>
          <table:table-cell office:value-type="string" calcext:value-type="string">
            <text:p>In-Su Kang and Seung-Hoon Na and Jong-Hyeok Lee</text:p>
          </table:table-cell>
          <table:table-cell office:value-type="string" calcext:value-type="string">
            <text:p>http://www.mt-archive.info/jnl/NTCIR-2004-Ka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diction of performance on cross-lingual information retrieval by regression models.</text:p>
          </table:table-cell>
          <table:table-cell office:value-type="string" calcext:value-type="string">
            <text:p>Kazuaki Kishida and Kazuko Kuriyama and Noriko Kando and Koji Eguchi</text:p>
          </table:table-cell>
          <table:table-cell office:value-type="string" calcext:value-type="string">
            <text:p>http://www.mt-archive.info/jnl/NTCIR-2004-Kishida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oh in the NTCIR-4 CLIR tasks</text:p>
          </table:table-cell>
          <table:table-cell office:value-type="string" calcext:value-type="string">
            <text:p>Yuichi Kojima and Hideo Itoh</text:p>
          </table:table-cell>
          <table:table-cell office:value-type="string" calcext:value-type="string">
            <text:p>http://www.mt-archive.info/jnl/NTCIR-2004-Kojim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versity of Chicago at NTCIR4 CLIR: multi-scale query expansion</text:p>
          </table:table-cell>
          <table:table-cell office:value-type="string" calcext:value-type="string">
            <text:p>Gina-Anne Levow</text:p>
          </table:table-cell>
          <table:table-cell office:value-type="string" calcext:value-type="string">
            <text:p>http://www.mt-archive.info/jnl/NTCIR-2004-Levow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ging multilingual information retrieval results based on prediction of retrieval effectiveness.</text:p>
          </table:table-cell>
          <table:table-cell office:value-type="string" calcext:value-type="string">
            <text:p>Wen-Cheng Lin and Hsin-Hsi Chen</text:p>
          </table:table-cell>
          <table:table-cell office:value-type="string" calcext:value-type="string">
            <text:p>http://www.mt-archive.info/jnl/NTCIR-2004-Li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R using web directory at NTCIR4</text:p>
          </table:table-cell>
          <table:table-cell office:value-type="string" calcext:value-type="string">
            <text:p>Fuminori Kimura and Akira Maeda and Shunsuke Uemura</text:p>
          </table:table-cell>
          <table:table-cell office:value-type="string" calcext:value-type="string">
            <text:p>http://www.mt-archive.info/jnl/NTCIR-2004-Kimur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TCIR-4 Chinese, English, Korean cross language retrieval experiments using PIRCS</text:p>
          </table:table-cell>
          <table:table-cell office:value-type="string" calcext:value-type="string">
            <text:p>K.L.Kwok and N.Dinstl and S.Choi</text:p>
          </table:table-cell>
          <table:table-cell office:value-type="string" calcext:value-type="string">
            <text:p>http://www.mt-archive.info/jnl/NTCIR-2004-Kwok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mson Legal and Regulatory at NTCIR-4: monolingual and pivot-language retrieval experiments</text:p>
          </table:table-cell>
          <table:table-cell office:value-type="string" calcext:value-type="string">
            <text:p>Isabelle Moulinier</text:p>
          </table:table-cell>
          <table:table-cell office:value-type="string" calcext:value-type="string">
            <text:p>http://www.mt-archive.info/jnl/NTCIR-2004-Moulini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stsystem-Clairvoyance CLIR experiments at NTCIR-4 Worksho</text:p>
          </table:table-cell>
          <table:table-cell office:value-type="string" calcext:value-type="string">
            <text:p>Yan Qu and Gregory Grefenstette and David A.Hull and David A.Evans and Toshiya Ueda and Tatsuo Kato and Daisuke Noda and Motoko Ishikawa and Setsuko Nara and Kousaku Arita</text:p>
          </table:table-cell>
          <table:table-cell office:value-type="string" calcext:value-type="string">
            <text:p>http://www.mt-archive.info/jnl/NTCIR-2004-Qu.pdf</text:p>
          </table:table-cell>
          <table:table-cell table:number-columns-repeated="1021"/>
        </table:table-row>
        <calcext:conditional-formats>
          <calcext:conditional-format calcext:target-range-address="'2004.ntcir'.A2:'2004.ntcir'.AMJ14">
            <calcext:condition calcext:apply-style-name="Accent" calcext:value="duplicate" calcext:base-cell-address="'2004.ntcir'.A2"/>
          </calcext:conditional-format>
          <calcext:conditional-format calcext:target-range-address="'2004.ntcir'.A1:'2004.ntcir'.A1">
            <calcext:condition calcext:apply-style-name="Accent" calcext:value="duplicate" calcext:base-cell-address="'2004.ntcir'.A1"/>
          </calcext:conditional-format>
          <calcext:conditional-format calcext:target-range-address="'2004.ntcir'.B1:'2004.ntcir'.B1">
            <calcext:condition calcext:apply-style-name="Accent" calcext:value="duplicate" calcext:base-cell-address="'2004.ntcir'.B1"/>
          </calcext:conditional-format>
          <calcext:conditional-format calcext:target-range-address="'2004.ntcir'.C1:'2004.ntcir'.C1">
            <calcext:condition calcext:apply-style-name="Accent" calcext:value="duplicate" calcext:base-cell-address="'2004.ntcir'.C1"/>
          </calcext:conditional-format>
          <calcext:conditional-format calcext:target-range-address="'2004.ntcir'.D1:'2004.ntcir'.D1">
            <calcext:condition calcext:apply-style-name="Accent" calcext:value="duplicate" calcext:base-cell-address="'2004.ntcir'.D1"/>
          </calcext:conditional-format>
          <calcext:conditional-format calcext:target-range-address="'2004.ntcir'.E1:'2004.ntcir'.E1">
            <calcext:condition calcext:apply-style-name="Accent" calcext:value="duplicate" calcext:base-cell-address="'2004.ntcir'.E1"/>
          </calcext:conditional-format>
          <calcext:conditional-format calcext:target-range-address="'2004.ntcir'.F1:'2004.ntcir'.F1">
            <calcext:condition calcext:apply-style-name="Accent" calcext:value="duplicate" calcext:base-cell-address="'2004.ntcir'.F1"/>
          </calcext:conditional-format>
          <calcext:conditional-format calcext:target-range-address="'2004.ntcir'.G1:'2004.ntcir'.G1">
            <calcext:condition calcext:apply-style-name="Accent" calcext:value="duplicate" calcext:base-cell-address="'2004.ntcir'.G1"/>
          </calcext:conditional-format>
          <calcext:conditional-format calcext:target-range-address="'2004.ntcir'.H1:'2004.ntcir'.H1">
            <calcext:condition calcext:apply-style-name="Accent" calcext:value="duplicate" calcext:base-cell-address="'2004.ntcir'.H1"/>
          </calcext:conditional-format>
          <calcext:conditional-format calcext:target-range-address="'2004.ntcir'.I1:'2004.ntcir'.I1">
            <calcext:condition calcext:apply-style-name="Accent" calcext:value="duplicate" calcext:base-cell-address="'2004.ntcir'.I1"/>
          </calcext:conditional-format>
          <calcext:conditional-format calcext:target-range-address="'2004.ntcir'.J1:'2004.ntcir'.J1">
            <calcext:condition calcext:apply-style-name="Accent" calcext:value="duplicate" calcext:base-cell-address="'2004.ntcir'.J1"/>
          </calcext:conditional-format>
          <calcext:conditional-format calcext:target-range-address="'2004.ntcir'.K1:'2004.ntcir'.K1">
            <calcext:condition calcext:apply-style-name="Accent" calcext:value="duplicate" calcext:base-cell-address="'2004.ntcir'.K1"/>
          </calcext:conditional-format>
          <calcext:conditional-format calcext:target-range-address="'2004.ntcir'.L1:'2004.ntcir'.L1">
            <calcext:condition calcext:apply-style-name="Accent" calcext:value="duplicate" calcext:base-cell-address="'2004.ntcir'.L1"/>
          </calcext:conditional-format>
          <calcext:conditional-format calcext:target-range-address="'2004.ntcir'.M1:'2004.ntcir'.M1">
            <calcext:condition calcext:apply-style-name="Accent" calcext:value="duplicate" calcext:base-cell-address="'2004.ntcir'.M1"/>
          </calcext:conditional-format>
          <calcext:conditional-format calcext:target-range-address="'2004.ntcir'.N1:'2004.ntcir'.N1">
            <calcext:condition calcext:apply-style-name="Accent" calcext:value="duplicate" calcext:base-cell-address="'2004.ntcir'.N1"/>
          </calcext:conditional-format>
          <calcext:conditional-format calcext:target-range-address="'2004.ntcir'.O1:'2004.ntcir'.O1">
            <calcext:condition calcext:apply-style-name="Accent" calcext:value="duplicate" calcext:base-cell-address="'2004.ntcir'.O1"/>
          </calcext:conditional-format>
          <calcext:conditional-format calcext:target-range-address="'2004.ntcir'.P1:'2004.ntcir'.P1">
            <calcext:condition calcext:apply-style-name="Accent" calcext:value="duplicate" calcext:base-cell-address="'2004.ntcir'.P1"/>
          </calcext:conditional-format>
          <calcext:conditional-format calcext:target-range-address="'2004.ntcir'.Q1:'2004.ntcir'.Q1">
            <calcext:condition calcext:apply-style-name="Accent" calcext:value="duplicate" calcext:base-cell-address="'2004.ntcir'.Q1"/>
          </calcext:conditional-format>
          <calcext:conditional-format calcext:target-range-address="'2004.ntcir'.R1:'2004.ntcir'.R1">
            <calcext:condition calcext:apply-style-name="Accent" calcext:value="duplicate" calcext:base-cell-address="'2004.ntcir'.R1"/>
          </calcext:conditional-format>
          <calcext:conditional-format calcext:target-range-address="'2004.ntcir'.S1:'2004.ntcir'.S1">
            <calcext:condition calcext:apply-style-name="Accent" calcext:value="duplicate" calcext:base-cell-address="'2004.ntcir'.S1"/>
          </calcext:conditional-format>
          <calcext:conditional-format calcext:target-range-address="'2004.ntcir'.T1:'2004.ntcir'.T1">
            <calcext:condition calcext:apply-style-name="Accent" calcext:value="duplicate" calcext:base-cell-address="'2004.ntcir'.T1"/>
          </calcext:conditional-format>
          <calcext:conditional-format calcext:target-range-address="'2004.ntcir'.U1:'2004.ntcir'.U1">
            <calcext:condition calcext:apply-style-name="Accent" calcext:value="duplicate" calcext:base-cell-address="'2004.ntcir'.U1"/>
          </calcext:conditional-format>
          <calcext:conditional-format calcext:target-range-address="'2004.ntcir'.V1:'2004.ntcir'.V1">
            <calcext:condition calcext:apply-style-name="Accent" calcext:value="duplicate" calcext:base-cell-address="'2004.ntcir'.V1"/>
          </calcext:conditional-format>
          <calcext:conditional-format calcext:target-range-address="'2004.ntcir'.W1:'2004.ntcir'.W1">
            <calcext:condition calcext:apply-style-name="Accent" calcext:value="duplicate" calcext:base-cell-address="'2004.ntcir'.W1"/>
          </calcext:conditional-format>
          <calcext:conditional-format calcext:target-range-address="'2004.ntcir'.X1:'2004.ntcir'.X1">
            <calcext:condition calcext:apply-style-name="Accent" calcext:value="duplicate" calcext:base-cell-address="'2004.ntcir'.X1"/>
          </calcext:conditional-format>
          <calcext:conditional-format calcext:target-range-address="'2004.ntcir'.Y1:'2004.ntcir'.Y1">
            <calcext:condition calcext:apply-style-name="Accent" calcext:value="duplicate" calcext:base-cell-address="'2004.ntcir'.Y1"/>
          </calcext:conditional-format>
          <calcext:conditional-format calcext:target-range-address="'2004.ntcir'.Z1:'2004.ntcir'.Z1">
            <calcext:condition calcext:apply-style-name="Accent" calcext:value="duplicate" calcext:base-cell-address="'2004.ntcir'.Z1"/>
          </calcext:conditional-format>
          <calcext:conditional-format calcext:target-range-address="'2004.ntcir'.AA1:'2004.ntcir'.AA1">
            <calcext:condition calcext:apply-style-name="Accent" calcext:value="duplicate" calcext:base-cell-address="'2004.ntcir'.AA1"/>
          </calcext:conditional-format>
          <calcext:conditional-format calcext:target-range-address="'2004.ntcir'.AB1:'2004.ntcir'.AB1">
            <calcext:condition calcext:apply-style-name="Accent" calcext:value="duplicate" calcext:base-cell-address="'2004.ntcir'.AB1"/>
          </calcext:conditional-format>
          <calcext:conditional-format calcext:target-range-address="'2004.ntcir'.AC1:'2004.ntcir'.AC1">
            <calcext:condition calcext:apply-style-name="Accent" calcext:value="duplicate" calcext:base-cell-address="'2004.ntcir'.AC1"/>
          </calcext:conditional-format>
          <calcext:conditional-format calcext:target-range-address="'2004.ntcir'.AD1:'2004.ntcir'.AD1">
            <calcext:condition calcext:apply-style-name="Accent" calcext:value="duplicate" calcext:base-cell-address="'2004.ntcir'.AD1"/>
          </calcext:conditional-format>
          <calcext:conditional-format calcext:target-range-address="'2004.ntcir'.AE1:'2004.ntcir'.AE1">
            <calcext:condition calcext:apply-style-name="Accent" calcext:value="duplicate" calcext:base-cell-address="'2004.ntcir'.AE1"/>
          </calcext:conditional-format>
          <calcext:conditional-format calcext:target-range-address="'2004.ntcir'.AF1:'2004.ntcir'.AF1">
            <calcext:condition calcext:apply-style-name="Accent" calcext:value="duplicate" calcext:base-cell-address="'2004.ntcir'.AF1"/>
          </calcext:conditional-format>
          <calcext:conditional-format calcext:target-range-address="'2004.ntcir'.AG1:'2004.ntcir'.AG1">
            <calcext:condition calcext:apply-style-name="Accent" calcext:value="duplicate" calcext:base-cell-address="'2004.ntcir'.AG1"/>
          </calcext:conditional-format>
          <calcext:conditional-format calcext:target-range-address="'2004.ntcir'.AH1:'2004.ntcir'.AH1">
            <calcext:condition calcext:apply-style-name="Accent" calcext:value="duplicate" calcext:base-cell-address="'2004.ntcir'.AH1"/>
          </calcext:conditional-format>
          <calcext:conditional-format calcext:target-range-address="'2004.ntcir'.AI1:'2004.ntcir'.AI1">
            <calcext:condition calcext:apply-style-name="Accent" calcext:value="duplicate" calcext:base-cell-address="'2004.ntcir'.AI1"/>
          </calcext:conditional-format>
          <calcext:conditional-format calcext:target-range-address="'2004.ntcir'.AJ1:'2004.ntcir'.AJ1">
            <calcext:condition calcext:apply-style-name="Accent" calcext:value="duplicate" calcext:base-cell-address="'2004.ntcir'.AJ1"/>
          </calcext:conditional-format>
          <calcext:conditional-format calcext:target-range-address="'2004.ntcir'.AK1:'2004.ntcir'.AK1">
            <calcext:condition calcext:apply-style-name="Accent" calcext:value="duplicate" calcext:base-cell-address="'2004.ntcir'.AK1"/>
          </calcext:conditional-format>
          <calcext:conditional-format calcext:target-range-address="'2004.ntcir'.AL1:'2004.ntcir'.AL1">
            <calcext:condition calcext:apply-style-name="Accent" calcext:value="duplicate" calcext:base-cell-address="'2004.ntcir'.AL1"/>
          </calcext:conditional-format>
          <calcext:conditional-format calcext:target-range-address="'2004.ntcir'.AM1:'2004.ntcir'.AM1">
            <calcext:condition calcext:apply-style-name="Accent" calcext:value="duplicate" calcext:base-cell-address="'2004.ntcir'.AM1"/>
          </calcext:conditional-format>
          <calcext:conditional-format calcext:target-range-address="'2004.ntcir'.AN1:'2004.ntcir'.AN1">
            <calcext:condition calcext:apply-style-name="Accent" calcext:value="duplicate" calcext:base-cell-address="'2004.ntcir'.AN1"/>
          </calcext:conditional-format>
          <calcext:conditional-format calcext:target-range-address="'2004.ntcir'.AO1:'2004.ntcir'.AO1">
            <calcext:condition calcext:apply-style-name="Accent" calcext:value="duplicate" calcext:base-cell-address="'2004.ntcir'.AO1"/>
          </calcext:conditional-format>
          <calcext:conditional-format calcext:target-range-address="'2004.ntcir'.AP1:'2004.ntcir'.AP1">
            <calcext:condition calcext:apply-style-name="Accent" calcext:value="duplicate" calcext:base-cell-address="'2004.ntcir'.AP1"/>
          </calcext:conditional-format>
          <calcext:conditional-format calcext:target-range-address="'2004.ntcir'.AQ1:'2004.ntcir'.AQ1">
            <calcext:condition calcext:apply-style-name="Accent" calcext:value="duplicate" calcext:base-cell-address="'2004.ntcir'.AQ1"/>
          </calcext:conditional-format>
          <calcext:conditional-format calcext:target-range-address="'2004.ntcir'.AR1:'2004.ntcir'.AR1">
            <calcext:condition calcext:apply-style-name="Accent" calcext:value="duplicate" calcext:base-cell-address="'2004.ntcir'.AR1"/>
          </calcext:conditional-format>
          <calcext:conditional-format calcext:target-range-address="'2004.ntcir'.AS1:'2004.ntcir'.AS1">
            <calcext:condition calcext:apply-style-name="Accent" calcext:value="duplicate" calcext:base-cell-address="'2004.ntcir'.AS1"/>
          </calcext:conditional-format>
          <calcext:conditional-format calcext:target-range-address="'2004.ntcir'.AT1:'2004.ntcir'.AT1">
            <calcext:condition calcext:apply-style-name="Accent" calcext:value="duplicate" calcext:base-cell-address="'2004.ntcir'.AT1"/>
          </calcext:conditional-format>
          <calcext:conditional-format calcext:target-range-address="'2004.ntcir'.AU1:'2004.ntcir'.AU1">
            <calcext:condition calcext:apply-style-name="Accent" calcext:value="duplicate" calcext:base-cell-address="'2004.ntcir'.AU1"/>
          </calcext:conditional-format>
          <calcext:conditional-format calcext:target-range-address="'2004.ntcir'.AV1:'2004.ntcir'.AV1">
            <calcext:condition calcext:apply-style-name="Accent" calcext:value="duplicate" calcext:base-cell-address="'2004.ntcir'.AV1"/>
          </calcext:conditional-format>
          <calcext:conditional-format calcext:target-range-address="'2004.ntcir'.AW1:'2004.ntcir'.AW1">
            <calcext:condition calcext:apply-style-name="Accent" calcext:value="duplicate" calcext:base-cell-address="'2004.ntcir'.AW1"/>
          </calcext:conditional-format>
          <calcext:conditional-format calcext:target-range-address="'2004.ntcir'.AX1:'2004.ntcir'.AX1">
            <calcext:condition calcext:apply-style-name="Accent" calcext:value="duplicate" calcext:base-cell-address="'2004.ntcir'.AX1"/>
          </calcext:conditional-format>
          <calcext:conditional-format calcext:target-range-address="'2004.ntcir'.AY1:'2004.ntcir'.AY1">
            <calcext:condition calcext:apply-style-name="Accent" calcext:value="duplicate" calcext:base-cell-address="'2004.ntcir'.AY1"/>
          </calcext:conditional-format>
          <calcext:conditional-format calcext:target-range-address="'2004.ntcir'.AZ1:'2004.ntcir'.AZ1">
            <calcext:condition calcext:apply-style-name="Accent" calcext:value="duplicate" calcext:base-cell-address="'2004.ntcir'.AZ1"/>
          </calcext:conditional-format>
          <calcext:conditional-format calcext:target-range-address="'2004.ntcir'.BA1:'2004.ntcir'.BA1">
            <calcext:condition calcext:apply-style-name="Accent" calcext:value="duplicate" calcext:base-cell-address="'2004.ntcir'.BA1"/>
          </calcext:conditional-format>
          <calcext:conditional-format calcext:target-range-address="'2004.ntcir'.BB1:'2004.ntcir'.BB1">
            <calcext:condition calcext:apply-style-name="Accent" calcext:value="duplicate" calcext:base-cell-address="'2004.ntcir'.BB1"/>
          </calcext:conditional-format>
          <calcext:conditional-format calcext:target-range-address="'2004.ntcir'.BC1:'2004.ntcir'.BC1">
            <calcext:condition calcext:apply-style-name="Accent" calcext:value="duplicate" calcext:base-cell-address="'2004.ntcir'.BC1"/>
          </calcext:conditional-format>
          <calcext:conditional-format calcext:target-range-address="'2004.ntcir'.BD1:'2004.ntcir'.BD1">
            <calcext:condition calcext:apply-style-name="Accent" calcext:value="duplicate" calcext:base-cell-address="'2004.ntcir'.BD1"/>
          </calcext:conditional-format>
          <calcext:conditional-format calcext:target-range-address="'2004.ntcir'.BE1:'2004.ntcir'.BE1">
            <calcext:condition calcext:apply-style-name="Accent" calcext:value="duplicate" calcext:base-cell-address="'2004.ntcir'.BE1"/>
          </calcext:conditional-format>
          <calcext:conditional-format calcext:target-range-address="'2004.ntcir'.BF1:'2004.ntcir'.BF1">
            <calcext:condition calcext:apply-style-name="Accent" calcext:value="duplicate" calcext:base-cell-address="'2004.ntcir'.BF1"/>
          </calcext:conditional-format>
          <calcext:conditional-format calcext:target-range-address="'2004.ntcir'.BG1:'2004.ntcir'.BG1">
            <calcext:condition calcext:apply-style-name="Accent" calcext:value="duplicate" calcext:base-cell-address="'2004.ntcir'.BG1"/>
          </calcext:conditional-format>
          <calcext:conditional-format calcext:target-range-address="'2004.ntcir'.BH1:'2004.ntcir'.BH1">
            <calcext:condition calcext:apply-style-name="Accent" calcext:value="duplicate" calcext:base-cell-address="'2004.ntcir'.BH1"/>
          </calcext:conditional-format>
          <calcext:conditional-format calcext:target-range-address="'2004.ntcir'.BI1:'2004.ntcir'.BI1">
            <calcext:condition calcext:apply-style-name="Accent" calcext:value="duplicate" calcext:base-cell-address="'2004.ntcir'.BI1"/>
          </calcext:conditional-format>
          <calcext:conditional-format calcext:target-range-address="'2004.ntcir'.BJ1:'2004.ntcir'.BJ1">
            <calcext:condition calcext:apply-style-name="Accent" calcext:value="duplicate" calcext:base-cell-address="'2004.ntcir'.BJ1"/>
          </calcext:conditional-format>
          <calcext:conditional-format calcext:target-range-address="'2004.ntcir'.BK1:'2004.ntcir'.BK1">
            <calcext:condition calcext:apply-style-name="Accent" calcext:value="duplicate" calcext:base-cell-address="'2004.ntcir'.BK1"/>
          </calcext:conditional-format>
          <calcext:conditional-format calcext:target-range-address="'2004.ntcir'.BL1:'2004.ntcir'.BL1">
            <calcext:condition calcext:apply-style-name="Accent" calcext:value="duplicate" calcext:base-cell-address="'2004.ntcir'.BL1"/>
          </calcext:conditional-format>
          <calcext:conditional-format calcext:target-range-address="'2004.ntcir'.BM1:'2004.ntcir'.BM1">
            <calcext:condition calcext:apply-style-name="Accent" calcext:value="duplicate" calcext:base-cell-address="'2004.ntcir'.BM1"/>
          </calcext:conditional-format>
          <calcext:conditional-format calcext:target-range-address="'2004.ntcir'.BN1:'2004.ntcir'.BN1">
            <calcext:condition calcext:apply-style-name="Accent" calcext:value="duplicate" calcext:base-cell-address="'2004.ntcir'.BN1"/>
          </calcext:conditional-format>
          <calcext:conditional-format calcext:target-range-address="'2004.ntcir'.BO1:'2004.ntcir'.BO1">
            <calcext:condition calcext:apply-style-name="Accent" calcext:value="duplicate" calcext:base-cell-address="'2004.ntcir'.BO1"/>
          </calcext:conditional-format>
          <calcext:conditional-format calcext:target-range-address="'2004.ntcir'.BP1:'2004.ntcir'.BP1">
            <calcext:condition calcext:apply-style-name="Accent" calcext:value="duplicate" calcext:base-cell-address="'2004.ntcir'.BP1"/>
          </calcext:conditional-format>
          <calcext:conditional-format calcext:target-range-address="'2004.ntcir'.BQ1:'2004.ntcir'.BQ1">
            <calcext:condition calcext:apply-style-name="Accent" calcext:value="duplicate" calcext:base-cell-address="'2004.ntcir'.BQ1"/>
          </calcext:conditional-format>
          <calcext:conditional-format calcext:target-range-address="'2004.ntcir'.BR1:'2004.ntcir'.BR1">
            <calcext:condition calcext:apply-style-name="Accent" calcext:value="duplicate" calcext:base-cell-address="'2004.ntcir'.BR1"/>
          </calcext:conditional-format>
          <calcext:conditional-format calcext:target-range-address="'2004.ntcir'.BS1:'2004.ntcir'.BS1">
            <calcext:condition calcext:apply-style-name="Accent" calcext:value="duplicate" calcext:base-cell-address="'2004.ntcir'.BS1"/>
          </calcext:conditional-format>
          <calcext:conditional-format calcext:target-range-address="'2004.ntcir'.BT1:'2004.ntcir'.BT1">
            <calcext:condition calcext:apply-style-name="Accent" calcext:value="duplicate" calcext:base-cell-address="'2004.ntcir'.BT1"/>
          </calcext:conditional-format>
          <calcext:conditional-format calcext:target-range-address="'2004.ntcir'.BU1:'2004.ntcir'.BU1">
            <calcext:condition calcext:apply-style-name="Accent" calcext:value="duplicate" calcext:base-cell-address="'2004.ntcir'.BU1"/>
          </calcext:conditional-format>
          <calcext:conditional-format calcext:target-range-address="'2004.ntcir'.BV1:'2004.ntcir'.BV1">
            <calcext:condition calcext:apply-style-name="Accent" calcext:value="duplicate" calcext:base-cell-address="'2004.ntcir'.BV1"/>
          </calcext:conditional-format>
          <calcext:conditional-format calcext:target-range-address="'2004.ntcir'.BW1:'2004.ntcir'.BW1">
            <calcext:condition calcext:apply-style-name="Accent" calcext:value="duplicate" calcext:base-cell-address="'2004.ntcir'.BW1"/>
          </calcext:conditional-format>
          <calcext:conditional-format calcext:target-range-address="'2004.ntcir'.BX1:'2004.ntcir'.BX1">
            <calcext:condition calcext:apply-style-name="Accent" calcext:value="duplicate" calcext:base-cell-address="'2004.ntcir'.BX1"/>
          </calcext:conditional-format>
          <calcext:conditional-format calcext:target-range-address="'2004.ntcir'.BY1:'2004.ntcir'.BY1">
            <calcext:condition calcext:apply-style-name="Accent" calcext:value="duplicate" calcext:base-cell-address="'2004.ntcir'.BY1"/>
          </calcext:conditional-format>
          <calcext:conditional-format calcext:target-range-address="'2004.ntcir'.BZ1:'2004.ntcir'.BZ1">
            <calcext:condition calcext:apply-style-name="Accent" calcext:value="duplicate" calcext:base-cell-address="'2004.ntcir'.BZ1"/>
          </calcext:conditional-format>
          <calcext:conditional-format calcext:target-range-address="'2004.ntcir'.CA1:'2004.ntcir'.CA1">
            <calcext:condition calcext:apply-style-name="Accent" calcext:value="duplicate" calcext:base-cell-address="'2004.ntcir'.CA1"/>
          </calcext:conditional-format>
          <calcext:conditional-format calcext:target-range-address="'2004.ntcir'.CB1:'2004.ntcir'.CB1">
            <calcext:condition calcext:apply-style-name="Accent" calcext:value="duplicate" calcext:base-cell-address="'2004.ntcir'.CB1"/>
          </calcext:conditional-format>
          <calcext:conditional-format calcext:target-range-address="'2004.ntcir'.CC1:'2004.ntcir'.CC1">
            <calcext:condition calcext:apply-style-name="Accent" calcext:value="duplicate" calcext:base-cell-address="'2004.ntcir'.CC1"/>
          </calcext:conditional-format>
          <calcext:conditional-format calcext:target-range-address="'2004.ntcir'.CD1:'2004.ntcir'.CD1">
            <calcext:condition calcext:apply-style-name="Accent" calcext:value="duplicate" calcext:base-cell-address="'2004.ntcir'.CD1"/>
          </calcext:conditional-format>
          <calcext:conditional-format calcext:target-range-address="'2004.ntcir'.CE1:'2004.ntcir'.CE1">
            <calcext:condition calcext:apply-style-name="Accent" calcext:value="duplicate" calcext:base-cell-address="'2004.ntcir'.CE1"/>
          </calcext:conditional-format>
          <calcext:conditional-format calcext:target-range-address="'2004.ntcir'.CF1:'2004.ntcir'.CF1">
            <calcext:condition calcext:apply-style-name="Accent" calcext:value="duplicate" calcext:base-cell-address="'2004.ntcir'.CF1"/>
          </calcext:conditional-format>
          <calcext:conditional-format calcext:target-range-address="'2004.ntcir'.CG1:'2004.ntcir'.CG1">
            <calcext:condition calcext:apply-style-name="Accent" calcext:value="duplicate" calcext:base-cell-address="'2004.ntcir'.CG1"/>
          </calcext:conditional-format>
          <calcext:conditional-format calcext:target-range-address="'2004.ntcir'.CH1:'2004.ntcir'.CH1">
            <calcext:condition calcext:apply-style-name="Accent" calcext:value="duplicate" calcext:base-cell-address="'2004.ntcir'.CH1"/>
          </calcext:conditional-format>
          <calcext:conditional-format calcext:target-range-address="'2004.ntcir'.CI1:'2004.ntcir'.CI1">
            <calcext:condition calcext:apply-style-name="Accent" calcext:value="duplicate" calcext:base-cell-address="'2004.ntcir'.CI1"/>
          </calcext:conditional-format>
          <calcext:conditional-format calcext:target-range-address="'2004.ntcir'.CJ1:'2004.ntcir'.CJ1">
            <calcext:condition calcext:apply-style-name="Accent" calcext:value="duplicate" calcext:base-cell-address="'2004.ntcir'.CJ1"/>
          </calcext:conditional-format>
          <calcext:conditional-format calcext:target-range-address="'2004.ntcir'.CK1:'2004.ntcir'.CK1">
            <calcext:condition calcext:apply-style-name="Accent" calcext:value="duplicate" calcext:base-cell-address="'2004.ntcir'.CK1"/>
          </calcext:conditional-format>
          <calcext:conditional-format calcext:target-range-address="'2004.ntcir'.CL1:'2004.ntcir'.CL1">
            <calcext:condition calcext:apply-style-name="Accent" calcext:value="duplicate" calcext:base-cell-address="'2004.ntcir'.CL1"/>
          </calcext:conditional-format>
          <calcext:conditional-format calcext:target-range-address="'2004.ntcir'.CM1:'2004.ntcir'.CM1">
            <calcext:condition calcext:apply-style-name="Accent" calcext:value="duplicate" calcext:base-cell-address="'2004.ntcir'.CM1"/>
          </calcext:conditional-format>
          <calcext:conditional-format calcext:target-range-address="'2004.ntcir'.CN1:'2004.ntcir'.CN1">
            <calcext:condition calcext:apply-style-name="Accent" calcext:value="duplicate" calcext:base-cell-address="'2004.ntcir'.CN1"/>
          </calcext:conditional-format>
          <calcext:conditional-format calcext:target-range-address="'2004.ntcir'.CO1:'2004.ntcir'.CO1">
            <calcext:condition calcext:apply-style-name="Accent" calcext:value="duplicate" calcext:base-cell-address="'2004.ntcir'.CO1"/>
          </calcext:conditional-format>
          <calcext:conditional-format calcext:target-range-address="'2004.ntcir'.CP1:'2004.ntcir'.CP1">
            <calcext:condition calcext:apply-style-name="Accent" calcext:value="duplicate" calcext:base-cell-address="'2004.ntcir'.CP1"/>
          </calcext:conditional-format>
          <calcext:conditional-format calcext:target-range-address="'2004.ntcir'.CQ1:'2004.ntcir'.CQ1">
            <calcext:condition calcext:apply-style-name="Accent" calcext:value="duplicate" calcext:base-cell-address="'2004.ntcir'.CQ1"/>
          </calcext:conditional-format>
          <calcext:conditional-format calcext:target-range-address="'2004.ntcir'.CR1:'2004.ntcir'.CR1">
            <calcext:condition calcext:apply-style-name="Accent" calcext:value="duplicate" calcext:base-cell-address="'2004.ntcir'.CR1"/>
          </calcext:conditional-format>
          <calcext:conditional-format calcext:target-range-address="'2004.ntcir'.CS1:'2004.ntcir'.CS1">
            <calcext:condition calcext:apply-style-name="Accent" calcext:value="duplicate" calcext:base-cell-address="'2004.ntcir'.CS1"/>
          </calcext:conditional-format>
          <calcext:conditional-format calcext:target-range-address="'2004.ntcir'.CT1:'2004.ntcir'.CT1">
            <calcext:condition calcext:apply-style-name="Accent" calcext:value="duplicate" calcext:base-cell-address="'2004.ntcir'.CT1"/>
          </calcext:conditional-format>
          <calcext:conditional-format calcext:target-range-address="'2004.ntcir'.CU1:'2004.ntcir'.CU1">
            <calcext:condition calcext:apply-style-name="Accent" calcext:value="duplicate" calcext:base-cell-address="'2004.ntcir'.CU1"/>
          </calcext:conditional-format>
          <calcext:conditional-format calcext:target-range-address="'2004.ntcir'.CV1:'2004.ntcir'.CV1">
            <calcext:condition calcext:apply-style-name="Accent" calcext:value="duplicate" calcext:base-cell-address="'2004.ntcir'.CV1"/>
          </calcext:conditional-format>
          <calcext:conditional-format calcext:target-range-address="'2004.ntcir'.CW1:'2004.ntcir'.CW1">
            <calcext:condition calcext:apply-style-name="Accent" calcext:value="duplicate" calcext:base-cell-address="'2004.ntcir'.CW1"/>
          </calcext:conditional-format>
          <calcext:conditional-format calcext:target-range-address="'2004.ntcir'.CX1:'2004.ntcir'.CX1">
            <calcext:condition calcext:apply-style-name="Accent" calcext:value="duplicate" calcext:base-cell-address="'2004.ntcir'.CX1"/>
          </calcext:conditional-format>
          <calcext:conditional-format calcext:target-range-address="'2004.ntcir'.CY1:'2004.ntcir'.CY1">
            <calcext:condition calcext:apply-style-name="Accent" calcext:value="duplicate" calcext:base-cell-address="'2004.ntcir'.CY1"/>
          </calcext:conditional-format>
          <calcext:conditional-format calcext:target-range-address="'2004.ntcir'.CZ1:'2004.ntcir'.CZ1">
            <calcext:condition calcext:apply-style-name="Accent" calcext:value="duplicate" calcext:base-cell-address="'2004.ntcir'.CZ1"/>
          </calcext:conditional-format>
          <calcext:conditional-format calcext:target-range-address="'2004.ntcir'.DA1:'2004.ntcir'.DA1">
            <calcext:condition calcext:apply-style-name="Accent" calcext:value="duplicate" calcext:base-cell-address="'2004.ntcir'.DA1"/>
          </calcext:conditional-format>
          <calcext:conditional-format calcext:target-range-address="'2004.ntcir'.DB1:'2004.ntcir'.DB1">
            <calcext:condition calcext:apply-style-name="Accent" calcext:value="duplicate" calcext:base-cell-address="'2004.ntcir'.DB1"/>
          </calcext:conditional-format>
          <calcext:conditional-format calcext:target-range-address="'2004.ntcir'.DC1:'2004.ntcir'.DC1">
            <calcext:condition calcext:apply-style-name="Accent" calcext:value="duplicate" calcext:base-cell-address="'2004.ntcir'.DC1"/>
          </calcext:conditional-format>
          <calcext:conditional-format calcext:target-range-address="'2004.ntcir'.DD1:'2004.ntcir'.DD1">
            <calcext:condition calcext:apply-style-name="Accent" calcext:value="duplicate" calcext:base-cell-address="'2004.ntcir'.DD1"/>
          </calcext:conditional-format>
          <calcext:conditional-format calcext:target-range-address="'2004.ntcir'.DE1:'2004.ntcir'.DE1">
            <calcext:condition calcext:apply-style-name="Accent" calcext:value="duplicate" calcext:base-cell-address="'2004.ntcir'.DE1"/>
          </calcext:conditional-format>
          <calcext:conditional-format calcext:target-range-address="'2004.ntcir'.DF1:'2004.ntcir'.DF1">
            <calcext:condition calcext:apply-style-name="Accent" calcext:value="duplicate" calcext:base-cell-address="'2004.ntcir'.DF1"/>
          </calcext:conditional-format>
          <calcext:conditional-format calcext:target-range-address="'2004.ntcir'.DG1:'2004.ntcir'.DG1">
            <calcext:condition calcext:apply-style-name="Accent" calcext:value="duplicate" calcext:base-cell-address="'2004.ntcir'.DG1"/>
          </calcext:conditional-format>
          <calcext:conditional-format calcext:target-range-address="'2004.ntcir'.DH1:'2004.ntcir'.DH1">
            <calcext:condition calcext:apply-style-name="Accent" calcext:value="duplicate" calcext:base-cell-address="'2004.ntcir'.DH1"/>
          </calcext:conditional-format>
          <calcext:conditional-format calcext:target-range-address="'2004.ntcir'.DI1:'2004.ntcir'.DI1">
            <calcext:condition calcext:apply-style-name="Accent" calcext:value="duplicate" calcext:base-cell-address="'2004.ntcir'.DI1"/>
          </calcext:conditional-format>
          <calcext:conditional-format calcext:target-range-address="'2004.ntcir'.DJ1:'2004.ntcir'.DJ1">
            <calcext:condition calcext:apply-style-name="Accent" calcext:value="duplicate" calcext:base-cell-address="'2004.ntcir'.DJ1"/>
          </calcext:conditional-format>
          <calcext:conditional-format calcext:target-range-address="'2004.ntcir'.DK1:'2004.ntcir'.DK1">
            <calcext:condition calcext:apply-style-name="Accent" calcext:value="duplicate" calcext:base-cell-address="'2004.ntcir'.DK1"/>
          </calcext:conditional-format>
          <calcext:conditional-format calcext:target-range-address="'2004.ntcir'.DL1:'2004.ntcir'.DL1">
            <calcext:condition calcext:apply-style-name="Accent" calcext:value="duplicate" calcext:base-cell-address="'2004.ntcir'.DL1"/>
          </calcext:conditional-format>
          <calcext:conditional-format calcext:target-range-address="'2004.ntcir'.DM1:'2004.ntcir'.DM1">
            <calcext:condition calcext:apply-style-name="Accent" calcext:value="duplicate" calcext:base-cell-address="'2004.ntcir'.DM1"/>
          </calcext:conditional-format>
          <calcext:conditional-format calcext:target-range-address="'2004.ntcir'.DN1:'2004.ntcir'.DN1">
            <calcext:condition calcext:apply-style-name="Accent" calcext:value="duplicate" calcext:base-cell-address="'2004.ntcir'.DN1"/>
          </calcext:conditional-format>
          <calcext:conditional-format calcext:target-range-address="'2004.ntcir'.DO1:'2004.ntcir'.DO1">
            <calcext:condition calcext:apply-style-name="Accent" calcext:value="duplicate" calcext:base-cell-address="'2004.ntcir'.DO1"/>
          </calcext:conditional-format>
          <calcext:conditional-format calcext:target-range-address="'2004.ntcir'.DP1:'2004.ntcir'.DP1">
            <calcext:condition calcext:apply-style-name="Accent" calcext:value="duplicate" calcext:base-cell-address="'2004.ntcir'.DP1"/>
          </calcext:conditional-format>
          <calcext:conditional-format calcext:target-range-address="'2004.ntcir'.DQ1:'2004.ntcir'.DQ1">
            <calcext:condition calcext:apply-style-name="Accent" calcext:value="duplicate" calcext:base-cell-address="'2004.ntcir'.DQ1"/>
          </calcext:conditional-format>
          <calcext:conditional-format calcext:target-range-address="'2004.ntcir'.DR1:'2004.ntcir'.DR1">
            <calcext:condition calcext:apply-style-name="Accent" calcext:value="duplicate" calcext:base-cell-address="'2004.ntcir'.DR1"/>
          </calcext:conditional-format>
          <calcext:conditional-format calcext:target-range-address="'2004.ntcir'.DS1:'2004.ntcir'.DS1">
            <calcext:condition calcext:apply-style-name="Accent" calcext:value="duplicate" calcext:base-cell-address="'2004.ntcir'.DS1"/>
          </calcext:conditional-format>
          <calcext:conditional-format calcext:target-range-address="'2004.ntcir'.DT1:'2004.ntcir'.DT1">
            <calcext:condition calcext:apply-style-name="Accent" calcext:value="duplicate" calcext:base-cell-address="'2004.ntcir'.DT1"/>
          </calcext:conditional-format>
          <calcext:conditional-format calcext:target-range-address="'2004.ntcir'.DU1:'2004.ntcir'.DU1">
            <calcext:condition calcext:apply-style-name="Accent" calcext:value="duplicate" calcext:base-cell-address="'2004.ntcir'.DU1"/>
          </calcext:conditional-format>
          <calcext:conditional-format calcext:target-range-address="'2004.ntcir'.DV1:'2004.ntcir'.DV1">
            <calcext:condition calcext:apply-style-name="Accent" calcext:value="duplicate" calcext:base-cell-address="'2004.ntcir'.DV1"/>
          </calcext:conditional-format>
          <calcext:conditional-format calcext:target-range-address="'2004.ntcir'.DW1:'2004.ntcir'.DW1">
            <calcext:condition calcext:apply-style-name="Accent" calcext:value="duplicate" calcext:base-cell-address="'2004.ntcir'.DW1"/>
          </calcext:conditional-format>
          <calcext:conditional-format calcext:target-range-address="'2004.ntcir'.DX1:'2004.ntcir'.DX1">
            <calcext:condition calcext:apply-style-name="Accent" calcext:value="duplicate" calcext:base-cell-address="'2004.ntcir'.DX1"/>
          </calcext:conditional-format>
          <calcext:conditional-format calcext:target-range-address="'2004.ntcir'.DY1:'2004.ntcir'.DY1">
            <calcext:condition calcext:apply-style-name="Accent" calcext:value="duplicate" calcext:base-cell-address="'2004.ntcir'.DY1"/>
          </calcext:conditional-format>
          <calcext:conditional-format calcext:target-range-address="'2004.ntcir'.DZ1:'2004.ntcir'.DZ1">
            <calcext:condition calcext:apply-style-name="Accent" calcext:value="duplicate" calcext:base-cell-address="'2004.ntcir'.DZ1"/>
          </calcext:conditional-format>
          <calcext:conditional-format calcext:target-range-address="'2004.ntcir'.EA1:'2004.ntcir'.EA1">
            <calcext:condition calcext:apply-style-name="Accent" calcext:value="duplicate" calcext:base-cell-address="'2004.ntcir'.EA1"/>
          </calcext:conditional-format>
          <calcext:conditional-format calcext:target-range-address="'2004.ntcir'.EB1:'2004.ntcir'.EB1">
            <calcext:condition calcext:apply-style-name="Accent" calcext:value="duplicate" calcext:base-cell-address="'2004.ntcir'.EB1"/>
          </calcext:conditional-format>
          <calcext:conditional-format calcext:target-range-address="'2004.ntcir'.EC1:'2004.ntcir'.EC1">
            <calcext:condition calcext:apply-style-name="Accent" calcext:value="duplicate" calcext:base-cell-address="'2004.ntcir'.EC1"/>
          </calcext:conditional-format>
          <calcext:conditional-format calcext:target-range-address="'2004.ntcir'.ED1:'2004.ntcir'.ED1">
            <calcext:condition calcext:apply-style-name="Accent" calcext:value="duplicate" calcext:base-cell-address="'2004.ntcir'.ED1"/>
          </calcext:conditional-format>
          <calcext:conditional-format calcext:target-range-address="'2004.ntcir'.EE1:'2004.ntcir'.EE1">
            <calcext:condition calcext:apply-style-name="Accent" calcext:value="duplicate" calcext:base-cell-address="'2004.ntcir'.EE1"/>
          </calcext:conditional-format>
          <calcext:conditional-format calcext:target-range-address="'2004.ntcir'.EF1:'2004.ntcir'.EF1">
            <calcext:condition calcext:apply-style-name="Accent" calcext:value="duplicate" calcext:base-cell-address="'2004.ntcir'.EF1"/>
          </calcext:conditional-format>
          <calcext:conditional-format calcext:target-range-address="'2004.ntcir'.EG1:'2004.ntcir'.EG1">
            <calcext:condition calcext:apply-style-name="Accent" calcext:value="duplicate" calcext:base-cell-address="'2004.ntcir'.EG1"/>
          </calcext:conditional-format>
          <calcext:conditional-format calcext:target-range-address="'2004.ntcir'.EH1:'2004.ntcir'.EH1">
            <calcext:condition calcext:apply-style-name="Accent" calcext:value="duplicate" calcext:base-cell-address="'2004.ntcir'.EH1"/>
          </calcext:conditional-format>
          <calcext:conditional-format calcext:target-range-address="'2004.ntcir'.EI1:'2004.ntcir'.EI1">
            <calcext:condition calcext:apply-style-name="Accent" calcext:value="duplicate" calcext:base-cell-address="'2004.ntcir'.EI1"/>
          </calcext:conditional-format>
          <calcext:conditional-format calcext:target-range-address="'2004.ntcir'.EJ1:'2004.ntcir'.EJ1">
            <calcext:condition calcext:apply-style-name="Accent" calcext:value="duplicate" calcext:base-cell-address="'2004.ntcir'.EJ1"/>
          </calcext:conditional-format>
          <calcext:conditional-format calcext:target-range-address="'2004.ntcir'.EK1:'2004.ntcir'.EK1">
            <calcext:condition calcext:apply-style-name="Accent" calcext:value="duplicate" calcext:base-cell-address="'2004.ntcir'.EK1"/>
          </calcext:conditional-format>
          <calcext:conditional-format calcext:target-range-address="'2004.ntcir'.EL1:'2004.ntcir'.EL1">
            <calcext:condition calcext:apply-style-name="Accent" calcext:value="duplicate" calcext:base-cell-address="'2004.ntcir'.EL1"/>
          </calcext:conditional-format>
          <calcext:conditional-format calcext:target-range-address="'2004.ntcir'.EM1:'2004.ntcir'.EM1">
            <calcext:condition calcext:apply-style-name="Accent" calcext:value="duplicate" calcext:base-cell-address="'2004.ntcir'.EM1"/>
          </calcext:conditional-format>
          <calcext:conditional-format calcext:target-range-address="'2004.ntcir'.EN1:'2004.ntcir'.EN1">
            <calcext:condition calcext:apply-style-name="Accent" calcext:value="duplicate" calcext:base-cell-address="'2004.ntcir'.EN1"/>
          </calcext:conditional-format>
          <calcext:conditional-format calcext:target-range-address="'2004.ntcir'.EO1:'2004.ntcir'.EO1">
            <calcext:condition calcext:apply-style-name="Accent" calcext:value="duplicate" calcext:base-cell-address="'2004.ntcir'.EO1"/>
          </calcext:conditional-format>
          <calcext:conditional-format calcext:target-range-address="'2004.ntcir'.EP1:'2004.ntcir'.EP1">
            <calcext:condition calcext:apply-style-name="Accent" calcext:value="duplicate" calcext:base-cell-address="'2004.ntcir'.EP1"/>
          </calcext:conditional-format>
          <calcext:conditional-format calcext:target-range-address="'2004.ntcir'.EQ1:'2004.ntcir'.EQ1">
            <calcext:condition calcext:apply-style-name="Accent" calcext:value="duplicate" calcext:base-cell-address="'2004.ntcir'.EQ1"/>
          </calcext:conditional-format>
          <calcext:conditional-format calcext:target-range-address="'2004.ntcir'.ER1:'2004.ntcir'.ER1">
            <calcext:condition calcext:apply-style-name="Accent" calcext:value="duplicate" calcext:base-cell-address="'2004.ntcir'.ER1"/>
          </calcext:conditional-format>
          <calcext:conditional-format calcext:target-range-address="'2004.ntcir'.ES1:'2004.ntcir'.ES1">
            <calcext:condition calcext:apply-style-name="Accent" calcext:value="duplicate" calcext:base-cell-address="'2004.ntcir'.ES1"/>
          </calcext:conditional-format>
          <calcext:conditional-format calcext:target-range-address="'2004.ntcir'.ET1:'2004.ntcir'.ET1">
            <calcext:condition calcext:apply-style-name="Accent" calcext:value="duplicate" calcext:base-cell-address="'2004.ntcir'.ET1"/>
          </calcext:conditional-format>
          <calcext:conditional-format calcext:target-range-address="'2004.ntcir'.EU1:'2004.ntcir'.EU1">
            <calcext:condition calcext:apply-style-name="Accent" calcext:value="duplicate" calcext:base-cell-address="'2004.ntcir'.EU1"/>
          </calcext:conditional-format>
          <calcext:conditional-format calcext:target-range-address="'2004.ntcir'.EV1:'2004.ntcir'.EV1">
            <calcext:condition calcext:apply-style-name="Accent" calcext:value="duplicate" calcext:base-cell-address="'2004.ntcir'.EV1"/>
          </calcext:conditional-format>
          <calcext:conditional-format calcext:target-range-address="'2004.ntcir'.EW1:'2004.ntcir'.EW1">
            <calcext:condition calcext:apply-style-name="Accent" calcext:value="duplicate" calcext:base-cell-address="'2004.ntcir'.EW1"/>
          </calcext:conditional-format>
          <calcext:conditional-format calcext:target-range-address="'2004.ntcir'.EX1:'2004.ntcir'.EX1">
            <calcext:condition calcext:apply-style-name="Accent" calcext:value="duplicate" calcext:base-cell-address="'2004.ntcir'.EX1"/>
          </calcext:conditional-format>
          <calcext:conditional-format calcext:target-range-address="'2004.ntcir'.EY1:'2004.ntcir'.EY1">
            <calcext:condition calcext:apply-style-name="Accent" calcext:value="duplicate" calcext:base-cell-address="'2004.ntcir'.EY1"/>
          </calcext:conditional-format>
          <calcext:conditional-format calcext:target-range-address="'2004.ntcir'.EZ1:'2004.ntcir'.EZ1">
            <calcext:condition calcext:apply-style-name="Accent" calcext:value="duplicate" calcext:base-cell-address="'2004.ntcir'.EZ1"/>
          </calcext:conditional-format>
          <calcext:conditional-format calcext:target-range-address="'2004.ntcir'.FA1:'2004.ntcir'.FA1">
            <calcext:condition calcext:apply-style-name="Accent" calcext:value="duplicate" calcext:base-cell-address="'2004.ntcir'.FA1"/>
          </calcext:conditional-format>
          <calcext:conditional-format calcext:target-range-address="'2004.ntcir'.FB1:'2004.ntcir'.FB1">
            <calcext:condition calcext:apply-style-name="Accent" calcext:value="duplicate" calcext:base-cell-address="'2004.ntcir'.FB1"/>
          </calcext:conditional-format>
          <calcext:conditional-format calcext:target-range-address="'2004.ntcir'.FC1:'2004.ntcir'.FC1">
            <calcext:condition calcext:apply-style-name="Accent" calcext:value="duplicate" calcext:base-cell-address="'2004.ntcir'.FC1"/>
          </calcext:conditional-format>
          <calcext:conditional-format calcext:target-range-address="'2004.ntcir'.FD1:'2004.ntcir'.FD1">
            <calcext:condition calcext:apply-style-name="Accent" calcext:value="duplicate" calcext:base-cell-address="'2004.ntcir'.FD1"/>
          </calcext:conditional-format>
          <calcext:conditional-format calcext:target-range-address="'2004.ntcir'.FE1:'2004.ntcir'.FE1">
            <calcext:condition calcext:apply-style-name="Accent" calcext:value="duplicate" calcext:base-cell-address="'2004.ntcir'.FE1"/>
          </calcext:conditional-format>
          <calcext:conditional-format calcext:target-range-address="'2004.ntcir'.FF1:'2004.ntcir'.FF1">
            <calcext:condition calcext:apply-style-name="Accent" calcext:value="duplicate" calcext:base-cell-address="'2004.ntcir'.FF1"/>
          </calcext:conditional-format>
          <calcext:conditional-format calcext:target-range-address="'2004.ntcir'.FG1:'2004.ntcir'.FG1">
            <calcext:condition calcext:apply-style-name="Accent" calcext:value="duplicate" calcext:base-cell-address="'2004.ntcir'.FG1"/>
          </calcext:conditional-format>
          <calcext:conditional-format calcext:target-range-address="'2004.ntcir'.FH1:'2004.ntcir'.FH1">
            <calcext:condition calcext:apply-style-name="Accent" calcext:value="duplicate" calcext:base-cell-address="'2004.ntcir'.FH1"/>
          </calcext:conditional-format>
          <calcext:conditional-format calcext:target-range-address="'2004.ntcir'.FI1:'2004.ntcir'.FI1">
            <calcext:condition calcext:apply-style-name="Accent" calcext:value="duplicate" calcext:base-cell-address="'2004.ntcir'.FI1"/>
          </calcext:conditional-format>
          <calcext:conditional-format calcext:target-range-address="'2004.ntcir'.FJ1:'2004.ntcir'.FJ1">
            <calcext:condition calcext:apply-style-name="Accent" calcext:value="duplicate" calcext:base-cell-address="'2004.ntcir'.FJ1"/>
          </calcext:conditional-format>
          <calcext:conditional-format calcext:target-range-address="'2004.ntcir'.FK1:'2004.ntcir'.FK1">
            <calcext:condition calcext:apply-style-name="Accent" calcext:value="duplicate" calcext:base-cell-address="'2004.ntcir'.FK1"/>
          </calcext:conditional-format>
          <calcext:conditional-format calcext:target-range-address="'2004.ntcir'.FL1:'2004.ntcir'.FL1">
            <calcext:condition calcext:apply-style-name="Accent" calcext:value="duplicate" calcext:base-cell-address="'2004.ntcir'.FL1"/>
          </calcext:conditional-format>
          <calcext:conditional-format calcext:target-range-address="'2004.ntcir'.FM1:'2004.ntcir'.FM1">
            <calcext:condition calcext:apply-style-name="Accent" calcext:value="duplicate" calcext:base-cell-address="'2004.ntcir'.FM1"/>
          </calcext:conditional-format>
          <calcext:conditional-format calcext:target-range-address="'2004.ntcir'.FN1:'2004.ntcir'.FN1">
            <calcext:condition calcext:apply-style-name="Accent" calcext:value="duplicate" calcext:base-cell-address="'2004.ntcir'.FN1"/>
          </calcext:conditional-format>
          <calcext:conditional-format calcext:target-range-address="'2004.ntcir'.FO1:'2004.ntcir'.FO1">
            <calcext:condition calcext:apply-style-name="Accent" calcext:value="duplicate" calcext:base-cell-address="'2004.ntcir'.FO1"/>
          </calcext:conditional-format>
          <calcext:conditional-format calcext:target-range-address="'2004.ntcir'.FP1:'2004.ntcir'.FP1">
            <calcext:condition calcext:apply-style-name="Accent" calcext:value="duplicate" calcext:base-cell-address="'2004.ntcir'.FP1"/>
          </calcext:conditional-format>
          <calcext:conditional-format calcext:target-range-address="'2004.ntcir'.FQ1:'2004.ntcir'.FQ1">
            <calcext:condition calcext:apply-style-name="Accent" calcext:value="duplicate" calcext:base-cell-address="'2004.ntcir'.FQ1"/>
          </calcext:conditional-format>
          <calcext:conditional-format calcext:target-range-address="'2004.ntcir'.FR1:'2004.ntcir'.FR1">
            <calcext:condition calcext:apply-style-name="Accent" calcext:value="duplicate" calcext:base-cell-address="'2004.ntcir'.FR1"/>
          </calcext:conditional-format>
          <calcext:conditional-format calcext:target-range-address="'2004.ntcir'.FS1:'2004.ntcir'.FS1">
            <calcext:condition calcext:apply-style-name="Accent" calcext:value="duplicate" calcext:base-cell-address="'2004.ntcir'.FS1"/>
          </calcext:conditional-format>
          <calcext:conditional-format calcext:target-range-address="'2004.ntcir'.FT1:'2004.ntcir'.FT1">
            <calcext:condition calcext:apply-style-name="Accent" calcext:value="duplicate" calcext:base-cell-address="'2004.ntcir'.FT1"/>
          </calcext:conditional-format>
          <calcext:conditional-format calcext:target-range-address="'2004.ntcir'.FU1:'2004.ntcir'.FU1">
            <calcext:condition calcext:apply-style-name="Accent" calcext:value="duplicate" calcext:base-cell-address="'2004.ntcir'.FU1"/>
          </calcext:conditional-format>
          <calcext:conditional-format calcext:target-range-address="'2004.ntcir'.FV1:'2004.ntcir'.FV1">
            <calcext:condition calcext:apply-style-name="Accent" calcext:value="duplicate" calcext:base-cell-address="'2004.ntcir'.FV1"/>
          </calcext:conditional-format>
          <calcext:conditional-format calcext:target-range-address="'2004.ntcir'.FW1:'2004.ntcir'.FW1">
            <calcext:condition calcext:apply-style-name="Accent" calcext:value="duplicate" calcext:base-cell-address="'2004.ntcir'.FW1"/>
          </calcext:conditional-format>
          <calcext:conditional-format calcext:target-range-address="'2004.ntcir'.FX1:'2004.ntcir'.FX1">
            <calcext:condition calcext:apply-style-name="Accent" calcext:value="duplicate" calcext:base-cell-address="'2004.ntcir'.FX1"/>
          </calcext:conditional-format>
          <calcext:conditional-format calcext:target-range-address="'2004.ntcir'.FY1:'2004.ntcir'.FY1">
            <calcext:condition calcext:apply-style-name="Accent" calcext:value="duplicate" calcext:base-cell-address="'2004.ntcir'.FY1"/>
          </calcext:conditional-format>
          <calcext:conditional-format calcext:target-range-address="'2004.ntcir'.FZ1:'2004.ntcir'.FZ1">
            <calcext:condition calcext:apply-style-name="Accent" calcext:value="duplicate" calcext:base-cell-address="'2004.ntcir'.FZ1"/>
          </calcext:conditional-format>
          <calcext:conditional-format calcext:target-range-address="'2004.ntcir'.GA1:'2004.ntcir'.GA1">
            <calcext:condition calcext:apply-style-name="Accent" calcext:value="duplicate" calcext:base-cell-address="'2004.ntcir'.GA1"/>
          </calcext:conditional-format>
          <calcext:conditional-format calcext:target-range-address="'2004.ntcir'.GB1:'2004.ntcir'.GB1">
            <calcext:condition calcext:apply-style-name="Accent" calcext:value="duplicate" calcext:base-cell-address="'2004.ntcir'.GB1"/>
          </calcext:conditional-format>
          <calcext:conditional-format calcext:target-range-address="'2004.ntcir'.GC1:'2004.ntcir'.GC1">
            <calcext:condition calcext:apply-style-name="Accent" calcext:value="duplicate" calcext:base-cell-address="'2004.ntcir'.GC1"/>
          </calcext:conditional-format>
          <calcext:conditional-format calcext:target-range-address="'2004.ntcir'.GD1:'2004.ntcir'.GD1">
            <calcext:condition calcext:apply-style-name="Accent" calcext:value="duplicate" calcext:base-cell-address="'2004.ntcir'.GD1"/>
          </calcext:conditional-format>
          <calcext:conditional-format calcext:target-range-address="'2004.ntcir'.GE1:'2004.ntcir'.GE1">
            <calcext:condition calcext:apply-style-name="Accent" calcext:value="duplicate" calcext:base-cell-address="'2004.ntcir'.GE1"/>
          </calcext:conditional-format>
          <calcext:conditional-format calcext:target-range-address="'2004.ntcir'.GF1:'2004.ntcir'.GF1">
            <calcext:condition calcext:apply-style-name="Accent" calcext:value="duplicate" calcext:base-cell-address="'2004.ntcir'.GF1"/>
          </calcext:conditional-format>
          <calcext:conditional-format calcext:target-range-address="'2004.ntcir'.GG1:'2004.ntcir'.GG1">
            <calcext:condition calcext:apply-style-name="Accent" calcext:value="duplicate" calcext:base-cell-address="'2004.ntcir'.GG1"/>
          </calcext:conditional-format>
          <calcext:conditional-format calcext:target-range-address="'2004.ntcir'.GH1:'2004.ntcir'.GH1">
            <calcext:condition calcext:apply-style-name="Accent" calcext:value="duplicate" calcext:base-cell-address="'2004.ntcir'.GH1"/>
          </calcext:conditional-format>
          <calcext:conditional-format calcext:target-range-address="'2004.ntcir'.GI1:'2004.ntcir'.GI1">
            <calcext:condition calcext:apply-style-name="Accent" calcext:value="duplicate" calcext:base-cell-address="'2004.ntcir'.GI1"/>
          </calcext:conditional-format>
          <calcext:conditional-format calcext:target-range-address="'2004.ntcir'.GJ1:'2004.ntcir'.GJ1">
            <calcext:condition calcext:apply-style-name="Accent" calcext:value="duplicate" calcext:base-cell-address="'2004.ntcir'.GJ1"/>
          </calcext:conditional-format>
          <calcext:conditional-format calcext:target-range-address="'2004.ntcir'.GK1:'2004.ntcir'.GK1">
            <calcext:condition calcext:apply-style-name="Accent" calcext:value="duplicate" calcext:base-cell-address="'2004.ntcir'.GK1"/>
          </calcext:conditional-format>
          <calcext:conditional-format calcext:target-range-address="'2004.ntcir'.GL1:'2004.ntcir'.GL1">
            <calcext:condition calcext:apply-style-name="Accent" calcext:value="duplicate" calcext:base-cell-address="'2004.ntcir'.GL1"/>
          </calcext:conditional-format>
          <calcext:conditional-format calcext:target-range-address="'2004.ntcir'.GM1:'2004.ntcir'.GM1">
            <calcext:condition calcext:apply-style-name="Accent" calcext:value="duplicate" calcext:base-cell-address="'2004.ntcir'.GM1"/>
          </calcext:conditional-format>
          <calcext:conditional-format calcext:target-range-address="'2004.ntcir'.GN1:'2004.ntcir'.GN1">
            <calcext:condition calcext:apply-style-name="Accent" calcext:value="duplicate" calcext:base-cell-address="'2004.ntcir'.GN1"/>
          </calcext:conditional-format>
          <calcext:conditional-format calcext:target-range-address="'2004.ntcir'.GO1:'2004.ntcir'.GO1">
            <calcext:condition calcext:apply-style-name="Accent" calcext:value="duplicate" calcext:base-cell-address="'2004.ntcir'.GO1"/>
          </calcext:conditional-format>
          <calcext:conditional-format calcext:target-range-address="'2004.ntcir'.GP1:'2004.ntcir'.GP1">
            <calcext:condition calcext:apply-style-name="Accent" calcext:value="duplicate" calcext:base-cell-address="'2004.ntcir'.GP1"/>
          </calcext:conditional-format>
          <calcext:conditional-format calcext:target-range-address="'2004.ntcir'.GQ1:'2004.ntcir'.GQ1">
            <calcext:condition calcext:apply-style-name="Accent" calcext:value="duplicate" calcext:base-cell-address="'2004.ntcir'.GQ1"/>
          </calcext:conditional-format>
          <calcext:conditional-format calcext:target-range-address="'2004.ntcir'.GR1:'2004.ntcir'.GR1">
            <calcext:condition calcext:apply-style-name="Accent" calcext:value="duplicate" calcext:base-cell-address="'2004.ntcir'.GR1"/>
          </calcext:conditional-format>
          <calcext:conditional-format calcext:target-range-address="'2004.ntcir'.GS1:'2004.ntcir'.GS1">
            <calcext:condition calcext:apply-style-name="Accent" calcext:value="duplicate" calcext:base-cell-address="'2004.ntcir'.GS1"/>
          </calcext:conditional-format>
          <calcext:conditional-format calcext:target-range-address="'2004.ntcir'.GT1:'2004.ntcir'.GT1">
            <calcext:condition calcext:apply-style-name="Accent" calcext:value="duplicate" calcext:base-cell-address="'2004.ntcir'.GT1"/>
          </calcext:conditional-format>
          <calcext:conditional-format calcext:target-range-address="'2004.ntcir'.GU1:'2004.ntcir'.GU1">
            <calcext:condition calcext:apply-style-name="Accent" calcext:value="duplicate" calcext:base-cell-address="'2004.ntcir'.GU1"/>
          </calcext:conditional-format>
          <calcext:conditional-format calcext:target-range-address="'2004.ntcir'.GV1:'2004.ntcir'.GV1">
            <calcext:condition calcext:apply-style-name="Accent" calcext:value="duplicate" calcext:base-cell-address="'2004.ntcir'.GV1"/>
          </calcext:conditional-format>
          <calcext:conditional-format calcext:target-range-address="'2004.ntcir'.GW1:'2004.ntcir'.GW1">
            <calcext:condition calcext:apply-style-name="Accent" calcext:value="duplicate" calcext:base-cell-address="'2004.ntcir'.GW1"/>
          </calcext:conditional-format>
          <calcext:conditional-format calcext:target-range-address="'2004.ntcir'.GX1:'2004.ntcir'.GX1">
            <calcext:condition calcext:apply-style-name="Accent" calcext:value="duplicate" calcext:base-cell-address="'2004.ntcir'.GX1"/>
          </calcext:conditional-format>
          <calcext:conditional-format calcext:target-range-address="'2004.ntcir'.GY1:'2004.ntcir'.GY1">
            <calcext:condition calcext:apply-style-name="Accent" calcext:value="duplicate" calcext:base-cell-address="'2004.ntcir'.GY1"/>
          </calcext:conditional-format>
          <calcext:conditional-format calcext:target-range-address="'2004.ntcir'.GZ1:'2004.ntcir'.GZ1">
            <calcext:condition calcext:apply-style-name="Accent" calcext:value="duplicate" calcext:base-cell-address="'2004.ntcir'.GZ1"/>
          </calcext:conditional-format>
          <calcext:conditional-format calcext:target-range-address="'2004.ntcir'.HA1:'2004.ntcir'.HA1">
            <calcext:condition calcext:apply-style-name="Accent" calcext:value="duplicate" calcext:base-cell-address="'2004.ntcir'.HA1"/>
          </calcext:conditional-format>
          <calcext:conditional-format calcext:target-range-address="'2004.ntcir'.HB1:'2004.ntcir'.HB1">
            <calcext:condition calcext:apply-style-name="Accent" calcext:value="duplicate" calcext:base-cell-address="'2004.ntcir'.HB1"/>
          </calcext:conditional-format>
          <calcext:conditional-format calcext:target-range-address="'2004.ntcir'.HC1:'2004.ntcir'.HC1">
            <calcext:condition calcext:apply-style-name="Accent" calcext:value="duplicate" calcext:base-cell-address="'2004.ntcir'.HC1"/>
          </calcext:conditional-format>
          <calcext:conditional-format calcext:target-range-address="'2004.ntcir'.HD1:'2004.ntcir'.HD1">
            <calcext:condition calcext:apply-style-name="Accent" calcext:value="duplicate" calcext:base-cell-address="'2004.ntcir'.HD1"/>
          </calcext:conditional-format>
          <calcext:conditional-format calcext:target-range-address="'2004.ntcir'.HE1:'2004.ntcir'.HE1">
            <calcext:condition calcext:apply-style-name="Accent" calcext:value="duplicate" calcext:base-cell-address="'2004.ntcir'.HE1"/>
          </calcext:conditional-format>
          <calcext:conditional-format calcext:target-range-address="'2004.ntcir'.HF1:'2004.ntcir'.HF1">
            <calcext:condition calcext:apply-style-name="Accent" calcext:value="duplicate" calcext:base-cell-address="'2004.ntcir'.HF1"/>
          </calcext:conditional-format>
          <calcext:conditional-format calcext:target-range-address="'2004.ntcir'.HG1:'2004.ntcir'.HG1">
            <calcext:condition calcext:apply-style-name="Accent" calcext:value="duplicate" calcext:base-cell-address="'2004.ntcir'.HG1"/>
          </calcext:conditional-format>
          <calcext:conditional-format calcext:target-range-address="'2004.ntcir'.HH1:'2004.ntcir'.HH1">
            <calcext:condition calcext:apply-style-name="Accent" calcext:value="duplicate" calcext:base-cell-address="'2004.ntcir'.HH1"/>
          </calcext:conditional-format>
          <calcext:conditional-format calcext:target-range-address="'2004.ntcir'.HI1:'2004.ntcir'.HI1">
            <calcext:condition calcext:apply-style-name="Accent" calcext:value="duplicate" calcext:base-cell-address="'2004.ntcir'.HI1"/>
          </calcext:conditional-format>
          <calcext:conditional-format calcext:target-range-address="'2004.ntcir'.HJ1:'2004.ntcir'.HJ1">
            <calcext:condition calcext:apply-style-name="Accent" calcext:value="duplicate" calcext:base-cell-address="'2004.ntcir'.HJ1"/>
          </calcext:conditional-format>
          <calcext:conditional-format calcext:target-range-address="'2004.ntcir'.HK1:'2004.ntcir'.HK1">
            <calcext:condition calcext:apply-style-name="Accent" calcext:value="duplicate" calcext:base-cell-address="'2004.ntcir'.HK1"/>
          </calcext:conditional-format>
          <calcext:conditional-format calcext:target-range-address="'2004.ntcir'.HL1:'2004.ntcir'.HL1">
            <calcext:condition calcext:apply-style-name="Accent" calcext:value="duplicate" calcext:base-cell-address="'2004.ntcir'.HL1"/>
          </calcext:conditional-format>
          <calcext:conditional-format calcext:target-range-address="'2004.ntcir'.HM1:'2004.ntcir'.HM1">
            <calcext:condition calcext:apply-style-name="Accent" calcext:value="duplicate" calcext:base-cell-address="'2004.ntcir'.HM1"/>
          </calcext:conditional-format>
          <calcext:conditional-format calcext:target-range-address="'2004.ntcir'.HN1:'2004.ntcir'.HN1">
            <calcext:condition calcext:apply-style-name="Accent" calcext:value="duplicate" calcext:base-cell-address="'2004.ntcir'.HN1"/>
          </calcext:conditional-format>
          <calcext:conditional-format calcext:target-range-address="'2004.ntcir'.HO1:'2004.ntcir'.HO1">
            <calcext:condition calcext:apply-style-name="Accent" calcext:value="duplicate" calcext:base-cell-address="'2004.ntcir'.HO1"/>
          </calcext:conditional-format>
          <calcext:conditional-format calcext:target-range-address="'2004.ntcir'.HP1:'2004.ntcir'.HP1">
            <calcext:condition calcext:apply-style-name="Accent" calcext:value="duplicate" calcext:base-cell-address="'2004.ntcir'.HP1"/>
          </calcext:conditional-format>
          <calcext:conditional-format calcext:target-range-address="'2004.ntcir'.HQ1:'2004.ntcir'.HQ1">
            <calcext:condition calcext:apply-style-name="Accent" calcext:value="duplicate" calcext:base-cell-address="'2004.ntcir'.HQ1"/>
          </calcext:conditional-format>
          <calcext:conditional-format calcext:target-range-address="'2004.ntcir'.HR1:'2004.ntcir'.HR1">
            <calcext:condition calcext:apply-style-name="Accent" calcext:value="duplicate" calcext:base-cell-address="'2004.ntcir'.HR1"/>
          </calcext:conditional-format>
          <calcext:conditional-format calcext:target-range-address="'2004.ntcir'.HS1:'2004.ntcir'.HS1">
            <calcext:condition calcext:apply-style-name="Accent" calcext:value="duplicate" calcext:base-cell-address="'2004.ntcir'.HS1"/>
          </calcext:conditional-format>
          <calcext:conditional-format calcext:target-range-address="'2004.ntcir'.HT1:'2004.ntcir'.HT1">
            <calcext:condition calcext:apply-style-name="Accent" calcext:value="duplicate" calcext:base-cell-address="'2004.ntcir'.HT1"/>
          </calcext:conditional-format>
          <calcext:conditional-format calcext:target-range-address="'2004.ntcir'.HU1:'2004.ntcir'.HU1">
            <calcext:condition calcext:apply-style-name="Accent" calcext:value="duplicate" calcext:base-cell-address="'2004.ntcir'.HU1"/>
          </calcext:conditional-format>
          <calcext:conditional-format calcext:target-range-address="'2004.ntcir'.HV1:'2004.ntcir'.HV1">
            <calcext:condition calcext:apply-style-name="Accent" calcext:value="duplicate" calcext:base-cell-address="'2004.ntcir'.HV1"/>
          </calcext:conditional-format>
          <calcext:conditional-format calcext:target-range-address="'2004.ntcir'.HW1:'2004.ntcir'.HW1">
            <calcext:condition calcext:apply-style-name="Accent" calcext:value="duplicate" calcext:base-cell-address="'2004.ntcir'.HW1"/>
          </calcext:conditional-format>
          <calcext:conditional-format calcext:target-range-address="'2004.ntcir'.HX1:'2004.ntcir'.HX1">
            <calcext:condition calcext:apply-style-name="Accent" calcext:value="duplicate" calcext:base-cell-address="'2004.ntcir'.HX1"/>
          </calcext:conditional-format>
          <calcext:conditional-format calcext:target-range-address="'2004.ntcir'.HY1:'2004.ntcir'.HY1">
            <calcext:condition calcext:apply-style-name="Accent" calcext:value="duplicate" calcext:base-cell-address="'2004.ntcir'.HY1"/>
          </calcext:conditional-format>
          <calcext:conditional-format calcext:target-range-address="'2004.ntcir'.HZ1:'2004.ntcir'.HZ1">
            <calcext:condition calcext:apply-style-name="Accent" calcext:value="duplicate" calcext:base-cell-address="'2004.ntcir'.HZ1"/>
          </calcext:conditional-format>
          <calcext:conditional-format calcext:target-range-address="'2004.ntcir'.IA1:'2004.ntcir'.IA1">
            <calcext:condition calcext:apply-style-name="Accent" calcext:value="duplicate" calcext:base-cell-address="'2004.ntcir'.IA1"/>
          </calcext:conditional-format>
          <calcext:conditional-format calcext:target-range-address="'2004.ntcir'.IB1:'2004.ntcir'.IB1">
            <calcext:condition calcext:apply-style-name="Accent" calcext:value="duplicate" calcext:base-cell-address="'2004.ntcir'.IB1"/>
          </calcext:conditional-format>
          <calcext:conditional-format calcext:target-range-address="'2004.ntcir'.IC1:'2004.ntcir'.IC1">
            <calcext:condition calcext:apply-style-name="Accent" calcext:value="duplicate" calcext:base-cell-address="'2004.ntcir'.IC1"/>
          </calcext:conditional-format>
          <calcext:conditional-format calcext:target-range-address="'2004.ntcir'.ID1:'2004.ntcir'.ID1">
            <calcext:condition calcext:apply-style-name="Accent" calcext:value="duplicate" calcext:base-cell-address="'2004.ntcir'.ID1"/>
          </calcext:conditional-format>
          <calcext:conditional-format calcext:target-range-address="'2004.ntcir'.IE1:'2004.ntcir'.IE1">
            <calcext:condition calcext:apply-style-name="Accent" calcext:value="duplicate" calcext:base-cell-address="'2004.ntcir'.IE1"/>
          </calcext:conditional-format>
          <calcext:conditional-format calcext:target-range-address="'2004.ntcir'.IF1:'2004.ntcir'.IF1">
            <calcext:condition calcext:apply-style-name="Accent" calcext:value="duplicate" calcext:base-cell-address="'2004.ntcir'.IF1"/>
          </calcext:conditional-format>
          <calcext:conditional-format calcext:target-range-address="'2004.ntcir'.IG1:'2004.ntcir'.IG1">
            <calcext:condition calcext:apply-style-name="Accent" calcext:value="duplicate" calcext:base-cell-address="'2004.ntcir'.IG1"/>
          </calcext:conditional-format>
          <calcext:conditional-format calcext:target-range-address="'2004.ntcir'.IH1:'2004.ntcir'.IH1">
            <calcext:condition calcext:apply-style-name="Accent" calcext:value="duplicate" calcext:base-cell-address="'2004.ntcir'.IH1"/>
          </calcext:conditional-format>
          <calcext:conditional-format calcext:target-range-address="'2004.ntcir'.II1:'2004.ntcir'.II1">
            <calcext:condition calcext:apply-style-name="Accent" calcext:value="duplicate" calcext:base-cell-address="'2004.ntcir'.II1"/>
          </calcext:conditional-format>
          <calcext:conditional-format calcext:target-range-address="'2004.ntcir'.IJ1:'2004.ntcir'.IJ1">
            <calcext:condition calcext:apply-style-name="Accent" calcext:value="duplicate" calcext:base-cell-address="'2004.ntcir'.IJ1"/>
          </calcext:conditional-format>
          <calcext:conditional-format calcext:target-range-address="'2004.ntcir'.IK1:'2004.ntcir'.IK1">
            <calcext:condition calcext:apply-style-name="Accent" calcext:value="duplicate" calcext:base-cell-address="'2004.ntcir'.IK1"/>
          </calcext:conditional-format>
          <calcext:conditional-format calcext:target-range-address="'2004.ntcir'.IL1:'2004.ntcir'.IL1">
            <calcext:condition calcext:apply-style-name="Accent" calcext:value="duplicate" calcext:base-cell-address="'2004.ntcir'.IL1"/>
          </calcext:conditional-format>
          <calcext:conditional-format calcext:target-range-address="'2004.ntcir'.IM1:'2004.ntcir'.IM1">
            <calcext:condition calcext:apply-style-name="Accent" calcext:value="duplicate" calcext:base-cell-address="'2004.ntcir'.IM1"/>
          </calcext:conditional-format>
          <calcext:conditional-format calcext:target-range-address="'2004.ntcir'.IN1:'2004.ntcir'.IN1">
            <calcext:condition calcext:apply-style-name="Accent" calcext:value="duplicate" calcext:base-cell-address="'2004.ntcir'.IN1"/>
          </calcext:conditional-format>
          <calcext:conditional-format calcext:target-range-address="'2004.ntcir'.IO1:'2004.ntcir'.IO1">
            <calcext:condition calcext:apply-style-name="Accent" calcext:value="duplicate" calcext:base-cell-address="'2004.ntcir'.IO1"/>
          </calcext:conditional-format>
          <calcext:conditional-format calcext:target-range-address="'2004.ntcir'.IP1:'2004.ntcir'.IP1">
            <calcext:condition calcext:apply-style-name="Accent" calcext:value="duplicate" calcext:base-cell-address="'2004.ntcir'.IP1"/>
          </calcext:conditional-format>
          <calcext:conditional-format calcext:target-range-address="'2004.ntcir'.IQ1:'2004.ntcir'.IQ1">
            <calcext:condition calcext:apply-style-name="Accent" calcext:value="duplicate" calcext:base-cell-address="'2004.ntcir'.IQ1"/>
          </calcext:conditional-format>
          <calcext:conditional-format calcext:target-range-address="'2004.ntcir'.IR1:'2004.ntcir'.IR1">
            <calcext:condition calcext:apply-style-name="Accent" calcext:value="duplicate" calcext:base-cell-address="'2004.ntcir'.IR1"/>
          </calcext:conditional-format>
          <calcext:conditional-format calcext:target-range-address="'2004.ntcir'.IS1:'2004.ntcir'.IS1">
            <calcext:condition calcext:apply-style-name="Accent" calcext:value="duplicate" calcext:base-cell-address="'2004.ntcir'.IS1"/>
          </calcext:conditional-format>
          <calcext:conditional-format calcext:target-range-address="'2004.ntcir'.IT1:'2004.ntcir'.IT1">
            <calcext:condition calcext:apply-style-name="Accent" calcext:value="duplicate" calcext:base-cell-address="'2004.ntcir'.IT1"/>
          </calcext:conditional-format>
          <calcext:conditional-format calcext:target-range-address="'2004.ntcir'.IU1:'2004.ntcir'.IU1">
            <calcext:condition calcext:apply-style-name="Accent" calcext:value="duplicate" calcext:base-cell-address="'2004.ntcir'.IU1"/>
          </calcext:conditional-format>
          <calcext:conditional-format calcext:target-range-address="'2004.ntcir'.IV1:'2004.ntcir'.IV1">
            <calcext:condition calcext:apply-style-name="Accent" calcext:value="duplicate" calcext:base-cell-address="'2004.ntcir'.IV1"/>
          </calcext:conditional-format>
          <calcext:conditional-format calcext:target-range-address="'2004.ntcir'.IW1:'2004.ntcir'.IW1">
            <calcext:condition calcext:apply-style-name="Accent" calcext:value="duplicate" calcext:base-cell-address="'2004.ntcir'.IW1"/>
          </calcext:conditional-format>
          <calcext:conditional-format calcext:target-range-address="'2004.ntcir'.IX1:'2004.ntcir'.IX1">
            <calcext:condition calcext:apply-style-name="Accent" calcext:value="duplicate" calcext:base-cell-address="'2004.ntcir'.IX1"/>
          </calcext:conditional-format>
          <calcext:conditional-format calcext:target-range-address="'2004.ntcir'.IY1:'2004.ntcir'.IY1">
            <calcext:condition calcext:apply-style-name="Accent" calcext:value="duplicate" calcext:base-cell-address="'2004.ntcir'.IY1"/>
          </calcext:conditional-format>
          <calcext:conditional-format calcext:target-range-address="'2004.ntcir'.IZ1:'2004.ntcir'.IZ1">
            <calcext:condition calcext:apply-style-name="Accent" calcext:value="duplicate" calcext:base-cell-address="'2004.ntcir'.IZ1"/>
          </calcext:conditional-format>
          <calcext:conditional-format calcext:target-range-address="'2004.ntcir'.JA1:'2004.ntcir'.JA1">
            <calcext:condition calcext:apply-style-name="Accent" calcext:value="duplicate" calcext:base-cell-address="'2004.ntcir'.JA1"/>
          </calcext:conditional-format>
          <calcext:conditional-format calcext:target-range-address="'2004.ntcir'.JB1:'2004.ntcir'.JB1">
            <calcext:condition calcext:apply-style-name="Accent" calcext:value="duplicate" calcext:base-cell-address="'2004.ntcir'.JB1"/>
          </calcext:conditional-format>
          <calcext:conditional-format calcext:target-range-address="'2004.ntcir'.JC1:'2004.ntcir'.JC1">
            <calcext:condition calcext:apply-style-name="Accent" calcext:value="duplicate" calcext:base-cell-address="'2004.ntcir'.JC1"/>
          </calcext:conditional-format>
          <calcext:conditional-format calcext:target-range-address="'2004.ntcir'.JD1:'2004.ntcir'.JD1">
            <calcext:condition calcext:apply-style-name="Accent" calcext:value="duplicate" calcext:base-cell-address="'2004.ntcir'.JD1"/>
          </calcext:conditional-format>
          <calcext:conditional-format calcext:target-range-address="'2004.ntcir'.JE1:'2004.ntcir'.JE1">
            <calcext:condition calcext:apply-style-name="Accent" calcext:value="duplicate" calcext:base-cell-address="'2004.ntcir'.JE1"/>
          </calcext:conditional-format>
          <calcext:conditional-format calcext:target-range-address="'2004.ntcir'.JF1:'2004.ntcir'.JF1">
            <calcext:condition calcext:apply-style-name="Accent" calcext:value="duplicate" calcext:base-cell-address="'2004.ntcir'.JF1"/>
          </calcext:conditional-format>
          <calcext:conditional-format calcext:target-range-address="'2004.ntcir'.JG1:'2004.ntcir'.JG1">
            <calcext:condition calcext:apply-style-name="Accent" calcext:value="duplicate" calcext:base-cell-address="'2004.ntcir'.JG1"/>
          </calcext:conditional-format>
          <calcext:conditional-format calcext:target-range-address="'2004.ntcir'.JH1:'2004.ntcir'.JH1">
            <calcext:condition calcext:apply-style-name="Accent" calcext:value="duplicate" calcext:base-cell-address="'2004.ntcir'.JH1"/>
          </calcext:conditional-format>
          <calcext:conditional-format calcext:target-range-address="'2004.ntcir'.JI1:'2004.ntcir'.JI1">
            <calcext:condition calcext:apply-style-name="Accent" calcext:value="duplicate" calcext:base-cell-address="'2004.ntcir'.JI1"/>
          </calcext:conditional-format>
          <calcext:conditional-format calcext:target-range-address="'2004.ntcir'.JJ1:'2004.ntcir'.JJ1">
            <calcext:condition calcext:apply-style-name="Accent" calcext:value="duplicate" calcext:base-cell-address="'2004.ntcir'.JJ1"/>
          </calcext:conditional-format>
          <calcext:conditional-format calcext:target-range-address="'2004.ntcir'.JK1:'2004.ntcir'.JK1">
            <calcext:condition calcext:apply-style-name="Accent" calcext:value="duplicate" calcext:base-cell-address="'2004.ntcir'.JK1"/>
          </calcext:conditional-format>
          <calcext:conditional-format calcext:target-range-address="'2004.ntcir'.JL1:'2004.ntcir'.JL1">
            <calcext:condition calcext:apply-style-name="Accent" calcext:value="duplicate" calcext:base-cell-address="'2004.ntcir'.JL1"/>
          </calcext:conditional-format>
          <calcext:conditional-format calcext:target-range-address="'2004.ntcir'.JM1:'2004.ntcir'.JM1">
            <calcext:condition calcext:apply-style-name="Accent" calcext:value="duplicate" calcext:base-cell-address="'2004.ntcir'.JM1"/>
          </calcext:conditional-format>
          <calcext:conditional-format calcext:target-range-address="'2004.ntcir'.JN1:'2004.ntcir'.JN1">
            <calcext:condition calcext:apply-style-name="Accent" calcext:value="duplicate" calcext:base-cell-address="'2004.ntcir'.JN1"/>
          </calcext:conditional-format>
          <calcext:conditional-format calcext:target-range-address="'2004.ntcir'.JO1:'2004.ntcir'.JO1">
            <calcext:condition calcext:apply-style-name="Accent" calcext:value="duplicate" calcext:base-cell-address="'2004.ntcir'.JO1"/>
          </calcext:conditional-format>
          <calcext:conditional-format calcext:target-range-address="'2004.ntcir'.JP1:'2004.ntcir'.JP1">
            <calcext:condition calcext:apply-style-name="Accent" calcext:value="duplicate" calcext:base-cell-address="'2004.ntcir'.JP1"/>
          </calcext:conditional-format>
          <calcext:conditional-format calcext:target-range-address="'2004.ntcir'.JQ1:'2004.ntcir'.JQ1">
            <calcext:condition calcext:apply-style-name="Accent" calcext:value="duplicate" calcext:base-cell-address="'2004.ntcir'.JQ1"/>
          </calcext:conditional-format>
          <calcext:conditional-format calcext:target-range-address="'2004.ntcir'.JR1:'2004.ntcir'.JR1">
            <calcext:condition calcext:apply-style-name="Accent" calcext:value="duplicate" calcext:base-cell-address="'2004.ntcir'.JR1"/>
          </calcext:conditional-format>
          <calcext:conditional-format calcext:target-range-address="'2004.ntcir'.JS1:'2004.ntcir'.JS1">
            <calcext:condition calcext:apply-style-name="Accent" calcext:value="duplicate" calcext:base-cell-address="'2004.ntcir'.JS1"/>
          </calcext:conditional-format>
          <calcext:conditional-format calcext:target-range-address="'2004.ntcir'.JT1:'2004.ntcir'.JT1">
            <calcext:condition calcext:apply-style-name="Accent" calcext:value="duplicate" calcext:base-cell-address="'2004.ntcir'.JT1"/>
          </calcext:conditional-format>
          <calcext:conditional-format calcext:target-range-address="'2004.ntcir'.JU1:'2004.ntcir'.JU1">
            <calcext:condition calcext:apply-style-name="Accent" calcext:value="duplicate" calcext:base-cell-address="'2004.ntcir'.JU1"/>
          </calcext:conditional-format>
          <calcext:conditional-format calcext:target-range-address="'2004.ntcir'.JV1:'2004.ntcir'.JV1">
            <calcext:condition calcext:apply-style-name="Accent" calcext:value="duplicate" calcext:base-cell-address="'2004.ntcir'.JV1"/>
          </calcext:conditional-format>
          <calcext:conditional-format calcext:target-range-address="'2004.ntcir'.JW1:'2004.ntcir'.JW1">
            <calcext:condition calcext:apply-style-name="Accent" calcext:value="duplicate" calcext:base-cell-address="'2004.ntcir'.JW1"/>
          </calcext:conditional-format>
          <calcext:conditional-format calcext:target-range-address="'2004.ntcir'.JX1:'2004.ntcir'.JX1">
            <calcext:condition calcext:apply-style-name="Accent" calcext:value="duplicate" calcext:base-cell-address="'2004.ntcir'.JX1"/>
          </calcext:conditional-format>
          <calcext:conditional-format calcext:target-range-address="'2004.ntcir'.JY1:'2004.ntcir'.JY1">
            <calcext:condition calcext:apply-style-name="Accent" calcext:value="duplicate" calcext:base-cell-address="'2004.ntcir'.JY1"/>
          </calcext:conditional-format>
          <calcext:conditional-format calcext:target-range-address="'2004.ntcir'.JZ1:'2004.ntcir'.JZ1">
            <calcext:condition calcext:apply-style-name="Accent" calcext:value="duplicate" calcext:base-cell-address="'2004.ntcir'.JZ1"/>
          </calcext:conditional-format>
          <calcext:conditional-format calcext:target-range-address="'2004.ntcir'.KA1:'2004.ntcir'.KA1">
            <calcext:condition calcext:apply-style-name="Accent" calcext:value="duplicate" calcext:base-cell-address="'2004.ntcir'.KA1"/>
          </calcext:conditional-format>
          <calcext:conditional-format calcext:target-range-address="'2004.ntcir'.KB1:'2004.ntcir'.KB1">
            <calcext:condition calcext:apply-style-name="Accent" calcext:value="duplicate" calcext:base-cell-address="'2004.ntcir'.KB1"/>
          </calcext:conditional-format>
          <calcext:conditional-format calcext:target-range-address="'2004.ntcir'.KC1:'2004.ntcir'.KC1">
            <calcext:condition calcext:apply-style-name="Accent" calcext:value="duplicate" calcext:base-cell-address="'2004.ntcir'.KC1"/>
          </calcext:conditional-format>
          <calcext:conditional-format calcext:target-range-address="'2004.ntcir'.KD1:'2004.ntcir'.KD1">
            <calcext:condition calcext:apply-style-name="Accent" calcext:value="duplicate" calcext:base-cell-address="'2004.ntcir'.KD1"/>
          </calcext:conditional-format>
          <calcext:conditional-format calcext:target-range-address="'2004.ntcir'.KE1:'2004.ntcir'.KE1">
            <calcext:condition calcext:apply-style-name="Accent" calcext:value="duplicate" calcext:base-cell-address="'2004.ntcir'.KE1"/>
          </calcext:conditional-format>
          <calcext:conditional-format calcext:target-range-address="'2004.ntcir'.KF1:'2004.ntcir'.KF1">
            <calcext:condition calcext:apply-style-name="Accent" calcext:value="duplicate" calcext:base-cell-address="'2004.ntcir'.KF1"/>
          </calcext:conditional-format>
          <calcext:conditional-format calcext:target-range-address="'2004.ntcir'.KG1:'2004.ntcir'.KG1">
            <calcext:condition calcext:apply-style-name="Accent" calcext:value="duplicate" calcext:base-cell-address="'2004.ntcir'.KG1"/>
          </calcext:conditional-format>
          <calcext:conditional-format calcext:target-range-address="'2004.ntcir'.KH1:'2004.ntcir'.KH1">
            <calcext:condition calcext:apply-style-name="Accent" calcext:value="duplicate" calcext:base-cell-address="'2004.ntcir'.KH1"/>
          </calcext:conditional-format>
          <calcext:conditional-format calcext:target-range-address="'2004.ntcir'.KI1:'2004.ntcir'.KI1">
            <calcext:condition calcext:apply-style-name="Accent" calcext:value="duplicate" calcext:base-cell-address="'2004.ntcir'.KI1"/>
          </calcext:conditional-format>
          <calcext:conditional-format calcext:target-range-address="'2004.ntcir'.KJ1:'2004.ntcir'.KJ1">
            <calcext:condition calcext:apply-style-name="Accent" calcext:value="duplicate" calcext:base-cell-address="'2004.ntcir'.KJ1"/>
          </calcext:conditional-format>
          <calcext:conditional-format calcext:target-range-address="'2004.ntcir'.KK1:'2004.ntcir'.KK1">
            <calcext:condition calcext:apply-style-name="Accent" calcext:value="duplicate" calcext:base-cell-address="'2004.ntcir'.KK1"/>
          </calcext:conditional-format>
          <calcext:conditional-format calcext:target-range-address="'2004.ntcir'.KL1:'2004.ntcir'.KL1">
            <calcext:condition calcext:apply-style-name="Accent" calcext:value="duplicate" calcext:base-cell-address="'2004.ntcir'.KL1"/>
          </calcext:conditional-format>
          <calcext:conditional-format calcext:target-range-address="'2004.ntcir'.KM1:'2004.ntcir'.KM1">
            <calcext:condition calcext:apply-style-name="Accent" calcext:value="duplicate" calcext:base-cell-address="'2004.ntcir'.KM1"/>
          </calcext:conditional-format>
          <calcext:conditional-format calcext:target-range-address="'2004.ntcir'.KN1:'2004.ntcir'.KN1">
            <calcext:condition calcext:apply-style-name="Accent" calcext:value="duplicate" calcext:base-cell-address="'2004.ntcir'.KN1"/>
          </calcext:conditional-format>
          <calcext:conditional-format calcext:target-range-address="'2004.ntcir'.KO1:'2004.ntcir'.KO1">
            <calcext:condition calcext:apply-style-name="Accent" calcext:value="duplicate" calcext:base-cell-address="'2004.ntcir'.KO1"/>
          </calcext:conditional-format>
          <calcext:conditional-format calcext:target-range-address="'2004.ntcir'.KP1:'2004.ntcir'.KP1">
            <calcext:condition calcext:apply-style-name="Accent" calcext:value="duplicate" calcext:base-cell-address="'2004.ntcir'.KP1"/>
          </calcext:conditional-format>
          <calcext:conditional-format calcext:target-range-address="'2004.ntcir'.KQ1:'2004.ntcir'.KQ1">
            <calcext:condition calcext:apply-style-name="Accent" calcext:value="duplicate" calcext:base-cell-address="'2004.ntcir'.KQ1"/>
          </calcext:conditional-format>
          <calcext:conditional-format calcext:target-range-address="'2004.ntcir'.KR1:'2004.ntcir'.KR1">
            <calcext:condition calcext:apply-style-name="Accent" calcext:value="duplicate" calcext:base-cell-address="'2004.ntcir'.KR1"/>
          </calcext:conditional-format>
          <calcext:conditional-format calcext:target-range-address="'2004.ntcir'.KS1:'2004.ntcir'.KS1">
            <calcext:condition calcext:apply-style-name="Accent" calcext:value="duplicate" calcext:base-cell-address="'2004.ntcir'.KS1"/>
          </calcext:conditional-format>
          <calcext:conditional-format calcext:target-range-address="'2004.ntcir'.KT1:'2004.ntcir'.KT1">
            <calcext:condition calcext:apply-style-name="Accent" calcext:value="duplicate" calcext:base-cell-address="'2004.ntcir'.KT1"/>
          </calcext:conditional-format>
          <calcext:conditional-format calcext:target-range-address="'2004.ntcir'.KU1:'2004.ntcir'.KU1">
            <calcext:condition calcext:apply-style-name="Accent" calcext:value="duplicate" calcext:base-cell-address="'2004.ntcir'.KU1"/>
          </calcext:conditional-format>
          <calcext:conditional-format calcext:target-range-address="'2004.ntcir'.KV1:'2004.ntcir'.KV1">
            <calcext:condition calcext:apply-style-name="Accent" calcext:value="duplicate" calcext:base-cell-address="'2004.ntcir'.KV1"/>
          </calcext:conditional-format>
          <calcext:conditional-format calcext:target-range-address="'2004.ntcir'.KW1:'2004.ntcir'.KW1">
            <calcext:condition calcext:apply-style-name="Accent" calcext:value="duplicate" calcext:base-cell-address="'2004.ntcir'.KW1"/>
          </calcext:conditional-format>
          <calcext:conditional-format calcext:target-range-address="'2004.ntcir'.KX1:'2004.ntcir'.KX1">
            <calcext:condition calcext:apply-style-name="Accent" calcext:value="duplicate" calcext:base-cell-address="'2004.ntcir'.KX1"/>
          </calcext:conditional-format>
          <calcext:conditional-format calcext:target-range-address="'2004.ntcir'.KY1:'2004.ntcir'.KY1">
            <calcext:condition calcext:apply-style-name="Accent" calcext:value="duplicate" calcext:base-cell-address="'2004.ntcir'.KY1"/>
          </calcext:conditional-format>
          <calcext:conditional-format calcext:target-range-address="'2004.ntcir'.KZ1:'2004.ntcir'.KZ1">
            <calcext:condition calcext:apply-style-name="Accent" calcext:value="duplicate" calcext:base-cell-address="'2004.ntcir'.KZ1"/>
          </calcext:conditional-format>
          <calcext:conditional-format calcext:target-range-address="'2004.ntcir'.LA1:'2004.ntcir'.LA1">
            <calcext:condition calcext:apply-style-name="Accent" calcext:value="duplicate" calcext:base-cell-address="'2004.ntcir'.LA1"/>
          </calcext:conditional-format>
          <calcext:conditional-format calcext:target-range-address="'2004.ntcir'.LB1:'2004.ntcir'.LB1">
            <calcext:condition calcext:apply-style-name="Accent" calcext:value="duplicate" calcext:base-cell-address="'2004.ntcir'.LB1"/>
          </calcext:conditional-format>
          <calcext:conditional-format calcext:target-range-address="'2004.ntcir'.LC1:'2004.ntcir'.LC1">
            <calcext:condition calcext:apply-style-name="Accent" calcext:value="duplicate" calcext:base-cell-address="'2004.ntcir'.LC1"/>
          </calcext:conditional-format>
          <calcext:conditional-format calcext:target-range-address="'2004.ntcir'.LD1:'2004.ntcir'.LD1">
            <calcext:condition calcext:apply-style-name="Accent" calcext:value="duplicate" calcext:base-cell-address="'2004.ntcir'.LD1"/>
          </calcext:conditional-format>
          <calcext:conditional-format calcext:target-range-address="'2004.ntcir'.LE1:'2004.ntcir'.LE1">
            <calcext:condition calcext:apply-style-name="Accent" calcext:value="duplicate" calcext:base-cell-address="'2004.ntcir'.LE1"/>
          </calcext:conditional-format>
          <calcext:conditional-format calcext:target-range-address="'2004.ntcir'.LF1:'2004.ntcir'.LF1">
            <calcext:condition calcext:apply-style-name="Accent" calcext:value="duplicate" calcext:base-cell-address="'2004.ntcir'.LF1"/>
          </calcext:conditional-format>
          <calcext:conditional-format calcext:target-range-address="'2004.ntcir'.LG1:'2004.ntcir'.LG1">
            <calcext:condition calcext:apply-style-name="Accent" calcext:value="duplicate" calcext:base-cell-address="'2004.ntcir'.LG1"/>
          </calcext:conditional-format>
          <calcext:conditional-format calcext:target-range-address="'2004.ntcir'.LH1:'2004.ntcir'.LH1">
            <calcext:condition calcext:apply-style-name="Accent" calcext:value="duplicate" calcext:base-cell-address="'2004.ntcir'.LH1"/>
          </calcext:conditional-format>
          <calcext:conditional-format calcext:target-range-address="'2004.ntcir'.LI1:'2004.ntcir'.LI1">
            <calcext:condition calcext:apply-style-name="Accent" calcext:value="duplicate" calcext:base-cell-address="'2004.ntcir'.LI1"/>
          </calcext:conditional-format>
          <calcext:conditional-format calcext:target-range-address="'2004.ntcir'.LJ1:'2004.ntcir'.LJ1">
            <calcext:condition calcext:apply-style-name="Accent" calcext:value="duplicate" calcext:base-cell-address="'2004.ntcir'.LJ1"/>
          </calcext:conditional-format>
          <calcext:conditional-format calcext:target-range-address="'2004.ntcir'.LK1:'2004.ntcir'.LK1">
            <calcext:condition calcext:apply-style-name="Accent" calcext:value="duplicate" calcext:base-cell-address="'2004.ntcir'.LK1"/>
          </calcext:conditional-format>
          <calcext:conditional-format calcext:target-range-address="'2004.ntcir'.LL1:'2004.ntcir'.LL1">
            <calcext:condition calcext:apply-style-name="Accent" calcext:value="duplicate" calcext:base-cell-address="'2004.ntcir'.LL1"/>
          </calcext:conditional-format>
          <calcext:conditional-format calcext:target-range-address="'2004.ntcir'.LM1:'2004.ntcir'.LM1">
            <calcext:condition calcext:apply-style-name="Accent" calcext:value="duplicate" calcext:base-cell-address="'2004.ntcir'.LM1"/>
          </calcext:conditional-format>
          <calcext:conditional-format calcext:target-range-address="'2004.ntcir'.LN1:'2004.ntcir'.LN1">
            <calcext:condition calcext:apply-style-name="Accent" calcext:value="duplicate" calcext:base-cell-address="'2004.ntcir'.LN1"/>
          </calcext:conditional-format>
          <calcext:conditional-format calcext:target-range-address="'2004.ntcir'.LO1:'2004.ntcir'.LO1">
            <calcext:condition calcext:apply-style-name="Accent" calcext:value="duplicate" calcext:base-cell-address="'2004.ntcir'.LO1"/>
          </calcext:conditional-format>
          <calcext:conditional-format calcext:target-range-address="'2004.ntcir'.LP1:'2004.ntcir'.LP1">
            <calcext:condition calcext:apply-style-name="Accent" calcext:value="duplicate" calcext:base-cell-address="'2004.ntcir'.LP1"/>
          </calcext:conditional-format>
          <calcext:conditional-format calcext:target-range-address="'2004.ntcir'.LQ1:'2004.ntcir'.LQ1">
            <calcext:condition calcext:apply-style-name="Accent" calcext:value="duplicate" calcext:base-cell-address="'2004.ntcir'.LQ1"/>
          </calcext:conditional-format>
          <calcext:conditional-format calcext:target-range-address="'2004.ntcir'.LR1:'2004.ntcir'.LR1">
            <calcext:condition calcext:apply-style-name="Accent" calcext:value="duplicate" calcext:base-cell-address="'2004.ntcir'.LR1"/>
          </calcext:conditional-format>
          <calcext:conditional-format calcext:target-range-address="'2004.ntcir'.LS1:'2004.ntcir'.LS1">
            <calcext:condition calcext:apply-style-name="Accent" calcext:value="duplicate" calcext:base-cell-address="'2004.ntcir'.LS1"/>
          </calcext:conditional-format>
          <calcext:conditional-format calcext:target-range-address="'2004.ntcir'.LT1:'2004.ntcir'.LT1">
            <calcext:condition calcext:apply-style-name="Accent" calcext:value="duplicate" calcext:base-cell-address="'2004.ntcir'.LT1"/>
          </calcext:conditional-format>
          <calcext:conditional-format calcext:target-range-address="'2004.ntcir'.LU1:'2004.ntcir'.LU1">
            <calcext:condition calcext:apply-style-name="Accent" calcext:value="duplicate" calcext:base-cell-address="'2004.ntcir'.LU1"/>
          </calcext:conditional-format>
          <calcext:conditional-format calcext:target-range-address="'2004.ntcir'.LV1:'2004.ntcir'.LV1">
            <calcext:condition calcext:apply-style-name="Accent" calcext:value="duplicate" calcext:base-cell-address="'2004.ntcir'.LV1"/>
          </calcext:conditional-format>
          <calcext:conditional-format calcext:target-range-address="'2004.ntcir'.LW1:'2004.ntcir'.LW1">
            <calcext:condition calcext:apply-style-name="Accent" calcext:value="duplicate" calcext:base-cell-address="'2004.ntcir'.LW1"/>
          </calcext:conditional-format>
          <calcext:conditional-format calcext:target-range-address="'2004.ntcir'.LX1:'2004.ntcir'.LX1">
            <calcext:condition calcext:apply-style-name="Accent" calcext:value="duplicate" calcext:base-cell-address="'2004.ntcir'.LX1"/>
          </calcext:conditional-format>
          <calcext:conditional-format calcext:target-range-address="'2004.ntcir'.LY1:'2004.ntcir'.LY1">
            <calcext:condition calcext:apply-style-name="Accent" calcext:value="duplicate" calcext:base-cell-address="'2004.ntcir'.LY1"/>
          </calcext:conditional-format>
          <calcext:conditional-format calcext:target-range-address="'2004.ntcir'.LZ1:'2004.ntcir'.LZ1">
            <calcext:condition calcext:apply-style-name="Accent" calcext:value="duplicate" calcext:base-cell-address="'2004.ntcir'.LZ1"/>
          </calcext:conditional-format>
          <calcext:conditional-format calcext:target-range-address="'2004.ntcir'.MA1:'2004.ntcir'.MA1">
            <calcext:condition calcext:apply-style-name="Accent" calcext:value="duplicate" calcext:base-cell-address="'2004.ntcir'.MA1"/>
          </calcext:conditional-format>
          <calcext:conditional-format calcext:target-range-address="'2004.ntcir'.MB1:'2004.ntcir'.MB1">
            <calcext:condition calcext:apply-style-name="Accent" calcext:value="duplicate" calcext:base-cell-address="'2004.ntcir'.MB1"/>
          </calcext:conditional-format>
          <calcext:conditional-format calcext:target-range-address="'2004.ntcir'.MC1:'2004.ntcir'.MC1">
            <calcext:condition calcext:apply-style-name="Accent" calcext:value="duplicate" calcext:base-cell-address="'2004.ntcir'.MC1"/>
          </calcext:conditional-format>
          <calcext:conditional-format calcext:target-range-address="'2004.ntcir'.MD1:'2004.ntcir'.MD1">
            <calcext:condition calcext:apply-style-name="Accent" calcext:value="duplicate" calcext:base-cell-address="'2004.ntcir'.MD1"/>
          </calcext:conditional-format>
          <calcext:conditional-format calcext:target-range-address="'2004.ntcir'.ME1:'2004.ntcir'.ME1">
            <calcext:condition calcext:apply-style-name="Accent" calcext:value="duplicate" calcext:base-cell-address="'2004.ntcir'.ME1"/>
          </calcext:conditional-format>
          <calcext:conditional-format calcext:target-range-address="'2004.ntcir'.MF1:'2004.ntcir'.MF1">
            <calcext:condition calcext:apply-style-name="Accent" calcext:value="duplicate" calcext:base-cell-address="'2004.ntcir'.MF1"/>
          </calcext:conditional-format>
          <calcext:conditional-format calcext:target-range-address="'2004.ntcir'.MG1:'2004.ntcir'.MG1">
            <calcext:condition calcext:apply-style-name="Accent" calcext:value="duplicate" calcext:base-cell-address="'2004.ntcir'.MG1"/>
          </calcext:conditional-format>
          <calcext:conditional-format calcext:target-range-address="'2004.ntcir'.MH1:'2004.ntcir'.MH1">
            <calcext:condition calcext:apply-style-name="Accent" calcext:value="duplicate" calcext:base-cell-address="'2004.ntcir'.MH1"/>
          </calcext:conditional-format>
          <calcext:conditional-format calcext:target-range-address="'2004.ntcir'.MI1:'2004.ntcir'.MI1">
            <calcext:condition calcext:apply-style-name="Accent" calcext:value="duplicate" calcext:base-cell-address="'2004.ntcir'.MI1"/>
          </calcext:conditional-format>
          <calcext:conditional-format calcext:target-range-address="'2004.ntcir'.MJ1:'2004.ntcir'.MJ1">
            <calcext:condition calcext:apply-style-name="Accent" calcext:value="duplicate" calcext:base-cell-address="'2004.ntcir'.MJ1"/>
          </calcext:conditional-format>
          <calcext:conditional-format calcext:target-range-address="'2004.ntcir'.MK1:'2004.ntcir'.MK1">
            <calcext:condition calcext:apply-style-name="Accent" calcext:value="duplicate" calcext:base-cell-address="'2004.ntcir'.MK1"/>
          </calcext:conditional-format>
          <calcext:conditional-format calcext:target-range-address="'2004.ntcir'.ML1:'2004.ntcir'.ML1">
            <calcext:condition calcext:apply-style-name="Accent" calcext:value="duplicate" calcext:base-cell-address="'2004.ntcir'.ML1"/>
          </calcext:conditional-format>
          <calcext:conditional-format calcext:target-range-address="'2004.ntcir'.MM1:'2004.ntcir'.MM1">
            <calcext:condition calcext:apply-style-name="Accent" calcext:value="duplicate" calcext:base-cell-address="'2004.ntcir'.MM1"/>
          </calcext:conditional-format>
          <calcext:conditional-format calcext:target-range-address="'2004.ntcir'.MN1:'2004.ntcir'.MN1">
            <calcext:condition calcext:apply-style-name="Accent" calcext:value="duplicate" calcext:base-cell-address="'2004.ntcir'.MN1"/>
          </calcext:conditional-format>
          <calcext:conditional-format calcext:target-range-address="'2004.ntcir'.MO1:'2004.ntcir'.MO1">
            <calcext:condition calcext:apply-style-name="Accent" calcext:value="duplicate" calcext:base-cell-address="'2004.ntcir'.MO1"/>
          </calcext:conditional-format>
          <calcext:conditional-format calcext:target-range-address="'2004.ntcir'.MP1:'2004.ntcir'.MP1">
            <calcext:condition calcext:apply-style-name="Accent" calcext:value="duplicate" calcext:base-cell-address="'2004.ntcir'.MP1"/>
          </calcext:conditional-format>
          <calcext:conditional-format calcext:target-range-address="'2004.ntcir'.MQ1:'2004.ntcir'.MQ1">
            <calcext:condition calcext:apply-style-name="Accent" calcext:value="duplicate" calcext:base-cell-address="'2004.ntcir'.MQ1"/>
          </calcext:conditional-format>
          <calcext:conditional-format calcext:target-range-address="'2004.ntcir'.MR1:'2004.ntcir'.MR1">
            <calcext:condition calcext:apply-style-name="Accent" calcext:value="duplicate" calcext:base-cell-address="'2004.ntcir'.MR1"/>
          </calcext:conditional-format>
          <calcext:conditional-format calcext:target-range-address="'2004.ntcir'.MS1:'2004.ntcir'.MS1">
            <calcext:condition calcext:apply-style-name="Accent" calcext:value="duplicate" calcext:base-cell-address="'2004.ntcir'.MS1"/>
          </calcext:conditional-format>
          <calcext:conditional-format calcext:target-range-address="'2004.ntcir'.MT1:'2004.ntcir'.MT1">
            <calcext:condition calcext:apply-style-name="Accent" calcext:value="duplicate" calcext:base-cell-address="'2004.ntcir'.MT1"/>
          </calcext:conditional-format>
          <calcext:conditional-format calcext:target-range-address="'2004.ntcir'.MU1:'2004.ntcir'.MU1">
            <calcext:condition calcext:apply-style-name="Accent" calcext:value="duplicate" calcext:base-cell-address="'2004.ntcir'.MU1"/>
          </calcext:conditional-format>
          <calcext:conditional-format calcext:target-range-address="'2004.ntcir'.MV1:'2004.ntcir'.MV1">
            <calcext:condition calcext:apply-style-name="Accent" calcext:value="duplicate" calcext:base-cell-address="'2004.ntcir'.MV1"/>
          </calcext:conditional-format>
          <calcext:conditional-format calcext:target-range-address="'2004.ntcir'.MW1:'2004.ntcir'.MW1">
            <calcext:condition calcext:apply-style-name="Accent" calcext:value="duplicate" calcext:base-cell-address="'2004.ntcir'.MW1"/>
          </calcext:conditional-format>
          <calcext:conditional-format calcext:target-range-address="'2004.ntcir'.MX1:'2004.ntcir'.MX1">
            <calcext:condition calcext:apply-style-name="Accent" calcext:value="duplicate" calcext:base-cell-address="'2004.ntcir'.MX1"/>
          </calcext:conditional-format>
          <calcext:conditional-format calcext:target-range-address="'2004.ntcir'.MY1:'2004.ntcir'.MY1">
            <calcext:condition calcext:apply-style-name="Accent" calcext:value="duplicate" calcext:base-cell-address="'2004.ntcir'.MY1"/>
          </calcext:conditional-format>
          <calcext:conditional-format calcext:target-range-address="'2004.ntcir'.MZ1:'2004.ntcir'.MZ1">
            <calcext:condition calcext:apply-style-name="Accent" calcext:value="duplicate" calcext:base-cell-address="'2004.ntcir'.MZ1"/>
          </calcext:conditional-format>
          <calcext:conditional-format calcext:target-range-address="'2004.ntcir'.NA1:'2004.ntcir'.NA1">
            <calcext:condition calcext:apply-style-name="Accent" calcext:value="duplicate" calcext:base-cell-address="'2004.ntcir'.NA1"/>
          </calcext:conditional-format>
          <calcext:conditional-format calcext:target-range-address="'2004.ntcir'.NB1:'2004.ntcir'.NB1">
            <calcext:condition calcext:apply-style-name="Accent" calcext:value="duplicate" calcext:base-cell-address="'2004.ntcir'.NB1"/>
          </calcext:conditional-format>
          <calcext:conditional-format calcext:target-range-address="'2004.ntcir'.NC1:'2004.ntcir'.NC1">
            <calcext:condition calcext:apply-style-name="Accent" calcext:value="duplicate" calcext:base-cell-address="'2004.ntcir'.NC1"/>
          </calcext:conditional-format>
          <calcext:conditional-format calcext:target-range-address="'2004.ntcir'.ND1:'2004.ntcir'.ND1">
            <calcext:condition calcext:apply-style-name="Accent" calcext:value="duplicate" calcext:base-cell-address="'2004.ntcir'.ND1"/>
          </calcext:conditional-format>
          <calcext:conditional-format calcext:target-range-address="'2004.ntcir'.NE1:'2004.ntcir'.NE1">
            <calcext:condition calcext:apply-style-name="Accent" calcext:value="duplicate" calcext:base-cell-address="'2004.ntcir'.NE1"/>
          </calcext:conditional-format>
          <calcext:conditional-format calcext:target-range-address="'2004.ntcir'.NF1:'2004.ntcir'.NF1">
            <calcext:condition calcext:apply-style-name="Accent" calcext:value="duplicate" calcext:base-cell-address="'2004.ntcir'.NF1"/>
          </calcext:conditional-format>
          <calcext:conditional-format calcext:target-range-address="'2004.ntcir'.NG1:'2004.ntcir'.NG1">
            <calcext:condition calcext:apply-style-name="Accent" calcext:value="duplicate" calcext:base-cell-address="'2004.ntcir'.NG1"/>
          </calcext:conditional-format>
          <calcext:conditional-format calcext:target-range-address="'2004.ntcir'.NH1:'2004.ntcir'.NH1">
            <calcext:condition calcext:apply-style-name="Accent" calcext:value="duplicate" calcext:base-cell-address="'2004.ntcir'.NH1"/>
          </calcext:conditional-format>
          <calcext:conditional-format calcext:target-range-address="'2004.ntcir'.NI1:'2004.ntcir'.NI1">
            <calcext:condition calcext:apply-style-name="Accent" calcext:value="duplicate" calcext:base-cell-address="'2004.ntcir'.NI1"/>
          </calcext:conditional-format>
          <calcext:conditional-format calcext:target-range-address="'2004.ntcir'.NJ1:'2004.ntcir'.NJ1">
            <calcext:condition calcext:apply-style-name="Accent" calcext:value="duplicate" calcext:base-cell-address="'2004.ntcir'.NJ1"/>
          </calcext:conditional-format>
          <calcext:conditional-format calcext:target-range-address="'2004.ntcir'.NK1:'2004.ntcir'.NK1">
            <calcext:condition calcext:apply-style-name="Accent" calcext:value="duplicate" calcext:base-cell-address="'2004.ntcir'.NK1"/>
          </calcext:conditional-format>
          <calcext:conditional-format calcext:target-range-address="'2004.ntcir'.NL1:'2004.ntcir'.NL1">
            <calcext:condition calcext:apply-style-name="Accent" calcext:value="duplicate" calcext:base-cell-address="'2004.ntcir'.NL1"/>
          </calcext:conditional-format>
          <calcext:conditional-format calcext:target-range-address="'2004.ntcir'.NM1:'2004.ntcir'.NM1">
            <calcext:condition calcext:apply-style-name="Accent" calcext:value="duplicate" calcext:base-cell-address="'2004.ntcir'.NM1"/>
          </calcext:conditional-format>
          <calcext:conditional-format calcext:target-range-address="'2004.ntcir'.NN1:'2004.ntcir'.NN1">
            <calcext:condition calcext:apply-style-name="Accent" calcext:value="duplicate" calcext:base-cell-address="'2004.ntcir'.NN1"/>
          </calcext:conditional-format>
          <calcext:conditional-format calcext:target-range-address="'2004.ntcir'.NO1:'2004.ntcir'.NO1">
            <calcext:condition calcext:apply-style-name="Accent" calcext:value="duplicate" calcext:base-cell-address="'2004.ntcir'.NO1"/>
          </calcext:conditional-format>
          <calcext:conditional-format calcext:target-range-address="'2004.ntcir'.NP1:'2004.ntcir'.NP1">
            <calcext:condition calcext:apply-style-name="Accent" calcext:value="duplicate" calcext:base-cell-address="'2004.ntcir'.NP1"/>
          </calcext:conditional-format>
          <calcext:conditional-format calcext:target-range-address="'2004.ntcir'.NQ1:'2004.ntcir'.NQ1">
            <calcext:condition calcext:apply-style-name="Accent" calcext:value="duplicate" calcext:base-cell-address="'2004.ntcir'.NQ1"/>
          </calcext:conditional-format>
          <calcext:conditional-format calcext:target-range-address="'2004.ntcir'.NR1:'2004.ntcir'.NR1">
            <calcext:condition calcext:apply-style-name="Accent" calcext:value="duplicate" calcext:base-cell-address="'2004.ntcir'.NR1"/>
          </calcext:conditional-format>
          <calcext:conditional-format calcext:target-range-address="'2004.ntcir'.NS1:'2004.ntcir'.NS1">
            <calcext:condition calcext:apply-style-name="Accent" calcext:value="duplicate" calcext:base-cell-address="'2004.ntcir'.NS1"/>
          </calcext:conditional-format>
          <calcext:conditional-format calcext:target-range-address="'2004.ntcir'.NT1:'2004.ntcir'.NT1">
            <calcext:condition calcext:apply-style-name="Accent" calcext:value="duplicate" calcext:base-cell-address="'2004.ntcir'.NT1"/>
          </calcext:conditional-format>
          <calcext:conditional-format calcext:target-range-address="'2004.ntcir'.NU1:'2004.ntcir'.NU1">
            <calcext:condition calcext:apply-style-name="Accent" calcext:value="duplicate" calcext:base-cell-address="'2004.ntcir'.NU1"/>
          </calcext:conditional-format>
          <calcext:conditional-format calcext:target-range-address="'2004.ntcir'.NV1:'2004.ntcir'.NV1">
            <calcext:condition calcext:apply-style-name="Accent" calcext:value="duplicate" calcext:base-cell-address="'2004.ntcir'.NV1"/>
          </calcext:conditional-format>
          <calcext:conditional-format calcext:target-range-address="'2004.ntcir'.NW1:'2004.ntcir'.NW1">
            <calcext:condition calcext:apply-style-name="Accent" calcext:value="duplicate" calcext:base-cell-address="'2004.ntcir'.NW1"/>
          </calcext:conditional-format>
          <calcext:conditional-format calcext:target-range-address="'2004.ntcir'.NX1:'2004.ntcir'.NX1">
            <calcext:condition calcext:apply-style-name="Accent" calcext:value="duplicate" calcext:base-cell-address="'2004.ntcir'.NX1"/>
          </calcext:conditional-format>
          <calcext:conditional-format calcext:target-range-address="'2004.ntcir'.NY1:'2004.ntcir'.NY1">
            <calcext:condition calcext:apply-style-name="Accent" calcext:value="duplicate" calcext:base-cell-address="'2004.ntcir'.NY1"/>
          </calcext:conditional-format>
          <calcext:conditional-format calcext:target-range-address="'2004.ntcir'.NZ1:'2004.ntcir'.NZ1">
            <calcext:condition calcext:apply-style-name="Accent" calcext:value="duplicate" calcext:base-cell-address="'2004.ntcir'.NZ1"/>
          </calcext:conditional-format>
          <calcext:conditional-format calcext:target-range-address="'2004.ntcir'.OA1:'2004.ntcir'.OA1">
            <calcext:condition calcext:apply-style-name="Accent" calcext:value="duplicate" calcext:base-cell-address="'2004.ntcir'.OA1"/>
          </calcext:conditional-format>
          <calcext:conditional-format calcext:target-range-address="'2004.ntcir'.OB1:'2004.ntcir'.OB1">
            <calcext:condition calcext:apply-style-name="Accent" calcext:value="duplicate" calcext:base-cell-address="'2004.ntcir'.OB1"/>
          </calcext:conditional-format>
          <calcext:conditional-format calcext:target-range-address="'2004.ntcir'.OC1:'2004.ntcir'.OC1">
            <calcext:condition calcext:apply-style-name="Accent" calcext:value="duplicate" calcext:base-cell-address="'2004.ntcir'.OC1"/>
          </calcext:conditional-format>
          <calcext:conditional-format calcext:target-range-address="'2004.ntcir'.OD1:'2004.ntcir'.OD1">
            <calcext:condition calcext:apply-style-name="Accent" calcext:value="duplicate" calcext:base-cell-address="'2004.ntcir'.OD1"/>
          </calcext:conditional-format>
          <calcext:conditional-format calcext:target-range-address="'2004.ntcir'.OE1:'2004.ntcir'.OE1">
            <calcext:condition calcext:apply-style-name="Accent" calcext:value="duplicate" calcext:base-cell-address="'2004.ntcir'.OE1"/>
          </calcext:conditional-format>
          <calcext:conditional-format calcext:target-range-address="'2004.ntcir'.OF1:'2004.ntcir'.OF1">
            <calcext:condition calcext:apply-style-name="Accent" calcext:value="duplicate" calcext:base-cell-address="'2004.ntcir'.OF1"/>
          </calcext:conditional-format>
          <calcext:conditional-format calcext:target-range-address="'2004.ntcir'.OG1:'2004.ntcir'.OG1">
            <calcext:condition calcext:apply-style-name="Accent" calcext:value="duplicate" calcext:base-cell-address="'2004.ntcir'.OG1"/>
          </calcext:conditional-format>
          <calcext:conditional-format calcext:target-range-address="'2004.ntcir'.OH1:'2004.ntcir'.OH1">
            <calcext:condition calcext:apply-style-name="Accent" calcext:value="duplicate" calcext:base-cell-address="'2004.ntcir'.OH1"/>
          </calcext:conditional-format>
          <calcext:conditional-format calcext:target-range-address="'2004.ntcir'.OI1:'2004.ntcir'.OI1">
            <calcext:condition calcext:apply-style-name="Accent" calcext:value="duplicate" calcext:base-cell-address="'2004.ntcir'.OI1"/>
          </calcext:conditional-format>
          <calcext:conditional-format calcext:target-range-address="'2004.ntcir'.OJ1:'2004.ntcir'.OJ1">
            <calcext:condition calcext:apply-style-name="Accent" calcext:value="duplicate" calcext:base-cell-address="'2004.ntcir'.OJ1"/>
          </calcext:conditional-format>
          <calcext:conditional-format calcext:target-range-address="'2004.ntcir'.OK1:'2004.ntcir'.OK1">
            <calcext:condition calcext:apply-style-name="Accent" calcext:value="duplicate" calcext:base-cell-address="'2004.ntcir'.OK1"/>
          </calcext:conditional-format>
          <calcext:conditional-format calcext:target-range-address="'2004.ntcir'.OL1:'2004.ntcir'.OL1">
            <calcext:condition calcext:apply-style-name="Accent" calcext:value="duplicate" calcext:base-cell-address="'2004.ntcir'.OL1"/>
          </calcext:conditional-format>
          <calcext:conditional-format calcext:target-range-address="'2004.ntcir'.OM1:'2004.ntcir'.OM1">
            <calcext:condition calcext:apply-style-name="Accent" calcext:value="duplicate" calcext:base-cell-address="'2004.ntcir'.OM1"/>
          </calcext:conditional-format>
          <calcext:conditional-format calcext:target-range-address="'2004.ntcir'.ON1:'2004.ntcir'.ON1">
            <calcext:condition calcext:apply-style-name="Accent" calcext:value="duplicate" calcext:base-cell-address="'2004.ntcir'.ON1"/>
          </calcext:conditional-format>
          <calcext:conditional-format calcext:target-range-address="'2004.ntcir'.OO1:'2004.ntcir'.OO1">
            <calcext:condition calcext:apply-style-name="Accent" calcext:value="duplicate" calcext:base-cell-address="'2004.ntcir'.OO1"/>
          </calcext:conditional-format>
          <calcext:conditional-format calcext:target-range-address="'2004.ntcir'.OP1:'2004.ntcir'.OP1">
            <calcext:condition calcext:apply-style-name="Accent" calcext:value="duplicate" calcext:base-cell-address="'2004.ntcir'.OP1"/>
          </calcext:conditional-format>
          <calcext:conditional-format calcext:target-range-address="'2004.ntcir'.OQ1:'2004.ntcir'.OQ1">
            <calcext:condition calcext:apply-style-name="Accent" calcext:value="duplicate" calcext:base-cell-address="'2004.ntcir'.OQ1"/>
          </calcext:conditional-format>
          <calcext:conditional-format calcext:target-range-address="'2004.ntcir'.OR1:'2004.ntcir'.OR1">
            <calcext:condition calcext:apply-style-name="Accent" calcext:value="duplicate" calcext:base-cell-address="'2004.ntcir'.OR1"/>
          </calcext:conditional-format>
          <calcext:conditional-format calcext:target-range-address="'2004.ntcir'.OS1:'2004.ntcir'.OS1">
            <calcext:condition calcext:apply-style-name="Accent" calcext:value="duplicate" calcext:base-cell-address="'2004.ntcir'.OS1"/>
          </calcext:conditional-format>
          <calcext:conditional-format calcext:target-range-address="'2004.ntcir'.OT1:'2004.ntcir'.OT1">
            <calcext:condition calcext:apply-style-name="Accent" calcext:value="duplicate" calcext:base-cell-address="'2004.ntcir'.OT1"/>
          </calcext:conditional-format>
          <calcext:conditional-format calcext:target-range-address="'2004.ntcir'.OU1:'2004.ntcir'.OU1">
            <calcext:condition calcext:apply-style-name="Accent" calcext:value="duplicate" calcext:base-cell-address="'2004.ntcir'.OU1"/>
          </calcext:conditional-format>
          <calcext:conditional-format calcext:target-range-address="'2004.ntcir'.OV1:'2004.ntcir'.OV1">
            <calcext:condition calcext:apply-style-name="Accent" calcext:value="duplicate" calcext:base-cell-address="'2004.ntcir'.OV1"/>
          </calcext:conditional-format>
          <calcext:conditional-format calcext:target-range-address="'2004.ntcir'.OW1:'2004.ntcir'.OW1">
            <calcext:condition calcext:apply-style-name="Accent" calcext:value="duplicate" calcext:base-cell-address="'2004.ntcir'.OW1"/>
          </calcext:conditional-format>
          <calcext:conditional-format calcext:target-range-address="'2004.ntcir'.OX1:'2004.ntcir'.OX1">
            <calcext:condition calcext:apply-style-name="Accent" calcext:value="duplicate" calcext:base-cell-address="'2004.ntcir'.OX1"/>
          </calcext:conditional-format>
          <calcext:conditional-format calcext:target-range-address="'2004.ntcir'.OY1:'2004.ntcir'.OY1">
            <calcext:condition calcext:apply-style-name="Accent" calcext:value="duplicate" calcext:base-cell-address="'2004.ntcir'.OY1"/>
          </calcext:conditional-format>
          <calcext:conditional-format calcext:target-range-address="'2004.ntcir'.OZ1:'2004.ntcir'.OZ1">
            <calcext:condition calcext:apply-style-name="Accent" calcext:value="duplicate" calcext:base-cell-address="'2004.ntcir'.OZ1"/>
          </calcext:conditional-format>
          <calcext:conditional-format calcext:target-range-address="'2004.ntcir'.PA1:'2004.ntcir'.PA1">
            <calcext:condition calcext:apply-style-name="Accent" calcext:value="duplicate" calcext:base-cell-address="'2004.ntcir'.PA1"/>
          </calcext:conditional-format>
          <calcext:conditional-format calcext:target-range-address="'2004.ntcir'.PB1:'2004.ntcir'.PB1">
            <calcext:condition calcext:apply-style-name="Accent" calcext:value="duplicate" calcext:base-cell-address="'2004.ntcir'.PB1"/>
          </calcext:conditional-format>
          <calcext:conditional-format calcext:target-range-address="'2004.ntcir'.PC1:'2004.ntcir'.PC1">
            <calcext:condition calcext:apply-style-name="Accent" calcext:value="duplicate" calcext:base-cell-address="'2004.ntcir'.PC1"/>
          </calcext:conditional-format>
          <calcext:conditional-format calcext:target-range-address="'2004.ntcir'.PD1:'2004.ntcir'.PD1">
            <calcext:condition calcext:apply-style-name="Accent" calcext:value="duplicate" calcext:base-cell-address="'2004.ntcir'.PD1"/>
          </calcext:conditional-format>
          <calcext:conditional-format calcext:target-range-address="'2004.ntcir'.PE1:'2004.ntcir'.PE1">
            <calcext:condition calcext:apply-style-name="Accent" calcext:value="duplicate" calcext:base-cell-address="'2004.ntcir'.PE1"/>
          </calcext:conditional-format>
          <calcext:conditional-format calcext:target-range-address="'2004.ntcir'.PF1:'2004.ntcir'.PF1">
            <calcext:condition calcext:apply-style-name="Accent" calcext:value="duplicate" calcext:base-cell-address="'2004.ntcir'.PF1"/>
          </calcext:conditional-format>
          <calcext:conditional-format calcext:target-range-address="'2004.ntcir'.PG1:'2004.ntcir'.PG1">
            <calcext:condition calcext:apply-style-name="Accent" calcext:value="duplicate" calcext:base-cell-address="'2004.ntcir'.PG1"/>
          </calcext:conditional-format>
          <calcext:conditional-format calcext:target-range-address="'2004.ntcir'.PH1:'2004.ntcir'.PH1">
            <calcext:condition calcext:apply-style-name="Accent" calcext:value="duplicate" calcext:base-cell-address="'2004.ntcir'.PH1"/>
          </calcext:conditional-format>
          <calcext:conditional-format calcext:target-range-address="'2004.ntcir'.PI1:'2004.ntcir'.PI1">
            <calcext:condition calcext:apply-style-name="Accent" calcext:value="duplicate" calcext:base-cell-address="'2004.ntcir'.PI1"/>
          </calcext:conditional-format>
          <calcext:conditional-format calcext:target-range-address="'2004.ntcir'.PJ1:'2004.ntcir'.PJ1">
            <calcext:condition calcext:apply-style-name="Accent" calcext:value="duplicate" calcext:base-cell-address="'2004.ntcir'.PJ1"/>
          </calcext:conditional-format>
          <calcext:conditional-format calcext:target-range-address="'2004.ntcir'.PK1:'2004.ntcir'.PK1">
            <calcext:condition calcext:apply-style-name="Accent" calcext:value="duplicate" calcext:base-cell-address="'2004.ntcir'.PK1"/>
          </calcext:conditional-format>
          <calcext:conditional-format calcext:target-range-address="'2004.ntcir'.PL1:'2004.ntcir'.PL1">
            <calcext:condition calcext:apply-style-name="Accent" calcext:value="duplicate" calcext:base-cell-address="'2004.ntcir'.PL1"/>
          </calcext:conditional-format>
          <calcext:conditional-format calcext:target-range-address="'2004.ntcir'.PM1:'2004.ntcir'.PM1">
            <calcext:condition calcext:apply-style-name="Accent" calcext:value="duplicate" calcext:base-cell-address="'2004.ntcir'.PM1"/>
          </calcext:conditional-format>
          <calcext:conditional-format calcext:target-range-address="'2004.ntcir'.PN1:'2004.ntcir'.PN1">
            <calcext:condition calcext:apply-style-name="Accent" calcext:value="duplicate" calcext:base-cell-address="'2004.ntcir'.PN1"/>
          </calcext:conditional-format>
          <calcext:conditional-format calcext:target-range-address="'2004.ntcir'.PO1:'2004.ntcir'.PO1">
            <calcext:condition calcext:apply-style-name="Accent" calcext:value="duplicate" calcext:base-cell-address="'2004.ntcir'.PO1"/>
          </calcext:conditional-format>
          <calcext:conditional-format calcext:target-range-address="'2004.ntcir'.PP1:'2004.ntcir'.PP1">
            <calcext:condition calcext:apply-style-name="Accent" calcext:value="duplicate" calcext:base-cell-address="'2004.ntcir'.PP1"/>
          </calcext:conditional-format>
          <calcext:conditional-format calcext:target-range-address="'2004.ntcir'.PQ1:'2004.ntcir'.PQ1">
            <calcext:condition calcext:apply-style-name="Accent" calcext:value="duplicate" calcext:base-cell-address="'2004.ntcir'.PQ1"/>
          </calcext:conditional-format>
          <calcext:conditional-format calcext:target-range-address="'2004.ntcir'.PR1:'2004.ntcir'.PR1">
            <calcext:condition calcext:apply-style-name="Accent" calcext:value="duplicate" calcext:base-cell-address="'2004.ntcir'.PR1"/>
          </calcext:conditional-format>
          <calcext:conditional-format calcext:target-range-address="'2004.ntcir'.PS1:'2004.ntcir'.PS1">
            <calcext:condition calcext:apply-style-name="Accent" calcext:value="duplicate" calcext:base-cell-address="'2004.ntcir'.PS1"/>
          </calcext:conditional-format>
          <calcext:conditional-format calcext:target-range-address="'2004.ntcir'.PT1:'2004.ntcir'.PT1">
            <calcext:condition calcext:apply-style-name="Accent" calcext:value="duplicate" calcext:base-cell-address="'2004.ntcir'.PT1"/>
          </calcext:conditional-format>
          <calcext:conditional-format calcext:target-range-address="'2004.ntcir'.PU1:'2004.ntcir'.PU1">
            <calcext:condition calcext:apply-style-name="Accent" calcext:value="duplicate" calcext:base-cell-address="'2004.ntcir'.PU1"/>
          </calcext:conditional-format>
          <calcext:conditional-format calcext:target-range-address="'2004.ntcir'.PV1:'2004.ntcir'.PV1">
            <calcext:condition calcext:apply-style-name="Accent" calcext:value="duplicate" calcext:base-cell-address="'2004.ntcir'.PV1"/>
          </calcext:conditional-format>
          <calcext:conditional-format calcext:target-range-address="'2004.ntcir'.PW1:'2004.ntcir'.PW1">
            <calcext:condition calcext:apply-style-name="Accent" calcext:value="duplicate" calcext:base-cell-address="'2004.ntcir'.PW1"/>
          </calcext:conditional-format>
          <calcext:conditional-format calcext:target-range-address="'2004.ntcir'.PX1:'2004.ntcir'.PX1">
            <calcext:condition calcext:apply-style-name="Accent" calcext:value="duplicate" calcext:base-cell-address="'2004.ntcir'.PX1"/>
          </calcext:conditional-format>
          <calcext:conditional-format calcext:target-range-address="'2004.ntcir'.PY1:'2004.ntcir'.PY1">
            <calcext:condition calcext:apply-style-name="Accent" calcext:value="duplicate" calcext:base-cell-address="'2004.ntcir'.PY1"/>
          </calcext:conditional-format>
          <calcext:conditional-format calcext:target-range-address="'2004.ntcir'.PZ1:'2004.ntcir'.PZ1">
            <calcext:condition calcext:apply-style-name="Accent" calcext:value="duplicate" calcext:base-cell-address="'2004.ntcir'.PZ1"/>
          </calcext:conditional-format>
          <calcext:conditional-format calcext:target-range-address="'2004.ntcir'.QA1:'2004.ntcir'.QA1">
            <calcext:condition calcext:apply-style-name="Accent" calcext:value="duplicate" calcext:base-cell-address="'2004.ntcir'.QA1"/>
          </calcext:conditional-format>
          <calcext:conditional-format calcext:target-range-address="'2004.ntcir'.QB1:'2004.ntcir'.QB1">
            <calcext:condition calcext:apply-style-name="Accent" calcext:value="duplicate" calcext:base-cell-address="'2004.ntcir'.QB1"/>
          </calcext:conditional-format>
          <calcext:conditional-format calcext:target-range-address="'2004.ntcir'.QC1:'2004.ntcir'.QC1">
            <calcext:condition calcext:apply-style-name="Accent" calcext:value="duplicate" calcext:base-cell-address="'2004.ntcir'.QC1"/>
          </calcext:conditional-format>
          <calcext:conditional-format calcext:target-range-address="'2004.ntcir'.QD1:'2004.ntcir'.QD1">
            <calcext:condition calcext:apply-style-name="Accent" calcext:value="duplicate" calcext:base-cell-address="'2004.ntcir'.QD1"/>
          </calcext:conditional-format>
          <calcext:conditional-format calcext:target-range-address="'2004.ntcir'.QE1:'2004.ntcir'.QE1">
            <calcext:condition calcext:apply-style-name="Accent" calcext:value="duplicate" calcext:base-cell-address="'2004.ntcir'.QE1"/>
          </calcext:conditional-format>
          <calcext:conditional-format calcext:target-range-address="'2004.ntcir'.QF1:'2004.ntcir'.QF1">
            <calcext:condition calcext:apply-style-name="Accent" calcext:value="duplicate" calcext:base-cell-address="'2004.ntcir'.QF1"/>
          </calcext:conditional-format>
          <calcext:conditional-format calcext:target-range-address="'2004.ntcir'.QG1:'2004.ntcir'.QG1">
            <calcext:condition calcext:apply-style-name="Accent" calcext:value="duplicate" calcext:base-cell-address="'2004.ntcir'.QG1"/>
          </calcext:conditional-format>
          <calcext:conditional-format calcext:target-range-address="'2004.ntcir'.QH1:'2004.ntcir'.QH1">
            <calcext:condition calcext:apply-style-name="Accent" calcext:value="duplicate" calcext:base-cell-address="'2004.ntcir'.QH1"/>
          </calcext:conditional-format>
          <calcext:conditional-format calcext:target-range-address="'2004.ntcir'.QI1:'2004.ntcir'.QI1">
            <calcext:condition calcext:apply-style-name="Accent" calcext:value="duplicate" calcext:base-cell-address="'2004.ntcir'.QI1"/>
          </calcext:conditional-format>
          <calcext:conditional-format calcext:target-range-address="'2004.ntcir'.QJ1:'2004.ntcir'.QJ1">
            <calcext:condition calcext:apply-style-name="Accent" calcext:value="duplicate" calcext:base-cell-address="'2004.ntcir'.QJ1"/>
          </calcext:conditional-format>
          <calcext:conditional-format calcext:target-range-address="'2004.ntcir'.QK1:'2004.ntcir'.QK1">
            <calcext:condition calcext:apply-style-name="Accent" calcext:value="duplicate" calcext:base-cell-address="'2004.ntcir'.QK1"/>
          </calcext:conditional-format>
          <calcext:conditional-format calcext:target-range-address="'2004.ntcir'.QL1:'2004.ntcir'.QL1">
            <calcext:condition calcext:apply-style-name="Accent" calcext:value="duplicate" calcext:base-cell-address="'2004.ntcir'.QL1"/>
          </calcext:conditional-format>
          <calcext:conditional-format calcext:target-range-address="'2004.ntcir'.QM1:'2004.ntcir'.QM1">
            <calcext:condition calcext:apply-style-name="Accent" calcext:value="duplicate" calcext:base-cell-address="'2004.ntcir'.QM1"/>
          </calcext:conditional-format>
          <calcext:conditional-format calcext:target-range-address="'2004.ntcir'.QN1:'2004.ntcir'.QN1">
            <calcext:condition calcext:apply-style-name="Accent" calcext:value="duplicate" calcext:base-cell-address="'2004.ntcir'.QN1"/>
          </calcext:conditional-format>
          <calcext:conditional-format calcext:target-range-address="'2004.ntcir'.QO1:'2004.ntcir'.QO1">
            <calcext:condition calcext:apply-style-name="Accent" calcext:value="duplicate" calcext:base-cell-address="'2004.ntcir'.QO1"/>
          </calcext:conditional-format>
          <calcext:conditional-format calcext:target-range-address="'2004.ntcir'.QP1:'2004.ntcir'.QP1">
            <calcext:condition calcext:apply-style-name="Accent" calcext:value="duplicate" calcext:base-cell-address="'2004.ntcir'.QP1"/>
          </calcext:conditional-format>
          <calcext:conditional-format calcext:target-range-address="'2004.ntcir'.QQ1:'2004.ntcir'.QQ1">
            <calcext:condition calcext:apply-style-name="Accent" calcext:value="duplicate" calcext:base-cell-address="'2004.ntcir'.QQ1"/>
          </calcext:conditional-format>
          <calcext:conditional-format calcext:target-range-address="'2004.ntcir'.QR1:'2004.ntcir'.QR1">
            <calcext:condition calcext:apply-style-name="Accent" calcext:value="duplicate" calcext:base-cell-address="'2004.ntcir'.QR1"/>
          </calcext:conditional-format>
          <calcext:conditional-format calcext:target-range-address="'2004.ntcir'.QS1:'2004.ntcir'.QS1">
            <calcext:condition calcext:apply-style-name="Accent" calcext:value="duplicate" calcext:base-cell-address="'2004.ntcir'.QS1"/>
          </calcext:conditional-format>
          <calcext:conditional-format calcext:target-range-address="'2004.ntcir'.QT1:'2004.ntcir'.QT1">
            <calcext:condition calcext:apply-style-name="Accent" calcext:value="duplicate" calcext:base-cell-address="'2004.ntcir'.QT1"/>
          </calcext:conditional-format>
          <calcext:conditional-format calcext:target-range-address="'2004.ntcir'.QU1:'2004.ntcir'.QU1">
            <calcext:condition calcext:apply-style-name="Accent" calcext:value="duplicate" calcext:base-cell-address="'2004.ntcir'.QU1"/>
          </calcext:conditional-format>
          <calcext:conditional-format calcext:target-range-address="'2004.ntcir'.QV1:'2004.ntcir'.QV1">
            <calcext:condition calcext:apply-style-name="Accent" calcext:value="duplicate" calcext:base-cell-address="'2004.ntcir'.QV1"/>
          </calcext:conditional-format>
          <calcext:conditional-format calcext:target-range-address="'2004.ntcir'.QW1:'2004.ntcir'.QW1">
            <calcext:condition calcext:apply-style-name="Accent" calcext:value="duplicate" calcext:base-cell-address="'2004.ntcir'.QW1"/>
          </calcext:conditional-format>
          <calcext:conditional-format calcext:target-range-address="'2004.ntcir'.QX1:'2004.ntcir'.QX1">
            <calcext:condition calcext:apply-style-name="Accent" calcext:value="duplicate" calcext:base-cell-address="'2004.ntcir'.QX1"/>
          </calcext:conditional-format>
          <calcext:conditional-format calcext:target-range-address="'2004.ntcir'.QY1:'2004.ntcir'.QY1">
            <calcext:condition calcext:apply-style-name="Accent" calcext:value="duplicate" calcext:base-cell-address="'2004.ntcir'.QY1"/>
          </calcext:conditional-format>
          <calcext:conditional-format calcext:target-range-address="'2004.ntcir'.QZ1:'2004.ntcir'.QZ1">
            <calcext:condition calcext:apply-style-name="Accent" calcext:value="duplicate" calcext:base-cell-address="'2004.ntcir'.QZ1"/>
          </calcext:conditional-format>
          <calcext:conditional-format calcext:target-range-address="'2004.ntcir'.RA1:'2004.ntcir'.RA1">
            <calcext:condition calcext:apply-style-name="Accent" calcext:value="duplicate" calcext:base-cell-address="'2004.ntcir'.RA1"/>
          </calcext:conditional-format>
          <calcext:conditional-format calcext:target-range-address="'2004.ntcir'.RB1:'2004.ntcir'.RB1">
            <calcext:condition calcext:apply-style-name="Accent" calcext:value="duplicate" calcext:base-cell-address="'2004.ntcir'.RB1"/>
          </calcext:conditional-format>
          <calcext:conditional-format calcext:target-range-address="'2004.ntcir'.RC1:'2004.ntcir'.RC1">
            <calcext:condition calcext:apply-style-name="Accent" calcext:value="duplicate" calcext:base-cell-address="'2004.ntcir'.RC1"/>
          </calcext:conditional-format>
          <calcext:conditional-format calcext:target-range-address="'2004.ntcir'.RD1:'2004.ntcir'.RD1">
            <calcext:condition calcext:apply-style-name="Accent" calcext:value="duplicate" calcext:base-cell-address="'2004.ntcir'.RD1"/>
          </calcext:conditional-format>
          <calcext:conditional-format calcext:target-range-address="'2004.ntcir'.RE1:'2004.ntcir'.RE1">
            <calcext:condition calcext:apply-style-name="Accent" calcext:value="duplicate" calcext:base-cell-address="'2004.ntcir'.RE1"/>
          </calcext:conditional-format>
          <calcext:conditional-format calcext:target-range-address="'2004.ntcir'.RF1:'2004.ntcir'.RF1">
            <calcext:condition calcext:apply-style-name="Accent" calcext:value="duplicate" calcext:base-cell-address="'2004.ntcir'.RF1"/>
          </calcext:conditional-format>
          <calcext:conditional-format calcext:target-range-address="'2004.ntcir'.RG1:'2004.ntcir'.RG1">
            <calcext:condition calcext:apply-style-name="Accent" calcext:value="duplicate" calcext:base-cell-address="'2004.ntcir'.RG1"/>
          </calcext:conditional-format>
          <calcext:conditional-format calcext:target-range-address="'2004.ntcir'.RH1:'2004.ntcir'.RH1">
            <calcext:condition calcext:apply-style-name="Accent" calcext:value="duplicate" calcext:base-cell-address="'2004.ntcir'.RH1"/>
          </calcext:conditional-format>
          <calcext:conditional-format calcext:target-range-address="'2004.ntcir'.RI1:'2004.ntcir'.RI1">
            <calcext:condition calcext:apply-style-name="Accent" calcext:value="duplicate" calcext:base-cell-address="'2004.ntcir'.RI1"/>
          </calcext:conditional-format>
          <calcext:conditional-format calcext:target-range-address="'2004.ntcir'.RJ1:'2004.ntcir'.RJ1">
            <calcext:condition calcext:apply-style-name="Accent" calcext:value="duplicate" calcext:base-cell-address="'2004.ntcir'.RJ1"/>
          </calcext:conditional-format>
          <calcext:conditional-format calcext:target-range-address="'2004.ntcir'.RK1:'2004.ntcir'.RK1">
            <calcext:condition calcext:apply-style-name="Accent" calcext:value="duplicate" calcext:base-cell-address="'2004.ntcir'.RK1"/>
          </calcext:conditional-format>
          <calcext:conditional-format calcext:target-range-address="'2004.ntcir'.RL1:'2004.ntcir'.RL1">
            <calcext:condition calcext:apply-style-name="Accent" calcext:value="duplicate" calcext:base-cell-address="'2004.ntcir'.RL1"/>
          </calcext:conditional-format>
          <calcext:conditional-format calcext:target-range-address="'2004.ntcir'.RM1:'2004.ntcir'.RM1">
            <calcext:condition calcext:apply-style-name="Accent" calcext:value="duplicate" calcext:base-cell-address="'2004.ntcir'.RM1"/>
          </calcext:conditional-format>
          <calcext:conditional-format calcext:target-range-address="'2004.ntcir'.RN1:'2004.ntcir'.RN1">
            <calcext:condition calcext:apply-style-name="Accent" calcext:value="duplicate" calcext:base-cell-address="'2004.ntcir'.RN1"/>
          </calcext:conditional-format>
          <calcext:conditional-format calcext:target-range-address="'2004.ntcir'.RO1:'2004.ntcir'.RO1">
            <calcext:condition calcext:apply-style-name="Accent" calcext:value="duplicate" calcext:base-cell-address="'2004.ntcir'.RO1"/>
          </calcext:conditional-format>
          <calcext:conditional-format calcext:target-range-address="'2004.ntcir'.RP1:'2004.ntcir'.RP1">
            <calcext:condition calcext:apply-style-name="Accent" calcext:value="duplicate" calcext:base-cell-address="'2004.ntcir'.RP1"/>
          </calcext:conditional-format>
          <calcext:conditional-format calcext:target-range-address="'2004.ntcir'.RQ1:'2004.ntcir'.RQ1">
            <calcext:condition calcext:apply-style-name="Accent" calcext:value="duplicate" calcext:base-cell-address="'2004.ntcir'.RQ1"/>
          </calcext:conditional-format>
          <calcext:conditional-format calcext:target-range-address="'2004.ntcir'.RR1:'2004.ntcir'.RR1">
            <calcext:condition calcext:apply-style-name="Accent" calcext:value="duplicate" calcext:base-cell-address="'2004.ntcir'.RR1"/>
          </calcext:conditional-format>
          <calcext:conditional-format calcext:target-range-address="'2004.ntcir'.RS1:'2004.ntcir'.RS1">
            <calcext:condition calcext:apply-style-name="Accent" calcext:value="duplicate" calcext:base-cell-address="'2004.ntcir'.RS1"/>
          </calcext:conditional-format>
          <calcext:conditional-format calcext:target-range-address="'2004.ntcir'.RT1:'2004.ntcir'.RT1">
            <calcext:condition calcext:apply-style-name="Accent" calcext:value="duplicate" calcext:base-cell-address="'2004.ntcir'.RT1"/>
          </calcext:conditional-format>
          <calcext:conditional-format calcext:target-range-address="'2004.ntcir'.RU1:'2004.ntcir'.RU1">
            <calcext:condition calcext:apply-style-name="Accent" calcext:value="duplicate" calcext:base-cell-address="'2004.ntcir'.RU1"/>
          </calcext:conditional-format>
          <calcext:conditional-format calcext:target-range-address="'2004.ntcir'.RV1:'2004.ntcir'.RV1">
            <calcext:condition calcext:apply-style-name="Accent" calcext:value="duplicate" calcext:base-cell-address="'2004.ntcir'.RV1"/>
          </calcext:conditional-format>
          <calcext:conditional-format calcext:target-range-address="'2004.ntcir'.RW1:'2004.ntcir'.RW1">
            <calcext:condition calcext:apply-style-name="Accent" calcext:value="duplicate" calcext:base-cell-address="'2004.ntcir'.RW1"/>
          </calcext:conditional-format>
          <calcext:conditional-format calcext:target-range-address="'2004.ntcir'.RX1:'2004.ntcir'.RX1">
            <calcext:condition calcext:apply-style-name="Accent" calcext:value="duplicate" calcext:base-cell-address="'2004.ntcir'.RX1"/>
          </calcext:conditional-format>
          <calcext:conditional-format calcext:target-range-address="'2004.ntcir'.RY1:'2004.ntcir'.RY1">
            <calcext:condition calcext:apply-style-name="Accent" calcext:value="duplicate" calcext:base-cell-address="'2004.ntcir'.RY1"/>
          </calcext:conditional-format>
          <calcext:conditional-format calcext:target-range-address="'2004.ntcir'.RZ1:'2004.ntcir'.RZ1">
            <calcext:condition calcext:apply-style-name="Accent" calcext:value="duplicate" calcext:base-cell-address="'2004.ntcir'.RZ1"/>
          </calcext:conditional-format>
          <calcext:conditional-format calcext:target-range-address="'2004.ntcir'.SA1:'2004.ntcir'.SA1">
            <calcext:condition calcext:apply-style-name="Accent" calcext:value="duplicate" calcext:base-cell-address="'2004.ntcir'.SA1"/>
          </calcext:conditional-format>
          <calcext:conditional-format calcext:target-range-address="'2004.ntcir'.SB1:'2004.ntcir'.SB1">
            <calcext:condition calcext:apply-style-name="Accent" calcext:value="duplicate" calcext:base-cell-address="'2004.ntcir'.SB1"/>
          </calcext:conditional-format>
          <calcext:conditional-format calcext:target-range-address="'2004.ntcir'.SC1:'2004.ntcir'.SC1">
            <calcext:condition calcext:apply-style-name="Accent" calcext:value="duplicate" calcext:base-cell-address="'2004.ntcir'.SC1"/>
          </calcext:conditional-format>
          <calcext:conditional-format calcext:target-range-address="'2004.ntcir'.SD1:'2004.ntcir'.SD1">
            <calcext:condition calcext:apply-style-name="Accent" calcext:value="duplicate" calcext:base-cell-address="'2004.ntcir'.SD1"/>
          </calcext:conditional-format>
          <calcext:conditional-format calcext:target-range-address="'2004.ntcir'.SE1:'2004.ntcir'.SE1">
            <calcext:condition calcext:apply-style-name="Accent" calcext:value="duplicate" calcext:base-cell-address="'2004.ntcir'.SE1"/>
          </calcext:conditional-format>
          <calcext:conditional-format calcext:target-range-address="'2004.ntcir'.SF1:'2004.ntcir'.SF1">
            <calcext:condition calcext:apply-style-name="Accent" calcext:value="duplicate" calcext:base-cell-address="'2004.ntcir'.SF1"/>
          </calcext:conditional-format>
          <calcext:conditional-format calcext:target-range-address="'2004.ntcir'.SG1:'2004.ntcir'.SG1">
            <calcext:condition calcext:apply-style-name="Accent" calcext:value="duplicate" calcext:base-cell-address="'2004.ntcir'.SG1"/>
          </calcext:conditional-format>
          <calcext:conditional-format calcext:target-range-address="'2004.ntcir'.SH1:'2004.ntcir'.SH1">
            <calcext:condition calcext:apply-style-name="Accent" calcext:value="duplicate" calcext:base-cell-address="'2004.ntcir'.SH1"/>
          </calcext:conditional-format>
          <calcext:conditional-format calcext:target-range-address="'2004.ntcir'.SI1:'2004.ntcir'.SI1">
            <calcext:condition calcext:apply-style-name="Accent" calcext:value="duplicate" calcext:base-cell-address="'2004.ntcir'.SI1"/>
          </calcext:conditional-format>
          <calcext:conditional-format calcext:target-range-address="'2004.ntcir'.SJ1:'2004.ntcir'.SJ1">
            <calcext:condition calcext:apply-style-name="Accent" calcext:value="duplicate" calcext:base-cell-address="'2004.ntcir'.SJ1"/>
          </calcext:conditional-format>
          <calcext:conditional-format calcext:target-range-address="'2004.ntcir'.SK1:'2004.ntcir'.SK1">
            <calcext:condition calcext:apply-style-name="Accent" calcext:value="duplicate" calcext:base-cell-address="'2004.ntcir'.SK1"/>
          </calcext:conditional-format>
          <calcext:conditional-format calcext:target-range-address="'2004.ntcir'.SL1:'2004.ntcir'.SL1">
            <calcext:condition calcext:apply-style-name="Accent" calcext:value="duplicate" calcext:base-cell-address="'2004.ntcir'.SL1"/>
          </calcext:conditional-format>
          <calcext:conditional-format calcext:target-range-address="'2004.ntcir'.SM1:'2004.ntcir'.SM1">
            <calcext:condition calcext:apply-style-name="Accent" calcext:value="duplicate" calcext:base-cell-address="'2004.ntcir'.SM1"/>
          </calcext:conditional-format>
          <calcext:conditional-format calcext:target-range-address="'2004.ntcir'.SN1:'2004.ntcir'.SN1">
            <calcext:condition calcext:apply-style-name="Accent" calcext:value="duplicate" calcext:base-cell-address="'2004.ntcir'.SN1"/>
          </calcext:conditional-format>
          <calcext:conditional-format calcext:target-range-address="'2004.ntcir'.SO1:'2004.ntcir'.SO1">
            <calcext:condition calcext:apply-style-name="Accent" calcext:value="duplicate" calcext:base-cell-address="'2004.ntcir'.SO1"/>
          </calcext:conditional-format>
          <calcext:conditional-format calcext:target-range-address="'2004.ntcir'.SP1:'2004.ntcir'.SP1">
            <calcext:condition calcext:apply-style-name="Accent" calcext:value="duplicate" calcext:base-cell-address="'2004.ntcir'.SP1"/>
          </calcext:conditional-format>
          <calcext:conditional-format calcext:target-range-address="'2004.ntcir'.SQ1:'2004.ntcir'.SQ1">
            <calcext:condition calcext:apply-style-name="Accent" calcext:value="duplicate" calcext:base-cell-address="'2004.ntcir'.SQ1"/>
          </calcext:conditional-format>
          <calcext:conditional-format calcext:target-range-address="'2004.ntcir'.SR1:'2004.ntcir'.SR1">
            <calcext:condition calcext:apply-style-name="Accent" calcext:value="duplicate" calcext:base-cell-address="'2004.ntcir'.SR1"/>
          </calcext:conditional-format>
          <calcext:conditional-format calcext:target-range-address="'2004.ntcir'.SS1:'2004.ntcir'.SS1">
            <calcext:condition calcext:apply-style-name="Accent" calcext:value="duplicate" calcext:base-cell-address="'2004.ntcir'.SS1"/>
          </calcext:conditional-format>
          <calcext:conditional-format calcext:target-range-address="'2004.ntcir'.ST1:'2004.ntcir'.ST1">
            <calcext:condition calcext:apply-style-name="Accent" calcext:value="duplicate" calcext:base-cell-address="'2004.ntcir'.ST1"/>
          </calcext:conditional-format>
          <calcext:conditional-format calcext:target-range-address="'2004.ntcir'.SU1:'2004.ntcir'.SU1">
            <calcext:condition calcext:apply-style-name="Accent" calcext:value="duplicate" calcext:base-cell-address="'2004.ntcir'.SU1"/>
          </calcext:conditional-format>
          <calcext:conditional-format calcext:target-range-address="'2004.ntcir'.SV1:'2004.ntcir'.SV1">
            <calcext:condition calcext:apply-style-name="Accent" calcext:value="duplicate" calcext:base-cell-address="'2004.ntcir'.SV1"/>
          </calcext:conditional-format>
          <calcext:conditional-format calcext:target-range-address="'2004.ntcir'.SW1:'2004.ntcir'.SW1">
            <calcext:condition calcext:apply-style-name="Accent" calcext:value="duplicate" calcext:base-cell-address="'2004.ntcir'.SW1"/>
          </calcext:conditional-format>
          <calcext:conditional-format calcext:target-range-address="'2004.ntcir'.SX1:'2004.ntcir'.SX1">
            <calcext:condition calcext:apply-style-name="Accent" calcext:value="duplicate" calcext:base-cell-address="'2004.ntcir'.SX1"/>
          </calcext:conditional-format>
          <calcext:conditional-format calcext:target-range-address="'2004.ntcir'.SY1:'2004.ntcir'.SY1">
            <calcext:condition calcext:apply-style-name="Accent" calcext:value="duplicate" calcext:base-cell-address="'2004.ntcir'.SY1"/>
          </calcext:conditional-format>
          <calcext:conditional-format calcext:target-range-address="'2004.ntcir'.SZ1:'2004.ntcir'.SZ1">
            <calcext:condition calcext:apply-style-name="Accent" calcext:value="duplicate" calcext:base-cell-address="'2004.ntcir'.SZ1"/>
          </calcext:conditional-format>
          <calcext:conditional-format calcext:target-range-address="'2004.ntcir'.TA1:'2004.ntcir'.TA1">
            <calcext:condition calcext:apply-style-name="Accent" calcext:value="duplicate" calcext:base-cell-address="'2004.ntcir'.TA1"/>
          </calcext:conditional-format>
          <calcext:conditional-format calcext:target-range-address="'2004.ntcir'.TB1:'2004.ntcir'.TB1">
            <calcext:condition calcext:apply-style-name="Accent" calcext:value="duplicate" calcext:base-cell-address="'2004.ntcir'.TB1"/>
          </calcext:conditional-format>
          <calcext:conditional-format calcext:target-range-address="'2004.ntcir'.TC1:'2004.ntcir'.TC1">
            <calcext:condition calcext:apply-style-name="Accent" calcext:value="duplicate" calcext:base-cell-address="'2004.ntcir'.TC1"/>
          </calcext:conditional-format>
          <calcext:conditional-format calcext:target-range-address="'2004.ntcir'.TD1:'2004.ntcir'.TD1">
            <calcext:condition calcext:apply-style-name="Accent" calcext:value="duplicate" calcext:base-cell-address="'2004.ntcir'.TD1"/>
          </calcext:conditional-format>
          <calcext:conditional-format calcext:target-range-address="'2004.ntcir'.TE1:'2004.ntcir'.TE1">
            <calcext:condition calcext:apply-style-name="Accent" calcext:value="duplicate" calcext:base-cell-address="'2004.ntcir'.TE1"/>
          </calcext:conditional-format>
          <calcext:conditional-format calcext:target-range-address="'2004.ntcir'.TF1:'2004.ntcir'.TF1">
            <calcext:condition calcext:apply-style-name="Accent" calcext:value="duplicate" calcext:base-cell-address="'2004.ntcir'.TF1"/>
          </calcext:conditional-format>
          <calcext:conditional-format calcext:target-range-address="'2004.ntcir'.TG1:'2004.ntcir'.TG1">
            <calcext:condition calcext:apply-style-name="Accent" calcext:value="duplicate" calcext:base-cell-address="'2004.ntcir'.TG1"/>
          </calcext:conditional-format>
          <calcext:conditional-format calcext:target-range-address="'2004.ntcir'.TH1:'2004.ntcir'.TH1">
            <calcext:condition calcext:apply-style-name="Accent" calcext:value="duplicate" calcext:base-cell-address="'2004.ntcir'.TH1"/>
          </calcext:conditional-format>
          <calcext:conditional-format calcext:target-range-address="'2004.ntcir'.TI1:'2004.ntcir'.TI1">
            <calcext:condition calcext:apply-style-name="Accent" calcext:value="duplicate" calcext:base-cell-address="'2004.ntcir'.TI1"/>
          </calcext:conditional-format>
          <calcext:conditional-format calcext:target-range-address="'2004.ntcir'.TJ1:'2004.ntcir'.TJ1">
            <calcext:condition calcext:apply-style-name="Accent" calcext:value="duplicate" calcext:base-cell-address="'2004.ntcir'.TJ1"/>
          </calcext:conditional-format>
          <calcext:conditional-format calcext:target-range-address="'2004.ntcir'.TK1:'2004.ntcir'.TK1">
            <calcext:condition calcext:apply-style-name="Accent" calcext:value="duplicate" calcext:base-cell-address="'2004.ntcir'.TK1"/>
          </calcext:conditional-format>
          <calcext:conditional-format calcext:target-range-address="'2004.ntcir'.TL1:'2004.ntcir'.TL1">
            <calcext:condition calcext:apply-style-name="Accent" calcext:value="duplicate" calcext:base-cell-address="'2004.ntcir'.TL1"/>
          </calcext:conditional-format>
          <calcext:conditional-format calcext:target-range-address="'2004.ntcir'.TM1:'2004.ntcir'.TM1">
            <calcext:condition calcext:apply-style-name="Accent" calcext:value="duplicate" calcext:base-cell-address="'2004.ntcir'.TM1"/>
          </calcext:conditional-format>
          <calcext:conditional-format calcext:target-range-address="'2004.ntcir'.TN1:'2004.ntcir'.TN1">
            <calcext:condition calcext:apply-style-name="Accent" calcext:value="duplicate" calcext:base-cell-address="'2004.ntcir'.TN1"/>
          </calcext:conditional-format>
          <calcext:conditional-format calcext:target-range-address="'2004.ntcir'.TO1:'2004.ntcir'.TO1">
            <calcext:condition calcext:apply-style-name="Accent" calcext:value="duplicate" calcext:base-cell-address="'2004.ntcir'.TO1"/>
          </calcext:conditional-format>
          <calcext:conditional-format calcext:target-range-address="'2004.ntcir'.TP1:'2004.ntcir'.TP1">
            <calcext:condition calcext:apply-style-name="Accent" calcext:value="duplicate" calcext:base-cell-address="'2004.ntcir'.TP1"/>
          </calcext:conditional-format>
          <calcext:conditional-format calcext:target-range-address="'2004.ntcir'.TQ1:'2004.ntcir'.TQ1">
            <calcext:condition calcext:apply-style-name="Accent" calcext:value="duplicate" calcext:base-cell-address="'2004.ntcir'.TQ1"/>
          </calcext:conditional-format>
          <calcext:conditional-format calcext:target-range-address="'2004.ntcir'.TR1:'2004.ntcir'.TR1">
            <calcext:condition calcext:apply-style-name="Accent" calcext:value="duplicate" calcext:base-cell-address="'2004.ntcir'.TR1"/>
          </calcext:conditional-format>
          <calcext:conditional-format calcext:target-range-address="'2004.ntcir'.TS1:'2004.ntcir'.TS1">
            <calcext:condition calcext:apply-style-name="Accent" calcext:value="duplicate" calcext:base-cell-address="'2004.ntcir'.TS1"/>
          </calcext:conditional-format>
          <calcext:conditional-format calcext:target-range-address="'2004.ntcir'.TT1:'2004.ntcir'.TT1">
            <calcext:condition calcext:apply-style-name="Accent" calcext:value="duplicate" calcext:base-cell-address="'2004.ntcir'.TT1"/>
          </calcext:conditional-format>
          <calcext:conditional-format calcext:target-range-address="'2004.ntcir'.TU1:'2004.ntcir'.TU1">
            <calcext:condition calcext:apply-style-name="Accent" calcext:value="duplicate" calcext:base-cell-address="'2004.ntcir'.TU1"/>
          </calcext:conditional-format>
          <calcext:conditional-format calcext:target-range-address="'2004.ntcir'.TV1:'2004.ntcir'.TV1">
            <calcext:condition calcext:apply-style-name="Accent" calcext:value="duplicate" calcext:base-cell-address="'2004.ntcir'.TV1"/>
          </calcext:conditional-format>
          <calcext:conditional-format calcext:target-range-address="'2004.ntcir'.TW1:'2004.ntcir'.TW1">
            <calcext:condition calcext:apply-style-name="Accent" calcext:value="duplicate" calcext:base-cell-address="'2004.ntcir'.TW1"/>
          </calcext:conditional-format>
          <calcext:conditional-format calcext:target-range-address="'2004.ntcir'.TX1:'2004.ntcir'.TX1">
            <calcext:condition calcext:apply-style-name="Accent" calcext:value="duplicate" calcext:base-cell-address="'2004.ntcir'.TX1"/>
          </calcext:conditional-format>
          <calcext:conditional-format calcext:target-range-address="'2004.ntcir'.TY1:'2004.ntcir'.TY1">
            <calcext:condition calcext:apply-style-name="Accent" calcext:value="duplicate" calcext:base-cell-address="'2004.ntcir'.TY1"/>
          </calcext:conditional-format>
          <calcext:conditional-format calcext:target-range-address="'2004.ntcir'.TZ1:'2004.ntcir'.TZ1">
            <calcext:condition calcext:apply-style-name="Accent" calcext:value="duplicate" calcext:base-cell-address="'2004.ntcir'.TZ1"/>
          </calcext:conditional-format>
          <calcext:conditional-format calcext:target-range-address="'2004.ntcir'.UA1:'2004.ntcir'.UA1">
            <calcext:condition calcext:apply-style-name="Accent" calcext:value="duplicate" calcext:base-cell-address="'2004.ntcir'.UA1"/>
          </calcext:conditional-format>
          <calcext:conditional-format calcext:target-range-address="'2004.ntcir'.UB1:'2004.ntcir'.UB1">
            <calcext:condition calcext:apply-style-name="Accent" calcext:value="duplicate" calcext:base-cell-address="'2004.ntcir'.UB1"/>
          </calcext:conditional-format>
          <calcext:conditional-format calcext:target-range-address="'2004.ntcir'.UC1:'2004.ntcir'.UC1">
            <calcext:condition calcext:apply-style-name="Accent" calcext:value="duplicate" calcext:base-cell-address="'2004.ntcir'.UC1"/>
          </calcext:conditional-format>
          <calcext:conditional-format calcext:target-range-address="'2004.ntcir'.UD1:'2004.ntcir'.UD1">
            <calcext:condition calcext:apply-style-name="Accent" calcext:value="duplicate" calcext:base-cell-address="'2004.ntcir'.UD1"/>
          </calcext:conditional-format>
          <calcext:conditional-format calcext:target-range-address="'2004.ntcir'.UE1:'2004.ntcir'.UE1">
            <calcext:condition calcext:apply-style-name="Accent" calcext:value="duplicate" calcext:base-cell-address="'2004.ntcir'.UE1"/>
          </calcext:conditional-format>
          <calcext:conditional-format calcext:target-range-address="'2004.ntcir'.UF1:'2004.ntcir'.UF1">
            <calcext:condition calcext:apply-style-name="Accent" calcext:value="duplicate" calcext:base-cell-address="'2004.ntcir'.UF1"/>
          </calcext:conditional-format>
          <calcext:conditional-format calcext:target-range-address="'2004.ntcir'.UG1:'2004.ntcir'.UG1">
            <calcext:condition calcext:apply-style-name="Accent" calcext:value="duplicate" calcext:base-cell-address="'2004.ntcir'.UG1"/>
          </calcext:conditional-format>
          <calcext:conditional-format calcext:target-range-address="'2004.ntcir'.UH1:'2004.ntcir'.UH1">
            <calcext:condition calcext:apply-style-name="Accent" calcext:value="duplicate" calcext:base-cell-address="'2004.ntcir'.UH1"/>
          </calcext:conditional-format>
          <calcext:conditional-format calcext:target-range-address="'2004.ntcir'.UI1:'2004.ntcir'.UI1">
            <calcext:condition calcext:apply-style-name="Accent" calcext:value="duplicate" calcext:base-cell-address="'2004.ntcir'.UI1"/>
          </calcext:conditional-format>
          <calcext:conditional-format calcext:target-range-address="'2004.ntcir'.UJ1:'2004.ntcir'.UJ1">
            <calcext:condition calcext:apply-style-name="Accent" calcext:value="duplicate" calcext:base-cell-address="'2004.ntcir'.UJ1"/>
          </calcext:conditional-format>
          <calcext:conditional-format calcext:target-range-address="'2004.ntcir'.UK1:'2004.ntcir'.UK1">
            <calcext:condition calcext:apply-style-name="Accent" calcext:value="duplicate" calcext:base-cell-address="'2004.ntcir'.UK1"/>
          </calcext:conditional-format>
          <calcext:conditional-format calcext:target-range-address="'2004.ntcir'.UL1:'2004.ntcir'.UL1">
            <calcext:condition calcext:apply-style-name="Accent" calcext:value="duplicate" calcext:base-cell-address="'2004.ntcir'.UL1"/>
          </calcext:conditional-format>
          <calcext:conditional-format calcext:target-range-address="'2004.ntcir'.UM1:'2004.ntcir'.UM1">
            <calcext:condition calcext:apply-style-name="Accent" calcext:value="duplicate" calcext:base-cell-address="'2004.ntcir'.UM1"/>
          </calcext:conditional-format>
          <calcext:conditional-format calcext:target-range-address="'2004.ntcir'.UN1:'2004.ntcir'.UN1">
            <calcext:condition calcext:apply-style-name="Accent" calcext:value="duplicate" calcext:base-cell-address="'2004.ntcir'.UN1"/>
          </calcext:conditional-format>
          <calcext:conditional-format calcext:target-range-address="'2004.ntcir'.UO1:'2004.ntcir'.UO1">
            <calcext:condition calcext:apply-style-name="Accent" calcext:value="duplicate" calcext:base-cell-address="'2004.ntcir'.UO1"/>
          </calcext:conditional-format>
          <calcext:conditional-format calcext:target-range-address="'2004.ntcir'.UP1:'2004.ntcir'.UP1">
            <calcext:condition calcext:apply-style-name="Accent" calcext:value="duplicate" calcext:base-cell-address="'2004.ntcir'.UP1"/>
          </calcext:conditional-format>
          <calcext:conditional-format calcext:target-range-address="'2004.ntcir'.UQ1:'2004.ntcir'.UQ1">
            <calcext:condition calcext:apply-style-name="Accent" calcext:value="duplicate" calcext:base-cell-address="'2004.ntcir'.UQ1"/>
          </calcext:conditional-format>
          <calcext:conditional-format calcext:target-range-address="'2004.ntcir'.UR1:'2004.ntcir'.UR1">
            <calcext:condition calcext:apply-style-name="Accent" calcext:value="duplicate" calcext:base-cell-address="'2004.ntcir'.UR1"/>
          </calcext:conditional-format>
          <calcext:conditional-format calcext:target-range-address="'2004.ntcir'.US1:'2004.ntcir'.US1">
            <calcext:condition calcext:apply-style-name="Accent" calcext:value="duplicate" calcext:base-cell-address="'2004.ntcir'.US1"/>
          </calcext:conditional-format>
          <calcext:conditional-format calcext:target-range-address="'2004.ntcir'.UT1:'2004.ntcir'.UT1">
            <calcext:condition calcext:apply-style-name="Accent" calcext:value="duplicate" calcext:base-cell-address="'2004.ntcir'.UT1"/>
          </calcext:conditional-format>
          <calcext:conditional-format calcext:target-range-address="'2004.ntcir'.UU1:'2004.ntcir'.UU1">
            <calcext:condition calcext:apply-style-name="Accent" calcext:value="duplicate" calcext:base-cell-address="'2004.ntcir'.UU1"/>
          </calcext:conditional-format>
          <calcext:conditional-format calcext:target-range-address="'2004.ntcir'.UV1:'2004.ntcir'.UV1">
            <calcext:condition calcext:apply-style-name="Accent" calcext:value="duplicate" calcext:base-cell-address="'2004.ntcir'.UV1"/>
          </calcext:conditional-format>
          <calcext:conditional-format calcext:target-range-address="'2004.ntcir'.UW1:'2004.ntcir'.UW1">
            <calcext:condition calcext:apply-style-name="Accent" calcext:value="duplicate" calcext:base-cell-address="'2004.ntcir'.UW1"/>
          </calcext:conditional-format>
          <calcext:conditional-format calcext:target-range-address="'2004.ntcir'.UX1:'2004.ntcir'.UX1">
            <calcext:condition calcext:apply-style-name="Accent" calcext:value="duplicate" calcext:base-cell-address="'2004.ntcir'.UX1"/>
          </calcext:conditional-format>
          <calcext:conditional-format calcext:target-range-address="'2004.ntcir'.UY1:'2004.ntcir'.UY1">
            <calcext:condition calcext:apply-style-name="Accent" calcext:value="duplicate" calcext:base-cell-address="'2004.ntcir'.UY1"/>
          </calcext:conditional-format>
          <calcext:conditional-format calcext:target-range-address="'2004.ntcir'.UZ1:'2004.ntcir'.UZ1">
            <calcext:condition calcext:apply-style-name="Accent" calcext:value="duplicate" calcext:base-cell-address="'2004.ntcir'.UZ1"/>
          </calcext:conditional-format>
          <calcext:conditional-format calcext:target-range-address="'2004.ntcir'.VA1:'2004.ntcir'.VA1">
            <calcext:condition calcext:apply-style-name="Accent" calcext:value="duplicate" calcext:base-cell-address="'2004.ntcir'.VA1"/>
          </calcext:conditional-format>
          <calcext:conditional-format calcext:target-range-address="'2004.ntcir'.VB1:'2004.ntcir'.VB1">
            <calcext:condition calcext:apply-style-name="Accent" calcext:value="duplicate" calcext:base-cell-address="'2004.ntcir'.VB1"/>
          </calcext:conditional-format>
          <calcext:conditional-format calcext:target-range-address="'2004.ntcir'.VC1:'2004.ntcir'.VC1">
            <calcext:condition calcext:apply-style-name="Accent" calcext:value="duplicate" calcext:base-cell-address="'2004.ntcir'.VC1"/>
          </calcext:conditional-format>
          <calcext:conditional-format calcext:target-range-address="'2004.ntcir'.VD1:'2004.ntcir'.VD1">
            <calcext:condition calcext:apply-style-name="Accent" calcext:value="duplicate" calcext:base-cell-address="'2004.ntcir'.VD1"/>
          </calcext:conditional-format>
          <calcext:conditional-format calcext:target-range-address="'2004.ntcir'.VE1:'2004.ntcir'.VE1">
            <calcext:condition calcext:apply-style-name="Accent" calcext:value="duplicate" calcext:base-cell-address="'2004.ntcir'.VE1"/>
          </calcext:conditional-format>
          <calcext:conditional-format calcext:target-range-address="'2004.ntcir'.VF1:'2004.ntcir'.VF1">
            <calcext:condition calcext:apply-style-name="Accent" calcext:value="duplicate" calcext:base-cell-address="'2004.ntcir'.VF1"/>
          </calcext:conditional-format>
          <calcext:conditional-format calcext:target-range-address="'2004.ntcir'.VG1:'2004.ntcir'.VG1">
            <calcext:condition calcext:apply-style-name="Accent" calcext:value="duplicate" calcext:base-cell-address="'2004.ntcir'.VG1"/>
          </calcext:conditional-format>
          <calcext:conditional-format calcext:target-range-address="'2004.ntcir'.VH1:'2004.ntcir'.VH1">
            <calcext:condition calcext:apply-style-name="Accent" calcext:value="duplicate" calcext:base-cell-address="'2004.ntcir'.VH1"/>
          </calcext:conditional-format>
          <calcext:conditional-format calcext:target-range-address="'2004.ntcir'.VI1:'2004.ntcir'.VI1">
            <calcext:condition calcext:apply-style-name="Accent" calcext:value="duplicate" calcext:base-cell-address="'2004.ntcir'.VI1"/>
          </calcext:conditional-format>
          <calcext:conditional-format calcext:target-range-address="'2004.ntcir'.VJ1:'2004.ntcir'.VJ1">
            <calcext:condition calcext:apply-style-name="Accent" calcext:value="duplicate" calcext:base-cell-address="'2004.ntcir'.VJ1"/>
          </calcext:conditional-format>
          <calcext:conditional-format calcext:target-range-address="'2004.ntcir'.VK1:'2004.ntcir'.VK1">
            <calcext:condition calcext:apply-style-name="Accent" calcext:value="duplicate" calcext:base-cell-address="'2004.ntcir'.VK1"/>
          </calcext:conditional-format>
          <calcext:conditional-format calcext:target-range-address="'2004.ntcir'.VL1:'2004.ntcir'.VL1">
            <calcext:condition calcext:apply-style-name="Accent" calcext:value="duplicate" calcext:base-cell-address="'2004.ntcir'.VL1"/>
          </calcext:conditional-format>
          <calcext:conditional-format calcext:target-range-address="'2004.ntcir'.VM1:'2004.ntcir'.VM1">
            <calcext:condition calcext:apply-style-name="Accent" calcext:value="duplicate" calcext:base-cell-address="'2004.ntcir'.VM1"/>
          </calcext:conditional-format>
          <calcext:conditional-format calcext:target-range-address="'2004.ntcir'.VN1:'2004.ntcir'.VN1">
            <calcext:condition calcext:apply-style-name="Accent" calcext:value="duplicate" calcext:base-cell-address="'2004.ntcir'.VN1"/>
          </calcext:conditional-format>
          <calcext:conditional-format calcext:target-range-address="'2004.ntcir'.VO1:'2004.ntcir'.VO1">
            <calcext:condition calcext:apply-style-name="Accent" calcext:value="duplicate" calcext:base-cell-address="'2004.ntcir'.VO1"/>
          </calcext:conditional-format>
          <calcext:conditional-format calcext:target-range-address="'2004.ntcir'.VP1:'2004.ntcir'.VP1">
            <calcext:condition calcext:apply-style-name="Accent" calcext:value="duplicate" calcext:base-cell-address="'2004.ntcir'.VP1"/>
          </calcext:conditional-format>
          <calcext:conditional-format calcext:target-range-address="'2004.ntcir'.VQ1:'2004.ntcir'.VQ1">
            <calcext:condition calcext:apply-style-name="Accent" calcext:value="duplicate" calcext:base-cell-address="'2004.ntcir'.VQ1"/>
          </calcext:conditional-format>
          <calcext:conditional-format calcext:target-range-address="'2004.ntcir'.VR1:'2004.ntcir'.VR1">
            <calcext:condition calcext:apply-style-name="Accent" calcext:value="duplicate" calcext:base-cell-address="'2004.ntcir'.VR1"/>
          </calcext:conditional-format>
          <calcext:conditional-format calcext:target-range-address="'2004.ntcir'.VS1:'2004.ntcir'.VS1">
            <calcext:condition calcext:apply-style-name="Accent" calcext:value="duplicate" calcext:base-cell-address="'2004.ntcir'.VS1"/>
          </calcext:conditional-format>
          <calcext:conditional-format calcext:target-range-address="'2004.ntcir'.VT1:'2004.ntcir'.VT1">
            <calcext:condition calcext:apply-style-name="Accent" calcext:value="duplicate" calcext:base-cell-address="'2004.ntcir'.VT1"/>
          </calcext:conditional-format>
          <calcext:conditional-format calcext:target-range-address="'2004.ntcir'.VU1:'2004.ntcir'.VU1">
            <calcext:condition calcext:apply-style-name="Accent" calcext:value="duplicate" calcext:base-cell-address="'2004.ntcir'.VU1"/>
          </calcext:conditional-format>
          <calcext:conditional-format calcext:target-range-address="'2004.ntcir'.VV1:'2004.ntcir'.VV1">
            <calcext:condition calcext:apply-style-name="Accent" calcext:value="duplicate" calcext:base-cell-address="'2004.ntcir'.VV1"/>
          </calcext:conditional-format>
          <calcext:conditional-format calcext:target-range-address="'2004.ntcir'.VW1:'2004.ntcir'.VW1">
            <calcext:condition calcext:apply-style-name="Accent" calcext:value="duplicate" calcext:base-cell-address="'2004.ntcir'.VW1"/>
          </calcext:conditional-format>
          <calcext:conditional-format calcext:target-range-address="'2004.ntcir'.VX1:'2004.ntcir'.VX1">
            <calcext:condition calcext:apply-style-name="Accent" calcext:value="duplicate" calcext:base-cell-address="'2004.ntcir'.VX1"/>
          </calcext:conditional-format>
          <calcext:conditional-format calcext:target-range-address="'2004.ntcir'.VY1:'2004.ntcir'.VY1">
            <calcext:condition calcext:apply-style-name="Accent" calcext:value="duplicate" calcext:base-cell-address="'2004.ntcir'.VY1"/>
          </calcext:conditional-format>
          <calcext:conditional-format calcext:target-range-address="'2004.ntcir'.VZ1:'2004.ntcir'.VZ1">
            <calcext:condition calcext:apply-style-name="Accent" calcext:value="duplicate" calcext:base-cell-address="'2004.ntcir'.VZ1"/>
          </calcext:conditional-format>
          <calcext:conditional-format calcext:target-range-address="'2004.ntcir'.WA1:'2004.ntcir'.WA1">
            <calcext:condition calcext:apply-style-name="Accent" calcext:value="duplicate" calcext:base-cell-address="'2004.ntcir'.WA1"/>
          </calcext:conditional-format>
          <calcext:conditional-format calcext:target-range-address="'2004.ntcir'.WB1:'2004.ntcir'.WB1">
            <calcext:condition calcext:apply-style-name="Accent" calcext:value="duplicate" calcext:base-cell-address="'2004.ntcir'.WB1"/>
          </calcext:conditional-format>
          <calcext:conditional-format calcext:target-range-address="'2004.ntcir'.WC1:'2004.ntcir'.WC1">
            <calcext:condition calcext:apply-style-name="Accent" calcext:value="duplicate" calcext:base-cell-address="'2004.ntcir'.WC1"/>
          </calcext:conditional-format>
          <calcext:conditional-format calcext:target-range-address="'2004.ntcir'.WD1:'2004.ntcir'.WD1">
            <calcext:condition calcext:apply-style-name="Accent" calcext:value="duplicate" calcext:base-cell-address="'2004.ntcir'.WD1"/>
          </calcext:conditional-format>
          <calcext:conditional-format calcext:target-range-address="'2004.ntcir'.WE1:'2004.ntcir'.WE1">
            <calcext:condition calcext:apply-style-name="Accent" calcext:value="duplicate" calcext:base-cell-address="'2004.ntcir'.WE1"/>
          </calcext:conditional-format>
          <calcext:conditional-format calcext:target-range-address="'2004.ntcir'.WF1:'2004.ntcir'.WF1">
            <calcext:condition calcext:apply-style-name="Accent" calcext:value="duplicate" calcext:base-cell-address="'2004.ntcir'.WF1"/>
          </calcext:conditional-format>
          <calcext:conditional-format calcext:target-range-address="'2004.ntcir'.WG1:'2004.ntcir'.WG1">
            <calcext:condition calcext:apply-style-name="Accent" calcext:value="duplicate" calcext:base-cell-address="'2004.ntcir'.WG1"/>
          </calcext:conditional-format>
          <calcext:conditional-format calcext:target-range-address="'2004.ntcir'.WH1:'2004.ntcir'.WH1">
            <calcext:condition calcext:apply-style-name="Accent" calcext:value="duplicate" calcext:base-cell-address="'2004.ntcir'.WH1"/>
          </calcext:conditional-format>
          <calcext:conditional-format calcext:target-range-address="'2004.ntcir'.WI1:'2004.ntcir'.WI1">
            <calcext:condition calcext:apply-style-name="Accent" calcext:value="duplicate" calcext:base-cell-address="'2004.ntcir'.WI1"/>
          </calcext:conditional-format>
          <calcext:conditional-format calcext:target-range-address="'2004.ntcir'.WJ1:'2004.ntcir'.WJ1">
            <calcext:condition calcext:apply-style-name="Accent" calcext:value="duplicate" calcext:base-cell-address="'2004.ntcir'.WJ1"/>
          </calcext:conditional-format>
          <calcext:conditional-format calcext:target-range-address="'2004.ntcir'.WK1:'2004.ntcir'.WK1">
            <calcext:condition calcext:apply-style-name="Accent" calcext:value="duplicate" calcext:base-cell-address="'2004.ntcir'.WK1"/>
          </calcext:conditional-format>
          <calcext:conditional-format calcext:target-range-address="'2004.ntcir'.WL1:'2004.ntcir'.WL1">
            <calcext:condition calcext:apply-style-name="Accent" calcext:value="duplicate" calcext:base-cell-address="'2004.ntcir'.WL1"/>
          </calcext:conditional-format>
          <calcext:conditional-format calcext:target-range-address="'2004.ntcir'.WM1:'2004.ntcir'.WM1">
            <calcext:condition calcext:apply-style-name="Accent" calcext:value="duplicate" calcext:base-cell-address="'2004.ntcir'.WM1"/>
          </calcext:conditional-format>
          <calcext:conditional-format calcext:target-range-address="'2004.ntcir'.WN1:'2004.ntcir'.WN1">
            <calcext:condition calcext:apply-style-name="Accent" calcext:value="duplicate" calcext:base-cell-address="'2004.ntcir'.WN1"/>
          </calcext:conditional-format>
          <calcext:conditional-format calcext:target-range-address="'2004.ntcir'.WO1:'2004.ntcir'.WO1">
            <calcext:condition calcext:apply-style-name="Accent" calcext:value="duplicate" calcext:base-cell-address="'2004.ntcir'.WO1"/>
          </calcext:conditional-format>
          <calcext:conditional-format calcext:target-range-address="'2004.ntcir'.WP1:'2004.ntcir'.WP1">
            <calcext:condition calcext:apply-style-name="Accent" calcext:value="duplicate" calcext:base-cell-address="'2004.ntcir'.WP1"/>
          </calcext:conditional-format>
          <calcext:conditional-format calcext:target-range-address="'2004.ntcir'.WQ1:'2004.ntcir'.WQ1">
            <calcext:condition calcext:apply-style-name="Accent" calcext:value="duplicate" calcext:base-cell-address="'2004.ntcir'.WQ1"/>
          </calcext:conditional-format>
          <calcext:conditional-format calcext:target-range-address="'2004.ntcir'.WR1:'2004.ntcir'.WR1">
            <calcext:condition calcext:apply-style-name="Accent" calcext:value="duplicate" calcext:base-cell-address="'2004.ntcir'.WR1"/>
          </calcext:conditional-format>
          <calcext:conditional-format calcext:target-range-address="'2004.ntcir'.WS1:'2004.ntcir'.WS1">
            <calcext:condition calcext:apply-style-name="Accent" calcext:value="duplicate" calcext:base-cell-address="'2004.ntcir'.WS1"/>
          </calcext:conditional-format>
          <calcext:conditional-format calcext:target-range-address="'2004.ntcir'.WT1:'2004.ntcir'.WT1">
            <calcext:condition calcext:apply-style-name="Accent" calcext:value="duplicate" calcext:base-cell-address="'2004.ntcir'.WT1"/>
          </calcext:conditional-format>
          <calcext:conditional-format calcext:target-range-address="'2004.ntcir'.WU1:'2004.ntcir'.WU1">
            <calcext:condition calcext:apply-style-name="Accent" calcext:value="duplicate" calcext:base-cell-address="'2004.ntcir'.WU1"/>
          </calcext:conditional-format>
          <calcext:conditional-format calcext:target-range-address="'2004.ntcir'.WV1:'2004.ntcir'.WV1">
            <calcext:condition calcext:apply-style-name="Accent" calcext:value="duplicate" calcext:base-cell-address="'2004.ntcir'.WV1"/>
          </calcext:conditional-format>
          <calcext:conditional-format calcext:target-range-address="'2004.ntcir'.WW1:'2004.ntcir'.WW1">
            <calcext:condition calcext:apply-style-name="Accent" calcext:value="duplicate" calcext:base-cell-address="'2004.ntcir'.WW1"/>
          </calcext:conditional-format>
          <calcext:conditional-format calcext:target-range-address="'2004.ntcir'.WX1:'2004.ntcir'.WX1">
            <calcext:condition calcext:apply-style-name="Accent" calcext:value="duplicate" calcext:base-cell-address="'2004.ntcir'.WX1"/>
          </calcext:conditional-format>
          <calcext:conditional-format calcext:target-range-address="'2004.ntcir'.WY1:'2004.ntcir'.WY1">
            <calcext:condition calcext:apply-style-name="Accent" calcext:value="duplicate" calcext:base-cell-address="'2004.ntcir'.WY1"/>
          </calcext:conditional-format>
          <calcext:conditional-format calcext:target-range-address="'2004.ntcir'.WZ1:'2004.ntcir'.WZ1">
            <calcext:condition calcext:apply-style-name="Accent" calcext:value="duplicate" calcext:base-cell-address="'2004.ntcir'.WZ1"/>
          </calcext:conditional-format>
          <calcext:conditional-format calcext:target-range-address="'2004.ntcir'.XA1:'2004.ntcir'.XA1">
            <calcext:condition calcext:apply-style-name="Accent" calcext:value="duplicate" calcext:base-cell-address="'2004.ntcir'.XA1"/>
          </calcext:conditional-format>
          <calcext:conditional-format calcext:target-range-address="'2004.ntcir'.XB1:'2004.ntcir'.XB1">
            <calcext:condition calcext:apply-style-name="Accent" calcext:value="duplicate" calcext:base-cell-address="'2004.ntcir'.XB1"/>
          </calcext:conditional-format>
          <calcext:conditional-format calcext:target-range-address="'2004.ntcir'.XC1:'2004.ntcir'.XC1">
            <calcext:condition calcext:apply-style-name="Accent" calcext:value="duplicate" calcext:base-cell-address="'2004.ntcir'.XC1"/>
          </calcext:conditional-format>
          <calcext:conditional-format calcext:target-range-address="'2004.ntcir'.XD1:'2004.ntcir'.XD1">
            <calcext:condition calcext:apply-style-name="Accent" calcext:value="duplicate" calcext:base-cell-address="'2004.ntcir'.XD1"/>
          </calcext:conditional-format>
          <calcext:conditional-format calcext:target-range-address="'2004.ntcir'.XE1:'2004.ntcir'.XE1">
            <calcext:condition calcext:apply-style-name="Accent" calcext:value="duplicate" calcext:base-cell-address="'2004.ntcir'.XE1"/>
          </calcext:conditional-format>
          <calcext:conditional-format calcext:target-range-address="'2004.ntcir'.XF1:'2004.ntcir'.XF1">
            <calcext:condition calcext:apply-style-name="Accent" calcext:value="duplicate" calcext:base-cell-address="'2004.ntcir'.XF1"/>
          </calcext:conditional-format>
          <calcext:conditional-format calcext:target-range-address="'2004.ntcir'.XG1:'2004.ntcir'.XG1">
            <calcext:condition calcext:apply-style-name="Accent" calcext:value="duplicate" calcext:base-cell-address="'2004.ntcir'.XG1"/>
          </calcext:conditional-format>
          <calcext:conditional-format calcext:target-range-address="'2004.ntcir'.XH1:'2004.ntcir'.XH1">
            <calcext:condition calcext:apply-style-name="Accent" calcext:value="duplicate" calcext:base-cell-address="'2004.ntcir'.XH1"/>
          </calcext:conditional-format>
          <calcext:conditional-format calcext:target-range-address="'2004.ntcir'.XI1:'2004.ntcir'.XI1">
            <calcext:condition calcext:apply-style-name="Accent" calcext:value="duplicate" calcext:base-cell-address="'2004.ntcir'.XI1"/>
          </calcext:conditional-format>
          <calcext:conditional-format calcext:target-range-address="'2004.ntcir'.XJ1:'2004.ntcir'.XJ1">
            <calcext:condition calcext:apply-style-name="Accent" calcext:value="duplicate" calcext:base-cell-address="'2004.ntcir'.XJ1"/>
          </calcext:conditional-format>
          <calcext:conditional-format calcext:target-range-address="'2004.ntcir'.XK1:'2004.ntcir'.XK1">
            <calcext:condition calcext:apply-style-name="Accent" calcext:value="duplicate" calcext:base-cell-address="'2004.ntcir'.XK1"/>
          </calcext:conditional-format>
          <calcext:conditional-format calcext:target-range-address="'2004.ntcir'.XL1:'2004.ntcir'.XL1">
            <calcext:condition calcext:apply-style-name="Accent" calcext:value="duplicate" calcext:base-cell-address="'2004.ntcir'.XL1"/>
          </calcext:conditional-format>
          <calcext:conditional-format calcext:target-range-address="'2004.ntcir'.XM1:'2004.ntcir'.XM1">
            <calcext:condition calcext:apply-style-name="Accent" calcext:value="duplicate" calcext:base-cell-address="'2004.ntcir'.XM1"/>
          </calcext:conditional-format>
          <calcext:conditional-format calcext:target-range-address="'2004.ntcir'.XN1:'2004.ntcir'.XN1">
            <calcext:condition calcext:apply-style-name="Accent" calcext:value="duplicate" calcext:base-cell-address="'2004.ntcir'.XN1"/>
          </calcext:conditional-format>
          <calcext:conditional-format calcext:target-range-address="'2004.ntcir'.XO1:'2004.ntcir'.XO1">
            <calcext:condition calcext:apply-style-name="Accent" calcext:value="duplicate" calcext:base-cell-address="'2004.ntcir'.XO1"/>
          </calcext:conditional-format>
          <calcext:conditional-format calcext:target-range-address="'2004.ntcir'.XP1:'2004.ntcir'.XP1">
            <calcext:condition calcext:apply-style-name="Accent" calcext:value="duplicate" calcext:base-cell-address="'2004.ntcir'.XP1"/>
          </calcext:conditional-format>
          <calcext:conditional-format calcext:target-range-address="'2004.ntcir'.XQ1:'2004.ntcir'.XQ1">
            <calcext:condition calcext:apply-style-name="Accent" calcext:value="duplicate" calcext:base-cell-address="'2004.ntcir'.XQ1"/>
          </calcext:conditional-format>
          <calcext:conditional-format calcext:target-range-address="'2004.ntcir'.XR1:'2004.ntcir'.XR1">
            <calcext:condition calcext:apply-style-name="Accent" calcext:value="duplicate" calcext:base-cell-address="'2004.ntcir'.XR1"/>
          </calcext:conditional-format>
          <calcext:conditional-format calcext:target-range-address="'2004.ntcir'.XS1:'2004.ntcir'.XS1">
            <calcext:condition calcext:apply-style-name="Accent" calcext:value="duplicate" calcext:base-cell-address="'2004.ntcir'.XS1"/>
          </calcext:conditional-format>
          <calcext:conditional-format calcext:target-range-address="'2004.ntcir'.XT1:'2004.ntcir'.XT1">
            <calcext:condition calcext:apply-style-name="Accent" calcext:value="duplicate" calcext:base-cell-address="'2004.ntcir'.XT1"/>
          </calcext:conditional-format>
          <calcext:conditional-format calcext:target-range-address="'2004.ntcir'.XU1:'2004.ntcir'.XU1">
            <calcext:condition calcext:apply-style-name="Accent" calcext:value="duplicate" calcext:base-cell-address="'2004.ntcir'.XU1"/>
          </calcext:conditional-format>
          <calcext:conditional-format calcext:target-range-address="'2004.ntcir'.XV1:'2004.ntcir'.XV1">
            <calcext:condition calcext:apply-style-name="Accent" calcext:value="duplicate" calcext:base-cell-address="'2004.ntcir'.XV1"/>
          </calcext:conditional-format>
          <calcext:conditional-format calcext:target-range-address="'2004.ntcir'.XW1:'2004.ntcir'.XW1">
            <calcext:condition calcext:apply-style-name="Accent" calcext:value="duplicate" calcext:base-cell-address="'2004.ntcir'.XW1"/>
          </calcext:conditional-format>
          <calcext:conditional-format calcext:target-range-address="'2004.ntcir'.XX1:'2004.ntcir'.XX1">
            <calcext:condition calcext:apply-style-name="Accent" calcext:value="duplicate" calcext:base-cell-address="'2004.ntcir'.XX1"/>
          </calcext:conditional-format>
          <calcext:conditional-format calcext:target-range-address="'2004.ntcir'.XY1:'2004.ntcir'.XY1">
            <calcext:condition calcext:apply-style-name="Accent" calcext:value="duplicate" calcext:base-cell-address="'2004.ntcir'.XY1"/>
          </calcext:conditional-format>
          <calcext:conditional-format calcext:target-range-address="'2004.ntcir'.XZ1:'2004.ntcir'.XZ1">
            <calcext:condition calcext:apply-style-name="Accent" calcext:value="duplicate" calcext:base-cell-address="'2004.ntcir'.XZ1"/>
          </calcext:conditional-format>
          <calcext:conditional-format calcext:target-range-address="'2004.ntcir'.YA1:'2004.ntcir'.YA1">
            <calcext:condition calcext:apply-style-name="Accent" calcext:value="duplicate" calcext:base-cell-address="'2004.ntcir'.YA1"/>
          </calcext:conditional-format>
          <calcext:conditional-format calcext:target-range-address="'2004.ntcir'.YB1:'2004.ntcir'.YB1">
            <calcext:condition calcext:apply-style-name="Accent" calcext:value="duplicate" calcext:base-cell-address="'2004.ntcir'.YB1"/>
          </calcext:conditional-format>
          <calcext:conditional-format calcext:target-range-address="'2004.ntcir'.YC1:'2004.ntcir'.YC1">
            <calcext:condition calcext:apply-style-name="Accent" calcext:value="duplicate" calcext:base-cell-address="'2004.ntcir'.YC1"/>
          </calcext:conditional-format>
          <calcext:conditional-format calcext:target-range-address="'2004.ntcir'.YD1:'2004.ntcir'.YD1">
            <calcext:condition calcext:apply-style-name="Accent" calcext:value="duplicate" calcext:base-cell-address="'2004.ntcir'.YD1"/>
          </calcext:conditional-format>
          <calcext:conditional-format calcext:target-range-address="'2004.ntcir'.YE1:'2004.ntcir'.YE1">
            <calcext:condition calcext:apply-style-name="Accent" calcext:value="duplicate" calcext:base-cell-address="'2004.ntcir'.YE1"/>
          </calcext:conditional-format>
          <calcext:conditional-format calcext:target-range-address="'2004.ntcir'.YF1:'2004.ntcir'.YF1">
            <calcext:condition calcext:apply-style-name="Accent" calcext:value="duplicate" calcext:base-cell-address="'2004.ntcir'.YF1"/>
          </calcext:conditional-format>
          <calcext:conditional-format calcext:target-range-address="'2004.ntcir'.YG1:'2004.ntcir'.YG1">
            <calcext:condition calcext:apply-style-name="Accent" calcext:value="duplicate" calcext:base-cell-address="'2004.ntcir'.YG1"/>
          </calcext:conditional-format>
          <calcext:conditional-format calcext:target-range-address="'2004.ntcir'.YH1:'2004.ntcir'.YH1">
            <calcext:condition calcext:apply-style-name="Accent" calcext:value="duplicate" calcext:base-cell-address="'2004.ntcir'.YH1"/>
          </calcext:conditional-format>
          <calcext:conditional-format calcext:target-range-address="'2004.ntcir'.YI1:'2004.ntcir'.YI1">
            <calcext:condition calcext:apply-style-name="Accent" calcext:value="duplicate" calcext:base-cell-address="'2004.ntcir'.YI1"/>
          </calcext:conditional-format>
          <calcext:conditional-format calcext:target-range-address="'2004.ntcir'.YJ1:'2004.ntcir'.YJ1">
            <calcext:condition calcext:apply-style-name="Accent" calcext:value="duplicate" calcext:base-cell-address="'2004.ntcir'.YJ1"/>
          </calcext:conditional-format>
          <calcext:conditional-format calcext:target-range-address="'2004.ntcir'.YK1:'2004.ntcir'.YK1">
            <calcext:condition calcext:apply-style-name="Accent" calcext:value="duplicate" calcext:base-cell-address="'2004.ntcir'.YK1"/>
          </calcext:conditional-format>
          <calcext:conditional-format calcext:target-range-address="'2004.ntcir'.YL1:'2004.ntcir'.YL1">
            <calcext:condition calcext:apply-style-name="Accent" calcext:value="duplicate" calcext:base-cell-address="'2004.ntcir'.YL1"/>
          </calcext:conditional-format>
          <calcext:conditional-format calcext:target-range-address="'2004.ntcir'.YM1:'2004.ntcir'.YM1">
            <calcext:condition calcext:apply-style-name="Accent" calcext:value="duplicate" calcext:base-cell-address="'2004.ntcir'.YM1"/>
          </calcext:conditional-format>
          <calcext:conditional-format calcext:target-range-address="'2004.ntcir'.YN1:'2004.ntcir'.YN1">
            <calcext:condition calcext:apply-style-name="Accent" calcext:value="duplicate" calcext:base-cell-address="'2004.ntcir'.YN1"/>
          </calcext:conditional-format>
          <calcext:conditional-format calcext:target-range-address="'2004.ntcir'.YO1:'2004.ntcir'.YO1">
            <calcext:condition calcext:apply-style-name="Accent" calcext:value="duplicate" calcext:base-cell-address="'2004.ntcir'.YO1"/>
          </calcext:conditional-format>
          <calcext:conditional-format calcext:target-range-address="'2004.ntcir'.YP1:'2004.ntcir'.YP1">
            <calcext:condition calcext:apply-style-name="Accent" calcext:value="duplicate" calcext:base-cell-address="'2004.ntcir'.YP1"/>
          </calcext:conditional-format>
          <calcext:conditional-format calcext:target-range-address="'2004.ntcir'.YQ1:'2004.ntcir'.YQ1">
            <calcext:condition calcext:apply-style-name="Accent" calcext:value="duplicate" calcext:base-cell-address="'2004.ntcir'.YQ1"/>
          </calcext:conditional-format>
          <calcext:conditional-format calcext:target-range-address="'2004.ntcir'.YR1:'2004.ntcir'.YR1">
            <calcext:condition calcext:apply-style-name="Accent" calcext:value="duplicate" calcext:base-cell-address="'2004.ntcir'.YR1"/>
          </calcext:conditional-format>
          <calcext:conditional-format calcext:target-range-address="'2004.ntcir'.YS1:'2004.ntcir'.YS1">
            <calcext:condition calcext:apply-style-name="Accent" calcext:value="duplicate" calcext:base-cell-address="'2004.ntcir'.YS1"/>
          </calcext:conditional-format>
          <calcext:conditional-format calcext:target-range-address="'2004.ntcir'.YT1:'2004.ntcir'.YT1">
            <calcext:condition calcext:apply-style-name="Accent" calcext:value="duplicate" calcext:base-cell-address="'2004.ntcir'.YT1"/>
          </calcext:conditional-format>
          <calcext:conditional-format calcext:target-range-address="'2004.ntcir'.YU1:'2004.ntcir'.YU1">
            <calcext:condition calcext:apply-style-name="Accent" calcext:value="duplicate" calcext:base-cell-address="'2004.ntcir'.YU1"/>
          </calcext:conditional-format>
          <calcext:conditional-format calcext:target-range-address="'2004.ntcir'.YV1:'2004.ntcir'.YV1">
            <calcext:condition calcext:apply-style-name="Accent" calcext:value="duplicate" calcext:base-cell-address="'2004.ntcir'.YV1"/>
          </calcext:conditional-format>
          <calcext:conditional-format calcext:target-range-address="'2004.ntcir'.YW1:'2004.ntcir'.YW1">
            <calcext:condition calcext:apply-style-name="Accent" calcext:value="duplicate" calcext:base-cell-address="'2004.ntcir'.YW1"/>
          </calcext:conditional-format>
          <calcext:conditional-format calcext:target-range-address="'2004.ntcir'.YX1:'2004.ntcir'.YX1">
            <calcext:condition calcext:apply-style-name="Accent" calcext:value="duplicate" calcext:base-cell-address="'2004.ntcir'.YX1"/>
          </calcext:conditional-format>
          <calcext:conditional-format calcext:target-range-address="'2004.ntcir'.YY1:'2004.ntcir'.YY1">
            <calcext:condition calcext:apply-style-name="Accent" calcext:value="duplicate" calcext:base-cell-address="'2004.ntcir'.YY1"/>
          </calcext:conditional-format>
          <calcext:conditional-format calcext:target-range-address="'2004.ntcir'.YZ1:'2004.ntcir'.YZ1">
            <calcext:condition calcext:apply-style-name="Accent" calcext:value="duplicate" calcext:base-cell-address="'2004.ntcir'.YZ1"/>
          </calcext:conditional-format>
          <calcext:conditional-format calcext:target-range-address="'2004.ntcir'.ZA1:'2004.ntcir'.ZA1">
            <calcext:condition calcext:apply-style-name="Accent" calcext:value="duplicate" calcext:base-cell-address="'2004.ntcir'.ZA1"/>
          </calcext:conditional-format>
          <calcext:conditional-format calcext:target-range-address="'2004.ntcir'.ZB1:'2004.ntcir'.ZB1">
            <calcext:condition calcext:apply-style-name="Accent" calcext:value="duplicate" calcext:base-cell-address="'2004.ntcir'.ZB1"/>
          </calcext:conditional-format>
          <calcext:conditional-format calcext:target-range-address="'2004.ntcir'.ZC1:'2004.ntcir'.ZC1">
            <calcext:condition calcext:apply-style-name="Accent" calcext:value="duplicate" calcext:base-cell-address="'2004.ntcir'.ZC1"/>
          </calcext:conditional-format>
          <calcext:conditional-format calcext:target-range-address="'2004.ntcir'.ZD1:'2004.ntcir'.ZD1">
            <calcext:condition calcext:apply-style-name="Accent" calcext:value="duplicate" calcext:base-cell-address="'2004.ntcir'.ZD1"/>
          </calcext:conditional-format>
          <calcext:conditional-format calcext:target-range-address="'2004.ntcir'.ZE1:'2004.ntcir'.ZE1">
            <calcext:condition calcext:apply-style-name="Accent" calcext:value="duplicate" calcext:base-cell-address="'2004.ntcir'.ZE1"/>
          </calcext:conditional-format>
          <calcext:conditional-format calcext:target-range-address="'2004.ntcir'.ZF1:'2004.ntcir'.ZF1">
            <calcext:condition calcext:apply-style-name="Accent" calcext:value="duplicate" calcext:base-cell-address="'2004.ntcir'.ZF1"/>
          </calcext:conditional-format>
          <calcext:conditional-format calcext:target-range-address="'2004.ntcir'.ZG1:'2004.ntcir'.ZG1">
            <calcext:condition calcext:apply-style-name="Accent" calcext:value="duplicate" calcext:base-cell-address="'2004.ntcir'.ZG1"/>
          </calcext:conditional-format>
          <calcext:conditional-format calcext:target-range-address="'2004.ntcir'.ZH1:'2004.ntcir'.ZH1">
            <calcext:condition calcext:apply-style-name="Accent" calcext:value="duplicate" calcext:base-cell-address="'2004.ntcir'.ZH1"/>
          </calcext:conditional-format>
          <calcext:conditional-format calcext:target-range-address="'2004.ntcir'.ZI1:'2004.ntcir'.ZI1">
            <calcext:condition calcext:apply-style-name="Accent" calcext:value="duplicate" calcext:base-cell-address="'2004.ntcir'.ZI1"/>
          </calcext:conditional-format>
          <calcext:conditional-format calcext:target-range-address="'2004.ntcir'.ZJ1:'2004.ntcir'.ZJ1">
            <calcext:condition calcext:apply-style-name="Accent" calcext:value="duplicate" calcext:base-cell-address="'2004.ntcir'.ZJ1"/>
          </calcext:conditional-format>
          <calcext:conditional-format calcext:target-range-address="'2004.ntcir'.ZK1:'2004.ntcir'.ZK1">
            <calcext:condition calcext:apply-style-name="Accent" calcext:value="duplicate" calcext:base-cell-address="'2004.ntcir'.ZK1"/>
          </calcext:conditional-format>
          <calcext:conditional-format calcext:target-range-address="'2004.ntcir'.ZL1:'2004.ntcir'.ZL1">
            <calcext:condition calcext:apply-style-name="Accent" calcext:value="duplicate" calcext:base-cell-address="'2004.ntcir'.ZL1"/>
          </calcext:conditional-format>
          <calcext:conditional-format calcext:target-range-address="'2004.ntcir'.ZM1:'2004.ntcir'.ZM1">
            <calcext:condition calcext:apply-style-name="Accent" calcext:value="duplicate" calcext:base-cell-address="'2004.ntcir'.ZM1"/>
          </calcext:conditional-format>
          <calcext:conditional-format calcext:target-range-address="'2004.ntcir'.ZN1:'2004.ntcir'.ZN1">
            <calcext:condition calcext:apply-style-name="Accent" calcext:value="duplicate" calcext:base-cell-address="'2004.ntcir'.ZN1"/>
          </calcext:conditional-format>
          <calcext:conditional-format calcext:target-range-address="'2004.ntcir'.ZO1:'2004.ntcir'.ZO1">
            <calcext:condition calcext:apply-style-name="Accent" calcext:value="duplicate" calcext:base-cell-address="'2004.ntcir'.ZO1"/>
          </calcext:conditional-format>
          <calcext:conditional-format calcext:target-range-address="'2004.ntcir'.ZP1:'2004.ntcir'.ZP1">
            <calcext:condition calcext:apply-style-name="Accent" calcext:value="duplicate" calcext:base-cell-address="'2004.ntcir'.ZP1"/>
          </calcext:conditional-format>
          <calcext:conditional-format calcext:target-range-address="'2004.ntcir'.ZQ1:'2004.ntcir'.ZQ1">
            <calcext:condition calcext:apply-style-name="Accent" calcext:value="duplicate" calcext:base-cell-address="'2004.ntcir'.ZQ1"/>
          </calcext:conditional-format>
          <calcext:conditional-format calcext:target-range-address="'2004.ntcir'.ZR1:'2004.ntcir'.ZR1">
            <calcext:condition calcext:apply-style-name="Accent" calcext:value="duplicate" calcext:base-cell-address="'2004.ntcir'.ZR1"/>
          </calcext:conditional-format>
          <calcext:conditional-format calcext:target-range-address="'2004.ntcir'.ZS1:'2004.ntcir'.ZS1">
            <calcext:condition calcext:apply-style-name="Accent" calcext:value="duplicate" calcext:base-cell-address="'2004.ntcir'.ZS1"/>
          </calcext:conditional-format>
          <calcext:conditional-format calcext:target-range-address="'2004.ntcir'.ZT1:'2004.ntcir'.ZT1">
            <calcext:condition calcext:apply-style-name="Accent" calcext:value="duplicate" calcext:base-cell-address="'2004.ntcir'.ZT1"/>
          </calcext:conditional-format>
          <calcext:conditional-format calcext:target-range-address="'2004.ntcir'.ZU1:'2004.ntcir'.ZU1">
            <calcext:condition calcext:apply-style-name="Accent" calcext:value="duplicate" calcext:base-cell-address="'2004.ntcir'.ZU1"/>
          </calcext:conditional-format>
          <calcext:conditional-format calcext:target-range-address="'2004.ntcir'.ZV1:'2004.ntcir'.ZV1">
            <calcext:condition calcext:apply-style-name="Accent" calcext:value="duplicate" calcext:base-cell-address="'2004.ntcir'.ZV1"/>
          </calcext:conditional-format>
          <calcext:conditional-format calcext:target-range-address="'2004.ntcir'.ZW1:'2004.ntcir'.ZW1">
            <calcext:condition calcext:apply-style-name="Accent" calcext:value="duplicate" calcext:base-cell-address="'2004.ntcir'.ZW1"/>
          </calcext:conditional-format>
          <calcext:conditional-format calcext:target-range-address="'2004.ntcir'.ZX1:'2004.ntcir'.ZX1">
            <calcext:condition calcext:apply-style-name="Accent" calcext:value="duplicate" calcext:base-cell-address="'2004.ntcir'.ZX1"/>
          </calcext:conditional-format>
          <calcext:conditional-format calcext:target-range-address="'2004.ntcir'.ZY1:'2004.ntcir'.ZY1">
            <calcext:condition calcext:apply-style-name="Accent" calcext:value="duplicate" calcext:base-cell-address="'2004.ntcir'.ZY1"/>
          </calcext:conditional-format>
          <calcext:conditional-format calcext:target-range-address="'2004.ntcir'.ZZ1:'2004.ntcir'.ZZ1">
            <calcext:condition calcext:apply-style-name="Accent" calcext:value="duplicate" calcext:base-cell-address="'2004.ntcir'.ZZ1"/>
          </calcext:conditional-format>
          <calcext:conditional-format calcext:target-range-address="'2004.ntcir'.AAA1:'2004.ntcir'.AAA1">
            <calcext:condition calcext:apply-style-name="Accent" calcext:value="duplicate" calcext:base-cell-address="'2004.ntcir'.AAA1"/>
          </calcext:conditional-format>
          <calcext:conditional-format calcext:target-range-address="'2004.ntcir'.AAB1:'2004.ntcir'.AAB1">
            <calcext:condition calcext:apply-style-name="Accent" calcext:value="duplicate" calcext:base-cell-address="'2004.ntcir'.AAB1"/>
          </calcext:conditional-format>
          <calcext:conditional-format calcext:target-range-address="'2004.ntcir'.AAC1:'2004.ntcir'.AAC1">
            <calcext:condition calcext:apply-style-name="Accent" calcext:value="duplicate" calcext:base-cell-address="'2004.ntcir'.AAC1"/>
          </calcext:conditional-format>
          <calcext:conditional-format calcext:target-range-address="'2004.ntcir'.AAD1:'2004.ntcir'.AAD1">
            <calcext:condition calcext:apply-style-name="Accent" calcext:value="duplicate" calcext:base-cell-address="'2004.ntcir'.AAD1"/>
          </calcext:conditional-format>
          <calcext:conditional-format calcext:target-range-address="'2004.ntcir'.AAE1:'2004.ntcir'.AAE1">
            <calcext:condition calcext:apply-style-name="Accent" calcext:value="duplicate" calcext:base-cell-address="'2004.ntcir'.AAE1"/>
          </calcext:conditional-format>
          <calcext:conditional-format calcext:target-range-address="'2004.ntcir'.AAF1:'2004.ntcir'.AAF1">
            <calcext:condition calcext:apply-style-name="Accent" calcext:value="duplicate" calcext:base-cell-address="'2004.ntcir'.AAF1"/>
          </calcext:conditional-format>
          <calcext:conditional-format calcext:target-range-address="'2004.ntcir'.AAG1:'2004.ntcir'.AAG1">
            <calcext:condition calcext:apply-style-name="Accent" calcext:value="duplicate" calcext:base-cell-address="'2004.ntcir'.AAG1"/>
          </calcext:conditional-format>
          <calcext:conditional-format calcext:target-range-address="'2004.ntcir'.AAH1:'2004.ntcir'.AAH1">
            <calcext:condition calcext:apply-style-name="Accent" calcext:value="duplicate" calcext:base-cell-address="'2004.ntcir'.AAH1"/>
          </calcext:conditional-format>
          <calcext:conditional-format calcext:target-range-address="'2004.ntcir'.AAI1:'2004.ntcir'.AAI1">
            <calcext:condition calcext:apply-style-name="Accent" calcext:value="duplicate" calcext:base-cell-address="'2004.ntcir'.AAI1"/>
          </calcext:conditional-format>
          <calcext:conditional-format calcext:target-range-address="'2004.ntcir'.AAJ1:'2004.ntcir'.AAJ1">
            <calcext:condition calcext:apply-style-name="Accent" calcext:value="duplicate" calcext:base-cell-address="'2004.ntcir'.AAJ1"/>
          </calcext:conditional-format>
          <calcext:conditional-format calcext:target-range-address="'2004.ntcir'.AAK1:'2004.ntcir'.AAK1">
            <calcext:condition calcext:apply-style-name="Accent" calcext:value="duplicate" calcext:base-cell-address="'2004.ntcir'.AAK1"/>
          </calcext:conditional-format>
          <calcext:conditional-format calcext:target-range-address="'2004.ntcir'.AAL1:'2004.ntcir'.AAL1">
            <calcext:condition calcext:apply-style-name="Accent" calcext:value="duplicate" calcext:base-cell-address="'2004.ntcir'.AAL1"/>
          </calcext:conditional-format>
          <calcext:conditional-format calcext:target-range-address="'2004.ntcir'.AAM1:'2004.ntcir'.AAM1">
            <calcext:condition calcext:apply-style-name="Accent" calcext:value="duplicate" calcext:base-cell-address="'2004.ntcir'.AAM1"/>
          </calcext:conditional-format>
          <calcext:conditional-format calcext:target-range-address="'2004.ntcir'.AAN1:'2004.ntcir'.AAN1">
            <calcext:condition calcext:apply-style-name="Accent" calcext:value="duplicate" calcext:base-cell-address="'2004.ntcir'.AAN1"/>
          </calcext:conditional-format>
          <calcext:conditional-format calcext:target-range-address="'2004.ntcir'.AAO1:'2004.ntcir'.AAO1">
            <calcext:condition calcext:apply-style-name="Accent" calcext:value="duplicate" calcext:base-cell-address="'2004.ntcir'.AAO1"/>
          </calcext:conditional-format>
          <calcext:conditional-format calcext:target-range-address="'2004.ntcir'.AAP1:'2004.ntcir'.AAP1">
            <calcext:condition calcext:apply-style-name="Accent" calcext:value="duplicate" calcext:base-cell-address="'2004.ntcir'.AAP1"/>
          </calcext:conditional-format>
          <calcext:conditional-format calcext:target-range-address="'2004.ntcir'.AAQ1:'2004.ntcir'.AAQ1">
            <calcext:condition calcext:apply-style-name="Accent" calcext:value="duplicate" calcext:base-cell-address="'2004.ntcir'.AAQ1"/>
          </calcext:conditional-format>
          <calcext:conditional-format calcext:target-range-address="'2004.ntcir'.AAR1:'2004.ntcir'.AAR1">
            <calcext:condition calcext:apply-style-name="Accent" calcext:value="duplicate" calcext:base-cell-address="'2004.ntcir'.AAR1"/>
          </calcext:conditional-format>
          <calcext:conditional-format calcext:target-range-address="'2004.ntcir'.AAS1:'2004.ntcir'.AAS1">
            <calcext:condition calcext:apply-style-name="Accent" calcext:value="duplicate" calcext:base-cell-address="'2004.ntcir'.AAS1"/>
          </calcext:conditional-format>
          <calcext:conditional-format calcext:target-range-address="'2004.ntcir'.AAT1:'2004.ntcir'.AAT1">
            <calcext:condition calcext:apply-style-name="Accent" calcext:value="duplicate" calcext:base-cell-address="'2004.ntcir'.AAT1"/>
          </calcext:conditional-format>
          <calcext:conditional-format calcext:target-range-address="'2004.ntcir'.AAU1:'2004.ntcir'.AAU1">
            <calcext:condition calcext:apply-style-name="Accent" calcext:value="duplicate" calcext:base-cell-address="'2004.ntcir'.AAU1"/>
          </calcext:conditional-format>
          <calcext:conditional-format calcext:target-range-address="'2004.ntcir'.AAV1:'2004.ntcir'.AAV1">
            <calcext:condition calcext:apply-style-name="Accent" calcext:value="duplicate" calcext:base-cell-address="'2004.ntcir'.AAV1"/>
          </calcext:conditional-format>
          <calcext:conditional-format calcext:target-range-address="'2004.ntcir'.AAW1:'2004.ntcir'.AAW1">
            <calcext:condition calcext:apply-style-name="Accent" calcext:value="duplicate" calcext:base-cell-address="'2004.ntcir'.AAW1"/>
          </calcext:conditional-format>
          <calcext:conditional-format calcext:target-range-address="'2004.ntcir'.AAX1:'2004.ntcir'.AAX1">
            <calcext:condition calcext:apply-style-name="Accent" calcext:value="duplicate" calcext:base-cell-address="'2004.ntcir'.AAX1"/>
          </calcext:conditional-format>
          <calcext:conditional-format calcext:target-range-address="'2004.ntcir'.AAY1:'2004.ntcir'.AAY1">
            <calcext:condition calcext:apply-style-name="Accent" calcext:value="duplicate" calcext:base-cell-address="'2004.ntcir'.AAY1"/>
          </calcext:conditional-format>
          <calcext:conditional-format calcext:target-range-address="'2004.ntcir'.AAZ1:'2004.ntcir'.AAZ1">
            <calcext:condition calcext:apply-style-name="Accent" calcext:value="duplicate" calcext:base-cell-address="'2004.ntcir'.AAZ1"/>
          </calcext:conditional-format>
          <calcext:conditional-format calcext:target-range-address="'2004.ntcir'.ABA1:'2004.ntcir'.ABA1">
            <calcext:condition calcext:apply-style-name="Accent" calcext:value="duplicate" calcext:base-cell-address="'2004.ntcir'.ABA1"/>
          </calcext:conditional-format>
          <calcext:conditional-format calcext:target-range-address="'2004.ntcir'.ABB1:'2004.ntcir'.ABB1">
            <calcext:condition calcext:apply-style-name="Accent" calcext:value="duplicate" calcext:base-cell-address="'2004.ntcir'.ABB1"/>
          </calcext:conditional-format>
          <calcext:conditional-format calcext:target-range-address="'2004.ntcir'.ABC1:'2004.ntcir'.ABC1">
            <calcext:condition calcext:apply-style-name="Accent" calcext:value="duplicate" calcext:base-cell-address="'2004.ntcir'.ABC1"/>
          </calcext:conditional-format>
          <calcext:conditional-format calcext:target-range-address="'2004.ntcir'.ABD1:'2004.ntcir'.ABD1">
            <calcext:condition calcext:apply-style-name="Accent" calcext:value="duplicate" calcext:base-cell-address="'2004.ntcir'.ABD1"/>
          </calcext:conditional-format>
          <calcext:conditional-format calcext:target-range-address="'2004.ntcir'.ABE1:'2004.ntcir'.ABE1">
            <calcext:condition calcext:apply-style-name="Accent" calcext:value="duplicate" calcext:base-cell-address="'2004.ntcir'.ABE1"/>
          </calcext:conditional-format>
          <calcext:conditional-format calcext:target-range-address="'2004.ntcir'.ABF1:'2004.ntcir'.ABF1">
            <calcext:condition calcext:apply-style-name="Accent" calcext:value="duplicate" calcext:base-cell-address="'2004.ntcir'.ABF1"/>
          </calcext:conditional-format>
          <calcext:conditional-format calcext:target-range-address="'2004.ntcir'.ABG1:'2004.ntcir'.ABG1">
            <calcext:condition calcext:apply-style-name="Accent" calcext:value="duplicate" calcext:base-cell-address="'2004.ntcir'.ABG1"/>
          </calcext:conditional-format>
          <calcext:conditional-format calcext:target-range-address="'2004.ntcir'.ABH1:'2004.ntcir'.ABH1">
            <calcext:condition calcext:apply-style-name="Accent" calcext:value="duplicate" calcext:base-cell-address="'2004.ntcir'.ABH1"/>
          </calcext:conditional-format>
          <calcext:conditional-format calcext:target-range-address="'2004.ntcir'.ABI1:'2004.ntcir'.ABI1">
            <calcext:condition calcext:apply-style-name="Accent" calcext:value="duplicate" calcext:base-cell-address="'2004.ntcir'.ABI1"/>
          </calcext:conditional-format>
          <calcext:conditional-format calcext:target-range-address="'2004.ntcir'.ABJ1:'2004.ntcir'.ABJ1">
            <calcext:condition calcext:apply-style-name="Accent" calcext:value="duplicate" calcext:base-cell-address="'2004.ntcir'.ABJ1"/>
          </calcext:conditional-format>
          <calcext:conditional-format calcext:target-range-address="'2004.ntcir'.ABK1:'2004.ntcir'.ABK1">
            <calcext:condition calcext:apply-style-name="Accent" calcext:value="duplicate" calcext:base-cell-address="'2004.ntcir'.ABK1"/>
          </calcext:conditional-format>
          <calcext:conditional-format calcext:target-range-address="'2004.ntcir'.ABL1:'2004.ntcir'.ABL1">
            <calcext:condition calcext:apply-style-name="Accent" calcext:value="duplicate" calcext:base-cell-address="'2004.ntcir'.ABL1"/>
          </calcext:conditional-format>
          <calcext:conditional-format calcext:target-range-address="'2004.ntcir'.ABM1:'2004.ntcir'.ABM1">
            <calcext:condition calcext:apply-style-name="Accent" calcext:value="duplicate" calcext:base-cell-address="'2004.ntcir'.ABM1"/>
          </calcext:conditional-format>
          <calcext:conditional-format calcext:target-range-address="'2004.ntcir'.ABN1:'2004.ntcir'.ABN1">
            <calcext:condition calcext:apply-style-name="Accent" calcext:value="duplicate" calcext:base-cell-address="'2004.ntcir'.ABN1"/>
          </calcext:conditional-format>
          <calcext:conditional-format calcext:target-range-address="'2004.ntcir'.ABO1:'2004.ntcir'.ABO1">
            <calcext:condition calcext:apply-style-name="Accent" calcext:value="duplicate" calcext:base-cell-address="'2004.ntcir'.ABO1"/>
          </calcext:conditional-format>
          <calcext:conditional-format calcext:target-range-address="'2004.ntcir'.ABP1:'2004.ntcir'.ABP1">
            <calcext:condition calcext:apply-style-name="Accent" calcext:value="duplicate" calcext:base-cell-address="'2004.ntcir'.ABP1"/>
          </calcext:conditional-format>
          <calcext:conditional-format calcext:target-range-address="'2004.ntcir'.ABQ1:'2004.ntcir'.ABQ1">
            <calcext:condition calcext:apply-style-name="Accent" calcext:value="duplicate" calcext:base-cell-address="'2004.ntcir'.ABQ1"/>
          </calcext:conditional-format>
          <calcext:conditional-format calcext:target-range-address="'2004.ntcir'.ABR1:'2004.ntcir'.ABR1">
            <calcext:condition calcext:apply-style-name="Accent" calcext:value="duplicate" calcext:base-cell-address="'2004.ntcir'.ABR1"/>
          </calcext:conditional-format>
          <calcext:conditional-format calcext:target-range-address="'2004.ntcir'.ABS1:'2004.ntcir'.ABS1">
            <calcext:condition calcext:apply-style-name="Accent" calcext:value="duplicate" calcext:base-cell-address="'2004.ntcir'.ABS1"/>
          </calcext:conditional-format>
          <calcext:conditional-format calcext:target-range-address="'2004.ntcir'.ABT1:'2004.ntcir'.ABT1">
            <calcext:condition calcext:apply-style-name="Accent" calcext:value="duplicate" calcext:base-cell-address="'2004.ntcir'.ABT1"/>
          </calcext:conditional-format>
          <calcext:conditional-format calcext:target-range-address="'2004.ntcir'.ABU1:'2004.ntcir'.ABU1">
            <calcext:condition calcext:apply-style-name="Accent" calcext:value="duplicate" calcext:base-cell-address="'2004.ntcir'.ABU1"/>
          </calcext:conditional-format>
          <calcext:conditional-format calcext:target-range-address="'2004.ntcir'.ABV1:'2004.ntcir'.ABV1">
            <calcext:condition calcext:apply-style-name="Accent" calcext:value="duplicate" calcext:base-cell-address="'2004.ntcir'.ABV1"/>
          </calcext:conditional-format>
          <calcext:conditional-format calcext:target-range-address="'2004.ntcir'.ABW1:'2004.ntcir'.ABW1">
            <calcext:condition calcext:apply-style-name="Accent" calcext:value="duplicate" calcext:base-cell-address="'2004.ntcir'.ABW1"/>
          </calcext:conditional-format>
          <calcext:conditional-format calcext:target-range-address="'2004.ntcir'.ABX1:'2004.ntcir'.ABX1">
            <calcext:condition calcext:apply-style-name="Accent" calcext:value="duplicate" calcext:base-cell-address="'2004.ntcir'.ABX1"/>
          </calcext:conditional-format>
          <calcext:conditional-format calcext:target-range-address="'2004.ntcir'.ABY1:'2004.ntcir'.ABY1">
            <calcext:condition calcext:apply-style-name="Accent" calcext:value="duplicate" calcext:base-cell-address="'2004.ntcir'.ABY1"/>
          </calcext:conditional-format>
          <calcext:conditional-format calcext:target-range-address="'2004.ntcir'.ABZ1:'2004.ntcir'.ABZ1">
            <calcext:condition calcext:apply-style-name="Accent" calcext:value="duplicate" calcext:base-cell-address="'2004.ntcir'.ABZ1"/>
          </calcext:conditional-format>
          <calcext:conditional-format calcext:target-range-address="'2004.ntcir'.ACA1:'2004.ntcir'.ACA1">
            <calcext:condition calcext:apply-style-name="Accent" calcext:value="duplicate" calcext:base-cell-address="'2004.ntcir'.ACA1"/>
          </calcext:conditional-format>
          <calcext:conditional-format calcext:target-range-address="'2004.ntcir'.ACB1:'2004.ntcir'.ACB1">
            <calcext:condition calcext:apply-style-name="Accent" calcext:value="duplicate" calcext:base-cell-address="'2004.ntcir'.ACB1"/>
          </calcext:conditional-format>
          <calcext:conditional-format calcext:target-range-address="'2004.ntcir'.ACC1:'2004.ntcir'.ACC1">
            <calcext:condition calcext:apply-style-name="Accent" calcext:value="duplicate" calcext:base-cell-address="'2004.ntcir'.ACC1"/>
          </calcext:conditional-format>
          <calcext:conditional-format calcext:target-range-address="'2004.ntcir'.ACD1:'2004.ntcir'.ACD1">
            <calcext:condition calcext:apply-style-name="Accent" calcext:value="duplicate" calcext:base-cell-address="'2004.ntcir'.ACD1"/>
          </calcext:conditional-format>
          <calcext:conditional-format calcext:target-range-address="'2004.ntcir'.ACE1:'2004.ntcir'.ACE1">
            <calcext:condition calcext:apply-style-name="Accent" calcext:value="duplicate" calcext:base-cell-address="'2004.ntcir'.ACE1"/>
          </calcext:conditional-format>
          <calcext:conditional-format calcext:target-range-address="'2004.ntcir'.ACF1:'2004.ntcir'.ACF1">
            <calcext:condition calcext:apply-style-name="Accent" calcext:value="duplicate" calcext:base-cell-address="'2004.ntcir'.ACF1"/>
          </calcext:conditional-format>
          <calcext:conditional-format calcext:target-range-address="'2004.ntcir'.ACG1:'2004.ntcir'.ACG1">
            <calcext:condition calcext:apply-style-name="Accent" calcext:value="duplicate" calcext:base-cell-address="'2004.ntcir'.ACG1"/>
          </calcext:conditional-format>
          <calcext:conditional-format calcext:target-range-address="'2004.ntcir'.ACH1:'2004.ntcir'.ACH1">
            <calcext:condition calcext:apply-style-name="Accent" calcext:value="duplicate" calcext:base-cell-address="'2004.ntcir'.ACH1"/>
          </calcext:conditional-format>
          <calcext:conditional-format calcext:target-range-address="'2004.ntcir'.ACI1:'2004.ntcir'.ACI1">
            <calcext:condition calcext:apply-style-name="Accent" calcext:value="duplicate" calcext:base-cell-address="'2004.ntcir'.ACI1"/>
          </calcext:conditional-format>
          <calcext:conditional-format calcext:target-range-address="'2004.ntcir'.ACJ1:'2004.ntcir'.ACJ1">
            <calcext:condition calcext:apply-style-name="Accent" calcext:value="duplicate" calcext:base-cell-address="'2004.ntcir'.ACJ1"/>
          </calcext:conditional-format>
          <calcext:conditional-format calcext:target-range-address="'2004.ntcir'.ACK1:'2004.ntcir'.ACK1">
            <calcext:condition calcext:apply-style-name="Accent" calcext:value="duplicate" calcext:base-cell-address="'2004.ntcir'.ACK1"/>
          </calcext:conditional-format>
          <calcext:conditional-format calcext:target-range-address="'2004.ntcir'.ACL1:'2004.ntcir'.ACL1">
            <calcext:condition calcext:apply-style-name="Accent" calcext:value="duplicate" calcext:base-cell-address="'2004.ntcir'.ACL1"/>
          </calcext:conditional-format>
          <calcext:conditional-format calcext:target-range-address="'2004.ntcir'.ACM1:'2004.ntcir'.ACM1">
            <calcext:condition calcext:apply-style-name="Accent" calcext:value="duplicate" calcext:base-cell-address="'2004.ntcir'.ACM1"/>
          </calcext:conditional-format>
          <calcext:conditional-format calcext:target-range-address="'2004.ntcir'.ACN1:'2004.ntcir'.ACN1">
            <calcext:condition calcext:apply-style-name="Accent" calcext:value="duplicate" calcext:base-cell-address="'2004.ntcir'.ACN1"/>
          </calcext:conditional-format>
          <calcext:conditional-format calcext:target-range-address="'2004.ntcir'.ACO1:'2004.ntcir'.ACO1">
            <calcext:condition calcext:apply-style-name="Accent" calcext:value="duplicate" calcext:base-cell-address="'2004.ntcir'.ACO1"/>
          </calcext:conditional-format>
          <calcext:conditional-format calcext:target-range-address="'2004.ntcir'.ACP1:'2004.ntcir'.ACP1">
            <calcext:condition calcext:apply-style-name="Accent" calcext:value="duplicate" calcext:base-cell-address="'2004.ntcir'.ACP1"/>
          </calcext:conditional-format>
          <calcext:conditional-format calcext:target-range-address="'2004.ntcir'.ACQ1:'2004.ntcir'.ACQ1">
            <calcext:condition calcext:apply-style-name="Accent" calcext:value="duplicate" calcext:base-cell-address="'2004.ntcir'.ACQ1"/>
          </calcext:conditional-format>
          <calcext:conditional-format calcext:target-range-address="'2004.ntcir'.ACR1:'2004.ntcir'.ACR1">
            <calcext:condition calcext:apply-style-name="Accent" calcext:value="duplicate" calcext:base-cell-address="'2004.ntcir'.ACR1"/>
          </calcext:conditional-format>
          <calcext:conditional-format calcext:target-range-address="'2004.ntcir'.ACS1:'2004.ntcir'.ACS1">
            <calcext:condition calcext:apply-style-name="Accent" calcext:value="duplicate" calcext:base-cell-address="'2004.ntcir'.ACS1"/>
          </calcext:conditional-format>
          <calcext:conditional-format calcext:target-range-address="'2004.ntcir'.ACT1:'2004.ntcir'.ACT1">
            <calcext:condition calcext:apply-style-name="Accent" calcext:value="duplicate" calcext:base-cell-address="'2004.ntcir'.ACT1"/>
          </calcext:conditional-format>
          <calcext:conditional-format calcext:target-range-address="'2004.ntcir'.ACU1:'2004.ntcir'.ACU1">
            <calcext:condition calcext:apply-style-name="Accent" calcext:value="duplicate" calcext:base-cell-address="'2004.ntcir'.ACU1"/>
          </calcext:conditional-format>
          <calcext:conditional-format calcext:target-range-address="'2004.ntcir'.ACV1:'2004.ntcir'.ACV1">
            <calcext:condition calcext:apply-style-name="Accent" calcext:value="duplicate" calcext:base-cell-address="'2004.ntcir'.ACV1"/>
          </calcext:conditional-format>
          <calcext:conditional-format calcext:target-range-address="'2004.ntcir'.ACW1:'2004.ntcir'.ACW1">
            <calcext:condition calcext:apply-style-name="Accent" calcext:value="duplicate" calcext:base-cell-address="'2004.ntcir'.ACW1"/>
          </calcext:conditional-format>
          <calcext:conditional-format calcext:target-range-address="'2004.ntcir'.ACX1:'2004.ntcir'.ACX1">
            <calcext:condition calcext:apply-style-name="Accent" calcext:value="duplicate" calcext:base-cell-address="'2004.ntcir'.ACX1"/>
          </calcext:conditional-format>
          <calcext:conditional-format calcext:target-range-address="'2004.ntcir'.ACY1:'2004.ntcir'.ACY1">
            <calcext:condition calcext:apply-style-name="Accent" calcext:value="duplicate" calcext:base-cell-address="'2004.ntcir'.ACY1"/>
          </calcext:conditional-format>
          <calcext:conditional-format calcext:target-range-address="'2004.ntcir'.ACZ1:'2004.ntcir'.ACZ1">
            <calcext:condition calcext:apply-style-name="Accent" calcext:value="duplicate" calcext:base-cell-address="'2004.ntcir'.ACZ1"/>
          </calcext:conditional-format>
          <calcext:conditional-format calcext:target-range-address="'2004.ntcir'.ADA1:'2004.ntcir'.ADA1">
            <calcext:condition calcext:apply-style-name="Accent" calcext:value="duplicate" calcext:base-cell-address="'2004.ntcir'.ADA1"/>
          </calcext:conditional-format>
          <calcext:conditional-format calcext:target-range-address="'2004.ntcir'.ADB1:'2004.ntcir'.ADB1">
            <calcext:condition calcext:apply-style-name="Accent" calcext:value="duplicate" calcext:base-cell-address="'2004.ntcir'.ADB1"/>
          </calcext:conditional-format>
          <calcext:conditional-format calcext:target-range-address="'2004.ntcir'.ADC1:'2004.ntcir'.ADC1">
            <calcext:condition calcext:apply-style-name="Accent" calcext:value="duplicate" calcext:base-cell-address="'2004.ntcir'.ADC1"/>
          </calcext:conditional-format>
          <calcext:conditional-format calcext:target-range-address="'2004.ntcir'.ADD1:'2004.ntcir'.ADD1">
            <calcext:condition calcext:apply-style-name="Accent" calcext:value="duplicate" calcext:base-cell-address="'2004.ntcir'.ADD1"/>
          </calcext:conditional-format>
          <calcext:conditional-format calcext:target-range-address="'2004.ntcir'.ADE1:'2004.ntcir'.ADE1">
            <calcext:condition calcext:apply-style-name="Accent" calcext:value="duplicate" calcext:base-cell-address="'2004.ntcir'.ADE1"/>
          </calcext:conditional-format>
          <calcext:conditional-format calcext:target-range-address="'2004.ntcir'.ADF1:'2004.ntcir'.ADF1">
            <calcext:condition calcext:apply-style-name="Accent" calcext:value="duplicate" calcext:base-cell-address="'2004.ntcir'.ADF1"/>
          </calcext:conditional-format>
          <calcext:conditional-format calcext:target-range-address="'2004.ntcir'.ADG1:'2004.ntcir'.ADG1">
            <calcext:condition calcext:apply-style-name="Accent" calcext:value="duplicate" calcext:base-cell-address="'2004.ntcir'.ADG1"/>
          </calcext:conditional-format>
          <calcext:conditional-format calcext:target-range-address="'2004.ntcir'.ADH1:'2004.ntcir'.ADH1">
            <calcext:condition calcext:apply-style-name="Accent" calcext:value="duplicate" calcext:base-cell-address="'2004.ntcir'.ADH1"/>
          </calcext:conditional-format>
          <calcext:conditional-format calcext:target-range-address="'2004.ntcir'.ADI1:'2004.ntcir'.ADI1">
            <calcext:condition calcext:apply-style-name="Accent" calcext:value="duplicate" calcext:base-cell-address="'2004.ntcir'.ADI1"/>
          </calcext:conditional-format>
          <calcext:conditional-format calcext:target-range-address="'2004.ntcir'.ADJ1:'2004.ntcir'.ADJ1">
            <calcext:condition calcext:apply-style-name="Accent" calcext:value="duplicate" calcext:base-cell-address="'2004.ntcir'.ADJ1"/>
          </calcext:conditional-format>
          <calcext:conditional-format calcext:target-range-address="'2004.ntcir'.ADK1:'2004.ntcir'.ADK1">
            <calcext:condition calcext:apply-style-name="Accent" calcext:value="duplicate" calcext:base-cell-address="'2004.ntcir'.ADK1"/>
          </calcext:conditional-format>
          <calcext:conditional-format calcext:target-range-address="'2004.ntcir'.ADL1:'2004.ntcir'.ADL1">
            <calcext:condition calcext:apply-style-name="Accent" calcext:value="duplicate" calcext:base-cell-address="'2004.ntcir'.ADL1"/>
          </calcext:conditional-format>
          <calcext:conditional-format calcext:target-range-address="'2004.ntcir'.ADM1:'2004.ntcir'.ADM1">
            <calcext:condition calcext:apply-style-name="Accent" calcext:value="duplicate" calcext:base-cell-address="'2004.ntcir'.ADM1"/>
          </calcext:conditional-format>
          <calcext:conditional-format calcext:target-range-address="'2004.ntcir'.ADN1:'2004.ntcir'.ADN1">
            <calcext:condition calcext:apply-style-name="Accent" calcext:value="duplicate" calcext:base-cell-address="'2004.ntcir'.ADN1"/>
          </calcext:conditional-format>
          <calcext:conditional-format calcext:target-range-address="'2004.ntcir'.ADO1:'2004.ntcir'.ADO1">
            <calcext:condition calcext:apply-style-name="Accent" calcext:value="duplicate" calcext:base-cell-address="'2004.ntcir'.ADO1"/>
          </calcext:conditional-format>
          <calcext:conditional-format calcext:target-range-address="'2004.ntcir'.ADP1:'2004.ntcir'.ADP1">
            <calcext:condition calcext:apply-style-name="Accent" calcext:value="duplicate" calcext:base-cell-address="'2004.ntcir'.ADP1"/>
          </calcext:conditional-format>
          <calcext:conditional-format calcext:target-range-address="'2004.ntcir'.ADQ1:'2004.ntcir'.ADQ1">
            <calcext:condition calcext:apply-style-name="Accent" calcext:value="duplicate" calcext:base-cell-address="'2004.ntcir'.ADQ1"/>
          </calcext:conditional-format>
          <calcext:conditional-format calcext:target-range-address="'2004.ntcir'.ADR1:'2004.ntcir'.ADR1">
            <calcext:condition calcext:apply-style-name="Accent" calcext:value="duplicate" calcext:base-cell-address="'2004.ntcir'.ADR1"/>
          </calcext:conditional-format>
          <calcext:conditional-format calcext:target-range-address="'2004.ntcir'.ADS1:'2004.ntcir'.ADS1">
            <calcext:condition calcext:apply-style-name="Accent" calcext:value="duplicate" calcext:base-cell-address="'2004.ntcir'.ADS1"/>
          </calcext:conditional-format>
          <calcext:conditional-format calcext:target-range-address="'2004.ntcir'.ADT1:'2004.ntcir'.ADT1">
            <calcext:condition calcext:apply-style-name="Accent" calcext:value="duplicate" calcext:base-cell-address="'2004.ntcir'.ADT1"/>
          </calcext:conditional-format>
          <calcext:conditional-format calcext:target-range-address="'2004.ntcir'.ADU1:'2004.ntcir'.ADU1">
            <calcext:condition calcext:apply-style-name="Accent" calcext:value="duplicate" calcext:base-cell-address="'2004.ntcir'.ADU1"/>
          </calcext:conditional-format>
          <calcext:conditional-format calcext:target-range-address="'2004.ntcir'.ADV1:'2004.ntcir'.ADV1">
            <calcext:condition calcext:apply-style-name="Accent" calcext:value="duplicate" calcext:base-cell-address="'2004.ntcir'.ADV1"/>
          </calcext:conditional-format>
          <calcext:conditional-format calcext:target-range-address="'2004.ntcir'.ADW1:'2004.ntcir'.ADW1">
            <calcext:condition calcext:apply-style-name="Accent" calcext:value="duplicate" calcext:base-cell-address="'2004.ntcir'.ADW1"/>
          </calcext:conditional-format>
          <calcext:conditional-format calcext:target-range-address="'2004.ntcir'.ADX1:'2004.ntcir'.ADX1">
            <calcext:condition calcext:apply-style-name="Accent" calcext:value="duplicate" calcext:base-cell-address="'2004.ntcir'.ADX1"/>
          </calcext:conditional-format>
          <calcext:conditional-format calcext:target-range-address="'2004.ntcir'.ADY1:'2004.ntcir'.ADY1">
            <calcext:condition calcext:apply-style-name="Accent" calcext:value="duplicate" calcext:base-cell-address="'2004.ntcir'.ADY1"/>
          </calcext:conditional-format>
          <calcext:conditional-format calcext:target-range-address="'2004.ntcir'.ADZ1:'2004.ntcir'.ADZ1">
            <calcext:condition calcext:apply-style-name="Accent" calcext:value="duplicate" calcext:base-cell-address="'2004.ntcir'.ADZ1"/>
          </calcext:conditional-format>
          <calcext:conditional-format calcext:target-range-address="'2004.ntcir'.AEA1:'2004.ntcir'.AEA1">
            <calcext:condition calcext:apply-style-name="Accent" calcext:value="duplicate" calcext:base-cell-address="'2004.ntcir'.AEA1"/>
          </calcext:conditional-format>
          <calcext:conditional-format calcext:target-range-address="'2004.ntcir'.AEB1:'2004.ntcir'.AEB1">
            <calcext:condition calcext:apply-style-name="Accent" calcext:value="duplicate" calcext:base-cell-address="'2004.ntcir'.AEB1"/>
          </calcext:conditional-format>
          <calcext:conditional-format calcext:target-range-address="'2004.ntcir'.AEC1:'2004.ntcir'.AEC1">
            <calcext:condition calcext:apply-style-name="Accent" calcext:value="duplicate" calcext:base-cell-address="'2004.ntcir'.AEC1"/>
          </calcext:conditional-format>
          <calcext:conditional-format calcext:target-range-address="'2004.ntcir'.AED1:'2004.ntcir'.AED1">
            <calcext:condition calcext:apply-style-name="Accent" calcext:value="duplicate" calcext:base-cell-address="'2004.ntcir'.AED1"/>
          </calcext:conditional-format>
          <calcext:conditional-format calcext:target-range-address="'2004.ntcir'.AEE1:'2004.ntcir'.AEE1">
            <calcext:condition calcext:apply-style-name="Accent" calcext:value="duplicate" calcext:base-cell-address="'2004.ntcir'.AEE1"/>
          </calcext:conditional-format>
          <calcext:conditional-format calcext:target-range-address="'2004.ntcir'.AEF1:'2004.ntcir'.AEF1">
            <calcext:condition calcext:apply-style-name="Accent" calcext:value="duplicate" calcext:base-cell-address="'2004.ntcir'.AEF1"/>
          </calcext:conditional-format>
          <calcext:conditional-format calcext:target-range-address="'2004.ntcir'.AEG1:'2004.ntcir'.AEG1">
            <calcext:condition calcext:apply-style-name="Accent" calcext:value="duplicate" calcext:base-cell-address="'2004.ntcir'.AEG1"/>
          </calcext:conditional-format>
          <calcext:conditional-format calcext:target-range-address="'2004.ntcir'.AEH1:'2004.ntcir'.AEH1">
            <calcext:condition calcext:apply-style-name="Accent" calcext:value="duplicate" calcext:base-cell-address="'2004.ntcir'.AEH1"/>
          </calcext:conditional-format>
          <calcext:conditional-format calcext:target-range-address="'2004.ntcir'.AEI1:'2004.ntcir'.AEI1">
            <calcext:condition calcext:apply-style-name="Accent" calcext:value="duplicate" calcext:base-cell-address="'2004.ntcir'.AEI1"/>
          </calcext:conditional-format>
          <calcext:conditional-format calcext:target-range-address="'2004.ntcir'.AEJ1:'2004.ntcir'.AEJ1">
            <calcext:condition calcext:apply-style-name="Accent" calcext:value="duplicate" calcext:base-cell-address="'2004.ntcir'.AEJ1"/>
          </calcext:conditional-format>
          <calcext:conditional-format calcext:target-range-address="'2004.ntcir'.AEK1:'2004.ntcir'.AEK1">
            <calcext:condition calcext:apply-style-name="Accent" calcext:value="duplicate" calcext:base-cell-address="'2004.ntcir'.AEK1"/>
          </calcext:conditional-format>
          <calcext:conditional-format calcext:target-range-address="'2004.ntcir'.AEL1:'2004.ntcir'.AEL1">
            <calcext:condition calcext:apply-style-name="Accent" calcext:value="duplicate" calcext:base-cell-address="'2004.ntcir'.AEL1"/>
          </calcext:conditional-format>
          <calcext:conditional-format calcext:target-range-address="'2004.ntcir'.AEM1:'2004.ntcir'.AEM1">
            <calcext:condition calcext:apply-style-name="Accent" calcext:value="duplicate" calcext:base-cell-address="'2004.ntcir'.AEM1"/>
          </calcext:conditional-format>
          <calcext:conditional-format calcext:target-range-address="'2004.ntcir'.AEN1:'2004.ntcir'.AEN1">
            <calcext:condition calcext:apply-style-name="Accent" calcext:value="duplicate" calcext:base-cell-address="'2004.ntcir'.AEN1"/>
          </calcext:conditional-format>
          <calcext:conditional-format calcext:target-range-address="'2004.ntcir'.AEO1:'2004.ntcir'.AEO1">
            <calcext:condition calcext:apply-style-name="Accent" calcext:value="duplicate" calcext:base-cell-address="'2004.ntcir'.AEO1"/>
          </calcext:conditional-format>
          <calcext:conditional-format calcext:target-range-address="'2004.ntcir'.AEP1:'2004.ntcir'.AEP1">
            <calcext:condition calcext:apply-style-name="Accent" calcext:value="duplicate" calcext:base-cell-address="'2004.ntcir'.AEP1"/>
          </calcext:conditional-format>
          <calcext:conditional-format calcext:target-range-address="'2004.ntcir'.AEQ1:'2004.ntcir'.AEQ1">
            <calcext:condition calcext:apply-style-name="Accent" calcext:value="duplicate" calcext:base-cell-address="'2004.ntcir'.AEQ1"/>
          </calcext:conditional-format>
          <calcext:conditional-format calcext:target-range-address="'2004.ntcir'.AER1:'2004.ntcir'.AER1">
            <calcext:condition calcext:apply-style-name="Accent" calcext:value="duplicate" calcext:base-cell-address="'2004.ntcir'.AER1"/>
          </calcext:conditional-format>
          <calcext:conditional-format calcext:target-range-address="'2004.ntcir'.AES1:'2004.ntcir'.AES1">
            <calcext:condition calcext:apply-style-name="Accent" calcext:value="duplicate" calcext:base-cell-address="'2004.ntcir'.AES1"/>
          </calcext:conditional-format>
          <calcext:conditional-format calcext:target-range-address="'2004.ntcir'.AET1:'2004.ntcir'.AET1">
            <calcext:condition calcext:apply-style-name="Accent" calcext:value="duplicate" calcext:base-cell-address="'2004.ntcir'.AET1"/>
          </calcext:conditional-format>
          <calcext:conditional-format calcext:target-range-address="'2004.ntcir'.AEU1:'2004.ntcir'.AEU1">
            <calcext:condition calcext:apply-style-name="Accent" calcext:value="duplicate" calcext:base-cell-address="'2004.ntcir'.AEU1"/>
          </calcext:conditional-format>
          <calcext:conditional-format calcext:target-range-address="'2004.ntcir'.AEV1:'2004.ntcir'.AEV1">
            <calcext:condition calcext:apply-style-name="Accent" calcext:value="duplicate" calcext:base-cell-address="'2004.ntcir'.AEV1"/>
          </calcext:conditional-format>
          <calcext:conditional-format calcext:target-range-address="'2004.ntcir'.AEW1:'2004.ntcir'.AEW1">
            <calcext:condition calcext:apply-style-name="Accent" calcext:value="duplicate" calcext:base-cell-address="'2004.ntcir'.AEW1"/>
          </calcext:conditional-format>
          <calcext:conditional-format calcext:target-range-address="'2004.ntcir'.AEX1:'2004.ntcir'.AEX1">
            <calcext:condition calcext:apply-style-name="Accent" calcext:value="duplicate" calcext:base-cell-address="'2004.ntcir'.AEX1"/>
          </calcext:conditional-format>
          <calcext:conditional-format calcext:target-range-address="'2004.ntcir'.AEY1:'2004.ntcir'.AEY1">
            <calcext:condition calcext:apply-style-name="Accent" calcext:value="duplicate" calcext:base-cell-address="'2004.ntcir'.AEY1"/>
          </calcext:conditional-format>
          <calcext:conditional-format calcext:target-range-address="'2004.ntcir'.AEZ1:'2004.ntcir'.AEZ1">
            <calcext:condition calcext:apply-style-name="Accent" calcext:value="duplicate" calcext:base-cell-address="'2004.ntcir'.AEZ1"/>
          </calcext:conditional-format>
          <calcext:conditional-format calcext:target-range-address="'2004.ntcir'.AFA1:'2004.ntcir'.AFA1">
            <calcext:condition calcext:apply-style-name="Accent" calcext:value="duplicate" calcext:base-cell-address="'2004.ntcir'.AFA1"/>
          </calcext:conditional-format>
          <calcext:conditional-format calcext:target-range-address="'2004.ntcir'.AFB1:'2004.ntcir'.AFB1">
            <calcext:condition calcext:apply-style-name="Accent" calcext:value="duplicate" calcext:base-cell-address="'2004.ntcir'.AFB1"/>
          </calcext:conditional-format>
          <calcext:conditional-format calcext:target-range-address="'2004.ntcir'.AFC1:'2004.ntcir'.AFC1">
            <calcext:condition calcext:apply-style-name="Accent" calcext:value="duplicate" calcext:base-cell-address="'2004.ntcir'.AFC1"/>
          </calcext:conditional-format>
          <calcext:conditional-format calcext:target-range-address="'2004.ntcir'.AFD1:'2004.ntcir'.AFD1">
            <calcext:condition calcext:apply-style-name="Accent" calcext:value="duplicate" calcext:base-cell-address="'2004.ntcir'.AFD1"/>
          </calcext:conditional-format>
          <calcext:conditional-format calcext:target-range-address="'2004.ntcir'.AFE1:'2004.ntcir'.AFE1">
            <calcext:condition calcext:apply-style-name="Accent" calcext:value="duplicate" calcext:base-cell-address="'2004.ntcir'.AFE1"/>
          </calcext:conditional-format>
          <calcext:conditional-format calcext:target-range-address="'2004.ntcir'.AFF1:'2004.ntcir'.AFF1">
            <calcext:condition calcext:apply-style-name="Accent" calcext:value="duplicate" calcext:base-cell-address="'2004.ntcir'.AFF1"/>
          </calcext:conditional-format>
          <calcext:conditional-format calcext:target-range-address="'2004.ntcir'.AFG1:'2004.ntcir'.AFG1">
            <calcext:condition calcext:apply-style-name="Accent" calcext:value="duplicate" calcext:base-cell-address="'2004.ntcir'.AFG1"/>
          </calcext:conditional-format>
          <calcext:conditional-format calcext:target-range-address="'2004.ntcir'.AFH1:'2004.ntcir'.AFH1">
            <calcext:condition calcext:apply-style-name="Accent" calcext:value="duplicate" calcext:base-cell-address="'2004.ntcir'.AFH1"/>
          </calcext:conditional-format>
          <calcext:conditional-format calcext:target-range-address="'2004.ntcir'.AFI1:'2004.ntcir'.AFI1">
            <calcext:condition calcext:apply-style-name="Accent" calcext:value="duplicate" calcext:base-cell-address="'2004.ntcir'.AFI1"/>
          </calcext:conditional-format>
          <calcext:conditional-format calcext:target-range-address="'2004.ntcir'.AFJ1:'2004.ntcir'.AFJ1">
            <calcext:condition calcext:apply-style-name="Accent" calcext:value="duplicate" calcext:base-cell-address="'2004.ntcir'.AFJ1"/>
          </calcext:conditional-format>
          <calcext:conditional-format calcext:target-range-address="'2004.ntcir'.AFK1:'2004.ntcir'.AFK1">
            <calcext:condition calcext:apply-style-name="Accent" calcext:value="duplicate" calcext:base-cell-address="'2004.ntcir'.AFK1"/>
          </calcext:conditional-format>
          <calcext:conditional-format calcext:target-range-address="'2004.ntcir'.AFL1:'2004.ntcir'.AFL1">
            <calcext:condition calcext:apply-style-name="Accent" calcext:value="duplicate" calcext:base-cell-address="'2004.ntcir'.AFL1"/>
          </calcext:conditional-format>
          <calcext:conditional-format calcext:target-range-address="'2004.ntcir'.AFM1:'2004.ntcir'.AFM1">
            <calcext:condition calcext:apply-style-name="Accent" calcext:value="duplicate" calcext:base-cell-address="'2004.ntcir'.AFM1"/>
          </calcext:conditional-format>
          <calcext:conditional-format calcext:target-range-address="'2004.ntcir'.AFN1:'2004.ntcir'.AFN1">
            <calcext:condition calcext:apply-style-name="Accent" calcext:value="duplicate" calcext:base-cell-address="'2004.ntcir'.AFN1"/>
          </calcext:conditional-format>
          <calcext:conditional-format calcext:target-range-address="'2004.ntcir'.AFO1:'2004.ntcir'.AFO1">
            <calcext:condition calcext:apply-style-name="Accent" calcext:value="duplicate" calcext:base-cell-address="'2004.ntcir'.AFO1"/>
          </calcext:conditional-format>
          <calcext:conditional-format calcext:target-range-address="'2004.ntcir'.AFP1:'2004.ntcir'.AFP1">
            <calcext:condition calcext:apply-style-name="Accent" calcext:value="duplicate" calcext:base-cell-address="'2004.ntcir'.AFP1"/>
          </calcext:conditional-format>
          <calcext:conditional-format calcext:target-range-address="'2004.ntcir'.AFQ1:'2004.ntcir'.AFQ1">
            <calcext:condition calcext:apply-style-name="Accent" calcext:value="duplicate" calcext:base-cell-address="'2004.ntcir'.AFQ1"/>
          </calcext:conditional-format>
          <calcext:conditional-format calcext:target-range-address="'2004.ntcir'.AFR1:'2004.ntcir'.AFR1">
            <calcext:condition calcext:apply-style-name="Accent" calcext:value="duplicate" calcext:base-cell-address="'2004.ntcir'.AFR1"/>
          </calcext:conditional-format>
          <calcext:conditional-format calcext:target-range-address="'2004.ntcir'.AFS1:'2004.ntcir'.AFS1">
            <calcext:condition calcext:apply-style-name="Accent" calcext:value="duplicate" calcext:base-cell-address="'2004.ntcir'.AFS1"/>
          </calcext:conditional-format>
          <calcext:conditional-format calcext:target-range-address="'2004.ntcir'.AFT1:'2004.ntcir'.AFT1">
            <calcext:condition calcext:apply-style-name="Accent" calcext:value="duplicate" calcext:base-cell-address="'2004.ntcir'.AFT1"/>
          </calcext:conditional-format>
          <calcext:conditional-format calcext:target-range-address="'2004.ntcir'.AFU1:'2004.ntcir'.AFU1">
            <calcext:condition calcext:apply-style-name="Accent" calcext:value="duplicate" calcext:base-cell-address="'2004.ntcir'.AFU1"/>
          </calcext:conditional-format>
          <calcext:conditional-format calcext:target-range-address="'2004.ntcir'.AFV1:'2004.ntcir'.AFV1">
            <calcext:condition calcext:apply-style-name="Accent" calcext:value="duplicate" calcext:base-cell-address="'2004.ntcir'.AFV1"/>
          </calcext:conditional-format>
          <calcext:conditional-format calcext:target-range-address="'2004.ntcir'.AFW1:'2004.ntcir'.AFW1">
            <calcext:condition calcext:apply-style-name="Accent" calcext:value="duplicate" calcext:base-cell-address="'2004.ntcir'.AFW1"/>
          </calcext:conditional-format>
          <calcext:conditional-format calcext:target-range-address="'2004.ntcir'.AFX1:'2004.ntcir'.AFX1">
            <calcext:condition calcext:apply-style-name="Accent" calcext:value="duplicate" calcext:base-cell-address="'2004.ntcir'.AFX1"/>
          </calcext:conditional-format>
          <calcext:conditional-format calcext:target-range-address="'2004.ntcir'.AFY1:'2004.ntcir'.AFY1">
            <calcext:condition calcext:apply-style-name="Accent" calcext:value="duplicate" calcext:base-cell-address="'2004.ntcir'.AFY1"/>
          </calcext:conditional-format>
          <calcext:conditional-format calcext:target-range-address="'2004.ntcir'.AFZ1:'2004.ntcir'.AFZ1">
            <calcext:condition calcext:apply-style-name="Accent" calcext:value="duplicate" calcext:base-cell-address="'2004.ntcir'.AFZ1"/>
          </calcext:conditional-format>
          <calcext:conditional-format calcext:target-range-address="'2004.ntcir'.AGA1:'2004.ntcir'.AGA1">
            <calcext:condition calcext:apply-style-name="Accent" calcext:value="duplicate" calcext:base-cell-address="'2004.ntcir'.AGA1"/>
          </calcext:conditional-format>
          <calcext:conditional-format calcext:target-range-address="'2004.ntcir'.AGB1:'2004.ntcir'.AGB1">
            <calcext:condition calcext:apply-style-name="Accent" calcext:value="duplicate" calcext:base-cell-address="'2004.ntcir'.AGB1"/>
          </calcext:conditional-format>
          <calcext:conditional-format calcext:target-range-address="'2004.ntcir'.AGC1:'2004.ntcir'.AGC1">
            <calcext:condition calcext:apply-style-name="Accent" calcext:value="duplicate" calcext:base-cell-address="'2004.ntcir'.AGC1"/>
          </calcext:conditional-format>
          <calcext:conditional-format calcext:target-range-address="'2004.ntcir'.AGD1:'2004.ntcir'.AGD1">
            <calcext:condition calcext:apply-style-name="Accent" calcext:value="duplicate" calcext:base-cell-address="'2004.ntcir'.AGD1"/>
          </calcext:conditional-format>
          <calcext:conditional-format calcext:target-range-address="'2004.ntcir'.AGE1:'2004.ntcir'.AGE1">
            <calcext:condition calcext:apply-style-name="Accent" calcext:value="duplicate" calcext:base-cell-address="'2004.ntcir'.AGE1"/>
          </calcext:conditional-format>
          <calcext:conditional-format calcext:target-range-address="'2004.ntcir'.AGF1:'2004.ntcir'.AGF1">
            <calcext:condition calcext:apply-style-name="Accent" calcext:value="duplicate" calcext:base-cell-address="'2004.ntcir'.AGF1"/>
          </calcext:conditional-format>
          <calcext:conditional-format calcext:target-range-address="'2004.ntcir'.AGG1:'2004.ntcir'.AGG1">
            <calcext:condition calcext:apply-style-name="Accent" calcext:value="duplicate" calcext:base-cell-address="'2004.ntcir'.AGG1"/>
          </calcext:conditional-format>
          <calcext:conditional-format calcext:target-range-address="'2004.ntcir'.AGH1:'2004.ntcir'.AGH1">
            <calcext:condition calcext:apply-style-name="Accent" calcext:value="duplicate" calcext:base-cell-address="'2004.ntcir'.AGH1"/>
          </calcext:conditional-format>
          <calcext:conditional-format calcext:target-range-address="'2004.ntcir'.AGI1:'2004.ntcir'.AGI1">
            <calcext:condition calcext:apply-style-name="Accent" calcext:value="duplicate" calcext:base-cell-address="'2004.ntcir'.AGI1"/>
          </calcext:conditional-format>
          <calcext:conditional-format calcext:target-range-address="'2004.ntcir'.AGJ1:'2004.ntcir'.AGJ1">
            <calcext:condition calcext:apply-style-name="Accent" calcext:value="duplicate" calcext:base-cell-address="'2004.ntcir'.AGJ1"/>
          </calcext:conditional-format>
          <calcext:conditional-format calcext:target-range-address="'2004.ntcir'.AGK1:'2004.ntcir'.AGK1">
            <calcext:condition calcext:apply-style-name="Accent" calcext:value="duplicate" calcext:base-cell-address="'2004.ntcir'.AGK1"/>
          </calcext:conditional-format>
          <calcext:conditional-format calcext:target-range-address="'2004.ntcir'.AGL1:'2004.ntcir'.AGL1">
            <calcext:condition calcext:apply-style-name="Accent" calcext:value="duplicate" calcext:base-cell-address="'2004.ntcir'.AGL1"/>
          </calcext:conditional-format>
          <calcext:conditional-format calcext:target-range-address="'2004.ntcir'.AGM1:'2004.ntcir'.AGM1">
            <calcext:condition calcext:apply-style-name="Accent" calcext:value="duplicate" calcext:base-cell-address="'2004.ntcir'.AGM1"/>
          </calcext:conditional-format>
          <calcext:conditional-format calcext:target-range-address="'2004.ntcir'.AGN1:'2004.ntcir'.AGN1">
            <calcext:condition calcext:apply-style-name="Accent" calcext:value="duplicate" calcext:base-cell-address="'2004.ntcir'.AGN1"/>
          </calcext:conditional-format>
          <calcext:conditional-format calcext:target-range-address="'2004.ntcir'.AGO1:'2004.ntcir'.AGO1">
            <calcext:condition calcext:apply-style-name="Accent" calcext:value="duplicate" calcext:base-cell-address="'2004.ntcir'.AGO1"/>
          </calcext:conditional-format>
          <calcext:conditional-format calcext:target-range-address="'2004.ntcir'.AGP1:'2004.ntcir'.AGP1">
            <calcext:condition calcext:apply-style-name="Accent" calcext:value="duplicate" calcext:base-cell-address="'2004.ntcir'.AGP1"/>
          </calcext:conditional-format>
          <calcext:conditional-format calcext:target-range-address="'2004.ntcir'.AGQ1:'2004.ntcir'.AGQ1">
            <calcext:condition calcext:apply-style-name="Accent" calcext:value="duplicate" calcext:base-cell-address="'2004.ntcir'.AGQ1"/>
          </calcext:conditional-format>
          <calcext:conditional-format calcext:target-range-address="'2004.ntcir'.AGR1:'2004.ntcir'.AGR1">
            <calcext:condition calcext:apply-style-name="Accent" calcext:value="duplicate" calcext:base-cell-address="'2004.ntcir'.AGR1"/>
          </calcext:conditional-format>
          <calcext:conditional-format calcext:target-range-address="'2004.ntcir'.AGS1:'2004.ntcir'.AGS1">
            <calcext:condition calcext:apply-style-name="Accent" calcext:value="duplicate" calcext:base-cell-address="'2004.ntcir'.AGS1"/>
          </calcext:conditional-format>
          <calcext:conditional-format calcext:target-range-address="'2004.ntcir'.AGT1:'2004.ntcir'.AGT1">
            <calcext:condition calcext:apply-style-name="Accent" calcext:value="duplicate" calcext:base-cell-address="'2004.ntcir'.AGT1"/>
          </calcext:conditional-format>
          <calcext:conditional-format calcext:target-range-address="'2004.ntcir'.AGU1:'2004.ntcir'.AGU1">
            <calcext:condition calcext:apply-style-name="Accent" calcext:value="duplicate" calcext:base-cell-address="'2004.ntcir'.AGU1"/>
          </calcext:conditional-format>
          <calcext:conditional-format calcext:target-range-address="'2004.ntcir'.AGV1:'2004.ntcir'.AGV1">
            <calcext:condition calcext:apply-style-name="Accent" calcext:value="duplicate" calcext:base-cell-address="'2004.ntcir'.AGV1"/>
          </calcext:conditional-format>
          <calcext:conditional-format calcext:target-range-address="'2004.ntcir'.AGW1:'2004.ntcir'.AGW1">
            <calcext:condition calcext:apply-style-name="Accent" calcext:value="duplicate" calcext:base-cell-address="'2004.ntcir'.AGW1"/>
          </calcext:conditional-format>
          <calcext:conditional-format calcext:target-range-address="'2004.ntcir'.AGX1:'2004.ntcir'.AGX1">
            <calcext:condition calcext:apply-style-name="Accent" calcext:value="duplicate" calcext:base-cell-address="'2004.ntcir'.AGX1"/>
          </calcext:conditional-format>
          <calcext:conditional-format calcext:target-range-address="'2004.ntcir'.AGY1:'2004.ntcir'.AGY1">
            <calcext:condition calcext:apply-style-name="Accent" calcext:value="duplicate" calcext:base-cell-address="'2004.ntcir'.AGY1"/>
          </calcext:conditional-format>
          <calcext:conditional-format calcext:target-range-address="'2004.ntcir'.AGZ1:'2004.ntcir'.AGZ1">
            <calcext:condition calcext:apply-style-name="Accent" calcext:value="duplicate" calcext:base-cell-address="'2004.ntcir'.AGZ1"/>
          </calcext:conditional-format>
          <calcext:conditional-format calcext:target-range-address="'2004.ntcir'.AHA1:'2004.ntcir'.AHA1">
            <calcext:condition calcext:apply-style-name="Accent" calcext:value="duplicate" calcext:base-cell-address="'2004.ntcir'.AHA1"/>
          </calcext:conditional-format>
          <calcext:conditional-format calcext:target-range-address="'2004.ntcir'.AHB1:'2004.ntcir'.AHB1">
            <calcext:condition calcext:apply-style-name="Accent" calcext:value="duplicate" calcext:base-cell-address="'2004.ntcir'.AHB1"/>
          </calcext:conditional-format>
          <calcext:conditional-format calcext:target-range-address="'2004.ntcir'.AHC1:'2004.ntcir'.AHC1">
            <calcext:condition calcext:apply-style-name="Accent" calcext:value="duplicate" calcext:base-cell-address="'2004.ntcir'.AHC1"/>
          </calcext:conditional-format>
          <calcext:conditional-format calcext:target-range-address="'2004.ntcir'.AHD1:'2004.ntcir'.AHD1">
            <calcext:condition calcext:apply-style-name="Accent" calcext:value="duplicate" calcext:base-cell-address="'2004.ntcir'.AHD1"/>
          </calcext:conditional-format>
          <calcext:conditional-format calcext:target-range-address="'2004.ntcir'.AHE1:'2004.ntcir'.AHE1">
            <calcext:condition calcext:apply-style-name="Accent" calcext:value="duplicate" calcext:base-cell-address="'2004.ntcir'.AHE1"/>
          </calcext:conditional-format>
          <calcext:conditional-format calcext:target-range-address="'2004.ntcir'.AHF1:'2004.ntcir'.AHF1">
            <calcext:condition calcext:apply-style-name="Accent" calcext:value="duplicate" calcext:base-cell-address="'2004.ntcir'.AHF1"/>
          </calcext:conditional-format>
          <calcext:conditional-format calcext:target-range-address="'2004.ntcir'.AHG1:'2004.ntcir'.AHG1">
            <calcext:condition calcext:apply-style-name="Accent" calcext:value="duplicate" calcext:base-cell-address="'2004.ntcir'.AHG1"/>
          </calcext:conditional-format>
          <calcext:conditional-format calcext:target-range-address="'2004.ntcir'.AHH1:'2004.ntcir'.AHH1">
            <calcext:condition calcext:apply-style-name="Accent" calcext:value="duplicate" calcext:base-cell-address="'2004.ntcir'.AHH1"/>
          </calcext:conditional-format>
          <calcext:conditional-format calcext:target-range-address="'2004.ntcir'.AHI1:'2004.ntcir'.AHI1">
            <calcext:condition calcext:apply-style-name="Accent" calcext:value="duplicate" calcext:base-cell-address="'2004.ntcir'.AHI1"/>
          </calcext:conditional-format>
          <calcext:conditional-format calcext:target-range-address="'2004.ntcir'.AHJ1:'2004.ntcir'.AHJ1">
            <calcext:condition calcext:apply-style-name="Accent" calcext:value="duplicate" calcext:base-cell-address="'2004.ntcir'.AHJ1"/>
          </calcext:conditional-format>
          <calcext:conditional-format calcext:target-range-address="'2004.ntcir'.AHK1:'2004.ntcir'.AHK1">
            <calcext:condition calcext:apply-style-name="Accent" calcext:value="duplicate" calcext:base-cell-address="'2004.ntcir'.AHK1"/>
          </calcext:conditional-format>
          <calcext:conditional-format calcext:target-range-address="'2004.ntcir'.AHL1:'2004.ntcir'.AHL1">
            <calcext:condition calcext:apply-style-name="Accent" calcext:value="duplicate" calcext:base-cell-address="'2004.ntcir'.AHL1"/>
          </calcext:conditional-format>
          <calcext:conditional-format calcext:target-range-address="'2004.ntcir'.AHM1:'2004.ntcir'.AHM1">
            <calcext:condition calcext:apply-style-name="Accent" calcext:value="duplicate" calcext:base-cell-address="'2004.ntcir'.AHM1"/>
          </calcext:conditional-format>
          <calcext:conditional-format calcext:target-range-address="'2004.ntcir'.AHN1:'2004.ntcir'.AHN1">
            <calcext:condition calcext:apply-style-name="Accent" calcext:value="duplicate" calcext:base-cell-address="'2004.ntcir'.AHN1"/>
          </calcext:conditional-format>
          <calcext:conditional-format calcext:target-range-address="'2004.ntcir'.AHO1:'2004.ntcir'.AHO1">
            <calcext:condition calcext:apply-style-name="Accent" calcext:value="duplicate" calcext:base-cell-address="'2004.ntcir'.AHO1"/>
          </calcext:conditional-format>
          <calcext:conditional-format calcext:target-range-address="'2004.ntcir'.AHP1:'2004.ntcir'.AHP1">
            <calcext:condition calcext:apply-style-name="Accent" calcext:value="duplicate" calcext:base-cell-address="'2004.ntcir'.AHP1"/>
          </calcext:conditional-format>
          <calcext:conditional-format calcext:target-range-address="'2004.ntcir'.AHQ1:'2004.ntcir'.AHQ1">
            <calcext:condition calcext:apply-style-name="Accent" calcext:value="duplicate" calcext:base-cell-address="'2004.ntcir'.AHQ1"/>
          </calcext:conditional-format>
          <calcext:conditional-format calcext:target-range-address="'2004.ntcir'.AHR1:'2004.ntcir'.AHR1">
            <calcext:condition calcext:apply-style-name="Accent" calcext:value="duplicate" calcext:base-cell-address="'2004.ntcir'.AHR1"/>
          </calcext:conditional-format>
          <calcext:conditional-format calcext:target-range-address="'2004.ntcir'.AHS1:'2004.ntcir'.AHS1">
            <calcext:condition calcext:apply-style-name="Accent" calcext:value="duplicate" calcext:base-cell-address="'2004.ntcir'.AHS1"/>
          </calcext:conditional-format>
          <calcext:conditional-format calcext:target-range-address="'2004.ntcir'.AHT1:'2004.ntcir'.AHT1">
            <calcext:condition calcext:apply-style-name="Accent" calcext:value="duplicate" calcext:base-cell-address="'2004.ntcir'.AHT1"/>
          </calcext:conditional-format>
          <calcext:conditional-format calcext:target-range-address="'2004.ntcir'.AHU1:'2004.ntcir'.AHU1">
            <calcext:condition calcext:apply-style-name="Accent" calcext:value="duplicate" calcext:base-cell-address="'2004.ntcir'.AHU1"/>
          </calcext:conditional-format>
          <calcext:conditional-format calcext:target-range-address="'2004.ntcir'.AHV1:'2004.ntcir'.AHV1">
            <calcext:condition calcext:apply-style-name="Accent" calcext:value="duplicate" calcext:base-cell-address="'2004.ntcir'.AHV1"/>
          </calcext:conditional-format>
          <calcext:conditional-format calcext:target-range-address="'2004.ntcir'.AHW1:'2004.ntcir'.AHW1">
            <calcext:condition calcext:apply-style-name="Accent" calcext:value="duplicate" calcext:base-cell-address="'2004.ntcir'.AHW1"/>
          </calcext:conditional-format>
          <calcext:conditional-format calcext:target-range-address="'2004.ntcir'.AHX1:'2004.ntcir'.AHX1">
            <calcext:condition calcext:apply-style-name="Accent" calcext:value="duplicate" calcext:base-cell-address="'2004.ntcir'.AHX1"/>
          </calcext:conditional-format>
          <calcext:conditional-format calcext:target-range-address="'2004.ntcir'.AHY1:'2004.ntcir'.AHY1">
            <calcext:condition calcext:apply-style-name="Accent" calcext:value="duplicate" calcext:base-cell-address="'2004.ntcir'.AHY1"/>
          </calcext:conditional-format>
          <calcext:conditional-format calcext:target-range-address="'2004.ntcir'.AHZ1:'2004.ntcir'.AHZ1">
            <calcext:condition calcext:apply-style-name="Accent" calcext:value="duplicate" calcext:base-cell-address="'2004.ntcir'.AHZ1"/>
          </calcext:conditional-format>
          <calcext:conditional-format calcext:target-range-address="'2004.ntcir'.AIA1:'2004.ntcir'.AIA1">
            <calcext:condition calcext:apply-style-name="Accent" calcext:value="duplicate" calcext:base-cell-address="'2004.ntcir'.AIA1"/>
          </calcext:conditional-format>
          <calcext:conditional-format calcext:target-range-address="'2004.ntcir'.AIB1:'2004.ntcir'.AIB1">
            <calcext:condition calcext:apply-style-name="Accent" calcext:value="duplicate" calcext:base-cell-address="'2004.ntcir'.AIB1"/>
          </calcext:conditional-format>
          <calcext:conditional-format calcext:target-range-address="'2004.ntcir'.AIC1:'2004.ntcir'.AIC1">
            <calcext:condition calcext:apply-style-name="Accent" calcext:value="duplicate" calcext:base-cell-address="'2004.ntcir'.AIC1"/>
          </calcext:conditional-format>
          <calcext:conditional-format calcext:target-range-address="'2004.ntcir'.AID1:'2004.ntcir'.AID1">
            <calcext:condition calcext:apply-style-name="Accent" calcext:value="duplicate" calcext:base-cell-address="'2004.ntcir'.AID1"/>
          </calcext:conditional-format>
          <calcext:conditional-format calcext:target-range-address="'2004.ntcir'.AIE1:'2004.ntcir'.AIE1">
            <calcext:condition calcext:apply-style-name="Accent" calcext:value="duplicate" calcext:base-cell-address="'2004.ntcir'.AIE1"/>
          </calcext:conditional-format>
          <calcext:conditional-format calcext:target-range-address="'2004.ntcir'.AIF1:'2004.ntcir'.AIF1">
            <calcext:condition calcext:apply-style-name="Accent" calcext:value="duplicate" calcext:base-cell-address="'2004.ntcir'.AIF1"/>
          </calcext:conditional-format>
          <calcext:conditional-format calcext:target-range-address="'2004.ntcir'.AIG1:'2004.ntcir'.AIG1">
            <calcext:condition calcext:apply-style-name="Accent" calcext:value="duplicate" calcext:base-cell-address="'2004.ntcir'.AIG1"/>
          </calcext:conditional-format>
          <calcext:conditional-format calcext:target-range-address="'2004.ntcir'.AIH1:'2004.ntcir'.AIH1">
            <calcext:condition calcext:apply-style-name="Accent" calcext:value="duplicate" calcext:base-cell-address="'2004.ntcir'.AIH1"/>
          </calcext:conditional-format>
          <calcext:conditional-format calcext:target-range-address="'2004.ntcir'.AII1:'2004.ntcir'.AII1">
            <calcext:condition calcext:apply-style-name="Accent" calcext:value="duplicate" calcext:base-cell-address="'2004.ntcir'.AII1"/>
          </calcext:conditional-format>
          <calcext:conditional-format calcext:target-range-address="'2004.ntcir'.AIJ1:'2004.ntcir'.AIJ1">
            <calcext:condition calcext:apply-style-name="Accent" calcext:value="duplicate" calcext:base-cell-address="'2004.ntcir'.AIJ1"/>
          </calcext:conditional-format>
          <calcext:conditional-format calcext:target-range-address="'2004.ntcir'.AIK1:'2004.ntcir'.AIK1">
            <calcext:condition calcext:apply-style-name="Accent" calcext:value="duplicate" calcext:base-cell-address="'2004.ntcir'.AIK1"/>
          </calcext:conditional-format>
          <calcext:conditional-format calcext:target-range-address="'2004.ntcir'.AIL1:'2004.ntcir'.AIL1">
            <calcext:condition calcext:apply-style-name="Accent" calcext:value="duplicate" calcext:base-cell-address="'2004.ntcir'.AIL1"/>
          </calcext:conditional-format>
          <calcext:conditional-format calcext:target-range-address="'2004.ntcir'.AIM1:'2004.ntcir'.AIM1">
            <calcext:condition calcext:apply-style-name="Accent" calcext:value="duplicate" calcext:base-cell-address="'2004.ntcir'.AIM1"/>
          </calcext:conditional-format>
          <calcext:conditional-format calcext:target-range-address="'2004.ntcir'.AIN1:'2004.ntcir'.AIN1">
            <calcext:condition calcext:apply-style-name="Accent" calcext:value="duplicate" calcext:base-cell-address="'2004.ntcir'.AIN1"/>
          </calcext:conditional-format>
          <calcext:conditional-format calcext:target-range-address="'2004.ntcir'.AIO1:'2004.ntcir'.AIO1">
            <calcext:condition calcext:apply-style-name="Accent" calcext:value="duplicate" calcext:base-cell-address="'2004.ntcir'.AIO1"/>
          </calcext:conditional-format>
          <calcext:conditional-format calcext:target-range-address="'2004.ntcir'.AIP1:'2004.ntcir'.AIP1">
            <calcext:condition calcext:apply-style-name="Accent" calcext:value="duplicate" calcext:base-cell-address="'2004.ntcir'.AIP1"/>
          </calcext:conditional-format>
          <calcext:conditional-format calcext:target-range-address="'2004.ntcir'.AIQ1:'2004.ntcir'.AIQ1">
            <calcext:condition calcext:apply-style-name="Accent" calcext:value="duplicate" calcext:base-cell-address="'2004.ntcir'.AIQ1"/>
          </calcext:conditional-format>
          <calcext:conditional-format calcext:target-range-address="'2004.ntcir'.AIR1:'2004.ntcir'.AIR1">
            <calcext:condition calcext:apply-style-name="Accent" calcext:value="duplicate" calcext:base-cell-address="'2004.ntcir'.AIR1"/>
          </calcext:conditional-format>
          <calcext:conditional-format calcext:target-range-address="'2004.ntcir'.AIS1:'2004.ntcir'.AIS1">
            <calcext:condition calcext:apply-style-name="Accent" calcext:value="duplicate" calcext:base-cell-address="'2004.ntcir'.AIS1"/>
          </calcext:conditional-format>
          <calcext:conditional-format calcext:target-range-address="'2004.ntcir'.AIT1:'2004.ntcir'.AIT1">
            <calcext:condition calcext:apply-style-name="Accent" calcext:value="duplicate" calcext:base-cell-address="'2004.ntcir'.AIT1"/>
          </calcext:conditional-format>
          <calcext:conditional-format calcext:target-range-address="'2004.ntcir'.AIU1:'2004.ntcir'.AIU1">
            <calcext:condition calcext:apply-style-name="Accent" calcext:value="duplicate" calcext:base-cell-address="'2004.ntcir'.AIU1"/>
          </calcext:conditional-format>
          <calcext:conditional-format calcext:target-range-address="'2004.ntcir'.AIV1:'2004.ntcir'.AIV1">
            <calcext:condition calcext:apply-style-name="Accent" calcext:value="duplicate" calcext:base-cell-address="'2004.ntcir'.AIV1"/>
          </calcext:conditional-format>
          <calcext:conditional-format calcext:target-range-address="'2004.ntcir'.AIW1:'2004.ntcir'.AIW1">
            <calcext:condition calcext:apply-style-name="Accent" calcext:value="duplicate" calcext:base-cell-address="'2004.ntcir'.AIW1"/>
          </calcext:conditional-format>
          <calcext:conditional-format calcext:target-range-address="'2004.ntcir'.AIX1:'2004.ntcir'.AIX1">
            <calcext:condition calcext:apply-style-name="Accent" calcext:value="duplicate" calcext:base-cell-address="'2004.ntcir'.AIX1"/>
          </calcext:conditional-format>
          <calcext:conditional-format calcext:target-range-address="'2004.ntcir'.AIY1:'2004.ntcir'.AIY1">
            <calcext:condition calcext:apply-style-name="Accent" calcext:value="duplicate" calcext:base-cell-address="'2004.ntcir'.AIY1"/>
          </calcext:conditional-format>
          <calcext:conditional-format calcext:target-range-address="'2004.ntcir'.AIZ1:'2004.ntcir'.AIZ1">
            <calcext:condition calcext:apply-style-name="Accent" calcext:value="duplicate" calcext:base-cell-address="'2004.ntcir'.AIZ1"/>
          </calcext:conditional-format>
          <calcext:conditional-format calcext:target-range-address="'2004.ntcir'.AJA1:'2004.ntcir'.AJA1">
            <calcext:condition calcext:apply-style-name="Accent" calcext:value="duplicate" calcext:base-cell-address="'2004.ntcir'.AJA1"/>
          </calcext:conditional-format>
          <calcext:conditional-format calcext:target-range-address="'2004.ntcir'.AJB1:'2004.ntcir'.AJB1">
            <calcext:condition calcext:apply-style-name="Accent" calcext:value="duplicate" calcext:base-cell-address="'2004.ntcir'.AJB1"/>
          </calcext:conditional-format>
          <calcext:conditional-format calcext:target-range-address="'2004.ntcir'.AJC1:'2004.ntcir'.AJC1">
            <calcext:condition calcext:apply-style-name="Accent" calcext:value="duplicate" calcext:base-cell-address="'2004.ntcir'.AJC1"/>
          </calcext:conditional-format>
          <calcext:conditional-format calcext:target-range-address="'2004.ntcir'.AJD1:'2004.ntcir'.AJD1">
            <calcext:condition calcext:apply-style-name="Accent" calcext:value="duplicate" calcext:base-cell-address="'2004.ntcir'.AJD1"/>
          </calcext:conditional-format>
          <calcext:conditional-format calcext:target-range-address="'2004.ntcir'.AJE1:'2004.ntcir'.AJE1">
            <calcext:condition calcext:apply-style-name="Accent" calcext:value="duplicate" calcext:base-cell-address="'2004.ntcir'.AJE1"/>
          </calcext:conditional-format>
          <calcext:conditional-format calcext:target-range-address="'2004.ntcir'.AJF1:'2004.ntcir'.AJF1">
            <calcext:condition calcext:apply-style-name="Accent" calcext:value="duplicate" calcext:base-cell-address="'2004.ntcir'.AJF1"/>
          </calcext:conditional-format>
          <calcext:conditional-format calcext:target-range-address="'2004.ntcir'.AJG1:'2004.ntcir'.AJG1">
            <calcext:condition calcext:apply-style-name="Accent" calcext:value="duplicate" calcext:base-cell-address="'2004.ntcir'.AJG1"/>
          </calcext:conditional-format>
          <calcext:conditional-format calcext:target-range-address="'2004.ntcir'.AJH1:'2004.ntcir'.AJH1">
            <calcext:condition calcext:apply-style-name="Accent" calcext:value="duplicate" calcext:base-cell-address="'2004.ntcir'.AJH1"/>
          </calcext:conditional-format>
          <calcext:conditional-format calcext:target-range-address="'2004.ntcir'.AJI1:'2004.ntcir'.AJI1">
            <calcext:condition calcext:apply-style-name="Accent" calcext:value="duplicate" calcext:base-cell-address="'2004.ntcir'.AJI1"/>
          </calcext:conditional-format>
          <calcext:conditional-format calcext:target-range-address="'2004.ntcir'.AJJ1:'2004.ntcir'.AJJ1">
            <calcext:condition calcext:apply-style-name="Accent" calcext:value="duplicate" calcext:base-cell-address="'2004.ntcir'.AJJ1"/>
          </calcext:conditional-format>
          <calcext:conditional-format calcext:target-range-address="'2004.ntcir'.AJK1:'2004.ntcir'.AJK1">
            <calcext:condition calcext:apply-style-name="Accent" calcext:value="duplicate" calcext:base-cell-address="'2004.ntcir'.AJK1"/>
          </calcext:conditional-format>
          <calcext:conditional-format calcext:target-range-address="'2004.ntcir'.AJL1:'2004.ntcir'.AJL1">
            <calcext:condition calcext:apply-style-name="Accent" calcext:value="duplicate" calcext:base-cell-address="'2004.ntcir'.AJL1"/>
          </calcext:conditional-format>
          <calcext:conditional-format calcext:target-range-address="'2004.ntcir'.AJM1:'2004.ntcir'.AJM1">
            <calcext:condition calcext:apply-style-name="Accent" calcext:value="duplicate" calcext:base-cell-address="'2004.ntcir'.AJM1"/>
          </calcext:conditional-format>
          <calcext:conditional-format calcext:target-range-address="'2004.ntcir'.AJN1:'2004.ntcir'.AJN1">
            <calcext:condition calcext:apply-style-name="Accent" calcext:value="duplicate" calcext:base-cell-address="'2004.ntcir'.AJN1"/>
          </calcext:conditional-format>
          <calcext:conditional-format calcext:target-range-address="'2004.ntcir'.AJO1:'2004.ntcir'.AJO1">
            <calcext:condition calcext:apply-style-name="Accent" calcext:value="duplicate" calcext:base-cell-address="'2004.ntcir'.AJO1"/>
          </calcext:conditional-format>
          <calcext:conditional-format calcext:target-range-address="'2004.ntcir'.AJP1:'2004.ntcir'.AJP1">
            <calcext:condition calcext:apply-style-name="Accent" calcext:value="duplicate" calcext:base-cell-address="'2004.ntcir'.AJP1"/>
          </calcext:conditional-format>
          <calcext:conditional-format calcext:target-range-address="'2004.ntcir'.AJQ1:'2004.ntcir'.AJQ1">
            <calcext:condition calcext:apply-style-name="Accent" calcext:value="duplicate" calcext:base-cell-address="'2004.ntcir'.AJQ1"/>
          </calcext:conditional-format>
          <calcext:conditional-format calcext:target-range-address="'2004.ntcir'.AJR1:'2004.ntcir'.AJR1">
            <calcext:condition calcext:apply-style-name="Accent" calcext:value="duplicate" calcext:base-cell-address="'2004.ntcir'.AJR1"/>
          </calcext:conditional-format>
          <calcext:conditional-format calcext:target-range-address="'2004.ntcir'.AJS1:'2004.ntcir'.AJS1">
            <calcext:condition calcext:apply-style-name="Accent" calcext:value="duplicate" calcext:base-cell-address="'2004.ntcir'.AJS1"/>
          </calcext:conditional-format>
          <calcext:conditional-format calcext:target-range-address="'2004.ntcir'.AJT1:'2004.ntcir'.AJT1">
            <calcext:condition calcext:apply-style-name="Accent" calcext:value="duplicate" calcext:base-cell-address="'2004.ntcir'.AJT1"/>
          </calcext:conditional-format>
          <calcext:conditional-format calcext:target-range-address="'2004.ntcir'.AJU1:'2004.ntcir'.AJU1">
            <calcext:condition calcext:apply-style-name="Accent" calcext:value="duplicate" calcext:base-cell-address="'2004.ntcir'.AJU1"/>
          </calcext:conditional-format>
          <calcext:conditional-format calcext:target-range-address="'2004.ntcir'.AJV1:'2004.ntcir'.AJV1">
            <calcext:condition calcext:apply-style-name="Accent" calcext:value="duplicate" calcext:base-cell-address="'2004.ntcir'.AJV1"/>
          </calcext:conditional-format>
          <calcext:conditional-format calcext:target-range-address="'2004.ntcir'.AJW1:'2004.ntcir'.AJW1">
            <calcext:condition calcext:apply-style-name="Accent" calcext:value="duplicate" calcext:base-cell-address="'2004.ntcir'.AJW1"/>
          </calcext:conditional-format>
          <calcext:conditional-format calcext:target-range-address="'2004.ntcir'.AJX1:'2004.ntcir'.AJX1">
            <calcext:condition calcext:apply-style-name="Accent" calcext:value="duplicate" calcext:base-cell-address="'2004.ntcir'.AJX1"/>
          </calcext:conditional-format>
          <calcext:conditional-format calcext:target-range-address="'2004.ntcir'.AJY1:'2004.ntcir'.AJY1">
            <calcext:condition calcext:apply-style-name="Accent" calcext:value="duplicate" calcext:base-cell-address="'2004.ntcir'.AJY1"/>
          </calcext:conditional-format>
          <calcext:conditional-format calcext:target-range-address="'2004.ntcir'.AJZ1:'2004.ntcir'.AJZ1">
            <calcext:condition calcext:apply-style-name="Accent" calcext:value="duplicate" calcext:base-cell-address="'2004.ntcir'.AJZ1"/>
          </calcext:conditional-format>
          <calcext:conditional-format calcext:target-range-address="'2004.ntcir'.AKA1:'2004.ntcir'.AKA1">
            <calcext:condition calcext:apply-style-name="Accent" calcext:value="duplicate" calcext:base-cell-address="'2004.ntcir'.AKA1"/>
          </calcext:conditional-format>
          <calcext:conditional-format calcext:target-range-address="'2004.ntcir'.AKB1:'2004.ntcir'.AKB1">
            <calcext:condition calcext:apply-style-name="Accent" calcext:value="duplicate" calcext:base-cell-address="'2004.ntcir'.AKB1"/>
          </calcext:conditional-format>
          <calcext:conditional-format calcext:target-range-address="'2004.ntcir'.AKC1:'2004.ntcir'.AKC1">
            <calcext:condition calcext:apply-style-name="Accent" calcext:value="duplicate" calcext:base-cell-address="'2004.ntcir'.AKC1"/>
          </calcext:conditional-format>
          <calcext:conditional-format calcext:target-range-address="'2004.ntcir'.AKD1:'2004.ntcir'.AKD1">
            <calcext:condition calcext:apply-style-name="Accent" calcext:value="duplicate" calcext:base-cell-address="'2004.ntcir'.AKD1"/>
          </calcext:conditional-format>
          <calcext:conditional-format calcext:target-range-address="'2004.ntcir'.AKE1:'2004.ntcir'.AKE1">
            <calcext:condition calcext:apply-style-name="Accent" calcext:value="duplicate" calcext:base-cell-address="'2004.ntcir'.AKE1"/>
          </calcext:conditional-format>
          <calcext:conditional-format calcext:target-range-address="'2004.ntcir'.AKF1:'2004.ntcir'.AKF1">
            <calcext:condition calcext:apply-style-name="Accent" calcext:value="duplicate" calcext:base-cell-address="'2004.ntcir'.AKF1"/>
          </calcext:conditional-format>
          <calcext:conditional-format calcext:target-range-address="'2004.ntcir'.AKG1:'2004.ntcir'.AKG1">
            <calcext:condition calcext:apply-style-name="Accent" calcext:value="duplicate" calcext:base-cell-address="'2004.ntcir'.AKG1"/>
          </calcext:conditional-format>
          <calcext:conditional-format calcext:target-range-address="'2004.ntcir'.AKH1:'2004.ntcir'.AKH1">
            <calcext:condition calcext:apply-style-name="Accent" calcext:value="duplicate" calcext:base-cell-address="'2004.ntcir'.AKH1"/>
          </calcext:conditional-format>
          <calcext:conditional-format calcext:target-range-address="'2004.ntcir'.AKI1:'2004.ntcir'.AKI1">
            <calcext:condition calcext:apply-style-name="Accent" calcext:value="duplicate" calcext:base-cell-address="'2004.ntcir'.AKI1"/>
          </calcext:conditional-format>
          <calcext:conditional-format calcext:target-range-address="'2004.ntcir'.AKJ1:'2004.ntcir'.AKJ1">
            <calcext:condition calcext:apply-style-name="Accent" calcext:value="duplicate" calcext:base-cell-address="'2004.ntcir'.AKJ1"/>
          </calcext:conditional-format>
          <calcext:conditional-format calcext:target-range-address="'2004.ntcir'.AKK1:'2004.ntcir'.AKK1">
            <calcext:condition calcext:apply-style-name="Accent" calcext:value="duplicate" calcext:base-cell-address="'2004.ntcir'.AKK1"/>
          </calcext:conditional-format>
          <calcext:conditional-format calcext:target-range-address="'2004.ntcir'.AKL1:'2004.ntcir'.AKL1">
            <calcext:condition calcext:apply-style-name="Accent" calcext:value="duplicate" calcext:base-cell-address="'2004.ntcir'.AKL1"/>
          </calcext:conditional-format>
          <calcext:conditional-format calcext:target-range-address="'2004.ntcir'.AKM1:'2004.ntcir'.AKM1">
            <calcext:condition calcext:apply-style-name="Accent" calcext:value="duplicate" calcext:base-cell-address="'2004.ntcir'.AKM1"/>
          </calcext:conditional-format>
          <calcext:conditional-format calcext:target-range-address="'2004.ntcir'.AKN1:'2004.ntcir'.AKN1">
            <calcext:condition calcext:apply-style-name="Accent" calcext:value="duplicate" calcext:base-cell-address="'2004.ntcir'.AKN1"/>
          </calcext:conditional-format>
          <calcext:conditional-format calcext:target-range-address="'2004.ntcir'.AKO1:'2004.ntcir'.AKO1">
            <calcext:condition calcext:apply-style-name="Accent" calcext:value="duplicate" calcext:base-cell-address="'2004.ntcir'.AKO1"/>
          </calcext:conditional-format>
          <calcext:conditional-format calcext:target-range-address="'2004.ntcir'.AKP1:'2004.ntcir'.AKP1">
            <calcext:condition calcext:apply-style-name="Accent" calcext:value="duplicate" calcext:base-cell-address="'2004.ntcir'.AKP1"/>
          </calcext:conditional-format>
          <calcext:conditional-format calcext:target-range-address="'2004.ntcir'.AKQ1:'2004.ntcir'.AKQ1">
            <calcext:condition calcext:apply-style-name="Accent" calcext:value="duplicate" calcext:base-cell-address="'2004.ntcir'.AKQ1"/>
          </calcext:conditional-format>
          <calcext:conditional-format calcext:target-range-address="'2004.ntcir'.AKR1:'2004.ntcir'.AKR1">
            <calcext:condition calcext:apply-style-name="Accent" calcext:value="duplicate" calcext:base-cell-address="'2004.ntcir'.AKR1"/>
          </calcext:conditional-format>
          <calcext:conditional-format calcext:target-range-address="'2004.ntcir'.AKS1:'2004.ntcir'.AKS1">
            <calcext:condition calcext:apply-style-name="Accent" calcext:value="duplicate" calcext:base-cell-address="'2004.ntcir'.AKS1"/>
          </calcext:conditional-format>
          <calcext:conditional-format calcext:target-range-address="'2004.ntcir'.AKT1:'2004.ntcir'.AKT1">
            <calcext:condition calcext:apply-style-name="Accent" calcext:value="duplicate" calcext:base-cell-address="'2004.ntcir'.AKT1"/>
          </calcext:conditional-format>
          <calcext:conditional-format calcext:target-range-address="'2004.ntcir'.AKU1:'2004.ntcir'.AKU1">
            <calcext:condition calcext:apply-style-name="Accent" calcext:value="duplicate" calcext:base-cell-address="'2004.ntcir'.AKU1"/>
          </calcext:conditional-format>
          <calcext:conditional-format calcext:target-range-address="'2004.ntcir'.AKV1:'2004.ntcir'.AKV1">
            <calcext:condition calcext:apply-style-name="Accent" calcext:value="duplicate" calcext:base-cell-address="'2004.ntcir'.AKV1"/>
          </calcext:conditional-format>
          <calcext:conditional-format calcext:target-range-address="'2004.ntcir'.AKW1:'2004.ntcir'.AKW1">
            <calcext:condition calcext:apply-style-name="Accent" calcext:value="duplicate" calcext:base-cell-address="'2004.ntcir'.AKW1"/>
          </calcext:conditional-format>
          <calcext:conditional-format calcext:target-range-address="'2004.ntcir'.AKX1:'2004.ntcir'.AKX1">
            <calcext:condition calcext:apply-style-name="Accent" calcext:value="duplicate" calcext:base-cell-address="'2004.ntcir'.AKX1"/>
          </calcext:conditional-format>
          <calcext:conditional-format calcext:target-range-address="'2004.ntcir'.AKY1:'2004.ntcir'.AKY1">
            <calcext:condition calcext:apply-style-name="Accent" calcext:value="duplicate" calcext:base-cell-address="'2004.ntcir'.AKY1"/>
          </calcext:conditional-format>
          <calcext:conditional-format calcext:target-range-address="'2004.ntcir'.AKZ1:'2004.ntcir'.AKZ1">
            <calcext:condition calcext:apply-style-name="Accent" calcext:value="duplicate" calcext:base-cell-address="'2004.ntcir'.AKZ1"/>
          </calcext:conditional-format>
          <calcext:conditional-format calcext:target-range-address="'2004.ntcir'.ALA1:'2004.ntcir'.ALA1">
            <calcext:condition calcext:apply-style-name="Accent" calcext:value="duplicate" calcext:base-cell-address="'2004.ntcir'.ALA1"/>
          </calcext:conditional-format>
          <calcext:conditional-format calcext:target-range-address="'2004.ntcir'.ALB1:'2004.ntcir'.ALB1">
            <calcext:condition calcext:apply-style-name="Accent" calcext:value="duplicate" calcext:base-cell-address="'2004.ntcir'.ALB1"/>
          </calcext:conditional-format>
          <calcext:conditional-format calcext:target-range-address="'2004.ntcir'.ALC1:'2004.ntcir'.ALC1">
            <calcext:condition calcext:apply-style-name="Accent" calcext:value="duplicate" calcext:base-cell-address="'2004.ntcir'.ALC1"/>
          </calcext:conditional-format>
          <calcext:conditional-format calcext:target-range-address="'2004.ntcir'.ALD1:'2004.ntcir'.ALD1">
            <calcext:condition calcext:apply-style-name="Accent" calcext:value="duplicate" calcext:base-cell-address="'2004.ntcir'.ALD1"/>
          </calcext:conditional-format>
          <calcext:conditional-format calcext:target-range-address="'2004.ntcir'.ALE1:'2004.ntcir'.ALE1">
            <calcext:condition calcext:apply-style-name="Accent" calcext:value="duplicate" calcext:base-cell-address="'2004.ntcir'.ALE1"/>
          </calcext:conditional-format>
          <calcext:conditional-format calcext:target-range-address="'2004.ntcir'.ALF1:'2004.ntcir'.ALF1">
            <calcext:condition calcext:apply-style-name="Accent" calcext:value="duplicate" calcext:base-cell-address="'2004.ntcir'.ALF1"/>
          </calcext:conditional-format>
          <calcext:conditional-format calcext:target-range-address="'2004.ntcir'.ALG1:'2004.ntcir'.ALG1">
            <calcext:condition calcext:apply-style-name="Accent" calcext:value="duplicate" calcext:base-cell-address="'2004.ntcir'.ALG1"/>
          </calcext:conditional-format>
          <calcext:conditional-format calcext:target-range-address="'2004.ntcir'.ALH1:'2004.ntcir'.ALH1">
            <calcext:condition calcext:apply-style-name="Accent" calcext:value="duplicate" calcext:base-cell-address="'2004.ntcir'.ALH1"/>
          </calcext:conditional-format>
          <calcext:conditional-format calcext:target-range-address="'2004.ntcir'.ALI1:'2004.ntcir'.ALI1">
            <calcext:condition calcext:apply-style-name="Accent" calcext:value="duplicate" calcext:base-cell-address="'2004.ntcir'.ALI1"/>
          </calcext:conditional-format>
          <calcext:conditional-format calcext:target-range-address="'2004.ntcir'.ALJ1:'2004.ntcir'.ALJ1">
            <calcext:condition calcext:apply-style-name="Accent" calcext:value="duplicate" calcext:base-cell-address="'2004.ntcir'.ALJ1"/>
          </calcext:conditional-format>
          <calcext:conditional-format calcext:target-range-address="'2004.ntcir'.ALK1:'2004.ntcir'.ALK1">
            <calcext:condition calcext:apply-style-name="Accent" calcext:value="duplicate" calcext:base-cell-address="'2004.ntcir'.ALK1"/>
          </calcext:conditional-format>
          <calcext:conditional-format calcext:target-range-address="'2004.ntcir'.ALL1:'2004.ntcir'.ALL1">
            <calcext:condition calcext:apply-style-name="Accent" calcext:value="duplicate" calcext:base-cell-address="'2004.ntcir'.ALL1"/>
          </calcext:conditional-format>
          <calcext:conditional-format calcext:target-range-address="'2004.ntcir'.ALM1:'2004.ntcir'.ALM1">
            <calcext:condition calcext:apply-style-name="Accent" calcext:value="duplicate" calcext:base-cell-address="'2004.ntcir'.ALM1"/>
          </calcext:conditional-format>
          <calcext:conditional-format calcext:target-range-address="'2004.ntcir'.ALN1:'2004.ntcir'.ALN1">
            <calcext:condition calcext:apply-style-name="Accent" calcext:value="duplicate" calcext:base-cell-address="'2004.ntcir'.ALN1"/>
          </calcext:conditional-format>
          <calcext:conditional-format calcext:target-range-address="'2004.ntcir'.ALO1:'2004.ntcir'.ALO1">
            <calcext:condition calcext:apply-style-name="Accent" calcext:value="duplicate" calcext:base-cell-address="'2004.ntcir'.ALO1"/>
          </calcext:conditional-format>
          <calcext:conditional-format calcext:target-range-address="'2004.ntcir'.ALP1:'2004.ntcir'.ALP1">
            <calcext:condition calcext:apply-style-name="Accent" calcext:value="duplicate" calcext:base-cell-address="'2004.ntcir'.ALP1"/>
          </calcext:conditional-format>
          <calcext:conditional-format calcext:target-range-address="'2004.ntcir'.ALQ1:'2004.ntcir'.ALQ1">
            <calcext:condition calcext:apply-style-name="Accent" calcext:value="duplicate" calcext:base-cell-address="'2004.ntcir'.ALQ1"/>
          </calcext:conditional-format>
          <calcext:conditional-format calcext:target-range-address="'2004.ntcir'.ALR1:'2004.ntcir'.ALR1">
            <calcext:condition calcext:apply-style-name="Accent" calcext:value="duplicate" calcext:base-cell-address="'2004.ntcir'.ALR1"/>
          </calcext:conditional-format>
          <calcext:conditional-format calcext:target-range-address="'2004.ntcir'.ALS1:'2004.ntcir'.ALS1">
            <calcext:condition calcext:apply-style-name="Accent" calcext:value="duplicate" calcext:base-cell-address="'2004.ntcir'.ALS1"/>
          </calcext:conditional-format>
          <calcext:conditional-format calcext:target-range-address="'2004.ntcir'.ALT1:'2004.ntcir'.ALT1">
            <calcext:condition calcext:apply-style-name="Accent" calcext:value="duplicate" calcext:base-cell-address="'2004.ntcir'.ALT1"/>
          </calcext:conditional-format>
          <calcext:conditional-format calcext:target-range-address="'2004.ntcir'.ALU1:'2004.ntcir'.ALU1">
            <calcext:condition calcext:apply-style-name="Accent" calcext:value="duplicate" calcext:base-cell-address="'2004.ntcir'.ALU1"/>
          </calcext:conditional-format>
          <calcext:conditional-format calcext:target-range-address="'2004.ntcir'.ALV1:'2004.ntcir'.ALV1">
            <calcext:condition calcext:apply-style-name="Accent" calcext:value="duplicate" calcext:base-cell-address="'2004.ntcir'.ALV1"/>
          </calcext:conditional-format>
          <calcext:conditional-format calcext:target-range-address="'2004.ntcir'.ALW1:'2004.ntcir'.ALW1">
            <calcext:condition calcext:apply-style-name="Accent" calcext:value="duplicate" calcext:base-cell-address="'2004.ntcir'.ALW1"/>
          </calcext:conditional-format>
          <calcext:conditional-format calcext:target-range-address="'2004.ntcir'.ALX1:'2004.ntcir'.ALX1">
            <calcext:condition calcext:apply-style-name="Accent" calcext:value="duplicate" calcext:base-cell-address="'2004.ntcir'.ALX1"/>
          </calcext:conditional-format>
          <calcext:conditional-format calcext:target-range-address="'2004.ntcir'.ALY1:'2004.ntcir'.ALY1">
            <calcext:condition calcext:apply-style-name="Accent" calcext:value="duplicate" calcext:base-cell-address="'2004.ntcir'.ALY1"/>
          </calcext:conditional-format>
          <calcext:conditional-format calcext:target-range-address="'2004.ntcir'.ALZ1:'2004.ntcir'.ALZ1">
            <calcext:condition calcext:apply-style-name="Accent" calcext:value="duplicate" calcext:base-cell-address="'2004.ntcir'.ALZ1"/>
          </calcext:conditional-format>
          <calcext:conditional-format calcext:target-range-address="'2004.ntcir'.AMA1:'2004.ntcir'.AMA1">
            <calcext:condition calcext:apply-style-name="Accent" calcext:value="duplicate" calcext:base-cell-address="'2004.ntcir'.AMA1"/>
          </calcext:conditional-format>
          <calcext:conditional-format calcext:target-range-address="'2004.ntcir'.AMB1:'2004.ntcir'.AMB1">
            <calcext:condition calcext:apply-style-name="Accent" calcext:value="duplicate" calcext:base-cell-address="'2004.ntcir'.AMB1"/>
          </calcext:conditional-format>
          <calcext:conditional-format calcext:target-range-address="'2004.ntcir'.AMC1:'2004.ntcir'.AMC1">
            <calcext:condition calcext:apply-style-name="Accent" calcext:value="duplicate" calcext:base-cell-address="'2004.ntcir'.AMC1"/>
          </calcext:conditional-format>
          <calcext:conditional-format calcext:target-range-address="'2004.ntcir'.AMD1:'2004.ntcir'.AMD1">
            <calcext:condition calcext:apply-style-name="Accent" calcext:value="duplicate" calcext:base-cell-address="'2004.ntcir'.AMD1"/>
          </calcext:conditional-format>
          <calcext:conditional-format calcext:target-range-address="'2004.ntcir'.AME1:'2004.ntcir'.AME1">
            <calcext:condition calcext:apply-style-name="Accent" calcext:value="duplicate" calcext:base-cell-address="'2004.ntcir'.AME1"/>
          </calcext:conditional-format>
          <calcext:conditional-format calcext:target-range-address="'2004.ntcir'.AMF1:'2004.ntcir'.AMF1">
            <calcext:condition calcext:apply-style-name="Accent" calcext:value="duplicate" calcext:base-cell-address="'2004.ntcir'.AMF1"/>
          </calcext:conditional-format>
          <calcext:conditional-format calcext:target-range-address="'2004.ntcir'.AMG1:'2004.ntcir'.AMG1">
            <calcext:condition calcext:apply-style-name="Accent" calcext:value="duplicate" calcext:base-cell-address="'2004.ntcir'.AMG1"/>
          </calcext:conditional-format>
          <calcext:conditional-format calcext:target-range-address="'2004.ntcir'.AMH1:'2004.ntcir'.AMH1">
            <calcext:condition calcext:apply-style-name="Accent" calcext:value="duplicate" calcext:base-cell-address="'2004.ntcir'.AMH1"/>
          </calcext:conditional-format>
          <calcext:conditional-format calcext:target-range-address="'2004.ntcir'.AMI1:'2004.ntcir'.AMI1">
            <calcext:condition calcext:apply-style-name="Accent" calcext:value="duplicate" calcext:base-cell-address="'2004.ntcir'.AMI1"/>
          </calcext:conditional-format>
          <calcext:conditional-format calcext:target-range-address="'2004.ntcir'.AMJ1:'2004.ntcir'.AMJ1">
            <calcext:condition calcext:apply-style-name="Accent" calcext:value="duplicate" calcext:base-cell-address="'2004.ntcir'.AMJ1"/>
          </calcext:conditional-format>
        </calcext:conditional-formats>
      </table:table>
      <table:table table:name="2005.ntcir" table:style-name="ta1">
        <table:table-column table:style-name="co8" table:default-cell-style-name="ce3078"/>
        <table:table-column table:style-name="co5" table:number-columns-repeated="1023" table:default-cell-style-name="ce3078"/>
        <table:table-row table:style-name="ro1">
          <table:table-cell table:style-name="ce3077" office:value-type="string" calcext:value-type="string">
            <text:p>Title</text:p>
          </table:table-cell>
          <table:table-cell table:style-name="ce3079" office:value-type="string" calcext:value-type="string">
            <text:p>Authors</text:p>
          </table:table-cell>
          <table:table-cell table:style-name="ce3080" office:value-type="string" calcext:value-type="string">
            <text:p>Pdf</text:p>
          </table:table-cell>
          <table:table-cell table:style-name="ce3081" office:value-type="string" calcext:value-type="string">
            <text:p>Presentation</text:p>
          </table:table-cell>
          <table:table-cell table:style-name="ce3082" office:value-type="string" calcext:value-type="string">
            <text:p>Volume_Name</text:p>
          </table:table-cell>
          <table:table-cell table:style-name="ce3083" office:value-type="string" calcext:value-type="string">
            <text:p>Pages</text:p>
          </table:table-cell>
          <table:table-cell table:style-name="ce3084" office:value-type="string" calcext:value-type="string">
            <text:p>Notes</text:p>
          </table:table-cell>
          <table:table-cell table:style-name="ce3085"/>
          <table:table-cell table:style-name="ce3086"/>
          <table:table-cell table:style-name="ce3087"/>
          <table:table-cell table:style-name="ce3088"/>
          <table:table-cell table:style-name="ce3089"/>
          <table:table-cell table:style-name="ce3090"/>
          <table:table-cell table:style-name="ce3091"/>
          <table:table-cell table:style-name="ce3092"/>
          <table:table-cell table:style-name="ce3093"/>
          <table:table-cell table:style-name="ce3094"/>
          <table:table-cell table:style-name="ce3095"/>
          <table:table-cell table:style-name="ce3096"/>
          <table:table-cell table:style-name="ce3097"/>
          <table:table-cell table:style-name="ce3098"/>
          <table:table-cell table:style-name="ce3099"/>
          <table:table-cell table:style-name="ce3100"/>
          <table:table-cell table:style-name="ce3101"/>
          <table:table-cell table:style-name="ce3102"/>
          <table:table-cell table:style-name="ce3103"/>
          <table:table-cell table:style-name="ce3104"/>
          <table:table-cell table:style-name="ce3105"/>
          <table:table-cell table:style-name="ce3106"/>
          <table:table-cell table:style-name="ce3107"/>
          <table:table-cell table:style-name="ce3108"/>
          <table:table-cell table:style-name="ce3109"/>
          <table:table-cell table:style-name="ce3110"/>
          <table:table-cell table:style-name="ce3111"/>
          <table:table-cell table:style-name="ce3112"/>
          <table:table-cell table:style-name="ce3113"/>
          <table:table-cell table:style-name="ce3114"/>
          <table:table-cell table:style-name="ce3115"/>
          <table:table-cell table:style-name="ce3116"/>
          <table:table-cell table:style-name="ce3117"/>
          <table:table-cell table:style-name="ce3118"/>
          <table:table-cell table:style-name="ce3119"/>
          <table:table-cell table:style-name="ce3120"/>
          <table:table-cell table:style-name="ce3121"/>
          <table:table-cell table:style-name="ce3122"/>
          <table:table-cell table:style-name="ce3123"/>
          <table:table-cell table:style-name="ce3124"/>
          <table:table-cell table:style-name="ce3125"/>
          <table:table-cell table:style-name="ce3126"/>
          <table:table-cell table:style-name="ce3127"/>
          <table:table-cell table:style-name="ce3128"/>
          <table:table-cell table:style-name="ce3129"/>
          <table:table-cell table:style-name="ce3130"/>
          <table:table-cell table:style-name="ce3131"/>
          <table:table-cell table:style-name="ce3132"/>
          <table:table-cell table:style-name="ce3133"/>
          <table:table-cell table:style-name="ce3134"/>
          <table:table-cell table:style-name="ce3135"/>
          <table:table-cell table:style-name="ce3136"/>
          <table:table-cell table:style-name="ce3137"/>
          <table:table-cell table:style-name="ce3138"/>
          <table:table-cell table:style-name="ce3139"/>
          <table:table-cell table:style-name="ce3140"/>
          <table:table-cell table:style-name="ce3141"/>
          <table:table-cell table:style-name="ce3142"/>
          <table:table-cell table:style-name="ce3143"/>
          <table:table-cell table:style-name="ce3144"/>
          <table:table-cell table:style-name="ce3145"/>
          <table:table-cell table:style-name="ce3146"/>
          <table:table-cell table:style-name="ce3147"/>
          <table:table-cell table:style-name="ce3148"/>
          <table:table-cell table:style-name="ce3149"/>
          <table:table-cell table:style-name="ce3150"/>
          <table:table-cell table:style-name="ce3151"/>
          <table:table-cell table:style-name="ce3152"/>
          <table:table-cell table:style-name="ce3153"/>
          <table:table-cell table:style-name="ce3154"/>
          <table:table-cell table:style-name="ce3155"/>
          <table:table-cell table:style-name="ce3156"/>
          <table:table-cell table:style-name="ce3157"/>
          <table:table-cell table:style-name="ce3158"/>
          <table:table-cell table:style-name="ce3159"/>
          <table:table-cell table:style-name="ce3160"/>
          <table:table-cell table:style-name="ce3161"/>
          <table:table-cell table:style-name="ce3162"/>
          <table:table-cell table:style-name="ce3163"/>
          <table:table-cell table:style-name="ce3164"/>
          <table:table-cell table:style-name="ce3165"/>
          <table:table-cell table:style-name="ce3166"/>
          <table:table-cell table:style-name="ce3167"/>
          <table:table-cell table:style-name="ce3168"/>
          <table:table-cell table:style-name="ce3169"/>
          <table:table-cell table:style-name="ce3170"/>
          <table:table-cell table:style-name="ce3171"/>
          <table:table-cell table:style-name="ce3172"/>
          <table:table-cell table:style-name="ce3173"/>
          <table:table-cell table:style-name="ce3174"/>
          <table:table-cell table:style-name="ce3175"/>
          <table:table-cell table:style-name="ce3176"/>
          <table:table-cell table:style-name="ce3177"/>
          <table:table-cell table:style-name="ce3178"/>
          <table:table-cell table:style-name="ce3179"/>
          <table:table-cell table:style-name="ce3180"/>
          <table:table-cell table:style-name="ce3181"/>
          <table:table-cell table:style-name="ce3182"/>
          <table:table-cell table:style-name="ce3183"/>
          <table:table-cell table:style-name="ce3184"/>
          <table:table-cell table:style-name="ce3185"/>
          <table:table-cell table:style-name="ce3186"/>
          <table:table-cell table:style-name="ce3187"/>
          <table:table-cell table:style-name="ce3188"/>
          <table:table-cell table:style-name="ce3189"/>
          <table:table-cell table:style-name="ce3190"/>
          <table:table-cell table:style-name="ce3191"/>
          <table:table-cell table:style-name="ce3192"/>
          <table:table-cell table:style-name="ce3193"/>
          <table:table-cell table:style-name="ce3194"/>
          <table:table-cell table:style-name="ce3195"/>
          <table:table-cell table:style-name="ce3196"/>
          <table:table-cell table:style-name="ce3197"/>
          <table:table-cell table:style-name="ce3198"/>
          <table:table-cell table:style-name="ce3199"/>
          <table:table-cell table:style-name="ce3200"/>
          <table:table-cell table:style-name="ce3201"/>
          <table:table-cell table:style-name="ce3202"/>
          <table:table-cell table:style-name="ce3203"/>
          <table:table-cell table:style-name="ce3204"/>
          <table:table-cell table:style-name="ce3205"/>
          <table:table-cell table:style-name="ce3206"/>
          <table:table-cell table:style-name="ce3207"/>
          <table:table-cell table:style-name="ce3208"/>
          <table:table-cell table:style-name="ce3209"/>
          <table:table-cell table:style-name="ce3210"/>
          <table:table-cell table:style-name="ce3211"/>
          <table:table-cell table:style-name="ce3212"/>
          <table:table-cell table:style-name="ce3213"/>
          <table:table-cell table:style-name="ce3214"/>
          <table:table-cell table:style-name="ce3215"/>
          <table:table-cell table:style-name="ce3216"/>
          <table:table-cell table:style-name="ce3217"/>
          <table:table-cell table:style-name="ce3218"/>
          <table:table-cell table:style-name="ce3219"/>
          <table:table-cell table:style-name="ce3220"/>
          <table:table-cell table:style-name="ce3221"/>
          <table:table-cell table:style-name="ce3222"/>
          <table:table-cell table:style-name="ce3223"/>
          <table:table-cell table:style-name="ce3224"/>
          <table:table-cell table:style-name="ce3225"/>
          <table:table-cell table:style-name="ce3226"/>
          <table:table-cell table:style-name="ce3227"/>
          <table:table-cell table:style-name="ce3228"/>
          <table:table-cell table:style-name="ce3229"/>
          <table:table-cell table:style-name="ce3230"/>
          <table:table-cell table:style-name="ce3231"/>
          <table:table-cell table:style-name="ce3232"/>
          <table:table-cell table:style-name="ce3233"/>
          <table:table-cell table:style-name="ce3234"/>
          <table:table-cell table:style-name="ce3235"/>
          <table:table-cell table:style-name="ce3236"/>
          <table:table-cell table:style-name="ce3237"/>
          <table:table-cell table:style-name="ce3238"/>
          <table:table-cell table:style-name="ce3239"/>
          <table:table-cell table:style-name="ce3240"/>
          <table:table-cell table:style-name="ce3241"/>
          <table:table-cell table:style-name="ce3242"/>
          <table:table-cell table:style-name="ce3243"/>
          <table:table-cell table:style-name="ce3244"/>
          <table:table-cell table:style-name="ce3245"/>
          <table:table-cell table:style-name="ce3246"/>
          <table:table-cell table:style-name="ce3247"/>
          <table:table-cell table:style-name="ce3248"/>
          <table:table-cell table:style-name="ce3249"/>
          <table:table-cell table:style-name="ce3250"/>
          <table:table-cell table:style-name="ce3251"/>
          <table:table-cell table:style-name="ce3252"/>
          <table:table-cell table:style-name="ce3253"/>
          <table:table-cell table:style-name="ce3254"/>
          <table:table-cell table:style-name="ce3255"/>
          <table:table-cell table:style-name="ce3256"/>
          <table:table-cell table:style-name="ce3257"/>
          <table:table-cell table:style-name="ce3258"/>
          <table:table-cell table:style-name="ce3259"/>
          <table:table-cell table:style-name="ce3260"/>
          <table:table-cell table:style-name="ce3261"/>
          <table:table-cell table:style-name="ce3262"/>
          <table:table-cell table:style-name="ce3263"/>
          <table:table-cell table:style-name="ce3264"/>
          <table:table-cell table:style-name="ce3265"/>
          <table:table-cell table:style-name="ce3266"/>
          <table:table-cell table:style-name="ce3267"/>
          <table:table-cell table:style-name="ce3268"/>
          <table:table-cell table:style-name="ce3269"/>
          <table:table-cell table:style-name="ce3270"/>
          <table:table-cell table:style-name="ce3271"/>
          <table:table-cell table:style-name="ce3272"/>
          <table:table-cell table:style-name="ce3273"/>
          <table:table-cell table:style-name="ce3274"/>
          <table:table-cell table:style-name="ce3275"/>
          <table:table-cell table:style-name="ce3276"/>
          <table:table-cell table:style-name="ce3277"/>
          <table:table-cell table:style-name="ce3278"/>
          <table:table-cell table:style-name="ce3279"/>
          <table:table-cell table:style-name="ce3280"/>
          <table:table-cell table:style-name="ce3281"/>
          <table:table-cell table:style-name="ce3282"/>
          <table:table-cell table:style-name="ce3283"/>
          <table:table-cell table:style-name="ce3284"/>
          <table:table-cell table:style-name="ce3285"/>
          <table:table-cell table:style-name="ce3286"/>
          <table:table-cell table:style-name="ce3287"/>
          <table:table-cell table:style-name="ce3288"/>
          <table:table-cell table:style-name="ce3289"/>
          <table:table-cell table:style-name="ce3290"/>
          <table:table-cell table:style-name="ce3291"/>
          <table:table-cell table:style-name="ce3292"/>
          <table:table-cell table:style-name="ce3293"/>
          <table:table-cell table:style-name="ce3294"/>
          <table:table-cell table:style-name="ce3295"/>
          <table:table-cell table:style-name="ce3296"/>
          <table:table-cell table:style-name="ce3297"/>
          <table:table-cell table:style-name="ce3298"/>
          <table:table-cell table:style-name="ce3299"/>
          <table:table-cell table:style-name="ce3300"/>
          <table:table-cell table:style-name="ce3301"/>
          <table:table-cell table:style-name="ce3302"/>
          <table:table-cell table:style-name="ce3303"/>
          <table:table-cell table:style-name="ce3304"/>
          <table:table-cell table:style-name="ce3305"/>
          <table:table-cell table:style-name="ce3306"/>
          <table:table-cell table:style-name="ce3307"/>
          <table:table-cell table:style-name="ce3308"/>
          <table:table-cell table:style-name="ce3309"/>
          <table:table-cell table:style-name="ce3310"/>
          <table:table-cell table:style-name="ce3311"/>
          <table:table-cell table:style-name="ce3312"/>
          <table:table-cell table:style-name="ce3313"/>
          <table:table-cell table:style-name="ce3314"/>
          <table:table-cell table:style-name="ce3315"/>
          <table:table-cell table:style-name="ce3316"/>
          <table:table-cell table:style-name="ce3317"/>
          <table:table-cell table:style-name="ce3318"/>
          <table:table-cell table:style-name="ce3319"/>
          <table:table-cell table:style-name="ce3320"/>
          <table:table-cell table:style-name="ce3321"/>
          <table:table-cell table:style-name="ce3322"/>
          <table:table-cell table:style-name="ce3323"/>
          <table:table-cell table:style-name="ce3324"/>
          <table:table-cell table:style-name="ce3325"/>
          <table:table-cell table:style-name="ce3326"/>
          <table:table-cell table:style-name="ce3327"/>
          <table:table-cell table:style-name="ce3328"/>
          <table:table-cell table:style-name="ce3329"/>
          <table:table-cell table:style-name="ce3330"/>
          <table:table-cell table:style-name="ce3331"/>
          <table:table-cell table:style-name="ce3332"/>
          <table:table-cell table:style-name="ce3333"/>
          <table:table-cell table:style-name="ce3334"/>
          <table:table-cell table:style-name="ce3335"/>
          <table:table-cell table:style-name="ce3336"/>
          <table:table-cell table:style-name="ce3337"/>
          <table:table-cell table:style-name="ce3338"/>
          <table:table-cell table:style-name="ce3339"/>
          <table:table-cell table:style-name="ce3340"/>
          <table:table-cell table:style-name="ce3341"/>
          <table:table-cell table:style-name="ce3342"/>
          <table:table-cell table:style-name="ce3343"/>
          <table:table-cell table:style-name="ce3344"/>
          <table:table-cell table:style-name="ce3345"/>
          <table:table-cell table:style-name="ce3346"/>
          <table:table-cell table:style-name="ce3347"/>
          <table:table-cell table:style-name="ce3348"/>
          <table:table-cell table:style-name="ce3349"/>
          <table:table-cell table:style-name="ce3350"/>
          <table:table-cell table:style-name="ce3351"/>
          <table:table-cell table:style-name="ce3352"/>
          <table:table-cell table:style-name="ce3353"/>
          <table:table-cell table:style-name="ce3354"/>
          <table:table-cell table:style-name="ce3355"/>
          <table:table-cell table:style-name="ce3356"/>
          <table:table-cell table:style-name="ce3357"/>
          <table:table-cell table:style-name="ce3358"/>
          <table:table-cell table:style-name="ce3359"/>
          <table:table-cell table:style-name="ce3360"/>
          <table:table-cell table:style-name="ce3361"/>
          <table:table-cell table:style-name="ce3362"/>
          <table:table-cell table:style-name="ce3363"/>
          <table:table-cell table:style-name="ce3364"/>
          <table:table-cell table:style-name="ce3365"/>
          <table:table-cell table:style-name="ce3366"/>
          <table:table-cell table:style-name="ce3367"/>
          <table:table-cell table:style-name="ce3368"/>
          <table:table-cell table:style-name="ce3369"/>
          <table:table-cell table:style-name="ce3370"/>
          <table:table-cell table:style-name="ce3371"/>
          <table:table-cell table:style-name="ce3372"/>
          <table:table-cell table:style-name="ce3373"/>
          <table:table-cell table:style-name="ce3374"/>
          <table:table-cell table:style-name="ce3375"/>
          <table:table-cell table:style-name="ce3376"/>
          <table:table-cell table:style-name="ce3377"/>
          <table:table-cell table:style-name="ce3378"/>
          <table:table-cell table:style-name="ce3379"/>
          <table:table-cell table:style-name="ce3380"/>
          <table:table-cell table:style-name="ce3381"/>
          <table:table-cell table:style-name="ce3382"/>
          <table:table-cell table:style-name="ce3383"/>
          <table:table-cell table:style-name="ce3384"/>
          <table:table-cell table:style-name="ce3385"/>
          <table:table-cell table:style-name="ce3386"/>
          <table:table-cell table:style-name="ce3387"/>
          <table:table-cell table:style-name="ce3388"/>
          <table:table-cell table:style-name="ce3389"/>
          <table:table-cell table:style-name="ce3390"/>
          <table:table-cell table:style-name="ce3391"/>
          <table:table-cell table:style-name="ce3392"/>
          <table:table-cell table:style-name="ce3393"/>
          <table:table-cell table:style-name="ce3394"/>
          <table:table-cell table:style-name="ce3395"/>
          <table:table-cell table:style-name="ce3396"/>
          <table:table-cell table:style-name="ce3397"/>
          <table:table-cell table:style-name="ce3398"/>
          <table:table-cell table:style-name="ce3399"/>
          <table:table-cell table:style-name="ce3400"/>
          <table:table-cell table:style-name="ce3401"/>
          <table:table-cell table:style-name="ce3402"/>
          <table:table-cell table:style-name="ce3403"/>
          <table:table-cell table:style-name="ce3404"/>
          <table:table-cell table:style-name="ce3405"/>
          <table:table-cell table:style-name="ce3406"/>
          <table:table-cell table:style-name="ce3407"/>
          <table:table-cell table:style-name="ce3408"/>
          <table:table-cell table:style-name="ce3409"/>
          <table:table-cell table:style-name="ce3410"/>
          <table:table-cell table:style-name="ce3411"/>
          <table:table-cell table:style-name="ce3412"/>
          <table:table-cell table:style-name="ce3413"/>
          <table:table-cell table:style-name="ce3414"/>
          <table:table-cell table:style-name="ce3415"/>
          <table:table-cell table:style-name="ce3416"/>
          <table:table-cell table:style-name="ce3417"/>
          <table:table-cell table:style-name="ce3418"/>
          <table:table-cell table:style-name="ce3419"/>
          <table:table-cell table:style-name="ce3420"/>
          <table:table-cell table:style-name="ce3421"/>
          <table:table-cell table:style-name="ce3422"/>
          <table:table-cell table:style-name="ce3423"/>
          <table:table-cell table:style-name="ce3424"/>
          <table:table-cell table:style-name="ce3425"/>
          <table:table-cell table:style-name="ce3426"/>
          <table:table-cell table:style-name="ce3427"/>
          <table:table-cell table:style-name="ce3428"/>
          <table:table-cell table:style-name="ce3429"/>
          <table:table-cell table:style-name="ce3430"/>
          <table:table-cell table:style-name="ce3431"/>
          <table:table-cell table:style-name="ce3432"/>
          <table:table-cell table:style-name="ce3433"/>
          <table:table-cell table:style-name="ce3434"/>
          <table:table-cell table:style-name="ce3435"/>
          <table:table-cell table:style-name="ce3436"/>
          <table:table-cell table:style-name="ce3437"/>
          <table:table-cell table:style-name="ce3438"/>
          <table:table-cell table:style-name="ce3439"/>
          <table:table-cell table:style-name="ce3440"/>
          <table:table-cell table:style-name="ce3441"/>
          <table:table-cell table:style-name="ce3442"/>
          <table:table-cell table:style-name="ce3443"/>
          <table:table-cell table:style-name="ce3444"/>
          <table:table-cell table:style-name="ce3445"/>
          <table:table-cell table:style-name="ce3446"/>
          <table:table-cell table:style-name="ce3447"/>
          <table:table-cell table:style-name="ce3448"/>
          <table:table-cell table:style-name="ce3449"/>
          <table:table-cell table:style-name="ce3450"/>
          <table:table-cell table:style-name="ce3451"/>
          <table:table-cell table:style-name="ce3452"/>
          <table:table-cell table:style-name="ce3453"/>
          <table:table-cell table:style-name="ce3454"/>
          <table:table-cell table:style-name="ce3455"/>
          <table:table-cell table:style-name="ce3456"/>
          <table:table-cell table:style-name="ce3457"/>
          <table:table-cell table:style-name="ce3458"/>
          <table:table-cell table:style-name="ce3459"/>
          <table:table-cell table:style-name="ce3460"/>
          <table:table-cell table:style-name="ce3461"/>
          <table:table-cell table:style-name="ce3462"/>
          <table:table-cell table:style-name="ce3463"/>
          <table:table-cell table:style-name="ce3464"/>
          <table:table-cell table:style-name="ce3465"/>
          <table:table-cell table:style-name="ce3466"/>
          <table:table-cell table:style-name="ce3467"/>
          <table:table-cell table:style-name="ce3468"/>
          <table:table-cell table:style-name="ce3469"/>
          <table:table-cell table:style-name="ce3470"/>
          <table:table-cell table:style-name="ce3471"/>
          <table:table-cell table:style-name="ce3472"/>
          <table:table-cell table:style-name="ce3473"/>
          <table:table-cell table:style-name="ce3474"/>
          <table:table-cell table:style-name="ce3475"/>
          <table:table-cell table:style-name="ce3476"/>
          <table:table-cell table:style-name="ce3477"/>
          <table:table-cell table:style-name="ce3478"/>
          <table:table-cell table:style-name="ce3479"/>
          <table:table-cell table:style-name="ce3480"/>
          <table:table-cell table:style-name="ce3481"/>
          <table:table-cell table:style-name="ce3482"/>
          <table:table-cell table:style-name="ce3483"/>
          <table:table-cell table:style-name="ce3484"/>
          <table:table-cell table:style-name="ce3485"/>
          <table:table-cell table:style-name="ce3486"/>
          <table:table-cell table:style-name="ce3487"/>
          <table:table-cell table:style-name="ce3488"/>
          <table:table-cell table:style-name="ce3489"/>
          <table:table-cell table:style-name="ce3490"/>
          <table:table-cell table:style-name="ce3491"/>
          <table:table-cell table:style-name="ce3492"/>
          <table:table-cell table:style-name="ce3493"/>
          <table:table-cell table:style-name="ce3494"/>
          <table:table-cell table:style-name="ce3495"/>
          <table:table-cell table:style-name="ce3496"/>
          <table:table-cell table:style-name="ce3497"/>
          <table:table-cell table:style-name="ce3498"/>
          <table:table-cell table:style-name="ce3499"/>
          <table:table-cell table:style-name="ce3500"/>
          <table:table-cell table:style-name="ce3501"/>
          <table:table-cell table:style-name="ce3502"/>
          <table:table-cell table:style-name="ce3503"/>
          <table:table-cell table:style-name="ce3504"/>
          <table:table-cell table:style-name="ce3505"/>
          <table:table-cell table:style-name="ce3506"/>
          <table:table-cell table:style-name="ce3507"/>
          <table:table-cell table:style-name="ce3508"/>
          <table:table-cell table:style-name="ce3509"/>
          <table:table-cell table:style-name="ce3510"/>
          <table:table-cell table:style-name="ce3511"/>
          <table:table-cell table:style-name="ce3512"/>
          <table:table-cell table:style-name="ce3513"/>
          <table:table-cell table:style-name="ce3514"/>
          <table:table-cell table:style-name="ce3515"/>
          <table:table-cell table:style-name="ce3516"/>
          <table:table-cell table:style-name="ce3517"/>
          <table:table-cell table:style-name="ce3518"/>
          <table:table-cell table:style-name="ce3519"/>
          <table:table-cell table:style-name="ce3520"/>
          <table:table-cell table:style-name="ce3521"/>
          <table:table-cell table:style-name="ce3522"/>
          <table:table-cell table:style-name="ce3523"/>
          <table:table-cell table:style-name="ce3524"/>
          <table:table-cell table:style-name="ce3525"/>
          <table:table-cell table:style-name="ce3526"/>
          <table:table-cell table:style-name="ce3527"/>
          <table:table-cell table:style-name="ce3528"/>
          <table:table-cell table:style-name="ce3529"/>
          <table:table-cell table:style-name="ce3530"/>
          <table:table-cell table:style-name="ce3531"/>
          <table:table-cell table:style-name="ce3532"/>
          <table:table-cell table:style-name="ce3533"/>
          <table:table-cell table:style-name="ce3534"/>
          <table:table-cell table:style-name="ce3535"/>
          <table:table-cell table:style-name="ce3536"/>
          <table:table-cell table:style-name="ce3537"/>
          <table:table-cell table:style-name="ce3538"/>
          <table:table-cell table:style-name="ce3539"/>
          <table:table-cell table:style-name="ce3540"/>
          <table:table-cell table:style-name="ce3541"/>
          <table:table-cell table:style-name="ce3542"/>
          <table:table-cell table:style-name="ce3543"/>
          <table:table-cell table:style-name="ce3544"/>
          <table:table-cell table:style-name="ce3545"/>
          <table:table-cell table:style-name="ce3546"/>
          <table:table-cell table:style-name="ce3547"/>
          <table:table-cell table:style-name="ce3548"/>
          <table:table-cell table:style-name="ce3549"/>
          <table:table-cell table:style-name="ce3550"/>
          <table:table-cell table:style-name="ce3551"/>
          <table:table-cell table:style-name="ce3552"/>
          <table:table-cell table:style-name="ce3553"/>
          <table:table-cell table:style-name="ce3554"/>
          <table:table-cell table:style-name="ce3555"/>
          <table:table-cell table:style-name="ce3556"/>
          <table:table-cell table:style-name="ce3557"/>
          <table:table-cell table:style-name="ce3558"/>
          <table:table-cell table:style-name="ce3559"/>
          <table:table-cell table:style-name="ce3560"/>
          <table:table-cell table:style-name="ce3561"/>
          <table:table-cell table:style-name="ce3562"/>
          <table:table-cell table:style-name="ce3563"/>
          <table:table-cell table:style-name="ce3564"/>
          <table:table-cell table:style-name="ce3565"/>
          <table:table-cell table:style-name="ce3566"/>
          <table:table-cell table:style-name="ce3567"/>
          <table:table-cell table:style-name="ce3568"/>
          <table:table-cell table:style-name="ce3569"/>
          <table:table-cell table:style-name="ce3570"/>
          <table:table-cell table:style-name="ce3571"/>
          <table:table-cell table:style-name="ce3572"/>
          <table:table-cell table:style-name="ce3573"/>
          <table:table-cell table:style-name="ce3574"/>
          <table:table-cell table:style-name="ce3575"/>
          <table:table-cell table:style-name="ce3576"/>
          <table:table-cell table:style-name="ce3577"/>
          <table:table-cell table:style-name="ce3578"/>
          <table:table-cell table:style-name="ce3579"/>
          <table:table-cell table:style-name="ce3580"/>
          <table:table-cell table:style-name="ce3581"/>
          <table:table-cell table:style-name="ce3582"/>
          <table:table-cell table:style-name="ce3583"/>
          <table:table-cell table:style-name="ce3584"/>
          <table:table-cell table:style-name="ce3585"/>
          <table:table-cell table:style-name="ce3586"/>
          <table:table-cell table:style-name="ce3587"/>
          <table:table-cell table:style-name="ce3588"/>
          <table:table-cell table:style-name="ce3589"/>
          <table:table-cell table:style-name="ce3590"/>
          <table:table-cell table:style-name="ce3591"/>
          <table:table-cell table:style-name="ce3592"/>
          <table:table-cell table:style-name="ce3593"/>
          <table:table-cell table:style-name="ce3594"/>
          <table:table-cell table:style-name="ce3595"/>
          <table:table-cell table:style-name="ce3596"/>
          <table:table-cell table:style-name="ce3597"/>
          <table:table-cell table:style-name="ce3598"/>
          <table:table-cell table:style-name="ce3599"/>
          <table:table-cell table:style-name="ce3600"/>
          <table:table-cell table:style-name="ce3601"/>
          <table:table-cell table:style-name="ce3602"/>
          <table:table-cell table:style-name="ce3603"/>
          <table:table-cell table:style-name="ce3604"/>
          <table:table-cell table:style-name="ce3605"/>
          <table:table-cell table:style-name="ce3606"/>
          <table:table-cell table:style-name="ce3607"/>
          <table:table-cell table:style-name="ce3608"/>
          <table:table-cell table:style-name="ce3609"/>
          <table:table-cell table:style-name="ce3610"/>
          <table:table-cell table:style-name="ce3611"/>
          <table:table-cell table:style-name="ce3612"/>
          <table:table-cell table:style-name="ce3613"/>
          <table:table-cell table:style-name="ce3614"/>
          <table:table-cell table:style-name="ce3615"/>
          <table:table-cell table:style-name="ce3616"/>
          <table:table-cell table:style-name="ce3617"/>
          <table:table-cell table:style-name="ce3618"/>
          <table:table-cell table:style-name="ce3619"/>
          <table:table-cell table:style-name="ce3620"/>
          <table:table-cell table:style-name="ce3621"/>
          <table:table-cell table:style-name="ce3622"/>
          <table:table-cell table:style-name="ce3623"/>
          <table:table-cell table:style-name="ce3624"/>
          <table:table-cell table:style-name="ce3625"/>
          <table:table-cell table:style-name="ce3626"/>
          <table:table-cell table:style-name="ce3627"/>
          <table:table-cell table:style-name="ce3628"/>
          <table:table-cell table:style-name="ce3629"/>
          <table:table-cell table:style-name="ce3630"/>
          <table:table-cell table:style-name="ce3631"/>
          <table:table-cell table:style-name="ce3632"/>
          <table:table-cell table:style-name="ce3633"/>
          <table:table-cell table:style-name="ce3634"/>
          <table:table-cell table:style-name="ce3635"/>
          <table:table-cell table:style-name="ce3636"/>
          <table:table-cell table:style-name="ce3637"/>
          <table:table-cell table:style-name="ce3638"/>
          <table:table-cell table:style-name="ce3639"/>
          <table:table-cell table:style-name="ce3640"/>
          <table:table-cell table:style-name="ce3641"/>
          <table:table-cell table:style-name="ce3642"/>
          <table:table-cell table:style-name="ce3643"/>
          <table:table-cell table:style-name="ce3644"/>
          <table:table-cell table:style-name="ce3645"/>
          <table:table-cell table:style-name="ce3646"/>
          <table:table-cell table:style-name="ce3647"/>
          <table:table-cell table:style-name="ce3648"/>
          <table:table-cell table:style-name="ce3649"/>
          <table:table-cell table:style-name="ce3650"/>
          <table:table-cell table:style-name="ce3651"/>
          <table:table-cell table:style-name="ce3652"/>
          <table:table-cell table:style-name="ce3653"/>
          <table:table-cell table:style-name="ce3654"/>
          <table:table-cell table:style-name="ce3655"/>
          <table:table-cell table:style-name="ce3656"/>
          <table:table-cell table:style-name="ce3657"/>
          <table:table-cell table:style-name="ce3658"/>
          <table:table-cell table:style-name="ce3659"/>
          <table:table-cell table:style-name="ce3660"/>
          <table:table-cell table:style-name="ce3661"/>
          <table:table-cell table:style-name="ce3662"/>
          <table:table-cell table:style-name="ce3663"/>
          <table:table-cell table:style-name="ce3664"/>
          <table:table-cell table:style-name="ce3665"/>
          <table:table-cell table:style-name="ce3666"/>
          <table:table-cell table:style-name="ce3667"/>
          <table:table-cell table:style-name="ce3668"/>
          <table:table-cell table:style-name="ce3669"/>
          <table:table-cell table:style-name="ce3670"/>
          <table:table-cell table:style-name="ce3671"/>
          <table:table-cell table:style-name="ce3672"/>
          <table:table-cell table:style-name="ce3673"/>
          <table:table-cell table:style-name="ce3674"/>
          <table:table-cell table:style-name="ce3675"/>
          <table:table-cell table:style-name="ce3676"/>
          <table:table-cell table:style-name="ce3677"/>
          <table:table-cell table:style-name="ce3678"/>
          <table:table-cell table:style-name="ce3679"/>
          <table:table-cell table:style-name="ce3680"/>
          <table:table-cell table:style-name="ce3681"/>
          <table:table-cell table:style-name="ce3682"/>
          <table:table-cell table:style-name="ce3683"/>
          <table:table-cell table:style-name="ce3684"/>
          <table:table-cell table:style-name="ce3685"/>
          <table:table-cell table:style-name="ce3686"/>
          <table:table-cell table:style-name="ce3687"/>
          <table:table-cell table:style-name="ce3688"/>
          <table:table-cell table:style-name="ce3689"/>
          <table:table-cell table:style-name="ce3690"/>
          <table:table-cell table:style-name="ce3691"/>
          <table:table-cell table:style-name="ce3692"/>
          <table:table-cell table:style-name="ce3693"/>
          <table:table-cell table:style-name="ce3694"/>
          <table:table-cell table:style-name="ce3695"/>
          <table:table-cell table:style-name="ce3696"/>
          <table:table-cell table:style-name="ce3697"/>
          <table:table-cell table:style-name="ce3698"/>
          <table:table-cell table:style-name="ce3699"/>
          <table:table-cell table:style-name="ce3700"/>
          <table:table-cell table:style-name="ce3701"/>
          <table:table-cell table:style-name="ce3702"/>
          <table:table-cell table:style-name="ce3703"/>
          <table:table-cell table:style-name="ce3704"/>
          <table:table-cell table:style-name="ce3705"/>
          <table:table-cell table:style-name="ce3706"/>
          <table:table-cell table:style-name="ce3707"/>
          <table:table-cell table:style-name="ce3708"/>
          <table:table-cell table:style-name="ce3709"/>
          <table:table-cell table:style-name="ce3710"/>
          <table:table-cell table:style-name="ce3711"/>
          <table:table-cell table:style-name="ce3712"/>
          <table:table-cell table:style-name="ce3713"/>
          <table:table-cell table:style-name="ce3714"/>
          <table:table-cell table:style-name="ce3715"/>
          <table:table-cell table:style-name="ce3716"/>
          <table:table-cell table:style-name="ce3717"/>
          <table:table-cell table:style-name="ce3718"/>
          <table:table-cell table:style-name="ce3719"/>
          <table:table-cell table:style-name="ce3720"/>
          <table:table-cell table:style-name="ce3721"/>
          <table:table-cell table:style-name="ce3722"/>
          <table:table-cell table:style-name="ce3723"/>
          <table:table-cell table:style-name="ce3724"/>
          <table:table-cell table:style-name="ce3725"/>
          <table:table-cell table:style-name="ce3726"/>
          <table:table-cell table:style-name="ce3727"/>
          <table:table-cell table:style-name="ce3728"/>
          <table:table-cell table:style-name="ce3729"/>
          <table:table-cell table:style-name="ce3730"/>
          <table:table-cell table:style-name="ce3731"/>
          <table:table-cell table:style-name="ce3732"/>
          <table:table-cell table:style-name="ce3733"/>
          <table:table-cell table:style-name="ce3734"/>
          <table:table-cell table:style-name="ce3735"/>
          <table:table-cell table:style-name="ce3736"/>
          <table:table-cell table:style-name="ce3737"/>
          <table:table-cell table:style-name="ce3738"/>
          <table:table-cell table:style-name="ce3739"/>
          <table:table-cell table:style-name="ce3740"/>
          <table:table-cell table:style-name="ce3741"/>
          <table:table-cell table:style-name="ce3742"/>
          <table:table-cell table:style-name="ce3743"/>
          <table:table-cell table:style-name="ce3744"/>
          <table:table-cell table:style-name="ce3745"/>
          <table:table-cell table:style-name="ce3746"/>
          <table:table-cell table:style-name="ce3747"/>
          <table:table-cell table:style-name="ce3748"/>
          <table:table-cell table:style-name="ce3749"/>
          <table:table-cell table:style-name="ce3750"/>
          <table:table-cell table:style-name="ce3751"/>
          <table:table-cell table:style-name="ce3752"/>
          <table:table-cell table:style-name="ce3753"/>
          <table:table-cell table:style-name="ce3754"/>
          <table:table-cell table:style-name="ce3755"/>
          <table:table-cell table:style-name="ce3756"/>
          <table:table-cell table:style-name="ce3757"/>
          <table:table-cell table:style-name="ce3758"/>
          <table:table-cell table:style-name="ce3759"/>
          <table:table-cell table:style-name="ce3760"/>
          <table:table-cell table:style-name="ce3761"/>
          <table:table-cell table:style-name="ce3762"/>
          <table:table-cell table:style-name="ce3763"/>
          <table:table-cell table:style-name="ce3764"/>
          <table:table-cell table:style-name="ce3765"/>
          <table:table-cell table:style-name="ce3766"/>
          <table:table-cell table:style-name="ce3767"/>
          <table:table-cell table:style-name="ce3768"/>
          <table:table-cell table:style-name="ce3769"/>
          <table:table-cell table:style-name="ce3770"/>
          <table:table-cell table:style-name="ce3771"/>
          <table:table-cell table:style-name="ce3772"/>
          <table:table-cell table:style-name="ce3773"/>
          <table:table-cell table:style-name="ce3774"/>
          <table:table-cell table:style-name="ce3775"/>
          <table:table-cell table:style-name="ce3776"/>
          <table:table-cell table:style-name="ce3777"/>
          <table:table-cell table:style-name="ce3778"/>
          <table:table-cell table:style-name="ce3779"/>
          <table:table-cell table:style-name="ce3780"/>
          <table:table-cell table:style-name="ce3781"/>
          <table:table-cell table:style-name="ce3782"/>
          <table:table-cell table:style-name="ce3783"/>
          <table:table-cell table:style-name="ce3784"/>
          <table:table-cell table:style-name="ce3785"/>
          <table:table-cell table:style-name="ce3786"/>
          <table:table-cell table:style-name="ce3787"/>
          <table:table-cell table:style-name="ce3788"/>
          <table:table-cell table:style-name="ce3789"/>
          <table:table-cell table:style-name="ce3790"/>
          <table:table-cell table:style-name="ce3791"/>
          <table:table-cell table:style-name="ce3792"/>
          <table:table-cell table:style-name="ce3793"/>
          <table:table-cell table:style-name="ce3794"/>
          <table:table-cell table:style-name="ce3795"/>
          <table:table-cell table:style-name="ce3796"/>
          <table:table-cell table:style-name="ce3797"/>
          <table:table-cell table:style-name="ce3798"/>
          <table:table-cell table:style-name="ce3799"/>
          <table:table-cell table:style-name="ce3800"/>
          <table:table-cell table:style-name="ce3801"/>
          <table:table-cell table:style-name="ce3802"/>
          <table:table-cell table:style-name="ce3803"/>
          <table:table-cell table:style-name="ce3804"/>
          <table:table-cell table:style-name="ce3805"/>
          <table:table-cell table:style-name="ce3806"/>
          <table:table-cell table:style-name="ce3807"/>
          <table:table-cell table:style-name="ce3808"/>
          <table:table-cell table:style-name="ce3809"/>
          <table:table-cell table:style-name="ce3810"/>
          <table:table-cell table:style-name="ce3811"/>
          <table:table-cell table:style-name="ce3812"/>
          <table:table-cell table:style-name="ce3813"/>
          <table:table-cell table:style-name="ce3814"/>
          <table:table-cell table:style-name="ce3815"/>
          <table:table-cell table:style-name="ce3816"/>
          <table:table-cell table:style-name="ce3817"/>
          <table:table-cell table:style-name="ce3818"/>
          <table:table-cell table:style-name="ce3819"/>
          <table:table-cell table:style-name="ce3820"/>
          <table:table-cell table:style-name="ce3821"/>
          <table:table-cell table:style-name="ce3822"/>
          <table:table-cell table:style-name="ce3823"/>
          <table:table-cell table:style-name="ce3824"/>
          <table:table-cell table:style-name="ce3825"/>
          <table:table-cell table:style-name="ce3826"/>
          <table:table-cell table:style-name="ce3827"/>
          <table:table-cell table:style-name="ce3828"/>
          <table:table-cell table:style-name="ce3829"/>
          <table:table-cell table:style-name="ce3830"/>
          <table:table-cell table:style-name="ce3831"/>
          <table:table-cell table:style-name="ce3832"/>
          <table:table-cell table:style-name="ce3833"/>
          <table:table-cell table:style-name="ce3834"/>
          <table:table-cell table:style-name="ce3835"/>
          <table:table-cell table:style-name="ce3836"/>
          <table:table-cell table:style-name="ce3837"/>
          <table:table-cell table:style-name="ce3838"/>
          <table:table-cell table:style-name="ce3839"/>
          <table:table-cell table:style-name="ce3840"/>
          <table:table-cell table:style-name="ce3841"/>
          <table:table-cell table:style-name="ce3842"/>
          <table:table-cell table:style-name="ce3843"/>
          <table:table-cell table:style-name="ce3844"/>
          <table:table-cell table:style-name="ce3845"/>
          <table:table-cell table:style-name="ce3846"/>
          <table:table-cell table:style-name="ce3847"/>
          <table:table-cell table:style-name="ce3848"/>
          <table:table-cell table:style-name="ce3849"/>
          <table:table-cell table:style-name="ce3850"/>
          <table:table-cell table:style-name="ce3851"/>
          <table:table-cell table:style-name="ce3852"/>
          <table:table-cell table:style-name="ce3853"/>
          <table:table-cell table:style-name="ce3854"/>
          <table:table-cell table:style-name="ce3855"/>
          <table:table-cell table:style-name="ce3856"/>
          <table:table-cell table:style-name="ce3857"/>
          <table:table-cell table:style-name="ce3858"/>
          <table:table-cell table:style-name="ce3859"/>
          <table:table-cell table:style-name="ce3860"/>
          <table:table-cell table:style-name="ce3861"/>
          <table:table-cell table:style-name="ce3862"/>
          <table:table-cell table:style-name="ce3863"/>
          <table:table-cell table:style-name="ce3864"/>
          <table:table-cell table:style-name="ce3865"/>
          <table:table-cell table:style-name="ce3866"/>
          <table:table-cell table:style-name="ce3867"/>
          <table:table-cell table:style-name="ce3868"/>
          <table:table-cell table:style-name="ce3869"/>
          <table:table-cell table:style-name="ce3870"/>
          <table:table-cell table:style-name="ce3871"/>
          <table:table-cell table:style-name="ce3872"/>
          <table:table-cell table:style-name="ce3873"/>
          <table:table-cell table:style-name="ce3874"/>
          <table:table-cell table:style-name="ce3875"/>
          <table:table-cell table:style-name="ce3876"/>
          <table:table-cell table:style-name="ce3877"/>
          <table:table-cell table:style-name="ce3878"/>
          <table:table-cell table:style-name="ce3879"/>
          <table:table-cell table:style-name="ce3880"/>
          <table:table-cell table:style-name="ce3881"/>
          <table:table-cell table:style-name="ce3882"/>
          <table:table-cell table:style-name="ce3883"/>
          <table:table-cell table:style-name="ce3884"/>
          <table:table-cell table:style-name="ce3885"/>
          <table:table-cell table:style-name="ce3886"/>
          <table:table-cell table:style-name="ce3887"/>
          <table:table-cell table:style-name="ce3888"/>
          <table:table-cell table:style-name="ce3889"/>
          <table:table-cell table:style-name="ce3890"/>
          <table:table-cell table:style-name="ce3891"/>
          <table:table-cell table:style-name="ce3892"/>
          <table:table-cell table:style-name="ce3893"/>
          <table:table-cell table:style-name="ce3894"/>
          <table:table-cell table:style-name="ce3895"/>
          <table:table-cell table:style-name="ce3896"/>
          <table:table-cell table:style-name="ce3897"/>
          <table:table-cell table:style-name="ce3898"/>
          <table:table-cell table:style-name="ce3899"/>
          <table:table-cell table:style-name="ce3900"/>
          <table:table-cell table:style-name="ce3901"/>
          <table:table-cell table:style-name="ce3902"/>
          <table:table-cell table:style-name="ce3903"/>
          <table:table-cell table:style-name="ce3904"/>
          <table:table-cell table:style-name="ce3905"/>
          <table:table-cell table:style-name="ce3906"/>
          <table:table-cell table:style-name="ce3907"/>
          <table:table-cell table:style-name="ce3908"/>
          <table:table-cell table:style-name="ce3909"/>
          <table:table-cell table:style-name="ce3910"/>
          <table:table-cell table:style-name="ce3911"/>
          <table:table-cell table:style-name="ce3912"/>
          <table:table-cell table:style-name="ce3913"/>
          <table:table-cell table:style-name="ce3914"/>
          <table:table-cell table:style-name="ce3915"/>
          <table:table-cell table:style-name="ce3916"/>
          <table:table-cell table:style-name="ce3917"/>
          <table:table-cell table:style-name="ce3918"/>
          <table:table-cell table:style-name="ce3919"/>
          <table:table-cell table:style-name="ce3920"/>
          <table:table-cell table:style-name="ce3921"/>
          <table:table-cell table:style-name="ce3922"/>
          <table:table-cell table:style-name="ce3923"/>
          <table:table-cell table:style-name="ce3924"/>
          <table:table-cell table:style-name="ce3925"/>
          <table:table-cell table:style-name="ce3926"/>
          <table:table-cell table:style-name="ce3927"/>
          <table:table-cell table:style-name="ce3928"/>
          <table:table-cell table:style-name="ce3929"/>
          <table:table-cell table:style-name="ce3930"/>
          <table:table-cell table:style-name="ce3931"/>
          <table:table-cell table:style-name="ce3932"/>
          <table:table-cell table:style-name="ce3933"/>
          <table:table-cell table:style-name="ce3934"/>
          <table:table-cell table:style-name="ce3935"/>
          <table:table-cell table:style-name="ce3936"/>
          <table:table-cell table:style-name="ce3937"/>
          <table:table-cell table:style-name="ce3938"/>
          <table:table-cell table:style-name="ce3939"/>
          <table:table-cell table:style-name="ce3940"/>
          <table:table-cell table:style-name="ce3941"/>
          <table:table-cell table:style-name="ce3942"/>
          <table:table-cell table:style-name="ce3943"/>
          <table:table-cell table:style-name="ce3944"/>
          <table:table-cell table:style-name="ce3945"/>
          <table:table-cell table:style-name="ce3946"/>
          <table:table-cell table:style-name="ce3947"/>
          <table:table-cell table:style-name="ce3948"/>
          <table:table-cell table:style-name="ce3949"/>
          <table:table-cell table:style-name="ce3950"/>
          <table:table-cell table:style-name="ce3951"/>
          <table:table-cell table:style-name="ce3952"/>
          <table:table-cell table:style-name="ce3953"/>
          <table:table-cell table:style-name="ce3954"/>
          <table:table-cell table:style-name="ce3955"/>
          <table:table-cell table:style-name="ce3956"/>
          <table:table-cell table:style-name="ce3957"/>
          <table:table-cell table:style-name="ce3958"/>
          <table:table-cell table:style-name="ce3959"/>
          <table:table-cell table:style-name="ce3960"/>
          <table:table-cell table:style-name="ce3961"/>
          <table:table-cell table:style-name="ce3962"/>
          <table:table-cell table:style-name="ce3963"/>
          <table:table-cell table:style-name="ce3964"/>
          <table:table-cell table:style-name="ce3965"/>
          <table:table-cell table:style-name="ce3966"/>
          <table:table-cell table:style-name="ce3967"/>
          <table:table-cell table:style-name="ce3968"/>
          <table:table-cell table:style-name="ce3969"/>
          <table:table-cell table:style-name="ce3970"/>
          <table:table-cell table:style-name="ce3971"/>
          <table:table-cell table:style-name="ce3972"/>
          <table:table-cell table:style-name="ce3973"/>
          <table:table-cell table:style-name="ce3974"/>
          <table:table-cell table:style-name="ce3975"/>
          <table:table-cell table:style-name="ce3976"/>
          <table:table-cell table:style-name="ce3977"/>
          <table:table-cell table:style-name="ce3978"/>
          <table:table-cell table:style-name="ce3979"/>
          <table:table-cell table:style-name="ce3980"/>
          <table:table-cell table:style-name="ce3981"/>
          <table:table-cell table:style-name="ce3982"/>
          <table:table-cell table:style-name="ce3983"/>
          <table:table-cell table:style-name="ce3984"/>
          <table:table-cell table:style-name="ce3985"/>
          <table:table-cell table:style-name="ce3986"/>
          <table:table-cell table:style-name="ce3987"/>
          <table:table-cell table:style-name="ce3988"/>
          <table:table-cell table:style-name="ce3989"/>
          <table:table-cell table:style-name="ce3990"/>
          <table:table-cell table:style-name="ce3991"/>
          <table:table-cell table:style-name="ce3992"/>
          <table:table-cell table:style-name="ce3993"/>
          <table:table-cell table:style-name="ce3994"/>
          <table:table-cell table:style-name="ce3995"/>
          <table:table-cell table:style-name="ce3996"/>
          <table:table-cell table:style-name="ce3997"/>
          <table:table-cell table:style-name="ce3998"/>
          <table:table-cell table:style-name="ce3999"/>
          <table:table-cell table:style-name="ce4000"/>
          <table:table-cell table:style-name="ce4001"/>
          <table:table-cell table:style-name="ce4002"/>
          <table:table-cell table:style-name="ce4003"/>
          <table:table-cell table:style-name="ce4004"/>
          <table:table-cell table:style-name="ce4005"/>
          <table:table-cell table:style-name="ce4006"/>
          <table:table-cell table:style-name="ce4007"/>
          <table:table-cell table:style-name="ce4008"/>
          <table:table-cell table:style-name="ce4009"/>
          <table:table-cell table:style-name="ce4010"/>
          <table:table-cell table:style-name="ce4011"/>
          <table:table-cell table:style-name="ce4012"/>
          <table:table-cell table:style-name="ce4013"/>
          <table:table-cell table:style-name="ce4014"/>
          <table:table-cell table:style-name="ce4015"/>
          <table:table-cell table:style-name="ce4016"/>
          <table:table-cell table:style-name="ce4017"/>
          <table:table-cell table:style-name="ce4018"/>
          <table:table-cell table:style-name="ce4019"/>
          <table:table-cell table:style-name="ce4020"/>
          <table:table-cell table:style-name="ce4021"/>
          <table:table-cell table:style-name="ce4022"/>
          <table:table-cell table:style-name="ce4023"/>
          <table:table-cell table:style-name="ce4024"/>
          <table:table-cell table:style-name="ce4025"/>
          <table:table-cell table:style-name="ce4026"/>
          <table:table-cell table:style-name="ce4027"/>
          <table:table-cell table:style-name="ce4028"/>
          <table:table-cell table:style-name="ce4029"/>
          <table:table-cell table:style-name="ce4030"/>
          <table:table-cell table:style-name="ce4031"/>
          <table:table-cell table:style-name="ce4032"/>
          <table:table-cell table:style-name="ce4033"/>
          <table:table-cell table:style-name="ce4034"/>
          <table:table-cell table:style-name="ce4035"/>
          <table:table-cell table:style-name="ce4036"/>
          <table:table-cell table:style-name="ce4037"/>
          <table:table-cell table:style-name="ce4038"/>
          <table:table-cell table:style-name="ce4039"/>
          <table:table-cell table:style-name="ce4040"/>
          <table:table-cell table:style-name="ce4041"/>
          <table:table-cell table:style-name="ce4042"/>
          <table:table-cell table:style-name="ce4043"/>
          <table:table-cell table:style-name="ce4044"/>
          <table:table-cell table:style-name="ce4045"/>
          <table:table-cell table:style-name="ce4046"/>
          <table:table-cell table:style-name="ce4047"/>
          <table:table-cell table:style-name="ce4048"/>
          <table:table-cell table:style-name="ce4049"/>
          <table:table-cell table:style-name="ce4050"/>
          <table:table-cell table:style-name="ce4051"/>
          <table:table-cell table:style-name="ce4052"/>
          <table:table-cell table:style-name="ce4053"/>
          <table:table-cell table:style-name="ce4054"/>
          <table:table-cell table:style-name="ce4055"/>
          <table:table-cell table:style-name="ce4056"/>
          <table:table-cell table:style-name="ce4057"/>
          <table:table-cell table:style-name="ce4058"/>
          <table:table-cell table:style-name="ce4059"/>
          <table:table-cell table:style-name="ce4060"/>
          <table:table-cell table:style-name="ce4061"/>
          <table:table-cell table:style-name="ce4062"/>
          <table:table-cell table:style-name="ce4063"/>
          <table:table-cell table:style-name="ce4064"/>
          <table:table-cell table:style-name="ce4065"/>
          <table:table-cell table:style-name="ce4066"/>
          <table:table-cell table:style-name="ce4067"/>
          <table:table-cell table:style-name="ce4068"/>
          <table:table-cell table:style-name="ce4069"/>
          <table:table-cell table:style-name="ce4070"/>
          <table:table-cell table:style-name="ce4071"/>
          <table:table-cell table:style-name="ce4072"/>
          <table:table-cell table:style-name="ce4073"/>
          <table:table-cell table:style-name="ce4074"/>
          <table:table-cell table:style-name="ce4075"/>
          <table:table-cell table:style-name="ce4076"/>
          <table:table-cell table:style-name="ce4077"/>
          <table:table-cell table:style-name="ce4078"/>
          <table:table-cell table:style-name="ce4079"/>
          <table:table-cell table:style-name="ce4080"/>
          <table:table-cell table:style-name="ce4081"/>
          <table:table-cell table:style-name="ce4082"/>
          <table:table-cell table:style-name="ce4083"/>
          <table:table-cell table:style-name="ce4084"/>
          <table:table-cell table:style-name="ce4085"/>
          <table:table-cell table:style-name="ce4086"/>
          <table:table-cell table:style-name="ce4087"/>
          <table:table-cell table:style-name="ce4088"/>
          <table:table-cell table:style-name="ce4089"/>
          <table:table-cell table:style-name="ce4090"/>
          <table:table-cell table:style-name="ce4091"/>
          <table:table-cell table:style-name="ce4092"/>
          <table:table-cell table:style-name="ce4093"/>
          <table:table-cell table:style-name="ce4094"/>
          <table:table-cell table:style-name="ce4095"/>
          <table:table-cell table:style-name="ce4096"/>
          <table:table-cell table:style-name="ce4097"/>
          <table:table-cell table:style-name="ce4098"/>
          <table:table-cell table:style-name="ce4099"/>
          <table:table-cell table:style-name="ce4100"/>
          <table:table-cell table:style-name="ce4101"/>
        </table:table-row>
        <table:table-row table:style-name="ro1">
          <table:table-cell office:value-type="string" calcext:value-type="string">
            <text:p>Overview of the Fifth NTCIR Workshop.</text:p>
          </table:table-cell>
          <table:table-cell office:value-type="string" calcext:value-type="string">
            <text:p>Noriko Kando</text:p>
          </table:table-cell>
          <table:table-cell office:value-type="string" calcext:value-type="string">
            <text:p>http://www.mt-archive.info/jnl/NTCIR-2005-Kand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erview of CLIR task at the Fifth NTCIR Workshop.</text:p>
          </table:table-cell>
          <table:table-cell office:value-type="string" calcext:value-type="string">
            <text:p>Kazuaki Kishida and Kuang-hua Chen and Sukhoon Lee and Kazuko Kuriyama and Noriko Kando and Hsin-His Chen and Sung Hyon Myaeng</text:p>
          </table:table-cell>
          <table:table-cell office:value-type="string" calcext:value-type="string">
            <text:p>http://www.mt-archive.info/jnl/NTCIR_2005-Kishid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ort on CLIR task for the NTCIR-5 evaluation campaign</text:p>
          </table:table-cell>
          <table:table-cell office:value-type="string" calcext:value-type="string">
            <text:p>Samir Abdou and Jacques Savoy</text:p>
          </table:table-cell>
          <table:table-cell office:value-type="string" calcext:value-type="string">
            <text:p>http://www.mt-archive.info/jnl/NTCIR-2005-Abdou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 similar are Chinese and Japanese for cross-language information retrieval?</text:p>
          </table:table-cell>
          <table:table-cell office:value-type="string" calcext:value-type="string">
            <text:p>Frederic C.Gey</text:p>
          </table:table-cell>
          <table:table-cell office:value-type="string" calcext:value-type="string">
            <text:p>http://www.mt-archive.info/jnl/NTCIR-2005-Ge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TCIR-5 Chinese, English, Korean cross-language retrieval experiments using PIRCS</text:p>
          </table:table-cell>
          <table:table-cell office:value-type="string" calcext:value-type="string">
            <text:p>Kui-Lam Kwok and Sora Choi and Norbert Dinstl and Peter Deng</text:p>
          </table:table-cell>
          <table:table-cell office:value-type="string" calcext:value-type="string">
            <text:p>http://www.mt-archive.info/jnl/NTCIR-2005-Kwok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-result-based method for unknown term translation in cross-language information retrieval.</text:p>
          </table:table-cell>
          <table:table-cell office:value-type="string" calcext:value-type="string">
            <text:p>Jiun-Hung Lin and Min-Shiang Shia and Kao-Hung Lin and Shu-Jung Lin and Scott Yu and Wen-Hsiang Lu</text:p>
          </table:table-cell>
          <table:table-cell office:value-type="string" calcext:value-type="string">
            <text:p>http://www.mt-archive.info/jnl/NTCIR-2005-Li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CAS in English-Chinese CLIR at NTCIR-5</text:p>
          </table:table-cell>
          <table:table-cell office:value-type="string" calcext:value-type="string">
            <text:p>Jinming Min and Le Sun and Junlin Zhang</text:p>
          </table:table-cell>
          <table:table-cell office:value-type="string" calcext:value-type="string">
            <text:p>http://www.mt-archive.info/jnl/NTCIR-2005-Mi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omson Legal and Regulatory at NTCIR-5: Japanese and Korean experiments</text:p>
          </table:table-cell>
          <table:table-cell office:value-type="string" calcext:value-type="string">
            <text:p>Isabelle Moulinier and Ken Williams</text:p>
          </table:table-cell>
          <table:table-cell office:value-type="string" calcext:value-type="string">
            <text:p>http://www.mt-archive.info/jnl/NTCIR-2005-Moulini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ying multiple charcteristics and techniques in the NICT information retrieval system in NTCIR-5</text:p>
          </table:table-cell>
          <table:table-cell office:value-type="string" calcext:value-type="string">
            <text:p>Masaki Murata and Qing Ma and Hitoshi Isahara</text:p>
          </table:table-cell>
          <table:table-cell office:value-type="string" calcext:value-type="string">
            <text:p>http://www.mt-archive.info/jnl/NTCIR-2005-Murat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TCIR-5 CLIR experiments at Oki</text:p>
          </table:table-cell>
          <table:table-cell office:value-type="string" calcext:value-type="string">
            <text:p>Tetsuji Nakagawa</text:p>
          </table:table-cell>
          <table:table-cell office:value-type="string" calcext:value-type="string">
            <text:p>http://www.mt-archive.info/jnl/NTCIR-2005-Nakagaw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ECH at NTCIR-5: combining evidences of multiple term extractions for mono-lingual and cross-lingual retrieval in Korean and Japanese</text:p>
          </table:table-cell>
          <table:table-cell office:value-type="string" calcext:value-type="string">
            <text:p>Seung-Hoon Na and In-Su Kang and Jong-Hyeok Lee</text:p>
          </table:table-cell>
          <table:table-cell office:value-type="string" calcext:value-type="string">
            <text:p>http://www.mt-archive.info/jnl/NTCIR-2005-N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shiba BRIDJE at NTCIR-5 CLIR: evaluation using geometric means</text:p>
          </table:table-cell>
          <table:table-cell office:value-type="string" calcext:value-type="string">
            <text:p>Tetsuya Sakai and Toshihiko Manabe and Akira Kumano and Makoto Koyama and Tomoharu Kokubu</text:p>
          </table:table-cell>
          <table:table-cell office:value-type="string" calcext:value-type="string">
            <text:p>http://www.mt-archive.info/jnl/NTCIR-2005-Saka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JK experiments with Hummingbird SearchServer™ <text:s/>at NTCIR-5</text:p>
          </table:table-cell>
          <table:table-cell office:value-type="string" calcext:value-type="string">
            <text:p>Stephen Tomlinson</text:p>
          </table:table-cell>
          <table:table-cell office:value-type="string" calcext:value-type="string">
            <text:p>http://www.mt-archive.info/jnl/NTCIR-2005-Tomlins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ACLE retrieval experiments with East Asian languages.</text:p>
          </table:table-cell>
          <table:table-cell office:value-type="string" calcext:value-type="string">
            <text:p>Julio Villena-Román and José Miguel Goñi-Menoyo and José C.González-Cristóbal and José Luis Martínez-Fernández</text:p>
          </table:table-cell>
          <table:table-cell office:value-type="string" calcext:value-type="string">
            <text:p>http://www.mt-archive.info/jnl/NTCIR-2005-Villen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the web for translation disambiguation: RMIT University at NTCIR-5 Chinese-English CLIR</text:p>
          </table:table-cell>
          <table:table-cell office:value-type="string" calcext:value-type="string">
            <text:p>Ying Zhang and Phil Vines</text:p>
          </table:table-cell>
          <table:table-cell office:value-type="string" calcext:value-type="string">
            <text:p>http://www.mt-archive.info/jnl/NTCIR-2005-Zhang.pdf</text:p>
          </table:table-cell>
          <table:table-cell table:number-columns-repeated="1021"/>
        </table:table-row>
        <calcext:conditional-formats>
          <calcext:conditional-format calcext:target-range-address="'2005.ntcir'.A2:'2005.ntcir'.AMJ16">
            <calcext:condition calcext:apply-style-name="Accent" calcext:value="duplicate" calcext:base-cell-address="'2005.ntcir'.A2"/>
          </calcext:conditional-format>
          <calcext:conditional-format calcext:target-range-address="'2005.ntcir'.A1:'2005.ntcir'.A1">
            <calcext:condition calcext:apply-style-name="Accent" calcext:value="duplicate" calcext:base-cell-address="'2005.ntcir'.A1"/>
          </calcext:conditional-format>
          <calcext:conditional-format calcext:target-range-address="'2005.ntcir'.B1:'2005.ntcir'.B1">
            <calcext:condition calcext:apply-style-name="Accent" calcext:value="duplicate" calcext:base-cell-address="'2005.ntcir'.B1"/>
          </calcext:conditional-format>
          <calcext:conditional-format calcext:target-range-address="'2005.ntcir'.C1:'2005.ntcir'.C1">
            <calcext:condition calcext:apply-style-name="Accent" calcext:value="duplicate" calcext:base-cell-address="'2005.ntcir'.C1"/>
          </calcext:conditional-format>
          <calcext:conditional-format calcext:target-range-address="'2005.ntcir'.D1:'2005.ntcir'.D1">
            <calcext:condition calcext:apply-style-name="Accent" calcext:value="duplicate" calcext:base-cell-address="'2005.ntcir'.D1"/>
          </calcext:conditional-format>
          <calcext:conditional-format calcext:target-range-address="'2005.ntcir'.E1:'2005.ntcir'.E1">
            <calcext:condition calcext:apply-style-name="Accent" calcext:value="duplicate" calcext:base-cell-address="'2005.ntcir'.E1"/>
          </calcext:conditional-format>
          <calcext:conditional-format calcext:target-range-address="'2005.ntcir'.F1:'2005.ntcir'.F1">
            <calcext:condition calcext:apply-style-name="Accent" calcext:value="duplicate" calcext:base-cell-address="'2005.ntcir'.F1"/>
          </calcext:conditional-format>
          <calcext:conditional-format calcext:target-range-address="'2005.ntcir'.G1:'2005.ntcir'.G1">
            <calcext:condition calcext:apply-style-name="Accent" calcext:value="duplicate" calcext:base-cell-address="'2005.ntcir'.G1"/>
          </calcext:conditional-format>
          <calcext:conditional-format calcext:target-range-address="'2005.ntcir'.H1:'2005.ntcir'.H1">
            <calcext:condition calcext:apply-style-name="Accent" calcext:value="duplicate" calcext:base-cell-address="'2005.ntcir'.H1"/>
          </calcext:conditional-format>
          <calcext:conditional-format calcext:target-range-address="'2005.ntcir'.I1:'2005.ntcir'.I1">
            <calcext:condition calcext:apply-style-name="Accent" calcext:value="duplicate" calcext:base-cell-address="'2005.ntcir'.I1"/>
          </calcext:conditional-format>
          <calcext:conditional-format calcext:target-range-address="'2005.ntcir'.J1:'2005.ntcir'.J1">
            <calcext:condition calcext:apply-style-name="Accent" calcext:value="duplicate" calcext:base-cell-address="'2005.ntcir'.J1"/>
          </calcext:conditional-format>
          <calcext:conditional-format calcext:target-range-address="'2005.ntcir'.K1:'2005.ntcir'.K1">
            <calcext:condition calcext:apply-style-name="Accent" calcext:value="duplicate" calcext:base-cell-address="'2005.ntcir'.K1"/>
          </calcext:conditional-format>
          <calcext:conditional-format calcext:target-range-address="'2005.ntcir'.L1:'2005.ntcir'.L1">
            <calcext:condition calcext:apply-style-name="Accent" calcext:value="duplicate" calcext:base-cell-address="'2005.ntcir'.L1"/>
          </calcext:conditional-format>
          <calcext:conditional-format calcext:target-range-address="'2005.ntcir'.M1:'2005.ntcir'.M1">
            <calcext:condition calcext:apply-style-name="Accent" calcext:value="duplicate" calcext:base-cell-address="'2005.ntcir'.M1"/>
          </calcext:conditional-format>
          <calcext:conditional-format calcext:target-range-address="'2005.ntcir'.N1:'2005.ntcir'.N1">
            <calcext:condition calcext:apply-style-name="Accent" calcext:value="duplicate" calcext:base-cell-address="'2005.ntcir'.N1"/>
          </calcext:conditional-format>
          <calcext:conditional-format calcext:target-range-address="'2005.ntcir'.O1:'2005.ntcir'.O1">
            <calcext:condition calcext:apply-style-name="Accent" calcext:value="duplicate" calcext:base-cell-address="'2005.ntcir'.O1"/>
          </calcext:conditional-format>
          <calcext:conditional-format calcext:target-range-address="'2005.ntcir'.P1:'2005.ntcir'.P1">
            <calcext:condition calcext:apply-style-name="Accent" calcext:value="duplicate" calcext:base-cell-address="'2005.ntcir'.P1"/>
          </calcext:conditional-format>
          <calcext:conditional-format calcext:target-range-address="'2005.ntcir'.Q1:'2005.ntcir'.Q1">
            <calcext:condition calcext:apply-style-name="Accent" calcext:value="duplicate" calcext:base-cell-address="'2005.ntcir'.Q1"/>
          </calcext:conditional-format>
          <calcext:conditional-format calcext:target-range-address="'2005.ntcir'.R1:'2005.ntcir'.R1">
            <calcext:condition calcext:apply-style-name="Accent" calcext:value="duplicate" calcext:base-cell-address="'2005.ntcir'.R1"/>
          </calcext:conditional-format>
          <calcext:conditional-format calcext:target-range-address="'2005.ntcir'.S1:'2005.ntcir'.S1">
            <calcext:condition calcext:apply-style-name="Accent" calcext:value="duplicate" calcext:base-cell-address="'2005.ntcir'.S1"/>
          </calcext:conditional-format>
          <calcext:conditional-format calcext:target-range-address="'2005.ntcir'.T1:'2005.ntcir'.T1">
            <calcext:condition calcext:apply-style-name="Accent" calcext:value="duplicate" calcext:base-cell-address="'2005.ntcir'.T1"/>
          </calcext:conditional-format>
          <calcext:conditional-format calcext:target-range-address="'2005.ntcir'.U1:'2005.ntcir'.U1">
            <calcext:condition calcext:apply-style-name="Accent" calcext:value="duplicate" calcext:base-cell-address="'2005.ntcir'.U1"/>
          </calcext:conditional-format>
          <calcext:conditional-format calcext:target-range-address="'2005.ntcir'.V1:'2005.ntcir'.V1">
            <calcext:condition calcext:apply-style-name="Accent" calcext:value="duplicate" calcext:base-cell-address="'2005.ntcir'.V1"/>
          </calcext:conditional-format>
          <calcext:conditional-format calcext:target-range-address="'2005.ntcir'.W1:'2005.ntcir'.W1">
            <calcext:condition calcext:apply-style-name="Accent" calcext:value="duplicate" calcext:base-cell-address="'2005.ntcir'.W1"/>
          </calcext:conditional-format>
          <calcext:conditional-format calcext:target-range-address="'2005.ntcir'.X1:'2005.ntcir'.X1">
            <calcext:condition calcext:apply-style-name="Accent" calcext:value="duplicate" calcext:base-cell-address="'2005.ntcir'.X1"/>
          </calcext:conditional-format>
          <calcext:conditional-format calcext:target-range-address="'2005.ntcir'.Y1:'2005.ntcir'.Y1">
            <calcext:condition calcext:apply-style-name="Accent" calcext:value="duplicate" calcext:base-cell-address="'2005.ntcir'.Y1"/>
          </calcext:conditional-format>
          <calcext:conditional-format calcext:target-range-address="'2005.ntcir'.Z1:'2005.ntcir'.Z1">
            <calcext:condition calcext:apply-style-name="Accent" calcext:value="duplicate" calcext:base-cell-address="'2005.ntcir'.Z1"/>
          </calcext:conditional-format>
          <calcext:conditional-format calcext:target-range-address="'2005.ntcir'.AA1:'2005.ntcir'.AA1">
            <calcext:condition calcext:apply-style-name="Accent" calcext:value="duplicate" calcext:base-cell-address="'2005.ntcir'.AA1"/>
          </calcext:conditional-format>
          <calcext:conditional-format calcext:target-range-address="'2005.ntcir'.AB1:'2005.ntcir'.AB1">
            <calcext:condition calcext:apply-style-name="Accent" calcext:value="duplicate" calcext:base-cell-address="'2005.ntcir'.AB1"/>
          </calcext:conditional-format>
          <calcext:conditional-format calcext:target-range-address="'2005.ntcir'.AC1:'2005.ntcir'.AC1">
            <calcext:condition calcext:apply-style-name="Accent" calcext:value="duplicate" calcext:base-cell-address="'2005.ntcir'.AC1"/>
          </calcext:conditional-format>
          <calcext:conditional-format calcext:target-range-address="'2005.ntcir'.AD1:'2005.ntcir'.AD1">
            <calcext:condition calcext:apply-style-name="Accent" calcext:value="duplicate" calcext:base-cell-address="'2005.ntcir'.AD1"/>
          </calcext:conditional-format>
          <calcext:conditional-format calcext:target-range-address="'2005.ntcir'.AE1:'2005.ntcir'.AE1">
            <calcext:condition calcext:apply-style-name="Accent" calcext:value="duplicate" calcext:base-cell-address="'2005.ntcir'.AE1"/>
          </calcext:conditional-format>
          <calcext:conditional-format calcext:target-range-address="'2005.ntcir'.AF1:'2005.ntcir'.AF1">
            <calcext:condition calcext:apply-style-name="Accent" calcext:value="duplicate" calcext:base-cell-address="'2005.ntcir'.AF1"/>
          </calcext:conditional-format>
          <calcext:conditional-format calcext:target-range-address="'2005.ntcir'.AG1:'2005.ntcir'.AG1">
            <calcext:condition calcext:apply-style-name="Accent" calcext:value="duplicate" calcext:base-cell-address="'2005.ntcir'.AG1"/>
          </calcext:conditional-format>
          <calcext:conditional-format calcext:target-range-address="'2005.ntcir'.AH1:'2005.ntcir'.AH1">
            <calcext:condition calcext:apply-style-name="Accent" calcext:value="duplicate" calcext:base-cell-address="'2005.ntcir'.AH1"/>
          </calcext:conditional-format>
          <calcext:conditional-format calcext:target-range-address="'2005.ntcir'.AI1:'2005.ntcir'.AI1">
            <calcext:condition calcext:apply-style-name="Accent" calcext:value="duplicate" calcext:base-cell-address="'2005.ntcir'.AI1"/>
          </calcext:conditional-format>
          <calcext:conditional-format calcext:target-range-address="'2005.ntcir'.AJ1:'2005.ntcir'.AJ1">
            <calcext:condition calcext:apply-style-name="Accent" calcext:value="duplicate" calcext:base-cell-address="'2005.ntcir'.AJ1"/>
          </calcext:conditional-format>
          <calcext:conditional-format calcext:target-range-address="'2005.ntcir'.AK1:'2005.ntcir'.AK1">
            <calcext:condition calcext:apply-style-name="Accent" calcext:value="duplicate" calcext:base-cell-address="'2005.ntcir'.AK1"/>
          </calcext:conditional-format>
          <calcext:conditional-format calcext:target-range-address="'2005.ntcir'.AL1:'2005.ntcir'.AL1">
            <calcext:condition calcext:apply-style-name="Accent" calcext:value="duplicate" calcext:base-cell-address="'2005.ntcir'.AL1"/>
          </calcext:conditional-format>
          <calcext:conditional-format calcext:target-range-address="'2005.ntcir'.AM1:'2005.ntcir'.AM1">
            <calcext:condition calcext:apply-style-name="Accent" calcext:value="duplicate" calcext:base-cell-address="'2005.ntcir'.AM1"/>
          </calcext:conditional-format>
          <calcext:conditional-format calcext:target-range-address="'2005.ntcir'.AN1:'2005.ntcir'.AN1">
            <calcext:condition calcext:apply-style-name="Accent" calcext:value="duplicate" calcext:base-cell-address="'2005.ntcir'.AN1"/>
          </calcext:conditional-format>
          <calcext:conditional-format calcext:target-range-address="'2005.ntcir'.AO1:'2005.ntcir'.AO1">
            <calcext:condition calcext:apply-style-name="Accent" calcext:value="duplicate" calcext:base-cell-address="'2005.ntcir'.AO1"/>
          </calcext:conditional-format>
          <calcext:conditional-format calcext:target-range-address="'2005.ntcir'.AP1:'2005.ntcir'.AP1">
            <calcext:condition calcext:apply-style-name="Accent" calcext:value="duplicate" calcext:base-cell-address="'2005.ntcir'.AP1"/>
          </calcext:conditional-format>
          <calcext:conditional-format calcext:target-range-address="'2005.ntcir'.AQ1:'2005.ntcir'.AQ1">
            <calcext:condition calcext:apply-style-name="Accent" calcext:value="duplicate" calcext:base-cell-address="'2005.ntcir'.AQ1"/>
          </calcext:conditional-format>
          <calcext:conditional-format calcext:target-range-address="'2005.ntcir'.AR1:'2005.ntcir'.AR1">
            <calcext:condition calcext:apply-style-name="Accent" calcext:value="duplicate" calcext:base-cell-address="'2005.ntcir'.AR1"/>
          </calcext:conditional-format>
          <calcext:conditional-format calcext:target-range-address="'2005.ntcir'.AS1:'2005.ntcir'.AS1">
            <calcext:condition calcext:apply-style-name="Accent" calcext:value="duplicate" calcext:base-cell-address="'2005.ntcir'.AS1"/>
          </calcext:conditional-format>
          <calcext:conditional-format calcext:target-range-address="'2005.ntcir'.AT1:'2005.ntcir'.AT1">
            <calcext:condition calcext:apply-style-name="Accent" calcext:value="duplicate" calcext:base-cell-address="'2005.ntcir'.AT1"/>
          </calcext:conditional-format>
          <calcext:conditional-format calcext:target-range-address="'2005.ntcir'.AU1:'2005.ntcir'.AU1">
            <calcext:condition calcext:apply-style-name="Accent" calcext:value="duplicate" calcext:base-cell-address="'2005.ntcir'.AU1"/>
          </calcext:conditional-format>
          <calcext:conditional-format calcext:target-range-address="'2005.ntcir'.AV1:'2005.ntcir'.AV1">
            <calcext:condition calcext:apply-style-name="Accent" calcext:value="duplicate" calcext:base-cell-address="'2005.ntcir'.AV1"/>
          </calcext:conditional-format>
          <calcext:conditional-format calcext:target-range-address="'2005.ntcir'.AW1:'2005.ntcir'.AW1">
            <calcext:condition calcext:apply-style-name="Accent" calcext:value="duplicate" calcext:base-cell-address="'2005.ntcir'.AW1"/>
          </calcext:conditional-format>
          <calcext:conditional-format calcext:target-range-address="'2005.ntcir'.AX1:'2005.ntcir'.AX1">
            <calcext:condition calcext:apply-style-name="Accent" calcext:value="duplicate" calcext:base-cell-address="'2005.ntcir'.AX1"/>
          </calcext:conditional-format>
          <calcext:conditional-format calcext:target-range-address="'2005.ntcir'.AY1:'2005.ntcir'.AY1">
            <calcext:condition calcext:apply-style-name="Accent" calcext:value="duplicate" calcext:base-cell-address="'2005.ntcir'.AY1"/>
          </calcext:conditional-format>
          <calcext:conditional-format calcext:target-range-address="'2005.ntcir'.AZ1:'2005.ntcir'.AZ1">
            <calcext:condition calcext:apply-style-name="Accent" calcext:value="duplicate" calcext:base-cell-address="'2005.ntcir'.AZ1"/>
          </calcext:conditional-format>
          <calcext:conditional-format calcext:target-range-address="'2005.ntcir'.BA1:'2005.ntcir'.BA1">
            <calcext:condition calcext:apply-style-name="Accent" calcext:value="duplicate" calcext:base-cell-address="'2005.ntcir'.BA1"/>
          </calcext:conditional-format>
          <calcext:conditional-format calcext:target-range-address="'2005.ntcir'.BB1:'2005.ntcir'.BB1">
            <calcext:condition calcext:apply-style-name="Accent" calcext:value="duplicate" calcext:base-cell-address="'2005.ntcir'.BB1"/>
          </calcext:conditional-format>
          <calcext:conditional-format calcext:target-range-address="'2005.ntcir'.BC1:'2005.ntcir'.BC1">
            <calcext:condition calcext:apply-style-name="Accent" calcext:value="duplicate" calcext:base-cell-address="'2005.ntcir'.BC1"/>
          </calcext:conditional-format>
          <calcext:conditional-format calcext:target-range-address="'2005.ntcir'.BD1:'2005.ntcir'.BD1">
            <calcext:condition calcext:apply-style-name="Accent" calcext:value="duplicate" calcext:base-cell-address="'2005.ntcir'.BD1"/>
          </calcext:conditional-format>
          <calcext:conditional-format calcext:target-range-address="'2005.ntcir'.BE1:'2005.ntcir'.BE1">
            <calcext:condition calcext:apply-style-name="Accent" calcext:value="duplicate" calcext:base-cell-address="'2005.ntcir'.BE1"/>
          </calcext:conditional-format>
          <calcext:conditional-format calcext:target-range-address="'2005.ntcir'.BF1:'2005.ntcir'.BF1">
            <calcext:condition calcext:apply-style-name="Accent" calcext:value="duplicate" calcext:base-cell-address="'2005.ntcir'.BF1"/>
          </calcext:conditional-format>
          <calcext:conditional-format calcext:target-range-address="'2005.ntcir'.BG1:'2005.ntcir'.BG1">
            <calcext:condition calcext:apply-style-name="Accent" calcext:value="duplicate" calcext:base-cell-address="'2005.ntcir'.BG1"/>
          </calcext:conditional-format>
          <calcext:conditional-format calcext:target-range-address="'2005.ntcir'.BH1:'2005.ntcir'.BH1">
            <calcext:condition calcext:apply-style-name="Accent" calcext:value="duplicate" calcext:base-cell-address="'2005.ntcir'.BH1"/>
          </calcext:conditional-format>
          <calcext:conditional-format calcext:target-range-address="'2005.ntcir'.BI1:'2005.ntcir'.BI1">
            <calcext:condition calcext:apply-style-name="Accent" calcext:value="duplicate" calcext:base-cell-address="'2005.ntcir'.BI1"/>
          </calcext:conditional-format>
          <calcext:conditional-format calcext:target-range-address="'2005.ntcir'.BJ1:'2005.ntcir'.BJ1">
            <calcext:condition calcext:apply-style-name="Accent" calcext:value="duplicate" calcext:base-cell-address="'2005.ntcir'.BJ1"/>
          </calcext:conditional-format>
          <calcext:conditional-format calcext:target-range-address="'2005.ntcir'.BK1:'2005.ntcir'.BK1">
            <calcext:condition calcext:apply-style-name="Accent" calcext:value="duplicate" calcext:base-cell-address="'2005.ntcir'.BK1"/>
          </calcext:conditional-format>
          <calcext:conditional-format calcext:target-range-address="'2005.ntcir'.BL1:'2005.ntcir'.BL1">
            <calcext:condition calcext:apply-style-name="Accent" calcext:value="duplicate" calcext:base-cell-address="'2005.ntcir'.BL1"/>
          </calcext:conditional-format>
          <calcext:conditional-format calcext:target-range-address="'2005.ntcir'.BM1:'2005.ntcir'.BM1">
            <calcext:condition calcext:apply-style-name="Accent" calcext:value="duplicate" calcext:base-cell-address="'2005.ntcir'.BM1"/>
          </calcext:conditional-format>
          <calcext:conditional-format calcext:target-range-address="'2005.ntcir'.BN1:'2005.ntcir'.BN1">
            <calcext:condition calcext:apply-style-name="Accent" calcext:value="duplicate" calcext:base-cell-address="'2005.ntcir'.BN1"/>
          </calcext:conditional-format>
          <calcext:conditional-format calcext:target-range-address="'2005.ntcir'.BO1:'2005.ntcir'.BO1">
            <calcext:condition calcext:apply-style-name="Accent" calcext:value="duplicate" calcext:base-cell-address="'2005.ntcir'.BO1"/>
          </calcext:conditional-format>
          <calcext:conditional-format calcext:target-range-address="'2005.ntcir'.BP1:'2005.ntcir'.BP1">
            <calcext:condition calcext:apply-style-name="Accent" calcext:value="duplicate" calcext:base-cell-address="'2005.ntcir'.BP1"/>
          </calcext:conditional-format>
          <calcext:conditional-format calcext:target-range-address="'2005.ntcir'.BQ1:'2005.ntcir'.BQ1">
            <calcext:condition calcext:apply-style-name="Accent" calcext:value="duplicate" calcext:base-cell-address="'2005.ntcir'.BQ1"/>
          </calcext:conditional-format>
          <calcext:conditional-format calcext:target-range-address="'2005.ntcir'.BR1:'2005.ntcir'.BR1">
            <calcext:condition calcext:apply-style-name="Accent" calcext:value="duplicate" calcext:base-cell-address="'2005.ntcir'.BR1"/>
          </calcext:conditional-format>
          <calcext:conditional-format calcext:target-range-address="'2005.ntcir'.BS1:'2005.ntcir'.BS1">
            <calcext:condition calcext:apply-style-name="Accent" calcext:value="duplicate" calcext:base-cell-address="'2005.ntcir'.BS1"/>
          </calcext:conditional-format>
          <calcext:conditional-format calcext:target-range-address="'2005.ntcir'.BT1:'2005.ntcir'.BT1">
            <calcext:condition calcext:apply-style-name="Accent" calcext:value="duplicate" calcext:base-cell-address="'2005.ntcir'.BT1"/>
          </calcext:conditional-format>
          <calcext:conditional-format calcext:target-range-address="'2005.ntcir'.BU1:'2005.ntcir'.BU1">
            <calcext:condition calcext:apply-style-name="Accent" calcext:value="duplicate" calcext:base-cell-address="'2005.ntcir'.BU1"/>
          </calcext:conditional-format>
          <calcext:conditional-format calcext:target-range-address="'2005.ntcir'.BV1:'2005.ntcir'.BV1">
            <calcext:condition calcext:apply-style-name="Accent" calcext:value="duplicate" calcext:base-cell-address="'2005.ntcir'.BV1"/>
          </calcext:conditional-format>
          <calcext:conditional-format calcext:target-range-address="'2005.ntcir'.BW1:'2005.ntcir'.BW1">
            <calcext:condition calcext:apply-style-name="Accent" calcext:value="duplicate" calcext:base-cell-address="'2005.ntcir'.BW1"/>
          </calcext:conditional-format>
          <calcext:conditional-format calcext:target-range-address="'2005.ntcir'.BX1:'2005.ntcir'.BX1">
            <calcext:condition calcext:apply-style-name="Accent" calcext:value="duplicate" calcext:base-cell-address="'2005.ntcir'.BX1"/>
          </calcext:conditional-format>
          <calcext:conditional-format calcext:target-range-address="'2005.ntcir'.BY1:'2005.ntcir'.BY1">
            <calcext:condition calcext:apply-style-name="Accent" calcext:value="duplicate" calcext:base-cell-address="'2005.ntcir'.BY1"/>
          </calcext:conditional-format>
          <calcext:conditional-format calcext:target-range-address="'2005.ntcir'.BZ1:'2005.ntcir'.BZ1">
            <calcext:condition calcext:apply-style-name="Accent" calcext:value="duplicate" calcext:base-cell-address="'2005.ntcir'.BZ1"/>
          </calcext:conditional-format>
          <calcext:conditional-format calcext:target-range-address="'2005.ntcir'.CA1:'2005.ntcir'.CA1">
            <calcext:condition calcext:apply-style-name="Accent" calcext:value="duplicate" calcext:base-cell-address="'2005.ntcir'.CA1"/>
          </calcext:conditional-format>
          <calcext:conditional-format calcext:target-range-address="'2005.ntcir'.CB1:'2005.ntcir'.CB1">
            <calcext:condition calcext:apply-style-name="Accent" calcext:value="duplicate" calcext:base-cell-address="'2005.ntcir'.CB1"/>
          </calcext:conditional-format>
          <calcext:conditional-format calcext:target-range-address="'2005.ntcir'.CC1:'2005.ntcir'.CC1">
            <calcext:condition calcext:apply-style-name="Accent" calcext:value="duplicate" calcext:base-cell-address="'2005.ntcir'.CC1"/>
          </calcext:conditional-format>
          <calcext:conditional-format calcext:target-range-address="'2005.ntcir'.CD1:'2005.ntcir'.CD1">
            <calcext:condition calcext:apply-style-name="Accent" calcext:value="duplicate" calcext:base-cell-address="'2005.ntcir'.CD1"/>
          </calcext:conditional-format>
          <calcext:conditional-format calcext:target-range-address="'2005.ntcir'.CE1:'2005.ntcir'.CE1">
            <calcext:condition calcext:apply-style-name="Accent" calcext:value="duplicate" calcext:base-cell-address="'2005.ntcir'.CE1"/>
          </calcext:conditional-format>
          <calcext:conditional-format calcext:target-range-address="'2005.ntcir'.CF1:'2005.ntcir'.CF1">
            <calcext:condition calcext:apply-style-name="Accent" calcext:value="duplicate" calcext:base-cell-address="'2005.ntcir'.CF1"/>
          </calcext:conditional-format>
          <calcext:conditional-format calcext:target-range-address="'2005.ntcir'.CG1:'2005.ntcir'.CG1">
            <calcext:condition calcext:apply-style-name="Accent" calcext:value="duplicate" calcext:base-cell-address="'2005.ntcir'.CG1"/>
          </calcext:conditional-format>
          <calcext:conditional-format calcext:target-range-address="'2005.ntcir'.CH1:'2005.ntcir'.CH1">
            <calcext:condition calcext:apply-style-name="Accent" calcext:value="duplicate" calcext:base-cell-address="'2005.ntcir'.CH1"/>
          </calcext:conditional-format>
          <calcext:conditional-format calcext:target-range-address="'2005.ntcir'.CI1:'2005.ntcir'.CI1">
            <calcext:condition calcext:apply-style-name="Accent" calcext:value="duplicate" calcext:base-cell-address="'2005.ntcir'.CI1"/>
          </calcext:conditional-format>
          <calcext:conditional-format calcext:target-range-address="'2005.ntcir'.CJ1:'2005.ntcir'.CJ1">
            <calcext:condition calcext:apply-style-name="Accent" calcext:value="duplicate" calcext:base-cell-address="'2005.ntcir'.CJ1"/>
          </calcext:conditional-format>
          <calcext:conditional-format calcext:target-range-address="'2005.ntcir'.CK1:'2005.ntcir'.CK1">
            <calcext:condition calcext:apply-style-name="Accent" calcext:value="duplicate" calcext:base-cell-address="'2005.ntcir'.CK1"/>
          </calcext:conditional-format>
          <calcext:conditional-format calcext:target-range-address="'2005.ntcir'.CL1:'2005.ntcir'.CL1">
            <calcext:condition calcext:apply-style-name="Accent" calcext:value="duplicate" calcext:base-cell-address="'2005.ntcir'.CL1"/>
          </calcext:conditional-format>
          <calcext:conditional-format calcext:target-range-address="'2005.ntcir'.CM1:'2005.ntcir'.CM1">
            <calcext:condition calcext:apply-style-name="Accent" calcext:value="duplicate" calcext:base-cell-address="'2005.ntcir'.CM1"/>
          </calcext:conditional-format>
          <calcext:conditional-format calcext:target-range-address="'2005.ntcir'.CN1:'2005.ntcir'.CN1">
            <calcext:condition calcext:apply-style-name="Accent" calcext:value="duplicate" calcext:base-cell-address="'2005.ntcir'.CN1"/>
          </calcext:conditional-format>
          <calcext:conditional-format calcext:target-range-address="'2005.ntcir'.CO1:'2005.ntcir'.CO1">
            <calcext:condition calcext:apply-style-name="Accent" calcext:value="duplicate" calcext:base-cell-address="'2005.ntcir'.CO1"/>
          </calcext:conditional-format>
          <calcext:conditional-format calcext:target-range-address="'2005.ntcir'.CP1:'2005.ntcir'.CP1">
            <calcext:condition calcext:apply-style-name="Accent" calcext:value="duplicate" calcext:base-cell-address="'2005.ntcir'.CP1"/>
          </calcext:conditional-format>
          <calcext:conditional-format calcext:target-range-address="'2005.ntcir'.CQ1:'2005.ntcir'.CQ1">
            <calcext:condition calcext:apply-style-name="Accent" calcext:value="duplicate" calcext:base-cell-address="'2005.ntcir'.CQ1"/>
          </calcext:conditional-format>
          <calcext:conditional-format calcext:target-range-address="'2005.ntcir'.CR1:'2005.ntcir'.CR1">
            <calcext:condition calcext:apply-style-name="Accent" calcext:value="duplicate" calcext:base-cell-address="'2005.ntcir'.CR1"/>
          </calcext:conditional-format>
          <calcext:conditional-format calcext:target-range-address="'2005.ntcir'.CS1:'2005.ntcir'.CS1">
            <calcext:condition calcext:apply-style-name="Accent" calcext:value="duplicate" calcext:base-cell-address="'2005.ntcir'.CS1"/>
          </calcext:conditional-format>
          <calcext:conditional-format calcext:target-range-address="'2005.ntcir'.CT1:'2005.ntcir'.CT1">
            <calcext:condition calcext:apply-style-name="Accent" calcext:value="duplicate" calcext:base-cell-address="'2005.ntcir'.CT1"/>
          </calcext:conditional-format>
          <calcext:conditional-format calcext:target-range-address="'2005.ntcir'.CU1:'2005.ntcir'.CU1">
            <calcext:condition calcext:apply-style-name="Accent" calcext:value="duplicate" calcext:base-cell-address="'2005.ntcir'.CU1"/>
          </calcext:conditional-format>
          <calcext:conditional-format calcext:target-range-address="'2005.ntcir'.CV1:'2005.ntcir'.CV1">
            <calcext:condition calcext:apply-style-name="Accent" calcext:value="duplicate" calcext:base-cell-address="'2005.ntcir'.CV1"/>
          </calcext:conditional-format>
          <calcext:conditional-format calcext:target-range-address="'2005.ntcir'.CW1:'2005.ntcir'.CW1">
            <calcext:condition calcext:apply-style-name="Accent" calcext:value="duplicate" calcext:base-cell-address="'2005.ntcir'.CW1"/>
          </calcext:conditional-format>
          <calcext:conditional-format calcext:target-range-address="'2005.ntcir'.CX1:'2005.ntcir'.CX1">
            <calcext:condition calcext:apply-style-name="Accent" calcext:value="duplicate" calcext:base-cell-address="'2005.ntcir'.CX1"/>
          </calcext:conditional-format>
          <calcext:conditional-format calcext:target-range-address="'2005.ntcir'.CY1:'2005.ntcir'.CY1">
            <calcext:condition calcext:apply-style-name="Accent" calcext:value="duplicate" calcext:base-cell-address="'2005.ntcir'.CY1"/>
          </calcext:conditional-format>
          <calcext:conditional-format calcext:target-range-address="'2005.ntcir'.CZ1:'2005.ntcir'.CZ1">
            <calcext:condition calcext:apply-style-name="Accent" calcext:value="duplicate" calcext:base-cell-address="'2005.ntcir'.CZ1"/>
          </calcext:conditional-format>
          <calcext:conditional-format calcext:target-range-address="'2005.ntcir'.DA1:'2005.ntcir'.DA1">
            <calcext:condition calcext:apply-style-name="Accent" calcext:value="duplicate" calcext:base-cell-address="'2005.ntcir'.DA1"/>
          </calcext:conditional-format>
          <calcext:conditional-format calcext:target-range-address="'2005.ntcir'.DB1:'2005.ntcir'.DB1">
            <calcext:condition calcext:apply-style-name="Accent" calcext:value="duplicate" calcext:base-cell-address="'2005.ntcir'.DB1"/>
          </calcext:conditional-format>
          <calcext:conditional-format calcext:target-range-address="'2005.ntcir'.DC1:'2005.ntcir'.DC1">
            <calcext:condition calcext:apply-style-name="Accent" calcext:value="duplicate" calcext:base-cell-address="'2005.ntcir'.DC1"/>
          </calcext:conditional-format>
          <calcext:conditional-format calcext:target-range-address="'2005.ntcir'.DD1:'2005.ntcir'.DD1">
            <calcext:condition calcext:apply-style-name="Accent" calcext:value="duplicate" calcext:base-cell-address="'2005.ntcir'.DD1"/>
          </calcext:conditional-format>
          <calcext:conditional-format calcext:target-range-address="'2005.ntcir'.DE1:'2005.ntcir'.DE1">
            <calcext:condition calcext:apply-style-name="Accent" calcext:value="duplicate" calcext:base-cell-address="'2005.ntcir'.DE1"/>
          </calcext:conditional-format>
          <calcext:conditional-format calcext:target-range-address="'2005.ntcir'.DF1:'2005.ntcir'.DF1">
            <calcext:condition calcext:apply-style-name="Accent" calcext:value="duplicate" calcext:base-cell-address="'2005.ntcir'.DF1"/>
          </calcext:conditional-format>
          <calcext:conditional-format calcext:target-range-address="'2005.ntcir'.DG1:'2005.ntcir'.DG1">
            <calcext:condition calcext:apply-style-name="Accent" calcext:value="duplicate" calcext:base-cell-address="'2005.ntcir'.DG1"/>
          </calcext:conditional-format>
          <calcext:conditional-format calcext:target-range-address="'2005.ntcir'.DH1:'2005.ntcir'.DH1">
            <calcext:condition calcext:apply-style-name="Accent" calcext:value="duplicate" calcext:base-cell-address="'2005.ntcir'.DH1"/>
          </calcext:conditional-format>
          <calcext:conditional-format calcext:target-range-address="'2005.ntcir'.DI1:'2005.ntcir'.DI1">
            <calcext:condition calcext:apply-style-name="Accent" calcext:value="duplicate" calcext:base-cell-address="'2005.ntcir'.DI1"/>
          </calcext:conditional-format>
          <calcext:conditional-format calcext:target-range-address="'2005.ntcir'.DJ1:'2005.ntcir'.DJ1">
            <calcext:condition calcext:apply-style-name="Accent" calcext:value="duplicate" calcext:base-cell-address="'2005.ntcir'.DJ1"/>
          </calcext:conditional-format>
          <calcext:conditional-format calcext:target-range-address="'2005.ntcir'.DK1:'2005.ntcir'.DK1">
            <calcext:condition calcext:apply-style-name="Accent" calcext:value="duplicate" calcext:base-cell-address="'2005.ntcir'.DK1"/>
          </calcext:conditional-format>
          <calcext:conditional-format calcext:target-range-address="'2005.ntcir'.DL1:'2005.ntcir'.DL1">
            <calcext:condition calcext:apply-style-name="Accent" calcext:value="duplicate" calcext:base-cell-address="'2005.ntcir'.DL1"/>
          </calcext:conditional-format>
          <calcext:conditional-format calcext:target-range-address="'2005.ntcir'.DM1:'2005.ntcir'.DM1">
            <calcext:condition calcext:apply-style-name="Accent" calcext:value="duplicate" calcext:base-cell-address="'2005.ntcir'.DM1"/>
          </calcext:conditional-format>
          <calcext:conditional-format calcext:target-range-address="'2005.ntcir'.DN1:'2005.ntcir'.DN1">
            <calcext:condition calcext:apply-style-name="Accent" calcext:value="duplicate" calcext:base-cell-address="'2005.ntcir'.DN1"/>
          </calcext:conditional-format>
          <calcext:conditional-format calcext:target-range-address="'2005.ntcir'.DO1:'2005.ntcir'.DO1">
            <calcext:condition calcext:apply-style-name="Accent" calcext:value="duplicate" calcext:base-cell-address="'2005.ntcir'.DO1"/>
          </calcext:conditional-format>
          <calcext:conditional-format calcext:target-range-address="'2005.ntcir'.DP1:'2005.ntcir'.DP1">
            <calcext:condition calcext:apply-style-name="Accent" calcext:value="duplicate" calcext:base-cell-address="'2005.ntcir'.DP1"/>
          </calcext:conditional-format>
          <calcext:conditional-format calcext:target-range-address="'2005.ntcir'.DQ1:'2005.ntcir'.DQ1">
            <calcext:condition calcext:apply-style-name="Accent" calcext:value="duplicate" calcext:base-cell-address="'2005.ntcir'.DQ1"/>
          </calcext:conditional-format>
          <calcext:conditional-format calcext:target-range-address="'2005.ntcir'.DR1:'2005.ntcir'.DR1">
            <calcext:condition calcext:apply-style-name="Accent" calcext:value="duplicate" calcext:base-cell-address="'2005.ntcir'.DR1"/>
          </calcext:conditional-format>
          <calcext:conditional-format calcext:target-range-address="'2005.ntcir'.DS1:'2005.ntcir'.DS1">
            <calcext:condition calcext:apply-style-name="Accent" calcext:value="duplicate" calcext:base-cell-address="'2005.ntcir'.DS1"/>
          </calcext:conditional-format>
          <calcext:conditional-format calcext:target-range-address="'2005.ntcir'.DT1:'2005.ntcir'.DT1">
            <calcext:condition calcext:apply-style-name="Accent" calcext:value="duplicate" calcext:base-cell-address="'2005.ntcir'.DT1"/>
          </calcext:conditional-format>
          <calcext:conditional-format calcext:target-range-address="'2005.ntcir'.DU1:'2005.ntcir'.DU1">
            <calcext:condition calcext:apply-style-name="Accent" calcext:value="duplicate" calcext:base-cell-address="'2005.ntcir'.DU1"/>
          </calcext:conditional-format>
          <calcext:conditional-format calcext:target-range-address="'2005.ntcir'.DV1:'2005.ntcir'.DV1">
            <calcext:condition calcext:apply-style-name="Accent" calcext:value="duplicate" calcext:base-cell-address="'2005.ntcir'.DV1"/>
          </calcext:conditional-format>
          <calcext:conditional-format calcext:target-range-address="'2005.ntcir'.DW1:'2005.ntcir'.DW1">
            <calcext:condition calcext:apply-style-name="Accent" calcext:value="duplicate" calcext:base-cell-address="'2005.ntcir'.DW1"/>
          </calcext:conditional-format>
          <calcext:conditional-format calcext:target-range-address="'2005.ntcir'.DX1:'2005.ntcir'.DX1">
            <calcext:condition calcext:apply-style-name="Accent" calcext:value="duplicate" calcext:base-cell-address="'2005.ntcir'.DX1"/>
          </calcext:conditional-format>
          <calcext:conditional-format calcext:target-range-address="'2005.ntcir'.DY1:'2005.ntcir'.DY1">
            <calcext:condition calcext:apply-style-name="Accent" calcext:value="duplicate" calcext:base-cell-address="'2005.ntcir'.DY1"/>
          </calcext:conditional-format>
          <calcext:conditional-format calcext:target-range-address="'2005.ntcir'.DZ1:'2005.ntcir'.DZ1">
            <calcext:condition calcext:apply-style-name="Accent" calcext:value="duplicate" calcext:base-cell-address="'2005.ntcir'.DZ1"/>
          </calcext:conditional-format>
          <calcext:conditional-format calcext:target-range-address="'2005.ntcir'.EA1:'2005.ntcir'.EA1">
            <calcext:condition calcext:apply-style-name="Accent" calcext:value="duplicate" calcext:base-cell-address="'2005.ntcir'.EA1"/>
          </calcext:conditional-format>
          <calcext:conditional-format calcext:target-range-address="'2005.ntcir'.EB1:'2005.ntcir'.EB1">
            <calcext:condition calcext:apply-style-name="Accent" calcext:value="duplicate" calcext:base-cell-address="'2005.ntcir'.EB1"/>
          </calcext:conditional-format>
          <calcext:conditional-format calcext:target-range-address="'2005.ntcir'.EC1:'2005.ntcir'.EC1">
            <calcext:condition calcext:apply-style-name="Accent" calcext:value="duplicate" calcext:base-cell-address="'2005.ntcir'.EC1"/>
          </calcext:conditional-format>
          <calcext:conditional-format calcext:target-range-address="'2005.ntcir'.ED1:'2005.ntcir'.ED1">
            <calcext:condition calcext:apply-style-name="Accent" calcext:value="duplicate" calcext:base-cell-address="'2005.ntcir'.ED1"/>
          </calcext:conditional-format>
          <calcext:conditional-format calcext:target-range-address="'2005.ntcir'.EE1:'2005.ntcir'.EE1">
            <calcext:condition calcext:apply-style-name="Accent" calcext:value="duplicate" calcext:base-cell-address="'2005.ntcir'.EE1"/>
          </calcext:conditional-format>
          <calcext:conditional-format calcext:target-range-address="'2005.ntcir'.EF1:'2005.ntcir'.EF1">
            <calcext:condition calcext:apply-style-name="Accent" calcext:value="duplicate" calcext:base-cell-address="'2005.ntcir'.EF1"/>
          </calcext:conditional-format>
          <calcext:conditional-format calcext:target-range-address="'2005.ntcir'.EG1:'2005.ntcir'.EG1">
            <calcext:condition calcext:apply-style-name="Accent" calcext:value="duplicate" calcext:base-cell-address="'2005.ntcir'.EG1"/>
          </calcext:conditional-format>
          <calcext:conditional-format calcext:target-range-address="'2005.ntcir'.EH1:'2005.ntcir'.EH1">
            <calcext:condition calcext:apply-style-name="Accent" calcext:value="duplicate" calcext:base-cell-address="'2005.ntcir'.EH1"/>
          </calcext:conditional-format>
          <calcext:conditional-format calcext:target-range-address="'2005.ntcir'.EI1:'2005.ntcir'.EI1">
            <calcext:condition calcext:apply-style-name="Accent" calcext:value="duplicate" calcext:base-cell-address="'2005.ntcir'.EI1"/>
          </calcext:conditional-format>
          <calcext:conditional-format calcext:target-range-address="'2005.ntcir'.EJ1:'2005.ntcir'.EJ1">
            <calcext:condition calcext:apply-style-name="Accent" calcext:value="duplicate" calcext:base-cell-address="'2005.ntcir'.EJ1"/>
          </calcext:conditional-format>
          <calcext:conditional-format calcext:target-range-address="'2005.ntcir'.EK1:'2005.ntcir'.EK1">
            <calcext:condition calcext:apply-style-name="Accent" calcext:value="duplicate" calcext:base-cell-address="'2005.ntcir'.EK1"/>
          </calcext:conditional-format>
          <calcext:conditional-format calcext:target-range-address="'2005.ntcir'.EL1:'2005.ntcir'.EL1">
            <calcext:condition calcext:apply-style-name="Accent" calcext:value="duplicate" calcext:base-cell-address="'2005.ntcir'.EL1"/>
          </calcext:conditional-format>
          <calcext:conditional-format calcext:target-range-address="'2005.ntcir'.EM1:'2005.ntcir'.EM1">
            <calcext:condition calcext:apply-style-name="Accent" calcext:value="duplicate" calcext:base-cell-address="'2005.ntcir'.EM1"/>
          </calcext:conditional-format>
          <calcext:conditional-format calcext:target-range-address="'2005.ntcir'.EN1:'2005.ntcir'.EN1">
            <calcext:condition calcext:apply-style-name="Accent" calcext:value="duplicate" calcext:base-cell-address="'2005.ntcir'.EN1"/>
          </calcext:conditional-format>
          <calcext:conditional-format calcext:target-range-address="'2005.ntcir'.EO1:'2005.ntcir'.EO1">
            <calcext:condition calcext:apply-style-name="Accent" calcext:value="duplicate" calcext:base-cell-address="'2005.ntcir'.EO1"/>
          </calcext:conditional-format>
          <calcext:conditional-format calcext:target-range-address="'2005.ntcir'.EP1:'2005.ntcir'.EP1">
            <calcext:condition calcext:apply-style-name="Accent" calcext:value="duplicate" calcext:base-cell-address="'2005.ntcir'.EP1"/>
          </calcext:conditional-format>
          <calcext:conditional-format calcext:target-range-address="'2005.ntcir'.EQ1:'2005.ntcir'.EQ1">
            <calcext:condition calcext:apply-style-name="Accent" calcext:value="duplicate" calcext:base-cell-address="'2005.ntcir'.EQ1"/>
          </calcext:conditional-format>
          <calcext:conditional-format calcext:target-range-address="'2005.ntcir'.ER1:'2005.ntcir'.ER1">
            <calcext:condition calcext:apply-style-name="Accent" calcext:value="duplicate" calcext:base-cell-address="'2005.ntcir'.ER1"/>
          </calcext:conditional-format>
          <calcext:conditional-format calcext:target-range-address="'2005.ntcir'.ES1:'2005.ntcir'.ES1">
            <calcext:condition calcext:apply-style-name="Accent" calcext:value="duplicate" calcext:base-cell-address="'2005.ntcir'.ES1"/>
          </calcext:conditional-format>
          <calcext:conditional-format calcext:target-range-address="'2005.ntcir'.ET1:'2005.ntcir'.ET1">
            <calcext:condition calcext:apply-style-name="Accent" calcext:value="duplicate" calcext:base-cell-address="'2005.ntcir'.ET1"/>
          </calcext:conditional-format>
          <calcext:conditional-format calcext:target-range-address="'2005.ntcir'.EU1:'2005.ntcir'.EU1">
            <calcext:condition calcext:apply-style-name="Accent" calcext:value="duplicate" calcext:base-cell-address="'2005.ntcir'.EU1"/>
          </calcext:conditional-format>
          <calcext:conditional-format calcext:target-range-address="'2005.ntcir'.EV1:'2005.ntcir'.EV1">
            <calcext:condition calcext:apply-style-name="Accent" calcext:value="duplicate" calcext:base-cell-address="'2005.ntcir'.EV1"/>
          </calcext:conditional-format>
          <calcext:conditional-format calcext:target-range-address="'2005.ntcir'.EW1:'2005.ntcir'.EW1">
            <calcext:condition calcext:apply-style-name="Accent" calcext:value="duplicate" calcext:base-cell-address="'2005.ntcir'.EW1"/>
          </calcext:conditional-format>
          <calcext:conditional-format calcext:target-range-address="'2005.ntcir'.EX1:'2005.ntcir'.EX1">
            <calcext:condition calcext:apply-style-name="Accent" calcext:value="duplicate" calcext:base-cell-address="'2005.ntcir'.EX1"/>
          </calcext:conditional-format>
          <calcext:conditional-format calcext:target-range-address="'2005.ntcir'.EY1:'2005.ntcir'.EY1">
            <calcext:condition calcext:apply-style-name="Accent" calcext:value="duplicate" calcext:base-cell-address="'2005.ntcir'.EY1"/>
          </calcext:conditional-format>
          <calcext:conditional-format calcext:target-range-address="'2005.ntcir'.EZ1:'2005.ntcir'.EZ1">
            <calcext:condition calcext:apply-style-name="Accent" calcext:value="duplicate" calcext:base-cell-address="'2005.ntcir'.EZ1"/>
          </calcext:conditional-format>
          <calcext:conditional-format calcext:target-range-address="'2005.ntcir'.FA1:'2005.ntcir'.FA1">
            <calcext:condition calcext:apply-style-name="Accent" calcext:value="duplicate" calcext:base-cell-address="'2005.ntcir'.FA1"/>
          </calcext:conditional-format>
          <calcext:conditional-format calcext:target-range-address="'2005.ntcir'.FB1:'2005.ntcir'.FB1">
            <calcext:condition calcext:apply-style-name="Accent" calcext:value="duplicate" calcext:base-cell-address="'2005.ntcir'.FB1"/>
          </calcext:conditional-format>
          <calcext:conditional-format calcext:target-range-address="'2005.ntcir'.FC1:'2005.ntcir'.FC1">
            <calcext:condition calcext:apply-style-name="Accent" calcext:value="duplicate" calcext:base-cell-address="'2005.ntcir'.FC1"/>
          </calcext:conditional-format>
          <calcext:conditional-format calcext:target-range-address="'2005.ntcir'.FD1:'2005.ntcir'.FD1">
            <calcext:condition calcext:apply-style-name="Accent" calcext:value="duplicate" calcext:base-cell-address="'2005.ntcir'.FD1"/>
          </calcext:conditional-format>
          <calcext:conditional-format calcext:target-range-address="'2005.ntcir'.FE1:'2005.ntcir'.FE1">
            <calcext:condition calcext:apply-style-name="Accent" calcext:value="duplicate" calcext:base-cell-address="'2005.ntcir'.FE1"/>
          </calcext:conditional-format>
          <calcext:conditional-format calcext:target-range-address="'2005.ntcir'.FF1:'2005.ntcir'.FF1">
            <calcext:condition calcext:apply-style-name="Accent" calcext:value="duplicate" calcext:base-cell-address="'2005.ntcir'.FF1"/>
          </calcext:conditional-format>
          <calcext:conditional-format calcext:target-range-address="'2005.ntcir'.FG1:'2005.ntcir'.FG1">
            <calcext:condition calcext:apply-style-name="Accent" calcext:value="duplicate" calcext:base-cell-address="'2005.ntcir'.FG1"/>
          </calcext:conditional-format>
          <calcext:conditional-format calcext:target-range-address="'2005.ntcir'.FH1:'2005.ntcir'.FH1">
            <calcext:condition calcext:apply-style-name="Accent" calcext:value="duplicate" calcext:base-cell-address="'2005.ntcir'.FH1"/>
          </calcext:conditional-format>
          <calcext:conditional-format calcext:target-range-address="'2005.ntcir'.FI1:'2005.ntcir'.FI1">
            <calcext:condition calcext:apply-style-name="Accent" calcext:value="duplicate" calcext:base-cell-address="'2005.ntcir'.FI1"/>
          </calcext:conditional-format>
          <calcext:conditional-format calcext:target-range-address="'2005.ntcir'.FJ1:'2005.ntcir'.FJ1">
            <calcext:condition calcext:apply-style-name="Accent" calcext:value="duplicate" calcext:base-cell-address="'2005.ntcir'.FJ1"/>
          </calcext:conditional-format>
          <calcext:conditional-format calcext:target-range-address="'2005.ntcir'.FK1:'2005.ntcir'.FK1">
            <calcext:condition calcext:apply-style-name="Accent" calcext:value="duplicate" calcext:base-cell-address="'2005.ntcir'.FK1"/>
          </calcext:conditional-format>
          <calcext:conditional-format calcext:target-range-address="'2005.ntcir'.FL1:'2005.ntcir'.FL1">
            <calcext:condition calcext:apply-style-name="Accent" calcext:value="duplicate" calcext:base-cell-address="'2005.ntcir'.FL1"/>
          </calcext:conditional-format>
          <calcext:conditional-format calcext:target-range-address="'2005.ntcir'.FM1:'2005.ntcir'.FM1">
            <calcext:condition calcext:apply-style-name="Accent" calcext:value="duplicate" calcext:base-cell-address="'2005.ntcir'.FM1"/>
          </calcext:conditional-format>
          <calcext:conditional-format calcext:target-range-address="'2005.ntcir'.FN1:'2005.ntcir'.FN1">
            <calcext:condition calcext:apply-style-name="Accent" calcext:value="duplicate" calcext:base-cell-address="'2005.ntcir'.FN1"/>
          </calcext:conditional-format>
          <calcext:conditional-format calcext:target-range-address="'2005.ntcir'.FO1:'2005.ntcir'.FO1">
            <calcext:condition calcext:apply-style-name="Accent" calcext:value="duplicate" calcext:base-cell-address="'2005.ntcir'.FO1"/>
          </calcext:conditional-format>
          <calcext:conditional-format calcext:target-range-address="'2005.ntcir'.FP1:'2005.ntcir'.FP1">
            <calcext:condition calcext:apply-style-name="Accent" calcext:value="duplicate" calcext:base-cell-address="'2005.ntcir'.FP1"/>
          </calcext:conditional-format>
          <calcext:conditional-format calcext:target-range-address="'2005.ntcir'.FQ1:'2005.ntcir'.FQ1">
            <calcext:condition calcext:apply-style-name="Accent" calcext:value="duplicate" calcext:base-cell-address="'2005.ntcir'.FQ1"/>
          </calcext:conditional-format>
          <calcext:conditional-format calcext:target-range-address="'2005.ntcir'.FR1:'2005.ntcir'.FR1">
            <calcext:condition calcext:apply-style-name="Accent" calcext:value="duplicate" calcext:base-cell-address="'2005.ntcir'.FR1"/>
          </calcext:conditional-format>
          <calcext:conditional-format calcext:target-range-address="'2005.ntcir'.FS1:'2005.ntcir'.FS1">
            <calcext:condition calcext:apply-style-name="Accent" calcext:value="duplicate" calcext:base-cell-address="'2005.ntcir'.FS1"/>
          </calcext:conditional-format>
          <calcext:conditional-format calcext:target-range-address="'2005.ntcir'.FT1:'2005.ntcir'.FT1">
            <calcext:condition calcext:apply-style-name="Accent" calcext:value="duplicate" calcext:base-cell-address="'2005.ntcir'.FT1"/>
          </calcext:conditional-format>
          <calcext:conditional-format calcext:target-range-address="'2005.ntcir'.FU1:'2005.ntcir'.FU1">
            <calcext:condition calcext:apply-style-name="Accent" calcext:value="duplicate" calcext:base-cell-address="'2005.ntcir'.FU1"/>
          </calcext:conditional-format>
          <calcext:conditional-format calcext:target-range-address="'2005.ntcir'.FV1:'2005.ntcir'.FV1">
            <calcext:condition calcext:apply-style-name="Accent" calcext:value="duplicate" calcext:base-cell-address="'2005.ntcir'.FV1"/>
          </calcext:conditional-format>
          <calcext:conditional-format calcext:target-range-address="'2005.ntcir'.FW1:'2005.ntcir'.FW1">
            <calcext:condition calcext:apply-style-name="Accent" calcext:value="duplicate" calcext:base-cell-address="'2005.ntcir'.FW1"/>
          </calcext:conditional-format>
          <calcext:conditional-format calcext:target-range-address="'2005.ntcir'.FX1:'2005.ntcir'.FX1">
            <calcext:condition calcext:apply-style-name="Accent" calcext:value="duplicate" calcext:base-cell-address="'2005.ntcir'.FX1"/>
          </calcext:conditional-format>
          <calcext:conditional-format calcext:target-range-address="'2005.ntcir'.FY1:'2005.ntcir'.FY1">
            <calcext:condition calcext:apply-style-name="Accent" calcext:value="duplicate" calcext:base-cell-address="'2005.ntcir'.FY1"/>
          </calcext:conditional-format>
          <calcext:conditional-format calcext:target-range-address="'2005.ntcir'.FZ1:'2005.ntcir'.FZ1">
            <calcext:condition calcext:apply-style-name="Accent" calcext:value="duplicate" calcext:base-cell-address="'2005.ntcir'.FZ1"/>
          </calcext:conditional-format>
          <calcext:conditional-format calcext:target-range-address="'2005.ntcir'.GA1:'2005.ntcir'.GA1">
            <calcext:condition calcext:apply-style-name="Accent" calcext:value="duplicate" calcext:base-cell-address="'2005.ntcir'.GA1"/>
          </calcext:conditional-format>
          <calcext:conditional-format calcext:target-range-address="'2005.ntcir'.GB1:'2005.ntcir'.GB1">
            <calcext:condition calcext:apply-style-name="Accent" calcext:value="duplicate" calcext:base-cell-address="'2005.ntcir'.GB1"/>
          </calcext:conditional-format>
          <calcext:conditional-format calcext:target-range-address="'2005.ntcir'.GC1:'2005.ntcir'.GC1">
            <calcext:condition calcext:apply-style-name="Accent" calcext:value="duplicate" calcext:base-cell-address="'2005.ntcir'.GC1"/>
          </calcext:conditional-format>
          <calcext:conditional-format calcext:target-range-address="'2005.ntcir'.GD1:'2005.ntcir'.GD1">
            <calcext:condition calcext:apply-style-name="Accent" calcext:value="duplicate" calcext:base-cell-address="'2005.ntcir'.GD1"/>
          </calcext:conditional-format>
          <calcext:conditional-format calcext:target-range-address="'2005.ntcir'.GE1:'2005.ntcir'.GE1">
            <calcext:condition calcext:apply-style-name="Accent" calcext:value="duplicate" calcext:base-cell-address="'2005.ntcir'.GE1"/>
          </calcext:conditional-format>
          <calcext:conditional-format calcext:target-range-address="'2005.ntcir'.GF1:'2005.ntcir'.GF1">
            <calcext:condition calcext:apply-style-name="Accent" calcext:value="duplicate" calcext:base-cell-address="'2005.ntcir'.GF1"/>
          </calcext:conditional-format>
          <calcext:conditional-format calcext:target-range-address="'2005.ntcir'.GG1:'2005.ntcir'.GG1">
            <calcext:condition calcext:apply-style-name="Accent" calcext:value="duplicate" calcext:base-cell-address="'2005.ntcir'.GG1"/>
          </calcext:conditional-format>
          <calcext:conditional-format calcext:target-range-address="'2005.ntcir'.GH1:'2005.ntcir'.GH1">
            <calcext:condition calcext:apply-style-name="Accent" calcext:value="duplicate" calcext:base-cell-address="'2005.ntcir'.GH1"/>
          </calcext:conditional-format>
          <calcext:conditional-format calcext:target-range-address="'2005.ntcir'.GI1:'2005.ntcir'.GI1">
            <calcext:condition calcext:apply-style-name="Accent" calcext:value="duplicate" calcext:base-cell-address="'2005.ntcir'.GI1"/>
          </calcext:conditional-format>
          <calcext:conditional-format calcext:target-range-address="'2005.ntcir'.GJ1:'2005.ntcir'.GJ1">
            <calcext:condition calcext:apply-style-name="Accent" calcext:value="duplicate" calcext:base-cell-address="'2005.ntcir'.GJ1"/>
          </calcext:conditional-format>
          <calcext:conditional-format calcext:target-range-address="'2005.ntcir'.GK1:'2005.ntcir'.GK1">
            <calcext:condition calcext:apply-style-name="Accent" calcext:value="duplicate" calcext:base-cell-address="'2005.ntcir'.GK1"/>
          </calcext:conditional-format>
          <calcext:conditional-format calcext:target-range-address="'2005.ntcir'.GL1:'2005.ntcir'.GL1">
            <calcext:condition calcext:apply-style-name="Accent" calcext:value="duplicate" calcext:base-cell-address="'2005.ntcir'.GL1"/>
          </calcext:conditional-format>
          <calcext:conditional-format calcext:target-range-address="'2005.ntcir'.GM1:'2005.ntcir'.GM1">
            <calcext:condition calcext:apply-style-name="Accent" calcext:value="duplicate" calcext:base-cell-address="'2005.ntcir'.GM1"/>
          </calcext:conditional-format>
          <calcext:conditional-format calcext:target-range-address="'2005.ntcir'.GN1:'2005.ntcir'.GN1">
            <calcext:condition calcext:apply-style-name="Accent" calcext:value="duplicate" calcext:base-cell-address="'2005.ntcir'.GN1"/>
          </calcext:conditional-format>
          <calcext:conditional-format calcext:target-range-address="'2005.ntcir'.GO1:'2005.ntcir'.GO1">
            <calcext:condition calcext:apply-style-name="Accent" calcext:value="duplicate" calcext:base-cell-address="'2005.ntcir'.GO1"/>
          </calcext:conditional-format>
          <calcext:conditional-format calcext:target-range-address="'2005.ntcir'.GP1:'2005.ntcir'.GP1">
            <calcext:condition calcext:apply-style-name="Accent" calcext:value="duplicate" calcext:base-cell-address="'2005.ntcir'.GP1"/>
          </calcext:conditional-format>
          <calcext:conditional-format calcext:target-range-address="'2005.ntcir'.GQ1:'2005.ntcir'.GQ1">
            <calcext:condition calcext:apply-style-name="Accent" calcext:value="duplicate" calcext:base-cell-address="'2005.ntcir'.GQ1"/>
          </calcext:conditional-format>
          <calcext:conditional-format calcext:target-range-address="'2005.ntcir'.GR1:'2005.ntcir'.GR1">
            <calcext:condition calcext:apply-style-name="Accent" calcext:value="duplicate" calcext:base-cell-address="'2005.ntcir'.GR1"/>
          </calcext:conditional-format>
          <calcext:conditional-format calcext:target-range-address="'2005.ntcir'.GS1:'2005.ntcir'.GS1">
            <calcext:condition calcext:apply-style-name="Accent" calcext:value="duplicate" calcext:base-cell-address="'2005.ntcir'.GS1"/>
          </calcext:conditional-format>
          <calcext:conditional-format calcext:target-range-address="'2005.ntcir'.GT1:'2005.ntcir'.GT1">
            <calcext:condition calcext:apply-style-name="Accent" calcext:value="duplicate" calcext:base-cell-address="'2005.ntcir'.GT1"/>
          </calcext:conditional-format>
          <calcext:conditional-format calcext:target-range-address="'2005.ntcir'.GU1:'2005.ntcir'.GU1">
            <calcext:condition calcext:apply-style-name="Accent" calcext:value="duplicate" calcext:base-cell-address="'2005.ntcir'.GU1"/>
          </calcext:conditional-format>
          <calcext:conditional-format calcext:target-range-address="'2005.ntcir'.GV1:'2005.ntcir'.GV1">
            <calcext:condition calcext:apply-style-name="Accent" calcext:value="duplicate" calcext:base-cell-address="'2005.ntcir'.GV1"/>
          </calcext:conditional-format>
          <calcext:conditional-format calcext:target-range-address="'2005.ntcir'.GW1:'2005.ntcir'.GW1">
            <calcext:condition calcext:apply-style-name="Accent" calcext:value="duplicate" calcext:base-cell-address="'2005.ntcir'.GW1"/>
          </calcext:conditional-format>
          <calcext:conditional-format calcext:target-range-address="'2005.ntcir'.GX1:'2005.ntcir'.GX1">
            <calcext:condition calcext:apply-style-name="Accent" calcext:value="duplicate" calcext:base-cell-address="'2005.ntcir'.GX1"/>
          </calcext:conditional-format>
          <calcext:conditional-format calcext:target-range-address="'2005.ntcir'.GY1:'2005.ntcir'.GY1">
            <calcext:condition calcext:apply-style-name="Accent" calcext:value="duplicate" calcext:base-cell-address="'2005.ntcir'.GY1"/>
          </calcext:conditional-format>
          <calcext:conditional-format calcext:target-range-address="'2005.ntcir'.GZ1:'2005.ntcir'.GZ1">
            <calcext:condition calcext:apply-style-name="Accent" calcext:value="duplicate" calcext:base-cell-address="'2005.ntcir'.GZ1"/>
          </calcext:conditional-format>
          <calcext:conditional-format calcext:target-range-address="'2005.ntcir'.HA1:'2005.ntcir'.HA1">
            <calcext:condition calcext:apply-style-name="Accent" calcext:value="duplicate" calcext:base-cell-address="'2005.ntcir'.HA1"/>
          </calcext:conditional-format>
          <calcext:conditional-format calcext:target-range-address="'2005.ntcir'.HB1:'2005.ntcir'.HB1">
            <calcext:condition calcext:apply-style-name="Accent" calcext:value="duplicate" calcext:base-cell-address="'2005.ntcir'.HB1"/>
          </calcext:conditional-format>
          <calcext:conditional-format calcext:target-range-address="'2005.ntcir'.HC1:'2005.ntcir'.HC1">
            <calcext:condition calcext:apply-style-name="Accent" calcext:value="duplicate" calcext:base-cell-address="'2005.ntcir'.HC1"/>
          </calcext:conditional-format>
          <calcext:conditional-format calcext:target-range-address="'2005.ntcir'.HD1:'2005.ntcir'.HD1">
            <calcext:condition calcext:apply-style-name="Accent" calcext:value="duplicate" calcext:base-cell-address="'2005.ntcir'.HD1"/>
          </calcext:conditional-format>
          <calcext:conditional-format calcext:target-range-address="'2005.ntcir'.HE1:'2005.ntcir'.HE1">
            <calcext:condition calcext:apply-style-name="Accent" calcext:value="duplicate" calcext:base-cell-address="'2005.ntcir'.HE1"/>
          </calcext:conditional-format>
          <calcext:conditional-format calcext:target-range-address="'2005.ntcir'.HF1:'2005.ntcir'.HF1">
            <calcext:condition calcext:apply-style-name="Accent" calcext:value="duplicate" calcext:base-cell-address="'2005.ntcir'.HF1"/>
          </calcext:conditional-format>
          <calcext:conditional-format calcext:target-range-address="'2005.ntcir'.HG1:'2005.ntcir'.HG1">
            <calcext:condition calcext:apply-style-name="Accent" calcext:value="duplicate" calcext:base-cell-address="'2005.ntcir'.HG1"/>
          </calcext:conditional-format>
          <calcext:conditional-format calcext:target-range-address="'2005.ntcir'.HH1:'2005.ntcir'.HH1">
            <calcext:condition calcext:apply-style-name="Accent" calcext:value="duplicate" calcext:base-cell-address="'2005.ntcir'.HH1"/>
          </calcext:conditional-format>
          <calcext:conditional-format calcext:target-range-address="'2005.ntcir'.HI1:'2005.ntcir'.HI1">
            <calcext:condition calcext:apply-style-name="Accent" calcext:value="duplicate" calcext:base-cell-address="'2005.ntcir'.HI1"/>
          </calcext:conditional-format>
          <calcext:conditional-format calcext:target-range-address="'2005.ntcir'.HJ1:'2005.ntcir'.HJ1">
            <calcext:condition calcext:apply-style-name="Accent" calcext:value="duplicate" calcext:base-cell-address="'2005.ntcir'.HJ1"/>
          </calcext:conditional-format>
          <calcext:conditional-format calcext:target-range-address="'2005.ntcir'.HK1:'2005.ntcir'.HK1">
            <calcext:condition calcext:apply-style-name="Accent" calcext:value="duplicate" calcext:base-cell-address="'2005.ntcir'.HK1"/>
          </calcext:conditional-format>
          <calcext:conditional-format calcext:target-range-address="'2005.ntcir'.HL1:'2005.ntcir'.HL1">
            <calcext:condition calcext:apply-style-name="Accent" calcext:value="duplicate" calcext:base-cell-address="'2005.ntcir'.HL1"/>
          </calcext:conditional-format>
          <calcext:conditional-format calcext:target-range-address="'2005.ntcir'.HM1:'2005.ntcir'.HM1">
            <calcext:condition calcext:apply-style-name="Accent" calcext:value="duplicate" calcext:base-cell-address="'2005.ntcir'.HM1"/>
          </calcext:conditional-format>
          <calcext:conditional-format calcext:target-range-address="'2005.ntcir'.HN1:'2005.ntcir'.HN1">
            <calcext:condition calcext:apply-style-name="Accent" calcext:value="duplicate" calcext:base-cell-address="'2005.ntcir'.HN1"/>
          </calcext:conditional-format>
          <calcext:conditional-format calcext:target-range-address="'2005.ntcir'.HO1:'2005.ntcir'.HO1">
            <calcext:condition calcext:apply-style-name="Accent" calcext:value="duplicate" calcext:base-cell-address="'2005.ntcir'.HO1"/>
          </calcext:conditional-format>
          <calcext:conditional-format calcext:target-range-address="'2005.ntcir'.HP1:'2005.ntcir'.HP1">
            <calcext:condition calcext:apply-style-name="Accent" calcext:value="duplicate" calcext:base-cell-address="'2005.ntcir'.HP1"/>
          </calcext:conditional-format>
          <calcext:conditional-format calcext:target-range-address="'2005.ntcir'.HQ1:'2005.ntcir'.HQ1">
            <calcext:condition calcext:apply-style-name="Accent" calcext:value="duplicate" calcext:base-cell-address="'2005.ntcir'.HQ1"/>
          </calcext:conditional-format>
          <calcext:conditional-format calcext:target-range-address="'2005.ntcir'.HR1:'2005.ntcir'.HR1">
            <calcext:condition calcext:apply-style-name="Accent" calcext:value="duplicate" calcext:base-cell-address="'2005.ntcir'.HR1"/>
          </calcext:conditional-format>
          <calcext:conditional-format calcext:target-range-address="'2005.ntcir'.HS1:'2005.ntcir'.HS1">
            <calcext:condition calcext:apply-style-name="Accent" calcext:value="duplicate" calcext:base-cell-address="'2005.ntcir'.HS1"/>
          </calcext:conditional-format>
          <calcext:conditional-format calcext:target-range-address="'2005.ntcir'.HT1:'2005.ntcir'.HT1">
            <calcext:condition calcext:apply-style-name="Accent" calcext:value="duplicate" calcext:base-cell-address="'2005.ntcir'.HT1"/>
          </calcext:conditional-format>
          <calcext:conditional-format calcext:target-range-address="'2005.ntcir'.HU1:'2005.ntcir'.HU1">
            <calcext:condition calcext:apply-style-name="Accent" calcext:value="duplicate" calcext:base-cell-address="'2005.ntcir'.HU1"/>
          </calcext:conditional-format>
          <calcext:conditional-format calcext:target-range-address="'2005.ntcir'.HV1:'2005.ntcir'.HV1">
            <calcext:condition calcext:apply-style-name="Accent" calcext:value="duplicate" calcext:base-cell-address="'2005.ntcir'.HV1"/>
          </calcext:conditional-format>
          <calcext:conditional-format calcext:target-range-address="'2005.ntcir'.HW1:'2005.ntcir'.HW1">
            <calcext:condition calcext:apply-style-name="Accent" calcext:value="duplicate" calcext:base-cell-address="'2005.ntcir'.HW1"/>
          </calcext:conditional-format>
          <calcext:conditional-format calcext:target-range-address="'2005.ntcir'.HX1:'2005.ntcir'.HX1">
            <calcext:condition calcext:apply-style-name="Accent" calcext:value="duplicate" calcext:base-cell-address="'2005.ntcir'.HX1"/>
          </calcext:conditional-format>
          <calcext:conditional-format calcext:target-range-address="'2005.ntcir'.HY1:'2005.ntcir'.HY1">
            <calcext:condition calcext:apply-style-name="Accent" calcext:value="duplicate" calcext:base-cell-address="'2005.ntcir'.HY1"/>
          </calcext:conditional-format>
          <calcext:conditional-format calcext:target-range-address="'2005.ntcir'.HZ1:'2005.ntcir'.HZ1">
            <calcext:condition calcext:apply-style-name="Accent" calcext:value="duplicate" calcext:base-cell-address="'2005.ntcir'.HZ1"/>
          </calcext:conditional-format>
          <calcext:conditional-format calcext:target-range-address="'2005.ntcir'.IA1:'2005.ntcir'.IA1">
            <calcext:condition calcext:apply-style-name="Accent" calcext:value="duplicate" calcext:base-cell-address="'2005.ntcir'.IA1"/>
          </calcext:conditional-format>
          <calcext:conditional-format calcext:target-range-address="'2005.ntcir'.IB1:'2005.ntcir'.IB1">
            <calcext:condition calcext:apply-style-name="Accent" calcext:value="duplicate" calcext:base-cell-address="'2005.ntcir'.IB1"/>
          </calcext:conditional-format>
          <calcext:conditional-format calcext:target-range-address="'2005.ntcir'.IC1:'2005.ntcir'.IC1">
            <calcext:condition calcext:apply-style-name="Accent" calcext:value="duplicate" calcext:base-cell-address="'2005.ntcir'.IC1"/>
          </calcext:conditional-format>
          <calcext:conditional-format calcext:target-range-address="'2005.ntcir'.ID1:'2005.ntcir'.ID1">
            <calcext:condition calcext:apply-style-name="Accent" calcext:value="duplicate" calcext:base-cell-address="'2005.ntcir'.ID1"/>
          </calcext:conditional-format>
          <calcext:conditional-format calcext:target-range-address="'2005.ntcir'.IE1:'2005.ntcir'.IE1">
            <calcext:condition calcext:apply-style-name="Accent" calcext:value="duplicate" calcext:base-cell-address="'2005.ntcir'.IE1"/>
          </calcext:conditional-format>
          <calcext:conditional-format calcext:target-range-address="'2005.ntcir'.IF1:'2005.ntcir'.IF1">
            <calcext:condition calcext:apply-style-name="Accent" calcext:value="duplicate" calcext:base-cell-address="'2005.ntcir'.IF1"/>
          </calcext:conditional-format>
          <calcext:conditional-format calcext:target-range-address="'2005.ntcir'.IG1:'2005.ntcir'.IG1">
            <calcext:condition calcext:apply-style-name="Accent" calcext:value="duplicate" calcext:base-cell-address="'2005.ntcir'.IG1"/>
          </calcext:conditional-format>
          <calcext:conditional-format calcext:target-range-address="'2005.ntcir'.IH1:'2005.ntcir'.IH1">
            <calcext:condition calcext:apply-style-name="Accent" calcext:value="duplicate" calcext:base-cell-address="'2005.ntcir'.IH1"/>
          </calcext:conditional-format>
          <calcext:conditional-format calcext:target-range-address="'2005.ntcir'.II1:'2005.ntcir'.II1">
            <calcext:condition calcext:apply-style-name="Accent" calcext:value="duplicate" calcext:base-cell-address="'2005.ntcir'.II1"/>
          </calcext:conditional-format>
          <calcext:conditional-format calcext:target-range-address="'2005.ntcir'.IJ1:'2005.ntcir'.IJ1">
            <calcext:condition calcext:apply-style-name="Accent" calcext:value="duplicate" calcext:base-cell-address="'2005.ntcir'.IJ1"/>
          </calcext:conditional-format>
          <calcext:conditional-format calcext:target-range-address="'2005.ntcir'.IK1:'2005.ntcir'.IK1">
            <calcext:condition calcext:apply-style-name="Accent" calcext:value="duplicate" calcext:base-cell-address="'2005.ntcir'.IK1"/>
          </calcext:conditional-format>
          <calcext:conditional-format calcext:target-range-address="'2005.ntcir'.IL1:'2005.ntcir'.IL1">
            <calcext:condition calcext:apply-style-name="Accent" calcext:value="duplicate" calcext:base-cell-address="'2005.ntcir'.IL1"/>
          </calcext:conditional-format>
          <calcext:conditional-format calcext:target-range-address="'2005.ntcir'.IM1:'2005.ntcir'.IM1">
            <calcext:condition calcext:apply-style-name="Accent" calcext:value="duplicate" calcext:base-cell-address="'2005.ntcir'.IM1"/>
          </calcext:conditional-format>
          <calcext:conditional-format calcext:target-range-address="'2005.ntcir'.IN1:'2005.ntcir'.IN1">
            <calcext:condition calcext:apply-style-name="Accent" calcext:value="duplicate" calcext:base-cell-address="'2005.ntcir'.IN1"/>
          </calcext:conditional-format>
          <calcext:conditional-format calcext:target-range-address="'2005.ntcir'.IO1:'2005.ntcir'.IO1">
            <calcext:condition calcext:apply-style-name="Accent" calcext:value="duplicate" calcext:base-cell-address="'2005.ntcir'.IO1"/>
          </calcext:conditional-format>
          <calcext:conditional-format calcext:target-range-address="'2005.ntcir'.IP1:'2005.ntcir'.IP1">
            <calcext:condition calcext:apply-style-name="Accent" calcext:value="duplicate" calcext:base-cell-address="'2005.ntcir'.IP1"/>
          </calcext:conditional-format>
          <calcext:conditional-format calcext:target-range-address="'2005.ntcir'.IQ1:'2005.ntcir'.IQ1">
            <calcext:condition calcext:apply-style-name="Accent" calcext:value="duplicate" calcext:base-cell-address="'2005.ntcir'.IQ1"/>
          </calcext:conditional-format>
          <calcext:conditional-format calcext:target-range-address="'2005.ntcir'.IR1:'2005.ntcir'.IR1">
            <calcext:condition calcext:apply-style-name="Accent" calcext:value="duplicate" calcext:base-cell-address="'2005.ntcir'.IR1"/>
          </calcext:conditional-format>
          <calcext:conditional-format calcext:target-range-address="'2005.ntcir'.IS1:'2005.ntcir'.IS1">
            <calcext:condition calcext:apply-style-name="Accent" calcext:value="duplicate" calcext:base-cell-address="'2005.ntcir'.IS1"/>
          </calcext:conditional-format>
          <calcext:conditional-format calcext:target-range-address="'2005.ntcir'.IT1:'2005.ntcir'.IT1">
            <calcext:condition calcext:apply-style-name="Accent" calcext:value="duplicate" calcext:base-cell-address="'2005.ntcir'.IT1"/>
          </calcext:conditional-format>
          <calcext:conditional-format calcext:target-range-address="'2005.ntcir'.IU1:'2005.ntcir'.IU1">
            <calcext:condition calcext:apply-style-name="Accent" calcext:value="duplicate" calcext:base-cell-address="'2005.ntcir'.IU1"/>
          </calcext:conditional-format>
          <calcext:conditional-format calcext:target-range-address="'2005.ntcir'.IV1:'2005.ntcir'.IV1">
            <calcext:condition calcext:apply-style-name="Accent" calcext:value="duplicate" calcext:base-cell-address="'2005.ntcir'.IV1"/>
          </calcext:conditional-format>
          <calcext:conditional-format calcext:target-range-address="'2005.ntcir'.IW1:'2005.ntcir'.IW1">
            <calcext:condition calcext:apply-style-name="Accent" calcext:value="duplicate" calcext:base-cell-address="'2005.ntcir'.IW1"/>
          </calcext:conditional-format>
          <calcext:conditional-format calcext:target-range-address="'2005.ntcir'.IX1:'2005.ntcir'.IX1">
            <calcext:condition calcext:apply-style-name="Accent" calcext:value="duplicate" calcext:base-cell-address="'2005.ntcir'.IX1"/>
          </calcext:conditional-format>
          <calcext:conditional-format calcext:target-range-address="'2005.ntcir'.IY1:'2005.ntcir'.IY1">
            <calcext:condition calcext:apply-style-name="Accent" calcext:value="duplicate" calcext:base-cell-address="'2005.ntcir'.IY1"/>
          </calcext:conditional-format>
          <calcext:conditional-format calcext:target-range-address="'2005.ntcir'.IZ1:'2005.ntcir'.IZ1">
            <calcext:condition calcext:apply-style-name="Accent" calcext:value="duplicate" calcext:base-cell-address="'2005.ntcir'.IZ1"/>
          </calcext:conditional-format>
          <calcext:conditional-format calcext:target-range-address="'2005.ntcir'.JA1:'2005.ntcir'.JA1">
            <calcext:condition calcext:apply-style-name="Accent" calcext:value="duplicate" calcext:base-cell-address="'2005.ntcir'.JA1"/>
          </calcext:conditional-format>
          <calcext:conditional-format calcext:target-range-address="'2005.ntcir'.JB1:'2005.ntcir'.JB1">
            <calcext:condition calcext:apply-style-name="Accent" calcext:value="duplicate" calcext:base-cell-address="'2005.ntcir'.JB1"/>
          </calcext:conditional-format>
          <calcext:conditional-format calcext:target-range-address="'2005.ntcir'.JC1:'2005.ntcir'.JC1">
            <calcext:condition calcext:apply-style-name="Accent" calcext:value="duplicate" calcext:base-cell-address="'2005.ntcir'.JC1"/>
          </calcext:conditional-format>
          <calcext:conditional-format calcext:target-range-address="'2005.ntcir'.JD1:'2005.ntcir'.JD1">
            <calcext:condition calcext:apply-style-name="Accent" calcext:value="duplicate" calcext:base-cell-address="'2005.ntcir'.JD1"/>
          </calcext:conditional-format>
          <calcext:conditional-format calcext:target-range-address="'2005.ntcir'.JE1:'2005.ntcir'.JE1">
            <calcext:condition calcext:apply-style-name="Accent" calcext:value="duplicate" calcext:base-cell-address="'2005.ntcir'.JE1"/>
          </calcext:conditional-format>
          <calcext:conditional-format calcext:target-range-address="'2005.ntcir'.JF1:'2005.ntcir'.JF1">
            <calcext:condition calcext:apply-style-name="Accent" calcext:value="duplicate" calcext:base-cell-address="'2005.ntcir'.JF1"/>
          </calcext:conditional-format>
          <calcext:conditional-format calcext:target-range-address="'2005.ntcir'.JG1:'2005.ntcir'.JG1">
            <calcext:condition calcext:apply-style-name="Accent" calcext:value="duplicate" calcext:base-cell-address="'2005.ntcir'.JG1"/>
          </calcext:conditional-format>
          <calcext:conditional-format calcext:target-range-address="'2005.ntcir'.JH1:'2005.ntcir'.JH1">
            <calcext:condition calcext:apply-style-name="Accent" calcext:value="duplicate" calcext:base-cell-address="'2005.ntcir'.JH1"/>
          </calcext:conditional-format>
          <calcext:conditional-format calcext:target-range-address="'2005.ntcir'.JI1:'2005.ntcir'.JI1">
            <calcext:condition calcext:apply-style-name="Accent" calcext:value="duplicate" calcext:base-cell-address="'2005.ntcir'.JI1"/>
          </calcext:conditional-format>
          <calcext:conditional-format calcext:target-range-address="'2005.ntcir'.JJ1:'2005.ntcir'.JJ1">
            <calcext:condition calcext:apply-style-name="Accent" calcext:value="duplicate" calcext:base-cell-address="'2005.ntcir'.JJ1"/>
          </calcext:conditional-format>
          <calcext:conditional-format calcext:target-range-address="'2005.ntcir'.JK1:'2005.ntcir'.JK1">
            <calcext:condition calcext:apply-style-name="Accent" calcext:value="duplicate" calcext:base-cell-address="'2005.ntcir'.JK1"/>
          </calcext:conditional-format>
          <calcext:conditional-format calcext:target-range-address="'2005.ntcir'.JL1:'2005.ntcir'.JL1">
            <calcext:condition calcext:apply-style-name="Accent" calcext:value="duplicate" calcext:base-cell-address="'2005.ntcir'.JL1"/>
          </calcext:conditional-format>
          <calcext:conditional-format calcext:target-range-address="'2005.ntcir'.JM1:'2005.ntcir'.JM1">
            <calcext:condition calcext:apply-style-name="Accent" calcext:value="duplicate" calcext:base-cell-address="'2005.ntcir'.JM1"/>
          </calcext:conditional-format>
          <calcext:conditional-format calcext:target-range-address="'2005.ntcir'.JN1:'2005.ntcir'.JN1">
            <calcext:condition calcext:apply-style-name="Accent" calcext:value="duplicate" calcext:base-cell-address="'2005.ntcir'.JN1"/>
          </calcext:conditional-format>
          <calcext:conditional-format calcext:target-range-address="'2005.ntcir'.JO1:'2005.ntcir'.JO1">
            <calcext:condition calcext:apply-style-name="Accent" calcext:value="duplicate" calcext:base-cell-address="'2005.ntcir'.JO1"/>
          </calcext:conditional-format>
          <calcext:conditional-format calcext:target-range-address="'2005.ntcir'.JP1:'2005.ntcir'.JP1">
            <calcext:condition calcext:apply-style-name="Accent" calcext:value="duplicate" calcext:base-cell-address="'2005.ntcir'.JP1"/>
          </calcext:conditional-format>
          <calcext:conditional-format calcext:target-range-address="'2005.ntcir'.JQ1:'2005.ntcir'.JQ1">
            <calcext:condition calcext:apply-style-name="Accent" calcext:value="duplicate" calcext:base-cell-address="'2005.ntcir'.JQ1"/>
          </calcext:conditional-format>
          <calcext:conditional-format calcext:target-range-address="'2005.ntcir'.JR1:'2005.ntcir'.JR1">
            <calcext:condition calcext:apply-style-name="Accent" calcext:value="duplicate" calcext:base-cell-address="'2005.ntcir'.JR1"/>
          </calcext:conditional-format>
          <calcext:conditional-format calcext:target-range-address="'2005.ntcir'.JS1:'2005.ntcir'.JS1">
            <calcext:condition calcext:apply-style-name="Accent" calcext:value="duplicate" calcext:base-cell-address="'2005.ntcir'.JS1"/>
          </calcext:conditional-format>
          <calcext:conditional-format calcext:target-range-address="'2005.ntcir'.JT1:'2005.ntcir'.JT1">
            <calcext:condition calcext:apply-style-name="Accent" calcext:value="duplicate" calcext:base-cell-address="'2005.ntcir'.JT1"/>
          </calcext:conditional-format>
          <calcext:conditional-format calcext:target-range-address="'2005.ntcir'.JU1:'2005.ntcir'.JU1">
            <calcext:condition calcext:apply-style-name="Accent" calcext:value="duplicate" calcext:base-cell-address="'2005.ntcir'.JU1"/>
          </calcext:conditional-format>
          <calcext:conditional-format calcext:target-range-address="'2005.ntcir'.JV1:'2005.ntcir'.JV1">
            <calcext:condition calcext:apply-style-name="Accent" calcext:value="duplicate" calcext:base-cell-address="'2005.ntcir'.JV1"/>
          </calcext:conditional-format>
          <calcext:conditional-format calcext:target-range-address="'2005.ntcir'.JW1:'2005.ntcir'.JW1">
            <calcext:condition calcext:apply-style-name="Accent" calcext:value="duplicate" calcext:base-cell-address="'2005.ntcir'.JW1"/>
          </calcext:conditional-format>
          <calcext:conditional-format calcext:target-range-address="'2005.ntcir'.JX1:'2005.ntcir'.JX1">
            <calcext:condition calcext:apply-style-name="Accent" calcext:value="duplicate" calcext:base-cell-address="'2005.ntcir'.JX1"/>
          </calcext:conditional-format>
          <calcext:conditional-format calcext:target-range-address="'2005.ntcir'.JY1:'2005.ntcir'.JY1">
            <calcext:condition calcext:apply-style-name="Accent" calcext:value="duplicate" calcext:base-cell-address="'2005.ntcir'.JY1"/>
          </calcext:conditional-format>
          <calcext:conditional-format calcext:target-range-address="'2005.ntcir'.JZ1:'2005.ntcir'.JZ1">
            <calcext:condition calcext:apply-style-name="Accent" calcext:value="duplicate" calcext:base-cell-address="'2005.ntcir'.JZ1"/>
          </calcext:conditional-format>
          <calcext:conditional-format calcext:target-range-address="'2005.ntcir'.KA1:'2005.ntcir'.KA1">
            <calcext:condition calcext:apply-style-name="Accent" calcext:value="duplicate" calcext:base-cell-address="'2005.ntcir'.KA1"/>
          </calcext:conditional-format>
          <calcext:conditional-format calcext:target-range-address="'2005.ntcir'.KB1:'2005.ntcir'.KB1">
            <calcext:condition calcext:apply-style-name="Accent" calcext:value="duplicate" calcext:base-cell-address="'2005.ntcir'.KB1"/>
          </calcext:conditional-format>
          <calcext:conditional-format calcext:target-range-address="'2005.ntcir'.KC1:'2005.ntcir'.KC1">
            <calcext:condition calcext:apply-style-name="Accent" calcext:value="duplicate" calcext:base-cell-address="'2005.ntcir'.KC1"/>
          </calcext:conditional-format>
          <calcext:conditional-format calcext:target-range-address="'2005.ntcir'.KD1:'2005.ntcir'.KD1">
            <calcext:condition calcext:apply-style-name="Accent" calcext:value="duplicate" calcext:base-cell-address="'2005.ntcir'.KD1"/>
          </calcext:conditional-format>
          <calcext:conditional-format calcext:target-range-address="'2005.ntcir'.KE1:'2005.ntcir'.KE1">
            <calcext:condition calcext:apply-style-name="Accent" calcext:value="duplicate" calcext:base-cell-address="'2005.ntcir'.KE1"/>
          </calcext:conditional-format>
          <calcext:conditional-format calcext:target-range-address="'2005.ntcir'.KF1:'2005.ntcir'.KF1">
            <calcext:condition calcext:apply-style-name="Accent" calcext:value="duplicate" calcext:base-cell-address="'2005.ntcir'.KF1"/>
          </calcext:conditional-format>
          <calcext:conditional-format calcext:target-range-address="'2005.ntcir'.KG1:'2005.ntcir'.KG1">
            <calcext:condition calcext:apply-style-name="Accent" calcext:value="duplicate" calcext:base-cell-address="'2005.ntcir'.KG1"/>
          </calcext:conditional-format>
          <calcext:conditional-format calcext:target-range-address="'2005.ntcir'.KH1:'2005.ntcir'.KH1">
            <calcext:condition calcext:apply-style-name="Accent" calcext:value="duplicate" calcext:base-cell-address="'2005.ntcir'.KH1"/>
          </calcext:conditional-format>
          <calcext:conditional-format calcext:target-range-address="'2005.ntcir'.KI1:'2005.ntcir'.KI1">
            <calcext:condition calcext:apply-style-name="Accent" calcext:value="duplicate" calcext:base-cell-address="'2005.ntcir'.KI1"/>
          </calcext:conditional-format>
          <calcext:conditional-format calcext:target-range-address="'2005.ntcir'.KJ1:'2005.ntcir'.KJ1">
            <calcext:condition calcext:apply-style-name="Accent" calcext:value="duplicate" calcext:base-cell-address="'2005.ntcir'.KJ1"/>
          </calcext:conditional-format>
          <calcext:conditional-format calcext:target-range-address="'2005.ntcir'.KK1:'2005.ntcir'.KK1">
            <calcext:condition calcext:apply-style-name="Accent" calcext:value="duplicate" calcext:base-cell-address="'2005.ntcir'.KK1"/>
          </calcext:conditional-format>
          <calcext:conditional-format calcext:target-range-address="'2005.ntcir'.KL1:'2005.ntcir'.KL1">
            <calcext:condition calcext:apply-style-name="Accent" calcext:value="duplicate" calcext:base-cell-address="'2005.ntcir'.KL1"/>
          </calcext:conditional-format>
          <calcext:conditional-format calcext:target-range-address="'2005.ntcir'.KM1:'2005.ntcir'.KM1">
            <calcext:condition calcext:apply-style-name="Accent" calcext:value="duplicate" calcext:base-cell-address="'2005.ntcir'.KM1"/>
          </calcext:conditional-format>
          <calcext:conditional-format calcext:target-range-address="'2005.ntcir'.KN1:'2005.ntcir'.KN1">
            <calcext:condition calcext:apply-style-name="Accent" calcext:value="duplicate" calcext:base-cell-address="'2005.ntcir'.KN1"/>
          </calcext:conditional-format>
          <calcext:conditional-format calcext:target-range-address="'2005.ntcir'.KO1:'2005.ntcir'.KO1">
            <calcext:condition calcext:apply-style-name="Accent" calcext:value="duplicate" calcext:base-cell-address="'2005.ntcir'.KO1"/>
          </calcext:conditional-format>
          <calcext:conditional-format calcext:target-range-address="'2005.ntcir'.KP1:'2005.ntcir'.KP1">
            <calcext:condition calcext:apply-style-name="Accent" calcext:value="duplicate" calcext:base-cell-address="'2005.ntcir'.KP1"/>
          </calcext:conditional-format>
          <calcext:conditional-format calcext:target-range-address="'2005.ntcir'.KQ1:'2005.ntcir'.KQ1">
            <calcext:condition calcext:apply-style-name="Accent" calcext:value="duplicate" calcext:base-cell-address="'2005.ntcir'.KQ1"/>
          </calcext:conditional-format>
          <calcext:conditional-format calcext:target-range-address="'2005.ntcir'.KR1:'2005.ntcir'.KR1">
            <calcext:condition calcext:apply-style-name="Accent" calcext:value="duplicate" calcext:base-cell-address="'2005.ntcir'.KR1"/>
          </calcext:conditional-format>
          <calcext:conditional-format calcext:target-range-address="'2005.ntcir'.KS1:'2005.ntcir'.KS1">
            <calcext:condition calcext:apply-style-name="Accent" calcext:value="duplicate" calcext:base-cell-address="'2005.ntcir'.KS1"/>
          </calcext:conditional-format>
          <calcext:conditional-format calcext:target-range-address="'2005.ntcir'.KT1:'2005.ntcir'.KT1">
            <calcext:condition calcext:apply-style-name="Accent" calcext:value="duplicate" calcext:base-cell-address="'2005.ntcir'.KT1"/>
          </calcext:conditional-format>
          <calcext:conditional-format calcext:target-range-address="'2005.ntcir'.KU1:'2005.ntcir'.KU1">
            <calcext:condition calcext:apply-style-name="Accent" calcext:value="duplicate" calcext:base-cell-address="'2005.ntcir'.KU1"/>
          </calcext:conditional-format>
          <calcext:conditional-format calcext:target-range-address="'2005.ntcir'.KV1:'2005.ntcir'.KV1">
            <calcext:condition calcext:apply-style-name="Accent" calcext:value="duplicate" calcext:base-cell-address="'2005.ntcir'.KV1"/>
          </calcext:conditional-format>
          <calcext:conditional-format calcext:target-range-address="'2005.ntcir'.KW1:'2005.ntcir'.KW1">
            <calcext:condition calcext:apply-style-name="Accent" calcext:value="duplicate" calcext:base-cell-address="'2005.ntcir'.KW1"/>
          </calcext:conditional-format>
          <calcext:conditional-format calcext:target-range-address="'2005.ntcir'.KX1:'2005.ntcir'.KX1">
            <calcext:condition calcext:apply-style-name="Accent" calcext:value="duplicate" calcext:base-cell-address="'2005.ntcir'.KX1"/>
          </calcext:conditional-format>
          <calcext:conditional-format calcext:target-range-address="'2005.ntcir'.KY1:'2005.ntcir'.KY1">
            <calcext:condition calcext:apply-style-name="Accent" calcext:value="duplicate" calcext:base-cell-address="'2005.ntcir'.KY1"/>
          </calcext:conditional-format>
          <calcext:conditional-format calcext:target-range-address="'2005.ntcir'.KZ1:'2005.ntcir'.KZ1">
            <calcext:condition calcext:apply-style-name="Accent" calcext:value="duplicate" calcext:base-cell-address="'2005.ntcir'.KZ1"/>
          </calcext:conditional-format>
          <calcext:conditional-format calcext:target-range-address="'2005.ntcir'.LA1:'2005.ntcir'.LA1">
            <calcext:condition calcext:apply-style-name="Accent" calcext:value="duplicate" calcext:base-cell-address="'2005.ntcir'.LA1"/>
          </calcext:conditional-format>
          <calcext:conditional-format calcext:target-range-address="'2005.ntcir'.LB1:'2005.ntcir'.LB1">
            <calcext:condition calcext:apply-style-name="Accent" calcext:value="duplicate" calcext:base-cell-address="'2005.ntcir'.LB1"/>
          </calcext:conditional-format>
          <calcext:conditional-format calcext:target-range-address="'2005.ntcir'.LC1:'2005.ntcir'.LC1">
            <calcext:condition calcext:apply-style-name="Accent" calcext:value="duplicate" calcext:base-cell-address="'2005.ntcir'.LC1"/>
          </calcext:conditional-format>
          <calcext:conditional-format calcext:target-range-address="'2005.ntcir'.LD1:'2005.ntcir'.LD1">
            <calcext:condition calcext:apply-style-name="Accent" calcext:value="duplicate" calcext:base-cell-address="'2005.ntcir'.LD1"/>
          </calcext:conditional-format>
          <calcext:conditional-format calcext:target-range-address="'2005.ntcir'.LE1:'2005.ntcir'.LE1">
            <calcext:condition calcext:apply-style-name="Accent" calcext:value="duplicate" calcext:base-cell-address="'2005.ntcir'.LE1"/>
          </calcext:conditional-format>
          <calcext:conditional-format calcext:target-range-address="'2005.ntcir'.LF1:'2005.ntcir'.LF1">
            <calcext:condition calcext:apply-style-name="Accent" calcext:value="duplicate" calcext:base-cell-address="'2005.ntcir'.LF1"/>
          </calcext:conditional-format>
          <calcext:conditional-format calcext:target-range-address="'2005.ntcir'.LG1:'2005.ntcir'.LG1">
            <calcext:condition calcext:apply-style-name="Accent" calcext:value="duplicate" calcext:base-cell-address="'2005.ntcir'.LG1"/>
          </calcext:conditional-format>
          <calcext:conditional-format calcext:target-range-address="'2005.ntcir'.LH1:'2005.ntcir'.LH1">
            <calcext:condition calcext:apply-style-name="Accent" calcext:value="duplicate" calcext:base-cell-address="'2005.ntcir'.LH1"/>
          </calcext:conditional-format>
          <calcext:conditional-format calcext:target-range-address="'2005.ntcir'.LI1:'2005.ntcir'.LI1">
            <calcext:condition calcext:apply-style-name="Accent" calcext:value="duplicate" calcext:base-cell-address="'2005.ntcir'.LI1"/>
          </calcext:conditional-format>
          <calcext:conditional-format calcext:target-range-address="'2005.ntcir'.LJ1:'2005.ntcir'.LJ1">
            <calcext:condition calcext:apply-style-name="Accent" calcext:value="duplicate" calcext:base-cell-address="'2005.ntcir'.LJ1"/>
          </calcext:conditional-format>
          <calcext:conditional-format calcext:target-range-address="'2005.ntcir'.LK1:'2005.ntcir'.LK1">
            <calcext:condition calcext:apply-style-name="Accent" calcext:value="duplicate" calcext:base-cell-address="'2005.ntcir'.LK1"/>
          </calcext:conditional-format>
          <calcext:conditional-format calcext:target-range-address="'2005.ntcir'.LL1:'2005.ntcir'.LL1">
            <calcext:condition calcext:apply-style-name="Accent" calcext:value="duplicate" calcext:base-cell-address="'2005.ntcir'.LL1"/>
          </calcext:conditional-format>
          <calcext:conditional-format calcext:target-range-address="'2005.ntcir'.LM1:'2005.ntcir'.LM1">
            <calcext:condition calcext:apply-style-name="Accent" calcext:value="duplicate" calcext:base-cell-address="'2005.ntcir'.LM1"/>
          </calcext:conditional-format>
          <calcext:conditional-format calcext:target-range-address="'2005.ntcir'.LN1:'2005.ntcir'.LN1">
            <calcext:condition calcext:apply-style-name="Accent" calcext:value="duplicate" calcext:base-cell-address="'2005.ntcir'.LN1"/>
          </calcext:conditional-format>
          <calcext:conditional-format calcext:target-range-address="'2005.ntcir'.LO1:'2005.ntcir'.LO1">
            <calcext:condition calcext:apply-style-name="Accent" calcext:value="duplicate" calcext:base-cell-address="'2005.ntcir'.LO1"/>
          </calcext:conditional-format>
          <calcext:conditional-format calcext:target-range-address="'2005.ntcir'.LP1:'2005.ntcir'.LP1">
            <calcext:condition calcext:apply-style-name="Accent" calcext:value="duplicate" calcext:base-cell-address="'2005.ntcir'.LP1"/>
          </calcext:conditional-format>
          <calcext:conditional-format calcext:target-range-address="'2005.ntcir'.LQ1:'2005.ntcir'.LQ1">
            <calcext:condition calcext:apply-style-name="Accent" calcext:value="duplicate" calcext:base-cell-address="'2005.ntcir'.LQ1"/>
          </calcext:conditional-format>
          <calcext:conditional-format calcext:target-range-address="'2005.ntcir'.LR1:'2005.ntcir'.LR1">
            <calcext:condition calcext:apply-style-name="Accent" calcext:value="duplicate" calcext:base-cell-address="'2005.ntcir'.LR1"/>
          </calcext:conditional-format>
          <calcext:conditional-format calcext:target-range-address="'2005.ntcir'.LS1:'2005.ntcir'.LS1">
            <calcext:condition calcext:apply-style-name="Accent" calcext:value="duplicate" calcext:base-cell-address="'2005.ntcir'.LS1"/>
          </calcext:conditional-format>
          <calcext:conditional-format calcext:target-range-address="'2005.ntcir'.LT1:'2005.ntcir'.LT1">
            <calcext:condition calcext:apply-style-name="Accent" calcext:value="duplicate" calcext:base-cell-address="'2005.ntcir'.LT1"/>
          </calcext:conditional-format>
          <calcext:conditional-format calcext:target-range-address="'2005.ntcir'.LU1:'2005.ntcir'.LU1">
            <calcext:condition calcext:apply-style-name="Accent" calcext:value="duplicate" calcext:base-cell-address="'2005.ntcir'.LU1"/>
          </calcext:conditional-format>
          <calcext:conditional-format calcext:target-range-address="'2005.ntcir'.LV1:'2005.ntcir'.LV1">
            <calcext:condition calcext:apply-style-name="Accent" calcext:value="duplicate" calcext:base-cell-address="'2005.ntcir'.LV1"/>
          </calcext:conditional-format>
          <calcext:conditional-format calcext:target-range-address="'2005.ntcir'.LW1:'2005.ntcir'.LW1">
            <calcext:condition calcext:apply-style-name="Accent" calcext:value="duplicate" calcext:base-cell-address="'2005.ntcir'.LW1"/>
          </calcext:conditional-format>
          <calcext:conditional-format calcext:target-range-address="'2005.ntcir'.LX1:'2005.ntcir'.LX1">
            <calcext:condition calcext:apply-style-name="Accent" calcext:value="duplicate" calcext:base-cell-address="'2005.ntcir'.LX1"/>
          </calcext:conditional-format>
          <calcext:conditional-format calcext:target-range-address="'2005.ntcir'.LY1:'2005.ntcir'.LY1">
            <calcext:condition calcext:apply-style-name="Accent" calcext:value="duplicate" calcext:base-cell-address="'2005.ntcir'.LY1"/>
          </calcext:conditional-format>
          <calcext:conditional-format calcext:target-range-address="'2005.ntcir'.LZ1:'2005.ntcir'.LZ1">
            <calcext:condition calcext:apply-style-name="Accent" calcext:value="duplicate" calcext:base-cell-address="'2005.ntcir'.LZ1"/>
          </calcext:conditional-format>
          <calcext:conditional-format calcext:target-range-address="'2005.ntcir'.MA1:'2005.ntcir'.MA1">
            <calcext:condition calcext:apply-style-name="Accent" calcext:value="duplicate" calcext:base-cell-address="'2005.ntcir'.MA1"/>
          </calcext:conditional-format>
          <calcext:conditional-format calcext:target-range-address="'2005.ntcir'.MB1:'2005.ntcir'.MB1">
            <calcext:condition calcext:apply-style-name="Accent" calcext:value="duplicate" calcext:base-cell-address="'2005.ntcir'.MB1"/>
          </calcext:conditional-format>
          <calcext:conditional-format calcext:target-range-address="'2005.ntcir'.MC1:'2005.ntcir'.MC1">
            <calcext:condition calcext:apply-style-name="Accent" calcext:value="duplicate" calcext:base-cell-address="'2005.ntcir'.MC1"/>
          </calcext:conditional-format>
          <calcext:conditional-format calcext:target-range-address="'2005.ntcir'.MD1:'2005.ntcir'.MD1">
            <calcext:condition calcext:apply-style-name="Accent" calcext:value="duplicate" calcext:base-cell-address="'2005.ntcir'.MD1"/>
          </calcext:conditional-format>
          <calcext:conditional-format calcext:target-range-address="'2005.ntcir'.ME1:'2005.ntcir'.ME1">
            <calcext:condition calcext:apply-style-name="Accent" calcext:value="duplicate" calcext:base-cell-address="'2005.ntcir'.ME1"/>
          </calcext:conditional-format>
          <calcext:conditional-format calcext:target-range-address="'2005.ntcir'.MF1:'2005.ntcir'.MF1">
            <calcext:condition calcext:apply-style-name="Accent" calcext:value="duplicate" calcext:base-cell-address="'2005.ntcir'.MF1"/>
          </calcext:conditional-format>
          <calcext:conditional-format calcext:target-range-address="'2005.ntcir'.MG1:'2005.ntcir'.MG1">
            <calcext:condition calcext:apply-style-name="Accent" calcext:value="duplicate" calcext:base-cell-address="'2005.ntcir'.MG1"/>
          </calcext:conditional-format>
          <calcext:conditional-format calcext:target-range-address="'2005.ntcir'.MH1:'2005.ntcir'.MH1">
            <calcext:condition calcext:apply-style-name="Accent" calcext:value="duplicate" calcext:base-cell-address="'2005.ntcir'.MH1"/>
          </calcext:conditional-format>
          <calcext:conditional-format calcext:target-range-address="'2005.ntcir'.MI1:'2005.ntcir'.MI1">
            <calcext:condition calcext:apply-style-name="Accent" calcext:value="duplicate" calcext:base-cell-address="'2005.ntcir'.MI1"/>
          </calcext:conditional-format>
          <calcext:conditional-format calcext:target-range-address="'2005.ntcir'.MJ1:'2005.ntcir'.MJ1">
            <calcext:condition calcext:apply-style-name="Accent" calcext:value="duplicate" calcext:base-cell-address="'2005.ntcir'.MJ1"/>
          </calcext:conditional-format>
          <calcext:conditional-format calcext:target-range-address="'2005.ntcir'.MK1:'2005.ntcir'.MK1">
            <calcext:condition calcext:apply-style-name="Accent" calcext:value="duplicate" calcext:base-cell-address="'2005.ntcir'.MK1"/>
          </calcext:conditional-format>
          <calcext:conditional-format calcext:target-range-address="'2005.ntcir'.ML1:'2005.ntcir'.ML1">
            <calcext:condition calcext:apply-style-name="Accent" calcext:value="duplicate" calcext:base-cell-address="'2005.ntcir'.ML1"/>
          </calcext:conditional-format>
          <calcext:conditional-format calcext:target-range-address="'2005.ntcir'.MM1:'2005.ntcir'.MM1">
            <calcext:condition calcext:apply-style-name="Accent" calcext:value="duplicate" calcext:base-cell-address="'2005.ntcir'.MM1"/>
          </calcext:conditional-format>
          <calcext:conditional-format calcext:target-range-address="'2005.ntcir'.MN1:'2005.ntcir'.MN1">
            <calcext:condition calcext:apply-style-name="Accent" calcext:value="duplicate" calcext:base-cell-address="'2005.ntcir'.MN1"/>
          </calcext:conditional-format>
          <calcext:conditional-format calcext:target-range-address="'2005.ntcir'.MO1:'2005.ntcir'.MO1">
            <calcext:condition calcext:apply-style-name="Accent" calcext:value="duplicate" calcext:base-cell-address="'2005.ntcir'.MO1"/>
          </calcext:conditional-format>
          <calcext:conditional-format calcext:target-range-address="'2005.ntcir'.MP1:'2005.ntcir'.MP1">
            <calcext:condition calcext:apply-style-name="Accent" calcext:value="duplicate" calcext:base-cell-address="'2005.ntcir'.MP1"/>
          </calcext:conditional-format>
          <calcext:conditional-format calcext:target-range-address="'2005.ntcir'.MQ1:'2005.ntcir'.MQ1">
            <calcext:condition calcext:apply-style-name="Accent" calcext:value="duplicate" calcext:base-cell-address="'2005.ntcir'.MQ1"/>
          </calcext:conditional-format>
          <calcext:conditional-format calcext:target-range-address="'2005.ntcir'.MR1:'2005.ntcir'.MR1">
            <calcext:condition calcext:apply-style-name="Accent" calcext:value="duplicate" calcext:base-cell-address="'2005.ntcir'.MR1"/>
          </calcext:conditional-format>
          <calcext:conditional-format calcext:target-range-address="'2005.ntcir'.MS1:'2005.ntcir'.MS1">
            <calcext:condition calcext:apply-style-name="Accent" calcext:value="duplicate" calcext:base-cell-address="'2005.ntcir'.MS1"/>
          </calcext:conditional-format>
          <calcext:conditional-format calcext:target-range-address="'2005.ntcir'.MT1:'2005.ntcir'.MT1">
            <calcext:condition calcext:apply-style-name="Accent" calcext:value="duplicate" calcext:base-cell-address="'2005.ntcir'.MT1"/>
          </calcext:conditional-format>
          <calcext:conditional-format calcext:target-range-address="'2005.ntcir'.MU1:'2005.ntcir'.MU1">
            <calcext:condition calcext:apply-style-name="Accent" calcext:value="duplicate" calcext:base-cell-address="'2005.ntcir'.MU1"/>
          </calcext:conditional-format>
          <calcext:conditional-format calcext:target-range-address="'2005.ntcir'.MV1:'2005.ntcir'.MV1">
            <calcext:condition calcext:apply-style-name="Accent" calcext:value="duplicate" calcext:base-cell-address="'2005.ntcir'.MV1"/>
          </calcext:conditional-format>
          <calcext:conditional-format calcext:target-range-address="'2005.ntcir'.MW1:'2005.ntcir'.MW1">
            <calcext:condition calcext:apply-style-name="Accent" calcext:value="duplicate" calcext:base-cell-address="'2005.ntcir'.MW1"/>
          </calcext:conditional-format>
          <calcext:conditional-format calcext:target-range-address="'2005.ntcir'.MX1:'2005.ntcir'.MX1">
            <calcext:condition calcext:apply-style-name="Accent" calcext:value="duplicate" calcext:base-cell-address="'2005.ntcir'.MX1"/>
          </calcext:conditional-format>
          <calcext:conditional-format calcext:target-range-address="'2005.ntcir'.MY1:'2005.ntcir'.MY1">
            <calcext:condition calcext:apply-style-name="Accent" calcext:value="duplicate" calcext:base-cell-address="'2005.ntcir'.MY1"/>
          </calcext:conditional-format>
          <calcext:conditional-format calcext:target-range-address="'2005.ntcir'.MZ1:'2005.ntcir'.MZ1">
            <calcext:condition calcext:apply-style-name="Accent" calcext:value="duplicate" calcext:base-cell-address="'2005.ntcir'.MZ1"/>
          </calcext:conditional-format>
          <calcext:conditional-format calcext:target-range-address="'2005.ntcir'.NA1:'2005.ntcir'.NA1">
            <calcext:condition calcext:apply-style-name="Accent" calcext:value="duplicate" calcext:base-cell-address="'2005.ntcir'.NA1"/>
          </calcext:conditional-format>
          <calcext:conditional-format calcext:target-range-address="'2005.ntcir'.NB1:'2005.ntcir'.NB1">
            <calcext:condition calcext:apply-style-name="Accent" calcext:value="duplicate" calcext:base-cell-address="'2005.ntcir'.NB1"/>
          </calcext:conditional-format>
          <calcext:conditional-format calcext:target-range-address="'2005.ntcir'.NC1:'2005.ntcir'.NC1">
            <calcext:condition calcext:apply-style-name="Accent" calcext:value="duplicate" calcext:base-cell-address="'2005.ntcir'.NC1"/>
          </calcext:conditional-format>
          <calcext:conditional-format calcext:target-range-address="'2005.ntcir'.ND1:'2005.ntcir'.ND1">
            <calcext:condition calcext:apply-style-name="Accent" calcext:value="duplicate" calcext:base-cell-address="'2005.ntcir'.ND1"/>
          </calcext:conditional-format>
          <calcext:conditional-format calcext:target-range-address="'2005.ntcir'.NE1:'2005.ntcir'.NE1">
            <calcext:condition calcext:apply-style-name="Accent" calcext:value="duplicate" calcext:base-cell-address="'2005.ntcir'.NE1"/>
          </calcext:conditional-format>
          <calcext:conditional-format calcext:target-range-address="'2005.ntcir'.NF1:'2005.ntcir'.NF1">
            <calcext:condition calcext:apply-style-name="Accent" calcext:value="duplicate" calcext:base-cell-address="'2005.ntcir'.NF1"/>
          </calcext:conditional-format>
          <calcext:conditional-format calcext:target-range-address="'2005.ntcir'.NG1:'2005.ntcir'.NG1">
            <calcext:condition calcext:apply-style-name="Accent" calcext:value="duplicate" calcext:base-cell-address="'2005.ntcir'.NG1"/>
          </calcext:conditional-format>
          <calcext:conditional-format calcext:target-range-address="'2005.ntcir'.NH1:'2005.ntcir'.NH1">
            <calcext:condition calcext:apply-style-name="Accent" calcext:value="duplicate" calcext:base-cell-address="'2005.ntcir'.NH1"/>
          </calcext:conditional-format>
          <calcext:conditional-format calcext:target-range-address="'2005.ntcir'.NI1:'2005.ntcir'.NI1">
            <calcext:condition calcext:apply-style-name="Accent" calcext:value="duplicate" calcext:base-cell-address="'2005.ntcir'.NI1"/>
          </calcext:conditional-format>
          <calcext:conditional-format calcext:target-range-address="'2005.ntcir'.NJ1:'2005.ntcir'.NJ1">
            <calcext:condition calcext:apply-style-name="Accent" calcext:value="duplicate" calcext:base-cell-address="'2005.ntcir'.NJ1"/>
          </calcext:conditional-format>
          <calcext:conditional-format calcext:target-range-address="'2005.ntcir'.NK1:'2005.ntcir'.NK1">
            <calcext:condition calcext:apply-style-name="Accent" calcext:value="duplicate" calcext:base-cell-address="'2005.ntcir'.NK1"/>
          </calcext:conditional-format>
          <calcext:conditional-format calcext:target-range-address="'2005.ntcir'.NL1:'2005.ntcir'.NL1">
            <calcext:condition calcext:apply-style-name="Accent" calcext:value="duplicate" calcext:base-cell-address="'2005.ntcir'.NL1"/>
          </calcext:conditional-format>
          <calcext:conditional-format calcext:target-range-address="'2005.ntcir'.NM1:'2005.ntcir'.NM1">
            <calcext:condition calcext:apply-style-name="Accent" calcext:value="duplicate" calcext:base-cell-address="'2005.ntcir'.NM1"/>
          </calcext:conditional-format>
          <calcext:conditional-format calcext:target-range-address="'2005.ntcir'.NN1:'2005.ntcir'.NN1">
            <calcext:condition calcext:apply-style-name="Accent" calcext:value="duplicate" calcext:base-cell-address="'2005.ntcir'.NN1"/>
          </calcext:conditional-format>
          <calcext:conditional-format calcext:target-range-address="'2005.ntcir'.NO1:'2005.ntcir'.NO1">
            <calcext:condition calcext:apply-style-name="Accent" calcext:value="duplicate" calcext:base-cell-address="'2005.ntcir'.NO1"/>
          </calcext:conditional-format>
          <calcext:conditional-format calcext:target-range-address="'2005.ntcir'.NP1:'2005.ntcir'.NP1">
            <calcext:condition calcext:apply-style-name="Accent" calcext:value="duplicate" calcext:base-cell-address="'2005.ntcir'.NP1"/>
          </calcext:conditional-format>
          <calcext:conditional-format calcext:target-range-address="'2005.ntcir'.NQ1:'2005.ntcir'.NQ1">
            <calcext:condition calcext:apply-style-name="Accent" calcext:value="duplicate" calcext:base-cell-address="'2005.ntcir'.NQ1"/>
          </calcext:conditional-format>
          <calcext:conditional-format calcext:target-range-address="'2005.ntcir'.NR1:'2005.ntcir'.NR1">
            <calcext:condition calcext:apply-style-name="Accent" calcext:value="duplicate" calcext:base-cell-address="'2005.ntcir'.NR1"/>
          </calcext:conditional-format>
          <calcext:conditional-format calcext:target-range-address="'2005.ntcir'.NS1:'2005.ntcir'.NS1">
            <calcext:condition calcext:apply-style-name="Accent" calcext:value="duplicate" calcext:base-cell-address="'2005.ntcir'.NS1"/>
          </calcext:conditional-format>
          <calcext:conditional-format calcext:target-range-address="'2005.ntcir'.NT1:'2005.ntcir'.NT1">
            <calcext:condition calcext:apply-style-name="Accent" calcext:value="duplicate" calcext:base-cell-address="'2005.ntcir'.NT1"/>
          </calcext:conditional-format>
          <calcext:conditional-format calcext:target-range-address="'2005.ntcir'.NU1:'2005.ntcir'.NU1">
            <calcext:condition calcext:apply-style-name="Accent" calcext:value="duplicate" calcext:base-cell-address="'2005.ntcir'.NU1"/>
          </calcext:conditional-format>
          <calcext:conditional-format calcext:target-range-address="'2005.ntcir'.NV1:'2005.ntcir'.NV1">
            <calcext:condition calcext:apply-style-name="Accent" calcext:value="duplicate" calcext:base-cell-address="'2005.ntcir'.NV1"/>
          </calcext:conditional-format>
          <calcext:conditional-format calcext:target-range-address="'2005.ntcir'.NW1:'2005.ntcir'.NW1">
            <calcext:condition calcext:apply-style-name="Accent" calcext:value="duplicate" calcext:base-cell-address="'2005.ntcir'.NW1"/>
          </calcext:conditional-format>
          <calcext:conditional-format calcext:target-range-address="'2005.ntcir'.NX1:'2005.ntcir'.NX1">
            <calcext:condition calcext:apply-style-name="Accent" calcext:value="duplicate" calcext:base-cell-address="'2005.ntcir'.NX1"/>
          </calcext:conditional-format>
          <calcext:conditional-format calcext:target-range-address="'2005.ntcir'.NY1:'2005.ntcir'.NY1">
            <calcext:condition calcext:apply-style-name="Accent" calcext:value="duplicate" calcext:base-cell-address="'2005.ntcir'.NY1"/>
          </calcext:conditional-format>
          <calcext:conditional-format calcext:target-range-address="'2005.ntcir'.NZ1:'2005.ntcir'.NZ1">
            <calcext:condition calcext:apply-style-name="Accent" calcext:value="duplicate" calcext:base-cell-address="'2005.ntcir'.NZ1"/>
          </calcext:conditional-format>
          <calcext:conditional-format calcext:target-range-address="'2005.ntcir'.OA1:'2005.ntcir'.OA1">
            <calcext:condition calcext:apply-style-name="Accent" calcext:value="duplicate" calcext:base-cell-address="'2005.ntcir'.OA1"/>
          </calcext:conditional-format>
          <calcext:conditional-format calcext:target-range-address="'2005.ntcir'.OB1:'2005.ntcir'.OB1">
            <calcext:condition calcext:apply-style-name="Accent" calcext:value="duplicate" calcext:base-cell-address="'2005.ntcir'.OB1"/>
          </calcext:conditional-format>
          <calcext:conditional-format calcext:target-range-address="'2005.ntcir'.OC1:'2005.ntcir'.OC1">
            <calcext:condition calcext:apply-style-name="Accent" calcext:value="duplicate" calcext:base-cell-address="'2005.ntcir'.OC1"/>
          </calcext:conditional-format>
          <calcext:conditional-format calcext:target-range-address="'2005.ntcir'.OD1:'2005.ntcir'.OD1">
            <calcext:condition calcext:apply-style-name="Accent" calcext:value="duplicate" calcext:base-cell-address="'2005.ntcir'.OD1"/>
          </calcext:conditional-format>
          <calcext:conditional-format calcext:target-range-address="'2005.ntcir'.OE1:'2005.ntcir'.OE1">
            <calcext:condition calcext:apply-style-name="Accent" calcext:value="duplicate" calcext:base-cell-address="'2005.ntcir'.OE1"/>
          </calcext:conditional-format>
          <calcext:conditional-format calcext:target-range-address="'2005.ntcir'.OF1:'2005.ntcir'.OF1">
            <calcext:condition calcext:apply-style-name="Accent" calcext:value="duplicate" calcext:base-cell-address="'2005.ntcir'.OF1"/>
          </calcext:conditional-format>
          <calcext:conditional-format calcext:target-range-address="'2005.ntcir'.OG1:'2005.ntcir'.OG1">
            <calcext:condition calcext:apply-style-name="Accent" calcext:value="duplicate" calcext:base-cell-address="'2005.ntcir'.OG1"/>
          </calcext:conditional-format>
          <calcext:conditional-format calcext:target-range-address="'2005.ntcir'.OH1:'2005.ntcir'.OH1">
            <calcext:condition calcext:apply-style-name="Accent" calcext:value="duplicate" calcext:base-cell-address="'2005.ntcir'.OH1"/>
          </calcext:conditional-format>
          <calcext:conditional-format calcext:target-range-address="'2005.ntcir'.OI1:'2005.ntcir'.OI1">
            <calcext:condition calcext:apply-style-name="Accent" calcext:value="duplicate" calcext:base-cell-address="'2005.ntcir'.OI1"/>
          </calcext:conditional-format>
          <calcext:conditional-format calcext:target-range-address="'2005.ntcir'.OJ1:'2005.ntcir'.OJ1">
            <calcext:condition calcext:apply-style-name="Accent" calcext:value="duplicate" calcext:base-cell-address="'2005.ntcir'.OJ1"/>
          </calcext:conditional-format>
          <calcext:conditional-format calcext:target-range-address="'2005.ntcir'.OK1:'2005.ntcir'.OK1">
            <calcext:condition calcext:apply-style-name="Accent" calcext:value="duplicate" calcext:base-cell-address="'2005.ntcir'.OK1"/>
          </calcext:conditional-format>
          <calcext:conditional-format calcext:target-range-address="'2005.ntcir'.OL1:'2005.ntcir'.OL1">
            <calcext:condition calcext:apply-style-name="Accent" calcext:value="duplicate" calcext:base-cell-address="'2005.ntcir'.OL1"/>
          </calcext:conditional-format>
          <calcext:conditional-format calcext:target-range-address="'2005.ntcir'.OM1:'2005.ntcir'.OM1">
            <calcext:condition calcext:apply-style-name="Accent" calcext:value="duplicate" calcext:base-cell-address="'2005.ntcir'.OM1"/>
          </calcext:conditional-format>
          <calcext:conditional-format calcext:target-range-address="'2005.ntcir'.ON1:'2005.ntcir'.ON1">
            <calcext:condition calcext:apply-style-name="Accent" calcext:value="duplicate" calcext:base-cell-address="'2005.ntcir'.ON1"/>
          </calcext:conditional-format>
          <calcext:conditional-format calcext:target-range-address="'2005.ntcir'.OO1:'2005.ntcir'.OO1">
            <calcext:condition calcext:apply-style-name="Accent" calcext:value="duplicate" calcext:base-cell-address="'2005.ntcir'.OO1"/>
          </calcext:conditional-format>
          <calcext:conditional-format calcext:target-range-address="'2005.ntcir'.OP1:'2005.ntcir'.OP1">
            <calcext:condition calcext:apply-style-name="Accent" calcext:value="duplicate" calcext:base-cell-address="'2005.ntcir'.OP1"/>
          </calcext:conditional-format>
          <calcext:conditional-format calcext:target-range-address="'2005.ntcir'.OQ1:'2005.ntcir'.OQ1">
            <calcext:condition calcext:apply-style-name="Accent" calcext:value="duplicate" calcext:base-cell-address="'2005.ntcir'.OQ1"/>
          </calcext:conditional-format>
          <calcext:conditional-format calcext:target-range-address="'2005.ntcir'.OR1:'2005.ntcir'.OR1">
            <calcext:condition calcext:apply-style-name="Accent" calcext:value="duplicate" calcext:base-cell-address="'2005.ntcir'.OR1"/>
          </calcext:conditional-format>
          <calcext:conditional-format calcext:target-range-address="'2005.ntcir'.OS1:'2005.ntcir'.OS1">
            <calcext:condition calcext:apply-style-name="Accent" calcext:value="duplicate" calcext:base-cell-address="'2005.ntcir'.OS1"/>
          </calcext:conditional-format>
          <calcext:conditional-format calcext:target-range-address="'2005.ntcir'.OT1:'2005.ntcir'.OT1">
            <calcext:condition calcext:apply-style-name="Accent" calcext:value="duplicate" calcext:base-cell-address="'2005.ntcir'.OT1"/>
          </calcext:conditional-format>
          <calcext:conditional-format calcext:target-range-address="'2005.ntcir'.OU1:'2005.ntcir'.OU1">
            <calcext:condition calcext:apply-style-name="Accent" calcext:value="duplicate" calcext:base-cell-address="'2005.ntcir'.OU1"/>
          </calcext:conditional-format>
          <calcext:conditional-format calcext:target-range-address="'2005.ntcir'.OV1:'2005.ntcir'.OV1">
            <calcext:condition calcext:apply-style-name="Accent" calcext:value="duplicate" calcext:base-cell-address="'2005.ntcir'.OV1"/>
          </calcext:conditional-format>
          <calcext:conditional-format calcext:target-range-address="'2005.ntcir'.OW1:'2005.ntcir'.OW1">
            <calcext:condition calcext:apply-style-name="Accent" calcext:value="duplicate" calcext:base-cell-address="'2005.ntcir'.OW1"/>
          </calcext:conditional-format>
          <calcext:conditional-format calcext:target-range-address="'2005.ntcir'.OX1:'2005.ntcir'.OX1">
            <calcext:condition calcext:apply-style-name="Accent" calcext:value="duplicate" calcext:base-cell-address="'2005.ntcir'.OX1"/>
          </calcext:conditional-format>
          <calcext:conditional-format calcext:target-range-address="'2005.ntcir'.OY1:'2005.ntcir'.OY1">
            <calcext:condition calcext:apply-style-name="Accent" calcext:value="duplicate" calcext:base-cell-address="'2005.ntcir'.OY1"/>
          </calcext:conditional-format>
          <calcext:conditional-format calcext:target-range-address="'2005.ntcir'.OZ1:'2005.ntcir'.OZ1">
            <calcext:condition calcext:apply-style-name="Accent" calcext:value="duplicate" calcext:base-cell-address="'2005.ntcir'.OZ1"/>
          </calcext:conditional-format>
          <calcext:conditional-format calcext:target-range-address="'2005.ntcir'.PA1:'2005.ntcir'.PA1">
            <calcext:condition calcext:apply-style-name="Accent" calcext:value="duplicate" calcext:base-cell-address="'2005.ntcir'.PA1"/>
          </calcext:conditional-format>
          <calcext:conditional-format calcext:target-range-address="'2005.ntcir'.PB1:'2005.ntcir'.PB1">
            <calcext:condition calcext:apply-style-name="Accent" calcext:value="duplicate" calcext:base-cell-address="'2005.ntcir'.PB1"/>
          </calcext:conditional-format>
          <calcext:conditional-format calcext:target-range-address="'2005.ntcir'.PC1:'2005.ntcir'.PC1">
            <calcext:condition calcext:apply-style-name="Accent" calcext:value="duplicate" calcext:base-cell-address="'2005.ntcir'.PC1"/>
          </calcext:conditional-format>
          <calcext:conditional-format calcext:target-range-address="'2005.ntcir'.PD1:'2005.ntcir'.PD1">
            <calcext:condition calcext:apply-style-name="Accent" calcext:value="duplicate" calcext:base-cell-address="'2005.ntcir'.PD1"/>
          </calcext:conditional-format>
          <calcext:conditional-format calcext:target-range-address="'2005.ntcir'.PE1:'2005.ntcir'.PE1">
            <calcext:condition calcext:apply-style-name="Accent" calcext:value="duplicate" calcext:base-cell-address="'2005.ntcir'.PE1"/>
          </calcext:conditional-format>
          <calcext:conditional-format calcext:target-range-address="'2005.ntcir'.PF1:'2005.ntcir'.PF1">
            <calcext:condition calcext:apply-style-name="Accent" calcext:value="duplicate" calcext:base-cell-address="'2005.ntcir'.PF1"/>
          </calcext:conditional-format>
          <calcext:conditional-format calcext:target-range-address="'2005.ntcir'.PG1:'2005.ntcir'.PG1">
            <calcext:condition calcext:apply-style-name="Accent" calcext:value="duplicate" calcext:base-cell-address="'2005.ntcir'.PG1"/>
          </calcext:conditional-format>
          <calcext:conditional-format calcext:target-range-address="'2005.ntcir'.PH1:'2005.ntcir'.PH1">
            <calcext:condition calcext:apply-style-name="Accent" calcext:value="duplicate" calcext:base-cell-address="'2005.ntcir'.PH1"/>
          </calcext:conditional-format>
          <calcext:conditional-format calcext:target-range-address="'2005.ntcir'.PI1:'2005.ntcir'.PI1">
            <calcext:condition calcext:apply-style-name="Accent" calcext:value="duplicate" calcext:base-cell-address="'2005.ntcir'.PI1"/>
          </calcext:conditional-format>
          <calcext:conditional-format calcext:target-range-address="'2005.ntcir'.PJ1:'2005.ntcir'.PJ1">
            <calcext:condition calcext:apply-style-name="Accent" calcext:value="duplicate" calcext:base-cell-address="'2005.ntcir'.PJ1"/>
          </calcext:conditional-format>
          <calcext:conditional-format calcext:target-range-address="'2005.ntcir'.PK1:'2005.ntcir'.PK1">
            <calcext:condition calcext:apply-style-name="Accent" calcext:value="duplicate" calcext:base-cell-address="'2005.ntcir'.PK1"/>
          </calcext:conditional-format>
          <calcext:conditional-format calcext:target-range-address="'2005.ntcir'.PL1:'2005.ntcir'.PL1">
            <calcext:condition calcext:apply-style-name="Accent" calcext:value="duplicate" calcext:base-cell-address="'2005.ntcir'.PL1"/>
          </calcext:conditional-format>
          <calcext:conditional-format calcext:target-range-address="'2005.ntcir'.PM1:'2005.ntcir'.PM1">
            <calcext:condition calcext:apply-style-name="Accent" calcext:value="duplicate" calcext:base-cell-address="'2005.ntcir'.PM1"/>
          </calcext:conditional-format>
          <calcext:conditional-format calcext:target-range-address="'2005.ntcir'.PN1:'2005.ntcir'.PN1">
            <calcext:condition calcext:apply-style-name="Accent" calcext:value="duplicate" calcext:base-cell-address="'2005.ntcir'.PN1"/>
          </calcext:conditional-format>
          <calcext:conditional-format calcext:target-range-address="'2005.ntcir'.PO1:'2005.ntcir'.PO1">
            <calcext:condition calcext:apply-style-name="Accent" calcext:value="duplicate" calcext:base-cell-address="'2005.ntcir'.PO1"/>
          </calcext:conditional-format>
          <calcext:conditional-format calcext:target-range-address="'2005.ntcir'.PP1:'2005.ntcir'.PP1">
            <calcext:condition calcext:apply-style-name="Accent" calcext:value="duplicate" calcext:base-cell-address="'2005.ntcir'.PP1"/>
          </calcext:conditional-format>
          <calcext:conditional-format calcext:target-range-address="'2005.ntcir'.PQ1:'2005.ntcir'.PQ1">
            <calcext:condition calcext:apply-style-name="Accent" calcext:value="duplicate" calcext:base-cell-address="'2005.ntcir'.PQ1"/>
          </calcext:conditional-format>
          <calcext:conditional-format calcext:target-range-address="'2005.ntcir'.PR1:'2005.ntcir'.PR1">
            <calcext:condition calcext:apply-style-name="Accent" calcext:value="duplicate" calcext:base-cell-address="'2005.ntcir'.PR1"/>
          </calcext:conditional-format>
          <calcext:conditional-format calcext:target-range-address="'2005.ntcir'.PS1:'2005.ntcir'.PS1">
            <calcext:condition calcext:apply-style-name="Accent" calcext:value="duplicate" calcext:base-cell-address="'2005.ntcir'.PS1"/>
          </calcext:conditional-format>
          <calcext:conditional-format calcext:target-range-address="'2005.ntcir'.PT1:'2005.ntcir'.PT1">
            <calcext:condition calcext:apply-style-name="Accent" calcext:value="duplicate" calcext:base-cell-address="'2005.ntcir'.PT1"/>
          </calcext:conditional-format>
          <calcext:conditional-format calcext:target-range-address="'2005.ntcir'.PU1:'2005.ntcir'.PU1">
            <calcext:condition calcext:apply-style-name="Accent" calcext:value="duplicate" calcext:base-cell-address="'2005.ntcir'.PU1"/>
          </calcext:conditional-format>
          <calcext:conditional-format calcext:target-range-address="'2005.ntcir'.PV1:'2005.ntcir'.PV1">
            <calcext:condition calcext:apply-style-name="Accent" calcext:value="duplicate" calcext:base-cell-address="'2005.ntcir'.PV1"/>
          </calcext:conditional-format>
          <calcext:conditional-format calcext:target-range-address="'2005.ntcir'.PW1:'2005.ntcir'.PW1">
            <calcext:condition calcext:apply-style-name="Accent" calcext:value="duplicate" calcext:base-cell-address="'2005.ntcir'.PW1"/>
          </calcext:conditional-format>
          <calcext:conditional-format calcext:target-range-address="'2005.ntcir'.PX1:'2005.ntcir'.PX1">
            <calcext:condition calcext:apply-style-name="Accent" calcext:value="duplicate" calcext:base-cell-address="'2005.ntcir'.PX1"/>
          </calcext:conditional-format>
          <calcext:conditional-format calcext:target-range-address="'2005.ntcir'.PY1:'2005.ntcir'.PY1">
            <calcext:condition calcext:apply-style-name="Accent" calcext:value="duplicate" calcext:base-cell-address="'2005.ntcir'.PY1"/>
          </calcext:conditional-format>
          <calcext:conditional-format calcext:target-range-address="'2005.ntcir'.PZ1:'2005.ntcir'.PZ1">
            <calcext:condition calcext:apply-style-name="Accent" calcext:value="duplicate" calcext:base-cell-address="'2005.ntcir'.PZ1"/>
          </calcext:conditional-format>
          <calcext:conditional-format calcext:target-range-address="'2005.ntcir'.QA1:'2005.ntcir'.QA1">
            <calcext:condition calcext:apply-style-name="Accent" calcext:value="duplicate" calcext:base-cell-address="'2005.ntcir'.QA1"/>
          </calcext:conditional-format>
          <calcext:conditional-format calcext:target-range-address="'2005.ntcir'.QB1:'2005.ntcir'.QB1">
            <calcext:condition calcext:apply-style-name="Accent" calcext:value="duplicate" calcext:base-cell-address="'2005.ntcir'.QB1"/>
          </calcext:conditional-format>
          <calcext:conditional-format calcext:target-range-address="'2005.ntcir'.QC1:'2005.ntcir'.QC1">
            <calcext:condition calcext:apply-style-name="Accent" calcext:value="duplicate" calcext:base-cell-address="'2005.ntcir'.QC1"/>
          </calcext:conditional-format>
          <calcext:conditional-format calcext:target-range-address="'2005.ntcir'.QD1:'2005.ntcir'.QD1">
            <calcext:condition calcext:apply-style-name="Accent" calcext:value="duplicate" calcext:base-cell-address="'2005.ntcir'.QD1"/>
          </calcext:conditional-format>
          <calcext:conditional-format calcext:target-range-address="'2005.ntcir'.QE1:'2005.ntcir'.QE1">
            <calcext:condition calcext:apply-style-name="Accent" calcext:value="duplicate" calcext:base-cell-address="'2005.ntcir'.QE1"/>
          </calcext:conditional-format>
          <calcext:conditional-format calcext:target-range-address="'2005.ntcir'.QF1:'2005.ntcir'.QF1">
            <calcext:condition calcext:apply-style-name="Accent" calcext:value="duplicate" calcext:base-cell-address="'2005.ntcir'.QF1"/>
          </calcext:conditional-format>
          <calcext:conditional-format calcext:target-range-address="'2005.ntcir'.QG1:'2005.ntcir'.QG1">
            <calcext:condition calcext:apply-style-name="Accent" calcext:value="duplicate" calcext:base-cell-address="'2005.ntcir'.QG1"/>
          </calcext:conditional-format>
          <calcext:conditional-format calcext:target-range-address="'2005.ntcir'.QH1:'2005.ntcir'.QH1">
            <calcext:condition calcext:apply-style-name="Accent" calcext:value="duplicate" calcext:base-cell-address="'2005.ntcir'.QH1"/>
          </calcext:conditional-format>
          <calcext:conditional-format calcext:target-range-address="'2005.ntcir'.QI1:'2005.ntcir'.QI1">
            <calcext:condition calcext:apply-style-name="Accent" calcext:value="duplicate" calcext:base-cell-address="'2005.ntcir'.QI1"/>
          </calcext:conditional-format>
          <calcext:conditional-format calcext:target-range-address="'2005.ntcir'.QJ1:'2005.ntcir'.QJ1">
            <calcext:condition calcext:apply-style-name="Accent" calcext:value="duplicate" calcext:base-cell-address="'2005.ntcir'.QJ1"/>
          </calcext:conditional-format>
          <calcext:conditional-format calcext:target-range-address="'2005.ntcir'.QK1:'2005.ntcir'.QK1">
            <calcext:condition calcext:apply-style-name="Accent" calcext:value="duplicate" calcext:base-cell-address="'2005.ntcir'.QK1"/>
          </calcext:conditional-format>
          <calcext:conditional-format calcext:target-range-address="'2005.ntcir'.QL1:'2005.ntcir'.QL1">
            <calcext:condition calcext:apply-style-name="Accent" calcext:value="duplicate" calcext:base-cell-address="'2005.ntcir'.QL1"/>
          </calcext:conditional-format>
          <calcext:conditional-format calcext:target-range-address="'2005.ntcir'.QM1:'2005.ntcir'.QM1">
            <calcext:condition calcext:apply-style-name="Accent" calcext:value="duplicate" calcext:base-cell-address="'2005.ntcir'.QM1"/>
          </calcext:conditional-format>
          <calcext:conditional-format calcext:target-range-address="'2005.ntcir'.QN1:'2005.ntcir'.QN1">
            <calcext:condition calcext:apply-style-name="Accent" calcext:value="duplicate" calcext:base-cell-address="'2005.ntcir'.QN1"/>
          </calcext:conditional-format>
          <calcext:conditional-format calcext:target-range-address="'2005.ntcir'.QO1:'2005.ntcir'.QO1">
            <calcext:condition calcext:apply-style-name="Accent" calcext:value="duplicate" calcext:base-cell-address="'2005.ntcir'.QO1"/>
          </calcext:conditional-format>
          <calcext:conditional-format calcext:target-range-address="'2005.ntcir'.QP1:'2005.ntcir'.QP1">
            <calcext:condition calcext:apply-style-name="Accent" calcext:value="duplicate" calcext:base-cell-address="'2005.ntcir'.QP1"/>
          </calcext:conditional-format>
          <calcext:conditional-format calcext:target-range-address="'2005.ntcir'.QQ1:'2005.ntcir'.QQ1">
            <calcext:condition calcext:apply-style-name="Accent" calcext:value="duplicate" calcext:base-cell-address="'2005.ntcir'.QQ1"/>
          </calcext:conditional-format>
          <calcext:conditional-format calcext:target-range-address="'2005.ntcir'.QR1:'2005.ntcir'.QR1">
            <calcext:condition calcext:apply-style-name="Accent" calcext:value="duplicate" calcext:base-cell-address="'2005.ntcir'.QR1"/>
          </calcext:conditional-format>
          <calcext:conditional-format calcext:target-range-address="'2005.ntcir'.QS1:'2005.ntcir'.QS1">
            <calcext:condition calcext:apply-style-name="Accent" calcext:value="duplicate" calcext:base-cell-address="'2005.ntcir'.QS1"/>
          </calcext:conditional-format>
          <calcext:conditional-format calcext:target-range-address="'2005.ntcir'.QT1:'2005.ntcir'.QT1">
            <calcext:condition calcext:apply-style-name="Accent" calcext:value="duplicate" calcext:base-cell-address="'2005.ntcir'.QT1"/>
          </calcext:conditional-format>
          <calcext:conditional-format calcext:target-range-address="'2005.ntcir'.QU1:'2005.ntcir'.QU1">
            <calcext:condition calcext:apply-style-name="Accent" calcext:value="duplicate" calcext:base-cell-address="'2005.ntcir'.QU1"/>
          </calcext:conditional-format>
          <calcext:conditional-format calcext:target-range-address="'2005.ntcir'.QV1:'2005.ntcir'.QV1">
            <calcext:condition calcext:apply-style-name="Accent" calcext:value="duplicate" calcext:base-cell-address="'2005.ntcir'.QV1"/>
          </calcext:conditional-format>
          <calcext:conditional-format calcext:target-range-address="'2005.ntcir'.QW1:'2005.ntcir'.QW1">
            <calcext:condition calcext:apply-style-name="Accent" calcext:value="duplicate" calcext:base-cell-address="'2005.ntcir'.QW1"/>
          </calcext:conditional-format>
          <calcext:conditional-format calcext:target-range-address="'2005.ntcir'.QX1:'2005.ntcir'.QX1">
            <calcext:condition calcext:apply-style-name="Accent" calcext:value="duplicate" calcext:base-cell-address="'2005.ntcir'.QX1"/>
          </calcext:conditional-format>
          <calcext:conditional-format calcext:target-range-address="'2005.ntcir'.QY1:'2005.ntcir'.QY1">
            <calcext:condition calcext:apply-style-name="Accent" calcext:value="duplicate" calcext:base-cell-address="'2005.ntcir'.QY1"/>
          </calcext:conditional-format>
          <calcext:conditional-format calcext:target-range-address="'2005.ntcir'.QZ1:'2005.ntcir'.QZ1">
            <calcext:condition calcext:apply-style-name="Accent" calcext:value="duplicate" calcext:base-cell-address="'2005.ntcir'.QZ1"/>
          </calcext:conditional-format>
          <calcext:conditional-format calcext:target-range-address="'2005.ntcir'.RA1:'2005.ntcir'.RA1">
            <calcext:condition calcext:apply-style-name="Accent" calcext:value="duplicate" calcext:base-cell-address="'2005.ntcir'.RA1"/>
          </calcext:conditional-format>
          <calcext:conditional-format calcext:target-range-address="'2005.ntcir'.RB1:'2005.ntcir'.RB1">
            <calcext:condition calcext:apply-style-name="Accent" calcext:value="duplicate" calcext:base-cell-address="'2005.ntcir'.RB1"/>
          </calcext:conditional-format>
          <calcext:conditional-format calcext:target-range-address="'2005.ntcir'.RC1:'2005.ntcir'.RC1">
            <calcext:condition calcext:apply-style-name="Accent" calcext:value="duplicate" calcext:base-cell-address="'2005.ntcir'.RC1"/>
          </calcext:conditional-format>
          <calcext:conditional-format calcext:target-range-address="'2005.ntcir'.RD1:'2005.ntcir'.RD1">
            <calcext:condition calcext:apply-style-name="Accent" calcext:value="duplicate" calcext:base-cell-address="'2005.ntcir'.RD1"/>
          </calcext:conditional-format>
          <calcext:conditional-format calcext:target-range-address="'2005.ntcir'.RE1:'2005.ntcir'.RE1">
            <calcext:condition calcext:apply-style-name="Accent" calcext:value="duplicate" calcext:base-cell-address="'2005.ntcir'.RE1"/>
          </calcext:conditional-format>
          <calcext:conditional-format calcext:target-range-address="'2005.ntcir'.RF1:'2005.ntcir'.RF1">
            <calcext:condition calcext:apply-style-name="Accent" calcext:value="duplicate" calcext:base-cell-address="'2005.ntcir'.RF1"/>
          </calcext:conditional-format>
          <calcext:conditional-format calcext:target-range-address="'2005.ntcir'.RG1:'2005.ntcir'.RG1">
            <calcext:condition calcext:apply-style-name="Accent" calcext:value="duplicate" calcext:base-cell-address="'2005.ntcir'.RG1"/>
          </calcext:conditional-format>
          <calcext:conditional-format calcext:target-range-address="'2005.ntcir'.RH1:'2005.ntcir'.RH1">
            <calcext:condition calcext:apply-style-name="Accent" calcext:value="duplicate" calcext:base-cell-address="'2005.ntcir'.RH1"/>
          </calcext:conditional-format>
          <calcext:conditional-format calcext:target-range-address="'2005.ntcir'.RI1:'2005.ntcir'.RI1">
            <calcext:condition calcext:apply-style-name="Accent" calcext:value="duplicate" calcext:base-cell-address="'2005.ntcir'.RI1"/>
          </calcext:conditional-format>
          <calcext:conditional-format calcext:target-range-address="'2005.ntcir'.RJ1:'2005.ntcir'.RJ1">
            <calcext:condition calcext:apply-style-name="Accent" calcext:value="duplicate" calcext:base-cell-address="'2005.ntcir'.RJ1"/>
          </calcext:conditional-format>
          <calcext:conditional-format calcext:target-range-address="'2005.ntcir'.RK1:'2005.ntcir'.RK1">
            <calcext:condition calcext:apply-style-name="Accent" calcext:value="duplicate" calcext:base-cell-address="'2005.ntcir'.RK1"/>
          </calcext:conditional-format>
          <calcext:conditional-format calcext:target-range-address="'2005.ntcir'.RL1:'2005.ntcir'.RL1">
            <calcext:condition calcext:apply-style-name="Accent" calcext:value="duplicate" calcext:base-cell-address="'2005.ntcir'.RL1"/>
          </calcext:conditional-format>
          <calcext:conditional-format calcext:target-range-address="'2005.ntcir'.RM1:'2005.ntcir'.RM1">
            <calcext:condition calcext:apply-style-name="Accent" calcext:value="duplicate" calcext:base-cell-address="'2005.ntcir'.RM1"/>
          </calcext:conditional-format>
          <calcext:conditional-format calcext:target-range-address="'2005.ntcir'.RN1:'2005.ntcir'.RN1">
            <calcext:condition calcext:apply-style-name="Accent" calcext:value="duplicate" calcext:base-cell-address="'2005.ntcir'.RN1"/>
          </calcext:conditional-format>
          <calcext:conditional-format calcext:target-range-address="'2005.ntcir'.RO1:'2005.ntcir'.RO1">
            <calcext:condition calcext:apply-style-name="Accent" calcext:value="duplicate" calcext:base-cell-address="'2005.ntcir'.RO1"/>
          </calcext:conditional-format>
          <calcext:conditional-format calcext:target-range-address="'2005.ntcir'.RP1:'2005.ntcir'.RP1">
            <calcext:condition calcext:apply-style-name="Accent" calcext:value="duplicate" calcext:base-cell-address="'2005.ntcir'.RP1"/>
          </calcext:conditional-format>
          <calcext:conditional-format calcext:target-range-address="'2005.ntcir'.RQ1:'2005.ntcir'.RQ1">
            <calcext:condition calcext:apply-style-name="Accent" calcext:value="duplicate" calcext:base-cell-address="'2005.ntcir'.RQ1"/>
          </calcext:conditional-format>
          <calcext:conditional-format calcext:target-range-address="'2005.ntcir'.RR1:'2005.ntcir'.RR1">
            <calcext:condition calcext:apply-style-name="Accent" calcext:value="duplicate" calcext:base-cell-address="'2005.ntcir'.RR1"/>
          </calcext:conditional-format>
          <calcext:conditional-format calcext:target-range-address="'2005.ntcir'.RS1:'2005.ntcir'.RS1">
            <calcext:condition calcext:apply-style-name="Accent" calcext:value="duplicate" calcext:base-cell-address="'2005.ntcir'.RS1"/>
          </calcext:conditional-format>
          <calcext:conditional-format calcext:target-range-address="'2005.ntcir'.RT1:'2005.ntcir'.RT1">
            <calcext:condition calcext:apply-style-name="Accent" calcext:value="duplicate" calcext:base-cell-address="'2005.ntcir'.RT1"/>
          </calcext:conditional-format>
          <calcext:conditional-format calcext:target-range-address="'2005.ntcir'.RU1:'2005.ntcir'.RU1">
            <calcext:condition calcext:apply-style-name="Accent" calcext:value="duplicate" calcext:base-cell-address="'2005.ntcir'.RU1"/>
          </calcext:conditional-format>
          <calcext:conditional-format calcext:target-range-address="'2005.ntcir'.RV1:'2005.ntcir'.RV1">
            <calcext:condition calcext:apply-style-name="Accent" calcext:value="duplicate" calcext:base-cell-address="'2005.ntcir'.RV1"/>
          </calcext:conditional-format>
          <calcext:conditional-format calcext:target-range-address="'2005.ntcir'.RW1:'2005.ntcir'.RW1">
            <calcext:condition calcext:apply-style-name="Accent" calcext:value="duplicate" calcext:base-cell-address="'2005.ntcir'.RW1"/>
          </calcext:conditional-format>
          <calcext:conditional-format calcext:target-range-address="'2005.ntcir'.RX1:'2005.ntcir'.RX1">
            <calcext:condition calcext:apply-style-name="Accent" calcext:value="duplicate" calcext:base-cell-address="'2005.ntcir'.RX1"/>
          </calcext:conditional-format>
          <calcext:conditional-format calcext:target-range-address="'2005.ntcir'.RY1:'2005.ntcir'.RY1">
            <calcext:condition calcext:apply-style-name="Accent" calcext:value="duplicate" calcext:base-cell-address="'2005.ntcir'.RY1"/>
          </calcext:conditional-format>
          <calcext:conditional-format calcext:target-range-address="'2005.ntcir'.RZ1:'2005.ntcir'.RZ1">
            <calcext:condition calcext:apply-style-name="Accent" calcext:value="duplicate" calcext:base-cell-address="'2005.ntcir'.RZ1"/>
          </calcext:conditional-format>
          <calcext:conditional-format calcext:target-range-address="'2005.ntcir'.SA1:'2005.ntcir'.SA1">
            <calcext:condition calcext:apply-style-name="Accent" calcext:value="duplicate" calcext:base-cell-address="'2005.ntcir'.SA1"/>
          </calcext:conditional-format>
          <calcext:conditional-format calcext:target-range-address="'2005.ntcir'.SB1:'2005.ntcir'.SB1">
            <calcext:condition calcext:apply-style-name="Accent" calcext:value="duplicate" calcext:base-cell-address="'2005.ntcir'.SB1"/>
          </calcext:conditional-format>
          <calcext:conditional-format calcext:target-range-address="'2005.ntcir'.SC1:'2005.ntcir'.SC1">
            <calcext:condition calcext:apply-style-name="Accent" calcext:value="duplicate" calcext:base-cell-address="'2005.ntcir'.SC1"/>
          </calcext:conditional-format>
          <calcext:conditional-format calcext:target-range-address="'2005.ntcir'.SD1:'2005.ntcir'.SD1">
            <calcext:condition calcext:apply-style-name="Accent" calcext:value="duplicate" calcext:base-cell-address="'2005.ntcir'.SD1"/>
          </calcext:conditional-format>
          <calcext:conditional-format calcext:target-range-address="'2005.ntcir'.SE1:'2005.ntcir'.SE1">
            <calcext:condition calcext:apply-style-name="Accent" calcext:value="duplicate" calcext:base-cell-address="'2005.ntcir'.SE1"/>
          </calcext:conditional-format>
          <calcext:conditional-format calcext:target-range-address="'2005.ntcir'.SF1:'2005.ntcir'.SF1">
            <calcext:condition calcext:apply-style-name="Accent" calcext:value="duplicate" calcext:base-cell-address="'2005.ntcir'.SF1"/>
          </calcext:conditional-format>
          <calcext:conditional-format calcext:target-range-address="'2005.ntcir'.SG1:'2005.ntcir'.SG1">
            <calcext:condition calcext:apply-style-name="Accent" calcext:value="duplicate" calcext:base-cell-address="'2005.ntcir'.SG1"/>
          </calcext:conditional-format>
          <calcext:conditional-format calcext:target-range-address="'2005.ntcir'.SH1:'2005.ntcir'.SH1">
            <calcext:condition calcext:apply-style-name="Accent" calcext:value="duplicate" calcext:base-cell-address="'2005.ntcir'.SH1"/>
          </calcext:conditional-format>
          <calcext:conditional-format calcext:target-range-address="'2005.ntcir'.SI1:'2005.ntcir'.SI1">
            <calcext:condition calcext:apply-style-name="Accent" calcext:value="duplicate" calcext:base-cell-address="'2005.ntcir'.SI1"/>
          </calcext:conditional-format>
          <calcext:conditional-format calcext:target-range-address="'2005.ntcir'.SJ1:'2005.ntcir'.SJ1">
            <calcext:condition calcext:apply-style-name="Accent" calcext:value="duplicate" calcext:base-cell-address="'2005.ntcir'.SJ1"/>
          </calcext:conditional-format>
          <calcext:conditional-format calcext:target-range-address="'2005.ntcir'.SK1:'2005.ntcir'.SK1">
            <calcext:condition calcext:apply-style-name="Accent" calcext:value="duplicate" calcext:base-cell-address="'2005.ntcir'.SK1"/>
          </calcext:conditional-format>
          <calcext:conditional-format calcext:target-range-address="'2005.ntcir'.SL1:'2005.ntcir'.SL1">
            <calcext:condition calcext:apply-style-name="Accent" calcext:value="duplicate" calcext:base-cell-address="'2005.ntcir'.SL1"/>
          </calcext:conditional-format>
          <calcext:conditional-format calcext:target-range-address="'2005.ntcir'.SM1:'2005.ntcir'.SM1">
            <calcext:condition calcext:apply-style-name="Accent" calcext:value="duplicate" calcext:base-cell-address="'2005.ntcir'.SM1"/>
          </calcext:conditional-format>
          <calcext:conditional-format calcext:target-range-address="'2005.ntcir'.SN1:'2005.ntcir'.SN1">
            <calcext:condition calcext:apply-style-name="Accent" calcext:value="duplicate" calcext:base-cell-address="'2005.ntcir'.SN1"/>
          </calcext:conditional-format>
          <calcext:conditional-format calcext:target-range-address="'2005.ntcir'.SO1:'2005.ntcir'.SO1">
            <calcext:condition calcext:apply-style-name="Accent" calcext:value="duplicate" calcext:base-cell-address="'2005.ntcir'.SO1"/>
          </calcext:conditional-format>
          <calcext:conditional-format calcext:target-range-address="'2005.ntcir'.SP1:'2005.ntcir'.SP1">
            <calcext:condition calcext:apply-style-name="Accent" calcext:value="duplicate" calcext:base-cell-address="'2005.ntcir'.SP1"/>
          </calcext:conditional-format>
          <calcext:conditional-format calcext:target-range-address="'2005.ntcir'.SQ1:'2005.ntcir'.SQ1">
            <calcext:condition calcext:apply-style-name="Accent" calcext:value="duplicate" calcext:base-cell-address="'2005.ntcir'.SQ1"/>
          </calcext:conditional-format>
          <calcext:conditional-format calcext:target-range-address="'2005.ntcir'.SR1:'2005.ntcir'.SR1">
            <calcext:condition calcext:apply-style-name="Accent" calcext:value="duplicate" calcext:base-cell-address="'2005.ntcir'.SR1"/>
          </calcext:conditional-format>
          <calcext:conditional-format calcext:target-range-address="'2005.ntcir'.SS1:'2005.ntcir'.SS1">
            <calcext:condition calcext:apply-style-name="Accent" calcext:value="duplicate" calcext:base-cell-address="'2005.ntcir'.SS1"/>
          </calcext:conditional-format>
          <calcext:conditional-format calcext:target-range-address="'2005.ntcir'.ST1:'2005.ntcir'.ST1">
            <calcext:condition calcext:apply-style-name="Accent" calcext:value="duplicate" calcext:base-cell-address="'2005.ntcir'.ST1"/>
          </calcext:conditional-format>
          <calcext:conditional-format calcext:target-range-address="'2005.ntcir'.SU1:'2005.ntcir'.SU1">
            <calcext:condition calcext:apply-style-name="Accent" calcext:value="duplicate" calcext:base-cell-address="'2005.ntcir'.SU1"/>
          </calcext:conditional-format>
          <calcext:conditional-format calcext:target-range-address="'2005.ntcir'.SV1:'2005.ntcir'.SV1">
            <calcext:condition calcext:apply-style-name="Accent" calcext:value="duplicate" calcext:base-cell-address="'2005.ntcir'.SV1"/>
          </calcext:conditional-format>
          <calcext:conditional-format calcext:target-range-address="'2005.ntcir'.SW1:'2005.ntcir'.SW1">
            <calcext:condition calcext:apply-style-name="Accent" calcext:value="duplicate" calcext:base-cell-address="'2005.ntcir'.SW1"/>
          </calcext:conditional-format>
          <calcext:conditional-format calcext:target-range-address="'2005.ntcir'.SX1:'2005.ntcir'.SX1">
            <calcext:condition calcext:apply-style-name="Accent" calcext:value="duplicate" calcext:base-cell-address="'2005.ntcir'.SX1"/>
          </calcext:conditional-format>
          <calcext:conditional-format calcext:target-range-address="'2005.ntcir'.SY1:'2005.ntcir'.SY1">
            <calcext:condition calcext:apply-style-name="Accent" calcext:value="duplicate" calcext:base-cell-address="'2005.ntcir'.SY1"/>
          </calcext:conditional-format>
          <calcext:conditional-format calcext:target-range-address="'2005.ntcir'.SZ1:'2005.ntcir'.SZ1">
            <calcext:condition calcext:apply-style-name="Accent" calcext:value="duplicate" calcext:base-cell-address="'2005.ntcir'.SZ1"/>
          </calcext:conditional-format>
          <calcext:conditional-format calcext:target-range-address="'2005.ntcir'.TA1:'2005.ntcir'.TA1">
            <calcext:condition calcext:apply-style-name="Accent" calcext:value="duplicate" calcext:base-cell-address="'2005.ntcir'.TA1"/>
          </calcext:conditional-format>
          <calcext:conditional-format calcext:target-range-address="'2005.ntcir'.TB1:'2005.ntcir'.TB1">
            <calcext:condition calcext:apply-style-name="Accent" calcext:value="duplicate" calcext:base-cell-address="'2005.ntcir'.TB1"/>
          </calcext:conditional-format>
          <calcext:conditional-format calcext:target-range-address="'2005.ntcir'.TC1:'2005.ntcir'.TC1">
            <calcext:condition calcext:apply-style-name="Accent" calcext:value="duplicate" calcext:base-cell-address="'2005.ntcir'.TC1"/>
          </calcext:conditional-format>
          <calcext:conditional-format calcext:target-range-address="'2005.ntcir'.TD1:'2005.ntcir'.TD1">
            <calcext:condition calcext:apply-style-name="Accent" calcext:value="duplicate" calcext:base-cell-address="'2005.ntcir'.TD1"/>
          </calcext:conditional-format>
          <calcext:conditional-format calcext:target-range-address="'2005.ntcir'.TE1:'2005.ntcir'.TE1">
            <calcext:condition calcext:apply-style-name="Accent" calcext:value="duplicate" calcext:base-cell-address="'2005.ntcir'.TE1"/>
          </calcext:conditional-format>
          <calcext:conditional-format calcext:target-range-address="'2005.ntcir'.TF1:'2005.ntcir'.TF1">
            <calcext:condition calcext:apply-style-name="Accent" calcext:value="duplicate" calcext:base-cell-address="'2005.ntcir'.TF1"/>
          </calcext:conditional-format>
          <calcext:conditional-format calcext:target-range-address="'2005.ntcir'.TG1:'2005.ntcir'.TG1">
            <calcext:condition calcext:apply-style-name="Accent" calcext:value="duplicate" calcext:base-cell-address="'2005.ntcir'.TG1"/>
          </calcext:conditional-format>
          <calcext:conditional-format calcext:target-range-address="'2005.ntcir'.TH1:'2005.ntcir'.TH1">
            <calcext:condition calcext:apply-style-name="Accent" calcext:value="duplicate" calcext:base-cell-address="'2005.ntcir'.TH1"/>
          </calcext:conditional-format>
          <calcext:conditional-format calcext:target-range-address="'2005.ntcir'.TI1:'2005.ntcir'.TI1">
            <calcext:condition calcext:apply-style-name="Accent" calcext:value="duplicate" calcext:base-cell-address="'2005.ntcir'.TI1"/>
          </calcext:conditional-format>
          <calcext:conditional-format calcext:target-range-address="'2005.ntcir'.TJ1:'2005.ntcir'.TJ1">
            <calcext:condition calcext:apply-style-name="Accent" calcext:value="duplicate" calcext:base-cell-address="'2005.ntcir'.TJ1"/>
          </calcext:conditional-format>
          <calcext:conditional-format calcext:target-range-address="'2005.ntcir'.TK1:'2005.ntcir'.TK1">
            <calcext:condition calcext:apply-style-name="Accent" calcext:value="duplicate" calcext:base-cell-address="'2005.ntcir'.TK1"/>
          </calcext:conditional-format>
          <calcext:conditional-format calcext:target-range-address="'2005.ntcir'.TL1:'2005.ntcir'.TL1">
            <calcext:condition calcext:apply-style-name="Accent" calcext:value="duplicate" calcext:base-cell-address="'2005.ntcir'.TL1"/>
          </calcext:conditional-format>
          <calcext:conditional-format calcext:target-range-address="'2005.ntcir'.TM1:'2005.ntcir'.TM1">
            <calcext:condition calcext:apply-style-name="Accent" calcext:value="duplicate" calcext:base-cell-address="'2005.ntcir'.TM1"/>
          </calcext:conditional-format>
          <calcext:conditional-format calcext:target-range-address="'2005.ntcir'.TN1:'2005.ntcir'.TN1">
            <calcext:condition calcext:apply-style-name="Accent" calcext:value="duplicate" calcext:base-cell-address="'2005.ntcir'.TN1"/>
          </calcext:conditional-format>
          <calcext:conditional-format calcext:target-range-address="'2005.ntcir'.TO1:'2005.ntcir'.TO1">
            <calcext:condition calcext:apply-style-name="Accent" calcext:value="duplicate" calcext:base-cell-address="'2005.ntcir'.TO1"/>
          </calcext:conditional-format>
          <calcext:conditional-format calcext:target-range-address="'2005.ntcir'.TP1:'2005.ntcir'.TP1">
            <calcext:condition calcext:apply-style-name="Accent" calcext:value="duplicate" calcext:base-cell-address="'2005.ntcir'.TP1"/>
          </calcext:conditional-format>
          <calcext:conditional-format calcext:target-range-address="'2005.ntcir'.TQ1:'2005.ntcir'.TQ1">
            <calcext:condition calcext:apply-style-name="Accent" calcext:value="duplicate" calcext:base-cell-address="'2005.ntcir'.TQ1"/>
          </calcext:conditional-format>
          <calcext:conditional-format calcext:target-range-address="'2005.ntcir'.TR1:'2005.ntcir'.TR1">
            <calcext:condition calcext:apply-style-name="Accent" calcext:value="duplicate" calcext:base-cell-address="'2005.ntcir'.TR1"/>
          </calcext:conditional-format>
          <calcext:conditional-format calcext:target-range-address="'2005.ntcir'.TS1:'2005.ntcir'.TS1">
            <calcext:condition calcext:apply-style-name="Accent" calcext:value="duplicate" calcext:base-cell-address="'2005.ntcir'.TS1"/>
          </calcext:conditional-format>
          <calcext:conditional-format calcext:target-range-address="'2005.ntcir'.TT1:'2005.ntcir'.TT1">
            <calcext:condition calcext:apply-style-name="Accent" calcext:value="duplicate" calcext:base-cell-address="'2005.ntcir'.TT1"/>
          </calcext:conditional-format>
          <calcext:conditional-format calcext:target-range-address="'2005.ntcir'.TU1:'2005.ntcir'.TU1">
            <calcext:condition calcext:apply-style-name="Accent" calcext:value="duplicate" calcext:base-cell-address="'2005.ntcir'.TU1"/>
          </calcext:conditional-format>
          <calcext:conditional-format calcext:target-range-address="'2005.ntcir'.TV1:'2005.ntcir'.TV1">
            <calcext:condition calcext:apply-style-name="Accent" calcext:value="duplicate" calcext:base-cell-address="'2005.ntcir'.TV1"/>
          </calcext:conditional-format>
          <calcext:conditional-format calcext:target-range-address="'2005.ntcir'.TW1:'2005.ntcir'.TW1">
            <calcext:condition calcext:apply-style-name="Accent" calcext:value="duplicate" calcext:base-cell-address="'2005.ntcir'.TW1"/>
          </calcext:conditional-format>
          <calcext:conditional-format calcext:target-range-address="'2005.ntcir'.TX1:'2005.ntcir'.TX1">
            <calcext:condition calcext:apply-style-name="Accent" calcext:value="duplicate" calcext:base-cell-address="'2005.ntcir'.TX1"/>
          </calcext:conditional-format>
          <calcext:conditional-format calcext:target-range-address="'2005.ntcir'.TY1:'2005.ntcir'.TY1">
            <calcext:condition calcext:apply-style-name="Accent" calcext:value="duplicate" calcext:base-cell-address="'2005.ntcir'.TY1"/>
          </calcext:conditional-format>
          <calcext:conditional-format calcext:target-range-address="'2005.ntcir'.TZ1:'2005.ntcir'.TZ1">
            <calcext:condition calcext:apply-style-name="Accent" calcext:value="duplicate" calcext:base-cell-address="'2005.ntcir'.TZ1"/>
          </calcext:conditional-format>
          <calcext:conditional-format calcext:target-range-address="'2005.ntcir'.UA1:'2005.ntcir'.UA1">
            <calcext:condition calcext:apply-style-name="Accent" calcext:value="duplicate" calcext:base-cell-address="'2005.ntcir'.UA1"/>
          </calcext:conditional-format>
          <calcext:conditional-format calcext:target-range-address="'2005.ntcir'.UB1:'2005.ntcir'.UB1">
            <calcext:condition calcext:apply-style-name="Accent" calcext:value="duplicate" calcext:base-cell-address="'2005.ntcir'.UB1"/>
          </calcext:conditional-format>
          <calcext:conditional-format calcext:target-range-address="'2005.ntcir'.UC1:'2005.ntcir'.UC1">
            <calcext:condition calcext:apply-style-name="Accent" calcext:value="duplicate" calcext:base-cell-address="'2005.ntcir'.UC1"/>
          </calcext:conditional-format>
          <calcext:conditional-format calcext:target-range-address="'2005.ntcir'.UD1:'2005.ntcir'.UD1">
            <calcext:condition calcext:apply-style-name="Accent" calcext:value="duplicate" calcext:base-cell-address="'2005.ntcir'.UD1"/>
          </calcext:conditional-format>
          <calcext:conditional-format calcext:target-range-address="'2005.ntcir'.UE1:'2005.ntcir'.UE1">
            <calcext:condition calcext:apply-style-name="Accent" calcext:value="duplicate" calcext:base-cell-address="'2005.ntcir'.UE1"/>
          </calcext:conditional-format>
          <calcext:conditional-format calcext:target-range-address="'2005.ntcir'.UF1:'2005.ntcir'.UF1">
            <calcext:condition calcext:apply-style-name="Accent" calcext:value="duplicate" calcext:base-cell-address="'2005.ntcir'.UF1"/>
          </calcext:conditional-format>
          <calcext:conditional-format calcext:target-range-address="'2005.ntcir'.UG1:'2005.ntcir'.UG1">
            <calcext:condition calcext:apply-style-name="Accent" calcext:value="duplicate" calcext:base-cell-address="'2005.ntcir'.UG1"/>
          </calcext:conditional-format>
          <calcext:conditional-format calcext:target-range-address="'2005.ntcir'.UH1:'2005.ntcir'.UH1">
            <calcext:condition calcext:apply-style-name="Accent" calcext:value="duplicate" calcext:base-cell-address="'2005.ntcir'.UH1"/>
          </calcext:conditional-format>
          <calcext:conditional-format calcext:target-range-address="'2005.ntcir'.UI1:'2005.ntcir'.UI1">
            <calcext:condition calcext:apply-style-name="Accent" calcext:value="duplicate" calcext:base-cell-address="'2005.ntcir'.UI1"/>
          </calcext:conditional-format>
          <calcext:conditional-format calcext:target-range-address="'2005.ntcir'.UJ1:'2005.ntcir'.UJ1">
            <calcext:condition calcext:apply-style-name="Accent" calcext:value="duplicate" calcext:base-cell-address="'2005.ntcir'.UJ1"/>
          </calcext:conditional-format>
          <calcext:conditional-format calcext:target-range-address="'2005.ntcir'.UK1:'2005.ntcir'.UK1">
            <calcext:condition calcext:apply-style-name="Accent" calcext:value="duplicate" calcext:base-cell-address="'2005.ntcir'.UK1"/>
          </calcext:conditional-format>
          <calcext:conditional-format calcext:target-range-address="'2005.ntcir'.UL1:'2005.ntcir'.UL1">
            <calcext:condition calcext:apply-style-name="Accent" calcext:value="duplicate" calcext:base-cell-address="'2005.ntcir'.UL1"/>
          </calcext:conditional-format>
          <calcext:conditional-format calcext:target-range-address="'2005.ntcir'.UM1:'2005.ntcir'.UM1">
            <calcext:condition calcext:apply-style-name="Accent" calcext:value="duplicate" calcext:base-cell-address="'2005.ntcir'.UM1"/>
          </calcext:conditional-format>
          <calcext:conditional-format calcext:target-range-address="'2005.ntcir'.UN1:'2005.ntcir'.UN1">
            <calcext:condition calcext:apply-style-name="Accent" calcext:value="duplicate" calcext:base-cell-address="'2005.ntcir'.UN1"/>
          </calcext:conditional-format>
          <calcext:conditional-format calcext:target-range-address="'2005.ntcir'.UO1:'2005.ntcir'.UO1">
            <calcext:condition calcext:apply-style-name="Accent" calcext:value="duplicate" calcext:base-cell-address="'2005.ntcir'.UO1"/>
          </calcext:conditional-format>
          <calcext:conditional-format calcext:target-range-address="'2005.ntcir'.UP1:'2005.ntcir'.UP1">
            <calcext:condition calcext:apply-style-name="Accent" calcext:value="duplicate" calcext:base-cell-address="'2005.ntcir'.UP1"/>
          </calcext:conditional-format>
          <calcext:conditional-format calcext:target-range-address="'2005.ntcir'.UQ1:'2005.ntcir'.UQ1">
            <calcext:condition calcext:apply-style-name="Accent" calcext:value="duplicate" calcext:base-cell-address="'2005.ntcir'.UQ1"/>
          </calcext:conditional-format>
          <calcext:conditional-format calcext:target-range-address="'2005.ntcir'.UR1:'2005.ntcir'.UR1">
            <calcext:condition calcext:apply-style-name="Accent" calcext:value="duplicate" calcext:base-cell-address="'2005.ntcir'.UR1"/>
          </calcext:conditional-format>
          <calcext:conditional-format calcext:target-range-address="'2005.ntcir'.US1:'2005.ntcir'.US1">
            <calcext:condition calcext:apply-style-name="Accent" calcext:value="duplicate" calcext:base-cell-address="'2005.ntcir'.US1"/>
          </calcext:conditional-format>
          <calcext:conditional-format calcext:target-range-address="'2005.ntcir'.UT1:'2005.ntcir'.UT1">
            <calcext:condition calcext:apply-style-name="Accent" calcext:value="duplicate" calcext:base-cell-address="'2005.ntcir'.UT1"/>
          </calcext:conditional-format>
          <calcext:conditional-format calcext:target-range-address="'2005.ntcir'.UU1:'2005.ntcir'.UU1">
            <calcext:condition calcext:apply-style-name="Accent" calcext:value="duplicate" calcext:base-cell-address="'2005.ntcir'.UU1"/>
          </calcext:conditional-format>
          <calcext:conditional-format calcext:target-range-address="'2005.ntcir'.UV1:'2005.ntcir'.UV1">
            <calcext:condition calcext:apply-style-name="Accent" calcext:value="duplicate" calcext:base-cell-address="'2005.ntcir'.UV1"/>
          </calcext:conditional-format>
          <calcext:conditional-format calcext:target-range-address="'2005.ntcir'.UW1:'2005.ntcir'.UW1">
            <calcext:condition calcext:apply-style-name="Accent" calcext:value="duplicate" calcext:base-cell-address="'2005.ntcir'.UW1"/>
          </calcext:conditional-format>
          <calcext:conditional-format calcext:target-range-address="'2005.ntcir'.UX1:'2005.ntcir'.UX1">
            <calcext:condition calcext:apply-style-name="Accent" calcext:value="duplicate" calcext:base-cell-address="'2005.ntcir'.UX1"/>
          </calcext:conditional-format>
          <calcext:conditional-format calcext:target-range-address="'2005.ntcir'.UY1:'2005.ntcir'.UY1">
            <calcext:condition calcext:apply-style-name="Accent" calcext:value="duplicate" calcext:base-cell-address="'2005.ntcir'.UY1"/>
          </calcext:conditional-format>
          <calcext:conditional-format calcext:target-range-address="'2005.ntcir'.UZ1:'2005.ntcir'.UZ1">
            <calcext:condition calcext:apply-style-name="Accent" calcext:value="duplicate" calcext:base-cell-address="'2005.ntcir'.UZ1"/>
          </calcext:conditional-format>
          <calcext:conditional-format calcext:target-range-address="'2005.ntcir'.VA1:'2005.ntcir'.VA1">
            <calcext:condition calcext:apply-style-name="Accent" calcext:value="duplicate" calcext:base-cell-address="'2005.ntcir'.VA1"/>
          </calcext:conditional-format>
          <calcext:conditional-format calcext:target-range-address="'2005.ntcir'.VB1:'2005.ntcir'.VB1">
            <calcext:condition calcext:apply-style-name="Accent" calcext:value="duplicate" calcext:base-cell-address="'2005.ntcir'.VB1"/>
          </calcext:conditional-format>
          <calcext:conditional-format calcext:target-range-address="'2005.ntcir'.VC1:'2005.ntcir'.VC1">
            <calcext:condition calcext:apply-style-name="Accent" calcext:value="duplicate" calcext:base-cell-address="'2005.ntcir'.VC1"/>
          </calcext:conditional-format>
          <calcext:conditional-format calcext:target-range-address="'2005.ntcir'.VD1:'2005.ntcir'.VD1">
            <calcext:condition calcext:apply-style-name="Accent" calcext:value="duplicate" calcext:base-cell-address="'2005.ntcir'.VD1"/>
          </calcext:conditional-format>
          <calcext:conditional-format calcext:target-range-address="'2005.ntcir'.VE1:'2005.ntcir'.VE1">
            <calcext:condition calcext:apply-style-name="Accent" calcext:value="duplicate" calcext:base-cell-address="'2005.ntcir'.VE1"/>
          </calcext:conditional-format>
          <calcext:conditional-format calcext:target-range-address="'2005.ntcir'.VF1:'2005.ntcir'.VF1">
            <calcext:condition calcext:apply-style-name="Accent" calcext:value="duplicate" calcext:base-cell-address="'2005.ntcir'.VF1"/>
          </calcext:conditional-format>
          <calcext:conditional-format calcext:target-range-address="'2005.ntcir'.VG1:'2005.ntcir'.VG1">
            <calcext:condition calcext:apply-style-name="Accent" calcext:value="duplicate" calcext:base-cell-address="'2005.ntcir'.VG1"/>
          </calcext:conditional-format>
          <calcext:conditional-format calcext:target-range-address="'2005.ntcir'.VH1:'2005.ntcir'.VH1">
            <calcext:condition calcext:apply-style-name="Accent" calcext:value="duplicate" calcext:base-cell-address="'2005.ntcir'.VH1"/>
          </calcext:conditional-format>
          <calcext:conditional-format calcext:target-range-address="'2005.ntcir'.VI1:'2005.ntcir'.VI1">
            <calcext:condition calcext:apply-style-name="Accent" calcext:value="duplicate" calcext:base-cell-address="'2005.ntcir'.VI1"/>
          </calcext:conditional-format>
          <calcext:conditional-format calcext:target-range-address="'2005.ntcir'.VJ1:'2005.ntcir'.VJ1">
            <calcext:condition calcext:apply-style-name="Accent" calcext:value="duplicate" calcext:base-cell-address="'2005.ntcir'.VJ1"/>
          </calcext:conditional-format>
          <calcext:conditional-format calcext:target-range-address="'2005.ntcir'.VK1:'2005.ntcir'.VK1">
            <calcext:condition calcext:apply-style-name="Accent" calcext:value="duplicate" calcext:base-cell-address="'2005.ntcir'.VK1"/>
          </calcext:conditional-format>
          <calcext:conditional-format calcext:target-range-address="'2005.ntcir'.VL1:'2005.ntcir'.VL1">
            <calcext:condition calcext:apply-style-name="Accent" calcext:value="duplicate" calcext:base-cell-address="'2005.ntcir'.VL1"/>
          </calcext:conditional-format>
          <calcext:conditional-format calcext:target-range-address="'2005.ntcir'.VM1:'2005.ntcir'.VM1">
            <calcext:condition calcext:apply-style-name="Accent" calcext:value="duplicate" calcext:base-cell-address="'2005.ntcir'.VM1"/>
          </calcext:conditional-format>
          <calcext:conditional-format calcext:target-range-address="'2005.ntcir'.VN1:'2005.ntcir'.VN1">
            <calcext:condition calcext:apply-style-name="Accent" calcext:value="duplicate" calcext:base-cell-address="'2005.ntcir'.VN1"/>
          </calcext:conditional-format>
          <calcext:conditional-format calcext:target-range-address="'2005.ntcir'.VO1:'2005.ntcir'.VO1">
            <calcext:condition calcext:apply-style-name="Accent" calcext:value="duplicate" calcext:base-cell-address="'2005.ntcir'.VO1"/>
          </calcext:conditional-format>
          <calcext:conditional-format calcext:target-range-address="'2005.ntcir'.VP1:'2005.ntcir'.VP1">
            <calcext:condition calcext:apply-style-name="Accent" calcext:value="duplicate" calcext:base-cell-address="'2005.ntcir'.VP1"/>
          </calcext:conditional-format>
          <calcext:conditional-format calcext:target-range-address="'2005.ntcir'.VQ1:'2005.ntcir'.VQ1">
            <calcext:condition calcext:apply-style-name="Accent" calcext:value="duplicate" calcext:base-cell-address="'2005.ntcir'.VQ1"/>
          </calcext:conditional-format>
          <calcext:conditional-format calcext:target-range-address="'2005.ntcir'.VR1:'2005.ntcir'.VR1">
            <calcext:condition calcext:apply-style-name="Accent" calcext:value="duplicate" calcext:base-cell-address="'2005.ntcir'.VR1"/>
          </calcext:conditional-format>
          <calcext:conditional-format calcext:target-range-address="'2005.ntcir'.VS1:'2005.ntcir'.VS1">
            <calcext:condition calcext:apply-style-name="Accent" calcext:value="duplicate" calcext:base-cell-address="'2005.ntcir'.VS1"/>
          </calcext:conditional-format>
          <calcext:conditional-format calcext:target-range-address="'2005.ntcir'.VT1:'2005.ntcir'.VT1">
            <calcext:condition calcext:apply-style-name="Accent" calcext:value="duplicate" calcext:base-cell-address="'2005.ntcir'.VT1"/>
          </calcext:conditional-format>
          <calcext:conditional-format calcext:target-range-address="'2005.ntcir'.VU1:'2005.ntcir'.VU1">
            <calcext:condition calcext:apply-style-name="Accent" calcext:value="duplicate" calcext:base-cell-address="'2005.ntcir'.VU1"/>
          </calcext:conditional-format>
          <calcext:conditional-format calcext:target-range-address="'2005.ntcir'.VV1:'2005.ntcir'.VV1">
            <calcext:condition calcext:apply-style-name="Accent" calcext:value="duplicate" calcext:base-cell-address="'2005.ntcir'.VV1"/>
          </calcext:conditional-format>
          <calcext:conditional-format calcext:target-range-address="'2005.ntcir'.VW1:'2005.ntcir'.VW1">
            <calcext:condition calcext:apply-style-name="Accent" calcext:value="duplicate" calcext:base-cell-address="'2005.ntcir'.VW1"/>
          </calcext:conditional-format>
          <calcext:conditional-format calcext:target-range-address="'2005.ntcir'.VX1:'2005.ntcir'.VX1">
            <calcext:condition calcext:apply-style-name="Accent" calcext:value="duplicate" calcext:base-cell-address="'2005.ntcir'.VX1"/>
          </calcext:conditional-format>
          <calcext:conditional-format calcext:target-range-address="'2005.ntcir'.VY1:'2005.ntcir'.VY1">
            <calcext:condition calcext:apply-style-name="Accent" calcext:value="duplicate" calcext:base-cell-address="'2005.ntcir'.VY1"/>
          </calcext:conditional-format>
          <calcext:conditional-format calcext:target-range-address="'2005.ntcir'.VZ1:'2005.ntcir'.VZ1">
            <calcext:condition calcext:apply-style-name="Accent" calcext:value="duplicate" calcext:base-cell-address="'2005.ntcir'.VZ1"/>
          </calcext:conditional-format>
          <calcext:conditional-format calcext:target-range-address="'2005.ntcir'.WA1:'2005.ntcir'.WA1">
            <calcext:condition calcext:apply-style-name="Accent" calcext:value="duplicate" calcext:base-cell-address="'2005.ntcir'.WA1"/>
          </calcext:conditional-format>
          <calcext:conditional-format calcext:target-range-address="'2005.ntcir'.WB1:'2005.ntcir'.WB1">
            <calcext:condition calcext:apply-style-name="Accent" calcext:value="duplicate" calcext:base-cell-address="'2005.ntcir'.WB1"/>
          </calcext:conditional-format>
          <calcext:conditional-format calcext:target-range-address="'2005.ntcir'.WC1:'2005.ntcir'.WC1">
            <calcext:condition calcext:apply-style-name="Accent" calcext:value="duplicate" calcext:base-cell-address="'2005.ntcir'.WC1"/>
          </calcext:conditional-format>
          <calcext:conditional-format calcext:target-range-address="'2005.ntcir'.WD1:'2005.ntcir'.WD1">
            <calcext:condition calcext:apply-style-name="Accent" calcext:value="duplicate" calcext:base-cell-address="'2005.ntcir'.WD1"/>
          </calcext:conditional-format>
          <calcext:conditional-format calcext:target-range-address="'2005.ntcir'.WE1:'2005.ntcir'.WE1">
            <calcext:condition calcext:apply-style-name="Accent" calcext:value="duplicate" calcext:base-cell-address="'2005.ntcir'.WE1"/>
          </calcext:conditional-format>
          <calcext:conditional-format calcext:target-range-address="'2005.ntcir'.WF1:'2005.ntcir'.WF1">
            <calcext:condition calcext:apply-style-name="Accent" calcext:value="duplicate" calcext:base-cell-address="'2005.ntcir'.WF1"/>
          </calcext:conditional-format>
          <calcext:conditional-format calcext:target-range-address="'2005.ntcir'.WG1:'2005.ntcir'.WG1">
            <calcext:condition calcext:apply-style-name="Accent" calcext:value="duplicate" calcext:base-cell-address="'2005.ntcir'.WG1"/>
          </calcext:conditional-format>
          <calcext:conditional-format calcext:target-range-address="'2005.ntcir'.WH1:'2005.ntcir'.WH1">
            <calcext:condition calcext:apply-style-name="Accent" calcext:value="duplicate" calcext:base-cell-address="'2005.ntcir'.WH1"/>
          </calcext:conditional-format>
          <calcext:conditional-format calcext:target-range-address="'2005.ntcir'.WI1:'2005.ntcir'.WI1">
            <calcext:condition calcext:apply-style-name="Accent" calcext:value="duplicate" calcext:base-cell-address="'2005.ntcir'.WI1"/>
          </calcext:conditional-format>
          <calcext:conditional-format calcext:target-range-address="'2005.ntcir'.WJ1:'2005.ntcir'.WJ1">
            <calcext:condition calcext:apply-style-name="Accent" calcext:value="duplicate" calcext:base-cell-address="'2005.ntcir'.WJ1"/>
          </calcext:conditional-format>
          <calcext:conditional-format calcext:target-range-address="'2005.ntcir'.WK1:'2005.ntcir'.WK1">
            <calcext:condition calcext:apply-style-name="Accent" calcext:value="duplicate" calcext:base-cell-address="'2005.ntcir'.WK1"/>
          </calcext:conditional-format>
          <calcext:conditional-format calcext:target-range-address="'2005.ntcir'.WL1:'2005.ntcir'.WL1">
            <calcext:condition calcext:apply-style-name="Accent" calcext:value="duplicate" calcext:base-cell-address="'2005.ntcir'.WL1"/>
          </calcext:conditional-format>
          <calcext:conditional-format calcext:target-range-address="'2005.ntcir'.WM1:'2005.ntcir'.WM1">
            <calcext:condition calcext:apply-style-name="Accent" calcext:value="duplicate" calcext:base-cell-address="'2005.ntcir'.WM1"/>
          </calcext:conditional-format>
          <calcext:conditional-format calcext:target-range-address="'2005.ntcir'.WN1:'2005.ntcir'.WN1">
            <calcext:condition calcext:apply-style-name="Accent" calcext:value="duplicate" calcext:base-cell-address="'2005.ntcir'.WN1"/>
          </calcext:conditional-format>
          <calcext:conditional-format calcext:target-range-address="'2005.ntcir'.WO1:'2005.ntcir'.WO1">
            <calcext:condition calcext:apply-style-name="Accent" calcext:value="duplicate" calcext:base-cell-address="'2005.ntcir'.WO1"/>
          </calcext:conditional-format>
          <calcext:conditional-format calcext:target-range-address="'2005.ntcir'.WP1:'2005.ntcir'.WP1">
            <calcext:condition calcext:apply-style-name="Accent" calcext:value="duplicate" calcext:base-cell-address="'2005.ntcir'.WP1"/>
          </calcext:conditional-format>
          <calcext:conditional-format calcext:target-range-address="'2005.ntcir'.WQ1:'2005.ntcir'.WQ1">
            <calcext:condition calcext:apply-style-name="Accent" calcext:value="duplicate" calcext:base-cell-address="'2005.ntcir'.WQ1"/>
          </calcext:conditional-format>
          <calcext:conditional-format calcext:target-range-address="'2005.ntcir'.WR1:'2005.ntcir'.WR1">
            <calcext:condition calcext:apply-style-name="Accent" calcext:value="duplicate" calcext:base-cell-address="'2005.ntcir'.WR1"/>
          </calcext:conditional-format>
          <calcext:conditional-format calcext:target-range-address="'2005.ntcir'.WS1:'2005.ntcir'.WS1">
            <calcext:condition calcext:apply-style-name="Accent" calcext:value="duplicate" calcext:base-cell-address="'2005.ntcir'.WS1"/>
          </calcext:conditional-format>
          <calcext:conditional-format calcext:target-range-address="'2005.ntcir'.WT1:'2005.ntcir'.WT1">
            <calcext:condition calcext:apply-style-name="Accent" calcext:value="duplicate" calcext:base-cell-address="'2005.ntcir'.WT1"/>
          </calcext:conditional-format>
          <calcext:conditional-format calcext:target-range-address="'2005.ntcir'.WU1:'2005.ntcir'.WU1">
            <calcext:condition calcext:apply-style-name="Accent" calcext:value="duplicate" calcext:base-cell-address="'2005.ntcir'.WU1"/>
          </calcext:conditional-format>
          <calcext:conditional-format calcext:target-range-address="'2005.ntcir'.WV1:'2005.ntcir'.WV1">
            <calcext:condition calcext:apply-style-name="Accent" calcext:value="duplicate" calcext:base-cell-address="'2005.ntcir'.WV1"/>
          </calcext:conditional-format>
          <calcext:conditional-format calcext:target-range-address="'2005.ntcir'.WW1:'2005.ntcir'.WW1">
            <calcext:condition calcext:apply-style-name="Accent" calcext:value="duplicate" calcext:base-cell-address="'2005.ntcir'.WW1"/>
          </calcext:conditional-format>
          <calcext:conditional-format calcext:target-range-address="'2005.ntcir'.WX1:'2005.ntcir'.WX1">
            <calcext:condition calcext:apply-style-name="Accent" calcext:value="duplicate" calcext:base-cell-address="'2005.ntcir'.WX1"/>
          </calcext:conditional-format>
          <calcext:conditional-format calcext:target-range-address="'2005.ntcir'.WY1:'2005.ntcir'.WY1">
            <calcext:condition calcext:apply-style-name="Accent" calcext:value="duplicate" calcext:base-cell-address="'2005.ntcir'.WY1"/>
          </calcext:conditional-format>
          <calcext:conditional-format calcext:target-range-address="'2005.ntcir'.WZ1:'2005.ntcir'.WZ1">
            <calcext:condition calcext:apply-style-name="Accent" calcext:value="duplicate" calcext:base-cell-address="'2005.ntcir'.WZ1"/>
          </calcext:conditional-format>
          <calcext:conditional-format calcext:target-range-address="'2005.ntcir'.XA1:'2005.ntcir'.XA1">
            <calcext:condition calcext:apply-style-name="Accent" calcext:value="duplicate" calcext:base-cell-address="'2005.ntcir'.XA1"/>
          </calcext:conditional-format>
          <calcext:conditional-format calcext:target-range-address="'2005.ntcir'.XB1:'2005.ntcir'.XB1">
            <calcext:condition calcext:apply-style-name="Accent" calcext:value="duplicate" calcext:base-cell-address="'2005.ntcir'.XB1"/>
          </calcext:conditional-format>
          <calcext:conditional-format calcext:target-range-address="'2005.ntcir'.XC1:'2005.ntcir'.XC1">
            <calcext:condition calcext:apply-style-name="Accent" calcext:value="duplicate" calcext:base-cell-address="'2005.ntcir'.XC1"/>
          </calcext:conditional-format>
          <calcext:conditional-format calcext:target-range-address="'2005.ntcir'.XD1:'2005.ntcir'.XD1">
            <calcext:condition calcext:apply-style-name="Accent" calcext:value="duplicate" calcext:base-cell-address="'2005.ntcir'.XD1"/>
          </calcext:conditional-format>
          <calcext:conditional-format calcext:target-range-address="'2005.ntcir'.XE1:'2005.ntcir'.XE1">
            <calcext:condition calcext:apply-style-name="Accent" calcext:value="duplicate" calcext:base-cell-address="'2005.ntcir'.XE1"/>
          </calcext:conditional-format>
          <calcext:conditional-format calcext:target-range-address="'2005.ntcir'.XF1:'2005.ntcir'.XF1">
            <calcext:condition calcext:apply-style-name="Accent" calcext:value="duplicate" calcext:base-cell-address="'2005.ntcir'.XF1"/>
          </calcext:conditional-format>
          <calcext:conditional-format calcext:target-range-address="'2005.ntcir'.XG1:'2005.ntcir'.XG1">
            <calcext:condition calcext:apply-style-name="Accent" calcext:value="duplicate" calcext:base-cell-address="'2005.ntcir'.XG1"/>
          </calcext:conditional-format>
          <calcext:conditional-format calcext:target-range-address="'2005.ntcir'.XH1:'2005.ntcir'.XH1">
            <calcext:condition calcext:apply-style-name="Accent" calcext:value="duplicate" calcext:base-cell-address="'2005.ntcir'.XH1"/>
          </calcext:conditional-format>
          <calcext:conditional-format calcext:target-range-address="'2005.ntcir'.XI1:'2005.ntcir'.XI1">
            <calcext:condition calcext:apply-style-name="Accent" calcext:value="duplicate" calcext:base-cell-address="'2005.ntcir'.XI1"/>
          </calcext:conditional-format>
          <calcext:conditional-format calcext:target-range-address="'2005.ntcir'.XJ1:'2005.ntcir'.XJ1">
            <calcext:condition calcext:apply-style-name="Accent" calcext:value="duplicate" calcext:base-cell-address="'2005.ntcir'.XJ1"/>
          </calcext:conditional-format>
          <calcext:conditional-format calcext:target-range-address="'2005.ntcir'.XK1:'2005.ntcir'.XK1">
            <calcext:condition calcext:apply-style-name="Accent" calcext:value="duplicate" calcext:base-cell-address="'2005.ntcir'.XK1"/>
          </calcext:conditional-format>
          <calcext:conditional-format calcext:target-range-address="'2005.ntcir'.XL1:'2005.ntcir'.XL1">
            <calcext:condition calcext:apply-style-name="Accent" calcext:value="duplicate" calcext:base-cell-address="'2005.ntcir'.XL1"/>
          </calcext:conditional-format>
          <calcext:conditional-format calcext:target-range-address="'2005.ntcir'.XM1:'2005.ntcir'.XM1">
            <calcext:condition calcext:apply-style-name="Accent" calcext:value="duplicate" calcext:base-cell-address="'2005.ntcir'.XM1"/>
          </calcext:conditional-format>
          <calcext:conditional-format calcext:target-range-address="'2005.ntcir'.XN1:'2005.ntcir'.XN1">
            <calcext:condition calcext:apply-style-name="Accent" calcext:value="duplicate" calcext:base-cell-address="'2005.ntcir'.XN1"/>
          </calcext:conditional-format>
          <calcext:conditional-format calcext:target-range-address="'2005.ntcir'.XO1:'2005.ntcir'.XO1">
            <calcext:condition calcext:apply-style-name="Accent" calcext:value="duplicate" calcext:base-cell-address="'2005.ntcir'.XO1"/>
          </calcext:conditional-format>
          <calcext:conditional-format calcext:target-range-address="'2005.ntcir'.XP1:'2005.ntcir'.XP1">
            <calcext:condition calcext:apply-style-name="Accent" calcext:value="duplicate" calcext:base-cell-address="'2005.ntcir'.XP1"/>
          </calcext:conditional-format>
          <calcext:conditional-format calcext:target-range-address="'2005.ntcir'.XQ1:'2005.ntcir'.XQ1">
            <calcext:condition calcext:apply-style-name="Accent" calcext:value="duplicate" calcext:base-cell-address="'2005.ntcir'.XQ1"/>
          </calcext:conditional-format>
          <calcext:conditional-format calcext:target-range-address="'2005.ntcir'.XR1:'2005.ntcir'.XR1">
            <calcext:condition calcext:apply-style-name="Accent" calcext:value="duplicate" calcext:base-cell-address="'2005.ntcir'.XR1"/>
          </calcext:conditional-format>
          <calcext:conditional-format calcext:target-range-address="'2005.ntcir'.XS1:'2005.ntcir'.XS1">
            <calcext:condition calcext:apply-style-name="Accent" calcext:value="duplicate" calcext:base-cell-address="'2005.ntcir'.XS1"/>
          </calcext:conditional-format>
          <calcext:conditional-format calcext:target-range-address="'2005.ntcir'.XT1:'2005.ntcir'.XT1">
            <calcext:condition calcext:apply-style-name="Accent" calcext:value="duplicate" calcext:base-cell-address="'2005.ntcir'.XT1"/>
          </calcext:conditional-format>
          <calcext:conditional-format calcext:target-range-address="'2005.ntcir'.XU1:'2005.ntcir'.XU1">
            <calcext:condition calcext:apply-style-name="Accent" calcext:value="duplicate" calcext:base-cell-address="'2005.ntcir'.XU1"/>
          </calcext:conditional-format>
          <calcext:conditional-format calcext:target-range-address="'2005.ntcir'.XV1:'2005.ntcir'.XV1">
            <calcext:condition calcext:apply-style-name="Accent" calcext:value="duplicate" calcext:base-cell-address="'2005.ntcir'.XV1"/>
          </calcext:conditional-format>
          <calcext:conditional-format calcext:target-range-address="'2005.ntcir'.XW1:'2005.ntcir'.XW1">
            <calcext:condition calcext:apply-style-name="Accent" calcext:value="duplicate" calcext:base-cell-address="'2005.ntcir'.XW1"/>
          </calcext:conditional-format>
          <calcext:conditional-format calcext:target-range-address="'2005.ntcir'.XX1:'2005.ntcir'.XX1">
            <calcext:condition calcext:apply-style-name="Accent" calcext:value="duplicate" calcext:base-cell-address="'2005.ntcir'.XX1"/>
          </calcext:conditional-format>
          <calcext:conditional-format calcext:target-range-address="'2005.ntcir'.XY1:'2005.ntcir'.XY1">
            <calcext:condition calcext:apply-style-name="Accent" calcext:value="duplicate" calcext:base-cell-address="'2005.ntcir'.XY1"/>
          </calcext:conditional-format>
          <calcext:conditional-format calcext:target-range-address="'2005.ntcir'.XZ1:'2005.ntcir'.XZ1">
            <calcext:condition calcext:apply-style-name="Accent" calcext:value="duplicate" calcext:base-cell-address="'2005.ntcir'.XZ1"/>
          </calcext:conditional-format>
          <calcext:conditional-format calcext:target-range-address="'2005.ntcir'.YA1:'2005.ntcir'.YA1">
            <calcext:condition calcext:apply-style-name="Accent" calcext:value="duplicate" calcext:base-cell-address="'2005.ntcir'.YA1"/>
          </calcext:conditional-format>
          <calcext:conditional-format calcext:target-range-address="'2005.ntcir'.YB1:'2005.ntcir'.YB1">
            <calcext:condition calcext:apply-style-name="Accent" calcext:value="duplicate" calcext:base-cell-address="'2005.ntcir'.YB1"/>
          </calcext:conditional-format>
          <calcext:conditional-format calcext:target-range-address="'2005.ntcir'.YC1:'2005.ntcir'.YC1">
            <calcext:condition calcext:apply-style-name="Accent" calcext:value="duplicate" calcext:base-cell-address="'2005.ntcir'.YC1"/>
          </calcext:conditional-format>
          <calcext:conditional-format calcext:target-range-address="'2005.ntcir'.YD1:'2005.ntcir'.YD1">
            <calcext:condition calcext:apply-style-name="Accent" calcext:value="duplicate" calcext:base-cell-address="'2005.ntcir'.YD1"/>
          </calcext:conditional-format>
          <calcext:conditional-format calcext:target-range-address="'2005.ntcir'.YE1:'2005.ntcir'.YE1">
            <calcext:condition calcext:apply-style-name="Accent" calcext:value="duplicate" calcext:base-cell-address="'2005.ntcir'.YE1"/>
          </calcext:conditional-format>
          <calcext:conditional-format calcext:target-range-address="'2005.ntcir'.YF1:'2005.ntcir'.YF1">
            <calcext:condition calcext:apply-style-name="Accent" calcext:value="duplicate" calcext:base-cell-address="'2005.ntcir'.YF1"/>
          </calcext:conditional-format>
          <calcext:conditional-format calcext:target-range-address="'2005.ntcir'.YG1:'2005.ntcir'.YG1">
            <calcext:condition calcext:apply-style-name="Accent" calcext:value="duplicate" calcext:base-cell-address="'2005.ntcir'.YG1"/>
          </calcext:conditional-format>
          <calcext:conditional-format calcext:target-range-address="'2005.ntcir'.YH1:'2005.ntcir'.YH1">
            <calcext:condition calcext:apply-style-name="Accent" calcext:value="duplicate" calcext:base-cell-address="'2005.ntcir'.YH1"/>
          </calcext:conditional-format>
          <calcext:conditional-format calcext:target-range-address="'2005.ntcir'.YI1:'2005.ntcir'.YI1">
            <calcext:condition calcext:apply-style-name="Accent" calcext:value="duplicate" calcext:base-cell-address="'2005.ntcir'.YI1"/>
          </calcext:conditional-format>
          <calcext:conditional-format calcext:target-range-address="'2005.ntcir'.YJ1:'2005.ntcir'.YJ1">
            <calcext:condition calcext:apply-style-name="Accent" calcext:value="duplicate" calcext:base-cell-address="'2005.ntcir'.YJ1"/>
          </calcext:conditional-format>
          <calcext:conditional-format calcext:target-range-address="'2005.ntcir'.YK1:'2005.ntcir'.YK1">
            <calcext:condition calcext:apply-style-name="Accent" calcext:value="duplicate" calcext:base-cell-address="'2005.ntcir'.YK1"/>
          </calcext:conditional-format>
          <calcext:conditional-format calcext:target-range-address="'2005.ntcir'.YL1:'2005.ntcir'.YL1">
            <calcext:condition calcext:apply-style-name="Accent" calcext:value="duplicate" calcext:base-cell-address="'2005.ntcir'.YL1"/>
          </calcext:conditional-format>
          <calcext:conditional-format calcext:target-range-address="'2005.ntcir'.YM1:'2005.ntcir'.YM1">
            <calcext:condition calcext:apply-style-name="Accent" calcext:value="duplicate" calcext:base-cell-address="'2005.ntcir'.YM1"/>
          </calcext:conditional-format>
          <calcext:conditional-format calcext:target-range-address="'2005.ntcir'.YN1:'2005.ntcir'.YN1">
            <calcext:condition calcext:apply-style-name="Accent" calcext:value="duplicate" calcext:base-cell-address="'2005.ntcir'.YN1"/>
          </calcext:conditional-format>
          <calcext:conditional-format calcext:target-range-address="'2005.ntcir'.YO1:'2005.ntcir'.YO1">
            <calcext:condition calcext:apply-style-name="Accent" calcext:value="duplicate" calcext:base-cell-address="'2005.ntcir'.YO1"/>
          </calcext:conditional-format>
          <calcext:conditional-format calcext:target-range-address="'2005.ntcir'.YP1:'2005.ntcir'.YP1">
            <calcext:condition calcext:apply-style-name="Accent" calcext:value="duplicate" calcext:base-cell-address="'2005.ntcir'.YP1"/>
          </calcext:conditional-format>
          <calcext:conditional-format calcext:target-range-address="'2005.ntcir'.YQ1:'2005.ntcir'.YQ1">
            <calcext:condition calcext:apply-style-name="Accent" calcext:value="duplicate" calcext:base-cell-address="'2005.ntcir'.YQ1"/>
          </calcext:conditional-format>
          <calcext:conditional-format calcext:target-range-address="'2005.ntcir'.YR1:'2005.ntcir'.YR1">
            <calcext:condition calcext:apply-style-name="Accent" calcext:value="duplicate" calcext:base-cell-address="'2005.ntcir'.YR1"/>
          </calcext:conditional-format>
          <calcext:conditional-format calcext:target-range-address="'2005.ntcir'.YS1:'2005.ntcir'.YS1">
            <calcext:condition calcext:apply-style-name="Accent" calcext:value="duplicate" calcext:base-cell-address="'2005.ntcir'.YS1"/>
          </calcext:conditional-format>
          <calcext:conditional-format calcext:target-range-address="'2005.ntcir'.YT1:'2005.ntcir'.YT1">
            <calcext:condition calcext:apply-style-name="Accent" calcext:value="duplicate" calcext:base-cell-address="'2005.ntcir'.YT1"/>
          </calcext:conditional-format>
          <calcext:conditional-format calcext:target-range-address="'2005.ntcir'.YU1:'2005.ntcir'.YU1">
            <calcext:condition calcext:apply-style-name="Accent" calcext:value="duplicate" calcext:base-cell-address="'2005.ntcir'.YU1"/>
          </calcext:conditional-format>
          <calcext:conditional-format calcext:target-range-address="'2005.ntcir'.YV1:'2005.ntcir'.YV1">
            <calcext:condition calcext:apply-style-name="Accent" calcext:value="duplicate" calcext:base-cell-address="'2005.ntcir'.YV1"/>
          </calcext:conditional-format>
          <calcext:conditional-format calcext:target-range-address="'2005.ntcir'.YW1:'2005.ntcir'.YW1">
            <calcext:condition calcext:apply-style-name="Accent" calcext:value="duplicate" calcext:base-cell-address="'2005.ntcir'.YW1"/>
          </calcext:conditional-format>
          <calcext:conditional-format calcext:target-range-address="'2005.ntcir'.YX1:'2005.ntcir'.YX1">
            <calcext:condition calcext:apply-style-name="Accent" calcext:value="duplicate" calcext:base-cell-address="'2005.ntcir'.YX1"/>
          </calcext:conditional-format>
          <calcext:conditional-format calcext:target-range-address="'2005.ntcir'.YY1:'2005.ntcir'.YY1">
            <calcext:condition calcext:apply-style-name="Accent" calcext:value="duplicate" calcext:base-cell-address="'2005.ntcir'.YY1"/>
          </calcext:conditional-format>
          <calcext:conditional-format calcext:target-range-address="'2005.ntcir'.YZ1:'2005.ntcir'.YZ1">
            <calcext:condition calcext:apply-style-name="Accent" calcext:value="duplicate" calcext:base-cell-address="'2005.ntcir'.YZ1"/>
          </calcext:conditional-format>
          <calcext:conditional-format calcext:target-range-address="'2005.ntcir'.ZA1:'2005.ntcir'.ZA1">
            <calcext:condition calcext:apply-style-name="Accent" calcext:value="duplicate" calcext:base-cell-address="'2005.ntcir'.ZA1"/>
          </calcext:conditional-format>
          <calcext:conditional-format calcext:target-range-address="'2005.ntcir'.ZB1:'2005.ntcir'.ZB1">
            <calcext:condition calcext:apply-style-name="Accent" calcext:value="duplicate" calcext:base-cell-address="'2005.ntcir'.ZB1"/>
          </calcext:conditional-format>
          <calcext:conditional-format calcext:target-range-address="'2005.ntcir'.ZC1:'2005.ntcir'.ZC1">
            <calcext:condition calcext:apply-style-name="Accent" calcext:value="duplicate" calcext:base-cell-address="'2005.ntcir'.ZC1"/>
          </calcext:conditional-format>
          <calcext:conditional-format calcext:target-range-address="'2005.ntcir'.ZD1:'2005.ntcir'.ZD1">
            <calcext:condition calcext:apply-style-name="Accent" calcext:value="duplicate" calcext:base-cell-address="'2005.ntcir'.ZD1"/>
          </calcext:conditional-format>
          <calcext:conditional-format calcext:target-range-address="'2005.ntcir'.ZE1:'2005.ntcir'.ZE1">
            <calcext:condition calcext:apply-style-name="Accent" calcext:value="duplicate" calcext:base-cell-address="'2005.ntcir'.ZE1"/>
          </calcext:conditional-format>
          <calcext:conditional-format calcext:target-range-address="'2005.ntcir'.ZF1:'2005.ntcir'.ZF1">
            <calcext:condition calcext:apply-style-name="Accent" calcext:value="duplicate" calcext:base-cell-address="'2005.ntcir'.ZF1"/>
          </calcext:conditional-format>
          <calcext:conditional-format calcext:target-range-address="'2005.ntcir'.ZG1:'2005.ntcir'.ZG1">
            <calcext:condition calcext:apply-style-name="Accent" calcext:value="duplicate" calcext:base-cell-address="'2005.ntcir'.ZG1"/>
          </calcext:conditional-format>
          <calcext:conditional-format calcext:target-range-address="'2005.ntcir'.ZH1:'2005.ntcir'.ZH1">
            <calcext:condition calcext:apply-style-name="Accent" calcext:value="duplicate" calcext:base-cell-address="'2005.ntcir'.ZH1"/>
          </calcext:conditional-format>
          <calcext:conditional-format calcext:target-range-address="'2005.ntcir'.ZI1:'2005.ntcir'.ZI1">
            <calcext:condition calcext:apply-style-name="Accent" calcext:value="duplicate" calcext:base-cell-address="'2005.ntcir'.ZI1"/>
          </calcext:conditional-format>
          <calcext:conditional-format calcext:target-range-address="'2005.ntcir'.ZJ1:'2005.ntcir'.ZJ1">
            <calcext:condition calcext:apply-style-name="Accent" calcext:value="duplicate" calcext:base-cell-address="'2005.ntcir'.ZJ1"/>
          </calcext:conditional-format>
          <calcext:conditional-format calcext:target-range-address="'2005.ntcir'.ZK1:'2005.ntcir'.ZK1">
            <calcext:condition calcext:apply-style-name="Accent" calcext:value="duplicate" calcext:base-cell-address="'2005.ntcir'.ZK1"/>
          </calcext:conditional-format>
          <calcext:conditional-format calcext:target-range-address="'2005.ntcir'.ZL1:'2005.ntcir'.ZL1">
            <calcext:condition calcext:apply-style-name="Accent" calcext:value="duplicate" calcext:base-cell-address="'2005.ntcir'.ZL1"/>
          </calcext:conditional-format>
          <calcext:conditional-format calcext:target-range-address="'2005.ntcir'.ZM1:'2005.ntcir'.ZM1">
            <calcext:condition calcext:apply-style-name="Accent" calcext:value="duplicate" calcext:base-cell-address="'2005.ntcir'.ZM1"/>
          </calcext:conditional-format>
          <calcext:conditional-format calcext:target-range-address="'2005.ntcir'.ZN1:'2005.ntcir'.ZN1">
            <calcext:condition calcext:apply-style-name="Accent" calcext:value="duplicate" calcext:base-cell-address="'2005.ntcir'.ZN1"/>
          </calcext:conditional-format>
          <calcext:conditional-format calcext:target-range-address="'2005.ntcir'.ZO1:'2005.ntcir'.ZO1">
            <calcext:condition calcext:apply-style-name="Accent" calcext:value="duplicate" calcext:base-cell-address="'2005.ntcir'.ZO1"/>
          </calcext:conditional-format>
          <calcext:conditional-format calcext:target-range-address="'2005.ntcir'.ZP1:'2005.ntcir'.ZP1">
            <calcext:condition calcext:apply-style-name="Accent" calcext:value="duplicate" calcext:base-cell-address="'2005.ntcir'.ZP1"/>
          </calcext:conditional-format>
          <calcext:conditional-format calcext:target-range-address="'2005.ntcir'.ZQ1:'2005.ntcir'.ZQ1">
            <calcext:condition calcext:apply-style-name="Accent" calcext:value="duplicate" calcext:base-cell-address="'2005.ntcir'.ZQ1"/>
          </calcext:conditional-format>
          <calcext:conditional-format calcext:target-range-address="'2005.ntcir'.ZR1:'2005.ntcir'.ZR1">
            <calcext:condition calcext:apply-style-name="Accent" calcext:value="duplicate" calcext:base-cell-address="'2005.ntcir'.ZR1"/>
          </calcext:conditional-format>
          <calcext:conditional-format calcext:target-range-address="'2005.ntcir'.ZS1:'2005.ntcir'.ZS1">
            <calcext:condition calcext:apply-style-name="Accent" calcext:value="duplicate" calcext:base-cell-address="'2005.ntcir'.ZS1"/>
          </calcext:conditional-format>
          <calcext:conditional-format calcext:target-range-address="'2005.ntcir'.ZT1:'2005.ntcir'.ZT1">
            <calcext:condition calcext:apply-style-name="Accent" calcext:value="duplicate" calcext:base-cell-address="'2005.ntcir'.ZT1"/>
          </calcext:conditional-format>
          <calcext:conditional-format calcext:target-range-address="'2005.ntcir'.ZU1:'2005.ntcir'.ZU1">
            <calcext:condition calcext:apply-style-name="Accent" calcext:value="duplicate" calcext:base-cell-address="'2005.ntcir'.ZU1"/>
          </calcext:conditional-format>
          <calcext:conditional-format calcext:target-range-address="'2005.ntcir'.ZV1:'2005.ntcir'.ZV1">
            <calcext:condition calcext:apply-style-name="Accent" calcext:value="duplicate" calcext:base-cell-address="'2005.ntcir'.ZV1"/>
          </calcext:conditional-format>
          <calcext:conditional-format calcext:target-range-address="'2005.ntcir'.ZW1:'2005.ntcir'.ZW1">
            <calcext:condition calcext:apply-style-name="Accent" calcext:value="duplicate" calcext:base-cell-address="'2005.ntcir'.ZW1"/>
          </calcext:conditional-format>
          <calcext:conditional-format calcext:target-range-address="'2005.ntcir'.ZX1:'2005.ntcir'.ZX1">
            <calcext:condition calcext:apply-style-name="Accent" calcext:value="duplicate" calcext:base-cell-address="'2005.ntcir'.ZX1"/>
          </calcext:conditional-format>
          <calcext:conditional-format calcext:target-range-address="'2005.ntcir'.ZY1:'2005.ntcir'.ZY1">
            <calcext:condition calcext:apply-style-name="Accent" calcext:value="duplicate" calcext:base-cell-address="'2005.ntcir'.ZY1"/>
          </calcext:conditional-format>
          <calcext:conditional-format calcext:target-range-address="'2005.ntcir'.ZZ1:'2005.ntcir'.ZZ1">
            <calcext:condition calcext:apply-style-name="Accent" calcext:value="duplicate" calcext:base-cell-address="'2005.ntcir'.ZZ1"/>
          </calcext:conditional-format>
          <calcext:conditional-format calcext:target-range-address="'2005.ntcir'.AAA1:'2005.ntcir'.AAA1">
            <calcext:condition calcext:apply-style-name="Accent" calcext:value="duplicate" calcext:base-cell-address="'2005.ntcir'.AAA1"/>
          </calcext:conditional-format>
          <calcext:conditional-format calcext:target-range-address="'2005.ntcir'.AAB1:'2005.ntcir'.AAB1">
            <calcext:condition calcext:apply-style-name="Accent" calcext:value="duplicate" calcext:base-cell-address="'2005.ntcir'.AAB1"/>
          </calcext:conditional-format>
          <calcext:conditional-format calcext:target-range-address="'2005.ntcir'.AAC1:'2005.ntcir'.AAC1">
            <calcext:condition calcext:apply-style-name="Accent" calcext:value="duplicate" calcext:base-cell-address="'2005.ntcir'.AAC1"/>
          </calcext:conditional-format>
          <calcext:conditional-format calcext:target-range-address="'2005.ntcir'.AAD1:'2005.ntcir'.AAD1">
            <calcext:condition calcext:apply-style-name="Accent" calcext:value="duplicate" calcext:base-cell-address="'2005.ntcir'.AAD1"/>
          </calcext:conditional-format>
          <calcext:conditional-format calcext:target-range-address="'2005.ntcir'.AAE1:'2005.ntcir'.AAE1">
            <calcext:condition calcext:apply-style-name="Accent" calcext:value="duplicate" calcext:base-cell-address="'2005.ntcir'.AAE1"/>
          </calcext:conditional-format>
          <calcext:conditional-format calcext:target-range-address="'2005.ntcir'.AAF1:'2005.ntcir'.AAF1">
            <calcext:condition calcext:apply-style-name="Accent" calcext:value="duplicate" calcext:base-cell-address="'2005.ntcir'.AAF1"/>
          </calcext:conditional-format>
          <calcext:conditional-format calcext:target-range-address="'2005.ntcir'.AAG1:'2005.ntcir'.AAG1">
            <calcext:condition calcext:apply-style-name="Accent" calcext:value="duplicate" calcext:base-cell-address="'2005.ntcir'.AAG1"/>
          </calcext:conditional-format>
          <calcext:conditional-format calcext:target-range-address="'2005.ntcir'.AAH1:'2005.ntcir'.AAH1">
            <calcext:condition calcext:apply-style-name="Accent" calcext:value="duplicate" calcext:base-cell-address="'2005.ntcir'.AAH1"/>
          </calcext:conditional-format>
          <calcext:conditional-format calcext:target-range-address="'2005.ntcir'.AAI1:'2005.ntcir'.AAI1">
            <calcext:condition calcext:apply-style-name="Accent" calcext:value="duplicate" calcext:base-cell-address="'2005.ntcir'.AAI1"/>
          </calcext:conditional-format>
          <calcext:conditional-format calcext:target-range-address="'2005.ntcir'.AAJ1:'2005.ntcir'.AAJ1">
            <calcext:condition calcext:apply-style-name="Accent" calcext:value="duplicate" calcext:base-cell-address="'2005.ntcir'.AAJ1"/>
          </calcext:conditional-format>
          <calcext:conditional-format calcext:target-range-address="'2005.ntcir'.AAK1:'2005.ntcir'.AAK1">
            <calcext:condition calcext:apply-style-name="Accent" calcext:value="duplicate" calcext:base-cell-address="'2005.ntcir'.AAK1"/>
          </calcext:conditional-format>
          <calcext:conditional-format calcext:target-range-address="'2005.ntcir'.AAL1:'2005.ntcir'.AAL1">
            <calcext:condition calcext:apply-style-name="Accent" calcext:value="duplicate" calcext:base-cell-address="'2005.ntcir'.AAL1"/>
          </calcext:conditional-format>
          <calcext:conditional-format calcext:target-range-address="'2005.ntcir'.AAM1:'2005.ntcir'.AAM1">
            <calcext:condition calcext:apply-style-name="Accent" calcext:value="duplicate" calcext:base-cell-address="'2005.ntcir'.AAM1"/>
          </calcext:conditional-format>
          <calcext:conditional-format calcext:target-range-address="'2005.ntcir'.AAN1:'2005.ntcir'.AAN1">
            <calcext:condition calcext:apply-style-name="Accent" calcext:value="duplicate" calcext:base-cell-address="'2005.ntcir'.AAN1"/>
          </calcext:conditional-format>
          <calcext:conditional-format calcext:target-range-address="'2005.ntcir'.AAO1:'2005.ntcir'.AAO1">
            <calcext:condition calcext:apply-style-name="Accent" calcext:value="duplicate" calcext:base-cell-address="'2005.ntcir'.AAO1"/>
          </calcext:conditional-format>
          <calcext:conditional-format calcext:target-range-address="'2005.ntcir'.AAP1:'2005.ntcir'.AAP1">
            <calcext:condition calcext:apply-style-name="Accent" calcext:value="duplicate" calcext:base-cell-address="'2005.ntcir'.AAP1"/>
          </calcext:conditional-format>
          <calcext:conditional-format calcext:target-range-address="'2005.ntcir'.AAQ1:'2005.ntcir'.AAQ1">
            <calcext:condition calcext:apply-style-name="Accent" calcext:value="duplicate" calcext:base-cell-address="'2005.ntcir'.AAQ1"/>
          </calcext:conditional-format>
          <calcext:conditional-format calcext:target-range-address="'2005.ntcir'.AAR1:'2005.ntcir'.AAR1">
            <calcext:condition calcext:apply-style-name="Accent" calcext:value="duplicate" calcext:base-cell-address="'2005.ntcir'.AAR1"/>
          </calcext:conditional-format>
          <calcext:conditional-format calcext:target-range-address="'2005.ntcir'.AAS1:'2005.ntcir'.AAS1">
            <calcext:condition calcext:apply-style-name="Accent" calcext:value="duplicate" calcext:base-cell-address="'2005.ntcir'.AAS1"/>
          </calcext:conditional-format>
          <calcext:conditional-format calcext:target-range-address="'2005.ntcir'.AAT1:'2005.ntcir'.AAT1">
            <calcext:condition calcext:apply-style-name="Accent" calcext:value="duplicate" calcext:base-cell-address="'2005.ntcir'.AAT1"/>
          </calcext:conditional-format>
          <calcext:conditional-format calcext:target-range-address="'2005.ntcir'.AAU1:'2005.ntcir'.AAU1">
            <calcext:condition calcext:apply-style-name="Accent" calcext:value="duplicate" calcext:base-cell-address="'2005.ntcir'.AAU1"/>
          </calcext:conditional-format>
          <calcext:conditional-format calcext:target-range-address="'2005.ntcir'.AAV1:'2005.ntcir'.AAV1">
            <calcext:condition calcext:apply-style-name="Accent" calcext:value="duplicate" calcext:base-cell-address="'2005.ntcir'.AAV1"/>
          </calcext:conditional-format>
          <calcext:conditional-format calcext:target-range-address="'2005.ntcir'.AAW1:'2005.ntcir'.AAW1">
            <calcext:condition calcext:apply-style-name="Accent" calcext:value="duplicate" calcext:base-cell-address="'2005.ntcir'.AAW1"/>
          </calcext:conditional-format>
          <calcext:conditional-format calcext:target-range-address="'2005.ntcir'.AAX1:'2005.ntcir'.AAX1">
            <calcext:condition calcext:apply-style-name="Accent" calcext:value="duplicate" calcext:base-cell-address="'2005.ntcir'.AAX1"/>
          </calcext:conditional-format>
          <calcext:conditional-format calcext:target-range-address="'2005.ntcir'.AAY1:'2005.ntcir'.AAY1">
            <calcext:condition calcext:apply-style-name="Accent" calcext:value="duplicate" calcext:base-cell-address="'2005.ntcir'.AAY1"/>
          </calcext:conditional-format>
          <calcext:conditional-format calcext:target-range-address="'2005.ntcir'.AAZ1:'2005.ntcir'.AAZ1">
            <calcext:condition calcext:apply-style-name="Accent" calcext:value="duplicate" calcext:base-cell-address="'2005.ntcir'.AAZ1"/>
          </calcext:conditional-format>
          <calcext:conditional-format calcext:target-range-address="'2005.ntcir'.ABA1:'2005.ntcir'.ABA1">
            <calcext:condition calcext:apply-style-name="Accent" calcext:value="duplicate" calcext:base-cell-address="'2005.ntcir'.ABA1"/>
          </calcext:conditional-format>
          <calcext:conditional-format calcext:target-range-address="'2005.ntcir'.ABB1:'2005.ntcir'.ABB1">
            <calcext:condition calcext:apply-style-name="Accent" calcext:value="duplicate" calcext:base-cell-address="'2005.ntcir'.ABB1"/>
          </calcext:conditional-format>
          <calcext:conditional-format calcext:target-range-address="'2005.ntcir'.ABC1:'2005.ntcir'.ABC1">
            <calcext:condition calcext:apply-style-name="Accent" calcext:value="duplicate" calcext:base-cell-address="'2005.ntcir'.ABC1"/>
          </calcext:conditional-format>
          <calcext:conditional-format calcext:target-range-address="'2005.ntcir'.ABD1:'2005.ntcir'.ABD1">
            <calcext:condition calcext:apply-style-name="Accent" calcext:value="duplicate" calcext:base-cell-address="'2005.ntcir'.ABD1"/>
          </calcext:conditional-format>
          <calcext:conditional-format calcext:target-range-address="'2005.ntcir'.ABE1:'2005.ntcir'.ABE1">
            <calcext:condition calcext:apply-style-name="Accent" calcext:value="duplicate" calcext:base-cell-address="'2005.ntcir'.ABE1"/>
          </calcext:conditional-format>
          <calcext:conditional-format calcext:target-range-address="'2005.ntcir'.ABF1:'2005.ntcir'.ABF1">
            <calcext:condition calcext:apply-style-name="Accent" calcext:value="duplicate" calcext:base-cell-address="'2005.ntcir'.ABF1"/>
          </calcext:conditional-format>
          <calcext:conditional-format calcext:target-range-address="'2005.ntcir'.ABG1:'2005.ntcir'.ABG1">
            <calcext:condition calcext:apply-style-name="Accent" calcext:value="duplicate" calcext:base-cell-address="'2005.ntcir'.ABG1"/>
          </calcext:conditional-format>
          <calcext:conditional-format calcext:target-range-address="'2005.ntcir'.ABH1:'2005.ntcir'.ABH1">
            <calcext:condition calcext:apply-style-name="Accent" calcext:value="duplicate" calcext:base-cell-address="'2005.ntcir'.ABH1"/>
          </calcext:conditional-format>
          <calcext:conditional-format calcext:target-range-address="'2005.ntcir'.ABI1:'2005.ntcir'.ABI1">
            <calcext:condition calcext:apply-style-name="Accent" calcext:value="duplicate" calcext:base-cell-address="'2005.ntcir'.ABI1"/>
          </calcext:conditional-format>
          <calcext:conditional-format calcext:target-range-address="'2005.ntcir'.ABJ1:'2005.ntcir'.ABJ1">
            <calcext:condition calcext:apply-style-name="Accent" calcext:value="duplicate" calcext:base-cell-address="'2005.ntcir'.ABJ1"/>
          </calcext:conditional-format>
          <calcext:conditional-format calcext:target-range-address="'2005.ntcir'.ABK1:'2005.ntcir'.ABK1">
            <calcext:condition calcext:apply-style-name="Accent" calcext:value="duplicate" calcext:base-cell-address="'2005.ntcir'.ABK1"/>
          </calcext:conditional-format>
          <calcext:conditional-format calcext:target-range-address="'2005.ntcir'.ABL1:'2005.ntcir'.ABL1">
            <calcext:condition calcext:apply-style-name="Accent" calcext:value="duplicate" calcext:base-cell-address="'2005.ntcir'.ABL1"/>
          </calcext:conditional-format>
          <calcext:conditional-format calcext:target-range-address="'2005.ntcir'.ABM1:'2005.ntcir'.ABM1">
            <calcext:condition calcext:apply-style-name="Accent" calcext:value="duplicate" calcext:base-cell-address="'2005.ntcir'.ABM1"/>
          </calcext:conditional-format>
          <calcext:conditional-format calcext:target-range-address="'2005.ntcir'.ABN1:'2005.ntcir'.ABN1">
            <calcext:condition calcext:apply-style-name="Accent" calcext:value="duplicate" calcext:base-cell-address="'2005.ntcir'.ABN1"/>
          </calcext:conditional-format>
          <calcext:conditional-format calcext:target-range-address="'2005.ntcir'.ABO1:'2005.ntcir'.ABO1">
            <calcext:condition calcext:apply-style-name="Accent" calcext:value="duplicate" calcext:base-cell-address="'2005.ntcir'.ABO1"/>
          </calcext:conditional-format>
          <calcext:conditional-format calcext:target-range-address="'2005.ntcir'.ABP1:'2005.ntcir'.ABP1">
            <calcext:condition calcext:apply-style-name="Accent" calcext:value="duplicate" calcext:base-cell-address="'2005.ntcir'.ABP1"/>
          </calcext:conditional-format>
          <calcext:conditional-format calcext:target-range-address="'2005.ntcir'.ABQ1:'2005.ntcir'.ABQ1">
            <calcext:condition calcext:apply-style-name="Accent" calcext:value="duplicate" calcext:base-cell-address="'2005.ntcir'.ABQ1"/>
          </calcext:conditional-format>
          <calcext:conditional-format calcext:target-range-address="'2005.ntcir'.ABR1:'2005.ntcir'.ABR1">
            <calcext:condition calcext:apply-style-name="Accent" calcext:value="duplicate" calcext:base-cell-address="'2005.ntcir'.ABR1"/>
          </calcext:conditional-format>
          <calcext:conditional-format calcext:target-range-address="'2005.ntcir'.ABS1:'2005.ntcir'.ABS1">
            <calcext:condition calcext:apply-style-name="Accent" calcext:value="duplicate" calcext:base-cell-address="'2005.ntcir'.ABS1"/>
          </calcext:conditional-format>
          <calcext:conditional-format calcext:target-range-address="'2005.ntcir'.ABT1:'2005.ntcir'.ABT1">
            <calcext:condition calcext:apply-style-name="Accent" calcext:value="duplicate" calcext:base-cell-address="'2005.ntcir'.ABT1"/>
          </calcext:conditional-format>
          <calcext:conditional-format calcext:target-range-address="'2005.ntcir'.ABU1:'2005.ntcir'.ABU1">
            <calcext:condition calcext:apply-style-name="Accent" calcext:value="duplicate" calcext:base-cell-address="'2005.ntcir'.ABU1"/>
          </calcext:conditional-format>
          <calcext:conditional-format calcext:target-range-address="'2005.ntcir'.ABV1:'2005.ntcir'.ABV1">
            <calcext:condition calcext:apply-style-name="Accent" calcext:value="duplicate" calcext:base-cell-address="'2005.ntcir'.ABV1"/>
          </calcext:conditional-format>
          <calcext:conditional-format calcext:target-range-address="'2005.ntcir'.ABW1:'2005.ntcir'.ABW1">
            <calcext:condition calcext:apply-style-name="Accent" calcext:value="duplicate" calcext:base-cell-address="'2005.ntcir'.ABW1"/>
          </calcext:conditional-format>
          <calcext:conditional-format calcext:target-range-address="'2005.ntcir'.ABX1:'2005.ntcir'.ABX1">
            <calcext:condition calcext:apply-style-name="Accent" calcext:value="duplicate" calcext:base-cell-address="'2005.ntcir'.ABX1"/>
          </calcext:conditional-format>
          <calcext:conditional-format calcext:target-range-address="'2005.ntcir'.ABY1:'2005.ntcir'.ABY1">
            <calcext:condition calcext:apply-style-name="Accent" calcext:value="duplicate" calcext:base-cell-address="'2005.ntcir'.ABY1"/>
          </calcext:conditional-format>
          <calcext:conditional-format calcext:target-range-address="'2005.ntcir'.ABZ1:'2005.ntcir'.ABZ1">
            <calcext:condition calcext:apply-style-name="Accent" calcext:value="duplicate" calcext:base-cell-address="'2005.ntcir'.ABZ1"/>
          </calcext:conditional-format>
          <calcext:conditional-format calcext:target-range-address="'2005.ntcir'.ACA1:'2005.ntcir'.ACA1">
            <calcext:condition calcext:apply-style-name="Accent" calcext:value="duplicate" calcext:base-cell-address="'2005.ntcir'.ACA1"/>
          </calcext:conditional-format>
          <calcext:conditional-format calcext:target-range-address="'2005.ntcir'.ACB1:'2005.ntcir'.ACB1">
            <calcext:condition calcext:apply-style-name="Accent" calcext:value="duplicate" calcext:base-cell-address="'2005.ntcir'.ACB1"/>
          </calcext:conditional-format>
          <calcext:conditional-format calcext:target-range-address="'2005.ntcir'.ACC1:'2005.ntcir'.ACC1">
            <calcext:condition calcext:apply-style-name="Accent" calcext:value="duplicate" calcext:base-cell-address="'2005.ntcir'.ACC1"/>
          </calcext:conditional-format>
          <calcext:conditional-format calcext:target-range-address="'2005.ntcir'.ACD1:'2005.ntcir'.ACD1">
            <calcext:condition calcext:apply-style-name="Accent" calcext:value="duplicate" calcext:base-cell-address="'2005.ntcir'.ACD1"/>
          </calcext:conditional-format>
          <calcext:conditional-format calcext:target-range-address="'2005.ntcir'.ACE1:'2005.ntcir'.ACE1">
            <calcext:condition calcext:apply-style-name="Accent" calcext:value="duplicate" calcext:base-cell-address="'2005.ntcir'.ACE1"/>
          </calcext:conditional-format>
          <calcext:conditional-format calcext:target-range-address="'2005.ntcir'.ACF1:'2005.ntcir'.ACF1">
            <calcext:condition calcext:apply-style-name="Accent" calcext:value="duplicate" calcext:base-cell-address="'2005.ntcir'.ACF1"/>
          </calcext:conditional-format>
          <calcext:conditional-format calcext:target-range-address="'2005.ntcir'.ACG1:'2005.ntcir'.ACG1">
            <calcext:condition calcext:apply-style-name="Accent" calcext:value="duplicate" calcext:base-cell-address="'2005.ntcir'.ACG1"/>
          </calcext:conditional-format>
          <calcext:conditional-format calcext:target-range-address="'2005.ntcir'.ACH1:'2005.ntcir'.ACH1">
            <calcext:condition calcext:apply-style-name="Accent" calcext:value="duplicate" calcext:base-cell-address="'2005.ntcir'.ACH1"/>
          </calcext:conditional-format>
          <calcext:conditional-format calcext:target-range-address="'2005.ntcir'.ACI1:'2005.ntcir'.ACI1">
            <calcext:condition calcext:apply-style-name="Accent" calcext:value="duplicate" calcext:base-cell-address="'2005.ntcir'.ACI1"/>
          </calcext:conditional-format>
          <calcext:conditional-format calcext:target-range-address="'2005.ntcir'.ACJ1:'2005.ntcir'.ACJ1">
            <calcext:condition calcext:apply-style-name="Accent" calcext:value="duplicate" calcext:base-cell-address="'2005.ntcir'.ACJ1"/>
          </calcext:conditional-format>
          <calcext:conditional-format calcext:target-range-address="'2005.ntcir'.ACK1:'2005.ntcir'.ACK1">
            <calcext:condition calcext:apply-style-name="Accent" calcext:value="duplicate" calcext:base-cell-address="'2005.ntcir'.ACK1"/>
          </calcext:conditional-format>
          <calcext:conditional-format calcext:target-range-address="'2005.ntcir'.ACL1:'2005.ntcir'.ACL1">
            <calcext:condition calcext:apply-style-name="Accent" calcext:value="duplicate" calcext:base-cell-address="'2005.ntcir'.ACL1"/>
          </calcext:conditional-format>
          <calcext:conditional-format calcext:target-range-address="'2005.ntcir'.ACM1:'2005.ntcir'.ACM1">
            <calcext:condition calcext:apply-style-name="Accent" calcext:value="duplicate" calcext:base-cell-address="'2005.ntcir'.ACM1"/>
          </calcext:conditional-format>
          <calcext:conditional-format calcext:target-range-address="'2005.ntcir'.ACN1:'2005.ntcir'.ACN1">
            <calcext:condition calcext:apply-style-name="Accent" calcext:value="duplicate" calcext:base-cell-address="'2005.ntcir'.ACN1"/>
          </calcext:conditional-format>
          <calcext:conditional-format calcext:target-range-address="'2005.ntcir'.ACO1:'2005.ntcir'.ACO1">
            <calcext:condition calcext:apply-style-name="Accent" calcext:value="duplicate" calcext:base-cell-address="'2005.ntcir'.ACO1"/>
          </calcext:conditional-format>
          <calcext:conditional-format calcext:target-range-address="'2005.ntcir'.ACP1:'2005.ntcir'.ACP1">
            <calcext:condition calcext:apply-style-name="Accent" calcext:value="duplicate" calcext:base-cell-address="'2005.ntcir'.ACP1"/>
          </calcext:conditional-format>
          <calcext:conditional-format calcext:target-range-address="'2005.ntcir'.ACQ1:'2005.ntcir'.ACQ1">
            <calcext:condition calcext:apply-style-name="Accent" calcext:value="duplicate" calcext:base-cell-address="'2005.ntcir'.ACQ1"/>
          </calcext:conditional-format>
          <calcext:conditional-format calcext:target-range-address="'2005.ntcir'.ACR1:'2005.ntcir'.ACR1">
            <calcext:condition calcext:apply-style-name="Accent" calcext:value="duplicate" calcext:base-cell-address="'2005.ntcir'.ACR1"/>
          </calcext:conditional-format>
          <calcext:conditional-format calcext:target-range-address="'2005.ntcir'.ACS1:'2005.ntcir'.ACS1">
            <calcext:condition calcext:apply-style-name="Accent" calcext:value="duplicate" calcext:base-cell-address="'2005.ntcir'.ACS1"/>
          </calcext:conditional-format>
          <calcext:conditional-format calcext:target-range-address="'2005.ntcir'.ACT1:'2005.ntcir'.ACT1">
            <calcext:condition calcext:apply-style-name="Accent" calcext:value="duplicate" calcext:base-cell-address="'2005.ntcir'.ACT1"/>
          </calcext:conditional-format>
          <calcext:conditional-format calcext:target-range-address="'2005.ntcir'.ACU1:'2005.ntcir'.ACU1">
            <calcext:condition calcext:apply-style-name="Accent" calcext:value="duplicate" calcext:base-cell-address="'2005.ntcir'.ACU1"/>
          </calcext:conditional-format>
          <calcext:conditional-format calcext:target-range-address="'2005.ntcir'.ACV1:'2005.ntcir'.ACV1">
            <calcext:condition calcext:apply-style-name="Accent" calcext:value="duplicate" calcext:base-cell-address="'2005.ntcir'.ACV1"/>
          </calcext:conditional-format>
          <calcext:conditional-format calcext:target-range-address="'2005.ntcir'.ACW1:'2005.ntcir'.ACW1">
            <calcext:condition calcext:apply-style-name="Accent" calcext:value="duplicate" calcext:base-cell-address="'2005.ntcir'.ACW1"/>
          </calcext:conditional-format>
          <calcext:conditional-format calcext:target-range-address="'2005.ntcir'.ACX1:'2005.ntcir'.ACX1">
            <calcext:condition calcext:apply-style-name="Accent" calcext:value="duplicate" calcext:base-cell-address="'2005.ntcir'.ACX1"/>
          </calcext:conditional-format>
          <calcext:conditional-format calcext:target-range-address="'2005.ntcir'.ACY1:'2005.ntcir'.ACY1">
            <calcext:condition calcext:apply-style-name="Accent" calcext:value="duplicate" calcext:base-cell-address="'2005.ntcir'.ACY1"/>
          </calcext:conditional-format>
          <calcext:conditional-format calcext:target-range-address="'2005.ntcir'.ACZ1:'2005.ntcir'.ACZ1">
            <calcext:condition calcext:apply-style-name="Accent" calcext:value="duplicate" calcext:base-cell-address="'2005.ntcir'.ACZ1"/>
          </calcext:conditional-format>
          <calcext:conditional-format calcext:target-range-address="'2005.ntcir'.ADA1:'2005.ntcir'.ADA1">
            <calcext:condition calcext:apply-style-name="Accent" calcext:value="duplicate" calcext:base-cell-address="'2005.ntcir'.ADA1"/>
          </calcext:conditional-format>
          <calcext:conditional-format calcext:target-range-address="'2005.ntcir'.ADB1:'2005.ntcir'.ADB1">
            <calcext:condition calcext:apply-style-name="Accent" calcext:value="duplicate" calcext:base-cell-address="'2005.ntcir'.ADB1"/>
          </calcext:conditional-format>
          <calcext:conditional-format calcext:target-range-address="'2005.ntcir'.ADC1:'2005.ntcir'.ADC1">
            <calcext:condition calcext:apply-style-name="Accent" calcext:value="duplicate" calcext:base-cell-address="'2005.ntcir'.ADC1"/>
          </calcext:conditional-format>
          <calcext:conditional-format calcext:target-range-address="'2005.ntcir'.ADD1:'2005.ntcir'.ADD1">
            <calcext:condition calcext:apply-style-name="Accent" calcext:value="duplicate" calcext:base-cell-address="'2005.ntcir'.ADD1"/>
          </calcext:conditional-format>
          <calcext:conditional-format calcext:target-range-address="'2005.ntcir'.ADE1:'2005.ntcir'.ADE1">
            <calcext:condition calcext:apply-style-name="Accent" calcext:value="duplicate" calcext:base-cell-address="'2005.ntcir'.ADE1"/>
          </calcext:conditional-format>
          <calcext:conditional-format calcext:target-range-address="'2005.ntcir'.ADF1:'2005.ntcir'.ADF1">
            <calcext:condition calcext:apply-style-name="Accent" calcext:value="duplicate" calcext:base-cell-address="'2005.ntcir'.ADF1"/>
          </calcext:conditional-format>
          <calcext:conditional-format calcext:target-range-address="'2005.ntcir'.ADG1:'2005.ntcir'.ADG1">
            <calcext:condition calcext:apply-style-name="Accent" calcext:value="duplicate" calcext:base-cell-address="'2005.ntcir'.ADG1"/>
          </calcext:conditional-format>
          <calcext:conditional-format calcext:target-range-address="'2005.ntcir'.ADH1:'2005.ntcir'.ADH1">
            <calcext:condition calcext:apply-style-name="Accent" calcext:value="duplicate" calcext:base-cell-address="'2005.ntcir'.ADH1"/>
          </calcext:conditional-format>
          <calcext:conditional-format calcext:target-range-address="'2005.ntcir'.ADI1:'2005.ntcir'.ADI1">
            <calcext:condition calcext:apply-style-name="Accent" calcext:value="duplicate" calcext:base-cell-address="'2005.ntcir'.ADI1"/>
          </calcext:conditional-format>
          <calcext:conditional-format calcext:target-range-address="'2005.ntcir'.ADJ1:'2005.ntcir'.ADJ1">
            <calcext:condition calcext:apply-style-name="Accent" calcext:value="duplicate" calcext:base-cell-address="'2005.ntcir'.ADJ1"/>
          </calcext:conditional-format>
          <calcext:conditional-format calcext:target-range-address="'2005.ntcir'.ADK1:'2005.ntcir'.ADK1">
            <calcext:condition calcext:apply-style-name="Accent" calcext:value="duplicate" calcext:base-cell-address="'2005.ntcir'.ADK1"/>
          </calcext:conditional-format>
          <calcext:conditional-format calcext:target-range-address="'2005.ntcir'.ADL1:'2005.ntcir'.ADL1">
            <calcext:condition calcext:apply-style-name="Accent" calcext:value="duplicate" calcext:base-cell-address="'2005.ntcir'.ADL1"/>
          </calcext:conditional-format>
          <calcext:conditional-format calcext:target-range-address="'2005.ntcir'.ADM1:'2005.ntcir'.ADM1">
            <calcext:condition calcext:apply-style-name="Accent" calcext:value="duplicate" calcext:base-cell-address="'2005.ntcir'.ADM1"/>
          </calcext:conditional-format>
          <calcext:conditional-format calcext:target-range-address="'2005.ntcir'.ADN1:'2005.ntcir'.ADN1">
            <calcext:condition calcext:apply-style-name="Accent" calcext:value="duplicate" calcext:base-cell-address="'2005.ntcir'.ADN1"/>
          </calcext:conditional-format>
          <calcext:conditional-format calcext:target-range-address="'2005.ntcir'.ADO1:'2005.ntcir'.ADO1">
            <calcext:condition calcext:apply-style-name="Accent" calcext:value="duplicate" calcext:base-cell-address="'2005.ntcir'.ADO1"/>
          </calcext:conditional-format>
          <calcext:conditional-format calcext:target-range-address="'2005.ntcir'.ADP1:'2005.ntcir'.ADP1">
            <calcext:condition calcext:apply-style-name="Accent" calcext:value="duplicate" calcext:base-cell-address="'2005.ntcir'.ADP1"/>
          </calcext:conditional-format>
          <calcext:conditional-format calcext:target-range-address="'2005.ntcir'.ADQ1:'2005.ntcir'.ADQ1">
            <calcext:condition calcext:apply-style-name="Accent" calcext:value="duplicate" calcext:base-cell-address="'2005.ntcir'.ADQ1"/>
          </calcext:conditional-format>
          <calcext:conditional-format calcext:target-range-address="'2005.ntcir'.ADR1:'2005.ntcir'.ADR1">
            <calcext:condition calcext:apply-style-name="Accent" calcext:value="duplicate" calcext:base-cell-address="'2005.ntcir'.ADR1"/>
          </calcext:conditional-format>
          <calcext:conditional-format calcext:target-range-address="'2005.ntcir'.ADS1:'2005.ntcir'.ADS1">
            <calcext:condition calcext:apply-style-name="Accent" calcext:value="duplicate" calcext:base-cell-address="'2005.ntcir'.ADS1"/>
          </calcext:conditional-format>
          <calcext:conditional-format calcext:target-range-address="'2005.ntcir'.ADT1:'2005.ntcir'.ADT1">
            <calcext:condition calcext:apply-style-name="Accent" calcext:value="duplicate" calcext:base-cell-address="'2005.ntcir'.ADT1"/>
          </calcext:conditional-format>
          <calcext:conditional-format calcext:target-range-address="'2005.ntcir'.ADU1:'2005.ntcir'.ADU1">
            <calcext:condition calcext:apply-style-name="Accent" calcext:value="duplicate" calcext:base-cell-address="'2005.ntcir'.ADU1"/>
          </calcext:conditional-format>
          <calcext:conditional-format calcext:target-range-address="'2005.ntcir'.ADV1:'2005.ntcir'.ADV1">
            <calcext:condition calcext:apply-style-name="Accent" calcext:value="duplicate" calcext:base-cell-address="'2005.ntcir'.ADV1"/>
          </calcext:conditional-format>
          <calcext:conditional-format calcext:target-range-address="'2005.ntcir'.ADW1:'2005.ntcir'.ADW1">
            <calcext:condition calcext:apply-style-name="Accent" calcext:value="duplicate" calcext:base-cell-address="'2005.ntcir'.ADW1"/>
          </calcext:conditional-format>
          <calcext:conditional-format calcext:target-range-address="'2005.ntcir'.ADX1:'2005.ntcir'.ADX1">
            <calcext:condition calcext:apply-style-name="Accent" calcext:value="duplicate" calcext:base-cell-address="'2005.ntcir'.ADX1"/>
          </calcext:conditional-format>
          <calcext:conditional-format calcext:target-range-address="'2005.ntcir'.ADY1:'2005.ntcir'.ADY1">
            <calcext:condition calcext:apply-style-name="Accent" calcext:value="duplicate" calcext:base-cell-address="'2005.ntcir'.ADY1"/>
          </calcext:conditional-format>
          <calcext:conditional-format calcext:target-range-address="'2005.ntcir'.ADZ1:'2005.ntcir'.ADZ1">
            <calcext:condition calcext:apply-style-name="Accent" calcext:value="duplicate" calcext:base-cell-address="'2005.ntcir'.ADZ1"/>
          </calcext:conditional-format>
          <calcext:conditional-format calcext:target-range-address="'2005.ntcir'.AEA1:'2005.ntcir'.AEA1">
            <calcext:condition calcext:apply-style-name="Accent" calcext:value="duplicate" calcext:base-cell-address="'2005.ntcir'.AEA1"/>
          </calcext:conditional-format>
          <calcext:conditional-format calcext:target-range-address="'2005.ntcir'.AEB1:'2005.ntcir'.AEB1">
            <calcext:condition calcext:apply-style-name="Accent" calcext:value="duplicate" calcext:base-cell-address="'2005.ntcir'.AEB1"/>
          </calcext:conditional-format>
          <calcext:conditional-format calcext:target-range-address="'2005.ntcir'.AEC1:'2005.ntcir'.AEC1">
            <calcext:condition calcext:apply-style-name="Accent" calcext:value="duplicate" calcext:base-cell-address="'2005.ntcir'.AEC1"/>
          </calcext:conditional-format>
          <calcext:conditional-format calcext:target-range-address="'2005.ntcir'.AED1:'2005.ntcir'.AED1">
            <calcext:condition calcext:apply-style-name="Accent" calcext:value="duplicate" calcext:base-cell-address="'2005.ntcir'.AED1"/>
          </calcext:conditional-format>
          <calcext:conditional-format calcext:target-range-address="'2005.ntcir'.AEE1:'2005.ntcir'.AEE1">
            <calcext:condition calcext:apply-style-name="Accent" calcext:value="duplicate" calcext:base-cell-address="'2005.ntcir'.AEE1"/>
          </calcext:conditional-format>
          <calcext:conditional-format calcext:target-range-address="'2005.ntcir'.AEF1:'2005.ntcir'.AEF1">
            <calcext:condition calcext:apply-style-name="Accent" calcext:value="duplicate" calcext:base-cell-address="'2005.ntcir'.AEF1"/>
          </calcext:conditional-format>
          <calcext:conditional-format calcext:target-range-address="'2005.ntcir'.AEG1:'2005.ntcir'.AEG1">
            <calcext:condition calcext:apply-style-name="Accent" calcext:value="duplicate" calcext:base-cell-address="'2005.ntcir'.AEG1"/>
          </calcext:conditional-format>
          <calcext:conditional-format calcext:target-range-address="'2005.ntcir'.AEH1:'2005.ntcir'.AEH1">
            <calcext:condition calcext:apply-style-name="Accent" calcext:value="duplicate" calcext:base-cell-address="'2005.ntcir'.AEH1"/>
          </calcext:conditional-format>
          <calcext:conditional-format calcext:target-range-address="'2005.ntcir'.AEI1:'2005.ntcir'.AEI1">
            <calcext:condition calcext:apply-style-name="Accent" calcext:value="duplicate" calcext:base-cell-address="'2005.ntcir'.AEI1"/>
          </calcext:conditional-format>
          <calcext:conditional-format calcext:target-range-address="'2005.ntcir'.AEJ1:'2005.ntcir'.AEJ1">
            <calcext:condition calcext:apply-style-name="Accent" calcext:value="duplicate" calcext:base-cell-address="'2005.ntcir'.AEJ1"/>
          </calcext:conditional-format>
          <calcext:conditional-format calcext:target-range-address="'2005.ntcir'.AEK1:'2005.ntcir'.AEK1">
            <calcext:condition calcext:apply-style-name="Accent" calcext:value="duplicate" calcext:base-cell-address="'2005.ntcir'.AEK1"/>
          </calcext:conditional-format>
          <calcext:conditional-format calcext:target-range-address="'2005.ntcir'.AEL1:'2005.ntcir'.AEL1">
            <calcext:condition calcext:apply-style-name="Accent" calcext:value="duplicate" calcext:base-cell-address="'2005.ntcir'.AEL1"/>
          </calcext:conditional-format>
          <calcext:conditional-format calcext:target-range-address="'2005.ntcir'.AEM1:'2005.ntcir'.AEM1">
            <calcext:condition calcext:apply-style-name="Accent" calcext:value="duplicate" calcext:base-cell-address="'2005.ntcir'.AEM1"/>
          </calcext:conditional-format>
          <calcext:conditional-format calcext:target-range-address="'2005.ntcir'.AEN1:'2005.ntcir'.AEN1">
            <calcext:condition calcext:apply-style-name="Accent" calcext:value="duplicate" calcext:base-cell-address="'2005.ntcir'.AEN1"/>
          </calcext:conditional-format>
          <calcext:conditional-format calcext:target-range-address="'2005.ntcir'.AEO1:'2005.ntcir'.AEO1">
            <calcext:condition calcext:apply-style-name="Accent" calcext:value="duplicate" calcext:base-cell-address="'2005.ntcir'.AEO1"/>
          </calcext:conditional-format>
          <calcext:conditional-format calcext:target-range-address="'2005.ntcir'.AEP1:'2005.ntcir'.AEP1">
            <calcext:condition calcext:apply-style-name="Accent" calcext:value="duplicate" calcext:base-cell-address="'2005.ntcir'.AEP1"/>
          </calcext:conditional-format>
          <calcext:conditional-format calcext:target-range-address="'2005.ntcir'.AEQ1:'2005.ntcir'.AEQ1">
            <calcext:condition calcext:apply-style-name="Accent" calcext:value="duplicate" calcext:base-cell-address="'2005.ntcir'.AEQ1"/>
          </calcext:conditional-format>
          <calcext:conditional-format calcext:target-range-address="'2005.ntcir'.AER1:'2005.ntcir'.AER1">
            <calcext:condition calcext:apply-style-name="Accent" calcext:value="duplicate" calcext:base-cell-address="'2005.ntcir'.AER1"/>
          </calcext:conditional-format>
          <calcext:conditional-format calcext:target-range-address="'2005.ntcir'.AES1:'2005.ntcir'.AES1">
            <calcext:condition calcext:apply-style-name="Accent" calcext:value="duplicate" calcext:base-cell-address="'2005.ntcir'.AES1"/>
          </calcext:conditional-format>
          <calcext:conditional-format calcext:target-range-address="'2005.ntcir'.AET1:'2005.ntcir'.AET1">
            <calcext:condition calcext:apply-style-name="Accent" calcext:value="duplicate" calcext:base-cell-address="'2005.ntcir'.AET1"/>
          </calcext:conditional-format>
          <calcext:conditional-format calcext:target-range-address="'2005.ntcir'.AEU1:'2005.ntcir'.AEU1">
            <calcext:condition calcext:apply-style-name="Accent" calcext:value="duplicate" calcext:base-cell-address="'2005.ntcir'.AEU1"/>
          </calcext:conditional-format>
          <calcext:conditional-format calcext:target-range-address="'2005.ntcir'.AEV1:'2005.ntcir'.AEV1">
            <calcext:condition calcext:apply-style-name="Accent" calcext:value="duplicate" calcext:base-cell-address="'2005.ntcir'.AEV1"/>
          </calcext:conditional-format>
          <calcext:conditional-format calcext:target-range-address="'2005.ntcir'.AEW1:'2005.ntcir'.AEW1">
            <calcext:condition calcext:apply-style-name="Accent" calcext:value="duplicate" calcext:base-cell-address="'2005.ntcir'.AEW1"/>
          </calcext:conditional-format>
          <calcext:conditional-format calcext:target-range-address="'2005.ntcir'.AEX1:'2005.ntcir'.AEX1">
            <calcext:condition calcext:apply-style-name="Accent" calcext:value="duplicate" calcext:base-cell-address="'2005.ntcir'.AEX1"/>
          </calcext:conditional-format>
          <calcext:conditional-format calcext:target-range-address="'2005.ntcir'.AEY1:'2005.ntcir'.AEY1">
            <calcext:condition calcext:apply-style-name="Accent" calcext:value="duplicate" calcext:base-cell-address="'2005.ntcir'.AEY1"/>
          </calcext:conditional-format>
          <calcext:conditional-format calcext:target-range-address="'2005.ntcir'.AEZ1:'2005.ntcir'.AEZ1">
            <calcext:condition calcext:apply-style-name="Accent" calcext:value="duplicate" calcext:base-cell-address="'2005.ntcir'.AEZ1"/>
          </calcext:conditional-format>
          <calcext:conditional-format calcext:target-range-address="'2005.ntcir'.AFA1:'2005.ntcir'.AFA1">
            <calcext:condition calcext:apply-style-name="Accent" calcext:value="duplicate" calcext:base-cell-address="'2005.ntcir'.AFA1"/>
          </calcext:conditional-format>
          <calcext:conditional-format calcext:target-range-address="'2005.ntcir'.AFB1:'2005.ntcir'.AFB1">
            <calcext:condition calcext:apply-style-name="Accent" calcext:value="duplicate" calcext:base-cell-address="'2005.ntcir'.AFB1"/>
          </calcext:conditional-format>
          <calcext:conditional-format calcext:target-range-address="'2005.ntcir'.AFC1:'2005.ntcir'.AFC1">
            <calcext:condition calcext:apply-style-name="Accent" calcext:value="duplicate" calcext:base-cell-address="'2005.ntcir'.AFC1"/>
          </calcext:conditional-format>
          <calcext:conditional-format calcext:target-range-address="'2005.ntcir'.AFD1:'2005.ntcir'.AFD1">
            <calcext:condition calcext:apply-style-name="Accent" calcext:value="duplicate" calcext:base-cell-address="'2005.ntcir'.AFD1"/>
          </calcext:conditional-format>
          <calcext:conditional-format calcext:target-range-address="'2005.ntcir'.AFE1:'2005.ntcir'.AFE1">
            <calcext:condition calcext:apply-style-name="Accent" calcext:value="duplicate" calcext:base-cell-address="'2005.ntcir'.AFE1"/>
          </calcext:conditional-format>
          <calcext:conditional-format calcext:target-range-address="'2005.ntcir'.AFF1:'2005.ntcir'.AFF1">
            <calcext:condition calcext:apply-style-name="Accent" calcext:value="duplicate" calcext:base-cell-address="'2005.ntcir'.AFF1"/>
          </calcext:conditional-format>
          <calcext:conditional-format calcext:target-range-address="'2005.ntcir'.AFG1:'2005.ntcir'.AFG1">
            <calcext:condition calcext:apply-style-name="Accent" calcext:value="duplicate" calcext:base-cell-address="'2005.ntcir'.AFG1"/>
          </calcext:conditional-format>
          <calcext:conditional-format calcext:target-range-address="'2005.ntcir'.AFH1:'2005.ntcir'.AFH1">
            <calcext:condition calcext:apply-style-name="Accent" calcext:value="duplicate" calcext:base-cell-address="'2005.ntcir'.AFH1"/>
          </calcext:conditional-format>
          <calcext:conditional-format calcext:target-range-address="'2005.ntcir'.AFI1:'2005.ntcir'.AFI1">
            <calcext:condition calcext:apply-style-name="Accent" calcext:value="duplicate" calcext:base-cell-address="'2005.ntcir'.AFI1"/>
          </calcext:conditional-format>
          <calcext:conditional-format calcext:target-range-address="'2005.ntcir'.AFJ1:'2005.ntcir'.AFJ1">
            <calcext:condition calcext:apply-style-name="Accent" calcext:value="duplicate" calcext:base-cell-address="'2005.ntcir'.AFJ1"/>
          </calcext:conditional-format>
          <calcext:conditional-format calcext:target-range-address="'2005.ntcir'.AFK1:'2005.ntcir'.AFK1">
            <calcext:condition calcext:apply-style-name="Accent" calcext:value="duplicate" calcext:base-cell-address="'2005.ntcir'.AFK1"/>
          </calcext:conditional-format>
          <calcext:conditional-format calcext:target-range-address="'2005.ntcir'.AFL1:'2005.ntcir'.AFL1">
            <calcext:condition calcext:apply-style-name="Accent" calcext:value="duplicate" calcext:base-cell-address="'2005.ntcir'.AFL1"/>
          </calcext:conditional-format>
          <calcext:conditional-format calcext:target-range-address="'2005.ntcir'.AFM1:'2005.ntcir'.AFM1">
            <calcext:condition calcext:apply-style-name="Accent" calcext:value="duplicate" calcext:base-cell-address="'2005.ntcir'.AFM1"/>
          </calcext:conditional-format>
          <calcext:conditional-format calcext:target-range-address="'2005.ntcir'.AFN1:'2005.ntcir'.AFN1">
            <calcext:condition calcext:apply-style-name="Accent" calcext:value="duplicate" calcext:base-cell-address="'2005.ntcir'.AFN1"/>
          </calcext:conditional-format>
          <calcext:conditional-format calcext:target-range-address="'2005.ntcir'.AFO1:'2005.ntcir'.AFO1">
            <calcext:condition calcext:apply-style-name="Accent" calcext:value="duplicate" calcext:base-cell-address="'2005.ntcir'.AFO1"/>
          </calcext:conditional-format>
          <calcext:conditional-format calcext:target-range-address="'2005.ntcir'.AFP1:'2005.ntcir'.AFP1">
            <calcext:condition calcext:apply-style-name="Accent" calcext:value="duplicate" calcext:base-cell-address="'2005.ntcir'.AFP1"/>
          </calcext:conditional-format>
          <calcext:conditional-format calcext:target-range-address="'2005.ntcir'.AFQ1:'2005.ntcir'.AFQ1">
            <calcext:condition calcext:apply-style-name="Accent" calcext:value="duplicate" calcext:base-cell-address="'2005.ntcir'.AFQ1"/>
          </calcext:conditional-format>
          <calcext:conditional-format calcext:target-range-address="'2005.ntcir'.AFR1:'2005.ntcir'.AFR1">
            <calcext:condition calcext:apply-style-name="Accent" calcext:value="duplicate" calcext:base-cell-address="'2005.ntcir'.AFR1"/>
          </calcext:conditional-format>
          <calcext:conditional-format calcext:target-range-address="'2005.ntcir'.AFS1:'2005.ntcir'.AFS1">
            <calcext:condition calcext:apply-style-name="Accent" calcext:value="duplicate" calcext:base-cell-address="'2005.ntcir'.AFS1"/>
          </calcext:conditional-format>
          <calcext:conditional-format calcext:target-range-address="'2005.ntcir'.AFT1:'2005.ntcir'.AFT1">
            <calcext:condition calcext:apply-style-name="Accent" calcext:value="duplicate" calcext:base-cell-address="'2005.ntcir'.AFT1"/>
          </calcext:conditional-format>
          <calcext:conditional-format calcext:target-range-address="'2005.ntcir'.AFU1:'2005.ntcir'.AFU1">
            <calcext:condition calcext:apply-style-name="Accent" calcext:value="duplicate" calcext:base-cell-address="'2005.ntcir'.AFU1"/>
          </calcext:conditional-format>
          <calcext:conditional-format calcext:target-range-address="'2005.ntcir'.AFV1:'2005.ntcir'.AFV1">
            <calcext:condition calcext:apply-style-name="Accent" calcext:value="duplicate" calcext:base-cell-address="'2005.ntcir'.AFV1"/>
          </calcext:conditional-format>
          <calcext:conditional-format calcext:target-range-address="'2005.ntcir'.AFW1:'2005.ntcir'.AFW1">
            <calcext:condition calcext:apply-style-name="Accent" calcext:value="duplicate" calcext:base-cell-address="'2005.ntcir'.AFW1"/>
          </calcext:conditional-format>
          <calcext:conditional-format calcext:target-range-address="'2005.ntcir'.AFX1:'2005.ntcir'.AFX1">
            <calcext:condition calcext:apply-style-name="Accent" calcext:value="duplicate" calcext:base-cell-address="'2005.ntcir'.AFX1"/>
          </calcext:conditional-format>
          <calcext:conditional-format calcext:target-range-address="'2005.ntcir'.AFY1:'2005.ntcir'.AFY1">
            <calcext:condition calcext:apply-style-name="Accent" calcext:value="duplicate" calcext:base-cell-address="'2005.ntcir'.AFY1"/>
          </calcext:conditional-format>
          <calcext:conditional-format calcext:target-range-address="'2005.ntcir'.AFZ1:'2005.ntcir'.AFZ1">
            <calcext:condition calcext:apply-style-name="Accent" calcext:value="duplicate" calcext:base-cell-address="'2005.ntcir'.AFZ1"/>
          </calcext:conditional-format>
          <calcext:conditional-format calcext:target-range-address="'2005.ntcir'.AGA1:'2005.ntcir'.AGA1">
            <calcext:condition calcext:apply-style-name="Accent" calcext:value="duplicate" calcext:base-cell-address="'2005.ntcir'.AGA1"/>
          </calcext:conditional-format>
          <calcext:conditional-format calcext:target-range-address="'2005.ntcir'.AGB1:'2005.ntcir'.AGB1">
            <calcext:condition calcext:apply-style-name="Accent" calcext:value="duplicate" calcext:base-cell-address="'2005.ntcir'.AGB1"/>
          </calcext:conditional-format>
          <calcext:conditional-format calcext:target-range-address="'2005.ntcir'.AGC1:'2005.ntcir'.AGC1">
            <calcext:condition calcext:apply-style-name="Accent" calcext:value="duplicate" calcext:base-cell-address="'2005.ntcir'.AGC1"/>
          </calcext:conditional-format>
          <calcext:conditional-format calcext:target-range-address="'2005.ntcir'.AGD1:'2005.ntcir'.AGD1">
            <calcext:condition calcext:apply-style-name="Accent" calcext:value="duplicate" calcext:base-cell-address="'2005.ntcir'.AGD1"/>
          </calcext:conditional-format>
          <calcext:conditional-format calcext:target-range-address="'2005.ntcir'.AGE1:'2005.ntcir'.AGE1">
            <calcext:condition calcext:apply-style-name="Accent" calcext:value="duplicate" calcext:base-cell-address="'2005.ntcir'.AGE1"/>
          </calcext:conditional-format>
          <calcext:conditional-format calcext:target-range-address="'2005.ntcir'.AGF1:'2005.ntcir'.AGF1">
            <calcext:condition calcext:apply-style-name="Accent" calcext:value="duplicate" calcext:base-cell-address="'2005.ntcir'.AGF1"/>
          </calcext:conditional-format>
          <calcext:conditional-format calcext:target-range-address="'2005.ntcir'.AGG1:'2005.ntcir'.AGG1">
            <calcext:condition calcext:apply-style-name="Accent" calcext:value="duplicate" calcext:base-cell-address="'2005.ntcir'.AGG1"/>
          </calcext:conditional-format>
          <calcext:conditional-format calcext:target-range-address="'2005.ntcir'.AGH1:'2005.ntcir'.AGH1">
            <calcext:condition calcext:apply-style-name="Accent" calcext:value="duplicate" calcext:base-cell-address="'2005.ntcir'.AGH1"/>
          </calcext:conditional-format>
          <calcext:conditional-format calcext:target-range-address="'2005.ntcir'.AGI1:'2005.ntcir'.AGI1">
            <calcext:condition calcext:apply-style-name="Accent" calcext:value="duplicate" calcext:base-cell-address="'2005.ntcir'.AGI1"/>
          </calcext:conditional-format>
          <calcext:conditional-format calcext:target-range-address="'2005.ntcir'.AGJ1:'2005.ntcir'.AGJ1">
            <calcext:condition calcext:apply-style-name="Accent" calcext:value="duplicate" calcext:base-cell-address="'2005.ntcir'.AGJ1"/>
          </calcext:conditional-format>
          <calcext:conditional-format calcext:target-range-address="'2005.ntcir'.AGK1:'2005.ntcir'.AGK1">
            <calcext:condition calcext:apply-style-name="Accent" calcext:value="duplicate" calcext:base-cell-address="'2005.ntcir'.AGK1"/>
          </calcext:conditional-format>
          <calcext:conditional-format calcext:target-range-address="'2005.ntcir'.AGL1:'2005.ntcir'.AGL1">
            <calcext:condition calcext:apply-style-name="Accent" calcext:value="duplicate" calcext:base-cell-address="'2005.ntcir'.AGL1"/>
          </calcext:conditional-format>
          <calcext:conditional-format calcext:target-range-address="'2005.ntcir'.AGM1:'2005.ntcir'.AGM1">
            <calcext:condition calcext:apply-style-name="Accent" calcext:value="duplicate" calcext:base-cell-address="'2005.ntcir'.AGM1"/>
          </calcext:conditional-format>
          <calcext:conditional-format calcext:target-range-address="'2005.ntcir'.AGN1:'2005.ntcir'.AGN1">
            <calcext:condition calcext:apply-style-name="Accent" calcext:value="duplicate" calcext:base-cell-address="'2005.ntcir'.AGN1"/>
          </calcext:conditional-format>
          <calcext:conditional-format calcext:target-range-address="'2005.ntcir'.AGO1:'2005.ntcir'.AGO1">
            <calcext:condition calcext:apply-style-name="Accent" calcext:value="duplicate" calcext:base-cell-address="'2005.ntcir'.AGO1"/>
          </calcext:conditional-format>
          <calcext:conditional-format calcext:target-range-address="'2005.ntcir'.AGP1:'2005.ntcir'.AGP1">
            <calcext:condition calcext:apply-style-name="Accent" calcext:value="duplicate" calcext:base-cell-address="'2005.ntcir'.AGP1"/>
          </calcext:conditional-format>
          <calcext:conditional-format calcext:target-range-address="'2005.ntcir'.AGQ1:'2005.ntcir'.AGQ1">
            <calcext:condition calcext:apply-style-name="Accent" calcext:value="duplicate" calcext:base-cell-address="'2005.ntcir'.AGQ1"/>
          </calcext:conditional-format>
          <calcext:conditional-format calcext:target-range-address="'2005.ntcir'.AGR1:'2005.ntcir'.AGR1">
            <calcext:condition calcext:apply-style-name="Accent" calcext:value="duplicate" calcext:base-cell-address="'2005.ntcir'.AGR1"/>
          </calcext:conditional-format>
          <calcext:conditional-format calcext:target-range-address="'2005.ntcir'.AGS1:'2005.ntcir'.AGS1">
            <calcext:condition calcext:apply-style-name="Accent" calcext:value="duplicate" calcext:base-cell-address="'2005.ntcir'.AGS1"/>
          </calcext:conditional-format>
          <calcext:conditional-format calcext:target-range-address="'2005.ntcir'.AGT1:'2005.ntcir'.AGT1">
            <calcext:condition calcext:apply-style-name="Accent" calcext:value="duplicate" calcext:base-cell-address="'2005.ntcir'.AGT1"/>
          </calcext:conditional-format>
          <calcext:conditional-format calcext:target-range-address="'2005.ntcir'.AGU1:'2005.ntcir'.AGU1">
            <calcext:condition calcext:apply-style-name="Accent" calcext:value="duplicate" calcext:base-cell-address="'2005.ntcir'.AGU1"/>
          </calcext:conditional-format>
          <calcext:conditional-format calcext:target-range-address="'2005.ntcir'.AGV1:'2005.ntcir'.AGV1">
            <calcext:condition calcext:apply-style-name="Accent" calcext:value="duplicate" calcext:base-cell-address="'2005.ntcir'.AGV1"/>
          </calcext:conditional-format>
          <calcext:conditional-format calcext:target-range-address="'2005.ntcir'.AGW1:'2005.ntcir'.AGW1">
            <calcext:condition calcext:apply-style-name="Accent" calcext:value="duplicate" calcext:base-cell-address="'2005.ntcir'.AGW1"/>
          </calcext:conditional-format>
          <calcext:conditional-format calcext:target-range-address="'2005.ntcir'.AGX1:'2005.ntcir'.AGX1">
            <calcext:condition calcext:apply-style-name="Accent" calcext:value="duplicate" calcext:base-cell-address="'2005.ntcir'.AGX1"/>
          </calcext:conditional-format>
          <calcext:conditional-format calcext:target-range-address="'2005.ntcir'.AGY1:'2005.ntcir'.AGY1">
            <calcext:condition calcext:apply-style-name="Accent" calcext:value="duplicate" calcext:base-cell-address="'2005.ntcir'.AGY1"/>
          </calcext:conditional-format>
          <calcext:conditional-format calcext:target-range-address="'2005.ntcir'.AGZ1:'2005.ntcir'.AGZ1">
            <calcext:condition calcext:apply-style-name="Accent" calcext:value="duplicate" calcext:base-cell-address="'2005.ntcir'.AGZ1"/>
          </calcext:conditional-format>
          <calcext:conditional-format calcext:target-range-address="'2005.ntcir'.AHA1:'2005.ntcir'.AHA1">
            <calcext:condition calcext:apply-style-name="Accent" calcext:value="duplicate" calcext:base-cell-address="'2005.ntcir'.AHA1"/>
          </calcext:conditional-format>
          <calcext:conditional-format calcext:target-range-address="'2005.ntcir'.AHB1:'2005.ntcir'.AHB1">
            <calcext:condition calcext:apply-style-name="Accent" calcext:value="duplicate" calcext:base-cell-address="'2005.ntcir'.AHB1"/>
          </calcext:conditional-format>
          <calcext:conditional-format calcext:target-range-address="'2005.ntcir'.AHC1:'2005.ntcir'.AHC1">
            <calcext:condition calcext:apply-style-name="Accent" calcext:value="duplicate" calcext:base-cell-address="'2005.ntcir'.AHC1"/>
          </calcext:conditional-format>
          <calcext:conditional-format calcext:target-range-address="'2005.ntcir'.AHD1:'2005.ntcir'.AHD1">
            <calcext:condition calcext:apply-style-name="Accent" calcext:value="duplicate" calcext:base-cell-address="'2005.ntcir'.AHD1"/>
          </calcext:conditional-format>
          <calcext:conditional-format calcext:target-range-address="'2005.ntcir'.AHE1:'2005.ntcir'.AHE1">
            <calcext:condition calcext:apply-style-name="Accent" calcext:value="duplicate" calcext:base-cell-address="'2005.ntcir'.AHE1"/>
          </calcext:conditional-format>
          <calcext:conditional-format calcext:target-range-address="'2005.ntcir'.AHF1:'2005.ntcir'.AHF1">
            <calcext:condition calcext:apply-style-name="Accent" calcext:value="duplicate" calcext:base-cell-address="'2005.ntcir'.AHF1"/>
          </calcext:conditional-format>
          <calcext:conditional-format calcext:target-range-address="'2005.ntcir'.AHG1:'2005.ntcir'.AHG1">
            <calcext:condition calcext:apply-style-name="Accent" calcext:value="duplicate" calcext:base-cell-address="'2005.ntcir'.AHG1"/>
          </calcext:conditional-format>
          <calcext:conditional-format calcext:target-range-address="'2005.ntcir'.AHH1:'2005.ntcir'.AHH1">
            <calcext:condition calcext:apply-style-name="Accent" calcext:value="duplicate" calcext:base-cell-address="'2005.ntcir'.AHH1"/>
          </calcext:conditional-format>
          <calcext:conditional-format calcext:target-range-address="'2005.ntcir'.AHI1:'2005.ntcir'.AHI1">
            <calcext:condition calcext:apply-style-name="Accent" calcext:value="duplicate" calcext:base-cell-address="'2005.ntcir'.AHI1"/>
          </calcext:conditional-format>
          <calcext:conditional-format calcext:target-range-address="'2005.ntcir'.AHJ1:'2005.ntcir'.AHJ1">
            <calcext:condition calcext:apply-style-name="Accent" calcext:value="duplicate" calcext:base-cell-address="'2005.ntcir'.AHJ1"/>
          </calcext:conditional-format>
          <calcext:conditional-format calcext:target-range-address="'2005.ntcir'.AHK1:'2005.ntcir'.AHK1">
            <calcext:condition calcext:apply-style-name="Accent" calcext:value="duplicate" calcext:base-cell-address="'2005.ntcir'.AHK1"/>
          </calcext:conditional-format>
          <calcext:conditional-format calcext:target-range-address="'2005.ntcir'.AHL1:'2005.ntcir'.AHL1">
            <calcext:condition calcext:apply-style-name="Accent" calcext:value="duplicate" calcext:base-cell-address="'2005.ntcir'.AHL1"/>
          </calcext:conditional-format>
          <calcext:conditional-format calcext:target-range-address="'2005.ntcir'.AHM1:'2005.ntcir'.AHM1">
            <calcext:condition calcext:apply-style-name="Accent" calcext:value="duplicate" calcext:base-cell-address="'2005.ntcir'.AHM1"/>
          </calcext:conditional-format>
          <calcext:conditional-format calcext:target-range-address="'2005.ntcir'.AHN1:'2005.ntcir'.AHN1">
            <calcext:condition calcext:apply-style-name="Accent" calcext:value="duplicate" calcext:base-cell-address="'2005.ntcir'.AHN1"/>
          </calcext:conditional-format>
          <calcext:conditional-format calcext:target-range-address="'2005.ntcir'.AHO1:'2005.ntcir'.AHO1">
            <calcext:condition calcext:apply-style-name="Accent" calcext:value="duplicate" calcext:base-cell-address="'2005.ntcir'.AHO1"/>
          </calcext:conditional-format>
          <calcext:conditional-format calcext:target-range-address="'2005.ntcir'.AHP1:'2005.ntcir'.AHP1">
            <calcext:condition calcext:apply-style-name="Accent" calcext:value="duplicate" calcext:base-cell-address="'2005.ntcir'.AHP1"/>
          </calcext:conditional-format>
          <calcext:conditional-format calcext:target-range-address="'2005.ntcir'.AHQ1:'2005.ntcir'.AHQ1">
            <calcext:condition calcext:apply-style-name="Accent" calcext:value="duplicate" calcext:base-cell-address="'2005.ntcir'.AHQ1"/>
          </calcext:conditional-format>
          <calcext:conditional-format calcext:target-range-address="'2005.ntcir'.AHR1:'2005.ntcir'.AHR1">
            <calcext:condition calcext:apply-style-name="Accent" calcext:value="duplicate" calcext:base-cell-address="'2005.ntcir'.AHR1"/>
          </calcext:conditional-format>
          <calcext:conditional-format calcext:target-range-address="'2005.ntcir'.AHS1:'2005.ntcir'.AHS1">
            <calcext:condition calcext:apply-style-name="Accent" calcext:value="duplicate" calcext:base-cell-address="'2005.ntcir'.AHS1"/>
          </calcext:conditional-format>
          <calcext:conditional-format calcext:target-range-address="'2005.ntcir'.AHT1:'2005.ntcir'.AHT1">
            <calcext:condition calcext:apply-style-name="Accent" calcext:value="duplicate" calcext:base-cell-address="'2005.ntcir'.AHT1"/>
          </calcext:conditional-format>
          <calcext:conditional-format calcext:target-range-address="'2005.ntcir'.AHU1:'2005.ntcir'.AHU1">
            <calcext:condition calcext:apply-style-name="Accent" calcext:value="duplicate" calcext:base-cell-address="'2005.ntcir'.AHU1"/>
          </calcext:conditional-format>
          <calcext:conditional-format calcext:target-range-address="'2005.ntcir'.AHV1:'2005.ntcir'.AHV1">
            <calcext:condition calcext:apply-style-name="Accent" calcext:value="duplicate" calcext:base-cell-address="'2005.ntcir'.AHV1"/>
          </calcext:conditional-format>
          <calcext:conditional-format calcext:target-range-address="'2005.ntcir'.AHW1:'2005.ntcir'.AHW1">
            <calcext:condition calcext:apply-style-name="Accent" calcext:value="duplicate" calcext:base-cell-address="'2005.ntcir'.AHW1"/>
          </calcext:conditional-format>
          <calcext:conditional-format calcext:target-range-address="'2005.ntcir'.AHX1:'2005.ntcir'.AHX1">
            <calcext:condition calcext:apply-style-name="Accent" calcext:value="duplicate" calcext:base-cell-address="'2005.ntcir'.AHX1"/>
          </calcext:conditional-format>
          <calcext:conditional-format calcext:target-range-address="'2005.ntcir'.AHY1:'2005.ntcir'.AHY1">
            <calcext:condition calcext:apply-style-name="Accent" calcext:value="duplicate" calcext:base-cell-address="'2005.ntcir'.AHY1"/>
          </calcext:conditional-format>
          <calcext:conditional-format calcext:target-range-address="'2005.ntcir'.AHZ1:'2005.ntcir'.AHZ1">
            <calcext:condition calcext:apply-style-name="Accent" calcext:value="duplicate" calcext:base-cell-address="'2005.ntcir'.AHZ1"/>
          </calcext:conditional-format>
          <calcext:conditional-format calcext:target-range-address="'2005.ntcir'.AIA1:'2005.ntcir'.AIA1">
            <calcext:condition calcext:apply-style-name="Accent" calcext:value="duplicate" calcext:base-cell-address="'2005.ntcir'.AIA1"/>
          </calcext:conditional-format>
          <calcext:conditional-format calcext:target-range-address="'2005.ntcir'.AIB1:'2005.ntcir'.AIB1">
            <calcext:condition calcext:apply-style-name="Accent" calcext:value="duplicate" calcext:base-cell-address="'2005.ntcir'.AIB1"/>
          </calcext:conditional-format>
          <calcext:conditional-format calcext:target-range-address="'2005.ntcir'.AIC1:'2005.ntcir'.AIC1">
            <calcext:condition calcext:apply-style-name="Accent" calcext:value="duplicate" calcext:base-cell-address="'2005.ntcir'.AIC1"/>
          </calcext:conditional-format>
          <calcext:conditional-format calcext:target-range-address="'2005.ntcir'.AID1:'2005.ntcir'.AID1">
            <calcext:condition calcext:apply-style-name="Accent" calcext:value="duplicate" calcext:base-cell-address="'2005.ntcir'.AID1"/>
          </calcext:conditional-format>
          <calcext:conditional-format calcext:target-range-address="'2005.ntcir'.AIE1:'2005.ntcir'.AIE1">
            <calcext:condition calcext:apply-style-name="Accent" calcext:value="duplicate" calcext:base-cell-address="'2005.ntcir'.AIE1"/>
          </calcext:conditional-format>
          <calcext:conditional-format calcext:target-range-address="'2005.ntcir'.AIF1:'2005.ntcir'.AIF1">
            <calcext:condition calcext:apply-style-name="Accent" calcext:value="duplicate" calcext:base-cell-address="'2005.ntcir'.AIF1"/>
          </calcext:conditional-format>
          <calcext:conditional-format calcext:target-range-address="'2005.ntcir'.AIG1:'2005.ntcir'.AIG1">
            <calcext:condition calcext:apply-style-name="Accent" calcext:value="duplicate" calcext:base-cell-address="'2005.ntcir'.AIG1"/>
          </calcext:conditional-format>
          <calcext:conditional-format calcext:target-range-address="'2005.ntcir'.AIH1:'2005.ntcir'.AIH1">
            <calcext:condition calcext:apply-style-name="Accent" calcext:value="duplicate" calcext:base-cell-address="'2005.ntcir'.AIH1"/>
          </calcext:conditional-format>
          <calcext:conditional-format calcext:target-range-address="'2005.ntcir'.AII1:'2005.ntcir'.AII1">
            <calcext:condition calcext:apply-style-name="Accent" calcext:value="duplicate" calcext:base-cell-address="'2005.ntcir'.AII1"/>
          </calcext:conditional-format>
          <calcext:conditional-format calcext:target-range-address="'2005.ntcir'.AIJ1:'2005.ntcir'.AIJ1">
            <calcext:condition calcext:apply-style-name="Accent" calcext:value="duplicate" calcext:base-cell-address="'2005.ntcir'.AIJ1"/>
          </calcext:conditional-format>
          <calcext:conditional-format calcext:target-range-address="'2005.ntcir'.AIK1:'2005.ntcir'.AIK1">
            <calcext:condition calcext:apply-style-name="Accent" calcext:value="duplicate" calcext:base-cell-address="'2005.ntcir'.AIK1"/>
          </calcext:conditional-format>
          <calcext:conditional-format calcext:target-range-address="'2005.ntcir'.AIL1:'2005.ntcir'.AIL1">
            <calcext:condition calcext:apply-style-name="Accent" calcext:value="duplicate" calcext:base-cell-address="'2005.ntcir'.AIL1"/>
          </calcext:conditional-format>
          <calcext:conditional-format calcext:target-range-address="'2005.ntcir'.AIM1:'2005.ntcir'.AIM1">
            <calcext:condition calcext:apply-style-name="Accent" calcext:value="duplicate" calcext:base-cell-address="'2005.ntcir'.AIM1"/>
          </calcext:conditional-format>
          <calcext:conditional-format calcext:target-range-address="'2005.ntcir'.AIN1:'2005.ntcir'.AIN1">
            <calcext:condition calcext:apply-style-name="Accent" calcext:value="duplicate" calcext:base-cell-address="'2005.ntcir'.AIN1"/>
          </calcext:conditional-format>
          <calcext:conditional-format calcext:target-range-address="'2005.ntcir'.AIO1:'2005.ntcir'.AIO1">
            <calcext:condition calcext:apply-style-name="Accent" calcext:value="duplicate" calcext:base-cell-address="'2005.ntcir'.AIO1"/>
          </calcext:conditional-format>
          <calcext:conditional-format calcext:target-range-address="'2005.ntcir'.AIP1:'2005.ntcir'.AIP1">
            <calcext:condition calcext:apply-style-name="Accent" calcext:value="duplicate" calcext:base-cell-address="'2005.ntcir'.AIP1"/>
          </calcext:conditional-format>
          <calcext:conditional-format calcext:target-range-address="'2005.ntcir'.AIQ1:'2005.ntcir'.AIQ1">
            <calcext:condition calcext:apply-style-name="Accent" calcext:value="duplicate" calcext:base-cell-address="'2005.ntcir'.AIQ1"/>
          </calcext:conditional-format>
          <calcext:conditional-format calcext:target-range-address="'2005.ntcir'.AIR1:'2005.ntcir'.AIR1">
            <calcext:condition calcext:apply-style-name="Accent" calcext:value="duplicate" calcext:base-cell-address="'2005.ntcir'.AIR1"/>
          </calcext:conditional-format>
          <calcext:conditional-format calcext:target-range-address="'2005.ntcir'.AIS1:'2005.ntcir'.AIS1">
            <calcext:condition calcext:apply-style-name="Accent" calcext:value="duplicate" calcext:base-cell-address="'2005.ntcir'.AIS1"/>
          </calcext:conditional-format>
          <calcext:conditional-format calcext:target-range-address="'2005.ntcir'.AIT1:'2005.ntcir'.AIT1">
            <calcext:condition calcext:apply-style-name="Accent" calcext:value="duplicate" calcext:base-cell-address="'2005.ntcir'.AIT1"/>
          </calcext:conditional-format>
          <calcext:conditional-format calcext:target-range-address="'2005.ntcir'.AIU1:'2005.ntcir'.AIU1">
            <calcext:condition calcext:apply-style-name="Accent" calcext:value="duplicate" calcext:base-cell-address="'2005.ntcir'.AIU1"/>
          </calcext:conditional-format>
          <calcext:conditional-format calcext:target-range-address="'2005.ntcir'.AIV1:'2005.ntcir'.AIV1">
            <calcext:condition calcext:apply-style-name="Accent" calcext:value="duplicate" calcext:base-cell-address="'2005.ntcir'.AIV1"/>
          </calcext:conditional-format>
          <calcext:conditional-format calcext:target-range-address="'2005.ntcir'.AIW1:'2005.ntcir'.AIW1">
            <calcext:condition calcext:apply-style-name="Accent" calcext:value="duplicate" calcext:base-cell-address="'2005.ntcir'.AIW1"/>
          </calcext:conditional-format>
          <calcext:conditional-format calcext:target-range-address="'2005.ntcir'.AIX1:'2005.ntcir'.AIX1">
            <calcext:condition calcext:apply-style-name="Accent" calcext:value="duplicate" calcext:base-cell-address="'2005.ntcir'.AIX1"/>
          </calcext:conditional-format>
          <calcext:conditional-format calcext:target-range-address="'2005.ntcir'.AIY1:'2005.ntcir'.AIY1">
            <calcext:condition calcext:apply-style-name="Accent" calcext:value="duplicate" calcext:base-cell-address="'2005.ntcir'.AIY1"/>
          </calcext:conditional-format>
          <calcext:conditional-format calcext:target-range-address="'2005.ntcir'.AIZ1:'2005.ntcir'.AIZ1">
            <calcext:condition calcext:apply-style-name="Accent" calcext:value="duplicate" calcext:base-cell-address="'2005.ntcir'.AIZ1"/>
          </calcext:conditional-format>
          <calcext:conditional-format calcext:target-range-address="'2005.ntcir'.AJA1:'2005.ntcir'.AJA1">
            <calcext:condition calcext:apply-style-name="Accent" calcext:value="duplicate" calcext:base-cell-address="'2005.ntcir'.AJA1"/>
          </calcext:conditional-format>
          <calcext:conditional-format calcext:target-range-address="'2005.ntcir'.AJB1:'2005.ntcir'.AJB1">
            <calcext:condition calcext:apply-style-name="Accent" calcext:value="duplicate" calcext:base-cell-address="'2005.ntcir'.AJB1"/>
          </calcext:conditional-format>
          <calcext:conditional-format calcext:target-range-address="'2005.ntcir'.AJC1:'2005.ntcir'.AJC1">
            <calcext:condition calcext:apply-style-name="Accent" calcext:value="duplicate" calcext:base-cell-address="'2005.ntcir'.AJC1"/>
          </calcext:conditional-format>
          <calcext:conditional-format calcext:target-range-address="'2005.ntcir'.AJD1:'2005.ntcir'.AJD1">
            <calcext:condition calcext:apply-style-name="Accent" calcext:value="duplicate" calcext:base-cell-address="'2005.ntcir'.AJD1"/>
          </calcext:conditional-format>
          <calcext:conditional-format calcext:target-range-address="'2005.ntcir'.AJE1:'2005.ntcir'.AJE1">
            <calcext:condition calcext:apply-style-name="Accent" calcext:value="duplicate" calcext:base-cell-address="'2005.ntcir'.AJE1"/>
          </calcext:conditional-format>
          <calcext:conditional-format calcext:target-range-address="'2005.ntcir'.AJF1:'2005.ntcir'.AJF1">
            <calcext:condition calcext:apply-style-name="Accent" calcext:value="duplicate" calcext:base-cell-address="'2005.ntcir'.AJF1"/>
          </calcext:conditional-format>
          <calcext:conditional-format calcext:target-range-address="'2005.ntcir'.AJG1:'2005.ntcir'.AJG1">
            <calcext:condition calcext:apply-style-name="Accent" calcext:value="duplicate" calcext:base-cell-address="'2005.ntcir'.AJG1"/>
          </calcext:conditional-format>
          <calcext:conditional-format calcext:target-range-address="'2005.ntcir'.AJH1:'2005.ntcir'.AJH1">
            <calcext:condition calcext:apply-style-name="Accent" calcext:value="duplicate" calcext:base-cell-address="'2005.ntcir'.AJH1"/>
          </calcext:conditional-format>
          <calcext:conditional-format calcext:target-range-address="'2005.ntcir'.AJI1:'2005.ntcir'.AJI1">
            <calcext:condition calcext:apply-style-name="Accent" calcext:value="duplicate" calcext:base-cell-address="'2005.ntcir'.AJI1"/>
          </calcext:conditional-format>
          <calcext:conditional-format calcext:target-range-address="'2005.ntcir'.AJJ1:'2005.ntcir'.AJJ1">
            <calcext:condition calcext:apply-style-name="Accent" calcext:value="duplicate" calcext:base-cell-address="'2005.ntcir'.AJJ1"/>
          </calcext:conditional-format>
          <calcext:conditional-format calcext:target-range-address="'2005.ntcir'.AJK1:'2005.ntcir'.AJK1">
            <calcext:condition calcext:apply-style-name="Accent" calcext:value="duplicate" calcext:base-cell-address="'2005.ntcir'.AJK1"/>
          </calcext:conditional-format>
          <calcext:conditional-format calcext:target-range-address="'2005.ntcir'.AJL1:'2005.ntcir'.AJL1">
            <calcext:condition calcext:apply-style-name="Accent" calcext:value="duplicate" calcext:base-cell-address="'2005.ntcir'.AJL1"/>
          </calcext:conditional-format>
          <calcext:conditional-format calcext:target-range-address="'2005.ntcir'.AJM1:'2005.ntcir'.AJM1">
            <calcext:condition calcext:apply-style-name="Accent" calcext:value="duplicate" calcext:base-cell-address="'2005.ntcir'.AJM1"/>
          </calcext:conditional-format>
          <calcext:conditional-format calcext:target-range-address="'2005.ntcir'.AJN1:'2005.ntcir'.AJN1">
            <calcext:condition calcext:apply-style-name="Accent" calcext:value="duplicate" calcext:base-cell-address="'2005.ntcir'.AJN1"/>
          </calcext:conditional-format>
          <calcext:conditional-format calcext:target-range-address="'2005.ntcir'.AJO1:'2005.ntcir'.AJO1">
            <calcext:condition calcext:apply-style-name="Accent" calcext:value="duplicate" calcext:base-cell-address="'2005.ntcir'.AJO1"/>
          </calcext:conditional-format>
          <calcext:conditional-format calcext:target-range-address="'2005.ntcir'.AJP1:'2005.ntcir'.AJP1">
            <calcext:condition calcext:apply-style-name="Accent" calcext:value="duplicate" calcext:base-cell-address="'2005.ntcir'.AJP1"/>
          </calcext:conditional-format>
          <calcext:conditional-format calcext:target-range-address="'2005.ntcir'.AJQ1:'2005.ntcir'.AJQ1">
            <calcext:condition calcext:apply-style-name="Accent" calcext:value="duplicate" calcext:base-cell-address="'2005.ntcir'.AJQ1"/>
          </calcext:conditional-format>
          <calcext:conditional-format calcext:target-range-address="'2005.ntcir'.AJR1:'2005.ntcir'.AJR1">
            <calcext:condition calcext:apply-style-name="Accent" calcext:value="duplicate" calcext:base-cell-address="'2005.ntcir'.AJR1"/>
          </calcext:conditional-format>
          <calcext:conditional-format calcext:target-range-address="'2005.ntcir'.AJS1:'2005.ntcir'.AJS1">
            <calcext:condition calcext:apply-style-name="Accent" calcext:value="duplicate" calcext:base-cell-address="'2005.ntcir'.AJS1"/>
          </calcext:conditional-format>
          <calcext:conditional-format calcext:target-range-address="'2005.ntcir'.AJT1:'2005.ntcir'.AJT1">
            <calcext:condition calcext:apply-style-name="Accent" calcext:value="duplicate" calcext:base-cell-address="'2005.ntcir'.AJT1"/>
          </calcext:conditional-format>
          <calcext:conditional-format calcext:target-range-address="'2005.ntcir'.AJU1:'2005.ntcir'.AJU1">
            <calcext:condition calcext:apply-style-name="Accent" calcext:value="duplicate" calcext:base-cell-address="'2005.ntcir'.AJU1"/>
          </calcext:conditional-format>
          <calcext:conditional-format calcext:target-range-address="'2005.ntcir'.AJV1:'2005.ntcir'.AJV1">
            <calcext:condition calcext:apply-style-name="Accent" calcext:value="duplicate" calcext:base-cell-address="'2005.ntcir'.AJV1"/>
          </calcext:conditional-format>
          <calcext:conditional-format calcext:target-range-address="'2005.ntcir'.AJW1:'2005.ntcir'.AJW1">
            <calcext:condition calcext:apply-style-name="Accent" calcext:value="duplicate" calcext:base-cell-address="'2005.ntcir'.AJW1"/>
          </calcext:conditional-format>
          <calcext:conditional-format calcext:target-range-address="'2005.ntcir'.AJX1:'2005.ntcir'.AJX1">
            <calcext:condition calcext:apply-style-name="Accent" calcext:value="duplicate" calcext:base-cell-address="'2005.ntcir'.AJX1"/>
          </calcext:conditional-format>
          <calcext:conditional-format calcext:target-range-address="'2005.ntcir'.AJY1:'2005.ntcir'.AJY1">
            <calcext:condition calcext:apply-style-name="Accent" calcext:value="duplicate" calcext:base-cell-address="'2005.ntcir'.AJY1"/>
          </calcext:conditional-format>
          <calcext:conditional-format calcext:target-range-address="'2005.ntcir'.AJZ1:'2005.ntcir'.AJZ1">
            <calcext:condition calcext:apply-style-name="Accent" calcext:value="duplicate" calcext:base-cell-address="'2005.ntcir'.AJZ1"/>
          </calcext:conditional-format>
          <calcext:conditional-format calcext:target-range-address="'2005.ntcir'.AKA1:'2005.ntcir'.AKA1">
            <calcext:condition calcext:apply-style-name="Accent" calcext:value="duplicate" calcext:base-cell-address="'2005.ntcir'.AKA1"/>
          </calcext:conditional-format>
          <calcext:conditional-format calcext:target-range-address="'2005.ntcir'.AKB1:'2005.ntcir'.AKB1">
            <calcext:condition calcext:apply-style-name="Accent" calcext:value="duplicate" calcext:base-cell-address="'2005.ntcir'.AKB1"/>
          </calcext:conditional-format>
          <calcext:conditional-format calcext:target-range-address="'2005.ntcir'.AKC1:'2005.ntcir'.AKC1">
            <calcext:condition calcext:apply-style-name="Accent" calcext:value="duplicate" calcext:base-cell-address="'2005.ntcir'.AKC1"/>
          </calcext:conditional-format>
          <calcext:conditional-format calcext:target-range-address="'2005.ntcir'.AKD1:'2005.ntcir'.AKD1">
            <calcext:condition calcext:apply-style-name="Accent" calcext:value="duplicate" calcext:base-cell-address="'2005.ntcir'.AKD1"/>
          </calcext:conditional-format>
          <calcext:conditional-format calcext:target-range-address="'2005.ntcir'.AKE1:'2005.ntcir'.AKE1">
            <calcext:condition calcext:apply-style-name="Accent" calcext:value="duplicate" calcext:base-cell-address="'2005.ntcir'.AKE1"/>
          </calcext:conditional-format>
          <calcext:conditional-format calcext:target-range-address="'2005.ntcir'.AKF1:'2005.ntcir'.AKF1">
            <calcext:condition calcext:apply-style-name="Accent" calcext:value="duplicate" calcext:base-cell-address="'2005.ntcir'.AKF1"/>
          </calcext:conditional-format>
          <calcext:conditional-format calcext:target-range-address="'2005.ntcir'.AKG1:'2005.ntcir'.AKG1">
            <calcext:condition calcext:apply-style-name="Accent" calcext:value="duplicate" calcext:base-cell-address="'2005.ntcir'.AKG1"/>
          </calcext:conditional-format>
          <calcext:conditional-format calcext:target-range-address="'2005.ntcir'.AKH1:'2005.ntcir'.AKH1">
            <calcext:condition calcext:apply-style-name="Accent" calcext:value="duplicate" calcext:base-cell-address="'2005.ntcir'.AKH1"/>
          </calcext:conditional-format>
          <calcext:conditional-format calcext:target-range-address="'2005.ntcir'.AKI1:'2005.ntcir'.AKI1">
            <calcext:condition calcext:apply-style-name="Accent" calcext:value="duplicate" calcext:base-cell-address="'2005.ntcir'.AKI1"/>
          </calcext:conditional-format>
          <calcext:conditional-format calcext:target-range-address="'2005.ntcir'.AKJ1:'2005.ntcir'.AKJ1">
            <calcext:condition calcext:apply-style-name="Accent" calcext:value="duplicate" calcext:base-cell-address="'2005.ntcir'.AKJ1"/>
          </calcext:conditional-format>
          <calcext:conditional-format calcext:target-range-address="'2005.ntcir'.AKK1:'2005.ntcir'.AKK1">
            <calcext:condition calcext:apply-style-name="Accent" calcext:value="duplicate" calcext:base-cell-address="'2005.ntcir'.AKK1"/>
          </calcext:conditional-format>
          <calcext:conditional-format calcext:target-range-address="'2005.ntcir'.AKL1:'2005.ntcir'.AKL1">
            <calcext:condition calcext:apply-style-name="Accent" calcext:value="duplicate" calcext:base-cell-address="'2005.ntcir'.AKL1"/>
          </calcext:conditional-format>
          <calcext:conditional-format calcext:target-range-address="'2005.ntcir'.AKM1:'2005.ntcir'.AKM1">
            <calcext:condition calcext:apply-style-name="Accent" calcext:value="duplicate" calcext:base-cell-address="'2005.ntcir'.AKM1"/>
          </calcext:conditional-format>
          <calcext:conditional-format calcext:target-range-address="'2005.ntcir'.AKN1:'2005.ntcir'.AKN1">
            <calcext:condition calcext:apply-style-name="Accent" calcext:value="duplicate" calcext:base-cell-address="'2005.ntcir'.AKN1"/>
          </calcext:conditional-format>
          <calcext:conditional-format calcext:target-range-address="'2005.ntcir'.AKO1:'2005.ntcir'.AKO1">
            <calcext:condition calcext:apply-style-name="Accent" calcext:value="duplicate" calcext:base-cell-address="'2005.ntcir'.AKO1"/>
          </calcext:conditional-format>
          <calcext:conditional-format calcext:target-range-address="'2005.ntcir'.AKP1:'2005.ntcir'.AKP1">
            <calcext:condition calcext:apply-style-name="Accent" calcext:value="duplicate" calcext:base-cell-address="'2005.ntcir'.AKP1"/>
          </calcext:conditional-format>
          <calcext:conditional-format calcext:target-range-address="'2005.ntcir'.AKQ1:'2005.ntcir'.AKQ1">
            <calcext:condition calcext:apply-style-name="Accent" calcext:value="duplicate" calcext:base-cell-address="'2005.ntcir'.AKQ1"/>
          </calcext:conditional-format>
          <calcext:conditional-format calcext:target-range-address="'2005.ntcir'.AKR1:'2005.ntcir'.AKR1">
            <calcext:condition calcext:apply-style-name="Accent" calcext:value="duplicate" calcext:base-cell-address="'2005.ntcir'.AKR1"/>
          </calcext:conditional-format>
          <calcext:conditional-format calcext:target-range-address="'2005.ntcir'.AKS1:'2005.ntcir'.AKS1">
            <calcext:condition calcext:apply-style-name="Accent" calcext:value="duplicate" calcext:base-cell-address="'2005.ntcir'.AKS1"/>
          </calcext:conditional-format>
          <calcext:conditional-format calcext:target-range-address="'2005.ntcir'.AKT1:'2005.ntcir'.AKT1">
            <calcext:condition calcext:apply-style-name="Accent" calcext:value="duplicate" calcext:base-cell-address="'2005.ntcir'.AKT1"/>
          </calcext:conditional-format>
          <calcext:conditional-format calcext:target-range-address="'2005.ntcir'.AKU1:'2005.ntcir'.AKU1">
            <calcext:condition calcext:apply-style-name="Accent" calcext:value="duplicate" calcext:base-cell-address="'2005.ntcir'.AKU1"/>
          </calcext:conditional-format>
          <calcext:conditional-format calcext:target-range-address="'2005.ntcir'.AKV1:'2005.ntcir'.AKV1">
            <calcext:condition calcext:apply-style-name="Accent" calcext:value="duplicate" calcext:base-cell-address="'2005.ntcir'.AKV1"/>
          </calcext:conditional-format>
          <calcext:conditional-format calcext:target-range-address="'2005.ntcir'.AKW1:'2005.ntcir'.AKW1">
            <calcext:condition calcext:apply-style-name="Accent" calcext:value="duplicate" calcext:base-cell-address="'2005.ntcir'.AKW1"/>
          </calcext:conditional-format>
          <calcext:conditional-format calcext:target-range-address="'2005.ntcir'.AKX1:'2005.ntcir'.AKX1">
            <calcext:condition calcext:apply-style-name="Accent" calcext:value="duplicate" calcext:base-cell-address="'2005.ntcir'.AKX1"/>
          </calcext:conditional-format>
          <calcext:conditional-format calcext:target-range-address="'2005.ntcir'.AKY1:'2005.ntcir'.AKY1">
            <calcext:condition calcext:apply-style-name="Accent" calcext:value="duplicate" calcext:base-cell-address="'2005.ntcir'.AKY1"/>
          </calcext:conditional-format>
          <calcext:conditional-format calcext:target-range-address="'2005.ntcir'.AKZ1:'2005.ntcir'.AKZ1">
            <calcext:condition calcext:apply-style-name="Accent" calcext:value="duplicate" calcext:base-cell-address="'2005.ntcir'.AKZ1"/>
          </calcext:conditional-format>
          <calcext:conditional-format calcext:target-range-address="'2005.ntcir'.ALA1:'2005.ntcir'.ALA1">
            <calcext:condition calcext:apply-style-name="Accent" calcext:value="duplicate" calcext:base-cell-address="'2005.ntcir'.ALA1"/>
          </calcext:conditional-format>
          <calcext:conditional-format calcext:target-range-address="'2005.ntcir'.ALB1:'2005.ntcir'.ALB1">
            <calcext:condition calcext:apply-style-name="Accent" calcext:value="duplicate" calcext:base-cell-address="'2005.ntcir'.ALB1"/>
          </calcext:conditional-format>
          <calcext:conditional-format calcext:target-range-address="'2005.ntcir'.ALC1:'2005.ntcir'.ALC1">
            <calcext:condition calcext:apply-style-name="Accent" calcext:value="duplicate" calcext:base-cell-address="'2005.ntcir'.ALC1"/>
          </calcext:conditional-format>
          <calcext:conditional-format calcext:target-range-address="'2005.ntcir'.ALD1:'2005.ntcir'.ALD1">
            <calcext:condition calcext:apply-style-name="Accent" calcext:value="duplicate" calcext:base-cell-address="'2005.ntcir'.ALD1"/>
          </calcext:conditional-format>
          <calcext:conditional-format calcext:target-range-address="'2005.ntcir'.ALE1:'2005.ntcir'.ALE1">
            <calcext:condition calcext:apply-style-name="Accent" calcext:value="duplicate" calcext:base-cell-address="'2005.ntcir'.ALE1"/>
          </calcext:conditional-format>
          <calcext:conditional-format calcext:target-range-address="'2005.ntcir'.ALF1:'2005.ntcir'.ALF1">
            <calcext:condition calcext:apply-style-name="Accent" calcext:value="duplicate" calcext:base-cell-address="'2005.ntcir'.ALF1"/>
          </calcext:conditional-format>
          <calcext:conditional-format calcext:target-range-address="'2005.ntcir'.ALG1:'2005.ntcir'.ALG1">
            <calcext:condition calcext:apply-style-name="Accent" calcext:value="duplicate" calcext:base-cell-address="'2005.ntcir'.ALG1"/>
          </calcext:conditional-format>
          <calcext:conditional-format calcext:target-range-address="'2005.ntcir'.ALH1:'2005.ntcir'.ALH1">
            <calcext:condition calcext:apply-style-name="Accent" calcext:value="duplicate" calcext:base-cell-address="'2005.ntcir'.ALH1"/>
          </calcext:conditional-format>
          <calcext:conditional-format calcext:target-range-address="'2005.ntcir'.ALI1:'2005.ntcir'.ALI1">
            <calcext:condition calcext:apply-style-name="Accent" calcext:value="duplicate" calcext:base-cell-address="'2005.ntcir'.ALI1"/>
          </calcext:conditional-format>
          <calcext:conditional-format calcext:target-range-address="'2005.ntcir'.ALJ1:'2005.ntcir'.ALJ1">
            <calcext:condition calcext:apply-style-name="Accent" calcext:value="duplicate" calcext:base-cell-address="'2005.ntcir'.ALJ1"/>
          </calcext:conditional-format>
          <calcext:conditional-format calcext:target-range-address="'2005.ntcir'.ALK1:'2005.ntcir'.ALK1">
            <calcext:condition calcext:apply-style-name="Accent" calcext:value="duplicate" calcext:base-cell-address="'2005.ntcir'.ALK1"/>
          </calcext:conditional-format>
          <calcext:conditional-format calcext:target-range-address="'2005.ntcir'.ALL1:'2005.ntcir'.ALL1">
            <calcext:condition calcext:apply-style-name="Accent" calcext:value="duplicate" calcext:base-cell-address="'2005.ntcir'.ALL1"/>
          </calcext:conditional-format>
          <calcext:conditional-format calcext:target-range-address="'2005.ntcir'.ALM1:'2005.ntcir'.ALM1">
            <calcext:condition calcext:apply-style-name="Accent" calcext:value="duplicate" calcext:base-cell-address="'2005.ntcir'.ALM1"/>
          </calcext:conditional-format>
          <calcext:conditional-format calcext:target-range-address="'2005.ntcir'.ALN1:'2005.ntcir'.ALN1">
            <calcext:condition calcext:apply-style-name="Accent" calcext:value="duplicate" calcext:base-cell-address="'2005.ntcir'.ALN1"/>
          </calcext:conditional-format>
          <calcext:conditional-format calcext:target-range-address="'2005.ntcir'.ALO1:'2005.ntcir'.ALO1">
            <calcext:condition calcext:apply-style-name="Accent" calcext:value="duplicate" calcext:base-cell-address="'2005.ntcir'.ALO1"/>
          </calcext:conditional-format>
          <calcext:conditional-format calcext:target-range-address="'2005.ntcir'.ALP1:'2005.ntcir'.ALP1">
            <calcext:condition calcext:apply-style-name="Accent" calcext:value="duplicate" calcext:base-cell-address="'2005.ntcir'.ALP1"/>
          </calcext:conditional-format>
          <calcext:conditional-format calcext:target-range-address="'2005.ntcir'.ALQ1:'2005.ntcir'.ALQ1">
            <calcext:condition calcext:apply-style-name="Accent" calcext:value="duplicate" calcext:base-cell-address="'2005.ntcir'.ALQ1"/>
          </calcext:conditional-format>
          <calcext:conditional-format calcext:target-range-address="'2005.ntcir'.ALR1:'2005.ntcir'.ALR1">
            <calcext:condition calcext:apply-style-name="Accent" calcext:value="duplicate" calcext:base-cell-address="'2005.ntcir'.ALR1"/>
          </calcext:conditional-format>
          <calcext:conditional-format calcext:target-range-address="'2005.ntcir'.ALS1:'2005.ntcir'.ALS1">
            <calcext:condition calcext:apply-style-name="Accent" calcext:value="duplicate" calcext:base-cell-address="'2005.ntcir'.ALS1"/>
          </calcext:conditional-format>
          <calcext:conditional-format calcext:target-range-address="'2005.ntcir'.ALT1:'2005.ntcir'.ALT1">
            <calcext:condition calcext:apply-style-name="Accent" calcext:value="duplicate" calcext:base-cell-address="'2005.ntcir'.ALT1"/>
          </calcext:conditional-format>
          <calcext:conditional-format calcext:target-range-address="'2005.ntcir'.ALU1:'2005.ntcir'.ALU1">
            <calcext:condition calcext:apply-style-name="Accent" calcext:value="duplicate" calcext:base-cell-address="'2005.ntcir'.ALU1"/>
          </calcext:conditional-format>
          <calcext:conditional-format calcext:target-range-address="'2005.ntcir'.ALV1:'2005.ntcir'.ALV1">
            <calcext:condition calcext:apply-style-name="Accent" calcext:value="duplicate" calcext:base-cell-address="'2005.ntcir'.ALV1"/>
          </calcext:conditional-format>
          <calcext:conditional-format calcext:target-range-address="'2005.ntcir'.ALW1:'2005.ntcir'.ALW1">
            <calcext:condition calcext:apply-style-name="Accent" calcext:value="duplicate" calcext:base-cell-address="'2005.ntcir'.ALW1"/>
          </calcext:conditional-format>
          <calcext:conditional-format calcext:target-range-address="'2005.ntcir'.ALX1:'2005.ntcir'.ALX1">
            <calcext:condition calcext:apply-style-name="Accent" calcext:value="duplicate" calcext:base-cell-address="'2005.ntcir'.ALX1"/>
          </calcext:conditional-format>
          <calcext:conditional-format calcext:target-range-address="'2005.ntcir'.ALY1:'2005.ntcir'.ALY1">
            <calcext:condition calcext:apply-style-name="Accent" calcext:value="duplicate" calcext:base-cell-address="'2005.ntcir'.ALY1"/>
          </calcext:conditional-format>
          <calcext:conditional-format calcext:target-range-address="'2005.ntcir'.ALZ1:'2005.ntcir'.ALZ1">
            <calcext:condition calcext:apply-style-name="Accent" calcext:value="duplicate" calcext:base-cell-address="'2005.ntcir'.ALZ1"/>
          </calcext:conditional-format>
          <calcext:conditional-format calcext:target-range-address="'2005.ntcir'.AMA1:'2005.ntcir'.AMA1">
            <calcext:condition calcext:apply-style-name="Accent" calcext:value="duplicate" calcext:base-cell-address="'2005.ntcir'.AMA1"/>
          </calcext:conditional-format>
          <calcext:conditional-format calcext:target-range-address="'2005.ntcir'.AMB1:'2005.ntcir'.AMB1">
            <calcext:condition calcext:apply-style-name="Accent" calcext:value="duplicate" calcext:base-cell-address="'2005.ntcir'.AMB1"/>
          </calcext:conditional-format>
          <calcext:conditional-format calcext:target-range-address="'2005.ntcir'.AMC1:'2005.ntcir'.AMC1">
            <calcext:condition calcext:apply-style-name="Accent" calcext:value="duplicate" calcext:base-cell-address="'2005.ntcir'.AMC1"/>
          </calcext:conditional-format>
          <calcext:conditional-format calcext:target-range-address="'2005.ntcir'.AMD1:'2005.ntcir'.AMD1">
            <calcext:condition calcext:apply-style-name="Accent" calcext:value="duplicate" calcext:base-cell-address="'2005.ntcir'.AMD1"/>
          </calcext:conditional-format>
          <calcext:conditional-format calcext:target-range-address="'2005.ntcir'.AME1:'2005.ntcir'.AME1">
            <calcext:condition calcext:apply-style-name="Accent" calcext:value="duplicate" calcext:base-cell-address="'2005.ntcir'.AME1"/>
          </calcext:conditional-format>
          <calcext:conditional-format calcext:target-range-address="'2005.ntcir'.AMF1:'2005.ntcir'.AMF1">
            <calcext:condition calcext:apply-style-name="Accent" calcext:value="duplicate" calcext:base-cell-address="'2005.ntcir'.AMF1"/>
          </calcext:conditional-format>
          <calcext:conditional-format calcext:target-range-address="'2005.ntcir'.AMG1:'2005.ntcir'.AMG1">
            <calcext:condition calcext:apply-style-name="Accent" calcext:value="duplicate" calcext:base-cell-address="'2005.ntcir'.AMG1"/>
          </calcext:conditional-format>
          <calcext:conditional-format calcext:target-range-address="'2005.ntcir'.AMH1:'2005.ntcir'.AMH1">
            <calcext:condition calcext:apply-style-name="Accent" calcext:value="duplicate" calcext:base-cell-address="'2005.ntcir'.AMH1"/>
          </calcext:conditional-format>
          <calcext:conditional-format calcext:target-range-address="'2005.ntcir'.AMI1:'2005.ntcir'.AMI1">
            <calcext:condition calcext:apply-style-name="Accent" calcext:value="duplicate" calcext:base-cell-address="'2005.ntcir'.AMI1"/>
          </calcext:conditional-format>
          <calcext:conditional-format calcext:target-range-address="'2005.ntcir'.AMJ1:'2005.ntcir'.AMJ1">
            <calcext:condition calcext:apply-style-name="Accent" calcext:value="duplicate" calcext:base-cell-address="'2005.ntcir'.AMJ1"/>
          </calcext:conditional-format>
        </calcext:conditional-formats>
      </table:table>
      <table:table table:name="2007.ntcir" table:style-name="ta1">
        <table:table-column table:style-name="co9" table:default-cell-style-name="ce4103"/>
        <table:table-column table:style-name="co10" table:default-cell-style-name="ce4103"/>
        <table:table-column table:style-name="co5" table:number-columns-repeated="1022" table:default-cell-style-name="ce4103"/>
        <table:table-row table:style-name="ro1">
          <table:table-cell table:style-name="ce4102" office:value-type="string" calcext:value-type="string">
            <text:p>Title</text:p>
          </table:table-cell>
          <table:table-cell table:style-name="ce4104" office:value-type="string" calcext:value-type="string">
            <text:p>Authors</text:p>
          </table:table-cell>
          <table:table-cell table:style-name="ce4105" office:value-type="string" calcext:value-type="string">
            <text:p>Pdf</text:p>
          </table:table-cell>
          <table:table-cell table:style-name="ce4106" office:value-type="string" calcext:value-type="string">
            <text:p>Presentation</text:p>
          </table:table-cell>
          <table:table-cell table:style-name="ce4107" office:value-type="string" calcext:value-type="string">
            <text:p>Volume_Name</text:p>
          </table:table-cell>
          <table:table-cell table:style-name="ce4108" office:value-type="string" calcext:value-type="string">
            <text:p>Pages</text:p>
          </table:table-cell>
          <table:table-cell table:style-name="ce4109" office:value-type="string" calcext:value-type="string">
            <text:p>Notes</text:p>
          </table:table-cell>
          <table:table-cell table:style-name="ce4110"/>
          <table:table-cell table:style-name="ce4111"/>
          <table:table-cell table:style-name="ce4112"/>
          <table:table-cell table:style-name="ce4113"/>
          <table:table-cell table:style-name="ce4114"/>
          <table:table-cell table:style-name="ce4115"/>
          <table:table-cell table:style-name="ce4116"/>
          <table:table-cell table:style-name="ce4117"/>
          <table:table-cell table:style-name="ce4118"/>
          <table:table-cell table:style-name="ce4119"/>
          <table:table-cell table:style-name="ce4120"/>
          <table:table-cell table:style-name="ce4121"/>
          <table:table-cell table:style-name="ce4122"/>
          <table:table-cell table:style-name="ce4123"/>
          <table:table-cell table:style-name="ce4124"/>
          <table:table-cell table:style-name="ce4125"/>
          <table:table-cell table:style-name="ce4126"/>
          <table:table-cell table:style-name="ce4127"/>
          <table:table-cell table:style-name="ce4128"/>
          <table:table-cell table:style-name="ce4129"/>
          <table:table-cell table:style-name="ce4130"/>
          <table:table-cell table:style-name="ce4131"/>
          <table:table-cell table:style-name="ce4132"/>
          <table:table-cell table:style-name="ce4133"/>
          <table:table-cell table:style-name="ce4134"/>
          <table:table-cell table:style-name="ce4135"/>
          <table:table-cell table:style-name="ce4136"/>
          <table:table-cell table:style-name="ce4137"/>
          <table:table-cell table:style-name="ce4138"/>
          <table:table-cell table:style-name="ce4139"/>
          <table:table-cell table:style-name="ce4140"/>
          <table:table-cell table:style-name="ce4141"/>
          <table:table-cell table:style-name="ce4142"/>
          <table:table-cell table:style-name="ce4143"/>
          <table:table-cell table:style-name="ce4144"/>
          <table:table-cell table:style-name="ce4145"/>
          <table:table-cell table:style-name="ce4146"/>
          <table:table-cell table:style-name="ce4147"/>
          <table:table-cell table:style-name="ce4148"/>
          <table:table-cell table:style-name="ce4149"/>
          <table:table-cell table:style-name="ce4150"/>
          <table:table-cell table:style-name="ce4151"/>
          <table:table-cell table:style-name="ce4152"/>
          <table:table-cell table:style-name="ce4153"/>
          <table:table-cell table:style-name="ce4154"/>
          <table:table-cell table:style-name="ce4155"/>
          <table:table-cell table:style-name="ce4156"/>
          <table:table-cell table:style-name="ce4157"/>
          <table:table-cell table:style-name="ce4158"/>
          <table:table-cell table:style-name="ce4159"/>
          <table:table-cell table:style-name="ce4160"/>
          <table:table-cell table:style-name="ce4161"/>
          <table:table-cell table:style-name="ce4162"/>
          <table:table-cell table:style-name="ce4163"/>
          <table:table-cell table:style-name="ce4164"/>
          <table:table-cell table:style-name="ce4165"/>
          <table:table-cell table:style-name="ce4166"/>
          <table:table-cell table:style-name="ce4167"/>
          <table:table-cell table:style-name="ce4168"/>
          <table:table-cell table:style-name="ce4169"/>
          <table:table-cell table:style-name="ce4170"/>
          <table:table-cell table:style-name="ce4171"/>
          <table:table-cell table:style-name="ce4172"/>
          <table:table-cell table:style-name="ce4173"/>
          <table:table-cell table:style-name="ce4174"/>
          <table:table-cell table:style-name="ce4175"/>
          <table:table-cell table:style-name="ce4176"/>
          <table:table-cell table:style-name="ce4177"/>
          <table:table-cell table:style-name="ce4178"/>
          <table:table-cell table:style-name="ce4179"/>
          <table:table-cell table:style-name="ce4180"/>
          <table:table-cell table:style-name="ce4181"/>
          <table:table-cell table:style-name="ce4182"/>
          <table:table-cell table:style-name="ce4183"/>
          <table:table-cell table:style-name="ce4184"/>
          <table:table-cell table:style-name="ce4185"/>
          <table:table-cell table:style-name="ce4186"/>
          <table:table-cell table:style-name="ce4187"/>
          <table:table-cell table:style-name="ce4188"/>
          <table:table-cell table:style-name="ce4189"/>
          <table:table-cell table:style-name="ce4190"/>
          <table:table-cell table:style-name="ce4191"/>
          <table:table-cell table:style-name="ce4192"/>
          <table:table-cell table:style-name="ce4193"/>
          <table:table-cell table:style-name="ce4194"/>
          <table:table-cell table:style-name="ce4195"/>
          <table:table-cell table:style-name="ce4196"/>
          <table:table-cell table:style-name="ce4197"/>
          <table:table-cell table:style-name="ce4198"/>
          <table:table-cell table:style-name="ce4199"/>
          <table:table-cell table:style-name="ce4200"/>
          <table:table-cell table:style-name="ce4201"/>
          <table:table-cell table:style-name="ce4202"/>
          <table:table-cell table:style-name="ce4203"/>
          <table:table-cell table:style-name="ce4204"/>
          <table:table-cell table:style-name="ce4205"/>
          <table:table-cell table:style-name="ce4206"/>
          <table:table-cell table:style-name="ce4207"/>
          <table:table-cell table:style-name="ce4208"/>
          <table:table-cell table:style-name="ce4209"/>
          <table:table-cell table:style-name="ce4210"/>
          <table:table-cell table:style-name="ce4211"/>
          <table:table-cell table:style-name="ce4212"/>
          <table:table-cell table:style-name="ce4213"/>
          <table:table-cell table:style-name="ce4214"/>
          <table:table-cell table:style-name="ce4215"/>
          <table:table-cell table:style-name="ce4216"/>
          <table:table-cell table:style-name="ce4217"/>
          <table:table-cell table:style-name="ce4218"/>
          <table:table-cell table:style-name="ce4219"/>
          <table:table-cell table:style-name="ce4220"/>
          <table:table-cell table:style-name="ce4221"/>
          <table:table-cell table:style-name="ce4222"/>
          <table:table-cell table:style-name="ce4223"/>
          <table:table-cell table:style-name="ce4224"/>
          <table:table-cell table:style-name="ce4225"/>
          <table:table-cell table:style-name="ce4226"/>
          <table:table-cell table:style-name="ce4227"/>
          <table:table-cell table:style-name="ce4228"/>
          <table:table-cell table:style-name="ce4229"/>
          <table:table-cell table:style-name="ce4230"/>
          <table:table-cell table:style-name="ce4231"/>
          <table:table-cell table:style-name="ce4232"/>
          <table:table-cell table:style-name="ce4233"/>
          <table:table-cell table:style-name="ce4234"/>
          <table:table-cell table:style-name="ce4235"/>
          <table:table-cell table:style-name="ce4236"/>
          <table:table-cell table:style-name="ce4237"/>
          <table:table-cell table:style-name="ce4238"/>
          <table:table-cell table:style-name="ce4239"/>
          <table:table-cell table:style-name="ce4240"/>
          <table:table-cell table:style-name="ce4241"/>
          <table:table-cell table:style-name="ce4242"/>
          <table:table-cell table:style-name="ce4243"/>
          <table:table-cell table:style-name="ce4244"/>
          <table:table-cell table:style-name="ce4245"/>
          <table:table-cell table:style-name="ce4246"/>
          <table:table-cell table:style-name="ce4247"/>
          <table:table-cell table:style-name="ce4248"/>
          <table:table-cell table:style-name="ce4249"/>
          <table:table-cell table:style-name="ce4250"/>
          <table:table-cell table:style-name="ce4251"/>
          <table:table-cell table:style-name="ce4252"/>
          <table:table-cell table:style-name="ce4253"/>
          <table:table-cell table:style-name="ce4254"/>
          <table:table-cell table:style-name="ce4255"/>
          <table:table-cell table:style-name="ce4256"/>
          <table:table-cell table:style-name="ce4257"/>
          <table:table-cell table:style-name="ce4258"/>
          <table:table-cell table:style-name="ce4259"/>
          <table:table-cell table:style-name="ce4260"/>
          <table:table-cell table:style-name="ce4261"/>
          <table:table-cell table:style-name="ce4262"/>
          <table:table-cell table:style-name="ce4263"/>
          <table:table-cell table:style-name="ce4264"/>
          <table:table-cell table:style-name="ce4265"/>
          <table:table-cell table:style-name="ce4266"/>
          <table:table-cell table:style-name="ce4267"/>
          <table:table-cell table:style-name="ce4268"/>
          <table:table-cell table:style-name="ce4269"/>
          <table:table-cell table:style-name="ce4270"/>
          <table:table-cell table:style-name="ce4271"/>
          <table:table-cell table:style-name="ce4272"/>
          <table:table-cell table:style-name="ce4273"/>
          <table:table-cell table:style-name="ce4274"/>
          <table:table-cell table:style-name="ce4275"/>
          <table:table-cell table:style-name="ce4276"/>
          <table:table-cell table:style-name="ce4277"/>
          <table:table-cell table:style-name="ce4278"/>
          <table:table-cell table:style-name="ce4279"/>
          <table:table-cell table:style-name="ce4280"/>
          <table:table-cell table:style-name="ce4281"/>
          <table:table-cell table:style-name="ce4282"/>
          <table:table-cell table:style-name="ce4283"/>
          <table:table-cell table:style-name="ce4284"/>
          <table:table-cell table:style-name="ce4285"/>
          <table:table-cell table:style-name="ce4286"/>
          <table:table-cell table:style-name="ce4287"/>
          <table:table-cell table:style-name="ce4288"/>
          <table:table-cell table:style-name="ce4289"/>
          <table:table-cell table:style-name="ce4290"/>
          <table:table-cell table:style-name="ce4291"/>
          <table:table-cell table:style-name="ce4292"/>
          <table:table-cell table:style-name="ce4293"/>
          <table:table-cell table:style-name="ce4294"/>
          <table:table-cell table:style-name="ce4295"/>
          <table:table-cell table:style-name="ce4296"/>
          <table:table-cell table:style-name="ce4297"/>
          <table:table-cell table:style-name="ce4298"/>
          <table:table-cell table:style-name="ce4299"/>
          <table:table-cell table:style-name="ce4300"/>
          <table:table-cell table:style-name="ce4301"/>
          <table:table-cell table:style-name="ce4302"/>
          <table:table-cell table:style-name="ce4303"/>
          <table:table-cell table:style-name="ce4304"/>
          <table:table-cell table:style-name="ce4305"/>
          <table:table-cell table:style-name="ce4306"/>
          <table:table-cell table:style-name="ce4307"/>
          <table:table-cell table:style-name="ce4308"/>
          <table:table-cell table:style-name="ce4309"/>
          <table:table-cell table:style-name="ce4310"/>
          <table:table-cell table:style-name="ce4311"/>
          <table:table-cell table:style-name="ce4312"/>
          <table:table-cell table:style-name="ce4313"/>
          <table:table-cell table:style-name="ce4314"/>
          <table:table-cell table:style-name="ce4315"/>
          <table:table-cell table:style-name="ce4316"/>
          <table:table-cell table:style-name="ce4317"/>
          <table:table-cell table:style-name="ce4318"/>
          <table:table-cell table:style-name="ce4319"/>
          <table:table-cell table:style-name="ce4320"/>
          <table:table-cell table:style-name="ce4321"/>
          <table:table-cell table:style-name="ce4322"/>
          <table:table-cell table:style-name="ce4323"/>
          <table:table-cell table:style-name="ce4324"/>
          <table:table-cell table:style-name="ce4325"/>
          <table:table-cell table:style-name="ce4326"/>
          <table:table-cell table:style-name="ce4327"/>
          <table:table-cell table:style-name="ce4328"/>
          <table:table-cell table:style-name="ce4329"/>
          <table:table-cell table:style-name="ce4330"/>
          <table:table-cell table:style-name="ce4331"/>
          <table:table-cell table:style-name="ce4332"/>
          <table:table-cell table:style-name="ce4333"/>
          <table:table-cell table:style-name="ce4334"/>
          <table:table-cell table:style-name="ce4335"/>
          <table:table-cell table:style-name="ce4336"/>
          <table:table-cell table:style-name="ce4337"/>
          <table:table-cell table:style-name="ce4338"/>
          <table:table-cell table:style-name="ce4339"/>
          <table:table-cell table:style-name="ce4340"/>
          <table:table-cell table:style-name="ce4341"/>
          <table:table-cell table:style-name="ce4342"/>
          <table:table-cell table:style-name="ce4343"/>
          <table:table-cell table:style-name="ce4344"/>
          <table:table-cell table:style-name="ce4345"/>
          <table:table-cell table:style-name="ce4346"/>
          <table:table-cell table:style-name="ce4347"/>
          <table:table-cell table:style-name="ce4348"/>
          <table:table-cell table:style-name="ce4349"/>
          <table:table-cell table:style-name="ce4350"/>
          <table:table-cell table:style-name="ce4351"/>
          <table:table-cell table:style-name="ce4352"/>
          <table:table-cell table:style-name="ce4353"/>
          <table:table-cell table:style-name="ce4354"/>
          <table:table-cell table:style-name="ce4355"/>
          <table:table-cell table:style-name="ce4356"/>
          <table:table-cell table:style-name="ce4357"/>
          <table:table-cell table:style-name="ce4358"/>
          <table:table-cell table:style-name="ce4359"/>
          <table:table-cell table:style-name="ce4360"/>
          <table:table-cell table:style-name="ce4361"/>
          <table:table-cell table:style-name="ce4362"/>
          <table:table-cell table:style-name="ce4363"/>
          <table:table-cell table:style-name="ce4364"/>
          <table:table-cell table:style-name="ce4365"/>
          <table:table-cell table:style-name="ce4366"/>
          <table:table-cell table:style-name="ce4367"/>
          <table:table-cell table:style-name="ce4368"/>
          <table:table-cell table:style-name="ce4369"/>
          <table:table-cell table:style-name="ce4370"/>
          <table:table-cell table:style-name="ce4371"/>
          <table:table-cell table:style-name="ce4372"/>
          <table:table-cell table:style-name="ce4373"/>
          <table:table-cell table:style-name="ce4374"/>
          <table:table-cell table:style-name="ce4375"/>
          <table:table-cell table:style-name="ce4376"/>
          <table:table-cell table:style-name="ce4377"/>
          <table:table-cell table:style-name="ce4378"/>
          <table:table-cell table:style-name="ce4379"/>
          <table:table-cell table:style-name="ce4380"/>
          <table:table-cell table:style-name="ce4381"/>
          <table:table-cell table:style-name="ce4382"/>
          <table:table-cell table:style-name="ce4383"/>
          <table:table-cell table:style-name="ce4384"/>
          <table:table-cell table:style-name="ce4385"/>
          <table:table-cell table:style-name="ce4386"/>
          <table:table-cell table:style-name="ce4387"/>
          <table:table-cell table:style-name="ce4388"/>
          <table:table-cell table:style-name="ce4389"/>
          <table:table-cell table:style-name="ce4390"/>
          <table:table-cell table:style-name="ce4391"/>
          <table:table-cell table:style-name="ce4392"/>
          <table:table-cell table:style-name="ce4393"/>
          <table:table-cell table:style-name="ce4394"/>
          <table:table-cell table:style-name="ce4395"/>
          <table:table-cell table:style-name="ce4396"/>
          <table:table-cell table:style-name="ce4397"/>
          <table:table-cell table:style-name="ce4398"/>
          <table:table-cell table:style-name="ce4399"/>
          <table:table-cell table:style-name="ce4400"/>
          <table:table-cell table:style-name="ce4401"/>
          <table:table-cell table:style-name="ce4402"/>
          <table:table-cell table:style-name="ce4403"/>
          <table:table-cell table:style-name="ce4404"/>
          <table:table-cell table:style-name="ce4405"/>
          <table:table-cell table:style-name="ce4406"/>
          <table:table-cell table:style-name="ce4407"/>
          <table:table-cell table:style-name="ce4408"/>
          <table:table-cell table:style-name="ce4409"/>
          <table:table-cell table:style-name="ce4410"/>
          <table:table-cell table:style-name="ce4411"/>
          <table:table-cell table:style-name="ce4412"/>
          <table:table-cell table:style-name="ce4413"/>
          <table:table-cell table:style-name="ce4414"/>
          <table:table-cell table:style-name="ce4415"/>
          <table:table-cell table:style-name="ce4416"/>
          <table:table-cell table:style-name="ce4417"/>
          <table:table-cell table:style-name="ce4418"/>
          <table:table-cell table:style-name="ce4419"/>
          <table:table-cell table:style-name="ce4420"/>
          <table:table-cell table:style-name="ce4421"/>
          <table:table-cell table:style-name="ce4422"/>
          <table:table-cell table:style-name="ce4423"/>
          <table:table-cell table:style-name="ce4424"/>
          <table:table-cell table:style-name="ce4425"/>
          <table:table-cell table:style-name="ce4426"/>
          <table:table-cell table:style-name="ce4427"/>
          <table:table-cell table:style-name="ce4428"/>
          <table:table-cell table:style-name="ce4429"/>
          <table:table-cell table:style-name="ce4430"/>
          <table:table-cell table:style-name="ce4431"/>
          <table:table-cell table:style-name="ce4432"/>
          <table:table-cell table:style-name="ce4433"/>
          <table:table-cell table:style-name="ce4434"/>
          <table:table-cell table:style-name="ce4435"/>
          <table:table-cell table:style-name="ce4436"/>
          <table:table-cell table:style-name="ce4437"/>
          <table:table-cell table:style-name="ce4438"/>
          <table:table-cell table:style-name="ce4439"/>
          <table:table-cell table:style-name="ce4440"/>
          <table:table-cell table:style-name="ce4441"/>
          <table:table-cell table:style-name="ce4442"/>
          <table:table-cell table:style-name="ce4443"/>
          <table:table-cell table:style-name="ce4444"/>
          <table:table-cell table:style-name="ce4445"/>
          <table:table-cell table:style-name="ce4446"/>
          <table:table-cell table:style-name="ce4447"/>
          <table:table-cell table:style-name="ce4448"/>
          <table:table-cell table:style-name="ce4449"/>
          <table:table-cell table:style-name="ce4450"/>
          <table:table-cell table:style-name="ce4451"/>
          <table:table-cell table:style-name="ce4452"/>
          <table:table-cell table:style-name="ce4453"/>
          <table:table-cell table:style-name="ce4454"/>
          <table:table-cell table:style-name="ce4455"/>
          <table:table-cell table:style-name="ce4456"/>
          <table:table-cell table:style-name="ce4457"/>
          <table:table-cell table:style-name="ce4458"/>
          <table:table-cell table:style-name="ce4459"/>
          <table:table-cell table:style-name="ce4460"/>
          <table:table-cell table:style-name="ce4461"/>
          <table:table-cell table:style-name="ce4462"/>
          <table:table-cell table:style-name="ce4463"/>
          <table:table-cell table:style-name="ce4464"/>
          <table:table-cell table:style-name="ce4465"/>
          <table:table-cell table:style-name="ce4466"/>
          <table:table-cell table:style-name="ce4467"/>
          <table:table-cell table:style-name="ce4468"/>
          <table:table-cell table:style-name="ce4469"/>
          <table:table-cell table:style-name="ce4470"/>
          <table:table-cell table:style-name="ce4471"/>
          <table:table-cell table:style-name="ce4472"/>
          <table:table-cell table:style-name="ce4473"/>
          <table:table-cell table:style-name="ce4474"/>
          <table:table-cell table:style-name="ce4475"/>
          <table:table-cell table:style-name="ce4476"/>
          <table:table-cell table:style-name="ce4477"/>
          <table:table-cell table:style-name="ce4478"/>
          <table:table-cell table:style-name="ce4479"/>
          <table:table-cell table:style-name="ce4480"/>
          <table:table-cell table:style-name="ce4481"/>
          <table:table-cell table:style-name="ce4482"/>
          <table:table-cell table:style-name="ce4483"/>
          <table:table-cell table:style-name="ce4484"/>
          <table:table-cell table:style-name="ce4485"/>
          <table:table-cell table:style-name="ce4486"/>
          <table:table-cell table:style-name="ce4487"/>
          <table:table-cell table:style-name="ce4488"/>
          <table:table-cell table:style-name="ce4489"/>
          <table:table-cell table:style-name="ce4490"/>
          <table:table-cell table:style-name="ce4491"/>
          <table:table-cell table:style-name="ce4492"/>
          <table:table-cell table:style-name="ce4493"/>
          <table:table-cell table:style-name="ce4494"/>
          <table:table-cell table:style-name="ce4495"/>
          <table:table-cell table:style-name="ce4496"/>
          <table:table-cell table:style-name="ce4497"/>
          <table:table-cell table:style-name="ce4498"/>
          <table:table-cell table:style-name="ce4499"/>
          <table:table-cell table:style-name="ce4500"/>
          <table:table-cell table:style-name="ce4501"/>
          <table:table-cell table:style-name="ce4502"/>
          <table:table-cell table:style-name="ce4503"/>
          <table:table-cell table:style-name="ce4504"/>
          <table:table-cell table:style-name="ce4505"/>
          <table:table-cell table:style-name="ce4506"/>
          <table:table-cell table:style-name="ce4507"/>
          <table:table-cell table:style-name="ce4508"/>
          <table:table-cell table:style-name="ce4509"/>
          <table:table-cell table:style-name="ce4510"/>
          <table:table-cell table:style-name="ce4511"/>
          <table:table-cell table:style-name="ce4512"/>
          <table:table-cell table:style-name="ce4513"/>
          <table:table-cell table:style-name="ce4514"/>
          <table:table-cell table:style-name="ce4515"/>
          <table:table-cell table:style-name="ce4516"/>
          <table:table-cell table:style-name="ce4517"/>
          <table:table-cell table:style-name="ce4518"/>
          <table:table-cell table:style-name="ce4519"/>
          <table:table-cell table:style-name="ce4520"/>
          <table:table-cell table:style-name="ce4521"/>
          <table:table-cell table:style-name="ce4522"/>
          <table:table-cell table:style-name="ce4523"/>
          <table:table-cell table:style-name="ce4524"/>
          <table:table-cell table:style-name="ce4525"/>
          <table:table-cell table:style-name="ce4526"/>
          <table:table-cell table:style-name="ce4527"/>
          <table:table-cell table:style-name="ce4528"/>
          <table:table-cell table:style-name="ce4529"/>
          <table:table-cell table:style-name="ce4530"/>
          <table:table-cell table:style-name="ce4531"/>
          <table:table-cell table:style-name="ce4532"/>
          <table:table-cell table:style-name="ce4533"/>
          <table:table-cell table:style-name="ce4534"/>
          <table:table-cell table:style-name="ce4535"/>
          <table:table-cell table:style-name="ce4536"/>
          <table:table-cell table:style-name="ce4537"/>
          <table:table-cell table:style-name="ce4538"/>
          <table:table-cell table:style-name="ce4539"/>
          <table:table-cell table:style-name="ce4540"/>
          <table:table-cell table:style-name="ce4541"/>
          <table:table-cell table:style-name="ce4542"/>
          <table:table-cell table:style-name="ce4543"/>
          <table:table-cell table:style-name="ce4544"/>
          <table:table-cell table:style-name="ce4545"/>
          <table:table-cell table:style-name="ce4546"/>
          <table:table-cell table:style-name="ce4547"/>
          <table:table-cell table:style-name="ce4548"/>
          <table:table-cell table:style-name="ce4549"/>
          <table:table-cell table:style-name="ce4550"/>
          <table:table-cell table:style-name="ce4551"/>
          <table:table-cell table:style-name="ce4552"/>
          <table:table-cell table:style-name="ce4553"/>
          <table:table-cell table:style-name="ce4554"/>
          <table:table-cell table:style-name="ce4555"/>
          <table:table-cell table:style-name="ce4556"/>
          <table:table-cell table:style-name="ce4557"/>
          <table:table-cell table:style-name="ce4558"/>
          <table:table-cell table:style-name="ce4559"/>
          <table:table-cell table:style-name="ce4560"/>
          <table:table-cell table:style-name="ce4561"/>
          <table:table-cell table:style-name="ce4562"/>
          <table:table-cell table:style-name="ce4563"/>
          <table:table-cell table:style-name="ce4564"/>
          <table:table-cell table:style-name="ce4565"/>
          <table:table-cell table:style-name="ce4566"/>
          <table:table-cell table:style-name="ce4567"/>
          <table:table-cell table:style-name="ce4568"/>
          <table:table-cell table:style-name="ce4569"/>
          <table:table-cell table:style-name="ce4570"/>
          <table:table-cell table:style-name="ce4571"/>
          <table:table-cell table:style-name="ce4572"/>
          <table:table-cell table:style-name="ce4573"/>
          <table:table-cell table:style-name="ce4574"/>
          <table:table-cell table:style-name="ce4575"/>
          <table:table-cell table:style-name="ce4576"/>
          <table:table-cell table:style-name="ce4577"/>
          <table:table-cell table:style-name="ce4578"/>
          <table:table-cell table:style-name="ce4579"/>
          <table:table-cell table:style-name="ce4580"/>
          <table:table-cell table:style-name="ce4581"/>
          <table:table-cell table:style-name="ce4582"/>
          <table:table-cell table:style-name="ce4583"/>
          <table:table-cell table:style-name="ce4584"/>
          <table:table-cell table:style-name="ce4585"/>
          <table:table-cell table:style-name="ce4586"/>
          <table:table-cell table:style-name="ce4587"/>
          <table:table-cell table:style-name="ce4588"/>
          <table:table-cell table:style-name="ce4589"/>
          <table:table-cell table:style-name="ce4590"/>
          <table:table-cell table:style-name="ce4591"/>
          <table:table-cell table:style-name="ce4592"/>
          <table:table-cell table:style-name="ce4593"/>
          <table:table-cell table:style-name="ce4594"/>
          <table:table-cell table:style-name="ce4595"/>
          <table:table-cell table:style-name="ce4596"/>
          <table:table-cell table:style-name="ce4597"/>
          <table:table-cell table:style-name="ce4598"/>
          <table:table-cell table:style-name="ce4599"/>
          <table:table-cell table:style-name="ce4600"/>
          <table:table-cell table:style-name="ce4601"/>
          <table:table-cell table:style-name="ce4602"/>
          <table:table-cell table:style-name="ce4603"/>
          <table:table-cell table:style-name="ce4604"/>
          <table:table-cell table:style-name="ce4605"/>
          <table:table-cell table:style-name="ce4606"/>
          <table:table-cell table:style-name="ce4607"/>
          <table:table-cell table:style-name="ce4608"/>
          <table:table-cell table:style-name="ce4609"/>
          <table:table-cell table:style-name="ce4610"/>
          <table:table-cell table:style-name="ce4611"/>
          <table:table-cell table:style-name="ce4612"/>
          <table:table-cell table:style-name="ce4613"/>
          <table:table-cell table:style-name="ce4614"/>
          <table:table-cell table:style-name="ce4615"/>
          <table:table-cell table:style-name="ce4616"/>
          <table:table-cell table:style-name="ce4617"/>
          <table:table-cell table:style-name="ce4618"/>
          <table:table-cell table:style-name="ce4619"/>
          <table:table-cell table:style-name="ce4620"/>
          <table:table-cell table:style-name="ce4621"/>
          <table:table-cell table:style-name="ce4622"/>
          <table:table-cell table:style-name="ce4623"/>
          <table:table-cell table:style-name="ce4624"/>
          <table:table-cell table:style-name="ce4625"/>
          <table:table-cell table:style-name="ce4626"/>
          <table:table-cell table:style-name="ce4627"/>
          <table:table-cell table:style-name="ce4628"/>
          <table:table-cell table:style-name="ce4629"/>
          <table:table-cell table:style-name="ce4630"/>
          <table:table-cell table:style-name="ce4631"/>
          <table:table-cell table:style-name="ce4632"/>
          <table:table-cell table:style-name="ce4633"/>
          <table:table-cell table:style-name="ce4634"/>
          <table:table-cell table:style-name="ce4635"/>
          <table:table-cell table:style-name="ce4636"/>
          <table:table-cell table:style-name="ce4637"/>
          <table:table-cell table:style-name="ce4638"/>
          <table:table-cell table:style-name="ce4639"/>
          <table:table-cell table:style-name="ce4640"/>
          <table:table-cell table:style-name="ce4641"/>
          <table:table-cell table:style-name="ce4642"/>
          <table:table-cell table:style-name="ce4643"/>
          <table:table-cell table:style-name="ce4644"/>
          <table:table-cell table:style-name="ce4645"/>
          <table:table-cell table:style-name="ce4646"/>
          <table:table-cell table:style-name="ce4647"/>
          <table:table-cell table:style-name="ce4648"/>
          <table:table-cell table:style-name="ce4649"/>
          <table:table-cell table:style-name="ce4650"/>
          <table:table-cell table:style-name="ce4651"/>
          <table:table-cell table:style-name="ce4652"/>
          <table:table-cell table:style-name="ce4653"/>
          <table:table-cell table:style-name="ce4654"/>
          <table:table-cell table:style-name="ce4655"/>
          <table:table-cell table:style-name="ce4656"/>
          <table:table-cell table:style-name="ce4657"/>
          <table:table-cell table:style-name="ce4658"/>
          <table:table-cell table:style-name="ce4659"/>
          <table:table-cell table:style-name="ce4660"/>
          <table:table-cell table:style-name="ce4661"/>
          <table:table-cell table:style-name="ce4662"/>
          <table:table-cell table:style-name="ce4663"/>
          <table:table-cell table:style-name="ce4664"/>
          <table:table-cell table:style-name="ce4665"/>
          <table:table-cell table:style-name="ce4666"/>
          <table:table-cell table:style-name="ce4667"/>
          <table:table-cell table:style-name="ce4668"/>
          <table:table-cell table:style-name="ce4669"/>
          <table:table-cell table:style-name="ce4670"/>
          <table:table-cell table:style-name="ce4671"/>
          <table:table-cell table:style-name="ce4672"/>
          <table:table-cell table:style-name="ce4673"/>
          <table:table-cell table:style-name="ce4674"/>
          <table:table-cell table:style-name="ce4675"/>
          <table:table-cell table:style-name="ce4676"/>
          <table:table-cell table:style-name="ce4677"/>
          <table:table-cell table:style-name="ce4678"/>
          <table:table-cell table:style-name="ce4679"/>
          <table:table-cell table:style-name="ce4680"/>
          <table:table-cell table:style-name="ce4681"/>
          <table:table-cell table:style-name="ce4682"/>
          <table:table-cell table:style-name="ce4683"/>
          <table:table-cell table:style-name="ce4684"/>
          <table:table-cell table:style-name="ce4685"/>
          <table:table-cell table:style-name="ce4686"/>
          <table:table-cell table:style-name="ce4687"/>
          <table:table-cell table:style-name="ce4688"/>
          <table:table-cell table:style-name="ce4689"/>
          <table:table-cell table:style-name="ce4690"/>
          <table:table-cell table:style-name="ce4691"/>
          <table:table-cell table:style-name="ce4692"/>
          <table:table-cell table:style-name="ce4693"/>
          <table:table-cell table:style-name="ce4694"/>
          <table:table-cell table:style-name="ce4695"/>
          <table:table-cell table:style-name="ce4696"/>
          <table:table-cell table:style-name="ce4697"/>
          <table:table-cell table:style-name="ce4698"/>
          <table:table-cell table:style-name="ce4699"/>
          <table:table-cell table:style-name="ce4700"/>
          <table:table-cell table:style-name="ce4701"/>
          <table:table-cell table:style-name="ce4702"/>
          <table:table-cell table:style-name="ce4703"/>
          <table:table-cell table:style-name="ce4704"/>
          <table:table-cell table:style-name="ce4705"/>
          <table:table-cell table:style-name="ce4706"/>
          <table:table-cell table:style-name="ce4707"/>
          <table:table-cell table:style-name="ce4708"/>
          <table:table-cell table:style-name="ce4709"/>
          <table:table-cell table:style-name="ce4710"/>
          <table:table-cell table:style-name="ce4711"/>
          <table:table-cell table:style-name="ce4712"/>
          <table:table-cell table:style-name="ce4713"/>
          <table:table-cell table:style-name="ce4714"/>
          <table:table-cell table:style-name="ce4715"/>
          <table:table-cell table:style-name="ce4716"/>
          <table:table-cell table:style-name="ce4717"/>
          <table:table-cell table:style-name="ce4718"/>
          <table:table-cell table:style-name="ce4719"/>
          <table:table-cell table:style-name="ce4720"/>
          <table:table-cell table:style-name="ce4721"/>
          <table:table-cell table:style-name="ce4722"/>
          <table:table-cell table:style-name="ce4723"/>
          <table:table-cell table:style-name="ce4724"/>
          <table:table-cell table:style-name="ce4725"/>
          <table:table-cell table:style-name="ce4726"/>
          <table:table-cell table:style-name="ce4727"/>
          <table:table-cell table:style-name="ce4728"/>
          <table:table-cell table:style-name="ce4729"/>
          <table:table-cell table:style-name="ce4730"/>
          <table:table-cell table:style-name="ce4731"/>
          <table:table-cell table:style-name="ce4732"/>
          <table:table-cell table:style-name="ce4733"/>
          <table:table-cell table:style-name="ce4734"/>
          <table:table-cell table:style-name="ce4735"/>
          <table:table-cell table:style-name="ce4736"/>
          <table:table-cell table:style-name="ce4737"/>
          <table:table-cell table:style-name="ce4738"/>
          <table:table-cell table:style-name="ce4739"/>
          <table:table-cell table:style-name="ce4740"/>
          <table:table-cell table:style-name="ce4741"/>
          <table:table-cell table:style-name="ce4742"/>
          <table:table-cell table:style-name="ce4743"/>
          <table:table-cell table:style-name="ce4744"/>
          <table:table-cell table:style-name="ce4745"/>
          <table:table-cell table:style-name="ce4746"/>
          <table:table-cell table:style-name="ce4747"/>
          <table:table-cell table:style-name="ce4748"/>
          <table:table-cell table:style-name="ce4749"/>
          <table:table-cell table:style-name="ce4750"/>
          <table:table-cell table:style-name="ce4751"/>
          <table:table-cell table:style-name="ce4752"/>
          <table:table-cell table:style-name="ce4753"/>
          <table:table-cell table:style-name="ce4754"/>
          <table:table-cell table:style-name="ce4755"/>
          <table:table-cell table:style-name="ce4756"/>
          <table:table-cell table:style-name="ce4757"/>
          <table:table-cell table:style-name="ce4758"/>
          <table:table-cell table:style-name="ce4759"/>
          <table:table-cell table:style-name="ce4760"/>
          <table:table-cell table:style-name="ce4761"/>
          <table:table-cell table:style-name="ce4762"/>
          <table:table-cell table:style-name="ce4763"/>
          <table:table-cell table:style-name="ce4764"/>
          <table:table-cell table:style-name="ce4765"/>
          <table:table-cell table:style-name="ce4766"/>
          <table:table-cell table:style-name="ce4767"/>
          <table:table-cell table:style-name="ce4768"/>
          <table:table-cell table:style-name="ce4769"/>
          <table:table-cell table:style-name="ce4770"/>
          <table:table-cell table:style-name="ce4771"/>
          <table:table-cell table:style-name="ce4772"/>
          <table:table-cell table:style-name="ce4773"/>
          <table:table-cell table:style-name="ce4774"/>
          <table:table-cell table:style-name="ce4775"/>
          <table:table-cell table:style-name="ce4776"/>
          <table:table-cell table:style-name="ce4777"/>
          <table:table-cell table:style-name="ce4778"/>
          <table:table-cell table:style-name="ce4779"/>
          <table:table-cell table:style-name="ce4780"/>
          <table:table-cell table:style-name="ce4781"/>
          <table:table-cell table:style-name="ce4782"/>
          <table:table-cell table:style-name="ce4783"/>
          <table:table-cell table:style-name="ce4784"/>
          <table:table-cell table:style-name="ce4785"/>
          <table:table-cell table:style-name="ce4786"/>
          <table:table-cell table:style-name="ce4787"/>
          <table:table-cell table:style-name="ce4788"/>
          <table:table-cell table:style-name="ce4789"/>
          <table:table-cell table:style-name="ce4790"/>
          <table:table-cell table:style-name="ce4791"/>
          <table:table-cell table:style-name="ce4792"/>
          <table:table-cell table:style-name="ce4793"/>
          <table:table-cell table:style-name="ce4794"/>
          <table:table-cell table:style-name="ce4795"/>
          <table:table-cell table:style-name="ce4796"/>
          <table:table-cell table:style-name="ce4797"/>
          <table:table-cell table:style-name="ce4798"/>
          <table:table-cell table:style-name="ce4799"/>
          <table:table-cell table:style-name="ce4800"/>
          <table:table-cell table:style-name="ce4801"/>
          <table:table-cell table:style-name="ce4802"/>
          <table:table-cell table:style-name="ce4803"/>
          <table:table-cell table:style-name="ce4804"/>
          <table:table-cell table:style-name="ce4805"/>
          <table:table-cell table:style-name="ce4806"/>
          <table:table-cell table:style-name="ce4807"/>
          <table:table-cell table:style-name="ce4808"/>
          <table:table-cell table:style-name="ce4809"/>
          <table:table-cell table:style-name="ce4810"/>
          <table:table-cell table:style-name="ce4811"/>
          <table:table-cell table:style-name="ce4812"/>
          <table:table-cell table:style-name="ce4813"/>
          <table:table-cell table:style-name="ce4814"/>
          <table:table-cell table:style-name="ce4815"/>
          <table:table-cell table:style-name="ce4816"/>
          <table:table-cell table:style-name="ce4817"/>
          <table:table-cell table:style-name="ce4818"/>
          <table:table-cell table:style-name="ce4819"/>
          <table:table-cell table:style-name="ce4820"/>
          <table:table-cell table:style-name="ce4821"/>
          <table:table-cell table:style-name="ce4822"/>
          <table:table-cell table:style-name="ce4823"/>
          <table:table-cell table:style-name="ce4824"/>
          <table:table-cell table:style-name="ce4825"/>
          <table:table-cell table:style-name="ce4826"/>
          <table:table-cell table:style-name="ce4827"/>
          <table:table-cell table:style-name="ce4828"/>
          <table:table-cell table:style-name="ce4829"/>
          <table:table-cell table:style-name="ce4830"/>
          <table:table-cell table:style-name="ce4831"/>
          <table:table-cell table:style-name="ce4832"/>
          <table:table-cell table:style-name="ce4833"/>
          <table:table-cell table:style-name="ce4834"/>
          <table:table-cell table:style-name="ce4835"/>
          <table:table-cell table:style-name="ce4836"/>
          <table:table-cell table:style-name="ce4837"/>
          <table:table-cell table:style-name="ce4838"/>
          <table:table-cell table:style-name="ce4839"/>
          <table:table-cell table:style-name="ce4840"/>
          <table:table-cell table:style-name="ce4841"/>
          <table:table-cell table:style-name="ce4842"/>
          <table:table-cell table:style-name="ce4843"/>
          <table:table-cell table:style-name="ce4844"/>
          <table:table-cell table:style-name="ce4845"/>
          <table:table-cell table:style-name="ce4846"/>
          <table:table-cell table:style-name="ce4847"/>
          <table:table-cell table:style-name="ce4848"/>
          <table:table-cell table:style-name="ce4849"/>
          <table:table-cell table:style-name="ce4850"/>
          <table:table-cell table:style-name="ce4851"/>
          <table:table-cell table:style-name="ce4852"/>
          <table:table-cell table:style-name="ce4853"/>
          <table:table-cell table:style-name="ce4854"/>
          <table:table-cell table:style-name="ce4855"/>
          <table:table-cell table:style-name="ce4856"/>
          <table:table-cell table:style-name="ce4857"/>
          <table:table-cell table:style-name="ce4858"/>
          <table:table-cell table:style-name="ce4859"/>
          <table:table-cell table:style-name="ce4860"/>
          <table:table-cell table:style-name="ce4861"/>
          <table:table-cell table:style-name="ce4862"/>
          <table:table-cell table:style-name="ce4863"/>
          <table:table-cell table:style-name="ce4864"/>
          <table:table-cell table:style-name="ce4865"/>
          <table:table-cell table:style-name="ce4866"/>
          <table:table-cell table:style-name="ce4867"/>
          <table:table-cell table:style-name="ce4868"/>
          <table:table-cell table:style-name="ce4869"/>
          <table:table-cell table:style-name="ce4870"/>
          <table:table-cell table:style-name="ce4871"/>
          <table:table-cell table:style-name="ce4872"/>
          <table:table-cell table:style-name="ce4873"/>
          <table:table-cell table:style-name="ce4874"/>
          <table:table-cell table:style-name="ce4875"/>
          <table:table-cell table:style-name="ce4876"/>
          <table:table-cell table:style-name="ce4877"/>
          <table:table-cell table:style-name="ce4878"/>
          <table:table-cell table:style-name="ce4879"/>
          <table:table-cell table:style-name="ce4880"/>
          <table:table-cell table:style-name="ce4881"/>
          <table:table-cell table:style-name="ce4882"/>
          <table:table-cell table:style-name="ce4883"/>
          <table:table-cell table:style-name="ce4884"/>
          <table:table-cell table:style-name="ce4885"/>
          <table:table-cell table:style-name="ce4886"/>
          <table:table-cell table:style-name="ce4887"/>
          <table:table-cell table:style-name="ce4888"/>
          <table:table-cell table:style-name="ce4889"/>
          <table:table-cell table:style-name="ce4890"/>
          <table:table-cell table:style-name="ce4891"/>
          <table:table-cell table:style-name="ce4892"/>
          <table:table-cell table:style-name="ce4893"/>
          <table:table-cell table:style-name="ce4894"/>
          <table:table-cell table:style-name="ce4895"/>
          <table:table-cell table:style-name="ce4896"/>
          <table:table-cell table:style-name="ce4897"/>
          <table:table-cell table:style-name="ce4898"/>
          <table:table-cell table:style-name="ce4899"/>
          <table:table-cell table:style-name="ce4900"/>
          <table:table-cell table:style-name="ce4901"/>
          <table:table-cell table:style-name="ce4902"/>
          <table:table-cell table:style-name="ce4903"/>
          <table:table-cell table:style-name="ce4904"/>
          <table:table-cell table:style-name="ce4905"/>
          <table:table-cell table:style-name="ce4906"/>
          <table:table-cell table:style-name="ce4907"/>
          <table:table-cell table:style-name="ce4908"/>
          <table:table-cell table:style-name="ce4909"/>
          <table:table-cell table:style-name="ce4910"/>
          <table:table-cell table:style-name="ce4911"/>
          <table:table-cell table:style-name="ce4912"/>
          <table:table-cell table:style-name="ce4913"/>
          <table:table-cell table:style-name="ce4914"/>
          <table:table-cell table:style-name="ce4915"/>
          <table:table-cell table:style-name="ce4916"/>
          <table:table-cell table:style-name="ce4917"/>
          <table:table-cell table:style-name="ce4918"/>
          <table:table-cell table:style-name="ce4919"/>
          <table:table-cell table:style-name="ce4920"/>
          <table:table-cell table:style-name="ce4921"/>
          <table:table-cell table:style-name="ce4922"/>
          <table:table-cell table:style-name="ce4923"/>
          <table:table-cell table:style-name="ce4924"/>
          <table:table-cell table:style-name="ce4925"/>
          <table:table-cell table:style-name="ce4926"/>
          <table:table-cell table:style-name="ce4927"/>
          <table:table-cell table:style-name="ce4928"/>
          <table:table-cell table:style-name="ce4929"/>
          <table:table-cell table:style-name="ce4930"/>
          <table:table-cell table:style-name="ce4931"/>
          <table:table-cell table:style-name="ce4932"/>
          <table:table-cell table:style-name="ce4933"/>
          <table:table-cell table:style-name="ce4934"/>
          <table:table-cell table:style-name="ce4935"/>
          <table:table-cell table:style-name="ce4936"/>
          <table:table-cell table:style-name="ce4937"/>
          <table:table-cell table:style-name="ce4938"/>
          <table:table-cell table:style-name="ce4939"/>
          <table:table-cell table:style-name="ce4940"/>
          <table:table-cell table:style-name="ce4941"/>
          <table:table-cell table:style-name="ce4942"/>
          <table:table-cell table:style-name="ce4943"/>
          <table:table-cell table:style-name="ce4944"/>
          <table:table-cell table:style-name="ce4945"/>
          <table:table-cell table:style-name="ce4946"/>
          <table:table-cell table:style-name="ce4947"/>
          <table:table-cell table:style-name="ce4948"/>
          <table:table-cell table:style-name="ce4949"/>
          <table:table-cell table:style-name="ce4950"/>
          <table:table-cell table:style-name="ce4951"/>
          <table:table-cell table:style-name="ce4952"/>
          <table:table-cell table:style-name="ce4953"/>
          <table:table-cell table:style-name="ce4954"/>
          <table:table-cell table:style-name="ce4955"/>
          <table:table-cell table:style-name="ce4956"/>
          <table:table-cell table:style-name="ce4957"/>
          <table:table-cell table:style-name="ce4958"/>
          <table:table-cell table:style-name="ce4959"/>
          <table:table-cell table:style-name="ce4960"/>
          <table:table-cell table:style-name="ce4961"/>
          <table:table-cell table:style-name="ce4962"/>
          <table:table-cell table:style-name="ce4963"/>
          <table:table-cell table:style-name="ce4964"/>
          <table:table-cell table:style-name="ce4965"/>
          <table:table-cell table:style-name="ce4966"/>
          <table:table-cell table:style-name="ce4967"/>
          <table:table-cell table:style-name="ce4968"/>
          <table:table-cell table:style-name="ce4969"/>
          <table:table-cell table:style-name="ce4970"/>
          <table:table-cell table:style-name="ce4971"/>
          <table:table-cell table:style-name="ce4972"/>
          <table:table-cell table:style-name="ce4973"/>
          <table:table-cell table:style-name="ce4974"/>
          <table:table-cell table:style-name="ce4975"/>
          <table:table-cell table:style-name="ce4976"/>
          <table:table-cell table:style-name="ce4977"/>
          <table:table-cell table:style-name="ce4978"/>
          <table:table-cell table:style-name="ce4979"/>
          <table:table-cell table:style-name="ce4980"/>
          <table:table-cell table:style-name="ce4981"/>
          <table:table-cell table:style-name="ce4982"/>
          <table:table-cell table:style-name="ce4983"/>
          <table:table-cell table:style-name="ce4984"/>
          <table:table-cell table:style-name="ce4985"/>
          <table:table-cell table:style-name="ce4986"/>
          <table:table-cell table:style-name="ce4987"/>
          <table:table-cell table:style-name="ce4988"/>
          <table:table-cell table:style-name="ce4989"/>
          <table:table-cell table:style-name="ce4990"/>
          <table:table-cell table:style-name="ce4991"/>
          <table:table-cell table:style-name="ce4992"/>
          <table:table-cell table:style-name="ce4993"/>
          <table:table-cell table:style-name="ce4994"/>
          <table:table-cell table:style-name="ce4995"/>
          <table:table-cell table:style-name="ce4996"/>
          <table:table-cell table:style-name="ce4997"/>
          <table:table-cell table:style-name="ce4998"/>
          <table:table-cell table:style-name="ce4999"/>
          <table:table-cell table:style-name="ce5000"/>
          <table:table-cell table:style-name="ce5001"/>
          <table:table-cell table:style-name="ce5002"/>
          <table:table-cell table:style-name="ce5003"/>
          <table:table-cell table:style-name="ce5004"/>
          <table:table-cell table:style-name="ce5005"/>
          <table:table-cell table:style-name="ce5006"/>
          <table:table-cell table:style-name="ce5007"/>
          <table:table-cell table:style-name="ce5008"/>
          <table:table-cell table:style-name="ce5009"/>
          <table:table-cell table:style-name="ce5010"/>
          <table:table-cell table:style-name="ce5011"/>
          <table:table-cell table:style-name="ce5012"/>
          <table:table-cell table:style-name="ce5013"/>
          <table:table-cell table:style-name="ce5014"/>
          <table:table-cell table:style-name="ce5015"/>
          <table:table-cell table:style-name="ce5016"/>
          <table:table-cell table:style-name="ce5017"/>
          <table:table-cell table:style-name="ce5018"/>
          <table:table-cell table:style-name="ce5019"/>
          <table:table-cell table:style-name="ce5020"/>
          <table:table-cell table:style-name="ce5021"/>
          <table:table-cell table:style-name="ce5022"/>
          <table:table-cell table:style-name="ce5023"/>
          <table:table-cell table:style-name="ce5024"/>
          <table:table-cell table:style-name="ce5025"/>
          <table:table-cell table:style-name="ce5026"/>
          <table:table-cell table:style-name="ce5027"/>
          <table:table-cell table:style-name="ce5028"/>
          <table:table-cell table:style-name="ce5029"/>
          <table:table-cell table:style-name="ce5030"/>
          <table:table-cell table:style-name="ce5031"/>
          <table:table-cell table:style-name="ce5032"/>
          <table:table-cell table:style-name="ce5033"/>
          <table:table-cell table:style-name="ce5034"/>
          <table:table-cell table:style-name="ce5035"/>
          <table:table-cell table:style-name="ce5036"/>
          <table:table-cell table:style-name="ce5037"/>
          <table:table-cell table:style-name="ce5038"/>
          <table:table-cell table:style-name="ce5039"/>
          <table:table-cell table:style-name="ce5040"/>
          <table:table-cell table:style-name="ce5041"/>
          <table:table-cell table:style-name="ce5042"/>
          <table:table-cell table:style-name="ce5043"/>
          <table:table-cell table:style-name="ce5044"/>
          <table:table-cell table:style-name="ce5045"/>
          <table:table-cell table:style-name="ce5046"/>
          <table:table-cell table:style-name="ce5047"/>
          <table:table-cell table:style-name="ce5048"/>
          <table:table-cell table:style-name="ce5049"/>
          <table:table-cell table:style-name="ce5050"/>
          <table:table-cell table:style-name="ce5051"/>
          <table:table-cell table:style-name="ce5052"/>
          <table:table-cell table:style-name="ce5053"/>
          <table:table-cell table:style-name="ce5054"/>
          <table:table-cell table:style-name="ce5055"/>
          <table:table-cell table:style-name="ce5056"/>
          <table:table-cell table:style-name="ce5057"/>
          <table:table-cell table:style-name="ce5058"/>
          <table:table-cell table:style-name="ce5059"/>
          <table:table-cell table:style-name="ce5060"/>
          <table:table-cell table:style-name="ce5061"/>
          <table:table-cell table:style-name="ce5062"/>
          <table:table-cell table:style-name="ce5063"/>
          <table:table-cell table:style-name="ce5064"/>
          <table:table-cell table:style-name="ce5065"/>
          <table:table-cell table:style-name="ce5066"/>
          <table:table-cell table:style-name="ce5067"/>
          <table:table-cell table:style-name="ce5068"/>
          <table:table-cell table:style-name="ce5069"/>
          <table:table-cell table:style-name="ce5070"/>
          <table:table-cell table:style-name="ce5071"/>
          <table:table-cell table:style-name="ce5072"/>
          <table:table-cell table:style-name="ce5073"/>
          <table:table-cell table:style-name="ce5074"/>
          <table:table-cell table:style-name="ce5075"/>
          <table:table-cell table:style-name="ce5076"/>
          <table:table-cell table:style-name="ce5077"/>
          <table:table-cell table:style-name="ce5078"/>
          <table:table-cell table:style-name="ce5079"/>
          <table:table-cell table:style-name="ce5080"/>
          <table:table-cell table:style-name="ce5081"/>
          <table:table-cell table:style-name="ce5082"/>
          <table:table-cell table:style-name="ce5083"/>
          <table:table-cell table:style-name="ce5084"/>
          <table:table-cell table:style-name="ce5085"/>
          <table:table-cell table:style-name="ce5086"/>
          <table:table-cell table:style-name="ce5087"/>
          <table:table-cell table:style-name="ce5088"/>
          <table:table-cell table:style-name="ce5089"/>
          <table:table-cell table:style-name="ce5090"/>
          <table:table-cell table:style-name="ce5091"/>
          <table:table-cell table:style-name="ce5092"/>
          <table:table-cell table:style-name="ce5093"/>
          <table:table-cell table:style-name="ce5094"/>
          <table:table-cell table:style-name="ce5095"/>
          <table:table-cell table:style-name="ce5096"/>
          <table:table-cell table:style-name="ce5097"/>
          <table:table-cell table:style-name="ce5098"/>
          <table:table-cell table:style-name="ce5099"/>
          <table:table-cell table:style-name="ce5100"/>
          <table:table-cell table:style-name="ce5101"/>
          <table:table-cell table:style-name="ce5102"/>
          <table:table-cell table:style-name="ce5103"/>
          <table:table-cell table:style-name="ce5104"/>
          <table:table-cell table:style-name="ce5105"/>
          <table:table-cell table:style-name="ce5106"/>
          <table:table-cell table:style-name="ce5107"/>
          <table:table-cell table:style-name="ce5108"/>
          <table:table-cell table:style-name="ce5109"/>
          <table:table-cell table:style-name="ce5110"/>
          <table:table-cell table:style-name="ce5111"/>
          <table:table-cell table:style-name="ce5112"/>
          <table:table-cell table:style-name="ce5113"/>
          <table:table-cell table:style-name="ce5114"/>
          <table:table-cell table:style-name="ce5115"/>
          <table:table-cell table:style-name="ce5116"/>
          <table:table-cell table:style-name="ce5117"/>
          <table:table-cell table:style-name="ce5118"/>
          <table:table-cell table:style-name="ce5119"/>
          <table:table-cell table:style-name="ce5120"/>
          <table:table-cell table:style-name="ce5121"/>
          <table:table-cell table:style-name="ce5122"/>
          <table:table-cell table:style-name="ce5123"/>
          <table:table-cell table:style-name="ce5124"/>
          <table:table-cell table:style-name="ce5125"/>
          <table:table-cell table:style-name="ce5126"/>
        </table:table-row>
        <table:table-row table:style-name="ro1">
          <table:table-cell office:value-type="string" calcext:value-type="string">
            <text:p>CLEF: ongoing activities and plans for the future.</text:p>
          </table:table-cell>
          <table:table-cell office:value-type="string" calcext:value-type="string">
            <text:p>Maristella Agosti and Giorgio Maria di Nunzio and Nicola Ferro and Carol Peters</text:p>
          </table:table-cell>
          <table:table-cell office:value-type="string" calcext:value-type="string">
            <text:p>http://www.mt-archive.info/jnl/NTCIR-2007-Agost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istical machine translation based passage retrieval for cross-lingual question answering – experiments at NTCIR-</text:p>
          </table:table-cell>
          <table:table-cell office:value-type="string" calcext:value-type="string">
            <text:p>Tomoyosi Akiba and Kei Shimizu</text:p>
          </table:table-cell>
          <table:table-cell office:value-type="string" calcext:value-type="string">
            <text:p>http://www.mt-archive.info/jnl/NTCIR-2007-Akib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TCIR-6 monolingual Chinese and English-Chinese cross-lingual question answering experiments using PIRCS</text:p>
          </table:table-cell>
          <table:table-cell office:value-type="string" calcext:value-type="string">
            <text:p>Kui-Lam Kwok and Peter Deng and Norbert Dinstl</text:p>
          </table:table-cell>
          <table:table-cell office:value-type="string" calcext:value-type="string">
            <text:p>http://www.mt-archive.info/jnl/NTCIR-2007-Kwok-2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ELIN III: cross-lingual question answering from Japanese and Chinese documents.</text:p>
          </table:table-cell>
          <table:table-cell office:value-type="string" calcext:value-type="string">
            <text:p>Teruko Mitamura and Frank Lin and Hideki Shima and Mengqiu Wang and Jeongwoo Ko and Justin Betteridge and Matthew Bilotti and Andrew Schlaikjer and Eric Nyberg</text:p>
          </table:table-cell>
          <table:table-cell office:value-type="string" calcext:value-type="string">
            <text:p>http://www.mt-archive.info/jnl/NTCIR-2007-Mitamur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INLP at NTCIR-: evaluations for multilingual and cross-lingual information retrieval</text:p>
          </table:table-cell>
          <table:table-cell office:value-type="string" calcext:value-type="string">
            <text:p>Chen-Hsin Cheng and Reuy-Jye Shue and Hung-Lin Lee and Shu-Yu Hsieh and Guann-Cyun Yeh and Guo-Wei Bian</text:p>
          </table:table-cell>
          <table:table-cell office:value-type="string" calcext:value-type="string">
            <text:p>http://www.mt-archive.info/jnl/NTCIR-2007-Che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arch between Chinese and Japanese text collections.</text:p>
          </table:table-cell>
          <table:table-cell office:value-type="string" calcext:value-type="string">
            <text:p>Frederic C.Gey</text:p>
          </table:table-cell>
          <table:table-cell office:value-type="string" calcext:value-type="string">
            <text:p>http://www.mt-archive.info/jnl/NTCIR-2007-Ge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CAS in CLIR at NTCIR-6 : experiments with MT and PRF</text:p>
          </table:table-cell>
          <table:table-cell office:value-type="string" calcext:value-type="string">
            <text:p>Ruihong Huang and Le Sun and Jing Li and Longxi Pan and Junlin Zhang</text:p>
          </table:table-cell>
          <table:table-cell office:value-type="string" calcext:value-type="string">
            <text:p>http://www.mt-archive.info/jnl/NTCIR-2007-Hua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ASIS at NTCIR-: on-line query translation for Chinese-Japanese cross-lingual information retrieval</text:p>
          </table:table-cell>
          <table:table-cell office:value-type="string" calcext:value-type="string">
            <text:p>Vitaly Klyuev</text:p>
          </table:table-cell>
          <table:table-cell office:value-type="string" calcext:value-type="string">
            <text:p>http://www.mt-archive.info/jnl/NTCIR-2007-Klyuev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TCIR-6 Chinese monolingual and English-Chinese cross language retrieval experiments using PIRCS</text:p>
          </table:table-cell>
          <table:table-cell office:value-type="string" calcext:value-type="string">
            <text:p>Kui-Lam Kwok and Norbert Dinstl</text:p>
          </table:table-cell>
          <table:table-cell office:value-type="string" calcext:value-type="string">
            <text:p>http://www.mt-archive.info/jnl/NTCIR-2007-Kwok-1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ing translation accuracy in web-based translation extraction.</text:p>
          </table:table-cell>
          <table:table-cell office:value-type="string" calcext:value-type="string">
            <text:p>Chengye Lu and Yue Xu and Shlomo Geva</text:p>
          </table:table-cell>
          <table:table-cell office:value-type="string" calcext:value-type="string">
            <text:p>http://www.mt-archive.info/jnl/NTCIR-2007-Lu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ying multiple charcteristics and techniques in the NICT information retrieval system in NTCIR-</text:p>
          </table:table-cell>
          <table:table-cell office:value-type="string" calcext:value-type="string">
            <text:p>Masaki Murata and Jong-Hoon Oh and Qing Ma and Hitoshi Isahara</text:p>
          </table:table-cell>
          <table:table-cell office:value-type="string" calcext:value-type="string">
            <text:p>http://www.mt-archive.info/jnl/NTCIR-2007-Murat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ECH at NTCIR-: combining evidences of multiple term extractions for mono-lingual and cross-lingual retrieval in Korean and Japanese</text:p>
          </table:table-cell>
          <table:table-cell office:value-type="string" calcext:value-type="string">
            <text:p>Seung-Hoon Na and Jungi Kim and Ye-Ha Lee and Jong-Hyeok Lee</text:p>
          </table:table-cell>
          <table:table-cell office:value-type="string" calcext:value-type="string">
            <text:p>http://www.mt-archive.info/jnl/NTCIR-2007-N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erview of CLIR task at the Sixth NTCIR Workshop.</text:p>
          </table:table-cell>
          <table:table-cell office:value-type="string" calcext:value-type="string">
            <text:p>Kazuaki Kishida and Kuang-hua Chen and Sukhoon Lee and Kazuko Kuriyama and Noriko Kando and Hsin-His Chen</text:p>
          </table:table-cell>
          <table:table-cell office:value-type="string" calcext:value-type="string">
            <text:p>http://www.mt-archive.info/jnl/NTCIR-2007-Kishid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erview of the Sixth NTCIR Workshop.</text:p>
          </table:table-cell>
          <table:table-cell office:value-type="string" calcext:value-type="string">
            <text:p>Noriko Kando</text:p>
          </table:table-cell>
          <table:table-cell office:value-type="string" calcext:value-type="string">
            <text:p>http://www.mt-archive.info/jnl/NTCIR-2007-Kand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shiba BRIDJE at NTCIR-6 CLIR: the head/lead method and graded relevance feedback</text:p>
          </table:table-cell>
          <table:table-cell office:value-type="string" calcext:value-type="string">
            <text:p>Tetsuya Sakai and Makoto Koyama and Tatsuya Izuha and Akira Kumano and Toshihiko Manabe and Tomoharu Kokubu</text:p>
          </table:table-cell>
          <table:table-cell office:value-type="string" calcext:value-type="string">
            <text:p>http://www.mt-archive.info/jnl/NTCIR-2007-Saka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unigram and bigram language models for monolingual and cross-language IR.</text:p>
          </table:table-cell>
          <table:table-cell office:value-type="string" calcext:value-type="string">
            <text:p>Lixin Shi and Jian-Yun Nie</text:p>
          </table:table-cell>
          <table:table-cell office:value-type="string" calcext:value-type="string">
            <text:p>http://www.mt-archive.info/jnl/NTCIR-2007-Shi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Wikipedia to translate OOV terms on MLIR.</text:p>
          </table:table-cell>
          <table:table-cell office:value-type="string" calcext:value-type="string">
            <text:p>Chen-Yu Su and Tien-Chien Lin and Shih-Hung Wu</text:p>
          </table:table-cell>
          <table:table-cell office:value-type="string" calcext:value-type="string">
            <text:p>http://www.mt-archive.info/jnl/NTCIR-2007-Su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SL system for NTCIR-6 Korean-Chinese cross-language information retrieval</text:p>
          </table:table-cell>
          <table:table-cell office:value-type="string" calcext:value-type="string">
            <text:p>Yu-Chun Wang and Cheng-Wei Lee and Richard Tzong-Han Tsai and Wen-Lian Hsu</text:p>
          </table:table-cell>
          <table:table-cell office:value-type="string" calcext:value-type="string">
            <text:p>http://www.mt-archive.info/jnl/NTCIR-2007-Wa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CU in bilingual information retrieval experiments at NTCIR-6</text:p>
          </table:table-cell>
          <table:table-cell office:value-type="string" calcext:value-type="string">
            <text:p>Yu-Chieh Wu and Kun-Chang Tsai and Jie-Chi Yang</text:p>
          </table:table-cell>
          <table:table-cell office:value-type="string" calcext:value-type="string">
            <text:p>http://www.mt-archive.info/jnl/NTCIR-2007-Wu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ormation retrieval using label propagation based ranking.</text:p>
          </table:table-cell>
          <table:table-cell office:value-type="string" calcext:value-type="string">
            <text:p>Yang Lingpeng and Ji Donghong and Nie Yu</text:p>
          </table:table-cell>
          <table:table-cell office:value-type="string" calcext:value-type="string">
            <text:p>http://www.mt-archive.info/jnl/NTCIR-2007-Ya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TCIR-6 experiments using pattern matched translation extraction</text:p>
          </table:table-cell>
          <table:table-cell office:value-type="string" calcext:value-type="string">
            <text:p>Dong Zhou and Mark Truran and Tim Brailsford and Helen Ashman</text:p>
          </table:table-cell>
          <table:table-cell office:value-type="string" calcext:value-type="string">
            <text:p>http://www.mt-archive.info/jnl/NTCIR-2007-Zhou.pdf</text:p>
          </table:table-cell>
          <table:table-cell table:number-columns-repeated="1021"/>
        </table:table-row>
        <calcext:conditional-formats>
          <calcext:conditional-format calcext:target-range-address="'2007.ntcir'.A2:'2007.ntcir'.AMJ22">
            <calcext:condition calcext:apply-style-name="Accent" calcext:value="duplicate" calcext:base-cell-address="'2007.ntcir'.A2"/>
          </calcext:conditional-format>
          <calcext:conditional-format calcext:target-range-address="'2007.ntcir'.A1:'2007.ntcir'.A1">
            <calcext:condition calcext:apply-style-name="Accent" calcext:value="duplicate" calcext:base-cell-address="'2007.ntcir'.A1"/>
          </calcext:conditional-format>
          <calcext:conditional-format calcext:target-range-address="'2007.ntcir'.B1:'2007.ntcir'.B1">
            <calcext:condition calcext:apply-style-name="Accent" calcext:value="duplicate" calcext:base-cell-address="'2007.ntcir'.B1"/>
          </calcext:conditional-format>
          <calcext:conditional-format calcext:target-range-address="'2007.ntcir'.C1:'2007.ntcir'.C1">
            <calcext:condition calcext:apply-style-name="Accent" calcext:value="duplicate" calcext:base-cell-address="'2007.ntcir'.C1"/>
          </calcext:conditional-format>
          <calcext:conditional-format calcext:target-range-address="'2007.ntcir'.D1:'2007.ntcir'.D1">
            <calcext:condition calcext:apply-style-name="Accent" calcext:value="duplicate" calcext:base-cell-address="'2007.ntcir'.D1"/>
          </calcext:conditional-format>
          <calcext:conditional-format calcext:target-range-address="'2007.ntcir'.E1:'2007.ntcir'.E1">
            <calcext:condition calcext:apply-style-name="Accent" calcext:value="duplicate" calcext:base-cell-address="'2007.ntcir'.E1"/>
          </calcext:conditional-format>
          <calcext:conditional-format calcext:target-range-address="'2007.ntcir'.F1:'2007.ntcir'.F1">
            <calcext:condition calcext:apply-style-name="Accent" calcext:value="duplicate" calcext:base-cell-address="'2007.ntcir'.F1"/>
          </calcext:conditional-format>
          <calcext:conditional-format calcext:target-range-address="'2007.ntcir'.G1:'2007.ntcir'.G1">
            <calcext:condition calcext:apply-style-name="Accent" calcext:value="duplicate" calcext:base-cell-address="'2007.ntcir'.G1"/>
          </calcext:conditional-format>
          <calcext:conditional-format calcext:target-range-address="'2007.ntcir'.H1:'2007.ntcir'.H1">
            <calcext:condition calcext:apply-style-name="Accent" calcext:value="duplicate" calcext:base-cell-address="'2007.ntcir'.H1"/>
          </calcext:conditional-format>
          <calcext:conditional-format calcext:target-range-address="'2007.ntcir'.I1:'2007.ntcir'.I1">
            <calcext:condition calcext:apply-style-name="Accent" calcext:value="duplicate" calcext:base-cell-address="'2007.ntcir'.I1"/>
          </calcext:conditional-format>
          <calcext:conditional-format calcext:target-range-address="'2007.ntcir'.J1:'2007.ntcir'.J1">
            <calcext:condition calcext:apply-style-name="Accent" calcext:value="duplicate" calcext:base-cell-address="'2007.ntcir'.J1"/>
          </calcext:conditional-format>
          <calcext:conditional-format calcext:target-range-address="'2007.ntcir'.K1:'2007.ntcir'.K1">
            <calcext:condition calcext:apply-style-name="Accent" calcext:value="duplicate" calcext:base-cell-address="'2007.ntcir'.K1"/>
          </calcext:conditional-format>
          <calcext:conditional-format calcext:target-range-address="'2007.ntcir'.L1:'2007.ntcir'.L1">
            <calcext:condition calcext:apply-style-name="Accent" calcext:value="duplicate" calcext:base-cell-address="'2007.ntcir'.L1"/>
          </calcext:conditional-format>
          <calcext:conditional-format calcext:target-range-address="'2007.ntcir'.M1:'2007.ntcir'.M1">
            <calcext:condition calcext:apply-style-name="Accent" calcext:value="duplicate" calcext:base-cell-address="'2007.ntcir'.M1"/>
          </calcext:conditional-format>
          <calcext:conditional-format calcext:target-range-address="'2007.ntcir'.N1:'2007.ntcir'.N1">
            <calcext:condition calcext:apply-style-name="Accent" calcext:value="duplicate" calcext:base-cell-address="'2007.ntcir'.N1"/>
          </calcext:conditional-format>
          <calcext:conditional-format calcext:target-range-address="'2007.ntcir'.O1:'2007.ntcir'.O1">
            <calcext:condition calcext:apply-style-name="Accent" calcext:value="duplicate" calcext:base-cell-address="'2007.ntcir'.O1"/>
          </calcext:conditional-format>
          <calcext:conditional-format calcext:target-range-address="'2007.ntcir'.P1:'2007.ntcir'.P1">
            <calcext:condition calcext:apply-style-name="Accent" calcext:value="duplicate" calcext:base-cell-address="'2007.ntcir'.P1"/>
          </calcext:conditional-format>
          <calcext:conditional-format calcext:target-range-address="'2007.ntcir'.Q1:'2007.ntcir'.Q1">
            <calcext:condition calcext:apply-style-name="Accent" calcext:value="duplicate" calcext:base-cell-address="'2007.ntcir'.Q1"/>
          </calcext:conditional-format>
          <calcext:conditional-format calcext:target-range-address="'2007.ntcir'.R1:'2007.ntcir'.R1">
            <calcext:condition calcext:apply-style-name="Accent" calcext:value="duplicate" calcext:base-cell-address="'2007.ntcir'.R1"/>
          </calcext:conditional-format>
          <calcext:conditional-format calcext:target-range-address="'2007.ntcir'.S1:'2007.ntcir'.S1">
            <calcext:condition calcext:apply-style-name="Accent" calcext:value="duplicate" calcext:base-cell-address="'2007.ntcir'.S1"/>
          </calcext:conditional-format>
          <calcext:conditional-format calcext:target-range-address="'2007.ntcir'.T1:'2007.ntcir'.T1">
            <calcext:condition calcext:apply-style-name="Accent" calcext:value="duplicate" calcext:base-cell-address="'2007.ntcir'.T1"/>
          </calcext:conditional-format>
          <calcext:conditional-format calcext:target-range-address="'2007.ntcir'.U1:'2007.ntcir'.U1">
            <calcext:condition calcext:apply-style-name="Accent" calcext:value="duplicate" calcext:base-cell-address="'2007.ntcir'.U1"/>
          </calcext:conditional-format>
          <calcext:conditional-format calcext:target-range-address="'2007.ntcir'.V1:'2007.ntcir'.V1">
            <calcext:condition calcext:apply-style-name="Accent" calcext:value="duplicate" calcext:base-cell-address="'2007.ntcir'.V1"/>
          </calcext:conditional-format>
          <calcext:conditional-format calcext:target-range-address="'2007.ntcir'.W1:'2007.ntcir'.W1">
            <calcext:condition calcext:apply-style-name="Accent" calcext:value="duplicate" calcext:base-cell-address="'2007.ntcir'.W1"/>
          </calcext:conditional-format>
          <calcext:conditional-format calcext:target-range-address="'2007.ntcir'.X1:'2007.ntcir'.X1">
            <calcext:condition calcext:apply-style-name="Accent" calcext:value="duplicate" calcext:base-cell-address="'2007.ntcir'.X1"/>
          </calcext:conditional-format>
          <calcext:conditional-format calcext:target-range-address="'2007.ntcir'.Y1:'2007.ntcir'.Y1">
            <calcext:condition calcext:apply-style-name="Accent" calcext:value="duplicate" calcext:base-cell-address="'2007.ntcir'.Y1"/>
          </calcext:conditional-format>
          <calcext:conditional-format calcext:target-range-address="'2007.ntcir'.Z1:'2007.ntcir'.Z1">
            <calcext:condition calcext:apply-style-name="Accent" calcext:value="duplicate" calcext:base-cell-address="'2007.ntcir'.Z1"/>
          </calcext:conditional-format>
          <calcext:conditional-format calcext:target-range-address="'2007.ntcir'.AA1:'2007.ntcir'.AA1">
            <calcext:condition calcext:apply-style-name="Accent" calcext:value="duplicate" calcext:base-cell-address="'2007.ntcir'.AA1"/>
          </calcext:conditional-format>
          <calcext:conditional-format calcext:target-range-address="'2007.ntcir'.AB1:'2007.ntcir'.AB1">
            <calcext:condition calcext:apply-style-name="Accent" calcext:value="duplicate" calcext:base-cell-address="'2007.ntcir'.AB1"/>
          </calcext:conditional-format>
          <calcext:conditional-format calcext:target-range-address="'2007.ntcir'.AC1:'2007.ntcir'.AC1">
            <calcext:condition calcext:apply-style-name="Accent" calcext:value="duplicate" calcext:base-cell-address="'2007.ntcir'.AC1"/>
          </calcext:conditional-format>
          <calcext:conditional-format calcext:target-range-address="'2007.ntcir'.AD1:'2007.ntcir'.AD1">
            <calcext:condition calcext:apply-style-name="Accent" calcext:value="duplicate" calcext:base-cell-address="'2007.ntcir'.AD1"/>
          </calcext:conditional-format>
          <calcext:conditional-format calcext:target-range-address="'2007.ntcir'.AE1:'2007.ntcir'.AE1">
            <calcext:condition calcext:apply-style-name="Accent" calcext:value="duplicate" calcext:base-cell-address="'2007.ntcir'.AE1"/>
          </calcext:conditional-format>
          <calcext:conditional-format calcext:target-range-address="'2007.ntcir'.AF1:'2007.ntcir'.AF1">
            <calcext:condition calcext:apply-style-name="Accent" calcext:value="duplicate" calcext:base-cell-address="'2007.ntcir'.AF1"/>
          </calcext:conditional-format>
          <calcext:conditional-format calcext:target-range-address="'2007.ntcir'.AG1:'2007.ntcir'.AG1">
            <calcext:condition calcext:apply-style-name="Accent" calcext:value="duplicate" calcext:base-cell-address="'2007.ntcir'.AG1"/>
          </calcext:conditional-format>
          <calcext:conditional-format calcext:target-range-address="'2007.ntcir'.AH1:'2007.ntcir'.AH1">
            <calcext:condition calcext:apply-style-name="Accent" calcext:value="duplicate" calcext:base-cell-address="'2007.ntcir'.AH1"/>
          </calcext:conditional-format>
          <calcext:conditional-format calcext:target-range-address="'2007.ntcir'.AI1:'2007.ntcir'.AI1">
            <calcext:condition calcext:apply-style-name="Accent" calcext:value="duplicate" calcext:base-cell-address="'2007.ntcir'.AI1"/>
          </calcext:conditional-format>
          <calcext:conditional-format calcext:target-range-address="'2007.ntcir'.AJ1:'2007.ntcir'.AJ1">
            <calcext:condition calcext:apply-style-name="Accent" calcext:value="duplicate" calcext:base-cell-address="'2007.ntcir'.AJ1"/>
          </calcext:conditional-format>
          <calcext:conditional-format calcext:target-range-address="'2007.ntcir'.AK1:'2007.ntcir'.AK1">
            <calcext:condition calcext:apply-style-name="Accent" calcext:value="duplicate" calcext:base-cell-address="'2007.ntcir'.AK1"/>
          </calcext:conditional-format>
          <calcext:conditional-format calcext:target-range-address="'2007.ntcir'.AL1:'2007.ntcir'.AL1">
            <calcext:condition calcext:apply-style-name="Accent" calcext:value="duplicate" calcext:base-cell-address="'2007.ntcir'.AL1"/>
          </calcext:conditional-format>
          <calcext:conditional-format calcext:target-range-address="'2007.ntcir'.AM1:'2007.ntcir'.AM1">
            <calcext:condition calcext:apply-style-name="Accent" calcext:value="duplicate" calcext:base-cell-address="'2007.ntcir'.AM1"/>
          </calcext:conditional-format>
          <calcext:conditional-format calcext:target-range-address="'2007.ntcir'.AN1:'2007.ntcir'.AN1">
            <calcext:condition calcext:apply-style-name="Accent" calcext:value="duplicate" calcext:base-cell-address="'2007.ntcir'.AN1"/>
          </calcext:conditional-format>
          <calcext:conditional-format calcext:target-range-address="'2007.ntcir'.AO1:'2007.ntcir'.AO1">
            <calcext:condition calcext:apply-style-name="Accent" calcext:value="duplicate" calcext:base-cell-address="'2007.ntcir'.AO1"/>
          </calcext:conditional-format>
          <calcext:conditional-format calcext:target-range-address="'2007.ntcir'.AP1:'2007.ntcir'.AP1">
            <calcext:condition calcext:apply-style-name="Accent" calcext:value="duplicate" calcext:base-cell-address="'2007.ntcir'.AP1"/>
          </calcext:conditional-format>
          <calcext:conditional-format calcext:target-range-address="'2007.ntcir'.AQ1:'2007.ntcir'.AQ1">
            <calcext:condition calcext:apply-style-name="Accent" calcext:value="duplicate" calcext:base-cell-address="'2007.ntcir'.AQ1"/>
          </calcext:conditional-format>
          <calcext:conditional-format calcext:target-range-address="'2007.ntcir'.AR1:'2007.ntcir'.AR1">
            <calcext:condition calcext:apply-style-name="Accent" calcext:value="duplicate" calcext:base-cell-address="'2007.ntcir'.AR1"/>
          </calcext:conditional-format>
          <calcext:conditional-format calcext:target-range-address="'2007.ntcir'.AS1:'2007.ntcir'.AS1">
            <calcext:condition calcext:apply-style-name="Accent" calcext:value="duplicate" calcext:base-cell-address="'2007.ntcir'.AS1"/>
          </calcext:conditional-format>
          <calcext:conditional-format calcext:target-range-address="'2007.ntcir'.AT1:'2007.ntcir'.AT1">
            <calcext:condition calcext:apply-style-name="Accent" calcext:value="duplicate" calcext:base-cell-address="'2007.ntcir'.AT1"/>
          </calcext:conditional-format>
          <calcext:conditional-format calcext:target-range-address="'2007.ntcir'.AU1:'2007.ntcir'.AU1">
            <calcext:condition calcext:apply-style-name="Accent" calcext:value="duplicate" calcext:base-cell-address="'2007.ntcir'.AU1"/>
          </calcext:conditional-format>
          <calcext:conditional-format calcext:target-range-address="'2007.ntcir'.AV1:'2007.ntcir'.AV1">
            <calcext:condition calcext:apply-style-name="Accent" calcext:value="duplicate" calcext:base-cell-address="'2007.ntcir'.AV1"/>
          </calcext:conditional-format>
          <calcext:conditional-format calcext:target-range-address="'2007.ntcir'.AW1:'2007.ntcir'.AW1">
            <calcext:condition calcext:apply-style-name="Accent" calcext:value="duplicate" calcext:base-cell-address="'2007.ntcir'.AW1"/>
          </calcext:conditional-format>
          <calcext:conditional-format calcext:target-range-address="'2007.ntcir'.AX1:'2007.ntcir'.AX1">
            <calcext:condition calcext:apply-style-name="Accent" calcext:value="duplicate" calcext:base-cell-address="'2007.ntcir'.AX1"/>
          </calcext:conditional-format>
          <calcext:conditional-format calcext:target-range-address="'2007.ntcir'.AY1:'2007.ntcir'.AY1">
            <calcext:condition calcext:apply-style-name="Accent" calcext:value="duplicate" calcext:base-cell-address="'2007.ntcir'.AY1"/>
          </calcext:conditional-format>
          <calcext:conditional-format calcext:target-range-address="'2007.ntcir'.AZ1:'2007.ntcir'.AZ1">
            <calcext:condition calcext:apply-style-name="Accent" calcext:value="duplicate" calcext:base-cell-address="'2007.ntcir'.AZ1"/>
          </calcext:conditional-format>
          <calcext:conditional-format calcext:target-range-address="'2007.ntcir'.BA1:'2007.ntcir'.BA1">
            <calcext:condition calcext:apply-style-name="Accent" calcext:value="duplicate" calcext:base-cell-address="'2007.ntcir'.BA1"/>
          </calcext:conditional-format>
          <calcext:conditional-format calcext:target-range-address="'2007.ntcir'.BB1:'2007.ntcir'.BB1">
            <calcext:condition calcext:apply-style-name="Accent" calcext:value="duplicate" calcext:base-cell-address="'2007.ntcir'.BB1"/>
          </calcext:conditional-format>
          <calcext:conditional-format calcext:target-range-address="'2007.ntcir'.BC1:'2007.ntcir'.BC1">
            <calcext:condition calcext:apply-style-name="Accent" calcext:value="duplicate" calcext:base-cell-address="'2007.ntcir'.BC1"/>
          </calcext:conditional-format>
          <calcext:conditional-format calcext:target-range-address="'2007.ntcir'.BD1:'2007.ntcir'.BD1">
            <calcext:condition calcext:apply-style-name="Accent" calcext:value="duplicate" calcext:base-cell-address="'2007.ntcir'.BD1"/>
          </calcext:conditional-format>
          <calcext:conditional-format calcext:target-range-address="'2007.ntcir'.BE1:'2007.ntcir'.BE1">
            <calcext:condition calcext:apply-style-name="Accent" calcext:value="duplicate" calcext:base-cell-address="'2007.ntcir'.BE1"/>
          </calcext:conditional-format>
          <calcext:conditional-format calcext:target-range-address="'2007.ntcir'.BF1:'2007.ntcir'.BF1">
            <calcext:condition calcext:apply-style-name="Accent" calcext:value="duplicate" calcext:base-cell-address="'2007.ntcir'.BF1"/>
          </calcext:conditional-format>
          <calcext:conditional-format calcext:target-range-address="'2007.ntcir'.BG1:'2007.ntcir'.BG1">
            <calcext:condition calcext:apply-style-name="Accent" calcext:value="duplicate" calcext:base-cell-address="'2007.ntcir'.BG1"/>
          </calcext:conditional-format>
          <calcext:conditional-format calcext:target-range-address="'2007.ntcir'.BH1:'2007.ntcir'.BH1">
            <calcext:condition calcext:apply-style-name="Accent" calcext:value="duplicate" calcext:base-cell-address="'2007.ntcir'.BH1"/>
          </calcext:conditional-format>
          <calcext:conditional-format calcext:target-range-address="'2007.ntcir'.BI1:'2007.ntcir'.BI1">
            <calcext:condition calcext:apply-style-name="Accent" calcext:value="duplicate" calcext:base-cell-address="'2007.ntcir'.BI1"/>
          </calcext:conditional-format>
          <calcext:conditional-format calcext:target-range-address="'2007.ntcir'.BJ1:'2007.ntcir'.BJ1">
            <calcext:condition calcext:apply-style-name="Accent" calcext:value="duplicate" calcext:base-cell-address="'2007.ntcir'.BJ1"/>
          </calcext:conditional-format>
          <calcext:conditional-format calcext:target-range-address="'2007.ntcir'.BK1:'2007.ntcir'.BK1">
            <calcext:condition calcext:apply-style-name="Accent" calcext:value="duplicate" calcext:base-cell-address="'2007.ntcir'.BK1"/>
          </calcext:conditional-format>
          <calcext:conditional-format calcext:target-range-address="'2007.ntcir'.BL1:'2007.ntcir'.BL1">
            <calcext:condition calcext:apply-style-name="Accent" calcext:value="duplicate" calcext:base-cell-address="'2007.ntcir'.BL1"/>
          </calcext:conditional-format>
          <calcext:conditional-format calcext:target-range-address="'2007.ntcir'.BM1:'2007.ntcir'.BM1">
            <calcext:condition calcext:apply-style-name="Accent" calcext:value="duplicate" calcext:base-cell-address="'2007.ntcir'.BM1"/>
          </calcext:conditional-format>
          <calcext:conditional-format calcext:target-range-address="'2007.ntcir'.BN1:'2007.ntcir'.BN1">
            <calcext:condition calcext:apply-style-name="Accent" calcext:value="duplicate" calcext:base-cell-address="'2007.ntcir'.BN1"/>
          </calcext:conditional-format>
          <calcext:conditional-format calcext:target-range-address="'2007.ntcir'.BO1:'2007.ntcir'.BO1">
            <calcext:condition calcext:apply-style-name="Accent" calcext:value="duplicate" calcext:base-cell-address="'2007.ntcir'.BO1"/>
          </calcext:conditional-format>
          <calcext:conditional-format calcext:target-range-address="'2007.ntcir'.BP1:'2007.ntcir'.BP1">
            <calcext:condition calcext:apply-style-name="Accent" calcext:value="duplicate" calcext:base-cell-address="'2007.ntcir'.BP1"/>
          </calcext:conditional-format>
          <calcext:conditional-format calcext:target-range-address="'2007.ntcir'.BQ1:'2007.ntcir'.BQ1">
            <calcext:condition calcext:apply-style-name="Accent" calcext:value="duplicate" calcext:base-cell-address="'2007.ntcir'.BQ1"/>
          </calcext:conditional-format>
          <calcext:conditional-format calcext:target-range-address="'2007.ntcir'.BR1:'2007.ntcir'.BR1">
            <calcext:condition calcext:apply-style-name="Accent" calcext:value="duplicate" calcext:base-cell-address="'2007.ntcir'.BR1"/>
          </calcext:conditional-format>
          <calcext:conditional-format calcext:target-range-address="'2007.ntcir'.BS1:'2007.ntcir'.BS1">
            <calcext:condition calcext:apply-style-name="Accent" calcext:value="duplicate" calcext:base-cell-address="'2007.ntcir'.BS1"/>
          </calcext:conditional-format>
          <calcext:conditional-format calcext:target-range-address="'2007.ntcir'.BT1:'2007.ntcir'.BT1">
            <calcext:condition calcext:apply-style-name="Accent" calcext:value="duplicate" calcext:base-cell-address="'2007.ntcir'.BT1"/>
          </calcext:conditional-format>
          <calcext:conditional-format calcext:target-range-address="'2007.ntcir'.BU1:'2007.ntcir'.BU1">
            <calcext:condition calcext:apply-style-name="Accent" calcext:value="duplicate" calcext:base-cell-address="'2007.ntcir'.BU1"/>
          </calcext:conditional-format>
          <calcext:conditional-format calcext:target-range-address="'2007.ntcir'.BV1:'2007.ntcir'.BV1">
            <calcext:condition calcext:apply-style-name="Accent" calcext:value="duplicate" calcext:base-cell-address="'2007.ntcir'.BV1"/>
          </calcext:conditional-format>
          <calcext:conditional-format calcext:target-range-address="'2007.ntcir'.BW1:'2007.ntcir'.BW1">
            <calcext:condition calcext:apply-style-name="Accent" calcext:value="duplicate" calcext:base-cell-address="'2007.ntcir'.BW1"/>
          </calcext:conditional-format>
          <calcext:conditional-format calcext:target-range-address="'2007.ntcir'.BX1:'2007.ntcir'.BX1">
            <calcext:condition calcext:apply-style-name="Accent" calcext:value="duplicate" calcext:base-cell-address="'2007.ntcir'.BX1"/>
          </calcext:conditional-format>
          <calcext:conditional-format calcext:target-range-address="'2007.ntcir'.BY1:'2007.ntcir'.BY1">
            <calcext:condition calcext:apply-style-name="Accent" calcext:value="duplicate" calcext:base-cell-address="'2007.ntcir'.BY1"/>
          </calcext:conditional-format>
          <calcext:conditional-format calcext:target-range-address="'2007.ntcir'.BZ1:'2007.ntcir'.BZ1">
            <calcext:condition calcext:apply-style-name="Accent" calcext:value="duplicate" calcext:base-cell-address="'2007.ntcir'.BZ1"/>
          </calcext:conditional-format>
          <calcext:conditional-format calcext:target-range-address="'2007.ntcir'.CA1:'2007.ntcir'.CA1">
            <calcext:condition calcext:apply-style-name="Accent" calcext:value="duplicate" calcext:base-cell-address="'2007.ntcir'.CA1"/>
          </calcext:conditional-format>
          <calcext:conditional-format calcext:target-range-address="'2007.ntcir'.CB1:'2007.ntcir'.CB1">
            <calcext:condition calcext:apply-style-name="Accent" calcext:value="duplicate" calcext:base-cell-address="'2007.ntcir'.CB1"/>
          </calcext:conditional-format>
          <calcext:conditional-format calcext:target-range-address="'2007.ntcir'.CC1:'2007.ntcir'.CC1">
            <calcext:condition calcext:apply-style-name="Accent" calcext:value="duplicate" calcext:base-cell-address="'2007.ntcir'.CC1"/>
          </calcext:conditional-format>
          <calcext:conditional-format calcext:target-range-address="'2007.ntcir'.CD1:'2007.ntcir'.CD1">
            <calcext:condition calcext:apply-style-name="Accent" calcext:value="duplicate" calcext:base-cell-address="'2007.ntcir'.CD1"/>
          </calcext:conditional-format>
          <calcext:conditional-format calcext:target-range-address="'2007.ntcir'.CE1:'2007.ntcir'.CE1">
            <calcext:condition calcext:apply-style-name="Accent" calcext:value="duplicate" calcext:base-cell-address="'2007.ntcir'.CE1"/>
          </calcext:conditional-format>
          <calcext:conditional-format calcext:target-range-address="'2007.ntcir'.CF1:'2007.ntcir'.CF1">
            <calcext:condition calcext:apply-style-name="Accent" calcext:value="duplicate" calcext:base-cell-address="'2007.ntcir'.CF1"/>
          </calcext:conditional-format>
          <calcext:conditional-format calcext:target-range-address="'2007.ntcir'.CG1:'2007.ntcir'.CG1">
            <calcext:condition calcext:apply-style-name="Accent" calcext:value="duplicate" calcext:base-cell-address="'2007.ntcir'.CG1"/>
          </calcext:conditional-format>
          <calcext:conditional-format calcext:target-range-address="'2007.ntcir'.CH1:'2007.ntcir'.CH1">
            <calcext:condition calcext:apply-style-name="Accent" calcext:value="duplicate" calcext:base-cell-address="'2007.ntcir'.CH1"/>
          </calcext:conditional-format>
          <calcext:conditional-format calcext:target-range-address="'2007.ntcir'.CI1:'2007.ntcir'.CI1">
            <calcext:condition calcext:apply-style-name="Accent" calcext:value="duplicate" calcext:base-cell-address="'2007.ntcir'.CI1"/>
          </calcext:conditional-format>
          <calcext:conditional-format calcext:target-range-address="'2007.ntcir'.CJ1:'2007.ntcir'.CJ1">
            <calcext:condition calcext:apply-style-name="Accent" calcext:value="duplicate" calcext:base-cell-address="'2007.ntcir'.CJ1"/>
          </calcext:conditional-format>
          <calcext:conditional-format calcext:target-range-address="'2007.ntcir'.CK1:'2007.ntcir'.CK1">
            <calcext:condition calcext:apply-style-name="Accent" calcext:value="duplicate" calcext:base-cell-address="'2007.ntcir'.CK1"/>
          </calcext:conditional-format>
          <calcext:conditional-format calcext:target-range-address="'2007.ntcir'.CL1:'2007.ntcir'.CL1">
            <calcext:condition calcext:apply-style-name="Accent" calcext:value="duplicate" calcext:base-cell-address="'2007.ntcir'.CL1"/>
          </calcext:conditional-format>
          <calcext:conditional-format calcext:target-range-address="'2007.ntcir'.CM1:'2007.ntcir'.CM1">
            <calcext:condition calcext:apply-style-name="Accent" calcext:value="duplicate" calcext:base-cell-address="'2007.ntcir'.CM1"/>
          </calcext:conditional-format>
          <calcext:conditional-format calcext:target-range-address="'2007.ntcir'.CN1:'2007.ntcir'.CN1">
            <calcext:condition calcext:apply-style-name="Accent" calcext:value="duplicate" calcext:base-cell-address="'2007.ntcir'.CN1"/>
          </calcext:conditional-format>
          <calcext:conditional-format calcext:target-range-address="'2007.ntcir'.CO1:'2007.ntcir'.CO1">
            <calcext:condition calcext:apply-style-name="Accent" calcext:value="duplicate" calcext:base-cell-address="'2007.ntcir'.CO1"/>
          </calcext:conditional-format>
          <calcext:conditional-format calcext:target-range-address="'2007.ntcir'.CP1:'2007.ntcir'.CP1">
            <calcext:condition calcext:apply-style-name="Accent" calcext:value="duplicate" calcext:base-cell-address="'2007.ntcir'.CP1"/>
          </calcext:conditional-format>
          <calcext:conditional-format calcext:target-range-address="'2007.ntcir'.CQ1:'2007.ntcir'.CQ1">
            <calcext:condition calcext:apply-style-name="Accent" calcext:value="duplicate" calcext:base-cell-address="'2007.ntcir'.CQ1"/>
          </calcext:conditional-format>
          <calcext:conditional-format calcext:target-range-address="'2007.ntcir'.CR1:'2007.ntcir'.CR1">
            <calcext:condition calcext:apply-style-name="Accent" calcext:value="duplicate" calcext:base-cell-address="'2007.ntcir'.CR1"/>
          </calcext:conditional-format>
          <calcext:conditional-format calcext:target-range-address="'2007.ntcir'.CS1:'2007.ntcir'.CS1">
            <calcext:condition calcext:apply-style-name="Accent" calcext:value="duplicate" calcext:base-cell-address="'2007.ntcir'.CS1"/>
          </calcext:conditional-format>
          <calcext:conditional-format calcext:target-range-address="'2007.ntcir'.CT1:'2007.ntcir'.CT1">
            <calcext:condition calcext:apply-style-name="Accent" calcext:value="duplicate" calcext:base-cell-address="'2007.ntcir'.CT1"/>
          </calcext:conditional-format>
          <calcext:conditional-format calcext:target-range-address="'2007.ntcir'.CU1:'2007.ntcir'.CU1">
            <calcext:condition calcext:apply-style-name="Accent" calcext:value="duplicate" calcext:base-cell-address="'2007.ntcir'.CU1"/>
          </calcext:conditional-format>
          <calcext:conditional-format calcext:target-range-address="'2007.ntcir'.CV1:'2007.ntcir'.CV1">
            <calcext:condition calcext:apply-style-name="Accent" calcext:value="duplicate" calcext:base-cell-address="'2007.ntcir'.CV1"/>
          </calcext:conditional-format>
          <calcext:conditional-format calcext:target-range-address="'2007.ntcir'.CW1:'2007.ntcir'.CW1">
            <calcext:condition calcext:apply-style-name="Accent" calcext:value="duplicate" calcext:base-cell-address="'2007.ntcir'.CW1"/>
          </calcext:conditional-format>
          <calcext:conditional-format calcext:target-range-address="'2007.ntcir'.CX1:'2007.ntcir'.CX1">
            <calcext:condition calcext:apply-style-name="Accent" calcext:value="duplicate" calcext:base-cell-address="'2007.ntcir'.CX1"/>
          </calcext:conditional-format>
          <calcext:conditional-format calcext:target-range-address="'2007.ntcir'.CY1:'2007.ntcir'.CY1">
            <calcext:condition calcext:apply-style-name="Accent" calcext:value="duplicate" calcext:base-cell-address="'2007.ntcir'.CY1"/>
          </calcext:conditional-format>
          <calcext:conditional-format calcext:target-range-address="'2007.ntcir'.CZ1:'2007.ntcir'.CZ1">
            <calcext:condition calcext:apply-style-name="Accent" calcext:value="duplicate" calcext:base-cell-address="'2007.ntcir'.CZ1"/>
          </calcext:conditional-format>
          <calcext:conditional-format calcext:target-range-address="'2007.ntcir'.DA1:'2007.ntcir'.DA1">
            <calcext:condition calcext:apply-style-name="Accent" calcext:value="duplicate" calcext:base-cell-address="'2007.ntcir'.DA1"/>
          </calcext:conditional-format>
          <calcext:conditional-format calcext:target-range-address="'2007.ntcir'.DB1:'2007.ntcir'.DB1">
            <calcext:condition calcext:apply-style-name="Accent" calcext:value="duplicate" calcext:base-cell-address="'2007.ntcir'.DB1"/>
          </calcext:conditional-format>
          <calcext:conditional-format calcext:target-range-address="'2007.ntcir'.DC1:'2007.ntcir'.DC1">
            <calcext:condition calcext:apply-style-name="Accent" calcext:value="duplicate" calcext:base-cell-address="'2007.ntcir'.DC1"/>
          </calcext:conditional-format>
          <calcext:conditional-format calcext:target-range-address="'2007.ntcir'.DD1:'2007.ntcir'.DD1">
            <calcext:condition calcext:apply-style-name="Accent" calcext:value="duplicate" calcext:base-cell-address="'2007.ntcir'.DD1"/>
          </calcext:conditional-format>
          <calcext:conditional-format calcext:target-range-address="'2007.ntcir'.DE1:'2007.ntcir'.DE1">
            <calcext:condition calcext:apply-style-name="Accent" calcext:value="duplicate" calcext:base-cell-address="'2007.ntcir'.DE1"/>
          </calcext:conditional-format>
          <calcext:conditional-format calcext:target-range-address="'2007.ntcir'.DF1:'2007.ntcir'.DF1">
            <calcext:condition calcext:apply-style-name="Accent" calcext:value="duplicate" calcext:base-cell-address="'2007.ntcir'.DF1"/>
          </calcext:conditional-format>
          <calcext:conditional-format calcext:target-range-address="'2007.ntcir'.DG1:'2007.ntcir'.DG1">
            <calcext:condition calcext:apply-style-name="Accent" calcext:value="duplicate" calcext:base-cell-address="'2007.ntcir'.DG1"/>
          </calcext:conditional-format>
          <calcext:conditional-format calcext:target-range-address="'2007.ntcir'.DH1:'2007.ntcir'.DH1">
            <calcext:condition calcext:apply-style-name="Accent" calcext:value="duplicate" calcext:base-cell-address="'2007.ntcir'.DH1"/>
          </calcext:conditional-format>
          <calcext:conditional-format calcext:target-range-address="'2007.ntcir'.DI1:'2007.ntcir'.DI1">
            <calcext:condition calcext:apply-style-name="Accent" calcext:value="duplicate" calcext:base-cell-address="'2007.ntcir'.DI1"/>
          </calcext:conditional-format>
          <calcext:conditional-format calcext:target-range-address="'2007.ntcir'.DJ1:'2007.ntcir'.DJ1">
            <calcext:condition calcext:apply-style-name="Accent" calcext:value="duplicate" calcext:base-cell-address="'2007.ntcir'.DJ1"/>
          </calcext:conditional-format>
          <calcext:conditional-format calcext:target-range-address="'2007.ntcir'.DK1:'2007.ntcir'.DK1">
            <calcext:condition calcext:apply-style-name="Accent" calcext:value="duplicate" calcext:base-cell-address="'2007.ntcir'.DK1"/>
          </calcext:conditional-format>
          <calcext:conditional-format calcext:target-range-address="'2007.ntcir'.DL1:'2007.ntcir'.DL1">
            <calcext:condition calcext:apply-style-name="Accent" calcext:value="duplicate" calcext:base-cell-address="'2007.ntcir'.DL1"/>
          </calcext:conditional-format>
          <calcext:conditional-format calcext:target-range-address="'2007.ntcir'.DM1:'2007.ntcir'.DM1">
            <calcext:condition calcext:apply-style-name="Accent" calcext:value="duplicate" calcext:base-cell-address="'2007.ntcir'.DM1"/>
          </calcext:conditional-format>
          <calcext:conditional-format calcext:target-range-address="'2007.ntcir'.DN1:'2007.ntcir'.DN1">
            <calcext:condition calcext:apply-style-name="Accent" calcext:value="duplicate" calcext:base-cell-address="'2007.ntcir'.DN1"/>
          </calcext:conditional-format>
          <calcext:conditional-format calcext:target-range-address="'2007.ntcir'.DO1:'2007.ntcir'.DO1">
            <calcext:condition calcext:apply-style-name="Accent" calcext:value="duplicate" calcext:base-cell-address="'2007.ntcir'.DO1"/>
          </calcext:conditional-format>
          <calcext:conditional-format calcext:target-range-address="'2007.ntcir'.DP1:'2007.ntcir'.DP1">
            <calcext:condition calcext:apply-style-name="Accent" calcext:value="duplicate" calcext:base-cell-address="'2007.ntcir'.DP1"/>
          </calcext:conditional-format>
          <calcext:conditional-format calcext:target-range-address="'2007.ntcir'.DQ1:'2007.ntcir'.DQ1">
            <calcext:condition calcext:apply-style-name="Accent" calcext:value="duplicate" calcext:base-cell-address="'2007.ntcir'.DQ1"/>
          </calcext:conditional-format>
          <calcext:conditional-format calcext:target-range-address="'2007.ntcir'.DR1:'2007.ntcir'.DR1">
            <calcext:condition calcext:apply-style-name="Accent" calcext:value="duplicate" calcext:base-cell-address="'2007.ntcir'.DR1"/>
          </calcext:conditional-format>
          <calcext:conditional-format calcext:target-range-address="'2007.ntcir'.DS1:'2007.ntcir'.DS1">
            <calcext:condition calcext:apply-style-name="Accent" calcext:value="duplicate" calcext:base-cell-address="'2007.ntcir'.DS1"/>
          </calcext:conditional-format>
          <calcext:conditional-format calcext:target-range-address="'2007.ntcir'.DT1:'2007.ntcir'.DT1">
            <calcext:condition calcext:apply-style-name="Accent" calcext:value="duplicate" calcext:base-cell-address="'2007.ntcir'.DT1"/>
          </calcext:conditional-format>
          <calcext:conditional-format calcext:target-range-address="'2007.ntcir'.DU1:'2007.ntcir'.DU1">
            <calcext:condition calcext:apply-style-name="Accent" calcext:value="duplicate" calcext:base-cell-address="'2007.ntcir'.DU1"/>
          </calcext:conditional-format>
          <calcext:conditional-format calcext:target-range-address="'2007.ntcir'.DV1:'2007.ntcir'.DV1">
            <calcext:condition calcext:apply-style-name="Accent" calcext:value="duplicate" calcext:base-cell-address="'2007.ntcir'.DV1"/>
          </calcext:conditional-format>
          <calcext:conditional-format calcext:target-range-address="'2007.ntcir'.DW1:'2007.ntcir'.DW1">
            <calcext:condition calcext:apply-style-name="Accent" calcext:value="duplicate" calcext:base-cell-address="'2007.ntcir'.DW1"/>
          </calcext:conditional-format>
          <calcext:conditional-format calcext:target-range-address="'2007.ntcir'.DX1:'2007.ntcir'.DX1">
            <calcext:condition calcext:apply-style-name="Accent" calcext:value="duplicate" calcext:base-cell-address="'2007.ntcir'.DX1"/>
          </calcext:conditional-format>
          <calcext:conditional-format calcext:target-range-address="'2007.ntcir'.DY1:'2007.ntcir'.DY1">
            <calcext:condition calcext:apply-style-name="Accent" calcext:value="duplicate" calcext:base-cell-address="'2007.ntcir'.DY1"/>
          </calcext:conditional-format>
          <calcext:conditional-format calcext:target-range-address="'2007.ntcir'.DZ1:'2007.ntcir'.DZ1">
            <calcext:condition calcext:apply-style-name="Accent" calcext:value="duplicate" calcext:base-cell-address="'2007.ntcir'.DZ1"/>
          </calcext:conditional-format>
          <calcext:conditional-format calcext:target-range-address="'2007.ntcir'.EA1:'2007.ntcir'.EA1">
            <calcext:condition calcext:apply-style-name="Accent" calcext:value="duplicate" calcext:base-cell-address="'2007.ntcir'.EA1"/>
          </calcext:conditional-format>
          <calcext:conditional-format calcext:target-range-address="'2007.ntcir'.EB1:'2007.ntcir'.EB1">
            <calcext:condition calcext:apply-style-name="Accent" calcext:value="duplicate" calcext:base-cell-address="'2007.ntcir'.EB1"/>
          </calcext:conditional-format>
          <calcext:conditional-format calcext:target-range-address="'2007.ntcir'.EC1:'2007.ntcir'.EC1">
            <calcext:condition calcext:apply-style-name="Accent" calcext:value="duplicate" calcext:base-cell-address="'2007.ntcir'.EC1"/>
          </calcext:conditional-format>
          <calcext:conditional-format calcext:target-range-address="'2007.ntcir'.ED1:'2007.ntcir'.ED1">
            <calcext:condition calcext:apply-style-name="Accent" calcext:value="duplicate" calcext:base-cell-address="'2007.ntcir'.ED1"/>
          </calcext:conditional-format>
          <calcext:conditional-format calcext:target-range-address="'2007.ntcir'.EE1:'2007.ntcir'.EE1">
            <calcext:condition calcext:apply-style-name="Accent" calcext:value="duplicate" calcext:base-cell-address="'2007.ntcir'.EE1"/>
          </calcext:conditional-format>
          <calcext:conditional-format calcext:target-range-address="'2007.ntcir'.EF1:'2007.ntcir'.EF1">
            <calcext:condition calcext:apply-style-name="Accent" calcext:value="duplicate" calcext:base-cell-address="'2007.ntcir'.EF1"/>
          </calcext:conditional-format>
          <calcext:conditional-format calcext:target-range-address="'2007.ntcir'.EG1:'2007.ntcir'.EG1">
            <calcext:condition calcext:apply-style-name="Accent" calcext:value="duplicate" calcext:base-cell-address="'2007.ntcir'.EG1"/>
          </calcext:conditional-format>
          <calcext:conditional-format calcext:target-range-address="'2007.ntcir'.EH1:'2007.ntcir'.EH1">
            <calcext:condition calcext:apply-style-name="Accent" calcext:value="duplicate" calcext:base-cell-address="'2007.ntcir'.EH1"/>
          </calcext:conditional-format>
          <calcext:conditional-format calcext:target-range-address="'2007.ntcir'.EI1:'2007.ntcir'.EI1">
            <calcext:condition calcext:apply-style-name="Accent" calcext:value="duplicate" calcext:base-cell-address="'2007.ntcir'.EI1"/>
          </calcext:conditional-format>
          <calcext:conditional-format calcext:target-range-address="'2007.ntcir'.EJ1:'2007.ntcir'.EJ1">
            <calcext:condition calcext:apply-style-name="Accent" calcext:value="duplicate" calcext:base-cell-address="'2007.ntcir'.EJ1"/>
          </calcext:conditional-format>
          <calcext:conditional-format calcext:target-range-address="'2007.ntcir'.EK1:'2007.ntcir'.EK1">
            <calcext:condition calcext:apply-style-name="Accent" calcext:value="duplicate" calcext:base-cell-address="'2007.ntcir'.EK1"/>
          </calcext:conditional-format>
          <calcext:conditional-format calcext:target-range-address="'2007.ntcir'.EL1:'2007.ntcir'.EL1">
            <calcext:condition calcext:apply-style-name="Accent" calcext:value="duplicate" calcext:base-cell-address="'2007.ntcir'.EL1"/>
          </calcext:conditional-format>
          <calcext:conditional-format calcext:target-range-address="'2007.ntcir'.EM1:'2007.ntcir'.EM1">
            <calcext:condition calcext:apply-style-name="Accent" calcext:value="duplicate" calcext:base-cell-address="'2007.ntcir'.EM1"/>
          </calcext:conditional-format>
          <calcext:conditional-format calcext:target-range-address="'2007.ntcir'.EN1:'2007.ntcir'.EN1">
            <calcext:condition calcext:apply-style-name="Accent" calcext:value="duplicate" calcext:base-cell-address="'2007.ntcir'.EN1"/>
          </calcext:conditional-format>
          <calcext:conditional-format calcext:target-range-address="'2007.ntcir'.EO1:'2007.ntcir'.EO1">
            <calcext:condition calcext:apply-style-name="Accent" calcext:value="duplicate" calcext:base-cell-address="'2007.ntcir'.EO1"/>
          </calcext:conditional-format>
          <calcext:conditional-format calcext:target-range-address="'2007.ntcir'.EP1:'2007.ntcir'.EP1">
            <calcext:condition calcext:apply-style-name="Accent" calcext:value="duplicate" calcext:base-cell-address="'2007.ntcir'.EP1"/>
          </calcext:conditional-format>
          <calcext:conditional-format calcext:target-range-address="'2007.ntcir'.EQ1:'2007.ntcir'.EQ1">
            <calcext:condition calcext:apply-style-name="Accent" calcext:value="duplicate" calcext:base-cell-address="'2007.ntcir'.EQ1"/>
          </calcext:conditional-format>
          <calcext:conditional-format calcext:target-range-address="'2007.ntcir'.ER1:'2007.ntcir'.ER1">
            <calcext:condition calcext:apply-style-name="Accent" calcext:value="duplicate" calcext:base-cell-address="'2007.ntcir'.ER1"/>
          </calcext:conditional-format>
          <calcext:conditional-format calcext:target-range-address="'2007.ntcir'.ES1:'2007.ntcir'.ES1">
            <calcext:condition calcext:apply-style-name="Accent" calcext:value="duplicate" calcext:base-cell-address="'2007.ntcir'.ES1"/>
          </calcext:conditional-format>
          <calcext:conditional-format calcext:target-range-address="'2007.ntcir'.ET1:'2007.ntcir'.ET1">
            <calcext:condition calcext:apply-style-name="Accent" calcext:value="duplicate" calcext:base-cell-address="'2007.ntcir'.ET1"/>
          </calcext:conditional-format>
          <calcext:conditional-format calcext:target-range-address="'2007.ntcir'.EU1:'2007.ntcir'.EU1">
            <calcext:condition calcext:apply-style-name="Accent" calcext:value="duplicate" calcext:base-cell-address="'2007.ntcir'.EU1"/>
          </calcext:conditional-format>
          <calcext:conditional-format calcext:target-range-address="'2007.ntcir'.EV1:'2007.ntcir'.EV1">
            <calcext:condition calcext:apply-style-name="Accent" calcext:value="duplicate" calcext:base-cell-address="'2007.ntcir'.EV1"/>
          </calcext:conditional-format>
          <calcext:conditional-format calcext:target-range-address="'2007.ntcir'.EW1:'2007.ntcir'.EW1">
            <calcext:condition calcext:apply-style-name="Accent" calcext:value="duplicate" calcext:base-cell-address="'2007.ntcir'.EW1"/>
          </calcext:conditional-format>
          <calcext:conditional-format calcext:target-range-address="'2007.ntcir'.EX1:'2007.ntcir'.EX1">
            <calcext:condition calcext:apply-style-name="Accent" calcext:value="duplicate" calcext:base-cell-address="'2007.ntcir'.EX1"/>
          </calcext:conditional-format>
          <calcext:conditional-format calcext:target-range-address="'2007.ntcir'.EY1:'2007.ntcir'.EY1">
            <calcext:condition calcext:apply-style-name="Accent" calcext:value="duplicate" calcext:base-cell-address="'2007.ntcir'.EY1"/>
          </calcext:conditional-format>
          <calcext:conditional-format calcext:target-range-address="'2007.ntcir'.EZ1:'2007.ntcir'.EZ1">
            <calcext:condition calcext:apply-style-name="Accent" calcext:value="duplicate" calcext:base-cell-address="'2007.ntcir'.EZ1"/>
          </calcext:conditional-format>
          <calcext:conditional-format calcext:target-range-address="'2007.ntcir'.FA1:'2007.ntcir'.FA1">
            <calcext:condition calcext:apply-style-name="Accent" calcext:value="duplicate" calcext:base-cell-address="'2007.ntcir'.FA1"/>
          </calcext:conditional-format>
          <calcext:conditional-format calcext:target-range-address="'2007.ntcir'.FB1:'2007.ntcir'.FB1">
            <calcext:condition calcext:apply-style-name="Accent" calcext:value="duplicate" calcext:base-cell-address="'2007.ntcir'.FB1"/>
          </calcext:conditional-format>
          <calcext:conditional-format calcext:target-range-address="'2007.ntcir'.FC1:'2007.ntcir'.FC1">
            <calcext:condition calcext:apply-style-name="Accent" calcext:value="duplicate" calcext:base-cell-address="'2007.ntcir'.FC1"/>
          </calcext:conditional-format>
          <calcext:conditional-format calcext:target-range-address="'2007.ntcir'.FD1:'2007.ntcir'.FD1">
            <calcext:condition calcext:apply-style-name="Accent" calcext:value="duplicate" calcext:base-cell-address="'2007.ntcir'.FD1"/>
          </calcext:conditional-format>
          <calcext:conditional-format calcext:target-range-address="'2007.ntcir'.FE1:'2007.ntcir'.FE1">
            <calcext:condition calcext:apply-style-name="Accent" calcext:value="duplicate" calcext:base-cell-address="'2007.ntcir'.FE1"/>
          </calcext:conditional-format>
          <calcext:conditional-format calcext:target-range-address="'2007.ntcir'.FF1:'2007.ntcir'.FF1">
            <calcext:condition calcext:apply-style-name="Accent" calcext:value="duplicate" calcext:base-cell-address="'2007.ntcir'.FF1"/>
          </calcext:conditional-format>
          <calcext:conditional-format calcext:target-range-address="'2007.ntcir'.FG1:'2007.ntcir'.FG1">
            <calcext:condition calcext:apply-style-name="Accent" calcext:value="duplicate" calcext:base-cell-address="'2007.ntcir'.FG1"/>
          </calcext:conditional-format>
          <calcext:conditional-format calcext:target-range-address="'2007.ntcir'.FH1:'2007.ntcir'.FH1">
            <calcext:condition calcext:apply-style-name="Accent" calcext:value="duplicate" calcext:base-cell-address="'2007.ntcir'.FH1"/>
          </calcext:conditional-format>
          <calcext:conditional-format calcext:target-range-address="'2007.ntcir'.FI1:'2007.ntcir'.FI1">
            <calcext:condition calcext:apply-style-name="Accent" calcext:value="duplicate" calcext:base-cell-address="'2007.ntcir'.FI1"/>
          </calcext:conditional-format>
          <calcext:conditional-format calcext:target-range-address="'2007.ntcir'.FJ1:'2007.ntcir'.FJ1">
            <calcext:condition calcext:apply-style-name="Accent" calcext:value="duplicate" calcext:base-cell-address="'2007.ntcir'.FJ1"/>
          </calcext:conditional-format>
          <calcext:conditional-format calcext:target-range-address="'2007.ntcir'.FK1:'2007.ntcir'.FK1">
            <calcext:condition calcext:apply-style-name="Accent" calcext:value="duplicate" calcext:base-cell-address="'2007.ntcir'.FK1"/>
          </calcext:conditional-format>
          <calcext:conditional-format calcext:target-range-address="'2007.ntcir'.FL1:'2007.ntcir'.FL1">
            <calcext:condition calcext:apply-style-name="Accent" calcext:value="duplicate" calcext:base-cell-address="'2007.ntcir'.FL1"/>
          </calcext:conditional-format>
          <calcext:conditional-format calcext:target-range-address="'2007.ntcir'.FM1:'2007.ntcir'.FM1">
            <calcext:condition calcext:apply-style-name="Accent" calcext:value="duplicate" calcext:base-cell-address="'2007.ntcir'.FM1"/>
          </calcext:conditional-format>
          <calcext:conditional-format calcext:target-range-address="'2007.ntcir'.FN1:'2007.ntcir'.FN1">
            <calcext:condition calcext:apply-style-name="Accent" calcext:value="duplicate" calcext:base-cell-address="'2007.ntcir'.FN1"/>
          </calcext:conditional-format>
          <calcext:conditional-format calcext:target-range-address="'2007.ntcir'.FO1:'2007.ntcir'.FO1">
            <calcext:condition calcext:apply-style-name="Accent" calcext:value="duplicate" calcext:base-cell-address="'2007.ntcir'.FO1"/>
          </calcext:conditional-format>
          <calcext:conditional-format calcext:target-range-address="'2007.ntcir'.FP1:'2007.ntcir'.FP1">
            <calcext:condition calcext:apply-style-name="Accent" calcext:value="duplicate" calcext:base-cell-address="'2007.ntcir'.FP1"/>
          </calcext:conditional-format>
          <calcext:conditional-format calcext:target-range-address="'2007.ntcir'.FQ1:'2007.ntcir'.FQ1">
            <calcext:condition calcext:apply-style-name="Accent" calcext:value="duplicate" calcext:base-cell-address="'2007.ntcir'.FQ1"/>
          </calcext:conditional-format>
          <calcext:conditional-format calcext:target-range-address="'2007.ntcir'.FR1:'2007.ntcir'.FR1">
            <calcext:condition calcext:apply-style-name="Accent" calcext:value="duplicate" calcext:base-cell-address="'2007.ntcir'.FR1"/>
          </calcext:conditional-format>
          <calcext:conditional-format calcext:target-range-address="'2007.ntcir'.FS1:'2007.ntcir'.FS1">
            <calcext:condition calcext:apply-style-name="Accent" calcext:value="duplicate" calcext:base-cell-address="'2007.ntcir'.FS1"/>
          </calcext:conditional-format>
          <calcext:conditional-format calcext:target-range-address="'2007.ntcir'.FT1:'2007.ntcir'.FT1">
            <calcext:condition calcext:apply-style-name="Accent" calcext:value="duplicate" calcext:base-cell-address="'2007.ntcir'.FT1"/>
          </calcext:conditional-format>
          <calcext:conditional-format calcext:target-range-address="'2007.ntcir'.FU1:'2007.ntcir'.FU1">
            <calcext:condition calcext:apply-style-name="Accent" calcext:value="duplicate" calcext:base-cell-address="'2007.ntcir'.FU1"/>
          </calcext:conditional-format>
          <calcext:conditional-format calcext:target-range-address="'2007.ntcir'.FV1:'2007.ntcir'.FV1">
            <calcext:condition calcext:apply-style-name="Accent" calcext:value="duplicate" calcext:base-cell-address="'2007.ntcir'.FV1"/>
          </calcext:conditional-format>
          <calcext:conditional-format calcext:target-range-address="'2007.ntcir'.FW1:'2007.ntcir'.FW1">
            <calcext:condition calcext:apply-style-name="Accent" calcext:value="duplicate" calcext:base-cell-address="'2007.ntcir'.FW1"/>
          </calcext:conditional-format>
          <calcext:conditional-format calcext:target-range-address="'2007.ntcir'.FX1:'2007.ntcir'.FX1">
            <calcext:condition calcext:apply-style-name="Accent" calcext:value="duplicate" calcext:base-cell-address="'2007.ntcir'.FX1"/>
          </calcext:conditional-format>
          <calcext:conditional-format calcext:target-range-address="'2007.ntcir'.FY1:'2007.ntcir'.FY1">
            <calcext:condition calcext:apply-style-name="Accent" calcext:value="duplicate" calcext:base-cell-address="'2007.ntcir'.FY1"/>
          </calcext:conditional-format>
          <calcext:conditional-format calcext:target-range-address="'2007.ntcir'.FZ1:'2007.ntcir'.FZ1">
            <calcext:condition calcext:apply-style-name="Accent" calcext:value="duplicate" calcext:base-cell-address="'2007.ntcir'.FZ1"/>
          </calcext:conditional-format>
          <calcext:conditional-format calcext:target-range-address="'2007.ntcir'.GA1:'2007.ntcir'.GA1">
            <calcext:condition calcext:apply-style-name="Accent" calcext:value="duplicate" calcext:base-cell-address="'2007.ntcir'.GA1"/>
          </calcext:conditional-format>
          <calcext:conditional-format calcext:target-range-address="'2007.ntcir'.GB1:'2007.ntcir'.GB1">
            <calcext:condition calcext:apply-style-name="Accent" calcext:value="duplicate" calcext:base-cell-address="'2007.ntcir'.GB1"/>
          </calcext:conditional-format>
          <calcext:conditional-format calcext:target-range-address="'2007.ntcir'.GC1:'2007.ntcir'.GC1">
            <calcext:condition calcext:apply-style-name="Accent" calcext:value="duplicate" calcext:base-cell-address="'2007.ntcir'.GC1"/>
          </calcext:conditional-format>
          <calcext:conditional-format calcext:target-range-address="'2007.ntcir'.GD1:'2007.ntcir'.GD1">
            <calcext:condition calcext:apply-style-name="Accent" calcext:value="duplicate" calcext:base-cell-address="'2007.ntcir'.GD1"/>
          </calcext:conditional-format>
          <calcext:conditional-format calcext:target-range-address="'2007.ntcir'.GE1:'2007.ntcir'.GE1">
            <calcext:condition calcext:apply-style-name="Accent" calcext:value="duplicate" calcext:base-cell-address="'2007.ntcir'.GE1"/>
          </calcext:conditional-format>
          <calcext:conditional-format calcext:target-range-address="'2007.ntcir'.GF1:'2007.ntcir'.GF1">
            <calcext:condition calcext:apply-style-name="Accent" calcext:value="duplicate" calcext:base-cell-address="'2007.ntcir'.GF1"/>
          </calcext:conditional-format>
          <calcext:conditional-format calcext:target-range-address="'2007.ntcir'.GG1:'2007.ntcir'.GG1">
            <calcext:condition calcext:apply-style-name="Accent" calcext:value="duplicate" calcext:base-cell-address="'2007.ntcir'.GG1"/>
          </calcext:conditional-format>
          <calcext:conditional-format calcext:target-range-address="'2007.ntcir'.GH1:'2007.ntcir'.GH1">
            <calcext:condition calcext:apply-style-name="Accent" calcext:value="duplicate" calcext:base-cell-address="'2007.ntcir'.GH1"/>
          </calcext:conditional-format>
          <calcext:conditional-format calcext:target-range-address="'2007.ntcir'.GI1:'2007.ntcir'.GI1">
            <calcext:condition calcext:apply-style-name="Accent" calcext:value="duplicate" calcext:base-cell-address="'2007.ntcir'.GI1"/>
          </calcext:conditional-format>
          <calcext:conditional-format calcext:target-range-address="'2007.ntcir'.GJ1:'2007.ntcir'.GJ1">
            <calcext:condition calcext:apply-style-name="Accent" calcext:value="duplicate" calcext:base-cell-address="'2007.ntcir'.GJ1"/>
          </calcext:conditional-format>
          <calcext:conditional-format calcext:target-range-address="'2007.ntcir'.GK1:'2007.ntcir'.GK1">
            <calcext:condition calcext:apply-style-name="Accent" calcext:value="duplicate" calcext:base-cell-address="'2007.ntcir'.GK1"/>
          </calcext:conditional-format>
          <calcext:conditional-format calcext:target-range-address="'2007.ntcir'.GL1:'2007.ntcir'.GL1">
            <calcext:condition calcext:apply-style-name="Accent" calcext:value="duplicate" calcext:base-cell-address="'2007.ntcir'.GL1"/>
          </calcext:conditional-format>
          <calcext:conditional-format calcext:target-range-address="'2007.ntcir'.GM1:'2007.ntcir'.GM1">
            <calcext:condition calcext:apply-style-name="Accent" calcext:value="duplicate" calcext:base-cell-address="'2007.ntcir'.GM1"/>
          </calcext:conditional-format>
          <calcext:conditional-format calcext:target-range-address="'2007.ntcir'.GN1:'2007.ntcir'.GN1">
            <calcext:condition calcext:apply-style-name="Accent" calcext:value="duplicate" calcext:base-cell-address="'2007.ntcir'.GN1"/>
          </calcext:conditional-format>
          <calcext:conditional-format calcext:target-range-address="'2007.ntcir'.GO1:'2007.ntcir'.GO1">
            <calcext:condition calcext:apply-style-name="Accent" calcext:value="duplicate" calcext:base-cell-address="'2007.ntcir'.GO1"/>
          </calcext:conditional-format>
          <calcext:conditional-format calcext:target-range-address="'2007.ntcir'.GP1:'2007.ntcir'.GP1">
            <calcext:condition calcext:apply-style-name="Accent" calcext:value="duplicate" calcext:base-cell-address="'2007.ntcir'.GP1"/>
          </calcext:conditional-format>
          <calcext:conditional-format calcext:target-range-address="'2007.ntcir'.GQ1:'2007.ntcir'.GQ1">
            <calcext:condition calcext:apply-style-name="Accent" calcext:value="duplicate" calcext:base-cell-address="'2007.ntcir'.GQ1"/>
          </calcext:conditional-format>
          <calcext:conditional-format calcext:target-range-address="'2007.ntcir'.GR1:'2007.ntcir'.GR1">
            <calcext:condition calcext:apply-style-name="Accent" calcext:value="duplicate" calcext:base-cell-address="'2007.ntcir'.GR1"/>
          </calcext:conditional-format>
          <calcext:conditional-format calcext:target-range-address="'2007.ntcir'.GS1:'2007.ntcir'.GS1">
            <calcext:condition calcext:apply-style-name="Accent" calcext:value="duplicate" calcext:base-cell-address="'2007.ntcir'.GS1"/>
          </calcext:conditional-format>
          <calcext:conditional-format calcext:target-range-address="'2007.ntcir'.GT1:'2007.ntcir'.GT1">
            <calcext:condition calcext:apply-style-name="Accent" calcext:value="duplicate" calcext:base-cell-address="'2007.ntcir'.GT1"/>
          </calcext:conditional-format>
          <calcext:conditional-format calcext:target-range-address="'2007.ntcir'.GU1:'2007.ntcir'.GU1">
            <calcext:condition calcext:apply-style-name="Accent" calcext:value="duplicate" calcext:base-cell-address="'2007.ntcir'.GU1"/>
          </calcext:conditional-format>
          <calcext:conditional-format calcext:target-range-address="'2007.ntcir'.GV1:'2007.ntcir'.GV1">
            <calcext:condition calcext:apply-style-name="Accent" calcext:value="duplicate" calcext:base-cell-address="'2007.ntcir'.GV1"/>
          </calcext:conditional-format>
          <calcext:conditional-format calcext:target-range-address="'2007.ntcir'.GW1:'2007.ntcir'.GW1">
            <calcext:condition calcext:apply-style-name="Accent" calcext:value="duplicate" calcext:base-cell-address="'2007.ntcir'.GW1"/>
          </calcext:conditional-format>
          <calcext:conditional-format calcext:target-range-address="'2007.ntcir'.GX1:'2007.ntcir'.GX1">
            <calcext:condition calcext:apply-style-name="Accent" calcext:value="duplicate" calcext:base-cell-address="'2007.ntcir'.GX1"/>
          </calcext:conditional-format>
          <calcext:conditional-format calcext:target-range-address="'2007.ntcir'.GY1:'2007.ntcir'.GY1">
            <calcext:condition calcext:apply-style-name="Accent" calcext:value="duplicate" calcext:base-cell-address="'2007.ntcir'.GY1"/>
          </calcext:conditional-format>
          <calcext:conditional-format calcext:target-range-address="'2007.ntcir'.GZ1:'2007.ntcir'.GZ1">
            <calcext:condition calcext:apply-style-name="Accent" calcext:value="duplicate" calcext:base-cell-address="'2007.ntcir'.GZ1"/>
          </calcext:conditional-format>
          <calcext:conditional-format calcext:target-range-address="'2007.ntcir'.HA1:'2007.ntcir'.HA1">
            <calcext:condition calcext:apply-style-name="Accent" calcext:value="duplicate" calcext:base-cell-address="'2007.ntcir'.HA1"/>
          </calcext:conditional-format>
          <calcext:conditional-format calcext:target-range-address="'2007.ntcir'.HB1:'2007.ntcir'.HB1">
            <calcext:condition calcext:apply-style-name="Accent" calcext:value="duplicate" calcext:base-cell-address="'2007.ntcir'.HB1"/>
          </calcext:conditional-format>
          <calcext:conditional-format calcext:target-range-address="'2007.ntcir'.HC1:'2007.ntcir'.HC1">
            <calcext:condition calcext:apply-style-name="Accent" calcext:value="duplicate" calcext:base-cell-address="'2007.ntcir'.HC1"/>
          </calcext:conditional-format>
          <calcext:conditional-format calcext:target-range-address="'2007.ntcir'.HD1:'2007.ntcir'.HD1">
            <calcext:condition calcext:apply-style-name="Accent" calcext:value="duplicate" calcext:base-cell-address="'2007.ntcir'.HD1"/>
          </calcext:conditional-format>
          <calcext:conditional-format calcext:target-range-address="'2007.ntcir'.HE1:'2007.ntcir'.HE1">
            <calcext:condition calcext:apply-style-name="Accent" calcext:value="duplicate" calcext:base-cell-address="'2007.ntcir'.HE1"/>
          </calcext:conditional-format>
          <calcext:conditional-format calcext:target-range-address="'2007.ntcir'.HF1:'2007.ntcir'.HF1">
            <calcext:condition calcext:apply-style-name="Accent" calcext:value="duplicate" calcext:base-cell-address="'2007.ntcir'.HF1"/>
          </calcext:conditional-format>
          <calcext:conditional-format calcext:target-range-address="'2007.ntcir'.HG1:'2007.ntcir'.HG1">
            <calcext:condition calcext:apply-style-name="Accent" calcext:value="duplicate" calcext:base-cell-address="'2007.ntcir'.HG1"/>
          </calcext:conditional-format>
          <calcext:conditional-format calcext:target-range-address="'2007.ntcir'.HH1:'2007.ntcir'.HH1">
            <calcext:condition calcext:apply-style-name="Accent" calcext:value="duplicate" calcext:base-cell-address="'2007.ntcir'.HH1"/>
          </calcext:conditional-format>
          <calcext:conditional-format calcext:target-range-address="'2007.ntcir'.HI1:'2007.ntcir'.HI1">
            <calcext:condition calcext:apply-style-name="Accent" calcext:value="duplicate" calcext:base-cell-address="'2007.ntcir'.HI1"/>
          </calcext:conditional-format>
          <calcext:conditional-format calcext:target-range-address="'2007.ntcir'.HJ1:'2007.ntcir'.HJ1">
            <calcext:condition calcext:apply-style-name="Accent" calcext:value="duplicate" calcext:base-cell-address="'2007.ntcir'.HJ1"/>
          </calcext:conditional-format>
          <calcext:conditional-format calcext:target-range-address="'2007.ntcir'.HK1:'2007.ntcir'.HK1">
            <calcext:condition calcext:apply-style-name="Accent" calcext:value="duplicate" calcext:base-cell-address="'2007.ntcir'.HK1"/>
          </calcext:conditional-format>
          <calcext:conditional-format calcext:target-range-address="'2007.ntcir'.HL1:'2007.ntcir'.HL1">
            <calcext:condition calcext:apply-style-name="Accent" calcext:value="duplicate" calcext:base-cell-address="'2007.ntcir'.HL1"/>
          </calcext:conditional-format>
          <calcext:conditional-format calcext:target-range-address="'2007.ntcir'.HM1:'2007.ntcir'.HM1">
            <calcext:condition calcext:apply-style-name="Accent" calcext:value="duplicate" calcext:base-cell-address="'2007.ntcir'.HM1"/>
          </calcext:conditional-format>
          <calcext:conditional-format calcext:target-range-address="'2007.ntcir'.HN1:'2007.ntcir'.HN1">
            <calcext:condition calcext:apply-style-name="Accent" calcext:value="duplicate" calcext:base-cell-address="'2007.ntcir'.HN1"/>
          </calcext:conditional-format>
          <calcext:conditional-format calcext:target-range-address="'2007.ntcir'.HO1:'2007.ntcir'.HO1">
            <calcext:condition calcext:apply-style-name="Accent" calcext:value="duplicate" calcext:base-cell-address="'2007.ntcir'.HO1"/>
          </calcext:conditional-format>
          <calcext:conditional-format calcext:target-range-address="'2007.ntcir'.HP1:'2007.ntcir'.HP1">
            <calcext:condition calcext:apply-style-name="Accent" calcext:value="duplicate" calcext:base-cell-address="'2007.ntcir'.HP1"/>
          </calcext:conditional-format>
          <calcext:conditional-format calcext:target-range-address="'2007.ntcir'.HQ1:'2007.ntcir'.HQ1">
            <calcext:condition calcext:apply-style-name="Accent" calcext:value="duplicate" calcext:base-cell-address="'2007.ntcir'.HQ1"/>
          </calcext:conditional-format>
          <calcext:conditional-format calcext:target-range-address="'2007.ntcir'.HR1:'2007.ntcir'.HR1">
            <calcext:condition calcext:apply-style-name="Accent" calcext:value="duplicate" calcext:base-cell-address="'2007.ntcir'.HR1"/>
          </calcext:conditional-format>
          <calcext:conditional-format calcext:target-range-address="'2007.ntcir'.HS1:'2007.ntcir'.HS1">
            <calcext:condition calcext:apply-style-name="Accent" calcext:value="duplicate" calcext:base-cell-address="'2007.ntcir'.HS1"/>
          </calcext:conditional-format>
          <calcext:conditional-format calcext:target-range-address="'2007.ntcir'.HT1:'2007.ntcir'.HT1">
            <calcext:condition calcext:apply-style-name="Accent" calcext:value="duplicate" calcext:base-cell-address="'2007.ntcir'.HT1"/>
          </calcext:conditional-format>
          <calcext:conditional-format calcext:target-range-address="'2007.ntcir'.HU1:'2007.ntcir'.HU1">
            <calcext:condition calcext:apply-style-name="Accent" calcext:value="duplicate" calcext:base-cell-address="'2007.ntcir'.HU1"/>
          </calcext:conditional-format>
          <calcext:conditional-format calcext:target-range-address="'2007.ntcir'.HV1:'2007.ntcir'.HV1">
            <calcext:condition calcext:apply-style-name="Accent" calcext:value="duplicate" calcext:base-cell-address="'2007.ntcir'.HV1"/>
          </calcext:conditional-format>
          <calcext:conditional-format calcext:target-range-address="'2007.ntcir'.HW1:'2007.ntcir'.HW1">
            <calcext:condition calcext:apply-style-name="Accent" calcext:value="duplicate" calcext:base-cell-address="'2007.ntcir'.HW1"/>
          </calcext:conditional-format>
          <calcext:conditional-format calcext:target-range-address="'2007.ntcir'.HX1:'2007.ntcir'.HX1">
            <calcext:condition calcext:apply-style-name="Accent" calcext:value="duplicate" calcext:base-cell-address="'2007.ntcir'.HX1"/>
          </calcext:conditional-format>
          <calcext:conditional-format calcext:target-range-address="'2007.ntcir'.HY1:'2007.ntcir'.HY1">
            <calcext:condition calcext:apply-style-name="Accent" calcext:value="duplicate" calcext:base-cell-address="'2007.ntcir'.HY1"/>
          </calcext:conditional-format>
          <calcext:conditional-format calcext:target-range-address="'2007.ntcir'.HZ1:'2007.ntcir'.HZ1">
            <calcext:condition calcext:apply-style-name="Accent" calcext:value="duplicate" calcext:base-cell-address="'2007.ntcir'.HZ1"/>
          </calcext:conditional-format>
          <calcext:conditional-format calcext:target-range-address="'2007.ntcir'.IA1:'2007.ntcir'.IA1">
            <calcext:condition calcext:apply-style-name="Accent" calcext:value="duplicate" calcext:base-cell-address="'2007.ntcir'.IA1"/>
          </calcext:conditional-format>
          <calcext:conditional-format calcext:target-range-address="'2007.ntcir'.IB1:'2007.ntcir'.IB1">
            <calcext:condition calcext:apply-style-name="Accent" calcext:value="duplicate" calcext:base-cell-address="'2007.ntcir'.IB1"/>
          </calcext:conditional-format>
          <calcext:conditional-format calcext:target-range-address="'2007.ntcir'.IC1:'2007.ntcir'.IC1">
            <calcext:condition calcext:apply-style-name="Accent" calcext:value="duplicate" calcext:base-cell-address="'2007.ntcir'.IC1"/>
          </calcext:conditional-format>
          <calcext:conditional-format calcext:target-range-address="'2007.ntcir'.ID1:'2007.ntcir'.ID1">
            <calcext:condition calcext:apply-style-name="Accent" calcext:value="duplicate" calcext:base-cell-address="'2007.ntcir'.ID1"/>
          </calcext:conditional-format>
          <calcext:conditional-format calcext:target-range-address="'2007.ntcir'.IE1:'2007.ntcir'.IE1">
            <calcext:condition calcext:apply-style-name="Accent" calcext:value="duplicate" calcext:base-cell-address="'2007.ntcir'.IE1"/>
          </calcext:conditional-format>
          <calcext:conditional-format calcext:target-range-address="'2007.ntcir'.IF1:'2007.ntcir'.IF1">
            <calcext:condition calcext:apply-style-name="Accent" calcext:value="duplicate" calcext:base-cell-address="'2007.ntcir'.IF1"/>
          </calcext:conditional-format>
          <calcext:conditional-format calcext:target-range-address="'2007.ntcir'.IG1:'2007.ntcir'.IG1">
            <calcext:condition calcext:apply-style-name="Accent" calcext:value="duplicate" calcext:base-cell-address="'2007.ntcir'.IG1"/>
          </calcext:conditional-format>
          <calcext:conditional-format calcext:target-range-address="'2007.ntcir'.IH1:'2007.ntcir'.IH1">
            <calcext:condition calcext:apply-style-name="Accent" calcext:value="duplicate" calcext:base-cell-address="'2007.ntcir'.IH1"/>
          </calcext:conditional-format>
          <calcext:conditional-format calcext:target-range-address="'2007.ntcir'.II1:'2007.ntcir'.II1">
            <calcext:condition calcext:apply-style-name="Accent" calcext:value="duplicate" calcext:base-cell-address="'2007.ntcir'.II1"/>
          </calcext:conditional-format>
          <calcext:conditional-format calcext:target-range-address="'2007.ntcir'.IJ1:'2007.ntcir'.IJ1">
            <calcext:condition calcext:apply-style-name="Accent" calcext:value="duplicate" calcext:base-cell-address="'2007.ntcir'.IJ1"/>
          </calcext:conditional-format>
          <calcext:conditional-format calcext:target-range-address="'2007.ntcir'.IK1:'2007.ntcir'.IK1">
            <calcext:condition calcext:apply-style-name="Accent" calcext:value="duplicate" calcext:base-cell-address="'2007.ntcir'.IK1"/>
          </calcext:conditional-format>
          <calcext:conditional-format calcext:target-range-address="'2007.ntcir'.IL1:'2007.ntcir'.IL1">
            <calcext:condition calcext:apply-style-name="Accent" calcext:value="duplicate" calcext:base-cell-address="'2007.ntcir'.IL1"/>
          </calcext:conditional-format>
          <calcext:conditional-format calcext:target-range-address="'2007.ntcir'.IM1:'2007.ntcir'.IM1">
            <calcext:condition calcext:apply-style-name="Accent" calcext:value="duplicate" calcext:base-cell-address="'2007.ntcir'.IM1"/>
          </calcext:conditional-format>
          <calcext:conditional-format calcext:target-range-address="'2007.ntcir'.IN1:'2007.ntcir'.IN1">
            <calcext:condition calcext:apply-style-name="Accent" calcext:value="duplicate" calcext:base-cell-address="'2007.ntcir'.IN1"/>
          </calcext:conditional-format>
          <calcext:conditional-format calcext:target-range-address="'2007.ntcir'.IO1:'2007.ntcir'.IO1">
            <calcext:condition calcext:apply-style-name="Accent" calcext:value="duplicate" calcext:base-cell-address="'2007.ntcir'.IO1"/>
          </calcext:conditional-format>
          <calcext:conditional-format calcext:target-range-address="'2007.ntcir'.IP1:'2007.ntcir'.IP1">
            <calcext:condition calcext:apply-style-name="Accent" calcext:value="duplicate" calcext:base-cell-address="'2007.ntcir'.IP1"/>
          </calcext:conditional-format>
          <calcext:conditional-format calcext:target-range-address="'2007.ntcir'.IQ1:'2007.ntcir'.IQ1">
            <calcext:condition calcext:apply-style-name="Accent" calcext:value="duplicate" calcext:base-cell-address="'2007.ntcir'.IQ1"/>
          </calcext:conditional-format>
          <calcext:conditional-format calcext:target-range-address="'2007.ntcir'.IR1:'2007.ntcir'.IR1">
            <calcext:condition calcext:apply-style-name="Accent" calcext:value="duplicate" calcext:base-cell-address="'2007.ntcir'.IR1"/>
          </calcext:conditional-format>
          <calcext:conditional-format calcext:target-range-address="'2007.ntcir'.IS1:'2007.ntcir'.IS1">
            <calcext:condition calcext:apply-style-name="Accent" calcext:value="duplicate" calcext:base-cell-address="'2007.ntcir'.IS1"/>
          </calcext:conditional-format>
          <calcext:conditional-format calcext:target-range-address="'2007.ntcir'.IT1:'2007.ntcir'.IT1">
            <calcext:condition calcext:apply-style-name="Accent" calcext:value="duplicate" calcext:base-cell-address="'2007.ntcir'.IT1"/>
          </calcext:conditional-format>
          <calcext:conditional-format calcext:target-range-address="'2007.ntcir'.IU1:'2007.ntcir'.IU1">
            <calcext:condition calcext:apply-style-name="Accent" calcext:value="duplicate" calcext:base-cell-address="'2007.ntcir'.IU1"/>
          </calcext:conditional-format>
          <calcext:conditional-format calcext:target-range-address="'2007.ntcir'.IV1:'2007.ntcir'.IV1">
            <calcext:condition calcext:apply-style-name="Accent" calcext:value="duplicate" calcext:base-cell-address="'2007.ntcir'.IV1"/>
          </calcext:conditional-format>
          <calcext:conditional-format calcext:target-range-address="'2007.ntcir'.IW1:'2007.ntcir'.IW1">
            <calcext:condition calcext:apply-style-name="Accent" calcext:value="duplicate" calcext:base-cell-address="'2007.ntcir'.IW1"/>
          </calcext:conditional-format>
          <calcext:conditional-format calcext:target-range-address="'2007.ntcir'.IX1:'2007.ntcir'.IX1">
            <calcext:condition calcext:apply-style-name="Accent" calcext:value="duplicate" calcext:base-cell-address="'2007.ntcir'.IX1"/>
          </calcext:conditional-format>
          <calcext:conditional-format calcext:target-range-address="'2007.ntcir'.IY1:'2007.ntcir'.IY1">
            <calcext:condition calcext:apply-style-name="Accent" calcext:value="duplicate" calcext:base-cell-address="'2007.ntcir'.IY1"/>
          </calcext:conditional-format>
          <calcext:conditional-format calcext:target-range-address="'2007.ntcir'.IZ1:'2007.ntcir'.IZ1">
            <calcext:condition calcext:apply-style-name="Accent" calcext:value="duplicate" calcext:base-cell-address="'2007.ntcir'.IZ1"/>
          </calcext:conditional-format>
          <calcext:conditional-format calcext:target-range-address="'2007.ntcir'.JA1:'2007.ntcir'.JA1">
            <calcext:condition calcext:apply-style-name="Accent" calcext:value="duplicate" calcext:base-cell-address="'2007.ntcir'.JA1"/>
          </calcext:conditional-format>
          <calcext:conditional-format calcext:target-range-address="'2007.ntcir'.JB1:'2007.ntcir'.JB1">
            <calcext:condition calcext:apply-style-name="Accent" calcext:value="duplicate" calcext:base-cell-address="'2007.ntcir'.JB1"/>
          </calcext:conditional-format>
          <calcext:conditional-format calcext:target-range-address="'2007.ntcir'.JC1:'2007.ntcir'.JC1">
            <calcext:condition calcext:apply-style-name="Accent" calcext:value="duplicate" calcext:base-cell-address="'2007.ntcir'.JC1"/>
          </calcext:conditional-format>
          <calcext:conditional-format calcext:target-range-address="'2007.ntcir'.JD1:'2007.ntcir'.JD1">
            <calcext:condition calcext:apply-style-name="Accent" calcext:value="duplicate" calcext:base-cell-address="'2007.ntcir'.JD1"/>
          </calcext:conditional-format>
          <calcext:conditional-format calcext:target-range-address="'2007.ntcir'.JE1:'2007.ntcir'.JE1">
            <calcext:condition calcext:apply-style-name="Accent" calcext:value="duplicate" calcext:base-cell-address="'2007.ntcir'.JE1"/>
          </calcext:conditional-format>
          <calcext:conditional-format calcext:target-range-address="'2007.ntcir'.JF1:'2007.ntcir'.JF1">
            <calcext:condition calcext:apply-style-name="Accent" calcext:value="duplicate" calcext:base-cell-address="'2007.ntcir'.JF1"/>
          </calcext:conditional-format>
          <calcext:conditional-format calcext:target-range-address="'2007.ntcir'.JG1:'2007.ntcir'.JG1">
            <calcext:condition calcext:apply-style-name="Accent" calcext:value="duplicate" calcext:base-cell-address="'2007.ntcir'.JG1"/>
          </calcext:conditional-format>
          <calcext:conditional-format calcext:target-range-address="'2007.ntcir'.JH1:'2007.ntcir'.JH1">
            <calcext:condition calcext:apply-style-name="Accent" calcext:value="duplicate" calcext:base-cell-address="'2007.ntcir'.JH1"/>
          </calcext:conditional-format>
          <calcext:conditional-format calcext:target-range-address="'2007.ntcir'.JI1:'2007.ntcir'.JI1">
            <calcext:condition calcext:apply-style-name="Accent" calcext:value="duplicate" calcext:base-cell-address="'2007.ntcir'.JI1"/>
          </calcext:conditional-format>
          <calcext:conditional-format calcext:target-range-address="'2007.ntcir'.JJ1:'2007.ntcir'.JJ1">
            <calcext:condition calcext:apply-style-name="Accent" calcext:value="duplicate" calcext:base-cell-address="'2007.ntcir'.JJ1"/>
          </calcext:conditional-format>
          <calcext:conditional-format calcext:target-range-address="'2007.ntcir'.JK1:'2007.ntcir'.JK1">
            <calcext:condition calcext:apply-style-name="Accent" calcext:value="duplicate" calcext:base-cell-address="'2007.ntcir'.JK1"/>
          </calcext:conditional-format>
          <calcext:conditional-format calcext:target-range-address="'2007.ntcir'.JL1:'2007.ntcir'.JL1">
            <calcext:condition calcext:apply-style-name="Accent" calcext:value="duplicate" calcext:base-cell-address="'2007.ntcir'.JL1"/>
          </calcext:conditional-format>
          <calcext:conditional-format calcext:target-range-address="'2007.ntcir'.JM1:'2007.ntcir'.JM1">
            <calcext:condition calcext:apply-style-name="Accent" calcext:value="duplicate" calcext:base-cell-address="'2007.ntcir'.JM1"/>
          </calcext:conditional-format>
          <calcext:conditional-format calcext:target-range-address="'2007.ntcir'.JN1:'2007.ntcir'.JN1">
            <calcext:condition calcext:apply-style-name="Accent" calcext:value="duplicate" calcext:base-cell-address="'2007.ntcir'.JN1"/>
          </calcext:conditional-format>
          <calcext:conditional-format calcext:target-range-address="'2007.ntcir'.JO1:'2007.ntcir'.JO1">
            <calcext:condition calcext:apply-style-name="Accent" calcext:value="duplicate" calcext:base-cell-address="'2007.ntcir'.JO1"/>
          </calcext:conditional-format>
          <calcext:conditional-format calcext:target-range-address="'2007.ntcir'.JP1:'2007.ntcir'.JP1">
            <calcext:condition calcext:apply-style-name="Accent" calcext:value="duplicate" calcext:base-cell-address="'2007.ntcir'.JP1"/>
          </calcext:conditional-format>
          <calcext:conditional-format calcext:target-range-address="'2007.ntcir'.JQ1:'2007.ntcir'.JQ1">
            <calcext:condition calcext:apply-style-name="Accent" calcext:value="duplicate" calcext:base-cell-address="'2007.ntcir'.JQ1"/>
          </calcext:conditional-format>
          <calcext:conditional-format calcext:target-range-address="'2007.ntcir'.JR1:'2007.ntcir'.JR1">
            <calcext:condition calcext:apply-style-name="Accent" calcext:value="duplicate" calcext:base-cell-address="'2007.ntcir'.JR1"/>
          </calcext:conditional-format>
          <calcext:conditional-format calcext:target-range-address="'2007.ntcir'.JS1:'2007.ntcir'.JS1">
            <calcext:condition calcext:apply-style-name="Accent" calcext:value="duplicate" calcext:base-cell-address="'2007.ntcir'.JS1"/>
          </calcext:conditional-format>
          <calcext:conditional-format calcext:target-range-address="'2007.ntcir'.JT1:'2007.ntcir'.JT1">
            <calcext:condition calcext:apply-style-name="Accent" calcext:value="duplicate" calcext:base-cell-address="'2007.ntcir'.JT1"/>
          </calcext:conditional-format>
          <calcext:conditional-format calcext:target-range-address="'2007.ntcir'.JU1:'2007.ntcir'.JU1">
            <calcext:condition calcext:apply-style-name="Accent" calcext:value="duplicate" calcext:base-cell-address="'2007.ntcir'.JU1"/>
          </calcext:conditional-format>
          <calcext:conditional-format calcext:target-range-address="'2007.ntcir'.JV1:'2007.ntcir'.JV1">
            <calcext:condition calcext:apply-style-name="Accent" calcext:value="duplicate" calcext:base-cell-address="'2007.ntcir'.JV1"/>
          </calcext:conditional-format>
          <calcext:conditional-format calcext:target-range-address="'2007.ntcir'.JW1:'2007.ntcir'.JW1">
            <calcext:condition calcext:apply-style-name="Accent" calcext:value="duplicate" calcext:base-cell-address="'2007.ntcir'.JW1"/>
          </calcext:conditional-format>
          <calcext:conditional-format calcext:target-range-address="'2007.ntcir'.JX1:'2007.ntcir'.JX1">
            <calcext:condition calcext:apply-style-name="Accent" calcext:value="duplicate" calcext:base-cell-address="'2007.ntcir'.JX1"/>
          </calcext:conditional-format>
          <calcext:conditional-format calcext:target-range-address="'2007.ntcir'.JY1:'2007.ntcir'.JY1">
            <calcext:condition calcext:apply-style-name="Accent" calcext:value="duplicate" calcext:base-cell-address="'2007.ntcir'.JY1"/>
          </calcext:conditional-format>
          <calcext:conditional-format calcext:target-range-address="'2007.ntcir'.JZ1:'2007.ntcir'.JZ1">
            <calcext:condition calcext:apply-style-name="Accent" calcext:value="duplicate" calcext:base-cell-address="'2007.ntcir'.JZ1"/>
          </calcext:conditional-format>
          <calcext:conditional-format calcext:target-range-address="'2007.ntcir'.KA1:'2007.ntcir'.KA1">
            <calcext:condition calcext:apply-style-name="Accent" calcext:value="duplicate" calcext:base-cell-address="'2007.ntcir'.KA1"/>
          </calcext:conditional-format>
          <calcext:conditional-format calcext:target-range-address="'2007.ntcir'.KB1:'2007.ntcir'.KB1">
            <calcext:condition calcext:apply-style-name="Accent" calcext:value="duplicate" calcext:base-cell-address="'2007.ntcir'.KB1"/>
          </calcext:conditional-format>
          <calcext:conditional-format calcext:target-range-address="'2007.ntcir'.KC1:'2007.ntcir'.KC1">
            <calcext:condition calcext:apply-style-name="Accent" calcext:value="duplicate" calcext:base-cell-address="'2007.ntcir'.KC1"/>
          </calcext:conditional-format>
          <calcext:conditional-format calcext:target-range-address="'2007.ntcir'.KD1:'2007.ntcir'.KD1">
            <calcext:condition calcext:apply-style-name="Accent" calcext:value="duplicate" calcext:base-cell-address="'2007.ntcir'.KD1"/>
          </calcext:conditional-format>
          <calcext:conditional-format calcext:target-range-address="'2007.ntcir'.KE1:'2007.ntcir'.KE1">
            <calcext:condition calcext:apply-style-name="Accent" calcext:value="duplicate" calcext:base-cell-address="'2007.ntcir'.KE1"/>
          </calcext:conditional-format>
          <calcext:conditional-format calcext:target-range-address="'2007.ntcir'.KF1:'2007.ntcir'.KF1">
            <calcext:condition calcext:apply-style-name="Accent" calcext:value="duplicate" calcext:base-cell-address="'2007.ntcir'.KF1"/>
          </calcext:conditional-format>
          <calcext:conditional-format calcext:target-range-address="'2007.ntcir'.KG1:'2007.ntcir'.KG1">
            <calcext:condition calcext:apply-style-name="Accent" calcext:value="duplicate" calcext:base-cell-address="'2007.ntcir'.KG1"/>
          </calcext:conditional-format>
          <calcext:conditional-format calcext:target-range-address="'2007.ntcir'.KH1:'2007.ntcir'.KH1">
            <calcext:condition calcext:apply-style-name="Accent" calcext:value="duplicate" calcext:base-cell-address="'2007.ntcir'.KH1"/>
          </calcext:conditional-format>
          <calcext:conditional-format calcext:target-range-address="'2007.ntcir'.KI1:'2007.ntcir'.KI1">
            <calcext:condition calcext:apply-style-name="Accent" calcext:value="duplicate" calcext:base-cell-address="'2007.ntcir'.KI1"/>
          </calcext:conditional-format>
          <calcext:conditional-format calcext:target-range-address="'2007.ntcir'.KJ1:'2007.ntcir'.KJ1">
            <calcext:condition calcext:apply-style-name="Accent" calcext:value="duplicate" calcext:base-cell-address="'2007.ntcir'.KJ1"/>
          </calcext:conditional-format>
          <calcext:conditional-format calcext:target-range-address="'2007.ntcir'.KK1:'2007.ntcir'.KK1">
            <calcext:condition calcext:apply-style-name="Accent" calcext:value="duplicate" calcext:base-cell-address="'2007.ntcir'.KK1"/>
          </calcext:conditional-format>
          <calcext:conditional-format calcext:target-range-address="'2007.ntcir'.KL1:'2007.ntcir'.KL1">
            <calcext:condition calcext:apply-style-name="Accent" calcext:value="duplicate" calcext:base-cell-address="'2007.ntcir'.KL1"/>
          </calcext:conditional-format>
          <calcext:conditional-format calcext:target-range-address="'2007.ntcir'.KM1:'2007.ntcir'.KM1">
            <calcext:condition calcext:apply-style-name="Accent" calcext:value="duplicate" calcext:base-cell-address="'2007.ntcir'.KM1"/>
          </calcext:conditional-format>
          <calcext:conditional-format calcext:target-range-address="'2007.ntcir'.KN1:'2007.ntcir'.KN1">
            <calcext:condition calcext:apply-style-name="Accent" calcext:value="duplicate" calcext:base-cell-address="'2007.ntcir'.KN1"/>
          </calcext:conditional-format>
          <calcext:conditional-format calcext:target-range-address="'2007.ntcir'.KO1:'2007.ntcir'.KO1">
            <calcext:condition calcext:apply-style-name="Accent" calcext:value="duplicate" calcext:base-cell-address="'2007.ntcir'.KO1"/>
          </calcext:conditional-format>
          <calcext:conditional-format calcext:target-range-address="'2007.ntcir'.KP1:'2007.ntcir'.KP1">
            <calcext:condition calcext:apply-style-name="Accent" calcext:value="duplicate" calcext:base-cell-address="'2007.ntcir'.KP1"/>
          </calcext:conditional-format>
          <calcext:conditional-format calcext:target-range-address="'2007.ntcir'.KQ1:'2007.ntcir'.KQ1">
            <calcext:condition calcext:apply-style-name="Accent" calcext:value="duplicate" calcext:base-cell-address="'2007.ntcir'.KQ1"/>
          </calcext:conditional-format>
          <calcext:conditional-format calcext:target-range-address="'2007.ntcir'.KR1:'2007.ntcir'.KR1">
            <calcext:condition calcext:apply-style-name="Accent" calcext:value="duplicate" calcext:base-cell-address="'2007.ntcir'.KR1"/>
          </calcext:conditional-format>
          <calcext:conditional-format calcext:target-range-address="'2007.ntcir'.KS1:'2007.ntcir'.KS1">
            <calcext:condition calcext:apply-style-name="Accent" calcext:value="duplicate" calcext:base-cell-address="'2007.ntcir'.KS1"/>
          </calcext:conditional-format>
          <calcext:conditional-format calcext:target-range-address="'2007.ntcir'.KT1:'2007.ntcir'.KT1">
            <calcext:condition calcext:apply-style-name="Accent" calcext:value="duplicate" calcext:base-cell-address="'2007.ntcir'.KT1"/>
          </calcext:conditional-format>
          <calcext:conditional-format calcext:target-range-address="'2007.ntcir'.KU1:'2007.ntcir'.KU1">
            <calcext:condition calcext:apply-style-name="Accent" calcext:value="duplicate" calcext:base-cell-address="'2007.ntcir'.KU1"/>
          </calcext:conditional-format>
          <calcext:conditional-format calcext:target-range-address="'2007.ntcir'.KV1:'2007.ntcir'.KV1">
            <calcext:condition calcext:apply-style-name="Accent" calcext:value="duplicate" calcext:base-cell-address="'2007.ntcir'.KV1"/>
          </calcext:conditional-format>
          <calcext:conditional-format calcext:target-range-address="'2007.ntcir'.KW1:'2007.ntcir'.KW1">
            <calcext:condition calcext:apply-style-name="Accent" calcext:value="duplicate" calcext:base-cell-address="'2007.ntcir'.KW1"/>
          </calcext:conditional-format>
          <calcext:conditional-format calcext:target-range-address="'2007.ntcir'.KX1:'2007.ntcir'.KX1">
            <calcext:condition calcext:apply-style-name="Accent" calcext:value="duplicate" calcext:base-cell-address="'2007.ntcir'.KX1"/>
          </calcext:conditional-format>
          <calcext:conditional-format calcext:target-range-address="'2007.ntcir'.KY1:'2007.ntcir'.KY1">
            <calcext:condition calcext:apply-style-name="Accent" calcext:value="duplicate" calcext:base-cell-address="'2007.ntcir'.KY1"/>
          </calcext:conditional-format>
          <calcext:conditional-format calcext:target-range-address="'2007.ntcir'.KZ1:'2007.ntcir'.KZ1">
            <calcext:condition calcext:apply-style-name="Accent" calcext:value="duplicate" calcext:base-cell-address="'2007.ntcir'.KZ1"/>
          </calcext:conditional-format>
          <calcext:conditional-format calcext:target-range-address="'2007.ntcir'.LA1:'2007.ntcir'.LA1">
            <calcext:condition calcext:apply-style-name="Accent" calcext:value="duplicate" calcext:base-cell-address="'2007.ntcir'.LA1"/>
          </calcext:conditional-format>
          <calcext:conditional-format calcext:target-range-address="'2007.ntcir'.LB1:'2007.ntcir'.LB1">
            <calcext:condition calcext:apply-style-name="Accent" calcext:value="duplicate" calcext:base-cell-address="'2007.ntcir'.LB1"/>
          </calcext:conditional-format>
          <calcext:conditional-format calcext:target-range-address="'2007.ntcir'.LC1:'2007.ntcir'.LC1">
            <calcext:condition calcext:apply-style-name="Accent" calcext:value="duplicate" calcext:base-cell-address="'2007.ntcir'.LC1"/>
          </calcext:conditional-format>
          <calcext:conditional-format calcext:target-range-address="'2007.ntcir'.LD1:'2007.ntcir'.LD1">
            <calcext:condition calcext:apply-style-name="Accent" calcext:value="duplicate" calcext:base-cell-address="'2007.ntcir'.LD1"/>
          </calcext:conditional-format>
          <calcext:conditional-format calcext:target-range-address="'2007.ntcir'.LE1:'2007.ntcir'.LE1">
            <calcext:condition calcext:apply-style-name="Accent" calcext:value="duplicate" calcext:base-cell-address="'2007.ntcir'.LE1"/>
          </calcext:conditional-format>
          <calcext:conditional-format calcext:target-range-address="'2007.ntcir'.LF1:'2007.ntcir'.LF1">
            <calcext:condition calcext:apply-style-name="Accent" calcext:value="duplicate" calcext:base-cell-address="'2007.ntcir'.LF1"/>
          </calcext:conditional-format>
          <calcext:conditional-format calcext:target-range-address="'2007.ntcir'.LG1:'2007.ntcir'.LG1">
            <calcext:condition calcext:apply-style-name="Accent" calcext:value="duplicate" calcext:base-cell-address="'2007.ntcir'.LG1"/>
          </calcext:conditional-format>
          <calcext:conditional-format calcext:target-range-address="'2007.ntcir'.LH1:'2007.ntcir'.LH1">
            <calcext:condition calcext:apply-style-name="Accent" calcext:value="duplicate" calcext:base-cell-address="'2007.ntcir'.LH1"/>
          </calcext:conditional-format>
          <calcext:conditional-format calcext:target-range-address="'2007.ntcir'.LI1:'2007.ntcir'.LI1">
            <calcext:condition calcext:apply-style-name="Accent" calcext:value="duplicate" calcext:base-cell-address="'2007.ntcir'.LI1"/>
          </calcext:conditional-format>
          <calcext:conditional-format calcext:target-range-address="'2007.ntcir'.LJ1:'2007.ntcir'.LJ1">
            <calcext:condition calcext:apply-style-name="Accent" calcext:value="duplicate" calcext:base-cell-address="'2007.ntcir'.LJ1"/>
          </calcext:conditional-format>
          <calcext:conditional-format calcext:target-range-address="'2007.ntcir'.LK1:'2007.ntcir'.LK1">
            <calcext:condition calcext:apply-style-name="Accent" calcext:value="duplicate" calcext:base-cell-address="'2007.ntcir'.LK1"/>
          </calcext:conditional-format>
          <calcext:conditional-format calcext:target-range-address="'2007.ntcir'.LL1:'2007.ntcir'.LL1">
            <calcext:condition calcext:apply-style-name="Accent" calcext:value="duplicate" calcext:base-cell-address="'2007.ntcir'.LL1"/>
          </calcext:conditional-format>
          <calcext:conditional-format calcext:target-range-address="'2007.ntcir'.LM1:'2007.ntcir'.LM1">
            <calcext:condition calcext:apply-style-name="Accent" calcext:value="duplicate" calcext:base-cell-address="'2007.ntcir'.LM1"/>
          </calcext:conditional-format>
          <calcext:conditional-format calcext:target-range-address="'2007.ntcir'.LN1:'2007.ntcir'.LN1">
            <calcext:condition calcext:apply-style-name="Accent" calcext:value="duplicate" calcext:base-cell-address="'2007.ntcir'.LN1"/>
          </calcext:conditional-format>
          <calcext:conditional-format calcext:target-range-address="'2007.ntcir'.LO1:'2007.ntcir'.LO1">
            <calcext:condition calcext:apply-style-name="Accent" calcext:value="duplicate" calcext:base-cell-address="'2007.ntcir'.LO1"/>
          </calcext:conditional-format>
          <calcext:conditional-format calcext:target-range-address="'2007.ntcir'.LP1:'2007.ntcir'.LP1">
            <calcext:condition calcext:apply-style-name="Accent" calcext:value="duplicate" calcext:base-cell-address="'2007.ntcir'.LP1"/>
          </calcext:conditional-format>
          <calcext:conditional-format calcext:target-range-address="'2007.ntcir'.LQ1:'2007.ntcir'.LQ1">
            <calcext:condition calcext:apply-style-name="Accent" calcext:value="duplicate" calcext:base-cell-address="'2007.ntcir'.LQ1"/>
          </calcext:conditional-format>
          <calcext:conditional-format calcext:target-range-address="'2007.ntcir'.LR1:'2007.ntcir'.LR1">
            <calcext:condition calcext:apply-style-name="Accent" calcext:value="duplicate" calcext:base-cell-address="'2007.ntcir'.LR1"/>
          </calcext:conditional-format>
          <calcext:conditional-format calcext:target-range-address="'2007.ntcir'.LS1:'2007.ntcir'.LS1">
            <calcext:condition calcext:apply-style-name="Accent" calcext:value="duplicate" calcext:base-cell-address="'2007.ntcir'.LS1"/>
          </calcext:conditional-format>
          <calcext:conditional-format calcext:target-range-address="'2007.ntcir'.LT1:'2007.ntcir'.LT1">
            <calcext:condition calcext:apply-style-name="Accent" calcext:value="duplicate" calcext:base-cell-address="'2007.ntcir'.LT1"/>
          </calcext:conditional-format>
          <calcext:conditional-format calcext:target-range-address="'2007.ntcir'.LU1:'2007.ntcir'.LU1">
            <calcext:condition calcext:apply-style-name="Accent" calcext:value="duplicate" calcext:base-cell-address="'2007.ntcir'.LU1"/>
          </calcext:conditional-format>
          <calcext:conditional-format calcext:target-range-address="'2007.ntcir'.LV1:'2007.ntcir'.LV1">
            <calcext:condition calcext:apply-style-name="Accent" calcext:value="duplicate" calcext:base-cell-address="'2007.ntcir'.LV1"/>
          </calcext:conditional-format>
          <calcext:conditional-format calcext:target-range-address="'2007.ntcir'.LW1:'2007.ntcir'.LW1">
            <calcext:condition calcext:apply-style-name="Accent" calcext:value="duplicate" calcext:base-cell-address="'2007.ntcir'.LW1"/>
          </calcext:conditional-format>
          <calcext:conditional-format calcext:target-range-address="'2007.ntcir'.LX1:'2007.ntcir'.LX1">
            <calcext:condition calcext:apply-style-name="Accent" calcext:value="duplicate" calcext:base-cell-address="'2007.ntcir'.LX1"/>
          </calcext:conditional-format>
          <calcext:conditional-format calcext:target-range-address="'2007.ntcir'.LY1:'2007.ntcir'.LY1">
            <calcext:condition calcext:apply-style-name="Accent" calcext:value="duplicate" calcext:base-cell-address="'2007.ntcir'.LY1"/>
          </calcext:conditional-format>
          <calcext:conditional-format calcext:target-range-address="'2007.ntcir'.LZ1:'2007.ntcir'.LZ1">
            <calcext:condition calcext:apply-style-name="Accent" calcext:value="duplicate" calcext:base-cell-address="'2007.ntcir'.LZ1"/>
          </calcext:conditional-format>
          <calcext:conditional-format calcext:target-range-address="'2007.ntcir'.MA1:'2007.ntcir'.MA1">
            <calcext:condition calcext:apply-style-name="Accent" calcext:value="duplicate" calcext:base-cell-address="'2007.ntcir'.MA1"/>
          </calcext:conditional-format>
          <calcext:conditional-format calcext:target-range-address="'2007.ntcir'.MB1:'2007.ntcir'.MB1">
            <calcext:condition calcext:apply-style-name="Accent" calcext:value="duplicate" calcext:base-cell-address="'2007.ntcir'.MB1"/>
          </calcext:conditional-format>
          <calcext:conditional-format calcext:target-range-address="'2007.ntcir'.MC1:'2007.ntcir'.MC1">
            <calcext:condition calcext:apply-style-name="Accent" calcext:value="duplicate" calcext:base-cell-address="'2007.ntcir'.MC1"/>
          </calcext:conditional-format>
          <calcext:conditional-format calcext:target-range-address="'2007.ntcir'.MD1:'2007.ntcir'.MD1">
            <calcext:condition calcext:apply-style-name="Accent" calcext:value="duplicate" calcext:base-cell-address="'2007.ntcir'.MD1"/>
          </calcext:conditional-format>
          <calcext:conditional-format calcext:target-range-address="'2007.ntcir'.ME1:'2007.ntcir'.ME1">
            <calcext:condition calcext:apply-style-name="Accent" calcext:value="duplicate" calcext:base-cell-address="'2007.ntcir'.ME1"/>
          </calcext:conditional-format>
          <calcext:conditional-format calcext:target-range-address="'2007.ntcir'.MF1:'2007.ntcir'.MF1">
            <calcext:condition calcext:apply-style-name="Accent" calcext:value="duplicate" calcext:base-cell-address="'2007.ntcir'.MF1"/>
          </calcext:conditional-format>
          <calcext:conditional-format calcext:target-range-address="'2007.ntcir'.MG1:'2007.ntcir'.MG1">
            <calcext:condition calcext:apply-style-name="Accent" calcext:value="duplicate" calcext:base-cell-address="'2007.ntcir'.MG1"/>
          </calcext:conditional-format>
          <calcext:conditional-format calcext:target-range-address="'2007.ntcir'.MH1:'2007.ntcir'.MH1">
            <calcext:condition calcext:apply-style-name="Accent" calcext:value="duplicate" calcext:base-cell-address="'2007.ntcir'.MH1"/>
          </calcext:conditional-format>
          <calcext:conditional-format calcext:target-range-address="'2007.ntcir'.MI1:'2007.ntcir'.MI1">
            <calcext:condition calcext:apply-style-name="Accent" calcext:value="duplicate" calcext:base-cell-address="'2007.ntcir'.MI1"/>
          </calcext:conditional-format>
          <calcext:conditional-format calcext:target-range-address="'2007.ntcir'.MJ1:'2007.ntcir'.MJ1">
            <calcext:condition calcext:apply-style-name="Accent" calcext:value="duplicate" calcext:base-cell-address="'2007.ntcir'.MJ1"/>
          </calcext:conditional-format>
          <calcext:conditional-format calcext:target-range-address="'2007.ntcir'.MK1:'2007.ntcir'.MK1">
            <calcext:condition calcext:apply-style-name="Accent" calcext:value="duplicate" calcext:base-cell-address="'2007.ntcir'.MK1"/>
          </calcext:conditional-format>
          <calcext:conditional-format calcext:target-range-address="'2007.ntcir'.ML1:'2007.ntcir'.ML1">
            <calcext:condition calcext:apply-style-name="Accent" calcext:value="duplicate" calcext:base-cell-address="'2007.ntcir'.ML1"/>
          </calcext:conditional-format>
          <calcext:conditional-format calcext:target-range-address="'2007.ntcir'.MM1:'2007.ntcir'.MM1">
            <calcext:condition calcext:apply-style-name="Accent" calcext:value="duplicate" calcext:base-cell-address="'2007.ntcir'.MM1"/>
          </calcext:conditional-format>
          <calcext:conditional-format calcext:target-range-address="'2007.ntcir'.MN1:'2007.ntcir'.MN1">
            <calcext:condition calcext:apply-style-name="Accent" calcext:value="duplicate" calcext:base-cell-address="'2007.ntcir'.MN1"/>
          </calcext:conditional-format>
          <calcext:conditional-format calcext:target-range-address="'2007.ntcir'.MO1:'2007.ntcir'.MO1">
            <calcext:condition calcext:apply-style-name="Accent" calcext:value="duplicate" calcext:base-cell-address="'2007.ntcir'.MO1"/>
          </calcext:conditional-format>
          <calcext:conditional-format calcext:target-range-address="'2007.ntcir'.MP1:'2007.ntcir'.MP1">
            <calcext:condition calcext:apply-style-name="Accent" calcext:value="duplicate" calcext:base-cell-address="'2007.ntcir'.MP1"/>
          </calcext:conditional-format>
          <calcext:conditional-format calcext:target-range-address="'2007.ntcir'.MQ1:'2007.ntcir'.MQ1">
            <calcext:condition calcext:apply-style-name="Accent" calcext:value="duplicate" calcext:base-cell-address="'2007.ntcir'.MQ1"/>
          </calcext:conditional-format>
          <calcext:conditional-format calcext:target-range-address="'2007.ntcir'.MR1:'2007.ntcir'.MR1">
            <calcext:condition calcext:apply-style-name="Accent" calcext:value="duplicate" calcext:base-cell-address="'2007.ntcir'.MR1"/>
          </calcext:conditional-format>
          <calcext:conditional-format calcext:target-range-address="'2007.ntcir'.MS1:'2007.ntcir'.MS1">
            <calcext:condition calcext:apply-style-name="Accent" calcext:value="duplicate" calcext:base-cell-address="'2007.ntcir'.MS1"/>
          </calcext:conditional-format>
          <calcext:conditional-format calcext:target-range-address="'2007.ntcir'.MT1:'2007.ntcir'.MT1">
            <calcext:condition calcext:apply-style-name="Accent" calcext:value="duplicate" calcext:base-cell-address="'2007.ntcir'.MT1"/>
          </calcext:conditional-format>
          <calcext:conditional-format calcext:target-range-address="'2007.ntcir'.MU1:'2007.ntcir'.MU1">
            <calcext:condition calcext:apply-style-name="Accent" calcext:value="duplicate" calcext:base-cell-address="'2007.ntcir'.MU1"/>
          </calcext:conditional-format>
          <calcext:conditional-format calcext:target-range-address="'2007.ntcir'.MV1:'2007.ntcir'.MV1">
            <calcext:condition calcext:apply-style-name="Accent" calcext:value="duplicate" calcext:base-cell-address="'2007.ntcir'.MV1"/>
          </calcext:conditional-format>
          <calcext:conditional-format calcext:target-range-address="'2007.ntcir'.MW1:'2007.ntcir'.MW1">
            <calcext:condition calcext:apply-style-name="Accent" calcext:value="duplicate" calcext:base-cell-address="'2007.ntcir'.MW1"/>
          </calcext:conditional-format>
          <calcext:conditional-format calcext:target-range-address="'2007.ntcir'.MX1:'2007.ntcir'.MX1">
            <calcext:condition calcext:apply-style-name="Accent" calcext:value="duplicate" calcext:base-cell-address="'2007.ntcir'.MX1"/>
          </calcext:conditional-format>
          <calcext:conditional-format calcext:target-range-address="'2007.ntcir'.MY1:'2007.ntcir'.MY1">
            <calcext:condition calcext:apply-style-name="Accent" calcext:value="duplicate" calcext:base-cell-address="'2007.ntcir'.MY1"/>
          </calcext:conditional-format>
          <calcext:conditional-format calcext:target-range-address="'2007.ntcir'.MZ1:'2007.ntcir'.MZ1">
            <calcext:condition calcext:apply-style-name="Accent" calcext:value="duplicate" calcext:base-cell-address="'2007.ntcir'.MZ1"/>
          </calcext:conditional-format>
          <calcext:conditional-format calcext:target-range-address="'2007.ntcir'.NA1:'2007.ntcir'.NA1">
            <calcext:condition calcext:apply-style-name="Accent" calcext:value="duplicate" calcext:base-cell-address="'2007.ntcir'.NA1"/>
          </calcext:conditional-format>
          <calcext:conditional-format calcext:target-range-address="'2007.ntcir'.NB1:'2007.ntcir'.NB1">
            <calcext:condition calcext:apply-style-name="Accent" calcext:value="duplicate" calcext:base-cell-address="'2007.ntcir'.NB1"/>
          </calcext:conditional-format>
          <calcext:conditional-format calcext:target-range-address="'2007.ntcir'.NC1:'2007.ntcir'.NC1">
            <calcext:condition calcext:apply-style-name="Accent" calcext:value="duplicate" calcext:base-cell-address="'2007.ntcir'.NC1"/>
          </calcext:conditional-format>
          <calcext:conditional-format calcext:target-range-address="'2007.ntcir'.ND1:'2007.ntcir'.ND1">
            <calcext:condition calcext:apply-style-name="Accent" calcext:value="duplicate" calcext:base-cell-address="'2007.ntcir'.ND1"/>
          </calcext:conditional-format>
          <calcext:conditional-format calcext:target-range-address="'2007.ntcir'.NE1:'2007.ntcir'.NE1">
            <calcext:condition calcext:apply-style-name="Accent" calcext:value="duplicate" calcext:base-cell-address="'2007.ntcir'.NE1"/>
          </calcext:conditional-format>
          <calcext:conditional-format calcext:target-range-address="'2007.ntcir'.NF1:'2007.ntcir'.NF1">
            <calcext:condition calcext:apply-style-name="Accent" calcext:value="duplicate" calcext:base-cell-address="'2007.ntcir'.NF1"/>
          </calcext:conditional-format>
          <calcext:conditional-format calcext:target-range-address="'2007.ntcir'.NG1:'2007.ntcir'.NG1">
            <calcext:condition calcext:apply-style-name="Accent" calcext:value="duplicate" calcext:base-cell-address="'2007.ntcir'.NG1"/>
          </calcext:conditional-format>
          <calcext:conditional-format calcext:target-range-address="'2007.ntcir'.NH1:'2007.ntcir'.NH1">
            <calcext:condition calcext:apply-style-name="Accent" calcext:value="duplicate" calcext:base-cell-address="'2007.ntcir'.NH1"/>
          </calcext:conditional-format>
          <calcext:conditional-format calcext:target-range-address="'2007.ntcir'.NI1:'2007.ntcir'.NI1">
            <calcext:condition calcext:apply-style-name="Accent" calcext:value="duplicate" calcext:base-cell-address="'2007.ntcir'.NI1"/>
          </calcext:conditional-format>
          <calcext:conditional-format calcext:target-range-address="'2007.ntcir'.NJ1:'2007.ntcir'.NJ1">
            <calcext:condition calcext:apply-style-name="Accent" calcext:value="duplicate" calcext:base-cell-address="'2007.ntcir'.NJ1"/>
          </calcext:conditional-format>
          <calcext:conditional-format calcext:target-range-address="'2007.ntcir'.NK1:'2007.ntcir'.NK1">
            <calcext:condition calcext:apply-style-name="Accent" calcext:value="duplicate" calcext:base-cell-address="'2007.ntcir'.NK1"/>
          </calcext:conditional-format>
          <calcext:conditional-format calcext:target-range-address="'2007.ntcir'.NL1:'2007.ntcir'.NL1">
            <calcext:condition calcext:apply-style-name="Accent" calcext:value="duplicate" calcext:base-cell-address="'2007.ntcir'.NL1"/>
          </calcext:conditional-format>
          <calcext:conditional-format calcext:target-range-address="'2007.ntcir'.NM1:'2007.ntcir'.NM1">
            <calcext:condition calcext:apply-style-name="Accent" calcext:value="duplicate" calcext:base-cell-address="'2007.ntcir'.NM1"/>
          </calcext:conditional-format>
          <calcext:conditional-format calcext:target-range-address="'2007.ntcir'.NN1:'2007.ntcir'.NN1">
            <calcext:condition calcext:apply-style-name="Accent" calcext:value="duplicate" calcext:base-cell-address="'2007.ntcir'.NN1"/>
          </calcext:conditional-format>
          <calcext:conditional-format calcext:target-range-address="'2007.ntcir'.NO1:'2007.ntcir'.NO1">
            <calcext:condition calcext:apply-style-name="Accent" calcext:value="duplicate" calcext:base-cell-address="'2007.ntcir'.NO1"/>
          </calcext:conditional-format>
          <calcext:conditional-format calcext:target-range-address="'2007.ntcir'.NP1:'2007.ntcir'.NP1">
            <calcext:condition calcext:apply-style-name="Accent" calcext:value="duplicate" calcext:base-cell-address="'2007.ntcir'.NP1"/>
          </calcext:conditional-format>
          <calcext:conditional-format calcext:target-range-address="'2007.ntcir'.NQ1:'2007.ntcir'.NQ1">
            <calcext:condition calcext:apply-style-name="Accent" calcext:value="duplicate" calcext:base-cell-address="'2007.ntcir'.NQ1"/>
          </calcext:conditional-format>
          <calcext:conditional-format calcext:target-range-address="'2007.ntcir'.NR1:'2007.ntcir'.NR1">
            <calcext:condition calcext:apply-style-name="Accent" calcext:value="duplicate" calcext:base-cell-address="'2007.ntcir'.NR1"/>
          </calcext:conditional-format>
          <calcext:conditional-format calcext:target-range-address="'2007.ntcir'.NS1:'2007.ntcir'.NS1">
            <calcext:condition calcext:apply-style-name="Accent" calcext:value="duplicate" calcext:base-cell-address="'2007.ntcir'.NS1"/>
          </calcext:conditional-format>
          <calcext:conditional-format calcext:target-range-address="'2007.ntcir'.NT1:'2007.ntcir'.NT1">
            <calcext:condition calcext:apply-style-name="Accent" calcext:value="duplicate" calcext:base-cell-address="'2007.ntcir'.NT1"/>
          </calcext:conditional-format>
          <calcext:conditional-format calcext:target-range-address="'2007.ntcir'.NU1:'2007.ntcir'.NU1">
            <calcext:condition calcext:apply-style-name="Accent" calcext:value="duplicate" calcext:base-cell-address="'2007.ntcir'.NU1"/>
          </calcext:conditional-format>
          <calcext:conditional-format calcext:target-range-address="'2007.ntcir'.NV1:'2007.ntcir'.NV1">
            <calcext:condition calcext:apply-style-name="Accent" calcext:value="duplicate" calcext:base-cell-address="'2007.ntcir'.NV1"/>
          </calcext:conditional-format>
          <calcext:conditional-format calcext:target-range-address="'2007.ntcir'.NW1:'2007.ntcir'.NW1">
            <calcext:condition calcext:apply-style-name="Accent" calcext:value="duplicate" calcext:base-cell-address="'2007.ntcir'.NW1"/>
          </calcext:conditional-format>
          <calcext:conditional-format calcext:target-range-address="'2007.ntcir'.NX1:'2007.ntcir'.NX1">
            <calcext:condition calcext:apply-style-name="Accent" calcext:value="duplicate" calcext:base-cell-address="'2007.ntcir'.NX1"/>
          </calcext:conditional-format>
          <calcext:conditional-format calcext:target-range-address="'2007.ntcir'.NY1:'2007.ntcir'.NY1">
            <calcext:condition calcext:apply-style-name="Accent" calcext:value="duplicate" calcext:base-cell-address="'2007.ntcir'.NY1"/>
          </calcext:conditional-format>
          <calcext:conditional-format calcext:target-range-address="'2007.ntcir'.NZ1:'2007.ntcir'.NZ1">
            <calcext:condition calcext:apply-style-name="Accent" calcext:value="duplicate" calcext:base-cell-address="'2007.ntcir'.NZ1"/>
          </calcext:conditional-format>
          <calcext:conditional-format calcext:target-range-address="'2007.ntcir'.OA1:'2007.ntcir'.OA1">
            <calcext:condition calcext:apply-style-name="Accent" calcext:value="duplicate" calcext:base-cell-address="'2007.ntcir'.OA1"/>
          </calcext:conditional-format>
          <calcext:conditional-format calcext:target-range-address="'2007.ntcir'.OB1:'2007.ntcir'.OB1">
            <calcext:condition calcext:apply-style-name="Accent" calcext:value="duplicate" calcext:base-cell-address="'2007.ntcir'.OB1"/>
          </calcext:conditional-format>
          <calcext:conditional-format calcext:target-range-address="'2007.ntcir'.OC1:'2007.ntcir'.OC1">
            <calcext:condition calcext:apply-style-name="Accent" calcext:value="duplicate" calcext:base-cell-address="'2007.ntcir'.OC1"/>
          </calcext:conditional-format>
          <calcext:conditional-format calcext:target-range-address="'2007.ntcir'.OD1:'2007.ntcir'.OD1">
            <calcext:condition calcext:apply-style-name="Accent" calcext:value="duplicate" calcext:base-cell-address="'2007.ntcir'.OD1"/>
          </calcext:conditional-format>
          <calcext:conditional-format calcext:target-range-address="'2007.ntcir'.OE1:'2007.ntcir'.OE1">
            <calcext:condition calcext:apply-style-name="Accent" calcext:value="duplicate" calcext:base-cell-address="'2007.ntcir'.OE1"/>
          </calcext:conditional-format>
          <calcext:conditional-format calcext:target-range-address="'2007.ntcir'.OF1:'2007.ntcir'.OF1">
            <calcext:condition calcext:apply-style-name="Accent" calcext:value="duplicate" calcext:base-cell-address="'2007.ntcir'.OF1"/>
          </calcext:conditional-format>
          <calcext:conditional-format calcext:target-range-address="'2007.ntcir'.OG1:'2007.ntcir'.OG1">
            <calcext:condition calcext:apply-style-name="Accent" calcext:value="duplicate" calcext:base-cell-address="'2007.ntcir'.OG1"/>
          </calcext:conditional-format>
          <calcext:conditional-format calcext:target-range-address="'2007.ntcir'.OH1:'2007.ntcir'.OH1">
            <calcext:condition calcext:apply-style-name="Accent" calcext:value="duplicate" calcext:base-cell-address="'2007.ntcir'.OH1"/>
          </calcext:conditional-format>
          <calcext:conditional-format calcext:target-range-address="'2007.ntcir'.OI1:'2007.ntcir'.OI1">
            <calcext:condition calcext:apply-style-name="Accent" calcext:value="duplicate" calcext:base-cell-address="'2007.ntcir'.OI1"/>
          </calcext:conditional-format>
          <calcext:conditional-format calcext:target-range-address="'2007.ntcir'.OJ1:'2007.ntcir'.OJ1">
            <calcext:condition calcext:apply-style-name="Accent" calcext:value="duplicate" calcext:base-cell-address="'2007.ntcir'.OJ1"/>
          </calcext:conditional-format>
          <calcext:conditional-format calcext:target-range-address="'2007.ntcir'.OK1:'2007.ntcir'.OK1">
            <calcext:condition calcext:apply-style-name="Accent" calcext:value="duplicate" calcext:base-cell-address="'2007.ntcir'.OK1"/>
          </calcext:conditional-format>
          <calcext:conditional-format calcext:target-range-address="'2007.ntcir'.OL1:'2007.ntcir'.OL1">
            <calcext:condition calcext:apply-style-name="Accent" calcext:value="duplicate" calcext:base-cell-address="'2007.ntcir'.OL1"/>
          </calcext:conditional-format>
          <calcext:conditional-format calcext:target-range-address="'2007.ntcir'.OM1:'2007.ntcir'.OM1">
            <calcext:condition calcext:apply-style-name="Accent" calcext:value="duplicate" calcext:base-cell-address="'2007.ntcir'.OM1"/>
          </calcext:conditional-format>
          <calcext:conditional-format calcext:target-range-address="'2007.ntcir'.ON1:'2007.ntcir'.ON1">
            <calcext:condition calcext:apply-style-name="Accent" calcext:value="duplicate" calcext:base-cell-address="'2007.ntcir'.ON1"/>
          </calcext:conditional-format>
          <calcext:conditional-format calcext:target-range-address="'2007.ntcir'.OO1:'2007.ntcir'.OO1">
            <calcext:condition calcext:apply-style-name="Accent" calcext:value="duplicate" calcext:base-cell-address="'2007.ntcir'.OO1"/>
          </calcext:conditional-format>
          <calcext:conditional-format calcext:target-range-address="'2007.ntcir'.OP1:'2007.ntcir'.OP1">
            <calcext:condition calcext:apply-style-name="Accent" calcext:value="duplicate" calcext:base-cell-address="'2007.ntcir'.OP1"/>
          </calcext:conditional-format>
          <calcext:conditional-format calcext:target-range-address="'2007.ntcir'.OQ1:'2007.ntcir'.OQ1">
            <calcext:condition calcext:apply-style-name="Accent" calcext:value="duplicate" calcext:base-cell-address="'2007.ntcir'.OQ1"/>
          </calcext:conditional-format>
          <calcext:conditional-format calcext:target-range-address="'2007.ntcir'.OR1:'2007.ntcir'.OR1">
            <calcext:condition calcext:apply-style-name="Accent" calcext:value="duplicate" calcext:base-cell-address="'2007.ntcir'.OR1"/>
          </calcext:conditional-format>
          <calcext:conditional-format calcext:target-range-address="'2007.ntcir'.OS1:'2007.ntcir'.OS1">
            <calcext:condition calcext:apply-style-name="Accent" calcext:value="duplicate" calcext:base-cell-address="'2007.ntcir'.OS1"/>
          </calcext:conditional-format>
          <calcext:conditional-format calcext:target-range-address="'2007.ntcir'.OT1:'2007.ntcir'.OT1">
            <calcext:condition calcext:apply-style-name="Accent" calcext:value="duplicate" calcext:base-cell-address="'2007.ntcir'.OT1"/>
          </calcext:conditional-format>
          <calcext:conditional-format calcext:target-range-address="'2007.ntcir'.OU1:'2007.ntcir'.OU1">
            <calcext:condition calcext:apply-style-name="Accent" calcext:value="duplicate" calcext:base-cell-address="'2007.ntcir'.OU1"/>
          </calcext:conditional-format>
          <calcext:conditional-format calcext:target-range-address="'2007.ntcir'.OV1:'2007.ntcir'.OV1">
            <calcext:condition calcext:apply-style-name="Accent" calcext:value="duplicate" calcext:base-cell-address="'2007.ntcir'.OV1"/>
          </calcext:conditional-format>
          <calcext:conditional-format calcext:target-range-address="'2007.ntcir'.OW1:'2007.ntcir'.OW1">
            <calcext:condition calcext:apply-style-name="Accent" calcext:value="duplicate" calcext:base-cell-address="'2007.ntcir'.OW1"/>
          </calcext:conditional-format>
          <calcext:conditional-format calcext:target-range-address="'2007.ntcir'.OX1:'2007.ntcir'.OX1">
            <calcext:condition calcext:apply-style-name="Accent" calcext:value="duplicate" calcext:base-cell-address="'2007.ntcir'.OX1"/>
          </calcext:conditional-format>
          <calcext:conditional-format calcext:target-range-address="'2007.ntcir'.OY1:'2007.ntcir'.OY1">
            <calcext:condition calcext:apply-style-name="Accent" calcext:value="duplicate" calcext:base-cell-address="'2007.ntcir'.OY1"/>
          </calcext:conditional-format>
          <calcext:conditional-format calcext:target-range-address="'2007.ntcir'.OZ1:'2007.ntcir'.OZ1">
            <calcext:condition calcext:apply-style-name="Accent" calcext:value="duplicate" calcext:base-cell-address="'2007.ntcir'.OZ1"/>
          </calcext:conditional-format>
          <calcext:conditional-format calcext:target-range-address="'2007.ntcir'.PA1:'2007.ntcir'.PA1">
            <calcext:condition calcext:apply-style-name="Accent" calcext:value="duplicate" calcext:base-cell-address="'2007.ntcir'.PA1"/>
          </calcext:conditional-format>
          <calcext:conditional-format calcext:target-range-address="'2007.ntcir'.PB1:'2007.ntcir'.PB1">
            <calcext:condition calcext:apply-style-name="Accent" calcext:value="duplicate" calcext:base-cell-address="'2007.ntcir'.PB1"/>
          </calcext:conditional-format>
          <calcext:conditional-format calcext:target-range-address="'2007.ntcir'.PC1:'2007.ntcir'.PC1">
            <calcext:condition calcext:apply-style-name="Accent" calcext:value="duplicate" calcext:base-cell-address="'2007.ntcir'.PC1"/>
          </calcext:conditional-format>
          <calcext:conditional-format calcext:target-range-address="'2007.ntcir'.PD1:'2007.ntcir'.PD1">
            <calcext:condition calcext:apply-style-name="Accent" calcext:value="duplicate" calcext:base-cell-address="'2007.ntcir'.PD1"/>
          </calcext:conditional-format>
          <calcext:conditional-format calcext:target-range-address="'2007.ntcir'.PE1:'2007.ntcir'.PE1">
            <calcext:condition calcext:apply-style-name="Accent" calcext:value="duplicate" calcext:base-cell-address="'2007.ntcir'.PE1"/>
          </calcext:conditional-format>
          <calcext:conditional-format calcext:target-range-address="'2007.ntcir'.PF1:'2007.ntcir'.PF1">
            <calcext:condition calcext:apply-style-name="Accent" calcext:value="duplicate" calcext:base-cell-address="'2007.ntcir'.PF1"/>
          </calcext:conditional-format>
          <calcext:conditional-format calcext:target-range-address="'2007.ntcir'.PG1:'2007.ntcir'.PG1">
            <calcext:condition calcext:apply-style-name="Accent" calcext:value="duplicate" calcext:base-cell-address="'2007.ntcir'.PG1"/>
          </calcext:conditional-format>
          <calcext:conditional-format calcext:target-range-address="'2007.ntcir'.PH1:'2007.ntcir'.PH1">
            <calcext:condition calcext:apply-style-name="Accent" calcext:value="duplicate" calcext:base-cell-address="'2007.ntcir'.PH1"/>
          </calcext:conditional-format>
          <calcext:conditional-format calcext:target-range-address="'2007.ntcir'.PI1:'2007.ntcir'.PI1">
            <calcext:condition calcext:apply-style-name="Accent" calcext:value="duplicate" calcext:base-cell-address="'2007.ntcir'.PI1"/>
          </calcext:conditional-format>
          <calcext:conditional-format calcext:target-range-address="'2007.ntcir'.PJ1:'2007.ntcir'.PJ1">
            <calcext:condition calcext:apply-style-name="Accent" calcext:value="duplicate" calcext:base-cell-address="'2007.ntcir'.PJ1"/>
          </calcext:conditional-format>
          <calcext:conditional-format calcext:target-range-address="'2007.ntcir'.PK1:'2007.ntcir'.PK1">
            <calcext:condition calcext:apply-style-name="Accent" calcext:value="duplicate" calcext:base-cell-address="'2007.ntcir'.PK1"/>
          </calcext:conditional-format>
          <calcext:conditional-format calcext:target-range-address="'2007.ntcir'.PL1:'2007.ntcir'.PL1">
            <calcext:condition calcext:apply-style-name="Accent" calcext:value="duplicate" calcext:base-cell-address="'2007.ntcir'.PL1"/>
          </calcext:conditional-format>
          <calcext:conditional-format calcext:target-range-address="'2007.ntcir'.PM1:'2007.ntcir'.PM1">
            <calcext:condition calcext:apply-style-name="Accent" calcext:value="duplicate" calcext:base-cell-address="'2007.ntcir'.PM1"/>
          </calcext:conditional-format>
          <calcext:conditional-format calcext:target-range-address="'2007.ntcir'.PN1:'2007.ntcir'.PN1">
            <calcext:condition calcext:apply-style-name="Accent" calcext:value="duplicate" calcext:base-cell-address="'2007.ntcir'.PN1"/>
          </calcext:conditional-format>
          <calcext:conditional-format calcext:target-range-address="'2007.ntcir'.PO1:'2007.ntcir'.PO1">
            <calcext:condition calcext:apply-style-name="Accent" calcext:value="duplicate" calcext:base-cell-address="'2007.ntcir'.PO1"/>
          </calcext:conditional-format>
          <calcext:conditional-format calcext:target-range-address="'2007.ntcir'.PP1:'2007.ntcir'.PP1">
            <calcext:condition calcext:apply-style-name="Accent" calcext:value="duplicate" calcext:base-cell-address="'2007.ntcir'.PP1"/>
          </calcext:conditional-format>
          <calcext:conditional-format calcext:target-range-address="'2007.ntcir'.PQ1:'2007.ntcir'.PQ1">
            <calcext:condition calcext:apply-style-name="Accent" calcext:value="duplicate" calcext:base-cell-address="'2007.ntcir'.PQ1"/>
          </calcext:conditional-format>
          <calcext:conditional-format calcext:target-range-address="'2007.ntcir'.PR1:'2007.ntcir'.PR1">
            <calcext:condition calcext:apply-style-name="Accent" calcext:value="duplicate" calcext:base-cell-address="'2007.ntcir'.PR1"/>
          </calcext:conditional-format>
          <calcext:conditional-format calcext:target-range-address="'2007.ntcir'.PS1:'2007.ntcir'.PS1">
            <calcext:condition calcext:apply-style-name="Accent" calcext:value="duplicate" calcext:base-cell-address="'2007.ntcir'.PS1"/>
          </calcext:conditional-format>
          <calcext:conditional-format calcext:target-range-address="'2007.ntcir'.PT1:'2007.ntcir'.PT1">
            <calcext:condition calcext:apply-style-name="Accent" calcext:value="duplicate" calcext:base-cell-address="'2007.ntcir'.PT1"/>
          </calcext:conditional-format>
          <calcext:conditional-format calcext:target-range-address="'2007.ntcir'.PU1:'2007.ntcir'.PU1">
            <calcext:condition calcext:apply-style-name="Accent" calcext:value="duplicate" calcext:base-cell-address="'2007.ntcir'.PU1"/>
          </calcext:conditional-format>
          <calcext:conditional-format calcext:target-range-address="'2007.ntcir'.PV1:'2007.ntcir'.PV1">
            <calcext:condition calcext:apply-style-name="Accent" calcext:value="duplicate" calcext:base-cell-address="'2007.ntcir'.PV1"/>
          </calcext:conditional-format>
          <calcext:conditional-format calcext:target-range-address="'2007.ntcir'.PW1:'2007.ntcir'.PW1">
            <calcext:condition calcext:apply-style-name="Accent" calcext:value="duplicate" calcext:base-cell-address="'2007.ntcir'.PW1"/>
          </calcext:conditional-format>
          <calcext:conditional-format calcext:target-range-address="'2007.ntcir'.PX1:'2007.ntcir'.PX1">
            <calcext:condition calcext:apply-style-name="Accent" calcext:value="duplicate" calcext:base-cell-address="'2007.ntcir'.PX1"/>
          </calcext:conditional-format>
          <calcext:conditional-format calcext:target-range-address="'2007.ntcir'.PY1:'2007.ntcir'.PY1">
            <calcext:condition calcext:apply-style-name="Accent" calcext:value="duplicate" calcext:base-cell-address="'2007.ntcir'.PY1"/>
          </calcext:conditional-format>
          <calcext:conditional-format calcext:target-range-address="'2007.ntcir'.PZ1:'2007.ntcir'.PZ1">
            <calcext:condition calcext:apply-style-name="Accent" calcext:value="duplicate" calcext:base-cell-address="'2007.ntcir'.PZ1"/>
          </calcext:conditional-format>
          <calcext:conditional-format calcext:target-range-address="'2007.ntcir'.QA1:'2007.ntcir'.QA1">
            <calcext:condition calcext:apply-style-name="Accent" calcext:value="duplicate" calcext:base-cell-address="'2007.ntcir'.QA1"/>
          </calcext:conditional-format>
          <calcext:conditional-format calcext:target-range-address="'2007.ntcir'.QB1:'2007.ntcir'.QB1">
            <calcext:condition calcext:apply-style-name="Accent" calcext:value="duplicate" calcext:base-cell-address="'2007.ntcir'.QB1"/>
          </calcext:conditional-format>
          <calcext:conditional-format calcext:target-range-address="'2007.ntcir'.QC1:'2007.ntcir'.QC1">
            <calcext:condition calcext:apply-style-name="Accent" calcext:value="duplicate" calcext:base-cell-address="'2007.ntcir'.QC1"/>
          </calcext:conditional-format>
          <calcext:conditional-format calcext:target-range-address="'2007.ntcir'.QD1:'2007.ntcir'.QD1">
            <calcext:condition calcext:apply-style-name="Accent" calcext:value="duplicate" calcext:base-cell-address="'2007.ntcir'.QD1"/>
          </calcext:conditional-format>
          <calcext:conditional-format calcext:target-range-address="'2007.ntcir'.QE1:'2007.ntcir'.QE1">
            <calcext:condition calcext:apply-style-name="Accent" calcext:value="duplicate" calcext:base-cell-address="'2007.ntcir'.QE1"/>
          </calcext:conditional-format>
          <calcext:conditional-format calcext:target-range-address="'2007.ntcir'.QF1:'2007.ntcir'.QF1">
            <calcext:condition calcext:apply-style-name="Accent" calcext:value="duplicate" calcext:base-cell-address="'2007.ntcir'.QF1"/>
          </calcext:conditional-format>
          <calcext:conditional-format calcext:target-range-address="'2007.ntcir'.QG1:'2007.ntcir'.QG1">
            <calcext:condition calcext:apply-style-name="Accent" calcext:value="duplicate" calcext:base-cell-address="'2007.ntcir'.QG1"/>
          </calcext:conditional-format>
          <calcext:conditional-format calcext:target-range-address="'2007.ntcir'.QH1:'2007.ntcir'.QH1">
            <calcext:condition calcext:apply-style-name="Accent" calcext:value="duplicate" calcext:base-cell-address="'2007.ntcir'.QH1"/>
          </calcext:conditional-format>
          <calcext:conditional-format calcext:target-range-address="'2007.ntcir'.QI1:'2007.ntcir'.QI1">
            <calcext:condition calcext:apply-style-name="Accent" calcext:value="duplicate" calcext:base-cell-address="'2007.ntcir'.QI1"/>
          </calcext:conditional-format>
          <calcext:conditional-format calcext:target-range-address="'2007.ntcir'.QJ1:'2007.ntcir'.QJ1">
            <calcext:condition calcext:apply-style-name="Accent" calcext:value="duplicate" calcext:base-cell-address="'2007.ntcir'.QJ1"/>
          </calcext:conditional-format>
          <calcext:conditional-format calcext:target-range-address="'2007.ntcir'.QK1:'2007.ntcir'.QK1">
            <calcext:condition calcext:apply-style-name="Accent" calcext:value="duplicate" calcext:base-cell-address="'2007.ntcir'.QK1"/>
          </calcext:conditional-format>
          <calcext:conditional-format calcext:target-range-address="'2007.ntcir'.QL1:'2007.ntcir'.QL1">
            <calcext:condition calcext:apply-style-name="Accent" calcext:value="duplicate" calcext:base-cell-address="'2007.ntcir'.QL1"/>
          </calcext:conditional-format>
          <calcext:conditional-format calcext:target-range-address="'2007.ntcir'.QM1:'2007.ntcir'.QM1">
            <calcext:condition calcext:apply-style-name="Accent" calcext:value="duplicate" calcext:base-cell-address="'2007.ntcir'.QM1"/>
          </calcext:conditional-format>
          <calcext:conditional-format calcext:target-range-address="'2007.ntcir'.QN1:'2007.ntcir'.QN1">
            <calcext:condition calcext:apply-style-name="Accent" calcext:value="duplicate" calcext:base-cell-address="'2007.ntcir'.QN1"/>
          </calcext:conditional-format>
          <calcext:conditional-format calcext:target-range-address="'2007.ntcir'.QO1:'2007.ntcir'.QO1">
            <calcext:condition calcext:apply-style-name="Accent" calcext:value="duplicate" calcext:base-cell-address="'2007.ntcir'.QO1"/>
          </calcext:conditional-format>
          <calcext:conditional-format calcext:target-range-address="'2007.ntcir'.QP1:'2007.ntcir'.QP1">
            <calcext:condition calcext:apply-style-name="Accent" calcext:value="duplicate" calcext:base-cell-address="'2007.ntcir'.QP1"/>
          </calcext:conditional-format>
          <calcext:conditional-format calcext:target-range-address="'2007.ntcir'.QQ1:'2007.ntcir'.QQ1">
            <calcext:condition calcext:apply-style-name="Accent" calcext:value="duplicate" calcext:base-cell-address="'2007.ntcir'.QQ1"/>
          </calcext:conditional-format>
          <calcext:conditional-format calcext:target-range-address="'2007.ntcir'.QR1:'2007.ntcir'.QR1">
            <calcext:condition calcext:apply-style-name="Accent" calcext:value="duplicate" calcext:base-cell-address="'2007.ntcir'.QR1"/>
          </calcext:conditional-format>
          <calcext:conditional-format calcext:target-range-address="'2007.ntcir'.QS1:'2007.ntcir'.QS1">
            <calcext:condition calcext:apply-style-name="Accent" calcext:value="duplicate" calcext:base-cell-address="'2007.ntcir'.QS1"/>
          </calcext:conditional-format>
          <calcext:conditional-format calcext:target-range-address="'2007.ntcir'.QT1:'2007.ntcir'.QT1">
            <calcext:condition calcext:apply-style-name="Accent" calcext:value="duplicate" calcext:base-cell-address="'2007.ntcir'.QT1"/>
          </calcext:conditional-format>
          <calcext:conditional-format calcext:target-range-address="'2007.ntcir'.QU1:'2007.ntcir'.QU1">
            <calcext:condition calcext:apply-style-name="Accent" calcext:value="duplicate" calcext:base-cell-address="'2007.ntcir'.QU1"/>
          </calcext:conditional-format>
          <calcext:conditional-format calcext:target-range-address="'2007.ntcir'.QV1:'2007.ntcir'.QV1">
            <calcext:condition calcext:apply-style-name="Accent" calcext:value="duplicate" calcext:base-cell-address="'2007.ntcir'.QV1"/>
          </calcext:conditional-format>
          <calcext:conditional-format calcext:target-range-address="'2007.ntcir'.QW1:'2007.ntcir'.QW1">
            <calcext:condition calcext:apply-style-name="Accent" calcext:value="duplicate" calcext:base-cell-address="'2007.ntcir'.QW1"/>
          </calcext:conditional-format>
          <calcext:conditional-format calcext:target-range-address="'2007.ntcir'.QX1:'2007.ntcir'.QX1">
            <calcext:condition calcext:apply-style-name="Accent" calcext:value="duplicate" calcext:base-cell-address="'2007.ntcir'.QX1"/>
          </calcext:conditional-format>
          <calcext:conditional-format calcext:target-range-address="'2007.ntcir'.QY1:'2007.ntcir'.QY1">
            <calcext:condition calcext:apply-style-name="Accent" calcext:value="duplicate" calcext:base-cell-address="'2007.ntcir'.QY1"/>
          </calcext:conditional-format>
          <calcext:conditional-format calcext:target-range-address="'2007.ntcir'.QZ1:'2007.ntcir'.QZ1">
            <calcext:condition calcext:apply-style-name="Accent" calcext:value="duplicate" calcext:base-cell-address="'2007.ntcir'.QZ1"/>
          </calcext:conditional-format>
          <calcext:conditional-format calcext:target-range-address="'2007.ntcir'.RA1:'2007.ntcir'.RA1">
            <calcext:condition calcext:apply-style-name="Accent" calcext:value="duplicate" calcext:base-cell-address="'2007.ntcir'.RA1"/>
          </calcext:conditional-format>
          <calcext:conditional-format calcext:target-range-address="'2007.ntcir'.RB1:'2007.ntcir'.RB1">
            <calcext:condition calcext:apply-style-name="Accent" calcext:value="duplicate" calcext:base-cell-address="'2007.ntcir'.RB1"/>
          </calcext:conditional-format>
          <calcext:conditional-format calcext:target-range-address="'2007.ntcir'.RC1:'2007.ntcir'.RC1">
            <calcext:condition calcext:apply-style-name="Accent" calcext:value="duplicate" calcext:base-cell-address="'2007.ntcir'.RC1"/>
          </calcext:conditional-format>
          <calcext:conditional-format calcext:target-range-address="'2007.ntcir'.RD1:'2007.ntcir'.RD1">
            <calcext:condition calcext:apply-style-name="Accent" calcext:value="duplicate" calcext:base-cell-address="'2007.ntcir'.RD1"/>
          </calcext:conditional-format>
          <calcext:conditional-format calcext:target-range-address="'2007.ntcir'.RE1:'2007.ntcir'.RE1">
            <calcext:condition calcext:apply-style-name="Accent" calcext:value="duplicate" calcext:base-cell-address="'2007.ntcir'.RE1"/>
          </calcext:conditional-format>
          <calcext:conditional-format calcext:target-range-address="'2007.ntcir'.RF1:'2007.ntcir'.RF1">
            <calcext:condition calcext:apply-style-name="Accent" calcext:value="duplicate" calcext:base-cell-address="'2007.ntcir'.RF1"/>
          </calcext:conditional-format>
          <calcext:conditional-format calcext:target-range-address="'2007.ntcir'.RG1:'2007.ntcir'.RG1">
            <calcext:condition calcext:apply-style-name="Accent" calcext:value="duplicate" calcext:base-cell-address="'2007.ntcir'.RG1"/>
          </calcext:conditional-format>
          <calcext:conditional-format calcext:target-range-address="'2007.ntcir'.RH1:'2007.ntcir'.RH1">
            <calcext:condition calcext:apply-style-name="Accent" calcext:value="duplicate" calcext:base-cell-address="'2007.ntcir'.RH1"/>
          </calcext:conditional-format>
          <calcext:conditional-format calcext:target-range-address="'2007.ntcir'.RI1:'2007.ntcir'.RI1">
            <calcext:condition calcext:apply-style-name="Accent" calcext:value="duplicate" calcext:base-cell-address="'2007.ntcir'.RI1"/>
          </calcext:conditional-format>
          <calcext:conditional-format calcext:target-range-address="'2007.ntcir'.RJ1:'2007.ntcir'.RJ1">
            <calcext:condition calcext:apply-style-name="Accent" calcext:value="duplicate" calcext:base-cell-address="'2007.ntcir'.RJ1"/>
          </calcext:conditional-format>
          <calcext:conditional-format calcext:target-range-address="'2007.ntcir'.RK1:'2007.ntcir'.RK1">
            <calcext:condition calcext:apply-style-name="Accent" calcext:value="duplicate" calcext:base-cell-address="'2007.ntcir'.RK1"/>
          </calcext:conditional-format>
          <calcext:conditional-format calcext:target-range-address="'2007.ntcir'.RL1:'2007.ntcir'.RL1">
            <calcext:condition calcext:apply-style-name="Accent" calcext:value="duplicate" calcext:base-cell-address="'2007.ntcir'.RL1"/>
          </calcext:conditional-format>
          <calcext:conditional-format calcext:target-range-address="'2007.ntcir'.RM1:'2007.ntcir'.RM1">
            <calcext:condition calcext:apply-style-name="Accent" calcext:value="duplicate" calcext:base-cell-address="'2007.ntcir'.RM1"/>
          </calcext:conditional-format>
          <calcext:conditional-format calcext:target-range-address="'2007.ntcir'.RN1:'2007.ntcir'.RN1">
            <calcext:condition calcext:apply-style-name="Accent" calcext:value="duplicate" calcext:base-cell-address="'2007.ntcir'.RN1"/>
          </calcext:conditional-format>
          <calcext:conditional-format calcext:target-range-address="'2007.ntcir'.RO1:'2007.ntcir'.RO1">
            <calcext:condition calcext:apply-style-name="Accent" calcext:value="duplicate" calcext:base-cell-address="'2007.ntcir'.RO1"/>
          </calcext:conditional-format>
          <calcext:conditional-format calcext:target-range-address="'2007.ntcir'.RP1:'2007.ntcir'.RP1">
            <calcext:condition calcext:apply-style-name="Accent" calcext:value="duplicate" calcext:base-cell-address="'2007.ntcir'.RP1"/>
          </calcext:conditional-format>
          <calcext:conditional-format calcext:target-range-address="'2007.ntcir'.RQ1:'2007.ntcir'.RQ1">
            <calcext:condition calcext:apply-style-name="Accent" calcext:value="duplicate" calcext:base-cell-address="'2007.ntcir'.RQ1"/>
          </calcext:conditional-format>
          <calcext:conditional-format calcext:target-range-address="'2007.ntcir'.RR1:'2007.ntcir'.RR1">
            <calcext:condition calcext:apply-style-name="Accent" calcext:value="duplicate" calcext:base-cell-address="'2007.ntcir'.RR1"/>
          </calcext:conditional-format>
          <calcext:conditional-format calcext:target-range-address="'2007.ntcir'.RS1:'2007.ntcir'.RS1">
            <calcext:condition calcext:apply-style-name="Accent" calcext:value="duplicate" calcext:base-cell-address="'2007.ntcir'.RS1"/>
          </calcext:conditional-format>
          <calcext:conditional-format calcext:target-range-address="'2007.ntcir'.RT1:'2007.ntcir'.RT1">
            <calcext:condition calcext:apply-style-name="Accent" calcext:value="duplicate" calcext:base-cell-address="'2007.ntcir'.RT1"/>
          </calcext:conditional-format>
          <calcext:conditional-format calcext:target-range-address="'2007.ntcir'.RU1:'2007.ntcir'.RU1">
            <calcext:condition calcext:apply-style-name="Accent" calcext:value="duplicate" calcext:base-cell-address="'2007.ntcir'.RU1"/>
          </calcext:conditional-format>
          <calcext:conditional-format calcext:target-range-address="'2007.ntcir'.RV1:'2007.ntcir'.RV1">
            <calcext:condition calcext:apply-style-name="Accent" calcext:value="duplicate" calcext:base-cell-address="'2007.ntcir'.RV1"/>
          </calcext:conditional-format>
          <calcext:conditional-format calcext:target-range-address="'2007.ntcir'.RW1:'2007.ntcir'.RW1">
            <calcext:condition calcext:apply-style-name="Accent" calcext:value="duplicate" calcext:base-cell-address="'2007.ntcir'.RW1"/>
          </calcext:conditional-format>
          <calcext:conditional-format calcext:target-range-address="'2007.ntcir'.RX1:'2007.ntcir'.RX1">
            <calcext:condition calcext:apply-style-name="Accent" calcext:value="duplicate" calcext:base-cell-address="'2007.ntcir'.RX1"/>
          </calcext:conditional-format>
          <calcext:conditional-format calcext:target-range-address="'2007.ntcir'.RY1:'2007.ntcir'.RY1">
            <calcext:condition calcext:apply-style-name="Accent" calcext:value="duplicate" calcext:base-cell-address="'2007.ntcir'.RY1"/>
          </calcext:conditional-format>
          <calcext:conditional-format calcext:target-range-address="'2007.ntcir'.RZ1:'2007.ntcir'.RZ1">
            <calcext:condition calcext:apply-style-name="Accent" calcext:value="duplicate" calcext:base-cell-address="'2007.ntcir'.RZ1"/>
          </calcext:conditional-format>
          <calcext:conditional-format calcext:target-range-address="'2007.ntcir'.SA1:'2007.ntcir'.SA1">
            <calcext:condition calcext:apply-style-name="Accent" calcext:value="duplicate" calcext:base-cell-address="'2007.ntcir'.SA1"/>
          </calcext:conditional-format>
          <calcext:conditional-format calcext:target-range-address="'2007.ntcir'.SB1:'2007.ntcir'.SB1">
            <calcext:condition calcext:apply-style-name="Accent" calcext:value="duplicate" calcext:base-cell-address="'2007.ntcir'.SB1"/>
          </calcext:conditional-format>
          <calcext:conditional-format calcext:target-range-address="'2007.ntcir'.SC1:'2007.ntcir'.SC1">
            <calcext:condition calcext:apply-style-name="Accent" calcext:value="duplicate" calcext:base-cell-address="'2007.ntcir'.SC1"/>
          </calcext:conditional-format>
          <calcext:conditional-format calcext:target-range-address="'2007.ntcir'.SD1:'2007.ntcir'.SD1">
            <calcext:condition calcext:apply-style-name="Accent" calcext:value="duplicate" calcext:base-cell-address="'2007.ntcir'.SD1"/>
          </calcext:conditional-format>
          <calcext:conditional-format calcext:target-range-address="'2007.ntcir'.SE1:'2007.ntcir'.SE1">
            <calcext:condition calcext:apply-style-name="Accent" calcext:value="duplicate" calcext:base-cell-address="'2007.ntcir'.SE1"/>
          </calcext:conditional-format>
          <calcext:conditional-format calcext:target-range-address="'2007.ntcir'.SF1:'2007.ntcir'.SF1">
            <calcext:condition calcext:apply-style-name="Accent" calcext:value="duplicate" calcext:base-cell-address="'2007.ntcir'.SF1"/>
          </calcext:conditional-format>
          <calcext:conditional-format calcext:target-range-address="'2007.ntcir'.SG1:'2007.ntcir'.SG1">
            <calcext:condition calcext:apply-style-name="Accent" calcext:value="duplicate" calcext:base-cell-address="'2007.ntcir'.SG1"/>
          </calcext:conditional-format>
          <calcext:conditional-format calcext:target-range-address="'2007.ntcir'.SH1:'2007.ntcir'.SH1">
            <calcext:condition calcext:apply-style-name="Accent" calcext:value="duplicate" calcext:base-cell-address="'2007.ntcir'.SH1"/>
          </calcext:conditional-format>
          <calcext:conditional-format calcext:target-range-address="'2007.ntcir'.SI1:'2007.ntcir'.SI1">
            <calcext:condition calcext:apply-style-name="Accent" calcext:value="duplicate" calcext:base-cell-address="'2007.ntcir'.SI1"/>
          </calcext:conditional-format>
          <calcext:conditional-format calcext:target-range-address="'2007.ntcir'.SJ1:'2007.ntcir'.SJ1">
            <calcext:condition calcext:apply-style-name="Accent" calcext:value="duplicate" calcext:base-cell-address="'2007.ntcir'.SJ1"/>
          </calcext:conditional-format>
          <calcext:conditional-format calcext:target-range-address="'2007.ntcir'.SK1:'2007.ntcir'.SK1">
            <calcext:condition calcext:apply-style-name="Accent" calcext:value="duplicate" calcext:base-cell-address="'2007.ntcir'.SK1"/>
          </calcext:conditional-format>
          <calcext:conditional-format calcext:target-range-address="'2007.ntcir'.SL1:'2007.ntcir'.SL1">
            <calcext:condition calcext:apply-style-name="Accent" calcext:value="duplicate" calcext:base-cell-address="'2007.ntcir'.SL1"/>
          </calcext:conditional-format>
          <calcext:conditional-format calcext:target-range-address="'2007.ntcir'.SM1:'2007.ntcir'.SM1">
            <calcext:condition calcext:apply-style-name="Accent" calcext:value="duplicate" calcext:base-cell-address="'2007.ntcir'.SM1"/>
          </calcext:conditional-format>
          <calcext:conditional-format calcext:target-range-address="'2007.ntcir'.SN1:'2007.ntcir'.SN1">
            <calcext:condition calcext:apply-style-name="Accent" calcext:value="duplicate" calcext:base-cell-address="'2007.ntcir'.SN1"/>
          </calcext:conditional-format>
          <calcext:conditional-format calcext:target-range-address="'2007.ntcir'.SO1:'2007.ntcir'.SO1">
            <calcext:condition calcext:apply-style-name="Accent" calcext:value="duplicate" calcext:base-cell-address="'2007.ntcir'.SO1"/>
          </calcext:conditional-format>
          <calcext:conditional-format calcext:target-range-address="'2007.ntcir'.SP1:'2007.ntcir'.SP1">
            <calcext:condition calcext:apply-style-name="Accent" calcext:value="duplicate" calcext:base-cell-address="'2007.ntcir'.SP1"/>
          </calcext:conditional-format>
          <calcext:conditional-format calcext:target-range-address="'2007.ntcir'.SQ1:'2007.ntcir'.SQ1">
            <calcext:condition calcext:apply-style-name="Accent" calcext:value="duplicate" calcext:base-cell-address="'2007.ntcir'.SQ1"/>
          </calcext:conditional-format>
          <calcext:conditional-format calcext:target-range-address="'2007.ntcir'.SR1:'2007.ntcir'.SR1">
            <calcext:condition calcext:apply-style-name="Accent" calcext:value="duplicate" calcext:base-cell-address="'2007.ntcir'.SR1"/>
          </calcext:conditional-format>
          <calcext:conditional-format calcext:target-range-address="'2007.ntcir'.SS1:'2007.ntcir'.SS1">
            <calcext:condition calcext:apply-style-name="Accent" calcext:value="duplicate" calcext:base-cell-address="'2007.ntcir'.SS1"/>
          </calcext:conditional-format>
          <calcext:conditional-format calcext:target-range-address="'2007.ntcir'.ST1:'2007.ntcir'.ST1">
            <calcext:condition calcext:apply-style-name="Accent" calcext:value="duplicate" calcext:base-cell-address="'2007.ntcir'.ST1"/>
          </calcext:conditional-format>
          <calcext:conditional-format calcext:target-range-address="'2007.ntcir'.SU1:'2007.ntcir'.SU1">
            <calcext:condition calcext:apply-style-name="Accent" calcext:value="duplicate" calcext:base-cell-address="'2007.ntcir'.SU1"/>
          </calcext:conditional-format>
          <calcext:conditional-format calcext:target-range-address="'2007.ntcir'.SV1:'2007.ntcir'.SV1">
            <calcext:condition calcext:apply-style-name="Accent" calcext:value="duplicate" calcext:base-cell-address="'2007.ntcir'.SV1"/>
          </calcext:conditional-format>
          <calcext:conditional-format calcext:target-range-address="'2007.ntcir'.SW1:'2007.ntcir'.SW1">
            <calcext:condition calcext:apply-style-name="Accent" calcext:value="duplicate" calcext:base-cell-address="'2007.ntcir'.SW1"/>
          </calcext:conditional-format>
          <calcext:conditional-format calcext:target-range-address="'2007.ntcir'.SX1:'2007.ntcir'.SX1">
            <calcext:condition calcext:apply-style-name="Accent" calcext:value="duplicate" calcext:base-cell-address="'2007.ntcir'.SX1"/>
          </calcext:conditional-format>
          <calcext:conditional-format calcext:target-range-address="'2007.ntcir'.SY1:'2007.ntcir'.SY1">
            <calcext:condition calcext:apply-style-name="Accent" calcext:value="duplicate" calcext:base-cell-address="'2007.ntcir'.SY1"/>
          </calcext:conditional-format>
          <calcext:conditional-format calcext:target-range-address="'2007.ntcir'.SZ1:'2007.ntcir'.SZ1">
            <calcext:condition calcext:apply-style-name="Accent" calcext:value="duplicate" calcext:base-cell-address="'2007.ntcir'.SZ1"/>
          </calcext:conditional-format>
          <calcext:conditional-format calcext:target-range-address="'2007.ntcir'.TA1:'2007.ntcir'.TA1">
            <calcext:condition calcext:apply-style-name="Accent" calcext:value="duplicate" calcext:base-cell-address="'2007.ntcir'.TA1"/>
          </calcext:conditional-format>
          <calcext:conditional-format calcext:target-range-address="'2007.ntcir'.TB1:'2007.ntcir'.TB1">
            <calcext:condition calcext:apply-style-name="Accent" calcext:value="duplicate" calcext:base-cell-address="'2007.ntcir'.TB1"/>
          </calcext:conditional-format>
          <calcext:conditional-format calcext:target-range-address="'2007.ntcir'.TC1:'2007.ntcir'.TC1">
            <calcext:condition calcext:apply-style-name="Accent" calcext:value="duplicate" calcext:base-cell-address="'2007.ntcir'.TC1"/>
          </calcext:conditional-format>
          <calcext:conditional-format calcext:target-range-address="'2007.ntcir'.TD1:'2007.ntcir'.TD1">
            <calcext:condition calcext:apply-style-name="Accent" calcext:value="duplicate" calcext:base-cell-address="'2007.ntcir'.TD1"/>
          </calcext:conditional-format>
          <calcext:conditional-format calcext:target-range-address="'2007.ntcir'.TE1:'2007.ntcir'.TE1">
            <calcext:condition calcext:apply-style-name="Accent" calcext:value="duplicate" calcext:base-cell-address="'2007.ntcir'.TE1"/>
          </calcext:conditional-format>
          <calcext:conditional-format calcext:target-range-address="'2007.ntcir'.TF1:'2007.ntcir'.TF1">
            <calcext:condition calcext:apply-style-name="Accent" calcext:value="duplicate" calcext:base-cell-address="'2007.ntcir'.TF1"/>
          </calcext:conditional-format>
          <calcext:conditional-format calcext:target-range-address="'2007.ntcir'.TG1:'2007.ntcir'.TG1">
            <calcext:condition calcext:apply-style-name="Accent" calcext:value="duplicate" calcext:base-cell-address="'2007.ntcir'.TG1"/>
          </calcext:conditional-format>
          <calcext:conditional-format calcext:target-range-address="'2007.ntcir'.TH1:'2007.ntcir'.TH1">
            <calcext:condition calcext:apply-style-name="Accent" calcext:value="duplicate" calcext:base-cell-address="'2007.ntcir'.TH1"/>
          </calcext:conditional-format>
          <calcext:conditional-format calcext:target-range-address="'2007.ntcir'.TI1:'2007.ntcir'.TI1">
            <calcext:condition calcext:apply-style-name="Accent" calcext:value="duplicate" calcext:base-cell-address="'2007.ntcir'.TI1"/>
          </calcext:conditional-format>
          <calcext:conditional-format calcext:target-range-address="'2007.ntcir'.TJ1:'2007.ntcir'.TJ1">
            <calcext:condition calcext:apply-style-name="Accent" calcext:value="duplicate" calcext:base-cell-address="'2007.ntcir'.TJ1"/>
          </calcext:conditional-format>
          <calcext:conditional-format calcext:target-range-address="'2007.ntcir'.TK1:'2007.ntcir'.TK1">
            <calcext:condition calcext:apply-style-name="Accent" calcext:value="duplicate" calcext:base-cell-address="'2007.ntcir'.TK1"/>
          </calcext:conditional-format>
          <calcext:conditional-format calcext:target-range-address="'2007.ntcir'.TL1:'2007.ntcir'.TL1">
            <calcext:condition calcext:apply-style-name="Accent" calcext:value="duplicate" calcext:base-cell-address="'2007.ntcir'.TL1"/>
          </calcext:conditional-format>
          <calcext:conditional-format calcext:target-range-address="'2007.ntcir'.TM1:'2007.ntcir'.TM1">
            <calcext:condition calcext:apply-style-name="Accent" calcext:value="duplicate" calcext:base-cell-address="'2007.ntcir'.TM1"/>
          </calcext:conditional-format>
          <calcext:conditional-format calcext:target-range-address="'2007.ntcir'.TN1:'2007.ntcir'.TN1">
            <calcext:condition calcext:apply-style-name="Accent" calcext:value="duplicate" calcext:base-cell-address="'2007.ntcir'.TN1"/>
          </calcext:conditional-format>
          <calcext:conditional-format calcext:target-range-address="'2007.ntcir'.TO1:'2007.ntcir'.TO1">
            <calcext:condition calcext:apply-style-name="Accent" calcext:value="duplicate" calcext:base-cell-address="'2007.ntcir'.TO1"/>
          </calcext:conditional-format>
          <calcext:conditional-format calcext:target-range-address="'2007.ntcir'.TP1:'2007.ntcir'.TP1">
            <calcext:condition calcext:apply-style-name="Accent" calcext:value="duplicate" calcext:base-cell-address="'2007.ntcir'.TP1"/>
          </calcext:conditional-format>
          <calcext:conditional-format calcext:target-range-address="'2007.ntcir'.TQ1:'2007.ntcir'.TQ1">
            <calcext:condition calcext:apply-style-name="Accent" calcext:value="duplicate" calcext:base-cell-address="'2007.ntcir'.TQ1"/>
          </calcext:conditional-format>
          <calcext:conditional-format calcext:target-range-address="'2007.ntcir'.TR1:'2007.ntcir'.TR1">
            <calcext:condition calcext:apply-style-name="Accent" calcext:value="duplicate" calcext:base-cell-address="'2007.ntcir'.TR1"/>
          </calcext:conditional-format>
          <calcext:conditional-format calcext:target-range-address="'2007.ntcir'.TS1:'2007.ntcir'.TS1">
            <calcext:condition calcext:apply-style-name="Accent" calcext:value="duplicate" calcext:base-cell-address="'2007.ntcir'.TS1"/>
          </calcext:conditional-format>
          <calcext:conditional-format calcext:target-range-address="'2007.ntcir'.TT1:'2007.ntcir'.TT1">
            <calcext:condition calcext:apply-style-name="Accent" calcext:value="duplicate" calcext:base-cell-address="'2007.ntcir'.TT1"/>
          </calcext:conditional-format>
          <calcext:conditional-format calcext:target-range-address="'2007.ntcir'.TU1:'2007.ntcir'.TU1">
            <calcext:condition calcext:apply-style-name="Accent" calcext:value="duplicate" calcext:base-cell-address="'2007.ntcir'.TU1"/>
          </calcext:conditional-format>
          <calcext:conditional-format calcext:target-range-address="'2007.ntcir'.TV1:'2007.ntcir'.TV1">
            <calcext:condition calcext:apply-style-name="Accent" calcext:value="duplicate" calcext:base-cell-address="'2007.ntcir'.TV1"/>
          </calcext:conditional-format>
          <calcext:conditional-format calcext:target-range-address="'2007.ntcir'.TW1:'2007.ntcir'.TW1">
            <calcext:condition calcext:apply-style-name="Accent" calcext:value="duplicate" calcext:base-cell-address="'2007.ntcir'.TW1"/>
          </calcext:conditional-format>
          <calcext:conditional-format calcext:target-range-address="'2007.ntcir'.TX1:'2007.ntcir'.TX1">
            <calcext:condition calcext:apply-style-name="Accent" calcext:value="duplicate" calcext:base-cell-address="'2007.ntcir'.TX1"/>
          </calcext:conditional-format>
          <calcext:conditional-format calcext:target-range-address="'2007.ntcir'.TY1:'2007.ntcir'.TY1">
            <calcext:condition calcext:apply-style-name="Accent" calcext:value="duplicate" calcext:base-cell-address="'2007.ntcir'.TY1"/>
          </calcext:conditional-format>
          <calcext:conditional-format calcext:target-range-address="'2007.ntcir'.TZ1:'2007.ntcir'.TZ1">
            <calcext:condition calcext:apply-style-name="Accent" calcext:value="duplicate" calcext:base-cell-address="'2007.ntcir'.TZ1"/>
          </calcext:conditional-format>
          <calcext:conditional-format calcext:target-range-address="'2007.ntcir'.UA1:'2007.ntcir'.UA1">
            <calcext:condition calcext:apply-style-name="Accent" calcext:value="duplicate" calcext:base-cell-address="'2007.ntcir'.UA1"/>
          </calcext:conditional-format>
          <calcext:conditional-format calcext:target-range-address="'2007.ntcir'.UB1:'2007.ntcir'.UB1">
            <calcext:condition calcext:apply-style-name="Accent" calcext:value="duplicate" calcext:base-cell-address="'2007.ntcir'.UB1"/>
          </calcext:conditional-format>
          <calcext:conditional-format calcext:target-range-address="'2007.ntcir'.UC1:'2007.ntcir'.UC1">
            <calcext:condition calcext:apply-style-name="Accent" calcext:value="duplicate" calcext:base-cell-address="'2007.ntcir'.UC1"/>
          </calcext:conditional-format>
          <calcext:conditional-format calcext:target-range-address="'2007.ntcir'.UD1:'2007.ntcir'.UD1">
            <calcext:condition calcext:apply-style-name="Accent" calcext:value="duplicate" calcext:base-cell-address="'2007.ntcir'.UD1"/>
          </calcext:conditional-format>
          <calcext:conditional-format calcext:target-range-address="'2007.ntcir'.UE1:'2007.ntcir'.UE1">
            <calcext:condition calcext:apply-style-name="Accent" calcext:value="duplicate" calcext:base-cell-address="'2007.ntcir'.UE1"/>
          </calcext:conditional-format>
          <calcext:conditional-format calcext:target-range-address="'2007.ntcir'.UF1:'2007.ntcir'.UF1">
            <calcext:condition calcext:apply-style-name="Accent" calcext:value="duplicate" calcext:base-cell-address="'2007.ntcir'.UF1"/>
          </calcext:conditional-format>
          <calcext:conditional-format calcext:target-range-address="'2007.ntcir'.UG1:'2007.ntcir'.UG1">
            <calcext:condition calcext:apply-style-name="Accent" calcext:value="duplicate" calcext:base-cell-address="'2007.ntcir'.UG1"/>
          </calcext:conditional-format>
          <calcext:conditional-format calcext:target-range-address="'2007.ntcir'.UH1:'2007.ntcir'.UH1">
            <calcext:condition calcext:apply-style-name="Accent" calcext:value="duplicate" calcext:base-cell-address="'2007.ntcir'.UH1"/>
          </calcext:conditional-format>
          <calcext:conditional-format calcext:target-range-address="'2007.ntcir'.UI1:'2007.ntcir'.UI1">
            <calcext:condition calcext:apply-style-name="Accent" calcext:value="duplicate" calcext:base-cell-address="'2007.ntcir'.UI1"/>
          </calcext:conditional-format>
          <calcext:conditional-format calcext:target-range-address="'2007.ntcir'.UJ1:'2007.ntcir'.UJ1">
            <calcext:condition calcext:apply-style-name="Accent" calcext:value="duplicate" calcext:base-cell-address="'2007.ntcir'.UJ1"/>
          </calcext:conditional-format>
          <calcext:conditional-format calcext:target-range-address="'2007.ntcir'.UK1:'2007.ntcir'.UK1">
            <calcext:condition calcext:apply-style-name="Accent" calcext:value="duplicate" calcext:base-cell-address="'2007.ntcir'.UK1"/>
          </calcext:conditional-format>
          <calcext:conditional-format calcext:target-range-address="'2007.ntcir'.UL1:'2007.ntcir'.UL1">
            <calcext:condition calcext:apply-style-name="Accent" calcext:value="duplicate" calcext:base-cell-address="'2007.ntcir'.UL1"/>
          </calcext:conditional-format>
          <calcext:conditional-format calcext:target-range-address="'2007.ntcir'.UM1:'2007.ntcir'.UM1">
            <calcext:condition calcext:apply-style-name="Accent" calcext:value="duplicate" calcext:base-cell-address="'2007.ntcir'.UM1"/>
          </calcext:conditional-format>
          <calcext:conditional-format calcext:target-range-address="'2007.ntcir'.UN1:'2007.ntcir'.UN1">
            <calcext:condition calcext:apply-style-name="Accent" calcext:value="duplicate" calcext:base-cell-address="'2007.ntcir'.UN1"/>
          </calcext:conditional-format>
          <calcext:conditional-format calcext:target-range-address="'2007.ntcir'.UO1:'2007.ntcir'.UO1">
            <calcext:condition calcext:apply-style-name="Accent" calcext:value="duplicate" calcext:base-cell-address="'2007.ntcir'.UO1"/>
          </calcext:conditional-format>
          <calcext:conditional-format calcext:target-range-address="'2007.ntcir'.UP1:'2007.ntcir'.UP1">
            <calcext:condition calcext:apply-style-name="Accent" calcext:value="duplicate" calcext:base-cell-address="'2007.ntcir'.UP1"/>
          </calcext:conditional-format>
          <calcext:conditional-format calcext:target-range-address="'2007.ntcir'.UQ1:'2007.ntcir'.UQ1">
            <calcext:condition calcext:apply-style-name="Accent" calcext:value="duplicate" calcext:base-cell-address="'2007.ntcir'.UQ1"/>
          </calcext:conditional-format>
          <calcext:conditional-format calcext:target-range-address="'2007.ntcir'.UR1:'2007.ntcir'.UR1">
            <calcext:condition calcext:apply-style-name="Accent" calcext:value="duplicate" calcext:base-cell-address="'2007.ntcir'.UR1"/>
          </calcext:conditional-format>
          <calcext:conditional-format calcext:target-range-address="'2007.ntcir'.US1:'2007.ntcir'.US1">
            <calcext:condition calcext:apply-style-name="Accent" calcext:value="duplicate" calcext:base-cell-address="'2007.ntcir'.US1"/>
          </calcext:conditional-format>
          <calcext:conditional-format calcext:target-range-address="'2007.ntcir'.UT1:'2007.ntcir'.UT1">
            <calcext:condition calcext:apply-style-name="Accent" calcext:value="duplicate" calcext:base-cell-address="'2007.ntcir'.UT1"/>
          </calcext:conditional-format>
          <calcext:conditional-format calcext:target-range-address="'2007.ntcir'.UU1:'2007.ntcir'.UU1">
            <calcext:condition calcext:apply-style-name="Accent" calcext:value="duplicate" calcext:base-cell-address="'2007.ntcir'.UU1"/>
          </calcext:conditional-format>
          <calcext:conditional-format calcext:target-range-address="'2007.ntcir'.UV1:'2007.ntcir'.UV1">
            <calcext:condition calcext:apply-style-name="Accent" calcext:value="duplicate" calcext:base-cell-address="'2007.ntcir'.UV1"/>
          </calcext:conditional-format>
          <calcext:conditional-format calcext:target-range-address="'2007.ntcir'.UW1:'2007.ntcir'.UW1">
            <calcext:condition calcext:apply-style-name="Accent" calcext:value="duplicate" calcext:base-cell-address="'2007.ntcir'.UW1"/>
          </calcext:conditional-format>
          <calcext:conditional-format calcext:target-range-address="'2007.ntcir'.UX1:'2007.ntcir'.UX1">
            <calcext:condition calcext:apply-style-name="Accent" calcext:value="duplicate" calcext:base-cell-address="'2007.ntcir'.UX1"/>
          </calcext:conditional-format>
          <calcext:conditional-format calcext:target-range-address="'2007.ntcir'.UY1:'2007.ntcir'.UY1">
            <calcext:condition calcext:apply-style-name="Accent" calcext:value="duplicate" calcext:base-cell-address="'2007.ntcir'.UY1"/>
          </calcext:conditional-format>
          <calcext:conditional-format calcext:target-range-address="'2007.ntcir'.UZ1:'2007.ntcir'.UZ1">
            <calcext:condition calcext:apply-style-name="Accent" calcext:value="duplicate" calcext:base-cell-address="'2007.ntcir'.UZ1"/>
          </calcext:conditional-format>
          <calcext:conditional-format calcext:target-range-address="'2007.ntcir'.VA1:'2007.ntcir'.VA1">
            <calcext:condition calcext:apply-style-name="Accent" calcext:value="duplicate" calcext:base-cell-address="'2007.ntcir'.VA1"/>
          </calcext:conditional-format>
          <calcext:conditional-format calcext:target-range-address="'2007.ntcir'.VB1:'2007.ntcir'.VB1">
            <calcext:condition calcext:apply-style-name="Accent" calcext:value="duplicate" calcext:base-cell-address="'2007.ntcir'.VB1"/>
          </calcext:conditional-format>
          <calcext:conditional-format calcext:target-range-address="'2007.ntcir'.VC1:'2007.ntcir'.VC1">
            <calcext:condition calcext:apply-style-name="Accent" calcext:value="duplicate" calcext:base-cell-address="'2007.ntcir'.VC1"/>
          </calcext:conditional-format>
          <calcext:conditional-format calcext:target-range-address="'2007.ntcir'.VD1:'2007.ntcir'.VD1">
            <calcext:condition calcext:apply-style-name="Accent" calcext:value="duplicate" calcext:base-cell-address="'2007.ntcir'.VD1"/>
          </calcext:conditional-format>
          <calcext:conditional-format calcext:target-range-address="'2007.ntcir'.VE1:'2007.ntcir'.VE1">
            <calcext:condition calcext:apply-style-name="Accent" calcext:value="duplicate" calcext:base-cell-address="'2007.ntcir'.VE1"/>
          </calcext:conditional-format>
          <calcext:conditional-format calcext:target-range-address="'2007.ntcir'.VF1:'2007.ntcir'.VF1">
            <calcext:condition calcext:apply-style-name="Accent" calcext:value="duplicate" calcext:base-cell-address="'2007.ntcir'.VF1"/>
          </calcext:conditional-format>
          <calcext:conditional-format calcext:target-range-address="'2007.ntcir'.VG1:'2007.ntcir'.VG1">
            <calcext:condition calcext:apply-style-name="Accent" calcext:value="duplicate" calcext:base-cell-address="'2007.ntcir'.VG1"/>
          </calcext:conditional-format>
          <calcext:conditional-format calcext:target-range-address="'2007.ntcir'.VH1:'2007.ntcir'.VH1">
            <calcext:condition calcext:apply-style-name="Accent" calcext:value="duplicate" calcext:base-cell-address="'2007.ntcir'.VH1"/>
          </calcext:conditional-format>
          <calcext:conditional-format calcext:target-range-address="'2007.ntcir'.VI1:'2007.ntcir'.VI1">
            <calcext:condition calcext:apply-style-name="Accent" calcext:value="duplicate" calcext:base-cell-address="'2007.ntcir'.VI1"/>
          </calcext:conditional-format>
          <calcext:conditional-format calcext:target-range-address="'2007.ntcir'.VJ1:'2007.ntcir'.VJ1">
            <calcext:condition calcext:apply-style-name="Accent" calcext:value="duplicate" calcext:base-cell-address="'2007.ntcir'.VJ1"/>
          </calcext:conditional-format>
          <calcext:conditional-format calcext:target-range-address="'2007.ntcir'.VK1:'2007.ntcir'.VK1">
            <calcext:condition calcext:apply-style-name="Accent" calcext:value="duplicate" calcext:base-cell-address="'2007.ntcir'.VK1"/>
          </calcext:conditional-format>
          <calcext:conditional-format calcext:target-range-address="'2007.ntcir'.VL1:'2007.ntcir'.VL1">
            <calcext:condition calcext:apply-style-name="Accent" calcext:value="duplicate" calcext:base-cell-address="'2007.ntcir'.VL1"/>
          </calcext:conditional-format>
          <calcext:conditional-format calcext:target-range-address="'2007.ntcir'.VM1:'2007.ntcir'.VM1">
            <calcext:condition calcext:apply-style-name="Accent" calcext:value="duplicate" calcext:base-cell-address="'2007.ntcir'.VM1"/>
          </calcext:conditional-format>
          <calcext:conditional-format calcext:target-range-address="'2007.ntcir'.VN1:'2007.ntcir'.VN1">
            <calcext:condition calcext:apply-style-name="Accent" calcext:value="duplicate" calcext:base-cell-address="'2007.ntcir'.VN1"/>
          </calcext:conditional-format>
          <calcext:conditional-format calcext:target-range-address="'2007.ntcir'.VO1:'2007.ntcir'.VO1">
            <calcext:condition calcext:apply-style-name="Accent" calcext:value="duplicate" calcext:base-cell-address="'2007.ntcir'.VO1"/>
          </calcext:conditional-format>
          <calcext:conditional-format calcext:target-range-address="'2007.ntcir'.VP1:'2007.ntcir'.VP1">
            <calcext:condition calcext:apply-style-name="Accent" calcext:value="duplicate" calcext:base-cell-address="'2007.ntcir'.VP1"/>
          </calcext:conditional-format>
          <calcext:conditional-format calcext:target-range-address="'2007.ntcir'.VQ1:'2007.ntcir'.VQ1">
            <calcext:condition calcext:apply-style-name="Accent" calcext:value="duplicate" calcext:base-cell-address="'2007.ntcir'.VQ1"/>
          </calcext:conditional-format>
          <calcext:conditional-format calcext:target-range-address="'2007.ntcir'.VR1:'2007.ntcir'.VR1">
            <calcext:condition calcext:apply-style-name="Accent" calcext:value="duplicate" calcext:base-cell-address="'2007.ntcir'.VR1"/>
          </calcext:conditional-format>
          <calcext:conditional-format calcext:target-range-address="'2007.ntcir'.VS1:'2007.ntcir'.VS1">
            <calcext:condition calcext:apply-style-name="Accent" calcext:value="duplicate" calcext:base-cell-address="'2007.ntcir'.VS1"/>
          </calcext:conditional-format>
          <calcext:conditional-format calcext:target-range-address="'2007.ntcir'.VT1:'2007.ntcir'.VT1">
            <calcext:condition calcext:apply-style-name="Accent" calcext:value="duplicate" calcext:base-cell-address="'2007.ntcir'.VT1"/>
          </calcext:conditional-format>
          <calcext:conditional-format calcext:target-range-address="'2007.ntcir'.VU1:'2007.ntcir'.VU1">
            <calcext:condition calcext:apply-style-name="Accent" calcext:value="duplicate" calcext:base-cell-address="'2007.ntcir'.VU1"/>
          </calcext:conditional-format>
          <calcext:conditional-format calcext:target-range-address="'2007.ntcir'.VV1:'2007.ntcir'.VV1">
            <calcext:condition calcext:apply-style-name="Accent" calcext:value="duplicate" calcext:base-cell-address="'2007.ntcir'.VV1"/>
          </calcext:conditional-format>
          <calcext:conditional-format calcext:target-range-address="'2007.ntcir'.VW1:'2007.ntcir'.VW1">
            <calcext:condition calcext:apply-style-name="Accent" calcext:value="duplicate" calcext:base-cell-address="'2007.ntcir'.VW1"/>
          </calcext:conditional-format>
          <calcext:conditional-format calcext:target-range-address="'2007.ntcir'.VX1:'2007.ntcir'.VX1">
            <calcext:condition calcext:apply-style-name="Accent" calcext:value="duplicate" calcext:base-cell-address="'2007.ntcir'.VX1"/>
          </calcext:conditional-format>
          <calcext:conditional-format calcext:target-range-address="'2007.ntcir'.VY1:'2007.ntcir'.VY1">
            <calcext:condition calcext:apply-style-name="Accent" calcext:value="duplicate" calcext:base-cell-address="'2007.ntcir'.VY1"/>
          </calcext:conditional-format>
          <calcext:conditional-format calcext:target-range-address="'2007.ntcir'.VZ1:'2007.ntcir'.VZ1">
            <calcext:condition calcext:apply-style-name="Accent" calcext:value="duplicate" calcext:base-cell-address="'2007.ntcir'.VZ1"/>
          </calcext:conditional-format>
          <calcext:conditional-format calcext:target-range-address="'2007.ntcir'.WA1:'2007.ntcir'.WA1">
            <calcext:condition calcext:apply-style-name="Accent" calcext:value="duplicate" calcext:base-cell-address="'2007.ntcir'.WA1"/>
          </calcext:conditional-format>
          <calcext:conditional-format calcext:target-range-address="'2007.ntcir'.WB1:'2007.ntcir'.WB1">
            <calcext:condition calcext:apply-style-name="Accent" calcext:value="duplicate" calcext:base-cell-address="'2007.ntcir'.WB1"/>
          </calcext:conditional-format>
          <calcext:conditional-format calcext:target-range-address="'2007.ntcir'.WC1:'2007.ntcir'.WC1">
            <calcext:condition calcext:apply-style-name="Accent" calcext:value="duplicate" calcext:base-cell-address="'2007.ntcir'.WC1"/>
          </calcext:conditional-format>
          <calcext:conditional-format calcext:target-range-address="'2007.ntcir'.WD1:'2007.ntcir'.WD1">
            <calcext:condition calcext:apply-style-name="Accent" calcext:value="duplicate" calcext:base-cell-address="'2007.ntcir'.WD1"/>
          </calcext:conditional-format>
          <calcext:conditional-format calcext:target-range-address="'2007.ntcir'.WE1:'2007.ntcir'.WE1">
            <calcext:condition calcext:apply-style-name="Accent" calcext:value="duplicate" calcext:base-cell-address="'2007.ntcir'.WE1"/>
          </calcext:conditional-format>
          <calcext:conditional-format calcext:target-range-address="'2007.ntcir'.WF1:'2007.ntcir'.WF1">
            <calcext:condition calcext:apply-style-name="Accent" calcext:value="duplicate" calcext:base-cell-address="'2007.ntcir'.WF1"/>
          </calcext:conditional-format>
          <calcext:conditional-format calcext:target-range-address="'2007.ntcir'.WG1:'2007.ntcir'.WG1">
            <calcext:condition calcext:apply-style-name="Accent" calcext:value="duplicate" calcext:base-cell-address="'2007.ntcir'.WG1"/>
          </calcext:conditional-format>
          <calcext:conditional-format calcext:target-range-address="'2007.ntcir'.WH1:'2007.ntcir'.WH1">
            <calcext:condition calcext:apply-style-name="Accent" calcext:value="duplicate" calcext:base-cell-address="'2007.ntcir'.WH1"/>
          </calcext:conditional-format>
          <calcext:conditional-format calcext:target-range-address="'2007.ntcir'.WI1:'2007.ntcir'.WI1">
            <calcext:condition calcext:apply-style-name="Accent" calcext:value="duplicate" calcext:base-cell-address="'2007.ntcir'.WI1"/>
          </calcext:conditional-format>
          <calcext:conditional-format calcext:target-range-address="'2007.ntcir'.WJ1:'2007.ntcir'.WJ1">
            <calcext:condition calcext:apply-style-name="Accent" calcext:value="duplicate" calcext:base-cell-address="'2007.ntcir'.WJ1"/>
          </calcext:conditional-format>
          <calcext:conditional-format calcext:target-range-address="'2007.ntcir'.WK1:'2007.ntcir'.WK1">
            <calcext:condition calcext:apply-style-name="Accent" calcext:value="duplicate" calcext:base-cell-address="'2007.ntcir'.WK1"/>
          </calcext:conditional-format>
          <calcext:conditional-format calcext:target-range-address="'2007.ntcir'.WL1:'2007.ntcir'.WL1">
            <calcext:condition calcext:apply-style-name="Accent" calcext:value="duplicate" calcext:base-cell-address="'2007.ntcir'.WL1"/>
          </calcext:conditional-format>
          <calcext:conditional-format calcext:target-range-address="'2007.ntcir'.WM1:'2007.ntcir'.WM1">
            <calcext:condition calcext:apply-style-name="Accent" calcext:value="duplicate" calcext:base-cell-address="'2007.ntcir'.WM1"/>
          </calcext:conditional-format>
          <calcext:conditional-format calcext:target-range-address="'2007.ntcir'.WN1:'2007.ntcir'.WN1">
            <calcext:condition calcext:apply-style-name="Accent" calcext:value="duplicate" calcext:base-cell-address="'2007.ntcir'.WN1"/>
          </calcext:conditional-format>
          <calcext:conditional-format calcext:target-range-address="'2007.ntcir'.WO1:'2007.ntcir'.WO1">
            <calcext:condition calcext:apply-style-name="Accent" calcext:value="duplicate" calcext:base-cell-address="'2007.ntcir'.WO1"/>
          </calcext:conditional-format>
          <calcext:conditional-format calcext:target-range-address="'2007.ntcir'.WP1:'2007.ntcir'.WP1">
            <calcext:condition calcext:apply-style-name="Accent" calcext:value="duplicate" calcext:base-cell-address="'2007.ntcir'.WP1"/>
          </calcext:conditional-format>
          <calcext:conditional-format calcext:target-range-address="'2007.ntcir'.WQ1:'2007.ntcir'.WQ1">
            <calcext:condition calcext:apply-style-name="Accent" calcext:value="duplicate" calcext:base-cell-address="'2007.ntcir'.WQ1"/>
          </calcext:conditional-format>
          <calcext:conditional-format calcext:target-range-address="'2007.ntcir'.WR1:'2007.ntcir'.WR1">
            <calcext:condition calcext:apply-style-name="Accent" calcext:value="duplicate" calcext:base-cell-address="'2007.ntcir'.WR1"/>
          </calcext:conditional-format>
          <calcext:conditional-format calcext:target-range-address="'2007.ntcir'.WS1:'2007.ntcir'.WS1">
            <calcext:condition calcext:apply-style-name="Accent" calcext:value="duplicate" calcext:base-cell-address="'2007.ntcir'.WS1"/>
          </calcext:conditional-format>
          <calcext:conditional-format calcext:target-range-address="'2007.ntcir'.WT1:'2007.ntcir'.WT1">
            <calcext:condition calcext:apply-style-name="Accent" calcext:value="duplicate" calcext:base-cell-address="'2007.ntcir'.WT1"/>
          </calcext:conditional-format>
          <calcext:conditional-format calcext:target-range-address="'2007.ntcir'.WU1:'2007.ntcir'.WU1">
            <calcext:condition calcext:apply-style-name="Accent" calcext:value="duplicate" calcext:base-cell-address="'2007.ntcir'.WU1"/>
          </calcext:conditional-format>
          <calcext:conditional-format calcext:target-range-address="'2007.ntcir'.WV1:'2007.ntcir'.WV1">
            <calcext:condition calcext:apply-style-name="Accent" calcext:value="duplicate" calcext:base-cell-address="'2007.ntcir'.WV1"/>
          </calcext:conditional-format>
          <calcext:conditional-format calcext:target-range-address="'2007.ntcir'.WW1:'2007.ntcir'.WW1">
            <calcext:condition calcext:apply-style-name="Accent" calcext:value="duplicate" calcext:base-cell-address="'2007.ntcir'.WW1"/>
          </calcext:conditional-format>
          <calcext:conditional-format calcext:target-range-address="'2007.ntcir'.WX1:'2007.ntcir'.WX1">
            <calcext:condition calcext:apply-style-name="Accent" calcext:value="duplicate" calcext:base-cell-address="'2007.ntcir'.WX1"/>
          </calcext:conditional-format>
          <calcext:conditional-format calcext:target-range-address="'2007.ntcir'.WY1:'2007.ntcir'.WY1">
            <calcext:condition calcext:apply-style-name="Accent" calcext:value="duplicate" calcext:base-cell-address="'2007.ntcir'.WY1"/>
          </calcext:conditional-format>
          <calcext:conditional-format calcext:target-range-address="'2007.ntcir'.WZ1:'2007.ntcir'.WZ1">
            <calcext:condition calcext:apply-style-name="Accent" calcext:value="duplicate" calcext:base-cell-address="'2007.ntcir'.WZ1"/>
          </calcext:conditional-format>
          <calcext:conditional-format calcext:target-range-address="'2007.ntcir'.XA1:'2007.ntcir'.XA1">
            <calcext:condition calcext:apply-style-name="Accent" calcext:value="duplicate" calcext:base-cell-address="'2007.ntcir'.XA1"/>
          </calcext:conditional-format>
          <calcext:conditional-format calcext:target-range-address="'2007.ntcir'.XB1:'2007.ntcir'.XB1">
            <calcext:condition calcext:apply-style-name="Accent" calcext:value="duplicate" calcext:base-cell-address="'2007.ntcir'.XB1"/>
          </calcext:conditional-format>
          <calcext:conditional-format calcext:target-range-address="'2007.ntcir'.XC1:'2007.ntcir'.XC1">
            <calcext:condition calcext:apply-style-name="Accent" calcext:value="duplicate" calcext:base-cell-address="'2007.ntcir'.XC1"/>
          </calcext:conditional-format>
          <calcext:conditional-format calcext:target-range-address="'2007.ntcir'.XD1:'2007.ntcir'.XD1">
            <calcext:condition calcext:apply-style-name="Accent" calcext:value="duplicate" calcext:base-cell-address="'2007.ntcir'.XD1"/>
          </calcext:conditional-format>
          <calcext:conditional-format calcext:target-range-address="'2007.ntcir'.XE1:'2007.ntcir'.XE1">
            <calcext:condition calcext:apply-style-name="Accent" calcext:value="duplicate" calcext:base-cell-address="'2007.ntcir'.XE1"/>
          </calcext:conditional-format>
          <calcext:conditional-format calcext:target-range-address="'2007.ntcir'.XF1:'2007.ntcir'.XF1">
            <calcext:condition calcext:apply-style-name="Accent" calcext:value="duplicate" calcext:base-cell-address="'2007.ntcir'.XF1"/>
          </calcext:conditional-format>
          <calcext:conditional-format calcext:target-range-address="'2007.ntcir'.XG1:'2007.ntcir'.XG1">
            <calcext:condition calcext:apply-style-name="Accent" calcext:value="duplicate" calcext:base-cell-address="'2007.ntcir'.XG1"/>
          </calcext:conditional-format>
          <calcext:conditional-format calcext:target-range-address="'2007.ntcir'.XH1:'2007.ntcir'.XH1">
            <calcext:condition calcext:apply-style-name="Accent" calcext:value="duplicate" calcext:base-cell-address="'2007.ntcir'.XH1"/>
          </calcext:conditional-format>
          <calcext:conditional-format calcext:target-range-address="'2007.ntcir'.XI1:'2007.ntcir'.XI1">
            <calcext:condition calcext:apply-style-name="Accent" calcext:value="duplicate" calcext:base-cell-address="'2007.ntcir'.XI1"/>
          </calcext:conditional-format>
          <calcext:conditional-format calcext:target-range-address="'2007.ntcir'.XJ1:'2007.ntcir'.XJ1">
            <calcext:condition calcext:apply-style-name="Accent" calcext:value="duplicate" calcext:base-cell-address="'2007.ntcir'.XJ1"/>
          </calcext:conditional-format>
          <calcext:conditional-format calcext:target-range-address="'2007.ntcir'.XK1:'2007.ntcir'.XK1">
            <calcext:condition calcext:apply-style-name="Accent" calcext:value="duplicate" calcext:base-cell-address="'2007.ntcir'.XK1"/>
          </calcext:conditional-format>
          <calcext:conditional-format calcext:target-range-address="'2007.ntcir'.XL1:'2007.ntcir'.XL1">
            <calcext:condition calcext:apply-style-name="Accent" calcext:value="duplicate" calcext:base-cell-address="'2007.ntcir'.XL1"/>
          </calcext:conditional-format>
          <calcext:conditional-format calcext:target-range-address="'2007.ntcir'.XM1:'2007.ntcir'.XM1">
            <calcext:condition calcext:apply-style-name="Accent" calcext:value="duplicate" calcext:base-cell-address="'2007.ntcir'.XM1"/>
          </calcext:conditional-format>
          <calcext:conditional-format calcext:target-range-address="'2007.ntcir'.XN1:'2007.ntcir'.XN1">
            <calcext:condition calcext:apply-style-name="Accent" calcext:value="duplicate" calcext:base-cell-address="'2007.ntcir'.XN1"/>
          </calcext:conditional-format>
          <calcext:conditional-format calcext:target-range-address="'2007.ntcir'.XO1:'2007.ntcir'.XO1">
            <calcext:condition calcext:apply-style-name="Accent" calcext:value="duplicate" calcext:base-cell-address="'2007.ntcir'.XO1"/>
          </calcext:conditional-format>
          <calcext:conditional-format calcext:target-range-address="'2007.ntcir'.XP1:'2007.ntcir'.XP1">
            <calcext:condition calcext:apply-style-name="Accent" calcext:value="duplicate" calcext:base-cell-address="'2007.ntcir'.XP1"/>
          </calcext:conditional-format>
          <calcext:conditional-format calcext:target-range-address="'2007.ntcir'.XQ1:'2007.ntcir'.XQ1">
            <calcext:condition calcext:apply-style-name="Accent" calcext:value="duplicate" calcext:base-cell-address="'2007.ntcir'.XQ1"/>
          </calcext:conditional-format>
          <calcext:conditional-format calcext:target-range-address="'2007.ntcir'.XR1:'2007.ntcir'.XR1">
            <calcext:condition calcext:apply-style-name="Accent" calcext:value="duplicate" calcext:base-cell-address="'2007.ntcir'.XR1"/>
          </calcext:conditional-format>
          <calcext:conditional-format calcext:target-range-address="'2007.ntcir'.XS1:'2007.ntcir'.XS1">
            <calcext:condition calcext:apply-style-name="Accent" calcext:value="duplicate" calcext:base-cell-address="'2007.ntcir'.XS1"/>
          </calcext:conditional-format>
          <calcext:conditional-format calcext:target-range-address="'2007.ntcir'.XT1:'2007.ntcir'.XT1">
            <calcext:condition calcext:apply-style-name="Accent" calcext:value="duplicate" calcext:base-cell-address="'2007.ntcir'.XT1"/>
          </calcext:conditional-format>
          <calcext:conditional-format calcext:target-range-address="'2007.ntcir'.XU1:'2007.ntcir'.XU1">
            <calcext:condition calcext:apply-style-name="Accent" calcext:value="duplicate" calcext:base-cell-address="'2007.ntcir'.XU1"/>
          </calcext:conditional-format>
          <calcext:conditional-format calcext:target-range-address="'2007.ntcir'.XV1:'2007.ntcir'.XV1">
            <calcext:condition calcext:apply-style-name="Accent" calcext:value="duplicate" calcext:base-cell-address="'2007.ntcir'.XV1"/>
          </calcext:conditional-format>
          <calcext:conditional-format calcext:target-range-address="'2007.ntcir'.XW1:'2007.ntcir'.XW1">
            <calcext:condition calcext:apply-style-name="Accent" calcext:value="duplicate" calcext:base-cell-address="'2007.ntcir'.XW1"/>
          </calcext:conditional-format>
          <calcext:conditional-format calcext:target-range-address="'2007.ntcir'.XX1:'2007.ntcir'.XX1">
            <calcext:condition calcext:apply-style-name="Accent" calcext:value="duplicate" calcext:base-cell-address="'2007.ntcir'.XX1"/>
          </calcext:conditional-format>
          <calcext:conditional-format calcext:target-range-address="'2007.ntcir'.XY1:'2007.ntcir'.XY1">
            <calcext:condition calcext:apply-style-name="Accent" calcext:value="duplicate" calcext:base-cell-address="'2007.ntcir'.XY1"/>
          </calcext:conditional-format>
          <calcext:conditional-format calcext:target-range-address="'2007.ntcir'.XZ1:'2007.ntcir'.XZ1">
            <calcext:condition calcext:apply-style-name="Accent" calcext:value="duplicate" calcext:base-cell-address="'2007.ntcir'.XZ1"/>
          </calcext:conditional-format>
          <calcext:conditional-format calcext:target-range-address="'2007.ntcir'.YA1:'2007.ntcir'.YA1">
            <calcext:condition calcext:apply-style-name="Accent" calcext:value="duplicate" calcext:base-cell-address="'2007.ntcir'.YA1"/>
          </calcext:conditional-format>
          <calcext:conditional-format calcext:target-range-address="'2007.ntcir'.YB1:'2007.ntcir'.YB1">
            <calcext:condition calcext:apply-style-name="Accent" calcext:value="duplicate" calcext:base-cell-address="'2007.ntcir'.YB1"/>
          </calcext:conditional-format>
          <calcext:conditional-format calcext:target-range-address="'2007.ntcir'.YC1:'2007.ntcir'.YC1">
            <calcext:condition calcext:apply-style-name="Accent" calcext:value="duplicate" calcext:base-cell-address="'2007.ntcir'.YC1"/>
          </calcext:conditional-format>
          <calcext:conditional-format calcext:target-range-address="'2007.ntcir'.YD1:'2007.ntcir'.YD1">
            <calcext:condition calcext:apply-style-name="Accent" calcext:value="duplicate" calcext:base-cell-address="'2007.ntcir'.YD1"/>
          </calcext:conditional-format>
          <calcext:conditional-format calcext:target-range-address="'2007.ntcir'.YE1:'2007.ntcir'.YE1">
            <calcext:condition calcext:apply-style-name="Accent" calcext:value="duplicate" calcext:base-cell-address="'2007.ntcir'.YE1"/>
          </calcext:conditional-format>
          <calcext:conditional-format calcext:target-range-address="'2007.ntcir'.YF1:'2007.ntcir'.YF1">
            <calcext:condition calcext:apply-style-name="Accent" calcext:value="duplicate" calcext:base-cell-address="'2007.ntcir'.YF1"/>
          </calcext:conditional-format>
          <calcext:conditional-format calcext:target-range-address="'2007.ntcir'.YG1:'2007.ntcir'.YG1">
            <calcext:condition calcext:apply-style-name="Accent" calcext:value="duplicate" calcext:base-cell-address="'2007.ntcir'.YG1"/>
          </calcext:conditional-format>
          <calcext:conditional-format calcext:target-range-address="'2007.ntcir'.YH1:'2007.ntcir'.YH1">
            <calcext:condition calcext:apply-style-name="Accent" calcext:value="duplicate" calcext:base-cell-address="'2007.ntcir'.YH1"/>
          </calcext:conditional-format>
          <calcext:conditional-format calcext:target-range-address="'2007.ntcir'.YI1:'2007.ntcir'.YI1">
            <calcext:condition calcext:apply-style-name="Accent" calcext:value="duplicate" calcext:base-cell-address="'2007.ntcir'.YI1"/>
          </calcext:conditional-format>
          <calcext:conditional-format calcext:target-range-address="'2007.ntcir'.YJ1:'2007.ntcir'.YJ1">
            <calcext:condition calcext:apply-style-name="Accent" calcext:value="duplicate" calcext:base-cell-address="'2007.ntcir'.YJ1"/>
          </calcext:conditional-format>
          <calcext:conditional-format calcext:target-range-address="'2007.ntcir'.YK1:'2007.ntcir'.YK1">
            <calcext:condition calcext:apply-style-name="Accent" calcext:value="duplicate" calcext:base-cell-address="'2007.ntcir'.YK1"/>
          </calcext:conditional-format>
          <calcext:conditional-format calcext:target-range-address="'2007.ntcir'.YL1:'2007.ntcir'.YL1">
            <calcext:condition calcext:apply-style-name="Accent" calcext:value="duplicate" calcext:base-cell-address="'2007.ntcir'.YL1"/>
          </calcext:conditional-format>
          <calcext:conditional-format calcext:target-range-address="'2007.ntcir'.YM1:'2007.ntcir'.YM1">
            <calcext:condition calcext:apply-style-name="Accent" calcext:value="duplicate" calcext:base-cell-address="'2007.ntcir'.YM1"/>
          </calcext:conditional-format>
          <calcext:conditional-format calcext:target-range-address="'2007.ntcir'.YN1:'2007.ntcir'.YN1">
            <calcext:condition calcext:apply-style-name="Accent" calcext:value="duplicate" calcext:base-cell-address="'2007.ntcir'.YN1"/>
          </calcext:conditional-format>
          <calcext:conditional-format calcext:target-range-address="'2007.ntcir'.YO1:'2007.ntcir'.YO1">
            <calcext:condition calcext:apply-style-name="Accent" calcext:value="duplicate" calcext:base-cell-address="'2007.ntcir'.YO1"/>
          </calcext:conditional-format>
          <calcext:conditional-format calcext:target-range-address="'2007.ntcir'.YP1:'2007.ntcir'.YP1">
            <calcext:condition calcext:apply-style-name="Accent" calcext:value="duplicate" calcext:base-cell-address="'2007.ntcir'.YP1"/>
          </calcext:conditional-format>
          <calcext:conditional-format calcext:target-range-address="'2007.ntcir'.YQ1:'2007.ntcir'.YQ1">
            <calcext:condition calcext:apply-style-name="Accent" calcext:value="duplicate" calcext:base-cell-address="'2007.ntcir'.YQ1"/>
          </calcext:conditional-format>
          <calcext:conditional-format calcext:target-range-address="'2007.ntcir'.YR1:'2007.ntcir'.YR1">
            <calcext:condition calcext:apply-style-name="Accent" calcext:value="duplicate" calcext:base-cell-address="'2007.ntcir'.YR1"/>
          </calcext:conditional-format>
          <calcext:conditional-format calcext:target-range-address="'2007.ntcir'.YS1:'2007.ntcir'.YS1">
            <calcext:condition calcext:apply-style-name="Accent" calcext:value="duplicate" calcext:base-cell-address="'2007.ntcir'.YS1"/>
          </calcext:conditional-format>
          <calcext:conditional-format calcext:target-range-address="'2007.ntcir'.YT1:'2007.ntcir'.YT1">
            <calcext:condition calcext:apply-style-name="Accent" calcext:value="duplicate" calcext:base-cell-address="'2007.ntcir'.YT1"/>
          </calcext:conditional-format>
          <calcext:conditional-format calcext:target-range-address="'2007.ntcir'.YU1:'2007.ntcir'.YU1">
            <calcext:condition calcext:apply-style-name="Accent" calcext:value="duplicate" calcext:base-cell-address="'2007.ntcir'.YU1"/>
          </calcext:conditional-format>
          <calcext:conditional-format calcext:target-range-address="'2007.ntcir'.YV1:'2007.ntcir'.YV1">
            <calcext:condition calcext:apply-style-name="Accent" calcext:value="duplicate" calcext:base-cell-address="'2007.ntcir'.YV1"/>
          </calcext:conditional-format>
          <calcext:conditional-format calcext:target-range-address="'2007.ntcir'.YW1:'2007.ntcir'.YW1">
            <calcext:condition calcext:apply-style-name="Accent" calcext:value="duplicate" calcext:base-cell-address="'2007.ntcir'.YW1"/>
          </calcext:conditional-format>
          <calcext:conditional-format calcext:target-range-address="'2007.ntcir'.YX1:'2007.ntcir'.YX1">
            <calcext:condition calcext:apply-style-name="Accent" calcext:value="duplicate" calcext:base-cell-address="'2007.ntcir'.YX1"/>
          </calcext:conditional-format>
          <calcext:conditional-format calcext:target-range-address="'2007.ntcir'.YY1:'2007.ntcir'.YY1">
            <calcext:condition calcext:apply-style-name="Accent" calcext:value="duplicate" calcext:base-cell-address="'2007.ntcir'.YY1"/>
          </calcext:conditional-format>
          <calcext:conditional-format calcext:target-range-address="'2007.ntcir'.YZ1:'2007.ntcir'.YZ1">
            <calcext:condition calcext:apply-style-name="Accent" calcext:value="duplicate" calcext:base-cell-address="'2007.ntcir'.YZ1"/>
          </calcext:conditional-format>
          <calcext:conditional-format calcext:target-range-address="'2007.ntcir'.ZA1:'2007.ntcir'.ZA1">
            <calcext:condition calcext:apply-style-name="Accent" calcext:value="duplicate" calcext:base-cell-address="'2007.ntcir'.ZA1"/>
          </calcext:conditional-format>
          <calcext:conditional-format calcext:target-range-address="'2007.ntcir'.ZB1:'2007.ntcir'.ZB1">
            <calcext:condition calcext:apply-style-name="Accent" calcext:value="duplicate" calcext:base-cell-address="'2007.ntcir'.ZB1"/>
          </calcext:conditional-format>
          <calcext:conditional-format calcext:target-range-address="'2007.ntcir'.ZC1:'2007.ntcir'.ZC1">
            <calcext:condition calcext:apply-style-name="Accent" calcext:value="duplicate" calcext:base-cell-address="'2007.ntcir'.ZC1"/>
          </calcext:conditional-format>
          <calcext:conditional-format calcext:target-range-address="'2007.ntcir'.ZD1:'2007.ntcir'.ZD1">
            <calcext:condition calcext:apply-style-name="Accent" calcext:value="duplicate" calcext:base-cell-address="'2007.ntcir'.ZD1"/>
          </calcext:conditional-format>
          <calcext:conditional-format calcext:target-range-address="'2007.ntcir'.ZE1:'2007.ntcir'.ZE1">
            <calcext:condition calcext:apply-style-name="Accent" calcext:value="duplicate" calcext:base-cell-address="'2007.ntcir'.ZE1"/>
          </calcext:conditional-format>
          <calcext:conditional-format calcext:target-range-address="'2007.ntcir'.ZF1:'2007.ntcir'.ZF1">
            <calcext:condition calcext:apply-style-name="Accent" calcext:value="duplicate" calcext:base-cell-address="'2007.ntcir'.ZF1"/>
          </calcext:conditional-format>
          <calcext:conditional-format calcext:target-range-address="'2007.ntcir'.ZG1:'2007.ntcir'.ZG1">
            <calcext:condition calcext:apply-style-name="Accent" calcext:value="duplicate" calcext:base-cell-address="'2007.ntcir'.ZG1"/>
          </calcext:conditional-format>
          <calcext:conditional-format calcext:target-range-address="'2007.ntcir'.ZH1:'2007.ntcir'.ZH1">
            <calcext:condition calcext:apply-style-name="Accent" calcext:value="duplicate" calcext:base-cell-address="'2007.ntcir'.ZH1"/>
          </calcext:conditional-format>
          <calcext:conditional-format calcext:target-range-address="'2007.ntcir'.ZI1:'2007.ntcir'.ZI1">
            <calcext:condition calcext:apply-style-name="Accent" calcext:value="duplicate" calcext:base-cell-address="'2007.ntcir'.ZI1"/>
          </calcext:conditional-format>
          <calcext:conditional-format calcext:target-range-address="'2007.ntcir'.ZJ1:'2007.ntcir'.ZJ1">
            <calcext:condition calcext:apply-style-name="Accent" calcext:value="duplicate" calcext:base-cell-address="'2007.ntcir'.ZJ1"/>
          </calcext:conditional-format>
          <calcext:conditional-format calcext:target-range-address="'2007.ntcir'.ZK1:'2007.ntcir'.ZK1">
            <calcext:condition calcext:apply-style-name="Accent" calcext:value="duplicate" calcext:base-cell-address="'2007.ntcir'.ZK1"/>
          </calcext:conditional-format>
          <calcext:conditional-format calcext:target-range-address="'2007.ntcir'.ZL1:'2007.ntcir'.ZL1">
            <calcext:condition calcext:apply-style-name="Accent" calcext:value="duplicate" calcext:base-cell-address="'2007.ntcir'.ZL1"/>
          </calcext:conditional-format>
          <calcext:conditional-format calcext:target-range-address="'2007.ntcir'.ZM1:'2007.ntcir'.ZM1">
            <calcext:condition calcext:apply-style-name="Accent" calcext:value="duplicate" calcext:base-cell-address="'2007.ntcir'.ZM1"/>
          </calcext:conditional-format>
          <calcext:conditional-format calcext:target-range-address="'2007.ntcir'.ZN1:'2007.ntcir'.ZN1">
            <calcext:condition calcext:apply-style-name="Accent" calcext:value="duplicate" calcext:base-cell-address="'2007.ntcir'.ZN1"/>
          </calcext:conditional-format>
          <calcext:conditional-format calcext:target-range-address="'2007.ntcir'.ZO1:'2007.ntcir'.ZO1">
            <calcext:condition calcext:apply-style-name="Accent" calcext:value="duplicate" calcext:base-cell-address="'2007.ntcir'.ZO1"/>
          </calcext:conditional-format>
          <calcext:conditional-format calcext:target-range-address="'2007.ntcir'.ZP1:'2007.ntcir'.ZP1">
            <calcext:condition calcext:apply-style-name="Accent" calcext:value="duplicate" calcext:base-cell-address="'2007.ntcir'.ZP1"/>
          </calcext:conditional-format>
          <calcext:conditional-format calcext:target-range-address="'2007.ntcir'.ZQ1:'2007.ntcir'.ZQ1">
            <calcext:condition calcext:apply-style-name="Accent" calcext:value="duplicate" calcext:base-cell-address="'2007.ntcir'.ZQ1"/>
          </calcext:conditional-format>
          <calcext:conditional-format calcext:target-range-address="'2007.ntcir'.ZR1:'2007.ntcir'.ZR1">
            <calcext:condition calcext:apply-style-name="Accent" calcext:value="duplicate" calcext:base-cell-address="'2007.ntcir'.ZR1"/>
          </calcext:conditional-format>
          <calcext:conditional-format calcext:target-range-address="'2007.ntcir'.ZS1:'2007.ntcir'.ZS1">
            <calcext:condition calcext:apply-style-name="Accent" calcext:value="duplicate" calcext:base-cell-address="'2007.ntcir'.ZS1"/>
          </calcext:conditional-format>
          <calcext:conditional-format calcext:target-range-address="'2007.ntcir'.ZT1:'2007.ntcir'.ZT1">
            <calcext:condition calcext:apply-style-name="Accent" calcext:value="duplicate" calcext:base-cell-address="'2007.ntcir'.ZT1"/>
          </calcext:conditional-format>
          <calcext:conditional-format calcext:target-range-address="'2007.ntcir'.ZU1:'2007.ntcir'.ZU1">
            <calcext:condition calcext:apply-style-name="Accent" calcext:value="duplicate" calcext:base-cell-address="'2007.ntcir'.ZU1"/>
          </calcext:conditional-format>
          <calcext:conditional-format calcext:target-range-address="'2007.ntcir'.ZV1:'2007.ntcir'.ZV1">
            <calcext:condition calcext:apply-style-name="Accent" calcext:value="duplicate" calcext:base-cell-address="'2007.ntcir'.ZV1"/>
          </calcext:conditional-format>
          <calcext:conditional-format calcext:target-range-address="'2007.ntcir'.ZW1:'2007.ntcir'.ZW1">
            <calcext:condition calcext:apply-style-name="Accent" calcext:value="duplicate" calcext:base-cell-address="'2007.ntcir'.ZW1"/>
          </calcext:conditional-format>
          <calcext:conditional-format calcext:target-range-address="'2007.ntcir'.ZX1:'2007.ntcir'.ZX1">
            <calcext:condition calcext:apply-style-name="Accent" calcext:value="duplicate" calcext:base-cell-address="'2007.ntcir'.ZX1"/>
          </calcext:conditional-format>
          <calcext:conditional-format calcext:target-range-address="'2007.ntcir'.ZY1:'2007.ntcir'.ZY1">
            <calcext:condition calcext:apply-style-name="Accent" calcext:value="duplicate" calcext:base-cell-address="'2007.ntcir'.ZY1"/>
          </calcext:conditional-format>
          <calcext:conditional-format calcext:target-range-address="'2007.ntcir'.ZZ1:'2007.ntcir'.ZZ1">
            <calcext:condition calcext:apply-style-name="Accent" calcext:value="duplicate" calcext:base-cell-address="'2007.ntcir'.ZZ1"/>
          </calcext:conditional-format>
          <calcext:conditional-format calcext:target-range-address="'2007.ntcir'.AAA1:'2007.ntcir'.AAA1">
            <calcext:condition calcext:apply-style-name="Accent" calcext:value="duplicate" calcext:base-cell-address="'2007.ntcir'.AAA1"/>
          </calcext:conditional-format>
          <calcext:conditional-format calcext:target-range-address="'2007.ntcir'.AAB1:'2007.ntcir'.AAB1">
            <calcext:condition calcext:apply-style-name="Accent" calcext:value="duplicate" calcext:base-cell-address="'2007.ntcir'.AAB1"/>
          </calcext:conditional-format>
          <calcext:conditional-format calcext:target-range-address="'2007.ntcir'.AAC1:'2007.ntcir'.AAC1">
            <calcext:condition calcext:apply-style-name="Accent" calcext:value="duplicate" calcext:base-cell-address="'2007.ntcir'.AAC1"/>
          </calcext:conditional-format>
          <calcext:conditional-format calcext:target-range-address="'2007.ntcir'.AAD1:'2007.ntcir'.AAD1">
            <calcext:condition calcext:apply-style-name="Accent" calcext:value="duplicate" calcext:base-cell-address="'2007.ntcir'.AAD1"/>
          </calcext:conditional-format>
          <calcext:conditional-format calcext:target-range-address="'2007.ntcir'.AAE1:'2007.ntcir'.AAE1">
            <calcext:condition calcext:apply-style-name="Accent" calcext:value="duplicate" calcext:base-cell-address="'2007.ntcir'.AAE1"/>
          </calcext:conditional-format>
          <calcext:conditional-format calcext:target-range-address="'2007.ntcir'.AAF1:'2007.ntcir'.AAF1">
            <calcext:condition calcext:apply-style-name="Accent" calcext:value="duplicate" calcext:base-cell-address="'2007.ntcir'.AAF1"/>
          </calcext:conditional-format>
          <calcext:conditional-format calcext:target-range-address="'2007.ntcir'.AAG1:'2007.ntcir'.AAG1">
            <calcext:condition calcext:apply-style-name="Accent" calcext:value="duplicate" calcext:base-cell-address="'2007.ntcir'.AAG1"/>
          </calcext:conditional-format>
          <calcext:conditional-format calcext:target-range-address="'2007.ntcir'.AAH1:'2007.ntcir'.AAH1">
            <calcext:condition calcext:apply-style-name="Accent" calcext:value="duplicate" calcext:base-cell-address="'2007.ntcir'.AAH1"/>
          </calcext:conditional-format>
          <calcext:conditional-format calcext:target-range-address="'2007.ntcir'.AAI1:'2007.ntcir'.AAI1">
            <calcext:condition calcext:apply-style-name="Accent" calcext:value="duplicate" calcext:base-cell-address="'2007.ntcir'.AAI1"/>
          </calcext:conditional-format>
          <calcext:conditional-format calcext:target-range-address="'2007.ntcir'.AAJ1:'2007.ntcir'.AAJ1">
            <calcext:condition calcext:apply-style-name="Accent" calcext:value="duplicate" calcext:base-cell-address="'2007.ntcir'.AAJ1"/>
          </calcext:conditional-format>
          <calcext:conditional-format calcext:target-range-address="'2007.ntcir'.AAK1:'2007.ntcir'.AAK1">
            <calcext:condition calcext:apply-style-name="Accent" calcext:value="duplicate" calcext:base-cell-address="'2007.ntcir'.AAK1"/>
          </calcext:conditional-format>
          <calcext:conditional-format calcext:target-range-address="'2007.ntcir'.AAL1:'2007.ntcir'.AAL1">
            <calcext:condition calcext:apply-style-name="Accent" calcext:value="duplicate" calcext:base-cell-address="'2007.ntcir'.AAL1"/>
          </calcext:conditional-format>
          <calcext:conditional-format calcext:target-range-address="'2007.ntcir'.AAM1:'2007.ntcir'.AAM1">
            <calcext:condition calcext:apply-style-name="Accent" calcext:value="duplicate" calcext:base-cell-address="'2007.ntcir'.AAM1"/>
          </calcext:conditional-format>
          <calcext:conditional-format calcext:target-range-address="'2007.ntcir'.AAN1:'2007.ntcir'.AAN1">
            <calcext:condition calcext:apply-style-name="Accent" calcext:value="duplicate" calcext:base-cell-address="'2007.ntcir'.AAN1"/>
          </calcext:conditional-format>
          <calcext:conditional-format calcext:target-range-address="'2007.ntcir'.AAO1:'2007.ntcir'.AAO1">
            <calcext:condition calcext:apply-style-name="Accent" calcext:value="duplicate" calcext:base-cell-address="'2007.ntcir'.AAO1"/>
          </calcext:conditional-format>
          <calcext:conditional-format calcext:target-range-address="'2007.ntcir'.AAP1:'2007.ntcir'.AAP1">
            <calcext:condition calcext:apply-style-name="Accent" calcext:value="duplicate" calcext:base-cell-address="'2007.ntcir'.AAP1"/>
          </calcext:conditional-format>
          <calcext:conditional-format calcext:target-range-address="'2007.ntcir'.AAQ1:'2007.ntcir'.AAQ1">
            <calcext:condition calcext:apply-style-name="Accent" calcext:value="duplicate" calcext:base-cell-address="'2007.ntcir'.AAQ1"/>
          </calcext:conditional-format>
          <calcext:conditional-format calcext:target-range-address="'2007.ntcir'.AAR1:'2007.ntcir'.AAR1">
            <calcext:condition calcext:apply-style-name="Accent" calcext:value="duplicate" calcext:base-cell-address="'2007.ntcir'.AAR1"/>
          </calcext:conditional-format>
          <calcext:conditional-format calcext:target-range-address="'2007.ntcir'.AAS1:'2007.ntcir'.AAS1">
            <calcext:condition calcext:apply-style-name="Accent" calcext:value="duplicate" calcext:base-cell-address="'2007.ntcir'.AAS1"/>
          </calcext:conditional-format>
          <calcext:conditional-format calcext:target-range-address="'2007.ntcir'.AAT1:'2007.ntcir'.AAT1">
            <calcext:condition calcext:apply-style-name="Accent" calcext:value="duplicate" calcext:base-cell-address="'2007.ntcir'.AAT1"/>
          </calcext:conditional-format>
          <calcext:conditional-format calcext:target-range-address="'2007.ntcir'.AAU1:'2007.ntcir'.AAU1">
            <calcext:condition calcext:apply-style-name="Accent" calcext:value="duplicate" calcext:base-cell-address="'2007.ntcir'.AAU1"/>
          </calcext:conditional-format>
          <calcext:conditional-format calcext:target-range-address="'2007.ntcir'.AAV1:'2007.ntcir'.AAV1">
            <calcext:condition calcext:apply-style-name="Accent" calcext:value="duplicate" calcext:base-cell-address="'2007.ntcir'.AAV1"/>
          </calcext:conditional-format>
          <calcext:conditional-format calcext:target-range-address="'2007.ntcir'.AAW1:'2007.ntcir'.AAW1">
            <calcext:condition calcext:apply-style-name="Accent" calcext:value="duplicate" calcext:base-cell-address="'2007.ntcir'.AAW1"/>
          </calcext:conditional-format>
          <calcext:conditional-format calcext:target-range-address="'2007.ntcir'.AAX1:'2007.ntcir'.AAX1">
            <calcext:condition calcext:apply-style-name="Accent" calcext:value="duplicate" calcext:base-cell-address="'2007.ntcir'.AAX1"/>
          </calcext:conditional-format>
          <calcext:conditional-format calcext:target-range-address="'2007.ntcir'.AAY1:'2007.ntcir'.AAY1">
            <calcext:condition calcext:apply-style-name="Accent" calcext:value="duplicate" calcext:base-cell-address="'2007.ntcir'.AAY1"/>
          </calcext:conditional-format>
          <calcext:conditional-format calcext:target-range-address="'2007.ntcir'.AAZ1:'2007.ntcir'.AAZ1">
            <calcext:condition calcext:apply-style-name="Accent" calcext:value="duplicate" calcext:base-cell-address="'2007.ntcir'.AAZ1"/>
          </calcext:conditional-format>
          <calcext:conditional-format calcext:target-range-address="'2007.ntcir'.ABA1:'2007.ntcir'.ABA1">
            <calcext:condition calcext:apply-style-name="Accent" calcext:value="duplicate" calcext:base-cell-address="'2007.ntcir'.ABA1"/>
          </calcext:conditional-format>
          <calcext:conditional-format calcext:target-range-address="'2007.ntcir'.ABB1:'2007.ntcir'.ABB1">
            <calcext:condition calcext:apply-style-name="Accent" calcext:value="duplicate" calcext:base-cell-address="'2007.ntcir'.ABB1"/>
          </calcext:conditional-format>
          <calcext:conditional-format calcext:target-range-address="'2007.ntcir'.ABC1:'2007.ntcir'.ABC1">
            <calcext:condition calcext:apply-style-name="Accent" calcext:value="duplicate" calcext:base-cell-address="'2007.ntcir'.ABC1"/>
          </calcext:conditional-format>
          <calcext:conditional-format calcext:target-range-address="'2007.ntcir'.ABD1:'2007.ntcir'.ABD1">
            <calcext:condition calcext:apply-style-name="Accent" calcext:value="duplicate" calcext:base-cell-address="'2007.ntcir'.ABD1"/>
          </calcext:conditional-format>
          <calcext:conditional-format calcext:target-range-address="'2007.ntcir'.ABE1:'2007.ntcir'.ABE1">
            <calcext:condition calcext:apply-style-name="Accent" calcext:value="duplicate" calcext:base-cell-address="'2007.ntcir'.ABE1"/>
          </calcext:conditional-format>
          <calcext:conditional-format calcext:target-range-address="'2007.ntcir'.ABF1:'2007.ntcir'.ABF1">
            <calcext:condition calcext:apply-style-name="Accent" calcext:value="duplicate" calcext:base-cell-address="'2007.ntcir'.ABF1"/>
          </calcext:conditional-format>
          <calcext:conditional-format calcext:target-range-address="'2007.ntcir'.ABG1:'2007.ntcir'.ABG1">
            <calcext:condition calcext:apply-style-name="Accent" calcext:value="duplicate" calcext:base-cell-address="'2007.ntcir'.ABG1"/>
          </calcext:conditional-format>
          <calcext:conditional-format calcext:target-range-address="'2007.ntcir'.ABH1:'2007.ntcir'.ABH1">
            <calcext:condition calcext:apply-style-name="Accent" calcext:value="duplicate" calcext:base-cell-address="'2007.ntcir'.ABH1"/>
          </calcext:conditional-format>
          <calcext:conditional-format calcext:target-range-address="'2007.ntcir'.ABI1:'2007.ntcir'.ABI1">
            <calcext:condition calcext:apply-style-name="Accent" calcext:value="duplicate" calcext:base-cell-address="'2007.ntcir'.ABI1"/>
          </calcext:conditional-format>
          <calcext:conditional-format calcext:target-range-address="'2007.ntcir'.ABJ1:'2007.ntcir'.ABJ1">
            <calcext:condition calcext:apply-style-name="Accent" calcext:value="duplicate" calcext:base-cell-address="'2007.ntcir'.ABJ1"/>
          </calcext:conditional-format>
          <calcext:conditional-format calcext:target-range-address="'2007.ntcir'.ABK1:'2007.ntcir'.ABK1">
            <calcext:condition calcext:apply-style-name="Accent" calcext:value="duplicate" calcext:base-cell-address="'2007.ntcir'.ABK1"/>
          </calcext:conditional-format>
          <calcext:conditional-format calcext:target-range-address="'2007.ntcir'.ABL1:'2007.ntcir'.ABL1">
            <calcext:condition calcext:apply-style-name="Accent" calcext:value="duplicate" calcext:base-cell-address="'2007.ntcir'.ABL1"/>
          </calcext:conditional-format>
          <calcext:conditional-format calcext:target-range-address="'2007.ntcir'.ABM1:'2007.ntcir'.ABM1">
            <calcext:condition calcext:apply-style-name="Accent" calcext:value="duplicate" calcext:base-cell-address="'2007.ntcir'.ABM1"/>
          </calcext:conditional-format>
          <calcext:conditional-format calcext:target-range-address="'2007.ntcir'.ABN1:'2007.ntcir'.ABN1">
            <calcext:condition calcext:apply-style-name="Accent" calcext:value="duplicate" calcext:base-cell-address="'2007.ntcir'.ABN1"/>
          </calcext:conditional-format>
          <calcext:conditional-format calcext:target-range-address="'2007.ntcir'.ABO1:'2007.ntcir'.ABO1">
            <calcext:condition calcext:apply-style-name="Accent" calcext:value="duplicate" calcext:base-cell-address="'2007.ntcir'.ABO1"/>
          </calcext:conditional-format>
          <calcext:conditional-format calcext:target-range-address="'2007.ntcir'.ABP1:'2007.ntcir'.ABP1">
            <calcext:condition calcext:apply-style-name="Accent" calcext:value="duplicate" calcext:base-cell-address="'2007.ntcir'.ABP1"/>
          </calcext:conditional-format>
          <calcext:conditional-format calcext:target-range-address="'2007.ntcir'.ABQ1:'2007.ntcir'.ABQ1">
            <calcext:condition calcext:apply-style-name="Accent" calcext:value="duplicate" calcext:base-cell-address="'2007.ntcir'.ABQ1"/>
          </calcext:conditional-format>
          <calcext:conditional-format calcext:target-range-address="'2007.ntcir'.ABR1:'2007.ntcir'.ABR1">
            <calcext:condition calcext:apply-style-name="Accent" calcext:value="duplicate" calcext:base-cell-address="'2007.ntcir'.ABR1"/>
          </calcext:conditional-format>
          <calcext:conditional-format calcext:target-range-address="'2007.ntcir'.ABS1:'2007.ntcir'.ABS1">
            <calcext:condition calcext:apply-style-name="Accent" calcext:value="duplicate" calcext:base-cell-address="'2007.ntcir'.ABS1"/>
          </calcext:conditional-format>
          <calcext:conditional-format calcext:target-range-address="'2007.ntcir'.ABT1:'2007.ntcir'.ABT1">
            <calcext:condition calcext:apply-style-name="Accent" calcext:value="duplicate" calcext:base-cell-address="'2007.ntcir'.ABT1"/>
          </calcext:conditional-format>
          <calcext:conditional-format calcext:target-range-address="'2007.ntcir'.ABU1:'2007.ntcir'.ABU1">
            <calcext:condition calcext:apply-style-name="Accent" calcext:value="duplicate" calcext:base-cell-address="'2007.ntcir'.ABU1"/>
          </calcext:conditional-format>
          <calcext:conditional-format calcext:target-range-address="'2007.ntcir'.ABV1:'2007.ntcir'.ABV1">
            <calcext:condition calcext:apply-style-name="Accent" calcext:value="duplicate" calcext:base-cell-address="'2007.ntcir'.ABV1"/>
          </calcext:conditional-format>
          <calcext:conditional-format calcext:target-range-address="'2007.ntcir'.ABW1:'2007.ntcir'.ABW1">
            <calcext:condition calcext:apply-style-name="Accent" calcext:value="duplicate" calcext:base-cell-address="'2007.ntcir'.ABW1"/>
          </calcext:conditional-format>
          <calcext:conditional-format calcext:target-range-address="'2007.ntcir'.ABX1:'2007.ntcir'.ABX1">
            <calcext:condition calcext:apply-style-name="Accent" calcext:value="duplicate" calcext:base-cell-address="'2007.ntcir'.ABX1"/>
          </calcext:conditional-format>
          <calcext:conditional-format calcext:target-range-address="'2007.ntcir'.ABY1:'2007.ntcir'.ABY1">
            <calcext:condition calcext:apply-style-name="Accent" calcext:value="duplicate" calcext:base-cell-address="'2007.ntcir'.ABY1"/>
          </calcext:conditional-format>
          <calcext:conditional-format calcext:target-range-address="'2007.ntcir'.ABZ1:'2007.ntcir'.ABZ1">
            <calcext:condition calcext:apply-style-name="Accent" calcext:value="duplicate" calcext:base-cell-address="'2007.ntcir'.ABZ1"/>
          </calcext:conditional-format>
          <calcext:conditional-format calcext:target-range-address="'2007.ntcir'.ACA1:'2007.ntcir'.ACA1">
            <calcext:condition calcext:apply-style-name="Accent" calcext:value="duplicate" calcext:base-cell-address="'2007.ntcir'.ACA1"/>
          </calcext:conditional-format>
          <calcext:conditional-format calcext:target-range-address="'2007.ntcir'.ACB1:'2007.ntcir'.ACB1">
            <calcext:condition calcext:apply-style-name="Accent" calcext:value="duplicate" calcext:base-cell-address="'2007.ntcir'.ACB1"/>
          </calcext:conditional-format>
          <calcext:conditional-format calcext:target-range-address="'2007.ntcir'.ACC1:'2007.ntcir'.ACC1">
            <calcext:condition calcext:apply-style-name="Accent" calcext:value="duplicate" calcext:base-cell-address="'2007.ntcir'.ACC1"/>
          </calcext:conditional-format>
          <calcext:conditional-format calcext:target-range-address="'2007.ntcir'.ACD1:'2007.ntcir'.ACD1">
            <calcext:condition calcext:apply-style-name="Accent" calcext:value="duplicate" calcext:base-cell-address="'2007.ntcir'.ACD1"/>
          </calcext:conditional-format>
          <calcext:conditional-format calcext:target-range-address="'2007.ntcir'.ACE1:'2007.ntcir'.ACE1">
            <calcext:condition calcext:apply-style-name="Accent" calcext:value="duplicate" calcext:base-cell-address="'2007.ntcir'.ACE1"/>
          </calcext:conditional-format>
          <calcext:conditional-format calcext:target-range-address="'2007.ntcir'.ACF1:'2007.ntcir'.ACF1">
            <calcext:condition calcext:apply-style-name="Accent" calcext:value="duplicate" calcext:base-cell-address="'2007.ntcir'.ACF1"/>
          </calcext:conditional-format>
          <calcext:conditional-format calcext:target-range-address="'2007.ntcir'.ACG1:'2007.ntcir'.ACG1">
            <calcext:condition calcext:apply-style-name="Accent" calcext:value="duplicate" calcext:base-cell-address="'2007.ntcir'.ACG1"/>
          </calcext:conditional-format>
          <calcext:conditional-format calcext:target-range-address="'2007.ntcir'.ACH1:'2007.ntcir'.ACH1">
            <calcext:condition calcext:apply-style-name="Accent" calcext:value="duplicate" calcext:base-cell-address="'2007.ntcir'.ACH1"/>
          </calcext:conditional-format>
          <calcext:conditional-format calcext:target-range-address="'2007.ntcir'.ACI1:'2007.ntcir'.ACI1">
            <calcext:condition calcext:apply-style-name="Accent" calcext:value="duplicate" calcext:base-cell-address="'2007.ntcir'.ACI1"/>
          </calcext:conditional-format>
          <calcext:conditional-format calcext:target-range-address="'2007.ntcir'.ACJ1:'2007.ntcir'.ACJ1">
            <calcext:condition calcext:apply-style-name="Accent" calcext:value="duplicate" calcext:base-cell-address="'2007.ntcir'.ACJ1"/>
          </calcext:conditional-format>
          <calcext:conditional-format calcext:target-range-address="'2007.ntcir'.ACK1:'2007.ntcir'.ACK1">
            <calcext:condition calcext:apply-style-name="Accent" calcext:value="duplicate" calcext:base-cell-address="'2007.ntcir'.ACK1"/>
          </calcext:conditional-format>
          <calcext:conditional-format calcext:target-range-address="'2007.ntcir'.ACL1:'2007.ntcir'.ACL1">
            <calcext:condition calcext:apply-style-name="Accent" calcext:value="duplicate" calcext:base-cell-address="'2007.ntcir'.ACL1"/>
          </calcext:conditional-format>
          <calcext:conditional-format calcext:target-range-address="'2007.ntcir'.ACM1:'2007.ntcir'.ACM1">
            <calcext:condition calcext:apply-style-name="Accent" calcext:value="duplicate" calcext:base-cell-address="'2007.ntcir'.ACM1"/>
          </calcext:conditional-format>
          <calcext:conditional-format calcext:target-range-address="'2007.ntcir'.ACN1:'2007.ntcir'.ACN1">
            <calcext:condition calcext:apply-style-name="Accent" calcext:value="duplicate" calcext:base-cell-address="'2007.ntcir'.ACN1"/>
          </calcext:conditional-format>
          <calcext:conditional-format calcext:target-range-address="'2007.ntcir'.ACO1:'2007.ntcir'.ACO1">
            <calcext:condition calcext:apply-style-name="Accent" calcext:value="duplicate" calcext:base-cell-address="'2007.ntcir'.ACO1"/>
          </calcext:conditional-format>
          <calcext:conditional-format calcext:target-range-address="'2007.ntcir'.ACP1:'2007.ntcir'.ACP1">
            <calcext:condition calcext:apply-style-name="Accent" calcext:value="duplicate" calcext:base-cell-address="'2007.ntcir'.ACP1"/>
          </calcext:conditional-format>
          <calcext:conditional-format calcext:target-range-address="'2007.ntcir'.ACQ1:'2007.ntcir'.ACQ1">
            <calcext:condition calcext:apply-style-name="Accent" calcext:value="duplicate" calcext:base-cell-address="'2007.ntcir'.ACQ1"/>
          </calcext:conditional-format>
          <calcext:conditional-format calcext:target-range-address="'2007.ntcir'.ACR1:'2007.ntcir'.ACR1">
            <calcext:condition calcext:apply-style-name="Accent" calcext:value="duplicate" calcext:base-cell-address="'2007.ntcir'.ACR1"/>
          </calcext:conditional-format>
          <calcext:conditional-format calcext:target-range-address="'2007.ntcir'.ACS1:'2007.ntcir'.ACS1">
            <calcext:condition calcext:apply-style-name="Accent" calcext:value="duplicate" calcext:base-cell-address="'2007.ntcir'.ACS1"/>
          </calcext:conditional-format>
          <calcext:conditional-format calcext:target-range-address="'2007.ntcir'.ACT1:'2007.ntcir'.ACT1">
            <calcext:condition calcext:apply-style-name="Accent" calcext:value="duplicate" calcext:base-cell-address="'2007.ntcir'.ACT1"/>
          </calcext:conditional-format>
          <calcext:conditional-format calcext:target-range-address="'2007.ntcir'.ACU1:'2007.ntcir'.ACU1">
            <calcext:condition calcext:apply-style-name="Accent" calcext:value="duplicate" calcext:base-cell-address="'2007.ntcir'.ACU1"/>
          </calcext:conditional-format>
          <calcext:conditional-format calcext:target-range-address="'2007.ntcir'.ACV1:'2007.ntcir'.ACV1">
            <calcext:condition calcext:apply-style-name="Accent" calcext:value="duplicate" calcext:base-cell-address="'2007.ntcir'.ACV1"/>
          </calcext:conditional-format>
          <calcext:conditional-format calcext:target-range-address="'2007.ntcir'.ACW1:'2007.ntcir'.ACW1">
            <calcext:condition calcext:apply-style-name="Accent" calcext:value="duplicate" calcext:base-cell-address="'2007.ntcir'.ACW1"/>
          </calcext:conditional-format>
          <calcext:conditional-format calcext:target-range-address="'2007.ntcir'.ACX1:'2007.ntcir'.ACX1">
            <calcext:condition calcext:apply-style-name="Accent" calcext:value="duplicate" calcext:base-cell-address="'2007.ntcir'.ACX1"/>
          </calcext:conditional-format>
          <calcext:conditional-format calcext:target-range-address="'2007.ntcir'.ACY1:'2007.ntcir'.ACY1">
            <calcext:condition calcext:apply-style-name="Accent" calcext:value="duplicate" calcext:base-cell-address="'2007.ntcir'.ACY1"/>
          </calcext:conditional-format>
          <calcext:conditional-format calcext:target-range-address="'2007.ntcir'.ACZ1:'2007.ntcir'.ACZ1">
            <calcext:condition calcext:apply-style-name="Accent" calcext:value="duplicate" calcext:base-cell-address="'2007.ntcir'.ACZ1"/>
          </calcext:conditional-format>
          <calcext:conditional-format calcext:target-range-address="'2007.ntcir'.ADA1:'2007.ntcir'.ADA1">
            <calcext:condition calcext:apply-style-name="Accent" calcext:value="duplicate" calcext:base-cell-address="'2007.ntcir'.ADA1"/>
          </calcext:conditional-format>
          <calcext:conditional-format calcext:target-range-address="'2007.ntcir'.ADB1:'2007.ntcir'.ADB1">
            <calcext:condition calcext:apply-style-name="Accent" calcext:value="duplicate" calcext:base-cell-address="'2007.ntcir'.ADB1"/>
          </calcext:conditional-format>
          <calcext:conditional-format calcext:target-range-address="'2007.ntcir'.ADC1:'2007.ntcir'.ADC1">
            <calcext:condition calcext:apply-style-name="Accent" calcext:value="duplicate" calcext:base-cell-address="'2007.ntcir'.ADC1"/>
          </calcext:conditional-format>
          <calcext:conditional-format calcext:target-range-address="'2007.ntcir'.ADD1:'2007.ntcir'.ADD1">
            <calcext:condition calcext:apply-style-name="Accent" calcext:value="duplicate" calcext:base-cell-address="'2007.ntcir'.ADD1"/>
          </calcext:conditional-format>
          <calcext:conditional-format calcext:target-range-address="'2007.ntcir'.ADE1:'2007.ntcir'.ADE1">
            <calcext:condition calcext:apply-style-name="Accent" calcext:value="duplicate" calcext:base-cell-address="'2007.ntcir'.ADE1"/>
          </calcext:conditional-format>
          <calcext:conditional-format calcext:target-range-address="'2007.ntcir'.ADF1:'2007.ntcir'.ADF1">
            <calcext:condition calcext:apply-style-name="Accent" calcext:value="duplicate" calcext:base-cell-address="'2007.ntcir'.ADF1"/>
          </calcext:conditional-format>
          <calcext:conditional-format calcext:target-range-address="'2007.ntcir'.ADG1:'2007.ntcir'.ADG1">
            <calcext:condition calcext:apply-style-name="Accent" calcext:value="duplicate" calcext:base-cell-address="'2007.ntcir'.ADG1"/>
          </calcext:conditional-format>
          <calcext:conditional-format calcext:target-range-address="'2007.ntcir'.ADH1:'2007.ntcir'.ADH1">
            <calcext:condition calcext:apply-style-name="Accent" calcext:value="duplicate" calcext:base-cell-address="'2007.ntcir'.ADH1"/>
          </calcext:conditional-format>
          <calcext:conditional-format calcext:target-range-address="'2007.ntcir'.ADI1:'2007.ntcir'.ADI1">
            <calcext:condition calcext:apply-style-name="Accent" calcext:value="duplicate" calcext:base-cell-address="'2007.ntcir'.ADI1"/>
          </calcext:conditional-format>
          <calcext:conditional-format calcext:target-range-address="'2007.ntcir'.ADJ1:'2007.ntcir'.ADJ1">
            <calcext:condition calcext:apply-style-name="Accent" calcext:value="duplicate" calcext:base-cell-address="'2007.ntcir'.ADJ1"/>
          </calcext:conditional-format>
          <calcext:conditional-format calcext:target-range-address="'2007.ntcir'.ADK1:'2007.ntcir'.ADK1">
            <calcext:condition calcext:apply-style-name="Accent" calcext:value="duplicate" calcext:base-cell-address="'2007.ntcir'.ADK1"/>
          </calcext:conditional-format>
          <calcext:conditional-format calcext:target-range-address="'2007.ntcir'.ADL1:'2007.ntcir'.ADL1">
            <calcext:condition calcext:apply-style-name="Accent" calcext:value="duplicate" calcext:base-cell-address="'2007.ntcir'.ADL1"/>
          </calcext:conditional-format>
          <calcext:conditional-format calcext:target-range-address="'2007.ntcir'.ADM1:'2007.ntcir'.ADM1">
            <calcext:condition calcext:apply-style-name="Accent" calcext:value="duplicate" calcext:base-cell-address="'2007.ntcir'.ADM1"/>
          </calcext:conditional-format>
          <calcext:conditional-format calcext:target-range-address="'2007.ntcir'.ADN1:'2007.ntcir'.ADN1">
            <calcext:condition calcext:apply-style-name="Accent" calcext:value="duplicate" calcext:base-cell-address="'2007.ntcir'.ADN1"/>
          </calcext:conditional-format>
          <calcext:conditional-format calcext:target-range-address="'2007.ntcir'.ADO1:'2007.ntcir'.ADO1">
            <calcext:condition calcext:apply-style-name="Accent" calcext:value="duplicate" calcext:base-cell-address="'2007.ntcir'.ADO1"/>
          </calcext:conditional-format>
          <calcext:conditional-format calcext:target-range-address="'2007.ntcir'.ADP1:'2007.ntcir'.ADP1">
            <calcext:condition calcext:apply-style-name="Accent" calcext:value="duplicate" calcext:base-cell-address="'2007.ntcir'.ADP1"/>
          </calcext:conditional-format>
          <calcext:conditional-format calcext:target-range-address="'2007.ntcir'.ADQ1:'2007.ntcir'.ADQ1">
            <calcext:condition calcext:apply-style-name="Accent" calcext:value="duplicate" calcext:base-cell-address="'2007.ntcir'.ADQ1"/>
          </calcext:conditional-format>
          <calcext:conditional-format calcext:target-range-address="'2007.ntcir'.ADR1:'2007.ntcir'.ADR1">
            <calcext:condition calcext:apply-style-name="Accent" calcext:value="duplicate" calcext:base-cell-address="'2007.ntcir'.ADR1"/>
          </calcext:conditional-format>
          <calcext:conditional-format calcext:target-range-address="'2007.ntcir'.ADS1:'2007.ntcir'.ADS1">
            <calcext:condition calcext:apply-style-name="Accent" calcext:value="duplicate" calcext:base-cell-address="'2007.ntcir'.ADS1"/>
          </calcext:conditional-format>
          <calcext:conditional-format calcext:target-range-address="'2007.ntcir'.ADT1:'2007.ntcir'.ADT1">
            <calcext:condition calcext:apply-style-name="Accent" calcext:value="duplicate" calcext:base-cell-address="'2007.ntcir'.ADT1"/>
          </calcext:conditional-format>
          <calcext:conditional-format calcext:target-range-address="'2007.ntcir'.ADU1:'2007.ntcir'.ADU1">
            <calcext:condition calcext:apply-style-name="Accent" calcext:value="duplicate" calcext:base-cell-address="'2007.ntcir'.ADU1"/>
          </calcext:conditional-format>
          <calcext:conditional-format calcext:target-range-address="'2007.ntcir'.ADV1:'2007.ntcir'.ADV1">
            <calcext:condition calcext:apply-style-name="Accent" calcext:value="duplicate" calcext:base-cell-address="'2007.ntcir'.ADV1"/>
          </calcext:conditional-format>
          <calcext:conditional-format calcext:target-range-address="'2007.ntcir'.ADW1:'2007.ntcir'.ADW1">
            <calcext:condition calcext:apply-style-name="Accent" calcext:value="duplicate" calcext:base-cell-address="'2007.ntcir'.ADW1"/>
          </calcext:conditional-format>
          <calcext:conditional-format calcext:target-range-address="'2007.ntcir'.ADX1:'2007.ntcir'.ADX1">
            <calcext:condition calcext:apply-style-name="Accent" calcext:value="duplicate" calcext:base-cell-address="'2007.ntcir'.ADX1"/>
          </calcext:conditional-format>
          <calcext:conditional-format calcext:target-range-address="'2007.ntcir'.ADY1:'2007.ntcir'.ADY1">
            <calcext:condition calcext:apply-style-name="Accent" calcext:value="duplicate" calcext:base-cell-address="'2007.ntcir'.ADY1"/>
          </calcext:conditional-format>
          <calcext:conditional-format calcext:target-range-address="'2007.ntcir'.ADZ1:'2007.ntcir'.ADZ1">
            <calcext:condition calcext:apply-style-name="Accent" calcext:value="duplicate" calcext:base-cell-address="'2007.ntcir'.ADZ1"/>
          </calcext:conditional-format>
          <calcext:conditional-format calcext:target-range-address="'2007.ntcir'.AEA1:'2007.ntcir'.AEA1">
            <calcext:condition calcext:apply-style-name="Accent" calcext:value="duplicate" calcext:base-cell-address="'2007.ntcir'.AEA1"/>
          </calcext:conditional-format>
          <calcext:conditional-format calcext:target-range-address="'2007.ntcir'.AEB1:'2007.ntcir'.AEB1">
            <calcext:condition calcext:apply-style-name="Accent" calcext:value="duplicate" calcext:base-cell-address="'2007.ntcir'.AEB1"/>
          </calcext:conditional-format>
          <calcext:conditional-format calcext:target-range-address="'2007.ntcir'.AEC1:'2007.ntcir'.AEC1">
            <calcext:condition calcext:apply-style-name="Accent" calcext:value="duplicate" calcext:base-cell-address="'2007.ntcir'.AEC1"/>
          </calcext:conditional-format>
          <calcext:conditional-format calcext:target-range-address="'2007.ntcir'.AED1:'2007.ntcir'.AED1">
            <calcext:condition calcext:apply-style-name="Accent" calcext:value="duplicate" calcext:base-cell-address="'2007.ntcir'.AED1"/>
          </calcext:conditional-format>
          <calcext:conditional-format calcext:target-range-address="'2007.ntcir'.AEE1:'2007.ntcir'.AEE1">
            <calcext:condition calcext:apply-style-name="Accent" calcext:value="duplicate" calcext:base-cell-address="'2007.ntcir'.AEE1"/>
          </calcext:conditional-format>
          <calcext:conditional-format calcext:target-range-address="'2007.ntcir'.AEF1:'2007.ntcir'.AEF1">
            <calcext:condition calcext:apply-style-name="Accent" calcext:value="duplicate" calcext:base-cell-address="'2007.ntcir'.AEF1"/>
          </calcext:conditional-format>
          <calcext:conditional-format calcext:target-range-address="'2007.ntcir'.AEG1:'2007.ntcir'.AEG1">
            <calcext:condition calcext:apply-style-name="Accent" calcext:value="duplicate" calcext:base-cell-address="'2007.ntcir'.AEG1"/>
          </calcext:conditional-format>
          <calcext:conditional-format calcext:target-range-address="'2007.ntcir'.AEH1:'2007.ntcir'.AEH1">
            <calcext:condition calcext:apply-style-name="Accent" calcext:value="duplicate" calcext:base-cell-address="'2007.ntcir'.AEH1"/>
          </calcext:conditional-format>
          <calcext:conditional-format calcext:target-range-address="'2007.ntcir'.AEI1:'2007.ntcir'.AEI1">
            <calcext:condition calcext:apply-style-name="Accent" calcext:value="duplicate" calcext:base-cell-address="'2007.ntcir'.AEI1"/>
          </calcext:conditional-format>
          <calcext:conditional-format calcext:target-range-address="'2007.ntcir'.AEJ1:'2007.ntcir'.AEJ1">
            <calcext:condition calcext:apply-style-name="Accent" calcext:value="duplicate" calcext:base-cell-address="'2007.ntcir'.AEJ1"/>
          </calcext:conditional-format>
          <calcext:conditional-format calcext:target-range-address="'2007.ntcir'.AEK1:'2007.ntcir'.AEK1">
            <calcext:condition calcext:apply-style-name="Accent" calcext:value="duplicate" calcext:base-cell-address="'2007.ntcir'.AEK1"/>
          </calcext:conditional-format>
          <calcext:conditional-format calcext:target-range-address="'2007.ntcir'.AEL1:'2007.ntcir'.AEL1">
            <calcext:condition calcext:apply-style-name="Accent" calcext:value="duplicate" calcext:base-cell-address="'2007.ntcir'.AEL1"/>
          </calcext:conditional-format>
          <calcext:conditional-format calcext:target-range-address="'2007.ntcir'.AEM1:'2007.ntcir'.AEM1">
            <calcext:condition calcext:apply-style-name="Accent" calcext:value="duplicate" calcext:base-cell-address="'2007.ntcir'.AEM1"/>
          </calcext:conditional-format>
          <calcext:conditional-format calcext:target-range-address="'2007.ntcir'.AEN1:'2007.ntcir'.AEN1">
            <calcext:condition calcext:apply-style-name="Accent" calcext:value="duplicate" calcext:base-cell-address="'2007.ntcir'.AEN1"/>
          </calcext:conditional-format>
          <calcext:conditional-format calcext:target-range-address="'2007.ntcir'.AEO1:'2007.ntcir'.AEO1">
            <calcext:condition calcext:apply-style-name="Accent" calcext:value="duplicate" calcext:base-cell-address="'2007.ntcir'.AEO1"/>
          </calcext:conditional-format>
          <calcext:conditional-format calcext:target-range-address="'2007.ntcir'.AEP1:'2007.ntcir'.AEP1">
            <calcext:condition calcext:apply-style-name="Accent" calcext:value="duplicate" calcext:base-cell-address="'2007.ntcir'.AEP1"/>
          </calcext:conditional-format>
          <calcext:conditional-format calcext:target-range-address="'2007.ntcir'.AEQ1:'2007.ntcir'.AEQ1">
            <calcext:condition calcext:apply-style-name="Accent" calcext:value="duplicate" calcext:base-cell-address="'2007.ntcir'.AEQ1"/>
          </calcext:conditional-format>
          <calcext:conditional-format calcext:target-range-address="'2007.ntcir'.AER1:'2007.ntcir'.AER1">
            <calcext:condition calcext:apply-style-name="Accent" calcext:value="duplicate" calcext:base-cell-address="'2007.ntcir'.AER1"/>
          </calcext:conditional-format>
          <calcext:conditional-format calcext:target-range-address="'2007.ntcir'.AES1:'2007.ntcir'.AES1">
            <calcext:condition calcext:apply-style-name="Accent" calcext:value="duplicate" calcext:base-cell-address="'2007.ntcir'.AES1"/>
          </calcext:conditional-format>
          <calcext:conditional-format calcext:target-range-address="'2007.ntcir'.AET1:'2007.ntcir'.AET1">
            <calcext:condition calcext:apply-style-name="Accent" calcext:value="duplicate" calcext:base-cell-address="'2007.ntcir'.AET1"/>
          </calcext:conditional-format>
          <calcext:conditional-format calcext:target-range-address="'2007.ntcir'.AEU1:'2007.ntcir'.AEU1">
            <calcext:condition calcext:apply-style-name="Accent" calcext:value="duplicate" calcext:base-cell-address="'2007.ntcir'.AEU1"/>
          </calcext:conditional-format>
          <calcext:conditional-format calcext:target-range-address="'2007.ntcir'.AEV1:'2007.ntcir'.AEV1">
            <calcext:condition calcext:apply-style-name="Accent" calcext:value="duplicate" calcext:base-cell-address="'2007.ntcir'.AEV1"/>
          </calcext:conditional-format>
          <calcext:conditional-format calcext:target-range-address="'2007.ntcir'.AEW1:'2007.ntcir'.AEW1">
            <calcext:condition calcext:apply-style-name="Accent" calcext:value="duplicate" calcext:base-cell-address="'2007.ntcir'.AEW1"/>
          </calcext:conditional-format>
          <calcext:conditional-format calcext:target-range-address="'2007.ntcir'.AEX1:'2007.ntcir'.AEX1">
            <calcext:condition calcext:apply-style-name="Accent" calcext:value="duplicate" calcext:base-cell-address="'2007.ntcir'.AEX1"/>
          </calcext:conditional-format>
          <calcext:conditional-format calcext:target-range-address="'2007.ntcir'.AEY1:'2007.ntcir'.AEY1">
            <calcext:condition calcext:apply-style-name="Accent" calcext:value="duplicate" calcext:base-cell-address="'2007.ntcir'.AEY1"/>
          </calcext:conditional-format>
          <calcext:conditional-format calcext:target-range-address="'2007.ntcir'.AEZ1:'2007.ntcir'.AEZ1">
            <calcext:condition calcext:apply-style-name="Accent" calcext:value="duplicate" calcext:base-cell-address="'2007.ntcir'.AEZ1"/>
          </calcext:conditional-format>
          <calcext:conditional-format calcext:target-range-address="'2007.ntcir'.AFA1:'2007.ntcir'.AFA1">
            <calcext:condition calcext:apply-style-name="Accent" calcext:value="duplicate" calcext:base-cell-address="'2007.ntcir'.AFA1"/>
          </calcext:conditional-format>
          <calcext:conditional-format calcext:target-range-address="'2007.ntcir'.AFB1:'2007.ntcir'.AFB1">
            <calcext:condition calcext:apply-style-name="Accent" calcext:value="duplicate" calcext:base-cell-address="'2007.ntcir'.AFB1"/>
          </calcext:conditional-format>
          <calcext:conditional-format calcext:target-range-address="'2007.ntcir'.AFC1:'2007.ntcir'.AFC1">
            <calcext:condition calcext:apply-style-name="Accent" calcext:value="duplicate" calcext:base-cell-address="'2007.ntcir'.AFC1"/>
          </calcext:conditional-format>
          <calcext:conditional-format calcext:target-range-address="'2007.ntcir'.AFD1:'2007.ntcir'.AFD1">
            <calcext:condition calcext:apply-style-name="Accent" calcext:value="duplicate" calcext:base-cell-address="'2007.ntcir'.AFD1"/>
          </calcext:conditional-format>
          <calcext:conditional-format calcext:target-range-address="'2007.ntcir'.AFE1:'2007.ntcir'.AFE1">
            <calcext:condition calcext:apply-style-name="Accent" calcext:value="duplicate" calcext:base-cell-address="'2007.ntcir'.AFE1"/>
          </calcext:conditional-format>
          <calcext:conditional-format calcext:target-range-address="'2007.ntcir'.AFF1:'2007.ntcir'.AFF1">
            <calcext:condition calcext:apply-style-name="Accent" calcext:value="duplicate" calcext:base-cell-address="'2007.ntcir'.AFF1"/>
          </calcext:conditional-format>
          <calcext:conditional-format calcext:target-range-address="'2007.ntcir'.AFG1:'2007.ntcir'.AFG1">
            <calcext:condition calcext:apply-style-name="Accent" calcext:value="duplicate" calcext:base-cell-address="'2007.ntcir'.AFG1"/>
          </calcext:conditional-format>
          <calcext:conditional-format calcext:target-range-address="'2007.ntcir'.AFH1:'2007.ntcir'.AFH1">
            <calcext:condition calcext:apply-style-name="Accent" calcext:value="duplicate" calcext:base-cell-address="'2007.ntcir'.AFH1"/>
          </calcext:conditional-format>
          <calcext:conditional-format calcext:target-range-address="'2007.ntcir'.AFI1:'2007.ntcir'.AFI1">
            <calcext:condition calcext:apply-style-name="Accent" calcext:value="duplicate" calcext:base-cell-address="'2007.ntcir'.AFI1"/>
          </calcext:conditional-format>
          <calcext:conditional-format calcext:target-range-address="'2007.ntcir'.AFJ1:'2007.ntcir'.AFJ1">
            <calcext:condition calcext:apply-style-name="Accent" calcext:value="duplicate" calcext:base-cell-address="'2007.ntcir'.AFJ1"/>
          </calcext:conditional-format>
          <calcext:conditional-format calcext:target-range-address="'2007.ntcir'.AFK1:'2007.ntcir'.AFK1">
            <calcext:condition calcext:apply-style-name="Accent" calcext:value="duplicate" calcext:base-cell-address="'2007.ntcir'.AFK1"/>
          </calcext:conditional-format>
          <calcext:conditional-format calcext:target-range-address="'2007.ntcir'.AFL1:'2007.ntcir'.AFL1">
            <calcext:condition calcext:apply-style-name="Accent" calcext:value="duplicate" calcext:base-cell-address="'2007.ntcir'.AFL1"/>
          </calcext:conditional-format>
          <calcext:conditional-format calcext:target-range-address="'2007.ntcir'.AFM1:'2007.ntcir'.AFM1">
            <calcext:condition calcext:apply-style-name="Accent" calcext:value="duplicate" calcext:base-cell-address="'2007.ntcir'.AFM1"/>
          </calcext:conditional-format>
          <calcext:conditional-format calcext:target-range-address="'2007.ntcir'.AFN1:'2007.ntcir'.AFN1">
            <calcext:condition calcext:apply-style-name="Accent" calcext:value="duplicate" calcext:base-cell-address="'2007.ntcir'.AFN1"/>
          </calcext:conditional-format>
          <calcext:conditional-format calcext:target-range-address="'2007.ntcir'.AFO1:'2007.ntcir'.AFO1">
            <calcext:condition calcext:apply-style-name="Accent" calcext:value="duplicate" calcext:base-cell-address="'2007.ntcir'.AFO1"/>
          </calcext:conditional-format>
          <calcext:conditional-format calcext:target-range-address="'2007.ntcir'.AFP1:'2007.ntcir'.AFP1">
            <calcext:condition calcext:apply-style-name="Accent" calcext:value="duplicate" calcext:base-cell-address="'2007.ntcir'.AFP1"/>
          </calcext:conditional-format>
          <calcext:conditional-format calcext:target-range-address="'2007.ntcir'.AFQ1:'2007.ntcir'.AFQ1">
            <calcext:condition calcext:apply-style-name="Accent" calcext:value="duplicate" calcext:base-cell-address="'2007.ntcir'.AFQ1"/>
          </calcext:conditional-format>
          <calcext:conditional-format calcext:target-range-address="'2007.ntcir'.AFR1:'2007.ntcir'.AFR1">
            <calcext:condition calcext:apply-style-name="Accent" calcext:value="duplicate" calcext:base-cell-address="'2007.ntcir'.AFR1"/>
          </calcext:conditional-format>
          <calcext:conditional-format calcext:target-range-address="'2007.ntcir'.AFS1:'2007.ntcir'.AFS1">
            <calcext:condition calcext:apply-style-name="Accent" calcext:value="duplicate" calcext:base-cell-address="'2007.ntcir'.AFS1"/>
          </calcext:conditional-format>
          <calcext:conditional-format calcext:target-range-address="'2007.ntcir'.AFT1:'2007.ntcir'.AFT1">
            <calcext:condition calcext:apply-style-name="Accent" calcext:value="duplicate" calcext:base-cell-address="'2007.ntcir'.AFT1"/>
          </calcext:conditional-format>
          <calcext:conditional-format calcext:target-range-address="'2007.ntcir'.AFU1:'2007.ntcir'.AFU1">
            <calcext:condition calcext:apply-style-name="Accent" calcext:value="duplicate" calcext:base-cell-address="'2007.ntcir'.AFU1"/>
          </calcext:conditional-format>
          <calcext:conditional-format calcext:target-range-address="'2007.ntcir'.AFV1:'2007.ntcir'.AFV1">
            <calcext:condition calcext:apply-style-name="Accent" calcext:value="duplicate" calcext:base-cell-address="'2007.ntcir'.AFV1"/>
          </calcext:conditional-format>
          <calcext:conditional-format calcext:target-range-address="'2007.ntcir'.AFW1:'2007.ntcir'.AFW1">
            <calcext:condition calcext:apply-style-name="Accent" calcext:value="duplicate" calcext:base-cell-address="'2007.ntcir'.AFW1"/>
          </calcext:conditional-format>
          <calcext:conditional-format calcext:target-range-address="'2007.ntcir'.AFX1:'2007.ntcir'.AFX1">
            <calcext:condition calcext:apply-style-name="Accent" calcext:value="duplicate" calcext:base-cell-address="'2007.ntcir'.AFX1"/>
          </calcext:conditional-format>
          <calcext:conditional-format calcext:target-range-address="'2007.ntcir'.AFY1:'2007.ntcir'.AFY1">
            <calcext:condition calcext:apply-style-name="Accent" calcext:value="duplicate" calcext:base-cell-address="'2007.ntcir'.AFY1"/>
          </calcext:conditional-format>
          <calcext:conditional-format calcext:target-range-address="'2007.ntcir'.AFZ1:'2007.ntcir'.AFZ1">
            <calcext:condition calcext:apply-style-name="Accent" calcext:value="duplicate" calcext:base-cell-address="'2007.ntcir'.AFZ1"/>
          </calcext:conditional-format>
          <calcext:conditional-format calcext:target-range-address="'2007.ntcir'.AGA1:'2007.ntcir'.AGA1">
            <calcext:condition calcext:apply-style-name="Accent" calcext:value="duplicate" calcext:base-cell-address="'2007.ntcir'.AGA1"/>
          </calcext:conditional-format>
          <calcext:conditional-format calcext:target-range-address="'2007.ntcir'.AGB1:'2007.ntcir'.AGB1">
            <calcext:condition calcext:apply-style-name="Accent" calcext:value="duplicate" calcext:base-cell-address="'2007.ntcir'.AGB1"/>
          </calcext:conditional-format>
          <calcext:conditional-format calcext:target-range-address="'2007.ntcir'.AGC1:'2007.ntcir'.AGC1">
            <calcext:condition calcext:apply-style-name="Accent" calcext:value="duplicate" calcext:base-cell-address="'2007.ntcir'.AGC1"/>
          </calcext:conditional-format>
          <calcext:conditional-format calcext:target-range-address="'2007.ntcir'.AGD1:'2007.ntcir'.AGD1">
            <calcext:condition calcext:apply-style-name="Accent" calcext:value="duplicate" calcext:base-cell-address="'2007.ntcir'.AGD1"/>
          </calcext:conditional-format>
          <calcext:conditional-format calcext:target-range-address="'2007.ntcir'.AGE1:'2007.ntcir'.AGE1">
            <calcext:condition calcext:apply-style-name="Accent" calcext:value="duplicate" calcext:base-cell-address="'2007.ntcir'.AGE1"/>
          </calcext:conditional-format>
          <calcext:conditional-format calcext:target-range-address="'2007.ntcir'.AGF1:'2007.ntcir'.AGF1">
            <calcext:condition calcext:apply-style-name="Accent" calcext:value="duplicate" calcext:base-cell-address="'2007.ntcir'.AGF1"/>
          </calcext:conditional-format>
          <calcext:conditional-format calcext:target-range-address="'2007.ntcir'.AGG1:'2007.ntcir'.AGG1">
            <calcext:condition calcext:apply-style-name="Accent" calcext:value="duplicate" calcext:base-cell-address="'2007.ntcir'.AGG1"/>
          </calcext:conditional-format>
          <calcext:conditional-format calcext:target-range-address="'2007.ntcir'.AGH1:'2007.ntcir'.AGH1">
            <calcext:condition calcext:apply-style-name="Accent" calcext:value="duplicate" calcext:base-cell-address="'2007.ntcir'.AGH1"/>
          </calcext:conditional-format>
          <calcext:conditional-format calcext:target-range-address="'2007.ntcir'.AGI1:'2007.ntcir'.AGI1">
            <calcext:condition calcext:apply-style-name="Accent" calcext:value="duplicate" calcext:base-cell-address="'2007.ntcir'.AGI1"/>
          </calcext:conditional-format>
          <calcext:conditional-format calcext:target-range-address="'2007.ntcir'.AGJ1:'2007.ntcir'.AGJ1">
            <calcext:condition calcext:apply-style-name="Accent" calcext:value="duplicate" calcext:base-cell-address="'2007.ntcir'.AGJ1"/>
          </calcext:conditional-format>
          <calcext:conditional-format calcext:target-range-address="'2007.ntcir'.AGK1:'2007.ntcir'.AGK1">
            <calcext:condition calcext:apply-style-name="Accent" calcext:value="duplicate" calcext:base-cell-address="'2007.ntcir'.AGK1"/>
          </calcext:conditional-format>
          <calcext:conditional-format calcext:target-range-address="'2007.ntcir'.AGL1:'2007.ntcir'.AGL1">
            <calcext:condition calcext:apply-style-name="Accent" calcext:value="duplicate" calcext:base-cell-address="'2007.ntcir'.AGL1"/>
          </calcext:conditional-format>
          <calcext:conditional-format calcext:target-range-address="'2007.ntcir'.AGM1:'2007.ntcir'.AGM1">
            <calcext:condition calcext:apply-style-name="Accent" calcext:value="duplicate" calcext:base-cell-address="'2007.ntcir'.AGM1"/>
          </calcext:conditional-format>
          <calcext:conditional-format calcext:target-range-address="'2007.ntcir'.AGN1:'2007.ntcir'.AGN1">
            <calcext:condition calcext:apply-style-name="Accent" calcext:value="duplicate" calcext:base-cell-address="'2007.ntcir'.AGN1"/>
          </calcext:conditional-format>
          <calcext:conditional-format calcext:target-range-address="'2007.ntcir'.AGO1:'2007.ntcir'.AGO1">
            <calcext:condition calcext:apply-style-name="Accent" calcext:value="duplicate" calcext:base-cell-address="'2007.ntcir'.AGO1"/>
          </calcext:conditional-format>
          <calcext:conditional-format calcext:target-range-address="'2007.ntcir'.AGP1:'2007.ntcir'.AGP1">
            <calcext:condition calcext:apply-style-name="Accent" calcext:value="duplicate" calcext:base-cell-address="'2007.ntcir'.AGP1"/>
          </calcext:conditional-format>
          <calcext:conditional-format calcext:target-range-address="'2007.ntcir'.AGQ1:'2007.ntcir'.AGQ1">
            <calcext:condition calcext:apply-style-name="Accent" calcext:value="duplicate" calcext:base-cell-address="'2007.ntcir'.AGQ1"/>
          </calcext:conditional-format>
          <calcext:conditional-format calcext:target-range-address="'2007.ntcir'.AGR1:'2007.ntcir'.AGR1">
            <calcext:condition calcext:apply-style-name="Accent" calcext:value="duplicate" calcext:base-cell-address="'2007.ntcir'.AGR1"/>
          </calcext:conditional-format>
          <calcext:conditional-format calcext:target-range-address="'2007.ntcir'.AGS1:'2007.ntcir'.AGS1">
            <calcext:condition calcext:apply-style-name="Accent" calcext:value="duplicate" calcext:base-cell-address="'2007.ntcir'.AGS1"/>
          </calcext:conditional-format>
          <calcext:conditional-format calcext:target-range-address="'2007.ntcir'.AGT1:'2007.ntcir'.AGT1">
            <calcext:condition calcext:apply-style-name="Accent" calcext:value="duplicate" calcext:base-cell-address="'2007.ntcir'.AGT1"/>
          </calcext:conditional-format>
          <calcext:conditional-format calcext:target-range-address="'2007.ntcir'.AGU1:'2007.ntcir'.AGU1">
            <calcext:condition calcext:apply-style-name="Accent" calcext:value="duplicate" calcext:base-cell-address="'2007.ntcir'.AGU1"/>
          </calcext:conditional-format>
          <calcext:conditional-format calcext:target-range-address="'2007.ntcir'.AGV1:'2007.ntcir'.AGV1">
            <calcext:condition calcext:apply-style-name="Accent" calcext:value="duplicate" calcext:base-cell-address="'2007.ntcir'.AGV1"/>
          </calcext:conditional-format>
          <calcext:conditional-format calcext:target-range-address="'2007.ntcir'.AGW1:'2007.ntcir'.AGW1">
            <calcext:condition calcext:apply-style-name="Accent" calcext:value="duplicate" calcext:base-cell-address="'2007.ntcir'.AGW1"/>
          </calcext:conditional-format>
          <calcext:conditional-format calcext:target-range-address="'2007.ntcir'.AGX1:'2007.ntcir'.AGX1">
            <calcext:condition calcext:apply-style-name="Accent" calcext:value="duplicate" calcext:base-cell-address="'2007.ntcir'.AGX1"/>
          </calcext:conditional-format>
          <calcext:conditional-format calcext:target-range-address="'2007.ntcir'.AGY1:'2007.ntcir'.AGY1">
            <calcext:condition calcext:apply-style-name="Accent" calcext:value="duplicate" calcext:base-cell-address="'2007.ntcir'.AGY1"/>
          </calcext:conditional-format>
          <calcext:conditional-format calcext:target-range-address="'2007.ntcir'.AGZ1:'2007.ntcir'.AGZ1">
            <calcext:condition calcext:apply-style-name="Accent" calcext:value="duplicate" calcext:base-cell-address="'2007.ntcir'.AGZ1"/>
          </calcext:conditional-format>
          <calcext:conditional-format calcext:target-range-address="'2007.ntcir'.AHA1:'2007.ntcir'.AHA1">
            <calcext:condition calcext:apply-style-name="Accent" calcext:value="duplicate" calcext:base-cell-address="'2007.ntcir'.AHA1"/>
          </calcext:conditional-format>
          <calcext:conditional-format calcext:target-range-address="'2007.ntcir'.AHB1:'2007.ntcir'.AHB1">
            <calcext:condition calcext:apply-style-name="Accent" calcext:value="duplicate" calcext:base-cell-address="'2007.ntcir'.AHB1"/>
          </calcext:conditional-format>
          <calcext:conditional-format calcext:target-range-address="'2007.ntcir'.AHC1:'2007.ntcir'.AHC1">
            <calcext:condition calcext:apply-style-name="Accent" calcext:value="duplicate" calcext:base-cell-address="'2007.ntcir'.AHC1"/>
          </calcext:conditional-format>
          <calcext:conditional-format calcext:target-range-address="'2007.ntcir'.AHD1:'2007.ntcir'.AHD1">
            <calcext:condition calcext:apply-style-name="Accent" calcext:value="duplicate" calcext:base-cell-address="'2007.ntcir'.AHD1"/>
          </calcext:conditional-format>
          <calcext:conditional-format calcext:target-range-address="'2007.ntcir'.AHE1:'2007.ntcir'.AHE1">
            <calcext:condition calcext:apply-style-name="Accent" calcext:value="duplicate" calcext:base-cell-address="'2007.ntcir'.AHE1"/>
          </calcext:conditional-format>
          <calcext:conditional-format calcext:target-range-address="'2007.ntcir'.AHF1:'2007.ntcir'.AHF1">
            <calcext:condition calcext:apply-style-name="Accent" calcext:value="duplicate" calcext:base-cell-address="'2007.ntcir'.AHF1"/>
          </calcext:conditional-format>
          <calcext:conditional-format calcext:target-range-address="'2007.ntcir'.AHG1:'2007.ntcir'.AHG1">
            <calcext:condition calcext:apply-style-name="Accent" calcext:value="duplicate" calcext:base-cell-address="'2007.ntcir'.AHG1"/>
          </calcext:conditional-format>
          <calcext:conditional-format calcext:target-range-address="'2007.ntcir'.AHH1:'2007.ntcir'.AHH1">
            <calcext:condition calcext:apply-style-name="Accent" calcext:value="duplicate" calcext:base-cell-address="'2007.ntcir'.AHH1"/>
          </calcext:conditional-format>
          <calcext:conditional-format calcext:target-range-address="'2007.ntcir'.AHI1:'2007.ntcir'.AHI1">
            <calcext:condition calcext:apply-style-name="Accent" calcext:value="duplicate" calcext:base-cell-address="'2007.ntcir'.AHI1"/>
          </calcext:conditional-format>
          <calcext:conditional-format calcext:target-range-address="'2007.ntcir'.AHJ1:'2007.ntcir'.AHJ1">
            <calcext:condition calcext:apply-style-name="Accent" calcext:value="duplicate" calcext:base-cell-address="'2007.ntcir'.AHJ1"/>
          </calcext:conditional-format>
          <calcext:conditional-format calcext:target-range-address="'2007.ntcir'.AHK1:'2007.ntcir'.AHK1">
            <calcext:condition calcext:apply-style-name="Accent" calcext:value="duplicate" calcext:base-cell-address="'2007.ntcir'.AHK1"/>
          </calcext:conditional-format>
          <calcext:conditional-format calcext:target-range-address="'2007.ntcir'.AHL1:'2007.ntcir'.AHL1">
            <calcext:condition calcext:apply-style-name="Accent" calcext:value="duplicate" calcext:base-cell-address="'2007.ntcir'.AHL1"/>
          </calcext:conditional-format>
          <calcext:conditional-format calcext:target-range-address="'2007.ntcir'.AHM1:'2007.ntcir'.AHM1">
            <calcext:condition calcext:apply-style-name="Accent" calcext:value="duplicate" calcext:base-cell-address="'2007.ntcir'.AHM1"/>
          </calcext:conditional-format>
          <calcext:conditional-format calcext:target-range-address="'2007.ntcir'.AHN1:'2007.ntcir'.AHN1">
            <calcext:condition calcext:apply-style-name="Accent" calcext:value="duplicate" calcext:base-cell-address="'2007.ntcir'.AHN1"/>
          </calcext:conditional-format>
          <calcext:conditional-format calcext:target-range-address="'2007.ntcir'.AHO1:'2007.ntcir'.AHO1">
            <calcext:condition calcext:apply-style-name="Accent" calcext:value="duplicate" calcext:base-cell-address="'2007.ntcir'.AHO1"/>
          </calcext:conditional-format>
          <calcext:conditional-format calcext:target-range-address="'2007.ntcir'.AHP1:'2007.ntcir'.AHP1">
            <calcext:condition calcext:apply-style-name="Accent" calcext:value="duplicate" calcext:base-cell-address="'2007.ntcir'.AHP1"/>
          </calcext:conditional-format>
          <calcext:conditional-format calcext:target-range-address="'2007.ntcir'.AHQ1:'2007.ntcir'.AHQ1">
            <calcext:condition calcext:apply-style-name="Accent" calcext:value="duplicate" calcext:base-cell-address="'2007.ntcir'.AHQ1"/>
          </calcext:conditional-format>
          <calcext:conditional-format calcext:target-range-address="'2007.ntcir'.AHR1:'2007.ntcir'.AHR1">
            <calcext:condition calcext:apply-style-name="Accent" calcext:value="duplicate" calcext:base-cell-address="'2007.ntcir'.AHR1"/>
          </calcext:conditional-format>
          <calcext:conditional-format calcext:target-range-address="'2007.ntcir'.AHS1:'2007.ntcir'.AHS1">
            <calcext:condition calcext:apply-style-name="Accent" calcext:value="duplicate" calcext:base-cell-address="'2007.ntcir'.AHS1"/>
          </calcext:conditional-format>
          <calcext:conditional-format calcext:target-range-address="'2007.ntcir'.AHT1:'2007.ntcir'.AHT1">
            <calcext:condition calcext:apply-style-name="Accent" calcext:value="duplicate" calcext:base-cell-address="'2007.ntcir'.AHT1"/>
          </calcext:conditional-format>
          <calcext:conditional-format calcext:target-range-address="'2007.ntcir'.AHU1:'2007.ntcir'.AHU1">
            <calcext:condition calcext:apply-style-name="Accent" calcext:value="duplicate" calcext:base-cell-address="'2007.ntcir'.AHU1"/>
          </calcext:conditional-format>
          <calcext:conditional-format calcext:target-range-address="'2007.ntcir'.AHV1:'2007.ntcir'.AHV1">
            <calcext:condition calcext:apply-style-name="Accent" calcext:value="duplicate" calcext:base-cell-address="'2007.ntcir'.AHV1"/>
          </calcext:conditional-format>
          <calcext:conditional-format calcext:target-range-address="'2007.ntcir'.AHW1:'2007.ntcir'.AHW1">
            <calcext:condition calcext:apply-style-name="Accent" calcext:value="duplicate" calcext:base-cell-address="'2007.ntcir'.AHW1"/>
          </calcext:conditional-format>
          <calcext:conditional-format calcext:target-range-address="'2007.ntcir'.AHX1:'2007.ntcir'.AHX1">
            <calcext:condition calcext:apply-style-name="Accent" calcext:value="duplicate" calcext:base-cell-address="'2007.ntcir'.AHX1"/>
          </calcext:conditional-format>
          <calcext:conditional-format calcext:target-range-address="'2007.ntcir'.AHY1:'2007.ntcir'.AHY1">
            <calcext:condition calcext:apply-style-name="Accent" calcext:value="duplicate" calcext:base-cell-address="'2007.ntcir'.AHY1"/>
          </calcext:conditional-format>
          <calcext:conditional-format calcext:target-range-address="'2007.ntcir'.AHZ1:'2007.ntcir'.AHZ1">
            <calcext:condition calcext:apply-style-name="Accent" calcext:value="duplicate" calcext:base-cell-address="'2007.ntcir'.AHZ1"/>
          </calcext:conditional-format>
          <calcext:conditional-format calcext:target-range-address="'2007.ntcir'.AIA1:'2007.ntcir'.AIA1">
            <calcext:condition calcext:apply-style-name="Accent" calcext:value="duplicate" calcext:base-cell-address="'2007.ntcir'.AIA1"/>
          </calcext:conditional-format>
          <calcext:conditional-format calcext:target-range-address="'2007.ntcir'.AIB1:'2007.ntcir'.AIB1">
            <calcext:condition calcext:apply-style-name="Accent" calcext:value="duplicate" calcext:base-cell-address="'2007.ntcir'.AIB1"/>
          </calcext:conditional-format>
          <calcext:conditional-format calcext:target-range-address="'2007.ntcir'.AIC1:'2007.ntcir'.AIC1">
            <calcext:condition calcext:apply-style-name="Accent" calcext:value="duplicate" calcext:base-cell-address="'2007.ntcir'.AIC1"/>
          </calcext:conditional-format>
          <calcext:conditional-format calcext:target-range-address="'2007.ntcir'.AID1:'2007.ntcir'.AID1">
            <calcext:condition calcext:apply-style-name="Accent" calcext:value="duplicate" calcext:base-cell-address="'2007.ntcir'.AID1"/>
          </calcext:conditional-format>
          <calcext:conditional-format calcext:target-range-address="'2007.ntcir'.AIE1:'2007.ntcir'.AIE1">
            <calcext:condition calcext:apply-style-name="Accent" calcext:value="duplicate" calcext:base-cell-address="'2007.ntcir'.AIE1"/>
          </calcext:conditional-format>
          <calcext:conditional-format calcext:target-range-address="'2007.ntcir'.AIF1:'2007.ntcir'.AIF1">
            <calcext:condition calcext:apply-style-name="Accent" calcext:value="duplicate" calcext:base-cell-address="'2007.ntcir'.AIF1"/>
          </calcext:conditional-format>
          <calcext:conditional-format calcext:target-range-address="'2007.ntcir'.AIG1:'2007.ntcir'.AIG1">
            <calcext:condition calcext:apply-style-name="Accent" calcext:value="duplicate" calcext:base-cell-address="'2007.ntcir'.AIG1"/>
          </calcext:conditional-format>
          <calcext:conditional-format calcext:target-range-address="'2007.ntcir'.AIH1:'2007.ntcir'.AIH1">
            <calcext:condition calcext:apply-style-name="Accent" calcext:value="duplicate" calcext:base-cell-address="'2007.ntcir'.AIH1"/>
          </calcext:conditional-format>
          <calcext:conditional-format calcext:target-range-address="'2007.ntcir'.AII1:'2007.ntcir'.AII1">
            <calcext:condition calcext:apply-style-name="Accent" calcext:value="duplicate" calcext:base-cell-address="'2007.ntcir'.AII1"/>
          </calcext:conditional-format>
          <calcext:conditional-format calcext:target-range-address="'2007.ntcir'.AIJ1:'2007.ntcir'.AIJ1">
            <calcext:condition calcext:apply-style-name="Accent" calcext:value="duplicate" calcext:base-cell-address="'2007.ntcir'.AIJ1"/>
          </calcext:conditional-format>
          <calcext:conditional-format calcext:target-range-address="'2007.ntcir'.AIK1:'2007.ntcir'.AIK1">
            <calcext:condition calcext:apply-style-name="Accent" calcext:value="duplicate" calcext:base-cell-address="'2007.ntcir'.AIK1"/>
          </calcext:conditional-format>
          <calcext:conditional-format calcext:target-range-address="'2007.ntcir'.AIL1:'2007.ntcir'.AIL1">
            <calcext:condition calcext:apply-style-name="Accent" calcext:value="duplicate" calcext:base-cell-address="'2007.ntcir'.AIL1"/>
          </calcext:conditional-format>
          <calcext:conditional-format calcext:target-range-address="'2007.ntcir'.AIM1:'2007.ntcir'.AIM1">
            <calcext:condition calcext:apply-style-name="Accent" calcext:value="duplicate" calcext:base-cell-address="'2007.ntcir'.AIM1"/>
          </calcext:conditional-format>
          <calcext:conditional-format calcext:target-range-address="'2007.ntcir'.AIN1:'2007.ntcir'.AIN1">
            <calcext:condition calcext:apply-style-name="Accent" calcext:value="duplicate" calcext:base-cell-address="'2007.ntcir'.AIN1"/>
          </calcext:conditional-format>
          <calcext:conditional-format calcext:target-range-address="'2007.ntcir'.AIO1:'2007.ntcir'.AIO1">
            <calcext:condition calcext:apply-style-name="Accent" calcext:value="duplicate" calcext:base-cell-address="'2007.ntcir'.AIO1"/>
          </calcext:conditional-format>
          <calcext:conditional-format calcext:target-range-address="'2007.ntcir'.AIP1:'2007.ntcir'.AIP1">
            <calcext:condition calcext:apply-style-name="Accent" calcext:value="duplicate" calcext:base-cell-address="'2007.ntcir'.AIP1"/>
          </calcext:conditional-format>
          <calcext:conditional-format calcext:target-range-address="'2007.ntcir'.AIQ1:'2007.ntcir'.AIQ1">
            <calcext:condition calcext:apply-style-name="Accent" calcext:value="duplicate" calcext:base-cell-address="'2007.ntcir'.AIQ1"/>
          </calcext:conditional-format>
          <calcext:conditional-format calcext:target-range-address="'2007.ntcir'.AIR1:'2007.ntcir'.AIR1">
            <calcext:condition calcext:apply-style-name="Accent" calcext:value="duplicate" calcext:base-cell-address="'2007.ntcir'.AIR1"/>
          </calcext:conditional-format>
          <calcext:conditional-format calcext:target-range-address="'2007.ntcir'.AIS1:'2007.ntcir'.AIS1">
            <calcext:condition calcext:apply-style-name="Accent" calcext:value="duplicate" calcext:base-cell-address="'2007.ntcir'.AIS1"/>
          </calcext:conditional-format>
          <calcext:conditional-format calcext:target-range-address="'2007.ntcir'.AIT1:'2007.ntcir'.AIT1">
            <calcext:condition calcext:apply-style-name="Accent" calcext:value="duplicate" calcext:base-cell-address="'2007.ntcir'.AIT1"/>
          </calcext:conditional-format>
          <calcext:conditional-format calcext:target-range-address="'2007.ntcir'.AIU1:'2007.ntcir'.AIU1">
            <calcext:condition calcext:apply-style-name="Accent" calcext:value="duplicate" calcext:base-cell-address="'2007.ntcir'.AIU1"/>
          </calcext:conditional-format>
          <calcext:conditional-format calcext:target-range-address="'2007.ntcir'.AIV1:'2007.ntcir'.AIV1">
            <calcext:condition calcext:apply-style-name="Accent" calcext:value="duplicate" calcext:base-cell-address="'2007.ntcir'.AIV1"/>
          </calcext:conditional-format>
          <calcext:conditional-format calcext:target-range-address="'2007.ntcir'.AIW1:'2007.ntcir'.AIW1">
            <calcext:condition calcext:apply-style-name="Accent" calcext:value="duplicate" calcext:base-cell-address="'2007.ntcir'.AIW1"/>
          </calcext:conditional-format>
          <calcext:conditional-format calcext:target-range-address="'2007.ntcir'.AIX1:'2007.ntcir'.AIX1">
            <calcext:condition calcext:apply-style-name="Accent" calcext:value="duplicate" calcext:base-cell-address="'2007.ntcir'.AIX1"/>
          </calcext:conditional-format>
          <calcext:conditional-format calcext:target-range-address="'2007.ntcir'.AIY1:'2007.ntcir'.AIY1">
            <calcext:condition calcext:apply-style-name="Accent" calcext:value="duplicate" calcext:base-cell-address="'2007.ntcir'.AIY1"/>
          </calcext:conditional-format>
          <calcext:conditional-format calcext:target-range-address="'2007.ntcir'.AIZ1:'2007.ntcir'.AIZ1">
            <calcext:condition calcext:apply-style-name="Accent" calcext:value="duplicate" calcext:base-cell-address="'2007.ntcir'.AIZ1"/>
          </calcext:conditional-format>
          <calcext:conditional-format calcext:target-range-address="'2007.ntcir'.AJA1:'2007.ntcir'.AJA1">
            <calcext:condition calcext:apply-style-name="Accent" calcext:value="duplicate" calcext:base-cell-address="'2007.ntcir'.AJA1"/>
          </calcext:conditional-format>
          <calcext:conditional-format calcext:target-range-address="'2007.ntcir'.AJB1:'2007.ntcir'.AJB1">
            <calcext:condition calcext:apply-style-name="Accent" calcext:value="duplicate" calcext:base-cell-address="'2007.ntcir'.AJB1"/>
          </calcext:conditional-format>
          <calcext:conditional-format calcext:target-range-address="'2007.ntcir'.AJC1:'2007.ntcir'.AJC1">
            <calcext:condition calcext:apply-style-name="Accent" calcext:value="duplicate" calcext:base-cell-address="'2007.ntcir'.AJC1"/>
          </calcext:conditional-format>
          <calcext:conditional-format calcext:target-range-address="'2007.ntcir'.AJD1:'2007.ntcir'.AJD1">
            <calcext:condition calcext:apply-style-name="Accent" calcext:value="duplicate" calcext:base-cell-address="'2007.ntcir'.AJD1"/>
          </calcext:conditional-format>
          <calcext:conditional-format calcext:target-range-address="'2007.ntcir'.AJE1:'2007.ntcir'.AJE1">
            <calcext:condition calcext:apply-style-name="Accent" calcext:value="duplicate" calcext:base-cell-address="'2007.ntcir'.AJE1"/>
          </calcext:conditional-format>
          <calcext:conditional-format calcext:target-range-address="'2007.ntcir'.AJF1:'2007.ntcir'.AJF1">
            <calcext:condition calcext:apply-style-name="Accent" calcext:value="duplicate" calcext:base-cell-address="'2007.ntcir'.AJF1"/>
          </calcext:conditional-format>
          <calcext:conditional-format calcext:target-range-address="'2007.ntcir'.AJG1:'2007.ntcir'.AJG1">
            <calcext:condition calcext:apply-style-name="Accent" calcext:value="duplicate" calcext:base-cell-address="'2007.ntcir'.AJG1"/>
          </calcext:conditional-format>
          <calcext:conditional-format calcext:target-range-address="'2007.ntcir'.AJH1:'2007.ntcir'.AJH1">
            <calcext:condition calcext:apply-style-name="Accent" calcext:value="duplicate" calcext:base-cell-address="'2007.ntcir'.AJH1"/>
          </calcext:conditional-format>
          <calcext:conditional-format calcext:target-range-address="'2007.ntcir'.AJI1:'2007.ntcir'.AJI1">
            <calcext:condition calcext:apply-style-name="Accent" calcext:value="duplicate" calcext:base-cell-address="'2007.ntcir'.AJI1"/>
          </calcext:conditional-format>
          <calcext:conditional-format calcext:target-range-address="'2007.ntcir'.AJJ1:'2007.ntcir'.AJJ1">
            <calcext:condition calcext:apply-style-name="Accent" calcext:value="duplicate" calcext:base-cell-address="'2007.ntcir'.AJJ1"/>
          </calcext:conditional-format>
          <calcext:conditional-format calcext:target-range-address="'2007.ntcir'.AJK1:'2007.ntcir'.AJK1">
            <calcext:condition calcext:apply-style-name="Accent" calcext:value="duplicate" calcext:base-cell-address="'2007.ntcir'.AJK1"/>
          </calcext:conditional-format>
          <calcext:conditional-format calcext:target-range-address="'2007.ntcir'.AJL1:'2007.ntcir'.AJL1">
            <calcext:condition calcext:apply-style-name="Accent" calcext:value="duplicate" calcext:base-cell-address="'2007.ntcir'.AJL1"/>
          </calcext:conditional-format>
          <calcext:conditional-format calcext:target-range-address="'2007.ntcir'.AJM1:'2007.ntcir'.AJM1">
            <calcext:condition calcext:apply-style-name="Accent" calcext:value="duplicate" calcext:base-cell-address="'2007.ntcir'.AJM1"/>
          </calcext:conditional-format>
          <calcext:conditional-format calcext:target-range-address="'2007.ntcir'.AJN1:'2007.ntcir'.AJN1">
            <calcext:condition calcext:apply-style-name="Accent" calcext:value="duplicate" calcext:base-cell-address="'2007.ntcir'.AJN1"/>
          </calcext:conditional-format>
          <calcext:conditional-format calcext:target-range-address="'2007.ntcir'.AJO1:'2007.ntcir'.AJO1">
            <calcext:condition calcext:apply-style-name="Accent" calcext:value="duplicate" calcext:base-cell-address="'2007.ntcir'.AJO1"/>
          </calcext:conditional-format>
          <calcext:conditional-format calcext:target-range-address="'2007.ntcir'.AJP1:'2007.ntcir'.AJP1">
            <calcext:condition calcext:apply-style-name="Accent" calcext:value="duplicate" calcext:base-cell-address="'2007.ntcir'.AJP1"/>
          </calcext:conditional-format>
          <calcext:conditional-format calcext:target-range-address="'2007.ntcir'.AJQ1:'2007.ntcir'.AJQ1">
            <calcext:condition calcext:apply-style-name="Accent" calcext:value="duplicate" calcext:base-cell-address="'2007.ntcir'.AJQ1"/>
          </calcext:conditional-format>
          <calcext:conditional-format calcext:target-range-address="'2007.ntcir'.AJR1:'2007.ntcir'.AJR1">
            <calcext:condition calcext:apply-style-name="Accent" calcext:value="duplicate" calcext:base-cell-address="'2007.ntcir'.AJR1"/>
          </calcext:conditional-format>
          <calcext:conditional-format calcext:target-range-address="'2007.ntcir'.AJS1:'2007.ntcir'.AJS1">
            <calcext:condition calcext:apply-style-name="Accent" calcext:value="duplicate" calcext:base-cell-address="'2007.ntcir'.AJS1"/>
          </calcext:conditional-format>
          <calcext:conditional-format calcext:target-range-address="'2007.ntcir'.AJT1:'2007.ntcir'.AJT1">
            <calcext:condition calcext:apply-style-name="Accent" calcext:value="duplicate" calcext:base-cell-address="'2007.ntcir'.AJT1"/>
          </calcext:conditional-format>
          <calcext:conditional-format calcext:target-range-address="'2007.ntcir'.AJU1:'2007.ntcir'.AJU1">
            <calcext:condition calcext:apply-style-name="Accent" calcext:value="duplicate" calcext:base-cell-address="'2007.ntcir'.AJU1"/>
          </calcext:conditional-format>
          <calcext:conditional-format calcext:target-range-address="'2007.ntcir'.AJV1:'2007.ntcir'.AJV1">
            <calcext:condition calcext:apply-style-name="Accent" calcext:value="duplicate" calcext:base-cell-address="'2007.ntcir'.AJV1"/>
          </calcext:conditional-format>
          <calcext:conditional-format calcext:target-range-address="'2007.ntcir'.AJW1:'2007.ntcir'.AJW1">
            <calcext:condition calcext:apply-style-name="Accent" calcext:value="duplicate" calcext:base-cell-address="'2007.ntcir'.AJW1"/>
          </calcext:conditional-format>
          <calcext:conditional-format calcext:target-range-address="'2007.ntcir'.AJX1:'2007.ntcir'.AJX1">
            <calcext:condition calcext:apply-style-name="Accent" calcext:value="duplicate" calcext:base-cell-address="'2007.ntcir'.AJX1"/>
          </calcext:conditional-format>
          <calcext:conditional-format calcext:target-range-address="'2007.ntcir'.AJY1:'2007.ntcir'.AJY1">
            <calcext:condition calcext:apply-style-name="Accent" calcext:value="duplicate" calcext:base-cell-address="'2007.ntcir'.AJY1"/>
          </calcext:conditional-format>
          <calcext:conditional-format calcext:target-range-address="'2007.ntcir'.AJZ1:'2007.ntcir'.AJZ1">
            <calcext:condition calcext:apply-style-name="Accent" calcext:value="duplicate" calcext:base-cell-address="'2007.ntcir'.AJZ1"/>
          </calcext:conditional-format>
          <calcext:conditional-format calcext:target-range-address="'2007.ntcir'.AKA1:'2007.ntcir'.AKA1">
            <calcext:condition calcext:apply-style-name="Accent" calcext:value="duplicate" calcext:base-cell-address="'2007.ntcir'.AKA1"/>
          </calcext:conditional-format>
          <calcext:conditional-format calcext:target-range-address="'2007.ntcir'.AKB1:'2007.ntcir'.AKB1">
            <calcext:condition calcext:apply-style-name="Accent" calcext:value="duplicate" calcext:base-cell-address="'2007.ntcir'.AKB1"/>
          </calcext:conditional-format>
          <calcext:conditional-format calcext:target-range-address="'2007.ntcir'.AKC1:'2007.ntcir'.AKC1">
            <calcext:condition calcext:apply-style-name="Accent" calcext:value="duplicate" calcext:base-cell-address="'2007.ntcir'.AKC1"/>
          </calcext:conditional-format>
          <calcext:conditional-format calcext:target-range-address="'2007.ntcir'.AKD1:'2007.ntcir'.AKD1">
            <calcext:condition calcext:apply-style-name="Accent" calcext:value="duplicate" calcext:base-cell-address="'2007.ntcir'.AKD1"/>
          </calcext:conditional-format>
          <calcext:conditional-format calcext:target-range-address="'2007.ntcir'.AKE1:'2007.ntcir'.AKE1">
            <calcext:condition calcext:apply-style-name="Accent" calcext:value="duplicate" calcext:base-cell-address="'2007.ntcir'.AKE1"/>
          </calcext:conditional-format>
          <calcext:conditional-format calcext:target-range-address="'2007.ntcir'.AKF1:'2007.ntcir'.AKF1">
            <calcext:condition calcext:apply-style-name="Accent" calcext:value="duplicate" calcext:base-cell-address="'2007.ntcir'.AKF1"/>
          </calcext:conditional-format>
          <calcext:conditional-format calcext:target-range-address="'2007.ntcir'.AKG1:'2007.ntcir'.AKG1">
            <calcext:condition calcext:apply-style-name="Accent" calcext:value="duplicate" calcext:base-cell-address="'2007.ntcir'.AKG1"/>
          </calcext:conditional-format>
          <calcext:conditional-format calcext:target-range-address="'2007.ntcir'.AKH1:'2007.ntcir'.AKH1">
            <calcext:condition calcext:apply-style-name="Accent" calcext:value="duplicate" calcext:base-cell-address="'2007.ntcir'.AKH1"/>
          </calcext:conditional-format>
          <calcext:conditional-format calcext:target-range-address="'2007.ntcir'.AKI1:'2007.ntcir'.AKI1">
            <calcext:condition calcext:apply-style-name="Accent" calcext:value="duplicate" calcext:base-cell-address="'2007.ntcir'.AKI1"/>
          </calcext:conditional-format>
          <calcext:conditional-format calcext:target-range-address="'2007.ntcir'.AKJ1:'2007.ntcir'.AKJ1">
            <calcext:condition calcext:apply-style-name="Accent" calcext:value="duplicate" calcext:base-cell-address="'2007.ntcir'.AKJ1"/>
          </calcext:conditional-format>
          <calcext:conditional-format calcext:target-range-address="'2007.ntcir'.AKK1:'2007.ntcir'.AKK1">
            <calcext:condition calcext:apply-style-name="Accent" calcext:value="duplicate" calcext:base-cell-address="'2007.ntcir'.AKK1"/>
          </calcext:conditional-format>
          <calcext:conditional-format calcext:target-range-address="'2007.ntcir'.AKL1:'2007.ntcir'.AKL1">
            <calcext:condition calcext:apply-style-name="Accent" calcext:value="duplicate" calcext:base-cell-address="'2007.ntcir'.AKL1"/>
          </calcext:conditional-format>
          <calcext:conditional-format calcext:target-range-address="'2007.ntcir'.AKM1:'2007.ntcir'.AKM1">
            <calcext:condition calcext:apply-style-name="Accent" calcext:value="duplicate" calcext:base-cell-address="'2007.ntcir'.AKM1"/>
          </calcext:conditional-format>
          <calcext:conditional-format calcext:target-range-address="'2007.ntcir'.AKN1:'2007.ntcir'.AKN1">
            <calcext:condition calcext:apply-style-name="Accent" calcext:value="duplicate" calcext:base-cell-address="'2007.ntcir'.AKN1"/>
          </calcext:conditional-format>
          <calcext:conditional-format calcext:target-range-address="'2007.ntcir'.AKO1:'2007.ntcir'.AKO1">
            <calcext:condition calcext:apply-style-name="Accent" calcext:value="duplicate" calcext:base-cell-address="'2007.ntcir'.AKO1"/>
          </calcext:conditional-format>
          <calcext:conditional-format calcext:target-range-address="'2007.ntcir'.AKP1:'2007.ntcir'.AKP1">
            <calcext:condition calcext:apply-style-name="Accent" calcext:value="duplicate" calcext:base-cell-address="'2007.ntcir'.AKP1"/>
          </calcext:conditional-format>
          <calcext:conditional-format calcext:target-range-address="'2007.ntcir'.AKQ1:'2007.ntcir'.AKQ1">
            <calcext:condition calcext:apply-style-name="Accent" calcext:value="duplicate" calcext:base-cell-address="'2007.ntcir'.AKQ1"/>
          </calcext:conditional-format>
          <calcext:conditional-format calcext:target-range-address="'2007.ntcir'.AKR1:'2007.ntcir'.AKR1">
            <calcext:condition calcext:apply-style-name="Accent" calcext:value="duplicate" calcext:base-cell-address="'2007.ntcir'.AKR1"/>
          </calcext:conditional-format>
          <calcext:conditional-format calcext:target-range-address="'2007.ntcir'.AKS1:'2007.ntcir'.AKS1">
            <calcext:condition calcext:apply-style-name="Accent" calcext:value="duplicate" calcext:base-cell-address="'2007.ntcir'.AKS1"/>
          </calcext:conditional-format>
          <calcext:conditional-format calcext:target-range-address="'2007.ntcir'.AKT1:'2007.ntcir'.AKT1">
            <calcext:condition calcext:apply-style-name="Accent" calcext:value="duplicate" calcext:base-cell-address="'2007.ntcir'.AKT1"/>
          </calcext:conditional-format>
          <calcext:conditional-format calcext:target-range-address="'2007.ntcir'.AKU1:'2007.ntcir'.AKU1">
            <calcext:condition calcext:apply-style-name="Accent" calcext:value="duplicate" calcext:base-cell-address="'2007.ntcir'.AKU1"/>
          </calcext:conditional-format>
          <calcext:conditional-format calcext:target-range-address="'2007.ntcir'.AKV1:'2007.ntcir'.AKV1">
            <calcext:condition calcext:apply-style-name="Accent" calcext:value="duplicate" calcext:base-cell-address="'2007.ntcir'.AKV1"/>
          </calcext:conditional-format>
          <calcext:conditional-format calcext:target-range-address="'2007.ntcir'.AKW1:'2007.ntcir'.AKW1">
            <calcext:condition calcext:apply-style-name="Accent" calcext:value="duplicate" calcext:base-cell-address="'2007.ntcir'.AKW1"/>
          </calcext:conditional-format>
          <calcext:conditional-format calcext:target-range-address="'2007.ntcir'.AKX1:'2007.ntcir'.AKX1">
            <calcext:condition calcext:apply-style-name="Accent" calcext:value="duplicate" calcext:base-cell-address="'2007.ntcir'.AKX1"/>
          </calcext:conditional-format>
          <calcext:conditional-format calcext:target-range-address="'2007.ntcir'.AKY1:'2007.ntcir'.AKY1">
            <calcext:condition calcext:apply-style-name="Accent" calcext:value="duplicate" calcext:base-cell-address="'2007.ntcir'.AKY1"/>
          </calcext:conditional-format>
          <calcext:conditional-format calcext:target-range-address="'2007.ntcir'.AKZ1:'2007.ntcir'.AKZ1">
            <calcext:condition calcext:apply-style-name="Accent" calcext:value="duplicate" calcext:base-cell-address="'2007.ntcir'.AKZ1"/>
          </calcext:conditional-format>
          <calcext:conditional-format calcext:target-range-address="'2007.ntcir'.ALA1:'2007.ntcir'.ALA1">
            <calcext:condition calcext:apply-style-name="Accent" calcext:value="duplicate" calcext:base-cell-address="'2007.ntcir'.ALA1"/>
          </calcext:conditional-format>
          <calcext:conditional-format calcext:target-range-address="'2007.ntcir'.ALB1:'2007.ntcir'.ALB1">
            <calcext:condition calcext:apply-style-name="Accent" calcext:value="duplicate" calcext:base-cell-address="'2007.ntcir'.ALB1"/>
          </calcext:conditional-format>
          <calcext:conditional-format calcext:target-range-address="'2007.ntcir'.ALC1:'2007.ntcir'.ALC1">
            <calcext:condition calcext:apply-style-name="Accent" calcext:value="duplicate" calcext:base-cell-address="'2007.ntcir'.ALC1"/>
          </calcext:conditional-format>
          <calcext:conditional-format calcext:target-range-address="'2007.ntcir'.ALD1:'2007.ntcir'.ALD1">
            <calcext:condition calcext:apply-style-name="Accent" calcext:value="duplicate" calcext:base-cell-address="'2007.ntcir'.ALD1"/>
          </calcext:conditional-format>
          <calcext:conditional-format calcext:target-range-address="'2007.ntcir'.ALE1:'2007.ntcir'.ALE1">
            <calcext:condition calcext:apply-style-name="Accent" calcext:value="duplicate" calcext:base-cell-address="'2007.ntcir'.ALE1"/>
          </calcext:conditional-format>
          <calcext:conditional-format calcext:target-range-address="'2007.ntcir'.ALF1:'2007.ntcir'.ALF1">
            <calcext:condition calcext:apply-style-name="Accent" calcext:value="duplicate" calcext:base-cell-address="'2007.ntcir'.ALF1"/>
          </calcext:conditional-format>
          <calcext:conditional-format calcext:target-range-address="'2007.ntcir'.ALG1:'2007.ntcir'.ALG1">
            <calcext:condition calcext:apply-style-name="Accent" calcext:value="duplicate" calcext:base-cell-address="'2007.ntcir'.ALG1"/>
          </calcext:conditional-format>
          <calcext:conditional-format calcext:target-range-address="'2007.ntcir'.ALH1:'2007.ntcir'.ALH1">
            <calcext:condition calcext:apply-style-name="Accent" calcext:value="duplicate" calcext:base-cell-address="'2007.ntcir'.ALH1"/>
          </calcext:conditional-format>
          <calcext:conditional-format calcext:target-range-address="'2007.ntcir'.ALI1:'2007.ntcir'.ALI1">
            <calcext:condition calcext:apply-style-name="Accent" calcext:value="duplicate" calcext:base-cell-address="'2007.ntcir'.ALI1"/>
          </calcext:conditional-format>
          <calcext:conditional-format calcext:target-range-address="'2007.ntcir'.ALJ1:'2007.ntcir'.ALJ1">
            <calcext:condition calcext:apply-style-name="Accent" calcext:value="duplicate" calcext:base-cell-address="'2007.ntcir'.ALJ1"/>
          </calcext:conditional-format>
          <calcext:conditional-format calcext:target-range-address="'2007.ntcir'.ALK1:'2007.ntcir'.ALK1">
            <calcext:condition calcext:apply-style-name="Accent" calcext:value="duplicate" calcext:base-cell-address="'2007.ntcir'.ALK1"/>
          </calcext:conditional-format>
          <calcext:conditional-format calcext:target-range-address="'2007.ntcir'.ALL1:'2007.ntcir'.ALL1">
            <calcext:condition calcext:apply-style-name="Accent" calcext:value="duplicate" calcext:base-cell-address="'2007.ntcir'.ALL1"/>
          </calcext:conditional-format>
          <calcext:conditional-format calcext:target-range-address="'2007.ntcir'.ALM1:'2007.ntcir'.ALM1">
            <calcext:condition calcext:apply-style-name="Accent" calcext:value="duplicate" calcext:base-cell-address="'2007.ntcir'.ALM1"/>
          </calcext:conditional-format>
          <calcext:conditional-format calcext:target-range-address="'2007.ntcir'.ALN1:'2007.ntcir'.ALN1">
            <calcext:condition calcext:apply-style-name="Accent" calcext:value="duplicate" calcext:base-cell-address="'2007.ntcir'.ALN1"/>
          </calcext:conditional-format>
          <calcext:conditional-format calcext:target-range-address="'2007.ntcir'.ALO1:'2007.ntcir'.ALO1">
            <calcext:condition calcext:apply-style-name="Accent" calcext:value="duplicate" calcext:base-cell-address="'2007.ntcir'.ALO1"/>
          </calcext:conditional-format>
          <calcext:conditional-format calcext:target-range-address="'2007.ntcir'.ALP1:'2007.ntcir'.ALP1">
            <calcext:condition calcext:apply-style-name="Accent" calcext:value="duplicate" calcext:base-cell-address="'2007.ntcir'.ALP1"/>
          </calcext:conditional-format>
          <calcext:conditional-format calcext:target-range-address="'2007.ntcir'.ALQ1:'2007.ntcir'.ALQ1">
            <calcext:condition calcext:apply-style-name="Accent" calcext:value="duplicate" calcext:base-cell-address="'2007.ntcir'.ALQ1"/>
          </calcext:conditional-format>
          <calcext:conditional-format calcext:target-range-address="'2007.ntcir'.ALR1:'2007.ntcir'.ALR1">
            <calcext:condition calcext:apply-style-name="Accent" calcext:value="duplicate" calcext:base-cell-address="'2007.ntcir'.ALR1"/>
          </calcext:conditional-format>
          <calcext:conditional-format calcext:target-range-address="'2007.ntcir'.ALS1:'2007.ntcir'.ALS1">
            <calcext:condition calcext:apply-style-name="Accent" calcext:value="duplicate" calcext:base-cell-address="'2007.ntcir'.ALS1"/>
          </calcext:conditional-format>
          <calcext:conditional-format calcext:target-range-address="'2007.ntcir'.ALT1:'2007.ntcir'.ALT1">
            <calcext:condition calcext:apply-style-name="Accent" calcext:value="duplicate" calcext:base-cell-address="'2007.ntcir'.ALT1"/>
          </calcext:conditional-format>
          <calcext:conditional-format calcext:target-range-address="'2007.ntcir'.ALU1:'2007.ntcir'.ALU1">
            <calcext:condition calcext:apply-style-name="Accent" calcext:value="duplicate" calcext:base-cell-address="'2007.ntcir'.ALU1"/>
          </calcext:conditional-format>
          <calcext:conditional-format calcext:target-range-address="'2007.ntcir'.ALV1:'2007.ntcir'.ALV1">
            <calcext:condition calcext:apply-style-name="Accent" calcext:value="duplicate" calcext:base-cell-address="'2007.ntcir'.ALV1"/>
          </calcext:conditional-format>
          <calcext:conditional-format calcext:target-range-address="'2007.ntcir'.ALW1:'2007.ntcir'.ALW1">
            <calcext:condition calcext:apply-style-name="Accent" calcext:value="duplicate" calcext:base-cell-address="'2007.ntcir'.ALW1"/>
          </calcext:conditional-format>
          <calcext:conditional-format calcext:target-range-address="'2007.ntcir'.ALX1:'2007.ntcir'.ALX1">
            <calcext:condition calcext:apply-style-name="Accent" calcext:value="duplicate" calcext:base-cell-address="'2007.ntcir'.ALX1"/>
          </calcext:conditional-format>
          <calcext:conditional-format calcext:target-range-address="'2007.ntcir'.ALY1:'2007.ntcir'.ALY1">
            <calcext:condition calcext:apply-style-name="Accent" calcext:value="duplicate" calcext:base-cell-address="'2007.ntcir'.ALY1"/>
          </calcext:conditional-format>
          <calcext:conditional-format calcext:target-range-address="'2007.ntcir'.ALZ1:'2007.ntcir'.ALZ1">
            <calcext:condition calcext:apply-style-name="Accent" calcext:value="duplicate" calcext:base-cell-address="'2007.ntcir'.ALZ1"/>
          </calcext:conditional-format>
          <calcext:conditional-format calcext:target-range-address="'2007.ntcir'.AMA1:'2007.ntcir'.AMA1">
            <calcext:condition calcext:apply-style-name="Accent" calcext:value="duplicate" calcext:base-cell-address="'2007.ntcir'.AMA1"/>
          </calcext:conditional-format>
          <calcext:conditional-format calcext:target-range-address="'2007.ntcir'.AMB1:'2007.ntcir'.AMB1">
            <calcext:condition calcext:apply-style-name="Accent" calcext:value="duplicate" calcext:base-cell-address="'2007.ntcir'.AMB1"/>
          </calcext:conditional-format>
          <calcext:conditional-format calcext:target-range-address="'2007.ntcir'.AMC1:'2007.ntcir'.AMC1">
            <calcext:condition calcext:apply-style-name="Accent" calcext:value="duplicate" calcext:base-cell-address="'2007.ntcir'.AMC1"/>
          </calcext:conditional-format>
          <calcext:conditional-format calcext:target-range-address="'2007.ntcir'.AMD1:'2007.ntcir'.AMD1">
            <calcext:condition calcext:apply-style-name="Accent" calcext:value="duplicate" calcext:base-cell-address="'2007.ntcir'.AMD1"/>
          </calcext:conditional-format>
          <calcext:conditional-format calcext:target-range-address="'2007.ntcir'.AME1:'2007.ntcir'.AME1">
            <calcext:condition calcext:apply-style-name="Accent" calcext:value="duplicate" calcext:base-cell-address="'2007.ntcir'.AME1"/>
          </calcext:conditional-format>
          <calcext:conditional-format calcext:target-range-address="'2007.ntcir'.AMF1:'2007.ntcir'.AMF1">
            <calcext:condition calcext:apply-style-name="Accent" calcext:value="duplicate" calcext:base-cell-address="'2007.ntcir'.AMF1"/>
          </calcext:conditional-format>
          <calcext:conditional-format calcext:target-range-address="'2007.ntcir'.AMG1:'2007.ntcir'.AMG1">
            <calcext:condition calcext:apply-style-name="Accent" calcext:value="duplicate" calcext:base-cell-address="'2007.ntcir'.AMG1"/>
          </calcext:conditional-format>
          <calcext:conditional-format calcext:target-range-address="'2007.ntcir'.AMH1:'2007.ntcir'.AMH1">
            <calcext:condition calcext:apply-style-name="Accent" calcext:value="duplicate" calcext:base-cell-address="'2007.ntcir'.AMH1"/>
          </calcext:conditional-format>
          <calcext:conditional-format calcext:target-range-address="'2007.ntcir'.AMI1:'2007.ntcir'.AMI1">
            <calcext:condition calcext:apply-style-name="Accent" calcext:value="duplicate" calcext:base-cell-address="'2007.ntcir'.AMI1"/>
          </calcext:conditional-format>
          <calcext:conditional-format calcext:target-range-address="'2007.ntcir'.AMJ1:'2007.ntcir'.AMJ1">
            <calcext:condition calcext:apply-style-name="Accent" calcext:value="duplicate" calcext:base-cell-address="'2007.ntcir'.AMJ1"/>
          </calcext:conditional-format>
        </calcext:conditional-formats>
      </table:table>
      <table:table table:name="2008.ntcir" table:style-name="ta1">
        <table:table-column table:style-name="co11" table:default-cell-style-name="ce5128"/>
        <table:table-column table:style-name="co12" table:default-cell-style-name="ce5128"/>
        <table:table-column table:style-name="co5" table:number-columns-repeated="1022" table:default-cell-style-name="ce5128"/>
        <table:table-row table:style-name="ro1">
          <table:table-cell table:style-name="ce5127" office:value-type="string" calcext:value-type="string">
            <text:p>Title</text:p>
          </table:table-cell>
          <table:table-cell table:style-name="ce5129" office:value-type="string" calcext:value-type="string">
            <text:p>Authors</text:p>
          </table:table-cell>
          <table:table-cell table:style-name="ce5130" office:value-type="string" calcext:value-type="string">
            <text:p>Pdf</text:p>
          </table:table-cell>
          <table:table-cell table:style-name="ce5131" office:value-type="string" calcext:value-type="string">
            <text:p>Presentation</text:p>
          </table:table-cell>
          <table:table-cell table:style-name="ce5132" office:value-type="string" calcext:value-type="string">
            <text:p>Volume_Name</text:p>
          </table:table-cell>
          <table:table-cell table:style-name="ce5133" office:value-type="string" calcext:value-type="string">
            <text:p>Pages</text:p>
          </table:table-cell>
          <table:table-cell table:style-name="ce5134" office:value-type="string" calcext:value-type="string">
            <text:p>Notes</text:p>
          </table:table-cell>
          <table:table-cell table:style-name="ce5135"/>
          <table:table-cell table:style-name="ce5136"/>
          <table:table-cell table:style-name="ce5137"/>
          <table:table-cell table:style-name="ce5138"/>
          <table:table-cell table:style-name="ce5139"/>
          <table:table-cell table:style-name="ce5140"/>
          <table:table-cell table:style-name="ce5141"/>
          <table:table-cell table:style-name="ce5142"/>
          <table:table-cell table:style-name="ce5143"/>
          <table:table-cell table:style-name="ce5144"/>
          <table:table-cell table:style-name="ce5145"/>
          <table:table-cell table:style-name="ce5146"/>
          <table:table-cell table:style-name="ce5147"/>
          <table:table-cell table:style-name="ce5148"/>
          <table:table-cell table:style-name="ce5149"/>
          <table:table-cell table:style-name="ce5150"/>
          <table:table-cell table:style-name="ce5151"/>
          <table:table-cell table:style-name="ce5152"/>
          <table:table-cell table:style-name="ce5153"/>
          <table:table-cell table:style-name="ce5154"/>
          <table:table-cell table:style-name="ce5155"/>
          <table:table-cell table:style-name="ce5156"/>
          <table:table-cell table:style-name="ce5157"/>
          <table:table-cell table:style-name="ce5158"/>
          <table:table-cell table:style-name="ce5159"/>
          <table:table-cell table:style-name="ce5160"/>
          <table:table-cell table:style-name="ce5161"/>
          <table:table-cell table:style-name="ce5162"/>
          <table:table-cell table:style-name="ce5163"/>
          <table:table-cell table:style-name="ce5164"/>
          <table:table-cell table:style-name="ce5165"/>
          <table:table-cell table:style-name="ce5166"/>
          <table:table-cell table:style-name="ce5167"/>
          <table:table-cell table:style-name="ce5168"/>
          <table:table-cell table:style-name="ce5169"/>
          <table:table-cell table:style-name="ce5170"/>
          <table:table-cell table:style-name="ce5171"/>
          <table:table-cell table:style-name="ce5172"/>
          <table:table-cell table:style-name="ce5173"/>
          <table:table-cell table:style-name="ce5174"/>
          <table:table-cell table:style-name="ce5175"/>
          <table:table-cell table:style-name="ce5176"/>
          <table:table-cell table:style-name="ce5177"/>
          <table:table-cell table:style-name="ce5178"/>
          <table:table-cell table:style-name="ce5179"/>
          <table:table-cell table:style-name="ce5180"/>
          <table:table-cell table:style-name="ce5181"/>
          <table:table-cell table:style-name="ce5182"/>
          <table:table-cell table:style-name="ce5183"/>
          <table:table-cell table:style-name="ce5184"/>
          <table:table-cell table:style-name="ce5185"/>
          <table:table-cell table:style-name="ce5186"/>
          <table:table-cell table:style-name="ce5187"/>
          <table:table-cell table:style-name="ce5188"/>
          <table:table-cell table:style-name="ce5189"/>
          <table:table-cell table:style-name="ce5190"/>
          <table:table-cell table:style-name="ce5191"/>
          <table:table-cell table:style-name="ce5192"/>
          <table:table-cell table:style-name="ce5193"/>
          <table:table-cell table:style-name="ce5194"/>
          <table:table-cell table:style-name="ce5195"/>
          <table:table-cell table:style-name="ce5196"/>
          <table:table-cell table:style-name="ce5197"/>
          <table:table-cell table:style-name="ce5198"/>
          <table:table-cell table:style-name="ce5199"/>
          <table:table-cell table:style-name="ce5200"/>
          <table:table-cell table:style-name="ce5201"/>
          <table:table-cell table:style-name="ce5202"/>
          <table:table-cell table:style-name="ce5203"/>
          <table:table-cell table:style-name="ce5204"/>
          <table:table-cell table:style-name="ce5205"/>
          <table:table-cell table:style-name="ce5206"/>
          <table:table-cell table:style-name="ce5207"/>
          <table:table-cell table:style-name="ce5208"/>
          <table:table-cell table:style-name="ce5209"/>
          <table:table-cell table:style-name="ce5210"/>
          <table:table-cell table:style-name="ce5211"/>
          <table:table-cell table:style-name="ce5212"/>
          <table:table-cell table:style-name="ce5213"/>
          <table:table-cell table:style-name="ce5214"/>
          <table:table-cell table:style-name="ce5215"/>
          <table:table-cell table:style-name="ce5216"/>
          <table:table-cell table:style-name="ce5217"/>
          <table:table-cell table:style-name="ce5218"/>
          <table:table-cell table:style-name="ce5219"/>
          <table:table-cell table:style-name="ce5220"/>
          <table:table-cell table:style-name="ce5221"/>
          <table:table-cell table:style-name="ce5222"/>
          <table:table-cell table:style-name="ce5223"/>
          <table:table-cell table:style-name="ce5224"/>
          <table:table-cell table:style-name="ce5225"/>
          <table:table-cell table:style-name="ce5226"/>
          <table:table-cell table:style-name="ce5227"/>
          <table:table-cell table:style-name="ce5228"/>
          <table:table-cell table:style-name="ce5229"/>
          <table:table-cell table:style-name="ce5230"/>
          <table:table-cell table:style-name="ce5231"/>
          <table:table-cell table:style-name="ce5232"/>
          <table:table-cell table:style-name="ce5233"/>
          <table:table-cell table:style-name="ce5234"/>
          <table:table-cell table:style-name="ce5235"/>
          <table:table-cell table:style-name="ce5236"/>
          <table:table-cell table:style-name="ce5237"/>
          <table:table-cell table:style-name="ce5238"/>
          <table:table-cell table:style-name="ce5239"/>
          <table:table-cell table:style-name="ce5240"/>
          <table:table-cell table:style-name="ce5241"/>
          <table:table-cell table:style-name="ce5242"/>
          <table:table-cell table:style-name="ce5243"/>
          <table:table-cell table:style-name="ce5244"/>
          <table:table-cell table:style-name="ce5245"/>
          <table:table-cell table:style-name="ce5246"/>
          <table:table-cell table:style-name="ce5247"/>
          <table:table-cell table:style-name="ce5248"/>
          <table:table-cell table:style-name="ce5249"/>
          <table:table-cell table:style-name="ce5250"/>
          <table:table-cell table:style-name="ce5251"/>
          <table:table-cell table:style-name="ce5252"/>
          <table:table-cell table:style-name="ce5253"/>
          <table:table-cell table:style-name="ce5254"/>
          <table:table-cell table:style-name="ce5255"/>
          <table:table-cell table:style-name="ce5256"/>
          <table:table-cell table:style-name="ce5257"/>
          <table:table-cell table:style-name="ce5258"/>
          <table:table-cell table:style-name="ce5259"/>
          <table:table-cell table:style-name="ce5260"/>
          <table:table-cell table:style-name="ce5261"/>
          <table:table-cell table:style-name="ce5262"/>
          <table:table-cell table:style-name="ce5263"/>
          <table:table-cell table:style-name="ce5264"/>
          <table:table-cell table:style-name="ce5265"/>
          <table:table-cell table:style-name="ce5266"/>
          <table:table-cell table:style-name="ce5267"/>
          <table:table-cell table:style-name="ce5268"/>
          <table:table-cell table:style-name="ce5269"/>
          <table:table-cell table:style-name="ce5270"/>
          <table:table-cell table:style-name="ce5271"/>
          <table:table-cell table:style-name="ce5272"/>
          <table:table-cell table:style-name="ce5273"/>
          <table:table-cell table:style-name="ce5274"/>
          <table:table-cell table:style-name="ce5275"/>
          <table:table-cell table:style-name="ce5276"/>
          <table:table-cell table:style-name="ce5277"/>
          <table:table-cell table:style-name="ce5278"/>
          <table:table-cell table:style-name="ce5279"/>
          <table:table-cell table:style-name="ce5280"/>
          <table:table-cell table:style-name="ce5281"/>
          <table:table-cell table:style-name="ce5282"/>
          <table:table-cell table:style-name="ce5283"/>
          <table:table-cell table:style-name="ce5284"/>
          <table:table-cell table:style-name="ce5285"/>
          <table:table-cell table:style-name="ce5286"/>
          <table:table-cell table:style-name="ce5287"/>
          <table:table-cell table:style-name="ce5288"/>
          <table:table-cell table:style-name="ce5289"/>
          <table:table-cell table:style-name="ce5290"/>
          <table:table-cell table:style-name="ce5291"/>
          <table:table-cell table:style-name="ce5292"/>
          <table:table-cell table:style-name="ce5293"/>
          <table:table-cell table:style-name="ce5294"/>
          <table:table-cell table:style-name="ce5295"/>
          <table:table-cell table:style-name="ce5296"/>
          <table:table-cell table:style-name="ce5297"/>
          <table:table-cell table:style-name="ce5298"/>
          <table:table-cell table:style-name="ce5299"/>
          <table:table-cell table:style-name="ce5300"/>
          <table:table-cell table:style-name="ce5301"/>
          <table:table-cell table:style-name="ce5302"/>
          <table:table-cell table:style-name="ce5303"/>
          <table:table-cell table:style-name="ce5304"/>
          <table:table-cell table:style-name="ce5305"/>
          <table:table-cell table:style-name="ce5306"/>
          <table:table-cell table:style-name="ce5307"/>
          <table:table-cell table:style-name="ce5308"/>
          <table:table-cell table:style-name="ce5309"/>
          <table:table-cell table:style-name="ce5310"/>
          <table:table-cell table:style-name="ce5311"/>
          <table:table-cell table:style-name="ce5312"/>
          <table:table-cell table:style-name="ce5313"/>
          <table:table-cell table:style-name="ce5314"/>
          <table:table-cell table:style-name="ce5315"/>
          <table:table-cell table:style-name="ce5316"/>
          <table:table-cell table:style-name="ce5317"/>
          <table:table-cell table:style-name="ce5318"/>
          <table:table-cell table:style-name="ce5319"/>
          <table:table-cell table:style-name="ce5320"/>
          <table:table-cell table:style-name="ce5321"/>
          <table:table-cell table:style-name="ce5322"/>
          <table:table-cell table:style-name="ce5323"/>
          <table:table-cell table:style-name="ce5324"/>
          <table:table-cell table:style-name="ce5325"/>
          <table:table-cell table:style-name="ce5326"/>
          <table:table-cell table:style-name="ce5327"/>
          <table:table-cell table:style-name="ce5328"/>
          <table:table-cell table:style-name="ce5329"/>
          <table:table-cell table:style-name="ce5330"/>
          <table:table-cell table:style-name="ce5331"/>
          <table:table-cell table:style-name="ce5332"/>
          <table:table-cell table:style-name="ce5333"/>
          <table:table-cell table:style-name="ce5334"/>
          <table:table-cell table:style-name="ce5335"/>
          <table:table-cell table:style-name="ce5336"/>
          <table:table-cell table:style-name="ce5337"/>
          <table:table-cell table:style-name="ce5338"/>
          <table:table-cell table:style-name="ce5339"/>
          <table:table-cell table:style-name="ce5340"/>
          <table:table-cell table:style-name="ce5341"/>
          <table:table-cell table:style-name="ce5342"/>
          <table:table-cell table:style-name="ce5343"/>
          <table:table-cell table:style-name="ce5344"/>
          <table:table-cell table:style-name="ce5345"/>
          <table:table-cell table:style-name="ce5346"/>
          <table:table-cell table:style-name="ce5347"/>
          <table:table-cell table:style-name="ce5348"/>
          <table:table-cell table:style-name="ce5349"/>
          <table:table-cell table:style-name="ce5350"/>
          <table:table-cell table:style-name="ce5351"/>
          <table:table-cell table:style-name="ce5352"/>
          <table:table-cell table:style-name="ce5353"/>
          <table:table-cell table:style-name="ce5354"/>
          <table:table-cell table:style-name="ce5355"/>
          <table:table-cell table:style-name="ce5356"/>
          <table:table-cell table:style-name="ce5357"/>
          <table:table-cell table:style-name="ce5358"/>
          <table:table-cell table:style-name="ce5359"/>
          <table:table-cell table:style-name="ce5360"/>
          <table:table-cell table:style-name="ce5361"/>
          <table:table-cell table:style-name="ce5362"/>
          <table:table-cell table:style-name="ce5363"/>
          <table:table-cell table:style-name="ce5364"/>
          <table:table-cell table:style-name="ce5365"/>
          <table:table-cell table:style-name="ce5366"/>
          <table:table-cell table:style-name="ce5367"/>
          <table:table-cell table:style-name="ce5368"/>
          <table:table-cell table:style-name="ce5369"/>
          <table:table-cell table:style-name="ce5370"/>
          <table:table-cell table:style-name="ce5371"/>
          <table:table-cell table:style-name="ce5372"/>
          <table:table-cell table:style-name="ce5373"/>
          <table:table-cell table:style-name="ce5374"/>
          <table:table-cell table:style-name="ce5375"/>
          <table:table-cell table:style-name="ce5376"/>
          <table:table-cell table:style-name="ce5377"/>
          <table:table-cell table:style-name="ce5378"/>
          <table:table-cell table:style-name="ce5379"/>
          <table:table-cell table:style-name="ce5380"/>
          <table:table-cell table:style-name="ce5381"/>
          <table:table-cell table:style-name="ce5382"/>
          <table:table-cell table:style-name="ce5383"/>
          <table:table-cell table:style-name="ce5384"/>
          <table:table-cell table:style-name="ce5385"/>
          <table:table-cell table:style-name="ce5386"/>
          <table:table-cell table:style-name="ce5387"/>
          <table:table-cell table:style-name="ce5388"/>
          <table:table-cell table:style-name="ce5389"/>
          <table:table-cell table:style-name="ce5390"/>
          <table:table-cell table:style-name="ce5391"/>
          <table:table-cell table:style-name="ce5392"/>
          <table:table-cell table:style-name="ce5393"/>
          <table:table-cell table:style-name="ce5394"/>
          <table:table-cell table:style-name="ce5395"/>
          <table:table-cell table:style-name="ce5396"/>
          <table:table-cell table:style-name="ce5397"/>
          <table:table-cell table:style-name="ce5398"/>
          <table:table-cell table:style-name="ce5399"/>
          <table:table-cell table:style-name="ce5400"/>
          <table:table-cell table:style-name="ce5401"/>
          <table:table-cell table:style-name="ce5402"/>
          <table:table-cell table:style-name="ce5403"/>
          <table:table-cell table:style-name="ce5404"/>
          <table:table-cell table:style-name="ce5405"/>
          <table:table-cell table:style-name="ce5406"/>
          <table:table-cell table:style-name="ce5407"/>
          <table:table-cell table:style-name="ce5408"/>
          <table:table-cell table:style-name="ce5409"/>
          <table:table-cell table:style-name="ce5410"/>
          <table:table-cell table:style-name="ce5411"/>
          <table:table-cell table:style-name="ce5412"/>
          <table:table-cell table:style-name="ce5413"/>
          <table:table-cell table:style-name="ce5414"/>
          <table:table-cell table:style-name="ce5415"/>
          <table:table-cell table:style-name="ce5416"/>
          <table:table-cell table:style-name="ce5417"/>
          <table:table-cell table:style-name="ce5418"/>
          <table:table-cell table:style-name="ce5419"/>
          <table:table-cell table:style-name="ce5420"/>
          <table:table-cell table:style-name="ce5421"/>
          <table:table-cell table:style-name="ce5422"/>
          <table:table-cell table:style-name="ce5423"/>
          <table:table-cell table:style-name="ce5424"/>
          <table:table-cell table:style-name="ce5425"/>
          <table:table-cell table:style-name="ce5426"/>
          <table:table-cell table:style-name="ce5427"/>
          <table:table-cell table:style-name="ce5428"/>
          <table:table-cell table:style-name="ce5429"/>
          <table:table-cell table:style-name="ce5430"/>
          <table:table-cell table:style-name="ce5431"/>
          <table:table-cell table:style-name="ce5432"/>
          <table:table-cell table:style-name="ce5433"/>
          <table:table-cell table:style-name="ce5434"/>
          <table:table-cell table:style-name="ce5435"/>
          <table:table-cell table:style-name="ce5436"/>
          <table:table-cell table:style-name="ce5437"/>
          <table:table-cell table:style-name="ce5438"/>
          <table:table-cell table:style-name="ce5439"/>
          <table:table-cell table:style-name="ce5440"/>
          <table:table-cell table:style-name="ce5441"/>
          <table:table-cell table:style-name="ce5442"/>
          <table:table-cell table:style-name="ce5443"/>
          <table:table-cell table:style-name="ce5444"/>
          <table:table-cell table:style-name="ce5445"/>
          <table:table-cell table:style-name="ce5446"/>
          <table:table-cell table:style-name="ce5447"/>
          <table:table-cell table:style-name="ce5448"/>
          <table:table-cell table:style-name="ce5449"/>
          <table:table-cell table:style-name="ce5450"/>
          <table:table-cell table:style-name="ce5451"/>
          <table:table-cell table:style-name="ce5452"/>
          <table:table-cell table:style-name="ce5453"/>
          <table:table-cell table:style-name="ce5454"/>
          <table:table-cell table:style-name="ce5455"/>
          <table:table-cell table:style-name="ce5456"/>
          <table:table-cell table:style-name="ce5457"/>
          <table:table-cell table:style-name="ce5458"/>
          <table:table-cell table:style-name="ce5459"/>
          <table:table-cell table:style-name="ce5460"/>
          <table:table-cell table:style-name="ce5461"/>
          <table:table-cell table:style-name="ce5462"/>
          <table:table-cell table:style-name="ce5463"/>
          <table:table-cell table:style-name="ce5464"/>
          <table:table-cell table:style-name="ce5465"/>
          <table:table-cell table:style-name="ce5466"/>
          <table:table-cell table:style-name="ce5467"/>
          <table:table-cell table:style-name="ce5468"/>
          <table:table-cell table:style-name="ce5469"/>
          <table:table-cell table:style-name="ce5470"/>
          <table:table-cell table:style-name="ce5471"/>
          <table:table-cell table:style-name="ce5472"/>
          <table:table-cell table:style-name="ce5473"/>
          <table:table-cell table:style-name="ce5474"/>
          <table:table-cell table:style-name="ce5475"/>
          <table:table-cell table:style-name="ce5476"/>
          <table:table-cell table:style-name="ce5477"/>
          <table:table-cell table:style-name="ce5478"/>
          <table:table-cell table:style-name="ce5479"/>
          <table:table-cell table:style-name="ce5480"/>
          <table:table-cell table:style-name="ce5481"/>
          <table:table-cell table:style-name="ce5482"/>
          <table:table-cell table:style-name="ce5483"/>
          <table:table-cell table:style-name="ce5484"/>
          <table:table-cell table:style-name="ce5485"/>
          <table:table-cell table:style-name="ce5486"/>
          <table:table-cell table:style-name="ce5487"/>
          <table:table-cell table:style-name="ce5488"/>
          <table:table-cell table:style-name="ce5489"/>
          <table:table-cell table:style-name="ce5490"/>
          <table:table-cell table:style-name="ce5491"/>
          <table:table-cell table:style-name="ce5492"/>
          <table:table-cell table:style-name="ce5493"/>
          <table:table-cell table:style-name="ce5494"/>
          <table:table-cell table:style-name="ce5495"/>
          <table:table-cell table:style-name="ce5496"/>
          <table:table-cell table:style-name="ce5497"/>
          <table:table-cell table:style-name="ce5498"/>
          <table:table-cell table:style-name="ce5499"/>
          <table:table-cell table:style-name="ce5500"/>
          <table:table-cell table:style-name="ce5501"/>
          <table:table-cell table:style-name="ce5502"/>
          <table:table-cell table:style-name="ce5503"/>
          <table:table-cell table:style-name="ce5504"/>
          <table:table-cell table:style-name="ce5505"/>
          <table:table-cell table:style-name="ce5506"/>
          <table:table-cell table:style-name="ce5507"/>
          <table:table-cell table:style-name="ce5508"/>
          <table:table-cell table:style-name="ce5509"/>
          <table:table-cell table:style-name="ce5510"/>
          <table:table-cell table:style-name="ce5511"/>
          <table:table-cell table:style-name="ce5512"/>
          <table:table-cell table:style-name="ce5513"/>
          <table:table-cell table:style-name="ce5514"/>
          <table:table-cell table:style-name="ce5515"/>
          <table:table-cell table:style-name="ce5516"/>
          <table:table-cell table:style-name="ce5517"/>
          <table:table-cell table:style-name="ce5518"/>
          <table:table-cell table:style-name="ce5519"/>
          <table:table-cell table:style-name="ce5520"/>
          <table:table-cell table:style-name="ce5521"/>
          <table:table-cell table:style-name="ce5522"/>
          <table:table-cell table:style-name="ce5523"/>
          <table:table-cell table:style-name="ce5524"/>
          <table:table-cell table:style-name="ce5525"/>
          <table:table-cell table:style-name="ce5526"/>
          <table:table-cell table:style-name="ce5527"/>
          <table:table-cell table:style-name="ce5528"/>
          <table:table-cell table:style-name="ce5529"/>
          <table:table-cell table:style-name="ce5530"/>
          <table:table-cell table:style-name="ce5531"/>
          <table:table-cell table:style-name="ce5532"/>
          <table:table-cell table:style-name="ce5533"/>
          <table:table-cell table:style-name="ce5534"/>
          <table:table-cell table:style-name="ce5535"/>
          <table:table-cell table:style-name="ce5536"/>
          <table:table-cell table:style-name="ce5537"/>
          <table:table-cell table:style-name="ce5538"/>
          <table:table-cell table:style-name="ce5539"/>
          <table:table-cell table:style-name="ce5540"/>
          <table:table-cell table:style-name="ce5541"/>
          <table:table-cell table:style-name="ce5542"/>
          <table:table-cell table:style-name="ce5543"/>
          <table:table-cell table:style-name="ce5544"/>
          <table:table-cell table:style-name="ce5545"/>
          <table:table-cell table:style-name="ce5546"/>
          <table:table-cell table:style-name="ce5547"/>
          <table:table-cell table:style-name="ce5548"/>
          <table:table-cell table:style-name="ce5549"/>
          <table:table-cell table:style-name="ce5550"/>
          <table:table-cell table:style-name="ce5551"/>
          <table:table-cell table:style-name="ce5552"/>
          <table:table-cell table:style-name="ce5553"/>
          <table:table-cell table:style-name="ce5554"/>
          <table:table-cell table:style-name="ce5555"/>
          <table:table-cell table:style-name="ce5556"/>
          <table:table-cell table:style-name="ce5557"/>
          <table:table-cell table:style-name="ce5558"/>
          <table:table-cell table:style-name="ce5559"/>
          <table:table-cell table:style-name="ce5560"/>
          <table:table-cell table:style-name="ce5561"/>
          <table:table-cell table:style-name="ce5562"/>
          <table:table-cell table:style-name="ce5563"/>
          <table:table-cell table:style-name="ce5564"/>
          <table:table-cell table:style-name="ce5565"/>
          <table:table-cell table:style-name="ce5566"/>
          <table:table-cell table:style-name="ce5567"/>
          <table:table-cell table:style-name="ce5568"/>
          <table:table-cell table:style-name="ce5569"/>
          <table:table-cell table:style-name="ce5570"/>
          <table:table-cell table:style-name="ce5571"/>
          <table:table-cell table:style-name="ce5572"/>
          <table:table-cell table:style-name="ce5573"/>
          <table:table-cell table:style-name="ce5574"/>
          <table:table-cell table:style-name="ce5575"/>
          <table:table-cell table:style-name="ce5576"/>
          <table:table-cell table:style-name="ce5577"/>
          <table:table-cell table:style-name="ce5578"/>
          <table:table-cell table:style-name="ce5579"/>
          <table:table-cell table:style-name="ce5580"/>
          <table:table-cell table:style-name="ce5581"/>
          <table:table-cell table:style-name="ce5582"/>
          <table:table-cell table:style-name="ce5583"/>
          <table:table-cell table:style-name="ce5584"/>
          <table:table-cell table:style-name="ce5585"/>
          <table:table-cell table:style-name="ce5586"/>
          <table:table-cell table:style-name="ce5587"/>
          <table:table-cell table:style-name="ce5588"/>
          <table:table-cell table:style-name="ce5589"/>
          <table:table-cell table:style-name="ce5590"/>
          <table:table-cell table:style-name="ce5591"/>
          <table:table-cell table:style-name="ce5592"/>
          <table:table-cell table:style-name="ce5593"/>
          <table:table-cell table:style-name="ce5594"/>
          <table:table-cell table:style-name="ce5595"/>
          <table:table-cell table:style-name="ce5596"/>
          <table:table-cell table:style-name="ce5597"/>
          <table:table-cell table:style-name="ce5598"/>
          <table:table-cell table:style-name="ce5599"/>
          <table:table-cell table:style-name="ce5600"/>
          <table:table-cell table:style-name="ce5601"/>
          <table:table-cell table:style-name="ce5602"/>
          <table:table-cell table:style-name="ce5603"/>
          <table:table-cell table:style-name="ce5604"/>
          <table:table-cell table:style-name="ce5605"/>
          <table:table-cell table:style-name="ce5606"/>
          <table:table-cell table:style-name="ce5607"/>
          <table:table-cell table:style-name="ce5608"/>
          <table:table-cell table:style-name="ce5609"/>
          <table:table-cell table:style-name="ce5610"/>
          <table:table-cell table:style-name="ce5611"/>
          <table:table-cell table:style-name="ce5612"/>
          <table:table-cell table:style-name="ce5613"/>
          <table:table-cell table:style-name="ce5614"/>
          <table:table-cell table:style-name="ce5615"/>
          <table:table-cell table:style-name="ce5616"/>
          <table:table-cell table:style-name="ce5617"/>
          <table:table-cell table:style-name="ce5618"/>
          <table:table-cell table:style-name="ce5619"/>
          <table:table-cell table:style-name="ce5620"/>
          <table:table-cell table:style-name="ce5621"/>
          <table:table-cell table:style-name="ce5622"/>
          <table:table-cell table:style-name="ce5623"/>
          <table:table-cell table:style-name="ce5624"/>
          <table:table-cell table:style-name="ce5625"/>
          <table:table-cell table:style-name="ce5626"/>
          <table:table-cell table:style-name="ce5627"/>
          <table:table-cell table:style-name="ce5628"/>
          <table:table-cell table:style-name="ce5629"/>
          <table:table-cell table:style-name="ce5630"/>
          <table:table-cell table:style-name="ce5631"/>
          <table:table-cell table:style-name="ce5632"/>
          <table:table-cell table:style-name="ce5633"/>
          <table:table-cell table:style-name="ce5634"/>
          <table:table-cell table:style-name="ce5635"/>
          <table:table-cell table:style-name="ce5636"/>
          <table:table-cell table:style-name="ce5637"/>
          <table:table-cell table:style-name="ce5638"/>
          <table:table-cell table:style-name="ce5639"/>
          <table:table-cell table:style-name="ce5640"/>
          <table:table-cell table:style-name="ce5641"/>
          <table:table-cell table:style-name="ce5642"/>
          <table:table-cell table:style-name="ce5643"/>
          <table:table-cell table:style-name="ce5644"/>
          <table:table-cell table:style-name="ce5645"/>
          <table:table-cell table:style-name="ce5646"/>
          <table:table-cell table:style-name="ce5647"/>
          <table:table-cell table:style-name="ce5648"/>
          <table:table-cell table:style-name="ce5649"/>
          <table:table-cell table:style-name="ce5650"/>
          <table:table-cell table:style-name="ce5651"/>
          <table:table-cell table:style-name="ce5652"/>
          <table:table-cell table:style-name="ce5653"/>
          <table:table-cell table:style-name="ce5654"/>
          <table:table-cell table:style-name="ce5655"/>
          <table:table-cell table:style-name="ce5656"/>
          <table:table-cell table:style-name="ce5657"/>
          <table:table-cell table:style-name="ce5658"/>
          <table:table-cell table:style-name="ce5659"/>
          <table:table-cell table:style-name="ce5660"/>
          <table:table-cell table:style-name="ce5661"/>
          <table:table-cell table:style-name="ce5662"/>
          <table:table-cell table:style-name="ce5663"/>
          <table:table-cell table:style-name="ce5664"/>
          <table:table-cell table:style-name="ce5665"/>
          <table:table-cell table:style-name="ce5666"/>
          <table:table-cell table:style-name="ce5667"/>
          <table:table-cell table:style-name="ce5668"/>
          <table:table-cell table:style-name="ce5669"/>
          <table:table-cell table:style-name="ce5670"/>
          <table:table-cell table:style-name="ce5671"/>
          <table:table-cell table:style-name="ce5672"/>
          <table:table-cell table:style-name="ce5673"/>
          <table:table-cell table:style-name="ce5674"/>
          <table:table-cell table:style-name="ce5675"/>
          <table:table-cell table:style-name="ce5676"/>
          <table:table-cell table:style-name="ce5677"/>
          <table:table-cell table:style-name="ce5678"/>
          <table:table-cell table:style-name="ce5679"/>
          <table:table-cell table:style-name="ce5680"/>
          <table:table-cell table:style-name="ce5681"/>
          <table:table-cell table:style-name="ce5682"/>
          <table:table-cell table:style-name="ce5683"/>
          <table:table-cell table:style-name="ce5684"/>
          <table:table-cell table:style-name="ce5685"/>
          <table:table-cell table:style-name="ce5686"/>
          <table:table-cell table:style-name="ce5687"/>
          <table:table-cell table:style-name="ce5688"/>
          <table:table-cell table:style-name="ce5689"/>
          <table:table-cell table:style-name="ce5690"/>
          <table:table-cell table:style-name="ce5691"/>
          <table:table-cell table:style-name="ce5692"/>
          <table:table-cell table:style-name="ce5693"/>
          <table:table-cell table:style-name="ce5694"/>
          <table:table-cell table:style-name="ce5695"/>
          <table:table-cell table:style-name="ce5696"/>
          <table:table-cell table:style-name="ce5697"/>
          <table:table-cell table:style-name="ce5698"/>
          <table:table-cell table:style-name="ce5699"/>
          <table:table-cell table:style-name="ce5700"/>
          <table:table-cell table:style-name="ce5701"/>
          <table:table-cell table:style-name="ce5702"/>
          <table:table-cell table:style-name="ce5703"/>
          <table:table-cell table:style-name="ce5704"/>
          <table:table-cell table:style-name="ce5705"/>
          <table:table-cell table:style-name="ce5706"/>
          <table:table-cell table:style-name="ce5707"/>
          <table:table-cell table:style-name="ce5708"/>
          <table:table-cell table:style-name="ce5709"/>
          <table:table-cell table:style-name="ce5710"/>
          <table:table-cell table:style-name="ce5711"/>
          <table:table-cell table:style-name="ce5712"/>
          <table:table-cell table:style-name="ce5713"/>
          <table:table-cell table:style-name="ce5714"/>
          <table:table-cell table:style-name="ce5715"/>
          <table:table-cell table:style-name="ce5716"/>
          <table:table-cell table:style-name="ce5717"/>
          <table:table-cell table:style-name="ce5718"/>
          <table:table-cell table:style-name="ce5719"/>
          <table:table-cell table:style-name="ce5720"/>
          <table:table-cell table:style-name="ce5721"/>
          <table:table-cell table:style-name="ce5722"/>
          <table:table-cell table:style-name="ce5723"/>
          <table:table-cell table:style-name="ce5724"/>
          <table:table-cell table:style-name="ce5725"/>
          <table:table-cell table:style-name="ce5726"/>
          <table:table-cell table:style-name="ce5727"/>
          <table:table-cell table:style-name="ce5728"/>
          <table:table-cell table:style-name="ce5729"/>
          <table:table-cell table:style-name="ce5730"/>
          <table:table-cell table:style-name="ce5731"/>
          <table:table-cell table:style-name="ce5732"/>
          <table:table-cell table:style-name="ce5733"/>
          <table:table-cell table:style-name="ce5734"/>
          <table:table-cell table:style-name="ce5735"/>
          <table:table-cell table:style-name="ce5736"/>
          <table:table-cell table:style-name="ce5737"/>
          <table:table-cell table:style-name="ce5738"/>
          <table:table-cell table:style-name="ce5739"/>
          <table:table-cell table:style-name="ce5740"/>
          <table:table-cell table:style-name="ce5741"/>
          <table:table-cell table:style-name="ce5742"/>
          <table:table-cell table:style-name="ce5743"/>
          <table:table-cell table:style-name="ce5744"/>
          <table:table-cell table:style-name="ce5745"/>
          <table:table-cell table:style-name="ce5746"/>
          <table:table-cell table:style-name="ce5747"/>
          <table:table-cell table:style-name="ce5748"/>
          <table:table-cell table:style-name="ce5749"/>
          <table:table-cell table:style-name="ce5750"/>
          <table:table-cell table:style-name="ce5751"/>
          <table:table-cell table:style-name="ce5752"/>
          <table:table-cell table:style-name="ce5753"/>
          <table:table-cell table:style-name="ce5754"/>
          <table:table-cell table:style-name="ce5755"/>
          <table:table-cell table:style-name="ce5756"/>
          <table:table-cell table:style-name="ce5757"/>
          <table:table-cell table:style-name="ce5758"/>
          <table:table-cell table:style-name="ce5759"/>
          <table:table-cell table:style-name="ce5760"/>
          <table:table-cell table:style-name="ce5761"/>
          <table:table-cell table:style-name="ce5762"/>
          <table:table-cell table:style-name="ce5763"/>
          <table:table-cell table:style-name="ce5764"/>
          <table:table-cell table:style-name="ce5765"/>
          <table:table-cell table:style-name="ce5766"/>
          <table:table-cell table:style-name="ce5767"/>
          <table:table-cell table:style-name="ce5768"/>
          <table:table-cell table:style-name="ce5769"/>
          <table:table-cell table:style-name="ce5770"/>
          <table:table-cell table:style-name="ce5771"/>
          <table:table-cell table:style-name="ce5772"/>
          <table:table-cell table:style-name="ce5773"/>
          <table:table-cell table:style-name="ce5774"/>
          <table:table-cell table:style-name="ce5775"/>
          <table:table-cell table:style-name="ce5776"/>
          <table:table-cell table:style-name="ce5777"/>
          <table:table-cell table:style-name="ce5778"/>
          <table:table-cell table:style-name="ce5779"/>
          <table:table-cell table:style-name="ce5780"/>
          <table:table-cell table:style-name="ce5781"/>
          <table:table-cell table:style-name="ce5782"/>
          <table:table-cell table:style-name="ce5783"/>
          <table:table-cell table:style-name="ce5784"/>
          <table:table-cell table:style-name="ce5785"/>
          <table:table-cell table:style-name="ce5786"/>
          <table:table-cell table:style-name="ce5787"/>
          <table:table-cell table:style-name="ce5788"/>
          <table:table-cell table:style-name="ce5789"/>
          <table:table-cell table:style-name="ce5790"/>
          <table:table-cell table:style-name="ce5791"/>
          <table:table-cell table:style-name="ce5792"/>
          <table:table-cell table:style-name="ce5793"/>
          <table:table-cell table:style-name="ce5794"/>
          <table:table-cell table:style-name="ce5795"/>
          <table:table-cell table:style-name="ce5796"/>
          <table:table-cell table:style-name="ce5797"/>
          <table:table-cell table:style-name="ce5798"/>
          <table:table-cell table:style-name="ce5799"/>
          <table:table-cell table:style-name="ce5800"/>
          <table:table-cell table:style-name="ce5801"/>
          <table:table-cell table:style-name="ce5802"/>
          <table:table-cell table:style-name="ce5803"/>
          <table:table-cell table:style-name="ce5804"/>
          <table:table-cell table:style-name="ce5805"/>
          <table:table-cell table:style-name="ce5806"/>
          <table:table-cell table:style-name="ce5807"/>
          <table:table-cell table:style-name="ce5808"/>
          <table:table-cell table:style-name="ce5809"/>
          <table:table-cell table:style-name="ce5810"/>
          <table:table-cell table:style-name="ce5811"/>
          <table:table-cell table:style-name="ce5812"/>
          <table:table-cell table:style-name="ce5813"/>
          <table:table-cell table:style-name="ce5814"/>
          <table:table-cell table:style-name="ce5815"/>
          <table:table-cell table:style-name="ce5816"/>
          <table:table-cell table:style-name="ce5817"/>
          <table:table-cell table:style-name="ce5818"/>
          <table:table-cell table:style-name="ce5819"/>
          <table:table-cell table:style-name="ce5820"/>
          <table:table-cell table:style-name="ce5821"/>
          <table:table-cell table:style-name="ce5822"/>
          <table:table-cell table:style-name="ce5823"/>
          <table:table-cell table:style-name="ce5824"/>
          <table:table-cell table:style-name="ce5825"/>
          <table:table-cell table:style-name="ce5826"/>
          <table:table-cell table:style-name="ce5827"/>
          <table:table-cell table:style-name="ce5828"/>
          <table:table-cell table:style-name="ce5829"/>
          <table:table-cell table:style-name="ce5830"/>
          <table:table-cell table:style-name="ce5831"/>
          <table:table-cell table:style-name="ce5832"/>
          <table:table-cell table:style-name="ce5833"/>
          <table:table-cell table:style-name="ce5834"/>
          <table:table-cell table:style-name="ce5835"/>
          <table:table-cell table:style-name="ce5836"/>
          <table:table-cell table:style-name="ce5837"/>
          <table:table-cell table:style-name="ce5838"/>
          <table:table-cell table:style-name="ce5839"/>
          <table:table-cell table:style-name="ce5840"/>
          <table:table-cell table:style-name="ce5841"/>
          <table:table-cell table:style-name="ce5842"/>
          <table:table-cell table:style-name="ce5843"/>
          <table:table-cell table:style-name="ce5844"/>
          <table:table-cell table:style-name="ce5845"/>
          <table:table-cell table:style-name="ce5846"/>
          <table:table-cell table:style-name="ce5847"/>
          <table:table-cell table:style-name="ce5848"/>
          <table:table-cell table:style-name="ce5849"/>
          <table:table-cell table:style-name="ce5850"/>
          <table:table-cell table:style-name="ce5851"/>
          <table:table-cell table:style-name="ce5852"/>
          <table:table-cell table:style-name="ce5853"/>
          <table:table-cell table:style-name="ce5854"/>
          <table:table-cell table:style-name="ce5855"/>
          <table:table-cell table:style-name="ce5856"/>
          <table:table-cell table:style-name="ce5857"/>
          <table:table-cell table:style-name="ce5858"/>
          <table:table-cell table:style-name="ce5859"/>
          <table:table-cell table:style-name="ce5860"/>
          <table:table-cell table:style-name="ce5861"/>
          <table:table-cell table:style-name="ce5862"/>
          <table:table-cell table:style-name="ce5863"/>
          <table:table-cell table:style-name="ce5864"/>
          <table:table-cell table:style-name="ce5865"/>
          <table:table-cell table:style-name="ce5866"/>
          <table:table-cell table:style-name="ce5867"/>
          <table:table-cell table:style-name="ce5868"/>
          <table:table-cell table:style-name="ce5869"/>
          <table:table-cell table:style-name="ce5870"/>
          <table:table-cell table:style-name="ce5871"/>
          <table:table-cell table:style-name="ce5872"/>
          <table:table-cell table:style-name="ce5873"/>
          <table:table-cell table:style-name="ce5874"/>
          <table:table-cell table:style-name="ce5875"/>
          <table:table-cell table:style-name="ce5876"/>
          <table:table-cell table:style-name="ce5877"/>
          <table:table-cell table:style-name="ce5878"/>
          <table:table-cell table:style-name="ce5879"/>
          <table:table-cell table:style-name="ce5880"/>
          <table:table-cell table:style-name="ce5881"/>
          <table:table-cell table:style-name="ce5882"/>
          <table:table-cell table:style-name="ce5883"/>
          <table:table-cell table:style-name="ce5884"/>
          <table:table-cell table:style-name="ce5885"/>
          <table:table-cell table:style-name="ce5886"/>
          <table:table-cell table:style-name="ce5887"/>
          <table:table-cell table:style-name="ce5888"/>
          <table:table-cell table:style-name="ce5889"/>
          <table:table-cell table:style-name="ce5890"/>
          <table:table-cell table:style-name="ce5891"/>
          <table:table-cell table:style-name="ce5892"/>
          <table:table-cell table:style-name="ce5893"/>
          <table:table-cell table:style-name="ce5894"/>
          <table:table-cell table:style-name="ce5895"/>
          <table:table-cell table:style-name="ce5896"/>
          <table:table-cell table:style-name="ce5897"/>
          <table:table-cell table:style-name="ce5898"/>
          <table:table-cell table:style-name="ce5899"/>
          <table:table-cell table:style-name="ce5900"/>
          <table:table-cell table:style-name="ce5901"/>
          <table:table-cell table:style-name="ce5902"/>
          <table:table-cell table:style-name="ce5903"/>
          <table:table-cell table:style-name="ce5904"/>
          <table:table-cell table:style-name="ce5905"/>
          <table:table-cell table:style-name="ce5906"/>
          <table:table-cell table:style-name="ce5907"/>
          <table:table-cell table:style-name="ce5908"/>
          <table:table-cell table:style-name="ce5909"/>
          <table:table-cell table:style-name="ce5910"/>
          <table:table-cell table:style-name="ce5911"/>
          <table:table-cell table:style-name="ce5912"/>
          <table:table-cell table:style-name="ce5913"/>
          <table:table-cell table:style-name="ce5914"/>
          <table:table-cell table:style-name="ce5915"/>
          <table:table-cell table:style-name="ce5916"/>
          <table:table-cell table:style-name="ce5917"/>
          <table:table-cell table:style-name="ce5918"/>
          <table:table-cell table:style-name="ce5919"/>
          <table:table-cell table:style-name="ce5920"/>
          <table:table-cell table:style-name="ce5921"/>
          <table:table-cell table:style-name="ce5922"/>
          <table:table-cell table:style-name="ce5923"/>
          <table:table-cell table:style-name="ce5924"/>
          <table:table-cell table:style-name="ce5925"/>
          <table:table-cell table:style-name="ce5926"/>
          <table:table-cell table:style-name="ce5927"/>
          <table:table-cell table:style-name="ce5928"/>
          <table:table-cell table:style-name="ce5929"/>
          <table:table-cell table:style-name="ce5930"/>
          <table:table-cell table:style-name="ce5931"/>
          <table:table-cell table:style-name="ce5932"/>
          <table:table-cell table:style-name="ce5933"/>
          <table:table-cell table:style-name="ce5934"/>
          <table:table-cell table:style-name="ce5935"/>
          <table:table-cell table:style-name="ce5936"/>
          <table:table-cell table:style-name="ce5937"/>
          <table:table-cell table:style-name="ce5938"/>
          <table:table-cell table:style-name="ce5939"/>
          <table:table-cell table:style-name="ce5940"/>
          <table:table-cell table:style-name="ce5941"/>
          <table:table-cell table:style-name="ce5942"/>
          <table:table-cell table:style-name="ce5943"/>
          <table:table-cell table:style-name="ce5944"/>
          <table:table-cell table:style-name="ce5945"/>
          <table:table-cell table:style-name="ce5946"/>
          <table:table-cell table:style-name="ce5947"/>
          <table:table-cell table:style-name="ce5948"/>
          <table:table-cell table:style-name="ce5949"/>
          <table:table-cell table:style-name="ce5950"/>
          <table:table-cell table:style-name="ce5951"/>
          <table:table-cell table:style-name="ce5952"/>
          <table:table-cell table:style-name="ce5953"/>
          <table:table-cell table:style-name="ce5954"/>
          <table:table-cell table:style-name="ce5955"/>
          <table:table-cell table:style-name="ce5956"/>
          <table:table-cell table:style-name="ce5957"/>
          <table:table-cell table:style-name="ce5958"/>
          <table:table-cell table:style-name="ce5959"/>
          <table:table-cell table:style-name="ce5960"/>
          <table:table-cell table:style-name="ce5961"/>
          <table:table-cell table:style-name="ce5962"/>
          <table:table-cell table:style-name="ce5963"/>
          <table:table-cell table:style-name="ce5964"/>
          <table:table-cell table:style-name="ce5965"/>
          <table:table-cell table:style-name="ce5966"/>
          <table:table-cell table:style-name="ce5967"/>
          <table:table-cell table:style-name="ce5968"/>
          <table:table-cell table:style-name="ce5969"/>
          <table:table-cell table:style-name="ce5970"/>
          <table:table-cell table:style-name="ce5971"/>
          <table:table-cell table:style-name="ce5972"/>
          <table:table-cell table:style-name="ce5973"/>
          <table:table-cell table:style-name="ce5974"/>
          <table:table-cell table:style-name="ce5975"/>
          <table:table-cell table:style-name="ce5976"/>
          <table:table-cell table:style-name="ce5977"/>
          <table:table-cell table:style-name="ce5978"/>
          <table:table-cell table:style-name="ce5979"/>
          <table:table-cell table:style-name="ce5980"/>
          <table:table-cell table:style-name="ce5981"/>
          <table:table-cell table:style-name="ce5982"/>
          <table:table-cell table:style-name="ce5983"/>
          <table:table-cell table:style-name="ce5984"/>
          <table:table-cell table:style-name="ce5985"/>
          <table:table-cell table:style-name="ce5986"/>
          <table:table-cell table:style-name="ce5987"/>
          <table:table-cell table:style-name="ce5988"/>
          <table:table-cell table:style-name="ce5989"/>
          <table:table-cell table:style-name="ce5990"/>
          <table:table-cell table:style-name="ce5991"/>
          <table:table-cell table:style-name="ce5992"/>
          <table:table-cell table:style-name="ce5993"/>
          <table:table-cell table:style-name="ce5994"/>
          <table:table-cell table:style-name="ce5995"/>
          <table:table-cell table:style-name="ce5996"/>
          <table:table-cell table:style-name="ce5997"/>
          <table:table-cell table:style-name="ce5998"/>
          <table:table-cell table:style-name="ce5999"/>
          <table:table-cell table:style-name="ce6000"/>
          <table:table-cell table:style-name="ce6001"/>
          <table:table-cell table:style-name="ce6002"/>
          <table:table-cell table:style-name="ce6003"/>
          <table:table-cell table:style-name="ce6004"/>
          <table:table-cell table:style-name="ce6005"/>
          <table:table-cell table:style-name="ce6006"/>
          <table:table-cell table:style-name="ce6007"/>
          <table:table-cell table:style-name="ce6008"/>
          <table:table-cell table:style-name="ce6009"/>
          <table:table-cell table:style-name="ce6010"/>
          <table:table-cell table:style-name="ce6011"/>
          <table:table-cell table:style-name="ce6012"/>
          <table:table-cell table:style-name="ce6013"/>
          <table:table-cell table:style-name="ce6014"/>
          <table:table-cell table:style-name="ce6015"/>
          <table:table-cell table:style-name="ce6016"/>
          <table:table-cell table:style-name="ce6017"/>
          <table:table-cell table:style-name="ce6018"/>
          <table:table-cell table:style-name="ce6019"/>
          <table:table-cell table:style-name="ce6020"/>
          <table:table-cell table:style-name="ce6021"/>
          <table:table-cell table:style-name="ce6022"/>
          <table:table-cell table:style-name="ce6023"/>
          <table:table-cell table:style-name="ce6024"/>
          <table:table-cell table:style-name="ce6025"/>
          <table:table-cell table:style-name="ce6026"/>
          <table:table-cell table:style-name="ce6027"/>
          <table:table-cell table:style-name="ce6028"/>
          <table:table-cell table:style-name="ce6029"/>
          <table:table-cell table:style-name="ce6030"/>
          <table:table-cell table:style-name="ce6031"/>
          <table:table-cell table:style-name="ce6032"/>
          <table:table-cell table:style-name="ce6033"/>
          <table:table-cell table:style-name="ce6034"/>
          <table:table-cell table:style-name="ce6035"/>
          <table:table-cell table:style-name="ce6036"/>
          <table:table-cell table:style-name="ce6037"/>
          <table:table-cell table:style-name="ce6038"/>
          <table:table-cell table:style-name="ce6039"/>
          <table:table-cell table:style-name="ce6040"/>
          <table:table-cell table:style-name="ce6041"/>
          <table:table-cell table:style-name="ce6042"/>
          <table:table-cell table:style-name="ce6043"/>
          <table:table-cell table:style-name="ce6044"/>
          <table:table-cell table:style-name="ce6045"/>
          <table:table-cell table:style-name="ce6046"/>
          <table:table-cell table:style-name="ce6047"/>
          <table:table-cell table:style-name="ce6048"/>
          <table:table-cell table:style-name="ce6049"/>
          <table:table-cell table:style-name="ce6050"/>
          <table:table-cell table:style-name="ce6051"/>
          <table:table-cell table:style-name="ce6052"/>
          <table:table-cell table:style-name="ce6053"/>
          <table:table-cell table:style-name="ce6054"/>
          <table:table-cell table:style-name="ce6055"/>
          <table:table-cell table:style-name="ce6056"/>
          <table:table-cell table:style-name="ce6057"/>
          <table:table-cell table:style-name="ce6058"/>
          <table:table-cell table:style-name="ce6059"/>
          <table:table-cell table:style-name="ce6060"/>
          <table:table-cell table:style-name="ce6061"/>
          <table:table-cell table:style-name="ce6062"/>
          <table:table-cell table:style-name="ce6063"/>
          <table:table-cell table:style-name="ce6064"/>
          <table:table-cell table:style-name="ce6065"/>
          <table:table-cell table:style-name="ce6066"/>
          <table:table-cell table:style-name="ce6067"/>
          <table:table-cell table:style-name="ce6068"/>
          <table:table-cell table:style-name="ce6069"/>
          <table:table-cell table:style-name="ce6070"/>
          <table:table-cell table:style-name="ce6071"/>
          <table:table-cell table:style-name="ce6072"/>
          <table:table-cell table:style-name="ce6073"/>
          <table:table-cell table:style-name="ce6074"/>
          <table:table-cell table:style-name="ce6075"/>
          <table:table-cell table:style-name="ce6076"/>
          <table:table-cell table:style-name="ce6077"/>
          <table:table-cell table:style-name="ce6078"/>
          <table:table-cell table:style-name="ce6079"/>
          <table:table-cell table:style-name="ce6080"/>
          <table:table-cell table:style-name="ce6081"/>
          <table:table-cell table:style-name="ce6082"/>
          <table:table-cell table:style-name="ce6083"/>
          <table:table-cell table:style-name="ce6084"/>
          <table:table-cell table:style-name="ce6085"/>
          <table:table-cell table:style-name="ce6086"/>
          <table:table-cell table:style-name="ce6087"/>
          <table:table-cell table:style-name="ce6088"/>
          <table:table-cell table:style-name="ce6089"/>
          <table:table-cell table:style-name="ce6090"/>
          <table:table-cell table:style-name="ce6091"/>
          <table:table-cell table:style-name="ce6092"/>
          <table:table-cell table:style-name="ce6093"/>
          <table:table-cell table:style-name="ce6094"/>
          <table:table-cell table:style-name="ce6095"/>
          <table:table-cell table:style-name="ce6096"/>
          <table:table-cell table:style-name="ce6097"/>
          <table:table-cell table:style-name="ce6098"/>
          <table:table-cell table:style-name="ce6099"/>
          <table:table-cell table:style-name="ce6100"/>
          <table:table-cell table:style-name="ce6101"/>
          <table:table-cell table:style-name="ce6102"/>
          <table:table-cell table:style-name="ce6103"/>
          <table:table-cell table:style-name="ce6104"/>
          <table:table-cell table:style-name="ce6105"/>
          <table:table-cell table:style-name="ce6106"/>
          <table:table-cell table:style-name="ce6107"/>
          <table:table-cell table:style-name="ce6108"/>
          <table:table-cell table:style-name="ce6109"/>
          <table:table-cell table:style-name="ce6110"/>
          <table:table-cell table:style-name="ce6111"/>
          <table:table-cell table:style-name="ce6112"/>
          <table:table-cell table:style-name="ce6113"/>
          <table:table-cell table:style-name="ce6114"/>
          <table:table-cell table:style-name="ce6115"/>
          <table:table-cell table:style-name="ce6116"/>
          <table:table-cell table:style-name="ce6117"/>
          <table:table-cell table:style-name="ce6118"/>
          <table:table-cell table:style-name="ce6119"/>
          <table:table-cell table:style-name="ce6120"/>
          <table:table-cell table:style-name="ce6121"/>
          <table:table-cell table:style-name="ce6122"/>
          <table:table-cell table:style-name="ce6123"/>
          <table:table-cell table:style-name="ce6124"/>
          <table:table-cell table:style-name="ce6125"/>
          <table:table-cell table:style-name="ce6126"/>
          <table:table-cell table:style-name="ce6127"/>
          <table:table-cell table:style-name="ce6128"/>
          <table:table-cell table:style-name="ce6129"/>
          <table:table-cell table:style-name="ce6130"/>
          <table:table-cell table:style-name="ce6131"/>
          <table:table-cell table:style-name="ce6132"/>
          <table:table-cell table:style-name="ce6133"/>
          <table:table-cell table:style-name="ce6134"/>
          <table:table-cell table:style-name="ce6135"/>
          <table:table-cell table:style-name="ce6136"/>
          <table:table-cell table:style-name="ce6137"/>
          <table:table-cell table:style-name="ce6138"/>
          <table:table-cell table:style-name="ce6139"/>
          <table:table-cell table:style-name="ce6140"/>
          <table:table-cell table:style-name="ce6141"/>
          <table:table-cell table:style-name="ce6142"/>
          <table:table-cell table:style-name="ce6143"/>
          <table:table-cell table:style-name="ce6144"/>
          <table:table-cell table:style-name="ce6145"/>
          <table:table-cell table:style-name="ce6146"/>
          <table:table-cell table:style-name="ce6147"/>
          <table:table-cell table:style-name="ce6148"/>
          <table:table-cell table:style-name="ce6149"/>
          <table:table-cell table:style-name="ce6150"/>
          <table:table-cell table:style-name="ce6151"/>
        </table:table-row>
        <table:table-row table:style-name="ro1">
          <table:table-cell office:value-type="string" calcext:value-type="string">
            <text:p>Overview of the Seventh NTCIR Workshop</text:p>
          </table:table-cell>
          <table:table-cell office:value-type="string" calcext:value-type="string">
            <text:p>Noriko Kando</text:p>
          </table:table-cell>
          <table:table-cell office:value-type="string" calcext:value-type="string">
            <text:p>http://www.mt-archive.info/jnl/NTCIR-2008-Kand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m CLEF to TrebleCLEF: the evolution of the cross-language evaluation forum.</text:p>
          </table:table-cell>
          <table:table-cell office:value-type="string" calcext:value-type="string">
            <text:p>Nicola Ferro and Carol Peters</text:p>
          </table:table-cell>
          <table:table-cell office:value-type="string" calcext:value-type="string">
            <text:p>http://www.mt-archive.info/jnl/NTCIR-2008-Ferr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Google translation in cross-lingual information retrieval.</text:p>
          </table:table-cell>
          <table:table-cell office:value-type="string" calcext:value-type="string">
            <text:p>He Xiaoning and Wang Peidong and Qi Haoliang and Yang Muyun and Lei Guohua and Xue Yong</text:p>
          </table:table-cell>
          <table:table-cell office:value-type="string" calcext:value-type="string">
            <text:p>http://www.mt-archive.info/jnl/NTCIR-2008-H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istical machine translation based passage retrieval – experiment at NTCIR-7 IR4QA task</text:p>
          </table:table-cell>
          <table:table-cell office:value-type="string" calcext:value-type="string">
            <text:p>Tatsuhiro Hyodo and Tomoyosi Akiba</text:p>
          </table:table-cell>
          <table:table-cell office:value-type="string" calcext:value-type="string">
            <text:p>http://www.mt-archive.info/jnl/NTCIR-2008-Hyod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 expansion and machine translation for robust cross-lingual information retrieval.</text:p>
          </table:table-cell>
          <table:table-cell office:value-type="string" calcext:value-type="string">
            <text:p>Ni Lao and Hideki Shima and Teruko Mitamura and Eric Nyberg</text:p>
          </table:table-cell>
          <table:table-cell office:value-type="string" calcext:value-type="string">
            <text:p>http://www.mt-archive.info/jnl/NTCIR-2008-La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erview of the NTCIR-6 ACLIA tasks: advanced cross-lingual information access</text:p>
          </table:table-cell>
          <table:table-cell office:value-type="string" calcext:value-type="string">
            <text:p>Teruko Mitamura and Eric Nyberg and Hideki Shima and Tsuneaki Kato and Tatsunori Mori and Chin-Yew Lin and Ruihua Song and Chuan-Jie Lin and Tetsuya Sakai and Donghong Ji and Noriko Kando</text:p>
          </table:table-cell>
          <table:table-cell office:value-type="string" calcext:value-type="string">
            <text:p>http://www.mt-archive.info/jnl/NTCIR-2008-Mitamura.pdf</text:p>
          </table:table-cell>
          <table:table-cell table:number-columns-repeated="1021"/>
        </table:table-row>
        <calcext:conditional-formats>
          <calcext:conditional-format calcext:target-range-address="'2008.ntcir'.A2:'2008.ntcir'.AMJ7">
            <calcext:condition calcext:apply-style-name="Accent" calcext:value="duplicate" calcext:base-cell-address="'2008.ntcir'.A2"/>
          </calcext:conditional-format>
          <calcext:conditional-format calcext:target-range-address="'2008.ntcir'.A1:'2008.ntcir'.A1">
            <calcext:condition calcext:apply-style-name="Accent" calcext:value="duplicate" calcext:base-cell-address="'2008.ntcir'.A1"/>
          </calcext:conditional-format>
          <calcext:conditional-format calcext:target-range-address="'2008.ntcir'.B1:'2008.ntcir'.B1">
            <calcext:condition calcext:apply-style-name="Accent" calcext:value="duplicate" calcext:base-cell-address="'2008.ntcir'.B1"/>
          </calcext:conditional-format>
          <calcext:conditional-format calcext:target-range-address="'2008.ntcir'.C1:'2008.ntcir'.C1">
            <calcext:condition calcext:apply-style-name="Accent" calcext:value="duplicate" calcext:base-cell-address="'2008.ntcir'.C1"/>
          </calcext:conditional-format>
          <calcext:conditional-format calcext:target-range-address="'2008.ntcir'.D1:'2008.ntcir'.D1">
            <calcext:condition calcext:apply-style-name="Accent" calcext:value="duplicate" calcext:base-cell-address="'2008.ntcir'.D1"/>
          </calcext:conditional-format>
          <calcext:conditional-format calcext:target-range-address="'2008.ntcir'.E1:'2008.ntcir'.E1">
            <calcext:condition calcext:apply-style-name="Accent" calcext:value="duplicate" calcext:base-cell-address="'2008.ntcir'.E1"/>
          </calcext:conditional-format>
          <calcext:conditional-format calcext:target-range-address="'2008.ntcir'.F1:'2008.ntcir'.F1">
            <calcext:condition calcext:apply-style-name="Accent" calcext:value="duplicate" calcext:base-cell-address="'2008.ntcir'.F1"/>
          </calcext:conditional-format>
          <calcext:conditional-format calcext:target-range-address="'2008.ntcir'.G1:'2008.ntcir'.G1">
            <calcext:condition calcext:apply-style-name="Accent" calcext:value="duplicate" calcext:base-cell-address="'2008.ntcir'.G1"/>
          </calcext:conditional-format>
          <calcext:conditional-format calcext:target-range-address="'2008.ntcir'.H1:'2008.ntcir'.H1">
            <calcext:condition calcext:apply-style-name="Accent" calcext:value="duplicate" calcext:base-cell-address="'2008.ntcir'.H1"/>
          </calcext:conditional-format>
          <calcext:conditional-format calcext:target-range-address="'2008.ntcir'.I1:'2008.ntcir'.I1">
            <calcext:condition calcext:apply-style-name="Accent" calcext:value="duplicate" calcext:base-cell-address="'2008.ntcir'.I1"/>
          </calcext:conditional-format>
          <calcext:conditional-format calcext:target-range-address="'2008.ntcir'.J1:'2008.ntcir'.J1">
            <calcext:condition calcext:apply-style-name="Accent" calcext:value="duplicate" calcext:base-cell-address="'2008.ntcir'.J1"/>
          </calcext:conditional-format>
          <calcext:conditional-format calcext:target-range-address="'2008.ntcir'.K1:'2008.ntcir'.K1">
            <calcext:condition calcext:apply-style-name="Accent" calcext:value="duplicate" calcext:base-cell-address="'2008.ntcir'.K1"/>
          </calcext:conditional-format>
          <calcext:conditional-format calcext:target-range-address="'2008.ntcir'.L1:'2008.ntcir'.L1">
            <calcext:condition calcext:apply-style-name="Accent" calcext:value="duplicate" calcext:base-cell-address="'2008.ntcir'.L1"/>
          </calcext:conditional-format>
          <calcext:conditional-format calcext:target-range-address="'2008.ntcir'.M1:'2008.ntcir'.M1">
            <calcext:condition calcext:apply-style-name="Accent" calcext:value="duplicate" calcext:base-cell-address="'2008.ntcir'.M1"/>
          </calcext:conditional-format>
          <calcext:conditional-format calcext:target-range-address="'2008.ntcir'.N1:'2008.ntcir'.N1">
            <calcext:condition calcext:apply-style-name="Accent" calcext:value="duplicate" calcext:base-cell-address="'2008.ntcir'.N1"/>
          </calcext:conditional-format>
          <calcext:conditional-format calcext:target-range-address="'2008.ntcir'.O1:'2008.ntcir'.O1">
            <calcext:condition calcext:apply-style-name="Accent" calcext:value="duplicate" calcext:base-cell-address="'2008.ntcir'.O1"/>
          </calcext:conditional-format>
          <calcext:conditional-format calcext:target-range-address="'2008.ntcir'.P1:'2008.ntcir'.P1">
            <calcext:condition calcext:apply-style-name="Accent" calcext:value="duplicate" calcext:base-cell-address="'2008.ntcir'.P1"/>
          </calcext:conditional-format>
          <calcext:conditional-format calcext:target-range-address="'2008.ntcir'.Q1:'2008.ntcir'.Q1">
            <calcext:condition calcext:apply-style-name="Accent" calcext:value="duplicate" calcext:base-cell-address="'2008.ntcir'.Q1"/>
          </calcext:conditional-format>
          <calcext:conditional-format calcext:target-range-address="'2008.ntcir'.R1:'2008.ntcir'.R1">
            <calcext:condition calcext:apply-style-name="Accent" calcext:value="duplicate" calcext:base-cell-address="'2008.ntcir'.R1"/>
          </calcext:conditional-format>
          <calcext:conditional-format calcext:target-range-address="'2008.ntcir'.S1:'2008.ntcir'.S1">
            <calcext:condition calcext:apply-style-name="Accent" calcext:value="duplicate" calcext:base-cell-address="'2008.ntcir'.S1"/>
          </calcext:conditional-format>
          <calcext:conditional-format calcext:target-range-address="'2008.ntcir'.T1:'2008.ntcir'.T1">
            <calcext:condition calcext:apply-style-name="Accent" calcext:value="duplicate" calcext:base-cell-address="'2008.ntcir'.T1"/>
          </calcext:conditional-format>
          <calcext:conditional-format calcext:target-range-address="'2008.ntcir'.U1:'2008.ntcir'.U1">
            <calcext:condition calcext:apply-style-name="Accent" calcext:value="duplicate" calcext:base-cell-address="'2008.ntcir'.U1"/>
          </calcext:conditional-format>
          <calcext:conditional-format calcext:target-range-address="'2008.ntcir'.V1:'2008.ntcir'.V1">
            <calcext:condition calcext:apply-style-name="Accent" calcext:value="duplicate" calcext:base-cell-address="'2008.ntcir'.V1"/>
          </calcext:conditional-format>
          <calcext:conditional-format calcext:target-range-address="'2008.ntcir'.W1:'2008.ntcir'.W1">
            <calcext:condition calcext:apply-style-name="Accent" calcext:value="duplicate" calcext:base-cell-address="'2008.ntcir'.W1"/>
          </calcext:conditional-format>
          <calcext:conditional-format calcext:target-range-address="'2008.ntcir'.X1:'2008.ntcir'.X1">
            <calcext:condition calcext:apply-style-name="Accent" calcext:value="duplicate" calcext:base-cell-address="'2008.ntcir'.X1"/>
          </calcext:conditional-format>
          <calcext:conditional-format calcext:target-range-address="'2008.ntcir'.Y1:'2008.ntcir'.Y1">
            <calcext:condition calcext:apply-style-name="Accent" calcext:value="duplicate" calcext:base-cell-address="'2008.ntcir'.Y1"/>
          </calcext:conditional-format>
          <calcext:conditional-format calcext:target-range-address="'2008.ntcir'.Z1:'2008.ntcir'.Z1">
            <calcext:condition calcext:apply-style-name="Accent" calcext:value="duplicate" calcext:base-cell-address="'2008.ntcir'.Z1"/>
          </calcext:conditional-format>
          <calcext:conditional-format calcext:target-range-address="'2008.ntcir'.AA1:'2008.ntcir'.AA1">
            <calcext:condition calcext:apply-style-name="Accent" calcext:value="duplicate" calcext:base-cell-address="'2008.ntcir'.AA1"/>
          </calcext:conditional-format>
          <calcext:conditional-format calcext:target-range-address="'2008.ntcir'.AB1:'2008.ntcir'.AB1">
            <calcext:condition calcext:apply-style-name="Accent" calcext:value="duplicate" calcext:base-cell-address="'2008.ntcir'.AB1"/>
          </calcext:conditional-format>
          <calcext:conditional-format calcext:target-range-address="'2008.ntcir'.AC1:'2008.ntcir'.AC1">
            <calcext:condition calcext:apply-style-name="Accent" calcext:value="duplicate" calcext:base-cell-address="'2008.ntcir'.AC1"/>
          </calcext:conditional-format>
          <calcext:conditional-format calcext:target-range-address="'2008.ntcir'.AD1:'2008.ntcir'.AD1">
            <calcext:condition calcext:apply-style-name="Accent" calcext:value="duplicate" calcext:base-cell-address="'2008.ntcir'.AD1"/>
          </calcext:conditional-format>
          <calcext:conditional-format calcext:target-range-address="'2008.ntcir'.AE1:'2008.ntcir'.AE1">
            <calcext:condition calcext:apply-style-name="Accent" calcext:value="duplicate" calcext:base-cell-address="'2008.ntcir'.AE1"/>
          </calcext:conditional-format>
          <calcext:conditional-format calcext:target-range-address="'2008.ntcir'.AF1:'2008.ntcir'.AF1">
            <calcext:condition calcext:apply-style-name="Accent" calcext:value="duplicate" calcext:base-cell-address="'2008.ntcir'.AF1"/>
          </calcext:conditional-format>
          <calcext:conditional-format calcext:target-range-address="'2008.ntcir'.AG1:'2008.ntcir'.AG1">
            <calcext:condition calcext:apply-style-name="Accent" calcext:value="duplicate" calcext:base-cell-address="'2008.ntcir'.AG1"/>
          </calcext:conditional-format>
          <calcext:conditional-format calcext:target-range-address="'2008.ntcir'.AH1:'2008.ntcir'.AH1">
            <calcext:condition calcext:apply-style-name="Accent" calcext:value="duplicate" calcext:base-cell-address="'2008.ntcir'.AH1"/>
          </calcext:conditional-format>
          <calcext:conditional-format calcext:target-range-address="'2008.ntcir'.AI1:'2008.ntcir'.AI1">
            <calcext:condition calcext:apply-style-name="Accent" calcext:value="duplicate" calcext:base-cell-address="'2008.ntcir'.AI1"/>
          </calcext:conditional-format>
          <calcext:conditional-format calcext:target-range-address="'2008.ntcir'.AJ1:'2008.ntcir'.AJ1">
            <calcext:condition calcext:apply-style-name="Accent" calcext:value="duplicate" calcext:base-cell-address="'2008.ntcir'.AJ1"/>
          </calcext:conditional-format>
          <calcext:conditional-format calcext:target-range-address="'2008.ntcir'.AK1:'2008.ntcir'.AK1">
            <calcext:condition calcext:apply-style-name="Accent" calcext:value="duplicate" calcext:base-cell-address="'2008.ntcir'.AK1"/>
          </calcext:conditional-format>
          <calcext:conditional-format calcext:target-range-address="'2008.ntcir'.AL1:'2008.ntcir'.AL1">
            <calcext:condition calcext:apply-style-name="Accent" calcext:value="duplicate" calcext:base-cell-address="'2008.ntcir'.AL1"/>
          </calcext:conditional-format>
          <calcext:conditional-format calcext:target-range-address="'2008.ntcir'.AM1:'2008.ntcir'.AM1">
            <calcext:condition calcext:apply-style-name="Accent" calcext:value="duplicate" calcext:base-cell-address="'2008.ntcir'.AM1"/>
          </calcext:conditional-format>
          <calcext:conditional-format calcext:target-range-address="'2008.ntcir'.AN1:'2008.ntcir'.AN1">
            <calcext:condition calcext:apply-style-name="Accent" calcext:value="duplicate" calcext:base-cell-address="'2008.ntcir'.AN1"/>
          </calcext:conditional-format>
          <calcext:conditional-format calcext:target-range-address="'2008.ntcir'.AO1:'2008.ntcir'.AO1">
            <calcext:condition calcext:apply-style-name="Accent" calcext:value="duplicate" calcext:base-cell-address="'2008.ntcir'.AO1"/>
          </calcext:conditional-format>
          <calcext:conditional-format calcext:target-range-address="'2008.ntcir'.AP1:'2008.ntcir'.AP1">
            <calcext:condition calcext:apply-style-name="Accent" calcext:value="duplicate" calcext:base-cell-address="'2008.ntcir'.AP1"/>
          </calcext:conditional-format>
          <calcext:conditional-format calcext:target-range-address="'2008.ntcir'.AQ1:'2008.ntcir'.AQ1">
            <calcext:condition calcext:apply-style-name="Accent" calcext:value="duplicate" calcext:base-cell-address="'2008.ntcir'.AQ1"/>
          </calcext:conditional-format>
          <calcext:conditional-format calcext:target-range-address="'2008.ntcir'.AR1:'2008.ntcir'.AR1">
            <calcext:condition calcext:apply-style-name="Accent" calcext:value="duplicate" calcext:base-cell-address="'2008.ntcir'.AR1"/>
          </calcext:conditional-format>
          <calcext:conditional-format calcext:target-range-address="'2008.ntcir'.AS1:'2008.ntcir'.AS1">
            <calcext:condition calcext:apply-style-name="Accent" calcext:value="duplicate" calcext:base-cell-address="'2008.ntcir'.AS1"/>
          </calcext:conditional-format>
          <calcext:conditional-format calcext:target-range-address="'2008.ntcir'.AT1:'2008.ntcir'.AT1">
            <calcext:condition calcext:apply-style-name="Accent" calcext:value="duplicate" calcext:base-cell-address="'2008.ntcir'.AT1"/>
          </calcext:conditional-format>
          <calcext:conditional-format calcext:target-range-address="'2008.ntcir'.AU1:'2008.ntcir'.AU1">
            <calcext:condition calcext:apply-style-name="Accent" calcext:value="duplicate" calcext:base-cell-address="'2008.ntcir'.AU1"/>
          </calcext:conditional-format>
          <calcext:conditional-format calcext:target-range-address="'2008.ntcir'.AV1:'2008.ntcir'.AV1">
            <calcext:condition calcext:apply-style-name="Accent" calcext:value="duplicate" calcext:base-cell-address="'2008.ntcir'.AV1"/>
          </calcext:conditional-format>
          <calcext:conditional-format calcext:target-range-address="'2008.ntcir'.AW1:'2008.ntcir'.AW1">
            <calcext:condition calcext:apply-style-name="Accent" calcext:value="duplicate" calcext:base-cell-address="'2008.ntcir'.AW1"/>
          </calcext:conditional-format>
          <calcext:conditional-format calcext:target-range-address="'2008.ntcir'.AX1:'2008.ntcir'.AX1">
            <calcext:condition calcext:apply-style-name="Accent" calcext:value="duplicate" calcext:base-cell-address="'2008.ntcir'.AX1"/>
          </calcext:conditional-format>
          <calcext:conditional-format calcext:target-range-address="'2008.ntcir'.AY1:'2008.ntcir'.AY1">
            <calcext:condition calcext:apply-style-name="Accent" calcext:value="duplicate" calcext:base-cell-address="'2008.ntcir'.AY1"/>
          </calcext:conditional-format>
          <calcext:conditional-format calcext:target-range-address="'2008.ntcir'.AZ1:'2008.ntcir'.AZ1">
            <calcext:condition calcext:apply-style-name="Accent" calcext:value="duplicate" calcext:base-cell-address="'2008.ntcir'.AZ1"/>
          </calcext:conditional-format>
          <calcext:conditional-format calcext:target-range-address="'2008.ntcir'.BA1:'2008.ntcir'.BA1">
            <calcext:condition calcext:apply-style-name="Accent" calcext:value="duplicate" calcext:base-cell-address="'2008.ntcir'.BA1"/>
          </calcext:conditional-format>
          <calcext:conditional-format calcext:target-range-address="'2008.ntcir'.BB1:'2008.ntcir'.BB1">
            <calcext:condition calcext:apply-style-name="Accent" calcext:value="duplicate" calcext:base-cell-address="'2008.ntcir'.BB1"/>
          </calcext:conditional-format>
          <calcext:conditional-format calcext:target-range-address="'2008.ntcir'.BC1:'2008.ntcir'.BC1">
            <calcext:condition calcext:apply-style-name="Accent" calcext:value="duplicate" calcext:base-cell-address="'2008.ntcir'.BC1"/>
          </calcext:conditional-format>
          <calcext:conditional-format calcext:target-range-address="'2008.ntcir'.BD1:'2008.ntcir'.BD1">
            <calcext:condition calcext:apply-style-name="Accent" calcext:value="duplicate" calcext:base-cell-address="'2008.ntcir'.BD1"/>
          </calcext:conditional-format>
          <calcext:conditional-format calcext:target-range-address="'2008.ntcir'.BE1:'2008.ntcir'.BE1">
            <calcext:condition calcext:apply-style-name="Accent" calcext:value="duplicate" calcext:base-cell-address="'2008.ntcir'.BE1"/>
          </calcext:conditional-format>
          <calcext:conditional-format calcext:target-range-address="'2008.ntcir'.BF1:'2008.ntcir'.BF1">
            <calcext:condition calcext:apply-style-name="Accent" calcext:value="duplicate" calcext:base-cell-address="'2008.ntcir'.BF1"/>
          </calcext:conditional-format>
          <calcext:conditional-format calcext:target-range-address="'2008.ntcir'.BG1:'2008.ntcir'.BG1">
            <calcext:condition calcext:apply-style-name="Accent" calcext:value="duplicate" calcext:base-cell-address="'2008.ntcir'.BG1"/>
          </calcext:conditional-format>
          <calcext:conditional-format calcext:target-range-address="'2008.ntcir'.BH1:'2008.ntcir'.BH1">
            <calcext:condition calcext:apply-style-name="Accent" calcext:value="duplicate" calcext:base-cell-address="'2008.ntcir'.BH1"/>
          </calcext:conditional-format>
          <calcext:conditional-format calcext:target-range-address="'2008.ntcir'.BI1:'2008.ntcir'.BI1">
            <calcext:condition calcext:apply-style-name="Accent" calcext:value="duplicate" calcext:base-cell-address="'2008.ntcir'.BI1"/>
          </calcext:conditional-format>
          <calcext:conditional-format calcext:target-range-address="'2008.ntcir'.BJ1:'2008.ntcir'.BJ1">
            <calcext:condition calcext:apply-style-name="Accent" calcext:value="duplicate" calcext:base-cell-address="'2008.ntcir'.BJ1"/>
          </calcext:conditional-format>
          <calcext:conditional-format calcext:target-range-address="'2008.ntcir'.BK1:'2008.ntcir'.BK1">
            <calcext:condition calcext:apply-style-name="Accent" calcext:value="duplicate" calcext:base-cell-address="'2008.ntcir'.BK1"/>
          </calcext:conditional-format>
          <calcext:conditional-format calcext:target-range-address="'2008.ntcir'.BL1:'2008.ntcir'.BL1">
            <calcext:condition calcext:apply-style-name="Accent" calcext:value="duplicate" calcext:base-cell-address="'2008.ntcir'.BL1"/>
          </calcext:conditional-format>
          <calcext:conditional-format calcext:target-range-address="'2008.ntcir'.BM1:'2008.ntcir'.BM1">
            <calcext:condition calcext:apply-style-name="Accent" calcext:value="duplicate" calcext:base-cell-address="'2008.ntcir'.BM1"/>
          </calcext:conditional-format>
          <calcext:conditional-format calcext:target-range-address="'2008.ntcir'.BN1:'2008.ntcir'.BN1">
            <calcext:condition calcext:apply-style-name="Accent" calcext:value="duplicate" calcext:base-cell-address="'2008.ntcir'.BN1"/>
          </calcext:conditional-format>
          <calcext:conditional-format calcext:target-range-address="'2008.ntcir'.BO1:'2008.ntcir'.BO1">
            <calcext:condition calcext:apply-style-name="Accent" calcext:value="duplicate" calcext:base-cell-address="'2008.ntcir'.BO1"/>
          </calcext:conditional-format>
          <calcext:conditional-format calcext:target-range-address="'2008.ntcir'.BP1:'2008.ntcir'.BP1">
            <calcext:condition calcext:apply-style-name="Accent" calcext:value="duplicate" calcext:base-cell-address="'2008.ntcir'.BP1"/>
          </calcext:conditional-format>
          <calcext:conditional-format calcext:target-range-address="'2008.ntcir'.BQ1:'2008.ntcir'.BQ1">
            <calcext:condition calcext:apply-style-name="Accent" calcext:value="duplicate" calcext:base-cell-address="'2008.ntcir'.BQ1"/>
          </calcext:conditional-format>
          <calcext:conditional-format calcext:target-range-address="'2008.ntcir'.BR1:'2008.ntcir'.BR1">
            <calcext:condition calcext:apply-style-name="Accent" calcext:value="duplicate" calcext:base-cell-address="'2008.ntcir'.BR1"/>
          </calcext:conditional-format>
          <calcext:conditional-format calcext:target-range-address="'2008.ntcir'.BS1:'2008.ntcir'.BS1">
            <calcext:condition calcext:apply-style-name="Accent" calcext:value="duplicate" calcext:base-cell-address="'2008.ntcir'.BS1"/>
          </calcext:conditional-format>
          <calcext:conditional-format calcext:target-range-address="'2008.ntcir'.BT1:'2008.ntcir'.BT1">
            <calcext:condition calcext:apply-style-name="Accent" calcext:value="duplicate" calcext:base-cell-address="'2008.ntcir'.BT1"/>
          </calcext:conditional-format>
          <calcext:conditional-format calcext:target-range-address="'2008.ntcir'.BU1:'2008.ntcir'.BU1">
            <calcext:condition calcext:apply-style-name="Accent" calcext:value="duplicate" calcext:base-cell-address="'2008.ntcir'.BU1"/>
          </calcext:conditional-format>
          <calcext:conditional-format calcext:target-range-address="'2008.ntcir'.BV1:'2008.ntcir'.BV1">
            <calcext:condition calcext:apply-style-name="Accent" calcext:value="duplicate" calcext:base-cell-address="'2008.ntcir'.BV1"/>
          </calcext:conditional-format>
          <calcext:conditional-format calcext:target-range-address="'2008.ntcir'.BW1:'2008.ntcir'.BW1">
            <calcext:condition calcext:apply-style-name="Accent" calcext:value="duplicate" calcext:base-cell-address="'2008.ntcir'.BW1"/>
          </calcext:conditional-format>
          <calcext:conditional-format calcext:target-range-address="'2008.ntcir'.BX1:'2008.ntcir'.BX1">
            <calcext:condition calcext:apply-style-name="Accent" calcext:value="duplicate" calcext:base-cell-address="'2008.ntcir'.BX1"/>
          </calcext:conditional-format>
          <calcext:conditional-format calcext:target-range-address="'2008.ntcir'.BY1:'2008.ntcir'.BY1">
            <calcext:condition calcext:apply-style-name="Accent" calcext:value="duplicate" calcext:base-cell-address="'2008.ntcir'.BY1"/>
          </calcext:conditional-format>
          <calcext:conditional-format calcext:target-range-address="'2008.ntcir'.BZ1:'2008.ntcir'.BZ1">
            <calcext:condition calcext:apply-style-name="Accent" calcext:value="duplicate" calcext:base-cell-address="'2008.ntcir'.BZ1"/>
          </calcext:conditional-format>
          <calcext:conditional-format calcext:target-range-address="'2008.ntcir'.CA1:'2008.ntcir'.CA1">
            <calcext:condition calcext:apply-style-name="Accent" calcext:value="duplicate" calcext:base-cell-address="'2008.ntcir'.CA1"/>
          </calcext:conditional-format>
          <calcext:conditional-format calcext:target-range-address="'2008.ntcir'.CB1:'2008.ntcir'.CB1">
            <calcext:condition calcext:apply-style-name="Accent" calcext:value="duplicate" calcext:base-cell-address="'2008.ntcir'.CB1"/>
          </calcext:conditional-format>
          <calcext:conditional-format calcext:target-range-address="'2008.ntcir'.CC1:'2008.ntcir'.CC1">
            <calcext:condition calcext:apply-style-name="Accent" calcext:value="duplicate" calcext:base-cell-address="'2008.ntcir'.CC1"/>
          </calcext:conditional-format>
          <calcext:conditional-format calcext:target-range-address="'2008.ntcir'.CD1:'2008.ntcir'.CD1">
            <calcext:condition calcext:apply-style-name="Accent" calcext:value="duplicate" calcext:base-cell-address="'2008.ntcir'.CD1"/>
          </calcext:conditional-format>
          <calcext:conditional-format calcext:target-range-address="'2008.ntcir'.CE1:'2008.ntcir'.CE1">
            <calcext:condition calcext:apply-style-name="Accent" calcext:value="duplicate" calcext:base-cell-address="'2008.ntcir'.CE1"/>
          </calcext:conditional-format>
          <calcext:conditional-format calcext:target-range-address="'2008.ntcir'.CF1:'2008.ntcir'.CF1">
            <calcext:condition calcext:apply-style-name="Accent" calcext:value="duplicate" calcext:base-cell-address="'2008.ntcir'.CF1"/>
          </calcext:conditional-format>
          <calcext:conditional-format calcext:target-range-address="'2008.ntcir'.CG1:'2008.ntcir'.CG1">
            <calcext:condition calcext:apply-style-name="Accent" calcext:value="duplicate" calcext:base-cell-address="'2008.ntcir'.CG1"/>
          </calcext:conditional-format>
          <calcext:conditional-format calcext:target-range-address="'2008.ntcir'.CH1:'2008.ntcir'.CH1">
            <calcext:condition calcext:apply-style-name="Accent" calcext:value="duplicate" calcext:base-cell-address="'2008.ntcir'.CH1"/>
          </calcext:conditional-format>
          <calcext:conditional-format calcext:target-range-address="'2008.ntcir'.CI1:'2008.ntcir'.CI1">
            <calcext:condition calcext:apply-style-name="Accent" calcext:value="duplicate" calcext:base-cell-address="'2008.ntcir'.CI1"/>
          </calcext:conditional-format>
          <calcext:conditional-format calcext:target-range-address="'2008.ntcir'.CJ1:'2008.ntcir'.CJ1">
            <calcext:condition calcext:apply-style-name="Accent" calcext:value="duplicate" calcext:base-cell-address="'2008.ntcir'.CJ1"/>
          </calcext:conditional-format>
          <calcext:conditional-format calcext:target-range-address="'2008.ntcir'.CK1:'2008.ntcir'.CK1">
            <calcext:condition calcext:apply-style-name="Accent" calcext:value="duplicate" calcext:base-cell-address="'2008.ntcir'.CK1"/>
          </calcext:conditional-format>
          <calcext:conditional-format calcext:target-range-address="'2008.ntcir'.CL1:'2008.ntcir'.CL1">
            <calcext:condition calcext:apply-style-name="Accent" calcext:value="duplicate" calcext:base-cell-address="'2008.ntcir'.CL1"/>
          </calcext:conditional-format>
          <calcext:conditional-format calcext:target-range-address="'2008.ntcir'.CM1:'2008.ntcir'.CM1">
            <calcext:condition calcext:apply-style-name="Accent" calcext:value="duplicate" calcext:base-cell-address="'2008.ntcir'.CM1"/>
          </calcext:conditional-format>
          <calcext:conditional-format calcext:target-range-address="'2008.ntcir'.CN1:'2008.ntcir'.CN1">
            <calcext:condition calcext:apply-style-name="Accent" calcext:value="duplicate" calcext:base-cell-address="'2008.ntcir'.CN1"/>
          </calcext:conditional-format>
          <calcext:conditional-format calcext:target-range-address="'2008.ntcir'.CO1:'2008.ntcir'.CO1">
            <calcext:condition calcext:apply-style-name="Accent" calcext:value="duplicate" calcext:base-cell-address="'2008.ntcir'.CO1"/>
          </calcext:conditional-format>
          <calcext:conditional-format calcext:target-range-address="'2008.ntcir'.CP1:'2008.ntcir'.CP1">
            <calcext:condition calcext:apply-style-name="Accent" calcext:value="duplicate" calcext:base-cell-address="'2008.ntcir'.CP1"/>
          </calcext:conditional-format>
          <calcext:conditional-format calcext:target-range-address="'2008.ntcir'.CQ1:'2008.ntcir'.CQ1">
            <calcext:condition calcext:apply-style-name="Accent" calcext:value="duplicate" calcext:base-cell-address="'2008.ntcir'.CQ1"/>
          </calcext:conditional-format>
          <calcext:conditional-format calcext:target-range-address="'2008.ntcir'.CR1:'2008.ntcir'.CR1">
            <calcext:condition calcext:apply-style-name="Accent" calcext:value="duplicate" calcext:base-cell-address="'2008.ntcir'.CR1"/>
          </calcext:conditional-format>
          <calcext:conditional-format calcext:target-range-address="'2008.ntcir'.CS1:'2008.ntcir'.CS1">
            <calcext:condition calcext:apply-style-name="Accent" calcext:value="duplicate" calcext:base-cell-address="'2008.ntcir'.CS1"/>
          </calcext:conditional-format>
          <calcext:conditional-format calcext:target-range-address="'2008.ntcir'.CT1:'2008.ntcir'.CT1">
            <calcext:condition calcext:apply-style-name="Accent" calcext:value="duplicate" calcext:base-cell-address="'2008.ntcir'.CT1"/>
          </calcext:conditional-format>
          <calcext:conditional-format calcext:target-range-address="'2008.ntcir'.CU1:'2008.ntcir'.CU1">
            <calcext:condition calcext:apply-style-name="Accent" calcext:value="duplicate" calcext:base-cell-address="'2008.ntcir'.CU1"/>
          </calcext:conditional-format>
          <calcext:conditional-format calcext:target-range-address="'2008.ntcir'.CV1:'2008.ntcir'.CV1">
            <calcext:condition calcext:apply-style-name="Accent" calcext:value="duplicate" calcext:base-cell-address="'2008.ntcir'.CV1"/>
          </calcext:conditional-format>
          <calcext:conditional-format calcext:target-range-address="'2008.ntcir'.CW1:'2008.ntcir'.CW1">
            <calcext:condition calcext:apply-style-name="Accent" calcext:value="duplicate" calcext:base-cell-address="'2008.ntcir'.CW1"/>
          </calcext:conditional-format>
          <calcext:conditional-format calcext:target-range-address="'2008.ntcir'.CX1:'2008.ntcir'.CX1">
            <calcext:condition calcext:apply-style-name="Accent" calcext:value="duplicate" calcext:base-cell-address="'2008.ntcir'.CX1"/>
          </calcext:conditional-format>
          <calcext:conditional-format calcext:target-range-address="'2008.ntcir'.CY1:'2008.ntcir'.CY1">
            <calcext:condition calcext:apply-style-name="Accent" calcext:value="duplicate" calcext:base-cell-address="'2008.ntcir'.CY1"/>
          </calcext:conditional-format>
          <calcext:conditional-format calcext:target-range-address="'2008.ntcir'.CZ1:'2008.ntcir'.CZ1">
            <calcext:condition calcext:apply-style-name="Accent" calcext:value="duplicate" calcext:base-cell-address="'2008.ntcir'.CZ1"/>
          </calcext:conditional-format>
          <calcext:conditional-format calcext:target-range-address="'2008.ntcir'.DA1:'2008.ntcir'.DA1">
            <calcext:condition calcext:apply-style-name="Accent" calcext:value="duplicate" calcext:base-cell-address="'2008.ntcir'.DA1"/>
          </calcext:conditional-format>
          <calcext:conditional-format calcext:target-range-address="'2008.ntcir'.DB1:'2008.ntcir'.DB1">
            <calcext:condition calcext:apply-style-name="Accent" calcext:value="duplicate" calcext:base-cell-address="'2008.ntcir'.DB1"/>
          </calcext:conditional-format>
          <calcext:conditional-format calcext:target-range-address="'2008.ntcir'.DC1:'2008.ntcir'.DC1">
            <calcext:condition calcext:apply-style-name="Accent" calcext:value="duplicate" calcext:base-cell-address="'2008.ntcir'.DC1"/>
          </calcext:conditional-format>
          <calcext:conditional-format calcext:target-range-address="'2008.ntcir'.DD1:'2008.ntcir'.DD1">
            <calcext:condition calcext:apply-style-name="Accent" calcext:value="duplicate" calcext:base-cell-address="'2008.ntcir'.DD1"/>
          </calcext:conditional-format>
          <calcext:conditional-format calcext:target-range-address="'2008.ntcir'.DE1:'2008.ntcir'.DE1">
            <calcext:condition calcext:apply-style-name="Accent" calcext:value="duplicate" calcext:base-cell-address="'2008.ntcir'.DE1"/>
          </calcext:conditional-format>
          <calcext:conditional-format calcext:target-range-address="'2008.ntcir'.DF1:'2008.ntcir'.DF1">
            <calcext:condition calcext:apply-style-name="Accent" calcext:value="duplicate" calcext:base-cell-address="'2008.ntcir'.DF1"/>
          </calcext:conditional-format>
          <calcext:conditional-format calcext:target-range-address="'2008.ntcir'.DG1:'2008.ntcir'.DG1">
            <calcext:condition calcext:apply-style-name="Accent" calcext:value="duplicate" calcext:base-cell-address="'2008.ntcir'.DG1"/>
          </calcext:conditional-format>
          <calcext:conditional-format calcext:target-range-address="'2008.ntcir'.DH1:'2008.ntcir'.DH1">
            <calcext:condition calcext:apply-style-name="Accent" calcext:value="duplicate" calcext:base-cell-address="'2008.ntcir'.DH1"/>
          </calcext:conditional-format>
          <calcext:conditional-format calcext:target-range-address="'2008.ntcir'.DI1:'2008.ntcir'.DI1">
            <calcext:condition calcext:apply-style-name="Accent" calcext:value="duplicate" calcext:base-cell-address="'2008.ntcir'.DI1"/>
          </calcext:conditional-format>
          <calcext:conditional-format calcext:target-range-address="'2008.ntcir'.DJ1:'2008.ntcir'.DJ1">
            <calcext:condition calcext:apply-style-name="Accent" calcext:value="duplicate" calcext:base-cell-address="'2008.ntcir'.DJ1"/>
          </calcext:conditional-format>
          <calcext:conditional-format calcext:target-range-address="'2008.ntcir'.DK1:'2008.ntcir'.DK1">
            <calcext:condition calcext:apply-style-name="Accent" calcext:value="duplicate" calcext:base-cell-address="'2008.ntcir'.DK1"/>
          </calcext:conditional-format>
          <calcext:conditional-format calcext:target-range-address="'2008.ntcir'.DL1:'2008.ntcir'.DL1">
            <calcext:condition calcext:apply-style-name="Accent" calcext:value="duplicate" calcext:base-cell-address="'2008.ntcir'.DL1"/>
          </calcext:conditional-format>
          <calcext:conditional-format calcext:target-range-address="'2008.ntcir'.DM1:'2008.ntcir'.DM1">
            <calcext:condition calcext:apply-style-name="Accent" calcext:value="duplicate" calcext:base-cell-address="'2008.ntcir'.DM1"/>
          </calcext:conditional-format>
          <calcext:conditional-format calcext:target-range-address="'2008.ntcir'.DN1:'2008.ntcir'.DN1">
            <calcext:condition calcext:apply-style-name="Accent" calcext:value="duplicate" calcext:base-cell-address="'2008.ntcir'.DN1"/>
          </calcext:conditional-format>
          <calcext:conditional-format calcext:target-range-address="'2008.ntcir'.DO1:'2008.ntcir'.DO1">
            <calcext:condition calcext:apply-style-name="Accent" calcext:value="duplicate" calcext:base-cell-address="'2008.ntcir'.DO1"/>
          </calcext:conditional-format>
          <calcext:conditional-format calcext:target-range-address="'2008.ntcir'.DP1:'2008.ntcir'.DP1">
            <calcext:condition calcext:apply-style-name="Accent" calcext:value="duplicate" calcext:base-cell-address="'2008.ntcir'.DP1"/>
          </calcext:conditional-format>
          <calcext:conditional-format calcext:target-range-address="'2008.ntcir'.DQ1:'2008.ntcir'.DQ1">
            <calcext:condition calcext:apply-style-name="Accent" calcext:value="duplicate" calcext:base-cell-address="'2008.ntcir'.DQ1"/>
          </calcext:conditional-format>
          <calcext:conditional-format calcext:target-range-address="'2008.ntcir'.DR1:'2008.ntcir'.DR1">
            <calcext:condition calcext:apply-style-name="Accent" calcext:value="duplicate" calcext:base-cell-address="'2008.ntcir'.DR1"/>
          </calcext:conditional-format>
          <calcext:conditional-format calcext:target-range-address="'2008.ntcir'.DS1:'2008.ntcir'.DS1">
            <calcext:condition calcext:apply-style-name="Accent" calcext:value="duplicate" calcext:base-cell-address="'2008.ntcir'.DS1"/>
          </calcext:conditional-format>
          <calcext:conditional-format calcext:target-range-address="'2008.ntcir'.DT1:'2008.ntcir'.DT1">
            <calcext:condition calcext:apply-style-name="Accent" calcext:value="duplicate" calcext:base-cell-address="'2008.ntcir'.DT1"/>
          </calcext:conditional-format>
          <calcext:conditional-format calcext:target-range-address="'2008.ntcir'.DU1:'2008.ntcir'.DU1">
            <calcext:condition calcext:apply-style-name="Accent" calcext:value="duplicate" calcext:base-cell-address="'2008.ntcir'.DU1"/>
          </calcext:conditional-format>
          <calcext:conditional-format calcext:target-range-address="'2008.ntcir'.DV1:'2008.ntcir'.DV1">
            <calcext:condition calcext:apply-style-name="Accent" calcext:value="duplicate" calcext:base-cell-address="'2008.ntcir'.DV1"/>
          </calcext:conditional-format>
          <calcext:conditional-format calcext:target-range-address="'2008.ntcir'.DW1:'2008.ntcir'.DW1">
            <calcext:condition calcext:apply-style-name="Accent" calcext:value="duplicate" calcext:base-cell-address="'2008.ntcir'.DW1"/>
          </calcext:conditional-format>
          <calcext:conditional-format calcext:target-range-address="'2008.ntcir'.DX1:'2008.ntcir'.DX1">
            <calcext:condition calcext:apply-style-name="Accent" calcext:value="duplicate" calcext:base-cell-address="'2008.ntcir'.DX1"/>
          </calcext:conditional-format>
          <calcext:conditional-format calcext:target-range-address="'2008.ntcir'.DY1:'2008.ntcir'.DY1">
            <calcext:condition calcext:apply-style-name="Accent" calcext:value="duplicate" calcext:base-cell-address="'2008.ntcir'.DY1"/>
          </calcext:conditional-format>
          <calcext:conditional-format calcext:target-range-address="'2008.ntcir'.DZ1:'2008.ntcir'.DZ1">
            <calcext:condition calcext:apply-style-name="Accent" calcext:value="duplicate" calcext:base-cell-address="'2008.ntcir'.DZ1"/>
          </calcext:conditional-format>
          <calcext:conditional-format calcext:target-range-address="'2008.ntcir'.EA1:'2008.ntcir'.EA1">
            <calcext:condition calcext:apply-style-name="Accent" calcext:value="duplicate" calcext:base-cell-address="'2008.ntcir'.EA1"/>
          </calcext:conditional-format>
          <calcext:conditional-format calcext:target-range-address="'2008.ntcir'.EB1:'2008.ntcir'.EB1">
            <calcext:condition calcext:apply-style-name="Accent" calcext:value="duplicate" calcext:base-cell-address="'2008.ntcir'.EB1"/>
          </calcext:conditional-format>
          <calcext:conditional-format calcext:target-range-address="'2008.ntcir'.EC1:'2008.ntcir'.EC1">
            <calcext:condition calcext:apply-style-name="Accent" calcext:value="duplicate" calcext:base-cell-address="'2008.ntcir'.EC1"/>
          </calcext:conditional-format>
          <calcext:conditional-format calcext:target-range-address="'2008.ntcir'.ED1:'2008.ntcir'.ED1">
            <calcext:condition calcext:apply-style-name="Accent" calcext:value="duplicate" calcext:base-cell-address="'2008.ntcir'.ED1"/>
          </calcext:conditional-format>
          <calcext:conditional-format calcext:target-range-address="'2008.ntcir'.EE1:'2008.ntcir'.EE1">
            <calcext:condition calcext:apply-style-name="Accent" calcext:value="duplicate" calcext:base-cell-address="'2008.ntcir'.EE1"/>
          </calcext:conditional-format>
          <calcext:conditional-format calcext:target-range-address="'2008.ntcir'.EF1:'2008.ntcir'.EF1">
            <calcext:condition calcext:apply-style-name="Accent" calcext:value="duplicate" calcext:base-cell-address="'2008.ntcir'.EF1"/>
          </calcext:conditional-format>
          <calcext:conditional-format calcext:target-range-address="'2008.ntcir'.EG1:'2008.ntcir'.EG1">
            <calcext:condition calcext:apply-style-name="Accent" calcext:value="duplicate" calcext:base-cell-address="'2008.ntcir'.EG1"/>
          </calcext:conditional-format>
          <calcext:conditional-format calcext:target-range-address="'2008.ntcir'.EH1:'2008.ntcir'.EH1">
            <calcext:condition calcext:apply-style-name="Accent" calcext:value="duplicate" calcext:base-cell-address="'2008.ntcir'.EH1"/>
          </calcext:conditional-format>
          <calcext:conditional-format calcext:target-range-address="'2008.ntcir'.EI1:'2008.ntcir'.EI1">
            <calcext:condition calcext:apply-style-name="Accent" calcext:value="duplicate" calcext:base-cell-address="'2008.ntcir'.EI1"/>
          </calcext:conditional-format>
          <calcext:conditional-format calcext:target-range-address="'2008.ntcir'.EJ1:'2008.ntcir'.EJ1">
            <calcext:condition calcext:apply-style-name="Accent" calcext:value="duplicate" calcext:base-cell-address="'2008.ntcir'.EJ1"/>
          </calcext:conditional-format>
          <calcext:conditional-format calcext:target-range-address="'2008.ntcir'.EK1:'2008.ntcir'.EK1">
            <calcext:condition calcext:apply-style-name="Accent" calcext:value="duplicate" calcext:base-cell-address="'2008.ntcir'.EK1"/>
          </calcext:conditional-format>
          <calcext:conditional-format calcext:target-range-address="'2008.ntcir'.EL1:'2008.ntcir'.EL1">
            <calcext:condition calcext:apply-style-name="Accent" calcext:value="duplicate" calcext:base-cell-address="'2008.ntcir'.EL1"/>
          </calcext:conditional-format>
          <calcext:conditional-format calcext:target-range-address="'2008.ntcir'.EM1:'2008.ntcir'.EM1">
            <calcext:condition calcext:apply-style-name="Accent" calcext:value="duplicate" calcext:base-cell-address="'2008.ntcir'.EM1"/>
          </calcext:conditional-format>
          <calcext:conditional-format calcext:target-range-address="'2008.ntcir'.EN1:'2008.ntcir'.EN1">
            <calcext:condition calcext:apply-style-name="Accent" calcext:value="duplicate" calcext:base-cell-address="'2008.ntcir'.EN1"/>
          </calcext:conditional-format>
          <calcext:conditional-format calcext:target-range-address="'2008.ntcir'.EO1:'2008.ntcir'.EO1">
            <calcext:condition calcext:apply-style-name="Accent" calcext:value="duplicate" calcext:base-cell-address="'2008.ntcir'.EO1"/>
          </calcext:conditional-format>
          <calcext:conditional-format calcext:target-range-address="'2008.ntcir'.EP1:'2008.ntcir'.EP1">
            <calcext:condition calcext:apply-style-name="Accent" calcext:value="duplicate" calcext:base-cell-address="'2008.ntcir'.EP1"/>
          </calcext:conditional-format>
          <calcext:conditional-format calcext:target-range-address="'2008.ntcir'.EQ1:'2008.ntcir'.EQ1">
            <calcext:condition calcext:apply-style-name="Accent" calcext:value="duplicate" calcext:base-cell-address="'2008.ntcir'.EQ1"/>
          </calcext:conditional-format>
          <calcext:conditional-format calcext:target-range-address="'2008.ntcir'.ER1:'2008.ntcir'.ER1">
            <calcext:condition calcext:apply-style-name="Accent" calcext:value="duplicate" calcext:base-cell-address="'2008.ntcir'.ER1"/>
          </calcext:conditional-format>
          <calcext:conditional-format calcext:target-range-address="'2008.ntcir'.ES1:'2008.ntcir'.ES1">
            <calcext:condition calcext:apply-style-name="Accent" calcext:value="duplicate" calcext:base-cell-address="'2008.ntcir'.ES1"/>
          </calcext:conditional-format>
          <calcext:conditional-format calcext:target-range-address="'2008.ntcir'.ET1:'2008.ntcir'.ET1">
            <calcext:condition calcext:apply-style-name="Accent" calcext:value="duplicate" calcext:base-cell-address="'2008.ntcir'.ET1"/>
          </calcext:conditional-format>
          <calcext:conditional-format calcext:target-range-address="'2008.ntcir'.EU1:'2008.ntcir'.EU1">
            <calcext:condition calcext:apply-style-name="Accent" calcext:value="duplicate" calcext:base-cell-address="'2008.ntcir'.EU1"/>
          </calcext:conditional-format>
          <calcext:conditional-format calcext:target-range-address="'2008.ntcir'.EV1:'2008.ntcir'.EV1">
            <calcext:condition calcext:apply-style-name="Accent" calcext:value="duplicate" calcext:base-cell-address="'2008.ntcir'.EV1"/>
          </calcext:conditional-format>
          <calcext:conditional-format calcext:target-range-address="'2008.ntcir'.EW1:'2008.ntcir'.EW1">
            <calcext:condition calcext:apply-style-name="Accent" calcext:value="duplicate" calcext:base-cell-address="'2008.ntcir'.EW1"/>
          </calcext:conditional-format>
          <calcext:conditional-format calcext:target-range-address="'2008.ntcir'.EX1:'2008.ntcir'.EX1">
            <calcext:condition calcext:apply-style-name="Accent" calcext:value="duplicate" calcext:base-cell-address="'2008.ntcir'.EX1"/>
          </calcext:conditional-format>
          <calcext:conditional-format calcext:target-range-address="'2008.ntcir'.EY1:'2008.ntcir'.EY1">
            <calcext:condition calcext:apply-style-name="Accent" calcext:value="duplicate" calcext:base-cell-address="'2008.ntcir'.EY1"/>
          </calcext:conditional-format>
          <calcext:conditional-format calcext:target-range-address="'2008.ntcir'.EZ1:'2008.ntcir'.EZ1">
            <calcext:condition calcext:apply-style-name="Accent" calcext:value="duplicate" calcext:base-cell-address="'2008.ntcir'.EZ1"/>
          </calcext:conditional-format>
          <calcext:conditional-format calcext:target-range-address="'2008.ntcir'.FA1:'2008.ntcir'.FA1">
            <calcext:condition calcext:apply-style-name="Accent" calcext:value="duplicate" calcext:base-cell-address="'2008.ntcir'.FA1"/>
          </calcext:conditional-format>
          <calcext:conditional-format calcext:target-range-address="'2008.ntcir'.FB1:'2008.ntcir'.FB1">
            <calcext:condition calcext:apply-style-name="Accent" calcext:value="duplicate" calcext:base-cell-address="'2008.ntcir'.FB1"/>
          </calcext:conditional-format>
          <calcext:conditional-format calcext:target-range-address="'2008.ntcir'.FC1:'2008.ntcir'.FC1">
            <calcext:condition calcext:apply-style-name="Accent" calcext:value="duplicate" calcext:base-cell-address="'2008.ntcir'.FC1"/>
          </calcext:conditional-format>
          <calcext:conditional-format calcext:target-range-address="'2008.ntcir'.FD1:'2008.ntcir'.FD1">
            <calcext:condition calcext:apply-style-name="Accent" calcext:value="duplicate" calcext:base-cell-address="'2008.ntcir'.FD1"/>
          </calcext:conditional-format>
          <calcext:conditional-format calcext:target-range-address="'2008.ntcir'.FE1:'2008.ntcir'.FE1">
            <calcext:condition calcext:apply-style-name="Accent" calcext:value="duplicate" calcext:base-cell-address="'2008.ntcir'.FE1"/>
          </calcext:conditional-format>
          <calcext:conditional-format calcext:target-range-address="'2008.ntcir'.FF1:'2008.ntcir'.FF1">
            <calcext:condition calcext:apply-style-name="Accent" calcext:value="duplicate" calcext:base-cell-address="'2008.ntcir'.FF1"/>
          </calcext:conditional-format>
          <calcext:conditional-format calcext:target-range-address="'2008.ntcir'.FG1:'2008.ntcir'.FG1">
            <calcext:condition calcext:apply-style-name="Accent" calcext:value="duplicate" calcext:base-cell-address="'2008.ntcir'.FG1"/>
          </calcext:conditional-format>
          <calcext:conditional-format calcext:target-range-address="'2008.ntcir'.FH1:'2008.ntcir'.FH1">
            <calcext:condition calcext:apply-style-name="Accent" calcext:value="duplicate" calcext:base-cell-address="'2008.ntcir'.FH1"/>
          </calcext:conditional-format>
          <calcext:conditional-format calcext:target-range-address="'2008.ntcir'.FI1:'2008.ntcir'.FI1">
            <calcext:condition calcext:apply-style-name="Accent" calcext:value="duplicate" calcext:base-cell-address="'2008.ntcir'.FI1"/>
          </calcext:conditional-format>
          <calcext:conditional-format calcext:target-range-address="'2008.ntcir'.FJ1:'2008.ntcir'.FJ1">
            <calcext:condition calcext:apply-style-name="Accent" calcext:value="duplicate" calcext:base-cell-address="'2008.ntcir'.FJ1"/>
          </calcext:conditional-format>
          <calcext:conditional-format calcext:target-range-address="'2008.ntcir'.FK1:'2008.ntcir'.FK1">
            <calcext:condition calcext:apply-style-name="Accent" calcext:value="duplicate" calcext:base-cell-address="'2008.ntcir'.FK1"/>
          </calcext:conditional-format>
          <calcext:conditional-format calcext:target-range-address="'2008.ntcir'.FL1:'2008.ntcir'.FL1">
            <calcext:condition calcext:apply-style-name="Accent" calcext:value="duplicate" calcext:base-cell-address="'2008.ntcir'.FL1"/>
          </calcext:conditional-format>
          <calcext:conditional-format calcext:target-range-address="'2008.ntcir'.FM1:'2008.ntcir'.FM1">
            <calcext:condition calcext:apply-style-name="Accent" calcext:value="duplicate" calcext:base-cell-address="'2008.ntcir'.FM1"/>
          </calcext:conditional-format>
          <calcext:conditional-format calcext:target-range-address="'2008.ntcir'.FN1:'2008.ntcir'.FN1">
            <calcext:condition calcext:apply-style-name="Accent" calcext:value="duplicate" calcext:base-cell-address="'2008.ntcir'.FN1"/>
          </calcext:conditional-format>
          <calcext:conditional-format calcext:target-range-address="'2008.ntcir'.FO1:'2008.ntcir'.FO1">
            <calcext:condition calcext:apply-style-name="Accent" calcext:value="duplicate" calcext:base-cell-address="'2008.ntcir'.FO1"/>
          </calcext:conditional-format>
          <calcext:conditional-format calcext:target-range-address="'2008.ntcir'.FP1:'2008.ntcir'.FP1">
            <calcext:condition calcext:apply-style-name="Accent" calcext:value="duplicate" calcext:base-cell-address="'2008.ntcir'.FP1"/>
          </calcext:conditional-format>
          <calcext:conditional-format calcext:target-range-address="'2008.ntcir'.FQ1:'2008.ntcir'.FQ1">
            <calcext:condition calcext:apply-style-name="Accent" calcext:value="duplicate" calcext:base-cell-address="'2008.ntcir'.FQ1"/>
          </calcext:conditional-format>
          <calcext:conditional-format calcext:target-range-address="'2008.ntcir'.FR1:'2008.ntcir'.FR1">
            <calcext:condition calcext:apply-style-name="Accent" calcext:value="duplicate" calcext:base-cell-address="'2008.ntcir'.FR1"/>
          </calcext:conditional-format>
          <calcext:conditional-format calcext:target-range-address="'2008.ntcir'.FS1:'2008.ntcir'.FS1">
            <calcext:condition calcext:apply-style-name="Accent" calcext:value="duplicate" calcext:base-cell-address="'2008.ntcir'.FS1"/>
          </calcext:conditional-format>
          <calcext:conditional-format calcext:target-range-address="'2008.ntcir'.FT1:'2008.ntcir'.FT1">
            <calcext:condition calcext:apply-style-name="Accent" calcext:value="duplicate" calcext:base-cell-address="'2008.ntcir'.FT1"/>
          </calcext:conditional-format>
          <calcext:conditional-format calcext:target-range-address="'2008.ntcir'.FU1:'2008.ntcir'.FU1">
            <calcext:condition calcext:apply-style-name="Accent" calcext:value="duplicate" calcext:base-cell-address="'2008.ntcir'.FU1"/>
          </calcext:conditional-format>
          <calcext:conditional-format calcext:target-range-address="'2008.ntcir'.FV1:'2008.ntcir'.FV1">
            <calcext:condition calcext:apply-style-name="Accent" calcext:value="duplicate" calcext:base-cell-address="'2008.ntcir'.FV1"/>
          </calcext:conditional-format>
          <calcext:conditional-format calcext:target-range-address="'2008.ntcir'.FW1:'2008.ntcir'.FW1">
            <calcext:condition calcext:apply-style-name="Accent" calcext:value="duplicate" calcext:base-cell-address="'2008.ntcir'.FW1"/>
          </calcext:conditional-format>
          <calcext:conditional-format calcext:target-range-address="'2008.ntcir'.FX1:'2008.ntcir'.FX1">
            <calcext:condition calcext:apply-style-name="Accent" calcext:value="duplicate" calcext:base-cell-address="'2008.ntcir'.FX1"/>
          </calcext:conditional-format>
          <calcext:conditional-format calcext:target-range-address="'2008.ntcir'.FY1:'2008.ntcir'.FY1">
            <calcext:condition calcext:apply-style-name="Accent" calcext:value="duplicate" calcext:base-cell-address="'2008.ntcir'.FY1"/>
          </calcext:conditional-format>
          <calcext:conditional-format calcext:target-range-address="'2008.ntcir'.FZ1:'2008.ntcir'.FZ1">
            <calcext:condition calcext:apply-style-name="Accent" calcext:value="duplicate" calcext:base-cell-address="'2008.ntcir'.FZ1"/>
          </calcext:conditional-format>
          <calcext:conditional-format calcext:target-range-address="'2008.ntcir'.GA1:'2008.ntcir'.GA1">
            <calcext:condition calcext:apply-style-name="Accent" calcext:value="duplicate" calcext:base-cell-address="'2008.ntcir'.GA1"/>
          </calcext:conditional-format>
          <calcext:conditional-format calcext:target-range-address="'2008.ntcir'.GB1:'2008.ntcir'.GB1">
            <calcext:condition calcext:apply-style-name="Accent" calcext:value="duplicate" calcext:base-cell-address="'2008.ntcir'.GB1"/>
          </calcext:conditional-format>
          <calcext:conditional-format calcext:target-range-address="'2008.ntcir'.GC1:'2008.ntcir'.GC1">
            <calcext:condition calcext:apply-style-name="Accent" calcext:value="duplicate" calcext:base-cell-address="'2008.ntcir'.GC1"/>
          </calcext:conditional-format>
          <calcext:conditional-format calcext:target-range-address="'2008.ntcir'.GD1:'2008.ntcir'.GD1">
            <calcext:condition calcext:apply-style-name="Accent" calcext:value="duplicate" calcext:base-cell-address="'2008.ntcir'.GD1"/>
          </calcext:conditional-format>
          <calcext:conditional-format calcext:target-range-address="'2008.ntcir'.GE1:'2008.ntcir'.GE1">
            <calcext:condition calcext:apply-style-name="Accent" calcext:value="duplicate" calcext:base-cell-address="'2008.ntcir'.GE1"/>
          </calcext:conditional-format>
          <calcext:conditional-format calcext:target-range-address="'2008.ntcir'.GF1:'2008.ntcir'.GF1">
            <calcext:condition calcext:apply-style-name="Accent" calcext:value="duplicate" calcext:base-cell-address="'2008.ntcir'.GF1"/>
          </calcext:conditional-format>
          <calcext:conditional-format calcext:target-range-address="'2008.ntcir'.GG1:'2008.ntcir'.GG1">
            <calcext:condition calcext:apply-style-name="Accent" calcext:value="duplicate" calcext:base-cell-address="'2008.ntcir'.GG1"/>
          </calcext:conditional-format>
          <calcext:conditional-format calcext:target-range-address="'2008.ntcir'.GH1:'2008.ntcir'.GH1">
            <calcext:condition calcext:apply-style-name="Accent" calcext:value="duplicate" calcext:base-cell-address="'2008.ntcir'.GH1"/>
          </calcext:conditional-format>
          <calcext:conditional-format calcext:target-range-address="'2008.ntcir'.GI1:'2008.ntcir'.GI1">
            <calcext:condition calcext:apply-style-name="Accent" calcext:value="duplicate" calcext:base-cell-address="'2008.ntcir'.GI1"/>
          </calcext:conditional-format>
          <calcext:conditional-format calcext:target-range-address="'2008.ntcir'.GJ1:'2008.ntcir'.GJ1">
            <calcext:condition calcext:apply-style-name="Accent" calcext:value="duplicate" calcext:base-cell-address="'2008.ntcir'.GJ1"/>
          </calcext:conditional-format>
          <calcext:conditional-format calcext:target-range-address="'2008.ntcir'.GK1:'2008.ntcir'.GK1">
            <calcext:condition calcext:apply-style-name="Accent" calcext:value="duplicate" calcext:base-cell-address="'2008.ntcir'.GK1"/>
          </calcext:conditional-format>
          <calcext:conditional-format calcext:target-range-address="'2008.ntcir'.GL1:'2008.ntcir'.GL1">
            <calcext:condition calcext:apply-style-name="Accent" calcext:value="duplicate" calcext:base-cell-address="'2008.ntcir'.GL1"/>
          </calcext:conditional-format>
          <calcext:conditional-format calcext:target-range-address="'2008.ntcir'.GM1:'2008.ntcir'.GM1">
            <calcext:condition calcext:apply-style-name="Accent" calcext:value="duplicate" calcext:base-cell-address="'2008.ntcir'.GM1"/>
          </calcext:conditional-format>
          <calcext:conditional-format calcext:target-range-address="'2008.ntcir'.GN1:'2008.ntcir'.GN1">
            <calcext:condition calcext:apply-style-name="Accent" calcext:value="duplicate" calcext:base-cell-address="'2008.ntcir'.GN1"/>
          </calcext:conditional-format>
          <calcext:conditional-format calcext:target-range-address="'2008.ntcir'.GO1:'2008.ntcir'.GO1">
            <calcext:condition calcext:apply-style-name="Accent" calcext:value="duplicate" calcext:base-cell-address="'2008.ntcir'.GO1"/>
          </calcext:conditional-format>
          <calcext:conditional-format calcext:target-range-address="'2008.ntcir'.GP1:'2008.ntcir'.GP1">
            <calcext:condition calcext:apply-style-name="Accent" calcext:value="duplicate" calcext:base-cell-address="'2008.ntcir'.GP1"/>
          </calcext:conditional-format>
          <calcext:conditional-format calcext:target-range-address="'2008.ntcir'.GQ1:'2008.ntcir'.GQ1">
            <calcext:condition calcext:apply-style-name="Accent" calcext:value="duplicate" calcext:base-cell-address="'2008.ntcir'.GQ1"/>
          </calcext:conditional-format>
          <calcext:conditional-format calcext:target-range-address="'2008.ntcir'.GR1:'2008.ntcir'.GR1">
            <calcext:condition calcext:apply-style-name="Accent" calcext:value="duplicate" calcext:base-cell-address="'2008.ntcir'.GR1"/>
          </calcext:conditional-format>
          <calcext:conditional-format calcext:target-range-address="'2008.ntcir'.GS1:'2008.ntcir'.GS1">
            <calcext:condition calcext:apply-style-name="Accent" calcext:value="duplicate" calcext:base-cell-address="'2008.ntcir'.GS1"/>
          </calcext:conditional-format>
          <calcext:conditional-format calcext:target-range-address="'2008.ntcir'.GT1:'2008.ntcir'.GT1">
            <calcext:condition calcext:apply-style-name="Accent" calcext:value="duplicate" calcext:base-cell-address="'2008.ntcir'.GT1"/>
          </calcext:conditional-format>
          <calcext:conditional-format calcext:target-range-address="'2008.ntcir'.GU1:'2008.ntcir'.GU1">
            <calcext:condition calcext:apply-style-name="Accent" calcext:value="duplicate" calcext:base-cell-address="'2008.ntcir'.GU1"/>
          </calcext:conditional-format>
          <calcext:conditional-format calcext:target-range-address="'2008.ntcir'.GV1:'2008.ntcir'.GV1">
            <calcext:condition calcext:apply-style-name="Accent" calcext:value="duplicate" calcext:base-cell-address="'2008.ntcir'.GV1"/>
          </calcext:conditional-format>
          <calcext:conditional-format calcext:target-range-address="'2008.ntcir'.GW1:'2008.ntcir'.GW1">
            <calcext:condition calcext:apply-style-name="Accent" calcext:value="duplicate" calcext:base-cell-address="'2008.ntcir'.GW1"/>
          </calcext:conditional-format>
          <calcext:conditional-format calcext:target-range-address="'2008.ntcir'.GX1:'2008.ntcir'.GX1">
            <calcext:condition calcext:apply-style-name="Accent" calcext:value="duplicate" calcext:base-cell-address="'2008.ntcir'.GX1"/>
          </calcext:conditional-format>
          <calcext:conditional-format calcext:target-range-address="'2008.ntcir'.GY1:'2008.ntcir'.GY1">
            <calcext:condition calcext:apply-style-name="Accent" calcext:value="duplicate" calcext:base-cell-address="'2008.ntcir'.GY1"/>
          </calcext:conditional-format>
          <calcext:conditional-format calcext:target-range-address="'2008.ntcir'.GZ1:'2008.ntcir'.GZ1">
            <calcext:condition calcext:apply-style-name="Accent" calcext:value="duplicate" calcext:base-cell-address="'2008.ntcir'.GZ1"/>
          </calcext:conditional-format>
          <calcext:conditional-format calcext:target-range-address="'2008.ntcir'.HA1:'2008.ntcir'.HA1">
            <calcext:condition calcext:apply-style-name="Accent" calcext:value="duplicate" calcext:base-cell-address="'2008.ntcir'.HA1"/>
          </calcext:conditional-format>
          <calcext:conditional-format calcext:target-range-address="'2008.ntcir'.HB1:'2008.ntcir'.HB1">
            <calcext:condition calcext:apply-style-name="Accent" calcext:value="duplicate" calcext:base-cell-address="'2008.ntcir'.HB1"/>
          </calcext:conditional-format>
          <calcext:conditional-format calcext:target-range-address="'2008.ntcir'.HC1:'2008.ntcir'.HC1">
            <calcext:condition calcext:apply-style-name="Accent" calcext:value="duplicate" calcext:base-cell-address="'2008.ntcir'.HC1"/>
          </calcext:conditional-format>
          <calcext:conditional-format calcext:target-range-address="'2008.ntcir'.HD1:'2008.ntcir'.HD1">
            <calcext:condition calcext:apply-style-name="Accent" calcext:value="duplicate" calcext:base-cell-address="'2008.ntcir'.HD1"/>
          </calcext:conditional-format>
          <calcext:conditional-format calcext:target-range-address="'2008.ntcir'.HE1:'2008.ntcir'.HE1">
            <calcext:condition calcext:apply-style-name="Accent" calcext:value="duplicate" calcext:base-cell-address="'2008.ntcir'.HE1"/>
          </calcext:conditional-format>
          <calcext:conditional-format calcext:target-range-address="'2008.ntcir'.HF1:'2008.ntcir'.HF1">
            <calcext:condition calcext:apply-style-name="Accent" calcext:value="duplicate" calcext:base-cell-address="'2008.ntcir'.HF1"/>
          </calcext:conditional-format>
          <calcext:conditional-format calcext:target-range-address="'2008.ntcir'.HG1:'2008.ntcir'.HG1">
            <calcext:condition calcext:apply-style-name="Accent" calcext:value="duplicate" calcext:base-cell-address="'2008.ntcir'.HG1"/>
          </calcext:conditional-format>
          <calcext:conditional-format calcext:target-range-address="'2008.ntcir'.HH1:'2008.ntcir'.HH1">
            <calcext:condition calcext:apply-style-name="Accent" calcext:value="duplicate" calcext:base-cell-address="'2008.ntcir'.HH1"/>
          </calcext:conditional-format>
          <calcext:conditional-format calcext:target-range-address="'2008.ntcir'.HI1:'2008.ntcir'.HI1">
            <calcext:condition calcext:apply-style-name="Accent" calcext:value="duplicate" calcext:base-cell-address="'2008.ntcir'.HI1"/>
          </calcext:conditional-format>
          <calcext:conditional-format calcext:target-range-address="'2008.ntcir'.HJ1:'2008.ntcir'.HJ1">
            <calcext:condition calcext:apply-style-name="Accent" calcext:value="duplicate" calcext:base-cell-address="'2008.ntcir'.HJ1"/>
          </calcext:conditional-format>
          <calcext:conditional-format calcext:target-range-address="'2008.ntcir'.HK1:'2008.ntcir'.HK1">
            <calcext:condition calcext:apply-style-name="Accent" calcext:value="duplicate" calcext:base-cell-address="'2008.ntcir'.HK1"/>
          </calcext:conditional-format>
          <calcext:conditional-format calcext:target-range-address="'2008.ntcir'.HL1:'2008.ntcir'.HL1">
            <calcext:condition calcext:apply-style-name="Accent" calcext:value="duplicate" calcext:base-cell-address="'2008.ntcir'.HL1"/>
          </calcext:conditional-format>
          <calcext:conditional-format calcext:target-range-address="'2008.ntcir'.HM1:'2008.ntcir'.HM1">
            <calcext:condition calcext:apply-style-name="Accent" calcext:value="duplicate" calcext:base-cell-address="'2008.ntcir'.HM1"/>
          </calcext:conditional-format>
          <calcext:conditional-format calcext:target-range-address="'2008.ntcir'.HN1:'2008.ntcir'.HN1">
            <calcext:condition calcext:apply-style-name="Accent" calcext:value="duplicate" calcext:base-cell-address="'2008.ntcir'.HN1"/>
          </calcext:conditional-format>
          <calcext:conditional-format calcext:target-range-address="'2008.ntcir'.HO1:'2008.ntcir'.HO1">
            <calcext:condition calcext:apply-style-name="Accent" calcext:value="duplicate" calcext:base-cell-address="'2008.ntcir'.HO1"/>
          </calcext:conditional-format>
          <calcext:conditional-format calcext:target-range-address="'2008.ntcir'.HP1:'2008.ntcir'.HP1">
            <calcext:condition calcext:apply-style-name="Accent" calcext:value="duplicate" calcext:base-cell-address="'2008.ntcir'.HP1"/>
          </calcext:conditional-format>
          <calcext:conditional-format calcext:target-range-address="'2008.ntcir'.HQ1:'2008.ntcir'.HQ1">
            <calcext:condition calcext:apply-style-name="Accent" calcext:value="duplicate" calcext:base-cell-address="'2008.ntcir'.HQ1"/>
          </calcext:conditional-format>
          <calcext:conditional-format calcext:target-range-address="'2008.ntcir'.HR1:'2008.ntcir'.HR1">
            <calcext:condition calcext:apply-style-name="Accent" calcext:value="duplicate" calcext:base-cell-address="'2008.ntcir'.HR1"/>
          </calcext:conditional-format>
          <calcext:conditional-format calcext:target-range-address="'2008.ntcir'.HS1:'2008.ntcir'.HS1">
            <calcext:condition calcext:apply-style-name="Accent" calcext:value="duplicate" calcext:base-cell-address="'2008.ntcir'.HS1"/>
          </calcext:conditional-format>
          <calcext:conditional-format calcext:target-range-address="'2008.ntcir'.HT1:'2008.ntcir'.HT1">
            <calcext:condition calcext:apply-style-name="Accent" calcext:value="duplicate" calcext:base-cell-address="'2008.ntcir'.HT1"/>
          </calcext:conditional-format>
          <calcext:conditional-format calcext:target-range-address="'2008.ntcir'.HU1:'2008.ntcir'.HU1">
            <calcext:condition calcext:apply-style-name="Accent" calcext:value="duplicate" calcext:base-cell-address="'2008.ntcir'.HU1"/>
          </calcext:conditional-format>
          <calcext:conditional-format calcext:target-range-address="'2008.ntcir'.HV1:'2008.ntcir'.HV1">
            <calcext:condition calcext:apply-style-name="Accent" calcext:value="duplicate" calcext:base-cell-address="'2008.ntcir'.HV1"/>
          </calcext:conditional-format>
          <calcext:conditional-format calcext:target-range-address="'2008.ntcir'.HW1:'2008.ntcir'.HW1">
            <calcext:condition calcext:apply-style-name="Accent" calcext:value="duplicate" calcext:base-cell-address="'2008.ntcir'.HW1"/>
          </calcext:conditional-format>
          <calcext:conditional-format calcext:target-range-address="'2008.ntcir'.HX1:'2008.ntcir'.HX1">
            <calcext:condition calcext:apply-style-name="Accent" calcext:value="duplicate" calcext:base-cell-address="'2008.ntcir'.HX1"/>
          </calcext:conditional-format>
          <calcext:conditional-format calcext:target-range-address="'2008.ntcir'.HY1:'2008.ntcir'.HY1">
            <calcext:condition calcext:apply-style-name="Accent" calcext:value="duplicate" calcext:base-cell-address="'2008.ntcir'.HY1"/>
          </calcext:conditional-format>
          <calcext:conditional-format calcext:target-range-address="'2008.ntcir'.HZ1:'2008.ntcir'.HZ1">
            <calcext:condition calcext:apply-style-name="Accent" calcext:value="duplicate" calcext:base-cell-address="'2008.ntcir'.HZ1"/>
          </calcext:conditional-format>
          <calcext:conditional-format calcext:target-range-address="'2008.ntcir'.IA1:'2008.ntcir'.IA1">
            <calcext:condition calcext:apply-style-name="Accent" calcext:value="duplicate" calcext:base-cell-address="'2008.ntcir'.IA1"/>
          </calcext:conditional-format>
          <calcext:conditional-format calcext:target-range-address="'2008.ntcir'.IB1:'2008.ntcir'.IB1">
            <calcext:condition calcext:apply-style-name="Accent" calcext:value="duplicate" calcext:base-cell-address="'2008.ntcir'.IB1"/>
          </calcext:conditional-format>
          <calcext:conditional-format calcext:target-range-address="'2008.ntcir'.IC1:'2008.ntcir'.IC1">
            <calcext:condition calcext:apply-style-name="Accent" calcext:value="duplicate" calcext:base-cell-address="'2008.ntcir'.IC1"/>
          </calcext:conditional-format>
          <calcext:conditional-format calcext:target-range-address="'2008.ntcir'.ID1:'2008.ntcir'.ID1">
            <calcext:condition calcext:apply-style-name="Accent" calcext:value="duplicate" calcext:base-cell-address="'2008.ntcir'.ID1"/>
          </calcext:conditional-format>
          <calcext:conditional-format calcext:target-range-address="'2008.ntcir'.IE1:'2008.ntcir'.IE1">
            <calcext:condition calcext:apply-style-name="Accent" calcext:value="duplicate" calcext:base-cell-address="'2008.ntcir'.IE1"/>
          </calcext:conditional-format>
          <calcext:conditional-format calcext:target-range-address="'2008.ntcir'.IF1:'2008.ntcir'.IF1">
            <calcext:condition calcext:apply-style-name="Accent" calcext:value="duplicate" calcext:base-cell-address="'2008.ntcir'.IF1"/>
          </calcext:conditional-format>
          <calcext:conditional-format calcext:target-range-address="'2008.ntcir'.IG1:'2008.ntcir'.IG1">
            <calcext:condition calcext:apply-style-name="Accent" calcext:value="duplicate" calcext:base-cell-address="'2008.ntcir'.IG1"/>
          </calcext:conditional-format>
          <calcext:conditional-format calcext:target-range-address="'2008.ntcir'.IH1:'2008.ntcir'.IH1">
            <calcext:condition calcext:apply-style-name="Accent" calcext:value="duplicate" calcext:base-cell-address="'2008.ntcir'.IH1"/>
          </calcext:conditional-format>
          <calcext:conditional-format calcext:target-range-address="'2008.ntcir'.II1:'2008.ntcir'.II1">
            <calcext:condition calcext:apply-style-name="Accent" calcext:value="duplicate" calcext:base-cell-address="'2008.ntcir'.II1"/>
          </calcext:conditional-format>
          <calcext:conditional-format calcext:target-range-address="'2008.ntcir'.IJ1:'2008.ntcir'.IJ1">
            <calcext:condition calcext:apply-style-name="Accent" calcext:value="duplicate" calcext:base-cell-address="'2008.ntcir'.IJ1"/>
          </calcext:conditional-format>
          <calcext:conditional-format calcext:target-range-address="'2008.ntcir'.IK1:'2008.ntcir'.IK1">
            <calcext:condition calcext:apply-style-name="Accent" calcext:value="duplicate" calcext:base-cell-address="'2008.ntcir'.IK1"/>
          </calcext:conditional-format>
          <calcext:conditional-format calcext:target-range-address="'2008.ntcir'.IL1:'2008.ntcir'.IL1">
            <calcext:condition calcext:apply-style-name="Accent" calcext:value="duplicate" calcext:base-cell-address="'2008.ntcir'.IL1"/>
          </calcext:conditional-format>
          <calcext:conditional-format calcext:target-range-address="'2008.ntcir'.IM1:'2008.ntcir'.IM1">
            <calcext:condition calcext:apply-style-name="Accent" calcext:value="duplicate" calcext:base-cell-address="'2008.ntcir'.IM1"/>
          </calcext:conditional-format>
          <calcext:conditional-format calcext:target-range-address="'2008.ntcir'.IN1:'2008.ntcir'.IN1">
            <calcext:condition calcext:apply-style-name="Accent" calcext:value="duplicate" calcext:base-cell-address="'2008.ntcir'.IN1"/>
          </calcext:conditional-format>
          <calcext:conditional-format calcext:target-range-address="'2008.ntcir'.IO1:'2008.ntcir'.IO1">
            <calcext:condition calcext:apply-style-name="Accent" calcext:value="duplicate" calcext:base-cell-address="'2008.ntcir'.IO1"/>
          </calcext:conditional-format>
          <calcext:conditional-format calcext:target-range-address="'2008.ntcir'.IP1:'2008.ntcir'.IP1">
            <calcext:condition calcext:apply-style-name="Accent" calcext:value="duplicate" calcext:base-cell-address="'2008.ntcir'.IP1"/>
          </calcext:conditional-format>
          <calcext:conditional-format calcext:target-range-address="'2008.ntcir'.IQ1:'2008.ntcir'.IQ1">
            <calcext:condition calcext:apply-style-name="Accent" calcext:value="duplicate" calcext:base-cell-address="'2008.ntcir'.IQ1"/>
          </calcext:conditional-format>
          <calcext:conditional-format calcext:target-range-address="'2008.ntcir'.IR1:'2008.ntcir'.IR1">
            <calcext:condition calcext:apply-style-name="Accent" calcext:value="duplicate" calcext:base-cell-address="'2008.ntcir'.IR1"/>
          </calcext:conditional-format>
          <calcext:conditional-format calcext:target-range-address="'2008.ntcir'.IS1:'2008.ntcir'.IS1">
            <calcext:condition calcext:apply-style-name="Accent" calcext:value="duplicate" calcext:base-cell-address="'2008.ntcir'.IS1"/>
          </calcext:conditional-format>
          <calcext:conditional-format calcext:target-range-address="'2008.ntcir'.IT1:'2008.ntcir'.IT1">
            <calcext:condition calcext:apply-style-name="Accent" calcext:value="duplicate" calcext:base-cell-address="'2008.ntcir'.IT1"/>
          </calcext:conditional-format>
          <calcext:conditional-format calcext:target-range-address="'2008.ntcir'.IU1:'2008.ntcir'.IU1">
            <calcext:condition calcext:apply-style-name="Accent" calcext:value="duplicate" calcext:base-cell-address="'2008.ntcir'.IU1"/>
          </calcext:conditional-format>
          <calcext:conditional-format calcext:target-range-address="'2008.ntcir'.IV1:'2008.ntcir'.IV1">
            <calcext:condition calcext:apply-style-name="Accent" calcext:value="duplicate" calcext:base-cell-address="'2008.ntcir'.IV1"/>
          </calcext:conditional-format>
          <calcext:conditional-format calcext:target-range-address="'2008.ntcir'.IW1:'2008.ntcir'.IW1">
            <calcext:condition calcext:apply-style-name="Accent" calcext:value="duplicate" calcext:base-cell-address="'2008.ntcir'.IW1"/>
          </calcext:conditional-format>
          <calcext:conditional-format calcext:target-range-address="'2008.ntcir'.IX1:'2008.ntcir'.IX1">
            <calcext:condition calcext:apply-style-name="Accent" calcext:value="duplicate" calcext:base-cell-address="'2008.ntcir'.IX1"/>
          </calcext:conditional-format>
          <calcext:conditional-format calcext:target-range-address="'2008.ntcir'.IY1:'2008.ntcir'.IY1">
            <calcext:condition calcext:apply-style-name="Accent" calcext:value="duplicate" calcext:base-cell-address="'2008.ntcir'.IY1"/>
          </calcext:conditional-format>
          <calcext:conditional-format calcext:target-range-address="'2008.ntcir'.IZ1:'2008.ntcir'.IZ1">
            <calcext:condition calcext:apply-style-name="Accent" calcext:value="duplicate" calcext:base-cell-address="'2008.ntcir'.IZ1"/>
          </calcext:conditional-format>
          <calcext:conditional-format calcext:target-range-address="'2008.ntcir'.JA1:'2008.ntcir'.JA1">
            <calcext:condition calcext:apply-style-name="Accent" calcext:value="duplicate" calcext:base-cell-address="'2008.ntcir'.JA1"/>
          </calcext:conditional-format>
          <calcext:conditional-format calcext:target-range-address="'2008.ntcir'.JB1:'2008.ntcir'.JB1">
            <calcext:condition calcext:apply-style-name="Accent" calcext:value="duplicate" calcext:base-cell-address="'2008.ntcir'.JB1"/>
          </calcext:conditional-format>
          <calcext:conditional-format calcext:target-range-address="'2008.ntcir'.JC1:'2008.ntcir'.JC1">
            <calcext:condition calcext:apply-style-name="Accent" calcext:value="duplicate" calcext:base-cell-address="'2008.ntcir'.JC1"/>
          </calcext:conditional-format>
          <calcext:conditional-format calcext:target-range-address="'2008.ntcir'.JD1:'2008.ntcir'.JD1">
            <calcext:condition calcext:apply-style-name="Accent" calcext:value="duplicate" calcext:base-cell-address="'2008.ntcir'.JD1"/>
          </calcext:conditional-format>
          <calcext:conditional-format calcext:target-range-address="'2008.ntcir'.JE1:'2008.ntcir'.JE1">
            <calcext:condition calcext:apply-style-name="Accent" calcext:value="duplicate" calcext:base-cell-address="'2008.ntcir'.JE1"/>
          </calcext:conditional-format>
          <calcext:conditional-format calcext:target-range-address="'2008.ntcir'.JF1:'2008.ntcir'.JF1">
            <calcext:condition calcext:apply-style-name="Accent" calcext:value="duplicate" calcext:base-cell-address="'2008.ntcir'.JF1"/>
          </calcext:conditional-format>
          <calcext:conditional-format calcext:target-range-address="'2008.ntcir'.JG1:'2008.ntcir'.JG1">
            <calcext:condition calcext:apply-style-name="Accent" calcext:value="duplicate" calcext:base-cell-address="'2008.ntcir'.JG1"/>
          </calcext:conditional-format>
          <calcext:conditional-format calcext:target-range-address="'2008.ntcir'.JH1:'2008.ntcir'.JH1">
            <calcext:condition calcext:apply-style-name="Accent" calcext:value="duplicate" calcext:base-cell-address="'2008.ntcir'.JH1"/>
          </calcext:conditional-format>
          <calcext:conditional-format calcext:target-range-address="'2008.ntcir'.JI1:'2008.ntcir'.JI1">
            <calcext:condition calcext:apply-style-name="Accent" calcext:value="duplicate" calcext:base-cell-address="'2008.ntcir'.JI1"/>
          </calcext:conditional-format>
          <calcext:conditional-format calcext:target-range-address="'2008.ntcir'.JJ1:'2008.ntcir'.JJ1">
            <calcext:condition calcext:apply-style-name="Accent" calcext:value="duplicate" calcext:base-cell-address="'2008.ntcir'.JJ1"/>
          </calcext:conditional-format>
          <calcext:conditional-format calcext:target-range-address="'2008.ntcir'.JK1:'2008.ntcir'.JK1">
            <calcext:condition calcext:apply-style-name="Accent" calcext:value="duplicate" calcext:base-cell-address="'2008.ntcir'.JK1"/>
          </calcext:conditional-format>
          <calcext:conditional-format calcext:target-range-address="'2008.ntcir'.JL1:'2008.ntcir'.JL1">
            <calcext:condition calcext:apply-style-name="Accent" calcext:value="duplicate" calcext:base-cell-address="'2008.ntcir'.JL1"/>
          </calcext:conditional-format>
          <calcext:conditional-format calcext:target-range-address="'2008.ntcir'.JM1:'2008.ntcir'.JM1">
            <calcext:condition calcext:apply-style-name="Accent" calcext:value="duplicate" calcext:base-cell-address="'2008.ntcir'.JM1"/>
          </calcext:conditional-format>
          <calcext:conditional-format calcext:target-range-address="'2008.ntcir'.JN1:'2008.ntcir'.JN1">
            <calcext:condition calcext:apply-style-name="Accent" calcext:value="duplicate" calcext:base-cell-address="'2008.ntcir'.JN1"/>
          </calcext:conditional-format>
          <calcext:conditional-format calcext:target-range-address="'2008.ntcir'.JO1:'2008.ntcir'.JO1">
            <calcext:condition calcext:apply-style-name="Accent" calcext:value="duplicate" calcext:base-cell-address="'2008.ntcir'.JO1"/>
          </calcext:conditional-format>
          <calcext:conditional-format calcext:target-range-address="'2008.ntcir'.JP1:'2008.ntcir'.JP1">
            <calcext:condition calcext:apply-style-name="Accent" calcext:value="duplicate" calcext:base-cell-address="'2008.ntcir'.JP1"/>
          </calcext:conditional-format>
          <calcext:conditional-format calcext:target-range-address="'2008.ntcir'.JQ1:'2008.ntcir'.JQ1">
            <calcext:condition calcext:apply-style-name="Accent" calcext:value="duplicate" calcext:base-cell-address="'2008.ntcir'.JQ1"/>
          </calcext:conditional-format>
          <calcext:conditional-format calcext:target-range-address="'2008.ntcir'.JR1:'2008.ntcir'.JR1">
            <calcext:condition calcext:apply-style-name="Accent" calcext:value="duplicate" calcext:base-cell-address="'2008.ntcir'.JR1"/>
          </calcext:conditional-format>
          <calcext:conditional-format calcext:target-range-address="'2008.ntcir'.JS1:'2008.ntcir'.JS1">
            <calcext:condition calcext:apply-style-name="Accent" calcext:value="duplicate" calcext:base-cell-address="'2008.ntcir'.JS1"/>
          </calcext:conditional-format>
          <calcext:conditional-format calcext:target-range-address="'2008.ntcir'.JT1:'2008.ntcir'.JT1">
            <calcext:condition calcext:apply-style-name="Accent" calcext:value="duplicate" calcext:base-cell-address="'2008.ntcir'.JT1"/>
          </calcext:conditional-format>
          <calcext:conditional-format calcext:target-range-address="'2008.ntcir'.JU1:'2008.ntcir'.JU1">
            <calcext:condition calcext:apply-style-name="Accent" calcext:value="duplicate" calcext:base-cell-address="'2008.ntcir'.JU1"/>
          </calcext:conditional-format>
          <calcext:conditional-format calcext:target-range-address="'2008.ntcir'.JV1:'2008.ntcir'.JV1">
            <calcext:condition calcext:apply-style-name="Accent" calcext:value="duplicate" calcext:base-cell-address="'2008.ntcir'.JV1"/>
          </calcext:conditional-format>
          <calcext:conditional-format calcext:target-range-address="'2008.ntcir'.JW1:'2008.ntcir'.JW1">
            <calcext:condition calcext:apply-style-name="Accent" calcext:value="duplicate" calcext:base-cell-address="'2008.ntcir'.JW1"/>
          </calcext:conditional-format>
          <calcext:conditional-format calcext:target-range-address="'2008.ntcir'.JX1:'2008.ntcir'.JX1">
            <calcext:condition calcext:apply-style-name="Accent" calcext:value="duplicate" calcext:base-cell-address="'2008.ntcir'.JX1"/>
          </calcext:conditional-format>
          <calcext:conditional-format calcext:target-range-address="'2008.ntcir'.JY1:'2008.ntcir'.JY1">
            <calcext:condition calcext:apply-style-name="Accent" calcext:value="duplicate" calcext:base-cell-address="'2008.ntcir'.JY1"/>
          </calcext:conditional-format>
          <calcext:conditional-format calcext:target-range-address="'2008.ntcir'.JZ1:'2008.ntcir'.JZ1">
            <calcext:condition calcext:apply-style-name="Accent" calcext:value="duplicate" calcext:base-cell-address="'2008.ntcir'.JZ1"/>
          </calcext:conditional-format>
          <calcext:conditional-format calcext:target-range-address="'2008.ntcir'.KA1:'2008.ntcir'.KA1">
            <calcext:condition calcext:apply-style-name="Accent" calcext:value="duplicate" calcext:base-cell-address="'2008.ntcir'.KA1"/>
          </calcext:conditional-format>
          <calcext:conditional-format calcext:target-range-address="'2008.ntcir'.KB1:'2008.ntcir'.KB1">
            <calcext:condition calcext:apply-style-name="Accent" calcext:value="duplicate" calcext:base-cell-address="'2008.ntcir'.KB1"/>
          </calcext:conditional-format>
          <calcext:conditional-format calcext:target-range-address="'2008.ntcir'.KC1:'2008.ntcir'.KC1">
            <calcext:condition calcext:apply-style-name="Accent" calcext:value="duplicate" calcext:base-cell-address="'2008.ntcir'.KC1"/>
          </calcext:conditional-format>
          <calcext:conditional-format calcext:target-range-address="'2008.ntcir'.KD1:'2008.ntcir'.KD1">
            <calcext:condition calcext:apply-style-name="Accent" calcext:value="duplicate" calcext:base-cell-address="'2008.ntcir'.KD1"/>
          </calcext:conditional-format>
          <calcext:conditional-format calcext:target-range-address="'2008.ntcir'.KE1:'2008.ntcir'.KE1">
            <calcext:condition calcext:apply-style-name="Accent" calcext:value="duplicate" calcext:base-cell-address="'2008.ntcir'.KE1"/>
          </calcext:conditional-format>
          <calcext:conditional-format calcext:target-range-address="'2008.ntcir'.KF1:'2008.ntcir'.KF1">
            <calcext:condition calcext:apply-style-name="Accent" calcext:value="duplicate" calcext:base-cell-address="'2008.ntcir'.KF1"/>
          </calcext:conditional-format>
          <calcext:conditional-format calcext:target-range-address="'2008.ntcir'.KG1:'2008.ntcir'.KG1">
            <calcext:condition calcext:apply-style-name="Accent" calcext:value="duplicate" calcext:base-cell-address="'2008.ntcir'.KG1"/>
          </calcext:conditional-format>
          <calcext:conditional-format calcext:target-range-address="'2008.ntcir'.KH1:'2008.ntcir'.KH1">
            <calcext:condition calcext:apply-style-name="Accent" calcext:value="duplicate" calcext:base-cell-address="'2008.ntcir'.KH1"/>
          </calcext:conditional-format>
          <calcext:conditional-format calcext:target-range-address="'2008.ntcir'.KI1:'2008.ntcir'.KI1">
            <calcext:condition calcext:apply-style-name="Accent" calcext:value="duplicate" calcext:base-cell-address="'2008.ntcir'.KI1"/>
          </calcext:conditional-format>
          <calcext:conditional-format calcext:target-range-address="'2008.ntcir'.KJ1:'2008.ntcir'.KJ1">
            <calcext:condition calcext:apply-style-name="Accent" calcext:value="duplicate" calcext:base-cell-address="'2008.ntcir'.KJ1"/>
          </calcext:conditional-format>
          <calcext:conditional-format calcext:target-range-address="'2008.ntcir'.KK1:'2008.ntcir'.KK1">
            <calcext:condition calcext:apply-style-name="Accent" calcext:value="duplicate" calcext:base-cell-address="'2008.ntcir'.KK1"/>
          </calcext:conditional-format>
          <calcext:conditional-format calcext:target-range-address="'2008.ntcir'.KL1:'2008.ntcir'.KL1">
            <calcext:condition calcext:apply-style-name="Accent" calcext:value="duplicate" calcext:base-cell-address="'2008.ntcir'.KL1"/>
          </calcext:conditional-format>
          <calcext:conditional-format calcext:target-range-address="'2008.ntcir'.KM1:'2008.ntcir'.KM1">
            <calcext:condition calcext:apply-style-name="Accent" calcext:value="duplicate" calcext:base-cell-address="'2008.ntcir'.KM1"/>
          </calcext:conditional-format>
          <calcext:conditional-format calcext:target-range-address="'2008.ntcir'.KN1:'2008.ntcir'.KN1">
            <calcext:condition calcext:apply-style-name="Accent" calcext:value="duplicate" calcext:base-cell-address="'2008.ntcir'.KN1"/>
          </calcext:conditional-format>
          <calcext:conditional-format calcext:target-range-address="'2008.ntcir'.KO1:'2008.ntcir'.KO1">
            <calcext:condition calcext:apply-style-name="Accent" calcext:value="duplicate" calcext:base-cell-address="'2008.ntcir'.KO1"/>
          </calcext:conditional-format>
          <calcext:conditional-format calcext:target-range-address="'2008.ntcir'.KP1:'2008.ntcir'.KP1">
            <calcext:condition calcext:apply-style-name="Accent" calcext:value="duplicate" calcext:base-cell-address="'2008.ntcir'.KP1"/>
          </calcext:conditional-format>
          <calcext:conditional-format calcext:target-range-address="'2008.ntcir'.KQ1:'2008.ntcir'.KQ1">
            <calcext:condition calcext:apply-style-name="Accent" calcext:value="duplicate" calcext:base-cell-address="'2008.ntcir'.KQ1"/>
          </calcext:conditional-format>
          <calcext:conditional-format calcext:target-range-address="'2008.ntcir'.KR1:'2008.ntcir'.KR1">
            <calcext:condition calcext:apply-style-name="Accent" calcext:value="duplicate" calcext:base-cell-address="'2008.ntcir'.KR1"/>
          </calcext:conditional-format>
          <calcext:conditional-format calcext:target-range-address="'2008.ntcir'.KS1:'2008.ntcir'.KS1">
            <calcext:condition calcext:apply-style-name="Accent" calcext:value="duplicate" calcext:base-cell-address="'2008.ntcir'.KS1"/>
          </calcext:conditional-format>
          <calcext:conditional-format calcext:target-range-address="'2008.ntcir'.KT1:'2008.ntcir'.KT1">
            <calcext:condition calcext:apply-style-name="Accent" calcext:value="duplicate" calcext:base-cell-address="'2008.ntcir'.KT1"/>
          </calcext:conditional-format>
          <calcext:conditional-format calcext:target-range-address="'2008.ntcir'.KU1:'2008.ntcir'.KU1">
            <calcext:condition calcext:apply-style-name="Accent" calcext:value="duplicate" calcext:base-cell-address="'2008.ntcir'.KU1"/>
          </calcext:conditional-format>
          <calcext:conditional-format calcext:target-range-address="'2008.ntcir'.KV1:'2008.ntcir'.KV1">
            <calcext:condition calcext:apply-style-name="Accent" calcext:value="duplicate" calcext:base-cell-address="'2008.ntcir'.KV1"/>
          </calcext:conditional-format>
          <calcext:conditional-format calcext:target-range-address="'2008.ntcir'.KW1:'2008.ntcir'.KW1">
            <calcext:condition calcext:apply-style-name="Accent" calcext:value="duplicate" calcext:base-cell-address="'2008.ntcir'.KW1"/>
          </calcext:conditional-format>
          <calcext:conditional-format calcext:target-range-address="'2008.ntcir'.KX1:'2008.ntcir'.KX1">
            <calcext:condition calcext:apply-style-name="Accent" calcext:value="duplicate" calcext:base-cell-address="'2008.ntcir'.KX1"/>
          </calcext:conditional-format>
          <calcext:conditional-format calcext:target-range-address="'2008.ntcir'.KY1:'2008.ntcir'.KY1">
            <calcext:condition calcext:apply-style-name="Accent" calcext:value="duplicate" calcext:base-cell-address="'2008.ntcir'.KY1"/>
          </calcext:conditional-format>
          <calcext:conditional-format calcext:target-range-address="'2008.ntcir'.KZ1:'2008.ntcir'.KZ1">
            <calcext:condition calcext:apply-style-name="Accent" calcext:value="duplicate" calcext:base-cell-address="'2008.ntcir'.KZ1"/>
          </calcext:conditional-format>
          <calcext:conditional-format calcext:target-range-address="'2008.ntcir'.LA1:'2008.ntcir'.LA1">
            <calcext:condition calcext:apply-style-name="Accent" calcext:value="duplicate" calcext:base-cell-address="'2008.ntcir'.LA1"/>
          </calcext:conditional-format>
          <calcext:conditional-format calcext:target-range-address="'2008.ntcir'.LB1:'2008.ntcir'.LB1">
            <calcext:condition calcext:apply-style-name="Accent" calcext:value="duplicate" calcext:base-cell-address="'2008.ntcir'.LB1"/>
          </calcext:conditional-format>
          <calcext:conditional-format calcext:target-range-address="'2008.ntcir'.LC1:'2008.ntcir'.LC1">
            <calcext:condition calcext:apply-style-name="Accent" calcext:value="duplicate" calcext:base-cell-address="'2008.ntcir'.LC1"/>
          </calcext:conditional-format>
          <calcext:conditional-format calcext:target-range-address="'2008.ntcir'.LD1:'2008.ntcir'.LD1">
            <calcext:condition calcext:apply-style-name="Accent" calcext:value="duplicate" calcext:base-cell-address="'2008.ntcir'.LD1"/>
          </calcext:conditional-format>
          <calcext:conditional-format calcext:target-range-address="'2008.ntcir'.LE1:'2008.ntcir'.LE1">
            <calcext:condition calcext:apply-style-name="Accent" calcext:value="duplicate" calcext:base-cell-address="'2008.ntcir'.LE1"/>
          </calcext:conditional-format>
          <calcext:conditional-format calcext:target-range-address="'2008.ntcir'.LF1:'2008.ntcir'.LF1">
            <calcext:condition calcext:apply-style-name="Accent" calcext:value="duplicate" calcext:base-cell-address="'2008.ntcir'.LF1"/>
          </calcext:conditional-format>
          <calcext:conditional-format calcext:target-range-address="'2008.ntcir'.LG1:'2008.ntcir'.LG1">
            <calcext:condition calcext:apply-style-name="Accent" calcext:value="duplicate" calcext:base-cell-address="'2008.ntcir'.LG1"/>
          </calcext:conditional-format>
          <calcext:conditional-format calcext:target-range-address="'2008.ntcir'.LH1:'2008.ntcir'.LH1">
            <calcext:condition calcext:apply-style-name="Accent" calcext:value="duplicate" calcext:base-cell-address="'2008.ntcir'.LH1"/>
          </calcext:conditional-format>
          <calcext:conditional-format calcext:target-range-address="'2008.ntcir'.LI1:'2008.ntcir'.LI1">
            <calcext:condition calcext:apply-style-name="Accent" calcext:value="duplicate" calcext:base-cell-address="'2008.ntcir'.LI1"/>
          </calcext:conditional-format>
          <calcext:conditional-format calcext:target-range-address="'2008.ntcir'.LJ1:'2008.ntcir'.LJ1">
            <calcext:condition calcext:apply-style-name="Accent" calcext:value="duplicate" calcext:base-cell-address="'2008.ntcir'.LJ1"/>
          </calcext:conditional-format>
          <calcext:conditional-format calcext:target-range-address="'2008.ntcir'.LK1:'2008.ntcir'.LK1">
            <calcext:condition calcext:apply-style-name="Accent" calcext:value="duplicate" calcext:base-cell-address="'2008.ntcir'.LK1"/>
          </calcext:conditional-format>
          <calcext:conditional-format calcext:target-range-address="'2008.ntcir'.LL1:'2008.ntcir'.LL1">
            <calcext:condition calcext:apply-style-name="Accent" calcext:value="duplicate" calcext:base-cell-address="'2008.ntcir'.LL1"/>
          </calcext:conditional-format>
          <calcext:conditional-format calcext:target-range-address="'2008.ntcir'.LM1:'2008.ntcir'.LM1">
            <calcext:condition calcext:apply-style-name="Accent" calcext:value="duplicate" calcext:base-cell-address="'2008.ntcir'.LM1"/>
          </calcext:conditional-format>
          <calcext:conditional-format calcext:target-range-address="'2008.ntcir'.LN1:'2008.ntcir'.LN1">
            <calcext:condition calcext:apply-style-name="Accent" calcext:value="duplicate" calcext:base-cell-address="'2008.ntcir'.LN1"/>
          </calcext:conditional-format>
          <calcext:conditional-format calcext:target-range-address="'2008.ntcir'.LO1:'2008.ntcir'.LO1">
            <calcext:condition calcext:apply-style-name="Accent" calcext:value="duplicate" calcext:base-cell-address="'2008.ntcir'.LO1"/>
          </calcext:conditional-format>
          <calcext:conditional-format calcext:target-range-address="'2008.ntcir'.LP1:'2008.ntcir'.LP1">
            <calcext:condition calcext:apply-style-name="Accent" calcext:value="duplicate" calcext:base-cell-address="'2008.ntcir'.LP1"/>
          </calcext:conditional-format>
          <calcext:conditional-format calcext:target-range-address="'2008.ntcir'.LQ1:'2008.ntcir'.LQ1">
            <calcext:condition calcext:apply-style-name="Accent" calcext:value="duplicate" calcext:base-cell-address="'2008.ntcir'.LQ1"/>
          </calcext:conditional-format>
          <calcext:conditional-format calcext:target-range-address="'2008.ntcir'.LR1:'2008.ntcir'.LR1">
            <calcext:condition calcext:apply-style-name="Accent" calcext:value="duplicate" calcext:base-cell-address="'2008.ntcir'.LR1"/>
          </calcext:conditional-format>
          <calcext:conditional-format calcext:target-range-address="'2008.ntcir'.LS1:'2008.ntcir'.LS1">
            <calcext:condition calcext:apply-style-name="Accent" calcext:value="duplicate" calcext:base-cell-address="'2008.ntcir'.LS1"/>
          </calcext:conditional-format>
          <calcext:conditional-format calcext:target-range-address="'2008.ntcir'.LT1:'2008.ntcir'.LT1">
            <calcext:condition calcext:apply-style-name="Accent" calcext:value="duplicate" calcext:base-cell-address="'2008.ntcir'.LT1"/>
          </calcext:conditional-format>
          <calcext:conditional-format calcext:target-range-address="'2008.ntcir'.LU1:'2008.ntcir'.LU1">
            <calcext:condition calcext:apply-style-name="Accent" calcext:value="duplicate" calcext:base-cell-address="'2008.ntcir'.LU1"/>
          </calcext:conditional-format>
          <calcext:conditional-format calcext:target-range-address="'2008.ntcir'.LV1:'2008.ntcir'.LV1">
            <calcext:condition calcext:apply-style-name="Accent" calcext:value="duplicate" calcext:base-cell-address="'2008.ntcir'.LV1"/>
          </calcext:conditional-format>
          <calcext:conditional-format calcext:target-range-address="'2008.ntcir'.LW1:'2008.ntcir'.LW1">
            <calcext:condition calcext:apply-style-name="Accent" calcext:value="duplicate" calcext:base-cell-address="'2008.ntcir'.LW1"/>
          </calcext:conditional-format>
          <calcext:conditional-format calcext:target-range-address="'2008.ntcir'.LX1:'2008.ntcir'.LX1">
            <calcext:condition calcext:apply-style-name="Accent" calcext:value="duplicate" calcext:base-cell-address="'2008.ntcir'.LX1"/>
          </calcext:conditional-format>
          <calcext:conditional-format calcext:target-range-address="'2008.ntcir'.LY1:'2008.ntcir'.LY1">
            <calcext:condition calcext:apply-style-name="Accent" calcext:value="duplicate" calcext:base-cell-address="'2008.ntcir'.LY1"/>
          </calcext:conditional-format>
          <calcext:conditional-format calcext:target-range-address="'2008.ntcir'.LZ1:'2008.ntcir'.LZ1">
            <calcext:condition calcext:apply-style-name="Accent" calcext:value="duplicate" calcext:base-cell-address="'2008.ntcir'.LZ1"/>
          </calcext:conditional-format>
          <calcext:conditional-format calcext:target-range-address="'2008.ntcir'.MA1:'2008.ntcir'.MA1">
            <calcext:condition calcext:apply-style-name="Accent" calcext:value="duplicate" calcext:base-cell-address="'2008.ntcir'.MA1"/>
          </calcext:conditional-format>
          <calcext:conditional-format calcext:target-range-address="'2008.ntcir'.MB1:'2008.ntcir'.MB1">
            <calcext:condition calcext:apply-style-name="Accent" calcext:value="duplicate" calcext:base-cell-address="'2008.ntcir'.MB1"/>
          </calcext:conditional-format>
          <calcext:conditional-format calcext:target-range-address="'2008.ntcir'.MC1:'2008.ntcir'.MC1">
            <calcext:condition calcext:apply-style-name="Accent" calcext:value="duplicate" calcext:base-cell-address="'2008.ntcir'.MC1"/>
          </calcext:conditional-format>
          <calcext:conditional-format calcext:target-range-address="'2008.ntcir'.MD1:'2008.ntcir'.MD1">
            <calcext:condition calcext:apply-style-name="Accent" calcext:value="duplicate" calcext:base-cell-address="'2008.ntcir'.MD1"/>
          </calcext:conditional-format>
          <calcext:conditional-format calcext:target-range-address="'2008.ntcir'.ME1:'2008.ntcir'.ME1">
            <calcext:condition calcext:apply-style-name="Accent" calcext:value="duplicate" calcext:base-cell-address="'2008.ntcir'.ME1"/>
          </calcext:conditional-format>
          <calcext:conditional-format calcext:target-range-address="'2008.ntcir'.MF1:'2008.ntcir'.MF1">
            <calcext:condition calcext:apply-style-name="Accent" calcext:value="duplicate" calcext:base-cell-address="'2008.ntcir'.MF1"/>
          </calcext:conditional-format>
          <calcext:conditional-format calcext:target-range-address="'2008.ntcir'.MG1:'2008.ntcir'.MG1">
            <calcext:condition calcext:apply-style-name="Accent" calcext:value="duplicate" calcext:base-cell-address="'2008.ntcir'.MG1"/>
          </calcext:conditional-format>
          <calcext:conditional-format calcext:target-range-address="'2008.ntcir'.MH1:'2008.ntcir'.MH1">
            <calcext:condition calcext:apply-style-name="Accent" calcext:value="duplicate" calcext:base-cell-address="'2008.ntcir'.MH1"/>
          </calcext:conditional-format>
          <calcext:conditional-format calcext:target-range-address="'2008.ntcir'.MI1:'2008.ntcir'.MI1">
            <calcext:condition calcext:apply-style-name="Accent" calcext:value="duplicate" calcext:base-cell-address="'2008.ntcir'.MI1"/>
          </calcext:conditional-format>
          <calcext:conditional-format calcext:target-range-address="'2008.ntcir'.MJ1:'2008.ntcir'.MJ1">
            <calcext:condition calcext:apply-style-name="Accent" calcext:value="duplicate" calcext:base-cell-address="'2008.ntcir'.MJ1"/>
          </calcext:conditional-format>
          <calcext:conditional-format calcext:target-range-address="'2008.ntcir'.MK1:'2008.ntcir'.MK1">
            <calcext:condition calcext:apply-style-name="Accent" calcext:value="duplicate" calcext:base-cell-address="'2008.ntcir'.MK1"/>
          </calcext:conditional-format>
          <calcext:conditional-format calcext:target-range-address="'2008.ntcir'.ML1:'2008.ntcir'.ML1">
            <calcext:condition calcext:apply-style-name="Accent" calcext:value="duplicate" calcext:base-cell-address="'2008.ntcir'.ML1"/>
          </calcext:conditional-format>
          <calcext:conditional-format calcext:target-range-address="'2008.ntcir'.MM1:'2008.ntcir'.MM1">
            <calcext:condition calcext:apply-style-name="Accent" calcext:value="duplicate" calcext:base-cell-address="'2008.ntcir'.MM1"/>
          </calcext:conditional-format>
          <calcext:conditional-format calcext:target-range-address="'2008.ntcir'.MN1:'2008.ntcir'.MN1">
            <calcext:condition calcext:apply-style-name="Accent" calcext:value="duplicate" calcext:base-cell-address="'2008.ntcir'.MN1"/>
          </calcext:conditional-format>
          <calcext:conditional-format calcext:target-range-address="'2008.ntcir'.MO1:'2008.ntcir'.MO1">
            <calcext:condition calcext:apply-style-name="Accent" calcext:value="duplicate" calcext:base-cell-address="'2008.ntcir'.MO1"/>
          </calcext:conditional-format>
          <calcext:conditional-format calcext:target-range-address="'2008.ntcir'.MP1:'2008.ntcir'.MP1">
            <calcext:condition calcext:apply-style-name="Accent" calcext:value="duplicate" calcext:base-cell-address="'2008.ntcir'.MP1"/>
          </calcext:conditional-format>
          <calcext:conditional-format calcext:target-range-address="'2008.ntcir'.MQ1:'2008.ntcir'.MQ1">
            <calcext:condition calcext:apply-style-name="Accent" calcext:value="duplicate" calcext:base-cell-address="'2008.ntcir'.MQ1"/>
          </calcext:conditional-format>
          <calcext:conditional-format calcext:target-range-address="'2008.ntcir'.MR1:'2008.ntcir'.MR1">
            <calcext:condition calcext:apply-style-name="Accent" calcext:value="duplicate" calcext:base-cell-address="'2008.ntcir'.MR1"/>
          </calcext:conditional-format>
          <calcext:conditional-format calcext:target-range-address="'2008.ntcir'.MS1:'2008.ntcir'.MS1">
            <calcext:condition calcext:apply-style-name="Accent" calcext:value="duplicate" calcext:base-cell-address="'2008.ntcir'.MS1"/>
          </calcext:conditional-format>
          <calcext:conditional-format calcext:target-range-address="'2008.ntcir'.MT1:'2008.ntcir'.MT1">
            <calcext:condition calcext:apply-style-name="Accent" calcext:value="duplicate" calcext:base-cell-address="'2008.ntcir'.MT1"/>
          </calcext:conditional-format>
          <calcext:conditional-format calcext:target-range-address="'2008.ntcir'.MU1:'2008.ntcir'.MU1">
            <calcext:condition calcext:apply-style-name="Accent" calcext:value="duplicate" calcext:base-cell-address="'2008.ntcir'.MU1"/>
          </calcext:conditional-format>
          <calcext:conditional-format calcext:target-range-address="'2008.ntcir'.MV1:'2008.ntcir'.MV1">
            <calcext:condition calcext:apply-style-name="Accent" calcext:value="duplicate" calcext:base-cell-address="'2008.ntcir'.MV1"/>
          </calcext:conditional-format>
          <calcext:conditional-format calcext:target-range-address="'2008.ntcir'.MW1:'2008.ntcir'.MW1">
            <calcext:condition calcext:apply-style-name="Accent" calcext:value="duplicate" calcext:base-cell-address="'2008.ntcir'.MW1"/>
          </calcext:conditional-format>
          <calcext:conditional-format calcext:target-range-address="'2008.ntcir'.MX1:'2008.ntcir'.MX1">
            <calcext:condition calcext:apply-style-name="Accent" calcext:value="duplicate" calcext:base-cell-address="'2008.ntcir'.MX1"/>
          </calcext:conditional-format>
          <calcext:conditional-format calcext:target-range-address="'2008.ntcir'.MY1:'2008.ntcir'.MY1">
            <calcext:condition calcext:apply-style-name="Accent" calcext:value="duplicate" calcext:base-cell-address="'2008.ntcir'.MY1"/>
          </calcext:conditional-format>
          <calcext:conditional-format calcext:target-range-address="'2008.ntcir'.MZ1:'2008.ntcir'.MZ1">
            <calcext:condition calcext:apply-style-name="Accent" calcext:value="duplicate" calcext:base-cell-address="'2008.ntcir'.MZ1"/>
          </calcext:conditional-format>
          <calcext:conditional-format calcext:target-range-address="'2008.ntcir'.NA1:'2008.ntcir'.NA1">
            <calcext:condition calcext:apply-style-name="Accent" calcext:value="duplicate" calcext:base-cell-address="'2008.ntcir'.NA1"/>
          </calcext:conditional-format>
          <calcext:conditional-format calcext:target-range-address="'2008.ntcir'.NB1:'2008.ntcir'.NB1">
            <calcext:condition calcext:apply-style-name="Accent" calcext:value="duplicate" calcext:base-cell-address="'2008.ntcir'.NB1"/>
          </calcext:conditional-format>
          <calcext:conditional-format calcext:target-range-address="'2008.ntcir'.NC1:'2008.ntcir'.NC1">
            <calcext:condition calcext:apply-style-name="Accent" calcext:value="duplicate" calcext:base-cell-address="'2008.ntcir'.NC1"/>
          </calcext:conditional-format>
          <calcext:conditional-format calcext:target-range-address="'2008.ntcir'.ND1:'2008.ntcir'.ND1">
            <calcext:condition calcext:apply-style-name="Accent" calcext:value="duplicate" calcext:base-cell-address="'2008.ntcir'.ND1"/>
          </calcext:conditional-format>
          <calcext:conditional-format calcext:target-range-address="'2008.ntcir'.NE1:'2008.ntcir'.NE1">
            <calcext:condition calcext:apply-style-name="Accent" calcext:value="duplicate" calcext:base-cell-address="'2008.ntcir'.NE1"/>
          </calcext:conditional-format>
          <calcext:conditional-format calcext:target-range-address="'2008.ntcir'.NF1:'2008.ntcir'.NF1">
            <calcext:condition calcext:apply-style-name="Accent" calcext:value="duplicate" calcext:base-cell-address="'2008.ntcir'.NF1"/>
          </calcext:conditional-format>
          <calcext:conditional-format calcext:target-range-address="'2008.ntcir'.NG1:'2008.ntcir'.NG1">
            <calcext:condition calcext:apply-style-name="Accent" calcext:value="duplicate" calcext:base-cell-address="'2008.ntcir'.NG1"/>
          </calcext:conditional-format>
          <calcext:conditional-format calcext:target-range-address="'2008.ntcir'.NH1:'2008.ntcir'.NH1">
            <calcext:condition calcext:apply-style-name="Accent" calcext:value="duplicate" calcext:base-cell-address="'2008.ntcir'.NH1"/>
          </calcext:conditional-format>
          <calcext:conditional-format calcext:target-range-address="'2008.ntcir'.NI1:'2008.ntcir'.NI1">
            <calcext:condition calcext:apply-style-name="Accent" calcext:value="duplicate" calcext:base-cell-address="'2008.ntcir'.NI1"/>
          </calcext:conditional-format>
          <calcext:conditional-format calcext:target-range-address="'2008.ntcir'.NJ1:'2008.ntcir'.NJ1">
            <calcext:condition calcext:apply-style-name="Accent" calcext:value="duplicate" calcext:base-cell-address="'2008.ntcir'.NJ1"/>
          </calcext:conditional-format>
          <calcext:conditional-format calcext:target-range-address="'2008.ntcir'.NK1:'2008.ntcir'.NK1">
            <calcext:condition calcext:apply-style-name="Accent" calcext:value="duplicate" calcext:base-cell-address="'2008.ntcir'.NK1"/>
          </calcext:conditional-format>
          <calcext:conditional-format calcext:target-range-address="'2008.ntcir'.NL1:'2008.ntcir'.NL1">
            <calcext:condition calcext:apply-style-name="Accent" calcext:value="duplicate" calcext:base-cell-address="'2008.ntcir'.NL1"/>
          </calcext:conditional-format>
          <calcext:conditional-format calcext:target-range-address="'2008.ntcir'.NM1:'2008.ntcir'.NM1">
            <calcext:condition calcext:apply-style-name="Accent" calcext:value="duplicate" calcext:base-cell-address="'2008.ntcir'.NM1"/>
          </calcext:conditional-format>
          <calcext:conditional-format calcext:target-range-address="'2008.ntcir'.NN1:'2008.ntcir'.NN1">
            <calcext:condition calcext:apply-style-name="Accent" calcext:value="duplicate" calcext:base-cell-address="'2008.ntcir'.NN1"/>
          </calcext:conditional-format>
          <calcext:conditional-format calcext:target-range-address="'2008.ntcir'.NO1:'2008.ntcir'.NO1">
            <calcext:condition calcext:apply-style-name="Accent" calcext:value="duplicate" calcext:base-cell-address="'2008.ntcir'.NO1"/>
          </calcext:conditional-format>
          <calcext:conditional-format calcext:target-range-address="'2008.ntcir'.NP1:'2008.ntcir'.NP1">
            <calcext:condition calcext:apply-style-name="Accent" calcext:value="duplicate" calcext:base-cell-address="'2008.ntcir'.NP1"/>
          </calcext:conditional-format>
          <calcext:conditional-format calcext:target-range-address="'2008.ntcir'.NQ1:'2008.ntcir'.NQ1">
            <calcext:condition calcext:apply-style-name="Accent" calcext:value="duplicate" calcext:base-cell-address="'2008.ntcir'.NQ1"/>
          </calcext:conditional-format>
          <calcext:conditional-format calcext:target-range-address="'2008.ntcir'.NR1:'2008.ntcir'.NR1">
            <calcext:condition calcext:apply-style-name="Accent" calcext:value="duplicate" calcext:base-cell-address="'2008.ntcir'.NR1"/>
          </calcext:conditional-format>
          <calcext:conditional-format calcext:target-range-address="'2008.ntcir'.NS1:'2008.ntcir'.NS1">
            <calcext:condition calcext:apply-style-name="Accent" calcext:value="duplicate" calcext:base-cell-address="'2008.ntcir'.NS1"/>
          </calcext:conditional-format>
          <calcext:conditional-format calcext:target-range-address="'2008.ntcir'.NT1:'2008.ntcir'.NT1">
            <calcext:condition calcext:apply-style-name="Accent" calcext:value="duplicate" calcext:base-cell-address="'2008.ntcir'.NT1"/>
          </calcext:conditional-format>
          <calcext:conditional-format calcext:target-range-address="'2008.ntcir'.NU1:'2008.ntcir'.NU1">
            <calcext:condition calcext:apply-style-name="Accent" calcext:value="duplicate" calcext:base-cell-address="'2008.ntcir'.NU1"/>
          </calcext:conditional-format>
          <calcext:conditional-format calcext:target-range-address="'2008.ntcir'.NV1:'2008.ntcir'.NV1">
            <calcext:condition calcext:apply-style-name="Accent" calcext:value="duplicate" calcext:base-cell-address="'2008.ntcir'.NV1"/>
          </calcext:conditional-format>
          <calcext:conditional-format calcext:target-range-address="'2008.ntcir'.NW1:'2008.ntcir'.NW1">
            <calcext:condition calcext:apply-style-name="Accent" calcext:value="duplicate" calcext:base-cell-address="'2008.ntcir'.NW1"/>
          </calcext:conditional-format>
          <calcext:conditional-format calcext:target-range-address="'2008.ntcir'.NX1:'2008.ntcir'.NX1">
            <calcext:condition calcext:apply-style-name="Accent" calcext:value="duplicate" calcext:base-cell-address="'2008.ntcir'.NX1"/>
          </calcext:conditional-format>
          <calcext:conditional-format calcext:target-range-address="'2008.ntcir'.NY1:'2008.ntcir'.NY1">
            <calcext:condition calcext:apply-style-name="Accent" calcext:value="duplicate" calcext:base-cell-address="'2008.ntcir'.NY1"/>
          </calcext:conditional-format>
          <calcext:conditional-format calcext:target-range-address="'2008.ntcir'.NZ1:'2008.ntcir'.NZ1">
            <calcext:condition calcext:apply-style-name="Accent" calcext:value="duplicate" calcext:base-cell-address="'2008.ntcir'.NZ1"/>
          </calcext:conditional-format>
          <calcext:conditional-format calcext:target-range-address="'2008.ntcir'.OA1:'2008.ntcir'.OA1">
            <calcext:condition calcext:apply-style-name="Accent" calcext:value="duplicate" calcext:base-cell-address="'2008.ntcir'.OA1"/>
          </calcext:conditional-format>
          <calcext:conditional-format calcext:target-range-address="'2008.ntcir'.OB1:'2008.ntcir'.OB1">
            <calcext:condition calcext:apply-style-name="Accent" calcext:value="duplicate" calcext:base-cell-address="'2008.ntcir'.OB1"/>
          </calcext:conditional-format>
          <calcext:conditional-format calcext:target-range-address="'2008.ntcir'.OC1:'2008.ntcir'.OC1">
            <calcext:condition calcext:apply-style-name="Accent" calcext:value="duplicate" calcext:base-cell-address="'2008.ntcir'.OC1"/>
          </calcext:conditional-format>
          <calcext:conditional-format calcext:target-range-address="'2008.ntcir'.OD1:'2008.ntcir'.OD1">
            <calcext:condition calcext:apply-style-name="Accent" calcext:value="duplicate" calcext:base-cell-address="'2008.ntcir'.OD1"/>
          </calcext:conditional-format>
          <calcext:conditional-format calcext:target-range-address="'2008.ntcir'.OE1:'2008.ntcir'.OE1">
            <calcext:condition calcext:apply-style-name="Accent" calcext:value="duplicate" calcext:base-cell-address="'2008.ntcir'.OE1"/>
          </calcext:conditional-format>
          <calcext:conditional-format calcext:target-range-address="'2008.ntcir'.OF1:'2008.ntcir'.OF1">
            <calcext:condition calcext:apply-style-name="Accent" calcext:value="duplicate" calcext:base-cell-address="'2008.ntcir'.OF1"/>
          </calcext:conditional-format>
          <calcext:conditional-format calcext:target-range-address="'2008.ntcir'.OG1:'2008.ntcir'.OG1">
            <calcext:condition calcext:apply-style-name="Accent" calcext:value="duplicate" calcext:base-cell-address="'2008.ntcir'.OG1"/>
          </calcext:conditional-format>
          <calcext:conditional-format calcext:target-range-address="'2008.ntcir'.OH1:'2008.ntcir'.OH1">
            <calcext:condition calcext:apply-style-name="Accent" calcext:value="duplicate" calcext:base-cell-address="'2008.ntcir'.OH1"/>
          </calcext:conditional-format>
          <calcext:conditional-format calcext:target-range-address="'2008.ntcir'.OI1:'2008.ntcir'.OI1">
            <calcext:condition calcext:apply-style-name="Accent" calcext:value="duplicate" calcext:base-cell-address="'2008.ntcir'.OI1"/>
          </calcext:conditional-format>
          <calcext:conditional-format calcext:target-range-address="'2008.ntcir'.OJ1:'2008.ntcir'.OJ1">
            <calcext:condition calcext:apply-style-name="Accent" calcext:value="duplicate" calcext:base-cell-address="'2008.ntcir'.OJ1"/>
          </calcext:conditional-format>
          <calcext:conditional-format calcext:target-range-address="'2008.ntcir'.OK1:'2008.ntcir'.OK1">
            <calcext:condition calcext:apply-style-name="Accent" calcext:value="duplicate" calcext:base-cell-address="'2008.ntcir'.OK1"/>
          </calcext:conditional-format>
          <calcext:conditional-format calcext:target-range-address="'2008.ntcir'.OL1:'2008.ntcir'.OL1">
            <calcext:condition calcext:apply-style-name="Accent" calcext:value="duplicate" calcext:base-cell-address="'2008.ntcir'.OL1"/>
          </calcext:conditional-format>
          <calcext:conditional-format calcext:target-range-address="'2008.ntcir'.OM1:'2008.ntcir'.OM1">
            <calcext:condition calcext:apply-style-name="Accent" calcext:value="duplicate" calcext:base-cell-address="'2008.ntcir'.OM1"/>
          </calcext:conditional-format>
          <calcext:conditional-format calcext:target-range-address="'2008.ntcir'.ON1:'2008.ntcir'.ON1">
            <calcext:condition calcext:apply-style-name="Accent" calcext:value="duplicate" calcext:base-cell-address="'2008.ntcir'.ON1"/>
          </calcext:conditional-format>
          <calcext:conditional-format calcext:target-range-address="'2008.ntcir'.OO1:'2008.ntcir'.OO1">
            <calcext:condition calcext:apply-style-name="Accent" calcext:value="duplicate" calcext:base-cell-address="'2008.ntcir'.OO1"/>
          </calcext:conditional-format>
          <calcext:conditional-format calcext:target-range-address="'2008.ntcir'.OP1:'2008.ntcir'.OP1">
            <calcext:condition calcext:apply-style-name="Accent" calcext:value="duplicate" calcext:base-cell-address="'2008.ntcir'.OP1"/>
          </calcext:conditional-format>
          <calcext:conditional-format calcext:target-range-address="'2008.ntcir'.OQ1:'2008.ntcir'.OQ1">
            <calcext:condition calcext:apply-style-name="Accent" calcext:value="duplicate" calcext:base-cell-address="'2008.ntcir'.OQ1"/>
          </calcext:conditional-format>
          <calcext:conditional-format calcext:target-range-address="'2008.ntcir'.OR1:'2008.ntcir'.OR1">
            <calcext:condition calcext:apply-style-name="Accent" calcext:value="duplicate" calcext:base-cell-address="'2008.ntcir'.OR1"/>
          </calcext:conditional-format>
          <calcext:conditional-format calcext:target-range-address="'2008.ntcir'.OS1:'2008.ntcir'.OS1">
            <calcext:condition calcext:apply-style-name="Accent" calcext:value="duplicate" calcext:base-cell-address="'2008.ntcir'.OS1"/>
          </calcext:conditional-format>
          <calcext:conditional-format calcext:target-range-address="'2008.ntcir'.OT1:'2008.ntcir'.OT1">
            <calcext:condition calcext:apply-style-name="Accent" calcext:value="duplicate" calcext:base-cell-address="'2008.ntcir'.OT1"/>
          </calcext:conditional-format>
          <calcext:conditional-format calcext:target-range-address="'2008.ntcir'.OU1:'2008.ntcir'.OU1">
            <calcext:condition calcext:apply-style-name="Accent" calcext:value="duplicate" calcext:base-cell-address="'2008.ntcir'.OU1"/>
          </calcext:conditional-format>
          <calcext:conditional-format calcext:target-range-address="'2008.ntcir'.OV1:'2008.ntcir'.OV1">
            <calcext:condition calcext:apply-style-name="Accent" calcext:value="duplicate" calcext:base-cell-address="'2008.ntcir'.OV1"/>
          </calcext:conditional-format>
          <calcext:conditional-format calcext:target-range-address="'2008.ntcir'.OW1:'2008.ntcir'.OW1">
            <calcext:condition calcext:apply-style-name="Accent" calcext:value="duplicate" calcext:base-cell-address="'2008.ntcir'.OW1"/>
          </calcext:conditional-format>
          <calcext:conditional-format calcext:target-range-address="'2008.ntcir'.OX1:'2008.ntcir'.OX1">
            <calcext:condition calcext:apply-style-name="Accent" calcext:value="duplicate" calcext:base-cell-address="'2008.ntcir'.OX1"/>
          </calcext:conditional-format>
          <calcext:conditional-format calcext:target-range-address="'2008.ntcir'.OY1:'2008.ntcir'.OY1">
            <calcext:condition calcext:apply-style-name="Accent" calcext:value="duplicate" calcext:base-cell-address="'2008.ntcir'.OY1"/>
          </calcext:conditional-format>
          <calcext:conditional-format calcext:target-range-address="'2008.ntcir'.OZ1:'2008.ntcir'.OZ1">
            <calcext:condition calcext:apply-style-name="Accent" calcext:value="duplicate" calcext:base-cell-address="'2008.ntcir'.OZ1"/>
          </calcext:conditional-format>
          <calcext:conditional-format calcext:target-range-address="'2008.ntcir'.PA1:'2008.ntcir'.PA1">
            <calcext:condition calcext:apply-style-name="Accent" calcext:value="duplicate" calcext:base-cell-address="'2008.ntcir'.PA1"/>
          </calcext:conditional-format>
          <calcext:conditional-format calcext:target-range-address="'2008.ntcir'.PB1:'2008.ntcir'.PB1">
            <calcext:condition calcext:apply-style-name="Accent" calcext:value="duplicate" calcext:base-cell-address="'2008.ntcir'.PB1"/>
          </calcext:conditional-format>
          <calcext:conditional-format calcext:target-range-address="'2008.ntcir'.PC1:'2008.ntcir'.PC1">
            <calcext:condition calcext:apply-style-name="Accent" calcext:value="duplicate" calcext:base-cell-address="'2008.ntcir'.PC1"/>
          </calcext:conditional-format>
          <calcext:conditional-format calcext:target-range-address="'2008.ntcir'.PD1:'2008.ntcir'.PD1">
            <calcext:condition calcext:apply-style-name="Accent" calcext:value="duplicate" calcext:base-cell-address="'2008.ntcir'.PD1"/>
          </calcext:conditional-format>
          <calcext:conditional-format calcext:target-range-address="'2008.ntcir'.PE1:'2008.ntcir'.PE1">
            <calcext:condition calcext:apply-style-name="Accent" calcext:value="duplicate" calcext:base-cell-address="'2008.ntcir'.PE1"/>
          </calcext:conditional-format>
          <calcext:conditional-format calcext:target-range-address="'2008.ntcir'.PF1:'2008.ntcir'.PF1">
            <calcext:condition calcext:apply-style-name="Accent" calcext:value="duplicate" calcext:base-cell-address="'2008.ntcir'.PF1"/>
          </calcext:conditional-format>
          <calcext:conditional-format calcext:target-range-address="'2008.ntcir'.PG1:'2008.ntcir'.PG1">
            <calcext:condition calcext:apply-style-name="Accent" calcext:value="duplicate" calcext:base-cell-address="'2008.ntcir'.PG1"/>
          </calcext:conditional-format>
          <calcext:conditional-format calcext:target-range-address="'2008.ntcir'.PH1:'2008.ntcir'.PH1">
            <calcext:condition calcext:apply-style-name="Accent" calcext:value="duplicate" calcext:base-cell-address="'2008.ntcir'.PH1"/>
          </calcext:conditional-format>
          <calcext:conditional-format calcext:target-range-address="'2008.ntcir'.PI1:'2008.ntcir'.PI1">
            <calcext:condition calcext:apply-style-name="Accent" calcext:value="duplicate" calcext:base-cell-address="'2008.ntcir'.PI1"/>
          </calcext:conditional-format>
          <calcext:conditional-format calcext:target-range-address="'2008.ntcir'.PJ1:'2008.ntcir'.PJ1">
            <calcext:condition calcext:apply-style-name="Accent" calcext:value="duplicate" calcext:base-cell-address="'2008.ntcir'.PJ1"/>
          </calcext:conditional-format>
          <calcext:conditional-format calcext:target-range-address="'2008.ntcir'.PK1:'2008.ntcir'.PK1">
            <calcext:condition calcext:apply-style-name="Accent" calcext:value="duplicate" calcext:base-cell-address="'2008.ntcir'.PK1"/>
          </calcext:conditional-format>
          <calcext:conditional-format calcext:target-range-address="'2008.ntcir'.PL1:'2008.ntcir'.PL1">
            <calcext:condition calcext:apply-style-name="Accent" calcext:value="duplicate" calcext:base-cell-address="'2008.ntcir'.PL1"/>
          </calcext:conditional-format>
          <calcext:conditional-format calcext:target-range-address="'2008.ntcir'.PM1:'2008.ntcir'.PM1">
            <calcext:condition calcext:apply-style-name="Accent" calcext:value="duplicate" calcext:base-cell-address="'2008.ntcir'.PM1"/>
          </calcext:conditional-format>
          <calcext:conditional-format calcext:target-range-address="'2008.ntcir'.PN1:'2008.ntcir'.PN1">
            <calcext:condition calcext:apply-style-name="Accent" calcext:value="duplicate" calcext:base-cell-address="'2008.ntcir'.PN1"/>
          </calcext:conditional-format>
          <calcext:conditional-format calcext:target-range-address="'2008.ntcir'.PO1:'2008.ntcir'.PO1">
            <calcext:condition calcext:apply-style-name="Accent" calcext:value="duplicate" calcext:base-cell-address="'2008.ntcir'.PO1"/>
          </calcext:conditional-format>
          <calcext:conditional-format calcext:target-range-address="'2008.ntcir'.PP1:'2008.ntcir'.PP1">
            <calcext:condition calcext:apply-style-name="Accent" calcext:value="duplicate" calcext:base-cell-address="'2008.ntcir'.PP1"/>
          </calcext:conditional-format>
          <calcext:conditional-format calcext:target-range-address="'2008.ntcir'.PQ1:'2008.ntcir'.PQ1">
            <calcext:condition calcext:apply-style-name="Accent" calcext:value="duplicate" calcext:base-cell-address="'2008.ntcir'.PQ1"/>
          </calcext:conditional-format>
          <calcext:conditional-format calcext:target-range-address="'2008.ntcir'.PR1:'2008.ntcir'.PR1">
            <calcext:condition calcext:apply-style-name="Accent" calcext:value="duplicate" calcext:base-cell-address="'2008.ntcir'.PR1"/>
          </calcext:conditional-format>
          <calcext:conditional-format calcext:target-range-address="'2008.ntcir'.PS1:'2008.ntcir'.PS1">
            <calcext:condition calcext:apply-style-name="Accent" calcext:value="duplicate" calcext:base-cell-address="'2008.ntcir'.PS1"/>
          </calcext:conditional-format>
          <calcext:conditional-format calcext:target-range-address="'2008.ntcir'.PT1:'2008.ntcir'.PT1">
            <calcext:condition calcext:apply-style-name="Accent" calcext:value="duplicate" calcext:base-cell-address="'2008.ntcir'.PT1"/>
          </calcext:conditional-format>
          <calcext:conditional-format calcext:target-range-address="'2008.ntcir'.PU1:'2008.ntcir'.PU1">
            <calcext:condition calcext:apply-style-name="Accent" calcext:value="duplicate" calcext:base-cell-address="'2008.ntcir'.PU1"/>
          </calcext:conditional-format>
          <calcext:conditional-format calcext:target-range-address="'2008.ntcir'.PV1:'2008.ntcir'.PV1">
            <calcext:condition calcext:apply-style-name="Accent" calcext:value="duplicate" calcext:base-cell-address="'2008.ntcir'.PV1"/>
          </calcext:conditional-format>
          <calcext:conditional-format calcext:target-range-address="'2008.ntcir'.PW1:'2008.ntcir'.PW1">
            <calcext:condition calcext:apply-style-name="Accent" calcext:value="duplicate" calcext:base-cell-address="'2008.ntcir'.PW1"/>
          </calcext:conditional-format>
          <calcext:conditional-format calcext:target-range-address="'2008.ntcir'.PX1:'2008.ntcir'.PX1">
            <calcext:condition calcext:apply-style-name="Accent" calcext:value="duplicate" calcext:base-cell-address="'2008.ntcir'.PX1"/>
          </calcext:conditional-format>
          <calcext:conditional-format calcext:target-range-address="'2008.ntcir'.PY1:'2008.ntcir'.PY1">
            <calcext:condition calcext:apply-style-name="Accent" calcext:value="duplicate" calcext:base-cell-address="'2008.ntcir'.PY1"/>
          </calcext:conditional-format>
          <calcext:conditional-format calcext:target-range-address="'2008.ntcir'.PZ1:'2008.ntcir'.PZ1">
            <calcext:condition calcext:apply-style-name="Accent" calcext:value="duplicate" calcext:base-cell-address="'2008.ntcir'.PZ1"/>
          </calcext:conditional-format>
          <calcext:conditional-format calcext:target-range-address="'2008.ntcir'.QA1:'2008.ntcir'.QA1">
            <calcext:condition calcext:apply-style-name="Accent" calcext:value="duplicate" calcext:base-cell-address="'2008.ntcir'.QA1"/>
          </calcext:conditional-format>
          <calcext:conditional-format calcext:target-range-address="'2008.ntcir'.QB1:'2008.ntcir'.QB1">
            <calcext:condition calcext:apply-style-name="Accent" calcext:value="duplicate" calcext:base-cell-address="'2008.ntcir'.QB1"/>
          </calcext:conditional-format>
          <calcext:conditional-format calcext:target-range-address="'2008.ntcir'.QC1:'2008.ntcir'.QC1">
            <calcext:condition calcext:apply-style-name="Accent" calcext:value="duplicate" calcext:base-cell-address="'2008.ntcir'.QC1"/>
          </calcext:conditional-format>
          <calcext:conditional-format calcext:target-range-address="'2008.ntcir'.QD1:'2008.ntcir'.QD1">
            <calcext:condition calcext:apply-style-name="Accent" calcext:value="duplicate" calcext:base-cell-address="'2008.ntcir'.QD1"/>
          </calcext:conditional-format>
          <calcext:conditional-format calcext:target-range-address="'2008.ntcir'.QE1:'2008.ntcir'.QE1">
            <calcext:condition calcext:apply-style-name="Accent" calcext:value="duplicate" calcext:base-cell-address="'2008.ntcir'.QE1"/>
          </calcext:conditional-format>
          <calcext:conditional-format calcext:target-range-address="'2008.ntcir'.QF1:'2008.ntcir'.QF1">
            <calcext:condition calcext:apply-style-name="Accent" calcext:value="duplicate" calcext:base-cell-address="'2008.ntcir'.QF1"/>
          </calcext:conditional-format>
          <calcext:conditional-format calcext:target-range-address="'2008.ntcir'.QG1:'2008.ntcir'.QG1">
            <calcext:condition calcext:apply-style-name="Accent" calcext:value="duplicate" calcext:base-cell-address="'2008.ntcir'.QG1"/>
          </calcext:conditional-format>
          <calcext:conditional-format calcext:target-range-address="'2008.ntcir'.QH1:'2008.ntcir'.QH1">
            <calcext:condition calcext:apply-style-name="Accent" calcext:value="duplicate" calcext:base-cell-address="'2008.ntcir'.QH1"/>
          </calcext:conditional-format>
          <calcext:conditional-format calcext:target-range-address="'2008.ntcir'.QI1:'2008.ntcir'.QI1">
            <calcext:condition calcext:apply-style-name="Accent" calcext:value="duplicate" calcext:base-cell-address="'2008.ntcir'.QI1"/>
          </calcext:conditional-format>
          <calcext:conditional-format calcext:target-range-address="'2008.ntcir'.QJ1:'2008.ntcir'.QJ1">
            <calcext:condition calcext:apply-style-name="Accent" calcext:value="duplicate" calcext:base-cell-address="'2008.ntcir'.QJ1"/>
          </calcext:conditional-format>
          <calcext:conditional-format calcext:target-range-address="'2008.ntcir'.QK1:'2008.ntcir'.QK1">
            <calcext:condition calcext:apply-style-name="Accent" calcext:value="duplicate" calcext:base-cell-address="'2008.ntcir'.QK1"/>
          </calcext:conditional-format>
          <calcext:conditional-format calcext:target-range-address="'2008.ntcir'.QL1:'2008.ntcir'.QL1">
            <calcext:condition calcext:apply-style-name="Accent" calcext:value="duplicate" calcext:base-cell-address="'2008.ntcir'.QL1"/>
          </calcext:conditional-format>
          <calcext:conditional-format calcext:target-range-address="'2008.ntcir'.QM1:'2008.ntcir'.QM1">
            <calcext:condition calcext:apply-style-name="Accent" calcext:value="duplicate" calcext:base-cell-address="'2008.ntcir'.QM1"/>
          </calcext:conditional-format>
          <calcext:conditional-format calcext:target-range-address="'2008.ntcir'.QN1:'2008.ntcir'.QN1">
            <calcext:condition calcext:apply-style-name="Accent" calcext:value="duplicate" calcext:base-cell-address="'2008.ntcir'.QN1"/>
          </calcext:conditional-format>
          <calcext:conditional-format calcext:target-range-address="'2008.ntcir'.QO1:'2008.ntcir'.QO1">
            <calcext:condition calcext:apply-style-name="Accent" calcext:value="duplicate" calcext:base-cell-address="'2008.ntcir'.QO1"/>
          </calcext:conditional-format>
          <calcext:conditional-format calcext:target-range-address="'2008.ntcir'.QP1:'2008.ntcir'.QP1">
            <calcext:condition calcext:apply-style-name="Accent" calcext:value="duplicate" calcext:base-cell-address="'2008.ntcir'.QP1"/>
          </calcext:conditional-format>
          <calcext:conditional-format calcext:target-range-address="'2008.ntcir'.QQ1:'2008.ntcir'.QQ1">
            <calcext:condition calcext:apply-style-name="Accent" calcext:value="duplicate" calcext:base-cell-address="'2008.ntcir'.QQ1"/>
          </calcext:conditional-format>
          <calcext:conditional-format calcext:target-range-address="'2008.ntcir'.QR1:'2008.ntcir'.QR1">
            <calcext:condition calcext:apply-style-name="Accent" calcext:value="duplicate" calcext:base-cell-address="'2008.ntcir'.QR1"/>
          </calcext:conditional-format>
          <calcext:conditional-format calcext:target-range-address="'2008.ntcir'.QS1:'2008.ntcir'.QS1">
            <calcext:condition calcext:apply-style-name="Accent" calcext:value="duplicate" calcext:base-cell-address="'2008.ntcir'.QS1"/>
          </calcext:conditional-format>
          <calcext:conditional-format calcext:target-range-address="'2008.ntcir'.QT1:'2008.ntcir'.QT1">
            <calcext:condition calcext:apply-style-name="Accent" calcext:value="duplicate" calcext:base-cell-address="'2008.ntcir'.QT1"/>
          </calcext:conditional-format>
          <calcext:conditional-format calcext:target-range-address="'2008.ntcir'.QU1:'2008.ntcir'.QU1">
            <calcext:condition calcext:apply-style-name="Accent" calcext:value="duplicate" calcext:base-cell-address="'2008.ntcir'.QU1"/>
          </calcext:conditional-format>
          <calcext:conditional-format calcext:target-range-address="'2008.ntcir'.QV1:'2008.ntcir'.QV1">
            <calcext:condition calcext:apply-style-name="Accent" calcext:value="duplicate" calcext:base-cell-address="'2008.ntcir'.QV1"/>
          </calcext:conditional-format>
          <calcext:conditional-format calcext:target-range-address="'2008.ntcir'.QW1:'2008.ntcir'.QW1">
            <calcext:condition calcext:apply-style-name="Accent" calcext:value="duplicate" calcext:base-cell-address="'2008.ntcir'.QW1"/>
          </calcext:conditional-format>
          <calcext:conditional-format calcext:target-range-address="'2008.ntcir'.QX1:'2008.ntcir'.QX1">
            <calcext:condition calcext:apply-style-name="Accent" calcext:value="duplicate" calcext:base-cell-address="'2008.ntcir'.QX1"/>
          </calcext:conditional-format>
          <calcext:conditional-format calcext:target-range-address="'2008.ntcir'.QY1:'2008.ntcir'.QY1">
            <calcext:condition calcext:apply-style-name="Accent" calcext:value="duplicate" calcext:base-cell-address="'2008.ntcir'.QY1"/>
          </calcext:conditional-format>
          <calcext:conditional-format calcext:target-range-address="'2008.ntcir'.QZ1:'2008.ntcir'.QZ1">
            <calcext:condition calcext:apply-style-name="Accent" calcext:value="duplicate" calcext:base-cell-address="'2008.ntcir'.QZ1"/>
          </calcext:conditional-format>
          <calcext:conditional-format calcext:target-range-address="'2008.ntcir'.RA1:'2008.ntcir'.RA1">
            <calcext:condition calcext:apply-style-name="Accent" calcext:value="duplicate" calcext:base-cell-address="'2008.ntcir'.RA1"/>
          </calcext:conditional-format>
          <calcext:conditional-format calcext:target-range-address="'2008.ntcir'.RB1:'2008.ntcir'.RB1">
            <calcext:condition calcext:apply-style-name="Accent" calcext:value="duplicate" calcext:base-cell-address="'2008.ntcir'.RB1"/>
          </calcext:conditional-format>
          <calcext:conditional-format calcext:target-range-address="'2008.ntcir'.RC1:'2008.ntcir'.RC1">
            <calcext:condition calcext:apply-style-name="Accent" calcext:value="duplicate" calcext:base-cell-address="'2008.ntcir'.RC1"/>
          </calcext:conditional-format>
          <calcext:conditional-format calcext:target-range-address="'2008.ntcir'.RD1:'2008.ntcir'.RD1">
            <calcext:condition calcext:apply-style-name="Accent" calcext:value="duplicate" calcext:base-cell-address="'2008.ntcir'.RD1"/>
          </calcext:conditional-format>
          <calcext:conditional-format calcext:target-range-address="'2008.ntcir'.RE1:'2008.ntcir'.RE1">
            <calcext:condition calcext:apply-style-name="Accent" calcext:value="duplicate" calcext:base-cell-address="'2008.ntcir'.RE1"/>
          </calcext:conditional-format>
          <calcext:conditional-format calcext:target-range-address="'2008.ntcir'.RF1:'2008.ntcir'.RF1">
            <calcext:condition calcext:apply-style-name="Accent" calcext:value="duplicate" calcext:base-cell-address="'2008.ntcir'.RF1"/>
          </calcext:conditional-format>
          <calcext:conditional-format calcext:target-range-address="'2008.ntcir'.RG1:'2008.ntcir'.RG1">
            <calcext:condition calcext:apply-style-name="Accent" calcext:value="duplicate" calcext:base-cell-address="'2008.ntcir'.RG1"/>
          </calcext:conditional-format>
          <calcext:conditional-format calcext:target-range-address="'2008.ntcir'.RH1:'2008.ntcir'.RH1">
            <calcext:condition calcext:apply-style-name="Accent" calcext:value="duplicate" calcext:base-cell-address="'2008.ntcir'.RH1"/>
          </calcext:conditional-format>
          <calcext:conditional-format calcext:target-range-address="'2008.ntcir'.RI1:'2008.ntcir'.RI1">
            <calcext:condition calcext:apply-style-name="Accent" calcext:value="duplicate" calcext:base-cell-address="'2008.ntcir'.RI1"/>
          </calcext:conditional-format>
          <calcext:conditional-format calcext:target-range-address="'2008.ntcir'.RJ1:'2008.ntcir'.RJ1">
            <calcext:condition calcext:apply-style-name="Accent" calcext:value="duplicate" calcext:base-cell-address="'2008.ntcir'.RJ1"/>
          </calcext:conditional-format>
          <calcext:conditional-format calcext:target-range-address="'2008.ntcir'.RK1:'2008.ntcir'.RK1">
            <calcext:condition calcext:apply-style-name="Accent" calcext:value="duplicate" calcext:base-cell-address="'2008.ntcir'.RK1"/>
          </calcext:conditional-format>
          <calcext:conditional-format calcext:target-range-address="'2008.ntcir'.RL1:'2008.ntcir'.RL1">
            <calcext:condition calcext:apply-style-name="Accent" calcext:value="duplicate" calcext:base-cell-address="'2008.ntcir'.RL1"/>
          </calcext:conditional-format>
          <calcext:conditional-format calcext:target-range-address="'2008.ntcir'.RM1:'2008.ntcir'.RM1">
            <calcext:condition calcext:apply-style-name="Accent" calcext:value="duplicate" calcext:base-cell-address="'2008.ntcir'.RM1"/>
          </calcext:conditional-format>
          <calcext:conditional-format calcext:target-range-address="'2008.ntcir'.RN1:'2008.ntcir'.RN1">
            <calcext:condition calcext:apply-style-name="Accent" calcext:value="duplicate" calcext:base-cell-address="'2008.ntcir'.RN1"/>
          </calcext:conditional-format>
          <calcext:conditional-format calcext:target-range-address="'2008.ntcir'.RO1:'2008.ntcir'.RO1">
            <calcext:condition calcext:apply-style-name="Accent" calcext:value="duplicate" calcext:base-cell-address="'2008.ntcir'.RO1"/>
          </calcext:conditional-format>
          <calcext:conditional-format calcext:target-range-address="'2008.ntcir'.RP1:'2008.ntcir'.RP1">
            <calcext:condition calcext:apply-style-name="Accent" calcext:value="duplicate" calcext:base-cell-address="'2008.ntcir'.RP1"/>
          </calcext:conditional-format>
          <calcext:conditional-format calcext:target-range-address="'2008.ntcir'.RQ1:'2008.ntcir'.RQ1">
            <calcext:condition calcext:apply-style-name="Accent" calcext:value="duplicate" calcext:base-cell-address="'2008.ntcir'.RQ1"/>
          </calcext:conditional-format>
          <calcext:conditional-format calcext:target-range-address="'2008.ntcir'.RR1:'2008.ntcir'.RR1">
            <calcext:condition calcext:apply-style-name="Accent" calcext:value="duplicate" calcext:base-cell-address="'2008.ntcir'.RR1"/>
          </calcext:conditional-format>
          <calcext:conditional-format calcext:target-range-address="'2008.ntcir'.RS1:'2008.ntcir'.RS1">
            <calcext:condition calcext:apply-style-name="Accent" calcext:value="duplicate" calcext:base-cell-address="'2008.ntcir'.RS1"/>
          </calcext:conditional-format>
          <calcext:conditional-format calcext:target-range-address="'2008.ntcir'.RT1:'2008.ntcir'.RT1">
            <calcext:condition calcext:apply-style-name="Accent" calcext:value="duplicate" calcext:base-cell-address="'2008.ntcir'.RT1"/>
          </calcext:conditional-format>
          <calcext:conditional-format calcext:target-range-address="'2008.ntcir'.RU1:'2008.ntcir'.RU1">
            <calcext:condition calcext:apply-style-name="Accent" calcext:value="duplicate" calcext:base-cell-address="'2008.ntcir'.RU1"/>
          </calcext:conditional-format>
          <calcext:conditional-format calcext:target-range-address="'2008.ntcir'.RV1:'2008.ntcir'.RV1">
            <calcext:condition calcext:apply-style-name="Accent" calcext:value="duplicate" calcext:base-cell-address="'2008.ntcir'.RV1"/>
          </calcext:conditional-format>
          <calcext:conditional-format calcext:target-range-address="'2008.ntcir'.RW1:'2008.ntcir'.RW1">
            <calcext:condition calcext:apply-style-name="Accent" calcext:value="duplicate" calcext:base-cell-address="'2008.ntcir'.RW1"/>
          </calcext:conditional-format>
          <calcext:conditional-format calcext:target-range-address="'2008.ntcir'.RX1:'2008.ntcir'.RX1">
            <calcext:condition calcext:apply-style-name="Accent" calcext:value="duplicate" calcext:base-cell-address="'2008.ntcir'.RX1"/>
          </calcext:conditional-format>
          <calcext:conditional-format calcext:target-range-address="'2008.ntcir'.RY1:'2008.ntcir'.RY1">
            <calcext:condition calcext:apply-style-name="Accent" calcext:value="duplicate" calcext:base-cell-address="'2008.ntcir'.RY1"/>
          </calcext:conditional-format>
          <calcext:conditional-format calcext:target-range-address="'2008.ntcir'.RZ1:'2008.ntcir'.RZ1">
            <calcext:condition calcext:apply-style-name="Accent" calcext:value="duplicate" calcext:base-cell-address="'2008.ntcir'.RZ1"/>
          </calcext:conditional-format>
          <calcext:conditional-format calcext:target-range-address="'2008.ntcir'.SA1:'2008.ntcir'.SA1">
            <calcext:condition calcext:apply-style-name="Accent" calcext:value="duplicate" calcext:base-cell-address="'2008.ntcir'.SA1"/>
          </calcext:conditional-format>
          <calcext:conditional-format calcext:target-range-address="'2008.ntcir'.SB1:'2008.ntcir'.SB1">
            <calcext:condition calcext:apply-style-name="Accent" calcext:value="duplicate" calcext:base-cell-address="'2008.ntcir'.SB1"/>
          </calcext:conditional-format>
          <calcext:conditional-format calcext:target-range-address="'2008.ntcir'.SC1:'2008.ntcir'.SC1">
            <calcext:condition calcext:apply-style-name="Accent" calcext:value="duplicate" calcext:base-cell-address="'2008.ntcir'.SC1"/>
          </calcext:conditional-format>
          <calcext:conditional-format calcext:target-range-address="'2008.ntcir'.SD1:'2008.ntcir'.SD1">
            <calcext:condition calcext:apply-style-name="Accent" calcext:value="duplicate" calcext:base-cell-address="'2008.ntcir'.SD1"/>
          </calcext:conditional-format>
          <calcext:conditional-format calcext:target-range-address="'2008.ntcir'.SE1:'2008.ntcir'.SE1">
            <calcext:condition calcext:apply-style-name="Accent" calcext:value="duplicate" calcext:base-cell-address="'2008.ntcir'.SE1"/>
          </calcext:conditional-format>
          <calcext:conditional-format calcext:target-range-address="'2008.ntcir'.SF1:'2008.ntcir'.SF1">
            <calcext:condition calcext:apply-style-name="Accent" calcext:value="duplicate" calcext:base-cell-address="'2008.ntcir'.SF1"/>
          </calcext:conditional-format>
          <calcext:conditional-format calcext:target-range-address="'2008.ntcir'.SG1:'2008.ntcir'.SG1">
            <calcext:condition calcext:apply-style-name="Accent" calcext:value="duplicate" calcext:base-cell-address="'2008.ntcir'.SG1"/>
          </calcext:conditional-format>
          <calcext:conditional-format calcext:target-range-address="'2008.ntcir'.SH1:'2008.ntcir'.SH1">
            <calcext:condition calcext:apply-style-name="Accent" calcext:value="duplicate" calcext:base-cell-address="'2008.ntcir'.SH1"/>
          </calcext:conditional-format>
          <calcext:conditional-format calcext:target-range-address="'2008.ntcir'.SI1:'2008.ntcir'.SI1">
            <calcext:condition calcext:apply-style-name="Accent" calcext:value="duplicate" calcext:base-cell-address="'2008.ntcir'.SI1"/>
          </calcext:conditional-format>
          <calcext:conditional-format calcext:target-range-address="'2008.ntcir'.SJ1:'2008.ntcir'.SJ1">
            <calcext:condition calcext:apply-style-name="Accent" calcext:value="duplicate" calcext:base-cell-address="'2008.ntcir'.SJ1"/>
          </calcext:conditional-format>
          <calcext:conditional-format calcext:target-range-address="'2008.ntcir'.SK1:'2008.ntcir'.SK1">
            <calcext:condition calcext:apply-style-name="Accent" calcext:value="duplicate" calcext:base-cell-address="'2008.ntcir'.SK1"/>
          </calcext:conditional-format>
          <calcext:conditional-format calcext:target-range-address="'2008.ntcir'.SL1:'2008.ntcir'.SL1">
            <calcext:condition calcext:apply-style-name="Accent" calcext:value="duplicate" calcext:base-cell-address="'2008.ntcir'.SL1"/>
          </calcext:conditional-format>
          <calcext:conditional-format calcext:target-range-address="'2008.ntcir'.SM1:'2008.ntcir'.SM1">
            <calcext:condition calcext:apply-style-name="Accent" calcext:value="duplicate" calcext:base-cell-address="'2008.ntcir'.SM1"/>
          </calcext:conditional-format>
          <calcext:conditional-format calcext:target-range-address="'2008.ntcir'.SN1:'2008.ntcir'.SN1">
            <calcext:condition calcext:apply-style-name="Accent" calcext:value="duplicate" calcext:base-cell-address="'2008.ntcir'.SN1"/>
          </calcext:conditional-format>
          <calcext:conditional-format calcext:target-range-address="'2008.ntcir'.SO1:'2008.ntcir'.SO1">
            <calcext:condition calcext:apply-style-name="Accent" calcext:value="duplicate" calcext:base-cell-address="'2008.ntcir'.SO1"/>
          </calcext:conditional-format>
          <calcext:conditional-format calcext:target-range-address="'2008.ntcir'.SP1:'2008.ntcir'.SP1">
            <calcext:condition calcext:apply-style-name="Accent" calcext:value="duplicate" calcext:base-cell-address="'2008.ntcir'.SP1"/>
          </calcext:conditional-format>
          <calcext:conditional-format calcext:target-range-address="'2008.ntcir'.SQ1:'2008.ntcir'.SQ1">
            <calcext:condition calcext:apply-style-name="Accent" calcext:value="duplicate" calcext:base-cell-address="'2008.ntcir'.SQ1"/>
          </calcext:conditional-format>
          <calcext:conditional-format calcext:target-range-address="'2008.ntcir'.SR1:'2008.ntcir'.SR1">
            <calcext:condition calcext:apply-style-name="Accent" calcext:value="duplicate" calcext:base-cell-address="'2008.ntcir'.SR1"/>
          </calcext:conditional-format>
          <calcext:conditional-format calcext:target-range-address="'2008.ntcir'.SS1:'2008.ntcir'.SS1">
            <calcext:condition calcext:apply-style-name="Accent" calcext:value="duplicate" calcext:base-cell-address="'2008.ntcir'.SS1"/>
          </calcext:conditional-format>
          <calcext:conditional-format calcext:target-range-address="'2008.ntcir'.ST1:'2008.ntcir'.ST1">
            <calcext:condition calcext:apply-style-name="Accent" calcext:value="duplicate" calcext:base-cell-address="'2008.ntcir'.ST1"/>
          </calcext:conditional-format>
          <calcext:conditional-format calcext:target-range-address="'2008.ntcir'.SU1:'2008.ntcir'.SU1">
            <calcext:condition calcext:apply-style-name="Accent" calcext:value="duplicate" calcext:base-cell-address="'2008.ntcir'.SU1"/>
          </calcext:conditional-format>
          <calcext:conditional-format calcext:target-range-address="'2008.ntcir'.SV1:'2008.ntcir'.SV1">
            <calcext:condition calcext:apply-style-name="Accent" calcext:value="duplicate" calcext:base-cell-address="'2008.ntcir'.SV1"/>
          </calcext:conditional-format>
          <calcext:conditional-format calcext:target-range-address="'2008.ntcir'.SW1:'2008.ntcir'.SW1">
            <calcext:condition calcext:apply-style-name="Accent" calcext:value="duplicate" calcext:base-cell-address="'2008.ntcir'.SW1"/>
          </calcext:conditional-format>
          <calcext:conditional-format calcext:target-range-address="'2008.ntcir'.SX1:'2008.ntcir'.SX1">
            <calcext:condition calcext:apply-style-name="Accent" calcext:value="duplicate" calcext:base-cell-address="'2008.ntcir'.SX1"/>
          </calcext:conditional-format>
          <calcext:conditional-format calcext:target-range-address="'2008.ntcir'.SY1:'2008.ntcir'.SY1">
            <calcext:condition calcext:apply-style-name="Accent" calcext:value="duplicate" calcext:base-cell-address="'2008.ntcir'.SY1"/>
          </calcext:conditional-format>
          <calcext:conditional-format calcext:target-range-address="'2008.ntcir'.SZ1:'2008.ntcir'.SZ1">
            <calcext:condition calcext:apply-style-name="Accent" calcext:value="duplicate" calcext:base-cell-address="'2008.ntcir'.SZ1"/>
          </calcext:conditional-format>
          <calcext:conditional-format calcext:target-range-address="'2008.ntcir'.TA1:'2008.ntcir'.TA1">
            <calcext:condition calcext:apply-style-name="Accent" calcext:value="duplicate" calcext:base-cell-address="'2008.ntcir'.TA1"/>
          </calcext:conditional-format>
          <calcext:conditional-format calcext:target-range-address="'2008.ntcir'.TB1:'2008.ntcir'.TB1">
            <calcext:condition calcext:apply-style-name="Accent" calcext:value="duplicate" calcext:base-cell-address="'2008.ntcir'.TB1"/>
          </calcext:conditional-format>
          <calcext:conditional-format calcext:target-range-address="'2008.ntcir'.TC1:'2008.ntcir'.TC1">
            <calcext:condition calcext:apply-style-name="Accent" calcext:value="duplicate" calcext:base-cell-address="'2008.ntcir'.TC1"/>
          </calcext:conditional-format>
          <calcext:conditional-format calcext:target-range-address="'2008.ntcir'.TD1:'2008.ntcir'.TD1">
            <calcext:condition calcext:apply-style-name="Accent" calcext:value="duplicate" calcext:base-cell-address="'2008.ntcir'.TD1"/>
          </calcext:conditional-format>
          <calcext:conditional-format calcext:target-range-address="'2008.ntcir'.TE1:'2008.ntcir'.TE1">
            <calcext:condition calcext:apply-style-name="Accent" calcext:value="duplicate" calcext:base-cell-address="'2008.ntcir'.TE1"/>
          </calcext:conditional-format>
          <calcext:conditional-format calcext:target-range-address="'2008.ntcir'.TF1:'2008.ntcir'.TF1">
            <calcext:condition calcext:apply-style-name="Accent" calcext:value="duplicate" calcext:base-cell-address="'2008.ntcir'.TF1"/>
          </calcext:conditional-format>
          <calcext:conditional-format calcext:target-range-address="'2008.ntcir'.TG1:'2008.ntcir'.TG1">
            <calcext:condition calcext:apply-style-name="Accent" calcext:value="duplicate" calcext:base-cell-address="'2008.ntcir'.TG1"/>
          </calcext:conditional-format>
          <calcext:conditional-format calcext:target-range-address="'2008.ntcir'.TH1:'2008.ntcir'.TH1">
            <calcext:condition calcext:apply-style-name="Accent" calcext:value="duplicate" calcext:base-cell-address="'2008.ntcir'.TH1"/>
          </calcext:conditional-format>
          <calcext:conditional-format calcext:target-range-address="'2008.ntcir'.TI1:'2008.ntcir'.TI1">
            <calcext:condition calcext:apply-style-name="Accent" calcext:value="duplicate" calcext:base-cell-address="'2008.ntcir'.TI1"/>
          </calcext:conditional-format>
          <calcext:conditional-format calcext:target-range-address="'2008.ntcir'.TJ1:'2008.ntcir'.TJ1">
            <calcext:condition calcext:apply-style-name="Accent" calcext:value="duplicate" calcext:base-cell-address="'2008.ntcir'.TJ1"/>
          </calcext:conditional-format>
          <calcext:conditional-format calcext:target-range-address="'2008.ntcir'.TK1:'2008.ntcir'.TK1">
            <calcext:condition calcext:apply-style-name="Accent" calcext:value="duplicate" calcext:base-cell-address="'2008.ntcir'.TK1"/>
          </calcext:conditional-format>
          <calcext:conditional-format calcext:target-range-address="'2008.ntcir'.TL1:'2008.ntcir'.TL1">
            <calcext:condition calcext:apply-style-name="Accent" calcext:value="duplicate" calcext:base-cell-address="'2008.ntcir'.TL1"/>
          </calcext:conditional-format>
          <calcext:conditional-format calcext:target-range-address="'2008.ntcir'.TM1:'2008.ntcir'.TM1">
            <calcext:condition calcext:apply-style-name="Accent" calcext:value="duplicate" calcext:base-cell-address="'2008.ntcir'.TM1"/>
          </calcext:conditional-format>
          <calcext:conditional-format calcext:target-range-address="'2008.ntcir'.TN1:'2008.ntcir'.TN1">
            <calcext:condition calcext:apply-style-name="Accent" calcext:value="duplicate" calcext:base-cell-address="'2008.ntcir'.TN1"/>
          </calcext:conditional-format>
          <calcext:conditional-format calcext:target-range-address="'2008.ntcir'.TO1:'2008.ntcir'.TO1">
            <calcext:condition calcext:apply-style-name="Accent" calcext:value="duplicate" calcext:base-cell-address="'2008.ntcir'.TO1"/>
          </calcext:conditional-format>
          <calcext:conditional-format calcext:target-range-address="'2008.ntcir'.TP1:'2008.ntcir'.TP1">
            <calcext:condition calcext:apply-style-name="Accent" calcext:value="duplicate" calcext:base-cell-address="'2008.ntcir'.TP1"/>
          </calcext:conditional-format>
          <calcext:conditional-format calcext:target-range-address="'2008.ntcir'.TQ1:'2008.ntcir'.TQ1">
            <calcext:condition calcext:apply-style-name="Accent" calcext:value="duplicate" calcext:base-cell-address="'2008.ntcir'.TQ1"/>
          </calcext:conditional-format>
          <calcext:conditional-format calcext:target-range-address="'2008.ntcir'.TR1:'2008.ntcir'.TR1">
            <calcext:condition calcext:apply-style-name="Accent" calcext:value="duplicate" calcext:base-cell-address="'2008.ntcir'.TR1"/>
          </calcext:conditional-format>
          <calcext:conditional-format calcext:target-range-address="'2008.ntcir'.TS1:'2008.ntcir'.TS1">
            <calcext:condition calcext:apply-style-name="Accent" calcext:value="duplicate" calcext:base-cell-address="'2008.ntcir'.TS1"/>
          </calcext:conditional-format>
          <calcext:conditional-format calcext:target-range-address="'2008.ntcir'.TT1:'2008.ntcir'.TT1">
            <calcext:condition calcext:apply-style-name="Accent" calcext:value="duplicate" calcext:base-cell-address="'2008.ntcir'.TT1"/>
          </calcext:conditional-format>
          <calcext:conditional-format calcext:target-range-address="'2008.ntcir'.TU1:'2008.ntcir'.TU1">
            <calcext:condition calcext:apply-style-name="Accent" calcext:value="duplicate" calcext:base-cell-address="'2008.ntcir'.TU1"/>
          </calcext:conditional-format>
          <calcext:conditional-format calcext:target-range-address="'2008.ntcir'.TV1:'2008.ntcir'.TV1">
            <calcext:condition calcext:apply-style-name="Accent" calcext:value="duplicate" calcext:base-cell-address="'2008.ntcir'.TV1"/>
          </calcext:conditional-format>
          <calcext:conditional-format calcext:target-range-address="'2008.ntcir'.TW1:'2008.ntcir'.TW1">
            <calcext:condition calcext:apply-style-name="Accent" calcext:value="duplicate" calcext:base-cell-address="'2008.ntcir'.TW1"/>
          </calcext:conditional-format>
          <calcext:conditional-format calcext:target-range-address="'2008.ntcir'.TX1:'2008.ntcir'.TX1">
            <calcext:condition calcext:apply-style-name="Accent" calcext:value="duplicate" calcext:base-cell-address="'2008.ntcir'.TX1"/>
          </calcext:conditional-format>
          <calcext:conditional-format calcext:target-range-address="'2008.ntcir'.TY1:'2008.ntcir'.TY1">
            <calcext:condition calcext:apply-style-name="Accent" calcext:value="duplicate" calcext:base-cell-address="'2008.ntcir'.TY1"/>
          </calcext:conditional-format>
          <calcext:conditional-format calcext:target-range-address="'2008.ntcir'.TZ1:'2008.ntcir'.TZ1">
            <calcext:condition calcext:apply-style-name="Accent" calcext:value="duplicate" calcext:base-cell-address="'2008.ntcir'.TZ1"/>
          </calcext:conditional-format>
          <calcext:conditional-format calcext:target-range-address="'2008.ntcir'.UA1:'2008.ntcir'.UA1">
            <calcext:condition calcext:apply-style-name="Accent" calcext:value="duplicate" calcext:base-cell-address="'2008.ntcir'.UA1"/>
          </calcext:conditional-format>
          <calcext:conditional-format calcext:target-range-address="'2008.ntcir'.UB1:'2008.ntcir'.UB1">
            <calcext:condition calcext:apply-style-name="Accent" calcext:value="duplicate" calcext:base-cell-address="'2008.ntcir'.UB1"/>
          </calcext:conditional-format>
          <calcext:conditional-format calcext:target-range-address="'2008.ntcir'.UC1:'2008.ntcir'.UC1">
            <calcext:condition calcext:apply-style-name="Accent" calcext:value="duplicate" calcext:base-cell-address="'2008.ntcir'.UC1"/>
          </calcext:conditional-format>
          <calcext:conditional-format calcext:target-range-address="'2008.ntcir'.UD1:'2008.ntcir'.UD1">
            <calcext:condition calcext:apply-style-name="Accent" calcext:value="duplicate" calcext:base-cell-address="'2008.ntcir'.UD1"/>
          </calcext:conditional-format>
          <calcext:conditional-format calcext:target-range-address="'2008.ntcir'.UE1:'2008.ntcir'.UE1">
            <calcext:condition calcext:apply-style-name="Accent" calcext:value="duplicate" calcext:base-cell-address="'2008.ntcir'.UE1"/>
          </calcext:conditional-format>
          <calcext:conditional-format calcext:target-range-address="'2008.ntcir'.UF1:'2008.ntcir'.UF1">
            <calcext:condition calcext:apply-style-name="Accent" calcext:value="duplicate" calcext:base-cell-address="'2008.ntcir'.UF1"/>
          </calcext:conditional-format>
          <calcext:conditional-format calcext:target-range-address="'2008.ntcir'.UG1:'2008.ntcir'.UG1">
            <calcext:condition calcext:apply-style-name="Accent" calcext:value="duplicate" calcext:base-cell-address="'2008.ntcir'.UG1"/>
          </calcext:conditional-format>
          <calcext:conditional-format calcext:target-range-address="'2008.ntcir'.UH1:'2008.ntcir'.UH1">
            <calcext:condition calcext:apply-style-name="Accent" calcext:value="duplicate" calcext:base-cell-address="'2008.ntcir'.UH1"/>
          </calcext:conditional-format>
          <calcext:conditional-format calcext:target-range-address="'2008.ntcir'.UI1:'2008.ntcir'.UI1">
            <calcext:condition calcext:apply-style-name="Accent" calcext:value="duplicate" calcext:base-cell-address="'2008.ntcir'.UI1"/>
          </calcext:conditional-format>
          <calcext:conditional-format calcext:target-range-address="'2008.ntcir'.UJ1:'2008.ntcir'.UJ1">
            <calcext:condition calcext:apply-style-name="Accent" calcext:value="duplicate" calcext:base-cell-address="'2008.ntcir'.UJ1"/>
          </calcext:conditional-format>
          <calcext:conditional-format calcext:target-range-address="'2008.ntcir'.UK1:'2008.ntcir'.UK1">
            <calcext:condition calcext:apply-style-name="Accent" calcext:value="duplicate" calcext:base-cell-address="'2008.ntcir'.UK1"/>
          </calcext:conditional-format>
          <calcext:conditional-format calcext:target-range-address="'2008.ntcir'.UL1:'2008.ntcir'.UL1">
            <calcext:condition calcext:apply-style-name="Accent" calcext:value="duplicate" calcext:base-cell-address="'2008.ntcir'.UL1"/>
          </calcext:conditional-format>
          <calcext:conditional-format calcext:target-range-address="'2008.ntcir'.UM1:'2008.ntcir'.UM1">
            <calcext:condition calcext:apply-style-name="Accent" calcext:value="duplicate" calcext:base-cell-address="'2008.ntcir'.UM1"/>
          </calcext:conditional-format>
          <calcext:conditional-format calcext:target-range-address="'2008.ntcir'.UN1:'2008.ntcir'.UN1">
            <calcext:condition calcext:apply-style-name="Accent" calcext:value="duplicate" calcext:base-cell-address="'2008.ntcir'.UN1"/>
          </calcext:conditional-format>
          <calcext:conditional-format calcext:target-range-address="'2008.ntcir'.UO1:'2008.ntcir'.UO1">
            <calcext:condition calcext:apply-style-name="Accent" calcext:value="duplicate" calcext:base-cell-address="'2008.ntcir'.UO1"/>
          </calcext:conditional-format>
          <calcext:conditional-format calcext:target-range-address="'2008.ntcir'.UP1:'2008.ntcir'.UP1">
            <calcext:condition calcext:apply-style-name="Accent" calcext:value="duplicate" calcext:base-cell-address="'2008.ntcir'.UP1"/>
          </calcext:conditional-format>
          <calcext:conditional-format calcext:target-range-address="'2008.ntcir'.UQ1:'2008.ntcir'.UQ1">
            <calcext:condition calcext:apply-style-name="Accent" calcext:value="duplicate" calcext:base-cell-address="'2008.ntcir'.UQ1"/>
          </calcext:conditional-format>
          <calcext:conditional-format calcext:target-range-address="'2008.ntcir'.UR1:'2008.ntcir'.UR1">
            <calcext:condition calcext:apply-style-name="Accent" calcext:value="duplicate" calcext:base-cell-address="'2008.ntcir'.UR1"/>
          </calcext:conditional-format>
          <calcext:conditional-format calcext:target-range-address="'2008.ntcir'.US1:'2008.ntcir'.US1">
            <calcext:condition calcext:apply-style-name="Accent" calcext:value="duplicate" calcext:base-cell-address="'2008.ntcir'.US1"/>
          </calcext:conditional-format>
          <calcext:conditional-format calcext:target-range-address="'2008.ntcir'.UT1:'2008.ntcir'.UT1">
            <calcext:condition calcext:apply-style-name="Accent" calcext:value="duplicate" calcext:base-cell-address="'2008.ntcir'.UT1"/>
          </calcext:conditional-format>
          <calcext:conditional-format calcext:target-range-address="'2008.ntcir'.UU1:'2008.ntcir'.UU1">
            <calcext:condition calcext:apply-style-name="Accent" calcext:value="duplicate" calcext:base-cell-address="'2008.ntcir'.UU1"/>
          </calcext:conditional-format>
          <calcext:conditional-format calcext:target-range-address="'2008.ntcir'.UV1:'2008.ntcir'.UV1">
            <calcext:condition calcext:apply-style-name="Accent" calcext:value="duplicate" calcext:base-cell-address="'2008.ntcir'.UV1"/>
          </calcext:conditional-format>
          <calcext:conditional-format calcext:target-range-address="'2008.ntcir'.UW1:'2008.ntcir'.UW1">
            <calcext:condition calcext:apply-style-name="Accent" calcext:value="duplicate" calcext:base-cell-address="'2008.ntcir'.UW1"/>
          </calcext:conditional-format>
          <calcext:conditional-format calcext:target-range-address="'2008.ntcir'.UX1:'2008.ntcir'.UX1">
            <calcext:condition calcext:apply-style-name="Accent" calcext:value="duplicate" calcext:base-cell-address="'2008.ntcir'.UX1"/>
          </calcext:conditional-format>
          <calcext:conditional-format calcext:target-range-address="'2008.ntcir'.UY1:'2008.ntcir'.UY1">
            <calcext:condition calcext:apply-style-name="Accent" calcext:value="duplicate" calcext:base-cell-address="'2008.ntcir'.UY1"/>
          </calcext:conditional-format>
          <calcext:conditional-format calcext:target-range-address="'2008.ntcir'.UZ1:'2008.ntcir'.UZ1">
            <calcext:condition calcext:apply-style-name="Accent" calcext:value="duplicate" calcext:base-cell-address="'2008.ntcir'.UZ1"/>
          </calcext:conditional-format>
          <calcext:conditional-format calcext:target-range-address="'2008.ntcir'.VA1:'2008.ntcir'.VA1">
            <calcext:condition calcext:apply-style-name="Accent" calcext:value="duplicate" calcext:base-cell-address="'2008.ntcir'.VA1"/>
          </calcext:conditional-format>
          <calcext:conditional-format calcext:target-range-address="'2008.ntcir'.VB1:'2008.ntcir'.VB1">
            <calcext:condition calcext:apply-style-name="Accent" calcext:value="duplicate" calcext:base-cell-address="'2008.ntcir'.VB1"/>
          </calcext:conditional-format>
          <calcext:conditional-format calcext:target-range-address="'2008.ntcir'.VC1:'2008.ntcir'.VC1">
            <calcext:condition calcext:apply-style-name="Accent" calcext:value="duplicate" calcext:base-cell-address="'2008.ntcir'.VC1"/>
          </calcext:conditional-format>
          <calcext:conditional-format calcext:target-range-address="'2008.ntcir'.VD1:'2008.ntcir'.VD1">
            <calcext:condition calcext:apply-style-name="Accent" calcext:value="duplicate" calcext:base-cell-address="'2008.ntcir'.VD1"/>
          </calcext:conditional-format>
          <calcext:conditional-format calcext:target-range-address="'2008.ntcir'.VE1:'2008.ntcir'.VE1">
            <calcext:condition calcext:apply-style-name="Accent" calcext:value="duplicate" calcext:base-cell-address="'2008.ntcir'.VE1"/>
          </calcext:conditional-format>
          <calcext:conditional-format calcext:target-range-address="'2008.ntcir'.VF1:'2008.ntcir'.VF1">
            <calcext:condition calcext:apply-style-name="Accent" calcext:value="duplicate" calcext:base-cell-address="'2008.ntcir'.VF1"/>
          </calcext:conditional-format>
          <calcext:conditional-format calcext:target-range-address="'2008.ntcir'.VG1:'2008.ntcir'.VG1">
            <calcext:condition calcext:apply-style-name="Accent" calcext:value="duplicate" calcext:base-cell-address="'2008.ntcir'.VG1"/>
          </calcext:conditional-format>
          <calcext:conditional-format calcext:target-range-address="'2008.ntcir'.VH1:'2008.ntcir'.VH1">
            <calcext:condition calcext:apply-style-name="Accent" calcext:value="duplicate" calcext:base-cell-address="'2008.ntcir'.VH1"/>
          </calcext:conditional-format>
          <calcext:conditional-format calcext:target-range-address="'2008.ntcir'.VI1:'2008.ntcir'.VI1">
            <calcext:condition calcext:apply-style-name="Accent" calcext:value="duplicate" calcext:base-cell-address="'2008.ntcir'.VI1"/>
          </calcext:conditional-format>
          <calcext:conditional-format calcext:target-range-address="'2008.ntcir'.VJ1:'2008.ntcir'.VJ1">
            <calcext:condition calcext:apply-style-name="Accent" calcext:value="duplicate" calcext:base-cell-address="'2008.ntcir'.VJ1"/>
          </calcext:conditional-format>
          <calcext:conditional-format calcext:target-range-address="'2008.ntcir'.VK1:'2008.ntcir'.VK1">
            <calcext:condition calcext:apply-style-name="Accent" calcext:value="duplicate" calcext:base-cell-address="'2008.ntcir'.VK1"/>
          </calcext:conditional-format>
          <calcext:conditional-format calcext:target-range-address="'2008.ntcir'.VL1:'2008.ntcir'.VL1">
            <calcext:condition calcext:apply-style-name="Accent" calcext:value="duplicate" calcext:base-cell-address="'2008.ntcir'.VL1"/>
          </calcext:conditional-format>
          <calcext:conditional-format calcext:target-range-address="'2008.ntcir'.VM1:'2008.ntcir'.VM1">
            <calcext:condition calcext:apply-style-name="Accent" calcext:value="duplicate" calcext:base-cell-address="'2008.ntcir'.VM1"/>
          </calcext:conditional-format>
          <calcext:conditional-format calcext:target-range-address="'2008.ntcir'.VN1:'2008.ntcir'.VN1">
            <calcext:condition calcext:apply-style-name="Accent" calcext:value="duplicate" calcext:base-cell-address="'2008.ntcir'.VN1"/>
          </calcext:conditional-format>
          <calcext:conditional-format calcext:target-range-address="'2008.ntcir'.VO1:'2008.ntcir'.VO1">
            <calcext:condition calcext:apply-style-name="Accent" calcext:value="duplicate" calcext:base-cell-address="'2008.ntcir'.VO1"/>
          </calcext:conditional-format>
          <calcext:conditional-format calcext:target-range-address="'2008.ntcir'.VP1:'2008.ntcir'.VP1">
            <calcext:condition calcext:apply-style-name="Accent" calcext:value="duplicate" calcext:base-cell-address="'2008.ntcir'.VP1"/>
          </calcext:conditional-format>
          <calcext:conditional-format calcext:target-range-address="'2008.ntcir'.VQ1:'2008.ntcir'.VQ1">
            <calcext:condition calcext:apply-style-name="Accent" calcext:value="duplicate" calcext:base-cell-address="'2008.ntcir'.VQ1"/>
          </calcext:conditional-format>
          <calcext:conditional-format calcext:target-range-address="'2008.ntcir'.VR1:'2008.ntcir'.VR1">
            <calcext:condition calcext:apply-style-name="Accent" calcext:value="duplicate" calcext:base-cell-address="'2008.ntcir'.VR1"/>
          </calcext:conditional-format>
          <calcext:conditional-format calcext:target-range-address="'2008.ntcir'.VS1:'2008.ntcir'.VS1">
            <calcext:condition calcext:apply-style-name="Accent" calcext:value="duplicate" calcext:base-cell-address="'2008.ntcir'.VS1"/>
          </calcext:conditional-format>
          <calcext:conditional-format calcext:target-range-address="'2008.ntcir'.VT1:'2008.ntcir'.VT1">
            <calcext:condition calcext:apply-style-name="Accent" calcext:value="duplicate" calcext:base-cell-address="'2008.ntcir'.VT1"/>
          </calcext:conditional-format>
          <calcext:conditional-format calcext:target-range-address="'2008.ntcir'.VU1:'2008.ntcir'.VU1">
            <calcext:condition calcext:apply-style-name="Accent" calcext:value="duplicate" calcext:base-cell-address="'2008.ntcir'.VU1"/>
          </calcext:conditional-format>
          <calcext:conditional-format calcext:target-range-address="'2008.ntcir'.VV1:'2008.ntcir'.VV1">
            <calcext:condition calcext:apply-style-name="Accent" calcext:value="duplicate" calcext:base-cell-address="'2008.ntcir'.VV1"/>
          </calcext:conditional-format>
          <calcext:conditional-format calcext:target-range-address="'2008.ntcir'.VW1:'2008.ntcir'.VW1">
            <calcext:condition calcext:apply-style-name="Accent" calcext:value="duplicate" calcext:base-cell-address="'2008.ntcir'.VW1"/>
          </calcext:conditional-format>
          <calcext:conditional-format calcext:target-range-address="'2008.ntcir'.VX1:'2008.ntcir'.VX1">
            <calcext:condition calcext:apply-style-name="Accent" calcext:value="duplicate" calcext:base-cell-address="'2008.ntcir'.VX1"/>
          </calcext:conditional-format>
          <calcext:conditional-format calcext:target-range-address="'2008.ntcir'.VY1:'2008.ntcir'.VY1">
            <calcext:condition calcext:apply-style-name="Accent" calcext:value="duplicate" calcext:base-cell-address="'2008.ntcir'.VY1"/>
          </calcext:conditional-format>
          <calcext:conditional-format calcext:target-range-address="'2008.ntcir'.VZ1:'2008.ntcir'.VZ1">
            <calcext:condition calcext:apply-style-name="Accent" calcext:value="duplicate" calcext:base-cell-address="'2008.ntcir'.VZ1"/>
          </calcext:conditional-format>
          <calcext:conditional-format calcext:target-range-address="'2008.ntcir'.WA1:'2008.ntcir'.WA1">
            <calcext:condition calcext:apply-style-name="Accent" calcext:value="duplicate" calcext:base-cell-address="'2008.ntcir'.WA1"/>
          </calcext:conditional-format>
          <calcext:conditional-format calcext:target-range-address="'2008.ntcir'.WB1:'2008.ntcir'.WB1">
            <calcext:condition calcext:apply-style-name="Accent" calcext:value="duplicate" calcext:base-cell-address="'2008.ntcir'.WB1"/>
          </calcext:conditional-format>
          <calcext:conditional-format calcext:target-range-address="'2008.ntcir'.WC1:'2008.ntcir'.WC1">
            <calcext:condition calcext:apply-style-name="Accent" calcext:value="duplicate" calcext:base-cell-address="'2008.ntcir'.WC1"/>
          </calcext:conditional-format>
          <calcext:conditional-format calcext:target-range-address="'2008.ntcir'.WD1:'2008.ntcir'.WD1">
            <calcext:condition calcext:apply-style-name="Accent" calcext:value="duplicate" calcext:base-cell-address="'2008.ntcir'.WD1"/>
          </calcext:conditional-format>
          <calcext:conditional-format calcext:target-range-address="'2008.ntcir'.WE1:'2008.ntcir'.WE1">
            <calcext:condition calcext:apply-style-name="Accent" calcext:value="duplicate" calcext:base-cell-address="'2008.ntcir'.WE1"/>
          </calcext:conditional-format>
          <calcext:conditional-format calcext:target-range-address="'2008.ntcir'.WF1:'2008.ntcir'.WF1">
            <calcext:condition calcext:apply-style-name="Accent" calcext:value="duplicate" calcext:base-cell-address="'2008.ntcir'.WF1"/>
          </calcext:conditional-format>
          <calcext:conditional-format calcext:target-range-address="'2008.ntcir'.WG1:'2008.ntcir'.WG1">
            <calcext:condition calcext:apply-style-name="Accent" calcext:value="duplicate" calcext:base-cell-address="'2008.ntcir'.WG1"/>
          </calcext:conditional-format>
          <calcext:conditional-format calcext:target-range-address="'2008.ntcir'.WH1:'2008.ntcir'.WH1">
            <calcext:condition calcext:apply-style-name="Accent" calcext:value="duplicate" calcext:base-cell-address="'2008.ntcir'.WH1"/>
          </calcext:conditional-format>
          <calcext:conditional-format calcext:target-range-address="'2008.ntcir'.WI1:'2008.ntcir'.WI1">
            <calcext:condition calcext:apply-style-name="Accent" calcext:value="duplicate" calcext:base-cell-address="'2008.ntcir'.WI1"/>
          </calcext:conditional-format>
          <calcext:conditional-format calcext:target-range-address="'2008.ntcir'.WJ1:'2008.ntcir'.WJ1">
            <calcext:condition calcext:apply-style-name="Accent" calcext:value="duplicate" calcext:base-cell-address="'2008.ntcir'.WJ1"/>
          </calcext:conditional-format>
          <calcext:conditional-format calcext:target-range-address="'2008.ntcir'.WK1:'2008.ntcir'.WK1">
            <calcext:condition calcext:apply-style-name="Accent" calcext:value="duplicate" calcext:base-cell-address="'2008.ntcir'.WK1"/>
          </calcext:conditional-format>
          <calcext:conditional-format calcext:target-range-address="'2008.ntcir'.WL1:'2008.ntcir'.WL1">
            <calcext:condition calcext:apply-style-name="Accent" calcext:value="duplicate" calcext:base-cell-address="'2008.ntcir'.WL1"/>
          </calcext:conditional-format>
          <calcext:conditional-format calcext:target-range-address="'2008.ntcir'.WM1:'2008.ntcir'.WM1">
            <calcext:condition calcext:apply-style-name="Accent" calcext:value="duplicate" calcext:base-cell-address="'2008.ntcir'.WM1"/>
          </calcext:conditional-format>
          <calcext:conditional-format calcext:target-range-address="'2008.ntcir'.WN1:'2008.ntcir'.WN1">
            <calcext:condition calcext:apply-style-name="Accent" calcext:value="duplicate" calcext:base-cell-address="'2008.ntcir'.WN1"/>
          </calcext:conditional-format>
          <calcext:conditional-format calcext:target-range-address="'2008.ntcir'.WO1:'2008.ntcir'.WO1">
            <calcext:condition calcext:apply-style-name="Accent" calcext:value="duplicate" calcext:base-cell-address="'2008.ntcir'.WO1"/>
          </calcext:conditional-format>
          <calcext:conditional-format calcext:target-range-address="'2008.ntcir'.WP1:'2008.ntcir'.WP1">
            <calcext:condition calcext:apply-style-name="Accent" calcext:value="duplicate" calcext:base-cell-address="'2008.ntcir'.WP1"/>
          </calcext:conditional-format>
          <calcext:conditional-format calcext:target-range-address="'2008.ntcir'.WQ1:'2008.ntcir'.WQ1">
            <calcext:condition calcext:apply-style-name="Accent" calcext:value="duplicate" calcext:base-cell-address="'2008.ntcir'.WQ1"/>
          </calcext:conditional-format>
          <calcext:conditional-format calcext:target-range-address="'2008.ntcir'.WR1:'2008.ntcir'.WR1">
            <calcext:condition calcext:apply-style-name="Accent" calcext:value="duplicate" calcext:base-cell-address="'2008.ntcir'.WR1"/>
          </calcext:conditional-format>
          <calcext:conditional-format calcext:target-range-address="'2008.ntcir'.WS1:'2008.ntcir'.WS1">
            <calcext:condition calcext:apply-style-name="Accent" calcext:value="duplicate" calcext:base-cell-address="'2008.ntcir'.WS1"/>
          </calcext:conditional-format>
          <calcext:conditional-format calcext:target-range-address="'2008.ntcir'.WT1:'2008.ntcir'.WT1">
            <calcext:condition calcext:apply-style-name="Accent" calcext:value="duplicate" calcext:base-cell-address="'2008.ntcir'.WT1"/>
          </calcext:conditional-format>
          <calcext:conditional-format calcext:target-range-address="'2008.ntcir'.WU1:'2008.ntcir'.WU1">
            <calcext:condition calcext:apply-style-name="Accent" calcext:value="duplicate" calcext:base-cell-address="'2008.ntcir'.WU1"/>
          </calcext:conditional-format>
          <calcext:conditional-format calcext:target-range-address="'2008.ntcir'.WV1:'2008.ntcir'.WV1">
            <calcext:condition calcext:apply-style-name="Accent" calcext:value="duplicate" calcext:base-cell-address="'2008.ntcir'.WV1"/>
          </calcext:conditional-format>
          <calcext:conditional-format calcext:target-range-address="'2008.ntcir'.WW1:'2008.ntcir'.WW1">
            <calcext:condition calcext:apply-style-name="Accent" calcext:value="duplicate" calcext:base-cell-address="'2008.ntcir'.WW1"/>
          </calcext:conditional-format>
          <calcext:conditional-format calcext:target-range-address="'2008.ntcir'.WX1:'2008.ntcir'.WX1">
            <calcext:condition calcext:apply-style-name="Accent" calcext:value="duplicate" calcext:base-cell-address="'2008.ntcir'.WX1"/>
          </calcext:conditional-format>
          <calcext:conditional-format calcext:target-range-address="'2008.ntcir'.WY1:'2008.ntcir'.WY1">
            <calcext:condition calcext:apply-style-name="Accent" calcext:value="duplicate" calcext:base-cell-address="'2008.ntcir'.WY1"/>
          </calcext:conditional-format>
          <calcext:conditional-format calcext:target-range-address="'2008.ntcir'.WZ1:'2008.ntcir'.WZ1">
            <calcext:condition calcext:apply-style-name="Accent" calcext:value="duplicate" calcext:base-cell-address="'2008.ntcir'.WZ1"/>
          </calcext:conditional-format>
          <calcext:conditional-format calcext:target-range-address="'2008.ntcir'.XA1:'2008.ntcir'.XA1">
            <calcext:condition calcext:apply-style-name="Accent" calcext:value="duplicate" calcext:base-cell-address="'2008.ntcir'.XA1"/>
          </calcext:conditional-format>
          <calcext:conditional-format calcext:target-range-address="'2008.ntcir'.XB1:'2008.ntcir'.XB1">
            <calcext:condition calcext:apply-style-name="Accent" calcext:value="duplicate" calcext:base-cell-address="'2008.ntcir'.XB1"/>
          </calcext:conditional-format>
          <calcext:conditional-format calcext:target-range-address="'2008.ntcir'.XC1:'2008.ntcir'.XC1">
            <calcext:condition calcext:apply-style-name="Accent" calcext:value="duplicate" calcext:base-cell-address="'2008.ntcir'.XC1"/>
          </calcext:conditional-format>
          <calcext:conditional-format calcext:target-range-address="'2008.ntcir'.XD1:'2008.ntcir'.XD1">
            <calcext:condition calcext:apply-style-name="Accent" calcext:value="duplicate" calcext:base-cell-address="'2008.ntcir'.XD1"/>
          </calcext:conditional-format>
          <calcext:conditional-format calcext:target-range-address="'2008.ntcir'.XE1:'2008.ntcir'.XE1">
            <calcext:condition calcext:apply-style-name="Accent" calcext:value="duplicate" calcext:base-cell-address="'2008.ntcir'.XE1"/>
          </calcext:conditional-format>
          <calcext:conditional-format calcext:target-range-address="'2008.ntcir'.XF1:'2008.ntcir'.XF1">
            <calcext:condition calcext:apply-style-name="Accent" calcext:value="duplicate" calcext:base-cell-address="'2008.ntcir'.XF1"/>
          </calcext:conditional-format>
          <calcext:conditional-format calcext:target-range-address="'2008.ntcir'.XG1:'2008.ntcir'.XG1">
            <calcext:condition calcext:apply-style-name="Accent" calcext:value="duplicate" calcext:base-cell-address="'2008.ntcir'.XG1"/>
          </calcext:conditional-format>
          <calcext:conditional-format calcext:target-range-address="'2008.ntcir'.XH1:'2008.ntcir'.XH1">
            <calcext:condition calcext:apply-style-name="Accent" calcext:value="duplicate" calcext:base-cell-address="'2008.ntcir'.XH1"/>
          </calcext:conditional-format>
          <calcext:conditional-format calcext:target-range-address="'2008.ntcir'.XI1:'2008.ntcir'.XI1">
            <calcext:condition calcext:apply-style-name="Accent" calcext:value="duplicate" calcext:base-cell-address="'2008.ntcir'.XI1"/>
          </calcext:conditional-format>
          <calcext:conditional-format calcext:target-range-address="'2008.ntcir'.XJ1:'2008.ntcir'.XJ1">
            <calcext:condition calcext:apply-style-name="Accent" calcext:value="duplicate" calcext:base-cell-address="'2008.ntcir'.XJ1"/>
          </calcext:conditional-format>
          <calcext:conditional-format calcext:target-range-address="'2008.ntcir'.XK1:'2008.ntcir'.XK1">
            <calcext:condition calcext:apply-style-name="Accent" calcext:value="duplicate" calcext:base-cell-address="'2008.ntcir'.XK1"/>
          </calcext:conditional-format>
          <calcext:conditional-format calcext:target-range-address="'2008.ntcir'.XL1:'2008.ntcir'.XL1">
            <calcext:condition calcext:apply-style-name="Accent" calcext:value="duplicate" calcext:base-cell-address="'2008.ntcir'.XL1"/>
          </calcext:conditional-format>
          <calcext:conditional-format calcext:target-range-address="'2008.ntcir'.XM1:'2008.ntcir'.XM1">
            <calcext:condition calcext:apply-style-name="Accent" calcext:value="duplicate" calcext:base-cell-address="'2008.ntcir'.XM1"/>
          </calcext:conditional-format>
          <calcext:conditional-format calcext:target-range-address="'2008.ntcir'.XN1:'2008.ntcir'.XN1">
            <calcext:condition calcext:apply-style-name="Accent" calcext:value="duplicate" calcext:base-cell-address="'2008.ntcir'.XN1"/>
          </calcext:conditional-format>
          <calcext:conditional-format calcext:target-range-address="'2008.ntcir'.XO1:'2008.ntcir'.XO1">
            <calcext:condition calcext:apply-style-name="Accent" calcext:value="duplicate" calcext:base-cell-address="'2008.ntcir'.XO1"/>
          </calcext:conditional-format>
          <calcext:conditional-format calcext:target-range-address="'2008.ntcir'.XP1:'2008.ntcir'.XP1">
            <calcext:condition calcext:apply-style-name="Accent" calcext:value="duplicate" calcext:base-cell-address="'2008.ntcir'.XP1"/>
          </calcext:conditional-format>
          <calcext:conditional-format calcext:target-range-address="'2008.ntcir'.XQ1:'2008.ntcir'.XQ1">
            <calcext:condition calcext:apply-style-name="Accent" calcext:value="duplicate" calcext:base-cell-address="'2008.ntcir'.XQ1"/>
          </calcext:conditional-format>
          <calcext:conditional-format calcext:target-range-address="'2008.ntcir'.XR1:'2008.ntcir'.XR1">
            <calcext:condition calcext:apply-style-name="Accent" calcext:value="duplicate" calcext:base-cell-address="'2008.ntcir'.XR1"/>
          </calcext:conditional-format>
          <calcext:conditional-format calcext:target-range-address="'2008.ntcir'.XS1:'2008.ntcir'.XS1">
            <calcext:condition calcext:apply-style-name="Accent" calcext:value="duplicate" calcext:base-cell-address="'2008.ntcir'.XS1"/>
          </calcext:conditional-format>
          <calcext:conditional-format calcext:target-range-address="'2008.ntcir'.XT1:'2008.ntcir'.XT1">
            <calcext:condition calcext:apply-style-name="Accent" calcext:value="duplicate" calcext:base-cell-address="'2008.ntcir'.XT1"/>
          </calcext:conditional-format>
          <calcext:conditional-format calcext:target-range-address="'2008.ntcir'.XU1:'2008.ntcir'.XU1">
            <calcext:condition calcext:apply-style-name="Accent" calcext:value="duplicate" calcext:base-cell-address="'2008.ntcir'.XU1"/>
          </calcext:conditional-format>
          <calcext:conditional-format calcext:target-range-address="'2008.ntcir'.XV1:'2008.ntcir'.XV1">
            <calcext:condition calcext:apply-style-name="Accent" calcext:value="duplicate" calcext:base-cell-address="'2008.ntcir'.XV1"/>
          </calcext:conditional-format>
          <calcext:conditional-format calcext:target-range-address="'2008.ntcir'.XW1:'2008.ntcir'.XW1">
            <calcext:condition calcext:apply-style-name="Accent" calcext:value="duplicate" calcext:base-cell-address="'2008.ntcir'.XW1"/>
          </calcext:conditional-format>
          <calcext:conditional-format calcext:target-range-address="'2008.ntcir'.XX1:'2008.ntcir'.XX1">
            <calcext:condition calcext:apply-style-name="Accent" calcext:value="duplicate" calcext:base-cell-address="'2008.ntcir'.XX1"/>
          </calcext:conditional-format>
          <calcext:conditional-format calcext:target-range-address="'2008.ntcir'.XY1:'2008.ntcir'.XY1">
            <calcext:condition calcext:apply-style-name="Accent" calcext:value="duplicate" calcext:base-cell-address="'2008.ntcir'.XY1"/>
          </calcext:conditional-format>
          <calcext:conditional-format calcext:target-range-address="'2008.ntcir'.XZ1:'2008.ntcir'.XZ1">
            <calcext:condition calcext:apply-style-name="Accent" calcext:value="duplicate" calcext:base-cell-address="'2008.ntcir'.XZ1"/>
          </calcext:conditional-format>
          <calcext:conditional-format calcext:target-range-address="'2008.ntcir'.YA1:'2008.ntcir'.YA1">
            <calcext:condition calcext:apply-style-name="Accent" calcext:value="duplicate" calcext:base-cell-address="'2008.ntcir'.YA1"/>
          </calcext:conditional-format>
          <calcext:conditional-format calcext:target-range-address="'2008.ntcir'.YB1:'2008.ntcir'.YB1">
            <calcext:condition calcext:apply-style-name="Accent" calcext:value="duplicate" calcext:base-cell-address="'2008.ntcir'.YB1"/>
          </calcext:conditional-format>
          <calcext:conditional-format calcext:target-range-address="'2008.ntcir'.YC1:'2008.ntcir'.YC1">
            <calcext:condition calcext:apply-style-name="Accent" calcext:value="duplicate" calcext:base-cell-address="'2008.ntcir'.YC1"/>
          </calcext:conditional-format>
          <calcext:conditional-format calcext:target-range-address="'2008.ntcir'.YD1:'2008.ntcir'.YD1">
            <calcext:condition calcext:apply-style-name="Accent" calcext:value="duplicate" calcext:base-cell-address="'2008.ntcir'.YD1"/>
          </calcext:conditional-format>
          <calcext:conditional-format calcext:target-range-address="'2008.ntcir'.YE1:'2008.ntcir'.YE1">
            <calcext:condition calcext:apply-style-name="Accent" calcext:value="duplicate" calcext:base-cell-address="'2008.ntcir'.YE1"/>
          </calcext:conditional-format>
          <calcext:conditional-format calcext:target-range-address="'2008.ntcir'.YF1:'2008.ntcir'.YF1">
            <calcext:condition calcext:apply-style-name="Accent" calcext:value="duplicate" calcext:base-cell-address="'2008.ntcir'.YF1"/>
          </calcext:conditional-format>
          <calcext:conditional-format calcext:target-range-address="'2008.ntcir'.YG1:'2008.ntcir'.YG1">
            <calcext:condition calcext:apply-style-name="Accent" calcext:value="duplicate" calcext:base-cell-address="'2008.ntcir'.YG1"/>
          </calcext:conditional-format>
          <calcext:conditional-format calcext:target-range-address="'2008.ntcir'.YH1:'2008.ntcir'.YH1">
            <calcext:condition calcext:apply-style-name="Accent" calcext:value="duplicate" calcext:base-cell-address="'2008.ntcir'.YH1"/>
          </calcext:conditional-format>
          <calcext:conditional-format calcext:target-range-address="'2008.ntcir'.YI1:'2008.ntcir'.YI1">
            <calcext:condition calcext:apply-style-name="Accent" calcext:value="duplicate" calcext:base-cell-address="'2008.ntcir'.YI1"/>
          </calcext:conditional-format>
          <calcext:conditional-format calcext:target-range-address="'2008.ntcir'.YJ1:'2008.ntcir'.YJ1">
            <calcext:condition calcext:apply-style-name="Accent" calcext:value="duplicate" calcext:base-cell-address="'2008.ntcir'.YJ1"/>
          </calcext:conditional-format>
          <calcext:conditional-format calcext:target-range-address="'2008.ntcir'.YK1:'2008.ntcir'.YK1">
            <calcext:condition calcext:apply-style-name="Accent" calcext:value="duplicate" calcext:base-cell-address="'2008.ntcir'.YK1"/>
          </calcext:conditional-format>
          <calcext:conditional-format calcext:target-range-address="'2008.ntcir'.YL1:'2008.ntcir'.YL1">
            <calcext:condition calcext:apply-style-name="Accent" calcext:value="duplicate" calcext:base-cell-address="'2008.ntcir'.YL1"/>
          </calcext:conditional-format>
          <calcext:conditional-format calcext:target-range-address="'2008.ntcir'.YM1:'2008.ntcir'.YM1">
            <calcext:condition calcext:apply-style-name="Accent" calcext:value="duplicate" calcext:base-cell-address="'2008.ntcir'.YM1"/>
          </calcext:conditional-format>
          <calcext:conditional-format calcext:target-range-address="'2008.ntcir'.YN1:'2008.ntcir'.YN1">
            <calcext:condition calcext:apply-style-name="Accent" calcext:value="duplicate" calcext:base-cell-address="'2008.ntcir'.YN1"/>
          </calcext:conditional-format>
          <calcext:conditional-format calcext:target-range-address="'2008.ntcir'.YO1:'2008.ntcir'.YO1">
            <calcext:condition calcext:apply-style-name="Accent" calcext:value="duplicate" calcext:base-cell-address="'2008.ntcir'.YO1"/>
          </calcext:conditional-format>
          <calcext:conditional-format calcext:target-range-address="'2008.ntcir'.YP1:'2008.ntcir'.YP1">
            <calcext:condition calcext:apply-style-name="Accent" calcext:value="duplicate" calcext:base-cell-address="'2008.ntcir'.YP1"/>
          </calcext:conditional-format>
          <calcext:conditional-format calcext:target-range-address="'2008.ntcir'.YQ1:'2008.ntcir'.YQ1">
            <calcext:condition calcext:apply-style-name="Accent" calcext:value="duplicate" calcext:base-cell-address="'2008.ntcir'.YQ1"/>
          </calcext:conditional-format>
          <calcext:conditional-format calcext:target-range-address="'2008.ntcir'.YR1:'2008.ntcir'.YR1">
            <calcext:condition calcext:apply-style-name="Accent" calcext:value="duplicate" calcext:base-cell-address="'2008.ntcir'.YR1"/>
          </calcext:conditional-format>
          <calcext:conditional-format calcext:target-range-address="'2008.ntcir'.YS1:'2008.ntcir'.YS1">
            <calcext:condition calcext:apply-style-name="Accent" calcext:value="duplicate" calcext:base-cell-address="'2008.ntcir'.YS1"/>
          </calcext:conditional-format>
          <calcext:conditional-format calcext:target-range-address="'2008.ntcir'.YT1:'2008.ntcir'.YT1">
            <calcext:condition calcext:apply-style-name="Accent" calcext:value="duplicate" calcext:base-cell-address="'2008.ntcir'.YT1"/>
          </calcext:conditional-format>
          <calcext:conditional-format calcext:target-range-address="'2008.ntcir'.YU1:'2008.ntcir'.YU1">
            <calcext:condition calcext:apply-style-name="Accent" calcext:value="duplicate" calcext:base-cell-address="'2008.ntcir'.YU1"/>
          </calcext:conditional-format>
          <calcext:conditional-format calcext:target-range-address="'2008.ntcir'.YV1:'2008.ntcir'.YV1">
            <calcext:condition calcext:apply-style-name="Accent" calcext:value="duplicate" calcext:base-cell-address="'2008.ntcir'.YV1"/>
          </calcext:conditional-format>
          <calcext:conditional-format calcext:target-range-address="'2008.ntcir'.YW1:'2008.ntcir'.YW1">
            <calcext:condition calcext:apply-style-name="Accent" calcext:value="duplicate" calcext:base-cell-address="'2008.ntcir'.YW1"/>
          </calcext:conditional-format>
          <calcext:conditional-format calcext:target-range-address="'2008.ntcir'.YX1:'2008.ntcir'.YX1">
            <calcext:condition calcext:apply-style-name="Accent" calcext:value="duplicate" calcext:base-cell-address="'2008.ntcir'.YX1"/>
          </calcext:conditional-format>
          <calcext:conditional-format calcext:target-range-address="'2008.ntcir'.YY1:'2008.ntcir'.YY1">
            <calcext:condition calcext:apply-style-name="Accent" calcext:value="duplicate" calcext:base-cell-address="'2008.ntcir'.YY1"/>
          </calcext:conditional-format>
          <calcext:conditional-format calcext:target-range-address="'2008.ntcir'.YZ1:'2008.ntcir'.YZ1">
            <calcext:condition calcext:apply-style-name="Accent" calcext:value="duplicate" calcext:base-cell-address="'2008.ntcir'.YZ1"/>
          </calcext:conditional-format>
          <calcext:conditional-format calcext:target-range-address="'2008.ntcir'.ZA1:'2008.ntcir'.ZA1">
            <calcext:condition calcext:apply-style-name="Accent" calcext:value="duplicate" calcext:base-cell-address="'2008.ntcir'.ZA1"/>
          </calcext:conditional-format>
          <calcext:conditional-format calcext:target-range-address="'2008.ntcir'.ZB1:'2008.ntcir'.ZB1">
            <calcext:condition calcext:apply-style-name="Accent" calcext:value="duplicate" calcext:base-cell-address="'2008.ntcir'.ZB1"/>
          </calcext:conditional-format>
          <calcext:conditional-format calcext:target-range-address="'2008.ntcir'.ZC1:'2008.ntcir'.ZC1">
            <calcext:condition calcext:apply-style-name="Accent" calcext:value="duplicate" calcext:base-cell-address="'2008.ntcir'.ZC1"/>
          </calcext:conditional-format>
          <calcext:conditional-format calcext:target-range-address="'2008.ntcir'.ZD1:'2008.ntcir'.ZD1">
            <calcext:condition calcext:apply-style-name="Accent" calcext:value="duplicate" calcext:base-cell-address="'2008.ntcir'.ZD1"/>
          </calcext:conditional-format>
          <calcext:conditional-format calcext:target-range-address="'2008.ntcir'.ZE1:'2008.ntcir'.ZE1">
            <calcext:condition calcext:apply-style-name="Accent" calcext:value="duplicate" calcext:base-cell-address="'2008.ntcir'.ZE1"/>
          </calcext:conditional-format>
          <calcext:conditional-format calcext:target-range-address="'2008.ntcir'.ZF1:'2008.ntcir'.ZF1">
            <calcext:condition calcext:apply-style-name="Accent" calcext:value="duplicate" calcext:base-cell-address="'2008.ntcir'.ZF1"/>
          </calcext:conditional-format>
          <calcext:conditional-format calcext:target-range-address="'2008.ntcir'.ZG1:'2008.ntcir'.ZG1">
            <calcext:condition calcext:apply-style-name="Accent" calcext:value="duplicate" calcext:base-cell-address="'2008.ntcir'.ZG1"/>
          </calcext:conditional-format>
          <calcext:conditional-format calcext:target-range-address="'2008.ntcir'.ZH1:'2008.ntcir'.ZH1">
            <calcext:condition calcext:apply-style-name="Accent" calcext:value="duplicate" calcext:base-cell-address="'2008.ntcir'.ZH1"/>
          </calcext:conditional-format>
          <calcext:conditional-format calcext:target-range-address="'2008.ntcir'.ZI1:'2008.ntcir'.ZI1">
            <calcext:condition calcext:apply-style-name="Accent" calcext:value="duplicate" calcext:base-cell-address="'2008.ntcir'.ZI1"/>
          </calcext:conditional-format>
          <calcext:conditional-format calcext:target-range-address="'2008.ntcir'.ZJ1:'2008.ntcir'.ZJ1">
            <calcext:condition calcext:apply-style-name="Accent" calcext:value="duplicate" calcext:base-cell-address="'2008.ntcir'.ZJ1"/>
          </calcext:conditional-format>
          <calcext:conditional-format calcext:target-range-address="'2008.ntcir'.ZK1:'2008.ntcir'.ZK1">
            <calcext:condition calcext:apply-style-name="Accent" calcext:value="duplicate" calcext:base-cell-address="'2008.ntcir'.ZK1"/>
          </calcext:conditional-format>
          <calcext:conditional-format calcext:target-range-address="'2008.ntcir'.ZL1:'2008.ntcir'.ZL1">
            <calcext:condition calcext:apply-style-name="Accent" calcext:value="duplicate" calcext:base-cell-address="'2008.ntcir'.ZL1"/>
          </calcext:conditional-format>
          <calcext:conditional-format calcext:target-range-address="'2008.ntcir'.ZM1:'2008.ntcir'.ZM1">
            <calcext:condition calcext:apply-style-name="Accent" calcext:value="duplicate" calcext:base-cell-address="'2008.ntcir'.ZM1"/>
          </calcext:conditional-format>
          <calcext:conditional-format calcext:target-range-address="'2008.ntcir'.ZN1:'2008.ntcir'.ZN1">
            <calcext:condition calcext:apply-style-name="Accent" calcext:value="duplicate" calcext:base-cell-address="'2008.ntcir'.ZN1"/>
          </calcext:conditional-format>
          <calcext:conditional-format calcext:target-range-address="'2008.ntcir'.ZO1:'2008.ntcir'.ZO1">
            <calcext:condition calcext:apply-style-name="Accent" calcext:value="duplicate" calcext:base-cell-address="'2008.ntcir'.ZO1"/>
          </calcext:conditional-format>
          <calcext:conditional-format calcext:target-range-address="'2008.ntcir'.ZP1:'2008.ntcir'.ZP1">
            <calcext:condition calcext:apply-style-name="Accent" calcext:value="duplicate" calcext:base-cell-address="'2008.ntcir'.ZP1"/>
          </calcext:conditional-format>
          <calcext:conditional-format calcext:target-range-address="'2008.ntcir'.ZQ1:'2008.ntcir'.ZQ1">
            <calcext:condition calcext:apply-style-name="Accent" calcext:value="duplicate" calcext:base-cell-address="'2008.ntcir'.ZQ1"/>
          </calcext:conditional-format>
          <calcext:conditional-format calcext:target-range-address="'2008.ntcir'.ZR1:'2008.ntcir'.ZR1">
            <calcext:condition calcext:apply-style-name="Accent" calcext:value="duplicate" calcext:base-cell-address="'2008.ntcir'.ZR1"/>
          </calcext:conditional-format>
          <calcext:conditional-format calcext:target-range-address="'2008.ntcir'.ZS1:'2008.ntcir'.ZS1">
            <calcext:condition calcext:apply-style-name="Accent" calcext:value="duplicate" calcext:base-cell-address="'2008.ntcir'.ZS1"/>
          </calcext:conditional-format>
          <calcext:conditional-format calcext:target-range-address="'2008.ntcir'.ZT1:'2008.ntcir'.ZT1">
            <calcext:condition calcext:apply-style-name="Accent" calcext:value="duplicate" calcext:base-cell-address="'2008.ntcir'.ZT1"/>
          </calcext:conditional-format>
          <calcext:conditional-format calcext:target-range-address="'2008.ntcir'.ZU1:'2008.ntcir'.ZU1">
            <calcext:condition calcext:apply-style-name="Accent" calcext:value="duplicate" calcext:base-cell-address="'2008.ntcir'.ZU1"/>
          </calcext:conditional-format>
          <calcext:conditional-format calcext:target-range-address="'2008.ntcir'.ZV1:'2008.ntcir'.ZV1">
            <calcext:condition calcext:apply-style-name="Accent" calcext:value="duplicate" calcext:base-cell-address="'2008.ntcir'.ZV1"/>
          </calcext:conditional-format>
          <calcext:conditional-format calcext:target-range-address="'2008.ntcir'.ZW1:'2008.ntcir'.ZW1">
            <calcext:condition calcext:apply-style-name="Accent" calcext:value="duplicate" calcext:base-cell-address="'2008.ntcir'.ZW1"/>
          </calcext:conditional-format>
          <calcext:conditional-format calcext:target-range-address="'2008.ntcir'.ZX1:'2008.ntcir'.ZX1">
            <calcext:condition calcext:apply-style-name="Accent" calcext:value="duplicate" calcext:base-cell-address="'2008.ntcir'.ZX1"/>
          </calcext:conditional-format>
          <calcext:conditional-format calcext:target-range-address="'2008.ntcir'.ZY1:'2008.ntcir'.ZY1">
            <calcext:condition calcext:apply-style-name="Accent" calcext:value="duplicate" calcext:base-cell-address="'2008.ntcir'.ZY1"/>
          </calcext:conditional-format>
          <calcext:conditional-format calcext:target-range-address="'2008.ntcir'.ZZ1:'2008.ntcir'.ZZ1">
            <calcext:condition calcext:apply-style-name="Accent" calcext:value="duplicate" calcext:base-cell-address="'2008.ntcir'.ZZ1"/>
          </calcext:conditional-format>
          <calcext:conditional-format calcext:target-range-address="'2008.ntcir'.AAA1:'2008.ntcir'.AAA1">
            <calcext:condition calcext:apply-style-name="Accent" calcext:value="duplicate" calcext:base-cell-address="'2008.ntcir'.AAA1"/>
          </calcext:conditional-format>
          <calcext:conditional-format calcext:target-range-address="'2008.ntcir'.AAB1:'2008.ntcir'.AAB1">
            <calcext:condition calcext:apply-style-name="Accent" calcext:value="duplicate" calcext:base-cell-address="'2008.ntcir'.AAB1"/>
          </calcext:conditional-format>
          <calcext:conditional-format calcext:target-range-address="'2008.ntcir'.AAC1:'2008.ntcir'.AAC1">
            <calcext:condition calcext:apply-style-name="Accent" calcext:value="duplicate" calcext:base-cell-address="'2008.ntcir'.AAC1"/>
          </calcext:conditional-format>
          <calcext:conditional-format calcext:target-range-address="'2008.ntcir'.AAD1:'2008.ntcir'.AAD1">
            <calcext:condition calcext:apply-style-name="Accent" calcext:value="duplicate" calcext:base-cell-address="'2008.ntcir'.AAD1"/>
          </calcext:conditional-format>
          <calcext:conditional-format calcext:target-range-address="'2008.ntcir'.AAE1:'2008.ntcir'.AAE1">
            <calcext:condition calcext:apply-style-name="Accent" calcext:value="duplicate" calcext:base-cell-address="'2008.ntcir'.AAE1"/>
          </calcext:conditional-format>
          <calcext:conditional-format calcext:target-range-address="'2008.ntcir'.AAF1:'2008.ntcir'.AAF1">
            <calcext:condition calcext:apply-style-name="Accent" calcext:value="duplicate" calcext:base-cell-address="'2008.ntcir'.AAF1"/>
          </calcext:conditional-format>
          <calcext:conditional-format calcext:target-range-address="'2008.ntcir'.AAG1:'2008.ntcir'.AAG1">
            <calcext:condition calcext:apply-style-name="Accent" calcext:value="duplicate" calcext:base-cell-address="'2008.ntcir'.AAG1"/>
          </calcext:conditional-format>
          <calcext:conditional-format calcext:target-range-address="'2008.ntcir'.AAH1:'2008.ntcir'.AAH1">
            <calcext:condition calcext:apply-style-name="Accent" calcext:value="duplicate" calcext:base-cell-address="'2008.ntcir'.AAH1"/>
          </calcext:conditional-format>
          <calcext:conditional-format calcext:target-range-address="'2008.ntcir'.AAI1:'2008.ntcir'.AAI1">
            <calcext:condition calcext:apply-style-name="Accent" calcext:value="duplicate" calcext:base-cell-address="'2008.ntcir'.AAI1"/>
          </calcext:conditional-format>
          <calcext:conditional-format calcext:target-range-address="'2008.ntcir'.AAJ1:'2008.ntcir'.AAJ1">
            <calcext:condition calcext:apply-style-name="Accent" calcext:value="duplicate" calcext:base-cell-address="'2008.ntcir'.AAJ1"/>
          </calcext:conditional-format>
          <calcext:conditional-format calcext:target-range-address="'2008.ntcir'.AAK1:'2008.ntcir'.AAK1">
            <calcext:condition calcext:apply-style-name="Accent" calcext:value="duplicate" calcext:base-cell-address="'2008.ntcir'.AAK1"/>
          </calcext:conditional-format>
          <calcext:conditional-format calcext:target-range-address="'2008.ntcir'.AAL1:'2008.ntcir'.AAL1">
            <calcext:condition calcext:apply-style-name="Accent" calcext:value="duplicate" calcext:base-cell-address="'2008.ntcir'.AAL1"/>
          </calcext:conditional-format>
          <calcext:conditional-format calcext:target-range-address="'2008.ntcir'.AAM1:'2008.ntcir'.AAM1">
            <calcext:condition calcext:apply-style-name="Accent" calcext:value="duplicate" calcext:base-cell-address="'2008.ntcir'.AAM1"/>
          </calcext:conditional-format>
          <calcext:conditional-format calcext:target-range-address="'2008.ntcir'.AAN1:'2008.ntcir'.AAN1">
            <calcext:condition calcext:apply-style-name="Accent" calcext:value="duplicate" calcext:base-cell-address="'2008.ntcir'.AAN1"/>
          </calcext:conditional-format>
          <calcext:conditional-format calcext:target-range-address="'2008.ntcir'.AAO1:'2008.ntcir'.AAO1">
            <calcext:condition calcext:apply-style-name="Accent" calcext:value="duplicate" calcext:base-cell-address="'2008.ntcir'.AAO1"/>
          </calcext:conditional-format>
          <calcext:conditional-format calcext:target-range-address="'2008.ntcir'.AAP1:'2008.ntcir'.AAP1">
            <calcext:condition calcext:apply-style-name="Accent" calcext:value="duplicate" calcext:base-cell-address="'2008.ntcir'.AAP1"/>
          </calcext:conditional-format>
          <calcext:conditional-format calcext:target-range-address="'2008.ntcir'.AAQ1:'2008.ntcir'.AAQ1">
            <calcext:condition calcext:apply-style-name="Accent" calcext:value="duplicate" calcext:base-cell-address="'2008.ntcir'.AAQ1"/>
          </calcext:conditional-format>
          <calcext:conditional-format calcext:target-range-address="'2008.ntcir'.AAR1:'2008.ntcir'.AAR1">
            <calcext:condition calcext:apply-style-name="Accent" calcext:value="duplicate" calcext:base-cell-address="'2008.ntcir'.AAR1"/>
          </calcext:conditional-format>
          <calcext:conditional-format calcext:target-range-address="'2008.ntcir'.AAS1:'2008.ntcir'.AAS1">
            <calcext:condition calcext:apply-style-name="Accent" calcext:value="duplicate" calcext:base-cell-address="'2008.ntcir'.AAS1"/>
          </calcext:conditional-format>
          <calcext:conditional-format calcext:target-range-address="'2008.ntcir'.AAT1:'2008.ntcir'.AAT1">
            <calcext:condition calcext:apply-style-name="Accent" calcext:value="duplicate" calcext:base-cell-address="'2008.ntcir'.AAT1"/>
          </calcext:conditional-format>
          <calcext:conditional-format calcext:target-range-address="'2008.ntcir'.AAU1:'2008.ntcir'.AAU1">
            <calcext:condition calcext:apply-style-name="Accent" calcext:value="duplicate" calcext:base-cell-address="'2008.ntcir'.AAU1"/>
          </calcext:conditional-format>
          <calcext:conditional-format calcext:target-range-address="'2008.ntcir'.AAV1:'2008.ntcir'.AAV1">
            <calcext:condition calcext:apply-style-name="Accent" calcext:value="duplicate" calcext:base-cell-address="'2008.ntcir'.AAV1"/>
          </calcext:conditional-format>
          <calcext:conditional-format calcext:target-range-address="'2008.ntcir'.AAW1:'2008.ntcir'.AAW1">
            <calcext:condition calcext:apply-style-name="Accent" calcext:value="duplicate" calcext:base-cell-address="'2008.ntcir'.AAW1"/>
          </calcext:conditional-format>
          <calcext:conditional-format calcext:target-range-address="'2008.ntcir'.AAX1:'2008.ntcir'.AAX1">
            <calcext:condition calcext:apply-style-name="Accent" calcext:value="duplicate" calcext:base-cell-address="'2008.ntcir'.AAX1"/>
          </calcext:conditional-format>
          <calcext:conditional-format calcext:target-range-address="'2008.ntcir'.AAY1:'2008.ntcir'.AAY1">
            <calcext:condition calcext:apply-style-name="Accent" calcext:value="duplicate" calcext:base-cell-address="'2008.ntcir'.AAY1"/>
          </calcext:conditional-format>
          <calcext:conditional-format calcext:target-range-address="'2008.ntcir'.AAZ1:'2008.ntcir'.AAZ1">
            <calcext:condition calcext:apply-style-name="Accent" calcext:value="duplicate" calcext:base-cell-address="'2008.ntcir'.AAZ1"/>
          </calcext:conditional-format>
          <calcext:conditional-format calcext:target-range-address="'2008.ntcir'.ABA1:'2008.ntcir'.ABA1">
            <calcext:condition calcext:apply-style-name="Accent" calcext:value="duplicate" calcext:base-cell-address="'2008.ntcir'.ABA1"/>
          </calcext:conditional-format>
          <calcext:conditional-format calcext:target-range-address="'2008.ntcir'.ABB1:'2008.ntcir'.ABB1">
            <calcext:condition calcext:apply-style-name="Accent" calcext:value="duplicate" calcext:base-cell-address="'2008.ntcir'.ABB1"/>
          </calcext:conditional-format>
          <calcext:conditional-format calcext:target-range-address="'2008.ntcir'.ABC1:'2008.ntcir'.ABC1">
            <calcext:condition calcext:apply-style-name="Accent" calcext:value="duplicate" calcext:base-cell-address="'2008.ntcir'.ABC1"/>
          </calcext:conditional-format>
          <calcext:conditional-format calcext:target-range-address="'2008.ntcir'.ABD1:'2008.ntcir'.ABD1">
            <calcext:condition calcext:apply-style-name="Accent" calcext:value="duplicate" calcext:base-cell-address="'2008.ntcir'.ABD1"/>
          </calcext:conditional-format>
          <calcext:conditional-format calcext:target-range-address="'2008.ntcir'.ABE1:'2008.ntcir'.ABE1">
            <calcext:condition calcext:apply-style-name="Accent" calcext:value="duplicate" calcext:base-cell-address="'2008.ntcir'.ABE1"/>
          </calcext:conditional-format>
          <calcext:conditional-format calcext:target-range-address="'2008.ntcir'.ABF1:'2008.ntcir'.ABF1">
            <calcext:condition calcext:apply-style-name="Accent" calcext:value="duplicate" calcext:base-cell-address="'2008.ntcir'.ABF1"/>
          </calcext:conditional-format>
          <calcext:conditional-format calcext:target-range-address="'2008.ntcir'.ABG1:'2008.ntcir'.ABG1">
            <calcext:condition calcext:apply-style-name="Accent" calcext:value="duplicate" calcext:base-cell-address="'2008.ntcir'.ABG1"/>
          </calcext:conditional-format>
          <calcext:conditional-format calcext:target-range-address="'2008.ntcir'.ABH1:'2008.ntcir'.ABH1">
            <calcext:condition calcext:apply-style-name="Accent" calcext:value="duplicate" calcext:base-cell-address="'2008.ntcir'.ABH1"/>
          </calcext:conditional-format>
          <calcext:conditional-format calcext:target-range-address="'2008.ntcir'.ABI1:'2008.ntcir'.ABI1">
            <calcext:condition calcext:apply-style-name="Accent" calcext:value="duplicate" calcext:base-cell-address="'2008.ntcir'.ABI1"/>
          </calcext:conditional-format>
          <calcext:conditional-format calcext:target-range-address="'2008.ntcir'.ABJ1:'2008.ntcir'.ABJ1">
            <calcext:condition calcext:apply-style-name="Accent" calcext:value="duplicate" calcext:base-cell-address="'2008.ntcir'.ABJ1"/>
          </calcext:conditional-format>
          <calcext:conditional-format calcext:target-range-address="'2008.ntcir'.ABK1:'2008.ntcir'.ABK1">
            <calcext:condition calcext:apply-style-name="Accent" calcext:value="duplicate" calcext:base-cell-address="'2008.ntcir'.ABK1"/>
          </calcext:conditional-format>
          <calcext:conditional-format calcext:target-range-address="'2008.ntcir'.ABL1:'2008.ntcir'.ABL1">
            <calcext:condition calcext:apply-style-name="Accent" calcext:value="duplicate" calcext:base-cell-address="'2008.ntcir'.ABL1"/>
          </calcext:conditional-format>
          <calcext:conditional-format calcext:target-range-address="'2008.ntcir'.ABM1:'2008.ntcir'.ABM1">
            <calcext:condition calcext:apply-style-name="Accent" calcext:value="duplicate" calcext:base-cell-address="'2008.ntcir'.ABM1"/>
          </calcext:conditional-format>
          <calcext:conditional-format calcext:target-range-address="'2008.ntcir'.ABN1:'2008.ntcir'.ABN1">
            <calcext:condition calcext:apply-style-name="Accent" calcext:value="duplicate" calcext:base-cell-address="'2008.ntcir'.ABN1"/>
          </calcext:conditional-format>
          <calcext:conditional-format calcext:target-range-address="'2008.ntcir'.ABO1:'2008.ntcir'.ABO1">
            <calcext:condition calcext:apply-style-name="Accent" calcext:value="duplicate" calcext:base-cell-address="'2008.ntcir'.ABO1"/>
          </calcext:conditional-format>
          <calcext:conditional-format calcext:target-range-address="'2008.ntcir'.ABP1:'2008.ntcir'.ABP1">
            <calcext:condition calcext:apply-style-name="Accent" calcext:value="duplicate" calcext:base-cell-address="'2008.ntcir'.ABP1"/>
          </calcext:conditional-format>
          <calcext:conditional-format calcext:target-range-address="'2008.ntcir'.ABQ1:'2008.ntcir'.ABQ1">
            <calcext:condition calcext:apply-style-name="Accent" calcext:value="duplicate" calcext:base-cell-address="'2008.ntcir'.ABQ1"/>
          </calcext:conditional-format>
          <calcext:conditional-format calcext:target-range-address="'2008.ntcir'.ABR1:'2008.ntcir'.ABR1">
            <calcext:condition calcext:apply-style-name="Accent" calcext:value="duplicate" calcext:base-cell-address="'2008.ntcir'.ABR1"/>
          </calcext:conditional-format>
          <calcext:conditional-format calcext:target-range-address="'2008.ntcir'.ABS1:'2008.ntcir'.ABS1">
            <calcext:condition calcext:apply-style-name="Accent" calcext:value="duplicate" calcext:base-cell-address="'2008.ntcir'.ABS1"/>
          </calcext:conditional-format>
          <calcext:conditional-format calcext:target-range-address="'2008.ntcir'.ABT1:'2008.ntcir'.ABT1">
            <calcext:condition calcext:apply-style-name="Accent" calcext:value="duplicate" calcext:base-cell-address="'2008.ntcir'.ABT1"/>
          </calcext:conditional-format>
          <calcext:conditional-format calcext:target-range-address="'2008.ntcir'.ABU1:'2008.ntcir'.ABU1">
            <calcext:condition calcext:apply-style-name="Accent" calcext:value="duplicate" calcext:base-cell-address="'2008.ntcir'.ABU1"/>
          </calcext:conditional-format>
          <calcext:conditional-format calcext:target-range-address="'2008.ntcir'.ABV1:'2008.ntcir'.ABV1">
            <calcext:condition calcext:apply-style-name="Accent" calcext:value="duplicate" calcext:base-cell-address="'2008.ntcir'.ABV1"/>
          </calcext:conditional-format>
          <calcext:conditional-format calcext:target-range-address="'2008.ntcir'.ABW1:'2008.ntcir'.ABW1">
            <calcext:condition calcext:apply-style-name="Accent" calcext:value="duplicate" calcext:base-cell-address="'2008.ntcir'.ABW1"/>
          </calcext:conditional-format>
          <calcext:conditional-format calcext:target-range-address="'2008.ntcir'.ABX1:'2008.ntcir'.ABX1">
            <calcext:condition calcext:apply-style-name="Accent" calcext:value="duplicate" calcext:base-cell-address="'2008.ntcir'.ABX1"/>
          </calcext:conditional-format>
          <calcext:conditional-format calcext:target-range-address="'2008.ntcir'.ABY1:'2008.ntcir'.ABY1">
            <calcext:condition calcext:apply-style-name="Accent" calcext:value="duplicate" calcext:base-cell-address="'2008.ntcir'.ABY1"/>
          </calcext:conditional-format>
          <calcext:conditional-format calcext:target-range-address="'2008.ntcir'.ABZ1:'2008.ntcir'.ABZ1">
            <calcext:condition calcext:apply-style-name="Accent" calcext:value="duplicate" calcext:base-cell-address="'2008.ntcir'.ABZ1"/>
          </calcext:conditional-format>
          <calcext:conditional-format calcext:target-range-address="'2008.ntcir'.ACA1:'2008.ntcir'.ACA1">
            <calcext:condition calcext:apply-style-name="Accent" calcext:value="duplicate" calcext:base-cell-address="'2008.ntcir'.ACA1"/>
          </calcext:conditional-format>
          <calcext:conditional-format calcext:target-range-address="'2008.ntcir'.ACB1:'2008.ntcir'.ACB1">
            <calcext:condition calcext:apply-style-name="Accent" calcext:value="duplicate" calcext:base-cell-address="'2008.ntcir'.ACB1"/>
          </calcext:conditional-format>
          <calcext:conditional-format calcext:target-range-address="'2008.ntcir'.ACC1:'2008.ntcir'.ACC1">
            <calcext:condition calcext:apply-style-name="Accent" calcext:value="duplicate" calcext:base-cell-address="'2008.ntcir'.ACC1"/>
          </calcext:conditional-format>
          <calcext:conditional-format calcext:target-range-address="'2008.ntcir'.ACD1:'2008.ntcir'.ACD1">
            <calcext:condition calcext:apply-style-name="Accent" calcext:value="duplicate" calcext:base-cell-address="'2008.ntcir'.ACD1"/>
          </calcext:conditional-format>
          <calcext:conditional-format calcext:target-range-address="'2008.ntcir'.ACE1:'2008.ntcir'.ACE1">
            <calcext:condition calcext:apply-style-name="Accent" calcext:value="duplicate" calcext:base-cell-address="'2008.ntcir'.ACE1"/>
          </calcext:conditional-format>
          <calcext:conditional-format calcext:target-range-address="'2008.ntcir'.ACF1:'2008.ntcir'.ACF1">
            <calcext:condition calcext:apply-style-name="Accent" calcext:value="duplicate" calcext:base-cell-address="'2008.ntcir'.ACF1"/>
          </calcext:conditional-format>
          <calcext:conditional-format calcext:target-range-address="'2008.ntcir'.ACG1:'2008.ntcir'.ACG1">
            <calcext:condition calcext:apply-style-name="Accent" calcext:value="duplicate" calcext:base-cell-address="'2008.ntcir'.ACG1"/>
          </calcext:conditional-format>
          <calcext:conditional-format calcext:target-range-address="'2008.ntcir'.ACH1:'2008.ntcir'.ACH1">
            <calcext:condition calcext:apply-style-name="Accent" calcext:value="duplicate" calcext:base-cell-address="'2008.ntcir'.ACH1"/>
          </calcext:conditional-format>
          <calcext:conditional-format calcext:target-range-address="'2008.ntcir'.ACI1:'2008.ntcir'.ACI1">
            <calcext:condition calcext:apply-style-name="Accent" calcext:value="duplicate" calcext:base-cell-address="'2008.ntcir'.ACI1"/>
          </calcext:conditional-format>
          <calcext:conditional-format calcext:target-range-address="'2008.ntcir'.ACJ1:'2008.ntcir'.ACJ1">
            <calcext:condition calcext:apply-style-name="Accent" calcext:value="duplicate" calcext:base-cell-address="'2008.ntcir'.ACJ1"/>
          </calcext:conditional-format>
          <calcext:conditional-format calcext:target-range-address="'2008.ntcir'.ACK1:'2008.ntcir'.ACK1">
            <calcext:condition calcext:apply-style-name="Accent" calcext:value="duplicate" calcext:base-cell-address="'2008.ntcir'.ACK1"/>
          </calcext:conditional-format>
          <calcext:conditional-format calcext:target-range-address="'2008.ntcir'.ACL1:'2008.ntcir'.ACL1">
            <calcext:condition calcext:apply-style-name="Accent" calcext:value="duplicate" calcext:base-cell-address="'2008.ntcir'.ACL1"/>
          </calcext:conditional-format>
          <calcext:conditional-format calcext:target-range-address="'2008.ntcir'.ACM1:'2008.ntcir'.ACM1">
            <calcext:condition calcext:apply-style-name="Accent" calcext:value="duplicate" calcext:base-cell-address="'2008.ntcir'.ACM1"/>
          </calcext:conditional-format>
          <calcext:conditional-format calcext:target-range-address="'2008.ntcir'.ACN1:'2008.ntcir'.ACN1">
            <calcext:condition calcext:apply-style-name="Accent" calcext:value="duplicate" calcext:base-cell-address="'2008.ntcir'.ACN1"/>
          </calcext:conditional-format>
          <calcext:conditional-format calcext:target-range-address="'2008.ntcir'.ACO1:'2008.ntcir'.ACO1">
            <calcext:condition calcext:apply-style-name="Accent" calcext:value="duplicate" calcext:base-cell-address="'2008.ntcir'.ACO1"/>
          </calcext:conditional-format>
          <calcext:conditional-format calcext:target-range-address="'2008.ntcir'.ACP1:'2008.ntcir'.ACP1">
            <calcext:condition calcext:apply-style-name="Accent" calcext:value="duplicate" calcext:base-cell-address="'2008.ntcir'.ACP1"/>
          </calcext:conditional-format>
          <calcext:conditional-format calcext:target-range-address="'2008.ntcir'.ACQ1:'2008.ntcir'.ACQ1">
            <calcext:condition calcext:apply-style-name="Accent" calcext:value="duplicate" calcext:base-cell-address="'2008.ntcir'.ACQ1"/>
          </calcext:conditional-format>
          <calcext:conditional-format calcext:target-range-address="'2008.ntcir'.ACR1:'2008.ntcir'.ACR1">
            <calcext:condition calcext:apply-style-name="Accent" calcext:value="duplicate" calcext:base-cell-address="'2008.ntcir'.ACR1"/>
          </calcext:conditional-format>
          <calcext:conditional-format calcext:target-range-address="'2008.ntcir'.ACS1:'2008.ntcir'.ACS1">
            <calcext:condition calcext:apply-style-name="Accent" calcext:value="duplicate" calcext:base-cell-address="'2008.ntcir'.ACS1"/>
          </calcext:conditional-format>
          <calcext:conditional-format calcext:target-range-address="'2008.ntcir'.ACT1:'2008.ntcir'.ACT1">
            <calcext:condition calcext:apply-style-name="Accent" calcext:value="duplicate" calcext:base-cell-address="'2008.ntcir'.ACT1"/>
          </calcext:conditional-format>
          <calcext:conditional-format calcext:target-range-address="'2008.ntcir'.ACU1:'2008.ntcir'.ACU1">
            <calcext:condition calcext:apply-style-name="Accent" calcext:value="duplicate" calcext:base-cell-address="'2008.ntcir'.ACU1"/>
          </calcext:conditional-format>
          <calcext:conditional-format calcext:target-range-address="'2008.ntcir'.ACV1:'2008.ntcir'.ACV1">
            <calcext:condition calcext:apply-style-name="Accent" calcext:value="duplicate" calcext:base-cell-address="'2008.ntcir'.ACV1"/>
          </calcext:conditional-format>
          <calcext:conditional-format calcext:target-range-address="'2008.ntcir'.ACW1:'2008.ntcir'.ACW1">
            <calcext:condition calcext:apply-style-name="Accent" calcext:value="duplicate" calcext:base-cell-address="'2008.ntcir'.ACW1"/>
          </calcext:conditional-format>
          <calcext:conditional-format calcext:target-range-address="'2008.ntcir'.ACX1:'2008.ntcir'.ACX1">
            <calcext:condition calcext:apply-style-name="Accent" calcext:value="duplicate" calcext:base-cell-address="'2008.ntcir'.ACX1"/>
          </calcext:conditional-format>
          <calcext:conditional-format calcext:target-range-address="'2008.ntcir'.ACY1:'2008.ntcir'.ACY1">
            <calcext:condition calcext:apply-style-name="Accent" calcext:value="duplicate" calcext:base-cell-address="'2008.ntcir'.ACY1"/>
          </calcext:conditional-format>
          <calcext:conditional-format calcext:target-range-address="'2008.ntcir'.ACZ1:'2008.ntcir'.ACZ1">
            <calcext:condition calcext:apply-style-name="Accent" calcext:value="duplicate" calcext:base-cell-address="'2008.ntcir'.ACZ1"/>
          </calcext:conditional-format>
          <calcext:conditional-format calcext:target-range-address="'2008.ntcir'.ADA1:'2008.ntcir'.ADA1">
            <calcext:condition calcext:apply-style-name="Accent" calcext:value="duplicate" calcext:base-cell-address="'2008.ntcir'.ADA1"/>
          </calcext:conditional-format>
          <calcext:conditional-format calcext:target-range-address="'2008.ntcir'.ADB1:'2008.ntcir'.ADB1">
            <calcext:condition calcext:apply-style-name="Accent" calcext:value="duplicate" calcext:base-cell-address="'2008.ntcir'.ADB1"/>
          </calcext:conditional-format>
          <calcext:conditional-format calcext:target-range-address="'2008.ntcir'.ADC1:'2008.ntcir'.ADC1">
            <calcext:condition calcext:apply-style-name="Accent" calcext:value="duplicate" calcext:base-cell-address="'2008.ntcir'.ADC1"/>
          </calcext:conditional-format>
          <calcext:conditional-format calcext:target-range-address="'2008.ntcir'.ADD1:'2008.ntcir'.ADD1">
            <calcext:condition calcext:apply-style-name="Accent" calcext:value="duplicate" calcext:base-cell-address="'2008.ntcir'.ADD1"/>
          </calcext:conditional-format>
          <calcext:conditional-format calcext:target-range-address="'2008.ntcir'.ADE1:'2008.ntcir'.ADE1">
            <calcext:condition calcext:apply-style-name="Accent" calcext:value="duplicate" calcext:base-cell-address="'2008.ntcir'.ADE1"/>
          </calcext:conditional-format>
          <calcext:conditional-format calcext:target-range-address="'2008.ntcir'.ADF1:'2008.ntcir'.ADF1">
            <calcext:condition calcext:apply-style-name="Accent" calcext:value="duplicate" calcext:base-cell-address="'2008.ntcir'.ADF1"/>
          </calcext:conditional-format>
          <calcext:conditional-format calcext:target-range-address="'2008.ntcir'.ADG1:'2008.ntcir'.ADG1">
            <calcext:condition calcext:apply-style-name="Accent" calcext:value="duplicate" calcext:base-cell-address="'2008.ntcir'.ADG1"/>
          </calcext:conditional-format>
          <calcext:conditional-format calcext:target-range-address="'2008.ntcir'.ADH1:'2008.ntcir'.ADH1">
            <calcext:condition calcext:apply-style-name="Accent" calcext:value="duplicate" calcext:base-cell-address="'2008.ntcir'.ADH1"/>
          </calcext:conditional-format>
          <calcext:conditional-format calcext:target-range-address="'2008.ntcir'.ADI1:'2008.ntcir'.ADI1">
            <calcext:condition calcext:apply-style-name="Accent" calcext:value="duplicate" calcext:base-cell-address="'2008.ntcir'.ADI1"/>
          </calcext:conditional-format>
          <calcext:conditional-format calcext:target-range-address="'2008.ntcir'.ADJ1:'2008.ntcir'.ADJ1">
            <calcext:condition calcext:apply-style-name="Accent" calcext:value="duplicate" calcext:base-cell-address="'2008.ntcir'.ADJ1"/>
          </calcext:conditional-format>
          <calcext:conditional-format calcext:target-range-address="'2008.ntcir'.ADK1:'2008.ntcir'.ADK1">
            <calcext:condition calcext:apply-style-name="Accent" calcext:value="duplicate" calcext:base-cell-address="'2008.ntcir'.ADK1"/>
          </calcext:conditional-format>
          <calcext:conditional-format calcext:target-range-address="'2008.ntcir'.ADL1:'2008.ntcir'.ADL1">
            <calcext:condition calcext:apply-style-name="Accent" calcext:value="duplicate" calcext:base-cell-address="'2008.ntcir'.ADL1"/>
          </calcext:conditional-format>
          <calcext:conditional-format calcext:target-range-address="'2008.ntcir'.ADM1:'2008.ntcir'.ADM1">
            <calcext:condition calcext:apply-style-name="Accent" calcext:value="duplicate" calcext:base-cell-address="'2008.ntcir'.ADM1"/>
          </calcext:conditional-format>
          <calcext:conditional-format calcext:target-range-address="'2008.ntcir'.ADN1:'2008.ntcir'.ADN1">
            <calcext:condition calcext:apply-style-name="Accent" calcext:value="duplicate" calcext:base-cell-address="'2008.ntcir'.ADN1"/>
          </calcext:conditional-format>
          <calcext:conditional-format calcext:target-range-address="'2008.ntcir'.ADO1:'2008.ntcir'.ADO1">
            <calcext:condition calcext:apply-style-name="Accent" calcext:value="duplicate" calcext:base-cell-address="'2008.ntcir'.ADO1"/>
          </calcext:conditional-format>
          <calcext:conditional-format calcext:target-range-address="'2008.ntcir'.ADP1:'2008.ntcir'.ADP1">
            <calcext:condition calcext:apply-style-name="Accent" calcext:value="duplicate" calcext:base-cell-address="'2008.ntcir'.ADP1"/>
          </calcext:conditional-format>
          <calcext:conditional-format calcext:target-range-address="'2008.ntcir'.ADQ1:'2008.ntcir'.ADQ1">
            <calcext:condition calcext:apply-style-name="Accent" calcext:value="duplicate" calcext:base-cell-address="'2008.ntcir'.ADQ1"/>
          </calcext:conditional-format>
          <calcext:conditional-format calcext:target-range-address="'2008.ntcir'.ADR1:'2008.ntcir'.ADR1">
            <calcext:condition calcext:apply-style-name="Accent" calcext:value="duplicate" calcext:base-cell-address="'2008.ntcir'.ADR1"/>
          </calcext:conditional-format>
          <calcext:conditional-format calcext:target-range-address="'2008.ntcir'.ADS1:'2008.ntcir'.ADS1">
            <calcext:condition calcext:apply-style-name="Accent" calcext:value="duplicate" calcext:base-cell-address="'2008.ntcir'.ADS1"/>
          </calcext:conditional-format>
          <calcext:conditional-format calcext:target-range-address="'2008.ntcir'.ADT1:'2008.ntcir'.ADT1">
            <calcext:condition calcext:apply-style-name="Accent" calcext:value="duplicate" calcext:base-cell-address="'2008.ntcir'.ADT1"/>
          </calcext:conditional-format>
          <calcext:conditional-format calcext:target-range-address="'2008.ntcir'.ADU1:'2008.ntcir'.ADU1">
            <calcext:condition calcext:apply-style-name="Accent" calcext:value="duplicate" calcext:base-cell-address="'2008.ntcir'.ADU1"/>
          </calcext:conditional-format>
          <calcext:conditional-format calcext:target-range-address="'2008.ntcir'.ADV1:'2008.ntcir'.ADV1">
            <calcext:condition calcext:apply-style-name="Accent" calcext:value="duplicate" calcext:base-cell-address="'2008.ntcir'.ADV1"/>
          </calcext:conditional-format>
          <calcext:conditional-format calcext:target-range-address="'2008.ntcir'.ADW1:'2008.ntcir'.ADW1">
            <calcext:condition calcext:apply-style-name="Accent" calcext:value="duplicate" calcext:base-cell-address="'2008.ntcir'.ADW1"/>
          </calcext:conditional-format>
          <calcext:conditional-format calcext:target-range-address="'2008.ntcir'.ADX1:'2008.ntcir'.ADX1">
            <calcext:condition calcext:apply-style-name="Accent" calcext:value="duplicate" calcext:base-cell-address="'2008.ntcir'.ADX1"/>
          </calcext:conditional-format>
          <calcext:conditional-format calcext:target-range-address="'2008.ntcir'.ADY1:'2008.ntcir'.ADY1">
            <calcext:condition calcext:apply-style-name="Accent" calcext:value="duplicate" calcext:base-cell-address="'2008.ntcir'.ADY1"/>
          </calcext:conditional-format>
          <calcext:conditional-format calcext:target-range-address="'2008.ntcir'.ADZ1:'2008.ntcir'.ADZ1">
            <calcext:condition calcext:apply-style-name="Accent" calcext:value="duplicate" calcext:base-cell-address="'2008.ntcir'.ADZ1"/>
          </calcext:conditional-format>
          <calcext:conditional-format calcext:target-range-address="'2008.ntcir'.AEA1:'2008.ntcir'.AEA1">
            <calcext:condition calcext:apply-style-name="Accent" calcext:value="duplicate" calcext:base-cell-address="'2008.ntcir'.AEA1"/>
          </calcext:conditional-format>
          <calcext:conditional-format calcext:target-range-address="'2008.ntcir'.AEB1:'2008.ntcir'.AEB1">
            <calcext:condition calcext:apply-style-name="Accent" calcext:value="duplicate" calcext:base-cell-address="'2008.ntcir'.AEB1"/>
          </calcext:conditional-format>
          <calcext:conditional-format calcext:target-range-address="'2008.ntcir'.AEC1:'2008.ntcir'.AEC1">
            <calcext:condition calcext:apply-style-name="Accent" calcext:value="duplicate" calcext:base-cell-address="'2008.ntcir'.AEC1"/>
          </calcext:conditional-format>
          <calcext:conditional-format calcext:target-range-address="'2008.ntcir'.AED1:'2008.ntcir'.AED1">
            <calcext:condition calcext:apply-style-name="Accent" calcext:value="duplicate" calcext:base-cell-address="'2008.ntcir'.AED1"/>
          </calcext:conditional-format>
          <calcext:conditional-format calcext:target-range-address="'2008.ntcir'.AEE1:'2008.ntcir'.AEE1">
            <calcext:condition calcext:apply-style-name="Accent" calcext:value="duplicate" calcext:base-cell-address="'2008.ntcir'.AEE1"/>
          </calcext:conditional-format>
          <calcext:conditional-format calcext:target-range-address="'2008.ntcir'.AEF1:'2008.ntcir'.AEF1">
            <calcext:condition calcext:apply-style-name="Accent" calcext:value="duplicate" calcext:base-cell-address="'2008.ntcir'.AEF1"/>
          </calcext:conditional-format>
          <calcext:conditional-format calcext:target-range-address="'2008.ntcir'.AEG1:'2008.ntcir'.AEG1">
            <calcext:condition calcext:apply-style-name="Accent" calcext:value="duplicate" calcext:base-cell-address="'2008.ntcir'.AEG1"/>
          </calcext:conditional-format>
          <calcext:conditional-format calcext:target-range-address="'2008.ntcir'.AEH1:'2008.ntcir'.AEH1">
            <calcext:condition calcext:apply-style-name="Accent" calcext:value="duplicate" calcext:base-cell-address="'2008.ntcir'.AEH1"/>
          </calcext:conditional-format>
          <calcext:conditional-format calcext:target-range-address="'2008.ntcir'.AEI1:'2008.ntcir'.AEI1">
            <calcext:condition calcext:apply-style-name="Accent" calcext:value="duplicate" calcext:base-cell-address="'2008.ntcir'.AEI1"/>
          </calcext:conditional-format>
          <calcext:conditional-format calcext:target-range-address="'2008.ntcir'.AEJ1:'2008.ntcir'.AEJ1">
            <calcext:condition calcext:apply-style-name="Accent" calcext:value="duplicate" calcext:base-cell-address="'2008.ntcir'.AEJ1"/>
          </calcext:conditional-format>
          <calcext:conditional-format calcext:target-range-address="'2008.ntcir'.AEK1:'2008.ntcir'.AEK1">
            <calcext:condition calcext:apply-style-name="Accent" calcext:value="duplicate" calcext:base-cell-address="'2008.ntcir'.AEK1"/>
          </calcext:conditional-format>
          <calcext:conditional-format calcext:target-range-address="'2008.ntcir'.AEL1:'2008.ntcir'.AEL1">
            <calcext:condition calcext:apply-style-name="Accent" calcext:value="duplicate" calcext:base-cell-address="'2008.ntcir'.AEL1"/>
          </calcext:conditional-format>
          <calcext:conditional-format calcext:target-range-address="'2008.ntcir'.AEM1:'2008.ntcir'.AEM1">
            <calcext:condition calcext:apply-style-name="Accent" calcext:value="duplicate" calcext:base-cell-address="'2008.ntcir'.AEM1"/>
          </calcext:conditional-format>
          <calcext:conditional-format calcext:target-range-address="'2008.ntcir'.AEN1:'2008.ntcir'.AEN1">
            <calcext:condition calcext:apply-style-name="Accent" calcext:value="duplicate" calcext:base-cell-address="'2008.ntcir'.AEN1"/>
          </calcext:conditional-format>
          <calcext:conditional-format calcext:target-range-address="'2008.ntcir'.AEO1:'2008.ntcir'.AEO1">
            <calcext:condition calcext:apply-style-name="Accent" calcext:value="duplicate" calcext:base-cell-address="'2008.ntcir'.AEO1"/>
          </calcext:conditional-format>
          <calcext:conditional-format calcext:target-range-address="'2008.ntcir'.AEP1:'2008.ntcir'.AEP1">
            <calcext:condition calcext:apply-style-name="Accent" calcext:value="duplicate" calcext:base-cell-address="'2008.ntcir'.AEP1"/>
          </calcext:conditional-format>
          <calcext:conditional-format calcext:target-range-address="'2008.ntcir'.AEQ1:'2008.ntcir'.AEQ1">
            <calcext:condition calcext:apply-style-name="Accent" calcext:value="duplicate" calcext:base-cell-address="'2008.ntcir'.AEQ1"/>
          </calcext:conditional-format>
          <calcext:conditional-format calcext:target-range-address="'2008.ntcir'.AER1:'2008.ntcir'.AER1">
            <calcext:condition calcext:apply-style-name="Accent" calcext:value="duplicate" calcext:base-cell-address="'2008.ntcir'.AER1"/>
          </calcext:conditional-format>
          <calcext:conditional-format calcext:target-range-address="'2008.ntcir'.AES1:'2008.ntcir'.AES1">
            <calcext:condition calcext:apply-style-name="Accent" calcext:value="duplicate" calcext:base-cell-address="'2008.ntcir'.AES1"/>
          </calcext:conditional-format>
          <calcext:conditional-format calcext:target-range-address="'2008.ntcir'.AET1:'2008.ntcir'.AET1">
            <calcext:condition calcext:apply-style-name="Accent" calcext:value="duplicate" calcext:base-cell-address="'2008.ntcir'.AET1"/>
          </calcext:conditional-format>
          <calcext:conditional-format calcext:target-range-address="'2008.ntcir'.AEU1:'2008.ntcir'.AEU1">
            <calcext:condition calcext:apply-style-name="Accent" calcext:value="duplicate" calcext:base-cell-address="'2008.ntcir'.AEU1"/>
          </calcext:conditional-format>
          <calcext:conditional-format calcext:target-range-address="'2008.ntcir'.AEV1:'2008.ntcir'.AEV1">
            <calcext:condition calcext:apply-style-name="Accent" calcext:value="duplicate" calcext:base-cell-address="'2008.ntcir'.AEV1"/>
          </calcext:conditional-format>
          <calcext:conditional-format calcext:target-range-address="'2008.ntcir'.AEW1:'2008.ntcir'.AEW1">
            <calcext:condition calcext:apply-style-name="Accent" calcext:value="duplicate" calcext:base-cell-address="'2008.ntcir'.AEW1"/>
          </calcext:conditional-format>
          <calcext:conditional-format calcext:target-range-address="'2008.ntcir'.AEX1:'2008.ntcir'.AEX1">
            <calcext:condition calcext:apply-style-name="Accent" calcext:value="duplicate" calcext:base-cell-address="'2008.ntcir'.AEX1"/>
          </calcext:conditional-format>
          <calcext:conditional-format calcext:target-range-address="'2008.ntcir'.AEY1:'2008.ntcir'.AEY1">
            <calcext:condition calcext:apply-style-name="Accent" calcext:value="duplicate" calcext:base-cell-address="'2008.ntcir'.AEY1"/>
          </calcext:conditional-format>
          <calcext:conditional-format calcext:target-range-address="'2008.ntcir'.AEZ1:'2008.ntcir'.AEZ1">
            <calcext:condition calcext:apply-style-name="Accent" calcext:value="duplicate" calcext:base-cell-address="'2008.ntcir'.AEZ1"/>
          </calcext:conditional-format>
          <calcext:conditional-format calcext:target-range-address="'2008.ntcir'.AFA1:'2008.ntcir'.AFA1">
            <calcext:condition calcext:apply-style-name="Accent" calcext:value="duplicate" calcext:base-cell-address="'2008.ntcir'.AFA1"/>
          </calcext:conditional-format>
          <calcext:conditional-format calcext:target-range-address="'2008.ntcir'.AFB1:'2008.ntcir'.AFB1">
            <calcext:condition calcext:apply-style-name="Accent" calcext:value="duplicate" calcext:base-cell-address="'2008.ntcir'.AFB1"/>
          </calcext:conditional-format>
          <calcext:conditional-format calcext:target-range-address="'2008.ntcir'.AFC1:'2008.ntcir'.AFC1">
            <calcext:condition calcext:apply-style-name="Accent" calcext:value="duplicate" calcext:base-cell-address="'2008.ntcir'.AFC1"/>
          </calcext:conditional-format>
          <calcext:conditional-format calcext:target-range-address="'2008.ntcir'.AFD1:'2008.ntcir'.AFD1">
            <calcext:condition calcext:apply-style-name="Accent" calcext:value="duplicate" calcext:base-cell-address="'2008.ntcir'.AFD1"/>
          </calcext:conditional-format>
          <calcext:conditional-format calcext:target-range-address="'2008.ntcir'.AFE1:'2008.ntcir'.AFE1">
            <calcext:condition calcext:apply-style-name="Accent" calcext:value="duplicate" calcext:base-cell-address="'2008.ntcir'.AFE1"/>
          </calcext:conditional-format>
          <calcext:conditional-format calcext:target-range-address="'2008.ntcir'.AFF1:'2008.ntcir'.AFF1">
            <calcext:condition calcext:apply-style-name="Accent" calcext:value="duplicate" calcext:base-cell-address="'2008.ntcir'.AFF1"/>
          </calcext:conditional-format>
          <calcext:conditional-format calcext:target-range-address="'2008.ntcir'.AFG1:'2008.ntcir'.AFG1">
            <calcext:condition calcext:apply-style-name="Accent" calcext:value="duplicate" calcext:base-cell-address="'2008.ntcir'.AFG1"/>
          </calcext:conditional-format>
          <calcext:conditional-format calcext:target-range-address="'2008.ntcir'.AFH1:'2008.ntcir'.AFH1">
            <calcext:condition calcext:apply-style-name="Accent" calcext:value="duplicate" calcext:base-cell-address="'2008.ntcir'.AFH1"/>
          </calcext:conditional-format>
          <calcext:conditional-format calcext:target-range-address="'2008.ntcir'.AFI1:'2008.ntcir'.AFI1">
            <calcext:condition calcext:apply-style-name="Accent" calcext:value="duplicate" calcext:base-cell-address="'2008.ntcir'.AFI1"/>
          </calcext:conditional-format>
          <calcext:conditional-format calcext:target-range-address="'2008.ntcir'.AFJ1:'2008.ntcir'.AFJ1">
            <calcext:condition calcext:apply-style-name="Accent" calcext:value="duplicate" calcext:base-cell-address="'2008.ntcir'.AFJ1"/>
          </calcext:conditional-format>
          <calcext:conditional-format calcext:target-range-address="'2008.ntcir'.AFK1:'2008.ntcir'.AFK1">
            <calcext:condition calcext:apply-style-name="Accent" calcext:value="duplicate" calcext:base-cell-address="'2008.ntcir'.AFK1"/>
          </calcext:conditional-format>
          <calcext:conditional-format calcext:target-range-address="'2008.ntcir'.AFL1:'2008.ntcir'.AFL1">
            <calcext:condition calcext:apply-style-name="Accent" calcext:value="duplicate" calcext:base-cell-address="'2008.ntcir'.AFL1"/>
          </calcext:conditional-format>
          <calcext:conditional-format calcext:target-range-address="'2008.ntcir'.AFM1:'2008.ntcir'.AFM1">
            <calcext:condition calcext:apply-style-name="Accent" calcext:value="duplicate" calcext:base-cell-address="'2008.ntcir'.AFM1"/>
          </calcext:conditional-format>
          <calcext:conditional-format calcext:target-range-address="'2008.ntcir'.AFN1:'2008.ntcir'.AFN1">
            <calcext:condition calcext:apply-style-name="Accent" calcext:value="duplicate" calcext:base-cell-address="'2008.ntcir'.AFN1"/>
          </calcext:conditional-format>
          <calcext:conditional-format calcext:target-range-address="'2008.ntcir'.AFO1:'2008.ntcir'.AFO1">
            <calcext:condition calcext:apply-style-name="Accent" calcext:value="duplicate" calcext:base-cell-address="'2008.ntcir'.AFO1"/>
          </calcext:conditional-format>
          <calcext:conditional-format calcext:target-range-address="'2008.ntcir'.AFP1:'2008.ntcir'.AFP1">
            <calcext:condition calcext:apply-style-name="Accent" calcext:value="duplicate" calcext:base-cell-address="'2008.ntcir'.AFP1"/>
          </calcext:conditional-format>
          <calcext:conditional-format calcext:target-range-address="'2008.ntcir'.AFQ1:'2008.ntcir'.AFQ1">
            <calcext:condition calcext:apply-style-name="Accent" calcext:value="duplicate" calcext:base-cell-address="'2008.ntcir'.AFQ1"/>
          </calcext:conditional-format>
          <calcext:conditional-format calcext:target-range-address="'2008.ntcir'.AFR1:'2008.ntcir'.AFR1">
            <calcext:condition calcext:apply-style-name="Accent" calcext:value="duplicate" calcext:base-cell-address="'2008.ntcir'.AFR1"/>
          </calcext:conditional-format>
          <calcext:conditional-format calcext:target-range-address="'2008.ntcir'.AFS1:'2008.ntcir'.AFS1">
            <calcext:condition calcext:apply-style-name="Accent" calcext:value="duplicate" calcext:base-cell-address="'2008.ntcir'.AFS1"/>
          </calcext:conditional-format>
          <calcext:conditional-format calcext:target-range-address="'2008.ntcir'.AFT1:'2008.ntcir'.AFT1">
            <calcext:condition calcext:apply-style-name="Accent" calcext:value="duplicate" calcext:base-cell-address="'2008.ntcir'.AFT1"/>
          </calcext:conditional-format>
          <calcext:conditional-format calcext:target-range-address="'2008.ntcir'.AFU1:'2008.ntcir'.AFU1">
            <calcext:condition calcext:apply-style-name="Accent" calcext:value="duplicate" calcext:base-cell-address="'2008.ntcir'.AFU1"/>
          </calcext:conditional-format>
          <calcext:conditional-format calcext:target-range-address="'2008.ntcir'.AFV1:'2008.ntcir'.AFV1">
            <calcext:condition calcext:apply-style-name="Accent" calcext:value="duplicate" calcext:base-cell-address="'2008.ntcir'.AFV1"/>
          </calcext:conditional-format>
          <calcext:conditional-format calcext:target-range-address="'2008.ntcir'.AFW1:'2008.ntcir'.AFW1">
            <calcext:condition calcext:apply-style-name="Accent" calcext:value="duplicate" calcext:base-cell-address="'2008.ntcir'.AFW1"/>
          </calcext:conditional-format>
          <calcext:conditional-format calcext:target-range-address="'2008.ntcir'.AFX1:'2008.ntcir'.AFX1">
            <calcext:condition calcext:apply-style-name="Accent" calcext:value="duplicate" calcext:base-cell-address="'2008.ntcir'.AFX1"/>
          </calcext:conditional-format>
          <calcext:conditional-format calcext:target-range-address="'2008.ntcir'.AFY1:'2008.ntcir'.AFY1">
            <calcext:condition calcext:apply-style-name="Accent" calcext:value="duplicate" calcext:base-cell-address="'2008.ntcir'.AFY1"/>
          </calcext:conditional-format>
          <calcext:conditional-format calcext:target-range-address="'2008.ntcir'.AFZ1:'2008.ntcir'.AFZ1">
            <calcext:condition calcext:apply-style-name="Accent" calcext:value="duplicate" calcext:base-cell-address="'2008.ntcir'.AFZ1"/>
          </calcext:conditional-format>
          <calcext:conditional-format calcext:target-range-address="'2008.ntcir'.AGA1:'2008.ntcir'.AGA1">
            <calcext:condition calcext:apply-style-name="Accent" calcext:value="duplicate" calcext:base-cell-address="'2008.ntcir'.AGA1"/>
          </calcext:conditional-format>
          <calcext:conditional-format calcext:target-range-address="'2008.ntcir'.AGB1:'2008.ntcir'.AGB1">
            <calcext:condition calcext:apply-style-name="Accent" calcext:value="duplicate" calcext:base-cell-address="'2008.ntcir'.AGB1"/>
          </calcext:conditional-format>
          <calcext:conditional-format calcext:target-range-address="'2008.ntcir'.AGC1:'2008.ntcir'.AGC1">
            <calcext:condition calcext:apply-style-name="Accent" calcext:value="duplicate" calcext:base-cell-address="'2008.ntcir'.AGC1"/>
          </calcext:conditional-format>
          <calcext:conditional-format calcext:target-range-address="'2008.ntcir'.AGD1:'2008.ntcir'.AGD1">
            <calcext:condition calcext:apply-style-name="Accent" calcext:value="duplicate" calcext:base-cell-address="'2008.ntcir'.AGD1"/>
          </calcext:conditional-format>
          <calcext:conditional-format calcext:target-range-address="'2008.ntcir'.AGE1:'2008.ntcir'.AGE1">
            <calcext:condition calcext:apply-style-name="Accent" calcext:value="duplicate" calcext:base-cell-address="'2008.ntcir'.AGE1"/>
          </calcext:conditional-format>
          <calcext:conditional-format calcext:target-range-address="'2008.ntcir'.AGF1:'2008.ntcir'.AGF1">
            <calcext:condition calcext:apply-style-name="Accent" calcext:value="duplicate" calcext:base-cell-address="'2008.ntcir'.AGF1"/>
          </calcext:conditional-format>
          <calcext:conditional-format calcext:target-range-address="'2008.ntcir'.AGG1:'2008.ntcir'.AGG1">
            <calcext:condition calcext:apply-style-name="Accent" calcext:value="duplicate" calcext:base-cell-address="'2008.ntcir'.AGG1"/>
          </calcext:conditional-format>
          <calcext:conditional-format calcext:target-range-address="'2008.ntcir'.AGH1:'2008.ntcir'.AGH1">
            <calcext:condition calcext:apply-style-name="Accent" calcext:value="duplicate" calcext:base-cell-address="'2008.ntcir'.AGH1"/>
          </calcext:conditional-format>
          <calcext:conditional-format calcext:target-range-address="'2008.ntcir'.AGI1:'2008.ntcir'.AGI1">
            <calcext:condition calcext:apply-style-name="Accent" calcext:value="duplicate" calcext:base-cell-address="'2008.ntcir'.AGI1"/>
          </calcext:conditional-format>
          <calcext:conditional-format calcext:target-range-address="'2008.ntcir'.AGJ1:'2008.ntcir'.AGJ1">
            <calcext:condition calcext:apply-style-name="Accent" calcext:value="duplicate" calcext:base-cell-address="'2008.ntcir'.AGJ1"/>
          </calcext:conditional-format>
          <calcext:conditional-format calcext:target-range-address="'2008.ntcir'.AGK1:'2008.ntcir'.AGK1">
            <calcext:condition calcext:apply-style-name="Accent" calcext:value="duplicate" calcext:base-cell-address="'2008.ntcir'.AGK1"/>
          </calcext:conditional-format>
          <calcext:conditional-format calcext:target-range-address="'2008.ntcir'.AGL1:'2008.ntcir'.AGL1">
            <calcext:condition calcext:apply-style-name="Accent" calcext:value="duplicate" calcext:base-cell-address="'2008.ntcir'.AGL1"/>
          </calcext:conditional-format>
          <calcext:conditional-format calcext:target-range-address="'2008.ntcir'.AGM1:'2008.ntcir'.AGM1">
            <calcext:condition calcext:apply-style-name="Accent" calcext:value="duplicate" calcext:base-cell-address="'2008.ntcir'.AGM1"/>
          </calcext:conditional-format>
          <calcext:conditional-format calcext:target-range-address="'2008.ntcir'.AGN1:'2008.ntcir'.AGN1">
            <calcext:condition calcext:apply-style-name="Accent" calcext:value="duplicate" calcext:base-cell-address="'2008.ntcir'.AGN1"/>
          </calcext:conditional-format>
          <calcext:conditional-format calcext:target-range-address="'2008.ntcir'.AGO1:'2008.ntcir'.AGO1">
            <calcext:condition calcext:apply-style-name="Accent" calcext:value="duplicate" calcext:base-cell-address="'2008.ntcir'.AGO1"/>
          </calcext:conditional-format>
          <calcext:conditional-format calcext:target-range-address="'2008.ntcir'.AGP1:'2008.ntcir'.AGP1">
            <calcext:condition calcext:apply-style-name="Accent" calcext:value="duplicate" calcext:base-cell-address="'2008.ntcir'.AGP1"/>
          </calcext:conditional-format>
          <calcext:conditional-format calcext:target-range-address="'2008.ntcir'.AGQ1:'2008.ntcir'.AGQ1">
            <calcext:condition calcext:apply-style-name="Accent" calcext:value="duplicate" calcext:base-cell-address="'2008.ntcir'.AGQ1"/>
          </calcext:conditional-format>
          <calcext:conditional-format calcext:target-range-address="'2008.ntcir'.AGR1:'2008.ntcir'.AGR1">
            <calcext:condition calcext:apply-style-name="Accent" calcext:value="duplicate" calcext:base-cell-address="'2008.ntcir'.AGR1"/>
          </calcext:conditional-format>
          <calcext:conditional-format calcext:target-range-address="'2008.ntcir'.AGS1:'2008.ntcir'.AGS1">
            <calcext:condition calcext:apply-style-name="Accent" calcext:value="duplicate" calcext:base-cell-address="'2008.ntcir'.AGS1"/>
          </calcext:conditional-format>
          <calcext:conditional-format calcext:target-range-address="'2008.ntcir'.AGT1:'2008.ntcir'.AGT1">
            <calcext:condition calcext:apply-style-name="Accent" calcext:value="duplicate" calcext:base-cell-address="'2008.ntcir'.AGT1"/>
          </calcext:conditional-format>
          <calcext:conditional-format calcext:target-range-address="'2008.ntcir'.AGU1:'2008.ntcir'.AGU1">
            <calcext:condition calcext:apply-style-name="Accent" calcext:value="duplicate" calcext:base-cell-address="'2008.ntcir'.AGU1"/>
          </calcext:conditional-format>
          <calcext:conditional-format calcext:target-range-address="'2008.ntcir'.AGV1:'2008.ntcir'.AGV1">
            <calcext:condition calcext:apply-style-name="Accent" calcext:value="duplicate" calcext:base-cell-address="'2008.ntcir'.AGV1"/>
          </calcext:conditional-format>
          <calcext:conditional-format calcext:target-range-address="'2008.ntcir'.AGW1:'2008.ntcir'.AGW1">
            <calcext:condition calcext:apply-style-name="Accent" calcext:value="duplicate" calcext:base-cell-address="'2008.ntcir'.AGW1"/>
          </calcext:conditional-format>
          <calcext:conditional-format calcext:target-range-address="'2008.ntcir'.AGX1:'2008.ntcir'.AGX1">
            <calcext:condition calcext:apply-style-name="Accent" calcext:value="duplicate" calcext:base-cell-address="'2008.ntcir'.AGX1"/>
          </calcext:conditional-format>
          <calcext:conditional-format calcext:target-range-address="'2008.ntcir'.AGY1:'2008.ntcir'.AGY1">
            <calcext:condition calcext:apply-style-name="Accent" calcext:value="duplicate" calcext:base-cell-address="'2008.ntcir'.AGY1"/>
          </calcext:conditional-format>
          <calcext:conditional-format calcext:target-range-address="'2008.ntcir'.AGZ1:'2008.ntcir'.AGZ1">
            <calcext:condition calcext:apply-style-name="Accent" calcext:value="duplicate" calcext:base-cell-address="'2008.ntcir'.AGZ1"/>
          </calcext:conditional-format>
          <calcext:conditional-format calcext:target-range-address="'2008.ntcir'.AHA1:'2008.ntcir'.AHA1">
            <calcext:condition calcext:apply-style-name="Accent" calcext:value="duplicate" calcext:base-cell-address="'2008.ntcir'.AHA1"/>
          </calcext:conditional-format>
          <calcext:conditional-format calcext:target-range-address="'2008.ntcir'.AHB1:'2008.ntcir'.AHB1">
            <calcext:condition calcext:apply-style-name="Accent" calcext:value="duplicate" calcext:base-cell-address="'2008.ntcir'.AHB1"/>
          </calcext:conditional-format>
          <calcext:conditional-format calcext:target-range-address="'2008.ntcir'.AHC1:'2008.ntcir'.AHC1">
            <calcext:condition calcext:apply-style-name="Accent" calcext:value="duplicate" calcext:base-cell-address="'2008.ntcir'.AHC1"/>
          </calcext:conditional-format>
          <calcext:conditional-format calcext:target-range-address="'2008.ntcir'.AHD1:'2008.ntcir'.AHD1">
            <calcext:condition calcext:apply-style-name="Accent" calcext:value="duplicate" calcext:base-cell-address="'2008.ntcir'.AHD1"/>
          </calcext:conditional-format>
          <calcext:conditional-format calcext:target-range-address="'2008.ntcir'.AHE1:'2008.ntcir'.AHE1">
            <calcext:condition calcext:apply-style-name="Accent" calcext:value="duplicate" calcext:base-cell-address="'2008.ntcir'.AHE1"/>
          </calcext:conditional-format>
          <calcext:conditional-format calcext:target-range-address="'2008.ntcir'.AHF1:'2008.ntcir'.AHF1">
            <calcext:condition calcext:apply-style-name="Accent" calcext:value="duplicate" calcext:base-cell-address="'2008.ntcir'.AHF1"/>
          </calcext:conditional-format>
          <calcext:conditional-format calcext:target-range-address="'2008.ntcir'.AHG1:'2008.ntcir'.AHG1">
            <calcext:condition calcext:apply-style-name="Accent" calcext:value="duplicate" calcext:base-cell-address="'2008.ntcir'.AHG1"/>
          </calcext:conditional-format>
          <calcext:conditional-format calcext:target-range-address="'2008.ntcir'.AHH1:'2008.ntcir'.AHH1">
            <calcext:condition calcext:apply-style-name="Accent" calcext:value="duplicate" calcext:base-cell-address="'2008.ntcir'.AHH1"/>
          </calcext:conditional-format>
          <calcext:conditional-format calcext:target-range-address="'2008.ntcir'.AHI1:'2008.ntcir'.AHI1">
            <calcext:condition calcext:apply-style-name="Accent" calcext:value="duplicate" calcext:base-cell-address="'2008.ntcir'.AHI1"/>
          </calcext:conditional-format>
          <calcext:conditional-format calcext:target-range-address="'2008.ntcir'.AHJ1:'2008.ntcir'.AHJ1">
            <calcext:condition calcext:apply-style-name="Accent" calcext:value="duplicate" calcext:base-cell-address="'2008.ntcir'.AHJ1"/>
          </calcext:conditional-format>
          <calcext:conditional-format calcext:target-range-address="'2008.ntcir'.AHK1:'2008.ntcir'.AHK1">
            <calcext:condition calcext:apply-style-name="Accent" calcext:value="duplicate" calcext:base-cell-address="'2008.ntcir'.AHK1"/>
          </calcext:conditional-format>
          <calcext:conditional-format calcext:target-range-address="'2008.ntcir'.AHL1:'2008.ntcir'.AHL1">
            <calcext:condition calcext:apply-style-name="Accent" calcext:value="duplicate" calcext:base-cell-address="'2008.ntcir'.AHL1"/>
          </calcext:conditional-format>
          <calcext:conditional-format calcext:target-range-address="'2008.ntcir'.AHM1:'2008.ntcir'.AHM1">
            <calcext:condition calcext:apply-style-name="Accent" calcext:value="duplicate" calcext:base-cell-address="'2008.ntcir'.AHM1"/>
          </calcext:conditional-format>
          <calcext:conditional-format calcext:target-range-address="'2008.ntcir'.AHN1:'2008.ntcir'.AHN1">
            <calcext:condition calcext:apply-style-name="Accent" calcext:value="duplicate" calcext:base-cell-address="'2008.ntcir'.AHN1"/>
          </calcext:conditional-format>
          <calcext:conditional-format calcext:target-range-address="'2008.ntcir'.AHO1:'2008.ntcir'.AHO1">
            <calcext:condition calcext:apply-style-name="Accent" calcext:value="duplicate" calcext:base-cell-address="'2008.ntcir'.AHO1"/>
          </calcext:conditional-format>
          <calcext:conditional-format calcext:target-range-address="'2008.ntcir'.AHP1:'2008.ntcir'.AHP1">
            <calcext:condition calcext:apply-style-name="Accent" calcext:value="duplicate" calcext:base-cell-address="'2008.ntcir'.AHP1"/>
          </calcext:conditional-format>
          <calcext:conditional-format calcext:target-range-address="'2008.ntcir'.AHQ1:'2008.ntcir'.AHQ1">
            <calcext:condition calcext:apply-style-name="Accent" calcext:value="duplicate" calcext:base-cell-address="'2008.ntcir'.AHQ1"/>
          </calcext:conditional-format>
          <calcext:conditional-format calcext:target-range-address="'2008.ntcir'.AHR1:'2008.ntcir'.AHR1">
            <calcext:condition calcext:apply-style-name="Accent" calcext:value="duplicate" calcext:base-cell-address="'2008.ntcir'.AHR1"/>
          </calcext:conditional-format>
          <calcext:conditional-format calcext:target-range-address="'2008.ntcir'.AHS1:'2008.ntcir'.AHS1">
            <calcext:condition calcext:apply-style-name="Accent" calcext:value="duplicate" calcext:base-cell-address="'2008.ntcir'.AHS1"/>
          </calcext:conditional-format>
          <calcext:conditional-format calcext:target-range-address="'2008.ntcir'.AHT1:'2008.ntcir'.AHT1">
            <calcext:condition calcext:apply-style-name="Accent" calcext:value="duplicate" calcext:base-cell-address="'2008.ntcir'.AHT1"/>
          </calcext:conditional-format>
          <calcext:conditional-format calcext:target-range-address="'2008.ntcir'.AHU1:'2008.ntcir'.AHU1">
            <calcext:condition calcext:apply-style-name="Accent" calcext:value="duplicate" calcext:base-cell-address="'2008.ntcir'.AHU1"/>
          </calcext:conditional-format>
          <calcext:conditional-format calcext:target-range-address="'2008.ntcir'.AHV1:'2008.ntcir'.AHV1">
            <calcext:condition calcext:apply-style-name="Accent" calcext:value="duplicate" calcext:base-cell-address="'2008.ntcir'.AHV1"/>
          </calcext:conditional-format>
          <calcext:conditional-format calcext:target-range-address="'2008.ntcir'.AHW1:'2008.ntcir'.AHW1">
            <calcext:condition calcext:apply-style-name="Accent" calcext:value="duplicate" calcext:base-cell-address="'2008.ntcir'.AHW1"/>
          </calcext:conditional-format>
          <calcext:conditional-format calcext:target-range-address="'2008.ntcir'.AHX1:'2008.ntcir'.AHX1">
            <calcext:condition calcext:apply-style-name="Accent" calcext:value="duplicate" calcext:base-cell-address="'2008.ntcir'.AHX1"/>
          </calcext:conditional-format>
          <calcext:conditional-format calcext:target-range-address="'2008.ntcir'.AHY1:'2008.ntcir'.AHY1">
            <calcext:condition calcext:apply-style-name="Accent" calcext:value="duplicate" calcext:base-cell-address="'2008.ntcir'.AHY1"/>
          </calcext:conditional-format>
          <calcext:conditional-format calcext:target-range-address="'2008.ntcir'.AHZ1:'2008.ntcir'.AHZ1">
            <calcext:condition calcext:apply-style-name="Accent" calcext:value="duplicate" calcext:base-cell-address="'2008.ntcir'.AHZ1"/>
          </calcext:conditional-format>
          <calcext:conditional-format calcext:target-range-address="'2008.ntcir'.AIA1:'2008.ntcir'.AIA1">
            <calcext:condition calcext:apply-style-name="Accent" calcext:value="duplicate" calcext:base-cell-address="'2008.ntcir'.AIA1"/>
          </calcext:conditional-format>
          <calcext:conditional-format calcext:target-range-address="'2008.ntcir'.AIB1:'2008.ntcir'.AIB1">
            <calcext:condition calcext:apply-style-name="Accent" calcext:value="duplicate" calcext:base-cell-address="'2008.ntcir'.AIB1"/>
          </calcext:conditional-format>
          <calcext:conditional-format calcext:target-range-address="'2008.ntcir'.AIC1:'2008.ntcir'.AIC1">
            <calcext:condition calcext:apply-style-name="Accent" calcext:value="duplicate" calcext:base-cell-address="'2008.ntcir'.AIC1"/>
          </calcext:conditional-format>
          <calcext:conditional-format calcext:target-range-address="'2008.ntcir'.AID1:'2008.ntcir'.AID1">
            <calcext:condition calcext:apply-style-name="Accent" calcext:value="duplicate" calcext:base-cell-address="'2008.ntcir'.AID1"/>
          </calcext:conditional-format>
          <calcext:conditional-format calcext:target-range-address="'2008.ntcir'.AIE1:'2008.ntcir'.AIE1">
            <calcext:condition calcext:apply-style-name="Accent" calcext:value="duplicate" calcext:base-cell-address="'2008.ntcir'.AIE1"/>
          </calcext:conditional-format>
          <calcext:conditional-format calcext:target-range-address="'2008.ntcir'.AIF1:'2008.ntcir'.AIF1">
            <calcext:condition calcext:apply-style-name="Accent" calcext:value="duplicate" calcext:base-cell-address="'2008.ntcir'.AIF1"/>
          </calcext:conditional-format>
          <calcext:conditional-format calcext:target-range-address="'2008.ntcir'.AIG1:'2008.ntcir'.AIG1">
            <calcext:condition calcext:apply-style-name="Accent" calcext:value="duplicate" calcext:base-cell-address="'2008.ntcir'.AIG1"/>
          </calcext:conditional-format>
          <calcext:conditional-format calcext:target-range-address="'2008.ntcir'.AIH1:'2008.ntcir'.AIH1">
            <calcext:condition calcext:apply-style-name="Accent" calcext:value="duplicate" calcext:base-cell-address="'2008.ntcir'.AIH1"/>
          </calcext:conditional-format>
          <calcext:conditional-format calcext:target-range-address="'2008.ntcir'.AII1:'2008.ntcir'.AII1">
            <calcext:condition calcext:apply-style-name="Accent" calcext:value="duplicate" calcext:base-cell-address="'2008.ntcir'.AII1"/>
          </calcext:conditional-format>
          <calcext:conditional-format calcext:target-range-address="'2008.ntcir'.AIJ1:'2008.ntcir'.AIJ1">
            <calcext:condition calcext:apply-style-name="Accent" calcext:value="duplicate" calcext:base-cell-address="'2008.ntcir'.AIJ1"/>
          </calcext:conditional-format>
          <calcext:conditional-format calcext:target-range-address="'2008.ntcir'.AIK1:'2008.ntcir'.AIK1">
            <calcext:condition calcext:apply-style-name="Accent" calcext:value="duplicate" calcext:base-cell-address="'2008.ntcir'.AIK1"/>
          </calcext:conditional-format>
          <calcext:conditional-format calcext:target-range-address="'2008.ntcir'.AIL1:'2008.ntcir'.AIL1">
            <calcext:condition calcext:apply-style-name="Accent" calcext:value="duplicate" calcext:base-cell-address="'2008.ntcir'.AIL1"/>
          </calcext:conditional-format>
          <calcext:conditional-format calcext:target-range-address="'2008.ntcir'.AIM1:'2008.ntcir'.AIM1">
            <calcext:condition calcext:apply-style-name="Accent" calcext:value="duplicate" calcext:base-cell-address="'2008.ntcir'.AIM1"/>
          </calcext:conditional-format>
          <calcext:conditional-format calcext:target-range-address="'2008.ntcir'.AIN1:'2008.ntcir'.AIN1">
            <calcext:condition calcext:apply-style-name="Accent" calcext:value="duplicate" calcext:base-cell-address="'2008.ntcir'.AIN1"/>
          </calcext:conditional-format>
          <calcext:conditional-format calcext:target-range-address="'2008.ntcir'.AIO1:'2008.ntcir'.AIO1">
            <calcext:condition calcext:apply-style-name="Accent" calcext:value="duplicate" calcext:base-cell-address="'2008.ntcir'.AIO1"/>
          </calcext:conditional-format>
          <calcext:conditional-format calcext:target-range-address="'2008.ntcir'.AIP1:'2008.ntcir'.AIP1">
            <calcext:condition calcext:apply-style-name="Accent" calcext:value="duplicate" calcext:base-cell-address="'2008.ntcir'.AIP1"/>
          </calcext:conditional-format>
          <calcext:conditional-format calcext:target-range-address="'2008.ntcir'.AIQ1:'2008.ntcir'.AIQ1">
            <calcext:condition calcext:apply-style-name="Accent" calcext:value="duplicate" calcext:base-cell-address="'2008.ntcir'.AIQ1"/>
          </calcext:conditional-format>
          <calcext:conditional-format calcext:target-range-address="'2008.ntcir'.AIR1:'2008.ntcir'.AIR1">
            <calcext:condition calcext:apply-style-name="Accent" calcext:value="duplicate" calcext:base-cell-address="'2008.ntcir'.AIR1"/>
          </calcext:conditional-format>
          <calcext:conditional-format calcext:target-range-address="'2008.ntcir'.AIS1:'2008.ntcir'.AIS1">
            <calcext:condition calcext:apply-style-name="Accent" calcext:value="duplicate" calcext:base-cell-address="'2008.ntcir'.AIS1"/>
          </calcext:conditional-format>
          <calcext:conditional-format calcext:target-range-address="'2008.ntcir'.AIT1:'2008.ntcir'.AIT1">
            <calcext:condition calcext:apply-style-name="Accent" calcext:value="duplicate" calcext:base-cell-address="'2008.ntcir'.AIT1"/>
          </calcext:conditional-format>
          <calcext:conditional-format calcext:target-range-address="'2008.ntcir'.AIU1:'2008.ntcir'.AIU1">
            <calcext:condition calcext:apply-style-name="Accent" calcext:value="duplicate" calcext:base-cell-address="'2008.ntcir'.AIU1"/>
          </calcext:conditional-format>
          <calcext:conditional-format calcext:target-range-address="'2008.ntcir'.AIV1:'2008.ntcir'.AIV1">
            <calcext:condition calcext:apply-style-name="Accent" calcext:value="duplicate" calcext:base-cell-address="'2008.ntcir'.AIV1"/>
          </calcext:conditional-format>
          <calcext:conditional-format calcext:target-range-address="'2008.ntcir'.AIW1:'2008.ntcir'.AIW1">
            <calcext:condition calcext:apply-style-name="Accent" calcext:value="duplicate" calcext:base-cell-address="'2008.ntcir'.AIW1"/>
          </calcext:conditional-format>
          <calcext:conditional-format calcext:target-range-address="'2008.ntcir'.AIX1:'2008.ntcir'.AIX1">
            <calcext:condition calcext:apply-style-name="Accent" calcext:value="duplicate" calcext:base-cell-address="'2008.ntcir'.AIX1"/>
          </calcext:conditional-format>
          <calcext:conditional-format calcext:target-range-address="'2008.ntcir'.AIY1:'2008.ntcir'.AIY1">
            <calcext:condition calcext:apply-style-name="Accent" calcext:value="duplicate" calcext:base-cell-address="'2008.ntcir'.AIY1"/>
          </calcext:conditional-format>
          <calcext:conditional-format calcext:target-range-address="'2008.ntcir'.AIZ1:'2008.ntcir'.AIZ1">
            <calcext:condition calcext:apply-style-name="Accent" calcext:value="duplicate" calcext:base-cell-address="'2008.ntcir'.AIZ1"/>
          </calcext:conditional-format>
          <calcext:conditional-format calcext:target-range-address="'2008.ntcir'.AJA1:'2008.ntcir'.AJA1">
            <calcext:condition calcext:apply-style-name="Accent" calcext:value="duplicate" calcext:base-cell-address="'2008.ntcir'.AJA1"/>
          </calcext:conditional-format>
          <calcext:conditional-format calcext:target-range-address="'2008.ntcir'.AJB1:'2008.ntcir'.AJB1">
            <calcext:condition calcext:apply-style-name="Accent" calcext:value="duplicate" calcext:base-cell-address="'2008.ntcir'.AJB1"/>
          </calcext:conditional-format>
          <calcext:conditional-format calcext:target-range-address="'2008.ntcir'.AJC1:'2008.ntcir'.AJC1">
            <calcext:condition calcext:apply-style-name="Accent" calcext:value="duplicate" calcext:base-cell-address="'2008.ntcir'.AJC1"/>
          </calcext:conditional-format>
          <calcext:conditional-format calcext:target-range-address="'2008.ntcir'.AJD1:'2008.ntcir'.AJD1">
            <calcext:condition calcext:apply-style-name="Accent" calcext:value="duplicate" calcext:base-cell-address="'2008.ntcir'.AJD1"/>
          </calcext:conditional-format>
          <calcext:conditional-format calcext:target-range-address="'2008.ntcir'.AJE1:'2008.ntcir'.AJE1">
            <calcext:condition calcext:apply-style-name="Accent" calcext:value="duplicate" calcext:base-cell-address="'2008.ntcir'.AJE1"/>
          </calcext:conditional-format>
          <calcext:conditional-format calcext:target-range-address="'2008.ntcir'.AJF1:'2008.ntcir'.AJF1">
            <calcext:condition calcext:apply-style-name="Accent" calcext:value="duplicate" calcext:base-cell-address="'2008.ntcir'.AJF1"/>
          </calcext:conditional-format>
          <calcext:conditional-format calcext:target-range-address="'2008.ntcir'.AJG1:'2008.ntcir'.AJG1">
            <calcext:condition calcext:apply-style-name="Accent" calcext:value="duplicate" calcext:base-cell-address="'2008.ntcir'.AJG1"/>
          </calcext:conditional-format>
          <calcext:conditional-format calcext:target-range-address="'2008.ntcir'.AJH1:'2008.ntcir'.AJH1">
            <calcext:condition calcext:apply-style-name="Accent" calcext:value="duplicate" calcext:base-cell-address="'2008.ntcir'.AJH1"/>
          </calcext:conditional-format>
          <calcext:conditional-format calcext:target-range-address="'2008.ntcir'.AJI1:'2008.ntcir'.AJI1">
            <calcext:condition calcext:apply-style-name="Accent" calcext:value="duplicate" calcext:base-cell-address="'2008.ntcir'.AJI1"/>
          </calcext:conditional-format>
          <calcext:conditional-format calcext:target-range-address="'2008.ntcir'.AJJ1:'2008.ntcir'.AJJ1">
            <calcext:condition calcext:apply-style-name="Accent" calcext:value="duplicate" calcext:base-cell-address="'2008.ntcir'.AJJ1"/>
          </calcext:conditional-format>
          <calcext:conditional-format calcext:target-range-address="'2008.ntcir'.AJK1:'2008.ntcir'.AJK1">
            <calcext:condition calcext:apply-style-name="Accent" calcext:value="duplicate" calcext:base-cell-address="'2008.ntcir'.AJK1"/>
          </calcext:conditional-format>
          <calcext:conditional-format calcext:target-range-address="'2008.ntcir'.AJL1:'2008.ntcir'.AJL1">
            <calcext:condition calcext:apply-style-name="Accent" calcext:value="duplicate" calcext:base-cell-address="'2008.ntcir'.AJL1"/>
          </calcext:conditional-format>
          <calcext:conditional-format calcext:target-range-address="'2008.ntcir'.AJM1:'2008.ntcir'.AJM1">
            <calcext:condition calcext:apply-style-name="Accent" calcext:value="duplicate" calcext:base-cell-address="'2008.ntcir'.AJM1"/>
          </calcext:conditional-format>
          <calcext:conditional-format calcext:target-range-address="'2008.ntcir'.AJN1:'2008.ntcir'.AJN1">
            <calcext:condition calcext:apply-style-name="Accent" calcext:value="duplicate" calcext:base-cell-address="'2008.ntcir'.AJN1"/>
          </calcext:conditional-format>
          <calcext:conditional-format calcext:target-range-address="'2008.ntcir'.AJO1:'2008.ntcir'.AJO1">
            <calcext:condition calcext:apply-style-name="Accent" calcext:value="duplicate" calcext:base-cell-address="'2008.ntcir'.AJO1"/>
          </calcext:conditional-format>
          <calcext:conditional-format calcext:target-range-address="'2008.ntcir'.AJP1:'2008.ntcir'.AJP1">
            <calcext:condition calcext:apply-style-name="Accent" calcext:value="duplicate" calcext:base-cell-address="'2008.ntcir'.AJP1"/>
          </calcext:conditional-format>
          <calcext:conditional-format calcext:target-range-address="'2008.ntcir'.AJQ1:'2008.ntcir'.AJQ1">
            <calcext:condition calcext:apply-style-name="Accent" calcext:value="duplicate" calcext:base-cell-address="'2008.ntcir'.AJQ1"/>
          </calcext:conditional-format>
          <calcext:conditional-format calcext:target-range-address="'2008.ntcir'.AJR1:'2008.ntcir'.AJR1">
            <calcext:condition calcext:apply-style-name="Accent" calcext:value="duplicate" calcext:base-cell-address="'2008.ntcir'.AJR1"/>
          </calcext:conditional-format>
          <calcext:conditional-format calcext:target-range-address="'2008.ntcir'.AJS1:'2008.ntcir'.AJS1">
            <calcext:condition calcext:apply-style-name="Accent" calcext:value="duplicate" calcext:base-cell-address="'2008.ntcir'.AJS1"/>
          </calcext:conditional-format>
          <calcext:conditional-format calcext:target-range-address="'2008.ntcir'.AJT1:'2008.ntcir'.AJT1">
            <calcext:condition calcext:apply-style-name="Accent" calcext:value="duplicate" calcext:base-cell-address="'2008.ntcir'.AJT1"/>
          </calcext:conditional-format>
          <calcext:conditional-format calcext:target-range-address="'2008.ntcir'.AJU1:'2008.ntcir'.AJU1">
            <calcext:condition calcext:apply-style-name="Accent" calcext:value="duplicate" calcext:base-cell-address="'2008.ntcir'.AJU1"/>
          </calcext:conditional-format>
          <calcext:conditional-format calcext:target-range-address="'2008.ntcir'.AJV1:'2008.ntcir'.AJV1">
            <calcext:condition calcext:apply-style-name="Accent" calcext:value="duplicate" calcext:base-cell-address="'2008.ntcir'.AJV1"/>
          </calcext:conditional-format>
          <calcext:conditional-format calcext:target-range-address="'2008.ntcir'.AJW1:'2008.ntcir'.AJW1">
            <calcext:condition calcext:apply-style-name="Accent" calcext:value="duplicate" calcext:base-cell-address="'2008.ntcir'.AJW1"/>
          </calcext:conditional-format>
          <calcext:conditional-format calcext:target-range-address="'2008.ntcir'.AJX1:'2008.ntcir'.AJX1">
            <calcext:condition calcext:apply-style-name="Accent" calcext:value="duplicate" calcext:base-cell-address="'2008.ntcir'.AJX1"/>
          </calcext:conditional-format>
          <calcext:conditional-format calcext:target-range-address="'2008.ntcir'.AJY1:'2008.ntcir'.AJY1">
            <calcext:condition calcext:apply-style-name="Accent" calcext:value="duplicate" calcext:base-cell-address="'2008.ntcir'.AJY1"/>
          </calcext:conditional-format>
          <calcext:conditional-format calcext:target-range-address="'2008.ntcir'.AJZ1:'2008.ntcir'.AJZ1">
            <calcext:condition calcext:apply-style-name="Accent" calcext:value="duplicate" calcext:base-cell-address="'2008.ntcir'.AJZ1"/>
          </calcext:conditional-format>
          <calcext:conditional-format calcext:target-range-address="'2008.ntcir'.AKA1:'2008.ntcir'.AKA1">
            <calcext:condition calcext:apply-style-name="Accent" calcext:value="duplicate" calcext:base-cell-address="'2008.ntcir'.AKA1"/>
          </calcext:conditional-format>
          <calcext:conditional-format calcext:target-range-address="'2008.ntcir'.AKB1:'2008.ntcir'.AKB1">
            <calcext:condition calcext:apply-style-name="Accent" calcext:value="duplicate" calcext:base-cell-address="'2008.ntcir'.AKB1"/>
          </calcext:conditional-format>
          <calcext:conditional-format calcext:target-range-address="'2008.ntcir'.AKC1:'2008.ntcir'.AKC1">
            <calcext:condition calcext:apply-style-name="Accent" calcext:value="duplicate" calcext:base-cell-address="'2008.ntcir'.AKC1"/>
          </calcext:conditional-format>
          <calcext:conditional-format calcext:target-range-address="'2008.ntcir'.AKD1:'2008.ntcir'.AKD1">
            <calcext:condition calcext:apply-style-name="Accent" calcext:value="duplicate" calcext:base-cell-address="'2008.ntcir'.AKD1"/>
          </calcext:conditional-format>
          <calcext:conditional-format calcext:target-range-address="'2008.ntcir'.AKE1:'2008.ntcir'.AKE1">
            <calcext:condition calcext:apply-style-name="Accent" calcext:value="duplicate" calcext:base-cell-address="'2008.ntcir'.AKE1"/>
          </calcext:conditional-format>
          <calcext:conditional-format calcext:target-range-address="'2008.ntcir'.AKF1:'2008.ntcir'.AKF1">
            <calcext:condition calcext:apply-style-name="Accent" calcext:value="duplicate" calcext:base-cell-address="'2008.ntcir'.AKF1"/>
          </calcext:conditional-format>
          <calcext:conditional-format calcext:target-range-address="'2008.ntcir'.AKG1:'2008.ntcir'.AKG1">
            <calcext:condition calcext:apply-style-name="Accent" calcext:value="duplicate" calcext:base-cell-address="'2008.ntcir'.AKG1"/>
          </calcext:conditional-format>
          <calcext:conditional-format calcext:target-range-address="'2008.ntcir'.AKH1:'2008.ntcir'.AKH1">
            <calcext:condition calcext:apply-style-name="Accent" calcext:value="duplicate" calcext:base-cell-address="'2008.ntcir'.AKH1"/>
          </calcext:conditional-format>
          <calcext:conditional-format calcext:target-range-address="'2008.ntcir'.AKI1:'2008.ntcir'.AKI1">
            <calcext:condition calcext:apply-style-name="Accent" calcext:value="duplicate" calcext:base-cell-address="'2008.ntcir'.AKI1"/>
          </calcext:conditional-format>
          <calcext:conditional-format calcext:target-range-address="'2008.ntcir'.AKJ1:'2008.ntcir'.AKJ1">
            <calcext:condition calcext:apply-style-name="Accent" calcext:value="duplicate" calcext:base-cell-address="'2008.ntcir'.AKJ1"/>
          </calcext:conditional-format>
          <calcext:conditional-format calcext:target-range-address="'2008.ntcir'.AKK1:'2008.ntcir'.AKK1">
            <calcext:condition calcext:apply-style-name="Accent" calcext:value="duplicate" calcext:base-cell-address="'2008.ntcir'.AKK1"/>
          </calcext:conditional-format>
          <calcext:conditional-format calcext:target-range-address="'2008.ntcir'.AKL1:'2008.ntcir'.AKL1">
            <calcext:condition calcext:apply-style-name="Accent" calcext:value="duplicate" calcext:base-cell-address="'2008.ntcir'.AKL1"/>
          </calcext:conditional-format>
          <calcext:conditional-format calcext:target-range-address="'2008.ntcir'.AKM1:'2008.ntcir'.AKM1">
            <calcext:condition calcext:apply-style-name="Accent" calcext:value="duplicate" calcext:base-cell-address="'2008.ntcir'.AKM1"/>
          </calcext:conditional-format>
          <calcext:conditional-format calcext:target-range-address="'2008.ntcir'.AKN1:'2008.ntcir'.AKN1">
            <calcext:condition calcext:apply-style-name="Accent" calcext:value="duplicate" calcext:base-cell-address="'2008.ntcir'.AKN1"/>
          </calcext:conditional-format>
          <calcext:conditional-format calcext:target-range-address="'2008.ntcir'.AKO1:'2008.ntcir'.AKO1">
            <calcext:condition calcext:apply-style-name="Accent" calcext:value="duplicate" calcext:base-cell-address="'2008.ntcir'.AKO1"/>
          </calcext:conditional-format>
          <calcext:conditional-format calcext:target-range-address="'2008.ntcir'.AKP1:'2008.ntcir'.AKP1">
            <calcext:condition calcext:apply-style-name="Accent" calcext:value="duplicate" calcext:base-cell-address="'2008.ntcir'.AKP1"/>
          </calcext:conditional-format>
          <calcext:conditional-format calcext:target-range-address="'2008.ntcir'.AKQ1:'2008.ntcir'.AKQ1">
            <calcext:condition calcext:apply-style-name="Accent" calcext:value="duplicate" calcext:base-cell-address="'2008.ntcir'.AKQ1"/>
          </calcext:conditional-format>
          <calcext:conditional-format calcext:target-range-address="'2008.ntcir'.AKR1:'2008.ntcir'.AKR1">
            <calcext:condition calcext:apply-style-name="Accent" calcext:value="duplicate" calcext:base-cell-address="'2008.ntcir'.AKR1"/>
          </calcext:conditional-format>
          <calcext:conditional-format calcext:target-range-address="'2008.ntcir'.AKS1:'2008.ntcir'.AKS1">
            <calcext:condition calcext:apply-style-name="Accent" calcext:value="duplicate" calcext:base-cell-address="'2008.ntcir'.AKS1"/>
          </calcext:conditional-format>
          <calcext:conditional-format calcext:target-range-address="'2008.ntcir'.AKT1:'2008.ntcir'.AKT1">
            <calcext:condition calcext:apply-style-name="Accent" calcext:value="duplicate" calcext:base-cell-address="'2008.ntcir'.AKT1"/>
          </calcext:conditional-format>
          <calcext:conditional-format calcext:target-range-address="'2008.ntcir'.AKU1:'2008.ntcir'.AKU1">
            <calcext:condition calcext:apply-style-name="Accent" calcext:value="duplicate" calcext:base-cell-address="'2008.ntcir'.AKU1"/>
          </calcext:conditional-format>
          <calcext:conditional-format calcext:target-range-address="'2008.ntcir'.AKV1:'2008.ntcir'.AKV1">
            <calcext:condition calcext:apply-style-name="Accent" calcext:value="duplicate" calcext:base-cell-address="'2008.ntcir'.AKV1"/>
          </calcext:conditional-format>
          <calcext:conditional-format calcext:target-range-address="'2008.ntcir'.AKW1:'2008.ntcir'.AKW1">
            <calcext:condition calcext:apply-style-name="Accent" calcext:value="duplicate" calcext:base-cell-address="'2008.ntcir'.AKW1"/>
          </calcext:conditional-format>
          <calcext:conditional-format calcext:target-range-address="'2008.ntcir'.AKX1:'2008.ntcir'.AKX1">
            <calcext:condition calcext:apply-style-name="Accent" calcext:value="duplicate" calcext:base-cell-address="'2008.ntcir'.AKX1"/>
          </calcext:conditional-format>
          <calcext:conditional-format calcext:target-range-address="'2008.ntcir'.AKY1:'2008.ntcir'.AKY1">
            <calcext:condition calcext:apply-style-name="Accent" calcext:value="duplicate" calcext:base-cell-address="'2008.ntcir'.AKY1"/>
          </calcext:conditional-format>
          <calcext:conditional-format calcext:target-range-address="'2008.ntcir'.AKZ1:'2008.ntcir'.AKZ1">
            <calcext:condition calcext:apply-style-name="Accent" calcext:value="duplicate" calcext:base-cell-address="'2008.ntcir'.AKZ1"/>
          </calcext:conditional-format>
          <calcext:conditional-format calcext:target-range-address="'2008.ntcir'.ALA1:'2008.ntcir'.ALA1">
            <calcext:condition calcext:apply-style-name="Accent" calcext:value="duplicate" calcext:base-cell-address="'2008.ntcir'.ALA1"/>
          </calcext:conditional-format>
          <calcext:conditional-format calcext:target-range-address="'2008.ntcir'.ALB1:'2008.ntcir'.ALB1">
            <calcext:condition calcext:apply-style-name="Accent" calcext:value="duplicate" calcext:base-cell-address="'2008.ntcir'.ALB1"/>
          </calcext:conditional-format>
          <calcext:conditional-format calcext:target-range-address="'2008.ntcir'.ALC1:'2008.ntcir'.ALC1">
            <calcext:condition calcext:apply-style-name="Accent" calcext:value="duplicate" calcext:base-cell-address="'2008.ntcir'.ALC1"/>
          </calcext:conditional-format>
          <calcext:conditional-format calcext:target-range-address="'2008.ntcir'.ALD1:'2008.ntcir'.ALD1">
            <calcext:condition calcext:apply-style-name="Accent" calcext:value="duplicate" calcext:base-cell-address="'2008.ntcir'.ALD1"/>
          </calcext:conditional-format>
          <calcext:conditional-format calcext:target-range-address="'2008.ntcir'.ALE1:'2008.ntcir'.ALE1">
            <calcext:condition calcext:apply-style-name="Accent" calcext:value="duplicate" calcext:base-cell-address="'2008.ntcir'.ALE1"/>
          </calcext:conditional-format>
          <calcext:conditional-format calcext:target-range-address="'2008.ntcir'.ALF1:'2008.ntcir'.ALF1">
            <calcext:condition calcext:apply-style-name="Accent" calcext:value="duplicate" calcext:base-cell-address="'2008.ntcir'.ALF1"/>
          </calcext:conditional-format>
          <calcext:conditional-format calcext:target-range-address="'2008.ntcir'.ALG1:'2008.ntcir'.ALG1">
            <calcext:condition calcext:apply-style-name="Accent" calcext:value="duplicate" calcext:base-cell-address="'2008.ntcir'.ALG1"/>
          </calcext:conditional-format>
          <calcext:conditional-format calcext:target-range-address="'2008.ntcir'.ALH1:'2008.ntcir'.ALH1">
            <calcext:condition calcext:apply-style-name="Accent" calcext:value="duplicate" calcext:base-cell-address="'2008.ntcir'.ALH1"/>
          </calcext:conditional-format>
          <calcext:conditional-format calcext:target-range-address="'2008.ntcir'.ALI1:'2008.ntcir'.ALI1">
            <calcext:condition calcext:apply-style-name="Accent" calcext:value="duplicate" calcext:base-cell-address="'2008.ntcir'.ALI1"/>
          </calcext:conditional-format>
          <calcext:conditional-format calcext:target-range-address="'2008.ntcir'.ALJ1:'2008.ntcir'.ALJ1">
            <calcext:condition calcext:apply-style-name="Accent" calcext:value="duplicate" calcext:base-cell-address="'2008.ntcir'.ALJ1"/>
          </calcext:conditional-format>
          <calcext:conditional-format calcext:target-range-address="'2008.ntcir'.ALK1:'2008.ntcir'.ALK1">
            <calcext:condition calcext:apply-style-name="Accent" calcext:value="duplicate" calcext:base-cell-address="'2008.ntcir'.ALK1"/>
          </calcext:conditional-format>
          <calcext:conditional-format calcext:target-range-address="'2008.ntcir'.ALL1:'2008.ntcir'.ALL1">
            <calcext:condition calcext:apply-style-name="Accent" calcext:value="duplicate" calcext:base-cell-address="'2008.ntcir'.ALL1"/>
          </calcext:conditional-format>
          <calcext:conditional-format calcext:target-range-address="'2008.ntcir'.ALM1:'2008.ntcir'.ALM1">
            <calcext:condition calcext:apply-style-name="Accent" calcext:value="duplicate" calcext:base-cell-address="'2008.ntcir'.ALM1"/>
          </calcext:conditional-format>
          <calcext:conditional-format calcext:target-range-address="'2008.ntcir'.ALN1:'2008.ntcir'.ALN1">
            <calcext:condition calcext:apply-style-name="Accent" calcext:value="duplicate" calcext:base-cell-address="'2008.ntcir'.ALN1"/>
          </calcext:conditional-format>
          <calcext:conditional-format calcext:target-range-address="'2008.ntcir'.ALO1:'2008.ntcir'.ALO1">
            <calcext:condition calcext:apply-style-name="Accent" calcext:value="duplicate" calcext:base-cell-address="'2008.ntcir'.ALO1"/>
          </calcext:conditional-format>
          <calcext:conditional-format calcext:target-range-address="'2008.ntcir'.ALP1:'2008.ntcir'.ALP1">
            <calcext:condition calcext:apply-style-name="Accent" calcext:value="duplicate" calcext:base-cell-address="'2008.ntcir'.ALP1"/>
          </calcext:conditional-format>
          <calcext:conditional-format calcext:target-range-address="'2008.ntcir'.ALQ1:'2008.ntcir'.ALQ1">
            <calcext:condition calcext:apply-style-name="Accent" calcext:value="duplicate" calcext:base-cell-address="'2008.ntcir'.ALQ1"/>
          </calcext:conditional-format>
          <calcext:conditional-format calcext:target-range-address="'2008.ntcir'.ALR1:'2008.ntcir'.ALR1">
            <calcext:condition calcext:apply-style-name="Accent" calcext:value="duplicate" calcext:base-cell-address="'2008.ntcir'.ALR1"/>
          </calcext:conditional-format>
          <calcext:conditional-format calcext:target-range-address="'2008.ntcir'.ALS1:'2008.ntcir'.ALS1">
            <calcext:condition calcext:apply-style-name="Accent" calcext:value="duplicate" calcext:base-cell-address="'2008.ntcir'.ALS1"/>
          </calcext:conditional-format>
          <calcext:conditional-format calcext:target-range-address="'2008.ntcir'.ALT1:'2008.ntcir'.ALT1">
            <calcext:condition calcext:apply-style-name="Accent" calcext:value="duplicate" calcext:base-cell-address="'2008.ntcir'.ALT1"/>
          </calcext:conditional-format>
          <calcext:conditional-format calcext:target-range-address="'2008.ntcir'.ALU1:'2008.ntcir'.ALU1">
            <calcext:condition calcext:apply-style-name="Accent" calcext:value="duplicate" calcext:base-cell-address="'2008.ntcir'.ALU1"/>
          </calcext:conditional-format>
          <calcext:conditional-format calcext:target-range-address="'2008.ntcir'.ALV1:'2008.ntcir'.ALV1">
            <calcext:condition calcext:apply-style-name="Accent" calcext:value="duplicate" calcext:base-cell-address="'2008.ntcir'.ALV1"/>
          </calcext:conditional-format>
          <calcext:conditional-format calcext:target-range-address="'2008.ntcir'.ALW1:'2008.ntcir'.ALW1">
            <calcext:condition calcext:apply-style-name="Accent" calcext:value="duplicate" calcext:base-cell-address="'2008.ntcir'.ALW1"/>
          </calcext:conditional-format>
          <calcext:conditional-format calcext:target-range-address="'2008.ntcir'.ALX1:'2008.ntcir'.ALX1">
            <calcext:condition calcext:apply-style-name="Accent" calcext:value="duplicate" calcext:base-cell-address="'2008.ntcir'.ALX1"/>
          </calcext:conditional-format>
          <calcext:conditional-format calcext:target-range-address="'2008.ntcir'.ALY1:'2008.ntcir'.ALY1">
            <calcext:condition calcext:apply-style-name="Accent" calcext:value="duplicate" calcext:base-cell-address="'2008.ntcir'.ALY1"/>
          </calcext:conditional-format>
          <calcext:conditional-format calcext:target-range-address="'2008.ntcir'.ALZ1:'2008.ntcir'.ALZ1">
            <calcext:condition calcext:apply-style-name="Accent" calcext:value="duplicate" calcext:base-cell-address="'2008.ntcir'.ALZ1"/>
          </calcext:conditional-format>
          <calcext:conditional-format calcext:target-range-address="'2008.ntcir'.AMA1:'2008.ntcir'.AMA1">
            <calcext:condition calcext:apply-style-name="Accent" calcext:value="duplicate" calcext:base-cell-address="'2008.ntcir'.AMA1"/>
          </calcext:conditional-format>
          <calcext:conditional-format calcext:target-range-address="'2008.ntcir'.AMB1:'2008.ntcir'.AMB1">
            <calcext:condition calcext:apply-style-name="Accent" calcext:value="duplicate" calcext:base-cell-address="'2008.ntcir'.AMB1"/>
          </calcext:conditional-format>
          <calcext:conditional-format calcext:target-range-address="'2008.ntcir'.AMC1:'2008.ntcir'.AMC1">
            <calcext:condition calcext:apply-style-name="Accent" calcext:value="duplicate" calcext:base-cell-address="'2008.ntcir'.AMC1"/>
          </calcext:conditional-format>
          <calcext:conditional-format calcext:target-range-address="'2008.ntcir'.AMD1:'2008.ntcir'.AMD1">
            <calcext:condition calcext:apply-style-name="Accent" calcext:value="duplicate" calcext:base-cell-address="'2008.ntcir'.AMD1"/>
          </calcext:conditional-format>
          <calcext:conditional-format calcext:target-range-address="'2008.ntcir'.AME1:'2008.ntcir'.AME1">
            <calcext:condition calcext:apply-style-name="Accent" calcext:value="duplicate" calcext:base-cell-address="'2008.ntcir'.AME1"/>
          </calcext:conditional-format>
          <calcext:conditional-format calcext:target-range-address="'2008.ntcir'.AMF1:'2008.ntcir'.AMF1">
            <calcext:condition calcext:apply-style-name="Accent" calcext:value="duplicate" calcext:base-cell-address="'2008.ntcir'.AMF1"/>
          </calcext:conditional-format>
          <calcext:conditional-format calcext:target-range-address="'2008.ntcir'.AMG1:'2008.ntcir'.AMG1">
            <calcext:condition calcext:apply-style-name="Accent" calcext:value="duplicate" calcext:base-cell-address="'2008.ntcir'.AMG1"/>
          </calcext:conditional-format>
          <calcext:conditional-format calcext:target-range-address="'2008.ntcir'.AMH1:'2008.ntcir'.AMH1">
            <calcext:condition calcext:apply-style-name="Accent" calcext:value="duplicate" calcext:base-cell-address="'2008.ntcir'.AMH1"/>
          </calcext:conditional-format>
          <calcext:conditional-format calcext:target-range-address="'2008.ntcir'.AMI1:'2008.ntcir'.AMI1">
            <calcext:condition calcext:apply-style-name="Accent" calcext:value="duplicate" calcext:base-cell-address="'2008.ntcir'.AMI1"/>
          </calcext:conditional-format>
          <calcext:conditional-format calcext:target-range-address="'2008.ntcir'.AMJ1:'2008.ntcir'.AMJ1">
            <calcext:condition calcext:apply-style-name="Accent" calcext:value="duplicate" calcext:base-cell-address="'2008.ntcir'.AMJ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3T12:39:35.691687897</dc:date>
    <meta:editing-duration>PT4M30S</meta:editing-duration>
    <meta:editing-cycles>1</meta:editing-cycles>
    <meta:document-statistic meta:table-count="7" meta:cell-count="295" meta:object-count="0"/>
    <meta:generator>LibreOffice/6.0.7.3$Linux_X86_64 LibreOffice_project/00m0$Build-3</meta:generator>
  </office:meta>
</office:document-meta>
</file>